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23875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9.445625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4.18041666666667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5.55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partamentos_y_municipios_de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REGION</text:p>
          </table:table-cell>
          <table:table-cell office:value-type="string" table:style-name="ce1">
            <text:p>CÓDIGO DANE DEL DEPARTAMENTO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CÓDIGO DANE DEL MUNICIPIO</text:p>
          </table:table-cell>
          <table:table-cell office:value-type="string" table:style-name="ce1">
            <text:p>MUNICIP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02" table:style-name="ce1">
            <text:p>5002</text:p>
          </table:table-cell>
          <table:table-cell office:value-type="string" table:style-name="ce1">
            <text:p>Abejor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003" table:style-name="ce1">
            <text:p>54003</text:p>
          </table:table-cell>
          <table:table-cell office:value-type="string" table:style-name="ce1">
            <text:p>Abre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04" table:style-name="ce1">
            <text:p>5004</text:p>
          </table:table-cell>
          <table:table-cell office:value-type="string" table:style-name="ce1">
            <text:p>Abria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006" table:style-name="ce1">
            <text:p>50006</text:p>
          </table:table-cell>
          <table:table-cell office:value-type="string" table:style-name="ce1">
            <text:p>Acaci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06" table:style-name="ce1">
            <text:p>27006</text:p>
          </table:table-cell>
          <table:table-cell office:value-type="string" table:style-name="ce1">
            <text:p>Acand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06" table:style-name="ce1">
            <text:p>41006</text:p>
          </table:table-cell>
          <table:table-cell office:value-type="string" table:style-name="ce1">
            <text:p>Acev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06" table:style-name="ce1">
            <text:p>13006</text:p>
          </table:table-cell>
          <table:table-cell office:value-type="string" table:style-name="ce1">
            <text:p>Ach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13" table:style-name="ce1">
            <text:p>41013</text:p>
          </table:table-cell>
          <table:table-cell office:value-type="string" table:style-name="ce1">
            <text:p>Agr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01" table:style-name="ce1">
            <text:p>25001</text:p>
          </table:table-cell>
          <table:table-cell office:value-type="string" table:style-name="ce1">
            <text:p>Agua de Di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11" table:style-name="ce1">
            <text:p>20011</text:p>
          </table:table-cell>
          <table:table-cell office:value-type="string" table:style-name="ce1">
            <text:p>Aguach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13" table:style-name="ce1">
            <text:p>68013</text:p>
          </table:table-cell>
          <table:table-cell office:value-type="string" table:style-name="ce1">
            <text:p>Agu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13" table:style-name="ce1">
            <text:p>17013</text:p>
          </table:table-cell>
          <table:table-cell office:value-type="string" table:style-name="ce1">
            <text:p>Agua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010" table:style-name="ce1">
            <text:p>85010</text:p>
          </table:table-cell>
          <table:table-cell office:value-type="string" table:style-name="ce1">
            <text:p>Aguazu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13" table:style-name="ce1">
            <text:p>20013</text:p>
          </table:table-cell>
          <table:table-cell office:value-type="string" table:style-name="ce1">
            <text:p>Agustín Codazz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16" table:style-name="ce1">
            <text:p>41016</text:p>
          </table:table-cell>
          <table:table-cell office:value-type="string" table:style-name="ce1">
            <text:p>Ai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19" table:style-name="ce1">
            <text:p>25019</text:p>
          </table:table-cell>
          <table:table-cell office:value-type="string" table:style-name="ce1">
            <text:p>Alb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19" table:style-name="ce1">
            <text:p>52019</text:p>
          </table:table-cell>
          <table:table-cell office:value-type="string" table:style-name="ce1">
            <text:p>Alb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029" table:style-name="ce1">
            <text:p>18029</text:p>
          </table:table-cell>
          <table:table-cell office:value-type="string" table:style-name="ce1">
            <text:p>Alb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35" table:style-name="ce1">
            <text:p>44035</text:p>
          </table:table-cell>
          <table:table-cell office:value-type="string" table:style-name="ce1">
            <text:p>Alb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20" table:style-name="ce1">
            <text:p>68020</text:p>
          </table:table-cell>
          <table:table-cell office:value-type="string" table:style-name="ce1">
            <text:p>Alb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20" table:style-name="ce1">
            <text:p>76020</text:p>
          </table:table-cell>
          <table:table-cell office:value-type="string" table:style-name="ce1">
            <text:p>Alcal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22" table:style-name="ce1">
            <text:p>52022</text:p>
          </table:table-cell>
          <table:table-cell office:value-type="string" table:style-name="ce1">
            <text:p>Ald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21" table:style-name="ce1">
            <text:p>5021</text:p>
          </table:table-cell>
          <table:table-cell office:value-type="string" table:style-name="ce1">
            <text:p>Alejand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030" table:style-name="ce1">
            <text:p>47030</text:p>
          </table:table-cell>
          <table:table-cell office:value-type="string" table:style-name="ce1">
            <text:p>Algarro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20" table:style-name="ce1">
            <text:p>41020</text:p>
          </table:table-cell>
          <table:table-cell office:value-type="string" table:style-name="ce1">
            <text:p>Algeci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022" table:style-name="ce1">
            <text:p>19022</text:p>
          </table:table-cell>
          <table:table-cell office:value-type="string" table:style-name="ce1">
            <text:p>Almagu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22" table:style-name="ce1">
            <text:p>15022</text:p>
          </table:table-cell>
          <table:table-cell office:value-type="string" table:style-name="ce1">
            <text:p>Alme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24" table:style-name="ce1">
            <text:p>73024</text:p>
          </table:table-cell>
          <table:table-cell office:value-type="string" table:style-name="ce1">
            <text:p>Alpuj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26" table:style-name="ce1">
            <text:p>41026</text:p>
          </table:table-cell>
          <table:table-cell office:value-type="string" table:style-name="ce1">
            <text:p>Altam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25" table:style-name="ce1">
            <text:p>27025</text:p>
          </table:table-cell>
          <table:table-cell office:value-type="string" table:style-name="ce1">
            <text:p>Alto Bau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30" table:style-name="ce1">
            <text:p>13030</text:p>
          </table:table-cell>
          <table:table-cell office:value-type="string" table:style-name="ce1">
            <text:p>Altos del Ros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26" table:style-name="ce1">
            <text:p>73026</text:p>
          </table:table-cell>
          <table:table-cell office:value-type="string" table:style-name="ce1">
            <text:p>Alvar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Amag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1" table:style-name="ce1">
            <text:p>5031</text:p>
          </table:table-cell>
          <table:table-cell office:value-type="string" table:style-name="ce1">
            <text:p>Amalf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30" table:style-name="ce1">
            <text:p>73030</text:p>
          </table:table-cell>
          <table:table-cell office:value-type="string" table:style-name="ce1">
            <text:p>Ambale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35" table:style-name="ce1">
            <text:p>25035</text:p>
          </table:table-cell>
          <table:table-cell office:value-type="string" table:style-name="ce1">
            <text:p>Anapo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36" table:style-name="ce1">
            <text:p>52036</text:p>
          </table:table-cell>
          <table:table-cell office:value-type="string" table:style-name="ce1">
            <text:p>Ancuy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36" table:style-name="ce1">
            <text:p>76036</text:p>
          </table:table-cell>
          <table:table-cell office:value-type="string" table:style-name="ce1">
            <text:p>Andaluc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4" table:style-name="ce1">
            <text:p>5034</text:p>
          </table:table-cell>
          <table:table-cell office:value-type="string" table:style-name="ce1">
            <text:p>An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6" table:style-name="ce1">
            <text:p>5036</text:p>
          </table:table-cell>
          <table:table-cell office:value-type="string" table:style-name="ce1">
            <text:p>Angelópol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8" table:style-name="ce1">
            <text:p>5038</text:p>
          </table:table-cell>
          <table:table-cell office:value-type="string" table:style-name="ce1">
            <text:p>Angostu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40" table:style-name="ce1">
            <text:p>25040</text:p>
          </table:table-cell>
          <table:table-cell office:value-type="string" table:style-name="ce1">
            <text:p>Anol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40" table:style-name="ce1">
            <text:p>5040</text:p>
          </table:table-cell>
          <table:table-cell office:value-type="string" table:style-name="ce1">
            <text:p>Ano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42" table:style-name="ce1">
            <text:p>17042</text:p>
          </table:table-cell>
          <table:table-cell office:value-type="string" table:style-name="ce1">
            <text:p>Anser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41" table:style-name="ce1">
            <text:p>76041</text:p>
          </table:table-cell>
          <table:table-cell office:value-type="string" table:style-name="ce1">
            <text:p>Anserma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44" table:style-name="ce1">
            <text:p>5044</text:p>
          </table:table-cell>
          <table:table-cell office:value-type="string" table:style-name="ce1">
            <text:p>A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43" table:style-name="ce1">
            <text:p>73043</text:p>
          </table:table-cell>
          <table:table-cell office:value-type="string" table:style-name="ce1">
            <text:p>Anzoáte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45" table:style-name="ce1">
            <text:p>5045</text:p>
          </table:table-cell>
          <table:table-cell office:value-type="string" table:style-name="ce1">
            <text:p>Aparta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045" table:style-name="ce1">
            <text:p>66045</text:p>
          </table:table-cell>
          <table:table-cell office:value-type="string" table:style-name="ce1">
            <text:p>Ap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99" table:style-name="ce1">
            <text:p>25599</text:p>
          </table:table-cell>
          <table:table-cell office:value-type="string" table:style-name="ce1">
            <text:p>Apu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47" table:style-name="ce1">
            <text:p>15047</text:p>
          </table:table-cell>
          <table:table-cell office:value-type="string" table:style-name="ce1">
            <text:p>Aquit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053" table:style-name="ce1">
            <text:p>47053</text:p>
          </table:table-cell>
          <table:table-cell office:value-type="string" table:style-name="ce1">
            <text:p>Aracata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50" table:style-name="ce1">
            <text:p>17050</text:p>
          </table:table-cell>
          <table:table-cell office:value-type="string" table:style-name="ce1">
            <text:p>Aranzaz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51" table:style-name="ce1">
            <text:p>68051</text:p>
          </table:table-cell>
          <table:table-cell office:value-type="string" table:style-name="ce1">
            <text:p>Arato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001" table:style-name="ce1">
            <text:p>81001</text:p>
          </table:table-cell>
          <table:table-cell office:value-type="string" table:style-name="ce1">
            <text:p>Arau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065" table:style-name="ce1">
            <text:p>81065</text:p>
          </table:table-cell>
          <table:table-cell office:value-type="string" table:style-name="ce1">
            <text:p>Arauqu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53" table:style-name="ce1">
            <text:p>25053</text:p>
          </table:table-cell>
          <table:table-cell office:value-type="string" table:style-name="ce1">
            <text:p>Arbelá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51" table:style-name="ce1">
            <text:p>52051</text:p>
          </table:table-cell>
          <table:table-cell office:value-type="string" table:style-name="ce1">
            <text:p>Arbole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051" table:style-name="ce1">
            <text:p>54051</text:p>
          </table:table-cell>
          <table:table-cell office:value-type="string" table:style-name="ce1">
            <text:p>Arbole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51" table:style-name="ce1">
            <text:p>5051</text:p>
          </table:table-cell>
          <table:table-cell office:value-type="string" table:style-name="ce1">
            <text:p>Arbole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Arcabu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42" table:style-name="ce1">
            <text:p>13042</text:p>
          </table:table-cell>
          <table:table-cell office:value-type="string" table:style-name="ce1">
            <text:p>Are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55" table:style-name="ce1">
            <text:p>5055</text:p>
          </table:table-cell>
          <table:table-cell office:value-type="string" table:style-name="ce1">
            <text:p>Arg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050" table:style-name="ce1">
            <text:p>19050</text:p>
          </table:table-cell>
          <table:table-cell office:value-type="string" table:style-name="ce1">
            <text:p>Arg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54" table:style-name="ce1">
            <text:p>76054</text:p>
          </table:table-cell>
          <table:table-cell office:value-type="string" table:style-name="ce1">
            <text:p>Arg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058" table:style-name="ce1">
            <text:p>47058</text:p>
          </table:table-cell>
          <table:table-cell office:value-type="string" table:style-name="ce1">
            <text:p>Arigu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52" table:style-name="ce1">
            <text:p>13052</text:p>
          </table:table-cell>
          <table:table-cell office:value-type="string" table:style-name="ce1">
            <text:p>Arjo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59" table:style-name="ce1">
            <text:p>5059</text:p>
          </table:table-cell>
          <table:table-cell office:value-type="string" table:style-name="ce1">
            <text:p>Arme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001" table:style-name="ce1">
            <text:p>63001</text:p>
          </table:table-cell>
          <table:table-cell office:value-type="string" table:style-name="ce1">
            <text:p>Arme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55" table:style-name="ce1">
            <text:p>73055</text:p>
          </table:table-cell>
          <table:table-cell office:value-type="string" table:style-name="ce1">
            <text:p>Arme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62" table:style-name="ce1">
            <text:p>13062</text:p>
          </table:table-cell>
          <table:table-cell office:value-type="string" table:style-name="ce1">
            <text:p>Arroyohon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32" table:style-name="ce1">
            <text:p>20032</text:p>
          </table:table-cell>
          <table:table-cell office:value-type="string" table:style-name="ce1">
            <text:p>Astre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67" table:style-name="ce1">
            <text:p>73067</text:p>
          </table:table-cell>
          <table:table-cell office:value-type="string" table:style-name="ce1">
            <text:p>At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Atr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068" table:style-name="ce1">
            <text:p>23068</text:p>
          </table:table-cell>
          <table:table-cell office:value-type="string" table:style-name="ce1">
            <text:p>Ayap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73" table:style-name="ce1">
            <text:p>27073</text:p>
          </table:table-cell>
          <table:table-cell office:value-type="string" table:style-name="ce1">
            <text:p>Baga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75" table:style-name="ce1">
            <text:p>27075</text:p>
          </table:table-cell>
          <table:table-cell office:value-type="string" table:style-name="ce1">
            <text:p>Bahía Sol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77" table:style-name="ce1">
            <text:p>27077</text:p>
          </table:table-cell>
          <table:table-cell office:value-type="string" table:style-name="ce1">
            <text:p>Bajo Bau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075" table:style-name="ce1">
            <text:p>19075</text:p>
          </table:table-cell>
          <table:table-cell office:value-type="string" table:style-name="ce1">
            <text:p>Balb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075" table:style-name="ce1">
            <text:p>66075</text:p>
          </table:table-cell>
          <table:table-cell office:value-type="string" table:style-name="ce1">
            <text:p>Balb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078" table:style-name="ce1">
            <text:p>8078</text:p>
          </table:table-cell>
          <table:table-cell office:value-type="string" table:style-name="ce1">
            <text:p>Baran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78" table:style-name="ce1">
            <text:p>41078</text:p>
          </table:table-cell>
          <table:table-cell office:value-type="string" table:style-name="ce1">
            <text:p>Bar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79" table:style-name="ce1">
            <text:p>52079</text:p>
          </table:table-cell>
          <table:table-cell office:value-type="string" table:style-name="ce1">
            <text:p>Barbaco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79" table:style-name="ce1">
            <text:p>5079</text:p>
          </table:table-cell>
          <table:table-cell office:value-type="string" table:style-name="ce1">
            <text:p>Barb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77" table:style-name="ce1">
            <text:p>68077</text:p>
          </table:table-cell>
          <table:table-cell office:value-type="string" table:style-name="ce1">
            <text:p>Barb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79" table:style-name="ce1">
            <text:p>68079</text:p>
          </table:table-cell>
          <table:table-cell office:value-type="string" table:style-name="ce1">
            <text:p>Baric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110" table:style-name="ce1">
            <text:p>50110</text:p>
          </table:table-cell>
          <table:table-cell office:value-type="string" table:style-name="ce1">
            <text:p>Barranca de Up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81" table:style-name="ce1">
            <text:p>68081</text:p>
          </table:table-cell>
          <table:table-cell office:value-type="string" table:style-name="ce1">
            <text:p>Barrancaberme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78" table:style-name="ce1">
            <text:p>44078</text:p>
          </table:table-cell>
          <table:table-cell office:value-type="string" table:style-name="ce1">
            <text:p>Barranc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74" table:style-name="ce1">
            <text:p>13074</text:p>
          </table:table-cell>
          <table:table-cell office:value-type="string" table:style-name="ce1">
            <text:p>Barranco de L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343" table:style-name="ce1">
            <text:p>94343</text:p>
          </table:table-cell>
          <table:table-cell office:value-type="string" table:style-name="ce1">
            <text:p>Barranco Min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001" table:style-name="ce1">
            <text:p>8001</text:p>
          </table:table-cell>
          <table:table-cell office:value-type="string" table:style-name="ce1">
            <text:p>Barranqu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45" table:style-name="ce1">
            <text:p>20045</text:p>
          </table:table-cell>
          <table:table-cell office:value-type="string" table:style-name="ce1">
            <text:p>Becerr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88" table:style-name="ce1">
            <text:p>17088</text:p>
          </table:table-cell>
          <table:table-cell office:value-type="string" table:style-name="ce1">
            <text:p>Belalcáz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87" table:style-name="ce1">
            <text:p>15087</text:p>
          </table:table-cell>
          <table:table-cell office:value-type="string" table:style-name="ce1">
            <text:p>Belé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83" table:style-name="ce1">
            <text:p>52083</text:p>
          </table:table-cell>
          <table:table-cell office:value-type="string" table:style-name="ce1">
            <text:p>Belé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86" table:style-name="ce1">
            <text:p>27086</text:p>
          </table:table-cell>
          <table:table-cell office:value-type="string" table:style-name="ce1">
            <text:p>Belén de Baj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094" table:style-name="ce1">
            <text:p>18094</text:p>
          </table:table-cell>
          <table:table-cell office:value-type="string" table:style-name="ce1">
            <text:p>Belén de Los Andaqui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088" table:style-name="ce1">
            <text:p>66088</text:p>
          </table:table-cell>
          <table:table-cell office:value-type="string" table:style-name="ce1">
            <text:p>Belén de Umb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88" table:style-name="ce1">
            <text:p>5088</text:p>
          </table:table-cell>
          <table:table-cell office:value-type="string" table:style-name="ce1">
            <text:p>B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86" table:style-name="ce1">
            <text:p>5086</text:p>
          </table:table-cell>
          <table:table-cell office:value-type="string" table:style-name="ce1">
            <text:p>Belm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86" table:style-name="ce1">
            <text:p>25086</text:p>
          </table:table-cell>
          <table:table-cell office:value-type="string" table:style-name="ce1">
            <text:p>Beltr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90" table:style-name="ce1">
            <text:p>15090</text:p>
          </table:table-cell>
          <table:table-cell office:value-type="string" table:style-name="ce1">
            <text:p>Berbe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91" table:style-name="ce1">
            <text:p>5091</text:p>
          </table:table-cell>
          <table:table-cell office:value-type="string" table:style-name="ce1">
            <text:p>Bet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92" table:style-name="ce1">
            <text:p>15092</text:p>
          </table:table-cell>
          <table:table-cell office:value-type="string" table:style-name="ce1">
            <text:p>Betéiti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93" table:style-name="ce1">
            <text:p>5093</text:p>
          </table:table-cell>
          <table:table-cell office:value-type="string" table:style-name="ce1">
            <text:p>Betu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92" table:style-name="ce1">
            <text:p>68092</text:p>
          </table:table-cell>
          <table:table-cell office:value-type="string" table:style-name="ce1">
            <text:p>Betu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95" table:style-name="ce1">
            <text:p>25095</text:p>
          </table:table-cell>
          <table:table-cell office:value-type="string" table:style-name="ce1">
            <text:p>Bitu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97" table:style-name="ce1">
            <text:p>15097</text:p>
          </table:table-cell>
          <table:table-cell office:value-type="string" table:style-name="ce1">
            <text:p>Bo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099" table:style-name="ce1">
            <text:p>54099</text:p>
          </table:table-cell>
          <table:table-cell office:value-type="string" table:style-name="ce1">
            <text:p>Bochale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ogotá D.C.</text:p>
          </table:table-cell>
          <table:table-cell office:value-type="float" office:value="11001" table:style-name="ce1">
            <text:p>11001</text:p>
          </table:table-cell>
          <table:table-cell office:value-type="string" table:style-name="ce1">
            <text:p>Bogotá D.C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99" table:style-name="ce1">
            <text:p>25099</text:p>
          </table:table-cell>
          <table:table-cell office:value-type="string" table:style-name="ce1">
            <text:p>Boj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99" table:style-name="ce1">
            <text:p>27099</text:p>
          </table:table-cell>
          <table:table-cell office:value-type="string" table:style-name="ce1">
            <text:p>Boj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00" table:style-name="ce1">
            <text:p>19100</text:p>
          </table:table-cell>
          <table:table-cell office:value-type="string" table:style-name="ce1">
            <text:p>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01" table:style-name="ce1">
            <text:p>68101</text:p>
          </table:table-cell>
          <table:table-cell office:value-type="string" table:style-name="ce1">
            <text:p>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00" table:style-name="ce1">
            <text:p>76100</text:p>
          </table:table-cell>
          <table:table-cell office:value-type="string" table:style-name="ce1">
            <text:p>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Bosco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04" table:style-name="ce1">
            <text:p>15104</text:p>
          </table:table-cell>
          <table:table-cell office:value-type="string" table:style-name="ce1">
            <text:p>Boy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07" table:style-name="ce1">
            <text:p>5107</text:p>
          </table:table-cell>
          <table:table-cell office:value-type="string" table:style-name="ce1">
            <text:p>Brice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06" table:style-name="ce1">
            <text:p>15106</text:p>
          </table:table-cell>
          <table:table-cell office:value-type="string" table:style-name="ce1">
            <text:p>Brice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01" table:style-name="ce1">
            <text:p>68001</text:p>
          </table:table-cell>
          <table:table-cell office:value-type="string" table:style-name="ce1">
            <text:p>Bucaraman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09" table:style-name="ce1">
            <text:p>54109</text:p>
          </table:table-cell>
          <table:table-cell office:value-type="string" table:style-name="ce1">
            <text:p>Bucaras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09" table:style-name="ce1">
            <text:p>15109</text:p>
          </table:table-cell>
          <table:table-cell office:value-type="string" table:style-name="ce1">
            <text:p>Buena 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09" table:style-name="ce1">
            <text:p>76109</text:p>
          </table:table-cell>
          <table:table-cell office:value-type="string" table:style-name="ce1">
            <text:p>Buenaventu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079" table:style-name="ce1">
            <text:p>23079</text:p>
          </table:table-cell>
          <table:table-cell office:value-type="string" table:style-name="ce1">
            <text:p>Buena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111" table:style-name="ce1">
            <text:p>63111</text:p>
          </table:table-cell>
          <table:table-cell office:value-type="string" table:style-name="ce1">
            <text:p>Buena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110" table:style-name="ce1">
            <text:p>70110</text:p>
          </table:table-cell>
          <table:table-cell office:value-type="string" table:style-name="ce1">
            <text:p>Buena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10" table:style-name="ce1">
            <text:p>19110</text:p>
          </table:table-cell>
          <table:table-cell office:value-type="string" table:style-name="ce1">
            <text:p>Buenos Ai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110" table:style-name="ce1">
            <text:p>52110</text:p>
          </table:table-cell>
          <table:table-cell office:value-type="string" table:style-name="ce1">
            <text:p>Bues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13" table:style-name="ce1">
            <text:p>76113</text:p>
          </table:table-cell>
          <table:table-cell office:value-type="string" table:style-name="ce1">
            <text:p>Bugalagra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13" table:style-name="ce1">
            <text:p>5113</text:p>
          </table:table-cell>
          <table:table-cell office:value-type="string" table:style-name="ce1">
            <text:p>Buriti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14" table:style-name="ce1">
            <text:p>15114</text:p>
          </table:table-cell>
          <table:table-cell office:value-type="string" table:style-name="ce1">
            <text:p>Busbanz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20" table:style-name="ce1">
            <text:p>25120</text:p>
          </table:table-cell>
          <table:table-cell office:value-type="string" table:style-name="ce1">
            <text:p>Cab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21" table:style-name="ce1">
            <text:p>68121</text:p>
          </table:table-cell>
          <table:table-cell office:value-type="string" table:style-name="ce1">
            <text:p>Cab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124" table:style-name="ce1">
            <text:p>50124</text:p>
          </table:table-cell>
          <table:table-cell office:value-type="string" table:style-name="ce1">
            <text:p>Cabuya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6" table:style-name="ce1">
            <text:p>94886</text:p>
          </table:table-cell>
          <table:table-cell office:value-type="string" table:style-name="ce1">
            <text:p>Cacahu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20" table:style-name="ce1">
            <text:p>5120</text:p>
          </table:table-cell>
          <table:table-cell office:value-type="string" table:style-name="ce1">
            <text:p>Cáce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23" table:style-name="ce1">
            <text:p>25123</text:p>
          </table:table-cell>
          <table:table-cell office:value-type="string" table:style-name="ce1">
            <text:p>Cachip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28" table:style-name="ce1">
            <text:p>54128</text:p>
          </table:table-cell>
          <table:table-cell office:value-type="string" table:style-name="ce1">
            <text:p>Cach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25" table:style-name="ce1">
            <text:p>54125</text:p>
          </table:table-cell>
          <table:table-cell office:value-type="string" table:style-name="ce1">
            <text:p>Các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25" table:style-name="ce1">
            <text:p>5125</text:p>
          </table:table-cell>
          <table:table-cell office:value-type="string" table:style-name="ce1">
            <text:p>Caic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22" table:style-name="ce1">
            <text:p>76122</text:p>
          </table:table-cell>
          <table:table-cell office:value-type="string" table:style-name="ce1">
            <text:p>Caicedo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124" table:style-name="ce1">
            <text:p>70124</text:p>
          </table:table-cell>
          <table:table-cell office:value-type="string" table:style-name="ce1">
            <text:p>Caim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124" table:style-name="ce1">
            <text:p>73124</text:p>
          </table:table-cell>
          <table:table-cell office:value-type="string" table:style-name="ce1">
            <text:p>Cajamar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30" table:style-name="ce1">
            <text:p>19130</text:p>
          </table:table-cell>
          <table:table-cell office:value-type="string" table:style-name="ce1">
            <text:p>Cajib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26" table:style-name="ce1">
            <text:p>25126</text:p>
          </table:table-cell>
          <table:table-cell office:value-type="string" table:style-name="ce1">
            <text:p>Caji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140" table:style-name="ce1">
            <text:p>13140</text:p>
          </table:table-cell>
          <table:table-cell office:value-type="string" table:style-name="ce1">
            <text:p>Cala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95015" table:style-name="ce1">
            <text:p>95015</text:p>
          </table:table-cell>
          <table:table-cell office:value-type="string" table:style-name="ce1">
            <text:p>Cala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130" table:style-name="ce1">
            <text:p>63130</text:p>
          </table:table-cell>
          <table:table-cell office:value-type="string" table:style-name="ce1">
            <text:p>Calar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29" table:style-name="ce1">
            <text:p>5129</text:p>
          </table:table-cell>
          <table:table-cell office:value-type="string" table:style-name="ce1">
            <text:p>Cal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31" table:style-name="ce1">
            <text:p>15131</text:p>
          </table:table-cell>
          <table:table-cell office:value-type="string" table:style-name="ce1">
            <text:p>Cal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37" table:style-name="ce1">
            <text:p>19137</text:p>
          </table:table-cell>
          <table:table-cell office:value-type="string" table:style-name="ce1">
            <text:p>Caldo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01" table:style-name="ce1">
            <text:p>76001</text:p>
          </table:table-cell>
          <table:table-cell office:value-type="string" table:style-name="ce1">
            <text:p>Cal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32" table:style-name="ce1">
            <text:p>68132</text:p>
          </table:table-cell>
          <table:table-cell office:value-type="string" table:style-name="ce1">
            <text:p>Califor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26" table:style-name="ce1">
            <text:p>76126</text:p>
          </table:table-cell>
          <table:table-cell office:value-type="string" table:style-name="ce1">
            <text:p>Cal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42" table:style-name="ce1">
            <text:p>19142</text:p>
          </table:table-cell>
          <table:table-cell office:value-type="string" table:style-name="ce1">
            <text:p>Calo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34" table:style-name="ce1">
            <text:p>5134</text:p>
          </table:table-cell>
          <table:table-cell office:value-type="string" table:style-name="ce1">
            <text:p>Campam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137" table:style-name="ce1">
            <text:p>8137</text:p>
          </table:table-cell>
          <table:table-cell office:value-type="string" table:style-name="ce1">
            <text:p>Campo de La Cru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132" table:style-name="ce1">
            <text:p>41132</text:p>
          </table:table-cell>
          <table:table-cell office:value-type="string" table:style-name="ce1">
            <text:p>Campoaleg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35" table:style-name="ce1">
            <text:p>15135</text:p>
          </table:table-cell>
          <table:table-cell office:value-type="string" table:style-name="ce1">
            <text:p>Campohermo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090" table:style-name="ce1">
            <text:p>23090</text:p>
          </table:table-cell>
          <table:table-cell office:value-type="string" table:style-name="ce1">
            <text:p>Canale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141" table:style-name="ce1">
            <text:p>8141</text:p>
          </table:table-cell>
          <table:table-cell office:value-type="string" table:style-name="ce1">
            <text:p>Candela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30" table:style-name="ce1">
            <text:p>76130</text:p>
          </table:table-cell>
          <table:table-cell office:value-type="string" table:style-name="ce1">
            <text:p>Candela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160" table:style-name="ce1">
            <text:p>13160</text:p>
          </table:table-cell>
          <table:table-cell office:value-type="string" table:style-name="ce1">
            <text:p>Cantaga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38" table:style-name="ce1">
            <text:p>5138</text:p>
          </table:table-cell>
          <table:table-cell office:value-type="string" table:style-name="ce1">
            <text:p>Cañasgor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48" table:style-name="ce1">
            <text:p>25148</text:p>
          </table:table-cell>
          <table:table-cell office:value-type="string" table:style-name="ce1">
            <text:p>Caparra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47" table:style-name="ce1">
            <text:p>68147</text:p>
          </table:table-cell>
          <table:table-cell office:value-type="string" table:style-name="ce1">
            <text:p>Capitan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51" table:style-name="ce1">
            <text:p>25151</text:p>
          </table:table-cell>
          <table:table-cell office:value-type="string" table:style-name="ce1">
            <text:p>Caque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42" table:style-name="ce1">
            <text:p>5142</text:p>
          </table:table-cell>
          <table:table-cell office:value-type="string" table:style-name="ce1">
            <text:p>Caracol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45" table:style-name="ce1">
            <text:p>5145</text:p>
          </table:table-cell>
          <table:table-cell office:value-type="string" table:style-name="ce1">
            <text:p>Caraman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52" table:style-name="ce1">
            <text:p>68152</text:p>
          </table:table-cell>
          <table:table-cell office:value-type="string" table:style-name="ce1">
            <text:p>Carcas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47" table:style-name="ce1">
            <text:p>5147</text:p>
          </table:table-cell>
          <table:table-cell office:value-type="string" table:style-name="ce1">
            <text:p>Care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148" table:style-name="ce1">
            <text:p>73148</text:p>
          </table:table-cell>
          <table:table-cell office:value-type="string" table:style-name="ce1">
            <text:p>Carmen de Apica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54" table:style-name="ce1">
            <text:p>25154</text:p>
          </table:table-cell>
          <table:table-cell office:value-type="string" table:style-name="ce1">
            <text:p>Carmen de Caru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150" table:style-name="ce1">
            <text:p>27150</text:p>
          </table:table-cell>
          <table:table-cell office:value-type="string" table:style-name="ce1">
            <text:p>Carmen del Dari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50" table:style-name="ce1">
            <text:p>5150</text:p>
          </table:table-cell>
          <table:table-cell office:value-type="string" table:style-name="ce1">
            <text:p>Carol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01" table:style-name="ce1">
            <text:p>13001</text:p>
          </table:table-cell>
          <table:table-cell office:value-type="string" table:style-name="ce1">
            <text:p>Cartag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150" table:style-name="ce1">
            <text:p>18150</text:p>
          </table:table-cell>
          <table:table-cell office:value-type="string" table:style-name="ce1">
            <text:p>Cartagena del Cha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47" table:style-name="ce1">
            <text:p>76147</text:p>
          </table:table-cell>
          <table:table-cell office:value-type="string" table:style-name="ce1">
            <text:p>Carta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161" table:style-name="ce1">
            <text:p>97161</text:p>
          </table:table-cell>
          <table:table-cell office:value-type="string" table:style-name="ce1">
            <text:p>Carur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152" table:style-name="ce1">
            <text:p>73152</text:p>
          </table:table-cell>
          <table:table-cell office:value-type="string" table:style-name="ce1">
            <text:p>Casabian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150" table:style-name="ce1">
            <text:p>50150</text:p>
          </table:table-cell>
          <table:table-cell office:value-type="string" table:style-name="ce1">
            <text:p>Castilla la 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54" table:style-name="ce1">
            <text:p>5154</text:p>
          </table:table-cell>
          <table:table-cell office:value-type="string" table:style-name="ce1">
            <text:p>Caucas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60" table:style-name="ce1">
            <text:p>68160</text:p>
          </table:table-cell>
          <table:table-cell office:value-type="string" table:style-name="ce1">
            <text:p>Cepi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162" table:style-name="ce1">
            <text:p>23162</text:p>
          </table:table-cell>
          <table:table-cell office:value-type="string" table:style-name="ce1">
            <text:p>Ceret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62" table:style-name="ce1">
            <text:p>15162</text:p>
          </table:table-cell>
          <table:table-cell office:value-type="string" table:style-name="ce1">
            <text:p>Ceri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62" table:style-name="ce1">
            <text:p>68162</text:p>
          </table:table-cell>
          <table:table-cell office:value-type="string" table:style-name="ce1">
            <text:p>Cerr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161" table:style-name="ce1">
            <text:p>47161</text:p>
          </table:table-cell>
          <table:table-cell office:value-type="string" table:style-name="ce1">
            <text:p>Cerro San Anton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160" table:style-name="ce1">
            <text:p>27160</text:p>
          </table:table-cell>
          <table:table-cell office:value-type="string" table:style-name="ce1">
            <text:p>Cérte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40" table:style-name="ce1">
            <text:p>52240</text:p>
          </table:table-cell>
          <table:table-cell office:value-type="string" table:style-name="ce1">
            <text:p>Chachagü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68" table:style-name="ce1">
            <text:p>25168</text:p>
          </table:table-cell>
          <table:table-cell office:value-type="string" table:style-name="ce1">
            <text:p>Chagu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30" table:style-name="ce1">
            <text:p>70230</text:p>
          </table:table-cell>
          <table:table-cell office:value-type="string" table:style-name="ce1">
            <text:p>Chal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015" table:style-name="ce1">
            <text:p>85015</text:p>
          </table:table-cell>
          <table:table-cell office:value-type="string" table:style-name="ce1">
            <text:p>Cháme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168" table:style-name="ce1">
            <text:p>73168</text:p>
          </table:table-cell>
          <table:table-cell office:value-type="string" table:style-name="ce1">
            <text:p>Chapar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67" table:style-name="ce1">
            <text:p>68167</text:p>
          </table:table-cell>
          <table:table-cell office:value-type="string" table:style-name="ce1">
            <text:p>Charal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69" table:style-name="ce1">
            <text:p>68169</text:p>
          </table:table-cell>
          <table:table-cell office:value-type="string" table:style-name="ce1">
            <text:p>Char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75" table:style-name="ce1">
            <text:p>25175</text:p>
          </table:table-cell>
          <table:table-cell office:value-type="string" table:style-name="ce1">
            <text:p>Ch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72" table:style-name="ce1">
            <text:p>5172</text:p>
          </table:table-cell>
          <table:table-cell office:value-type="string" table:style-name="ce1">
            <text:p>Chigoro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168" table:style-name="ce1">
            <text:p>23168</text:p>
          </table:table-cell>
          <table:table-cell office:value-type="string" table:style-name="ce1">
            <text:p>Chim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76" table:style-name="ce1">
            <text:p>68176</text:p>
          </table:table-cell>
          <table:table-cell office:value-type="string" table:style-name="ce1">
            <text:p>Chim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175" table:style-name="ce1">
            <text:p>20175</text:p>
          </table:table-cell>
          <table:table-cell office:value-type="string" table:style-name="ce1">
            <text:p>Chimicha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72" table:style-name="ce1">
            <text:p>54172</text:p>
          </table:table-cell>
          <table:table-cell office:value-type="string" table:style-name="ce1">
            <text:p>Chinác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72" table:style-name="ce1">
            <text:p>15172</text:p>
          </table:table-cell>
          <table:table-cell office:value-type="string" table:style-name="ce1">
            <text:p>Chin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174" table:style-name="ce1">
            <text:p>17174</text:p>
          </table:table-cell>
          <table:table-cell office:value-type="string" table:style-name="ce1">
            <text:p>Chinchi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182" table:style-name="ce1">
            <text:p>23182</text:p>
          </table:table-cell>
          <table:table-cell office:value-type="string" table:style-name="ce1">
            <text:p>Chinú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78" table:style-name="ce1">
            <text:p>25178</text:p>
          </table:table-cell>
          <table:table-cell office:value-type="string" table:style-name="ce1">
            <text:p>Chipa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79" table:style-name="ce1">
            <text:p>68179</text:p>
          </table:table-cell>
          <table:table-cell office:value-type="string" table:style-name="ce1">
            <text:p>Chip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76" table:style-name="ce1">
            <text:p>15176</text:p>
          </table:table-cell>
          <table:table-cell office:value-type="string" table:style-name="ce1">
            <text:p>Chiquinqu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32" table:style-name="ce1">
            <text:p>15232</text:p>
          </table:table-cell>
          <table:table-cell office:value-type="string" table:style-name="ce1">
            <text:p>Chíqui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178" table:style-name="ce1">
            <text:p>20178</text:p>
          </table:table-cell>
          <table:table-cell office:value-type="string" table:style-name="ce1">
            <text:p>Chirigu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0" table:style-name="ce1">
            <text:p>15180</text:p>
          </table:table-cell>
          <table:table-cell office:value-type="string" table:style-name="ce1">
            <text:p>Chisc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3" table:style-name="ce1">
            <text:p>15183</text:p>
          </table:table-cell>
          <table:table-cell office:value-type="string" table:style-name="ce1">
            <text:p>Ch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74" table:style-name="ce1">
            <text:p>54174</text:p>
          </table:table-cell>
          <table:table-cell office:value-type="string" table:style-name="ce1">
            <text:p>Chitag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5" table:style-name="ce1">
            <text:p>15185</text:p>
          </table:table-cell>
          <table:table-cell office:value-type="string" table:style-name="ce1">
            <text:p>Chitara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7" table:style-name="ce1">
            <text:p>15187</text:p>
          </table:table-cell>
          <table:table-cell office:value-type="string" table:style-name="ce1">
            <text:p>Chiv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170" table:style-name="ce1">
            <text:p>47170</text:p>
          </table:table-cell>
          <table:table-cell office:value-type="string" table:style-name="ce1">
            <text:p>Chivo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36" table:style-name="ce1">
            <text:p>15236</text:p>
          </table:table-cell>
          <table:table-cell office:value-type="string" table:style-name="ce1">
            <text:p>Chiv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81" table:style-name="ce1">
            <text:p>25181</text:p>
          </table:table-cell>
          <table:table-cell office:value-type="string" table:style-name="ce1">
            <text:p>Choach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83" table:style-name="ce1">
            <text:p>25183</text:p>
          </table:table-cell>
          <table:table-cell office:value-type="string" table:style-name="ce1">
            <text:p>Chocon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188" table:style-name="ce1">
            <text:p>13188</text:p>
          </table:table-cell>
          <table:table-cell office:value-type="string" table:style-name="ce1">
            <text:p>Cicu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189" table:style-name="ce1">
            <text:p>47189</text:p>
          </table:table-cell>
          <table:table-cell office:value-type="string" table:style-name="ce1">
            <text:p>Cién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189" table:style-name="ce1">
            <text:p>23189</text:p>
          </table:table-cell>
          <table:table-cell office:value-type="string" table:style-name="ce1">
            <text:p>Ciénaga de 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9" table:style-name="ce1">
            <text:p>15189</text:p>
          </table:table-cell>
          <table:table-cell office:value-type="string" table:style-name="ce1">
            <text:p>Ciéne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90" table:style-name="ce1">
            <text:p>68190</text:p>
          </table:table-cell>
          <table:table-cell office:value-type="string" table:style-name="ce1">
            <text:p>Cimit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190" table:style-name="ce1">
            <text:p>63190</text:p>
          </table:table-cell>
          <table:table-cell office:value-type="string" table:style-name="ce1">
            <text:p>Circas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90" table:style-name="ce1">
            <text:p>5190</text:p>
          </table:table-cell>
          <table:table-cell office:value-type="string" table:style-name="ce1">
            <text:p>Cisner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01" table:style-name="ce1">
            <text:p>5101</text:p>
          </table:table-cell>
          <table:table-cell office:value-type="string" table:style-name="ce1">
            <text:p>Ciudad 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22" table:style-name="ce1">
            <text:p>13222</text:p>
          </table:table-cell>
          <table:table-cell office:value-type="string" table:style-name="ce1">
            <text:p>Clem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97" table:style-name="ce1">
            <text:p>5197</text:p>
          </table:table-cell>
          <table:table-cell office:value-type="string" table:style-name="ce1">
            <text:p>Cocor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00" table:style-name="ce1">
            <text:p>73200</text:p>
          </table:table-cell>
          <table:table-cell office:value-type="string" table:style-name="ce1">
            <text:p>Co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00" table:style-name="ce1">
            <text:p>25200</text:p>
          </table:table-cell>
          <table:table-cell office:value-type="string" table:style-name="ce1">
            <text:p>Co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206" table:style-name="ce1">
            <text:p>41206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03" table:style-name="ce1">
            <text:p>52203</text:p>
          </table:table-cell>
          <table:table-cell office:value-type="string" table:style-name="ce1">
            <text:p>Col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219" table:style-name="ce1">
            <text:p>86219</text:p>
          </table:table-cell>
          <table:table-cell office:value-type="string" table:style-name="ce1">
            <text:p>Col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04" table:style-name="ce1">
            <text:p>70204</text:p>
          </table:table-cell>
          <table:table-cell office:value-type="string" table:style-name="ce1">
            <text:p>Colo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04" table:style-name="ce1">
            <text:p>15204</text:p>
          </table:table-cell>
          <table:table-cell office:value-type="string" table:style-name="ce1">
            <text:p>Cómb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06" table:style-name="ce1">
            <text:p>5206</text:p>
          </table:table-cell>
          <table:table-cell office:value-type="string" table:style-name="ce1">
            <text:p>Concep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07" table:style-name="ce1">
            <text:p>68207</text:p>
          </table:table-cell>
          <table:table-cell office:value-type="string" table:style-name="ce1">
            <text:p>Concep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09" table:style-name="ce1">
            <text:p>5209</text:p>
          </table:table-cell>
          <table:table-cell office:value-type="string" table:style-name="ce1">
            <text:p>Concord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05" table:style-name="ce1">
            <text:p>47205</text:p>
          </table:table-cell>
          <table:table-cell office:value-type="string" table:style-name="ce1">
            <text:p>Concord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205" table:style-name="ce1">
            <text:p>27205</text:p>
          </table:table-cell>
          <table:table-cell office:value-type="string" table:style-name="ce1">
            <text:p>Condo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09" table:style-name="ce1">
            <text:p>68209</text:p>
          </table:table-cell>
          <table:table-cell office:value-type="string" table:style-name="ce1">
            <text:p>Confi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07" table:style-name="ce1">
            <text:p>52207</text:p>
          </table:table-cell>
          <table:table-cell office:value-type="string" table:style-name="ce1">
            <text:p>Consa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10" table:style-name="ce1">
            <text:p>52210</text:p>
          </table:table-cell>
          <table:table-cell office:value-type="string" table:style-name="ce1">
            <text:p>Contade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11" table:style-name="ce1">
            <text:p>68211</text:p>
          </table:table-cell>
          <table:table-cell office:value-type="string" table:style-name="ce1">
            <text:p>Contrata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06" table:style-name="ce1">
            <text:p>54206</text:p>
          </table:table-cell>
          <table:table-cell office:value-type="string" table:style-name="ce1">
            <text:p>Conven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12" table:style-name="ce1">
            <text:p>5212</text:p>
          </table:table-cell>
          <table:table-cell office:value-type="string" table:style-name="ce1">
            <text:p>Copacab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12" table:style-name="ce1">
            <text:p>15212</text:p>
          </table:table-cell>
          <table:table-cell office:value-type="string" table:style-name="ce1">
            <text:p>Cop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12" table:style-name="ce1">
            <text:p>13212</text:p>
          </table:table-cell>
          <table:table-cell office:value-type="string" table:style-name="ce1">
            <text:p>Córd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15" table:style-name="ce1">
            <text:p>52215</text:p>
          </table:table-cell>
          <table:table-cell office:value-type="string" table:style-name="ce1">
            <text:p>Córd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212" table:style-name="ce1">
            <text:p>63212</text:p>
          </table:table-cell>
          <table:table-cell office:value-type="string" table:style-name="ce1">
            <text:p>Córd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212" table:style-name="ce1">
            <text:p>19212</text:p>
          </table:table-cell>
          <table:table-cell office:value-type="string" table:style-name="ce1">
            <text:p>Cori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17" table:style-name="ce1">
            <text:p>68217</text:p>
          </table:table-cell>
          <table:table-cell office:value-type="string" table:style-name="ce1">
            <text:p>Corom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15" table:style-name="ce1">
            <text:p>70215</text:p>
          </table:table-cell>
          <table:table-cell office:value-type="string" table:style-name="ce1">
            <text:p>Coroz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15" table:style-name="ce1">
            <text:p>15215</text:p>
          </table:table-cell>
          <table:table-cell office:value-type="string" table:style-name="ce1">
            <text:p>Corr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14" table:style-name="ce1">
            <text:p>25214</text:p>
          </table:table-cell>
          <table:table-cell office:value-type="string" table:style-name="ce1">
            <text:p>C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300" table:style-name="ce1">
            <text:p>23300</text:p>
          </table:table-cell>
          <table:table-cell office:value-type="string" table:style-name="ce1">
            <text:p>Coto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18" table:style-name="ce1">
            <text:p>15218</text:p>
          </table:table-cell>
          <table:table-cell office:value-type="string" table:style-name="ce1">
            <text:p>Covarach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21" table:style-name="ce1">
            <text:p>70221</text:p>
          </table:table-cell>
          <table:table-cell office:value-type="string" table:style-name="ce1">
            <text:p>Coveñ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17" table:style-name="ce1">
            <text:p>73217</text:p>
          </table:table-cell>
          <table:table-cell office:value-type="string" table:style-name="ce1">
            <text:p>Coy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220" table:style-name="ce1">
            <text:p>81220</text:p>
          </table:table-cell>
          <table:table-cell office:value-type="string" table:style-name="ce1">
            <text:p>Cravo No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24" table:style-name="ce1">
            <text:p>52224</text:p>
          </table:table-cell>
          <table:table-cell office:value-type="string" table:style-name="ce1">
            <text:p>Cuaspu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23" table:style-name="ce1">
            <text:p>15223</text:p>
          </table:table-cell>
          <table:table-cell office:value-type="string" table:style-name="ce1">
            <text:p>Cuba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23" table:style-name="ce1">
            <text:p>50223</text:p>
          </table:table-cell>
          <table:table-cell office:value-type="string" table:style-name="ce1">
            <text:p>Cubar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24" table:style-name="ce1">
            <text:p>15224</text:p>
          </table:table-cell>
          <table:table-cell office:value-type="string" table:style-name="ce1">
            <text:p>Cuca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24" table:style-name="ce1">
            <text:p>25224</text:p>
          </table:table-cell>
          <table:table-cell office:value-type="string" table:style-name="ce1">
            <text:p>Cucunub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001" table:style-name="ce1">
            <text:p>54001</text:p>
          </table:table-cell>
          <table:table-cell office:value-type="string" table:style-name="ce1">
            <text:p>Cúcu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23" table:style-name="ce1">
            <text:p>54223</text:p>
          </table:table-cell>
          <table:table-cell office:value-type="string" table:style-name="ce1">
            <text:p>Cucut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26" table:style-name="ce1">
            <text:p>15226</text:p>
          </table:table-cell>
          <table:table-cell office:value-type="string" table:style-name="ce1">
            <text:p>Cuíti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26" table:style-name="ce1">
            <text:p>50226</text:p>
          </table:table-cell>
          <table:table-cell office:value-type="string" table:style-name="ce1">
            <text:p>Cuma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99773" table:style-name="ce1">
            <text:p>99773</text:p>
          </table:table-cell>
          <table:table-cell office:value-type="string" table:style-name="ce1">
            <text:p>Cumari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27" table:style-name="ce1">
            <text:p>52227</text:p>
          </table:table-cell>
          <table:table-cell office:value-type="string" table:style-name="ce1">
            <text:p>Cumb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33" table:style-name="ce1">
            <text:p>52233</text:p>
          </table:table-cell>
          <table:table-cell office:value-type="string" table:style-name="ce1">
            <text:p>Cumbit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26" table:style-name="ce1">
            <text:p>73226</text:p>
          </table:table-cell>
          <table:table-cell office:value-type="string" table:style-name="ce1">
            <text:p>Cund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205" table:style-name="ce1">
            <text:p>18205</text:p>
          </table:table-cell>
          <table:table-cell office:value-type="string" table:style-name="ce1">
            <text:p>Cur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29" table:style-name="ce1">
            <text:p>68229</text:p>
          </table:table-cell>
          <table:table-cell office:value-type="string" table:style-name="ce1">
            <text:p>Curit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228" table:style-name="ce1">
            <text:p>20228</text:p>
          </table:table-cell>
          <table:table-cell office:value-type="string" table:style-name="ce1">
            <text:p>Curum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34" table:style-name="ce1">
            <text:p>5234</text:p>
          </table:table-cell>
          <table:table-cell office:value-type="string" table:style-name="ce1">
            <text:p>Dabei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33" table:style-name="ce1">
            <text:p>76233</text:p>
          </table:table-cell>
          <table:table-cell office:value-type="string" table:style-name="ce1">
            <text:p>Da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90" table:style-name="ce1">
            <text:p>44090</text:p>
          </table:table-cell>
          <table:table-cell office:value-type="string" table:style-name="ce1">
            <text:p>Dibu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98" table:style-name="ce1">
            <text:p>44098</text:p>
          </table:table-cell>
          <table:table-cell office:value-type="string" table:style-name="ce1">
            <text:p>Distrac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36" table:style-name="ce1">
            <text:p>73236</text:p>
          </table:table-cell>
          <table:table-cell office:value-type="string" table:style-name="ce1">
            <text:p>Dolo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37" table:style-name="ce1">
            <text:p>5237</text:p>
          </table:table-cell>
          <table:table-cell office:value-type="string" table:style-name="ce1">
            <text:p>Don Matí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170" table:style-name="ce1">
            <text:p>66170</text:p>
          </table:table-cell>
          <table:table-cell office:value-type="string" table:style-name="ce1">
            <text:p>Dosquebra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38" table:style-name="ce1">
            <text:p>15238</text:p>
          </table:table-cell>
          <table:table-cell office:value-type="string" table:style-name="ce1">
            <text:p>Duit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39" table:style-name="ce1">
            <text:p>54239</text:p>
          </table:table-cell>
          <table:table-cell office:value-type="string" table:style-name="ce1">
            <text:p>Dur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40" table:style-name="ce1">
            <text:p>5240</text:p>
          </table:table-cell>
          <table:table-cell office:value-type="string" table:style-name="ce1">
            <text:p>Ebéj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43" table:style-name="ce1">
            <text:p>76243</text:p>
          </table:table-cell>
          <table:table-cell office:value-type="string" table:style-name="ce1">
            <text:p>El Águi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50" table:style-name="ce1">
            <text:p>5250</text:p>
          </table:table-cell>
          <table:table-cell office:value-type="string" table:style-name="ce1">
            <text:p>El Bag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45" table:style-name="ce1">
            <text:p>47245</text:p>
          </table:table-cell>
          <table:table-cell office:value-type="string" table:style-name="ce1">
            <text:p>El Ban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46" table:style-name="ce1">
            <text:p>76246</text:p>
          </table:table-cell>
          <table:table-cell office:value-type="string" table:style-name="ce1">
            <text:p>El Cai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45" table:style-name="ce1">
            <text:p>50245</text:p>
          </table:table-cell>
          <table:table-cell office:value-type="string" table:style-name="ce1">
            <text:p>El Calv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135" table:style-name="ce1">
            <text:p>27135</text:p>
          </table:table-cell>
          <table:table-cell office:value-type="string" table:style-name="ce1">
            <text:p>El Cantón del San Pab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45" table:style-name="ce1">
            <text:p>54245</text:p>
          </table:table-cell>
          <table:table-cell office:value-type="string" table:style-name="ce1">
            <text:p>El Carm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245" table:style-name="ce1">
            <text:p>27245</text:p>
          </table:table-cell>
          <table:table-cell office:value-type="string" table:style-name="ce1">
            <text:p>El Carmen de Atr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44" table:style-name="ce1">
            <text:p>13244</text:p>
          </table:table-cell>
          <table:table-cell office:value-type="string" table:style-name="ce1">
            <text:p>El Carmen de 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35" table:style-name="ce1">
            <text:p>68235</text:p>
          </table:table-cell>
          <table:table-cell office:value-type="string" table:style-name="ce1">
            <text:p>El Carmen de Chucu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48" table:style-name="ce1">
            <text:p>5148</text:p>
          </table:table-cell>
          <table:table-cell office:value-type="string" table:style-name="ce1">
            <text:p>El Carmen de Vibo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51" table:style-name="ce1">
            <text:p>50251</text:p>
          </table:table-cell>
          <table:table-cell office:value-type="string" table:style-name="ce1">
            <text:p>El Cast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48" table:style-name="ce1">
            <text:p>76248</text:p>
          </table:table-cell>
          <table:table-cell office:value-type="string" table:style-name="ce1">
            <text:p>El Cerr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50" table:style-name="ce1">
            <text:p>52250</text:p>
          </table:table-cell>
          <table:table-cell office:value-type="string" table:style-name="ce1">
            <text:p>El Char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44" table:style-name="ce1">
            <text:p>15244</text:p>
          </table:table-cell>
          <table:table-cell office:value-type="string" table:style-name="ce1">
            <text:p>El Cocu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45" table:style-name="ce1">
            <text:p>25245</text:p>
          </table:table-cell>
          <table:table-cell office:value-type="string" table:style-name="ce1">
            <text:p>El Coleg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238" table:style-name="ce1">
            <text:p>20238</text:p>
          </table:table-cell>
          <table:table-cell office:value-type="string" table:style-name="ce1">
            <text:p>El Cope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247" table:style-name="ce1">
            <text:p>18247</text:p>
          </table:table-cell>
          <table:table-cell office:value-type="string" table:style-name="ce1">
            <text:p>El Donc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70" table:style-name="ce1">
            <text:p>50270</text:p>
          </table:table-cell>
          <table:table-cell office:value-type="string" table:style-name="ce1">
            <text:p>El Dor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50" table:style-name="ce1">
            <text:p>76250</text:p>
          </table:table-cell>
          <table:table-cell office:value-type="string" table:style-name="ce1">
            <text:p>El Dov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263" table:style-name="ce1">
            <text:p>91263</text:p>
          </table:table-cell>
          <table:table-cell office:value-type="string" table:style-name="ce1">
            <text:p>El Enca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48" table:style-name="ce1">
            <text:p>15248</text:p>
          </table:table-cell>
          <table:table-cell office:value-type="string" table:style-name="ce1">
            <text:p>El Esp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45" table:style-name="ce1">
            <text:p>68245</text:p>
          </table:table-cell>
          <table:table-cell office:value-type="string" table:style-name="ce1">
            <text:p>El Guacamay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48" table:style-name="ce1">
            <text:p>13248</text:p>
          </table:table-cell>
          <table:table-cell office:value-type="string" table:style-name="ce1">
            <text:p>El Gua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250" table:style-name="ce1">
            <text:p>27250</text:p>
          </table:table-cell>
          <table:table-cell office:value-type="string" table:style-name="ce1">
            <text:p>El Litoral del San Ju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110" table:style-name="ce1">
            <text:p>44110</text:p>
          </table:table-cell>
          <table:table-cell office:value-type="string" table:style-name="ce1">
            <text:p>El Mol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250" table:style-name="ce1">
            <text:p>20250</text:p>
          </table:table-cell>
          <table:table-cell office:value-type="string" table:style-name="ce1">
            <text:p>El Pa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256" table:style-name="ce1">
            <text:p>18256</text:p>
          </table:table-cell>
          <table:table-cell office:value-type="string" table:style-name="ce1">
            <text:p>El Pauj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54" table:style-name="ce1">
            <text:p>52254</text:p>
          </table:table-cell>
          <table:table-cell office:value-type="string" table:style-name="ce1">
            <text:p>El Peñ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68" table:style-name="ce1">
            <text:p>13268</text:p>
          </table:table-cell>
          <table:table-cell office:value-type="string" table:style-name="ce1">
            <text:p>El Peñ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58" table:style-name="ce1">
            <text:p>25258</text:p>
          </table:table-cell>
          <table:table-cell office:value-type="string" table:style-name="ce1">
            <text:p>El Peñ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50" table:style-name="ce1">
            <text:p>68250</text:p>
          </table:table-cell>
          <table:table-cell office:value-type="string" table:style-name="ce1">
            <text:p>El Peñ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58" table:style-name="ce1">
            <text:p>47258</text:p>
          </table:table-cell>
          <table:table-cell office:value-type="string" table:style-name="ce1">
            <text:p>El Piñ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55" table:style-name="ce1">
            <text:p>68255</text:p>
          </table:table-cell>
          <table:table-cell office:value-type="string" table:style-name="ce1">
            <text:p>El Play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68" table:style-name="ce1">
            <text:p>47268</text:p>
          </table:table-cell>
          <table:table-cell office:value-type="string" table:style-name="ce1">
            <text:p>El Reté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95025" table:style-name="ce1">
            <text:p>95025</text:p>
          </table:table-cell>
          <table:table-cell office:value-type="string" table:style-name="ce1">
            <text:p>El Retor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33" table:style-name="ce1">
            <text:p>70233</text:p>
          </table:table-cell>
          <table:table-cell office:value-type="string" table:style-name="ce1">
            <text:p>El Ro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60" table:style-name="ce1">
            <text:p>25260</text:p>
          </table:table-cell>
          <table:table-cell office:value-type="string" table:style-name="ce1">
            <text:p>El Ros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56" table:style-name="ce1">
            <text:p>52256</text:p>
          </table:table-cell>
          <table:table-cell office:value-type="string" table:style-name="ce1">
            <text:p>El Ros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97" table:style-name="ce1">
            <text:p>5697</text:p>
          </table:table-cell>
          <table:table-cell office:value-type="string" table:style-name="ce1">
            <text:p>El Santu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58" table:style-name="ce1">
            <text:p>52258</text:p>
          </table:table-cell>
          <table:table-cell office:value-type="string" table:style-name="ce1">
            <text:p>El Tablón de Góm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256" table:style-name="ce1">
            <text:p>19256</text:p>
          </table:table-cell>
          <table:table-cell office:value-type="string" table:style-name="ce1">
            <text:p>El Tam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60" table:style-name="ce1">
            <text:p>52260</text:p>
          </table:table-cell>
          <table:table-cell office:value-type="string" table:style-name="ce1">
            <text:p>El Tam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50" table:style-name="ce1">
            <text:p>54250</text:p>
          </table:table-cell>
          <table:table-cell office:value-type="string" table:style-name="ce1">
            <text:p>El T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61" table:style-name="ce1">
            <text:p>54261</text:p>
          </table:table-cell>
          <table:table-cell office:value-type="string" table:style-name="ce1">
            <text:p>El Zu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244" table:style-name="ce1">
            <text:p>41244</text:p>
          </table:table-cell>
          <table:table-cell office:value-type="string" table:style-name="ce1">
            <text:p>Elí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64" table:style-name="ce1">
            <text:p>68264</text:p>
          </table:table-cell>
          <table:table-cell office:value-type="string" table:style-name="ce1">
            <text:p>Enc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66" table:style-name="ce1">
            <text:p>68266</text:p>
          </table:table-cell>
          <table:table-cell office:value-type="string" table:style-name="ce1">
            <text:p>Enc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64" table:style-name="ce1">
            <text:p>5264</text:p>
          </table:table-cell>
          <table:table-cell office:value-type="string" table:style-name="ce1">
            <text:p>Entrerri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66" table:style-name="ce1">
            <text:p>5266</text:p>
          </table:table-cell>
          <table:table-cell office:value-type="string" table:style-name="ce1">
            <text:p>Envig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68" table:style-name="ce1">
            <text:p>73268</text:p>
          </table:table-cell>
          <table:table-cell office:value-type="string" table:style-name="ce1">
            <text:p>Espi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69" table:style-name="ce1">
            <text:p>25269</text:p>
          </table:table-cell>
          <table:table-cell office:value-type="string" table:style-name="ce1">
            <text:p>Facatativ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70" table:style-name="ce1">
            <text:p>73270</text:p>
          </table:table-cell>
          <table:table-cell office:value-type="string" table:style-name="ce1">
            <text:p>Fal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272" table:style-name="ce1">
            <text:p>17272</text:p>
          </table:table-cell>
          <table:table-cell office:value-type="string" table:style-name="ce1">
            <text:p>Filadelf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272" table:style-name="ce1">
            <text:p>63272</text:p>
          </table:table-cell>
          <table:table-cell office:value-type="string" table:style-name="ce1">
            <text:p>Filand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72" table:style-name="ce1">
            <text:p>15272</text:p>
          </table:table-cell>
          <table:table-cell office:value-type="string" table:style-name="ce1">
            <text:p>Firavit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75" table:style-name="ce1">
            <text:p>73275</text:p>
          </table:table-cell>
          <table:table-cell office:value-type="string" table:style-name="ce1">
            <text:p>Flan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001" table:style-name="ce1">
            <text:p>18001</text:p>
          </table:table-cell>
          <table:table-cell office:value-type="string" table:style-name="ce1">
            <text:p>Flor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290" table:style-name="ce1">
            <text:p>19290</text:p>
          </table:table-cell>
          <table:table-cell office:value-type="string" table:style-name="ce1">
            <text:p>Flor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76" table:style-name="ce1">
            <text:p>15276</text:p>
          </table:table-cell>
          <table:table-cell office:value-type="string" table:style-name="ce1">
            <text:p>Flore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71" table:style-name="ce1">
            <text:p>68271</text:p>
          </table:table-cell>
          <table:table-cell office:value-type="string" table:style-name="ce1">
            <text:p>Flori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75" table:style-name="ce1">
            <text:p>76275</text:p>
          </table:table-cell>
          <table:table-cell office:value-type="string" table:style-name="ce1">
            <text:p>Flor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76" table:style-name="ce1">
            <text:p>68276</text:p>
          </table:table-cell>
          <table:table-cell office:value-type="string" table:style-name="ce1">
            <text:p>Floridablan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79" table:style-name="ce1">
            <text:p>25279</text:p>
          </table:table-cell>
          <table:table-cell office:value-type="string" table:style-name="ce1">
            <text:p>Fome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279" table:style-name="ce1">
            <text:p>44279</text:p>
          </table:table-cell>
          <table:table-cell office:value-type="string" table:style-name="ce1">
            <text:p>Fonse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300" table:style-name="ce1">
            <text:p>81300</text:p>
          </table:table-cell>
          <table:table-cell office:value-type="string" table:style-name="ce1">
            <text:p>Fortu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81" table:style-name="ce1">
            <text:p>25281</text:p>
          </table:table-cell>
          <table:table-cell office:value-type="string" table:style-name="ce1">
            <text:p>Fo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20" table:style-name="ce1">
            <text:p>52520</text:p>
          </table:table-cell>
          <table:table-cell office:value-type="string" table:style-name="ce1">
            <text:p>Francisco Pizar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82" table:style-name="ce1">
            <text:p>5282</text:p>
          </table:table-cell>
          <table:table-cell office:value-type="string" table:style-name="ce1">
            <text:p>Fredo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83" table:style-name="ce1">
            <text:p>73283</text:p>
          </table:table-cell>
          <table:table-cell office:value-type="string" table:style-name="ce1">
            <text:p>Fres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84" table:style-name="ce1">
            <text:p>5284</text:p>
          </table:table-cell>
          <table:table-cell office:value-type="string" table:style-name="ce1">
            <text:p>Front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87" table:style-name="ce1">
            <text:p>50287</text:p>
          </table:table-cell>
          <table:table-cell office:value-type="string" table:style-name="ce1">
            <text:p>Fuente de 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88" table:style-name="ce1">
            <text:p>47288</text:p>
          </table:table-cell>
          <table:table-cell office:value-type="string" table:style-name="ce1">
            <text:p>Funda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87" table:style-name="ce1">
            <text:p>52287</text:p>
          </table:table-cell>
          <table:table-cell office:value-type="string" table:style-name="ce1">
            <text:p>Fu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86" table:style-name="ce1">
            <text:p>25286</text:p>
          </table:table-cell>
          <table:table-cell office:value-type="string" table:style-name="ce1">
            <text:p>Fu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88" table:style-name="ce1">
            <text:p>25288</text:p>
          </table:table-cell>
          <table:table-cell office:value-type="string" table:style-name="ce1">
            <text:p>Fúque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0" table:style-name="ce1">
            <text:p>25290</text:p>
          </table:table-cell>
          <table:table-cell office:value-type="string" table:style-name="ce1">
            <text:p>Fusagasug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3" table:style-name="ce1">
            <text:p>25293</text:p>
          </table:table-cell>
          <table:table-cell office:value-type="string" table:style-name="ce1">
            <text:p>Gacha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5" table:style-name="ce1">
            <text:p>25295</text:p>
          </table:table-cell>
          <table:table-cell office:value-type="string" table:style-name="ce1">
            <text:p>Gachancip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93" table:style-name="ce1">
            <text:p>15293</text:p>
          </table:table-cell>
          <table:table-cell office:value-type="string" table:style-name="ce1">
            <text:p>Gachantiv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7" table:style-name="ce1">
            <text:p>25297</text:p>
          </table:table-cell>
          <table:table-cell office:value-type="string" table:style-name="ce1">
            <text:p>Gache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96" table:style-name="ce1">
            <text:p>68296</text:p>
          </table:table-cell>
          <table:table-cell office:value-type="string" table:style-name="ce1">
            <text:p>Gal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296" table:style-name="ce1">
            <text:p>8296</text:p>
          </table:table-cell>
          <table:table-cell office:value-type="string" table:style-name="ce1">
            <text:p>Gala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35" table:style-name="ce1">
            <text:p>70235</text:p>
          </table:table-cell>
          <table:table-cell office:value-type="string" table:style-name="ce1">
            <text:p>Gale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9" table:style-name="ce1">
            <text:p>25299</text:p>
          </table:table-cell>
          <table:table-cell office:value-type="string" table:style-name="ce1">
            <text:p>G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295" table:style-name="ce1">
            <text:p>20295</text:p>
          </table:table-cell>
          <table:table-cell office:value-type="string" table:style-name="ce1">
            <text:p>Gam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98" table:style-name="ce1">
            <text:p>68298</text:p>
          </table:table-cell>
          <table:table-cell office:value-type="string" table:style-name="ce1">
            <text:p>Gamb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96" table:style-name="ce1">
            <text:p>15296</text:p>
          </table:table-cell>
          <table:table-cell office:value-type="string" table:style-name="ce1">
            <text:p>Game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99" table:style-name="ce1">
            <text:p>15299</text:p>
          </table:table-cell>
          <table:table-cell office:value-type="string" table:style-name="ce1">
            <text:p>Garag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298" table:style-name="ce1">
            <text:p>41298</text:p>
          </table:table-cell>
          <table:table-cell office:value-type="string" table:style-name="ce1">
            <text:p>Garz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302" table:style-name="ce1">
            <text:p>63302</text:p>
          </table:table-cell>
          <table:table-cell office:value-type="string" table:style-name="ce1">
            <text:p>Géno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06" table:style-name="ce1">
            <text:p>41306</text:p>
          </table:table-cell>
          <table:table-cell office:value-type="string" table:style-name="ce1">
            <text:p>Giga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306" table:style-name="ce1">
            <text:p>76306</text:p>
          </table:table-cell>
          <table:table-cell office:value-type="string" table:style-name="ce1">
            <text:p>Gineb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06" table:style-name="ce1">
            <text:p>5306</text:p>
          </table:table-cell>
          <table:table-cell office:value-type="string" table:style-name="ce1">
            <text:p>Giral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07" table:style-name="ce1">
            <text:p>25307</text:p>
          </table:table-cell>
          <table:table-cell office:value-type="string" table:style-name="ce1">
            <text:p>Girard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08" table:style-name="ce1">
            <text:p>5308</text:p>
          </table:table-cell>
          <table:table-cell office:value-type="string" table:style-name="ce1">
            <text:p>Girard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07" table:style-name="ce1">
            <text:p>68307</text:p>
          </table:table-cell>
          <table:table-cell office:value-type="string" table:style-name="ce1">
            <text:p>Gir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10" table:style-name="ce1">
            <text:p>5310</text:p>
          </table:table-cell>
          <table:table-cell office:value-type="string" table:style-name="ce1">
            <text:p>Gómez Pla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310" table:style-name="ce1">
            <text:p>20310</text:p>
          </table:table-cell>
          <table:table-cell office:value-type="string" table:style-name="ce1">
            <text:p>Gonzál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13" table:style-name="ce1">
            <text:p>54313</text:p>
          </table:table-cell>
          <table:table-cell office:value-type="string" table:style-name="ce1">
            <text:p>Gramalo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13" table:style-name="ce1">
            <text:p>5313</text:p>
          </table:table-cell>
          <table:table-cell office:value-type="string" table:style-name="ce1">
            <text:p>Gr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12" table:style-name="ce1">
            <text:p>25312</text:p>
          </table:table-cell>
          <table:table-cell office:value-type="string" table:style-name="ce1">
            <text:p>Gr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13" table:style-name="ce1">
            <text:p>50313</text:p>
          </table:table-cell>
          <table:table-cell office:value-type="string" table:style-name="ce1">
            <text:p>Gr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18" table:style-name="ce1">
            <text:p>68318</text:p>
          </table:table-cell>
          <table:table-cell office:value-type="string" table:style-name="ce1">
            <text:p>Gua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17" table:style-name="ce1">
            <text:p>15317</text:p>
          </table:table-cell>
          <table:table-cell office:value-type="string" table:style-name="ce1">
            <text:p>Guacamay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318" table:style-name="ce1">
            <text:p>76318</text:p>
          </table:table-cell>
          <table:table-cell office:value-type="string" table:style-name="ce1">
            <text:p>Guaca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00" table:style-name="ce1">
            <text:p>19300</text:p>
          </table:table-cell>
          <table:table-cell office:value-type="string" table:style-name="ce1">
            <text:p>Guache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17" table:style-name="ce1">
            <text:p>25317</text:p>
          </table:table-cell>
          <table:table-cell office:value-type="string" table:style-name="ce1">
            <text:p>Guache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17" table:style-name="ce1">
            <text:p>52317</text:p>
          </table:table-cell>
          <table:table-cell office:value-type="string" table:style-name="ce1">
            <text:p>Guachuc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11" table:style-name="ce1">
            <text:p>76111</text:p>
          </table:table-cell>
          <table:table-cell office:value-type="string" table:style-name="ce1">
            <text:p>Guadalajara de Bu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15" table:style-name="ce1">
            <text:p>5315</text:p>
          </table:table-cell>
          <table:table-cell office:value-type="string" table:style-name="ce1">
            <text:p>Guadalu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19" table:style-name="ce1">
            <text:p>41319</text:p>
          </table:table-cell>
          <table:table-cell office:value-type="string" table:style-name="ce1">
            <text:p>Guadalu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20" table:style-name="ce1">
            <text:p>68320</text:p>
          </table:table-cell>
          <table:table-cell office:value-type="string" table:style-name="ce1">
            <text:p>Guadalu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0" table:style-name="ce1">
            <text:p>25320</text:p>
          </table:table-cell>
          <table:table-cell office:value-type="string" table:style-name="ce1">
            <text:p>Guadu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20" table:style-name="ce1">
            <text:p>52320</text:p>
          </table:table-cell>
          <table:table-cell office:value-type="string" table:style-name="ce1">
            <text:p>Guaitar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23" table:style-name="ce1">
            <text:p>52323</text:p>
          </table:table-cell>
          <table:table-cell office:value-type="string" table:style-name="ce1">
            <text:p>Gualmat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318" table:style-name="ce1">
            <text:p>47318</text:p>
          </table:table-cell>
          <table:table-cell office:value-type="string" table:style-name="ce1">
            <text:p>Guam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18" table:style-name="ce1">
            <text:p>50318</text:p>
          </table:table-cell>
          <table:table-cell office:value-type="string" table:style-name="ce1">
            <text:p>Guam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319" table:style-name="ce1">
            <text:p>73319</text:p>
          </table:table-cell>
          <table:table-cell office:value-type="string" table:style-name="ce1">
            <text:p>Gua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18" table:style-name="ce1">
            <text:p>19318</text:p>
          </table:table-cell>
          <table:table-cell office:value-type="string" table:style-name="ce1">
            <text:p>Guap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22" table:style-name="ce1">
            <text:p>68322</text:p>
          </table:table-cell>
          <table:table-cell office:value-type="string" table:style-name="ce1">
            <text:p>Guapo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65" table:style-name="ce1">
            <text:p>70265</text:p>
          </table:table-cell>
          <table:table-cell office:value-type="string" table:style-name="ce1">
            <text:p>Guara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18" table:style-name="ce1">
            <text:p>5318</text:p>
          </table:table-cell>
          <table:table-cell office:value-type="string" table:style-name="ce1">
            <text:p>Guar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2" table:style-name="ce1">
            <text:p>25322</text:p>
          </table:table-cell>
          <table:table-cell office:value-type="string" table:style-name="ce1">
            <text:p>Gua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21" table:style-name="ce1">
            <text:p>5321</text:p>
          </table:table-cell>
          <table:table-cell office:value-type="string" table:style-name="ce1">
            <text:p>Guatap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4" table:style-name="ce1">
            <text:p>25324</text:p>
          </table:table-cell>
          <table:table-cell office:value-type="string" table:style-name="ce1">
            <text:p>Guata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6" table:style-name="ce1">
            <text:p>25326</text:p>
          </table:table-cell>
          <table:table-cell office:value-type="string" table:style-name="ce1">
            <text:p>Guat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22" table:style-name="ce1">
            <text:p>15322</text:p>
          </table:table-cell>
          <table:table-cell office:value-type="string" table:style-name="ce1">
            <text:p>Guate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318" table:style-name="ce1">
            <text:p>66318</text:p>
          </table:table-cell>
          <table:table-cell office:value-type="string" table:style-name="ce1">
            <text:p>Guát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24" table:style-name="ce1">
            <text:p>68324</text:p>
          </table:table-cell>
          <table:table-cell office:value-type="string" table:style-name="ce1">
            <text:p>Guav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8" table:style-name="ce1">
            <text:p>25328</text:p>
          </table:table-cell>
          <table:table-cell office:value-type="string" table:style-name="ce1">
            <text:p>Guayabal de Siqu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35" table:style-name="ce1">
            <text:p>25335</text:p>
          </table:table-cell>
          <table:table-cell office:value-type="string" table:style-name="ce1">
            <text:p>Guayabe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25" table:style-name="ce1">
            <text:p>15325</text:p>
          </table:table-cell>
          <table:table-cell office:value-type="string" table:style-name="ce1">
            <text:p>Guay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27" table:style-name="ce1">
            <text:p>68327</text:p>
          </table:table-cell>
          <table:table-cell office:value-type="string" table:style-name="ce1">
            <text:p>Güep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32" table:style-name="ce1">
            <text:p>15332</text:p>
          </table:table-cell>
          <table:table-cell office:value-type="string" table:style-name="ce1">
            <text:p>Güic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39" table:style-name="ce1">
            <text:p>25339</text:p>
          </table:table-cell>
          <table:table-cell office:value-type="string" table:style-name="ce1">
            <text:p>Gutiérr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44" table:style-name="ce1">
            <text:p>54344</text:p>
          </table:table-cell>
          <table:table-cell office:value-type="string" table:style-name="ce1">
            <text:p>Haca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300" table:style-name="ce1">
            <text:p>13300</text:p>
          </table:table-cell>
          <table:table-cell office:value-type="string" table:style-name="ce1">
            <text:p>Hatillo de L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44" table:style-name="ce1">
            <text:p>68344</text:p>
          </table:table-cell>
          <table:table-cell office:value-type="string" table:style-name="ce1">
            <text:p>H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125" table:style-name="ce1">
            <text:p>85125</text:p>
          </table:table-cell>
          <table:table-cell office:value-type="string" table:style-name="ce1">
            <text:p>Hato Coroz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378" table:style-name="ce1">
            <text:p>44378</text:p>
          </table:table-cell>
          <table:table-cell office:value-type="string" table:style-name="ce1">
            <text:p>Hato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47" table:style-name="ce1">
            <text:p>5347</text:p>
          </table:table-cell>
          <table:table-cell office:value-type="string" table:style-name="ce1">
            <text:p>Helico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47" table:style-name="ce1">
            <text:p>54347</text:p>
          </table:table-cell>
          <table:table-cell office:value-type="string" table:style-name="ce1">
            <text:p>Herr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347" table:style-name="ce1">
            <text:p>73347</text:p>
          </table:table-cell>
          <table:table-cell office:value-type="string" table:style-name="ce1">
            <text:p>Herve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53" table:style-name="ce1">
            <text:p>5353</text:p>
          </table:table-cell>
          <table:table-cell office:value-type="string" table:style-name="ce1">
            <text:p>Hisp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49" table:style-name="ce1">
            <text:p>41349</text:p>
          </table:table-cell>
          <table:table-cell office:value-type="string" table:style-name="ce1">
            <text:p>Ho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349" table:style-name="ce1">
            <text:p>73349</text:p>
          </table:table-cell>
          <table:table-cell office:value-type="string" table:style-name="ce1">
            <text:p>Ho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01" table:style-name="ce1">
            <text:p>73001</text:p>
          </table:table-cell>
          <table:table-cell office:value-type="string" table:style-name="ce1">
            <text:p>Ibagu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352" table:style-name="ce1">
            <text:p>73352</text:p>
          </table:table-cell>
          <table:table-cell office:value-type="string" table:style-name="ce1">
            <text:p>Icononz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52" table:style-name="ce1">
            <text:p>52352</text:p>
          </table:table-cell>
          <table:table-cell office:value-type="string" table:style-name="ce1">
            <text:p>I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54" table:style-name="ce1">
            <text:p>52354</text:p>
          </table:table-cell>
          <table:table-cell office:value-type="string" table:style-name="ce1">
            <text:p>Imué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001" table:style-name="ce1">
            <text:p>94001</text:p>
          </table:table-cell>
          <table:table-cell office:value-type="string" table:style-name="ce1">
            <text:p>Inír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55" table:style-name="ce1">
            <text:p>19355</text:p>
          </table:table-cell>
          <table:table-cell office:value-type="string" table:style-name="ce1">
            <text:p>Inz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56" table:style-name="ce1">
            <text:p>52356</text:p>
          </table:table-cell>
          <table:table-cell office:value-type="string" table:style-name="ce1">
            <text:p>Ipi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57" table:style-name="ce1">
            <text:p>41357</text:p>
          </table:table-cell>
          <table:table-cell office:value-type="string" table:style-name="ce1">
            <text:p>Iqu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59" table:style-name="ce1">
            <text:p>41359</text:p>
          </table:table-cell>
          <table:table-cell office:value-type="string" table:style-name="ce1">
            <text:p>Is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361" table:style-name="ce1">
            <text:p>27361</text:p>
          </table:table-cell>
          <table:table-cell office:value-type="string" table:style-name="ce1">
            <text:p>Istm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60" table:style-name="ce1">
            <text:p>5360</text:p>
          </table:table-cell>
          <table:table-cell office:value-type="string" table:style-name="ce1">
            <text:p>Ita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61" table:style-name="ce1">
            <text:p>5361</text:p>
          </table:table-cell>
          <table:table-cell office:value-type="string" table:style-name="ce1">
            <text:p>Ituan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62" table:style-name="ce1">
            <text:p>15362</text:p>
          </table:table-cell>
          <table:table-cell office:value-type="string" table:style-name="ce1">
            <text:p>I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64" table:style-name="ce1">
            <text:p>19364</text:p>
          </table:table-cell>
          <table:table-cell office:value-type="string" table:style-name="ce1">
            <text:p>Jambal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364" table:style-name="ce1">
            <text:p>76364</text:p>
          </table:table-cell>
          <table:table-cell office:value-type="string" table:style-name="ce1">
            <text:p>Jamund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64" table:style-name="ce1">
            <text:p>5364</text:p>
          </table:table-cell>
          <table:table-cell office:value-type="string" table:style-name="ce1">
            <text:p>Jard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67" table:style-name="ce1">
            <text:p>15367</text:p>
          </table:table-cell>
          <table:table-cell office:value-type="string" table:style-name="ce1">
            <text:p>Jenes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68" table:style-name="ce1">
            <text:p>5368</text:p>
          </table:table-cell>
          <table:table-cell office:value-type="string" table:style-name="ce1">
            <text:p>Jeric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68" table:style-name="ce1">
            <text:p>15368</text:p>
          </table:table-cell>
          <table:table-cell office:value-type="string" table:style-name="ce1">
            <text:p>Jeric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68" table:style-name="ce1">
            <text:p>25368</text:p>
          </table:table-cell>
          <table:table-cell office:value-type="string" table:style-name="ce1">
            <text:p>Jerusalé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68" table:style-name="ce1">
            <text:p>68368</text:p>
          </table:table-cell>
          <table:table-cell office:value-type="string" table:style-name="ce1">
            <text:p>Jesús Ma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70" table:style-name="ce1">
            <text:p>68370</text:p>
          </table:table-cell>
          <table:table-cell office:value-type="string" table:style-name="ce1">
            <text:p>Jord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372" table:style-name="ce1">
            <text:p>8372</text:p>
          </table:table-cell>
          <table:table-cell office:value-type="string" table:style-name="ce1">
            <text:p>Juan de Aco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72" table:style-name="ce1">
            <text:p>25372</text:p>
          </table:table-cell>
          <table:table-cell office:value-type="string" table:style-name="ce1">
            <text:p>Jun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372" table:style-name="ce1">
            <text:p>27372</text:p>
          </table:table-cell>
          <table:table-cell office:value-type="string" table:style-name="ce1">
            <text:p>Jura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350" table:style-name="ce1">
            <text:p>23350</text:p>
          </table:table-cell>
          <table:table-cell office:value-type="string" table:style-name="ce1">
            <text:p>La Apart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78" table:style-name="ce1">
            <text:p>41378</text:p>
          </table:table-cell>
          <table:table-cell office:value-type="string" table:style-name="ce1">
            <text:p>La Argent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77" table:style-name="ce1">
            <text:p>68377</text:p>
          </table:table-cell>
          <table:table-cell office:value-type="string" table:style-name="ce1">
            <text:p>La Belle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77" table:style-name="ce1">
            <text:p>25377</text:p>
          </table:table-cell>
          <table:table-cell office:value-type="string" table:style-name="ce1">
            <text:p>La Cal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80" table:style-name="ce1">
            <text:p>15380</text:p>
          </table:table-cell>
          <table:table-cell office:value-type="string" table:style-name="ce1">
            <text:p>La Cap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76" table:style-name="ce1">
            <text:p>5376</text:p>
          </table:table-cell>
          <table:table-cell office:value-type="string" table:style-name="ce1">
            <text:p>La Ce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383" table:style-name="ce1">
            <text:p>66383</text:p>
          </table:table-cell>
          <table:table-cell office:value-type="string" table:style-name="ce1">
            <text:p>La C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405" table:style-name="ce1">
            <text:p>91405</text:p>
          </table:table-cell>
          <table:table-cell office:value-type="string" table:style-name="ce1">
            <text:p>La Chor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78" table:style-name="ce1">
            <text:p>52378</text:p>
          </table:table-cell>
          <table:table-cell office:value-type="string" table:style-name="ce1">
            <text:p>La Cru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377" table:style-name="ce1">
            <text:p>76377</text:p>
          </table:table-cell>
          <table:table-cell office:value-type="string" table:style-name="ce1">
            <text:p>La Cum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380" table:style-name="ce1">
            <text:p>17380</text:p>
          </table:table-cell>
          <table:table-cell office:value-type="string" table:style-name="ce1">
            <text:p>La Dor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85" table:style-name="ce1">
            <text:p>54385</text:p>
          </table:table-cell>
          <table:table-cell office:value-type="string" table:style-name="ce1">
            <text:p>La Espera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80" table:style-name="ce1">
            <text:p>5380</text:p>
          </table:table-cell>
          <table:table-cell office:value-type="string" table:style-name="ce1">
            <text:p>La Estre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81" table:style-name="ce1">
            <text:p>52381</text:p>
          </table:table-cell>
          <table:table-cell office:value-type="string" table:style-name="ce1">
            <text:p>La Flor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383" table:style-name="ce1">
            <text:p>20383</text:p>
          </table:table-cell>
          <table:table-cell office:value-type="string" table:style-name="ce1">
            <text:p>La Gl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5" table:style-name="ce1">
            <text:p>94885</text:p>
          </table:table-cell>
          <table:table-cell office:value-type="string" table:style-name="ce1">
            <text:p>La Guadalu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400" table:style-name="ce1">
            <text:p>20400</text:p>
          </table:table-cell>
          <table:table-cell office:value-type="string" table:style-name="ce1">
            <text:p>La Jagua de Ibi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420" table:style-name="ce1">
            <text:p>44420</text:p>
          </table:table-cell>
          <table:table-cell office:value-type="string" table:style-name="ce1">
            <text:p>La Jagua del Pil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85" table:style-name="ce1">
            <text:p>52385</text:p>
          </table:table-cell>
          <table:table-cell office:value-type="string" table:style-name="ce1">
            <text:p>La Ll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50" table:style-name="ce1">
            <text:p>50350</text:p>
          </table:table-cell>
          <table:table-cell office:value-type="string" table:style-name="ce1">
            <text:p>La Macar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388" table:style-name="ce1">
            <text:p>17388</text:p>
          </table:table-cell>
          <table:table-cell office:value-type="string" table:style-name="ce1">
            <text:p>La Merc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86" table:style-name="ce1">
            <text:p>25386</text:p>
          </table:table-cell>
          <table:table-cell office:value-type="string" table:style-name="ce1">
            <text:p>La M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410" table:style-name="ce1">
            <text:p>18410</text:p>
          </table:table-cell>
          <table:table-cell office:value-type="string" table:style-name="ce1">
            <text:p>La Montañ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94" table:style-name="ce1">
            <text:p>25394</text:p>
          </table:table-cell>
          <table:table-cell office:value-type="string" table:style-name="ce1">
            <text:p>La Pal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621" table:style-name="ce1">
            <text:p>20621</text:p>
          </table:table-cell>
          <table:table-cell office:value-type="string" table:style-name="ce1">
            <text:p>La Pa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97" table:style-name="ce1">
            <text:p>68397</text:p>
          </table:table-cell>
          <table:table-cell office:value-type="string" table:style-name="ce1">
            <text:p>La Pa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407" table:style-name="ce1">
            <text:p>91407</text:p>
          </table:table-cell>
          <table:table-cell office:value-type="string" table:style-name="ce1">
            <text:p>La Ped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98" table:style-name="ce1">
            <text:p>25398</text:p>
          </table:table-cell>
          <table:table-cell office:value-type="string" table:style-name="ce1">
            <text:p>La Peñ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90" table:style-name="ce1">
            <text:p>5390</text:p>
          </table:table-cell>
          <table:table-cell office:value-type="string" table:style-name="ce1">
            <text:p>La Pint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96" table:style-name="ce1">
            <text:p>41396</text:p>
          </table:table-cell>
          <table:table-cell office:value-type="string" table:style-name="ce1">
            <text:p>La Pla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98" table:style-name="ce1">
            <text:p>54398</text:p>
          </table:table-cell>
          <table:table-cell office:value-type="string" table:style-name="ce1">
            <text:p>La Pl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99524" table:style-name="ce1">
            <text:p>99524</text:p>
          </table:table-cell>
          <table:table-cell office:value-type="string" table:style-name="ce1">
            <text:p>La Primav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136" table:style-name="ce1">
            <text:p>85136</text:p>
          </table:table-cell>
          <table:table-cell office:value-type="string" table:style-name="ce1">
            <text:p>La Sal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92" table:style-name="ce1">
            <text:p>19392</text:p>
          </table:table-cell>
          <table:table-cell office:value-type="string" table:style-name="ce1">
            <text:p>La Sie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401" table:style-name="ce1">
            <text:p>63401</text:p>
          </table:table-cell>
          <table:table-cell office:value-type="string" table:style-name="ce1">
            <text:p>La Teba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90" table:style-name="ce1">
            <text:p>52390</text:p>
          </table:table-cell>
          <table:table-cell office:value-type="string" table:style-name="ce1">
            <text:p>La To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00" table:style-name="ce1">
            <text:p>5400</text:p>
          </table:table-cell>
          <table:table-cell office:value-type="string" table:style-name="ce1">
            <text:p>La Un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99" table:style-name="ce1">
            <text:p>52399</text:p>
          </table:table-cell>
          <table:table-cell office:value-type="string" table:style-name="ce1">
            <text:p>La Un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400" table:style-name="ce1">
            <text:p>70400</text:p>
          </table:table-cell>
          <table:table-cell office:value-type="string" table:style-name="ce1">
            <text:p>La Un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400" table:style-name="ce1">
            <text:p>76400</text:p>
          </table:table-cell>
          <table:table-cell office:value-type="string" table:style-name="ce1">
            <text:p>La Un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03" table:style-name="ce1">
            <text:p>15403</text:p>
          </table:table-cell>
          <table:table-cell office:value-type="string" table:style-name="ce1">
            <text:p>La U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97" table:style-name="ce1">
            <text:p>19397</text:p>
          </table:table-cell>
          <table:table-cell office:value-type="string" table:style-name="ce1">
            <text:p>La Ve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02" table:style-name="ce1">
            <text:p>25402</text:p>
          </table:table-cell>
          <table:table-cell office:value-type="string" table:style-name="ce1">
            <text:p>La Ve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01" table:style-name="ce1">
            <text:p>15401</text:p>
          </table:table-cell>
          <table:table-cell office:value-type="string" table:style-name="ce1">
            <text:p>La Vict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403" table:style-name="ce1">
            <text:p>76403</text:p>
          </table:table-cell>
          <table:table-cell office:value-type="string" table:style-name="ce1">
            <text:p>La Vict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430" table:style-name="ce1">
            <text:p>91430</text:p>
          </table:table-cell>
          <table:table-cell office:value-type="string" table:style-name="ce1">
            <text:p>La Vict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400" table:style-name="ce1">
            <text:p>66400</text:p>
          </table:table-cell>
          <table:table-cell office:value-type="string" table:style-name="ce1">
            <text:p>La Virgi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77" table:style-name="ce1">
            <text:p>54377</text:p>
          </table:table-cell>
          <table:table-cell office:value-type="string" table:style-name="ce1">
            <text:p>Labate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77" table:style-name="ce1">
            <text:p>15377</text:p>
          </table:table-cell>
          <table:table-cell office:value-type="string" table:style-name="ce1">
            <text:p>Labranzagra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85" table:style-name="ce1">
            <text:p>68385</text:p>
          </table:table-cell>
          <table:table-cell office:value-type="string" table:style-name="ce1">
            <text:p>Landázur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06" table:style-name="ce1">
            <text:p>68406</text:p>
          </table:table-cell>
          <table:table-cell office:value-type="string" table:style-name="ce1">
            <text:p>Lebrí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573" table:style-name="ce1">
            <text:p>86573</text:p>
          </table:table-cell>
          <table:table-cell office:value-type="string" table:style-name="ce1">
            <text:p>Leguíza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05" table:style-name="ce1">
            <text:p>52405</text:p>
          </table:table-cell>
          <table:table-cell office:value-type="string" table:style-name="ce1">
            <text:p>Lei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400" table:style-name="ce1">
            <text:p>50400</text:p>
          </table:table-cell>
          <table:table-cell office:value-type="string" table:style-name="ce1">
            <text:p>Lejaní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07" table:style-name="ce1">
            <text:p>25407</text:p>
          </table:table-cell>
          <table:table-cell office:value-type="string" table:style-name="ce1">
            <text:p>Lenguaza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08" table:style-name="ce1">
            <text:p>73408</text:p>
          </table:table-cell>
          <table:table-cell office:value-type="string" table:style-name="ce1">
            <text:p>Lér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001" table:style-name="ce1">
            <text:p>91001</text:p>
          </table:table-cell>
          <table:table-cell office:value-type="string" table:style-name="ce1">
            <text:p>Leti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11" table:style-name="ce1">
            <text:p>73411</text:p>
          </table:table-cell>
          <table:table-cell office:value-type="string" table:style-name="ce1">
            <text:p>Líb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11" table:style-name="ce1">
            <text:p>5411</text:p>
          </table:table-cell>
          <table:table-cell office:value-type="string" table:style-name="ce1">
            <text:p>Libor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11" table:style-name="ce1">
            <text:p>52411</text:p>
          </table:table-cell>
          <table:table-cell office:value-type="string" table:style-name="ce1">
            <text:p>Lin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13" table:style-name="ce1">
            <text:p>27413</text:p>
          </table:table-cell>
          <table:table-cell office:value-type="string" table:style-name="ce1">
            <text:p>Llor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418" table:style-name="ce1">
            <text:p>19418</text:p>
          </table:table-cell>
          <table:table-cell office:value-type="string" table:style-name="ce1">
            <text:p>Lóp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417" table:style-name="ce1">
            <text:p>23417</text:p>
          </table:table-cell>
          <table:table-cell office:value-type="string" table:style-name="ce1">
            <text:p>Lo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18" table:style-name="ce1">
            <text:p>52418</text:p>
          </table:table-cell>
          <table:table-cell office:value-type="string" table:style-name="ce1">
            <text:p>Los An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419" table:style-name="ce1">
            <text:p>23419</text:p>
          </table:table-cell>
          <table:table-cell office:value-type="string" table:style-name="ce1">
            <text:p>Los Córdob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418" table:style-name="ce1">
            <text:p>70418</text:p>
          </table:table-cell>
          <table:table-cell office:value-type="string" table:style-name="ce1">
            <text:p>Los Palmit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405" table:style-name="ce1">
            <text:p>54405</text:p>
          </table:table-cell>
          <table:table-cell office:value-type="string" table:style-name="ce1">
            <text:p>Los Pati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18" table:style-name="ce1">
            <text:p>68418</text:p>
          </table:table-cell>
          <table:table-cell office:value-type="string" table:style-name="ce1">
            <text:p>Los Sant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418" table:style-name="ce1">
            <text:p>54418</text:p>
          </table:table-cell>
          <table:table-cell office:value-type="string" table:style-name="ce1">
            <text:p>Lour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421" table:style-name="ce1">
            <text:p>8421</text:p>
          </table:table-cell>
          <table:table-cell office:value-type="string" table:style-name="ce1">
            <text:p>Luru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25" table:style-name="ce1">
            <text:p>15425</text:p>
          </table:table-cell>
          <table:table-cell office:value-type="string" table:style-name="ce1">
            <text:p>Maca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25" table:style-name="ce1">
            <text:p>68425</text:p>
          </table:table-cell>
          <table:table-cell office:value-type="string" table:style-name="ce1">
            <text:p>Macar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25" table:style-name="ce1">
            <text:p>5425</text:p>
          </table:table-cell>
          <table:table-cell office:value-type="string" table:style-name="ce1">
            <text:p>Mace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26" table:style-name="ce1">
            <text:p>25426</text:p>
          </table:table-cell>
          <table:table-cell office:value-type="string" table:style-name="ce1">
            <text:p>Mache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30" table:style-name="ce1">
            <text:p>25430</text:p>
          </table:table-cell>
          <table:table-cell office:value-type="string" table:style-name="ce1">
            <text:p>Madr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30" table:style-name="ce1">
            <text:p>13430</text:p>
          </table:table-cell>
          <table:table-cell office:value-type="string" table:style-name="ce1">
            <text:p>Magangu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27" table:style-name="ce1">
            <text:p>52427</text:p>
          </table:table-cell>
          <table:table-cell office:value-type="string" table:style-name="ce1">
            <text:p>Magü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33" table:style-name="ce1">
            <text:p>13433</text:p>
          </table:table-cell>
          <table:table-cell office:value-type="string" table:style-name="ce1">
            <text:p>Maha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430" table:style-name="ce1">
            <text:p>44430</text:p>
          </table:table-cell>
          <table:table-cell office:value-type="string" table:style-name="ce1">
            <text:p>Maic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429" table:style-name="ce1">
            <text:p>70429</text:p>
          </table:table-cell>
          <table:table-cell office:value-type="string" table:style-name="ce1">
            <text:p>Majagu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32" table:style-name="ce1">
            <text:p>68432</text:p>
          </table:table-cell>
          <table:table-cell office:value-type="string" table:style-name="ce1">
            <text:p>Mál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433" table:style-name="ce1">
            <text:p>8433</text:p>
          </table:table-cell>
          <table:table-cell office:value-type="string" table:style-name="ce1">
            <text:p>Malam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35" table:style-name="ce1">
            <text:p>52435</text:p>
          </table:table-cell>
          <table:table-cell office:value-type="string" table:style-name="ce1">
            <text:p>Mall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436" table:style-name="ce1">
            <text:p>8436</text:p>
          </table:table-cell>
          <table:table-cell office:value-type="string" table:style-name="ce1">
            <text:p>Manat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443" table:style-name="ce1">
            <text:p>20443</text:p>
          </table:table-cell>
          <table:table-cell office:value-type="string" table:style-name="ce1">
            <text:p>Mana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560" table:style-name="ce1">
            <text:p>44560</text:p>
          </table:table-cell>
          <table:table-cell office:value-type="string" table:style-name="ce1">
            <text:p>Mana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139" table:style-name="ce1">
            <text:p>85139</text:p>
          </table:table-cell>
          <table:table-cell office:value-type="string" table:style-name="ce1">
            <text:p>M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01" table:style-name="ce1">
            <text:p>17001</text:p>
          </table:table-cell>
          <table:table-cell office:value-type="string" table:style-name="ce1">
            <text:p>Maniz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36" table:style-name="ce1">
            <text:p>25436</text:p>
          </table:table-cell>
          <table:table-cell office:value-type="string" table:style-name="ce1">
            <text:p>Man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33" table:style-name="ce1">
            <text:p>17433</text:p>
          </table:table-cell>
          <table:table-cell office:value-type="string" table:style-name="ce1">
            <text:p>Manzan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25" table:style-name="ce1">
            <text:p>50325</text:p>
          </table:table-cell>
          <table:table-cell office:value-type="string" table:style-name="ce1">
            <text:p>Mapirip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663" table:style-name="ce1">
            <text:p>94663</text:p>
          </table:table-cell>
          <table:table-cell office:value-type="string" table:style-name="ce1">
            <text:p>Mapirip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40" table:style-name="ce1">
            <text:p>13440</text:p>
          </table:table-cell>
          <table:table-cell office:value-type="string" table:style-name="ce1">
            <text:p>Margar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42" table:style-name="ce1">
            <text:p>13442</text:p>
          </table:table-cell>
          <table:table-cell office:value-type="string" table:style-name="ce1">
            <text:p>María la Ba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40" table:style-name="ce1">
            <text:p>5440</text:p>
          </table:table-cell>
          <table:table-cell office:value-type="string" table:style-name="ce1">
            <text:p>Marin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42" table:style-name="ce1">
            <text:p>15442</text:p>
          </table:table-cell>
          <table:table-cell office:value-type="string" table:style-name="ce1">
            <text:p>Mari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43" table:style-name="ce1">
            <text:p>73443</text:p>
          </table:table-cell>
          <table:table-cell office:value-type="string" table:style-name="ce1">
            <text:p>Mariqu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42" table:style-name="ce1">
            <text:p>17442</text:p>
          </table:table-cell>
          <table:table-cell office:value-type="string" table:style-name="ce1">
            <text:p>Marm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44" table:style-name="ce1">
            <text:p>17444</text:p>
          </table:table-cell>
          <table:table-cell office:value-type="string" table:style-name="ce1">
            <text:p>Marqueta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440" table:style-name="ce1">
            <text:p>66440</text:p>
          </table:table-cell>
          <table:table-cell office:value-type="string" table:style-name="ce1">
            <text:p>Marse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46" table:style-name="ce1">
            <text:p>17446</text:p>
          </table:table-cell>
          <table:table-cell office:value-type="string" table:style-name="ce1">
            <text:p>Marula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44" table:style-name="ce1">
            <text:p>68444</text:p>
          </table:table-cell>
          <table:table-cell office:value-type="string" table:style-name="ce1">
            <text:p>Mata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01" table:style-name="ce1">
            <text:p>5001</text:p>
          </table:table-cell>
          <table:table-cell office:value-type="string" table:style-name="ce1">
            <text:p>Medell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38" table:style-name="ce1">
            <text:p>25438</text:p>
          </table:table-cell>
          <table:table-cell office:value-type="string" table:style-name="ce1">
            <text:p>Med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25" table:style-name="ce1">
            <text:p>27425</text:p>
          </table:table-cell>
          <table:table-cell office:value-type="string" table:style-name="ce1">
            <text:p>Medio Atr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30" table:style-name="ce1">
            <text:p>27430</text:p>
          </table:table-cell>
          <table:table-cell office:value-type="string" table:style-name="ce1">
            <text:p>Medio Bau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50" table:style-name="ce1">
            <text:p>27450</text:p>
          </table:table-cell>
          <table:table-cell office:value-type="string" table:style-name="ce1">
            <text:p>Medio San Ju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49" table:style-name="ce1">
            <text:p>73449</text:p>
          </table:table-cell>
          <table:table-cell office:value-type="string" table:style-name="ce1">
            <text:p>Melg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450" table:style-name="ce1">
            <text:p>19450</text:p>
          </table:table-cell>
          <table:table-cell office:value-type="string" table:style-name="ce1">
            <text:p>Mercade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30" table:style-name="ce1">
            <text:p>50330</text:p>
          </table:table-cell>
          <table:table-cell office:value-type="string" table:style-name="ce1">
            <text:p>Meset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460" table:style-name="ce1">
            <text:p>18460</text:p>
          </table:table-cell>
          <table:table-cell office:value-type="string" table:style-name="ce1">
            <text:p>Mil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55" table:style-name="ce1">
            <text:p>15455</text:p>
          </table:table-cell>
          <table:table-cell office:value-type="string" table:style-name="ce1">
            <text:p>Miraflo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95200" table:style-name="ce1">
            <text:p>95200</text:p>
          </table:table-cell>
          <table:table-cell office:value-type="string" table:style-name="ce1">
            <text:p>Miraflo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455" table:style-name="ce1">
            <text:p>19455</text:p>
          </table:table-cell>
          <table:table-cell office:value-type="string" table:style-name="ce1">
            <text:p>Mira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460" table:style-name="ce1">
            <text:p>91460</text:p>
          </table:table-cell>
          <table:table-cell office:value-type="string" table:style-name="ce1">
            <text:p>Miriti Par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456" table:style-name="ce1">
            <text:p>66456</text:p>
          </table:table-cell>
          <table:table-cell office:value-type="string" table:style-name="ce1">
            <text:p>Mistrat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001" table:style-name="ce1">
            <text:p>97001</text:p>
          </table:table-cell>
          <table:table-cell office:value-type="string" table:style-name="ce1">
            <text:p>Mitú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001" table:style-name="ce1">
            <text:p>86001</text:p>
          </table:table-cell>
          <table:table-cell office:value-type="string" table:style-name="ce1">
            <text:p>Moc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64" table:style-name="ce1">
            <text:p>68464</text:p>
          </table:table-cell>
          <table:table-cell office:value-type="string" table:style-name="ce1">
            <text:p>Mogo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68" table:style-name="ce1">
            <text:p>68468</text:p>
          </table:table-cell>
          <table:table-cell office:value-type="string" table:style-name="ce1">
            <text:p>Molag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464" table:style-name="ce1">
            <text:p>23464</text:p>
          </table:table-cell>
          <table:table-cell office:value-type="string" table:style-name="ce1">
            <text:p>Mom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68" table:style-name="ce1">
            <text:p>13468</text:p>
          </table:table-cell>
          <table:table-cell office:value-type="string" table:style-name="ce1">
            <text:p>Mompó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64" table:style-name="ce1">
            <text:p>15464</text:p>
          </table:table-cell>
          <table:table-cell office:value-type="string" table:style-name="ce1">
            <text:p>Mon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66" table:style-name="ce1">
            <text:p>15466</text:p>
          </table:table-cell>
          <table:table-cell office:value-type="string" table:style-name="ce1">
            <text:p>Mong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69" table:style-name="ce1">
            <text:p>15469</text:p>
          </table:table-cell>
          <table:table-cell office:value-type="string" table:style-name="ce1">
            <text:p>Moniqu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67" table:style-name="ce1">
            <text:p>5467</text:p>
          </table:table-cell>
          <table:table-cell office:value-type="string" table:style-name="ce1">
            <text:p>Monteb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58" table:style-name="ce1">
            <text:p>13458</text:p>
          </table:table-cell>
          <table:table-cell office:value-type="string" table:style-name="ce1">
            <text:p>Montecris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466" table:style-name="ce1">
            <text:p>23466</text:p>
          </table:table-cell>
          <table:table-cell office:value-type="string" table:style-name="ce1">
            <text:p>Montelíb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470" table:style-name="ce1">
            <text:p>63470</text:p>
          </table:table-cell>
          <table:table-cell office:value-type="string" table:style-name="ce1">
            <text:p>Monteneg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001" table:style-name="ce1">
            <text:p>23001</text:p>
          </table:table-cell>
          <table:table-cell office:value-type="string" table:style-name="ce1">
            <text:p>Monte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162" table:style-name="ce1">
            <text:p>85162</text:p>
          </table:table-cell>
          <table:table-cell office:value-type="string" table:style-name="ce1">
            <text:p>Monterre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00" table:style-name="ce1">
            <text:p>23500</text:p>
          </table:table-cell>
          <table:table-cell office:value-type="string" table:style-name="ce1">
            <text:p>Moñit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73" table:style-name="ce1">
            <text:p>13473</text:p>
          </table:table-cell>
          <table:table-cell office:value-type="string" table:style-name="ce1">
            <text:p>Mor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473" table:style-name="ce1">
            <text:p>19473</text:p>
          </table:table-cell>
          <table:table-cell office:value-type="string" table:style-name="ce1">
            <text:p>Mor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479" table:style-name="ce1">
            <text:p>18479</text:p>
          </table:table-cell>
          <table:table-cell office:value-type="string" table:style-name="ce1">
            <text:p>Mor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8" table:style-name="ce1">
            <text:p>94888</text:p>
          </table:table-cell>
          <table:table-cell office:value-type="string" table:style-name="ce1">
            <text:p>Morich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473" table:style-name="ce1">
            <text:p>70473</text:p>
          </table:table-cell>
          <table:table-cell office:value-type="string" table:style-name="ce1">
            <text:p>Morr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73" table:style-name="ce1">
            <text:p>25473</text:p>
          </table:table-cell>
          <table:table-cell office:value-type="string" table:style-name="ce1">
            <text:p>Mosqu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Mosqu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76" table:style-name="ce1">
            <text:p>15476</text:p>
          </table:table-cell>
          <table:table-cell office:value-type="string" table:style-name="ce1">
            <text:p>Mot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61" table:style-name="ce1">
            <text:p>73461</text:p>
          </table:table-cell>
          <table:table-cell office:value-type="string" table:style-name="ce1">
            <text:p>Mur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75" table:style-name="ce1">
            <text:p>5475</text:p>
          </table:table-cell>
          <table:table-cell office:value-type="string" table:style-name="ce1">
            <text:p>Murin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80" table:style-name="ce1">
            <text:p>5480</text:p>
          </table:table-cell>
          <table:table-cell office:value-type="string" table:style-name="ce1">
            <text:p>Mut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480" table:style-name="ce1">
            <text:p>54480</text:p>
          </table:table-cell>
          <table:table-cell office:value-type="string" table:style-name="ce1">
            <text:p>Mutisc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80" table:style-name="ce1">
            <text:p>15480</text:p>
          </table:table-cell>
          <table:table-cell office:value-type="string" table:style-name="ce1">
            <text:p>Muz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83" table:style-name="ce1">
            <text:p>5483</text:p>
          </table:table-cell>
          <table:table-cell office:value-type="string" table:style-name="ce1">
            <text:p>Nari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83" table:style-name="ce1">
            <text:p>25483</text:p>
          </table:table-cell>
          <table:table-cell office:value-type="string" table:style-name="ce1">
            <text:p>Nari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80" table:style-name="ce1">
            <text:p>52480</text:p>
          </table:table-cell>
          <table:table-cell office:value-type="string" table:style-name="ce1">
            <text:p>Nari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483" table:style-name="ce1">
            <text:p>41483</text:p>
          </table:table-cell>
          <table:table-cell office:value-type="string" table:style-name="ce1">
            <text:p>Nát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83" table:style-name="ce1">
            <text:p>73483</text:p>
          </table:table-cell>
          <table:table-cell office:value-type="string" table:style-name="ce1">
            <text:p>Natag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95" table:style-name="ce1">
            <text:p>5495</text:p>
          </table:table-cell>
          <table:table-cell office:value-type="string" table:style-name="ce1">
            <text:p>Nech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90" table:style-name="ce1">
            <text:p>5490</text:p>
          </table:table-cell>
          <table:table-cell office:value-type="string" table:style-name="ce1">
            <text:p>Necocl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86" table:style-name="ce1">
            <text:p>17486</text:p>
          </table:table-cell>
          <table:table-cell office:value-type="string" table:style-name="ce1">
            <text:p>Ne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01" table:style-name="ce1">
            <text:p>41001</text:p>
          </table:table-cell>
          <table:table-cell office:value-type="string" table:style-name="ce1">
            <text:p>Nei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86" table:style-name="ce1">
            <text:p>25486</text:p>
          </table:table-cell>
          <table:table-cell office:value-type="string" table:style-name="ce1">
            <text:p>Nemoc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88" table:style-name="ce1">
            <text:p>25488</text:p>
          </table:table-cell>
          <table:table-cell office:value-type="string" table:style-name="ce1">
            <text:p>Ni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89" table:style-name="ce1">
            <text:p>25489</text:p>
          </table:table-cell>
          <table:table-cell office:value-type="string" table:style-name="ce1">
            <text:p>Nim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91" table:style-name="ce1">
            <text:p>15491</text:p>
          </table:table-cell>
          <table:table-cell office:value-type="string" table:style-name="ce1">
            <text:p>Nob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91" table:style-name="ce1">
            <text:p>25491</text:p>
          </table:table-cell>
          <table:table-cell office:value-type="string" table:style-name="ce1">
            <text:p>Noc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95" table:style-name="ce1">
            <text:p>17495</text:p>
          </table:table-cell>
          <table:table-cell office:value-type="string" table:style-name="ce1">
            <text:p>Norcas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90" table:style-name="ce1">
            <text:p>13490</text:p>
          </table:table-cell>
          <table:table-cell office:value-type="string" table:style-name="ce1">
            <text:p>Noros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91" table:style-name="ce1">
            <text:p>27491</text:p>
          </table:table-cell>
          <table:table-cell office:value-type="string" table:style-name="ce1">
            <text:p>Nó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460" table:style-name="ce1">
            <text:p>47460</text:p>
          </table:table-cell>
          <table:table-cell office:value-type="string" table:style-name="ce1">
            <text:p>Nueva Gr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94" table:style-name="ce1">
            <text:p>15494</text:p>
          </table:table-cell>
          <table:table-cell office:value-type="string" table:style-name="ce1">
            <text:p>Nuevo Col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25" table:style-name="ce1">
            <text:p>85225</text:p>
          </table:table-cell>
          <table:table-cell office:value-type="string" table:style-name="ce1">
            <text:p>Nunch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95" table:style-name="ce1">
            <text:p>27495</text:p>
          </table:table-cell>
          <table:table-cell office:value-type="string" table:style-name="ce1">
            <text:p>Nu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497" table:style-name="ce1">
            <text:p>76497</text:p>
          </table:table-cell>
          <table:table-cell office:value-type="string" table:style-name="ce1">
            <text:p>Oban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98" table:style-name="ce1">
            <text:p>68498</text:p>
          </table:table-cell>
          <table:table-cell office:value-type="string" table:style-name="ce1">
            <text:p>Ocamo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498" table:style-name="ce1">
            <text:p>54498</text:p>
          </table:table-cell>
          <table:table-cell office:value-type="string" table:style-name="ce1">
            <text:p>Ocañ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00" table:style-name="ce1">
            <text:p>68500</text:p>
          </table:table-cell>
          <table:table-cell office:value-type="string" table:style-name="ce1">
            <text:p>Oi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00" table:style-name="ce1">
            <text:p>15500</text:p>
          </table:table-cell>
          <table:table-cell office:value-type="string" table:style-name="ce1">
            <text:p>Oic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01" table:style-name="ce1">
            <text:p>5501</text:p>
          </table:table-cell>
          <table:table-cell office:value-type="string" table:style-name="ce1">
            <text:p>Ol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Olaya Her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02" table:style-name="ce1">
            <text:p>68502</text:p>
          </table:table-cell>
          <table:table-cell office:value-type="string" table:style-name="ce1">
            <text:p>Onz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03" table:style-name="ce1">
            <text:p>41503</text:p>
          </table:table-cell>
          <table:table-cell office:value-type="string" table:style-name="ce1">
            <text:p>Opora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320" table:style-name="ce1">
            <text:p>86320</text:p>
          </table:table-cell>
          <table:table-cell office:value-type="string" table:style-name="ce1">
            <text:p>Or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30" table:style-name="ce1">
            <text:p>85230</text:p>
          </table:table-cell>
          <table:table-cell office:value-type="string" table:style-name="ce1">
            <text:p>Orocu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04" table:style-name="ce1">
            <text:p>73504</text:p>
          </table:table-cell>
          <table:table-cell office:value-type="string" table:style-name="ce1">
            <text:p>Orte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06" table:style-name="ce1">
            <text:p>52506</text:p>
          </table:table-cell>
          <table:table-cell office:value-type="string" table:style-name="ce1">
            <text:p>Osp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07" table:style-name="ce1">
            <text:p>15507</text:p>
          </table:table-cell>
          <table:table-cell office:value-type="string" table:style-name="ce1">
            <text:p>Otanch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508" table:style-name="ce1">
            <text:p>70508</text:p>
          </table:table-cell>
          <table:table-cell office:value-type="string" table:style-name="ce1">
            <text:p>Ovej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11" table:style-name="ce1">
            <text:p>15511</text:p>
          </table:table-cell>
          <table:table-cell office:value-type="string" table:style-name="ce1">
            <text:p>Pach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13" table:style-name="ce1">
            <text:p>25513</text:p>
          </table:table-cell>
          <table:table-cell office:value-type="string" table:style-name="ce1">
            <text:p>Pach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511" table:style-name="ce1">
            <text:p>97511</text:p>
          </table:table-cell>
          <table:table-cell office:value-type="string" table:style-name="ce1">
            <text:p>Pac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513" table:style-name="ce1">
            <text:p>17513</text:p>
          </table:table-cell>
          <table:table-cell office:value-type="string" table:style-name="ce1">
            <text:p>Páco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13" table:style-name="ce1">
            <text:p>19513</text:p>
          </table:table-cell>
          <table:table-cell office:value-type="string" table:style-name="ce1">
            <text:p>Pad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14" table:style-name="ce1">
            <text:p>15514</text:p>
          </table:table-cell>
          <table:table-cell office:value-type="string" table:style-name="ce1">
            <text:p>Pá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17" table:style-name="ce1">
            <text:p>19517</text:p>
          </table:table-cell>
          <table:table-cell office:value-type="string" table:style-name="ce1">
            <text:p>Pá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18" table:style-name="ce1">
            <text:p>41518</text:p>
          </table:table-cell>
          <table:table-cell office:value-type="string" table:style-name="ce1">
            <text:p>Paic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517" table:style-name="ce1">
            <text:p>20517</text:p>
          </table:table-cell>
          <table:table-cell office:value-type="string" table:style-name="ce1">
            <text:p>Pailit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18" table:style-name="ce1">
            <text:p>25518</text:p>
          </table:table-cell>
          <table:table-cell office:value-type="string" table:style-name="ce1">
            <text:p>Pai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16" table:style-name="ce1">
            <text:p>15516</text:p>
          </table:table-cell>
          <table:table-cell office:value-type="string" table:style-name="ce1">
            <text:p>Pai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18" table:style-name="ce1">
            <text:p>15518</text:p>
          </table:table-cell>
          <table:table-cell office:value-type="string" table:style-name="ce1">
            <text:p>Pajar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24" table:style-name="ce1">
            <text:p>41524</text:p>
          </table:table-cell>
          <table:table-cell office:value-type="string" table:style-name="ce1">
            <text:p>Paler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524" table:style-name="ce1">
            <text:p>17524</text:p>
          </table:table-cell>
          <table:table-cell office:value-type="string" table:style-name="ce1">
            <text:p>Palest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30" table:style-name="ce1">
            <text:p>41530</text:p>
          </table:table-cell>
          <table:table-cell office:value-type="string" table:style-name="ce1">
            <text:p>Palest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22" table:style-name="ce1">
            <text:p>68522</text:p>
          </table:table-cell>
          <table:table-cell office:value-type="string" table:style-name="ce1">
            <text:p>Pal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20" table:style-name="ce1">
            <text:p>8520</text:p>
          </table:table-cell>
          <table:table-cell office:value-type="string" table:style-name="ce1">
            <text:p>Palmar de Vare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24" table:style-name="ce1">
            <text:p>68524</text:p>
          </table:table-cell>
          <table:table-cell office:value-type="string" table:style-name="ce1">
            <text:p>Palmas del Socor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520" table:style-name="ce1">
            <text:p>76520</text:p>
          </table:table-cell>
          <table:table-cell office:value-type="string" table:style-name="ce1">
            <text:p>Palm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523" table:style-name="ce1">
            <text:p>70523</text:p>
          </table:table-cell>
          <table:table-cell office:value-type="string" table:style-name="ce1">
            <text:p>Palm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20" table:style-name="ce1">
            <text:p>73520</text:p>
          </table:table-cell>
          <table:table-cell office:value-type="string" table:style-name="ce1">
            <text:p>Palocabil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518" table:style-name="ce1">
            <text:p>54518</text:p>
          </table:table-cell>
          <table:table-cell office:value-type="string" table:style-name="ce1">
            <text:p>Pamplo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Pamplon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7" table:style-name="ce1">
            <text:p>94887</text:p>
          </table:table-cell>
          <table:table-cell office:value-type="string" table:style-name="ce1">
            <text:p>Pana P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24" table:style-name="ce1">
            <text:p>25524</text:p>
          </table:table-cell>
          <table:table-cell office:value-type="string" table:style-name="ce1">
            <text:p>Pand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22" table:style-name="ce1">
            <text:p>15522</text:p>
          </table:table-cell>
          <table:table-cell office:value-type="string" table:style-name="ce1">
            <text:p>Panque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777" table:style-name="ce1">
            <text:p>97777</text:p>
          </table:table-cell>
          <table:table-cell office:value-type="string" table:style-name="ce1">
            <text:p>Papuna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33" table:style-name="ce1">
            <text:p>68533</text:p>
          </table:table-cell>
          <table:table-cell office:value-type="string" table:style-name="ce1">
            <text:p>Pára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30" table:style-name="ce1">
            <text:p>25530</text:p>
          </table:table-cell>
          <table:table-cell office:value-type="string" table:style-name="ce1">
            <text:p>Paratebue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35" table:style-name="ce1">
            <text:p>25535</text:p>
          </table:table-cell>
          <table:table-cell office:value-type="string" table:style-name="ce1">
            <text:p>Pa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01" table:style-name="ce1">
            <text:p>52001</text:p>
          </table:table-cell>
          <table:table-cell office:value-type="string" table:style-name="ce1">
            <text:p>Pas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32" table:style-name="ce1">
            <text:p>19532</text:p>
          </table:table-cell>
          <table:table-cell office:value-type="string" table:style-name="ce1">
            <text:p>Pat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31" table:style-name="ce1">
            <text:p>15531</text:p>
          </table:table-cell>
          <table:table-cell office:value-type="string" table:style-name="ce1">
            <text:p>Pau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33" table:style-name="ce1">
            <text:p>15533</text:p>
          </table:table-cell>
          <table:table-cell office:value-type="string" table:style-name="ce1">
            <text:p>P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50" table:style-name="ce1">
            <text:p>85250</text:p>
          </table:table-cell>
          <table:table-cell office:value-type="string" table:style-name="ce1">
            <text:p>Paz de Arip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37" table:style-name="ce1">
            <text:p>15537</text:p>
          </table:table-cell>
          <table:table-cell office:value-type="string" table:style-name="ce1">
            <text:p>Paz de R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41" table:style-name="ce1">
            <text:p>47541</text:p>
          </table:table-cell>
          <table:table-cell office:value-type="string" table:style-name="ce1">
            <text:p>Pedra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550" table:style-name="ce1">
            <text:p>20550</text:p>
          </table:table-cell>
          <table:table-cell office:value-type="string" table:style-name="ce1">
            <text:p>Pel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541" table:style-name="ce1">
            <text:p>17541</text:p>
          </table:table-cell>
          <table:table-cell office:value-type="string" table:style-name="ce1">
            <text:p>Pensilv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41" table:style-name="ce1">
            <text:p>5541</text:p>
          </table:table-cell>
          <table:table-cell office:value-type="string" table:style-name="ce1">
            <text:p>Peñ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43" table:style-name="ce1">
            <text:p>5543</text:p>
          </table:table-cell>
          <table:table-cell office:value-type="string" table:style-name="ce1">
            <text:p>Pe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001" table:style-name="ce1">
            <text:p>66001</text:p>
          </table:table-cell>
          <table:table-cell office:value-type="string" table:style-name="ce1">
            <text:p>Pere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42" table:style-name="ce1">
            <text:p>15542</text:p>
          </table:table-cell>
          <table:table-cell office:value-type="string" table:style-name="ce1">
            <text:p>Pe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33" table:style-name="ce1">
            <text:p>19533</text:p>
          </table:table-cell>
          <table:table-cell office:value-type="string" table:style-name="ce1">
            <text:p>Piamo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47" table:style-name="ce1">
            <text:p>68547</text:p>
          </table:table-cell>
          <table:table-cell office:value-type="string" table:style-name="ce1">
            <text:p>Piedecue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47" table:style-name="ce1">
            <text:p>73547</text:p>
          </table:table-cell>
          <table:table-cell office:value-type="string" table:style-name="ce1">
            <text:p>Pied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48" table:style-name="ce1">
            <text:p>19548</text:p>
          </table:table-cell>
          <table:table-cell office:value-type="string" table:style-name="ce1">
            <text:p>Piendam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548" table:style-name="ce1">
            <text:p>63548</text:p>
          </table:table-cell>
          <table:table-cell office:value-type="string" table:style-name="ce1">
            <text:p>Pij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45" table:style-name="ce1">
            <text:p>47545</text:p>
          </table:table-cell>
          <table:table-cell office:value-type="string" table:style-name="ce1">
            <text:p>Pijiño del Carm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49" table:style-name="ce1">
            <text:p>68549</text:p>
          </table:table-cell>
          <table:table-cell office:value-type="string" table:style-name="ce1">
            <text:p>Pincho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549" table:style-name="ce1">
            <text:p>13549</text:p>
          </table:table-cell>
          <table:table-cell office:value-type="string" table:style-name="ce1">
            <text:p>Pinill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49" table:style-name="ce1">
            <text:p>8549</text:p>
          </table:table-cell>
          <table:table-cell office:value-type="string" table:style-name="ce1">
            <text:p>Pioj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50" table:style-name="ce1">
            <text:p>15550</text:p>
          </table:table-cell>
          <table:table-cell office:value-type="string" table:style-name="ce1">
            <text:p>Pis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48" table:style-name="ce1">
            <text:p>41548</text:p>
          </table:table-cell>
          <table:table-cell office:value-type="string" table:style-name="ce1">
            <text:p>Pi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51" table:style-name="ce1">
            <text:p>41551</text:p>
          </table:table-cell>
          <table:table-cell office:value-type="string" table:style-name="ce1">
            <text:p>Pital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51" table:style-name="ce1">
            <text:p>47551</text:p>
          </table:table-cell>
          <table:table-cell office:value-type="string" table:style-name="ce1">
            <text:p>Pi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55" table:style-name="ce1">
            <text:p>73555</text:p>
          </table:table-cell>
          <table:table-cell office:value-type="string" table:style-name="ce1">
            <text:p>Plana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55" table:style-name="ce1">
            <text:p>23555</text:p>
          </table:table-cell>
          <table:table-cell office:value-type="string" table:style-name="ce1">
            <text:p>Planeta 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55" table:style-name="ce1">
            <text:p>47555</text:p>
          </table:table-cell>
          <table:table-cell office:value-type="string" table:style-name="ce1">
            <text:p>Pl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40" table:style-name="ce1">
            <text:p>52540</text:p>
          </table:table-cell>
          <table:table-cell office:value-type="string" table:style-name="ce1">
            <text:p>Policar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58" table:style-name="ce1">
            <text:p>8558</text:p>
          </table:table-cell>
          <table:table-cell office:value-type="string" table:style-name="ce1">
            <text:p>Polo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60" table:style-name="ce1">
            <text:p>8560</text:p>
          </table:table-cell>
          <table:table-cell office:value-type="string" table:style-name="ce1">
            <text:p>Poned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001" table:style-name="ce1">
            <text:p>19001</text:p>
          </table:table-cell>
          <table:table-cell office:value-type="string" table:style-name="ce1">
            <text:p>Popay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63" table:style-name="ce1">
            <text:p>85263</text:p>
          </table:table-cell>
          <table:table-cell office:value-type="string" table:style-name="ce1">
            <text:p>Po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60" table:style-name="ce1">
            <text:p>52560</text:p>
          </table:table-cell>
          <table:table-cell office:value-type="string" table:style-name="ce1">
            <text:p>Potos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563" table:style-name="ce1">
            <text:p>76563</text:p>
          </table:table-cell>
          <table:table-cell office:value-type="string" table:style-name="ce1">
            <text:p>Prad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63" table:style-name="ce1">
            <text:p>73563</text:p>
          </table:table-cell>
          <table:table-cell office:value-type="string" table:style-name="ce1">
            <text:p>Pr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65" table:style-name="ce1">
            <text:p>52565</text:p>
          </table:table-cell>
          <table:table-cell office:value-type="string" table:style-name="ce1">
            <text:p>Provid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rchipiélago de San Andrés, Providencia y Santa Catalina</text:p>
          </table:table-cell>
          <table:table-cell office:value-type="float" office:value="88564" table:style-name="ce1">
            <text:p>88564</text:p>
          </table:table-cell>
          <table:table-cell office:value-type="string" table:style-name="ce1">
            <text:p>Provid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570" table:style-name="ce1">
            <text:p>20570</text:p>
          </table:table-cell>
          <table:table-cell office:value-type="string" table:style-name="ce1">
            <text:p>Pueblo B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70" table:style-name="ce1">
            <text:p>23570</text:p>
          </table:table-cell>
          <table:table-cell office:value-type="string" table:style-name="ce1">
            <text:p>Pueblo 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572" table:style-name="ce1">
            <text:p>66572</text:p>
          </table:table-cell>
          <table:table-cell office:value-type="string" table:style-name="ce1">
            <text:p>Pueblo 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70" table:style-name="ce1">
            <text:p>47570</text:p>
          </table:table-cell>
          <table:table-cell office:value-type="string" table:style-name="ce1">
            <text:p>Pueblo Vi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76" table:style-name="ce1">
            <text:p>5576</text:p>
          </table:table-cell>
          <table:table-cell office:value-type="string" table:style-name="ce1">
            <text:p>Pueblor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72" table:style-name="ce1">
            <text:p>68572</text:p>
          </table:table-cell>
          <table:table-cell office:value-type="string" table:style-name="ce1">
            <text:p>Puente Nacio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73" table:style-name="ce1">
            <text:p>52573</text:p>
          </table:table-cell>
          <table:table-cell office:value-type="string" table:style-name="ce1">
            <text:p>Puer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530" table:style-name="ce1">
            <text:p>91530</text:p>
          </table:table-cell>
          <table:table-cell office:value-type="string" table:style-name="ce1">
            <text:p>Puerto Aleg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536" table:style-name="ce1">
            <text:p>91536</text:p>
          </table:table-cell>
          <table:table-cell office:value-type="string" table:style-name="ce1">
            <text:p>Puerto A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568" table:style-name="ce1">
            <text:p>86568</text:p>
          </table:table-cell>
          <table:table-cell office:value-type="string" table:style-name="ce1">
            <text:p>Puerto Así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79" table:style-name="ce1">
            <text:p>5579</text:p>
          </table:table-cell>
          <table:table-cell office:value-type="string" table:style-name="ce1">
            <text:p>Puerto Berr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72" table:style-name="ce1">
            <text:p>15572</text:p>
          </table:table-cell>
          <table:table-cell office:value-type="string" table:style-name="ce1">
            <text:p>Puerto Boy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569" table:style-name="ce1">
            <text:p>86569</text:p>
          </table:table-cell>
          <table:table-cell office:value-type="string" table:style-name="ce1">
            <text:p>Puerto Caic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99001" table:style-name="ce1">
            <text:p>99001</text:p>
          </table:table-cell>
          <table:table-cell office:value-type="string" table:style-name="ce1">
            <text:p>Puerto Carre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73" table:style-name="ce1">
            <text:p>8573</text:p>
          </table:table-cell>
          <table:table-cell office:value-type="string" table:style-name="ce1">
            <text:p>Puerto Colomb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4" table:style-name="ce1">
            <text:p>94884</text:p>
          </table:table-cell>
          <table:table-cell office:value-type="string" table:style-name="ce1">
            <text:p>Puerto Colomb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450" table:style-name="ce1">
            <text:p>50450</text:p>
          </table:table-cell>
          <table:table-cell office:value-type="string" table:style-name="ce1">
            <text:p>Puerto Concord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74" table:style-name="ce1">
            <text:p>23574</text:p>
          </table:table-cell>
          <table:table-cell office:value-type="string" table:style-name="ce1">
            <text:p>Puerto Escondi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568" table:style-name="ce1">
            <text:p>50568</text:p>
          </table:table-cell>
          <table:table-cell office:value-type="string" table:style-name="ce1">
            <text:p>Puerto Gait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571" table:style-name="ce1">
            <text:p>86571</text:p>
          </table:table-cell>
          <table:table-cell office:value-type="string" table:style-name="ce1">
            <text:p>Puerto Guzm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80" table:style-name="ce1">
            <text:p>23580</text:p>
          </table:table-cell>
          <table:table-cell office:value-type="string" table:style-name="ce1">
            <text:p>Puerto Libertad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577" table:style-name="ce1">
            <text:p>50577</text:p>
          </table:table-cell>
          <table:table-cell office:value-type="string" table:style-name="ce1">
            <text:p>Puerto Lle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573" table:style-name="ce1">
            <text:p>50573</text:p>
          </table:table-cell>
          <table:table-cell office:value-type="string" table:style-name="ce1">
            <text:p>Puerto Lóp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85" table:style-name="ce1">
            <text:p>5585</text:p>
          </table:table-cell>
          <table:table-cell office:value-type="string" table:style-name="ce1">
            <text:p>Puerto N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540" table:style-name="ce1">
            <text:p>91540</text:p>
          </table:table-cell>
          <table:table-cell office:value-type="string" table:style-name="ce1">
            <text:p>Puerto Nari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73" table:style-name="ce1">
            <text:p>68573</text:p>
          </table:table-cell>
          <table:table-cell office:value-type="string" table:style-name="ce1">
            <text:p>Puerto P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592" table:style-name="ce1">
            <text:p>18592</text:p>
          </table:table-cell>
          <table:table-cell office:value-type="string" table:style-name="ce1">
            <text:p>Puerto 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590" table:style-name="ce1">
            <text:p>50590</text:p>
          </table:table-cell>
          <table:table-cell office:value-type="string" table:style-name="ce1">
            <text:p>Puerto 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591" table:style-name="ce1">
            <text:p>81591</text:p>
          </table:table-cell>
          <table:table-cell office:value-type="string" table:style-name="ce1">
            <text:p>Puerto Rond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72" table:style-name="ce1">
            <text:p>25572</text:p>
          </table:table-cell>
          <table:table-cell office:value-type="string" table:style-name="ce1">
            <text:p>Puerto Salg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553" table:style-name="ce1">
            <text:p>54553</text:p>
          </table:table-cell>
          <table:table-cell office:value-type="string" table:style-name="ce1">
            <text:p>Puerto Santan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669" table:style-name="ce1">
            <text:p>91669</text:p>
          </table:table-cell>
          <table:table-cell office:value-type="string" table:style-name="ce1">
            <text:p>Puerto Santan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73" table:style-name="ce1">
            <text:p>19573</text:p>
          </table:table-cell>
          <table:table-cell office:value-type="string" table:style-name="ce1">
            <text:p>Puerto Tej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91" table:style-name="ce1">
            <text:p>5591</text:p>
          </table:table-cell>
          <table:table-cell office:value-type="string" table:style-name="ce1">
            <text:p>Puerto Triunf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75" table:style-name="ce1">
            <text:p>68575</text:p>
          </table:table-cell>
          <table:table-cell office:value-type="string" table:style-name="ce1">
            <text:p>Puerto Wilch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80" table:style-name="ce1">
            <text:p>25580</text:p>
          </table:table-cell>
          <table:table-cell office:value-type="string" table:style-name="ce1">
            <text:p>Pul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85" table:style-name="ce1">
            <text:p>52585</text:p>
          </table:table-cell>
          <table:table-cell office:value-type="string" table:style-name="ce1">
            <text:p>Pupi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85" table:style-name="ce1">
            <text:p>19585</text:p>
          </table:table-cell>
          <table:table-cell office:value-type="string" table:style-name="ce1">
            <text:p>Purac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85" table:style-name="ce1">
            <text:p>73585</text:p>
          </table:table-cell>
          <table:table-cell office:value-type="string" table:style-name="ce1">
            <text:p>Purifica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86" table:style-name="ce1">
            <text:p>23586</text:p>
          </table:table-cell>
          <table:table-cell office:value-type="string" table:style-name="ce1">
            <text:p>Purís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92" table:style-name="ce1">
            <text:p>25592</text:p>
          </table:table-cell>
          <table:table-cell office:value-type="string" table:style-name="ce1">
            <text:p>Quebradaneg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94" table:style-name="ce1">
            <text:p>25594</text:p>
          </table:table-cell>
          <table:table-cell office:value-type="string" table:style-name="ce1">
            <text:p>Queta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01" table:style-name="ce1">
            <text:p>27001</text:p>
          </table:table-cell>
          <table:table-cell office:value-type="string" table:style-name="ce1">
            <text:p>Quib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594" table:style-name="ce1">
            <text:p>63594</text:p>
          </table:table-cell>
          <table:table-cell office:value-type="string" table:style-name="ce1">
            <text:p>Quimb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594" table:style-name="ce1">
            <text:p>66594</text:p>
          </table:table-cell>
          <table:table-cell office:value-type="string" table:style-name="ce1">
            <text:p>Quinch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80" table:style-name="ce1">
            <text:p>15580</text:p>
          </table:table-cell>
          <table:table-cell office:value-type="string" table:style-name="ce1">
            <text:p>Quíp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96" table:style-name="ce1">
            <text:p>25596</text:p>
          </table:table-cell>
          <table:table-cell office:value-type="string" table:style-name="ce1">
            <text:p>Quipi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599" table:style-name="ce1">
            <text:p>54599</text:p>
          </table:table-cell>
          <table:table-cell office:value-type="string" table:style-name="ce1">
            <text:p>Ragonva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99" table:style-name="ce1">
            <text:p>15599</text:p>
          </table:table-cell>
          <table:table-cell office:value-type="string" table:style-name="ce1">
            <text:p>Ramiri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00" table:style-name="ce1">
            <text:p>15600</text:p>
          </table:table-cell>
          <table:table-cell office:value-type="string" table:style-name="ce1">
            <text:p>Ráqu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79" table:style-name="ce1">
            <text:p>85279</text:p>
          </table:table-cell>
          <table:table-cell office:value-type="string" table:style-name="ce1">
            <text:p>Recet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580" table:style-name="ce1">
            <text:p>13580</text:p>
          </table:table-cell>
          <table:table-cell office:value-type="string" table:style-name="ce1">
            <text:p>Regid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04" table:style-name="ce1">
            <text:p>5604</text:p>
          </table:table-cell>
          <table:table-cell office:value-type="string" table:style-name="ce1">
            <text:p>Remedi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605" table:style-name="ce1">
            <text:p>47605</text:p>
          </table:table-cell>
          <table:table-cell office:value-type="string" table:style-name="ce1">
            <text:p>Remol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06" table:style-name="ce1">
            <text:p>8606</text:p>
          </table:table-cell>
          <table:table-cell office:value-type="string" table:style-name="ce1">
            <text:p>Repel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06" table:style-name="ce1">
            <text:p>50606</text:p>
          </table:table-cell>
          <table:table-cell office:value-type="string" table:style-name="ce1">
            <text:p>Restrep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606" table:style-name="ce1">
            <text:p>76606</text:p>
          </table:table-cell>
          <table:table-cell office:value-type="string" table:style-name="ce1">
            <text:p>Restrep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07" table:style-name="ce1">
            <text:p>5607</text:p>
          </table:table-cell>
          <table:table-cell office:value-type="string" table:style-name="ce1">
            <text:p>Reti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12" table:style-name="ce1">
            <text:p>25612</text:p>
          </table:table-cell>
          <table:table-cell office:value-type="string" table:style-name="ce1">
            <text:p>Ricau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12" table:style-name="ce1">
            <text:p>52612</text:p>
          </table:table-cell>
          <table:table-cell office:value-type="string" table:style-name="ce1">
            <text:p>Ricau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16" table:style-name="ce1">
            <text:p>73616</text:p>
          </table:table-cell>
          <table:table-cell office:value-type="string" table:style-name="ce1">
            <text:p>Rio Blan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614" table:style-name="ce1">
            <text:p>20614</text:p>
          </table:table-cell>
          <table:table-cell office:value-type="string" table:style-name="ce1">
            <text:p>Río de 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580" table:style-name="ce1">
            <text:p>27580</text:p>
          </table:table-cell>
          <table:table-cell office:value-type="string" table:style-name="ce1">
            <text:p>Río I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600" table:style-name="ce1">
            <text:p>27600</text:p>
          </table:table-cell>
          <table:table-cell office:value-type="string" table:style-name="ce1">
            <text:p>Río Qu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00" table:style-name="ce1">
            <text:p>13600</text:p>
          </table:table-cell>
          <table:table-cell office:value-type="string" table:style-name="ce1">
            <text:p>Río Vi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616" table:style-name="ce1">
            <text:p>76616</text:p>
          </table:table-cell>
          <table:table-cell office:value-type="string" table:style-name="ce1">
            <text:p>Riofr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01" table:style-name="ce1">
            <text:p>44001</text:p>
          </table:table-cell>
          <table:table-cell office:value-type="string" table:style-name="ce1">
            <text:p>Riohach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15" table:style-name="ce1">
            <text:p>5615</text:p>
          </table:table-cell>
          <table:table-cell office:value-type="string" table:style-name="ce1">
            <text:p>Rioneg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15" table:style-name="ce1">
            <text:p>68615</text:p>
          </table:table-cell>
          <table:table-cell office:value-type="string" table:style-name="ce1">
            <text:p>Rioneg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14" table:style-name="ce1">
            <text:p>17614</text:p>
          </table:table-cell>
          <table:table-cell office:value-type="string" table:style-name="ce1">
            <text:p>Riosuc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615" table:style-name="ce1">
            <text:p>27615</text:p>
          </table:table-cell>
          <table:table-cell office:value-type="string" table:style-name="ce1">
            <text:p>Riosuc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16" table:style-name="ce1">
            <text:p>17616</text:p>
          </table:table-cell>
          <table:table-cell office:value-type="string" table:style-name="ce1">
            <text:p>Risaral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615" table:style-name="ce1">
            <text:p>41615</text:p>
          </table:table-cell>
          <table:table-cell office:value-type="string" table:style-name="ce1">
            <text:p>Riv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21" table:style-name="ce1">
            <text:p>52621</text:p>
          </table:table-cell>
          <table:table-cell office:value-type="string" table:style-name="ce1">
            <text:p>Roberto Pay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622" table:style-name="ce1">
            <text:p>76622</text:p>
          </table:table-cell>
          <table:table-cell office:value-type="string" table:style-name="ce1">
            <text:p>Roldan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22" table:style-name="ce1">
            <text:p>73622</text:p>
          </table:table-cell>
          <table:table-cell office:value-type="string" table:style-name="ce1">
            <text:p>Roncesval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21" table:style-name="ce1">
            <text:p>15621</text:p>
          </table:table-cell>
          <table:table-cell office:value-type="string" table:style-name="ce1">
            <text:p>Rond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622" table:style-name="ce1">
            <text:p>19622</text:p>
          </table:table-cell>
          <table:table-cell office:value-type="string" table:style-name="ce1">
            <text:p>Ros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24" table:style-name="ce1">
            <text:p>73624</text:p>
          </table:table-cell>
          <table:table-cell office:value-type="string" table:style-name="ce1">
            <text:p>Rov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55" table:style-name="ce1">
            <text:p>68655</text:p>
          </table:table-cell>
          <table:table-cell office:value-type="string" table:style-name="ce1">
            <text:p>Sabana de Tor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34" table:style-name="ce1">
            <text:p>8634</text:p>
          </table:table-cell>
          <table:table-cell office:value-type="string" table:style-name="ce1">
            <text:p>Sabanagra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28" table:style-name="ce1">
            <text:p>5628</text:p>
          </table:table-cell>
          <table:table-cell office:value-type="string" table:style-name="ce1">
            <text:p>Sabanalar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38" table:style-name="ce1">
            <text:p>8638</text:p>
          </table:table-cell>
          <table:table-cell office:value-type="string" table:style-name="ce1">
            <text:p>Sabanalar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300" table:style-name="ce1">
            <text:p>85300</text:p>
          </table:table-cell>
          <table:table-cell office:value-type="string" table:style-name="ce1">
            <text:p>Sabanalar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660" table:style-name="ce1">
            <text:p>47660</text:p>
          </table:table-cell>
          <table:table-cell office:value-type="string" table:style-name="ce1">
            <text:p>Sabanas de San Ang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31" table:style-name="ce1">
            <text:p>5631</text:p>
          </table:table-cell>
          <table:table-cell office:value-type="string" table:style-name="ce1">
            <text:p>Sabane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32" table:style-name="ce1">
            <text:p>15632</text:p>
          </table:table-cell>
          <table:table-cell office:value-type="string" table:style-name="ce1">
            <text:p>Saboy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315" table:style-name="ce1">
            <text:p>85315</text:p>
          </table:table-cell>
          <table:table-cell office:value-type="string" table:style-name="ce1">
            <text:p>Sác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38" table:style-name="ce1">
            <text:p>15638</text:p>
          </table:table-cell>
          <table:table-cell office:value-type="string" table:style-name="ce1">
            <text:p>Sách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60" table:style-name="ce1">
            <text:p>23660</text:p>
          </table:table-cell>
          <table:table-cell office:value-type="string" table:style-name="ce1">
            <text:p>Sahagú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660" table:style-name="ce1">
            <text:p>41660</text:p>
          </table:table-cell>
          <table:table-cell office:value-type="string" table:style-name="ce1">
            <text:p>Saladoblan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53" table:style-name="ce1">
            <text:p>17653</text:p>
          </table:table-cell>
          <table:table-cell office:value-type="string" table:style-name="ce1">
            <text:p>Salam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675" table:style-name="ce1">
            <text:p>47675</text:p>
          </table:table-cell>
          <table:table-cell office:value-type="string" table:style-name="ce1">
            <text:p>Salam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660" table:style-name="ce1">
            <text:p>54660</text:p>
          </table:table-cell>
          <table:table-cell office:value-type="string" table:style-name="ce1">
            <text:p>Salaz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71" table:style-name="ce1">
            <text:p>73671</text:p>
          </table:table-cell>
          <table:table-cell office:value-type="string" table:style-name="ce1">
            <text:p>Saldañ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690" table:style-name="ce1">
            <text:p>63690</text:p>
          </table:table-cell>
          <table:table-cell office:value-type="string" table:style-name="ce1">
            <text:p>Sal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42" table:style-name="ce1">
            <text:p>5642</text:p>
          </table:table-cell>
          <table:table-cell office:value-type="string" table:style-name="ce1">
            <text:p>Salg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46" table:style-name="ce1">
            <text:p>15646</text:p>
          </table:table-cell>
          <table:table-cell office:value-type="string" table:style-name="ce1">
            <text:p>Sam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62" table:style-name="ce1">
            <text:p>17662</text:p>
          </table:table-cell>
          <table:table-cell office:value-type="string" table:style-name="ce1">
            <text:p>Sam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78" table:style-name="ce1">
            <text:p>52678</text:p>
          </table:table-cell>
          <table:table-cell office:value-type="string" table:style-name="ce1">
            <text:p>Samanie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670" table:style-name="ce1">
            <text:p>70670</text:p>
          </table:table-cell>
          <table:table-cell office:value-type="string" table:style-name="ce1">
            <text:p>Sampué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668" table:style-name="ce1">
            <text:p>41668</text:p>
          </table:table-cell>
          <table:table-cell office:value-type="string" table:style-name="ce1">
            <text:p>San Agust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710" table:style-name="ce1">
            <text:p>20710</text:p>
          </table:table-cell>
          <table:table-cell office:value-type="string" table:style-name="ce1">
            <text:p>San Alber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69" table:style-name="ce1">
            <text:p>68669</text:p>
          </table:table-cell>
          <table:table-cell office:value-type="string" table:style-name="ce1">
            <text:p>San André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rchipiélago de San Andrés, Providencia y Santa Catalina</text:p>
          </table:table-cell>
          <table:table-cell office:value-type="float" office:value="88001" table:style-name="ce1">
            <text:p>88001</text:p>
          </table:table-cell>
          <table:table-cell office:value-type="string" table:style-name="ce1">
            <text:p>San André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47" table:style-name="ce1">
            <text:p>5647</text:p>
          </table:table-cell>
          <table:table-cell office:value-type="string" table:style-name="ce1">
            <text:p>San Andrés de Cuerqu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835" table:style-name="ce1">
            <text:p>52835</text:p>
          </table:table-cell>
          <table:table-cell office:value-type="string" table:style-name="ce1">
            <text:p>San Andrés de Tum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70" table:style-name="ce1">
            <text:p>23670</text:p>
          </table:table-cell>
          <table:table-cell office:value-type="string" table:style-name="ce1">
            <text:p>San Andrés Sotav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72" table:style-name="ce1">
            <text:p>23672</text:p>
          </table:table-cell>
          <table:table-cell office:value-type="string" table:style-name="ce1">
            <text:p>San Ante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75" table:style-name="ce1">
            <text:p>73675</text:p>
          </table:table-cell>
          <table:table-cell office:value-type="string" table:style-name="ce1">
            <text:p>San Anton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45" table:style-name="ce1">
            <text:p>25645</text:p>
          </table:table-cell>
          <table:table-cell office:value-type="string" table:style-name="ce1">
            <text:p>San Antonio del Tequend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73" table:style-name="ce1">
            <text:p>68673</text:p>
          </table:table-cell>
          <table:table-cell office:value-type="string" table:style-name="ce1">
            <text:p>San Ben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678" table:style-name="ce1">
            <text:p>70678</text:p>
          </table:table-cell>
          <table:table-cell office:value-type="string" table:style-name="ce1">
            <text:p>San Benito Ab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49" table:style-name="ce1">
            <text:p>25649</text:p>
          </table:table-cell>
          <table:table-cell office:value-type="string" table:style-name="ce1">
            <text:p>San Bernar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85" table:style-name="ce1">
            <text:p>52685</text:p>
          </table:table-cell>
          <table:table-cell office:value-type="string" table:style-name="ce1">
            <text:p>San Bernar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75" table:style-name="ce1">
            <text:p>23675</text:p>
          </table:table-cell>
          <table:table-cell office:value-type="string" table:style-name="ce1">
            <text:p>San Bernardo del Vi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670" table:style-name="ce1">
            <text:p>54670</text:p>
          </table:table-cell>
          <table:table-cell office:value-type="string" table:style-name="ce1">
            <text:p>San Calix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49" table:style-name="ce1">
            <text:p>5649</text:p>
          </table:table-cell>
          <table:table-cell office:value-type="string" table:style-name="ce1">
            <text:p>San Carl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78" table:style-name="ce1">
            <text:p>23678</text:p>
          </table:table-cell>
          <table:table-cell office:value-type="string" table:style-name="ce1">
            <text:p>San Carl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80" table:style-name="ce1">
            <text:p>50680</text:p>
          </table:table-cell>
          <table:table-cell office:value-type="string" table:style-name="ce1">
            <text:p>San Carlos de Guar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53" table:style-name="ce1">
            <text:p>25653</text:p>
          </table:table-cell>
          <table:table-cell office:value-type="string" table:style-name="ce1">
            <text:p>San Cayet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673" table:style-name="ce1">
            <text:p>54673</text:p>
          </table:table-cell>
          <table:table-cell office:value-type="string" table:style-name="ce1">
            <text:p>San Cayet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20" table:style-name="ce1">
            <text:p>13620</text:p>
          </table:table-cell>
          <table:table-cell office:value-type="string" table:style-name="ce1">
            <text:p>San Cristób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750" table:style-name="ce1">
            <text:p>20750</text:p>
          </table:table-cell>
          <table:table-cell office:value-type="string" table:style-name="ce1">
            <text:p>San Die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60" table:style-name="ce1">
            <text:p>15660</text:p>
          </table:table-cell>
          <table:table-cell office:value-type="string" table:style-name="ce1">
            <text:p>San Eduar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47" table:style-name="ce1">
            <text:p>13647</text:p>
          </table:table-cell>
          <table:table-cell office:value-type="string" table:style-name="ce1">
            <text:p>San Estanisl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3" table:style-name="ce1">
            <text:p>94883</text:p>
          </table:table-cell>
          <table:table-cell office:value-type="string" table:style-name="ce1">
            <text:p>San Feli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50" table:style-name="ce1">
            <text:p>13650</text:p>
          </table:table-cell>
          <table:table-cell office:value-type="string" table:style-name="ce1">
            <text:p>San Fernan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52" table:style-name="ce1">
            <text:p>5652</text:p>
          </table:table-cell>
          <table:table-cell office:value-type="string" table:style-name="ce1">
            <text:p>San Francis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58" table:style-name="ce1">
            <text:p>25658</text:p>
          </table:table-cell>
          <table:table-cell office:value-type="string" table:style-name="ce1">
            <text:p>San Francis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755" table:style-name="ce1">
            <text:p>86755</text:p>
          </table:table-cell>
          <table:table-cell office:value-type="string" table:style-name="ce1">
            <text:p>San Francis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79" table:style-name="ce1">
            <text:p>68679</text:p>
          </table:table-cell>
          <table:table-cell office:value-type="string" table:style-name="ce1">
            <text:p>San G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54" table:style-name="ce1">
            <text:p>13654</text:p>
          </table:table-cell>
          <table:table-cell office:value-type="string" table:style-name="ce1">
            <text:p>San Jaci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55" table:style-name="ce1">
            <text:p>13655</text:p>
          </table:table-cell>
          <table:table-cell office:value-type="string" table:style-name="ce1">
            <text:p>San Jacinto del Cau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56" table:style-name="ce1">
            <text:p>5656</text:p>
          </table:table-cell>
          <table:table-cell office:value-type="string" table:style-name="ce1">
            <text:p>San Jeróni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82" table:style-name="ce1">
            <text:p>68682</text:p>
          </table:table-cell>
          <table:table-cell office:value-type="string" table:style-name="ce1">
            <text:p>San Joaqu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65" table:style-name="ce1">
            <text:p>17665</text:p>
          </table:table-cell>
          <table:table-cell office:value-type="string" table:style-name="ce1">
            <text:p>San Jos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58" table:style-name="ce1">
            <text:p>5658</text:p>
          </table:table-cell>
          <table:table-cell office:value-type="string" table:style-name="ce1">
            <text:p>San José de La Montañ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84" table:style-name="ce1">
            <text:p>68684</text:p>
          </table:table-cell>
          <table:table-cell office:value-type="string" table:style-name="ce1">
            <text:p>San José de Mira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64" table:style-name="ce1">
            <text:p>15664</text:p>
          </table:table-cell>
          <table:table-cell office:value-type="string" table:style-name="ce1">
            <text:p>San José de P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82" table:style-name="ce1">
            <text:p>23682</text:p>
          </table:table-cell>
          <table:table-cell office:value-type="string" table:style-name="ce1">
            <text:p>San José de Ur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610" table:style-name="ce1">
            <text:p>18610</text:p>
          </table:table-cell>
          <table:table-cell office:value-type="string" table:style-name="ce1">
            <text:p>San José del Fra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95001" table:style-name="ce1">
            <text:p>95001</text:p>
          </table:table-cell>
          <table:table-cell office:value-type="string" table:style-name="ce1">
            <text:p>San José del Guavi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660" table:style-name="ce1">
            <text:p>27660</text:p>
          </table:table-cell>
          <table:table-cell office:value-type="string" table:style-name="ce1">
            <text:p>San José del Pal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83" table:style-name="ce1">
            <text:p>50683</text:p>
          </table:table-cell>
          <table:table-cell office:value-type="string" table:style-name="ce1">
            <text:p>San Juan de Ar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02" table:style-name="ce1">
            <text:p>70702</text:p>
          </table:table-cell>
          <table:table-cell office:value-type="string" table:style-name="ce1">
            <text:p>San Juan de Betu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62" table:style-name="ce1">
            <text:p>25662</text:p>
          </table:table-cell>
          <table:table-cell office:value-type="string" table:style-name="ce1">
            <text:p>San Juan de Río Se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59" table:style-name="ce1">
            <text:p>5659</text:p>
          </table:table-cell>
          <table:table-cell office:value-type="string" table:style-name="ce1">
            <text:p>San Juan de Urab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650" table:style-name="ce1">
            <text:p>44650</text:p>
          </table:table-cell>
          <table:table-cell office:value-type="string" table:style-name="ce1">
            <text:p>San Juan del Ces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57" table:style-name="ce1">
            <text:p>13657</text:p>
          </table:table-cell>
          <table:table-cell office:value-type="string" table:style-name="ce1">
            <text:p>San Juan Nepomuce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86" table:style-name="ce1">
            <text:p>50686</text:p>
          </table:table-cell>
          <table:table-cell office:value-type="string" table:style-name="ce1">
            <text:p>San Juan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87" table:style-name="ce1">
            <text:p>52687</text:p>
          </table:table-cell>
          <table:table-cell office:value-type="string" table:style-name="ce1">
            <text:p>San Lorenz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60" table:style-name="ce1">
            <text:p>5660</text:p>
          </table:table-cell>
          <table:table-cell office:value-type="string" table:style-name="ce1">
            <text:p>San Lu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78" table:style-name="ce1">
            <text:p>73678</text:p>
          </table:table-cell>
          <table:table-cell office:value-type="string" table:style-name="ce1">
            <text:p>San Lu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67" table:style-name="ce1">
            <text:p>15667</text:p>
          </table:table-cell>
          <table:table-cell office:value-type="string" table:style-name="ce1">
            <text:p>San Luis de Gace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325" table:style-name="ce1">
            <text:p>85325</text:p>
          </table:table-cell>
          <table:table-cell office:value-type="string" table:style-name="ce1">
            <text:p>San Luis de Gace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42" table:style-name="ce1">
            <text:p>70742</text:p>
          </table:table-cell>
          <table:table-cell office:value-type="string" table:style-name="ce1">
            <text:p>San Luis de Sinc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08" table:style-name="ce1">
            <text:p>70708</text:p>
          </table:table-cell>
          <table:table-cell office:value-type="string" table:style-name="ce1">
            <text:p>San Marc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770" table:style-name="ce1">
            <text:p>20770</text:p>
          </table:table-cell>
          <table:table-cell office:value-type="string" table:style-name="ce1">
            <text:p>San Mart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89" table:style-name="ce1">
            <text:p>50689</text:p>
          </table:table-cell>
          <table:table-cell office:value-type="string" table:style-name="ce1">
            <text:p>San Mart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67" table:style-name="ce1">
            <text:p>13667</text:p>
          </table:table-cell>
          <table:table-cell office:value-type="string" table:style-name="ce1">
            <text:p>San Martín de L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73" table:style-name="ce1">
            <text:p>15673</text:p>
          </table:table-cell>
          <table:table-cell office:value-type="string" table:style-name="ce1">
            <text:p>San Mate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86" table:style-name="ce1">
            <text:p>68686</text:p>
          </table:table-cell>
          <table:table-cell office:value-type="string" table:style-name="ce1">
            <text:p>San Mig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757" table:style-name="ce1">
            <text:p>86757</text:p>
          </table:table-cell>
          <table:table-cell office:value-type="string" table:style-name="ce1">
            <text:p>San Mig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76" table:style-name="ce1">
            <text:p>15676</text:p>
          </table:table-cell>
          <table:table-cell office:value-type="string" table:style-name="ce1">
            <text:p>San Miguel de Se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13" table:style-name="ce1">
            <text:p>70713</text:p>
          </table:table-cell>
          <table:table-cell office:value-type="string" table:style-name="ce1">
            <text:p>San Onof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93" table:style-name="ce1">
            <text:p>52693</text:p>
          </table:table-cell>
          <table:table-cell office:value-type="string" table:style-name="ce1">
            <text:p>San Pab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70" table:style-name="ce1">
            <text:p>13670</text:p>
          </table:table-cell>
          <table:table-cell office:value-type="string" table:style-name="ce1">
            <text:p>San Pablo de Borb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81" table:style-name="ce1">
            <text:p>15681</text:p>
          </table:table-cell>
          <table:table-cell office:value-type="string" table:style-name="ce1">
            <text:p>San Pablo de Borb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64" table:style-name="ce1">
            <text:p>5664</text:p>
          </table:table-cell>
          <table:table-cell office:value-type="string" table:style-name="ce1">
            <text:p>San Ped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17" table:style-name="ce1">
            <text:p>70717</text:p>
          </table:table-cell>
          <table:table-cell office:value-type="string" table:style-name="ce1">
            <text:p>San Ped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670" table:style-name="ce1">
            <text:p>76670</text:p>
          </table:table-cell>
          <table:table-cell office:value-type="string" table:style-name="ce1">
            <text:p>San Ped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94" table:style-name="ce1">
            <text:p>52694</text:p>
          </table:table-cell>
          <table:table-cell office:value-type="string" table:style-name="ce1">
            <text:p>San Pedro de Carta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65" table:style-name="ce1">
            <text:p>5665</text:p>
          </table:table-cell>
          <table:table-cell office:value-type="string" table:style-name="ce1">
            <text:p>San Pedro de Ura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86" table:style-name="ce1">
            <text:p>23686</text:p>
          </table:table-cell>
          <table:table-cell office:value-type="string" table:style-name="ce1">
            <text:p>San Pelay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67" table:style-name="ce1">
            <text:p>5667</text:p>
          </table:table-cell>
          <table:table-cell office:value-type="string" table:style-name="ce1">
            <text:p>San Rafa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70" table:style-name="ce1">
            <text:p>5670</text:p>
          </table:table-cell>
          <table:table-cell office:value-type="string" table:style-name="ce1">
            <text:p>San Ro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693" table:style-name="ce1">
            <text:p>19693</text:p>
          </table:table-cell>
          <table:table-cell office:value-type="string" table:style-name="ce1">
            <text:p>San Sebasti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692" table:style-name="ce1">
            <text:p>47692</text:p>
          </table:table-cell>
          <table:table-cell office:value-type="string" table:style-name="ce1">
            <text:p>San Sebastián de Buena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74" table:style-name="ce1">
            <text:p>5674</text:p>
          </table:table-cell>
          <table:table-cell office:value-type="string" table:style-name="ce1">
            <text:p>San Vice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89" table:style-name="ce1">
            <text:p>68689</text:p>
          </table:table-cell>
          <table:table-cell office:value-type="string" table:style-name="ce1">
            <text:p>San Vicente de Chucu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753" table:style-name="ce1">
            <text:p>18753</text:p>
          </table:table-cell>
          <table:table-cell office:value-type="string" table:style-name="ce1">
            <text:p>San Vicente del Cagu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03" table:style-name="ce1">
            <text:p>47703</text:p>
          </table:table-cell>
          <table:table-cell office:value-type="string" table:style-name="ce1">
            <text:p>San Zen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83" table:style-name="ce1">
            <text:p>52683</text:p>
          </table:table-cell>
          <table:table-cell office:value-type="string" table:style-name="ce1">
            <text:p>Sando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07" table:style-name="ce1">
            <text:p>47707</text:p>
          </table:table-cell>
          <table:table-cell office:value-type="string" table:style-name="ce1">
            <text:p>Santa 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79" table:style-name="ce1">
            <text:p>5679</text:p>
          </table:table-cell>
          <table:table-cell office:value-type="string" table:style-name="ce1">
            <text:p>Santa Bárb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96" table:style-name="ce1">
            <text:p>52696</text:p>
          </table:table-cell>
          <table:table-cell office:value-type="string" table:style-name="ce1">
            <text:p>Santa Bárb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05" table:style-name="ce1">
            <text:p>68705</text:p>
          </table:table-cell>
          <table:table-cell office:value-type="string" table:style-name="ce1">
            <text:p>Santa Bárb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20" table:style-name="ce1">
            <text:p>47720</text:p>
          </table:table-cell>
          <table:table-cell office:value-type="string" table:style-name="ce1">
            <text:p>Santa Bárbara de Pi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73" table:style-name="ce1">
            <text:p>13673</text:p>
          </table:table-cell>
          <table:table-cell office:value-type="string" table:style-name="ce1">
            <text:p>Santa Catal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57" table:style-name="ce1">
            <text:p>15757</text:p>
          </table:table-cell>
          <table:table-cell office:value-type="string" table:style-name="ce1">
            <text:p>Soch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20" table:style-name="ce1">
            <text:p>68720</text:p>
          </table:table-cell>
          <table:table-cell office:value-type="string" table:style-name="ce1">
            <text:p>Santa Helena del Op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86" table:style-name="ce1">
            <text:p>73686</text:p>
          </table:table-cell>
          <table:table-cell office:value-type="string" table:style-name="ce1">
            <text:p>Santa Is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75" table:style-name="ce1">
            <text:p>8675</text:p>
          </table:table-cell>
          <table:table-cell office:value-type="string" table:style-name="ce1">
            <text:p>Santa Luc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90" table:style-name="ce1">
            <text:p>15690</text:p>
          </table:table-cell>
          <table:table-cell office:value-type="string" table:style-name="ce1">
            <text:p>Santa Ma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676" table:style-name="ce1">
            <text:p>41676</text:p>
          </table:table-cell>
          <table:table-cell office:value-type="string" table:style-name="ce1">
            <text:p>Santa Ma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001" table:style-name="ce1">
            <text:p>47001</text:p>
          </table:table-cell>
          <table:table-cell office:value-type="string" table:style-name="ce1">
            <text:p>Santa Mar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83" table:style-name="ce1">
            <text:p>13683</text:p>
          </table:table-cell>
          <table:table-cell office:value-type="string" table:style-name="ce1">
            <text:p>Santa R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01" table:style-name="ce1">
            <text:p>19701</text:p>
          </table:table-cell>
          <table:table-cell office:value-type="string" table:style-name="ce1">
            <text:p>Santa R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682" table:style-name="ce1">
            <text:p>66682</text:p>
          </table:table-cell>
          <table:table-cell office:value-type="string" table:style-name="ce1">
            <text:p>Santa Rosa de Cab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86" table:style-name="ce1">
            <text:p>5686</text:p>
          </table:table-cell>
          <table:table-cell office:value-type="string" table:style-name="ce1">
            <text:p>Santa Rosa de Os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93" table:style-name="ce1">
            <text:p>15693</text:p>
          </table:table-cell>
          <table:table-cell office:value-type="string" table:style-name="ce1">
            <text:p>Santa Rosa de Viter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88" table:style-name="ce1">
            <text:p>13688</text:p>
          </table:table-cell>
          <table:table-cell office:value-type="string" table:style-name="ce1">
            <text:p>Santa Rosa del S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99624" table:style-name="ce1">
            <text:p>99624</text:p>
          </table:table-cell>
          <table:table-cell office:value-type="string" table:style-name="ce1">
            <text:p>Santa Rosal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96" table:style-name="ce1">
            <text:p>15696</text:p>
          </table:table-cell>
          <table:table-cell office:value-type="string" table:style-name="ce1">
            <text:p>Santa Sof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99" table:style-name="ce1">
            <text:p>52699</text:p>
          </table:table-cell>
          <table:table-cell office:value-type="string" table:style-name="ce1">
            <text:p>Santacru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42" table:style-name="ce1">
            <text:p>5042</text:p>
          </table:table-cell>
          <table:table-cell office:value-type="string" table:style-name="ce1">
            <text:p>Santafé de Antioqu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86" table:style-name="ce1">
            <text:p>15686</text:p>
          </table:table-cell>
          <table:table-cell office:value-type="string" table:style-name="ce1">
            <text:p>Sant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698" table:style-name="ce1">
            <text:p>19698</text:p>
          </table:table-cell>
          <table:table-cell office:value-type="string" table:style-name="ce1">
            <text:p>Santander de Quilich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680" table:style-name="ce1">
            <text:p>54680</text:p>
          </table:table-cell>
          <table:table-cell office:value-type="string" table:style-name="ce1">
            <text:p>Santia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760" table:style-name="ce1">
            <text:p>86760</text:p>
          </table:table-cell>
          <table:table-cell office:value-type="string" table:style-name="ce1">
            <text:p>Santia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820" table:style-name="ce1">
            <text:p>70820</text:p>
          </table:table-cell>
          <table:table-cell office:value-type="string" table:style-name="ce1">
            <text:p>Santiago de Tolú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90" table:style-name="ce1">
            <text:p>5690</text:p>
          </table:table-cell>
          <table:table-cell office:value-type="string" table:style-name="ce1">
            <text:p>Santo Domin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85" table:style-name="ce1">
            <text:p>8685</text:p>
          </table:table-cell>
          <table:table-cell office:value-type="string" table:style-name="ce1">
            <text:p>Santo Tomá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687" table:style-name="ce1">
            <text:p>66687</text:p>
          </table:table-cell>
          <table:table-cell office:value-type="string" table:style-name="ce1">
            <text:p>Santu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720" table:style-name="ce1">
            <text:p>52720</text:p>
          </table:table-cell>
          <table:table-cell office:value-type="string" table:style-name="ce1">
            <text:p>Sapu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736" table:style-name="ce1">
            <text:p>81736</text:p>
          </table:table-cell>
          <table:table-cell office:value-type="string" table:style-name="ce1">
            <text:p>Sarav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720" table:style-name="ce1">
            <text:p>54720</text:p>
          </table:table-cell>
          <table:table-cell office:value-type="string" table:style-name="ce1">
            <text:p>Sardina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18" table:style-name="ce1">
            <text:p>25718</text:p>
          </table:table-cell>
          <table:table-cell office:value-type="string" table:style-name="ce1">
            <text:p>Sas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20" table:style-name="ce1">
            <text:p>15720</text:p>
          </table:table-cell>
          <table:table-cell office:value-type="string" table:style-name="ce1">
            <text:p>Sativano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23" table:style-name="ce1">
            <text:p>15723</text:p>
          </table:table-cell>
          <table:table-cell office:value-type="string" table:style-name="ce1">
            <text:p>Sativas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36" table:style-name="ce1">
            <text:p>5736</text:p>
          </table:table-cell>
          <table:table-cell office:value-type="string" table:style-name="ce1">
            <text:p>Sego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36" table:style-name="ce1">
            <text:p>25736</text:p>
          </table:table-cell>
          <table:table-cell office:value-type="string" table:style-name="ce1">
            <text:p>Sesquil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736" table:style-name="ce1">
            <text:p>76736</text:p>
          </table:table-cell>
          <table:table-cell office:value-type="string" table:style-name="ce1">
            <text:p>Sev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40" table:style-name="ce1">
            <text:p>15740</text:p>
          </table:table-cell>
          <table:table-cell office:value-type="string" table:style-name="ce1">
            <text:p>Siacho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40" table:style-name="ce1">
            <text:p>25740</text:p>
          </table:table-cell>
          <table:table-cell office:value-type="string" table:style-name="ce1">
            <text:p>Sibat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749" table:style-name="ce1">
            <text:p>86749</text:p>
          </table:table-cell>
          <table:table-cell office:value-type="string" table:style-name="ce1">
            <text:p>Sibundo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743" table:style-name="ce1">
            <text:p>54743</text:p>
          </table:table-cell>
          <table:table-cell office:value-type="string" table:style-name="ce1">
            <text:p>Sil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43" table:style-name="ce1">
            <text:p>25743</text:p>
          </table:table-cell>
          <table:table-cell office:value-type="string" table:style-name="ce1">
            <text:p>Silv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43" table:style-name="ce1">
            <text:p>19743</text:p>
          </table:table-cell>
          <table:table-cell office:value-type="string" table:style-name="ce1">
            <text:p>Sil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45" table:style-name="ce1">
            <text:p>68745</text:p>
          </table:table-cell>
          <table:table-cell office:value-type="string" table:style-name="ce1">
            <text:p>Simac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45" table:style-name="ce1">
            <text:p>25745</text:p>
          </table:table-cell>
          <table:table-cell office:value-type="string" table:style-name="ce1">
            <text:p>Simija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744" table:style-name="ce1">
            <text:p>13744</text:p>
          </table:table-cell>
          <table:table-cell office:value-type="string" table:style-name="ce1">
            <text:p>Simit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001" table:style-name="ce1">
            <text:p>70001</text:p>
          </table:table-cell>
          <table:table-cell office:value-type="string" table:style-name="ce1">
            <text:p>Sincel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745" table:style-name="ce1">
            <text:p>27745</text:p>
          </table:table-cell>
          <table:table-cell office:value-type="string" table:style-name="ce1">
            <text:p>Si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45" table:style-name="ce1">
            <text:p>47745</text:p>
          </table:table-cell>
          <table:table-cell office:value-type="string" table:style-name="ce1">
            <text:p>Sitio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54" table:style-name="ce1">
            <text:p>25754</text:p>
          </table:table-cell>
          <table:table-cell office:value-type="string" table:style-name="ce1">
            <text:p>Soach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53" table:style-name="ce1">
            <text:p>15753</text:p>
          </table:table-cell>
          <table:table-cell office:value-type="string" table:style-name="ce1">
            <text:p>So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55" table:style-name="ce1">
            <text:p>68755</text:p>
          </table:table-cell>
          <table:table-cell office:value-type="string" table:style-name="ce1">
            <text:p>Socor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55" table:style-name="ce1">
            <text:p>15755</text:p>
          </table:table-cell>
          <table:table-cell office:value-type="string" table:style-name="ce1">
            <text:p>Soco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59" table:style-name="ce1">
            <text:p>15759</text:p>
          </table:table-cell>
          <table:table-cell office:value-type="string" table:style-name="ce1">
            <text:p>Sogamo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756" table:style-name="ce1">
            <text:p>18756</text:p>
          </table:table-cell>
          <table:table-cell office:value-type="string" table:style-name="ce1">
            <text:p>Sol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758" table:style-name="ce1">
            <text:p>8758</text:p>
          </table:table-cell>
          <table:table-cell office:value-type="string" table:style-name="ce1">
            <text:p>Soled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785" table:style-name="ce1">
            <text:p>18785</text:p>
          </table:table-cell>
          <table:table-cell office:value-type="string" table:style-name="ce1">
            <text:p>Sol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61" table:style-name="ce1">
            <text:p>15761</text:p>
          </table:table-cell>
          <table:table-cell office:value-type="string" table:style-name="ce1">
            <text:p>Somondo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56" table:style-name="ce1">
            <text:p>5756</text:p>
          </table:table-cell>
          <table:table-cell office:value-type="string" table:style-name="ce1">
            <text:p>Sons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61" table:style-name="ce1">
            <text:p>5761</text:p>
          </table:table-cell>
          <table:table-cell office:value-type="string" table:style-name="ce1">
            <text:p>Sopetr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760" table:style-name="ce1">
            <text:p>13760</text:p>
          </table:table-cell>
          <table:table-cell office:value-type="string" table:style-name="ce1">
            <text:p>Soplavi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58" table:style-name="ce1">
            <text:p>25758</text:p>
          </table:table-cell>
          <table:table-cell office:value-type="string" table:style-name="ce1">
            <text:p>Sop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62" table:style-name="ce1">
            <text:p>15762</text:p>
          </table:table-cell>
          <table:table-cell office:value-type="string" table:style-name="ce1">
            <text:p>So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64" table:style-name="ce1">
            <text:p>15764</text:p>
          </table:table-cell>
          <table:table-cell office:value-type="string" table:style-name="ce1">
            <text:p>Sor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63" table:style-name="ce1">
            <text:p>15763</text:p>
          </table:table-cell>
          <table:table-cell office:value-type="string" table:style-name="ce1">
            <text:p>Sotaqu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60" table:style-name="ce1">
            <text:p>19760</text:p>
          </table:table-cell>
          <table:table-cell office:value-type="string" table:style-name="ce1">
            <text:p>Sot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70" table:style-name="ce1">
            <text:p>68770</text:p>
          </table:table-cell>
          <table:table-cell office:value-type="string" table:style-name="ce1">
            <text:p>Sua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770" table:style-name="ce1">
            <text:p>8770</text:p>
          </table:table-cell>
          <table:table-cell office:value-type="string" table:style-name="ce1">
            <text:p>Su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80" table:style-name="ce1">
            <text:p>19780</text:p>
          </table:table-cell>
          <table:table-cell office:value-type="string" table:style-name="ce1">
            <text:p>Suár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770" table:style-name="ce1">
            <text:p>73770</text:p>
          </table:table-cell>
          <table:table-cell office:value-type="string" table:style-name="ce1">
            <text:p>Suár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770" table:style-name="ce1">
            <text:p>41770</text:p>
          </table:table-cell>
          <table:table-cell office:value-type="string" table:style-name="ce1">
            <text:p>Sua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69" table:style-name="ce1">
            <text:p>25769</text:p>
          </table:table-cell>
          <table:table-cell office:value-type="string" table:style-name="ce1">
            <text:p>Subacho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85" table:style-name="ce1">
            <text:p>19785</text:p>
          </table:table-cell>
          <table:table-cell office:value-type="string" table:style-name="ce1">
            <text:p>Suc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73" table:style-name="ce1">
            <text:p>68773</text:p>
          </table:table-cell>
          <table:table-cell office:value-type="string" table:style-name="ce1">
            <text:p>Suc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71" table:style-name="ce1">
            <text:p>70771</text:p>
          </table:table-cell>
          <table:table-cell office:value-type="string" table:style-name="ce1">
            <text:p>Suc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72" table:style-name="ce1">
            <text:p>25772</text:p>
          </table:table-cell>
          <table:table-cell office:value-type="string" table:style-name="ce1">
            <text:p>Sue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77" table:style-name="ce1">
            <text:p>25777</text:p>
          </table:table-cell>
          <table:table-cell office:value-type="string" table:style-name="ce1">
            <text:p>Sup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777" table:style-name="ce1">
            <text:p>17777</text:p>
          </table:table-cell>
          <table:table-cell office:value-type="string" table:style-name="ce1">
            <text:p>Sup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80" table:style-name="ce1">
            <text:p>68780</text:p>
          </table:table-cell>
          <table:table-cell office:value-type="string" table:style-name="ce1">
            <text:p>Sur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79" table:style-name="ce1">
            <text:p>25779</text:p>
          </table:table-cell>
          <table:table-cell office:value-type="string" table:style-name="ce1">
            <text:p>Su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74" table:style-name="ce1">
            <text:p>15774</text:p>
          </table:table-cell>
          <table:table-cell office:value-type="string" table:style-name="ce1">
            <text:p>Susac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76" table:style-name="ce1">
            <text:p>15776</text:p>
          </table:table-cell>
          <table:table-cell office:value-type="string" table:style-name="ce1">
            <text:p>Sutamarch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81" table:style-name="ce1">
            <text:p>25781</text:p>
          </table:table-cell>
          <table:table-cell office:value-type="string" table:style-name="ce1">
            <text:p>Sutatau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78" table:style-name="ce1">
            <text:p>15778</text:p>
          </table:table-cell>
          <table:table-cell office:value-type="string" table:style-name="ce1">
            <text:p>Sutate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85" table:style-name="ce1">
            <text:p>25785</text:p>
          </table:table-cell>
          <table:table-cell office:value-type="string" table:style-name="ce1">
            <text:p>Tab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787" table:style-name="ce1">
            <text:p>27787</text:p>
          </table:table-cell>
          <table:table-cell office:value-type="string" table:style-name="ce1">
            <text:p>Ta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780" table:style-name="ce1">
            <text:p>13780</text:p>
          </table:table-cell>
          <table:table-cell office:value-type="string" table:style-name="ce1">
            <text:p>Talaigua 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787" table:style-name="ce1">
            <text:p>20787</text:p>
          </table:table-cell>
          <table:table-cell office:value-type="string" table:style-name="ce1">
            <text:p>Tamalame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400" table:style-name="ce1">
            <text:p>85400</text:p>
          </table:table-cell>
          <table:table-cell office:value-type="string" table:style-name="ce1">
            <text:p>Tám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794" table:style-name="ce1">
            <text:p>81794</text:p>
          </table:table-cell>
          <table:table-cell office:value-type="string" table:style-name="ce1">
            <text:p>Ta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89" table:style-name="ce1">
            <text:p>5789</text:p>
          </table:table-cell>
          <table:table-cell office:value-type="string" table:style-name="ce1">
            <text:p>Táme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786" table:style-name="ce1">
            <text:p>52786</text:p>
          </table:table-cell>
          <table:table-cell office:value-type="string" table:style-name="ce1">
            <text:p>Taminan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788" table:style-name="ce1">
            <text:p>52788</text:p>
          </table:table-cell>
          <table:table-cell office:value-type="string" table:style-name="ce1">
            <text:p>Tan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666" table:style-name="ce1">
            <text:p>97666</text:p>
          </table:table-cell>
          <table:table-cell office:value-type="string" table:style-name="ce1">
            <text:p>Tara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798" table:style-name="ce1">
            <text:p>91798</text:p>
          </table:table-cell>
          <table:table-cell office:value-type="string" table:style-name="ce1">
            <text:p>Tarap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90" table:style-name="ce1">
            <text:p>5790</text:p>
          </table:table-cell>
          <table:table-cell office:value-type="string" table:style-name="ce1">
            <text:p>Taraz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791" table:style-name="ce1">
            <text:p>41791</text:p>
          </table:table-cell>
          <table:table-cell office:value-type="string" table:style-name="ce1">
            <text:p>Tarq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92" table:style-name="ce1">
            <text:p>5792</text:p>
          </table:table-cell>
          <table:table-cell office:value-type="string" table:style-name="ce1">
            <text:p>Tar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90" table:style-name="ce1">
            <text:p>15790</text:p>
          </table:table-cell>
          <table:table-cell office:value-type="string" table:style-name="ce1">
            <text:p>Tas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410" table:style-name="ce1">
            <text:p>85410</text:p>
          </table:table-cell>
          <table:table-cell office:value-type="string" table:style-name="ce1">
            <text:p>Tauram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93" table:style-name="ce1">
            <text:p>25793</text:p>
          </table:table-cell>
          <table:table-cell office:value-type="string" table:style-name="ce1">
            <text:p>Tau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799" table:style-name="ce1">
            <text:p>41799</text:p>
          </table:table-cell>
          <table:table-cell office:value-type="string" table:style-name="ce1">
            <text:p>T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97" table:style-name="ce1">
            <text:p>25797</text:p>
          </table:table-cell>
          <table:table-cell office:value-type="string" table:style-name="ce1">
            <text:p>T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98" table:style-name="ce1">
            <text:p>47798</text:p>
          </table:table-cell>
          <table:table-cell office:value-type="string" table:style-name="ce1">
            <text:p>Tenerif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99" table:style-name="ce1">
            <text:p>25799</text:p>
          </table:table-cell>
          <table:table-cell office:value-type="string" table:style-name="ce1">
            <text:p>Ten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98" table:style-name="ce1">
            <text:p>15798</text:p>
          </table:table-cell>
          <table:table-cell office:value-type="string" table:style-name="ce1">
            <text:p>Te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00" table:style-name="ce1">
            <text:p>54800</text:p>
          </table:table-cell>
          <table:table-cell office:value-type="string" table:style-name="ce1">
            <text:p>Teor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801" table:style-name="ce1">
            <text:p>41801</text:p>
          </table:table-cell>
          <table:table-cell office:value-type="string" table:style-name="ce1">
            <text:p>Ter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797" table:style-name="ce1">
            <text:p>41797</text:p>
          </table:table-cell>
          <table:table-cell office:value-type="string" table:style-name="ce1">
            <text:p>Tesa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05" table:style-name="ce1">
            <text:p>25805</text:p>
          </table:table-cell>
          <table:table-cell office:value-type="string" table:style-name="ce1">
            <text:p>Tibacu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04" table:style-name="ce1">
            <text:p>15804</text:p>
          </table:table-cell>
          <table:table-cell office:value-type="string" table:style-name="ce1">
            <text:p>Tib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06" table:style-name="ce1">
            <text:p>15806</text:p>
          </table:table-cell>
          <table:table-cell office:value-type="string" table:style-name="ce1">
            <text:p>Tibas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07" table:style-name="ce1">
            <text:p>25807</text:p>
          </table:table-cell>
          <table:table-cell office:value-type="string" table:style-name="ce1">
            <text:p>Tibir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10" table:style-name="ce1">
            <text:p>54810</text:p>
          </table:table-cell>
          <table:table-cell office:value-type="string" table:style-name="ce1">
            <text:p>Tibú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807" table:style-name="ce1">
            <text:p>23807</text:p>
          </table:table-cell>
          <table:table-cell office:value-type="string" table:style-name="ce1">
            <text:p>Tierral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807" table:style-name="ce1">
            <text:p>41807</text:p>
          </table:table-cell>
          <table:table-cell office:value-type="string" table:style-name="ce1">
            <text:p>Tim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07" table:style-name="ce1">
            <text:p>19807</text:p>
          </table:table-cell>
          <table:table-cell office:value-type="string" table:style-name="ce1">
            <text:p>Timb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09" table:style-name="ce1">
            <text:p>19809</text:p>
          </table:table-cell>
          <table:table-cell office:value-type="string" table:style-name="ce1">
            <text:p>Timbi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08" table:style-name="ce1">
            <text:p>15808</text:p>
          </table:table-cell>
          <table:table-cell office:value-type="string" table:style-name="ce1">
            <text:p>Tinj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10" table:style-name="ce1">
            <text:p>15810</text:p>
          </table:table-cell>
          <table:table-cell office:value-type="string" table:style-name="ce1">
            <text:p>Tipaco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10" table:style-name="ce1">
            <text:p>13810</text:p>
          </table:table-cell>
          <table:table-cell office:value-type="string" table:style-name="ce1">
            <text:p>Tiquis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09" table:style-name="ce1">
            <text:p>5809</text:p>
          </table:table-cell>
          <table:table-cell office:value-type="string" table:style-name="ce1">
            <text:p>Titirib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14" table:style-name="ce1">
            <text:p>15814</text:p>
          </table:table-cell>
          <table:table-cell office:value-type="string" table:style-name="ce1">
            <text:p>To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15" table:style-name="ce1">
            <text:p>25815</text:p>
          </table:table-cell>
          <table:table-cell office:value-type="string" table:style-name="ce1">
            <text:p>Toc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17" table:style-name="ce1">
            <text:p>25817</text:p>
          </table:table-cell>
          <table:table-cell office:value-type="string" table:style-name="ce1">
            <text:p>Tocancip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16" table:style-name="ce1">
            <text:p>15816</text:p>
          </table:table-cell>
          <table:table-cell office:value-type="string" table:style-name="ce1">
            <text:p>Togü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19" table:style-name="ce1">
            <text:p>5819</text:p>
          </table:table-cell>
          <table:table-cell office:value-type="string" table:style-name="ce1">
            <text:p>Tol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20" table:style-name="ce1">
            <text:p>54820</text:p>
          </table:table-cell>
          <table:table-cell office:value-type="string" table:style-name="ce1">
            <text:p>Tol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823" table:style-name="ce1">
            <text:p>70823</text:p>
          </table:table-cell>
          <table:table-cell office:value-type="string" table:style-name="ce1">
            <text:p>Tolú Vi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20" table:style-name="ce1">
            <text:p>68820</text:p>
          </table:table-cell>
          <table:table-cell office:value-type="string" table:style-name="ce1">
            <text:p>To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20" table:style-name="ce1">
            <text:p>15820</text:p>
          </table:table-cell>
          <table:table-cell office:value-type="string" table:style-name="ce1">
            <text:p>Tóp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23" table:style-name="ce1">
            <text:p>25823</text:p>
          </table:table-cell>
          <table:table-cell office:value-type="string" table:style-name="ce1">
            <text:p>Topai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21" table:style-name="ce1">
            <text:p>19821</text:p>
          </table:table-cell>
          <table:table-cell office:value-type="string" table:style-name="ce1">
            <text:p>Torib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23" table:style-name="ce1">
            <text:p>76823</text:p>
          </table:table-cell>
          <table:table-cell office:value-type="string" table:style-name="ce1">
            <text:p>T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22" table:style-name="ce1">
            <text:p>15822</text:p>
          </table:table-cell>
          <table:table-cell office:value-type="string" table:style-name="ce1">
            <text:p>T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24" table:style-name="ce1">
            <text:p>19824</text:p>
          </table:table-cell>
          <table:table-cell office:value-type="string" table:style-name="ce1">
            <text:p>Totor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430" table:style-name="ce1">
            <text:p>85430</text:p>
          </table:table-cell>
          <table:table-cell office:value-type="string" table:style-name="ce1">
            <text:p>Trinid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28" table:style-name="ce1">
            <text:p>76828</text:p>
          </table:table-cell>
          <table:table-cell office:value-type="string" table:style-name="ce1">
            <text:p>Truj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832" table:style-name="ce1">
            <text:p>8832</text:p>
          </table:table-cell>
          <table:table-cell office:value-type="string" table:style-name="ce1">
            <text:p>Tuba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815" table:style-name="ce1">
            <text:p>23815</text:p>
          </table:table-cell>
          <table:table-cell office:value-type="string" table:style-name="ce1">
            <text:p>Tuch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34" table:style-name="ce1">
            <text:p>76834</text:p>
          </table:table-cell>
          <table:table-cell office:value-type="string" table:style-name="ce1">
            <text:p>Tulu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01" table:style-name="ce1">
            <text:p>15001</text:p>
          </table:table-cell>
          <table:table-cell office:value-type="string" table:style-name="ce1">
            <text:p>Tun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32" table:style-name="ce1">
            <text:p>15832</text:p>
          </table:table-cell>
          <table:table-cell office:value-type="string" table:style-name="ce1">
            <text:p>Tunungu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838" table:style-name="ce1">
            <text:p>52838</text:p>
          </table:table-cell>
          <table:table-cell office:value-type="string" table:style-name="ce1">
            <text:p>Túquer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36" table:style-name="ce1">
            <text:p>13836</text:p>
          </table:table-cell>
          <table:table-cell office:value-type="string" table:style-name="ce1">
            <text:p>Turb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38" table:style-name="ce1">
            <text:p>13838</text:p>
          </table:table-cell>
          <table:table-cell office:value-type="string" table:style-name="ce1">
            <text:p>Turb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37" table:style-name="ce1">
            <text:p>5837</text:p>
          </table:table-cell>
          <table:table-cell office:value-type="string" table:style-name="ce1">
            <text:p>Tur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35" table:style-name="ce1">
            <text:p>15835</text:p>
          </table:table-cell>
          <table:table-cell office:value-type="string" table:style-name="ce1">
            <text:p>Turmequ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37" table:style-name="ce1">
            <text:p>15837</text:p>
          </table:table-cell>
          <table:table-cell office:value-type="string" table:style-name="ce1">
            <text:p>Tu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39" table:style-name="ce1">
            <text:p>15839</text:p>
          </table:table-cell>
          <table:table-cell office:value-type="string" table:style-name="ce1">
            <text:p>Tutaz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39" table:style-name="ce1">
            <text:p>25839</text:p>
          </table:table-cell>
          <table:table-cell office:value-type="string" table:style-name="ce1">
            <text:p>Ubal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41" table:style-name="ce1">
            <text:p>25841</text:p>
          </table:table-cell>
          <table:table-cell office:value-type="string" table:style-name="ce1">
            <text:p>Uba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45" table:style-name="ce1">
            <text:p>76845</text:p>
          </table:table-cell>
          <table:table-cell office:value-type="string" table:style-name="ce1">
            <text:p>Ull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42" table:style-name="ce1">
            <text:p>15842</text:p>
          </table:table-cell>
          <table:table-cell office:value-type="string" table:style-name="ce1">
            <text:p>Umb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45" table:style-name="ce1">
            <text:p>25845</text:p>
          </table:table-cell>
          <table:table-cell office:value-type="string" table:style-name="ce1">
            <text:p>U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800" table:style-name="ce1">
            <text:p>27800</text:p>
          </table:table-cell>
          <table:table-cell office:value-type="string" table:style-name="ce1">
            <text:p>Ungu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810" table:style-name="ce1">
            <text:p>27810</text:p>
          </table:table-cell>
          <table:table-cell office:value-type="string" table:style-name="ce1">
            <text:p>Unión Panameric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42" table:style-name="ce1">
            <text:p>5842</text:p>
          </table:table-cell>
          <table:table-cell office:value-type="string" table:style-name="ce1">
            <text:p>Uram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70" table:style-name="ce1">
            <text:p>50370</text:p>
          </table:table-cell>
          <table:table-cell office:value-type="string" table:style-name="ce1">
            <text:p>Urib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847" table:style-name="ce1">
            <text:p>44847</text:p>
          </table:table-cell>
          <table:table-cell office:value-type="string" table:style-name="ce1">
            <text:p>Urib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47" table:style-name="ce1">
            <text:p>5847</text:p>
          </table:table-cell>
          <table:table-cell office:value-type="string" table:style-name="ce1">
            <text:p>Urr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855" table:style-name="ce1">
            <text:p>44855</text:p>
          </table:table-cell>
          <table:table-cell office:value-type="string" table:style-name="ce1">
            <text:p>Urum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849" table:style-name="ce1">
            <text:p>8849</text:p>
          </table:table-cell>
          <table:table-cell office:value-type="string" table:style-name="ce1">
            <text:p>Usiacu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51" table:style-name="ce1">
            <text:p>25851</text:p>
          </table:table-cell>
          <table:table-cell office:value-type="string" table:style-name="ce1">
            <text:p>Út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54" table:style-name="ce1">
            <text:p>5854</text:p>
          </table:table-cell>
          <table:table-cell office:value-type="string" table:style-name="ce1">
            <text:p>Valdi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855" table:style-name="ce1">
            <text:p>23855</text:p>
          </table:table-cell>
          <table:table-cell office:value-type="string" table:style-name="ce1">
            <text:p>Val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865" table:style-name="ce1">
            <text:p>86865</text:p>
          </table:table-cell>
          <table:table-cell office:value-type="string" table:style-name="ce1">
            <text:p>Valle de Guam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55" table:style-name="ce1">
            <text:p>68855</text:p>
          </table:table-cell>
          <table:table-cell office:value-type="string" table:style-name="ce1">
            <text:p>Valle de San Jos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854" table:style-name="ce1">
            <text:p>73854</text:p>
          </table:table-cell>
          <table:table-cell office:value-type="string" table:style-name="ce1">
            <text:p>Valle de San Ju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01" table:style-name="ce1">
            <text:p>20001</text:p>
          </table:table-cell>
          <table:table-cell office:value-type="string" table:style-name="ce1">
            <text:p>Valledup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56" table:style-name="ce1">
            <text:p>5856</text:p>
          </table:table-cell>
          <table:table-cell office:value-type="string" table:style-name="ce1">
            <text:p>Valparaí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860" table:style-name="ce1">
            <text:p>18860</text:p>
          </table:table-cell>
          <table:table-cell office:value-type="string" table:style-name="ce1">
            <text:p>Valparaí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58" table:style-name="ce1">
            <text:p>5858</text:p>
          </table:table-cell>
          <table:table-cell office:value-type="string" table:style-name="ce1">
            <text:p>Vegach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61" table:style-name="ce1">
            <text:p>68861</text:p>
          </table:table-cell>
          <table:table-cell office:value-type="string" table:style-name="ce1">
            <text:p>Vél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861" table:style-name="ce1">
            <text:p>73861</text:p>
          </table:table-cell>
          <table:table-cell office:value-type="string" table:style-name="ce1">
            <text:p>Venad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61" table:style-name="ce1">
            <text:p>5861</text:p>
          </table:table-cell>
          <table:table-cell office:value-type="string" table:style-name="ce1">
            <text:p>Vene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06" table:style-name="ce1">
            <text:p>25506</text:p>
          </table:table-cell>
          <table:table-cell office:value-type="string" table:style-name="ce1">
            <text:p>Vene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61" table:style-name="ce1">
            <text:p>15861</text:p>
          </table:table-cell>
          <table:table-cell office:value-type="string" table:style-name="ce1">
            <text:p>Ventaquem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62" table:style-name="ce1">
            <text:p>25862</text:p>
          </table:table-cell>
          <table:table-cell office:value-type="string" table:style-name="ce1">
            <text:p>Verg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63" table:style-name="ce1">
            <text:p>76863</text:p>
          </table:table-cell>
          <table:table-cell office:value-type="string" table:style-name="ce1">
            <text:p>Versal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67" table:style-name="ce1">
            <text:p>68867</text:p>
          </table:table-cell>
          <table:table-cell office:value-type="string" table:style-name="ce1">
            <text:p>Vet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67" table:style-name="ce1">
            <text:p>25867</text:p>
          </table:table-cell>
          <table:table-cell office:value-type="string" table:style-name="ce1">
            <text:p>Vi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867" table:style-name="ce1">
            <text:p>17867</text:p>
          </table:table-cell>
          <table:table-cell office:value-type="string" table:style-name="ce1">
            <text:p>Vict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73" table:style-name="ce1">
            <text:p>5873</text:p>
          </table:table-cell>
          <table:table-cell office:value-type="string" table:style-name="ce1">
            <text:p>Vigía del Fue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69" table:style-name="ce1">
            <text:p>76869</text:p>
          </table:table-cell>
          <table:table-cell office:value-type="string" table:style-name="ce1">
            <text:p>Vij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71" table:style-name="ce1">
            <text:p>54871</text:p>
          </table:table-cell>
          <table:table-cell office:value-type="string" table:style-name="ce1">
            <text:p>Villa Ca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07" table:style-name="ce1">
            <text:p>15407</text:p>
          </table:table-cell>
          <table:table-cell office:value-type="string" table:style-name="ce1">
            <text:p>Villa de Ley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43" table:style-name="ce1">
            <text:p>25843</text:p>
          </table:table-cell>
          <table:table-cell office:value-type="string" table:style-name="ce1">
            <text:p>Villa de San Diego de Ub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74" table:style-name="ce1">
            <text:p>54874</text:p>
          </table:table-cell>
          <table:table-cell office:value-type="string" table:style-name="ce1">
            <text:p>Villa del Ros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45" table:style-name="ce1">
            <text:p>19845</text:p>
          </table:table-cell>
          <table:table-cell office:value-type="string" table:style-name="ce1">
            <text:p>Villa 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885" table:style-name="ce1">
            <text:p>86885</text:p>
          </table:table-cell>
          <table:table-cell office:value-type="string" table:style-name="ce1">
            <text:p>Villagarz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71" table:style-name="ce1">
            <text:p>25871</text:p>
          </table:table-cell>
          <table:table-cell office:value-type="string" table:style-name="ce1">
            <text:p>Villagóm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870" table:style-name="ce1">
            <text:p>73870</text:p>
          </table:table-cell>
          <table:table-cell office:value-type="string" table:style-name="ce1">
            <text:p>Villaherm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873" table:style-name="ce1">
            <text:p>17873</text:p>
          </table:table-cell>
          <table:table-cell office:value-type="string" table:style-name="ce1">
            <text:p>Villama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73" table:style-name="ce1">
            <text:p>13873</text:p>
          </table:table-cell>
          <table:table-cell office:value-type="string" table:style-name="ce1">
            <text:p>Villa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874" table:style-name="ce1">
            <text:p>44874</text:p>
          </table:table-cell>
          <table:table-cell office:value-type="string" table:style-name="ce1">
            <text:p>Villa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72" table:style-name="ce1">
            <text:p>68872</text:p>
          </table:table-cell>
          <table:table-cell office:value-type="string" table:style-name="ce1">
            <text:p>Villa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440" table:style-name="ce1">
            <text:p>85440</text:p>
          </table:table-cell>
          <table:table-cell office:value-type="string" table:style-name="ce1">
            <text:p>Villa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73" table:style-name="ce1">
            <text:p>25873</text:p>
          </table:table-cell>
          <table:table-cell office:value-type="string" table:style-name="ce1">
            <text:p>Villapinz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873" table:style-name="ce1">
            <text:p>73873</text:p>
          </table:table-cell>
          <table:table-cell office:value-type="string" table:style-name="ce1">
            <text:p>Villar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001" table:style-name="ce1">
            <text:p>50001</text:p>
          </table:table-cell>
          <table:table-cell office:value-type="string" table:style-name="ce1">
            <text:p>Villavicenc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872" table:style-name="ce1">
            <text:p>41872</text:p>
          </table:table-cell>
          <table:table-cell office:value-type="string" table:style-name="ce1">
            <text:p>Villavie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75" table:style-name="ce1">
            <text:p>25875</text:p>
          </table:table-cell>
          <table:table-cell office:value-type="string" table:style-name="ce1">
            <text:p>Ville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78" table:style-name="ce1">
            <text:p>25878</text:p>
          </table:table-cell>
          <table:table-cell office:value-type="string" table:style-name="ce1">
            <text:p>Vio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79" table:style-name="ce1">
            <text:p>15879</text:p>
          </table:table-cell>
          <table:table-cell office:value-type="string" table:style-name="ce1">
            <text:p>Viracach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711" table:style-name="ce1">
            <text:p>50711</text:p>
          </table:table-cell>
          <table:table-cell office:value-type="string" table:style-name="ce1">
            <text:p>Vista Herm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877" table:style-name="ce1">
            <text:p>17877</text:p>
          </table:table-cell>
          <table:table-cell office:value-type="string" table:style-name="ce1">
            <text:p>Viter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85" table:style-name="ce1">
            <text:p>25885</text:p>
          </table:table-cell>
          <table:table-cell office:value-type="string" table:style-name="ce1">
            <text:p>Yaco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885" table:style-name="ce1">
            <text:p>52885</text:p>
          </table:table-cell>
          <table:table-cell office:value-type="string" table:style-name="ce1">
            <text:p>Yacuanqu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885" table:style-name="ce1">
            <text:p>41885</text:p>
          </table:table-cell>
          <table:table-cell office:value-type="string" table:style-name="ce1">
            <text:p>Yagua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85" table:style-name="ce1">
            <text:p>5885</text:p>
          </table:table-cell>
          <table:table-cell office:value-type="string" table:style-name="ce1">
            <text:p>Yal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87" table:style-name="ce1">
            <text:p>5887</text:p>
          </table:table-cell>
          <table:table-cell office:value-type="string" table:style-name="ce1">
            <text:p>Yarum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889" table:style-name="ce1">
            <text:p>97889</text:p>
          </table:table-cell>
          <table:table-cell office:value-type="string" table:style-name="ce1">
            <text:p>Yavarat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90" table:style-name="ce1">
            <text:p>5890</text:p>
          </table:table-cell>
          <table:table-cell office:value-type="string" table:style-name="ce1">
            <text:p>Yolomb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93" table:style-name="ce1">
            <text:p>5893</text:p>
          </table:table-cell>
          <table:table-cell office:value-type="string" table:style-name="ce1">
            <text:p>Yon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001" table:style-name="ce1">
            <text:p>85001</text:p>
          </table:table-cell>
          <table:table-cell office:value-type="string" table:style-name="ce1">
            <text:p>Yop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90" table:style-name="ce1">
            <text:p>76890</text:p>
          </table:table-cell>
          <table:table-cell office:value-type="string" table:style-name="ce1">
            <text:p>Yoto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92" table:style-name="ce1">
            <text:p>76892</text:p>
          </table:table-cell>
          <table:table-cell office:value-type="string" table:style-name="ce1">
            <text:p>Yum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94" table:style-name="ce1">
            <text:p>13894</text:p>
          </table:table-cell>
          <table:table-cell office:value-type="string" table:style-name="ce1">
            <text:p>Zambr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95" table:style-name="ce1">
            <text:p>68895</text:p>
          </table:table-cell>
          <table:table-cell office:value-type="string" table:style-name="ce1">
            <text:p>Zapato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960" table:style-name="ce1">
            <text:p>47960</text:p>
          </table:table-cell>
          <table:table-cell office:value-type="string" table:style-name="ce1">
            <text:p>Zapay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95" table:style-name="ce1">
            <text:p>5895</text:p>
          </table:table-cell>
          <table:table-cell office:value-type="string" table:style-name="ce1">
            <text:p>Zarago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95" table:style-name="ce1">
            <text:p>76895</text:p>
          </table:table-cell>
          <table:table-cell office:value-type="string" table:style-name="ce1">
            <text:p>Zarz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97" table:style-name="ce1">
            <text:p>15897</text:p>
          </table:table-cell>
          <table:table-cell office:value-type="string" table:style-name="ce1">
            <text:p>Zetaqu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98" table:style-name="ce1">
            <text:p>25898</text:p>
          </table:table-cell>
          <table:table-cell office:value-type="string" table:style-name="ce1">
            <text:p>Zipac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99" table:style-name="ce1">
            <text:p>25899</text:p>
          </table:table-cell>
          <table:table-cell office:value-type="string" table:style-name="ce1">
            <text:p>Zipaqu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980" table:style-name="ce1">
            <text:p>47980</text:p>
          </table:table-cell>
          <table:table-cell office:value-type="string" table:style-name="ce1">
            <text:p>Zona Bananera</text:p>
          </table:table-cell>
          <table:table-cell table:number-columns-repeated="16379"/>
        </table:table-row>
        <table:table-row table:number-rows-repeated="1047452" table:style-name="ro1">
          <table:table-cell table:number-columns-repeated="16384"/>
        </table:table-row>
      </table:table>
      <table:table table:name="Pais" table:style-name="ta1">
        <table:table-column table:style-name="co7" table:number-columns-repeated="1024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de</text:p>
          </table:table-cell>
          <table:table-cell table:number-columns-repeated="16381" table:style-name="ce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Depto" table:style-name="ta2">
        <table:table-column table:style-name="co7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6" table:number-columns-repeated="16378" table:default-cell-style-name="ce1"/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PaisId</text:p>
          </table:table-cell>
          <table:table-cell office:value-type="string" table:style-name="ce2">
            <text:p>Pais</text:p>
          </table:table-cell>
          <table:table-cell office:value-type="string" table:style-name="ce2">
            <text:p>Lat</text:p>
          </table:table-cell>
          <table:table-cell office:value-type="string" table:style-name="ce2">
            <text:p>Lng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];[Pais.A$2:.C$10];2;1)" table:style-name="ce1">
            <text:p>Colombia</text:p>
          </table:table-cell>
          <table:table-cell office:value-type="float" office:value="7.1986064000000001" table:style-name="ce1">
            <text:p>7.1986064</text:p>
          </table:table-cell>
          <table:table-cell office:value-type="float" office:value="-75.341217900000004" table:style-name="ce1">
            <text:p>-75.341217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];[Pais.A$2:.C$10];2;1)" table:style-name="ce1">
            <text:p>Colombia</text:p>
          </table:table-cell>
          <table:table-cell office:value-type="float" office:value="10.696615899999999" table:style-name="ce1">
            <text:p>10.6966159</text:p>
          </table:table-cell>
          <table:table-cell office:value-type="float" office:value="-74.874104500000001" table:style-name="ce1">
            <text:p>-74.8741045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ogotá D.C.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4];[Pais.A$2:.C$10];2;1)" table:style-name="ce1">
            <text:p>Colombia</text:p>
          </table:table-cell>
          <table:table-cell office:value-type="float" office:value="4.7109886000000003" table:style-name="ce1">
            <text:p>4.7109886</text:p>
          </table:table-cell>
          <table:table-cell office:value-type="float" office:value="-74.072091999999998" table:style-name="ce1">
            <text:p>-74.07209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5];[Pais.A$2:.C$10];2;1)" table:style-name="ce1">
            <text:p>Colombia</text:p>
          </table:table-cell>
          <table:table-cell office:value-type="float" office:value="8.6704381999999995" table:style-name="ce1">
            <text:p>8.6704382</text:p>
          </table:table-cell>
          <table:table-cell office:value-type="float" office:value="-74.030012200000002" table:style-name="ce1">
            <text:p>-74.0300122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6];[Pais.A$2:.C$10];2;1)" table:style-name="ce1">
            <text:p>Colombia</text:p>
          </table:table-cell>
          <table:table-cell office:value-type="float" office:value="5.4545110000000001" table:style-name="ce1">
            <text:p>5.454511</text:p>
          </table:table-cell>
          <table:table-cell office:value-type="float" office:value="-73.362003000000001" table:style-name="ce1">
            <text:p>-73.362003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7];[Pais.A$2:.C$10];2;1)" table:style-name="ce1">
            <text:p>Colombia</text:p>
          </table:table-cell>
          <table:table-cell office:value-type="float" office:value="5.29826" table:style-name="ce1">
            <text:p>5.29826</text:p>
          </table:table-cell>
          <table:table-cell office:value-type="float" office:value="-75.247906099999994" table:style-name="ce1">
            <text:p>-75.247906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8];[Pais.A$2:.C$10];2;1)" table:style-name="ce1">
            <text:p>Colombia</text:p>
          </table:table-cell>
          <table:table-cell office:value-type="float" office:value="0.869892" table:style-name="ce1">
            <text:p>0.869892</text:p>
          </table:table-cell>
          <table:table-cell office:value-type="float" office:value="-73.841906300000005" table:style-name="ce1">
            <text:p>-73.8419063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9];[Pais.A$2:.C$10];2;1)" table:style-name="ce1">
            <text:p>Colombia</text:p>
          </table:table-cell>
          <table:table-cell office:value-type="float" office:value="2.7049813" table:style-name="ce1">
            <text:p>2.7049813</text:p>
          </table:table-cell>
          <table:table-cell office:value-type="float" office:value="-76.825965199999999" table:style-name="ce1">
            <text:p>-76.8259652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0];[Pais.A$2:.C$10];2;1)" table:style-name="ce1">
            <text:p>Colombia</text:p>
          </table:table-cell>
          <table:table-cell office:value-type="float" office:value="9.3372948000000004" table:style-name="ce1">
            <text:p>9.3372948</text:p>
          </table:table-cell>
          <table:table-cell office:value-type="float" office:value="-73.653620900000007" table:style-name="ce1">
            <text:p>-73.6536209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1];[Pais.A$2:.C$10];2;1)" table:style-name="ce1">
            <text:p>Colombia</text:p>
          </table:table-cell>
          <table:table-cell office:value-type="float" office:value="8.0492930000000005" table:style-name="ce1">
            <text:p>8.049293</text:p>
          </table:table-cell>
          <table:table-cell office:value-type="float" office:value="-75.57405" table:style-name="ce1">
            <text:p>-75.57405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2];[Pais.A$2:.C$10];2;1)" table:style-name="ce1">
            <text:p>Colombia</text:p>
          </table:table-cell>
          <table:table-cell office:value-type="float" office:value="5.0260030000000002" table:style-name="ce1">
            <text:p>5.026003</text:p>
          </table:table-cell>
          <table:table-cell office:value-type="float" office:value="-74.030012200000002" table:style-name="ce1">
            <text:p>-74.0300122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3];[Pais.A$2:.C$10];2;1)" table:style-name="ce1">
            <text:p>Colombia</text:p>
          </table:table-cell>
          <table:table-cell office:value-type="float" office:value="5.2528033000000001" table:style-name="ce1">
            <text:p>5.2528033</text:p>
          </table:table-cell>
          <table:table-cell office:value-type="float" office:value="-76.825965199999999" table:style-name="ce1">
            <text:p>-76.8259652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4];[Pais.A$2:.C$10];2;1)" table:style-name="ce1">
            <text:p>Colombia</text:p>
          </table:table-cell>
          <table:table-cell office:value-type="float" office:value="2.5359349" table:style-name="ce1">
            <text:p>2.5359349</text:p>
          </table:table-cell>
          <table:table-cell office:value-type="float" office:value="-75.527669900000006" table:style-name="ce1">
            <text:p>-75.5276699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5];[Pais.A$2:.C$10];2;1)" table:style-name="ce1">
            <text:p>Colombia</text:p>
          </table:table-cell>
          <table:table-cell office:value-type="float" office:value="11.354774300000001" table:style-name="ce1">
            <text:p>11.3547743</text:p>
          </table:table-cell>
          <table:table-cell office:value-type="float" office:value="-72.520482700000002" table:style-name="ce1">
            <text:p>-72.5204827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6];[Pais.A$2:.C$10];2;1)" table:style-name="ce1">
            <text:p>Colombia</text:p>
          </table:table-cell>
          <table:table-cell office:value-type="float" office:value="10.411301399999999" table:style-name="ce1">
            <text:p>10.4113014</text:p>
          </table:table-cell>
          <table:table-cell office:value-type="float" office:value="-74.405661199999997" table:style-name="ce1">
            <text:p>-74.4056612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7];[Pais.A$2:.C$10];2;1)" table:style-name="ce1">
            <text:p>Colombia</text:p>
          </table:table-cell>
          <table:table-cell office:value-type="float" office:value="3.2719904" table:style-name="ce1">
            <text:p>3.2719904</text:p>
          </table:table-cell>
          <table:table-cell office:value-type="float" office:value="-73.087749000000002" table:style-name="ce1">
            <text:p>-73.087749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8];[Pais.A$2:.C$10];2;1)" table:style-name="ce1">
            <text:p>Colombia</text:p>
          </table:table-cell>
          <table:table-cell office:value-type="float" office:value="1.2891509999999999" table:style-name="ce1">
            <text:p>1.289151</text:p>
          </table:table-cell>
          <table:table-cell office:value-type="float" office:value="-77.357939999999999" table:style-name="ce1">
            <text:p>-77.35794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9];[Pais.A$2:.C$10];2;1)" table:style-name="ce1">
            <text:p>Colombia</text:p>
          </table:table-cell>
          <table:table-cell office:value-type="float" office:value="7.9462830999999996" table:style-name="ce1">
            <text:p>7.9462831</text:p>
          </table:table-cell>
          <table:table-cell office:value-type="float" office:value="-72.898806899999997" table:style-name="ce1">
            <text:p>-72.8988069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0];[Pais.A$2:.C$10];2;1)" table:style-name="ce1">
            <text:p>Colombia</text:p>
          </table:table-cell>
          <table:table-cell office:value-type="float" office:value="4.4610190999999997" table:style-name="ce1">
            <text:p>4.4610191</text:p>
          </table:table-cell>
          <table:table-cell office:value-type="float" office:value="-75.667355999999998" table:style-name="ce1">
            <text:p>-75.667356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1];[Pais.A$2:.C$10];2;1)" table:style-name="ce1">
            <text:p>Colombia</text:p>
          </table:table-cell>
          <table:table-cell office:value-type="float" office:value="5.3158475000000003" table:style-name="ce1">
            <text:p>5.3158475</text:p>
          </table:table-cell>
          <table:table-cell office:value-type="float" office:value="-75.992765199999994" table:style-name="ce1">
            <text:p>-75.9927652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2];[Pais.A$2:.C$10];2;1)" table:style-name="ce1">
            <text:p>Colombia</text:p>
          </table:table-cell>
          <table:table-cell office:value-type="float" office:value="6.6437075999999999" table:style-name="ce1">
            <text:p>6.6437076</text:p>
          </table:table-cell>
          <table:table-cell office:value-type="float" office:value="-73.653620900000007" table:style-name="ce1">
            <text:p>-73.653620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3];[Pais.A$2:.C$10];2;1)" table:style-name="ce1">
            <text:p>Colombia</text:p>
          </table:table-cell>
          <table:table-cell office:value-type="float" office:value="8.8139769999999995" table:style-name="ce1">
            <text:p>8.813977</text:p>
          </table:table-cell>
          <table:table-cell office:value-type="float" office:value="-74.723282999999995" table:style-name="ce1">
            <text:p>-74.723283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4];[Pais.A$2:.C$10];2;1)" table:style-name="ce1">
            <text:p>Colombia</text:p>
          </table:table-cell>
          <table:table-cell office:value-type="float" office:value="4.0925168000000003" table:style-name="ce1">
            <text:p>4.0925168</text:p>
          </table:table-cell>
          <table:table-cell office:value-type="float" office:value="-75.154538099999996" table:style-name="ce1">
            <text:p>-75.1545381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5];[Pais.A$2:.C$10];2;1)" table:style-name="ce1">
            <text:p>Colombia</text:p>
          </table:table-cell>
          <table:table-cell office:value-type="float" office:value="3.8008893000000001" table:style-name="ce1">
            <text:p>3.8008893</text:p>
          </table:table-cell>
          <table:table-cell office:value-type="float" office:value="-76.641271200000006" table:style-name="ce1">
            <text:p>-76.6412712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6];[Pais.A$2:.C$10];2;1)" table:style-name="ce1">
            <text:p>Colombia</text:p>
          </table:table-cell>
          <table:table-cell office:value-type="float" office:value="6.5473059999999998" table:style-name="ce1">
            <text:p>6.547306</text:p>
          </table:table-cell>
          <table:table-cell office:value-type="float" office:value="-71.002231100000003" table:style-name="ce1">
            <text:p>-71.0022311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7];[Pais.A$2:.C$10];2;1)" table:style-name="ce1">
            <text:p>Colombia</text:p>
          </table:table-cell>
          <table:table-cell office:value-type="float" office:value="5.7589268999999996" table:style-name="ce1">
            <text:p>5.7589269</text:p>
          </table:table-cell>
          <table:table-cell office:value-type="float" office:value="-71.572395299999997" table:style-name="ce1">
            <text:p>-71.5723953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8];[Pais.A$2:.C$10];2;1)" table:style-name="ce1">
            <text:p>Colombia</text:p>
          </table:table-cell>
          <table:table-cell office:value-type="float" office:value="0.43595060000000002" table:style-name="ce1">
            <text:p>0.4359506</text:p>
          </table:table-cell>
          <table:table-cell office:value-type="float" office:value="-75.527669900000006" table:style-name="ce1">
            <text:p>-75.5276699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rchipiélago de San Andrés, Providencia y Santa Catalin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9];[Pais.A$2:.C$10];2;1)" table:style-name="ce1">
            <text:p>Colombia</text:p>
          </table:table-cell>
          <table:table-cell office:value-type="float" office:value="12.5567324" table:style-name="ce1">
            <text:p>12.5567324</text:p>
          </table:table-cell>
          <table:table-cell office:value-type="float" office:value="-81.718525299999996" table:style-name="ce1">
            <text:p>-81.7185253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0];[Pais.A$2:.C$10];2;1)" table:style-name="ce1">
            <text:p>Colombia</text:p>
          </table:table-cell>
          <table:table-cell office:value-type="float" office:value="-1.4429122999999999" table:style-name="ce1">
            <text:p>-1.4429123</text:p>
          </table:table-cell>
          <table:table-cell office:value-type="float" office:value="-71.572395299999997" table:style-name="ce1">
            <text:p>-71.5723953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1];[Pais.A$2:.C$10];2;1)" table:style-name="ce1">
            <text:p>Colombia</text:p>
          </table:table-cell>
          <table:table-cell office:value-type="float" office:value="2.5853929999999998" table:style-name="ce1">
            <text:p>2.585393</text:p>
          </table:table-cell>
          <table:table-cell office:value-type="float" office:value="-68.524714900000006" table:style-name="ce1">
            <text:p>-68.5247149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2];[Pais.A$2:.C$10];2;1)" table:style-name="ce1">
            <text:p>Colombia</text:p>
          </table:table-cell>
          <table:table-cell office:value-type="float" office:value="2.0439240000000001" table:style-name="ce1">
            <text:p>2.043924</text:p>
          </table:table-cell>
          <table:table-cell office:value-type="float" office:value="-72.331113000000002" table:style-name="ce1">
            <text:p>-72.331113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3];[Pais.A$2:.C$10];2;1)" table:style-name="ce1">
            <text:p>Colombia</text:p>
          </table:table-cell>
          <table:table-cell office:value-type="float" office:value="0.85535609999999995" table:style-name="ce1">
            <text:p>0.8553561</text:p>
          </table:table-cell>
          <table:table-cell office:value-type="float" office:value="-70.811995300000007" table:style-name="ce1">
            <text:p>-70.8119953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4];[Pais.A$2:.C$10];2;1)" table:style-name="ce1">
            <text:p>Colombia</text:p>
          </table:table-cell>
          <table:table-cell office:value-type="float" office:value="4.4234451999999997" table:style-name="ce1">
            <text:p>4.4234452</text:p>
          </table:table-cell>
          <table:table-cell office:value-type="float" office:value="-69.287753499999994" table:style-name="ce1">
            <text:p>-69.2877535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Ciudad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20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ptoId</text:p>
          </table:table-cell>
          <table:table-cell office:value-type="string" table:style-name="ce2">
            <text:p>DeptoName</text:p>
          </table:table-cell>
          <table:table-cell office:value-type="string" table:style-name="ce2">
            <text:p>Lat</text:p>
          </table:table-cell>
          <table:table-cell office:value-type="string" table:style-name="ce2">
            <text:p>Lng</text:p>
          </table:table-cell>
          <table:table-cell table:number-columns-repeated="16378" table:style-name="ce2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string" table:style-name="ce1">
            <text:p>Medellí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];[Depto.A$2:.B$34];2;1)" table:style-name="ce1">
            <text:p>Antioquia</text:p>
          </table:table-cell>
          <table:table-cell office:value-type="float" office:value="6.2442029999999997" table:style-name="ce1">
            <text:p>6.244203</text:p>
          </table:table-cell>
          <table:table-cell office:value-type="float" office:value="-75.5812119" table:style-name="ce1">
            <text:p>-75.5812119</text:p>
          </table:table-cell>
          <table:table-cell table:number-columns-repeated="16378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string" table:style-name="ce1">
            <text:p>Abejorra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];[Depto.A$2:.B$34];2;1)" table:style-name="ce1">
            <text:p>Antioquia</text:p>
          </table:table-cell>
          <table:table-cell office:value-type="float" office:value="5.7886930000000003" table:style-name="ce1">
            <text:p>5.788693</text:p>
          </table:table-cell>
          <table:table-cell office:value-type="float" office:value="-75.428602999999995" table:style-name="ce1">
            <text:p>-75.428603</text:p>
          </table:table-cell>
          <table:table-cell table:number-columns-repeated="16378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string" table:style-name="ce1">
            <text:p>Abriaqu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];[Depto.A$2:.B$34];2;1)" table:style-name="ce1">
            <text:p>Antioquia</text:p>
          </table:table-cell>
          <table:table-cell office:value-type="float" office:value="6.6345549999999998" table:style-name="ce1">
            <text:p>6.634555</text:p>
          </table:table-cell>
          <table:table-cell office:value-type="float" office:value="-76.065740000000005" table:style-name="ce1">
            <text:p>-76.06574</text:p>
          </table:table-cell>
          <table:table-cell table:number-columns-repeated="16378"/>
        </table:table-row>
        <table:table-row table:style-name="ro1">
          <table:table-cell office:value-type="float" office:value="5021" table:style-name="ce1">
            <text:p>5021</text:p>
          </table:table-cell>
          <table:table-cell office:value-type="string" table:style-name="ce1">
            <text:p>Alejandrí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];[Depto.A$2:.B$34];2;1)" table:style-name="ce1">
            <text:p>Antioquia</text:p>
          </table:table-cell>
          <table:table-cell office:value-type="float" office:value="6.3748800000000001" table:style-name="ce1">
            <text:p>6.37488</text:p>
          </table:table-cell>
          <table:table-cell office:value-type="float" office:value="-75.141637000000003" table:style-name="ce1">
            <text:p>-75.141637</text:p>
          </table:table-cell>
          <table:table-cell table:number-columns-repeated="16378"/>
        </table:table-row>
        <table:table-row table:style-name="ro1">
          <table:table-cell office:value-type="float" office:value="5030" table:style-name="ce1">
            <text:p>5030</text:p>
          </table:table-cell>
          <table:table-cell office:value-type="string" table:style-name="ce1">
            <text:p>Amag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];[Depto.A$2:.B$34];2;1)" table:style-name="ce1">
            <text:p>Antioquia</text:p>
          </table:table-cell>
          <table:table-cell office:value-type="float" office:value="6.0371129999999997" table:style-name="ce1">
            <text:p>6.037113</text:p>
          </table:table-cell>
          <table:table-cell office:value-type="float" office:value="-75.702276999999995" table:style-name="ce1">
            <text:p>-75.702277</text:p>
          </table:table-cell>
          <table:table-cell table:number-columns-repeated="16378"/>
        </table:table-row>
        <table:table-row table:style-name="ro1">
          <table:table-cell office:value-type="float" office:value="5031" table:style-name="ce1">
            <text:p>5031</text:p>
          </table:table-cell>
          <table:table-cell office:value-type="string" table:style-name="ce1">
            <text:p>Amalfi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];[Depto.A$2:.B$34];2;1)" table:style-name="ce1">
            <text:p>Antioquia</text:p>
          </table:table-cell>
          <table:table-cell office:value-type="float" office:value="6.9064480000000001" table:style-name="ce1">
            <text:p>6.906448</text:p>
          </table:table-cell>
          <table:table-cell office:value-type="float" office:value="-75.073160999999999" table:style-name="ce1">
            <text:p>-75.073161</text:p>
          </table:table-cell>
          <table:table-cell table:number-columns-repeated="16378"/>
        </table:table-row>
        <table:table-row table:style-name="ro1">
          <table:table-cell office:value-type="float" office:value="5034" table:style-name="ce1">
            <text:p>5034</text:p>
          </table:table-cell>
          <table:table-cell office:value-type="string" table:style-name="ce1">
            <text:p>Ande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];[Depto.A$2:.B$34];2;1)" table:style-name="ce1">
            <text:p>Antioquia</text:p>
          </table:table-cell>
          <table:table-cell office:value-type="float" office:value="5.6564209999999999" table:style-name="ce1">
            <text:p>5.656421</text:p>
          </table:table-cell>
          <table:table-cell office:value-type="float" office:value="-75.879654000000002" table:style-name="ce1">
            <text:p>-75.879654</text:p>
          </table:table-cell>
          <table:table-cell table:number-columns-repeated="16378"/>
        </table:table-row>
        <table:table-row table:style-name="ro1">
          <table:table-cell office:value-type="float" office:value="5036" table:style-name="ce1">
            <text:p>5036</text:p>
          </table:table-cell>
          <table:table-cell office:value-type="string" table:style-name="ce1">
            <text:p>Angelópoli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];[Depto.A$2:.B$34];2;1)" table:style-name="ce1">
            <text:p>Antioquia</text:p>
          </table:table-cell>
          <table:table-cell office:value-type="float" office:value="6.1127690000000001" table:style-name="ce1">
            <text:p>6.112769</text:p>
          </table:table-cell>
          <table:table-cell office:value-type="float" office:value="-75.711639000000005" table:style-name="ce1">
            <text:p>-75.711639</text:p>
          </table:table-cell>
          <table:table-cell table:number-columns-repeated="16378"/>
        </table:table-row>
        <table:table-row table:style-name="ro1">
          <table:table-cell office:value-type="float" office:value="5038" table:style-name="ce1">
            <text:p>5038</text:p>
          </table:table-cell>
          <table:table-cell office:value-type="string" table:style-name="ce1">
            <text:p>Angostur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];[Depto.A$2:.B$34];2;1)" table:style-name="ce1">
            <text:p>Antioquia</text:p>
          </table:table-cell>
          <table:table-cell office:value-type="float" office:value="6.8856479999999998" table:style-name="ce1">
            <text:p>6.885648</text:p>
          </table:table-cell>
          <table:table-cell office:value-type="float" office:value="-75.335829000000004" table:style-name="ce1">
            <text:p>-75.335829</text:p>
          </table:table-cell>
          <table:table-cell table:number-columns-repeated="16378"/>
        </table:table-row>
        <table:table-row table:style-name="ro1">
          <table:table-cell office:value-type="float" office:value="5040" table:style-name="ce1">
            <text:p>5040</text:p>
          </table:table-cell>
          <table:table-cell office:value-type="string" table:style-name="ce1">
            <text:p>Anor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];[Depto.A$2:.B$34];2;1)" table:style-name="ce1">
            <text:p>Antioquia</text:p>
          </table:table-cell>
          <table:table-cell office:value-type="float" office:value="7.0735619999999999" table:style-name="ce1">
            <text:p>7.073562</text:p>
          </table:table-cell>
          <table:table-cell office:value-type="float" office:value="-75.147287000000006" table:style-name="ce1">
            <text:p>-75.147287</text:p>
          </table:table-cell>
          <table:table-cell table:number-columns-repeated="16378"/>
        </table:table-row>
        <table:table-row table:style-name="ro1">
          <table:table-cell office:value-type="float" office:value="5042" table:style-name="ce1">
            <text:p>5042</text:p>
          </table:table-cell>
          <table:table-cell office:value-type="string" table:style-name="ce1">
            <text:p>Santafé de Antioqu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];[Depto.A$2:.B$34];2;1)" table:style-name="ce1">
            <text:p>Antioquia</text:p>
          </table:table-cell>
          <table:table-cell office:value-type="float" office:value="6.5571789999999996" table:style-name="ce1">
            <text:p>6.557179</text:p>
          </table:table-cell>
          <table:table-cell office:value-type="float" office:value="-75.827128999999999" table:style-name="ce1">
            <text:p>-75.827129</text:p>
          </table:table-cell>
          <table:table-cell table:number-columns-repeated="16378"/>
        </table:table-row>
        <table:table-row table:style-name="ro1">
          <table:table-cell office:value-type="float" office:value="5044" table:style-name="ce1">
            <text:p>5044</text:p>
          </table:table-cell>
          <table:table-cell office:value-type="string" table:style-name="ce1">
            <text:p>Anz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3];[Depto.A$2:.B$34];2;1)" table:style-name="ce1">
            <text:p>Antioquia</text:p>
          </table:table-cell>
          <table:table-cell office:value-type="float" office:value="6.3011059999999999" table:style-name="ce1">
            <text:p>6.301106</text:p>
          </table:table-cell>
          <table:table-cell office:value-type="float" office:value="-75.853255000000004" table:style-name="ce1">
            <text:p>-75.853255</text:p>
          </table:table-cell>
          <table:table-cell table:number-columns-repeated="16378"/>
        </table:table-row>
        <table:table-row table:style-name="ro1">
          <table:table-cell office:value-type="float" office:value="5045" table:style-name="ce1">
            <text:p>5045</text:p>
          </table:table-cell>
          <table:table-cell office:value-type="string" table:style-name="ce1">
            <text:p>Apartad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4];[Depto.A$2:.B$34];2;1)" table:style-name="ce1">
            <text:p>Antioquia</text:p>
          </table:table-cell>
          <table:table-cell office:value-type="float" office:value="7.8827610000000004" table:style-name="ce1">
            <text:p>7.882761</text:p>
          </table:table-cell>
          <table:table-cell office:value-type="float" office:value="-76.624691999999996" table:style-name="ce1">
            <text:p>-76.624692</text:p>
          </table:table-cell>
          <table:table-cell table:number-columns-repeated="16378"/>
        </table:table-row>
        <table:table-row table:style-name="ro1">
          <table:table-cell office:value-type="float" office:value="5051" table:style-name="ce1">
            <text:p>5051</text:p>
          </table:table-cell>
          <table:table-cell office:value-type="string" table:style-name="ce1">
            <text:p>Arbolete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5];[Depto.A$2:.B$34];2;1)" table:style-name="ce1">
            <text:p>Antioquia</text:p>
          </table:table-cell>
          <table:table-cell office:value-type="float" office:value="8.850104" table:style-name="ce1">
            <text:p>8.850104</text:p>
          </table:table-cell>
          <table:table-cell office:value-type="float" office:value="-76.427088999999995" table:style-name="ce1">
            <text:p>-76.427089</text:p>
          </table:table-cell>
          <table:table-cell table:number-columns-repeated="16378"/>
        </table:table-row>
        <table:table-row table:style-name="ro1">
          <table:table-cell office:value-type="float" office:value="5055" table:style-name="ce1">
            <text:p>5055</text:p>
          </table:table-cell>
          <table:table-cell office:value-type="string" table:style-name="ce1">
            <text:p>Argel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6];[Depto.A$2:.B$34];2;1)" table:style-name="ce1">
            <text:p>Antioquia</text:p>
          </table:table-cell>
          <table:table-cell office:value-type="float" office:value="5.7308589999999997" table:style-name="ce1">
            <text:p>5.730859</text:p>
          </table:table-cell>
          <table:table-cell office:value-type="float" office:value="-75.142185999999995" table:style-name="ce1">
            <text:p>-75.142186</text:p>
          </table:table-cell>
          <table:table-cell table:number-columns-repeated="16378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string" table:style-name="ce1">
            <text:p>Arme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7];[Depto.A$2:.B$34];2;1)" table:style-name="ce1">
            <text:p>Antioquia</text:p>
          </table:table-cell>
          <table:table-cell office:value-type="float" office:value="6.1570590000000003" table:style-name="ce1">
            <text:p>6.157059</text:p>
          </table:table-cell>
          <table:table-cell office:value-type="float" office:value="-75.786783" table:style-name="ce1">
            <text:p>-75.786783</text:p>
          </table:table-cell>
          <table:table-cell table:number-columns-repeated="16378"/>
        </table:table-row>
        <table:table-row table:style-name="ro1">
          <table:table-cell office:value-type="float" office:value="5079" table:style-name="ce1">
            <text:p>5079</text:p>
          </table:table-cell>
          <table:table-cell office:value-type="string" table:style-name="ce1">
            <text:p>Barbos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8];[Depto.A$2:.B$34];2;1)" table:style-name="ce1">
            <text:p>Antioquia</text:p>
          </table:table-cell>
          <table:table-cell office:value-type="float" office:value="6.4387910000000002" table:style-name="ce1">
            <text:p>6.438791</text:p>
          </table:table-cell>
          <table:table-cell office:value-type="float" office:value="-75.334098999999995" table:style-name="ce1">
            <text:p>-75.334099</text:p>
          </table:table-cell>
          <table:table-cell table:number-columns-repeated="16378"/>
        </table:table-row>
        <table:table-row table:style-name="ro1">
          <table:table-cell office:value-type="float" office:value="5086" table:style-name="ce1">
            <text:p>5086</text:p>
          </table:table-cell>
          <table:table-cell office:value-type="string" table:style-name="ce1">
            <text:p>Belmir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9];[Depto.A$2:.B$34];2;1)" table:style-name="ce1">
            <text:p>Antioquia</text:p>
          </table:table-cell>
          <table:table-cell office:value-type="float" office:value="6.6062409999999998" table:style-name="ce1">
            <text:p>6.606241</text:p>
          </table:table-cell>
          <table:table-cell office:value-type="float" office:value="-75.666528" table:style-name="ce1">
            <text:p>-75.666528</text:p>
          </table:table-cell>
          <table:table-cell table:number-columns-repeated="16378"/>
        </table:table-row>
        <table:table-row table:style-name="ro1">
          <table:table-cell office:value-type="float" office:value="5088" table:style-name="ce1">
            <text:p>5088</text:p>
          </table:table-cell>
          <table:table-cell office:value-type="string" table:style-name="ce1">
            <text:p>Bell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0];[Depto.A$2:.B$34];2;1)" table:style-name="ce1">
            <text:p>Antioquia</text:p>
          </table:table-cell>
          <table:table-cell office:value-type="float" office:value="6.3367288000000004" table:style-name="ce1">
            <text:p>6.3367288</text:p>
          </table:table-cell>
          <table:table-cell office:value-type="float" office:value="-75.559588700000006" table:style-name="ce1">
            <text:p>-75.5595887</text:p>
          </table:table-cell>
          <table:table-cell table:number-columns-repeated="16378"/>
        </table:table-row>
        <table:table-row table:style-name="ro1">
          <table:table-cell office:value-type="float" office:value="5091" table:style-name="ce1">
            <text:p>5091</text:p>
          </table:table-cell>
          <table:table-cell office:value-type="string" table:style-name="ce1">
            <text:p>Beta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1];[Depto.A$2:.B$34];2;1)" table:style-name="ce1">
            <text:p>Antioquia</text:p>
          </table:table-cell>
          <table:table-cell office:value-type="float" office:value="5.7466489999999997" table:style-name="ce1">
            <text:p>5.746649</text:p>
          </table:table-cell>
          <table:table-cell office:value-type="float" office:value="-75.977569000000003" table:style-name="ce1">
            <text:p>-75.977569</text:p>
          </table:table-cell>
          <table:table-cell table:number-columns-repeated="16378"/>
        </table:table-row>
        <table:table-row table:style-name="ro1">
          <table:table-cell office:value-type="float" office:value="5093" table:style-name="ce1">
            <text:p>5093</text:p>
          </table:table-cell>
          <table:table-cell office:value-type="string" table:style-name="ce1">
            <text:p>Betul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2];[Depto.A$2:.B$34];2;1)" table:style-name="ce1">
            <text:p>Antioquia</text:p>
          </table:table-cell>
          <table:table-cell office:value-type="float" office:value="6.1127799999999999" table:style-name="ce1">
            <text:p>6.11278</text:p>
          </table:table-cell>
          <table:table-cell office:value-type="float" office:value="-75.984669999999994" table:style-name="ce1">
            <text:p>-75.98467</text:p>
          </table:table-cell>
          <table:table-cell table:number-columns-repeated="16378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Ciudad Bolívar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3];[Depto.A$2:.B$34];2;1)" table:style-name="ce1">
            <text:p>Antioquia</text:p>
          </table:table-cell>
          <table:table-cell office:value-type="float" office:value="5.8524760000000002" table:style-name="ce1">
            <text:p>5.852476</text:p>
          </table:table-cell>
          <table:table-cell office:value-type="float" office:value="-76.0218469" table:style-name="ce1">
            <text:p>-76.0218469</text:p>
          </table:table-cell>
          <table:table-cell table:number-columns-repeated="16378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1">
            <text:p>Briceñ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4];[Depto.A$2:.B$34];2;1)" table:style-name="ce1">
            <text:p>Antioquia</text:p>
          </table:table-cell>
          <table:table-cell office:value-type="float" office:value="7.1128840000000002" table:style-name="ce1">
            <text:p>7.112884</text:p>
          </table:table-cell>
          <table:table-cell office:value-type="float" office:value="-75.550674000000001" table:style-name="ce1">
            <text:p>-75.550674</text:p>
          </table:table-cell>
          <table:table-cell table:number-columns-repeated="16378"/>
        </table:table-row>
        <table:table-row table:style-name="ro1">
          <table:table-cell office:value-type="float" office:value="5113" table:style-name="ce1">
            <text:p>5113</text:p>
          </table:table-cell>
          <table:table-cell office:value-type="string" table:style-name="ce1">
            <text:p>Buritic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5];[Depto.A$2:.B$34];2;1)" table:style-name="ce1">
            <text:p>Antioquia</text:p>
          </table:table-cell>
          <table:table-cell office:value-type="float" office:value="6.7219170000000004" table:style-name="ce1">
            <text:p>6.721917</text:p>
          </table:table-cell>
          <table:table-cell office:value-type="float" office:value="-75.905975999999995" table:style-name="ce1">
            <text:p>-75.905976</text:p>
          </table:table-cell>
          <table:table-cell table:number-columns-repeated="16378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string" table:style-name="ce1">
            <text:p>Cácere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6];[Depto.A$2:.B$34];2;1)" table:style-name="ce1">
            <text:p>Antioquia</text:p>
          </table:table-cell>
          <table:table-cell office:value-type="float" office:value="7.5790290000000002" table:style-name="ce1">
            <text:p>7.579029</text:p>
          </table:table-cell>
          <table:table-cell office:value-type="float" office:value="-75.349545000000006" table:style-name="ce1">
            <text:p>-75.349545</text:p>
          </table:table-cell>
          <table:table-cell table:number-columns-repeated="16378"/>
        </table:table-row>
        <table:table-row table:style-name="ro1">
          <table:table-cell office:value-type="float" office:value="5125" table:style-name="ce1">
            <text:p>5125</text:p>
          </table:table-cell>
          <table:table-cell office:value-type="string" table:style-name="ce1">
            <text:p>Caiced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7];[Depto.A$2:.B$34];2;1)" table:style-name="ce1">
            <text:p>Antioquia</text:p>
          </table:table-cell>
          <table:table-cell office:value-type="float" office:value="6.405354" table:style-name="ce1">
            <text:p>6.405354</text:p>
          </table:table-cell>
          <table:table-cell office:value-type="float" office:value="-75.984308999999996" table:style-name="ce1">
            <text:p>-75.984309</text:p>
          </table:table-cell>
          <table:table-cell table:number-columns-repeated="16378"/>
        </table:table-row>
        <table:table-row table:style-name="ro1">
          <table:table-cell office:value-type="float" office:value="5129" table:style-name="ce1">
            <text:p>5129</text:p>
          </table:table-cell>
          <table:table-cell office:value-type="string" table:style-name="ce1">
            <text:p>Calda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8];[Depto.A$2:.B$34];2;1)" table:style-name="ce1">
            <text:p>Antioquia</text:p>
          </table:table-cell>
          <table:table-cell office:value-type="float" office:value="6.0943170000000002" table:style-name="ce1">
            <text:p>6.094317</text:p>
          </table:table-cell>
          <table:table-cell office:value-type="float" office:value="-75.633347000000001" table:style-name="ce1">
            <text:p>-75.633347</text:p>
          </table:table-cell>
          <table:table-cell table:number-columns-repeated="16378"/>
        </table:table-row>
        <table:table-row table:style-name="ro1">
          <table:table-cell office:value-type="float" office:value="5134" table:style-name="ce1">
            <text:p>5134</text:p>
          </table:table-cell>
          <table:table-cell office:value-type="string" table:style-name="ce1">
            <text:p>Campament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9];[Depto.A$2:.B$34];2;1)" table:style-name="ce1">
            <text:p>Antioquia</text:p>
          </table:table-cell>
          <table:table-cell office:value-type="float" office:value="6.9794980000000004" table:style-name="ce1">
            <text:p>6.979498</text:p>
          </table:table-cell>
          <table:table-cell office:value-type="float" office:value="-75.296601899999999" table:style-name="ce1">
            <text:p>-75.2966019</text:p>
          </table:table-cell>
          <table:table-cell table:number-columns-repeated="16378"/>
        </table:table-row>
        <table:table-row table:style-name="ro1">
          <table:table-cell office:value-type="float" office:value="5138" table:style-name="ce1">
            <text:p>5138</text:p>
          </table:table-cell>
          <table:table-cell office:value-type="string" table:style-name="ce1">
            <text:p>Cañasgorda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0];[Depto.A$2:.B$34];2;1)" table:style-name="ce1">
            <text:p>Antioquia</text:p>
          </table:table-cell>
          <table:table-cell office:value-type="float" office:value="6.750597" table:style-name="ce1">
            <text:p>6.750597</text:p>
          </table:table-cell>
          <table:table-cell office:value-type="float" office:value="-76.026110000000003" table:style-name="ce1">
            <text:p>-76.02611</text:p>
          </table:table-cell>
          <table:table-cell table:number-columns-repeated="16378"/>
        </table:table-row>
        <table:table-row table:style-name="ro1">
          <table:table-cell office:value-type="float" office:value="5142" table:style-name="ce1">
            <text:p>5142</text:p>
          </table:table-cell>
          <table:table-cell office:value-type="string" table:style-name="ce1">
            <text:p>Caracol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1];[Depto.A$2:.B$34];2;1)" table:style-name="ce1">
            <text:p>Antioquia</text:p>
          </table:table-cell>
          <table:table-cell office:value-type="float" office:value="6.4087490000000003" table:style-name="ce1">
            <text:p>6.408749</text:p>
          </table:table-cell>
          <table:table-cell office:value-type="float" office:value="-74.7576179" table:style-name="ce1">
            <text:p>-74.7576179</text:p>
          </table:table-cell>
          <table:table-cell table:number-columns-repeated="16378"/>
        </table:table-row>
        <table:table-row table:style-name="ro1">
          <table:table-cell office:value-type="float" office:value="5145" table:style-name="ce1">
            <text:p>5145</text:p>
          </table:table-cell>
          <table:table-cell office:value-type="string" table:style-name="ce1">
            <text:p>Caraman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2];[Depto.A$2:.B$34];2;1)" table:style-name="ce1">
            <text:p>Antioquia</text:p>
          </table:table-cell>
          <table:table-cell office:value-type="float" office:value="5.5489560000000004" table:style-name="ce1">
            <text:p>5.548956</text:p>
          </table:table-cell>
          <table:table-cell office:value-type="float" office:value="-75.643707000000006" table:style-name="ce1">
            <text:p>-75.643707</text:p>
          </table:table-cell>
          <table:table-cell table:number-columns-repeated="16378"/>
        </table:table-row>
        <table:table-row table:style-name="ro1">
          <table:table-cell office:value-type="float" office:value="5147" table:style-name="ce1">
            <text:p>5147</text:p>
          </table:table-cell>
          <table:table-cell office:value-type="string" table:style-name="ce1">
            <text:p>Carep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3];[Depto.A$2:.B$34];2;1)" table:style-name="ce1">
            <text:p>Antioquia</text:p>
          </table:table-cell>
          <table:table-cell office:value-type="float" office:value="7.7553539999999996" table:style-name="ce1">
            <text:p>7.755354</text:p>
          </table:table-cell>
          <table:table-cell office:value-type="float" office:value="-76.655430899999999" table:style-name="ce1">
            <text:p>-76.6554309</text:p>
          </table:table-cell>
          <table:table-cell table:number-columns-repeated="16378"/>
        </table:table-row>
        <table:table-row table:style-name="ro1">
          <table:table-cell office:value-type="float" office:value="5148" table:style-name="ce1">
            <text:p>5148</text:p>
          </table:table-cell>
          <table:table-cell office:value-type="string" table:style-name="ce1">
            <text:p>El Carmen de Vibora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4];[Depto.A$2:.B$34];2;1)" table:style-name="ce1">
            <text:p>Antioquia</text:p>
          </table:table-cell>
          <table:table-cell office:value-type="float" office:value="6.0821779999999999" table:style-name="ce1">
            <text:p>6.082178</text:p>
          </table:table-cell>
          <table:table-cell office:value-type="float" office:value="-75.337384" table:style-name="ce1">
            <text:p>-75.337384</text:p>
          </table:table-cell>
          <table:table-cell table:number-columns-repeated="16378"/>
        </table:table-row>
        <table:table-row table:style-name="ro1">
          <table:table-cell office:value-type="float" office:value="5150" table:style-name="ce1">
            <text:p>5150</text:p>
          </table:table-cell>
          <table:table-cell office:value-type="string" table:style-name="ce1">
            <text:p>Carolin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5];[Depto.A$2:.B$34];2;1)" table:style-name="ce1">
            <text:p>Antioquia</text:p>
          </table:table-cell>
          <table:table-cell office:value-type="float" office:value="6.7249169999999996" table:style-name="ce1">
            <text:p>6.724917</text:p>
          </table:table-cell>
          <table:table-cell office:value-type="float" office:value="-75.282298999999995" table:style-name="ce1">
            <text:p>-75.282299</text:p>
          </table:table-cell>
          <table:table-cell table:number-columns-repeated="16378"/>
        </table:table-row>
        <table:table-row table:style-name="ro1">
          <table:table-cell office:value-type="float" office:value="5154" table:style-name="ce1">
            <text:p>5154</text:p>
          </table:table-cell>
          <table:table-cell office:value-type="string" table:style-name="ce1">
            <text:p>Caucas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6];[Depto.A$2:.B$34];2;1)" table:style-name="ce1">
            <text:p>Antioquia</text:p>
          </table:table-cell>
          <table:table-cell office:value-type="float" office:value="7.979698" table:style-name="ce1">
            <text:p>7.979698</text:p>
          </table:table-cell>
          <table:table-cell office:value-type="float" office:value="-75.198562899999999" table:style-name="ce1">
            <text:p>-75.1985629</text:p>
          </table:table-cell>
          <table:table-cell table:number-columns-repeated="16378"/>
        </table:table-row>
        <table:table-row table:style-name="ro1">
          <table:table-cell office:value-type="float" office:value="5172" table:style-name="ce1">
            <text:p>5172</text:p>
          </table:table-cell>
          <table:table-cell office:value-type="string" table:style-name="ce1">
            <text:p>Chigorod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7];[Depto.A$2:.B$34];2;1)" table:style-name="ce1">
            <text:p>Antioquia</text:p>
          </table:table-cell>
          <table:table-cell office:value-type="float" office:value="7.6650989999999997" table:style-name="ce1">
            <text:p>7.665099</text:p>
          </table:table-cell>
          <table:table-cell office:value-type="float" office:value="-76.677490000000006" table:style-name="ce1">
            <text:p>-76.67749</text:p>
          </table:table-cell>
          <table:table-cell table:number-columns-repeated="16378"/>
        </table:table-row>
        <table:table-row table:style-name="ro1">
          <table:table-cell office:value-type="float" office:value="5190" table:style-name="ce1">
            <text:p>5190</text:p>
          </table:table-cell>
          <table:table-cell office:value-type="string" table:style-name="ce1">
            <text:p>Cisner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8];[Depto.A$2:.B$34];2;1)" table:style-name="ce1">
            <text:p>Antioquia</text:p>
          </table:table-cell>
          <table:table-cell office:value-type="float" office:value="6.5383760000000004" table:style-name="ce1">
            <text:p>6.538376</text:p>
          </table:table-cell>
          <table:table-cell office:value-type="float" office:value="-75.087067000000005" table:style-name="ce1">
            <text:p>-75.087067</text:p>
          </table:table-cell>
          <table:table-cell table:number-columns-repeated="16378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string" table:style-name="ce1">
            <text:p>Cocorn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9];[Depto.A$2:.B$34];2;1)" table:style-name="ce1">
            <text:p>Antioquia</text:p>
          </table:table-cell>
          <table:table-cell office:value-type="float" office:value="6.0572650000000001" table:style-name="ce1">
            <text:p>6.057265</text:p>
          </table:table-cell>
          <table:table-cell office:value-type="float" office:value="-75.185597999999999" table:style-name="ce1">
            <text:p>-75.185598</text:p>
          </table:table-cell>
          <table:table-cell table:number-columns-repeated="16378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1">
            <text:p>Concepció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0];[Depto.A$2:.B$34];2;1)" table:style-name="ce1">
            <text:p>Antioquia</text:p>
          </table:table-cell>
          <table:table-cell office:value-type="float" office:value="6.3943529999999997" table:style-name="ce1">
            <text:p>6.394353</text:p>
          </table:table-cell>
          <table:table-cell office:value-type="float" office:value="-75.256580999999997" table:style-name="ce1">
            <text:p>-75.256581</text:p>
          </table:table-cell>
          <table:table-cell table:number-columns-repeated="16378"/>
        </table:table-row>
        <table:table-row table:style-name="ro1">
          <table:table-cell office:value-type="float" office:value="5209" table:style-name="ce1">
            <text:p>5209</text:p>
          </table:table-cell>
          <table:table-cell office:value-type="string" table:style-name="ce1">
            <text:p>Concord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1];[Depto.A$2:.B$34];2;1)" table:style-name="ce1">
            <text:p>Antioquia</text:p>
          </table:table-cell>
          <table:table-cell office:value-type="float" office:value="6.0449789999999997" table:style-name="ce1">
            <text:p>6.044979</text:p>
          </table:table-cell>
          <table:table-cell office:value-type="float" office:value="-75.908354000000003" table:style-name="ce1">
            <text:p>-75.908354</text:p>
          </table:table-cell>
          <table:table-cell table:number-columns-repeated="16378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string" table:style-name="ce1">
            <text:p>Copacaban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2];[Depto.A$2:.B$34];2;1)" table:style-name="ce1">
            <text:p>Antioquia</text:p>
          </table:table-cell>
          <table:table-cell office:value-type="float" office:value="6.357621" table:style-name="ce1">
            <text:p>6.357621</text:p>
          </table:table-cell>
          <table:table-cell office:value-type="float" office:value="-75.505077999999997" table:style-name="ce1">
            <text:p>-75.505078</text:p>
          </table:table-cell>
          <table:table-cell table:number-columns-repeated="16378"/>
        </table:table-row>
        <table:table-row table:style-name="ro1">
          <table:table-cell office:value-type="float" office:value="5234" table:style-name="ce1">
            <text:p>5234</text:p>
          </table:table-cell>
          <table:table-cell office:value-type="string" table:style-name="ce1">
            <text:p>Dabeib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3];[Depto.A$2:.B$34];2;1)" table:style-name="ce1">
            <text:p>Antioquia</text:p>
          </table:table-cell>
          <table:table-cell office:value-type="float" office:value="6.9973739999999998" table:style-name="ce1">
            <text:p>6.997374</text:p>
          </table:table-cell>
          <table:table-cell office:value-type="float" office:value="-76.256823999999995" table:style-name="ce1">
            <text:p>-76.256824</text:p>
          </table:table-cell>
          <table:table-cell table:number-columns-repeated="16378"/>
        </table:table-row>
        <table:table-row table:style-name="ro1">
          <table:table-cell office:value-type="float" office:value="5237" table:style-name="ce1">
            <text:p>5237</text:p>
          </table:table-cell>
          <table:table-cell office:value-type="string" table:style-name="ce1">
            <text:p>Don Matía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4];[Depto.A$2:.B$34];2;1)" table:style-name="ce1">
            <text:p>Antioquia</text:p>
          </table:table-cell>
          <table:table-cell office:value-type="float" office:value="6.4857019999999999" table:style-name="ce1">
            <text:p>6.485702</text:p>
          </table:table-cell>
          <table:table-cell office:value-type="float" office:value="-75.393831000000006" table:style-name="ce1">
            <text:p>-75.393831</text:p>
          </table:table-cell>
          <table:table-cell table:number-columns-repeated="16378"/>
        </table:table-row>
        <table:table-row table:style-name="ro1">
          <table:table-cell office:value-type="float" office:value="5240" table:style-name="ce1">
            <text:p>5240</text:p>
          </table:table-cell>
          <table:table-cell office:value-type="string" table:style-name="ce1">
            <text:p>Ebéjic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5];[Depto.A$2:.B$34];2;1)" table:style-name="ce1">
            <text:p>Antioquia</text:p>
          </table:table-cell>
          <table:table-cell office:value-type="float" office:value="6.3269060000000001" table:style-name="ce1">
            <text:p>6.326906</text:p>
          </table:table-cell>
          <table:table-cell office:value-type="float" office:value="-75.767345000000006" table:style-name="ce1">
            <text:p>-75.767345</text:p>
          </table:table-cell>
          <table:table-cell table:number-columns-repeated="16378"/>
        </table:table-row>
        <table:table-row table:style-name="ro1">
          <table:table-cell office:value-type="float" office:value="5250" table:style-name="ce1">
            <text:p>5250</text:p>
          </table:table-cell>
          <table:table-cell office:value-type="string" table:style-name="ce1">
            <text:p>El Bagr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6];[Depto.A$2:.B$34];2;1)" table:style-name="ce1">
            <text:p>Antioquia</text:p>
          </table:table-cell>
          <table:table-cell office:value-type="float" office:value="7.6056825999999997" table:style-name="ce1">
            <text:p>7.6056826</text:p>
          </table:table-cell>
          <table:table-cell office:value-type="float" office:value="-74.806264799999994" table:style-name="ce1">
            <text:p>-74.8062648</text:p>
          </table:table-cell>
          <table:table-cell table:number-columns-repeated="16378"/>
        </table:table-row>
        <table:table-row table:style-name="ro1">
          <table:table-cell office:value-type="float" office:value="5264" table:style-name="ce1">
            <text:p>5264</text:p>
          </table:table-cell>
          <table:table-cell office:value-type="string" table:style-name="ce1">
            <text:p>Entrerri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7];[Depto.A$2:.B$34];2;1)" table:style-name="ce1">
            <text:p>Antioquia</text:p>
          </table:table-cell>
          <table:table-cell office:value-type="float" office:value="6.5661459999999998" table:style-name="ce1">
            <text:p>6.566146</text:p>
          </table:table-cell>
          <table:table-cell office:value-type="float" office:value="-75.516908000000001" table:style-name="ce1">
            <text:p>-75.516908</text:p>
          </table:table-cell>
          <table:table-cell table:number-columns-repeated="16378"/>
        </table:table-row>
        <table:table-row table:style-name="ro1">
          <table:table-cell office:value-type="float" office:value="5266" table:style-name="ce1">
            <text:p>5266</text:p>
          </table:table-cell>
          <table:table-cell office:value-type="string" table:style-name="ce1">
            <text:p>Envigad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8];[Depto.A$2:.B$34];2;1)" table:style-name="ce1">
            <text:p>Antioquia</text:p>
          </table:table-cell>
          <table:table-cell office:value-type="float" office:value="6.1696109000000003" table:style-name="ce1">
            <text:p>6.1696109</text:p>
          </table:table-cell>
          <table:table-cell office:value-type="float" office:value="-75.587363600000003" table:style-name="ce1">
            <text:p>-75.5873636</text:p>
          </table:table-cell>
          <table:table-cell table:number-columns-repeated="16378"/>
        </table:table-row>
        <table:table-row table:style-name="ro1">
          <table:table-cell office:value-type="float" office:value="5282" table:style-name="ce1">
            <text:p>5282</text:p>
          </table:table-cell>
          <table:table-cell office:value-type="string" table:style-name="ce1">
            <text:p>Fredo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9];[Depto.A$2:.B$34];2;1)" table:style-name="ce1">
            <text:p>Antioquia</text:p>
          </table:table-cell>
          <table:table-cell office:value-type="float" office:value="5.9272450000000001" table:style-name="ce1">
            <text:p>5.927245</text:p>
          </table:table-cell>
          <table:table-cell office:value-type="float" office:value="-75.671007000000003" table:style-name="ce1">
            <text:p>-75.671007</text:p>
          </table:table-cell>
          <table:table-cell table:number-columns-repeated="16378"/>
        </table:table-row>
        <table:table-row table:style-name="ro1">
          <table:table-cell office:value-type="float" office:value="5284" table:style-name="ce1">
            <text:p>5284</text:p>
          </table:table-cell>
          <table:table-cell office:value-type="string" table:style-name="ce1">
            <text:p>Frontin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0];[Depto.A$2:.B$34];2;1)" table:style-name="ce1">
            <text:p>Antioquia</text:p>
          </table:table-cell>
          <table:table-cell office:value-type="float" office:value="6.7779579999999999" table:style-name="ce1">
            <text:p>6.777958</text:p>
          </table:table-cell>
          <table:table-cell office:value-type="float" office:value="-76.132917000000006" table:style-name="ce1">
            <text:p>-76.132917</text:p>
          </table:table-cell>
          <table:table-cell table:number-columns-repeated="16378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1">
            <text:p>Girald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1];[Depto.A$2:.B$34];2;1)" table:style-name="ce1">
            <text:p>Antioquia</text:p>
          </table:table-cell>
          <table:table-cell office:value-type="float" office:value="6.6806229999999998" table:style-name="ce1">
            <text:p>6.680623</text:p>
          </table:table-cell>
          <table:table-cell office:value-type="float" office:value="-75.953096000000002" table:style-name="ce1">
            <text:p>-75.953096</text:p>
          </table:table-cell>
          <table:table-cell table:number-columns-repeated="16378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1">
            <text:p>Girardo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2];[Depto.A$2:.B$34];2;1)" table:style-name="ce1">
            <text:p>Antioquia</text:p>
          </table:table-cell>
          <table:table-cell office:value-type="float" office:value="6.3783219999999998" table:style-name="ce1">
            <text:p>6.378322</text:p>
          </table:table-cell>
          <table:table-cell office:value-type="float" office:value="-75.449517" table:style-name="ce1">
            <text:p>-75.449517</text:p>
          </table:table-cell>
          <table:table-cell table:number-columns-repeated="16378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Gómez Pla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3];[Depto.A$2:.B$34];2;1)" table:style-name="ce1">
            <text:p>Antioquia</text:p>
          </table:table-cell>
          <table:table-cell office:value-type="float" office:value="6.6832479999999999" table:style-name="ce1">
            <text:p>6.683248</text:p>
          </table:table-cell>
          <table:table-cell office:value-type="float" office:value="-75.221768999999995" table:style-name="ce1">
            <text:p>-75.221769</text:p>
          </table:table-cell>
          <table:table-cell table:number-columns-repeated="16378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1">
            <text:p>Granad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4];[Depto.A$2:.B$34];2;1)" table:style-name="ce1">
            <text:p>Antioquia</text:p>
          </table:table-cell>
          <table:table-cell office:value-type="float" office:value="6.139621" table:style-name="ce1">
            <text:p>6.139621</text:p>
          </table:table-cell>
          <table:table-cell office:value-type="float" office:value="-75.183586000000005" table:style-name="ce1">
            <text:p>-75.183586</text:p>
          </table:table-cell>
          <table:table-cell table:number-columns-repeated="16378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1">
            <text:p>Guadalup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5];[Depto.A$2:.B$34];2;1)" table:style-name="ce1">
            <text:p>Antioquia</text:p>
          </table:table-cell>
          <table:table-cell office:value-type="float" office:value="6.8139519999999996" table:style-name="ce1">
            <text:p>6.813952</text:p>
          </table:table-cell>
          <table:table-cell office:value-type="float" office:value="-75.240103000000005" table:style-name="ce1">
            <text:p>-75.240103</text:p>
          </table:table-cell>
          <table:table-cell table:number-columns-repeated="16378"/>
        </table:table-row>
        <table:table-row table:style-name="ro1">
          <table:table-cell office:value-type="float" office:value="5318" table:style-name="ce1">
            <text:p>5318</text:p>
          </table:table-cell>
          <table:table-cell office:value-type="string" table:style-name="ce1">
            <text:p>Guarn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6];[Depto.A$2:.B$34];2;1)" table:style-name="ce1">
            <text:p>Antioquia</text:p>
          </table:table-cell>
          <table:table-cell office:value-type="float" office:value="6.2795969999999999" table:style-name="ce1">
            <text:p>6.279597</text:p>
          </table:table-cell>
          <table:table-cell office:value-type="float" office:value="-75.442627000000002" table:style-name="ce1">
            <text:p>-75.442627</text:p>
          </table:table-cell>
          <table:table-cell table:number-columns-repeated="16378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1">
            <text:p>Guatapé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7];[Depto.A$2:.B$34];2;1)" table:style-name="ce1">
            <text:p>Antioquia</text:p>
          </table:table-cell>
          <table:table-cell office:value-type="float" office:value="6.2311370000000004" table:style-name="ce1">
            <text:p>6.231137</text:p>
          </table:table-cell>
          <table:table-cell office:value-type="float" office:value="-75.153467000000006" table:style-name="ce1">
            <text:p>-75.153467</text:p>
          </table:table-cell>
          <table:table-cell table:number-columns-repeated="16378"/>
        </table:table-row>
        <table:table-row table:style-name="ro1">
          <table:table-cell office:value-type="float" office:value="5347" table:style-name="ce1">
            <text:p>5347</text:p>
          </table:table-cell>
          <table:table-cell office:value-type="string" table:style-name="ce1">
            <text:p>Helico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8];[Depto.A$2:.B$34];2;1)" table:style-name="ce1">
            <text:p>Antioquia</text:p>
          </table:table-cell>
          <table:table-cell office:value-type="float" office:value="6.2087810000000001" table:style-name="ce1">
            <text:p>6.208781</text:p>
          </table:table-cell>
          <table:table-cell office:value-type="float" office:value="-75.732944000000003" table:style-name="ce1">
            <text:p>-75.732944</text:p>
          </table:table-cell>
          <table:table-cell table:number-columns-repeated="16378"/>
        </table:table-row>
        <table:table-row table:style-name="ro1">
          <table:table-cell office:value-type="float" office:value="5353" table:style-name="ce1">
            <text:p>5353</text:p>
          </table:table-cell>
          <table:table-cell office:value-type="string" table:style-name="ce1">
            <text:p>Hispa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9];[Depto.A$2:.B$34];2;1)" table:style-name="ce1">
            <text:p>Antioquia</text:p>
          </table:table-cell>
          <table:table-cell office:value-type="float" office:value="5.7990589999999997" table:style-name="ce1">
            <text:p>5.799059</text:p>
          </table:table-cell>
          <table:table-cell office:value-type="float" office:value="-75.907993000000005" table:style-name="ce1">
            <text:p>-75.907993</text:p>
          </table:table-cell>
          <table:table-cell table:number-columns-repeated="16378"/>
        </table:table-row>
        <table:table-row table:style-name="ro1">
          <table:table-cell office:value-type="float" office:value="5360" table:style-name="ce1">
            <text:p>5360</text:p>
          </table:table-cell>
          <table:table-cell office:value-type="string" table:style-name="ce1">
            <text:p>Itagui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0];[Depto.A$2:.B$34];2;1)" table:style-name="ce1">
            <text:p>Antioquia</text:p>
          </table:table-cell>
          <table:table-cell office:value-type="float" office:value="6.1675681999999998" table:style-name="ce1">
            <text:p>6.1675682</text:p>
          </table:table-cell>
          <table:table-cell office:value-type="float" office:value="-75.614671200000004" table:style-name="ce1">
            <text:p>-75.6146712</text:p>
          </table:table-cell>
          <table:table-cell table:number-columns-repeated="16378"/>
        </table:table-row>
        <table:table-row table:style-name="ro1">
          <table:table-cell office:value-type="float" office:value="5361" table:style-name="ce1">
            <text:p>5361</text:p>
          </table:table-cell>
          <table:table-cell office:value-type="string" table:style-name="ce1">
            <text:p>Ituang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1];[Depto.A$2:.B$34];2;1)" table:style-name="ce1">
            <text:p>Antioquia</text:p>
          </table:table-cell>
          <table:table-cell office:value-type="float" office:value="7.1726070000000002" table:style-name="ce1">
            <text:p>7.172607</text:p>
          </table:table-cell>
          <table:table-cell office:value-type="float" office:value="-75.764679999999998" table:style-name="ce1">
            <text:p>-75.76468</text:p>
          </table:table-cell>
          <table:table-cell table:number-columns-repeated="16378"/>
        </table:table-row>
        <table:table-row table:style-name="ro1">
          <table:table-cell office:value-type="float" office:value="5364" table:style-name="ce1">
            <text:p>5364</text:p>
          </table:table-cell>
          <table:table-cell office:value-type="string" table:style-name="ce1">
            <text:p>Jardí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2];[Depto.A$2:.B$34];2;1)" table:style-name="ce1">
            <text:p>Antioquia</text:p>
          </table:table-cell>
          <table:table-cell office:value-type="float" office:value="5.5967669999999998" table:style-name="ce1">
            <text:p>5.596767</text:p>
          </table:table-cell>
          <table:table-cell office:value-type="float" office:value="-75.819361000000001" table:style-name="ce1">
            <text:p>-75.819361</text:p>
          </table:table-cell>
          <table:table-cell table:number-columns-repeated="16378"/>
        </table:table-row>
        <table:table-row table:style-name="ro1">
          <table:table-cell office:value-type="float" office:value="5368" table:style-name="ce1">
            <text:p>5368</text:p>
          </table:table-cell>
          <table:table-cell office:value-type="string" table:style-name="ce1">
            <text:p>Jeric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3];[Depto.A$2:.B$34];2;1)" table:style-name="ce1">
            <text:p>Antioquia</text:p>
          </table:table-cell>
          <table:table-cell office:value-type="float" office:value="5.7905129999999998" table:style-name="ce1">
            <text:p>5.790513</text:p>
          </table:table-cell>
          <table:table-cell office:value-type="float" office:value="-75.776082000000002" table:style-name="ce1">
            <text:p>-75.776082</text:p>
          </table:table-cell>
          <table:table-cell table:number-columns-repeated="16378"/>
        </table:table-row>
        <table:table-row table:style-name="ro1">
          <table:table-cell office:value-type="float" office:value="5376" table:style-name="ce1">
            <text:p>5376</text:p>
          </table:table-cell>
          <table:table-cell office:value-type="string" table:style-name="ce1">
            <text:p>La Cej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4];[Depto.A$2:.B$34];2;1)" table:style-name="ce1">
            <text:p>Antioquia</text:p>
          </table:table-cell>
          <table:table-cell office:value-type="float" office:value="6.0276319999999997" table:style-name="ce1">
            <text:p>6.027632</text:p>
          </table:table-cell>
          <table:table-cell office:value-type="float" office:value="-75.431595999999999" table:style-name="ce1">
            <text:p>-75.431596</text:p>
          </table:table-cell>
          <table:table-cell table:number-columns-repeated="16378"/>
        </table:table-row>
        <table:table-row table:style-name="ro1">
          <table:table-cell office:value-type="float" office:value="5380" table:style-name="ce1">
            <text:p>5380</text:p>
          </table:table-cell>
          <table:table-cell office:value-type="string" table:style-name="ce1">
            <text:p>La Estrell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5];[Depto.A$2:.B$34];2;1)" table:style-name="ce1">
            <text:p>Antioquia</text:p>
          </table:table-cell>
          <table:table-cell office:value-type="float" office:value="6.1387510000000001" table:style-name="ce1">
            <text:p>6.138751</text:p>
          </table:table-cell>
          <table:table-cell office:value-type="float" office:value="-75.635586000000004" table:style-name="ce1">
            <text:p>-75.635586</text:p>
          </table:table-cell>
          <table:table-cell table:number-columns-repeated="16378"/>
        </table:table-row>
        <table:table-row table:style-name="ro1">
          <table:table-cell office:value-type="float" office:value="5390" table:style-name="ce1">
            <text:p>5390</text:p>
          </table:table-cell>
          <table:table-cell office:value-type="string" table:style-name="ce1">
            <text:p>La Pintad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6];[Depto.A$2:.B$34];2;1)" table:style-name="ce1">
            <text:p>Antioquia</text:p>
          </table:table-cell>
          <table:table-cell office:value-type="float" office:value="5.7469419999999998" table:style-name="ce1">
            <text:p>5.746942</text:p>
          </table:table-cell>
          <table:table-cell office:value-type="float" office:value="-75.606403" table:style-name="ce1">
            <text:p>-75.606403</text:p>
          </table:table-cell>
          <table:table-cell table:number-columns-repeated="16378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string" table:style-name="ce1">
            <text:p>La Unió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7];[Depto.A$2:.B$34];2;1)" table:style-name="ce1">
            <text:p>Antioquia</text:p>
          </table:table-cell>
          <table:table-cell office:value-type="float" office:value="5.9738389999999999" table:style-name="ce1">
            <text:p>5.973839</text:p>
          </table:table-cell>
          <table:table-cell office:value-type="float" office:value="-75.3609759" table:style-name="ce1">
            <text:p>-75.3609759</text:p>
          </table:table-cell>
          <table:table-cell table:number-columns-repeated="16378"/>
        </table:table-row>
        <table:table-row table:style-name="ro1">
          <table:table-cell office:value-type="float" office:value="5411" table:style-name="ce1">
            <text:p>5411</text:p>
          </table:table-cell>
          <table:table-cell office:value-type="string" table:style-name="ce1">
            <text:p>Liborin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8];[Depto.A$2:.B$34];2;1)" table:style-name="ce1">
            <text:p>Antioquia</text:p>
          </table:table-cell>
          <table:table-cell office:value-type="float" office:value="6.6774500000000003" table:style-name="ce1">
            <text:p>6.67745</text:p>
          </table:table-cell>
          <table:table-cell office:value-type="float" office:value="-75.811744000000004" table:style-name="ce1">
            <text:p>-75.811744</text:p>
          </table:table-cell>
          <table:table-cell table:number-columns-repeated="16378"/>
        </table:table-row>
        <table:table-row table:style-name="ro1">
          <table:table-cell office:value-type="float" office:value="5425" table:style-name="ce1">
            <text:p>5425</text:p>
          </table:table-cell>
          <table:table-cell office:value-type="string" table:style-name="ce1">
            <text:p>Mace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9];[Depto.A$2:.B$34];2;1)" table:style-name="ce1">
            <text:p>Antioquia</text:p>
          </table:table-cell>
          <table:table-cell office:value-type="float" office:value="6.5513669999999999" table:style-name="ce1">
            <text:p>6.551367</text:p>
          </table:table-cell>
          <table:table-cell office:value-type="float" office:value="-74.787294000000003" table:style-name="ce1">
            <text:p>-74.787294</text:p>
          </table:table-cell>
          <table:table-cell table:number-columns-repeated="16378"/>
        </table:table-row>
        <table:table-row table:style-name="ro1">
          <table:table-cell office:value-type="float" office:value="5440" table:style-name="ce1">
            <text:p>5440</text:p>
          </table:table-cell>
          <table:table-cell office:value-type="string" table:style-name="ce1">
            <text:p>Marinill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0];[Depto.A$2:.B$34];2;1)" table:style-name="ce1">
            <text:p>Antioquia</text:p>
          </table:table-cell>
          <table:table-cell office:value-type="float" office:value="6.1769670000000003" table:style-name="ce1">
            <text:p>6.176967</text:p>
          </table:table-cell>
          <table:table-cell office:value-type="float" office:value="-75.341462000000007" table:style-name="ce1">
            <text:p>-75.341462</text:p>
          </table:table-cell>
          <table:table-cell table:number-columns-repeated="16378"/>
        </table:table-row>
        <table:table-row table:style-name="ro1">
          <table:table-cell office:value-type="float" office:value="5467" table:style-name="ce1">
            <text:p>5467</text:p>
          </table:table-cell>
          <table:table-cell office:value-type="string" table:style-name="ce1">
            <text:p>Montebell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1];[Depto.A$2:.B$34];2;1)" table:style-name="ce1">
            <text:p>Antioquia</text:p>
          </table:table-cell>
          <table:table-cell office:value-type="float" office:value="5.9464870000000003" table:style-name="ce1">
            <text:p>5.946487</text:p>
          </table:table-cell>
          <table:table-cell office:value-type="float" office:value="-75.523949999999999" table:style-name="ce1">
            <text:p>-75.52395</text:p>
          </table:table-cell>
          <table:table-cell table:number-columns-repeated="16378"/>
        </table:table-row>
        <table:table-row table:style-name="ro1">
          <table:table-cell office:value-type="float" office:value="5475" table:style-name="ce1">
            <text:p>5475</text:p>
          </table:table-cell>
          <table:table-cell office:value-type="string" table:style-name="ce1">
            <text:p>Murind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2];[Depto.A$2:.B$34];2;1)" table:style-name="ce1">
            <text:p>Antioquia</text:p>
          </table:table-cell>
          <table:table-cell office:value-type="float" office:value="6.9810400000000001" table:style-name="ce1">
            <text:p>6.98104</text:p>
          </table:table-cell>
          <table:table-cell office:value-type="float" office:value="-76.821190000000001" table:style-name="ce1">
            <text:p>-76.82119</text:p>
          </table:table-cell>
          <table:table-cell table:number-columns-repeated="16378"/>
        </table:table-row>
        <table:table-row table:style-name="ro1">
          <table:table-cell office:value-type="float" office:value="5480" table:style-name="ce1">
            <text:p>5480</text:p>
          </table:table-cell>
          <table:table-cell office:value-type="string" table:style-name="ce1">
            <text:p>Mutat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3];[Depto.A$2:.B$34];2;1)" table:style-name="ce1">
            <text:p>Antioquia</text:p>
          </table:table-cell>
          <table:table-cell office:value-type="float" office:value="7.2441060000000004" table:style-name="ce1">
            <text:p>7.244106</text:p>
          </table:table-cell>
          <table:table-cell office:value-type="float" office:value="-76.436566999999997" table:style-name="ce1">
            <text:p>-76.436567</text:p>
          </table:table-cell>
          <table:table-cell table:number-columns-repeated="16378"/>
        </table:table-row>
        <table:table-row table:style-name="ro1">
          <table:table-cell office:value-type="float" office:value="5483" table:style-name="ce1">
            <text:p>5483</text:p>
          </table:table-cell>
          <table:table-cell office:value-type="string" table:style-name="ce1">
            <text:p>Nariñ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4];[Depto.A$2:.B$34];2;1)" table:style-name="ce1">
            <text:p>Antioquia</text:p>
          </table:table-cell>
          <table:table-cell office:value-type="float" office:value="5.6110150000000001" table:style-name="ce1">
            <text:p>5.611015</text:p>
          </table:table-cell>
          <table:table-cell office:value-type="float" office:value="-75.174161999999995" table:style-name="ce1">
            <text:p>-75.174162</text:p>
          </table:table-cell>
          <table:table-cell table:number-columns-repeated="16378"/>
        </table:table-row>
        <table:table-row table:style-name="ro1">
          <table:table-cell office:value-type="float" office:value="5490" table:style-name="ce1">
            <text:p>5490</text:p>
          </table:table-cell>
          <table:table-cell office:value-type="string" table:style-name="ce1">
            <text:p>Necocl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5];[Depto.A$2:.B$34];2;1)" table:style-name="ce1">
            <text:p>Antioquia</text:p>
          </table:table-cell>
          <table:table-cell office:value-type="float" office:value="8.4271740000000008" table:style-name="ce1">
            <text:p>8.427174</text:p>
          </table:table-cell>
          <table:table-cell office:value-type="float" office:value="-76.787678" table:style-name="ce1">
            <text:p>-76.787678</text:p>
          </table:table-cell>
          <table:table-cell table:number-columns-repeated="16378"/>
        </table:table-row>
        <table:table-row table:style-name="ro1">
          <table:table-cell office:value-type="float" office:value="5495" table:style-name="ce1">
            <text:p>5495</text:p>
          </table:table-cell>
          <table:table-cell office:value-type="string" table:style-name="ce1">
            <text:p>Nech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6];[Depto.A$2:.B$34];2;1)" table:style-name="ce1">
            <text:p>Antioquia</text:p>
          </table:table-cell>
          <table:table-cell office:value-type="float" office:value="8.088419" table:style-name="ce1">
            <text:p>8.088419</text:p>
          </table:table-cell>
          <table:table-cell office:value-type="float" office:value="-74.776326999999995" table:style-name="ce1">
            <text:p>-74.776327</text:p>
          </table:table-cell>
          <table:table-cell table:number-columns-repeated="16378"/>
        </table:table-row>
        <table:table-row table:style-name="ro1">
          <table:table-cell office:value-type="float" office:value="5501" table:style-name="ce1">
            <text:p>5501</text:p>
          </table:table-cell>
          <table:table-cell office:value-type="string" table:style-name="ce1">
            <text:p>Olay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7];[Depto.A$2:.B$34];2;1)" table:style-name="ce1">
            <text:p>Antioquia</text:p>
          </table:table-cell>
          <table:table-cell office:value-type="float" office:value="6.6299900000000003" table:style-name="ce1">
            <text:p>6.62999</text:p>
          </table:table-cell>
          <table:table-cell office:value-type="float" office:value="-75.816649999999996" table:style-name="ce1">
            <text:p>-75.81665</text:p>
          </table:table-cell>
          <table:table-cell table:number-columns-repeated="16378"/>
        </table:table-row>
        <table:table-row table:style-name="ro1">
          <table:table-cell office:value-type="float" office:value="5541" table:style-name="ce1">
            <text:p>5541</text:p>
          </table:table-cell>
          <table:table-cell office:value-type="string" table:style-name="ce1">
            <text:p>Peño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8];[Depto.A$2:.B$34];2;1)" table:style-name="ce1">
            <text:p>Antioquia</text:p>
          </table:table-cell>
          <table:table-cell office:value-type="float" office:value="6.2199662" table:style-name="ce1">
            <text:p>6.2199662</text:p>
          </table:table-cell>
          <table:table-cell office:value-type="float" office:value="-75.243530699999994" table:style-name="ce1">
            <text:p>-75.2435307</text:p>
          </table:table-cell>
          <table:table-cell table:number-columns-repeated="16378"/>
        </table:table-row>
        <table:table-row table:style-name="ro1">
          <table:table-cell office:value-type="float" office:value="5543" table:style-name="ce1">
            <text:p>5543</text:p>
          </table:table-cell>
          <table:table-cell office:value-type="string" table:style-name="ce1">
            <text:p>Pequ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9];[Depto.A$2:.B$34];2;1)" table:style-name="ce1">
            <text:p>Antioquia</text:p>
          </table:table-cell>
          <table:table-cell office:value-type="float" office:value="7.0215350000000001" table:style-name="ce1">
            <text:p>7.021535</text:p>
          </table:table-cell>
          <table:table-cell office:value-type="float" office:value="-75.908107000000001" table:style-name="ce1">
            <text:p>-75.908107</text:p>
          </table:table-cell>
          <table:table-cell table:number-columns-repeated="16378"/>
        </table:table-row>
        <table:table-row table:style-name="ro1">
          <table:table-cell office:value-type="float" office:value="5576" table:style-name="ce1">
            <text:p>5576</text:p>
          </table:table-cell>
          <table:table-cell office:value-type="string" table:style-name="ce1">
            <text:p>Pueblorric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0];[Depto.A$2:.B$34];2;1)" table:style-name="ce1">
            <text:p>Antioquia</text:p>
          </table:table-cell>
          <table:table-cell office:value-type="float" office:value="5.7941609999999999" table:style-name="ce1">
            <text:p>5.794161</text:p>
          </table:table-cell>
          <table:table-cell office:value-type="float" office:value="-75.840588999999994" table:style-name="ce1">
            <text:p>-75.840589</text:p>
          </table:table-cell>
          <table:table-cell table:number-columns-repeated="16378"/>
        </table:table-row>
        <table:table-row table:style-name="ro1">
          <table:table-cell office:value-type="float" office:value="5579" table:style-name="ce1">
            <text:p>5579</text:p>
          </table:table-cell>
          <table:table-cell office:value-type="string" table:style-name="ce1">
            <text:p>Puerto Berrí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1];[Depto.A$2:.B$34];2;1)" table:style-name="ce1">
            <text:p>Antioquia</text:p>
          </table:table-cell>
          <table:table-cell office:value-type="float" office:value="6.4777550000000002" table:style-name="ce1">
            <text:p>6.477755</text:p>
          </table:table-cell>
          <table:table-cell office:value-type="float" office:value="-74.408799999999999" table:style-name="ce1">
            <text:p>-74.4088</text:p>
          </table:table-cell>
          <table:table-cell table:number-columns-repeated="16378"/>
        </table:table-row>
        <table:table-row table:style-name="ro1">
          <table:table-cell office:value-type="float" office:value="5585" table:style-name="ce1">
            <text:p>5585</text:p>
          </table:table-cell>
          <table:table-cell office:value-type="string" table:style-name="ce1">
            <text:p>Puerto Nar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2];[Depto.A$2:.B$34];2;1)" table:style-name="ce1">
            <text:p>Antioquia</text:p>
          </table:table-cell>
          <table:table-cell office:value-type="float" office:value="6.1864970000000001" table:style-name="ce1">
            <text:p>6.186497</text:p>
          </table:table-cell>
          <table:table-cell office:value-type="float" office:value="-74.583725999999999" table:style-name="ce1">
            <text:p>-74.583726</text:p>
          </table:table-cell>
          <table:table-cell table:number-columns-repeated="16378"/>
        </table:table-row>
        <table:table-row table:style-name="ro1">
          <table:table-cell office:value-type="float" office:value="5591" table:style-name="ce1">
            <text:p>5591</text:p>
          </table:table-cell>
          <table:table-cell office:value-type="string" table:style-name="ce1">
            <text:p>Puerto Triunf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3];[Depto.A$2:.B$34];2;1)" table:style-name="ce1">
            <text:p>Antioquia</text:p>
          </table:table-cell>
          <table:table-cell office:value-type="float" office:value="5.8807" table:style-name="ce1">
            <text:p>5.8807</text:p>
          </table:table-cell>
          <table:table-cell office:value-type="float" office:value="-74.634035999999995" table:style-name="ce1">
            <text:p>-74.634036</text:p>
          </table:table-cell>
          <table:table-cell table:number-columns-repeated="16378"/>
        </table:table-row>
        <table:table-row table:style-name="ro1">
          <table:table-cell office:value-type="float" office:value="5604" table:style-name="ce1">
            <text:p>5604</text:p>
          </table:table-cell>
          <table:table-cell office:value-type="string" table:style-name="ce1">
            <text:p>Remedi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4];[Depto.A$2:.B$34];2;1)" table:style-name="ce1">
            <text:p>Antioquia</text:p>
          </table:table-cell>
          <table:table-cell office:value-type="float" office:value="7.0277659999999997" table:style-name="ce1">
            <text:p>7.027766</text:p>
          </table:table-cell>
          <table:table-cell office:value-type="float" office:value="-74.692965000000001" table:style-name="ce1">
            <text:p>-74.692965</text:p>
          </table:table-cell>
          <table:table-cell table:number-columns-repeated="16378"/>
        </table:table-row>
        <table:table-row table:style-name="ro1">
          <table:table-cell office:value-type="float" office:value="5607" table:style-name="ce1">
            <text:p>5607</text:p>
          </table:table-cell>
          <table:table-cell office:value-type="string" table:style-name="ce1">
            <text:p>Retir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5];[Depto.A$2:.B$34];2;1)" table:style-name="ce1">
            <text:p>Antioquia</text:p>
          </table:table-cell>
          <table:table-cell office:value-type="float" office:value="6.0609549999999999" table:style-name="ce1">
            <text:p>6.060955</text:p>
          </table:table-cell>
          <table:table-cell office:value-type="float" office:value="-75.502582000000004" table:style-name="ce1">
            <text:p>-75.502582</text:p>
          </table:table-cell>
          <table:table-cell table:number-columns-repeated="16378"/>
        </table:table-row>
        <table:table-row table:style-name="ro1">
          <table:table-cell office:value-type="float" office:value="5615" table:style-name="ce1">
            <text:p>5615</text:p>
          </table:table-cell>
          <table:table-cell office:value-type="string" table:style-name="ce1">
            <text:p>Rionegr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6];[Depto.A$2:.B$34];2;1)" table:style-name="ce1">
            <text:p>Antioquia</text:p>
          </table:table-cell>
          <table:table-cell office:value-type="float" office:value="6.1448369999999999" table:style-name="ce1">
            <text:p>6.144837</text:p>
          </table:table-cell>
          <table:table-cell office:value-type="float" office:value="-75.375084999999999" table:style-name="ce1">
            <text:p>-75.375085</text:p>
          </table:table-cell>
          <table:table-cell table:number-columns-repeated="16378"/>
        </table:table-row>
        <table:table-row table:style-name="ro1">
          <table:table-cell office:value-type="float" office:value="5628" table:style-name="ce1">
            <text:p>5628</text:p>
          </table:table-cell>
          <table:table-cell office:value-type="string" table:style-name="ce1">
            <text:p>Sabanalarg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7];[Depto.A$2:.B$34];2;1)" table:style-name="ce1">
            <text:p>Antioquia</text:p>
          </table:table-cell>
          <table:table-cell office:value-type="float" office:value="6.8496962000000003" table:style-name="ce1">
            <text:p>6.8496962</text:p>
          </table:table-cell>
          <table:table-cell office:value-type="float" office:value="-75.8180567" table:style-name="ce1">
            <text:p>-75.8180567</text:p>
          </table:table-cell>
          <table:table-cell table:number-columns-repeated="16378"/>
        </table:table-row>
        <table:table-row table:style-name="ro1">
          <table:table-cell office:value-type="float" office:value="5631" table:style-name="ce1">
            <text:p>5631</text:p>
          </table:table-cell>
          <table:table-cell office:value-type="string" table:style-name="ce1">
            <text:p>Sabane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8];[Depto.A$2:.B$34];2;1)" table:style-name="ce1">
            <text:p>Antioquia</text:p>
          </table:table-cell>
          <table:table-cell office:value-type="float" office:value="6.1505590000000003" table:style-name="ce1">
            <text:p>6.150559</text:p>
          </table:table-cell>
          <table:table-cell office:value-type="float" office:value="-75.616820000000004" table:style-name="ce1">
            <text:p>-75.61682</text:p>
          </table:table-cell>
          <table:table-cell table:number-columns-repeated="16378"/>
        </table:table-row>
        <table:table-row table:style-name="ro1">
          <table:table-cell office:value-type="float" office:value="5642" table:style-name="ce1">
            <text:p>5642</text:p>
          </table:table-cell>
          <table:table-cell office:value-type="string" table:style-name="ce1">
            <text:p>Salgar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9];[Depto.A$2:.B$34];2;1)" table:style-name="ce1">
            <text:p>Antioquia</text:p>
          </table:table-cell>
          <table:table-cell office:value-type="float" office:value="5.963336" table:style-name="ce1">
            <text:p>5.963336</text:p>
          </table:table-cell>
          <table:table-cell office:value-type="float" office:value="-75.963942000000003" table:style-name="ce1">
            <text:p>-75.963942</text:p>
          </table:table-cell>
          <table:table-cell table:number-columns-repeated="16378"/>
        </table:table-row>
        <table:table-row table:style-name="ro1">
          <table:table-cell office:value-type="float" office:value="5647" table:style-name="ce1">
            <text:p>5647</text:p>
          </table:table-cell>
          <table:table-cell office:value-type="string" table:style-name="ce1">
            <text:p>San Andrés de Cuerquí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0];[Depto.A$2:.B$34];2;1)" table:style-name="ce1">
            <text:p>Antioquia</text:p>
          </table:table-cell>
          <table:table-cell office:value-type="float" office:value="6.9132449999999999" table:style-name="ce1">
            <text:p>6.913245</text:p>
          </table:table-cell>
          <table:table-cell office:value-type="float" office:value="-75.675560000000004" table:style-name="ce1">
            <text:p>-75.67556</text:p>
          </table:table-cell>
          <table:table-cell table:number-columns-repeated="16378"/>
        </table:table-row>
        <table:table-row table:style-name="ro1">
          <table:table-cell office:value-type="float" office:value="5649" table:style-name="ce1">
            <text:p>5649</text:p>
          </table:table-cell>
          <table:table-cell office:value-type="string" table:style-name="ce1">
            <text:p>San Carl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1];[Depto.A$2:.B$34];2;1)" table:style-name="ce1">
            <text:p>Antioquia</text:p>
          </table:table-cell>
          <table:table-cell office:value-type="float" office:value="6.1879790000000003" table:style-name="ce1">
            <text:p>6.187979</text:p>
          </table:table-cell>
          <table:table-cell office:value-type="float" office:value="-74.993227000000005" table:style-name="ce1">
            <text:p>-74.993227</text:p>
          </table:table-cell>
          <table:table-cell table:number-columns-repeated="16378"/>
        </table:table-row>
        <table:table-row table:style-name="ro1">
          <table:table-cell office:value-type="float" office:value="5652" table:style-name="ce1">
            <text:p>5652</text:p>
          </table:table-cell>
          <table:table-cell office:value-type="string" table:style-name="ce1">
            <text:p>San Francisc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2];[Depto.A$2:.B$34];2;1)" table:style-name="ce1">
            <text:p>Antioquia</text:p>
          </table:table-cell>
          <table:table-cell office:value-type="float" office:value="5.9634280000000004" table:style-name="ce1">
            <text:p>5.963428</text:p>
          </table:table-cell>
          <table:table-cell office:value-type="float" office:value="-75.102137999999997" table:style-name="ce1">
            <text:p>-75.102138</text:p>
          </table:table-cell>
          <table:table-cell table:number-columns-repeated="16378"/>
        </table:table-row>
        <table:table-row table:style-name="ro1">
          <table:table-cell office:value-type="float" office:value="5656" table:style-name="ce1">
            <text:p>5656</text:p>
          </table:table-cell>
          <table:table-cell office:value-type="string" table:style-name="ce1">
            <text:p>San Jerónim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3];[Depto.A$2:.B$34];2;1)" table:style-name="ce1">
            <text:p>Antioquia</text:p>
          </table:table-cell>
          <table:table-cell office:value-type="float" office:value="6.4425129999999999" table:style-name="ce1">
            <text:p>6.442513</text:p>
          </table:table-cell>
          <table:table-cell office:value-type="float" office:value="-75.728159000000005" table:style-name="ce1">
            <text:p>-75.728159</text:p>
          </table:table-cell>
          <table:table-cell table:number-columns-repeated="16378"/>
        </table:table-row>
        <table:table-row table:style-name="ro1">
          <table:table-cell office:value-type="float" office:value="5658" table:style-name="ce1">
            <text:p>5658</text:p>
          </table:table-cell>
          <table:table-cell office:value-type="string" table:style-name="ce1">
            <text:p>San José de La Montañ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4];[Depto.A$2:.B$34];2;1)" table:style-name="ce1">
            <text:p>Antioquia</text:p>
          </table:table-cell>
          <table:table-cell office:value-type="float" office:value="6.849736" table:style-name="ce1">
            <text:p>6.849736</text:p>
          </table:table-cell>
          <table:table-cell office:value-type="float" office:value="-75.684090999999995" table:style-name="ce1">
            <text:p>-75.684091</text:p>
          </table:table-cell>
          <table:table-cell table:number-columns-repeated="16378"/>
        </table:table-row>
        <table:table-row table:style-name="ro1">
          <table:table-cell office:value-type="float" office:value="5659" table:style-name="ce1">
            <text:p>5659</text:p>
          </table:table-cell>
          <table:table-cell office:value-type="string" table:style-name="ce1">
            <text:p>San Juan de Urab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5];[Depto.A$2:.B$34];2;1)" table:style-name="ce1">
            <text:p>Antioquia</text:p>
          </table:table-cell>
          <table:table-cell office:value-type="float" office:value="8.7624548999999998" table:style-name="ce1">
            <text:p>8.7624549</text:p>
          </table:table-cell>
          <table:table-cell office:value-type="float" office:value="-76.526737999999995" table:style-name="ce1">
            <text:p>-76.526738</text:p>
          </table:table-cell>
          <table:table-cell table:number-columns-repeated="16378"/>
        </table:table-row>
        <table:table-row table:style-name="ro1">
          <table:table-cell office:value-type="float" office:value="5660" table:style-name="ce1">
            <text:p>5660</text:p>
          </table:table-cell>
          <table:table-cell office:value-type="string" table:style-name="ce1">
            <text:p>San Lui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6];[Depto.A$2:.B$34];2;1)" table:style-name="ce1">
            <text:p>Antioquia</text:p>
          </table:table-cell>
          <table:table-cell office:value-type="float" office:value="6.0424540000000002" table:style-name="ce1">
            <text:p>6.042454</text:p>
          </table:table-cell>
          <table:table-cell office:value-type="float" office:value="-74.995070999999996" table:style-name="ce1">
            <text:p>-74.995071</text:p>
          </table:table-cell>
          <table:table-cell table:number-columns-repeated="16378"/>
        </table:table-row>
        <table:table-row table:style-name="ro1">
          <table:table-cell office:value-type="float" office:value="5664" table:style-name="ce1">
            <text:p>5664</text:p>
          </table:table-cell>
          <table:table-cell office:value-type="string" table:style-name="ce1">
            <text:p>San Pedr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7];[Depto.A$2:.B$34];2;1)" table:style-name="ce1">
            <text:p>Antioquia</text:p>
          </table:table-cell>
          <table:table-cell office:value-type="float" office:value="6.4636300000000002" table:style-name="ce1">
            <text:p>6.46363</text:p>
          </table:table-cell>
          <table:table-cell office:value-type="float" office:value="-75.547120000000007" table:style-name="ce1">
            <text:p>-75.54712</text:p>
          </table:table-cell>
          <table:table-cell table:number-columns-repeated="16378"/>
        </table:table-row>
        <table:table-row table:style-name="ro1">
          <table:table-cell office:value-type="float" office:value="5665" table:style-name="ce1">
            <text:p>5665</text:p>
          </table:table-cell>
          <table:table-cell office:value-type="string" table:style-name="ce1">
            <text:p>San Pedro de Urab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8];[Depto.A$2:.B$34];2;1)" table:style-name="ce1">
            <text:p>Antioquia</text:p>
          </table:table-cell>
          <table:table-cell office:value-type="float" office:value="8.2758430000000001" table:style-name="ce1">
            <text:p>8.275843</text:p>
          </table:table-cell>
          <table:table-cell office:value-type="float" office:value="-76.379728999999998" table:style-name="ce1">
            <text:p>-76.379729</text:p>
          </table:table-cell>
          <table:table-cell table:number-columns-repeated="16378"/>
        </table:table-row>
        <table:table-row table:style-name="ro1">
          <table:table-cell office:value-type="float" office:value="5667" table:style-name="ce1">
            <text:p>5667</text:p>
          </table:table-cell>
          <table:table-cell office:value-type="string" table:style-name="ce1">
            <text:p>San Rafae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9];[Depto.A$2:.B$34];2;1)" table:style-name="ce1">
            <text:p>Antioquia</text:p>
          </table:table-cell>
          <table:table-cell office:value-type="float" office:value="6.2935439999999998" table:style-name="ce1">
            <text:p>6.293544</text:p>
          </table:table-cell>
          <table:table-cell office:value-type="float" office:value="-75.028576999999999" table:style-name="ce1">
            <text:p>-75.028577</text:p>
          </table:table-cell>
          <table:table-cell table:number-columns-repeated="16378"/>
        </table:table-row>
        <table:table-row table:style-name="ro1">
          <table:table-cell office:value-type="float" office:value="5670" table:style-name="ce1">
            <text:p>5670</text:p>
          </table:table-cell>
          <table:table-cell office:value-type="string" table:style-name="ce1">
            <text:p>San Roqu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0];[Depto.A$2:.B$34];2;1)" table:style-name="ce1">
            <text:p>Antioquia</text:p>
          </table:table-cell>
          <table:table-cell office:value-type="float" office:value="6.4858310000000001" table:style-name="ce1">
            <text:p>6.485831</text:p>
          </table:table-cell>
          <table:table-cell office:value-type="float" office:value="-75.019622999999996" table:style-name="ce1">
            <text:p>-75.019623</text:p>
          </table:table-cell>
          <table:table-cell table:number-columns-repeated="16378"/>
        </table:table-row>
        <table:table-row table:style-name="ro1">
          <table:table-cell office:value-type="float" office:value="5674" table:style-name="ce1">
            <text:p>5674</text:p>
          </table:table-cell>
          <table:table-cell office:value-type="string" table:style-name="ce1">
            <text:p>San Vicent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1];[Depto.A$2:.B$34];2;1)" table:style-name="ce1">
            <text:p>Antioquia</text:p>
          </table:table-cell>
          <table:table-cell office:value-type="float" office:value="6.2858150000000004" table:style-name="ce1">
            <text:p>6.285815</text:p>
          </table:table-cell>
          <table:table-cell office:value-type="float" office:value="-75.334220000000002" table:style-name="ce1">
            <text:p>-75.33422</text:p>
          </table:table-cell>
          <table:table-cell table:number-columns-repeated="16378"/>
        </table:table-row>
        <table:table-row table:style-name="ro1">
          <table:table-cell office:value-type="float" office:value="5679" table:style-name="ce1">
            <text:p>5679</text:p>
          </table:table-cell>
          <table:table-cell office:value-type="string" table:style-name="ce1">
            <text:p>Santa Bárbar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2];[Depto.A$2:.B$34];2;1)" table:style-name="ce1">
            <text:p>Antioquia</text:p>
          </table:table-cell>
          <table:table-cell office:value-type="float" office:value="5.8742489999999998" table:style-name="ce1">
            <text:p>5.874249</text:p>
          </table:table-cell>
          <table:table-cell office:value-type="float" office:value="-75.566421000000005" table:style-name="ce1">
            <text:p>-75.566421</text:p>
          </table:table-cell>
          <table:table-cell table:number-columns-repeated="16378"/>
        </table:table-row>
        <table:table-row table:style-name="ro1">
          <table:table-cell office:value-type="float" office:value="5686" table:style-name="ce1">
            <text:p>5686</text:p>
          </table:table-cell>
          <table:table-cell office:value-type="string" table:style-name="ce1">
            <text:p>Santa Rosa de Os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3];[Depto.A$2:.B$34];2;1)" table:style-name="ce1">
            <text:p>Antioquia</text:p>
          </table:table-cell>
          <table:table-cell office:value-type="float" office:value="6.6482710000000003" table:style-name="ce1">
            <text:p>6.648271</text:p>
          </table:table-cell>
          <table:table-cell office:value-type="float" office:value="-75.460901000000007" table:style-name="ce1">
            <text:p>-75.460901</text:p>
          </table:table-cell>
          <table:table-cell table:number-columns-repeated="16378"/>
        </table:table-row>
        <table:table-row table:style-name="ro1">
          <table:table-cell office:value-type="float" office:value="5690" table:style-name="ce1">
            <text:p>5690</text:p>
          </table:table-cell>
          <table:table-cell office:value-type="string" table:style-name="ce1">
            <text:p>Santo Doming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4];[Depto.A$2:.B$34];2;1)" table:style-name="ce1">
            <text:p>Antioquia</text:p>
          </table:table-cell>
          <table:table-cell office:value-type="float" office:value="6.4715629999999997" table:style-name="ce1">
            <text:p>6.471563</text:p>
          </table:table-cell>
          <table:table-cell office:value-type="float" office:value="-75.164646000000005" table:style-name="ce1">
            <text:p>-75.164646</text:p>
          </table:table-cell>
          <table:table-cell table:number-columns-repeated="16378"/>
        </table:table-row>
        <table:table-row table:style-name="ro1">
          <table:table-cell office:value-type="float" office:value="5697" table:style-name="ce1">
            <text:p>5697</text:p>
          </table:table-cell>
          <table:table-cell office:value-type="string" table:style-name="ce1">
            <text:p>El Santuari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5];[Depto.A$2:.B$34];2;1)" table:style-name="ce1">
            <text:p>Antioquia</text:p>
          </table:table-cell>
          <table:table-cell office:value-type="float" office:value="6.1396110000000004" table:style-name="ce1">
            <text:p>6.139611</text:p>
          </table:table-cell>
          <table:table-cell office:value-type="float" office:value="-75.264509000000004" table:style-name="ce1">
            <text:p>-75.264509</text:p>
          </table:table-cell>
          <table:table-cell table:number-columns-repeated="16378"/>
        </table:table-row>
        <table:table-row table:style-name="ro1">
          <table:table-cell office:value-type="float" office:value="5736" table:style-name="ce1">
            <text:p>5736</text:p>
          </table:table-cell>
          <table:table-cell office:value-type="string" table:style-name="ce1">
            <text:p>Segov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6];[Depto.A$2:.B$34];2;1)" table:style-name="ce1">
            <text:p>Antioquia</text:p>
          </table:table-cell>
          <table:table-cell office:value-type="float" office:value="7.0796039999999998" table:style-name="ce1">
            <text:p>7.079604</text:p>
          </table:table-cell>
          <table:table-cell office:value-type="float" office:value="-74.699095" table:style-name="ce1">
            <text:p>-74.699095</text:p>
          </table:table-cell>
          <table:table-cell table:number-columns-repeated="16378"/>
        </table:table-row>
        <table:table-row table:style-name="ro1">
          <table:table-cell office:value-type="float" office:value="5756" table:style-name="ce1">
            <text:p>5756</text:p>
          </table:table-cell>
          <table:table-cell office:value-type="string" table:style-name="ce1">
            <text:p>Sonsó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7];[Depto.A$2:.B$34];2;1)" table:style-name="ce1">
            <text:p>Antioquia</text:p>
          </table:table-cell>
          <table:table-cell office:value-type="float" office:value="5.712002" table:style-name="ce1">
            <text:p>5.712002</text:p>
          </table:table-cell>
          <table:table-cell office:value-type="float" office:value="-75.309798000000001" table:style-name="ce1">
            <text:p>-75.309798</text:p>
          </table:table-cell>
          <table:table-cell table:number-columns-repeated="16378"/>
        </table:table-row>
        <table:table-row table:style-name="ro1">
          <table:table-cell office:value-type="float" office:value="5761" table:style-name="ce1">
            <text:p>5761</text:p>
          </table:table-cell>
          <table:table-cell office:value-type="string" table:style-name="ce1">
            <text:p>Sopetrá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8];[Depto.A$2:.B$34];2;1)" table:style-name="ce1">
            <text:p>Antioquia</text:p>
          </table:table-cell>
          <table:table-cell office:value-type="float" office:value="6.5015340000000004" table:style-name="ce1">
            <text:p>6.501534</text:p>
          </table:table-cell>
          <table:table-cell office:value-type="float" office:value="-75.743397999999999" table:style-name="ce1">
            <text:p>-75.743398</text:p>
          </table:table-cell>
          <table:table-cell table:number-columns-repeated="16378"/>
        </table:table-row>
        <table:table-row table:style-name="ro1">
          <table:table-cell office:value-type="float" office:value="5789" table:style-name="ce1">
            <text:p>5789</text:p>
          </table:table-cell>
          <table:table-cell office:value-type="string" table:style-name="ce1">
            <text:p>Támesi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9];[Depto.A$2:.B$34];2;1)" table:style-name="ce1">
            <text:p>Antioquia</text:p>
          </table:table-cell>
          <table:table-cell office:value-type="float" office:value="5.6649989999999999" table:style-name="ce1">
            <text:p>5.664999</text:p>
          </table:table-cell>
          <table:table-cell office:value-type="float" office:value="-75.714701000000005" table:style-name="ce1">
            <text:p>-75.714701</text:p>
          </table:table-cell>
          <table:table-cell table:number-columns-repeated="16378"/>
        </table:table-row>
        <table:table-row table:style-name="ro1">
          <table:table-cell office:value-type="float" office:value="5790" table:style-name="ce1">
            <text:p>5790</text:p>
          </table:table-cell>
          <table:table-cell office:value-type="string" table:style-name="ce1">
            <text:p>Taraz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0];[Depto.A$2:.B$34];2;1)" table:style-name="ce1">
            <text:p>Antioquia</text:p>
          </table:table-cell>
          <table:table-cell office:value-type="float" office:value="7.5831910000000002" table:style-name="ce1">
            <text:p>7.583191</text:p>
          </table:table-cell>
          <table:table-cell office:value-type="float" office:value="-75.399966000000006" table:style-name="ce1">
            <text:p>-75.399966</text:p>
          </table:table-cell>
          <table:table-cell table:number-columns-repeated="16378"/>
        </table:table-row>
        <table:table-row table:style-name="ro1">
          <table:table-cell office:value-type="float" office:value="5792" table:style-name="ce1">
            <text:p>5792</text:p>
          </table:table-cell>
          <table:table-cell office:value-type="string" table:style-name="ce1">
            <text:p>Tars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1];[Depto.A$2:.B$34];2;1)" table:style-name="ce1">
            <text:p>Antioquia</text:p>
          </table:table-cell>
          <table:table-cell office:value-type="float" office:value="5.8649250000000004" table:style-name="ce1">
            <text:p>5.864925</text:p>
          </table:table-cell>
          <table:table-cell office:value-type="float" office:value="-75.822402999999994" table:style-name="ce1">
            <text:p>-75.822403</text:p>
          </table:table-cell>
          <table:table-cell table:number-columns-repeated="16378"/>
        </table:table-row>
        <table:table-row table:style-name="ro1">
          <table:table-cell office:value-type="float" office:value="5809" table:style-name="ce1">
            <text:p>5809</text:p>
          </table:table-cell>
          <table:table-cell office:value-type="string" table:style-name="ce1">
            <text:p>Titirib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2];[Depto.A$2:.B$34];2;1)" table:style-name="ce1">
            <text:p>Antioquia</text:p>
          </table:table-cell>
          <table:table-cell office:value-type="float" office:value="6.0625900000000001" table:style-name="ce1">
            <text:p>6.06259</text:p>
          </table:table-cell>
          <table:table-cell office:value-type="float" office:value="-75.793409999999994" table:style-name="ce1">
            <text:p>-75.79341</text:p>
          </table:table-cell>
          <table:table-cell table:number-columns-repeated="16378"/>
        </table:table-row>
        <table:table-row table:style-name="ro1">
          <table:table-cell office:value-type="float" office:value="5819" table:style-name="ce1">
            <text:p>5819</text:p>
          </table:table-cell>
          <table:table-cell office:value-type="string" table:style-name="ce1">
            <text:p>Toled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3];[Depto.A$2:.B$34];2;1)" table:style-name="ce1">
            <text:p>Antioquia</text:p>
          </table:table-cell>
          <table:table-cell office:value-type="float" office:value="7.0101769999999997" table:style-name="ce1">
            <text:p>7.010177</text:p>
          </table:table-cell>
          <table:table-cell office:value-type="float" office:value="-75.692104" table:style-name="ce1">
            <text:p>-75.692104</text:p>
          </table:table-cell>
          <table:table-cell table:number-columns-repeated="16378"/>
        </table:table-row>
        <table:table-row table:style-name="ro1">
          <table:table-cell office:value-type="float" office:value="5837" table:style-name="ce1">
            <text:p>5837</text:p>
          </table:table-cell>
          <table:table-cell office:value-type="string" table:style-name="ce1">
            <text:p>Turb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4];[Depto.A$2:.B$34];2;1)" table:style-name="ce1">
            <text:p>Antioquia</text:p>
          </table:table-cell>
          <table:table-cell office:value-type="float" office:value="8.0951588000000001" table:style-name="ce1">
            <text:p>8.0951588</text:p>
          </table:table-cell>
          <table:table-cell office:value-type="float" office:value="-76.7284559" table:style-name="ce1">
            <text:p>-76.7284559</text:p>
          </table:table-cell>
          <table:table-cell table:number-columns-repeated="16378"/>
        </table:table-row>
        <table:table-row table:style-name="ro1">
          <table:table-cell office:value-type="float" office:value="5842" table:style-name="ce1">
            <text:p>5842</text:p>
          </table:table-cell>
          <table:table-cell office:value-type="string" table:style-name="ce1">
            <text:p>Urami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5];[Depto.A$2:.B$34];2;1)" table:style-name="ce1">
            <text:p>Antioquia</text:p>
          </table:table-cell>
          <table:table-cell office:value-type="float" office:value="6.8968049999999996" table:style-name="ce1">
            <text:p>6.896805</text:p>
          </table:table-cell>
          <table:table-cell office:value-type="float" office:value="-76.171665000000004" table:style-name="ce1">
            <text:p>-76.171665</text:p>
          </table:table-cell>
          <table:table-cell table:number-columns-repeated="16378"/>
        </table:table-row>
        <table:table-row table:style-name="ro1">
          <table:table-cell office:value-type="float" office:value="5847" table:style-name="ce1">
            <text:p>5847</text:p>
          </table:table-cell>
          <table:table-cell office:value-type="string" table:style-name="ce1">
            <text:p>Urra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6];[Depto.A$2:.B$34];2;1)" table:style-name="ce1">
            <text:p>Antioquia</text:p>
          </table:table-cell>
          <table:table-cell office:value-type="float" office:value="6.3138610000000002" table:style-name="ce1">
            <text:p>6.313861</text:p>
          </table:table-cell>
          <table:table-cell office:value-type="float" office:value="-76.131810000000002" table:style-name="ce1">
            <text:p>-76.13181</text:p>
          </table:table-cell>
          <table:table-cell table:number-columns-repeated="16378"/>
        </table:table-row>
        <table:table-row table:style-name="ro1">
          <table:table-cell office:value-type="float" office:value="5854" table:style-name="ce1">
            <text:p>5854</text:p>
          </table:table-cell>
          <table:table-cell office:value-type="string" table:style-name="ce1">
            <text:p>Valdiv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7];[Depto.A$2:.B$34];2;1)" table:style-name="ce1">
            <text:p>Antioquia</text:p>
          </table:table-cell>
          <table:table-cell office:value-type="float" office:value="7.2911700000000002" table:style-name="ce1">
            <text:p>7.29117</text:p>
          </table:table-cell>
          <table:table-cell office:value-type="float" office:value="-75.392150000000001" table:style-name="ce1">
            <text:p>-75.39215</text:p>
          </table:table-cell>
          <table:table-cell table:number-columns-repeated="16378"/>
        </table:table-row>
        <table:table-row table:style-name="ro1">
          <table:table-cell office:value-type="float" office:value="5856" table:style-name="ce1">
            <text:p>5856</text:p>
          </table:table-cell>
          <table:table-cell office:value-type="string" table:style-name="ce1">
            <text:p>Valparaís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8];[Depto.A$2:.B$34];2;1)" table:style-name="ce1">
            <text:p>Antioquia</text:p>
          </table:table-cell>
          <table:table-cell office:value-type="float" office:value="5.6151559999999998" table:style-name="ce1">
            <text:p>5.615156</text:p>
          </table:table-cell>
          <table:table-cell office:value-type="float" office:value="-75.625274000000005" table:style-name="ce1">
            <text:p>-75.625274</text:p>
          </table:table-cell>
          <table:table-cell table:number-columns-repeated="16378"/>
        </table:table-row>
        <table:table-row table:style-name="ro1">
          <table:table-cell office:value-type="float" office:value="5858" table:style-name="ce1">
            <text:p>5858</text:p>
          </table:table-cell>
          <table:table-cell office:value-type="string" table:style-name="ce1">
            <text:p>Vegach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9];[Depto.A$2:.B$34];2;1)" table:style-name="ce1">
            <text:p>Antioquia</text:p>
          </table:table-cell>
          <table:table-cell office:value-type="float" office:value="6.7728789999999996" table:style-name="ce1">
            <text:p>6.772879</text:p>
          </table:table-cell>
          <table:table-cell office:value-type="float" office:value="-74.796475999999998" table:style-name="ce1">
            <text:p>-74.796476</text:p>
          </table:table-cell>
          <table:table-cell table:number-columns-repeated="16378"/>
        </table:table-row>
        <table:table-row table:style-name="ro1">
          <table:table-cell office:value-type="float" office:value="5861" table:style-name="ce1">
            <text:p>5861</text:p>
          </table:table-cell>
          <table:table-cell office:value-type="string" table:style-name="ce1">
            <text:p>Venec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0];[Depto.A$2:.B$34];2;1)" table:style-name="ce1">
            <text:p>Antioquia</text:p>
          </table:table-cell>
          <table:table-cell office:value-type="float" office:value="5.9639620000000004" table:style-name="ce1">
            <text:p>5.963962</text:p>
          </table:table-cell>
          <table:table-cell office:value-type="float" office:value="-75.735416999999998" table:style-name="ce1">
            <text:p>-75.735417</text:p>
          </table:table-cell>
          <table:table-cell table:number-columns-repeated="16378"/>
        </table:table-row>
        <table:table-row table:style-name="ro1">
          <table:table-cell office:value-type="float" office:value="5873" table:style-name="ce1">
            <text:p>5873</text:p>
          </table:table-cell>
          <table:table-cell office:value-type="string" table:style-name="ce1">
            <text:p>Vigía del Fuert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1];[Depto.A$2:.B$34];2;1)" table:style-name="ce1">
            <text:p>Antioquia</text:p>
          </table:table-cell>
          <table:table-cell office:value-type="float" office:value="6.5885816000000004" table:style-name="ce1">
            <text:p>6.5885816</text:p>
          </table:table-cell>
          <table:table-cell office:value-type="float" office:value="-76.896235799999999" table:style-name="ce1">
            <text:p>-76.8962358</text:p>
          </table:table-cell>
          <table:table-cell table:number-columns-repeated="16378"/>
        </table:table-row>
        <table:table-row table:style-name="ro1">
          <table:table-cell office:value-type="float" office:value="5885" table:style-name="ce1">
            <text:p>5885</text:p>
          </table:table-cell>
          <table:table-cell office:value-type="string" table:style-name="ce1">
            <text:p>Yal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2];[Depto.A$2:.B$34];2;1)" table:style-name="ce1">
            <text:p>Antioquia</text:p>
          </table:table-cell>
          <table:table-cell office:value-type="float" office:value="6.6752000000000002" table:style-name="ce1">
            <text:p>6.6752</text:p>
          </table:table-cell>
          <table:table-cell office:value-type="float" office:value="-74.842110000000005" table:style-name="ce1">
            <text:p>-74.84211</text:p>
          </table:table-cell>
          <table:table-cell table:number-columns-repeated="16378"/>
        </table:table-row>
        <table:table-row table:style-name="ro1">
          <table:table-cell office:value-type="float" office:value="5887" table:style-name="ce1">
            <text:p>5887</text:p>
          </table:table-cell>
          <table:table-cell office:value-type="string" table:style-name="ce1">
            <text:p>Yaruma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3];[Depto.A$2:.B$34];2;1)" table:style-name="ce1">
            <text:p>Antioquia</text:p>
          </table:table-cell>
          <table:table-cell office:value-type="float" office:value="6.9619689999999999" table:style-name="ce1">
            <text:p>6.961969</text:p>
          </table:table-cell>
          <table:table-cell office:value-type="float" office:value="-75.419068899999999" table:style-name="ce1">
            <text:p>-75.4190689</text:p>
          </table:table-cell>
          <table:table-cell table:number-columns-repeated="16378"/>
        </table:table-row>
        <table:table-row table:style-name="ro1">
          <table:table-cell office:value-type="float" office:value="5890" table:style-name="ce1">
            <text:p>5890</text:p>
          </table:table-cell>
          <table:table-cell office:value-type="string" table:style-name="ce1">
            <text:p>Yolomb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4];[Depto.A$2:.B$34];2;1)" table:style-name="ce1">
            <text:p>Antioquia</text:p>
          </table:table-cell>
          <table:table-cell office:value-type="float" office:value="6.5999499999999998" table:style-name="ce1">
            <text:p>6.59995</text:p>
          </table:table-cell>
          <table:table-cell office:value-type="float" office:value="-75.014780000000002" table:style-name="ce1">
            <text:p>-75.01478</text:p>
          </table:table-cell>
          <table:table-cell table:number-columns-repeated="16378"/>
        </table:table-row>
        <table:table-row table:style-name="ro1">
          <table:table-cell office:value-type="float" office:value="5893" table:style-name="ce1">
            <text:p>5893</text:p>
          </table:table-cell>
          <table:table-cell office:value-type="string" table:style-name="ce1">
            <text:p>Yond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5];[Depto.A$2:.B$34];2;1)" table:style-name="ce1">
            <text:p>Antioquia</text:p>
          </table:table-cell>
          <table:table-cell office:value-type="float" office:value="7.0081405999999999" table:style-name="ce1">
            <text:p>7.0081406</text:p>
          </table:table-cell>
          <table:table-cell office:value-type="float" office:value="-73.910062300000007" table:style-name="ce1">
            <text:p>-73.9100623</text:p>
          </table:table-cell>
          <table:table-cell table:number-columns-repeated="16378"/>
        </table:table-row>
        <table:table-row table:style-name="ro1">
          <table:table-cell office:value-type="float" office:value="5895" table:style-name="ce1">
            <text:p>5895</text:p>
          </table:table-cell>
          <table:table-cell office:value-type="string" table:style-name="ce1">
            <text:p>Zaragoz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6];[Depto.A$2:.B$34];2;1)" table:style-name="ce1">
            <text:p>Antioquia</text:p>
          </table:table-cell>
          <table:table-cell office:value-type="float" office:value="7.4868800000000002" table:style-name="ce1">
            <text:p>7.48688</text:p>
          </table:table-cell>
          <table:table-cell office:value-type="float" office:value="-74.867251899999999" table:style-name="ce1">
            <text:p>-74.8672519</text:p>
          </table:table-cell>
          <table:table-cell table:number-columns-repeated="16378"/>
        </table:table-row>
        <table:table-row table:style-name="ro1">
          <table:table-cell office:value-type="float" office:value="8001" table:style-name="ce1">
            <text:p>8001</text:p>
          </table:table-cell>
          <table:table-cell office:value-type="string" table:style-name="ce1">
            <text:p>Barranquill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27];[Depto.A$2:.B$34];2;1)" table:style-name="ce1">
            <text:p>Atlántico</text:p>
          </table:table-cell>
          <table:table-cell office:value-type="float" office:value="11.0041072" table:style-name="ce1">
            <text:p>11.0041072</text:p>
          </table:table-cell>
          <table:table-cell office:value-type="float" office:value="-74.806981300000004" table:style-name="ce1">
            <text:p>-74.8069813</text:p>
          </table:table-cell>
          <table:table-cell table:number-columns-repeated="16378"/>
        </table:table-row>
        <table:table-row table:style-name="ro1">
          <table:table-cell office:value-type="float" office:value="8078" table:style-name="ce1">
            <text:p>8078</text:p>
          </table:table-cell>
          <table:table-cell office:value-type="string" table:style-name="ce1">
            <text:p>Barano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28];[Depto.A$2:.B$34];2;1)" table:style-name="ce1">
            <text:p>Atlántico</text:p>
          </table:table-cell>
          <table:table-cell office:value-type="float" office:value="10.796589000000001" table:style-name="ce1">
            <text:p>10.796589</text:p>
          </table:table-cell>
          <table:table-cell office:value-type="float" office:value="-74.915036000000001" table:style-name="ce1">
            <text:p>-74.915036</text:p>
          </table:table-cell>
          <table:table-cell table:number-columns-repeated="16378"/>
        </table:table-row>
        <table:table-row table:style-name="ro1">
          <table:table-cell office:value-type="float" office:value="8137" table:style-name="ce1">
            <text:p>8137</text:p>
          </table:table-cell>
          <table:table-cell office:value-type="string" table:style-name="ce1">
            <text:p>Campo de La Cruz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29];[Depto.A$2:.B$34];2;1)" table:style-name="ce1">
            <text:p>Atlántico</text:p>
          </table:table-cell>
          <table:table-cell office:value-type="float" office:value="10.379923" table:style-name="ce1">
            <text:p>10.379923</text:p>
          </table:table-cell>
          <table:table-cell office:value-type="float" office:value="-74.881979000000001" table:style-name="ce1">
            <text:p>-74.881979</text:p>
          </table:table-cell>
          <table:table-cell table:number-columns-repeated="16378"/>
        </table:table-row>
        <table:table-row table:style-name="ro1">
          <table:table-cell office:value-type="float" office:value="8141" table:style-name="ce1">
            <text:p>8141</text:p>
          </table:table-cell>
          <table:table-cell office:value-type="string" table:style-name="ce1">
            <text:p>Candelari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0];[Depto.A$2:.B$34];2;1)" table:style-name="ce1">
            <text:p>Atlántico</text:p>
          </table:table-cell>
          <table:table-cell office:value-type="float" office:value="10.459676" table:style-name="ce1">
            <text:p>10.459676</text:p>
          </table:table-cell>
          <table:table-cell office:value-type="float" office:value="-74.880968899999999" table:style-name="ce1">
            <text:p>-74.8809689</text:p>
          </table:table-cell>
          <table:table-cell table:number-columns-repeated="16378"/>
        </table:table-row>
        <table:table-row table:style-name="ro1">
          <table:table-cell office:value-type="float" office:value="8296" table:style-name="ce1">
            <text:p>8296</text:p>
          </table:table-cell>
          <table:table-cell office:value-type="string" table:style-name="ce1">
            <text:p>Galap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1];[Depto.A$2:.B$34];2;1)" table:style-name="ce1">
            <text:p>Atlántico</text:p>
          </table:table-cell>
          <table:table-cell office:value-type="float" office:value="10.898923" table:style-name="ce1">
            <text:p>10.898923</text:p>
          </table:table-cell>
          <table:table-cell office:value-type="float" office:value="-74.883823000000007" table:style-name="ce1">
            <text:p>-74.883823</text:p>
          </table:table-cell>
          <table:table-cell table:number-columns-repeated="16378"/>
        </table:table-row>
        <table:table-row table:style-name="ro1">
          <table:table-cell office:value-type="float" office:value="8372" table:style-name="ce1">
            <text:p>8372</text:p>
          </table:table-cell>
          <table:table-cell office:value-type="string" table:style-name="ce1">
            <text:p>Juan de Acost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2];[Depto.A$2:.B$34];2;1)" table:style-name="ce1">
            <text:p>Atlántico</text:p>
          </table:table-cell>
          <table:table-cell office:value-type="float" office:value="10.829091999999999" table:style-name="ce1">
            <text:p>10.829092</text:p>
          </table:table-cell>
          <table:table-cell office:value-type="float" office:value="-75.035858000000005" table:style-name="ce1">
            <text:p>-75.035858</text:p>
          </table:table-cell>
          <table:table-cell table:number-columns-repeated="16378"/>
        </table:table-row>
        <table:table-row table:style-name="ro1">
          <table:table-cell office:value-type="float" office:value="8421" table:style-name="ce1">
            <text:p>8421</text:p>
          </table:table-cell>
          <table:table-cell office:value-type="string" table:style-name="ce1">
            <text:p>Luruaco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3];[Depto.A$2:.B$34];2;1)" table:style-name="ce1">
            <text:p>Atlántico</text:p>
          </table:table-cell>
          <table:table-cell office:value-type="float" office:value="10.609590000000001" table:style-name="ce1">
            <text:p>10.60959</text:p>
          </table:table-cell>
          <table:table-cell office:value-type="float" office:value="-75.142286999999996" table:style-name="ce1">
            <text:p>-75.142287</text:p>
          </table:table-cell>
          <table:table-cell table:number-columns-repeated="16378"/>
        </table:table-row>
        <table:table-row table:style-name="ro1">
          <table:table-cell office:value-type="float" office:value="8433" table:style-name="ce1">
            <text:p>8433</text:p>
          </table:table-cell>
          <table:table-cell office:value-type="string" table:style-name="ce1">
            <text:p>Malambo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4];[Depto.A$2:.B$34];2;1)" table:style-name="ce1">
            <text:p>Atlántico</text:p>
          </table:table-cell>
          <table:table-cell office:value-type="float" office:value="10.8575824" table:style-name="ce1">
            <text:p>10.8575824</text:p>
          </table:table-cell>
          <table:table-cell office:value-type="float" office:value="-74.774683400000001" table:style-name="ce1">
            <text:p>-74.7746834</text:p>
          </table:table-cell>
          <table:table-cell table:number-columns-repeated="16378"/>
        </table:table-row>
        <table:table-row table:style-name="ro1">
          <table:table-cell office:value-type="float" office:value="8436" table:style-name="ce1">
            <text:p>8436</text:p>
          </table:table-cell>
          <table:table-cell office:value-type="string" table:style-name="ce1">
            <text:p>Manatí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5];[Depto.A$2:.B$34];2;1)" table:style-name="ce1">
            <text:p>Atlántico</text:p>
          </table:table-cell>
          <table:table-cell office:value-type="float" office:value="10.449239" table:style-name="ce1">
            <text:p>10.449239</text:p>
          </table:table-cell>
          <table:table-cell office:value-type="float" office:value="-74.959371000000004" table:style-name="ce1">
            <text:p>-74.959371</text:p>
          </table:table-cell>
          <table:table-cell table:number-columns-repeated="16378"/>
        </table:table-row>
        <table:table-row table:style-name="ro1">
          <table:table-cell office:value-type="float" office:value="8520" table:style-name="ce1">
            <text:p>8520</text:p>
          </table:table-cell>
          <table:table-cell office:value-type="string" table:style-name="ce1">
            <text:p>Palmar de Varel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6];[Depto.A$2:.B$34];2;1)" table:style-name="ce1">
            <text:p>Atlántico</text:p>
          </table:table-cell>
          <table:table-cell office:value-type="float" office:value="10.74044" table:style-name="ce1">
            <text:p>10.74044</text:p>
          </table:table-cell>
          <table:table-cell office:value-type="float" office:value="-74.755272000000005" table:style-name="ce1">
            <text:p>-74.755272</text:p>
          </table:table-cell>
          <table:table-cell table:number-columns-repeated="16378"/>
        </table:table-row>
        <table:table-row table:style-name="ro1">
          <table:table-cell office:value-type="float" office:value="8549" table:style-name="ce1">
            <text:p>8549</text:p>
          </table:table-cell>
          <table:table-cell office:value-type="string" table:style-name="ce1">
            <text:p>Piojó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7];[Depto.A$2:.B$34];2;1)" table:style-name="ce1">
            <text:p>Atlántico</text:p>
          </table:table-cell>
          <table:table-cell office:value-type="float" office:value="10.748716" table:style-name="ce1">
            <text:p>10.748716</text:p>
          </table:table-cell>
          <table:table-cell office:value-type="float" office:value="-75.107922000000002" table:style-name="ce1">
            <text:p>-75.107922</text:p>
          </table:table-cell>
          <table:table-cell table:number-columns-repeated="16378"/>
        </table:table-row>
        <table:table-row table:style-name="ro1">
          <table:table-cell office:value-type="float" office:value="8558" table:style-name="ce1">
            <text:p>8558</text:p>
          </table:table-cell>
          <table:table-cell office:value-type="string" table:style-name="ce1">
            <text:p>Polonuevo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8];[Depto.A$2:.B$34];2;1)" table:style-name="ce1">
            <text:p>Atlántico</text:p>
          </table:table-cell>
          <table:table-cell office:value-type="float" office:value="10.777471" table:style-name="ce1">
            <text:p>10.777471</text:p>
          </table:table-cell>
          <table:table-cell office:value-type="float" office:value="-74.853161999999998" table:style-name="ce1">
            <text:p>-74.853162</text:p>
          </table:table-cell>
          <table:table-cell table:number-columns-repeated="16378"/>
        </table:table-row>
        <table:table-row table:style-name="ro1">
          <table:table-cell office:value-type="float" office:value="8560" table:style-name="ce1">
            <text:p>8560</text:p>
          </table:table-cell>
          <table:table-cell office:value-type="string" table:style-name="ce1">
            <text:p>Poneder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9];[Depto.A$2:.B$34];2;1)" table:style-name="ce1">
            <text:p>Atlántico</text:p>
          </table:table-cell>
          <table:table-cell office:value-type="float" office:value="10.641772" table:style-name="ce1">
            <text:p>10.641772</text:p>
          </table:table-cell>
          <table:table-cell office:value-type="float" office:value="-74.753281000000001" table:style-name="ce1">
            <text:p>-74.753281</text:p>
          </table:table-cell>
          <table:table-cell table:number-columns-repeated="16378"/>
        </table:table-row>
        <table:table-row table:style-name="ro1">
          <table:table-cell office:value-type="float" office:value="8573" table:style-name="ce1">
            <text:p>8573</text:p>
          </table:table-cell>
          <table:table-cell office:value-type="string" table:style-name="ce1">
            <text:p>Puerto Colombi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0];[Depto.A$2:.B$34];2;1)" table:style-name="ce1">
            <text:p>Atlántico</text:p>
          </table:table-cell>
          <table:table-cell office:value-type="float" office:value="11.001004" table:style-name="ce1">
            <text:p>11.001004</text:p>
          </table:table-cell>
          <table:table-cell office:value-type="float" office:value="-74.950761" table:style-name="ce1">
            <text:p>-74.950761</text:p>
          </table:table-cell>
          <table:table-cell table:number-columns-repeated="16378"/>
        </table:table-row>
        <table:table-row table:style-name="ro1">
          <table:table-cell office:value-type="float" office:value="8606" table:style-name="ce1">
            <text:p>8606</text:p>
          </table:table-cell>
          <table:table-cell office:value-type="string" table:style-name="ce1">
            <text:p>Repelón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1];[Depto.A$2:.B$34];2;1)" table:style-name="ce1">
            <text:p>Atlántico</text:p>
          </table:table-cell>
          <table:table-cell office:value-type="float" office:value="10.494762" table:style-name="ce1">
            <text:p>10.494762</text:p>
          </table:table-cell>
          <table:table-cell office:value-type="float" office:value="-75.123705999999999" table:style-name="ce1">
            <text:p>-75.123706</text:p>
          </table:table-cell>
          <table:table-cell table:number-columns-repeated="16378"/>
        </table:table-row>
        <table:table-row table:style-name="ro1">
          <table:table-cell office:value-type="float" office:value="8634" table:style-name="ce1">
            <text:p>8634</text:p>
          </table:table-cell>
          <table:table-cell office:value-type="string" table:style-name="ce1">
            <text:p>Sabanagrande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2];[Depto.A$2:.B$34];2;1)" table:style-name="ce1">
            <text:p>Atlántico</text:p>
          </table:table-cell>
          <table:table-cell office:value-type="float" office:value="10.789771" table:style-name="ce1">
            <text:p>10.789771</text:p>
          </table:table-cell>
          <table:table-cell office:value-type="float" office:value="-74.755201" table:style-name="ce1">
            <text:p>-74.755201</text:p>
          </table:table-cell>
          <table:table-cell table:number-columns-repeated="16378"/>
        </table:table-row>
        <table:table-row table:style-name="ro1">
          <table:table-cell office:value-type="float" office:value="8638" table:style-name="ce1">
            <text:p>8638</text:p>
          </table:table-cell>
          <table:table-cell office:value-type="string" table:style-name="ce1">
            <text:p>Sabanalarg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3];[Depto.A$2:.B$34];2;1)" table:style-name="ce1">
            <text:p>Atlántico</text:p>
          </table:table-cell>
          <table:table-cell office:value-type="float" office:value="6.8498853999999998" table:style-name="ce1">
            <text:p>6.8498854</text:p>
          </table:table-cell>
          <table:table-cell office:value-type="float" office:value="-75.817417599999999" table:style-name="ce1">
            <text:p>-75.8174176</text:p>
          </table:table-cell>
          <table:table-cell table:number-columns-repeated="16378"/>
        </table:table-row>
        <table:table-row table:style-name="ro1">
          <table:table-cell office:value-type="float" office:value="8675" table:style-name="ce1">
            <text:p>8675</text:p>
          </table:table-cell>
          <table:table-cell office:value-type="string" table:style-name="ce1">
            <text:p>Santa Lucí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4];[Depto.A$2:.B$34];2;1)" table:style-name="ce1">
            <text:p>Atlántico</text:p>
          </table:table-cell>
          <table:table-cell office:value-type="float" office:value="10.323959" table:style-name="ce1">
            <text:p>10.323959</text:p>
          </table:table-cell>
          <table:table-cell office:value-type="float" office:value="-74.961494999999999" table:style-name="ce1">
            <text:p>-74.961495</text:p>
          </table:table-cell>
          <table:table-cell table:number-columns-repeated="16378"/>
        </table:table-row>
        <table:table-row table:style-name="ro1">
          <table:table-cell office:value-type="float" office:value="8685" table:style-name="ce1">
            <text:p>8685</text:p>
          </table:table-cell>
          <table:table-cell office:value-type="string" table:style-name="ce1">
            <text:p>Santo Tomás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5];[Depto.A$2:.B$34];2;1)" table:style-name="ce1">
            <text:p>Atlántico</text:p>
          </table:table-cell>
          <table:table-cell office:value-type="float" office:value="10.763286000000001" table:style-name="ce1">
            <text:p>10.763286</text:p>
          </table:table-cell>
          <table:table-cell office:value-type="float" office:value="-74.756499000000005" table:style-name="ce1">
            <text:p>-74.756499</text:p>
          </table:table-cell>
          <table:table-cell table:number-columns-repeated="16378"/>
        </table:table-row>
        <table:table-row table:style-name="ro1">
          <table:table-cell office:value-type="float" office:value="8758" table:style-name="ce1">
            <text:p>8758</text:p>
          </table:table-cell>
          <table:table-cell office:value-type="string" table:style-name="ce1">
            <text:p>Soledad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6];[Depto.A$2:.B$34];2;1)" table:style-name="ce1">
            <text:p>Atlántico</text:p>
          </table:table-cell>
          <table:table-cell office:value-type="float" office:value="10.917048599999999" table:style-name="ce1">
            <text:p>10.9170486</text:p>
          </table:table-cell>
          <table:table-cell office:value-type="float" office:value="-74.799070999999998" table:style-name="ce1">
            <text:p>-74.799071</text:p>
          </table:table-cell>
          <table:table-cell table:number-columns-repeated="16378"/>
        </table:table-row>
        <table:table-row table:style-name="ro1">
          <table:table-cell office:value-type="float" office:value="8770" table:style-name="ce1">
            <text:p>8770</text:p>
          </table:table-cell>
          <table:table-cell office:value-type="string" table:style-name="ce1">
            <text:p>Suan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7];[Depto.A$2:.B$34];2;1)" table:style-name="ce1">
            <text:p>Atlántico</text:p>
          </table:table-cell>
          <table:table-cell office:value-type="float" office:value="10.332392" table:style-name="ce1">
            <text:p>10.332392</text:p>
          </table:table-cell>
          <table:table-cell office:value-type="float" office:value="-74.879829000000001" table:style-name="ce1">
            <text:p>-74.879829</text:p>
          </table:table-cell>
          <table:table-cell table:number-columns-repeated="16378"/>
        </table:table-row>
        <table:table-row table:style-name="ro1">
          <table:table-cell office:value-type="float" office:value="8832" table:style-name="ce1">
            <text:p>8832</text:p>
          </table:table-cell>
          <table:table-cell office:value-type="string" table:style-name="ce1">
            <text:p>Tubará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8];[Depto.A$2:.B$34];2;1)" table:style-name="ce1">
            <text:p>Atlántico</text:p>
          </table:table-cell>
          <table:table-cell office:value-type="float" office:value="10.872762" table:style-name="ce1">
            <text:p>10.872762</text:p>
          </table:table-cell>
          <table:table-cell office:value-type="float" office:value="-74.977354000000005" table:style-name="ce1">
            <text:p>-74.977354</text:p>
          </table:table-cell>
          <table:table-cell table:number-columns-repeated="16378"/>
        </table:table-row>
        <table:table-row table:style-name="ro1">
          <table:table-cell office:value-type="float" office:value="8849" table:style-name="ce1">
            <text:p>8849</text:p>
          </table:table-cell>
          <table:table-cell office:value-type="string" table:style-name="ce1">
            <text:p>Usiacurí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9];[Depto.A$2:.B$34];2;1)" table:style-name="ce1">
            <text:p>Atlántico</text:p>
          </table:table-cell>
          <table:table-cell office:value-type="float" office:value="10.741163" table:style-name="ce1">
            <text:p>10.741163</text:p>
          </table:table-cell>
          <table:table-cell office:value-type="float" office:value="-74.976528000000002" table:style-name="ce1">
            <text:p>-74.976528</text:p>
          </table:table-cell>
          <table:table-cell table:number-columns-repeated="16378"/>
        </table:table-row>
        <table:table-row table:style-name="ro1">
          <table:table-cell office:value-type="float" office:value="11001" table:style-name="ce1">
            <text:p>11001</text:p>
          </table:table-cell>
          <table:table-cell office:value-type="string" table:style-name="ce1">
            <text:p>Bogotá D.C.</text:p>
          </table:table-cell>
          <table:table-cell office:value-type="float" office:value="11" table:style-name="ce1">
            <text:p>11</text:p>
          </table:table-cell>
          <table:table-cell office:value-type="string" office:string-value="Bogotá D.C." table:formula="of:=VLOOKUP([.C150];[Depto.A$2:.B$34];2;1)" table:style-name="ce1">
            <text:p>Bogotá D.C.</text:p>
          </table:table-cell>
          <table:table-cell office:value-type="float" office:value="4.7109886000000003" table:style-name="ce1">
            <text:p>4.7109886</text:p>
          </table:table-cell>
          <table:table-cell office:value-type="float" office:value="-74.072091999999998" table:style-name="ce1">
            <text:p>-74.072092</text:p>
          </table:table-cell>
          <table:table-cell table:number-columns-repeated="16378"/>
        </table:table-row>
        <table:table-row table:style-name="ro1">
          <table:table-cell office:value-type="float" office:value="13001" table:style-name="ce1">
            <text:p>13001</text:p>
          </table:table-cell>
          <table:table-cell office:value-type="string" table:style-name="ce1">
            <text:p>Cartagen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1];[Depto.A$2:.B$34];2;1)" table:style-name="ce1">
            <text:p>Bolívar</text:p>
          </table:table-cell>
          <table:table-cell office:value-type="float" office:value="10.3910485" table:style-name="ce1">
            <text:p>10.3910485</text:p>
          </table:table-cell>
          <table:table-cell office:value-type="float" office:value="-75.479425699999993" table:style-name="ce1">
            <text:p>-75.4794257</text:p>
          </table:table-cell>
          <table:table-cell table:number-columns-repeated="16378"/>
        </table:table-row>
        <table:table-row table:style-name="ro1">
          <table:table-cell office:value-type="float" office:value="13006" table:style-name="ce1">
            <text:p>13006</text:p>
          </table:table-cell>
          <table:table-cell office:value-type="string" table:style-name="ce1">
            <text:p>Achí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2];[Depto.A$2:.B$34];2;1)" table:style-name="ce1">
            <text:p>Bolívar</text:p>
          </table:table-cell>
          <table:table-cell office:value-type="float" office:value="8.5676850000000009" table:style-name="ce1">
            <text:p>8.567685</text:p>
          </table:table-cell>
          <table:table-cell office:value-type="float" office:value="-74.555933899999999" table:style-name="ce1">
            <text:p>-74.5559339</text:p>
          </table:table-cell>
          <table:table-cell table:number-columns-repeated="16378"/>
        </table:table-row>
        <table:table-row table:style-name="ro1">
          <table:table-cell office:value-type="float" office:value="13030" table:style-name="ce1">
            <text:p>13030</text:p>
          </table:table-cell>
          <table:table-cell office:value-type="string" table:style-name="ce1">
            <text:p>Altos del Rosari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3];[Depto.A$2:.B$34];2;1)" table:style-name="ce1">
            <text:p>Bolívar</text:p>
          </table:table-cell>
          <table:table-cell office:value-type="float" office:value="8.7927320000000009" table:style-name="ce1">
            <text:p>8.792732</text:p>
          </table:table-cell>
          <table:table-cell office:value-type="float" office:value="-74.164365200000006" table:style-name="ce1">
            <text:p>-74.1643652</text:p>
          </table:table-cell>
          <table:table-cell table:number-columns-repeated="16378"/>
        </table:table-row>
        <table:table-row table:style-name="ro1">
          <table:table-cell office:value-type="float" office:value="13042" table:style-name="ce1">
            <text:p>13042</text:p>
          </table:table-cell>
          <table:table-cell office:value-type="string" table:style-name="ce1">
            <text:p>Arenal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4];[Depto.A$2:.B$34];2;1)" table:style-name="ce1">
            <text:p>Bolívar</text:p>
          </table:table-cell>
          <table:table-cell office:value-type="float" office:value="8.4591700000000003" table:style-name="ce1">
            <text:p>8.45917</text:p>
          </table:table-cell>
          <table:table-cell office:value-type="float" office:value="-73.940929999999994" table:style-name="ce1">
            <text:p>-73.94093</text:p>
          </table:table-cell>
          <table:table-cell table:number-columns-repeated="16378"/>
        </table:table-row>
        <table:table-row table:style-name="ro1">
          <table:table-cell office:value-type="float" office:value="13052" table:style-name="ce1">
            <text:p>13052</text:p>
          </table:table-cell>
          <table:table-cell office:value-type="string" table:style-name="ce1">
            <text:p>Arjon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5];[Depto.A$2:.B$34];2;1)" table:style-name="ce1">
            <text:p>Bolívar</text:p>
          </table:table-cell>
          <table:table-cell office:value-type="float" office:value="10.252471" table:style-name="ce1">
            <text:p>10.252471</text:p>
          </table:table-cell>
          <table:table-cell office:value-type="float" office:value="-75.347307999999998" table:style-name="ce1">
            <text:p>-75.347308</text:p>
          </table:table-cell>
          <table:table-cell table:number-columns-repeated="16378"/>
        </table:table-row>
        <table:table-row table:style-name="ro1">
          <table:table-cell office:value-type="float" office:value="13062" table:style-name="ce1">
            <text:p>13062</text:p>
          </table:table-cell>
          <table:table-cell office:value-type="string" table:style-name="ce1">
            <text:p>Arroyohond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6];[Depto.A$2:.B$34];2;1)" table:style-name="ce1">
            <text:p>Bolívar</text:p>
          </table:table-cell>
          <table:table-cell office:value-type="float" office:value="10.256929" table:style-name="ce1">
            <text:p>10.256929</text:p>
          </table:table-cell>
          <table:table-cell office:value-type="float" office:value="-75.019120999999998" table:style-name="ce1">
            <text:p>-75.019121</text:p>
          </table:table-cell>
          <table:table-cell table:number-columns-repeated="16378"/>
        </table:table-row>
        <table:table-row table:style-name="ro1">
          <table:table-cell office:value-type="float" office:value="13074" table:style-name="ce1">
            <text:p>13074</text:p>
          </table:table-cell>
          <table:table-cell office:value-type="string" table:style-name="ce1">
            <text:p>Barranco de Lob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7];[Depto.A$2:.B$34];2;1)" table:style-name="ce1">
            <text:p>Bolívar</text:p>
          </table:table-cell>
          <table:table-cell office:value-type="float" office:value="8.94862" table:style-name="ce1">
            <text:p>8.94862</text:p>
          </table:table-cell>
          <table:table-cell office:value-type="float" office:value="-74.112480000000005" table:style-name="ce1">
            <text:p>-74.11248</text:p>
          </table:table-cell>
          <table:table-cell table:number-columns-repeated="16378"/>
        </table:table-row>
        <table:table-row table:style-name="ro1">
          <table:table-cell office:value-type="float" office:value="13140" table:style-name="ce1">
            <text:p>13140</text:p>
          </table:table-cell>
          <table:table-cell office:value-type="string" table:style-name="ce1">
            <text:p>Calama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8];[Depto.A$2:.B$34];2;1)" table:style-name="ce1">
            <text:p>Bolívar</text:p>
          </table:table-cell>
          <table:table-cell office:value-type="float" office:value="10.249349" table:style-name="ce1">
            <text:p>10.249349</text:p>
          </table:table-cell>
          <table:table-cell office:value-type="float" office:value="-74.914705999999995" table:style-name="ce1">
            <text:p>-74.914706</text:p>
          </table:table-cell>
          <table:table-cell table:number-columns-repeated="16378"/>
        </table:table-row>
        <table:table-row table:style-name="ro1">
          <table:table-cell office:value-type="float" office:value="13160" table:style-name="ce1">
            <text:p>13160</text:p>
          </table:table-cell>
          <table:table-cell office:value-type="string" table:style-name="ce1">
            <text:p>Cantagall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9];[Depto.A$2:.B$34];2;1)" table:style-name="ce1">
            <text:p>Bolívar</text:p>
          </table:table-cell>
          <table:table-cell office:value-type="float" office:value="7.3815299999999997" table:style-name="ce1">
            <text:p>7.38153</text:p>
          </table:table-cell>
          <table:table-cell office:value-type="float" office:value="-73.919121000000004" table:style-name="ce1">
            <text:p>-73.919121</text:p>
          </table:table-cell>
          <table:table-cell table:number-columns-repeated="16378"/>
        </table:table-row>
        <table:table-row table:style-name="ro1">
          <table:table-cell office:value-type="float" office:value="13188" table:style-name="ce1">
            <text:p>13188</text:p>
          </table:table-cell>
          <table:table-cell office:value-type="string" table:style-name="ce1">
            <text:p>Cicuc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0];[Depto.A$2:.B$34];2;1)" table:style-name="ce1">
            <text:p>Bolívar</text:p>
          </table:table-cell>
          <table:table-cell office:value-type="float" office:value="9.2768200000000007" table:style-name="ce1">
            <text:p>9.27682</text:p>
          </table:table-cell>
          <table:table-cell office:value-type="float" office:value="-74.645319999999998" table:style-name="ce1">
            <text:p>-74.64532</text:p>
          </table:table-cell>
          <table:table-cell table:number-columns-repeated="16378"/>
        </table:table-row>
        <table:table-row table:style-name="ro1">
          <table:table-cell office:value-type="float" office:value="13212" table:style-name="ce1">
            <text:p>13212</text:p>
          </table:table-cell>
          <table:table-cell office:value-type="string" table:style-name="ce1">
            <text:p>Córdob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1];[Depto.A$2:.B$34];2;1)" table:style-name="ce1">
            <text:p>Bolívar</text:p>
          </table:table-cell>
          <table:table-cell office:value-type="float" office:value="9.5867920000000009" table:style-name="ce1">
            <text:p>9.586792</text:p>
          </table:table-cell>
          <table:table-cell office:value-type="float" office:value="-74.827140999999997" table:style-name="ce1">
            <text:p>-74.827141</text:p>
          </table:table-cell>
          <table:table-cell table:number-columns-repeated="16378"/>
        </table:table-row>
        <table:table-row table:style-name="ro1">
          <table:table-cell office:value-type="float" office:value="13222" table:style-name="ce1">
            <text:p>13222</text:p>
          </table:table-cell>
          <table:table-cell office:value-type="string" table:style-name="ce1">
            <text:p>Clemenci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2];[Depto.A$2:.B$34];2;1)" table:style-name="ce1">
            <text:p>Bolívar</text:p>
          </table:table-cell>
          <table:table-cell office:value-type="float" office:value="10.568962000000001" table:style-name="ce1">
            <text:p>10.568962</text:p>
          </table:table-cell>
          <table:table-cell office:value-type="float" office:value="-75.3257409" table:style-name="ce1">
            <text:p>-75.3257409</text:p>
          </table:table-cell>
          <table:table-cell table:number-columns-repeated="16378"/>
        </table:table-row>
        <table:table-row table:style-name="ro1">
          <table:table-cell office:value-type="float" office:value="13244" table:style-name="ce1">
            <text:p>13244</text:p>
          </table:table-cell>
          <table:table-cell office:value-type="string" table:style-name="ce1">
            <text:p>El Carmen de Bolíva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3];[Depto.A$2:.B$34];2;1)" table:style-name="ce1">
            <text:p>Bolívar</text:p>
          </table:table-cell>
          <table:table-cell office:value-type="float" office:value="9.7210640000000001" table:style-name="ce1">
            <text:p>9.721064</text:p>
          </table:table-cell>
          <table:table-cell office:value-type="float" office:value="-75.115733000000006" table:style-name="ce1">
            <text:p>-75.115733</text:p>
          </table:table-cell>
          <table:table-cell table:number-columns-repeated="16378"/>
        </table:table-row>
        <table:table-row table:style-name="ro1">
          <table:table-cell office:value-type="float" office:value="13248" table:style-name="ce1">
            <text:p>13248</text:p>
          </table:table-cell>
          <table:table-cell office:value-type="string" table:style-name="ce1">
            <text:p>El Guam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4];[Depto.A$2:.B$34];2;1)" table:style-name="ce1">
            <text:p>Bolívar</text:p>
          </table:table-cell>
          <table:table-cell office:value-type="float" office:value="10.031243" table:style-name="ce1">
            <text:p>10.031243</text:p>
          </table:table-cell>
          <table:table-cell office:value-type="float" office:value="-74.976110000000006" table:style-name="ce1">
            <text:p>-74.97611</text:p>
          </table:table-cell>
          <table:table-cell table:number-columns-repeated="16378"/>
        </table:table-row>
        <table:table-row table:style-name="ro1">
          <table:table-cell office:value-type="float" office:value="13268" table:style-name="ce1">
            <text:p>13268</text:p>
          </table:table-cell>
          <table:table-cell office:value-type="string" table:style-name="ce1">
            <text:p>El Peñón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5];[Depto.A$2:.B$34];2;1)" table:style-name="ce1">
            <text:p>Bolívar</text:p>
          </table:table-cell>
          <table:table-cell office:value-type="float" office:value="8.9891419999999993" table:style-name="ce1">
            <text:p>8.989142</text:p>
          </table:table-cell>
          <table:table-cell office:value-type="float" office:value="-73.949780000000004" table:style-name="ce1">
            <text:p>-73.94978</text:p>
          </table:table-cell>
          <table:table-cell table:number-columns-repeated="16378"/>
        </table:table-row>
        <table:table-row table:style-name="ro1">
          <table:table-cell office:value-type="float" office:value="13300" table:style-name="ce1">
            <text:p>13300</text:p>
          </table:table-cell>
          <table:table-cell office:value-type="string" table:style-name="ce1">
            <text:p>Hatillo de Lob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6];[Depto.A$2:.B$34];2;1)" table:style-name="ce1">
            <text:p>Bolívar</text:p>
          </table:table-cell>
          <table:table-cell office:value-type="float" office:value="8.9560069999999996" table:style-name="ce1">
            <text:p>8.956007</text:p>
          </table:table-cell>
          <table:table-cell office:value-type="float" office:value="-74.0774969" table:style-name="ce1">
            <text:p>-74.0774969</text:p>
          </table:table-cell>
          <table:table-cell table:number-columns-repeated="16378"/>
        </table:table-row>
        <table:table-row table:style-name="ro1">
          <table:table-cell office:value-type="float" office:value="13430" table:style-name="ce1">
            <text:p>13430</text:p>
          </table:table-cell>
          <table:table-cell office:value-type="string" table:style-name="ce1">
            <text:p>Magangué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7];[Depto.A$2:.B$34];2;1)" table:style-name="ce1">
            <text:p>Bolívar</text:p>
          </table:table-cell>
          <table:table-cell office:value-type="float" office:value="9.2414155999999998" table:style-name="ce1">
            <text:p>9.2414156</text:p>
          </table:table-cell>
          <table:table-cell office:value-type="float" office:value="-74.752758700000001" table:style-name="ce1">
            <text:p>-74.7527587</text:p>
          </table:table-cell>
          <table:table-cell table:number-columns-repeated="16378"/>
        </table:table-row>
        <table:table-row table:style-name="ro1">
          <table:table-cell office:value-type="float" office:value="13433" table:style-name="ce1">
            <text:p>13433</text:p>
          </table:table-cell>
          <table:table-cell office:value-type="string" table:style-name="ce1">
            <text:p>Mahates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8];[Depto.A$2:.B$34];2;1)" table:style-name="ce1">
            <text:p>Bolívar</text:p>
          </table:table-cell>
          <table:table-cell office:value-type="float" office:value="10.235048000000001" table:style-name="ce1">
            <text:p>10.235048</text:p>
          </table:table-cell>
          <table:table-cell office:value-type="float" office:value="-75.191297000000006" table:style-name="ce1">
            <text:p>-75.191297</text:p>
          </table:table-cell>
          <table:table-cell table:number-columns-repeated="16378"/>
        </table:table-row>
        <table:table-row table:style-name="ro1">
          <table:table-cell office:value-type="float" office:value="13440" table:style-name="ce1">
            <text:p>13440</text:p>
          </table:table-cell>
          <table:table-cell office:value-type="string" table:style-name="ce1">
            <text:p>Margarit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9];[Depto.A$2:.B$34];2;1)" table:style-name="ce1">
            <text:p>Bolívar</text:p>
          </table:table-cell>
          <table:table-cell office:value-type="float" office:value="9.1663680000000003" table:style-name="ce1">
            <text:p>9.166368</text:p>
          </table:table-cell>
          <table:table-cell office:value-type="float" office:value="-74.280512999999999" table:style-name="ce1">
            <text:p>-74.280513</text:p>
          </table:table-cell>
          <table:table-cell table:number-columns-repeated="16378"/>
        </table:table-row>
        <table:table-row table:style-name="ro1">
          <table:table-cell office:value-type="float" office:value="13442" table:style-name="ce1">
            <text:p>13442</text:p>
          </table:table-cell>
          <table:table-cell office:value-type="string" table:style-name="ce1">
            <text:p>María la Baj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0];[Depto.A$2:.B$34];2;1)" table:style-name="ce1">
            <text:p>Bolívar</text:p>
          </table:table-cell>
          <table:table-cell office:value-type="float" office:value="9.9837749999999996" table:style-name="ce1">
            <text:p>9.983775</text:p>
          </table:table-cell>
          <table:table-cell office:value-type="float" office:value="-75.303139000000002" table:style-name="ce1">
            <text:p>-75.303139</text:p>
          </table:table-cell>
          <table:table-cell table:number-columns-repeated="16378"/>
        </table:table-row>
        <table:table-row table:style-name="ro1">
          <table:table-cell office:value-type="float" office:value="13458" table:style-name="ce1">
            <text:p>13458</text:p>
          </table:table-cell>
          <table:table-cell office:value-type="string" table:style-name="ce1">
            <text:p>Montecrist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1];[Depto.A$2:.B$34];2;1)" table:style-name="ce1">
            <text:p>Bolívar</text:p>
          </table:table-cell>
          <table:table-cell office:value-type="float" office:value="8.2994800000000009" table:style-name="ce1">
            <text:p>8.29948</text:p>
          </table:table-cell>
          <table:table-cell office:value-type="float" office:value="-74.475629999999995" table:style-name="ce1">
            <text:p>-74.47563</text:p>
          </table:table-cell>
          <table:table-cell table:number-columns-repeated="16378"/>
        </table:table-row>
        <table:table-row table:style-name="ro1">
          <table:table-cell office:value-type="float" office:value="13468" table:style-name="ce1">
            <text:p>13468</text:p>
          </table:table-cell>
          <table:table-cell office:value-type="string" table:style-name="ce1">
            <text:p>Mompós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2];[Depto.A$2:.B$34];2;1)" table:style-name="ce1">
            <text:p>Bolívar</text:p>
          </table:table-cell>
          <table:table-cell office:value-type="float" office:value="9.2401459999999993" table:style-name="ce1">
            <text:p>9.240146</text:p>
          </table:table-cell>
          <table:table-cell office:value-type="float" office:value="-74.424496000000005" table:style-name="ce1">
            <text:p>-74.424496</text:p>
          </table:table-cell>
          <table:table-cell table:number-columns-repeated="16378"/>
        </table:table-row>
        <table:table-row table:style-name="ro1">
          <table:table-cell office:value-type="float" office:value="13473" table:style-name="ce1">
            <text:p>13473</text:p>
          </table:table-cell>
          <table:table-cell office:value-type="string" table:style-name="ce1">
            <text:p>Morales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3];[Depto.A$2:.B$34];2;1)" table:style-name="ce1">
            <text:p>Bolívar</text:p>
          </table:table-cell>
          <table:table-cell office:value-type="float" office:value="8.2753300000000003" table:style-name="ce1">
            <text:p>8.27533</text:p>
          </table:table-cell>
          <table:table-cell office:value-type="float" office:value="-73.868176000000005" table:style-name="ce1">
            <text:p>-73.868176</text:p>
          </table:table-cell>
          <table:table-cell table:number-columns-repeated="16378"/>
        </table:table-row>
        <table:table-row table:style-name="ro1">
          <table:table-cell office:value-type="float" office:value="13490" table:style-name="ce1">
            <text:p>13490</text:p>
          </table:table-cell>
          <table:table-cell office:value-type="string" table:style-name="ce1">
            <text:p>Norosí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4];[Depto.A$2:.B$34];2;1)" table:style-name="ce1">
            <text:p>Bolívar</text:p>
          </table:table-cell>
          <table:table-cell office:value-type="float" office:value="8.5280269999999998" table:style-name="ce1">
            <text:p>8.528027</text:p>
          </table:table-cell>
          <table:table-cell office:value-type="float" office:value="-74.037018000000003" table:style-name="ce1">
            <text:p>-74.037018</text:p>
          </table:table-cell>
          <table:table-cell table:number-columns-repeated="16378"/>
        </table:table-row>
        <table:table-row table:style-name="ro1">
          <table:table-cell office:value-type="float" office:value="13549" table:style-name="ce1">
            <text:p>13549</text:p>
          </table:table-cell>
          <table:table-cell office:value-type="string" table:style-name="ce1">
            <text:p>Pinillos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5];[Depto.A$2:.B$34];2;1)" table:style-name="ce1">
            <text:p>Bolívar</text:p>
          </table:table-cell>
          <table:table-cell office:value-type="float" office:value="8.9245000000000001" table:style-name="ce1">
            <text:p>8.9245</text:p>
          </table:table-cell>
          <table:table-cell office:value-type="float" office:value="-74.470330000000004" table:style-name="ce1">
            <text:p>-74.47033</text:p>
          </table:table-cell>
          <table:table-cell table:number-columns-repeated="16378"/>
        </table:table-row>
        <table:table-row table:style-name="ro1">
          <table:table-cell office:value-type="float" office:value="13580" table:style-name="ce1">
            <text:p>13580</text:p>
          </table:table-cell>
          <table:table-cell office:value-type="string" table:style-name="ce1">
            <text:p>Regido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6];[Depto.A$2:.B$34];2;1)" table:style-name="ce1">
            <text:p>Bolívar</text:p>
          </table:table-cell>
          <table:table-cell office:value-type="float" office:value="8.665089" table:style-name="ce1">
            <text:p>8.665089</text:p>
          </table:table-cell>
          <table:table-cell office:value-type="float" office:value="-73.822663000000006" table:style-name="ce1">
            <text:p>-73.822663</text:p>
          </table:table-cell>
          <table:table-cell table:number-columns-repeated="16378"/>
        </table:table-row>
        <table:table-row table:style-name="ro1">
          <table:table-cell office:value-type="float" office:value="13600" table:style-name="ce1">
            <text:p>13600</text:p>
          </table:table-cell>
          <table:table-cell office:value-type="string" table:style-name="ce1">
            <text:p>Río Viej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7];[Depto.A$2:.B$34];2;1)" table:style-name="ce1">
            <text:p>Bolívar</text:p>
          </table:table-cell>
          <table:table-cell office:value-type="float" office:value="8.5883970000000005" table:style-name="ce1">
            <text:p>8.588397</text:p>
          </table:table-cell>
          <table:table-cell office:value-type="float" office:value="-73.840258000000006" table:style-name="ce1">
            <text:p>-73.840258</text:p>
          </table:table-cell>
          <table:table-cell table:number-columns-repeated="16378"/>
        </table:table-row>
        <table:table-row table:style-name="ro1">
          <table:table-cell office:value-type="float" office:value="13620" table:style-name="ce1">
            <text:p>13620</text:p>
          </table:table-cell>
          <table:table-cell office:value-type="string" table:style-name="ce1">
            <text:p>San Cristóbal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8];[Depto.A$2:.B$34];2;1)" table:style-name="ce1">
            <text:p>Bolívar</text:p>
          </table:table-cell>
          <table:table-cell office:value-type="float" office:value="10.39432" table:style-name="ce1">
            <text:p>10.39432</text:p>
          </table:table-cell>
          <table:table-cell office:value-type="float" office:value="-75.063889000000003" table:style-name="ce1">
            <text:p>-75.063889</text:p>
          </table:table-cell>
          <table:table-cell table:number-columns-repeated="16378"/>
        </table:table-row>
        <table:table-row table:style-name="ro1">
          <table:table-cell office:value-type="float" office:value="13647" table:style-name="ce1">
            <text:p>13647</text:p>
          </table:table-cell>
          <table:table-cell office:value-type="string" table:style-name="ce1">
            <text:p>San Estanisla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9];[Depto.A$2:.B$34];2;1)" table:style-name="ce1">
            <text:p>Bolívar</text:p>
          </table:table-cell>
          <table:table-cell office:value-type="float" office:value="10.39902" table:style-name="ce1">
            <text:p>10.39902</text:p>
          </table:table-cell>
          <table:table-cell office:value-type="float" office:value="-75.152240000000006" table:style-name="ce1">
            <text:p>-75.15224</text:p>
          </table:table-cell>
          <table:table-cell table:number-columns-repeated="16378"/>
        </table:table-row>
        <table:table-row table:style-name="ro1">
          <table:table-cell office:value-type="float" office:value="13650" table:style-name="ce1">
            <text:p>13650</text:p>
          </table:table-cell>
          <table:table-cell office:value-type="string" table:style-name="ce1">
            <text:p>San Fernand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0];[Depto.A$2:.B$34];2;1)" table:style-name="ce1">
            <text:p>Bolívar</text:p>
          </table:table-cell>
          <table:table-cell office:value-type="float" office:value="9.2175799999999999" table:style-name="ce1">
            <text:p>9.21758</text:p>
          </table:table-cell>
          <table:table-cell office:value-type="float" office:value="-74.3271649" table:style-name="ce1">
            <text:p>-74.3271649</text:p>
          </table:table-cell>
          <table:table-cell table:number-columns-repeated="16378"/>
        </table:table-row>
        <table:table-row table:style-name="ro1">
          <table:table-cell office:value-type="float" office:value="13654" table:style-name="ce1">
            <text:p>13654</text:p>
          </table:table-cell>
          <table:table-cell office:value-type="string" table:style-name="ce1">
            <text:p>San Jacint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1];[Depto.A$2:.B$34];2;1)" table:style-name="ce1">
            <text:p>Bolívar</text:p>
          </table:table-cell>
          <table:table-cell office:value-type="float" office:value="9.8348320000000005" table:style-name="ce1">
            <text:p>9.834832</text:p>
          </table:table-cell>
          <table:table-cell office:value-type="float" office:value="-75.120520999999997" table:style-name="ce1">
            <text:p>-75.120521</text:p>
          </table:table-cell>
          <table:table-cell table:number-columns-repeated="16378"/>
        </table:table-row>
        <table:table-row table:style-name="ro1">
          <table:table-cell office:value-type="float" office:value="13655" table:style-name="ce1">
            <text:p>13655</text:p>
          </table:table-cell>
          <table:table-cell office:value-type="string" table:style-name="ce1">
            <text:p>San Jacinto del Cauc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2];[Depto.A$2:.B$34];2;1)" table:style-name="ce1">
            <text:p>Bolívar</text:p>
          </table:table-cell>
          <table:table-cell office:value-type="float" office:value="8.2498840999999992" table:style-name="ce1">
            <text:p>8.2498841</text:p>
          </table:table-cell>
          <table:table-cell office:value-type="float" office:value="-74.722367500000004" table:style-name="ce1">
            <text:p>-74.7223675</text:p>
          </table:table-cell>
          <table:table-cell table:number-columns-repeated="16378"/>
        </table:table-row>
        <table:table-row table:style-name="ro1">
          <table:table-cell office:value-type="float" office:value="13657" table:style-name="ce1">
            <text:p>13657</text:p>
          </table:table-cell>
          <table:table-cell office:value-type="string" table:style-name="ce1">
            <text:p>San Juan Nepomucen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3];[Depto.A$2:.B$34];2;1)" table:style-name="ce1">
            <text:p>Bolívar</text:p>
          </table:table-cell>
          <table:table-cell office:value-type="float" office:value="9.9511400000000005" table:style-name="ce1">
            <text:p>9.95114</text:p>
          </table:table-cell>
          <table:table-cell office:value-type="float" office:value="-75.083827999999997" table:style-name="ce1">
            <text:p>-75.083828</text:p>
          </table:table-cell>
          <table:table-cell table:number-columns-repeated="16378"/>
        </table:table-row>
        <table:table-row table:style-name="ro1">
          <table:table-cell office:value-type="float" office:value="13667" table:style-name="ce1">
            <text:p>13667</text:p>
          </table:table-cell>
          <table:table-cell office:value-type="string" table:style-name="ce1">
            <text:p>San Martín de Lob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4];[Depto.A$2:.B$34];2;1)" table:style-name="ce1">
            <text:p>Bolívar</text:p>
          </table:table-cell>
          <table:table-cell office:value-type="float" office:value="8.9408750000000001" table:style-name="ce1">
            <text:p>8.940875</text:p>
          </table:table-cell>
          <table:table-cell office:value-type="float" office:value="-74.037869999999998" table:style-name="ce1">
            <text:p>-74.03787</text:p>
          </table:table-cell>
          <table:table-cell table:number-columns-repeated="16378"/>
        </table:table-row>
        <table:table-row table:style-name="ro1">
          <table:table-cell office:value-type="float" office:value="13670" table:style-name="ce1">
            <text:p>13670</text:p>
          </table:table-cell>
          <table:table-cell office:value-type="string" table:style-name="ce1">
            <text:p>San Pablo de Borbu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5];[Depto.A$2:.B$34];2;1)" table:style-name="ce1">
            <text:p>Bolívar</text:p>
          </table:table-cell>
          <table:table-cell office:value-type="float" office:value="5.6518199999999998" table:style-name="ce1">
            <text:p>5.65182</text:p>
          </table:table-cell>
          <table:table-cell office:value-type="float" office:value="-74.069779999999994" table:style-name="ce1">
            <text:p>-74.06978</text:p>
          </table:table-cell>
          <table:table-cell table:number-columns-repeated="16378"/>
        </table:table-row>
        <table:table-row table:style-name="ro1">
          <table:table-cell office:value-type="float" office:value="13673" table:style-name="ce1">
            <text:p>13673</text:p>
          </table:table-cell>
          <table:table-cell office:value-type="string" table:style-name="ce1">
            <text:p>Santa Catalin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6];[Depto.A$2:.B$34];2;1)" table:style-name="ce1">
            <text:p>Bolívar</text:p>
          </table:table-cell>
          <table:table-cell office:value-type="float" office:value="10.605130000000001" table:style-name="ce1">
            <text:p>10.60513</text:p>
          </table:table-cell>
          <table:table-cell office:value-type="float" office:value="-75.285529999999994" table:style-name="ce1">
            <text:p>-75.28553</text:p>
          </table:table-cell>
          <table:table-cell table:number-columns-repeated="16378"/>
        </table:table-row>
        <table:table-row table:style-name="ro1">
          <table:table-cell office:value-type="float" office:value="13683" table:style-name="ce1">
            <text:p>13683</text:p>
          </table:table-cell>
          <table:table-cell office:value-type="string" table:style-name="ce1">
            <text:p>Santa Ros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7];[Depto.A$2:.B$34];2;1)" table:style-name="ce1">
            <text:p>Bolívar</text:p>
          </table:table-cell>
          <table:table-cell office:value-type="float" office:value="10.445791" table:style-name="ce1">
            <text:p>10.445791</text:p>
          </table:table-cell>
          <table:table-cell office:value-type="float" office:value="-75.368500999999995" table:style-name="ce1">
            <text:p>-75.368501</text:p>
          </table:table-cell>
          <table:table-cell table:number-columns-repeated="16378"/>
        </table:table-row>
        <table:table-row table:style-name="ro1">
          <table:table-cell office:value-type="float" office:value="13688" table:style-name="ce1">
            <text:p>13688</text:p>
          </table:table-cell>
          <table:table-cell office:value-type="string" table:style-name="ce1">
            <text:p>Santa Rosa del Su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8];[Depto.A$2:.B$34];2;1)" table:style-name="ce1">
            <text:p>Bolívar</text:p>
          </table:table-cell>
          <table:table-cell office:value-type="float" office:value="7.9629547000000001" table:style-name="ce1">
            <text:p>7.9629547</text:p>
          </table:table-cell>
          <table:table-cell office:value-type="float" office:value="-74.052043900000001" table:style-name="ce1">
            <text:p>-74.0520439</text:p>
          </table:table-cell>
          <table:table-cell table:number-columns-repeated="16378"/>
        </table:table-row>
        <table:table-row table:style-name="ro1">
          <table:table-cell office:value-type="float" office:value="13744" table:style-name="ce1">
            <text:p>13744</text:p>
          </table:table-cell>
          <table:table-cell office:value-type="string" table:style-name="ce1">
            <text:p>Simití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9];[Depto.A$2:.B$34];2;1)" table:style-name="ce1">
            <text:p>Bolívar</text:p>
          </table:table-cell>
          <table:table-cell office:value-type="float" office:value="7.9571509999999996" table:style-name="ce1">
            <text:p>7.957151</text:p>
          </table:table-cell>
          <table:table-cell office:value-type="float" office:value="-73.946404000000001" table:style-name="ce1">
            <text:p>-73.946404</text:p>
          </table:table-cell>
          <table:table-cell table:number-columns-repeated="16378"/>
        </table:table-row>
        <table:table-row table:style-name="ro1">
          <table:table-cell office:value-type="float" office:value="13760" table:style-name="ce1">
            <text:p>13760</text:p>
          </table:table-cell>
          <table:table-cell office:value-type="string" table:style-name="ce1">
            <text:p>Soplavient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0];[Depto.A$2:.B$34];2;1)" table:style-name="ce1">
            <text:p>Bolívar</text:p>
          </table:table-cell>
          <table:table-cell office:value-type="float" office:value="10.390060999999999" table:style-name="ce1">
            <text:p>10.390061</text:p>
          </table:table-cell>
          <table:table-cell office:value-type="float" office:value="-75.1360119" table:style-name="ce1">
            <text:p>-75.1360119</text:p>
          </table:table-cell>
          <table:table-cell table:number-columns-repeated="16378"/>
        </table:table-row>
        <table:table-row table:style-name="ro1">
          <table:table-cell office:value-type="float" office:value="13780" table:style-name="ce1">
            <text:p>13780</text:p>
          </table:table-cell>
          <table:table-cell office:value-type="string" table:style-name="ce1">
            <text:p>Talaigua Nuev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1];[Depto.A$2:.B$34];2;1)" table:style-name="ce1">
            <text:p>Bolívar</text:p>
          </table:table-cell>
          <table:table-cell office:value-type="float" office:value="9.3034689999999998" table:style-name="ce1">
            <text:p>9.303469</text:p>
          </table:table-cell>
          <table:table-cell office:value-type="float" office:value="-74.567971999999997" table:style-name="ce1">
            <text:p>-74.567972</text:p>
          </table:table-cell>
          <table:table-cell table:number-columns-repeated="16378"/>
        </table:table-row>
        <table:table-row table:style-name="ro1">
          <table:table-cell office:value-type="float" office:value="13810" table:style-name="ce1">
            <text:p>13810</text:p>
          </table:table-cell>
          <table:table-cell office:value-type="string" table:style-name="ce1">
            <text:p>Tiquisi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2];[Depto.A$2:.B$34];2;1)" table:style-name="ce1">
            <text:p>Bolívar</text:p>
          </table:table-cell>
          <table:table-cell office:value-type="float" office:value="8.5576799999999995" table:style-name="ce1">
            <text:p>8.55768</text:p>
          </table:table-cell>
          <table:table-cell office:value-type="float" office:value="-74.26361" table:style-name="ce1">
            <text:p>-74.26361</text:p>
          </table:table-cell>
          <table:table-cell table:number-columns-repeated="16378"/>
        </table:table-row>
        <table:table-row table:style-name="ro1">
          <table:table-cell office:value-type="float" office:value="13836" table:style-name="ce1">
            <text:p>13836</text:p>
          </table:table-cell>
          <table:table-cell office:value-type="string" table:style-name="ce1">
            <text:p>Turbac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3];[Depto.A$2:.B$34];2;1)" table:style-name="ce1">
            <text:p>Bolívar</text:p>
          </table:table-cell>
          <table:table-cell office:value-type="float" office:value="10.334638" table:style-name="ce1">
            <text:p>10.334638</text:p>
          </table:table-cell>
          <table:table-cell office:value-type="float" office:value="-75.412672000000001" table:style-name="ce1">
            <text:p>-75.412672</text:p>
          </table:table-cell>
          <table:table-cell table:number-columns-repeated="16378"/>
        </table:table-row>
        <table:table-row table:style-name="ro1">
          <table:table-cell office:value-type="float" office:value="13838" table:style-name="ce1">
            <text:p>13838</text:p>
          </table:table-cell>
          <table:table-cell office:value-type="string" table:style-name="ce1">
            <text:p>Turbaná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4];[Depto.A$2:.B$34];2;1)" table:style-name="ce1">
            <text:p>Bolívar</text:p>
          </table:table-cell>
          <table:table-cell office:value-type="float" office:value="10.274743000000001" table:style-name="ce1">
            <text:p>10.274743</text:p>
          </table:table-cell>
          <table:table-cell office:value-type="float" office:value="-75.441593999999995" table:style-name="ce1">
            <text:p>-75.441594</text:p>
          </table:table-cell>
          <table:table-cell table:number-columns-repeated="16378"/>
        </table:table-row>
        <table:table-row table:style-name="ro1">
          <table:table-cell office:value-type="float" office:value="13873" table:style-name="ce1">
            <text:p>13873</text:p>
          </table:table-cell>
          <table:table-cell office:value-type="string" table:style-name="ce1">
            <text:p>Villanuev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5];[Depto.A$2:.B$34];2;1)" table:style-name="ce1">
            <text:p>Bolívar</text:p>
          </table:table-cell>
          <table:table-cell office:value-type="float" office:value="10.444020999999999" table:style-name="ce1">
            <text:p>10.444021</text:p>
          </table:table-cell>
          <table:table-cell office:value-type="float" office:value="-75.275171" table:style-name="ce1">
            <text:p>-75.275171</text:p>
          </table:table-cell>
          <table:table-cell table:number-columns-repeated="16378"/>
        </table:table-row>
        <table:table-row table:style-name="ro1">
          <table:table-cell office:value-type="float" office:value="13894" table:style-name="ce1">
            <text:p>13894</text:p>
          </table:table-cell>
          <table:table-cell office:value-type="string" table:style-name="ce1">
            <text:p>Zambran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6];[Depto.A$2:.B$34];2;1)" table:style-name="ce1">
            <text:p>Bolívar</text:p>
          </table:table-cell>
          <table:table-cell office:value-type="float" office:value="9.7445540000000008" table:style-name="ce1">
            <text:p>9.744554</text:p>
          </table:table-cell>
          <table:table-cell office:value-type="float" office:value="-74.816199999999995" table:style-name="ce1">
            <text:p>-74.8162</text:p>
          </table:table-cell>
          <table:table-cell table:number-columns-repeated="16378"/>
        </table:table-row>
        <table:table-row table:style-name="ro1">
          <table:table-cell office:value-type="float" office:value="15001" table:style-name="ce1">
            <text:p>15001</text:p>
          </table:table-cell>
          <table:table-cell office:value-type="string" table:style-name="ce1">
            <text:p>Tunj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197];[Depto.A$2:.B$34];2;1)" table:style-name="ce1">
            <text:p>Boyacá</text:p>
          </table:table-cell>
          <table:table-cell office:value-type="float" office:value="5.5446422000000002" table:style-name="ce1">
            <text:p>5.5446422</text:p>
          </table:table-cell>
          <table:table-cell office:value-type="float" office:value="-73.357557200000002" table:style-name="ce1">
            <text:p>-73.3575572</text:p>
          </table:table-cell>
          <table:table-cell table:number-columns-repeated="16378"/>
        </table:table-row>
        <table:table-row table:style-name="ro1">
          <table:table-cell office:value-type="float" office:value="15022" table:style-name="ce1">
            <text:p>15022</text:p>
          </table:table-cell>
          <table:table-cell office:value-type="string" table:style-name="ce1">
            <text:p>Almeid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198];[Depto.A$2:.B$34];2;1)" table:style-name="ce1">
            <text:p>Boyacá</text:p>
          </table:table-cell>
          <table:table-cell office:value-type="float" office:value="4.9708800000000002" table:style-name="ce1">
            <text:p>4.97088</text:p>
          </table:table-cell>
          <table:table-cell office:value-type="float" office:value="-73.379900000000006" table:style-name="ce1">
            <text:p>-73.3799</text:p>
          </table:table-cell>
          <table:table-cell table:number-columns-repeated="16378"/>
        </table:table-row>
        <table:table-row table:style-name="ro1">
          <table:table-cell office:value-type="float" office:value="15047" table:style-name="ce1">
            <text:p>15047</text:p>
          </table:table-cell>
          <table:table-cell office:value-type="string" table:style-name="ce1">
            <text:p>Aquitani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199];[Depto.A$2:.B$34];2;1)" table:style-name="ce1">
            <text:p>Boyacá</text:p>
          </table:table-cell>
          <table:table-cell office:value-type="float" office:value="5.5197139000000002" table:style-name="ce1">
            <text:p>5.5197139</text:p>
          </table:table-cell>
          <table:table-cell office:value-type="float" office:value="-72.884197999999998" table:style-name="ce1">
            <text:p>-72.884198</text:p>
          </table:table-cell>
          <table:table-cell table:number-columns-repeated="16378"/>
        </table:table-row>
        <table:table-row table:style-name="ro1">
          <table:table-cell office:value-type="float" office:value="15051" table:style-name="ce1">
            <text:p>15051</text:p>
          </table:table-cell>
          <table:table-cell office:value-type="string" table:style-name="ce1">
            <text:p>Arcabuc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0];[Depto.A$2:.B$34];2;1)" table:style-name="ce1">
            <text:p>Boyacá</text:p>
          </table:table-cell>
          <table:table-cell office:value-type="float" office:value="5.754518" table:style-name="ce1">
            <text:p>5.754518</text:p>
          </table:table-cell>
          <table:table-cell office:value-type="float" office:value="-73.437337999999997" table:style-name="ce1">
            <text:p>-73.437338</text:p>
          </table:table-cell>
          <table:table-cell table:number-columns-repeated="16378"/>
        </table:table-row>
        <table:table-row table:style-name="ro1">
          <table:table-cell office:value-type="float" office:value="15087" table:style-name="ce1">
            <text:p>15087</text:p>
          </table:table-cell>
          <table:table-cell office:value-type="string" table:style-name="ce1">
            <text:p>Belé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1];[Depto.A$2:.B$34];2;1)" table:style-name="ce1">
            <text:p>Boyacá</text:p>
          </table:table-cell>
          <table:table-cell office:value-type="float" office:value="5.9893999999999998" table:style-name="ce1">
            <text:p>5.9894</text:p>
          </table:table-cell>
          <table:table-cell office:value-type="float" office:value="-72.910689000000005" table:style-name="ce1">
            <text:p>-72.910689</text:p>
          </table:table-cell>
          <table:table-cell table:number-columns-repeated="16378"/>
        </table:table-row>
        <table:table-row table:style-name="ro1">
          <table:table-cell office:value-type="float" office:value="15090" table:style-name="ce1">
            <text:p>15090</text:p>
          </table:table-cell>
          <table:table-cell office:value-type="string" table:style-name="ce1">
            <text:p>Berbe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2];[Depto.A$2:.B$34];2;1)" table:style-name="ce1">
            <text:p>Boyacá</text:p>
          </table:table-cell>
          <table:table-cell office:value-type="float" office:value="5.2269740000000002" table:style-name="ce1">
            <text:p>5.226974</text:p>
          </table:table-cell>
          <table:table-cell office:value-type="float" office:value="-73.127258999999995" table:style-name="ce1">
            <text:p>-73.127259</text:p>
          </table:table-cell>
          <table:table-cell table:number-columns-repeated="16378"/>
        </table:table-row>
        <table:table-row table:style-name="ro1">
          <table:table-cell office:value-type="float" office:value="15092" table:style-name="ce1">
            <text:p>15092</text:p>
          </table:table-cell>
          <table:table-cell office:value-type="string" table:style-name="ce1">
            <text:p>Betéitiv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3];[Depto.A$2:.B$34];2;1)" table:style-name="ce1">
            <text:p>Boyacá</text:p>
          </table:table-cell>
          <table:table-cell office:value-type="float" office:value="5.9103620000000001" table:style-name="ce1">
            <text:p>5.910362</text:p>
          </table:table-cell>
          <table:table-cell office:value-type="float" office:value="-72.808987000000002" table:style-name="ce1">
            <text:p>-72.808987</text:p>
          </table:table-cell>
          <table:table-cell table:number-columns-repeated="16378"/>
        </table:table-row>
        <table:table-row table:style-name="ro1">
          <table:table-cell office:value-type="float" office:value="15097" table:style-name="ce1">
            <text:p>15097</text:p>
          </table:table-cell>
          <table:table-cell office:value-type="string" table:style-name="ce1">
            <text:p>Boa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4];[Depto.A$2:.B$34];2;1)" table:style-name="ce1">
            <text:p>Boyacá</text:p>
          </table:table-cell>
          <table:table-cell office:value-type="float" office:value="6.3315210000000004" table:style-name="ce1">
            <text:p>6.331521</text:p>
          </table:table-cell>
          <table:table-cell office:value-type="float" office:value="-72.583417999999995" table:style-name="ce1">
            <text:p>-72.583418</text:p>
          </table:table-cell>
          <table:table-cell table:number-columns-repeated="16378"/>
        </table:table-row>
        <table:table-row table:style-name="ro1">
          <table:table-cell office:value-type="float" office:value="15104" table:style-name="ce1">
            <text:p>15104</text:p>
          </table:table-cell>
          <table:table-cell office:value-type="string" table:style-name="ce1">
            <text:p>Boy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5];[Depto.A$2:.B$34];2;1)" table:style-name="ce1">
            <text:p>Boyacá</text:p>
          </table:table-cell>
          <table:table-cell office:value-type="float" office:value="5.4545110000000001" table:style-name="ce1">
            <text:p>5.454511</text:p>
          </table:table-cell>
          <table:table-cell office:value-type="float" office:value="-73.362003000000001" table:style-name="ce1">
            <text:p>-73.362003</text:p>
          </table:table-cell>
          <table:table-cell table:number-columns-repeated="16378"/>
        </table:table-row>
        <table:table-row table:style-name="ro1">
          <table:table-cell office:value-type="float" office:value="15106" table:style-name="ce1">
            <text:p>15106</text:p>
          </table:table-cell>
          <table:table-cell office:value-type="string" table:style-name="ce1">
            <text:p>Briceñ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6];[Depto.A$2:.B$34];2;1)" table:style-name="ce1">
            <text:p>Boyacá</text:p>
          </table:table-cell>
          <table:table-cell office:value-type="float" office:value="5.6900250000000003" table:style-name="ce1">
            <text:p>5.690025</text:p>
          </table:table-cell>
          <table:table-cell office:value-type="float" office:value="-73.922880000000006" table:style-name="ce1">
            <text:p>-73.92288</text:p>
          </table:table-cell>
          <table:table-cell table:number-columns-repeated="16378"/>
        </table:table-row>
        <table:table-row table:style-name="ro1">
          <table:table-cell office:value-type="float" office:value="15109" table:style-name="ce1">
            <text:p>15109</text:p>
          </table:table-cell>
          <table:table-cell office:value-type="string" table:style-name="ce1">
            <text:p>Buena Vis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7];[Depto.A$2:.B$34];2;1)" table:style-name="ce1">
            <text:p>Boyacá</text:p>
          </table:table-cell>
          <table:table-cell office:value-type="float" office:value="5.65083" table:style-name="ce1">
            <text:p>5.65083</text:p>
          </table:table-cell>
          <table:table-cell office:value-type="float" office:value="-74.286969999999997" table:style-name="ce1">
            <text:p>-74.28697</text:p>
          </table:table-cell>
          <table:table-cell table:number-columns-repeated="16378"/>
        </table:table-row>
        <table:table-row table:style-name="ro1">
          <table:table-cell office:value-type="float" office:value="15114" table:style-name="ce1">
            <text:p>15114</text:p>
          </table:table-cell>
          <table:table-cell office:value-type="string" table:style-name="ce1">
            <text:p>Busbanz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8];[Depto.A$2:.B$34];2;1)" table:style-name="ce1">
            <text:p>Boyacá</text:p>
          </table:table-cell>
          <table:table-cell office:value-type="float" office:value="5.8305090000000002" table:style-name="ce1">
            <text:p>5.830509</text:p>
          </table:table-cell>
          <table:table-cell office:value-type="float" office:value="-72.883814000000001" table:style-name="ce1">
            <text:p>-72.883814</text:p>
          </table:table-cell>
          <table:table-cell table:number-columns-repeated="16378"/>
        </table:table-row>
        <table:table-row table:style-name="ro1">
          <table:table-cell office:value-type="float" office:value="15131" table:style-name="ce1">
            <text:p>15131</text:p>
          </table:table-cell>
          <table:table-cell office:value-type="string" table:style-name="ce1">
            <text:p>Calda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9];[Depto.A$2:.B$34];2;1)" table:style-name="ce1">
            <text:p>Boyacá</text:p>
          </table:table-cell>
          <table:table-cell office:value-type="float" office:value="5.5545920000000004" table:style-name="ce1">
            <text:p>5.554592</text:p>
          </table:table-cell>
          <table:table-cell office:value-type="float" office:value="-73.865088999999998" table:style-name="ce1">
            <text:p>-73.865089</text:p>
          </table:table-cell>
          <table:table-cell table:number-columns-repeated="16378"/>
        </table:table-row>
        <table:table-row table:style-name="ro1">
          <table:table-cell office:value-type="float" office:value="15135" table:style-name="ce1">
            <text:p>15135</text:p>
          </table:table-cell>
          <table:table-cell office:value-type="string" table:style-name="ce1">
            <text:p>Campohermos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0];[Depto.A$2:.B$34];2;1)" table:style-name="ce1">
            <text:p>Boyacá</text:p>
          </table:table-cell>
          <table:table-cell office:value-type="float" office:value="5.0310480000000002" table:style-name="ce1">
            <text:p>5.031048</text:p>
          </table:table-cell>
          <table:table-cell office:value-type="float" office:value="-73.103869000000003" table:style-name="ce1">
            <text:p>-73.103869</text:p>
          </table:table-cell>
          <table:table-cell table:number-columns-repeated="16378"/>
        </table:table-row>
        <table:table-row table:style-name="ro1">
          <table:table-cell office:value-type="float" office:value="15162" table:style-name="ce1">
            <text:p>15162</text:p>
          </table:table-cell>
          <table:table-cell office:value-type="string" table:style-name="ce1">
            <text:p>Cerin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1];[Depto.A$2:.B$34];2;1)" table:style-name="ce1">
            <text:p>Boyacá</text:p>
          </table:table-cell>
          <table:table-cell office:value-type="float" office:value="5.9566100000000004" table:style-name="ce1">
            <text:p>5.95661</text:p>
          </table:table-cell>
          <table:table-cell office:value-type="float" office:value="-72.9489509" table:style-name="ce1">
            <text:p>-72.9489509</text:p>
          </table:table-cell>
          <table:table-cell table:number-columns-repeated="16378"/>
        </table:table-row>
        <table:table-row table:style-name="ro1">
          <table:table-cell office:value-type="float" office:value="15172" table:style-name="ce1">
            <text:p>15172</text:p>
          </table:table-cell>
          <table:table-cell office:value-type="string" table:style-name="ce1">
            <text:p>China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2];[Depto.A$2:.B$34];2;1)" table:style-name="ce1">
            <text:p>Boyacá</text:p>
          </table:table-cell>
          <table:table-cell office:value-type="float" office:value="5.1666150000000002" table:style-name="ce1">
            <text:p>5.166615</text:p>
          </table:table-cell>
          <table:table-cell office:value-type="float" office:value="-73.368769999999998" table:style-name="ce1">
            <text:p>-73.36877</text:p>
          </table:table-cell>
          <table:table-cell table:number-columns-repeated="16378"/>
        </table:table-row>
        <table:table-row table:style-name="ro1">
          <table:table-cell office:value-type="float" office:value="15176" table:style-name="ce1">
            <text:p>15176</text:p>
          </table:table-cell>
          <table:table-cell office:value-type="string" table:style-name="ce1">
            <text:p>Chiquinquir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3];[Depto.A$2:.B$34];2;1)" table:style-name="ce1">
            <text:p>Boyacá</text:p>
          </table:table-cell>
          <table:table-cell office:value-type="float" office:value="5.6147749999999998" table:style-name="ce1">
            <text:p>5.614775</text:p>
          </table:table-cell>
          <table:table-cell office:value-type="float" office:value="-73.819570999999996" table:style-name="ce1">
            <text:p>-73.819571</text:p>
          </table:table-cell>
          <table:table-cell table:number-columns-repeated="16378"/>
        </table:table-row>
        <table:table-row table:style-name="ro1">
          <table:table-cell office:value-type="float" office:value="15180" table:style-name="ce1">
            <text:p>15180</text:p>
          </table:table-cell>
          <table:table-cell office:value-type="string" table:style-name="ce1">
            <text:p>Chisca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4];[Depto.A$2:.B$34];2;1)" table:style-name="ce1">
            <text:p>Boyacá</text:p>
          </table:table-cell>
          <table:table-cell office:value-type="float" office:value="6.5527410000000001" table:style-name="ce1">
            <text:p>6.552741</text:p>
          </table:table-cell>
          <table:table-cell office:value-type="float" office:value="-72.500317899999999" table:style-name="ce1">
            <text:p>-72.5003179</text:p>
          </table:table-cell>
          <table:table-cell table:number-columns-repeated="16378"/>
        </table:table-row>
        <table:table-row table:style-name="ro1">
          <table:table-cell office:value-type="float" office:value="15183" table:style-name="ce1">
            <text:p>15183</text:p>
          </table:table-cell>
          <table:table-cell office:value-type="string" table:style-name="ce1">
            <text:p>Ch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5];[Depto.A$2:.B$34];2;1)" table:style-name="ce1">
            <text:p>Boyacá</text:p>
          </table:table-cell>
          <table:table-cell office:value-type="float" office:value="6.1872410000000002" table:style-name="ce1">
            <text:p>6.187241</text:p>
          </table:table-cell>
          <table:table-cell office:value-type="float" office:value="-72.471221" table:style-name="ce1">
            <text:p>-72.471221</text:p>
          </table:table-cell>
          <table:table-cell table:number-columns-repeated="16378"/>
        </table:table-row>
        <table:table-row table:style-name="ro1">
          <table:table-cell office:value-type="float" office:value="15185" table:style-name="ce1">
            <text:p>15185</text:p>
          </table:table-cell>
          <table:table-cell office:value-type="string" table:style-name="ce1">
            <text:p>Chitaraqu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6];[Depto.A$2:.B$34];2;1)" table:style-name="ce1">
            <text:p>Boyacá</text:p>
          </table:table-cell>
          <table:table-cell office:value-type="float" office:value="6.0274669999999997" table:style-name="ce1">
            <text:p>6.027467</text:p>
          </table:table-cell>
          <table:table-cell office:value-type="float" office:value="-73.446428999999995" table:style-name="ce1">
            <text:p>-73.446429</text:p>
          </table:table-cell>
          <table:table-cell table:number-columns-repeated="16378"/>
        </table:table-row>
        <table:table-row table:style-name="ro1">
          <table:table-cell office:value-type="float" office:value="15187" table:style-name="ce1">
            <text:p>15187</text:p>
          </table:table-cell>
          <table:table-cell office:value-type="string" table:style-name="ce1">
            <text:p>Chiva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7];[Depto.A$2:.B$34];2;1)" table:style-name="ce1">
            <text:p>Boyacá</text:p>
          </table:table-cell>
          <table:table-cell office:value-type="float" office:value="5.5584519999999999" table:style-name="ce1">
            <text:p>5.558452</text:p>
          </table:table-cell>
          <table:table-cell office:value-type="float" office:value="-73.282611000000003" table:style-name="ce1">
            <text:p>-73.282611</text:p>
          </table:table-cell>
          <table:table-cell table:number-columns-repeated="16378"/>
        </table:table-row>
        <table:table-row table:style-name="ro1">
          <table:table-cell office:value-type="float" office:value="15189" table:style-name="ce1">
            <text:p>15189</text:p>
          </table:table-cell>
          <table:table-cell office:value-type="string" table:style-name="ce1">
            <text:p>Ciéneg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8];[Depto.A$2:.B$34];2;1)" table:style-name="ce1">
            <text:p>Boyacá</text:p>
          </table:table-cell>
          <table:table-cell office:value-type="float" office:value="5.4091579999999997" table:style-name="ce1">
            <text:p>5.409158</text:p>
          </table:table-cell>
          <table:table-cell office:value-type="float" office:value="-73.295880999999994" table:style-name="ce1">
            <text:p>-73.295881</text:p>
          </table:table-cell>
          <table:table-cell table:number-columns-repeated="16378"/>
        </table:table-row>
        <table:table-row table:style-name="ro1">
          <table:table-cell office:value-type="float" office:value="15204" table:style-name="ce1">
            <text:p>15204</text:p>
          </table:table-cell>
          <table:table-cell office:value-type="string" table:style-name="ce1">
            <text:p>Cómb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9];[Depto.A$2:.B$34];2;1)" table:style-name="ce1">
            <text:p>Boyacá</text:p>
          </table:table-cell>
          <table:table-cell office:value-type="float" office:value="5.6342020000000002" table:style-name="ce1">
            <text:p>5.634202</text:p>
          </table:table-cell>
          <table:table-cell office:value-type="float" office:value="-73.323262999999997" table:style-name="ce1">
            <text:p>-73.323263</text:p>
          </table:table-cell>
          <table:table-cell table:number-columns-repeated="16378"/>
        </table:table-row>
        <table:table-row table:style-name="ro1">
          <table:table-cell office:value-type="float" office:value="15212" table:style-name="ce1">
            <text:p>15212</text:p>
          </table:table-cell>
          <table:table-cell office:value-type="string" table:style-name="ce1">
            <text:p>Coper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0];[Depto.A$2:.B$34];2;1)" table:style-name="ce1">
            <text:p>Boyacá</text:p>
          </table:table-cell>
          <table:table-cell office:value-type="float" office:value="5.4752599000000002" table:style-name="ce1">
            <text:p>5.4752599</text:p>
          </table:table-cell>
          <table:table-cell office:value-type="float" office:value="-74.044977000000003" table:style-name="ce1">
            <text:p>-74.044977</text:p>
          </table:table-cell>
          <table:table-cell table:number-columns-repeated="16378"/>
        </table:table-row>
        <table:table-row table:style-name="ro1">
          <table:table-cell office:value-type="float" office:value="15215" table:style-name="ce1">
            <text:p>15215</text:p>
          </table:table-cell>
          <table:table-cell office:value-type="string" table:style-name="ce1">
            <text:p>Corrale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1];[Depto.A$2:.B$34];2;1)" table:style-name="ce1">
            <text:p>Boyacá</text:p>
          </table:table-cell>
          <table:table-cell office:value-type="float" office:value="5.8286740000000004" table:style-name="ce1">
            <text:p>5.828674</text:p>
          </table:table-cell>
          <table:table-cell office:value-type="float" office:value="-72.844944999999996" table:style-name="ce1">
            <text:p>-72.844945</text:p>
          </table:table-cell>
          <table:table-cell table:number-columns-repeated="16378"/>
        </table:table-row>
        <table:table-row table:style-name="ro1">
          <table:table-cell office:value-type="float" office:value="15218" table:style-name="ce1">
            <text:p>15218</text:p>
          </table:table-cell>
          <table:table-cell office:value-type="string" table:style-name="ce1">
            <text:p>Covarachí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2];[Depto.A$2:.B$34];2;1)" table:style-name="ce1">
            <text:p>Boyacá</text:p>
          </table:table-cell>
          <table:table-cell office:value-type="float" office:value="6.5003650000000004" table:style-name="ce1">
            <text:p>6.500365</text:p>
          </table:table-cell>
          <table:table-cell office:value-type="float" office:value="-72.739243999999999" table:style-name="ce1">
            <text:p>-72.739244</text:p>
          </table:table-cell>
          <table:table-cell table:number-columns-repeated="16378"/>
        </table:table-row>
        <table:table-row table:style-name="ro1">
          <table:table-cell office:value-type="float" office:value="15223" table:style-name="ce1">
            <text:p>15223</text:p>
          </table:table-cell>
          <table:table-cell office:value-type="string" table:style-name="ce1">
            <text:p>Cubar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3];[Depto.A$2:.B$34];2;1)" table:style-name="ce1">
            <text:p>Boyacá</text:p>
          </table:table-cell>
          <table:table-cell office:value-type="float" office:value="7.0017800000000001" table:style-name="ce1">
            <text:p>7.00178</text:p>
          </table:table-cell>
          <table:table-cell office:value-type="float" office:value="-72.108186000000003" table:style-name="ce1">
            <text:p>-72.108186</text:p>
          </table:table-cell>
          <table:table-cell table:number-columns-repeated="16378"/>
        </table:table-row>
        <table:table-row table:style-name="ro1">
          <table:table-cell office:value-type="float" office:value="15224" table:style-name="ce1">
            <text:p>15224</text:p>
          </table:table-cell>
          <table:table-cell office:value-type="string" table:style-name="ce1">
            <text:p>Cuca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4];[Depto.A$2:.B$34];2;1)" table:style-name="ce1">
            <text:p>Boyacá</text:p>
          </table:table-cell>
          <table:table-cell office:value-type="float" office:value="5.5432959999999998" table:style-name="ce1">
            <text:p>5.543296</text:p>
          </table:table-cell>
          <table:table-cell office:value-type="float" office:value="-73.454841999999999" table:style-name="ce1">
            <text:p>-73.454842</text:p>
          </table:table-cell>
          <table:table-cell table:number-columns-repeated="16378"/>
        </table:table-row>
        <table:table-row table:style-name="ro1">
          <table:table-cell office:value-type="float" office:value="15226" table:style-name="ce1">
            <text:p>15226</text:p>
          </table:table-cell>
          <table:table-cell office:value-type="string" table:style-name="ce1">
            <text:p>Cuítiv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5];[Depto.A$2:.B$34];2;1)" table:style-name="ce1">
            <text:p>Boyacá</text:p>
          </table:table-cell>
          <table:table-cell office:value-type="float" office:value="5.580527" table:style-name="ce1">
            <text:p>5.580527</text:p>
          </table:table-cell>
          <table:table-cell office:value-type="float" office:value="-72.966173999999995" table:style-name="ce1">
            <text:p>-72.966174</text:p>
          </table:table-cell>
          <table:table-cell table:number-columns-repeated="16378"/>
        </table:table-row>
        <table:table-row table:style-name="ro1">
          <table:table-cell office:value-type="float" office:value="15232" table:style-name="ce1">
            <text:p>15232</text:p>
          </table:table-cell>
          <table:table-cell office:value-type="string" table:style-name="ce1">
            <text:p>Chíqui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6];[Depto.A$2:.B$34];2;1)" table:style-name="ce1">
            <text:p>Boyacá</text:p>
          </table:table-cell>
          <table:table-cell office:value-type="float" office:value="5.6054740000000001" table:style-name="ce1">
            <text:p>5.605474</text:p>
          </table:table-cell>
          <table:table-cell office:value-type="float" office:value="-73.484992000000005" table:style-name="ce1">
            <text:p>-73.484992</text:p>
          </table:table-cell>
          <table:table-cell table:number-columns-repeated="16378"/>
        </table:table-row>
        <table:table-row table:style-name="ro1">
          <table:table-cell office:value-type="float" office:value="15236" table:style-name="ce1">
            <text:p>15236</text:p>
          </table:table-cell>
          <table:table-cell office:value-type="string" table:style-name="ce1">
            <text:p>Chivor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7];[Depto.A$2:.B$34];2;1)" table:style-name="ce1">
            <text:p>Boyacá</text:p>
          </table:table-cell>
          <table:table-cell office:value-type="float" office:value="4.888109" table:style-name="ce1">
            <text:p>4.888109</text:p>
          </table:table-cell>
          <table:table-cell office:value-type="float" office:value="-73.366926000000007" table:style-name="ce1">
            <text:p>-73.366926</text:p>
          </table:table-cell>
          <table:table-cell table:number-columns-repeated="16378"/>
        </table:table-row>
        <table:table-row table:style-name="ro1">
          <table:table-cell office:value-type="float" office:value="15238" table:style-name="ce1">
            <text:p>15238</text:p>
          </table:table-cell>
          <table:table-cell office:value-type="string" table:style-name="ce1">
            <text:p>Duitam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8];[Depto.A$2:.B$34];2;1)" table:style-name="ce1">
            <text:p>Boyacá</text:p>
          </table:table-cell>
          <table:table-cell office:value-type="float" office:value="5.8268950999999998" table:style-name="ce1">
            <text:p>5.8268951</text:p>
          </table:table-cell>
          <table:table-cell office:value-type="float" office:value="-73.032927299999997" table:style-name="ce1">
            <text:p>-73.0329273</text:p>
          </table:table-cell>
          <table:table-cell table:number-columns-repeated="16378"/>
        </table:table-row>
        <table:table-row table:style-name="ro1">
          <table:table-cell office:value-type="float" office:value="15244" table:style-name="ce1">
            <text:p>15244</text:p>
          </table:table-cell>
          <table:table-cell office:value-type="string" table:style-name="ce1">
            <text:p>El Cocuy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9];[Depto.A$2:.B$34];2;1)" table:style-name="ce1">
            <text:p>Boyacá</text:p>
          </table:table-cell>
          <table:table-cell office:value-type="float" office:value="6.4088909999999997" table:style-name="ce1">
            <text:p>6.408891</text:p>
          </table:table-cell>
          <table:table-cell office:value-type="float" office:value="-72.4454499" table:style-name="ce1">
            <text:p>-72.4454499</text:p>
          </table:table-cell>
          <table:table-cell table:number-columns-repeated="16378"/>
        </table:table-row>
        <table:table-row table:style-name="ro1">
          <table:table-cell office:value-type="float" office:value="15248" table:style-name="ce1">
            <text:p>15248</text:p>
          </table:table-cell>
          <table:table-cell office:value-type="string" table:style-name="ce1">
            <text:p>El Espin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0];[Depto.A$2:.B$34];2;1)" table:style-name="ce1">
            <text:p>Boyacá</text:p>
          </table:table-cell>
          <table:table-cell office:value-type="float" office:value="6.4863999999999997" table:style-name="ce1">
            <text:p>6.4864</text:p>
          </table:table-cell>
          <table:table-cell office:value-type="float" office:value="-72.432860000000005" table:style-name="ce1">
            <text:p>-72.43286</text:p>
          </table:table-cell>
          <table:table-cell table:number-columns-repeated="16378"/>
        </table:table-row>
        <table:table-row table:style-name="ro1">
          <table:table-cell office:value-type="float" office:value="15272" table:style-name="ce1">
            <text:p>15272</text:p>
          </table:table-cell>
          <table:table-cell office:value-type="string" table:style-name="ce1">
            <text:p>Firavitob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1];[Depto.A$2:.B$34];2;1)" table:style-name="ce1">
            <text:p>Boyacá</text:p>
          </table:table-cell>
          <table:table-cell office:value-type="float" office:value="5.6688989999999997" table:style-name="ce1">
            <text:p>5.668899</text:p>
          </table:table-cell>
          <table:table-cell office:value-type="float" office:value="-72.994095000000002" table:style-name="ce1">
            <text:p>-72.994095</text:p>
          </table:table-cell>
          <table:table-cell table:number-columns-repeated="16378"/>
        </table:table-row>
        <table:table-row table:style-name="ro1">
          <table:table-cell office:value-type="float" office:value="15276" table:style-name="ce1">
            <text:p>15276</text:p>
          </table:table-cell>
          <table:table-cell office:value-type="string" table:style-name="ce1">
            <text:p>Flores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2];[Depto.A$2:.B$34];2;1)" table:style-name="ce1">
            <text:p>Boyacá</text:p>
          </table:table-cell>
          <table:table-cell office:value-type="float" office:value="5.8593469999999996" table:style-name="ce1">
            <text:p>5.859347</text:p>
          </table:table-cell>
          <table:table-cell office:value-type="float" office:value="-72.919055999999998" table:style-name="ce1">
            <text:p>-72.919056</text:p>
          </table:table-cell>
          <table:table-cell table:number-columns-repeated="16378"/>
        </table:table-row>
        <table:table-row table:style-name="ro1">
          <table:table-cell office:value-type="float" office:value="15293" table:style-name="ce1">
            <text:p>15293</text:p>
          </table:table-cell>
          <table:table-cell office:value-type="string" table:style-name="ce1">
            <text:p>Gachantiv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3];[Depto.A$2:.B$34];2;1)" table:style-name="ce1">
            <text:p>Boyacá</text:p>
          </table:table-cell>
          <table:table-cell office:value-type="float" office:value="5.7521339999999999" table:style-name="ce1">
            <text:p>5.752134</text:p>
          </table:table-cell>
          <table:table-cell office:value-type="float" office:value="-73.549379999999999" table:style-name="ce1">
            <text:p>-73.54938</text:p>
          </table:table-cell>
          <table:table-cell table:number-columns-repeated="16378"/>
        </table:table-row>
        <table:table-row table:style-name="ro1">
          <table:table-cell office:value-type="float" office:value="15296" table:style-name="ce1">
            <text:p>15296</text:p>
          </table:table-cell>
          <table:table-cell office:value-type="string" table:style-name="ce1">
            <text:p>Game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4];[Depto.A$2:.B$34];2;1)" table:style-name="ce1">
            <text:p>Boyacá</text:p>
          </table:table-cell>
          <table:table-cell office:value-type="float" office:value="5.8025669999999998" table:style-name="ce1">
            <text:p>5.802567</text:p>
          </table:table-cell>
          <table:table-cell office:value-type="float" office:value="-72.806319999999999" table:style-name="ce1">
            <text:p>-72.80632</text:p>
          </table:table-cell>
          <table:table-cell table:number-columns-repeated="16378"/>
        </table:table-row>
        <table:table-row table:style-name="ro1">
          <table:table-cell office:value-type="float" office:value="15299" table:style-name="ce1">
            <text:p>15299</text:p>
          </table:table-cell>
          <table:table-cell office:value-type="string" table:style-name="ce1">
            <text:p>Garago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5];[Depto.A$2:.B$34];2;1)" table:style-name="ce1">
            <text:p>Boyacá</text:p>
          </table:table-cell>
          <table:table-cell office:value-type="float" office:value="5.0824530000000001" table:style-name="ce1">
            <text:p>5.082453</text:p>
          </table:table-cell>
          <table:table-cell office:value-type="float" office:value="-73.365046000000007" table:style-name="ce1">
            <text:p>-73.365046</text:p>
          </table:table-cell>
          <table:table-cell table:number-columns-repeated="16378"/>
        </table:table-row>
        <table:table-row table:style-name="ro1">
          <table:table-cell office:value-type="float" office:value="15317" table:style-name="ce1">
            <text:p>15317</text:p>
          </table:table-cell>
          <table:table-cell office:value-type="string" table:style-name="ce1">
            <text:p>Guacamaya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6];[Depto.A$2:.B$34];2;1)" table:style-name="ce1">
            <text:p>Boyacá</text:p>
          </table:table-cell>
          <table:table-cell office:value-type="float" office:value="6.4594430000000003" table:style-name="ce1">
            <text:p>6.459443</text:p>
          </table:table-cell>
          <table:table-cell office:value-type="float" office:value="-72.500009000000006" table:style-name="ce1">
            <text:p>-72.500009</text:p>
          </table:table-cell>
          <table:table-cell table:number-columns-repeated="16378"/>
        </table:table-row>
        <table:table-row table:style-name="ro1">
          <table:table-cell office:value-type="float" office:value="15322" table:style-name="ce1">
            <text:p>15322</text:p>
          </table:table-cell>
          <table:table-cell office:value-type="string" table:style-name="ce1">
            <text:p>Guatequ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7];[Depto.A$2:.B$34];2;1)" table:style-name="ce1">
            <text:p>Boyacá</text:p>
          </table:table-cell>
          <table:table-cell office:value-type="float" office:value="5.0063849999999999" table:style-name="ce1">
            <text:p>5.006385</text:p>
          </table:table-cell>
          <table:table-cell office:value-type="float" office:value="-73.471423000000001" table:style-name="ce1">
            <text:p>-73.471423</text:p>
          </table:table-cell>
          <table:table-cell table:number-columns-repeated="16378"/>
        </table:table-row>
        <table:table-row table:style-name="ro1">
          <table:table-cell office:value-type="float" office:value="15325" table:style-name="ce1">
            <text:p>15325</text:p>
          </table:table-cell>
          <table:table-cell office:value-type="string" table:style-name="ce1">
            <text:p>Guaya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8];[Depto.A$2:.B$34];2;1)" table:style-name="ce1">
            <text:p>Boyacá</text:p>
          </table:table-cell>
          <table:table-cell office:value-type="float" office:value="4.9681569999999997" table:style-name="ce1">
            <text:p>4.968157</text:p>
          </table:table-cell>
          <table:table-cell office:value-type="float" office:value="-73.490098000000003" table:style-name="ce1">
            <text:p>-73.490098</text:p>
          </table:table-cell>
          <table:table-cell table:number-columns-repeated="16378"/>
        </table:table-row>
        <table:table-row table:style-name="ro1">
          <table:table-cell office:value-type="float" office:value="15332" table:style-name="ce1">
            <text:p>15332</text:p>
          </table:table-cell>
          <table:table-cell office:value-type="string" table:style-name="ce1">
            <text:p>Güicá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9];[Depto.A$2:.B$34];2;1)" table:style-name="ce1">
            <text:p>Boyacá</text:p>
          </table:table-cell>
          <table:table-cell office:value-type="float" office:value="6.4630419999999997" table:style-name="ce1">
            <text:p>6.463042</text:p>
          </table:table-cell>
          <table:table-cell office:value-type="float" office:value="-72.412076999999996" table:style-name="ce1">
            <text:p>-72.412077</text:p>
          </table:table-cell>
          <table:table-cell table:number-columns-repeated="16378"/>
        </table:table-row>
        <table:table-row table:style-name="ro1">
          <table:table-cell office:value-type="float" office:value="15362" table:style-name="ce1">
            <text:p>15362</text:p>
          </table:table-cell>
          <table:table-cell office:value-type="string" table:style-name="ce1">
            <text:p>I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0];[Depto.A$2:.B$34];2;1)" table:style-name="ce1">
            <text:p>Boyacá</text:p>
          </table:table-cell>
          <table:table-cell office:value-type="float" office:value="5.6147090000000004" table:style-name="ce1">
            <text:p>5.614709</text:p>
          </table:table-cell>
          <table:table-cell office:value-type="float" office:value="-72.979939000000002" table:style-name="ce1">
            <text:p>-72.979939</text:p>
          </table:table-cell>
          <table:table-cell table:number-columns-repeated="16378"/>
        </table:table-row>
        <table:table-row table:style-name="ro1">
          <table:table-cell office:value-type="float" office:value="15367" table:style-name="ce1">
            <text:p>15367</text:p>
          </table:table-cell>
          <table:table-cell office:value-type="string" table:style-name="ce1">
            <text:p>Jenesan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1];[Depto.A$2:.B$34];2;1)" table:style-name="ce1">
            <text:p>Boyacá</text:p>
          </table:table-cell>
          <table:table-cell office:value-type="float" office:value="5.3850319999999998" table:style-name="ce1">
            <text:p>5.385032</text:p>
          </table:table-cell>
          <table:table-cell office:value-type="float" office:value="-73.364138999999994" table:style-name="ce1">
            <text:p>-73.364139</text:p>
          </table:table-cell>
          <table:table-cell table:number-columns-repeated="16378"/>
        </table:table-row>
        <table:table-row table:style-name="ro1">
          <table:table-cell office:value-type="float" office:value="15368" table:style-name="ce1">
            <text:p>15368</text:p>
          </table:table-cell>
          <table:table-cell office:value-type="string" table:style-name="ce1">
            <text:p>Jericó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2];[Depto.A$2:.B$34];2;1)" table:style-name="ce1">
            <text:p>Boyacá</text:p>
          </table:table-cell>
          <table:table-cell office:value-type="float" office:value="6.1460299999999997" table:style-name="ce1">
            <text:p>6.14603</text:p>
          </table:table-cell>
          <table:table-cell office:value-type="float" office:value="-72.570654000000005" table:style-name="ce1">
            <text:p>-72.570654</text:p>
          </table:table-cell>
          <table:table-cell table:number-columns-repeated="16378"/>
        </table:table-row>
        <table:table-row table:style-name="ro1">
          <table:table-cell office:value-type="float" office:value="15377" table:style-name="ce1">
            <text:p>15377</text:p>
          </table:table-cell>
          <table:table-cell office:value-type="string" table:style-name="ce1">
            <text:p>Labranzagrand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3];[Depto.A$2:.B$34];2;1)" table:style-name="ce1">
            <text:p>Boyacá</text:p>
          </table:table-cell>
          <table:table-cell office:value-type="float" office:value="5.5627630000000003" table:style-name="ce1">
            <text:p>5.562763</text:p>
          </table:table-cell>
          <table:table-cell office:value-type="float" office:value="-72.577628000000004" table:style-name="ce1">
            <text:p>-72.577628</text:p>
          </table:table-cell>
          <table:table-cell table:number-columns-repeated="16378"/>
        </table:table-row>
        <table:table-row table:style-name="ro1">
          <table:table-cell office:value-type="float" office:value="15380" table:style-name="ce1">
            <text:p>15380</text:p>
          </table:table-cell>
          <table:table-cell office:value-type="string" table:style-name="ce1">
            <text:p>La Capill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4];[Depto.A$2:.B$34];2;1)" table:style-name="ce1">
            <text:p>Boyacá</text:p>
          </table:table-cell>
          <table:table-cell office:value-type="float" office:value="5.0954050000000004" table:style-name="ce1">
            <text:p>5.095405</text:p>
          </table:table-cell>
          <table:table-cell office:value-type="float" office:value="-73.444631999999999" table:style-name="ce1">
            <text:p>-73.444632</text:p>
          </table:table-cell>
          <table:table-cell table:number-columns-repeated="16378"/>
        </table:table-row>
        <table:table-row table:style-name="ro1">
          <table:table-cell office:value-type="float" office:value="15401" table:style-name="ce1">
            <text:p>15401</text:p>
          </table:table-cell>
          <table:table-cell office:value-type="string" table:style-name="ce1">
            <text:p>La Victori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5];[Depto.A$2:.B$34];2;1)" table:style-name="ce1">
            <text:p>Boyacá</text:p>
          </table:table-cell>
          <table:table-cell office:value-type="float" office:value="5.523663" table:style-name="ce1">
            <text:p>5.523663</text:p>
          </table:table-cell>
          <table:table-cell office:value-type="float" office:value="-74.234611000000001" table:style-name="ce1">
            <text:p>-74.234611</text:p>
          </table:table-cell>
          <table:table-cell table:number-columns-repeated="16378"/>
        </table:table-row>
        <table:table-row table:style-name="ro1">
          <table:table-cell office:value-type="float" office:value="15403" table:style-name="ce1">
            <text:p>15403</text:p>
          </table:table-cell>
          <table:table-cell office:value-type="string" table:style-name="ce1">
            <text:p>La U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6];[Depto.A$2:.B$34];2;1)" table:style-name="ce1">
            <text:p>Boyacá</text:p>
          </table:table-cell>
          <table:table-cell office:value-type="float" office:value="6.3169139999999997" table:style-name="ce1">
            <text:p>6.316914</text:p>
          </table:table-cell>
          <table:table-cell office:value-type="float" office:value="-72.559662000000003" table:style-name="ce1">
            <text:p>-72.559662</text:p>
          </table:table-cell>
          <table:table-cell table:number-columns-repeated="16378"/>
        </table:table-row>
        <table:table-row table:style-name="ro1">
          <table:table-cell office:value-type="float" office:value="15407" table:style-name="ce1">
            <text:p>15407</text:p>
          </table:table-cell>
          <table:table-cell office:value-type="string" table:style-name="ce1">
            <text:p>Villa de Leyv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7];[Depto.A$2:.B$34];2;1)" table:style-name="ce1">
            <text:p>Boyacá</text:p>
          </table:table-cell>
          <table:table-cell office:value-type="float" office:value="5.6364989999999997" table:style-name="ce1">
            <text:p>5.636499</text:p>
          </table:table-cell>
          <table:table-cell office:value-type="float" office:value="-73.527057999999997" table:style-name="ce1">
            <text:p>-73.527058</text:p>
          </table:table-cell>
          <table:table-cell table:number-columns-repeated="16378"/>
        </table:table-row>
        <table:table-row table:style-name="ro1">
          <table:table-cell office:value-type="float" office:value="15425" table:style-name="ce1">
            <text:p>15425</text:p>
          </table:table-cell>
          <table:table-cell office:value-type="string" table:style-name="ce1">
            <text:p>Macanal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8];[Depto.A$2:.B$34];2;1)" table:style-name="ce1">
            <text:p>Boyacá</text:p>
          </table:table-cell>
          <table:table-cell office:value-type="float" office:value="4.9723540000000002" table:style-name="ce1">
            <text:p>4.972354</text:p>
          </table:table-cell>
          <table:table-cell office:value-type="float" office:value="-73.319080999999997" table:style-name="ce1">
            <text:p>-73.319081</text:p>
          </table:table-cell>
          <table:table-cell table:number-columns-repeated="16378"/>
        </table:table-row>
        <table:table-row table:style-name="ro1">
          <table:table-cell office:value-type="float" office:value="15442" table:style-name="ce1">
            <text:p>15442</text:p>
          </table:table-cell>
          <table:table-cell office:value-type="string" table:style-name="ce1">
            <text:p>Maripí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9];[Depto.A$2:.B$34];2;1)" table:style-name="ce1">
            <text:p>Boyacá</text:p>
          </table:table-cell>
          <table:table-cell office:value-type="float" office:value="5.5496230000000004" table:style-name="ce1">
            <text:p>5.549623</text:p>
          </table:table-cell>
          <table:table-cell office:value-type="float" office:value="-74.0046909" table:style-name="ce1">
            <text:p>-74.0046909</text:p>
          </table:table-cell>
          <table:table-cell table:number-columns-repeated="16378"/>
        </table:table-row>
        <table:table-row table:style-name="ro1">
          <table:table-cell office:value-type="float" office:value="15455" table:style-name="ce1">
            <text:p>15455</text:p>
          </table:table-cell>
          <table:table-cell office:value-type="string" table:style-name="ce1">
            <text:p>Miraflore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0];[Depto.A$2:.B$34];2;1)" table:style-name="ce1">
            <text:p>Boyacá</text:p>
          </table:table-cell>
          <table:table-cell office:value-type="float" office:value="5.1963949999999999" table:style-name="ce1">
            <text:p>5.196395</text:p>
          </table:table-cell>
          <table:table-cell office:value-type="float" office:value="-73.143061000000003" table:style-name="ce1">
            <text:p>-73.143061</text:p>
          </table:table-cell>
          <table:table-cell table:number-columns-repeated="16378"/>
        </table:table-row>
        <table:table-row table:style-name="ro1">
          <table:table-cell office:value-type="float" office:value="15464" table:style-name="ce1">
            <text:p>15464</text:p>
          </table:table-cell>
          <table:table-cell office:value-type="string" table:style-name="ce1">
            <text:p>Mongu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1];[Depto.A$2:.B$34];2;1)" table:style-name="ce1">
            <text:p>Boyacá</text:p>
          </table:table-cell>
          <table:table-cell office:value-type="float" office:value="5.7541536000000004" table:style-name="ce1">
            <text:p>5.7541536</text:p>
          </table:table-cell>
          <table:table-cell office:value-type="float" office:value="-72.799847900000003" table:style-name="ce1">
            <text:p>-72.7998479</text:p>
          </table:table-cell>
          <table:table-cell table:number-columns-repeated="16378"/>
        </table:table-row>
        <table:table-row table:style-name="ro1">
          <table:table-cell office:value-type="float" office:value="15466" table:style-name="ce1">
            <text:p>15466</text:p>
          </table:table-cell>
          <table:table-cell office:value-type="string" table:style-name="ce1">
            <text:p>Monguí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2];[Depto.A$2:.B$34];2;1)" table:style-name="ce1">
            <text:p>Boyacá</text:p>
          </table:table-cell>
          <table:table-cell office:value-type="float" office:value="5.7232060000000002" table:style-name="ce1">
            <text:p>5.723206</text:p>
          </table:table-cell>
          <table:table-cell office:value-type="float" office:value="-72.849089000000006" table:style-name="ce1">
            <text:p>-72.849089</text:p>
          </table:table-cell>
          <table:table-cell table:number-columns-repeated="16378"/>
        </table:table-row>
        <table:table-row table:style-name="ro1">
          <table:table-cell office:value-type="float" office:value="15469" table:style-name="ce1">
            <text:p>15469</text:p>
          </table:table-cell>
          <table:table-cell office:value-type="string" table:style-name="ce1">
            <text:p>Moniquir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3];[Depto.A$2:.B$34];2;1)" table:style-name="ce1">
            <text:p>Boyacá</text:p>
          </table:table-cell>
          <table:table-cell office:value-type="float" office:value="5.8759870000000003" table:style-name="ce1">
            <text:p>5.875987</text:p>
          </table:table-cell>
          <table:table-cell office:value-type="float" office:value="-73.573589999999996" table:style-name="ce1">
            <text:p>-73.57359</text:p>
          </table:table-cell>
          <table:table-cell table:number-columns-repeated="16378"/>
        </table:table-row>
        <table:table-row table:style-name="ro1">
          <table:table-cell office:value-type="float" office:value="15476" table:style-name="ce1">
            <text:p>15476</text:p>
          </table:table-cell>
          <table:table-cell office:value-type="string" table:style-name="ce1">
            <text:p>Mota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4];[Depto.A$2:.B$34];2;1)" table:style-name="ce1">
            <text:p>Boyacá</text:p>
          </table:table-cell>
          <table:table-cell office:value-type="float" office:value="5.577547" table:style-name="ce1">
            <text:p>5.577547</text:p>
          </table:table-cell>
          <table:table-cell office:value-type="float" office:value="-73.368185999999994" table:style-name="ce1">
            <text:p>-73.368186</text:p>
          </table:table-cell>
          <table:table-cell table:number-columns-repeated="16378"/>
        </table:table-row>
        <table:table-row table:style-name="ro1">
          <table:table-cell office:value-type="float" office:value="15480" table:style-name="ce1">
            <text:p>15480</text:p>
          </table:table-cell>
          <table:table-cell office:value-type="string" table:style-name="ce1">
            <text:p>Muz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5];[Depto.A$2:.B$34];2;1)" table:style-name="ce1">
            <text:p>Boyacá</text:p>
          </table:table-cell>
          <table:table-cell office:value-type="float" office:value="5.5316289999999997" table:style-name="ce1">
            <text:p>5.531629</text:p>
          </table:table-cell>
          <table:table-cell office:value-type="float" office:value="-74.103015999999997" table:style-name="ce1">
            <text:p>-74.103016</text:p>
          </table:table-cell>
          <table:table-cell table:number-columns-repeated="16378"/>
        </table:table-row>
        <table:table-row table:style-name="ro1">
          <table:table-cell office:value-type="float" office:value="15491" table:style-name="ce1">
            <text:p>15491</text:p>
          </table:table-cell>
          <table:table-cell office:value-type="string" table:style-name="ce1">
            <text:p>Nobs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6];[Depto.A$2:.B$34];2;1)" table:style-name="ce1">
            <text:p>Boyacá</text:p>
          </table:table-cell>
          <table:table-cell office:value-type="float" office:value="5.7671859999999997" table:style-name="ce1">
            <text:p>5.767186</text:p>
          </table:table-cell>
          <table:table-cell office:value-type="float" office:value="-72.9369789" table:style-name="ce1">
            <text:p>-72.9369789</text:p>
          </table:table-cell>
          <table:table-cell table:number-columns-repeated="16378"/>
        </table:table-row>
        <table:table-row table:style-name="ro1">
          <table:table-cell office:value-type="float" office:value="15494" table:style-name="ce1">
            <text:p>15494</text:p>
          </table:table-cell>
          <table:table-cell office:value-type="string" table:style-name="ce1">
            <text:p>Nuevo Coló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7];[Depto.A$2:.B$34];2;1)" table:style-name="ce1">
            <text:p>Boyacá</text:p>
          </table:table-cell>
          <table:table-cell office:value-type="float" office:value="5.3548650000000002" table:style-name="ce1">
            <text:p>5.354865</text:p>
          </table:table-cell>
          <table:table-cell office:value-type="float" office:value="-73.457381999999996" table:style-name="ce1">
            <text:p>-73.457382</text:p>
          </table:table-cell>
          <table:table-cell table:number-columns-repeated="16378"/>
        </table:table-row>
        <table:table-row table:style-name="ro1">
          <table:table-cell office:value-type="float" office:value="15500" table:style-name="ce1">
            <text:p>15500</text:p>
          </table:table-cell>
          <table:table-cell office:value-type="string" table:style-name="ce1">
            <text:p>Oica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8];[Depto.A$2:.B$34];2;1)" table:style-name="ce1">
            <text:p>Boyacá</text:p>
          </table:table-cell>
          <table:table-cell office:value-type="float" office:value="5.5944500000000001" table:style-name="ce1">
            <text:p>5.59445</text:p>
          </table:table-cell>
          <table:table-cell office:value-type="float" office:value="-73.308252899999999" table:style-name="ce1">
            <text:p>-73.3082529</text:p>
          </table:table-cell>
          <table:table-cell table:number-columns-repeated="16378"/>
        </table:table-row>
        <table:table-row table:style-name="ro1">
          <table:table-cell office:value-type="float" office:value="15507" table:style-name="ce1">
            <text:p>15507</text:p>
          </table:table-cell>
          <table:table-cell office:value-type="string" table:style-name="ce1">
            <text:p>Otanch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9];[Depto.A$2:.B$34];2;1)" table:style-name="ce1">
            <text:p>Boyacá</text:p>
          </table:table-cell>
          <table:table-cell office:value-type="float" office:value="5.6585140000000003" table:style-name="ce1">
            <text:p>5.658514</text:p>
          </table:table-cell>
          <table:table-cell office:value-type="float" office:value="-74.181141999999994" table:style-name="ce1">
            <text:p>-74.181142</text:p>
          </table:table-cell>
          <table:table-cell table:number-columns-repeated="16378"/>
        </table:table-row>
        <table:table-row table:style-name="ro1">
          <table:table-cell office:value-type="float" office:value="15511" table:style-name="ce1">
            <text:p>15511</text:p>
          </table:table-cell>
          <table:table-cell office:value-type="string" table:style-name="ce1">
            <text:p>Pacha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0];[Depto.A$2:.B$34];2;1)" table:style-name="ce1">
            <text:p>Boyacá</text:p>
          </table:table-cell>
          <table:table-cell office:value-type="float" office:value="5.1399410000000003" table:style-name="ce1">
            <text:p>5.139941</text:p>
          </table:table-cell>
          <table:table-cell office:value-type="float" office:value="-73.397147000000004" table:style-name="ce1">
            <text:p>-73.397147</text:p>
          </table:table-cell>
          <table:table-cell table:number-columns-repeated="16378"/>
        </table:table-row>
        <table:table-row table:style-name="ro1">
          <table:table-cell office:value-type="float" office:value="15514" table:style-name="ce1">
            <text:p>15514</text:p>
          </table:table-cell>
          <table:table-cell office:value-type="string" table:style-name="ce1">
            <text:p>Páez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1];[Depto.A$2:.B$34];2;1)" table:style-name="ce1">
            <text:p>Boyacá</text:p>
          </table:table-cell>
          <table:table-cell office:value-type="float" office:value="5.1000249000000002" table:style-name="ce1">
            <text:p>5.1000249</text:p>
          </table:table-cell>
          <table:table-cell office:value-type="float" office:value="-73.052166" table:style-name="ce1">
            <text:p>-73.052166</text:p>
          </table:table-cell>
          <table:table-cell table:number-columns-repeated="16378"/>
        </table:table-row>
        <table:table-row table:style-name="ro1">
          <table:table-cell office:value-type="float" office:value="15516" table:style-name="ce1">
            <text:p>15516</text:p>
          </table:table-cell>
          <table:table-cell office:value-type="string" table:style-name="ce1">
            <text:p>Paip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2];[Depto.A$2:.B$34];2;1)" table:style-name="ce1">
            <text:p>Boyacá</text:p>
          </table:table-cell>
          <table:table-cell office:value-type="float" office:value="5.7797700000000001" table:style-name="ce1">
            <text:p>5.77977</text:p>
          </table:table-cell>
          <table:table-cell office:value-type="float" office:value="-73.114725000000007" table:style-name="ce1">
            <text:p>-73.114725</text:p>
          </table:table-cell>
          <table:table-cell table:number-columns-repeated="16378"/>
        </table:table-row>
        <table:table-row table:style-name="ro1">
          <table:table-cell office:value-type="float" office:value="15518" table:style-name="ce1">
            <text:p>15518</text:p>
          </table:table-cell>
          <table:table-cell office:value-type="string" table:style-name="ce1">
            <text:p>Pajarit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3];[Depto.A$2:.B$34];2;1)" table:style-name="ce1">
            <text:p>Boyacá</text:p>
          </table:table-cell>
          <table:table-cell office:value-type="float" office:value="5.2931929000000002" table:style-name="ce1">
            <text:p>5.2931929</text:p>
          </table:table-cell>
          <table:table-cell office:value-type="float" office:value="-72.702817899999999" table:style-name="ce1">
            <text:p>-72.7028179</text:p>
          </table:table-cell>
          <table:table-cell table:number-columns-repeated="16378"/>
        </table:table-row>
        <table:table-row table:style-name="ro1">
          <table:table-cell office:value-type="float" office:value="15522" table:style-name="ce1">
            <text:p>15522</text:p>
          </table:table-cell>
          <table:table-cell office:value-type="string" table:style-name="ce1">
            <text:p>Panqueb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4];[Depto.A$2:.B$34];2;1)" table:style-name="ce1">
            <text:p>Boyacá</text:p>
          </table:table-cell>
          <table:table-cell office:value-type="float" office:value="6.4431139000000002" table:style-name="ce1">
            <text:p>6.4431139</text:p>
          </table:table-cell>
          <table:table-cell office:value-type="float" office:value="-72.458962" table:style-name="ce1">
            <text:p>-72.458962</text:p>
          </table:table-cell>
          <table:table-cell table:number-columns-repeated="16378"/>
        </table:table-row>
        <table:table-row table:style-name="ro1">
          <table:table-cell office:value-type="float" office:value="15531" table:style-name="ce1">
            <text:p>15531</text:p>
          </table:table-cell>
          <table:table-cell office:value-type="string" table:style-name="ce1">
            <text:p>Paun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5];[Depto.A$2:.B$34];2;1)" table:style-name="ce1">
            <text:p>Boyacá</text:p>
          </table:table-cell>
          <table:table-cell office:value-type="float" office:value="5.6564389999999998" table:style-name="ce1">
            <text:p>5.656439</text:p>
          </table:table-cell>
          <table:table-cell office:value-type="float" office:value="-73.978072999999995" table:style-name="ce1">
            <text:p>-73.978073</text:p>
          </table:table-cell>
          <table:table-cell table:number-columns-repeated="16378"/>
        </table:table-row>
        <table:table-row table:style-name="ro1">
          <table:table-cell office:value-type="float" office:value="15533" table:style-name="ce1">
            <text:p>15533</text:p>
          </table:table-cell>
          <table:table-cell office:value-type="string" table:style-name="ce1">
            <text:p>Pay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6];[Depto.A$2:.B$34];2;1)" table:style-name="ce1">
            <text:p>Boyacá</text:p>
          </table:table-cell>
          <table:table-cell office:value-type="float" office:value="5.6248300000000002" table:style-name="ce1">
            <text:p>5.62483</text:p>
          </table:table-cell>
          <table:table-cell office:value-type="float" office:value="-72.423810000000003" table:style-name="ce1">
            <text:p>-72.42381</text:p>
          </table:table-cell>
          <table:table-cell table:number-columns-repeated="16378"/>
        </table:table-row>
        <table:table-row table:style-name="ro1">
          <table:table-cell office:value-type="float" office:value="15537" table:style-name="ce1">
            <text:p>15537</text:p>
          </table:table-cell>
          <table:table-cell office:value-type="string" table:style-name="ce1">
            <text:p>Paz de Rí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7];[Depto.A$2:.B$34];2;1)" table:style-name="ce1">
            <text:p>Boyacá</text:p>
          </table:table-cell>
          <table:table-cell office:value-type="float" office:value="5.9876189000000002" table:style-name="ce1">
            <text:p>5.9876189</text:p>
          </table:table-cell>
          <table:table-cell office:value-type="float" office:value="-72.747076000000007" table:style-name="ce1">
            <text:p>-72.747076</text:p>
          </table:table-cell>
          <table:table-cell table:number-columns-repeated="16378"/>
        </table:table-row>
        <table:table-row table:style-name="ro1">
          <table:table-cell office:value-type="float" office:value="15542" table:style-name="ce1">
            <text:p>15542</text:p>
          </table:table-cell>
          <table:table-cell office:value-type="string" table:style-name="ce1">
            <text:p>Pesc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8];[Depto.A$2:.B$34];2;1)" table:style-name="ce1">
            <text:p>Boyacá</text:p>
          </table:table-cell>
          <table:table-cell office:value-type="float" office:value="5.5588829999999998" table:style-name="ce1">
            <text:p>5.558883</text:p>
          </table:table-cell>
          <table:table-cell office:value-type="float" office:value="-73.050630999999996" table:style-name="ce1">
            <text:p>-73.050631</text:p>
          </table:table-cell>
          <table:table-cell table:number-columns-repeated="16378"/>
        </table:table-row>
        <table:table-row table:style-name="ro1">
          <table:table-cell office:value-type="float" office:value="15550" table:style-name="ce1">
            <text:p>15550</text:p>
          </table:table-cell>
          <table:table-cell office:value-type="string" table:style-name="ce1">
            <text:p>Pisb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9];[Depto.A$2:.B$34];2;1)" table:style-name="ce1">
            <text:p>Boyacá</text:p>
          </table:table-cell>
          <table:table-cell office:value-type="float" office:value="5.7227969999999999" table:style-name="ce1">
            <text:p>5.722797</text:p>
          </table:table-cell>
          <table:table-cell office:value-type="float" office:value="-72.484575000000007" table:style-name="ce1">
            <text:p>-72.484575</text:p>
          </table:table-cell>
          <table:table-cell table:number-columns-repeated="16378"/>
        </table:table-row>
        <table:table-row table:style-name="ro1">
          <table:table-cell office:value-type="float" office:value="15572" table:style-name="ce1">
            <text:p>15572</text:p>
          </table:table-cell>
          <table:table-cell office:value-type="string" table:style-name="ce1">
            <text:p>Puerto Boy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0];[Depto.A$2:.B$34];2;1)" table:style-name="ce1">
            <text:p>Boyacá</text:p>
          </table:table-cell>
          <table:table-cell office:value-type="float" office:value="5.9772369999999997" table:style-name="ce1">
            <text:p>5.977237</text:p>
          </table:table-cell>
          <table:table-cell office:value-type="float" office:value="-74.593395000000001" table:style-name="ce1">
            <text:p>-74.593395</text:p>
          </table:table-cell>
          <table:table-cell table:number-columns-repeated="16378"/>
        </table:table-row>
        <table:table-row table:style-name="ro1">
          <table:table-cell office:value-type="float" office:value="15580" table:style-name="ce1">
            <text:p>15580</text:p>
          </table:table-cell>
          <table:table-cell office:value-type="string" table:style-name="ce1">
            <text:p>Quípam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1];[Depto.A$2:.B$34];2;1)" table:style-name="ce1">
            <text:p>Boyacá</text:p>
          </table:table-cell>
          <table:table-cell office:value-type="float" office:value="5.5226459999999999" table:style-name="ce1">
            <text:p>5.522646</text:p>
          </table:table-cell>
          <table:table-cell office:value-type="float" office:value="-74.181132000000005" table:style-name="ce1">
            <text:p>-74.181132</text:p>
          </table:table-cell>
          <table:table-cell table:number-columns-repeated="16378"/>
        </table:table-row>
        <table:table-row table:style-name="ro1">
          <table:table-cell office:value-type="float" office:value="15599" table:style-name="ce1">
            <text:p>15599</text:p>
          </table:table-cell>
          <table:table-cell office:value-type="string" table:style-name="ce1">
            <text:p>Ramiriquí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2];[Depto.A$2:.B$34];2;1)" table:style-name="ce1">
            <text:p>Boyacá</text:p>
          </table:table-cell>
          <table:table-cell office:value-type="float" office:value="5.4018410000000001" table:style-name="ce1">
            <text:p>5.401841</text:p>
          </table:table-cell>
          <table:table-cell office:value-type="float" office:value="-73.335738000000006" table:style-name="ce1">
            <text:p>-73.335738</text:p>
          </table:table-cell>
          <table:table-cell table:number-columns-repeated="16378"/>
        </table:table-row>
        <table:table-row table:style-name="ro1">
          <table:table-cell office:value-type="float" office:value="15600" table:style-name="ce1">
            <text:p>15600</text:p>
          </table:table-cell>
          <table:table-cell office:value-type="string" table:style-name="ce1">
            <text:p>Ráquir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3];[Depto.A$2:.B$34];2;1)" table:style-name="ce1">
            <text:p>Boyacá</text:p>
          </table:table-cell>
          <table:table-cell office:value-type="float" office:value="5.5382999000000002" table:style-name="ce1">
            <text:p>5.5382999</text:p>
          </table:table-cell>
          <table:table-cell office:value-type="float" office:value="-73.632154" table:style-name="ce1">
            <text:p>-73.632154</text:p>
          </table:table-cell>
          <table:table-cell table:number-columns-repeated="16378"/>
        </table:table-row>
        <table:table-row table:style-name="ro1">
          <table:table-cell office:value-type="float" office:value="15621" table:style-name="ce1">
            <text:p>15621</text:p>
          </table:table-cell>
          <table:table-cell office:value-type="string" table:style-name="ce1">
            <text:p>Rondó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4];[Depto.A$2:.B$34];2;1)" table:style-name="ce1">
            <text:p>Boyacá</text:p>
          </table:table-cell>
          <table:table-cell office:value-type="float" office:value="5.3570209000000002" table:style-name="ce1">
            <text:p>5.3570209</text:p>
          </table:table-cell>
          <table:table-cell office:value-type="float" office:value="-73.208421000000001" table:style-name="ce1">
            <text:p>-73.208421</text:p>
          </table:table-cell>
          <table:table-cell table:number-columns-repeated="16378"/>
        </table:table-row>
        <table:table-row table:style-name="ro1">
          <table:table-cell office:value-type="float" office:value="15632" table:style-name="ce1">
            <text:p>15632</text:p>
          </table:table-cell>
          <table:table-cell office:value-type="string" table:style-name="ce1">
            <text:p>Saboy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5];[Depto.A$2:.B$34];2;1)" table:style-name="ce1">
            <text:p>Boyacá</text:p>
          </table:table-cell>
          <table:table-cell office:value-type="float" office:value="5.6977830000000003" table:style-name="ce1">
            <text:p>5.697783</text:p>
          </table:table-cell>
          <table:table-cell office:value-type="float" office:value="-73.764931000000004" table:style-name="ce1">
            <text:p>-73.764931</text:p>
          </table:table-cell>
          <table:table-cell table:number-columns-repeated="16378"/>
        </table:table-row>
        <table:table-row table:style-name="ro1">
          <table:table-cell office:value-type="float" office:value="15638" table:style-name="ce1">
            <text:p>15638</text:p>
          </table:table-cell>
          <table:table-cell office:value-type="string" table:style-name="ce1">
            <text:p>Sáchic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6];[Depto.A$2:.B$34];2;1)" table:style-name="ce1">
            <text:p>Boyacá</text:p>
          </table:table-cell>
          <table:table-cell office:value-type="float" office:value="5.5830590000000004" table:style-name="ce1">
            <text:p>5.583059</text:p>
          </table:table-cell>
          <table:table-cell office:value-type="float" office:value="-73.542574999999999" table:style-name="ce1">
            <text:p>-73.542575</text:p>
          </table:table-cell>
          <table:table-cell table:number-columns-repeated="16378"/>
        </table:table-row>
        <table:table-row table:style-name="ro1">
          <table:table-cell office:value-type="float" office:value="15646" table:style-name="ce1">
            <text:p>15646</text:p>
          </table:table-cell>
          <table:table-cell office:value-type="string" table:style-name="ce1">
            <text:p>Sam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7];[Depto.A$2:.B$34];2;1)" table:style-name="ce1">
            <text:p>Boyacá</text:p>
          </table:table-cell>
          <table:table-cell office:value-type="float" office:value="5.4923419999999998" table:style-name="ce1">
            <text:p>5.492342</text:p>
          </table:table-cell>
          <table:table-cell office:value-type="float" office:value="-73.486159000000001" table:style-name="ce1">
            <text:p>-73.486159</text:p>
          </table:table-cell>
          <table:table-cell table:number-columns-repeated="16378"/>
        </table:table-row>
        <table:table-row table:style-name="ro1">
          <table:table-cell office:value-type="float" office:value="15660" table:style-name="ce1">
            <text:p>15660</text:p>
          </table:table-cell>
          <table:table-cell office:value-type="string" table:style-name="ce1">
            <text:p>San Eduard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8];[Depto.A$2:.B$34];2;1)" table:style-name="ce1">
            <text:p>Boyacá</text:p>
          </table:table-cell>
          <table:table-cell office:value-type="float" office:value="5.2245860000000004" table:style-name="ce1">
            <text:p>5.224586</text:p>
          </table:table-cell>
          <table:table-cell office:value-type="float" office:value="-73.078446" table:style-name="ce1">
            <text:p>-73.078446</text:p>
          </table:table-cell>
          <table:table-cell table:number-columns-repeated="16378"/>
        </table:table-row>
        <table:table-row table:style-name="ro1">
          <table:table-cell office:value-type="float" office:value="15664" table:style-name="ce1">
            <text:p>15664</text:p>
          </table:table-cell>
          <table:table-cell office:value-type="string" table:style-name="ce1">
            <text:p>San José de Par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9];[Depto.A$2:.B$34];2;1)" table:style-name="ce1">
            <text:p>Boyacá</text:p>
          </table:table-cell>
          <table:table-cell office:value-type="float" office:value="6.0176299000000002" table:style-name="ce1">
            <text:p>6.0176299</text:p>
          </table:table-cell>
          <table:table-cell office:value-type="float" office:value="-73.547790000000006" table:style-name="ce1">
            <text:p>-73.54779</text:p>
          </table:table-cell>
          <table:table-cell table:number-columns-repeated="16378"/>
        </table:table-row>
        <table:table-row table:style-name="ro1">
          <table:table-cell office:value-type="float" office:value="15667" table:style-name="ce1">
            <text:p>15667</text:p>
          </table:table-cell>
          <table:table-cell office:value-type="string" table:style-name="ce1">
            <text:p>San Luis de Gacen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0];[Depto.A$2:.B$34];2;1)" table:style-name="ce1">
            <text:p>Boyacá</text:p>
          </table:table-cell>
          <table:table-cell office:value-type="float" office:value="4.8197900000000002" table:style-name="ce1">
            <text:p>4.81979</text:p>
          </table:table-cell>
          <table:table-cell office:value-type="float" office:value="-73.169489999999996" table:style-name="ce1">
            <text:p>-73.16949</text:p>
          </table:table-cell>
          <table:table-cell table:number-columns-repeated="16378"/>
        </table:table-row>
        <table:table-row table:style-name="ro1">
          <table:table-cell office:value-type="float" office:value="15673" table:style-name="ce1">
            <text:p>15673</text:p>
          </table:table-cell>
          <table:table-cell office:value-type="string" table:style-name="ce1">
            <text:p>San Mate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1];[Depto.A$2:.B$34];2;1)" table:style-name="ce1">
            <text:p>Boyacá</text:p>
          </table:table-cell>
          <table:table-cell office:value-type="float" office:value="6.4020130000000002" table:style-name="ce1">
            <text:p>6.402013</text:p>
          </table:table-cell>
          <table:table-cell office:value-type="float" office:value="-72.554633899999999" table:style-name="ce1">
            <text:p>-72.5546339</text:p>
          </table:table-cell>
          <table:table-cell table:number-columns-repeated="16378"/>
        </table:table-row>
        <table:table-row table:style-name="ro1">
          <table:table-cell office:value-type="float" office:value="15676" table:style-name="ce1">
            <text:p>15676</text:p>
          </table:table-cell>
          <table:table-cell office:value-type="string" table:style-name="ce1">
            <text:p>San Miguel de Sem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2];[Depto.A$2:.B$34];2;1)" table:style-name="ce1">
            <text:p>Boyacá</text:p>
          </table:table-cell>
          <table:table-cell office:value-type="float" office:value="5.517709" table:style-name="ce1">
            <text:p>5.517709</text:p>
          </table:table-cell>
          <table:table-cell office:value-type="float" office:value="-73.722497000000004" table:style-name="ce1">
            <text:p>-73.722497</text:p>
          </table:table-cell>
          <table:table-cell table:number-columns-repeated="16378"/>
        </table:table-row>
        <table:table-row table:style-name="ro1">
          <table:table-cell office:value-type="float" office:value="15681" table:style-name="ce1">
            <text:p>15681</text:p>
          </table:table-cell>
          <table:table-cell office:value-type="string" table:style-name="ce1">
            <text:p>San Pablo de Borbur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3];[Depto.A$2:.B$34];2;1)" table:style-name="ce1">
            <text:p>Boyacá</text:p>
          </table:table-cell>
          <table:table-cell office:value-type="float" office:value="5.6518199999999998" table:style-name="ce1">
            <text:p>5.65182</text:p>
          </table:table-cell>
          <table:table-cell office:value-type="float" office:value="-74.069779999999994" table:style-name="ce1">
            <text:p>-74.06978</text:p>
          </table:table-cell>
          <table:table-cell table:number-columns-repeated="16378"/>
        </table:table-row>
        <table:table-row table:style-name="ro1">
          <table:table-cell office:value-type="float" office:value="15686" table:style-name="ce1">
            <text:p>15686</text:p>
          </table:table-cell>
          <table:table-cell office:value-type="string" table:style-name="ce1">
            <text:p>Santan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4];[Depto.A$2:.B$34];2;1)" table:style-name="ce1">
            <text:p>Boyacá</text:p>
          </table:table-cell>
          <table:table-cell office:value-type="float" office:value="6.0572400000000002" table:style-name="ce1">
            <text:p>6.05724</text:p>
          </table:table-cell>
          <table:table-cell office:value-type="float" office:value="-73.482230000000001" table:style-name="ce1">
            <text:p>-73.48223</text:p>
          </table:table-cell>
          <table:table-cell table:number-columns-repeated="16378"/>
        </table:table-row>
        <table:table-row table:style-name="ro1">
          <table:table-cell office:value-type="float" office:value="15690" table:style-name="ce1">
            <text:p>15690</text:p>
          </table:table-cell>
          <table:table-cell office:value-type="string" table:style-name="ce1">
            <text:p>Santa Marí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5];[Depto.A$2:.B$34];2;1)" table:style-name="ce1">
            <text:p>Boyacá</text:p>
          </table:table-cell>
          <table:table-cell office:value-type="float" office:value="4.8579879999999998" table:style-name="ce1">
            <text:p>4.857988</text:p>
          </table:table-cell>
          <table:table-cell office:value-type="float" office:value="-73.262354999999999" table:style-name="ce1">
            <text:p>-73.262355</text:p>
          </table:table-cell>
          <table:table-cell table:number-columns-repeated="16378"/>
        </table:table-row>
        <table:table-row table:style-name="ro1">
          <table:table-cell office:value-type="float" office:value="15693" table:style-name="ce1">
            <text:p>15693</text:p>
          </table:table-cell>
          <table:table-cell office:value-type="string" table:style-name="ce1">
            <text:p>Santa Rosa de Viterb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6];[Depto.A$2:.B$34];2;1)" table:style-name="ce1">
            <text:p>Boyacá</text:p>
          </table:table-cell>
          <table:table-cell office:value-type="float" office:value="5.8737899000000002" table:style-name="ce1">
            <text:p>5.8737899</text:p>
          </table:table-cell>
          <table:table-cell office:value-type="float" office:value="-72.982727999999994" table:style-name="ce1">
            <text:p>-72.982728</text:p>
          </table:table-cell>
          <table:table-cell table:number-columns-repeated="16378"/>
        </table:table-row>
        <table:table-row table:style-name="ro1">
          <table:table-cell office:value-type="float" office:value="15696" table:style-name="ce1">
            <text:p>15696</text:p>
          </table:table-cell>
          <table:table-cell office:value-type="string" table:style-name="ce1">
            <text:p>Santa Sofí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7];[Depto.A$2:.B$34];2;1)" table:style-name="ce1">
            <text:p>Boyacá</text:p>
          </table:table-cell>
          <table:table-cell office:value-type="float" office:value="5.7139610000000003" table:style-name="ce1">
            <text:p>5.713961</text:p>
          </table:table-cell>
          <table:table-cell office:value-type="float" office:value="-73.602068000000003" table:style-name="ce1">
            <text:p>-73.602068</text:p>
          </table:table-cell>
          <table:table-cell table:number-columns-repeated="16378"/>
        </table:table-row>
        <table:table-row table:style-name="ro1">
          <table:table-cell office:value-type="float" office:value="15720" table:style-name="ce1">
            <text:p>15720</text:p>
          </table:table-cell>
          <table:table-cell office:value-type="string" table:style-name="ce1">
            <text:p>Sativanort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8];[Depto.A$2:.B$34];2;1)" table:style-name="ce1">
            <text:p>Boyacá</text:p>
          </table:table-cell>
          <table:table-cell office:value-type="float" office:value="6.1312709999999999" table:style-name="ce1">
            <text:p>6.131271</text:p>
          </table:table-cell>
          <table:table-cell office:value-type="float" office:value="-72.708124999999995" table:style-name="ce1">
            <text:p>-72.708125</text:p>
          </table:table-cell>
          <table:table-cell table:number-columns-repeated="16378"/>
        </table:table-row>
        <table:table-row table:style-name="ro1">
          <table:table-cell office:value-type="float" office:value="15723" table:style-name="ce1">
            <text:p>15723</text:p>
          </table:table-cell>
          <table:table-cell office:value-type="string" table:style-name="ce1">
            <text:p>Sativasur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9];[Depto.A$2:.B$34];2;1)" table:style-name="ce1">
            <text:p>Boyacá</text:p>
          </table:table-cell>
          <table:table-cell office:value-type="float" office:value="6.0934470000000003" table:style-name="ce1">
            <text:p>6.093447</text:p>
          </table:table-cell>
          <table:table-cell office:value-type="float" office:value="-72.712022000000005" table:style-name="ce1">
            <text:p>-72.712022</text:p>
          </table:table-cell>
          <table:table-cell table:number-columns-repeated="16378"/>
        </table:table-row>
        <table:table-row table:style-name="ro1">
          <table:table-cell office:value-type="float" office:value="15740" table:style-name="ce1">
            <text:p>15740</text:p>
          </table:table-cell>
          <table:table-cell office:value-type="string" table:style-name="ce1">
            <text:p>Siachoqu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0];[Depto.A$2:.B$34];2;1)" table:style-name="ce1">
            <text:p>Boyacá</text:p>
          </table:table-cell>
          <table:table-cell office:value-type="float" office:value="5.5116079999999998" table:style-name="ce1">
            <text:p>5.511608</text:p>
          </table:table-cell>
          <table:table-cell office:value-type="float" office:value="-73.244833999999997" table:style-name="ce1">
            <text:p>-73.244834</text:p>
          </table:table-cell>
          <table:table-cell table:number-columns-repeated="16378"/>
        </table:table-row>
        <table:table-row table:style-name="ro1">
          <table:table-cell office:value-type="float" office:value="15753" table:style-name="ce1">
            <text:p>15753</text:p>
          </table:table-cell>
          <table:table-cell office:value-type="string" table:style-name="ce1">
            <text:p>Soa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1];[Depto.A$2:.B$34];2;1)" table:style-name="ce1">
            <text:p>Boyacá</text:p>
          </table:table-cell>
          <table:table-cell office:value-type="float" office:value="6.3361609999999997" table:style-name="ce1">
            <text:p>6.336161</text:p>
          </table:table-cell>
          <table:table-cell office:value-type="float" office:value="-72.6815699" table:style-name="ce1">
            <text:p>-72.6815699</text:p>
          </table:table-cell>
          <table:table-cell table:number-columns-repeated="16378"/>
        </table:table-row>
        <table:table-row table:style-name="ro1">
          <table:table-cell office:value-type="float" office:value="15755" table:style-name="ce1">
            <text:p>15755</text:p>
          </table:table-cell>
          <table:table-cell office:value-type="string" table:style-name="ce1">
            <text:p>Soco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2];[Depto.A$2:.B$34];2;1)" table:style-name="ce1">
            <text:p>Boyacá</text:p>
          </table:table-cell>
          <table:table-cell office:value-type="float" office:value="6.0415210000000004" table:style-name="ce1">
            <text:p>6.041521</text:p>
          </table:table-cell>
          <table:table-cell office:value-type="float" office:value="-72.636498000000003" table:style-name="ce1">
            <text:p>-72.636498</text:p>
          </table:table-cell>
          <table:table-cell table:number-columns-repeated="16378"/>
        </table:table-row>
        <table:table-row table:style-name="ro1">
          <table:table-cell office:value-type="float" office:value="15757" table:style-name="ce1">
            <text:p>15757</text:p>
          </table:table-cell>
          <table:table-cell office:value-type="string" table:style-name="ce1">
            <text:p>Soch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3];[Depto.A$2:.B$34];2;1)" table:style-name="ce1">
            <text:p>Boyacá</text:p>
          </table:table-cell>
          <table:table-cell office:value-type="float" office:value="5.9971300000000003" table:style-name="ce1">
            <text:p>5.99713</text:p>
          </table:table-cell>
          <table:table-cell office:value-type="float" office:value="-72.692665000000005" table:style-name="ce1">
            <text:p>-72.692665</text:p>
          </table:table-cell>
          <table:table-cell table:number-columns-repeated="16378"/>
        </table:table-row>
        <table:table-row table:style-name="ro1">
          <table:table-cell office:value-type="float" office:value="15759" table:style-name="ce1">
            <text:p>15759</text:p>
          </table:table-cell>
          <table:table-cell office:value-type="string" table:style-name="ce1">
            <text:p>Sogamos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4];[Depto.A$2:.B$34];2;1)" table:style-name="ce1">
            <text:p>Boyacá</text:p>
          </table:table-cell>
          <table:table-cell office:value-type="float" office:value="5.7160848" table:style-name="ce1">
            <text:p>5.7160848</text:p>
          </table:table-cell>
          <table:table-cell office:value-type="float" office:value="-72.931128900000004" table:style-name="ce1">
            <text:p>-72.9311289</text:p>
          </table:table-cell>
          <table:table-cell table:number-columns-repeated="16378"/>
        </table:table-row>
        <table:table-row table:style-name="ro1">
          <table:table-cell office:value-type="float" office:value="15761" table:style-name="ce1">
            <text:p>15761</text:p>
          </table:table-cell>
          <table:table-cell office:value-type="string" table:style-name="ce1">
            <text:p>Somondoc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5];[Depto.A$2:.B$34];2;1)" table:style-name="ce1">
            <text:p>Boyacá</text:p>
          </table:table-cell>
          <table:table-cell office:value-type="float" office:value="4.9857630000000004" table:style-name="ce1">
            <text:p>4.985763</text:p>
          </table:table-cell>
          <table:table-cell office:value-type="float" office:value="-73.433019999999999" table:style-name="ce1">
            <text:p>-73.43302</text:p>
          </table:table-cell>
          <table:table-cell table:number-columns-repeated="16378"/>
        </table:table-row>
        <table:table-row table:style-name="ro1">
          <table:table-cell office:value-type="float" office:value="15762" table:style-name="ce1">
            <text:p>15762</text:p>
          </table:table-cell>
          <table:table-cell office:value-type="string" table:style-name="ce1">
            <text:p>Sor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6];[Depto.A$2:.B$34];2;1)" table:style-name="ce1">
            <text:p>Boyacá</text:p>
          </table:table-cell>
          <table:table-cell office:value-type="float" office:value="5.5668379999999997" table:style-name="ce1">
            <text:p>5.566838</text:p>
          </table:table-cell>
          <table:table-cell office:value-type="float" office:value="-73.450095000000005" table:style-name="ce1">
            <text:p>-73.450095</text:p>
          </table:table-cell>
          <table:table-cell table:number-columns-repeated="16378"/>
        </table:table-row>
        <table:table-row table:style-name="ro1">
          <table:table-cell office:value-type="float" office:value="15763" table:style-name="ce1">
            <text:p>15763</text:p>
          </table:table-cell>
          <table:table-cell office:value-type="string" table:style-name="ce1">
            <text:p>Sotaquir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7];[Depto.A$2:.B$34];2;1)" table:style-name="ce1">
            <text:p>Boyacá</text:p>
          </table:table-cell>
          <table:table-cell office:value-type="float" office:value="5.76532" table:style-name="ce1">
            <text:p>5.76532</text:p>
          </table:table-cell>
          <table:table-cell office:value-type="float" office:value="-73.246566000000001" table:style-name="ce1">
            <text:p>-73.246566</text:p>
          </table:table-cell>
          <table:table-cell table:number-columns-repeated="16378"/>
        </table:table-row>
        <table:table-row table:style-name="ro1">
          <table:table-cell office:value-type="float" office:value="15764" table:style-name="ce1">
            <text:p>15764</text:p>
          </table:table-cell>
          <table:table-cell office:value-type="string" table:style-name="ce1">
            <text:p>Sor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8];[Depto.A$2:.B$34];2;1)" table:style-name="ce1">
            <text:p>Boyacá</text:p>
          </table:table-cell>
          <table:table-cell office:value-type="float" office:value="5.5008489999999997" table:style-name="ce1">
            <text:p>5.500849</text:p>
          </table:table-cell>
          <table:table-cell office:value-type="float" office:value="-73.332701" table:style-name="ce1">
            <text:p>-73.332701</text:p>
          </table:table-cell>
          <table:table-cell table:number-columns-repeated="16378"/>
        </table:table-row>
        <table:table-row table:style-name="ro1">
          <table:table-cell office:value-type="float" office:value="15774" table:style-name="ce1">
            <text:p>15774</text:p>
          </table:table-cell>
          <table:table-cell office:value-type="string" table:style-name="ce1">
            <text:p>Susacó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9];[Depto.A$2:.B$34];2;1)" table:style-name="ce1">
            <text:p>Boyacá</text:p>
          </table:table-cell>
          <table:table-cell office:value-type="float" office:value="6.2305630000000001" table:style-name="ce1">
            <text:p>6.230563</text:p>
          </table:table-cell>
          <table:table-cell office:value-type="float" office:value="-72.689835000000002" table:style-name="ce1">
            <text:p>-72.689835</text:p>
          </table:table-cell>
          <table:table-cell table:number-columns-repeated="16378"/>
        </table:table-row>
        <table:table-row table:style-name="ro1">
          <table:table-cell office:value-type="float" office:value="15776" table:style-name="ce1">
            <text:p>15776</text:p>
          </table:table-cell>
          <table:table-cell office:value-type="string" table:style-name="ce1">
            <text:p>Sutamarchá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0];[Depto.A$2:.B$34];2;1)" table:style-name="ce1">
            <text:p>Boyacá</text:p>
          </table:table-cell>
          <table:table-cell office:value-type="float" office:value="5.6200029999999996" table:style-name="ce1">
            <text:p>5.620003</text:p>
          </table:table-cell>
          <table:table-cell office:value-type="float" office:value="-73.620936" table:style-name="ce1">
            <text:p>-73.620936</text:p>
          </table:table-cell>
          <table:table-cell table:number-columns-repeated="16378"/>
        </table:table-row>
        <table:table-row table:style-name="ro1">
          <table:table-cell office:value-type="float" office:value="15778" table:style-name="ce1">
            <text:p>15778</text:p>
          </table:table-cell>
          <table:table-cell office:value-type="string" table:style-name="ce1">
            <text:p>Sutaten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1];[Depto.A$2:.B$34];2;1)" table:style-name="ce1">
            <text:p>Boyacá</text:p>
          </table:table-cell>
          <table:table-cell office:value-type="float" office:value="5.0234019999999999" table:style-name="ce1">
            <text:p>5.023402</text:p>
          </table:table-cell>
          <table:table-cell office:value-type="float" office:value="-73.452194000000006" table:style-name="ce1">
            <text:p>-73.452194</text:p>
          </table:table-cell>
          <table:table-cell table:number-columns-repeated="16378"/>
        </table:table-row>
        <table:table-row table:style-name="ro1">
          <table:table-cell office:value-type="float" office:value="15790" table:style-name="ce1">
            <text:p>15790</text:p>
          </table:table-cell>
          <table:table-cell office:value-type="string" table:style-name="ce1">
            <text:p>Tasc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2];[Depto.A$2:.B$34];2;1)" table:style-name="ce1">
            <text:p>Boyacá</text:p>
          </table:table-cell>
          <table:table-cell office:value-type="float" office:value="5.9093960000000001" table:style-name="ce1">
            <text:p>5.909396</text:p>
          </table:table-cell>
          <table:table-cell office:value-type="float" office:value="-72.780810000000002" table:style-name="ce1">
            <text:p>-72.78081</text:p>
          </table:table-cell>
          <table:table-cell table:number-columns-repeated="16378"/>
        </table:table-row>
        <table:table-row table:style-name="ro1">
          <table:table-cell office:value-type="float" office:value="15798" table:style-name="ce1">
            <text:p>15798</text:p>
          </table:table-cell>
          <table:table-cell office:value-type="string" table:style-name="ce1">
            <text:p>Ten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3];[Depto.A$2:.B$34];2;1)" table:style-name="ce1">
            <text:p>Boyacá</text:p>
          </table:table-cell>
          <table:table-cell office:value-type="float" office:value="5.0773109999999999" table:style-name="ce1">
            <text:p>5.077311</text:p>
          </table:table-cell>
          <table:table-cell office:value-type="float" office:value="-73.421475999999998" table:style-name="ce1">
            <text:p>-73.421476</text:p>
          </table:table-cell>
          <table:table-cell table:number-columns-repeated="16378"/>
        </table:table-row>
        <table:table-row table:style-name="ro1">
          <table:table-cell office:value-type="float" office:value="15804" table:style-name="ce1">
            <text:p>15804</text:p>
          </table:table-cell>
          <table:table-cell office:value-type="string" table:style-name="ce1">
            <text:p>Tiban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4];[Depto.A$2:.B$34];2;1)" table:style-name="ce1">
            <text:p>Boyacá</text:p>
          </table:table-cell>
          <table:table-cell office:value-type="float" office:value="5.3167749999999998" table:style-name="ce1">
            <text:p>5.316775</text:p>
          </table:table-cell>
          <table:table-cell office:value-type="float" office:value="-73.397942999999998" table:style-name="ce1">
            <text:p>-73.397943</text:p>
          </table:table-cell>
          <table:table-cell table:number-columns-repeated="16378"/>
        </table:table-row>
        <table:table-row table:style-name="ro1">
          <table:table-cell office:value-type="float" office:value="15806" table:style-name="ce1">
            <text:p>15806</text:p>
          </table:table-cell>
          <table:table-cell office:value-type="string" table:style-name="ce1">
            <text:p>Tibasos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5];[Depto.A$2:.B$34];2;1)" table:style-name="ce1">
            <text:p>Boyacá</text:p>
          </table:table-cell>
          <table:table-cell office:value-type="float" office:value="5.73332" table:style-name="ce1">
            <text:p>5.73332</text:p>
          </table:table-cell>
          <table:table-cell office:value-type="float" office:value="-73.000029999999995" table:style-name="ce1">
            <text:p>-73.00003</text:p>
          </table:table-cell>
          <table:table-cell table:number-columns-repeated="16378"/>
        </table:table-row>
        <table:table-row table:style-name="ro1">
          <table:table-cell office:value-type="float" office:value="15808" table:style-name="ce1">
            <text:p>15808</text:p>
          </table:table-cell>
          <table:table-cell office:value-type="string" table:style-name="ce1">
            <text:p>Tinj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6];[Depto.A$2:.B$34];2;1)" table:style-name="ce1">
            <text:p>Boyacá</text:p>
          </table:table-cell>
          <table:table-cell office:value-type="float" office:value="5.5786879999999996" table:style-name="ce1">
            <text:p>5.578688</text:p>
          </table:table-cell>
          <table:table-cell office:value-type="float" office:value="-73.647189999999995" table:style-name="ce1">
            <text:p>-73.64719</text:p>
          </table:table-cell>
          <table:table-cell table:number-columns-repeated="16378"/>
        </table:table-row>
        <table:table-row table:style-name="ro1">
          <table:table-cell office:value-type="float" office:value="15810" table:style-name="ce1">
            <text:p>15810</text:p>
          </table:table-cell>
          <table:table-cell office:value-type="string" table:style-name="ce1">
            <text:p>Tipacoqu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7];[Depto.A$2:.B$34];2;1)" table:style-name="ce1">
            <text:p>Boyacá</text:p>
          </table:table-cell>
          <table:table-cell office:value-type="float" office:value="6.4207590000000003" table:style-name="ce1">
            <text:p>6.420759</text:p>
          </table:table-cell>
          <table:table-cell office:value-type="float" office:value="-72.691053999999994" table:style-name="ce1">
            <text:p>-72.691054</text:p>
          </table:table-cell>
          <table:table-cell table:number-columns-repeated="16378"/>
        </table:table-row>
        <table:table-row table:style-name="ro1">
          <table:table-cell office:value-type="float" office:value="15814" table:style-name="ce1">
            <text:p>15814</text:p>
          </table:table-cell>
          <table:table-cell office:value-type="string" table:style-name="ce1">
            <text:p>Toc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8];[Depto.A$2:.B$34];2;1)" table:style-name="ce1">
            <text:p>Boyacá</text:p>
          </table:table-cell>
          <table:table-cell office:value-type="float" office:value="5.5664009999999999" table:style-name="ce1">
            <text:p>5.566401</text:p>
          </table:table-cell>
          <table:table-cell office:value-type="float" office:value="-73.185051000000001" table:style-name="ce1">
            <text:p>-73.185051</text:p>
          </table:table-cell>
          <table:table-cell table:number-columns-repeated="16378"/>
        </table:table-row>
        <table:table-row table:style-name="ro1">
          <table:table-cell office:value-type="float" office:value="15816" table:style-name="ce1">
            <text:p>15816</text:p>
          </table:table-cell>
          <table:table-cell office:value-type="string" table:style-name="ce1">
            <text:p>Togüí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9];[Depto.A$2:.B$34];2;1)" table:style-name="ce1">
            <text:p>Boyacá</text:p>
          </table:table-cell>
          <table:table-cell office:value-type="float" office:value="5.3906000000000001" table:style-name="ce1">
            <text:p>5.3906</text:p>
          </table:table-cell>
          <table:table-cell office:value-type="float" office:value="-73.516729999999995" table:style-name="ce1">
            <text:p>-73.51673</text:p>
          </table:table-cell>
          <table:table-cell table:number-columns-repeated="16378"/>
        </table:table-row>
        <table:table-row table:style-name="ro1">
          <table:table-cell office:value-type="float" office:value="15820" table:style-name="ce1">
            <text:p>15820</text:p>
          </table:table-cell>
          <table:table-cell office:value-type="string" table:style-name="ce1">
            <text:p>Tópag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0];[Depto.A$2:.B$34];2;1)" table:style-name="ce1">
            <text:p>Boyacá</text:p>
          </table:table-cell>
          <table:table-cell office:value-type="float" office:value="5.7687169999999997" table:style-name="ce1">
            <text:p>5.768717</text:p>
          </table:table-cell>
          <table:table-cell office:value-type="float" office:value="-72.831906000000004" table:style-name="ce1">
            <text:p>-72.831906</text:p>
          </table:table-cell>
          <table:table-cell table:number-columns-repeated="16378"/>
        </table:table-row>
        <table:table-row table:style-name="ro1">
          <table:table-cell office:value-type="float" office:value="15822" table:style-name="ce1">
            <text:p>15822</text:p>
          </table:table-cell>
          <table:table-cell office:value-type="string" table:style-name="ce1">
            <text:p>To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1];[Depto.A$2:.B$34];2;1)" table:style-name="ce1">
            <text:p>Boyacá</text:p>
          </table:table-cell>
          <table:table-cell office:value-type="float" office:value="5.5603319999999998" table:style-name="ce1">
            <text:p>5.560332</text:p>
          </table:table-cell>
          <table:table-cell office:value-type="float" office:value="-72.985939000000002" table:style-name="ce1">
            <text:p>-72.985939</text:p>
          </table:table-cell>
          <table:table-cell table:number-columns-repeated="16378"/>
        </table:table-row>
        <table:table-row table:style-name="ro1">
          <table:table-cell office:value-type="float" office:value="15832" table:style-name="ce1">
            <text:p>15832</text:p>
          </table:table-cell>
          <table:table-cell office:value-type="string" table:style-name="ce1">
            <text:p>Tunungu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2];[Depto.A$2:.B$34];2;1)" table:style-name="ce1">
            <text:p>Boyacá</text:p>
          </table:table-cell>
          <table:table-cell office:value-type="float" office:value="5.7304982999999998" table:style-name="ce1">
            <text:p>5.7304983</text:p>
          </table:table-cell>
          <table:table-cell office:value-type="float" office:value="-73.933410300000006" table:style-name="ce1">
            <text:p>-73.9334103</text:p>
          </table:table-cell>
          <table:table-cell table:number-columns-repeated="16378"/>
        </table:table-row>
        <table:table-row table:style-name="ro1">
          <table:table-cell office:value-type="float" office:value="15835" table:style-name="ce1">
            <text:p>15835</text:p>
          </table:table-cell>
          <table:table-cell office:value-type="string" table:style-name="ce1">
            <text:p>Turmequé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3];[Depto.A$2:.B$34];2;1)" table:style-name="ce1">
            <text:p>Boyacá</text:p>
          </table:table-cell>
          <table:table-cell office:value-type="float" office:value="5.3240080000000001" table:style-name="ce1">
            <text:p>5.324008</text:p>
          </table:table-cell>
          <table:table-cell office:value-type="float" office:value="-73.4921449" table:style-name="ce1">
            <text:p>-73.4921449</text:p>
          </table:table-cell>
          <table:table-cell table:number-columns-repeated="16378"/>
        </table:table-row>
        <table:table-row table:style-name="ro1">
          <table:table-cell office:value-type="float" office:value="15837" table:style-name="ce1">
            <text:p>15837</text:p>
          </table:table-cell>
          <table:table-cell office:value-type="string" table:style-name="ce1">
            <text:p>Tu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4];[Depto.A$2:.B$34];2;1)" table:style-name="ce1">
            <text:p>Boyacá</text:p>
          </table:table-cell>
          <table:table-cell office:value-type="float" office:value="5.6908940000000001" table:style-name="ce1">
            <text:p>5.690894</text:p>
          </table:table-cell>
          <table:table-cell office:value-type="float" office:value="-73.225987000000003" table:style-name="ce1">
            <text:p>-73.225987</text:p>
          </table:table-cell>
          <table:table-cell table:number-columns-repeated="16378"/>
        </table:table-row>
        <table:table-row table:style-name="ro1">
          <table:table-cell office:value-type="float" office:value="15839" table:style-name="ce1">
            <text:p>15839</text:p>
          </table:table-cell>
          <table:table-cell office:value-type="string" table:style-name="ce1">
            <text:p>Tutaz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5];[Depto.A$2:.B$34];2;1)" table:style-name="ce1">
            <text:p>Boyacá</text:p>
          </table:table-cell>
          <table:table-cell office:value-type="float" office:value="6.0328569999999999" table:style-name="ce1">
            <text:p>6.032857</text:p>
          </table:table-cell>
          <table:table-cell office:value-type="float" office:value="-72.856391000000002" table:style-name="ce1">
            <text:p>-72.856391</text:p>
          </table:table-cell>
          <table:table-cell table:number-columns-repeated="16378"/>
        </table:table-row>
        <table:table-row table:style-name="ro1">
          <table:table-cell office:value-type="float" office:value="15842" table:style-name="ce1">
            <text:p>15842</text:p>
          </table:table-cell>
          <table:table-cell office:value-type="string" table:style-name="ce1">
            <text:p>Umb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6];[Depto.A$2:.B$34];2;1)" table:style-name="ce1">
            <text:p>Boyacá</text:p>
          </table:table-cell>
          <table:table-cell office:value-type="float" office:value="5.2213799999999999" table:style-name="ce1">
            <text:p>5.22138</text:p>
          </table:table-cell>
          <table:table-cell office:value-type="float" office:value="-73.456869999999995" table:style-name="ce1">
            <text:p>-73.45687</text:p>
          </table:table-cell>
          <table:table-cell table:number-columns-repeated="16378"/>
        </table:table-row>
        <table:table-row table:style-name="ro1">
          <table:table-cell office:value-type="float" office:value="15861" table:style-name="ce1">
            <text:p>15861</text:p>
          </table:table-cell>
          <table:table-cell office:value-type="string" table:style-name="ce1">
            <text:p>Ventaquemad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7];[Depto.A$2:.B$34];2;1)" table:style-name="ce1">
            <text:p>Boyacá</text:p>
          </table:table-cell>
          <table:table-cell office:value-type="float" office:value="5.3721670000000001" table:style-name="ce1">
            <text:p>5.372167</text:p>
          </table:table-cell>
          <table:table-cell office:value-type="float" office:value="-73.522672" table:style-name="ce1">
            <text:p>-73.522672</text:p>
          </table:table-cell>
          <table:table-cell table:number-columns-repeated="16378"/>
        </table:table-row>
        <table:table-row table:style-name="ro1">
          <table:table-cell office:value-type="float" office:value="15879" table:style-name="ce1">
            <text:p>15879</text:p>
          </table:table-cell>
          <table:table-cell office:value-type="string" table:style-name="ce1">
            <text:p>Viracach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8];[Depto.A$2:.B$34];2;1)" table:style-name="ce1">
            <text:p>Boyacá</text:p>
          </table:table-cell>
          <table:table-cell office:value-type="float" office:value="5.4370279999999998" table:style-name="ce1">
            <text:p>5.437028</text:p>
          </table:table-cell>
          <table:table-cell office:value-type="float" office:value="-73.296448999999996" table:style-name="ce1">
            <text:p>-73.296449</text:p>
          </table:table-cell>
          <table:table-cell table:number-columns-repeated="16378"/>
        </table:table-row>
        <table:table-row table:style-name="ro1">
          <table:table-cell office:value-type="float" office:value="15897" table:style-name="ce1">
            <text:p>15897</text:p>
          </table:table-cell>
          <table:table-cell office:value-type="string" table:style-name="ce1">
            <text:p>Zetaquir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9];[Depto.A$2:.B$34];2;1)" table:style-name="ce1">
            <text:p>Boyacá</text:p>
          </table:table-cell>
          <table:table-cell office:value-type="float" office:value="5.2842060000000002" table:style-name="ce1">
            <text:p>5.284206</text:p>
          </table:table-cell>
          <table:table-cell office:value-type="float" office:value="-73.171178999999995" table:style-name="ce1">
            <text:p>-73.171179</text:p>
          </table:table-cell>
          <table:table-cell table:number-columns-repeated="16378"/>
        </table:table-row>
        <table:table-row table:style-name="ro1">
          <table:table-cell office:value-type="float" office:value="17001" table:style-name="ce1">
            <text:p>17001</text:p>
          </table:table-cell>
          <table:table-cell office:value-type="string" table:style-name="ce1">
            <text:p>Manizales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0];[Depto.A$2:.B$34];2;1)" table:style-name="ce1">
            <text:p>Caldas</text:p>
          </table:table-cell>
          <table:table-cell office:value-type="float" office:value="5.0702749999999996" table:style-name="ce1">
            <text:p>5.070275</text:p>
          </table:table-cell>
          <table:table-cell office:value-type="float" office:value="-75.513816599999998" table:style-name="ce1">
            <text:p>-75.5138166</text:p>
          </table:table-cell>
          <table:table-cell table:number-columns-repeated="16378"/>
        </table:table-row>
        <table:table-row table:style-name="ro1">
          <table:table-cell office:value-type="float" office:value="17013" table:style-name="ce1">
            <text:p>17013</text:p>
          </table:table-cell>
          <table:table-cell office:value-type="string" table:style-name="ce1">
            <text:p>Aguadas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1];[Depto.A$2:.B$34];2;1)" table:style-name="ce1">
            <text:p>Caldas</text:p>
          </table:table-cell>
          <table:table-cell office:value-type="float" office:value="5.6083340000000002" table:style-name="ce1">
            <text:p>5.608334</text:p>
          </table:table-cell>
          <table:table-cell office:value-type="float" office:value="-75.453135000000003" table:style-name="ce1">
            <text:p>-75.453135</text:p>
          </table:table-cell>
          <table:table-cell table:number-columns-repeated="16378"/>
        </table:table-row>
        <table:table-row table:style-name="ro1">
          <table:table-cell office:value-type="float" office:value="17042" table:style-name="ce1">
            <text:p>17042</text:p>
          </table:table-cell>
          <table:table-cell office:value-type="string" table:style-name="ce1">
            <text:p>Anserm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2];[Depto.A$2:.B$34];2;1)" table:style-name="ce1">
            <text:p>Caldas</text:p>
          </table:table-cell>
          <table:table-cell office:value-type="float" office:value="5.2425980000000001" table:style-name="ce1">
            <text:p>5.242598</text:p>
          </table:table-cell>
          <table:table-cell office:value-type="float" office:value="-75.781830999999997" table:style-name="ce1">
            <text:p>-75.781831</text:p>
          </table:table-cell>
          <table:table-cell table:number-columns-repeated="16378"/>
        </table:table-row>
        <table:table-row table:style-name="ro1">
          <table:table-cell office:value-type="float" office:value="17050" table:style-name="ce1">
            <text:p>17050</text:p>
          </table:table-cell>
          <table:table-cell office:value-type="string" table:style-name="ce1">
            <text:p>Aranzazu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3];[Depto.A$2:.B$34];2;1)" table:style-name="ce1">
            <text:p>Caldas</text:p>
          </table:table-cell>
          <table:table-cell office:value-type="float" office:value="5.2718959999999999" table:style-name="ce1">
            <text:p>5.271896</text:p>
          </table:table-cell>
          <table:table-cell office:value-type="float" office:value="-75.490582000000003" table:style-name="ce1">
            <text:p>-75.490582</text:p>
          </table:table-cell>
          <table:table-cell table:number-columns-repeated="16378"/>
        </table:table-row>
        <table:table-row table:style-name="ro1">
          <table:table-cell office:value-type="float" office:value="17088" table:style-name="ce1">
            <text:p>17088</text:p>
          </table:table-cell>
          <table:table-cell office:value-type="string" table:style-name="ce1">
            <text:p>Belalcázar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4];[Depto.A$2:.B$34];2;1)" table:style-name="ce1">
            <text:p>Caldas</text:p>
          </table:table-cell>
          <table:table-cell office:value-type="float" office:value="4.994942" table:style-name="ce1">
            <text:p>4.994942</text:p>
          </table:table-cell>
          <table:table-cell office:value-type="float" office:value="-75.804875899999999" table:style-name="ce1">
            <text:p>-75.8048759</text:p>
          </table:table-cell>
          <table:table-cell table:number-columns-repeated="16378"/>
        </table:table-row>
        <table:table-row table:style-name="ro1">
          <table:table-cell office:value-type="float" office:value="17174" table:style-name="ce1">
            <text:p>17174</text:p>
          </table:table-cell>
          <table:table-cell office:value-type="string" table:style-name="ce1">
            <text:p>Chinchiná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5];[Depto.A$2:.B$34];2;1)" table:style-name="ce1">
            <text:p>Caldas</text:p>
          </table:table-cell>
          <table:table-cell office:value-type="float" office:value="4.9827300000000001" table:style-name="ce1">
            <text:p>4.98273</text:p>
          </table:table-cell>
          <table:table-cell office:value-type="float" office:value="-75.605260000000001" table:style-name="ce1">
            <text:p>-75.60526</text:p>
          </table:table-cell>
          <table:table-cell table:number-columns-repeated="16378"/>
        </table:table-row>
        <table:table-row table:style-name="ro1">
          <table:table-cell office:value-type="float" office:value="17272" table:style-name="ce1">
            <text:p>17272</text:p>
          </table:table-cell>
          <table:table-cell office:value-type="string" table:style-name="ce1">
            <text:p>Filadelf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6];[Depto.A$2:.B$34];2;1)" table:style-name="ce1">
            <text:p>Caldas</text:p>
          </table:table-cell>
          <table:table-cell office:value-type="float" office:value="5.2976999999999999" table:style-name="ce1">
            <text:p>5.2977</text:p>
          </table:table-cell>
          <table:table-cell office:value-type="float" office:value="-75.562344899999999" table:style-name="ce1">
            <text:p>-75.5623449</text:p>
          </table:table-cell>
          <table:table-cell table:number-columns-repeated="16378"/>
        </table:table-row>
        <table:table-row table:style-name="ro1">
          <table:table-cell office:value-type="float" office:value="17380" table:style-name="ce1">
            <text:p>17380</text:p>
          </table:table-cell>
          <table:table-cell office:value-type="string" table:style-name="ce1">
            <text:p>La Dorad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7];[Depto.A$2:.B$34];2;1)" table:style-name="ce1">
            <text:p>Caldas</text:p>
          </table:table-cell>
          <table:table-cell office:value-type="float" office:value="5.472709" table:style-name="ce1">
            <text:p>5.472709</text:p>
          </table:table-cell>
          <table:table-cell office:value-type="float" office:value="-74.667984000000004" table:style-name="ce1">
            <text:p>-74.667984</text:p>
          </table:table-cell>
          <table:table-cell table:number-columns-repeated="16378"/>
        </table:table-row>
        <table:table-row table:style-name="ro1">
          <table:table-cell office:value-type="float" office:value="17388" table:style-name="ce1">
            <text:p>17388</text:p>
          </table:table-cell>
          <table:table-cell office:value-type="string" table:style-name="ce1">
            <text:p>La Merced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8];[Depto.A$2:.B$34];2;1)" table:style-name="ce1">
            <text:p>Caldas</text:p>
          </table:table-cell>
          <table:table-cell office:value-type="float" office:value="5.398218" table:style-name="ce1">
            <text:p>5.398218</text:p>
          </table:table-cell>
          <table:table-cell office:value-type="float" office:value="-75.5470349" table:style-name="ce1">
            <text:p>-75.5470349</text:p>
          </table:table-cell>
          <table:table-cell table:number-columns-repeated="16378"/>
        </table:table-row>
        <table:table-row table:style-name="ro1">
          <table:table-cell office:value-type="float" office:value="17433" table:style-name="ce1">
            <text:p>17433</text:p>
          </table:table-cell>
          <table:table-cell office:value-type="string" table:style-name="ce1">
            <text:p>Manzanares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9];[Depto.A$2:.B$34];2;1)" table:style-name="ce1">
            <text:p>Caldas</text:p>
          </table:table-cell>
          <table:table-cell office:value-type="float" office:value="5.2559060000000004" table:style-name="ce1">
            <text:p>5.255906</text:p>
          </table:table-cell>
          <table:table-cell office:value-type="float" office:value="-75.1538939" table:style-name="ce1">
            <text:p>-75.1538939</text:p>
          </table:table-cell>
          <table:table-cell table:number-columns-repeated="16378"/>
        </table:table-row>
        <table:table-row table:style-name="ro1">
          <table:table-cell office:value-type="float" office:value="17442" table:style-name="ce1">
            <text:p>17442</text:p>
          </table:table-cell>
          <table:table-cell office:value-type="string" table:style-name="ce1">
            <text:p>Marmato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0];[Depto.A$2:.B$34];2;1)" table:style-name="ce1">
            <text:p>Caldas</text:p>
          </table:table-cell>
          <table:table-cell office:value-type="float" office:value="5.4747159999999999" table:style-name="ce1">
            <text:p>5.474716</text:p>
          </table:table-cell>
          <table:table-cell office:value-type="float" office:value="-75.601050999999998" table:style-name="ce1">
            <text:p>-75.601051</text:p>
          </table:table-cell>
          <table:table-cell table:number-columns-repeated="16378"/>
        </table:table-row>
        <table:table-row table:style-name="ro1">
          <table:table-cell office:value-type="float" office:value="17444" table:style-name="ce1">
            <text:p>17444</text:p>
          </table:table-cell>
          <table:table-cell office:value-type="string" table:style-name="ce1">
            <text:p>Marquetal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1];[Depto.A$2:.B$34];2;1)" table:style-name="ce1">
            <text:p>Caldas</text:p>
          </table:table-cell>
          <table:table-cell office:value-type="float" office:value="5.3000639999999999" table:style-name="ce1">
            <text:p>5.300064</text:p>
          </table:table-cell>
          <table:table-cell office:value-type="float" office:value="-75.051547999999997" table:style-name="ce1">
            <text:p>-75.051548</text:p>
          </table:table-cell>
          <table:table-cell table:number-columns-repeated="16378"/>
        </table:table-row>
        <table:table-row table:style-name="ro1">
          <table:table-cell office:value-type="float" office:value="17446" table:style-name="ce1">
            <text:p>17446</text:p>
          </table:table-cell>
          <table:table-cell office:value-type="string" table:style-name="ce1">
            <text:p>Maruland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2];[Depto.A$2:.B$34];2;1)" table:style-name="ce1">
            <text:p>Caldas</text:p>
          </table:table-cell>
          <table:table-cell office:value-type="float" office:value="5.2843859000000002" table:style-name="ce1">
            <text:p>5.2843859</text:p>
          </table:table-cell>
          <table:table-cell office:value-type="float" office:value="-75.259704999999997" table:style-name="ce1">
            <text:p>-75.259705</text:p>
          </table:table-cell>
          <table:table-cell table:number-columns-repeated="16378"/>
        </table:table-row>
        <table:table-row table:style-name="ro1">
          <table:table-cell office:value-type="float" office:value="17486" table:style-name="ce1">
            <text:p>17486</text:p>
          </table:table-cell>
          <table:table-cell office:value-type="string" table:style-name="ce1">
            <text:p>Neir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3];[Depto.A$2:.B$34];2;1)" table:style-name="ce1">
            <text:p>Caldas</text:p>
          </table:table-cell>
          <table:table-cell office:value-type="float" office:value="5.1668409999999998" table:style-name="ce1">
            <text:p>5.166841</text:p>
          </table:table-cell>
          <table:table-cell office:value-type="float" office:value="-75.520356000000007" table:style-name="ce1">
            <text:p>-75.520356</text:p>
          </table:table-cell>
          <table:table-cell table:number-columns-repeated="16378"/>
        </table:table-row>
        <table:table-row table:style-name="ro1">
          <table:table-cell office:value-type="float" office:value="17495" table:style-name="ce1">
            <text:p>17495</text:p>
          </table:table-cell>
          <table:table-cell office:value-type="string" table:style-name="ce1">
            <text:p>Norcas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4];[Depto.A$2:.B$34];2;1)" table:style-name="ce1">
            <text:p>Caldas</text:p>
          </table:table-cell>
          <table:table-cell office:value-type="float" office:value="5.5762689999999999" table:style-name="ce1">
            <text:p>5.576269</text:p>
          </table:table-cell>
          <table:table-cell office:value-type="float" office:value="-74.889556999999996" table:style-name="ce1">
            <text:p>-74.889557</text:p>
          </table:table-cell>
          <table:table-cell table:number-columns-repeated="16378"/>
        </table:table-row>
        <table:table-row table:style-name="ro1">
          <table:table-cell office:value-type="float" office:value="17513" table:style-name="ce1">
            <text:p>17513</text:p>
          </table:table-cell>
          <table:table-cell office:value-type="string" table:style-name="ce1">
            <text:p>Pácor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5];[Depto.A$2:.B$34];2;1)" table:style-name="ce1">
            <text:p>Caldas</text:p>
          </table:table-cell>
          <table:table-cell office:value-type="float" office:value="5.5279949999999998" table:style-name="ce1">
            <text:p>5.527995</text:p>
          </table:table-cell>
          <table:table-cell office:value-type="float" office:value="-75.459880999999996" table:style-name="ce1">
            <text:p>-75.459881</text:p>
          </table:table-cell>
          <table:table-cell table:number-columns-repeated="16378"/>
        </table:table-row>
        <table:table-row table:style-name="ro1">
          <table:table-cell office:value-type="float" office:value="17524" table:style-name="ce1">
            <text:p>17524</text:p>
          </table:table-cell>
          <table:table-cell office:value-type="string" table:style-name="ce1">
            <text:p>Palestin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6];[Depto.A$2:.B$34];2;1)" table:style-name="ce1">
            <text:p>Caldas</text:p>
          </table:table-cell>
          <table:table-cell office:value-type="float" office:value="5.0202200000000001" table:style-name="ce1">
            <text:p>5.02022</text:p>
          </table:table-cell>
          <table:table-cell office:value-type="float" office:value="-75.622810000000001" table:style-name="ce1">
            <text:p>-75.62281</text:p>
          </table:table-cell>
          <table:table-cell table:number-columns-repeated="16378"/>
        </table:table-row>
        <table:table-row table:style-name="ro1">
          <table:table-cell office:value-type="float" office:value="17541" table:style-name="ce1">
            <text:p>17541</text:p>
          </table:table-cell>
          <table:table-cell office:value-type="string" table:style-name="ce1">
            <text:p>Pensilvan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7];[Depto.A$2:.B$34];2;1)" table:style-name="ce1">
            <text:p>Caldas</text:p>
          </table:table-cell>
          <table:table-cell office:value-type="float" office:value="5.3821099999999999" table:style-name="ce1">
            <text:p>5.38211</text:p>
          </table:table-cell>
          <table:table-cell office:value-type="float" office:value="-75.161426000000006" table:style-name="ce1">
            <text:p>-75.161426</text:p>
          </table:table-cell>
          <table:table-cell table:number-columns-repeated="16378"/>
        </table:table-row>
        <table:table-row table:style-name="ro1">
          <table:table-cell office:value-type="float" office:value="17614" table:style-name="ce1">
            <text:p>17614</text:p>
          </table:table-cell>
          <table:table-cell office:value-type="string" table:style-name="ce1">
            <text:p>Riosucio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8];[Depto.A$2:.B$34];2;1)" table:style-name="ce1">
            <text:p>Caldas</text:p>
          </table:table-cell>
          <table:table-cell office:value-type="float" office:value="5.4206839000000002" table:style-name="ce1">
            <text:p>5.4206839</text:p>
          </table:table-cell>
          <table:table-cell office:value-type="float" office:value="-75.705387999999999" table:style-name="ce1">
            <text:p>-75.705388</text:p>
          </table:table-cell>
          <table:table-cell table:number-columns-repeated="16378"/>
        </table:table-row>
        <table:table-row table:style-name="ro1">
          <table:table-cell office:value-type="float" office:value="17616" table:style-name="ce1">
            <text:p>17616</text:p>
          </table:table-cell>
          <table:table-cell office:value-type="string" table:style-name="ce1">
            <text:p>Risarald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9];[Depto.A$2:.B$34];2;1)" table:style-name="ce1">
            <text:p>Caldas</text:p>
          </table:table-cell>
          <table:table-cell office:value-type="float" office:value="5.1636759999999997" table:style-name="ce1">
            <text:p>5.163676</text:p>
          </table:table-cell>
          <table:table-cell office:value-type="float" office:value="-75.768462" table:style-name="ce1">
            <text:p>-75.768462</text:p>
          </table:table-cell>
          <table:table-cell table:number-columns-repeated="16378"/>
        </table:table-row>
        <table:table-row table:style-name="ro1">
          <table:table-cell office:value-type="float" office:value="17653" table:style-name="ce1">
            <text:p>17653</text:p>
          </table:table-cell>
          <table:table-cell office:value-type="string" table:style-name="ce1">
            <text:p>Salamin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0];[Depto.A$2:.B$34];2;1)" table:style-name="ce1">
            <text:p>Caldas</text:p>
          </table:table-cell>
          <table:table-cell office:value-type="float" office:value="5.4023539999999999" table:style-name="ce1">
            <text:p>5.402354</text:p>
          </table:table-cell>
          <table:table-cell office:value-type="float" office:value="-75.486468000000002" table:style-name="ce1">
            <text:p>-75.486468</text:p>
          </table:table-cell>
          <table:table-cell table:number-columns-repeated="16378"/>
        </table:table-row>
        <table:table-row table:style-name="ro1">
          <table:table-cell office:value-type="float" office:value="17662" table:style-name="ce1">
            <text:p>17662</text:p>
          </table:table-cell>
          <table:table-cell office:value-type="string" table:style-name="ce1">
            <text:p>Samaná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1];[Depto.A$2:.B$34];2;1)" table:style-name="ce1">
            <text:p>Caldas</text:p>
          </table:table-cell>
          <table:table-cell office:value-type="float" office:value="5.4130469999999997" table:style-name="ce1">
            <text:p>5.413047</text:p>
          </table:table-cell>
          <table:table-cell office:value-type="float" office:value="-74.991463899999999" table:style-name="ce1">
            <text:p>-74.9914639</text:p>
          </table:table-cell>
          <table:table-cell table:number-columns-repeated="16378"/>
        </table:table-row>
        <table:table-row table:style-name="ro1">
          <table:table-cell office:value-type="float" office:value="17665" table:style-name="ce1">
            <text:p>17665</text:p>
          </table:table-cell>
          <table:table-cell office:value-type="string" table:style-name="ce1">
            <text:p>San José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2];[Depto.A$2:.B$34];2;1)" table:style-name="ce1">
            <text:p>Caldas</text:p>
          </table:table-cell>
          <table:table-cell office:value-type="float" office:value="5.0841399999999997" table:style-name="ce1">
            <text:p>5.08414</text:p>
          </table:table-cell>
          <table:table-cell office:value-type="float" office:value="-75.790300000000002" table:style-name="ce1">
            <text:p>-75.7903</text:p>
          </table:table-cell>
          <table:table-cell table:number-columns-repeated="16378"/>
        </table:table-row>
        <table:table-row table:style-name="ro1">
          <table:table-cell office:value-type="float" office:value="17777" table:style-name="ce1">
            <text:p>17777</text:p>
          </table:table-cell>
          <table:table-cell office:value-type="string" table:style-name="ce1">
            <text:p>Supí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3];[Depto.A$2:.B$34];2;1)" table:style-name="ce1">
            <text:p>Caldas</text:p>
          </table:table-cell>
          <table:table-cell office:value-type="float" office:value="5.4558900000000001" table:style-name="ce1">
            <text:p>5.45589</text:p>
          </table:table-cell>
          <table:table-cell office:value-type="float" office:value="-75.650401000000002" table:style-name="ce1">
            <text:p>-75.650401</text:p>
          </table:table-cell>
          <table:table-cell table:number-columns-repeated="16378"/>
        </table:table-row>
        <table:table-row table:style-name="ro1">
          <table:table-cell office:value-type="float" office:value="17867" table:style-name="ce1">
            <text:p>17867</text:p>
          </table:table-cell>
          <table:table-cell office:value-type="string" table:style-name="ce1">
            <text:p>Victor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4];[Depto.A$2:.B$34];2;1)" table:style-name="ce1">
            <text:p>Caldas</text:p>
          </table:table-cell>
          <table:table-cell office:value-type="float" office:value="5.317755" table:style-name="ce1">
            <text:p>5.317755</text:p>
          </table:table-cell>
          <table:table-cell office:value-type="float" office:value="-74.910711000000006" table:style-name="ce1">
            <text:p>-74.910711</text:p>
          </table:table-cell>
          <table:table-cell table:number-columns-repeated="16378"/>
        </table:table-row>
        <table:table-row table:style-name="ro1">
          <table:table-cell office:value-type="float" office:value="17873" table:style-name="ce1">
            <text:p>17873</text:p>
          </table:table-cell>
          <table:table-cell office:value-type="string" table:style-name="ce1">
            <text:p>Villamarí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5];[Depto.A$2:.B$34];2;1)" table:style-name="ce1">
            <text:p>Caldas</text:p>
          </table:table-cell>
          <table:table-cell office:value-type="float" office:value="5.0425690000000003" table:style-name="ce1">
            <text:p>5.042569</text:p>
          </table:table-cell>
          <table:table-cell office:value-type="float" office:value="-75.514770999999996" table:style-name="ce1">
            <text:p>-75.514771</text:p>
          </table:table-cell>
          <table:table-cell table:number-columns-repeated="16378"/>
        </table:table-row>
        <table:table-row table:style-name="ro1">
          <table:table-cell office:value-type="float" office:value="17877" table:style-name="ce1">
            <text:p>17877</text:p>
          </table:table-cell>
          <table:table-cell office:value-type="string" table:style-name="ce1">
            <text:p>Viterbo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6];[Depto.A$2:.B$34];2;1)" table:style-name="ce1">
            <text:p>Caldas</text:p>
          </table:table-cell>
          <table:table-cell office:value-type="float" office:value="5.0605779000000002" table:style-name="ce1">
            <text:p>5.0605779</text:p>
          </table:table-cell>
          <table:table-cell office:value-type="float" office:value="-75.872355999999996" table:style-name="ce1">
            <text:p>-75.872356</text:p>
          </table:table-cell>
          <table:table-cell table:number-columns-repeated="16378"/>
        </table:table-row>
        <table:table-row table:style-name="ro1">
          <table:table-cell office:value-type="float" office:value="18001" table:style-name="ce1">
            <text:p>18001</text:p>
          </table:table-cell>
          <table:table-cell office:value-type="string" table:style-name="ce1">
            <text:p>Florenci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47];[Depto.A$2:.B$34];2;1)" table:style-name="ce1">
            <text:p>Caquetá</text:p>
          </table:table-cell>
          <table:table-cell office:value-type="float" office:value="1.6153858000000001" table:style-name="ce1">
            <text:p>1.6153858</text:p>
          </table:table-cell>
          <table:table-cell office:value-type="float" office:value="-75.604236400000005" table:style-name="ce1">
            <text:p>-75.6042364</text:p>
          </table:table-cell>
          <table:table-cell table:number-columns-repeated="16378"/>
        </table:table-row>
        <table:table-row table:style-name="ro1">
          <table:table-cell office:value-type="float" office:value="18029" table:style-name="ce1">
            <text:p>18029</text:p>
          </table:table-cell>
          <table:table-cell office:value-type="string" table:style-name="ce1">
            <text:p>Albani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48];[Depto.A$2:.B$34];2;1)" table:style-name="ce1">
            <text:p>Caquetá</text:p>
          </table:table-cell>
          <table:table-cell office:value-type="float" office:value="1.328981" table:style-name="ce1">
            <text:p>1.328981</text:p>
          </table:table-cell>
          <table:table-cell office:value-type="float" office:value="-75.878406999999996" table:style-name="ce1">
            <text:p>-75.878407</text:p>
          </table:table-cell>
          <table:table-cell table:number-columns-repeated="16378"/>
        </table:table-row>
        <table:table-row table:style-name="ro1">
          <table:table-cell office:value-type="float" office:value="18094" table:style-name="ce1">
            <text:p>18094</text:p>
          </table:table-cell>
          <table:table-cell office:value-type="string" table:style-name="ce1">
            <text:p>Belén de Los Andaquies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49];[Depto.A$2:.B$34];2;1)" table:style-name="ce1">
            <text:p>Caquetá</text:p>
          </table:table-cell>
          <table:table-cell office:value-type="float" office:value="1.41608" table:style-name="ce1">
            <text:p>1.41608</text:p>
          </table:table-cell>
          <table:table-cell office:value-type="float" office:value="-75.872659999999996" table:style-name="ce1">
            <text:p>-75.87266</text:p>
          </table:table-cell>
          <table:table-cell table:number-columns-repeated="16378"/>
        </table:table-row>
        <table:table-row table:style-name="ro1">
          <table:table-cell office:value-type="float" office:value="18150" table:style-name="ce1">
            <text:p>18150</text:p>
          </table:table-cell>
          <table:table-cell office:value-type="string" table:style-name="ce1">
            <text:p>Cartagena del Chairá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0];[Depto.A$2:.B$34];2;1)" table:style-name="ce1">
            <text:p>Caquetá</text:p>
          </table:table-cell>
          <table:table-cell office:value-type="float" office:value="1.3338448000000001" table:style-name="ce1">
            <text:p>1.3338448</text:p>
          </table:table-cell>
          <table:table-cell office:value-type="float" office:value="-74.843402600000005" table:style-name="ce1">
            <text:p>-74.8434026</text:p>
          </table:table-cell>
          <table:table-cell table:number-columns-repeated="16378"/>
        </table:table-row>
        <table:table-row table:style-name="ro1">
          <table:table-cell office:value-type="float" office:value="18205" table:style-name="ce1">
            <text:p>18205</text:p>
          </table:table-cell>
          <table:table-cell office:value-type="string" table:style-name="ce1">
            <text:p>Curill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1];[Depto.A$2:.B$34];2;1)" table:style-name="ce1">
            <text:p>Caquetá</text:p>
          </table:table-cell>
          <table:table-cell office:value-type="float" office:value="1.033817" table:style-name="ce1">
            <text:p>1.033817</text:p>
          </table:table-cell>
          <table:table-cell office:value-type="float" office:value="-75.920771000000002" table:style-name="ce1">
            <text:p>-75.920771</text:p>
          </table:table-cell>
          <table:table-cell table:number-columns-repeated="16378"/>
        </table:table-row>
        <table:table-row table:style-name="ro1">
          <table:table-cell office:value-type="float" office:value="18247" table:style-name="ce1">
            <text:p>18247</text:p>
          </table:table-cell>
          <table:table-cell office:value-type="string" table:style-name="ce1">
            <text:p>El Doncell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2];[Depto.A$2:.B$34];2;1)" table:style-name="ce1">
            <text:p>Caquetá</text:p>
          </table:table-cell>
          <table:table-cell office:value-type="float" office:value="1.680042" table:style-name="ce1">
            <text:p>1.680042</text:p>
          </table:table-cell>
          <table:table-cell office:value-type="float" office:value="-75.2833349" table:style-name="ce1">
            <text:p>-75.2833349</text:p>
          </table:table-cell>
          <table:table-cell table:number-columns-repeated="16378"/>
        </table:table-row>
        <table:table-row table:style-name="ro1">
          <table:table-cell office:value-type="float" office:value="18256" table:style-name="ce1">
            <text:p>18256</text:p>
          </table:table-cell>
          <table:table-cell office:value-type="string" table:style-name="ce1">
            <text:p>El Paujil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3];[Depto.A$2:.B$34];2;1)" table:style-name="ce1">
            <text:p>Caquetá</text:p>
          </table:table-cell>
          <table:table-cell office:value-type="float" office:value="1.5712269999999999" table:style-name="ce1">
            <text:p>1.571227</text:p>
          </table:table-cell>
          <table:table-cell office:value-type="float" office:value="-75.326697899999999" table:style-name="ce1">
            <text:p>-75.3266979</text:p>
          </table:table-cell>
          <table:table-cell table:number-columns-repeated="16378"/>
        </table:table-row>
        <table:table-row table:style-name="ro1">
          <table:table-cell office:value-type="float" office:value="18410" table:style-name="ce1">
            <text:p>18410</text:p>
          </table:table-cell>
          <table:table-cell office:value-type="string" table:style-name="ce1">
            <text:p>La Montañit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4];[Depto.A$2:.B$34];2;1)" table:style-name="ce1">
            <text:p>Caquetá</text:p>
          </table:table-cell>
          <table:table-cell office:value-type="float" office:value="1.47888" table:style-name="ce1">
            <text:p>1.47888</text:p>
          </table:table-cell>
          <table:table-cell office:value-type="float" office:value="-75.437240000000003" table:style-name="ce1">
            <text:p>-75.43724</text:p>
          </table:table-cell>
          <table:table-cell table:number-columns-repeated="16378"/>
        </table:table-row>
        <table:table-row table:style-name="ro1">
          <table:table-cell office:value-type="float" office:value="18460" table:style-name="ce1">
            <text:p>18460</text:p>
          </table:table-cell>
          <table:table-cell office:value-type="string" table:style-name="ce1">
            <text:p>Milán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5];[Depto.A$2:.B$34];2;1)" table:style-name="ce1">
            <text:p>Caquetá</text:p>
          </table:table-cell>
          <table:table-cell office:value-type="float" office:value="1.3354600000000001" table:style-name="ce1">
            <text:p>1.33546</text:p>
          </table:table-cell>
          <table:table-cell office:value-type="float" office:value="-75.510810000000006" table:style-name="ce1">
            <text:p>-75.51081</text:p>
          </table:table-cell>
          <table:table-cell table:number-columns-repeated="16378"/>
        </table:table-row>
        <table:table-row table:style-name="ro1">
          <table:table-cell office:value-type="float" office:value="18479" table:style-name="ce1">
            <text:p>18479</text:p>
          </table:table-cell>
          <table:table-cell office:value-type="string" table:style-name="ce1">
            <text:p>Moreli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6];[Depto.A$2:.B$34];2;1)" table:style-name="ce1">
            <text:p>Caquetá</text:p>
          </table:table-cell>
          <table:table-cell office:value-type="float" office:value="1.4856940000000001" table:style-name="ce1">
            <text:p>1.485694</text:p>
          </table:table-cell>
          <table:table-cell office:value-type="float" office:value="-75.723179000000002" table:style-name="ce1">
            <text:p>-75.723179</text:p>
          </table:table-cell>
          <table:table-cell table:number-columns-repeated="16378"/>
        </table:table-row>
        <table:table-row table:style-name="ro1">
          <table:table-cell office:value-type="float" office:value="18592" table:style-name="ce1">
            <text:p>18592</text:p>
          </table:table-cell>
          <table:table-cell office:value-type="string" table:style-name="ce1">
            <text:p>Puerto Ric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7];[Depto.A$2:.B$34];2;1)" table:style-name="ce1">
            <text:p>Caquetá</text:p>
          </table:table-cell>
          <table:table-cell office:value-type="float" office:value="1.909918" table:style-name="ce1">
            <text:p>1.909918</text:p>
          </table:table-cell>
          <table:table-cell office:value-type="float" office:value="-75.157235" table:style-name="ce1">
            <text:p>-75.157235</text:p>
          </table:table-cell>
          <table:table-cell table:number-columns-repeated="16378"/>
        </table:table-row>
        <table:table-row table:style-name="ro1">
          <table:table-cell office:value-type="float" office:value="18610" table:style-name="ce1">
            <text:p>18610</text:p>
          </table:table-cell>
          <table:table-cell office:value-type="string" table:style-name="ce1">
            <text:p>San José del Fragu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8];[Depto.A$2:.B$34];2;1)" table:style-name="ce1">
            <text:p>Caquetá</text:p>
          </table:table-cell>
          <table:table-cell office:value-type="float" office:value="1.3313482999999999" table:style-name="ce1">
            <text:p>1.3313483</text:p>
          </table:table-cell>
          <table:table-cell office:value-type="float" office:value="-75.973900299999997" table:style-name="ce1">
            <text:p>-75.9739003</text:p>
          </table:table-cell>
          <table:table-cell table:number-columns-repeated="16378"/>
        </table:table-row>
        <table:table-row table:style-name="ro1">
          <table:table-cell office:value-type="float" office:value="18753" table:style-name="ce1">
            <text:p>18753</text:p>
          </table:table-cell>
          <table:table-cell office:value-type="string" table:style-name="ce1">
            <text:p>San Vicente del Caguán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9];[Depto.A$2:.B$34];2;1)" table:style-name="ce1">
            <text:p>Caquetá</text:p>
          </table:table-cell>
          <table:table-cell office:value-type="float" office:value="2.1136446000000002" table:style-name="ce1">
            <text:p>2.1136446</text:p>
          </table:table-cell>
          <table:table-cell office:value-type="float" office:value="-74.773205599999997" table:style-name="ce1">
            <text:p>-74.7732056</text:p>
          </table:table-cell>
          <table:table-cell table:number-columns-repeated="16378"/>
        </table:table-row>
        <table:table-row table:style-name="ro1">
          <table:table-cell office:value-type="float" office:value="18756" table:style-name="ce1">
            <text:p>18756</text:p>
          </table:table-cell>
          <table:table-cell office:value-type="string" table:style-name="ce1">
            <text:p>Solan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60];[Depto.A$2:.B$34];2;1)" table:style-name="ce1">
            <text:p>Caquetá</text:p>
          </table:table-cell>
          <table:table-cell office:value-type="float" office:value="0.699152" table:style-name="ce1">
            <text:p>0.699152</text:p>
          </table:table-cell>
          <table:table-cell office:value-type="float" office:value="-75.253555000000006" table:style-name="ce1">
            <text:p>-75.253555</text:p>
          </table:table-cell>
          <table:table-cell table:number-columns-repeated="16378"/>
        </table:table-row>
        <table:table-row table:style-name="ro1">
          <table:table-cell office:value-type="float" office:value="18785" table:style-name="ce1">
            <text:p>18785</text:p>
          </table:table-cell>
          <table:table-cell office:value-type="string" table:style-name="ce1">
            <text:p>Solit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61];[Depto.A$2:.B$34];2;1)" table:style-name="ce1">
            <text:p>Caquetá</text:p>
          </table:table-cell>
          <table:table-cell office:value-type="float" office:value="0.88022" table:style-name="ce1">
            <text:p>0.88022</text:p>
          </table:table-cell>
          <table:table-cell office:value-type="float" office:value="-75.620590000000007" table:style-name="ce1">
            <text:p>-75.62059</text:p>
          </table:table-cell>
          <table:table-cell table:number-columns-repeated="16378"/>
        </table:table-row>
        <table:table-row table:style-name="ro1">
          <table:table-cell office:value-type="float" office:value="18860" table:style-name="ce1">
            <text:p>18860</text:p>
          </table:table-cell>
          <table:table-cell office:value-type="string" table:style-name="ce1">
            <text:p>Valparaís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62];[Depto.A$2:.B$34];2;1)" table:style-name="ce1">
            <text:p>Caquetá</text:p>
          </table:table-cell>
          <table:table-cell office:value-type="float" office:value="1.1951639000000001" table:style-name="ce1">
            <text:p>1.1951639</text:p>
          </table:table-cell>
          <table:table-cell office:value-type="float" office:value="-75.705324000000005" table:style-name="ce1">
            <text:p>-75.705324</text:p>
          </table:table-cell>
          <table:table-cell table:number-columns-repeated="16378"/>
        </table:table-row>
        <table:table-row table:style-name="ro1">
          <table:table-cell office:value-type="float" office:value="19001" table:style-name="ce1">
            <text:p>19001</text:p>
          </table:table-cell>
          <table:table-cell office:value-type="string" table:style-name="ce1">
            <text:p>Popayán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3];[Depto.A$2:.B$34];2;1)" table:style-name="ce1">
            <text:p>Cauca</text:p>
          </table:table-cell>
          <table:table-cell office:value-type="float" office:value="2.4448143" table:style-name="ce1">
            <text:p>2.4448143</text:p>
          </table:table-cell>
          <table:table-cell office:value-type="float" office:value="-76.614739499999999" table:style-name="ce1">
            <text:p>-76.6147395</text:p>
          </table:table-cell>
          <table:table-cell table:number-columns-repeated="16378"/>
        </table:table-row>
        <table:table-row table:style-name="ro1">
          <table:table-cell office:value-type="float" office:value="19022" table:style-name="ce1">
            <text:p>19022</text:p>
          </table:table-cell>
          <table:table-cell office:value-type="string" table:style-name="ce1">
            <text:p>Almaguer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4];[Depto.A$2:.B$34];2;1)" table:style-name="ce1">
            <text:p>Cauca</text:p>
          </table:table-cell>
          <table:table-cell office:value-type="float" office:value="1.9141820000000001" table:style-name="ce1">
            <text:p>1.914182</text:p>
          </table:table-cell>
          <table:table-cell office:value-type="float" office:value="-76.854838999999998" table:style-name="ce1">
            <text:p>-76.854839</text:p>
          </table:table-cell>
          <table:table-cell table:number-columns-repeated="16378"/>
        </table:table-row>
        <table:table-row table:style-name="ro1">
          <table:table-cell office:value-type="float" office:value="19050" table:style-name="ce1">
            <text:p>19050</text:p>
          </table:table-cell>
          <table:table-cell office:value-type="string" table:style-name="ce1">
            <text:p>Argeli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5];[Depto.A$2:.B$34];2;1)" table:style-name="ce1">
            <text:p>Cauca</text:p>
          </table:table-cell>
          <table:table-cell office:value-type="float" office:value="2.2557499999999999" table:style-name="ce1">
            <text:p>2.25575</text:p>
          </table:table-cell>
          <table:table-cell office:value-type="float" office:value="-77.249334000000005" table:style-name="ce1">
            <text:p>-77.249334</text:p>
          </table:table-cell>
          <table:table-cell table:number-columns-repeated="16378"/>
        </table:table-row>
        <table:table-row table:style-name="ro1">
          <table:table-cell office:value-type="float" office:value="19075" table:style-name="ce1">
            <text:p>19075</text:p>
          </table:table-cell>
          <table:table-cell office:value-type="string" table:style-name="ce1">
            <text:p>Balbo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6];[Depto.A$2:.B$34];2;1)" table:style-name="ce1">
            <text:p>Cauca</text:p>
          </table:table-cell>
          <table:table-cell office:value-type="float" office:value="2.0407280000000001" table:style-name="ce1">
            <text:p>2.040728</text:p>
          </table:table-cell>
          <table:table-cell office:value-type="float" office:value="-77.216605999999999" table:style-name="ce1">
            <text:p>-77.216606</text:p>
          </table:table-cell>
          <table:table-cell table:number-columns-repeated="16378"/>
        </table:table-row>
        <table:table-row table:style-name="ro1">
          <table:table-cell office:value-type="float" office:value="19100" table:style-name="ce1">
            <text:p>19100</text:p>
          </table:table-cell>
          <table:table-cell office:value-type="string" table:style-name="ce1">
            <text:p>Bolívar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7];[Depto.A$2:.B$34];2;1)" table:style-name="ce1">
            <text:p>Cauca</text:p>
          </table:table-cell>
          <table:table-cell office:value-type="float" office:value="1.9708399999999999" table:style-name="ce1">
            <text:p>1.97084</text:p>
          </table:table-cell>
          <table:table-cell office:value-type="float" office:value="-76.969530000000006" table:style-name="ce1">
            <text:p>-76.96953</text:p>
          </table:table-cell>
          <table:table-cell table:number-columns-repeated="16378"/>
        </table:table-row>
        <table:table-row table:style-name="ro1">
          <table:table-cell office:value-type="float" office:value="19110" table:style-name="ce1">
            <text:p>19110</text:p>
          </table:table-cell>
          <table:table-cell office:value-type="string" table:style-name="ce1">
            <text:p>Buenos Aires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8];[Depto.A$2:.B$34];2;1)" table:style-name="ce1">
            <text:p>Cauca</text:p>
          </table:table-cell>
          <table:table-cell office:value-type="float" office:value="3.0133399999999999" table:style-name="ce1">
            <text:p>3.01334</text:p>
          </table:table-cell>
          <table:table-cell office:value-type="float" office:value="-76.643754999999999" table:style-name="ce1">
            <text:p>-76.643755</text:p>
          </table:table-cell>
          <table:table-cell table:number-columns-repeated="16378"/>
        </table:table-row>
        <table:table-row table:style-name="ro1">
          <table:table-cell office:value-type="float" office:value="19130" table:style-name="ce1">
            <text:p>19130</text:p>
          </table:table-cell>
          <table:table-cell office:value-type="string" table:style-name="ce1">
            <text:p>Cajibí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9];[Depto.A$2:.B$34];2;1)" table:style-name="ce1">
            <text:p>Cauca</text:p>
          </table:table-cell>
          <table:table-cell office:value-type="float" office:value="2.6219160000000001" table:style-name="ce1">
            <text:p>2.621916</text:p>
          </table:table-cell>
          <table:table-cell office:value-type="float" office:value="-76.571607999999998" table:style-name="ce1">
            <text:p>-76.571608</text:p>
          </table:table-cell>
          <table:table-cell table:number-columns-repeated="16378"/>
        </table:table-row>
        <table:table-row table:style-name="ro1">
          <table:table-cell office:value-type="float" office:value="19137" table:style-name="ce1">
            <text:p>19137</text:p>
          </table:table-cell>
          <table:table-cell office:value-type="string" table:style-name="ce1">
            <text:p>Caldon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0];[Depto.A$2:.B$34];2;1)" table:style-name="ce1">
            <text:p>Cauca</text:p>
          </table:table-cell>
          <table:table-cell office:value-type="float" office:value="2.7966790000000001" table:style-name="ce1">
            <text:p>2.796679</text:p>
          </table:table-cell>
          <table:table-cell office:value-type="float" office:value="-76.485770000000002" table:style-name="ce1">
            <text:p>-76.48577</text:p>
          </table:table-cell>
          <table:table-cell table:number-columns-repeated="16378"/>
        </table:table-row>
        <table:table-row table:style-name="ro1">
          <table:table-cell office:value-type="float" office:value="19142" table:style-name="ce1">
            <text:p>19142</text:p>
          </table:table-cell>
          <table:table-cell office:value-type="string" table:style-name="ce1">
            <text:p>Calot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1];[Depto.A$2:.B$34];2;1)" table:style-name="ce1">
            <text:p>Cauca</text:p>
          </table:table-cell>
          <table:table-cell office:value-type="float" office:value="3.033544" table:style-name="ce1">
            <text:p>3.033544</text:p>
          </table:table-cell>
          <table:table-cell office:value-type="float" office:value="-76.408080999999996" table:style-name="ce1">
            <text:p>-76.408081</text:p>
          </table:table-cell>
          <table:table-cell table:number-columns-repeated="16378"/>
        </table:table-row>
        <table:table-row table:style-name="ro1">
          <table:table-cell office:value-type="float" office:value="19212" table:style-name="ce1">
            <text:p>19212</text:p>
          </table:table-cell>
          <table:table-cell office:value-type="string" table:style-name="ce1">
            <text:p>Corint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2];[Depto.A$2:.B$34];2;1)" table:style-name="ce1">
            <text:p>Cauca</text:p>
          </table:table-cell>
          <table:table-cell office:value-type="float" office:value="3.174159" table:style-name="ce1">
            <text:p>3.174159</text:p>
          </table:table-cell>
          <table:table-cell office:value-type="float" office:value="-76.258802000000003" table:style-name="ce1">
            <text:p>-76.258802</text:p>
          </table:table-cell>
          <table:table-cell table:number-columns-repeated="16378"/>
        </table:table-row>
        <table:table-row table:style-name="ro1">
          <table:table-cell office:value-type="float" office:value="19256" table:style-name="ce1">
            <text:p>19256</text:p>
          </table:table-cell>
          <table:table-cell office:value-type="string" table:style-name="ce1">
            <text:p>El Tamb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3];[Depto.A$2:.B$34];2;1)" table:style-name="ce1">
            <text:p>Cauca</text:p>
          </table:table-cell>
          <table:table-cell office:value-type="float" office:value="2.4526949999999998" table:style-name="ce1">
            <text:p>2.452695</text:p>
          </table:table-cell>
          <table:table-cell office:value-type="float" office:value="-76.811322000000004" table:style-name="ce1">
            <text:p>-76.811322</text:p>
          </table:table-cell>
          <table:table-cell table:number-columns-repeated="16378"/>
        </table:table-row>
        <table:table-row table:style-name="ro1">
          <table:table-cell office:value-type="float" office:value="19290" table:style-name="ce1">
            <text:p>19290</text:p>
          </table:table-cell>
          <table:table-cell office:value-type="string" table:style-name="ce1">
            <text:p>Florenci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4];[Depto.A$2:.B$34];2;1)" table:style-name="ce1">
            <text:p>Cauca</text:p>
          </table:table-cell>
          <table:table-cell office:value-type="float" office:value="1.6830609999999999" table:style-name="ce1">
            <text:p>1.683061</text:p>
          </table:table-cell>
          <table:table-cell office:value-type="float" office:value="-77.072933000000006" table:style-name="ce1">
            <text:p>-77.072933</text:p>
          </table:table-cell>
          <table:table-cell table:number-columns-repeated="16378"/>
        </table:table-row>
        <table:table-row table:style-name="ro1">
          <table:table-cell office:value-type="float" office:value="19300" table:style-name="ce1">
            <text:p>19300</text:p>
          </table:table-cell>
          <table:table-cell office:value-type="string" table:style-name="ce1">
            <text:p>Guachené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5];[Depto.A$2:.B$34];2;1)" table:style-name="ce1">
            <text:p>Cauca</text:p>
          </table:table-cell>
          <table:table-cell office:value-type="float" office:value="3.1329159" table:style-name="ce1">
            <text:p>3.1329159</text:p>
          </table:table-cell>
          <table:table-cell office:value-type="float" office:value="-76.393794" table:style-name="ce1">
            <text:p>-76.393794</text:p>
          </table:table-cell>
          <table:table-cell table:number-columns-repeated="16378"/>
        </table:table-row>
        <table:table-row table:style-name="ro1">
          <table:table-cell office:value-type="float" office:value="19318" table:style-name="ce1">
            <text:p>19318</text:p>
          </table:table-cell>
          <table:table-cell office:value-type="string" table:style-name="ce1">
            <text:p>Guapi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6];[Depto.A$2:.B$34];2;1)" table:style-name="ce1">
            <text:p>Cauca</text:p>
          </table:table-cell>
          <table:table-cell office:value-type="float" office:value="2.5712869999999999" table:style-name="ce1">
            <text:p>2.571287</text:p>
          </table:table-cell>
          <table:table-cell office:value-type="float" office:value="-77.885469000000001" table:style-name="ce1">
            <text:p>-77.885469</text:p>
          </table:table-cell>
          <table:table-cell table:number-columns-repeated="16378"/>
        </table:table-row>
        <table:table-row table:style-name="ro1">
          <table:table-cell office:value-type="float" office:value="19355" table:style-name="ce1">
            <text:p>19355</text:p>
          </table:table-cell>
          <table:table-cell office:value-type="string" table:style-name="ce1">
            <text:p>Inzá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7];[Depto.A$2:.B$34];2;1)" table:style-name="ce1">
            <text:p>Cauca</text:p>
          </table:table-cell>
          <table:table-cell office:value-type="float" office:value="2.5516800000000002" table:style-name="ce1">
            <text:p>2.55168</text:p>
          </table:table-cell>
          <table:table-cell office:value-type="float" office:value="-76.065169999999995" table:style-name="ce1">
            <text:p>-76.06517</text:p>
          </table:table-cell>
          <table:table-cell table:number-columns-repeated="16378"/>
        </table:table-row>
        <table:table-row table:style-name="ro1">
          <table:table-cell office:value-type="float" office:value="19364" table:style-name="ce1">
            <text:p>19364</text:p>
          </table:table-cell>
          <table:table-cell office:value-type="string" table:style-name="ce1">
            <text:p>Jambaló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8];[Depto.A$2:.B$34];2;1)" table:style-name="ce1">
            <text:p>Cauca</text:p>
          </table:table-cell>
          <table:table-cell office:value-type="float" office:value="2.7778459999999998" table:style-name="ce1">
            <text:p>2.777846</text:p>
          </table:table-cell>
          <table:table-cell office:value-type="float" office:value="-76.324326999999997" table:style-name="ce1">
            <text:p>-76.324327</text:p>
          </table:table-cell>
          <table:table-cell table:number-columns-repeated="16378"/>
        </table:table-row>
        <table:table-row table:style-name="ro1">
          <table:table-cell office:value-type="float" office:value="19392" table:style-name="ce1">
            <text:p>19392</text:p>
          </table:table-cell>
          <table:table-cell office:value-type="string" table:style-name="ce1">
            <text:p>La Sierr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9];[Depto.A$2:.B$34];2;1)" table:style-name="ce1">
            <text:p>Cauca</text:p>
          </table:table-cell>
          <table:table-cell office:value-type="float" office:value="2.1784500000000002" table:style-name="ce1">
            <text:p>2.17845</text:p>
          </table:table-cell>
          <table:table-cell office:value-type="float" office:value="-76.762140000000002" table:style-name="ce1">
            <text:p>-76.76214</text:p>
          </table:table-cell>
          <table:table-cell table:number-columns-repeated="16378"/>
        </table:table-row>
        <table:table-row table:style-name="ro1">
          <table:table-cell office:value-type="float" office:value="19397" table:style-name="ce1">
            <text:p>19397</text:p>
          </table:table-cell>
          <table:table-cell office:value-type="string" table:style-name="ce1">
            <text:p>La Veg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0];[Depto.A$2:.B$34];2;1)" table:style-name="ce1">
            <text:p>Cauca</text:p>
          </table:table-cell>
          <table:table-cell office:value-type="float" office:value="2.00048" table:style-name="ce1">
            <text:p>2.00048</text:p>
          </table:table-cell>
          <table:table-cell office:value-type="float" office:value="-76.778540000000007" table:style-name="ce1">
            <text:p>-76.77854</text:p>
          </table:table-cell>
          <table:table-cell table:number-columns-repeated="16378"/>
        </table:table-row>
        <table:table-row table:style-name="ro1">
          <table:table-cell office:value-type="float" office:value="19418" table:style-name="ce1">
            <text:p>19418</text:p>
          </table:table-cell>
          <table:table-cell office:value-type="string" table:style-name="ce1">
            <text:p>López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1];[Depto.A$2:.B$34];2;1)" table:style-name="ce1">
            <text:p>Cauca</text:p>
          </table:table-cell>
          <table:table-cell office:value-type="float" office:value="2.8458038999999999" table:style-name="ce1">
            <text:p>2.8458039</text:p>
          </table:table-cell>
          <table:table-cell office:value-type="float" office:value="-77.248039000000006" table:style-name="ce1">
            <text:p>-77.248039</text:p>
          </table:table-cell>
          <table:table-cell table:number-columns-repeated="16378"/>
        </table:table-row>
        <table:table-row table:style-name="ro1">
          <table:table-cell office:value-type="float" office:value="19450" table:style-name="ce1">
            <text:p>19450</text:p>
          </table:table-cell>
          <table:table-cell office:value-type="string" table:style-name="ce1">
            <text:p>Mercaderes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2];[Depto.A$2:.B$34];2;1)" table:style-name="ce1">
            <text:p>Cauca</text:p>
          </table:table-cell>
          <table:table-cell office:value-type="float" office:value="1.795801" table:style-name="ce1">
            <text:p>1.795801</text:p>
          </table:table-cell>
          <table:table-cell office:value-type="float" office:value="-77.163397000000003" table:style-name="ce1">
            <text:p>-77.163397</text:p>
          </table:table-cell>
          <table:table-cell table:number-columns-repeated="16378"/>
        </table:table-row>
        <table:table-row table:style-name="ro1">
          <table:table-cell office:value-type="float" office:value="19455" table:style-name="ce1">
            <text:p>19455</text:p>
          </table:table-cell>
          <table:table-cell office:value-type="string" table:style-name="ce1">
            <text:p>Mirand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3];[Depto.A$2:.B$34];2;1)" table:style-name="ce1">
            <text:p>Cauca</text:p>
          </table:table-cell>
          <table:table-cell office:value-type="float" office:value="3.251528" table:style-name="ce1">
            <text:p>3.251528</text:p>
          </table:table-cell>
          <table:table-cell office:value-type="float" office:value="-76.229027000000002" table:style-name="ce1">
            <text:p>-76.229027</text:p>
          </table:table-cell>
          <table:table-cell table:number-columns-repeated="16378"/>
        </table:table-row>
        <table:table-row table:style-name="ro1">
          <table:table-cell office:value-type="float" office:value="19473" table:style-name="ce1">
            <text:p>19473</text:p>
          </table:table-cell>
          <table:table-cell office:value-type="string" table:style-name="ce1">
            <text:p>Morales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4];[Depto.A$2:.B$34];2;1)" table:style-name="ce1">
            <text:p>Cauca</text:p>
          </table:table-cell>
          <table:table-cell office:value-type="float" office:value="2.7539120000000001" table:style-name="ce1">
            <text:p>2.753912</text:p>
          </table:table-cell>
          <table:table-cell office:value-type="float" office:value="-76.628113999999997" table:style-name="ce1">
            <text:p>-76.628114</text:p>
          </table:table-cell>
          <table:table-cell table:number-columns-repeated="16378"/>
        </table:table-row>
        <table:table-row table:style-name="ro1">
          <table:table-cell office:value-type="float" office:value="19513" table:style-name="ce1">
            <text:p>19513</text:p>
          </table:table-cell>
          <table:table-cell office:value-type="string" table:style-name="ce1">
            <text:p>Padill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5];[Depto.A$2:.B$34];2;1)" table:style-name="ce1">
            <text:p>Cauca</text:p>
          </table:table-cell>
          <table:table-cell office:value-type="float" office:value="3.2235860000000001" table:style-name="ce1">
            <text:p>3.223586</text:p>
          </table:table-cell>
          <table:table-cell office:value-type="float" office:value="-76.3133579" table:style-name="ce1">
            <text:p>-76.3133579</text:p>
          </table:table-cell>
          <table:table-cell table:number-columns-repeated="16378"/>
        </table:table-row>
        <table:table-row table:style-name="ro1">
          <table:table-cell office:value-type="float" office:value="19517" table:style-name="ce1">
            <text:p>19517</text:p>
          </table:table-cell>
          <table:table-cell office:value-type="string" table:style-name="ce1">
            <text:p>Páez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6];[Depto.A$2:.B$34];2;1)" table:style-name="ce1">
            <text:p>Cauca</text:p>
          </table:table-cell>
          <table:table-cell office:value-type="float" office:value="2.6547399999999999" table:style-name="ce1">
            <text:p>2.65474</text:p>
          </table:table-cell>
          <table:table-cell office:value-type="float" office:value="-75.992800000000003" table:style-name="ce1">
            <text:p>-75.9928</text:p>
          </table:table-cell>
          <table:table-cell table:number-columns-repeated="16378"/>
        </table:table-row>
        <table:table-row table:style-name="ro1">
          <table:table-cell office:value-type="float" office:value="19532" table:style-name="ce1">
            <text:p>19532</text:p>
          </table:table-cell>
          <table:table-cell office:value-type="string" table:style-name="ce1">
            <text:p>Patí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7];[Depto.A$2:.B$34];2;1)" table:style-name="ce1">
            <text:p>Cauca</text:p>
          </table:table-cell>
          <table:table-cell office:value-type="float" office:value="2.0693009999999998" table:style-name="ce1">
            <text:p>2.069301</text:p>
          </table:table-cell>
          <table:table-cell office:value-type="float" office:value="-77.053094999999999" table:style-name="ce1">
            <text:p>-77.053095</text:p>
          </table:table-cell>
          <table:table-cell table:number-columns-repeated="16378"/>
        </table:table-row>
        <table:table-row table:style-name="ro1">
          <table:table-cell office:value-type="float" office:value="19533" table:style-name="ce1">
            <text:p>19533</text:p>
          </table:table-cell>
          <table:table-cell office:value-type="string" table:style-name="ce1">
            <text:p>Piamonte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8];[Depto.A$2:.B$34];2;1)" table:style-name="ce1">
            <text:p>Cauca</text:p>
          </table:table-cell>
          <table:table-cell office:value-type="float" office:value="1.1176109999999999" table:style-name="ce1">
            <text:p>1.117611</text:p>
          </table:table-cell>
          <table:table-cell office:value-type="float" office:value="-76.319972000000007" table:style-name="ce1">
            <text:p>-76.319972</text:p>
          </table:table-cell>
          <table:table-cell table:number-columns-repeated="16378"/>
        </table:table-row>
        <table:table-row table:style-name="ro1">
          <table:table-cell office:value-type="float" office:value="19548" table:style-name="ce1">
            <text:p>19548</text:p>
          </table:table-cell>
          <table:table-cell office:value-type="string" table:style-name="ce1">
            <text:p>Piendamó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9];[Depto.A$2:.B$34];2;1)" table:style-name="ce1">
            <text:p>Cauca</text:p>
          </table:table-cell>
          <table:table-cell office:value-type="float" office:value="2.6430699" table:style-name="ce1">
            <text:p>2.6430699</text:p>
          </table:table-cell>
          <table:table-cell office:value-type="float" office:value="-76.989180000000005" table:style-name="ce1">
            <text:p>-76.98918</text:p>
          </table:table-cell>
          <table:table-cell table:number-columns-repeated="16378"/>
        </table:table-row>
        <table:table-row table:style-name="ro1">
          <table:table-cell office:value-type="float" office:value="19573" table:style-name="ce1">
            <text:p>19573</text:p>
          </table:table-cell>
          <table:table-cell office:value-type="string" table:style-name="ce1">
            <text:p>Puerto Tejad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0];[Depto.A$2:.B$34];2;1)" table:style-name="ce1">
            <text:p>Cauca</text:p>
          </table:table-cell>
          <table:table-cell office:value-type="float" office:value="3.2205900000000001" table:style-name="ce1">
            <text:p>3.22059</text:p>
          </table:table-cell>
          <table:table-cell office:value-type="float" office:value="-76.415464999999998" table:style-name="ce1">
            <text:p>-76.415465</text:p>
          </table:table-cell>
          <table:table-cell table:number-columns-repeated="16378"/>
        </table:table-row>
        <table:table-row table:style-name="ro1">
          <table:table-cell office:value-type="float" office:value="19585" table:style-name="ce1">
            <text:p>19585</text:p>
          </table:table-cell>
          <table:table-cell office:value-type="string" table:style-name="ce1">
            <text:p>Puracé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1];[Depto.A$2:.B$34];2;1)" table:style-name="ce1">
            <text:p>Cauca</text:p>
          </table:table-cell>
          <table:table-cell office:value-type="float" office:value="2.3417330000000001" table:style-name="ce1">
            <text:p>2.341733</text:p>
          </table:table-cell>
          <table:table-cell office:value-type="float" office:value="-76.497158999999996" table:style-name="ce1">
            <text:p>-76.497159</text:p>
          </table:table-cell>
          <table:table-cell table:number-columns-repeated="16378"/>
        </table:table-row>
        <table:table-row table:style-name="ro1">
          <table:table-cell office:value-type="float" office:value="19622" table:style-name="ce1">
            <text:p>19622</text:p>
          </table:table-cell>
          <table:table-cell office:value-type="string" table:style-name="ce1">
            <text:p>Rosas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2];[Depto.A$2:.B$34];2;1)" table:style-name="ce1">
            <text:p>Cauca</text:p>
          </table:table-cell>
          <table:table-cell office:value-type="float" office:value="2.2618580000000001" table:style-name="ce1">
            <text:p>2.261858</text:p>
          </table:table-cell>
          <table:table-cell office:value-type="float" office:value="-76.7406139" table:style-name="ce1">
            <text:p>-76.7406139</text:p>
          </table:table-cell>
          <table:table-cell table:number-columns-repeated="16378"/>
        </table:table-row>
        <table:table-row table:style-name="ro1">
          <table:table-cell office:value-type="float" office:value="19693" table:style-name="ce1">
            <text:p>19693</text:p>
          </table:table-cell>
          <table:table-cell office:value-type="string" table:style-name="ce1">
            <text:p>San Sebastián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3];[Depto.A$2:.B$34];2;1)" table:style-name="ce1">
            <text:p>Cauca</text:p>
          </table:table-cell>
          <table:table-cell office:value-type="float" office:value="1.8385739999999999" table:style-name="ce1">
            <text:p>1.838574</text:p>
          </table:table-cell>
          <table:table-cell office:value-type="float" office:value="-76.770954000000003" table:style-name="ce1">
            <text:p>-76.770954</text:p>
          </table:table-cell>
          <table:table-cell table:number-columns-repeated="16378"/>
        </table:table-row>
        <table:table-row table:style-name="ro1">
          <table:table-cell office:value-type="float" office:value="19698" table:style-name="ce1">
            <text:p>19698</text:p>
          </table:table-cell>
          <table:table-cell office:value-type="string" table:style-name="ce1">
            <text:p>Santander de Quilicha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4];[Depto.A$2:.B$34];2;1)" table:style-name="ce1">
            <text:p>Cauca</text:p>
          </table:table-cell>
          <table:table-cell office:value-type="float" office:value="3.0122800000000001" table:style-name="ce1">
            <text:p>3.01228</text:p>
          </table:table-cell>
          <table:table-cell office:value-type="float" office:value="-76.484532999999999" table:style-name="ce1">
            <text:p>-76.484533</text:p>
          </table:table-cell>
          <table:table-cell table:number-columns-repeated="16378"/>
        </table:table-row>
        <table:table-row table:style-name="ro1">
          <table:table-cell office:value-type="float" office:value="19701" table:style-name="ce1">
            <text:p>19701</text:p>
          </table:table-cell>
          <table:table-cell office:value-type="string" table:style-name="ce1">
            <text:p>Santa Ros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5];[Depto.A$2:.B$34];2;1)" table:style-name="ce1">
            <text:p>Cauca</text:p>
          </table:table-cell>
          <table:table-cell office:value-type="float" office:value="1.7030259999999999" table:style-name="ce1">
            <text:p>1.703026</text:p>
          </table:table-cell>
          <table:table-cell office:value-type="float" office:value="-76.573616999999999" table:style-name="ce1">
            <text:p>-76.573617</text:p>
          </table:table-cell>
          <table:table-cell table:number-columns-repeated="16378"/>
        </table:table-row>
        <table:table-row table:style-name="ro1">
          <table:table-cell office:value-type="float" office:value="19743" table:style-name="ce1">
            <text:p>19743</text:p>
          </table:table-cell>
          <table:table-cell office:value-type="string" table:style-name="ce1">
            <text:p>Silvi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6];[Depto.A$2:.B$34];2;1)" table:style-name="ce1">
            <text:p>Cauca</text:p>
          </table:table-cell>
          <table:table-cell office:value-type="float" office:value="2.611615" table:style-name="ce1">
            <text:p>2.611615</text:p>
          </table:table-cell>
          <table:table-cell office:value-type="float" office:value="-76.377539999999996" table:style-name="ce1">
            <text:p>-76.37754</text:p>
          </table:table-cell>
          <table:table-cell table:number-columns-repeated="16378"/>
        </table:table-row>
        <table:table-row table:style-name="ro1">
          <table:table-cell office:value-type="float" office:value="19760" table:style-name="ce1">
            <text:p>19760</text:p>
          </table:table-cell>
          <table:table-cell office:value-type="string" table:style-name="ce1">
            <text:p>Sotar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7];[Depto.A$2:.B$34];2;1)" table:style-name="ce1">
            <text:p>Cauca</text:p>
          </table:table-cell>
          <table:table-cell office:value-type="float" office:value="2.2781525" table:style-name="ce1">
            <text:p>2.2781525</text:p>
          </table:table-cell>
          <table:table-cell office:value-type="float" office:value="-76.595055500000001" table:style-name="ce1">
            <text:p>-76.5950555</text:p>
          </table:table-cell>
          <table:table-cell table:number-columns-repeated="16378"/>
        </table:table-row>
        <table:table-row table:style-name="ro1">
          <table:table-cell office:value-type="float" office:value="19780" table:style-name="ce1">
            <text:p>19780</text:p>
          </table:table-cell>
          <table:table-cell office:value-type="string" table:style-name="ce1">
            <text:p>Suárez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8];[Depto.A$2:.B$34];2;1)" table:style-name="ce1">
            <text:p>Cauca</text:p>
          </table:table-cell>
          <table:table-cell office:value-type="float" office:value="2.9543832000000001" table:style-name="ce1">
            <text:p>2.9543832</text:p>
          </table:table-cell>
          <table:table-cell office:value-type="float" office:value="-76.695408900000004" table:style-name="ce1">
            <text:p>-76.6954089</text:p>
          </table:table-cell>
          <table:table-cell table:number-columns-repeated="16378"/>
        </table:table-row>
        <table:table-row table:style-name="ro1">
          <table:table-cell office:value-type="float" office:value="19785" table:style-name="ce1">
            <text:p>19785</text:p>
          </table:table-cell>
          <table:table-cell office:value-type="string" table:style-name="ce1">
            <text:p>Sucre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9];[Depto.A$2:.B$34];2;1)" table:style-name="ce1">
            <text:p>Cauca</text:p>
          </table:table-cell>
          <table:table-cell office:value-type="float" office:value="2.0382669999999998" table:style-name="ce1">
            <text:p>2.038267</text:p>
          </table:table-cell>
          <table:table-cell office:value-type="float" office:value="-76.925434899999999" table:style-name="ce1">
            <text:p>-76.9254349</text:p>
          </table:table-cell>
          <table:table-cell table:number-columns-repeated="16378"/>
        </table:table-row>
        <table:table-row table:style-name="ro1">
          <table:table-cell office:value-type="float" office:value="19807" table:style-name="ce1">
            <text:p>19807</text:p>
          </table:table-cell>
          <table:table-cell office:value-type="string" table:style-name="ce1">
            <text:p>Timbí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0];[Depto.A$2:.B$34];2;1)" table:style-name="ce1">
            <text:p>Cauca</text:p>
          </table:table-cell>
          <table:table-cell office:value-type="float" office:value="2.3526859999999998" table:style-name="ce1">
            <text:p>2.352686</text:p>
          </table:table-cell>
          <table:table-cell office:value-type="float" office:value="-76.683351999999999" table:style-name="ce1">
            <text:p>-76.683352</text:p>
          </table:table-cell>
          <table:table-cell table:number-columns-repeated="16378"/>
        </table:table-row>
        <table:table-row table:style-name="ro1">
          <table:table-cell office:value-type="float" office:value="19809" table:style-name="ce1">
            <text:p>19809</text:p>
          </table:table-cell>
          <table:table-cell office:value-type="string" table:style-name="ce1">
            <text:p>Timbiquí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1];[Depto.A$2:.B$34];2;1)" table:style-name="ce1">
            <text:p>Cauca</text:p>
          </table:table-cell>
          <table:table-cell office:value-type="float" office:value="2.7777440000000002" table:style-name="ce1">
            <text:p>2.777744</text:p>
          </table:table-cell>
          <table:table-cell office:value-type="float" office:value="-77.667606000000006" table:style-name="ce1">
            <text:p>-77.667606</text:p>
          </table:table-cell>
          <table:table-cell table:number-columns-repeated="16378"/>
        </table:table-row>
        <table:table-row table:style-name="ro1">
          <table:table-cell office:value-type="float" office:value="19821" table:style-name="ce1">
            <text:p>19821</text:p>
          </table:table-cell>
          <table:table-cell office:value-type="string" table:style-name="ce1">
            <text:p>Toribi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2];[Depto.A$2:.B$34];2;1)" table:style-name="ce1">
            <text:p>Cauca</text:p>
          </table:table-cell>
          <table:table-cell office:value-type="float" office:value="2.9562908999999999" table:style-name="ce1">
            <text:p>2.9562909</text:p>
          </table:table-cell>
          <table:table-cell office:value-type="float" office:value="-76.270399999999995" table:style-name="ce1">
            <text:p>-76.2704</text:p>
          </table:table-cell>
          <table:table-cell table:number-columns-repeated="16378"/>
        </table:table-row>
        <table:table-row table:style-name="ro1">
          <table:table-cell office:value-type="float" office:value="19824" table:style-name="ce1">
            <text:p>19824</text:p>
          </table:table-cell>
          <table:table-cell office:value-type="string" table:style-name="ce1">
            <text:p>Totoró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3];[Depto.A$2:.B$34];2;1)" table:style-name="ce1">
            <text:p>Cauca</text:p>
          </table:table-cell>
          <table:table-cell office:value-type="float" office:value="2.509941" table:style-name="ce1">
            <text:p>2.509941</text:p>
          </table:table-cell>
          <table:table-cell office:value-type="float" office:value="-76.401730000000001" table:style-name="ce1">
            <text:p>-76.40173</text:p>
          </table:table-cell>
          <table:table-cell table:number-columns-repeated="16378"/>
        </table:table-row>
        <table:table-row table:style-name="ro1">
          <table:table-cell office:value-type="float" office:value="19845" table:style-name="ce1">
            <text:p>19845</text:p>
          </table:table-cell>
          <table:table-cell office:value-type="string" table:style-name="ce1">
            <text:p>Villa Ric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4];[Depto.A$2:.B$34];2;1)" table:style-name="ce1">
            <text:p>Cauca</text:p>
          </table:table-cell>
          <table:table-cell office:value-type="float" office:value="2.5136400000000001" table:style-name="ce1">
            <text:p>2.51364</text:p>
          </table:table-cell>
          <table:table-cell office:value-type="float" office:value="-76.847740000000002" table:style-name="ce1">
            <text:p>-76.84774</text:p>
          </table:table-cell>
          <table:table-cell table:number-columns-repeated="16378"/>
        </table:table-row>
        <table:table-row table:style-name="ro1">
          <table:table-cell office:value-type="float" office:value="20001" table:style-name="ce1">
            <text:p>20001</text:p>
          </table:table-cell>
          <table:table-cell office:value-type="string" table:style-name="ce1">
            <text:p>Valledupar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5];[Depto.A$2:.B$34];2;1)" table:style-name="ce1">
            <text:p>Cesar</text:p>
          </table:table-cell>
          <table:table-cell office:value-type="float" office:value="10.4742449" table:style-name="ce1">
            <text:p>10.4742449</text:p>
          </table:table-cell>
          <table:table-cell office:value-type="float" office:value="-73.243633500000001" table:style-name="ce1">
            <text:p>-73.2436335</text:p>
          </table:table-cell>
          <table:table-cell table:number-columns-repeated="16378"/>
        </table:table-row>
        <table:table-row table:style-name="ro1">
          <table:table-cell office:value-type="float" office:value="20011" table:style-name="ce1">
            <text:p>20011</text:p>
          </table:table-cell>
          <table:table-cell office:value-type="string" table:style-name="ce1">
            <text:p>Aguachic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6];[Depto.A$2:.B$34];2;1)" table:style-name="ce1">
            <text:p>Cesar</text:p>
          </table:table-cell>
          <table:table-cell office:value-type="float" office:value="8.3059250000000002" table:style-name="ce1">
            <text:p>8.305925</text:p>
          </table:table-cell>
          <table:table-cell office:value-type="float" office:value="-73.611665000000002" table:style-name="ce1">
            <text:p>-73.611665</text:p>
          </table:table-cell>
          <table:table-cell table:number-columns-repeated="16378"/>
        </table:table-row>
        <table:table-row table:style-name="ro1">
          <table:table-cell office:value-type="float" office:value="20013" table:style-name="ce1">
            <text:p>20013</text:p>
          </table:table-cell>
          <table:table-cell office:value-type="string" table:style-name="ce1">
            <text:p>Agustín Codazzi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7];[Depto.A$2:.B$34];2;1)" table:style-name="ce1">
            <text:p>Cesar</text:p>
          </table:table-cell>
          <table:table-cell office:value-type="float" office:value="10.034716" table:style-name="ce1">
            <text:p>10.034716</text:p>
          </table:table-cell>
          <table:table-cell office:value-type="float" office:value="-73.237105" table:style-name="ce1">
            <text:p>-73.237105</text:p>
          </table:table-cell>
          <table:table-cell table:number-columns-repeated="16378"/>
        </table:table-row>
        <table:table-row table:style-name="ro1">
          <table:table-cell office:value-type="float" office:value="20032" table:style-name="ce1">
            <text:p>20032</text:p>
          </table:table-cell>
          <table:table-cell office:value-type="string" table:style-name="ce1">
            <text:p>Astre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8];[Depto.A$2:.B$34];2;1)" table:style-name="ce1">
            <text:p>Cesar</text:p>
          </table:table-cell>
          <table:table-cell office:value-type="float" office:value="9.4961249999999993" table:style-name="ce1">
            <text:p>9.496125</text:p>
          </table:table-cell>
          <table:table-cell office:value-type="float" office:value="-73.976122000000004" table:style-name="ce1">
            <text:p>-73.976122</text:p>
          </table:table-cell>
          <table:table-cell table:number-columns-repeated="16378"/>
        </table:table-row>
        <table:table-row table:style-name="ro1">
          <table:table-cell office:value-type="float" office:value="20045" table:style-name="ce1">
            <text:p>20045</text:p>
          </table:table-cell>
          <table:table-cell office:value-type="string" table:style-name="ce1">
            <text:p>Becerril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9];[Depto.A$2:.B$34];2;1)" table:style-name="ce1">
            <text:p>Cesar</text:p>
          </table:table-cell>
          <table:table-cell office:value-type="float" office:value="9.7036770000000008" table:style-name="ce1">
            <text:p>9.703677</text:p>
          </table:table-cell>
          <table:table-cell office:value-type="float" office:value="-73.278795000000002" table:style-name="ce1">
            <text:p>-73.278795</text:p>
          </table:table-cell>
          <table:table-cell table:number-columns-repeated="16378"/>
        </table:table-row>
        <table:table-row table:style-name="ro1">
          <table:table-cell office:value-type="float" office:value="20060" table:style-name="ce1">
            <text:p>20060</text:p>
          </table:table-cell>
          <table:table-cell office:value-type="string" table:style-name="ce1">
            <text:p>Bosconi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0];[Depto.A$2:.B$34];2;1)" table:style-name="ce1">
            <text:p>Cesar</text:p>
          </table:table-cell>
          <table:table-cell office:value-type="float" office:value="9.9703619999999997" table:style-name="ce1">
            <text:p>9.970362</text:p>
          </table:table-cell>
          <table:table-cell office:value-type="float" office:value="-73.890530999999996" table:style-name="ce1">
            <text:p>-73.890531</text:p>
          </table:table-cell>
          <table:table-cell table:number-columns-repeated="16378"/>
        </table:table-row>
        <table:table-row table:style-name="ro1">
          <table:table-cell office:value-type="float" office:value="20175" table:style-name="ce1">
            <text:p>20175</text:p>
          </table:table-cell>
          <table:table-cell office:value-type="string" table:style-name="ce1">
            <text:p>Chimichagu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1];[Depto.A$2:.B$34];2;1)" table:style-name="ce1">
            <text:p>Cesar</text:p>
          </table:table-cell>
          <table:table-cell office:value-type="float" office:value="9.2571428999999998" table:style-name="ce1">
            <text:p>9.2571429</text:p>
          </table:table-cell>
          <table:table-cell office:value-type="float" office:value="-73.812877" table:style-name="ce1">
            <text:p>-73.812877</text:p>
          </table:table-cell>
          <table:table-cell table:number-columns-repeated="16378"/>
        </table:table-row>
        <table:table-row table:style-name="ro1">
          <table:table-cell office:value-type="float" office:value="20178" table:style-name="ce1">
            <text:p>20178</text:p>
          </table:table-cell>
          <table:table-cell office:value-type="string" table:style-name="ce1">
            <text:p>Chiriguaná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2];[Depto.A$2:.B$34];2;1)" table:style-name="ce1">
            <text:p>Cesar</text:p>
          </table:table-cell>
          <table:table-cell office:value-type="float" office:value="9.3614639999999998" table:style-name="ce1">
            <text:p>9.361464</text:p>
          </table:table-cell>
          <table:table-cell office:value-type="float" office:value="-73.599699999999999" table:style-name="ce1">
            <text:p>-73.5997</text:p>
          </table:table-cell>
          <table:table-cell table:number-columns-repeated="16378"/>
        </table:table-row>
        <table:table-row table:style-name="ro1">
          <table:table-cell office:value-type="float" office:value="20228" table:style-name="ce1">
            <text:p>20228</text:p>
          </table:table-cell>
          <table:table-cell office:value-type="string" table:style-name="ce1">
            <text:p>Curumaní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3];[Depto.A$2:.B$34];2;1)" table:style-name="ce1">
            <text:p>Cesar</text:p>
          </table:table-cell>
          <table:table-cell office:value-type="float" office:value="9.2010620000000003" table:style-name="ce1">
            <text:p>9.201062</text:p>
          </table:table-cell>
          <table:table-cell office:value-type="float" office:value="-73.5425659" table:style-name="ce1">
            <text:p>-73.5425659</text:p>
          </table:table-cell>
          <table:table-cell table:number-columns-repeated="16378"/>
        </table:table-row>
        <table:table-row table:style-name="ro1">
          <table:table-cell office:value-type="float" office:value="20238" table:style-name="ce1">
            <text:p>20238</text:p>
          </table:table-cell>
          <table:table-cell office:value-type="string" table:style-name="ce1">
            <text:p>El Copey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4];[Depto.A$2:.B$34];2;1)" table:style-name="ce1">
            <text:p>Cesar</text:p>
          </table:table-cell>
          <table:table-cell office:value-type="float" office:value="10.148975999999999" table:style-name="ce1">
            <text:p>10.148976</text:p>
          </table:table-cell>
          <table:table-cell office:value-type="float" office:value="-73.960233000000002" table:style-name="ce1">
            <text:p>-73.960233</text:p>
          </table:table-cell>
          <table:table-cell table:number-columns-repeated="16378"/>
        </table:table-row>
        <table:table-row table:style-name="ro1">
          <table:table-cell office:value-type="float" office:value="20250" table:style-name="ce1">
            <text:p>20250</text:p>
          </table:table-cell>
          <table:table-cell office:value-type="string" table:style-name="ce1">
            <text:p>El Pas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5];[Depto.A$2:.B$34];2;1)" table:style-name="ce1">
            <text:p>Cesar</text:p>
          </table:table-cell>
          <table:table-cell office:value-type="float" office:value="9.6614360000000001" table:style-name="ce1">
            <text:p>9.661436</text:p>
          </table:table-cell>
          <table:table-cell office:value-type="float" office:value="-73.746430000000004" table:style-name="ce1">
            <text:p>-73.74643</text:p>
          </table:table-cell>
          <table:table-cell table:number-columns-repeated="16378"/>
        </table:table-row>
        <table:table-row table:style-name="ro1">
          <table:table-cell office:value-type="float" office:value="20295" table:style-name="ce1">
            <text:p>20295</text:p>
          </table:table-cell>
          <table:table-cell office:value-type="string" table:style-name="ce1">
            <text:p>Gamarr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6];[Depto.A$2:.B$34];2;1)" table:style-name="ce1">
            <text:p>Cesar</text:p>
          </table:table-cell>
          <table:table-cell office:value-type="float" office:value="8.3193160000000006" table:style-name="ce1">
            <text:p>8.319316</text:p>
          </table:table-cell>
          <table:table-cell office:value-type="float" office:value="-73.743937000000003" table:style-name="ce1">
            <text:p>-73.743937</text:p>
          </table:table-cell>
          <table:table-cell table:number-columns-repeated="16378"/>
        </table:table-row>
        <table:table-row table:style-name="ro1">
          <table:table-cell office:value-type="float" office:value="20310" table:style-name="ce1">
            <text:p>20310</text:p>
          </table:table-cell>
          <table:table-cell office:value-type="string" table:style-name="ce1">
            <text:p>González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7];[Depto.A$2:.B$34];2;1)" table:style-name="ce1">
            <text:p>Cesar</text:p>
          </table:table-cell>
          <table:table-cell office:value-type="float" office:value="8.3901050000000001" table:style-name="ce1">
            <text:p>8.390105</text:p>
          </table:table-cell>
          <table:table-cell office:value-type="float" office:value="-73.380115000000004" table:style-name="ce1">
            <text:p>-73.380115</text:p>
          </table:table-cell>
          <table:table-cell table:number-columns-repeated="16378"/>
        </table:table-row>
        <table:table-row table:style-name="ro1">
          <table:table-cell office:value-type="float" office:value="20383" table:style-name="ce1">
            <text:p>20383</text:p>
          </table:table-cell>
          <table:table-cell office:value-type="string" table:style-name="ce1">
            <text:p>La Glori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8];[Depto.A$2:.B$34];2;1)" table:style-name="ce1">
            <text:p>Cesar</text:p>
          </table:table-cell>
          <table:table-cell office:value-type="float" office:value="8.6179769999999998" table:style-name="ce1">
            <text:p>8.617977</text:p>
          </table:table-cell>
          <table:table-cell office:value-type="float" office:value="-73.802042" table:style-name="ce1">
            <text:p>-73.802042</text:p>
          </table:table-cell>
          <table:table-cell table:number-columns-repeated="16378"/>
        </table:table-row>
        <table:table-row table:style-name="ro1">
          <table:table-cell office:value-type="float" office:value="20400" table:style-name="ce1">
            <text:p>20400</text:p>
          </table:table-cell>
          <table:table-cell office:value-type="string" table:style-name="ce1">
            <text:p>La Jagua de Ibiric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9];[Depto.A$2:.B$34];2;1)" table:style-name="ce1">
            <text:p>Cesar</text:p>
          </table:table-cell>
          <table:table-cell office:value-type="float" office:value="9.5608923000000008" table:style-name="ce1">
            <text:p>9.5608923</text:p>
          </table:table-cell>
          <table:table-cell office:value-type="float" office:value="-73.338447099999996" table:style-name="ce1">
            <text:p>-73.3384471</text:p>
          </table:table-cell>
          <table:table-cell table:number-columns-repeated="16378"/>
        </table:table-row>
        <table:table-row table:style-name="ro1">
          <table:table-cell office:value-type="float" office:value="20443" table:style-name="ce1">
            <text:p>20443</text:p>
          </table:table-cell>
          <table:table-cell office:value-type="string" table:style-name="ce1">
            <text:p>Manaure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0];[Depto.A$2:.B$34];2;1)" table:style-name="ce1">
            <text:p>Cesar</text:p>
          </table:table-cell>
          <table:table-cell office:value-type="float" office:value="10.390040600000001" table:style-name="ce1">
            <text:p>10.3900406</text:p>
          </table:table-cell>
          <table:table-cell office:value-type="float" office:value="-73.027244999999994" table:style-name="ce1">
            <text:p>-73.027245</text:p>
          </table:table-cell>
          <table:table-cell table:number-columns-repeated="16378"/>
        </table:table-row>
        <table:table-row table:style-name="ro1">
          <table:table-cell office:value-type="float" office:value="20517" table:style-name="ce1">
            <text:p>20517</text:p>
          </table:table-cell>
          <table:table-cell office:value-type="string" table:style-name="ce1">
            <text:p>Pailitas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1];[Depto.A$2:.B$34];2;1)" table:style-name="ce1">
            <text:p>Cesar</text:p>
          </table:table-cell>
          <table:table-cell office:value-type="float" office:value="8.9596669999999996" table:style-name="ce1">
            <text:p>8.959667</text:p>
          </table:table-cell>
          <table:table-cell office:value-type="float" office:value="-73.626267999999996" table:style-name="ce1">
            <text:p>-73.626268</text:p>
          </table:table-cell>
          <table:table-cell table:number-columns-repeated="16378"/>
        </table:table-row>
        <table:table-row table:style-name="ro1">
          <table:table-cell office:value-type="float" office:value="20550" table:style-name="ce1">
            <text:p>20550</text:p>
          </table:table-cell>
          <table:table-cell office:value-type="string" table:style-name="ce1">
            <text:p>Pelay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2];[Depto.A$2:.B$34];2;1)" table:style-name="ce1">
            <text:p>Cesar</text:p>
          </table:table-cell>
          <table:table-cell office:value-type="float" office:value="8.6880310000000005" table:style-name="ce1">
            <text:p>8.688031</text:p>
          </table:table-cell>
          <table:table-cell office:value-type="float" office:value="-73.666376999999997" table:style-name="ce1">
            <text:p>-73.666377</text:p>
          </table:table-cell>
          <table:table-cell table:number-columns-repeated="16378"/>
        </table:table-row>
        <table:table-row table:style-name="ro1">
          <table:table-cell office:value-type="float" office:value="20570" table:style-name="ce1">
            <text:p>20570</text:p>
          </table:table-cell>
          <table:table-cell office:value-type="string" table:style-name="ce1">
            <text:p>Pueblo Bell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3];[Depto.A$2:.B$34];2;1)" table:style-name="ce1">
            <text:p>Cesar</text:p>
          </table:table-cell>
          <table:table-cell office:value-type="float" office:value="10.40873" table:style-name="ce1">
            <text:p>10.40873</text:p>
          </table:table-cell>
          <table:table-cell office:value-type="float" office:value="-73.591399899999999" table:style-name="ce1">
            <text:p>-73.5913999</text:p>
          </table:table-cell>
          <table:table-cell table:number-columns-repeated="16378"/>
        </table:table-row>
        <table:table-row table:style-name="ro1">
          <table:table-cell office:value-type="float" office:value="20614" table:style-name="ce1">
            <text:p>20614</text:p>
          </table:table-cell>
          <table:table-cell office:value-type="string" table:style-name="ce1">
            <text:p>Río de Or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4];[Depto.A$2:.B$34];2;1)" table:style-name="ce1">
            <text:p>Cesar</text:p>
          </table:table-cell>
          <table:table-cell office:value-type="float" office:value="8.2942669999999996" table:style-name="ce1">
            <text:p>8.294267</text:p>
          </table:table-cell>
          <table:table-cell office:value-type="float" office:value="-73.387467999999998" table:style-name="ce1">
            <text:p>-73.387468</text:p>
          </table:table-cell>
          <table:table-cell table:number-columns-repeated="16378"/>
        </table:table-row>
        <table:table-row table:style-name="ro1">
          <table:table-cell office:value-type="float" office:value="20621" table:style-name="ce1">
            <text:p>20621</text:p>
          </table:table-cell>
          <table:table-cell office:value-type="string" table:style-name="ce1">
            <text:p>La Paz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5];[Depto.A$2:.B$34];2;1)" table:style-name="ce1">
            <text:p>Cesar</text:p>
          </table:table-cell>
          <table:table-cell office:value-type="float" office:value="10.387819" table:style-name="ce1">
            <text:p>10.387819</text:p>
          </table:table-cell>
          <table:table-cell office:value-type="float" office:value="-73.171672000000001" table:style-name="ce1">
            <text:p>-73.171672</text:p>
          </table:table-cell>
          <table:table-cell table:number-columns-repeated="16378"/>
        </table:table-row>
        <table:table-row table:style-name="ro1">
          <table:table-cell office:value-type="float" office:value="20710" table:style-name="ce1">
            <text:p>20710</text:p>
          </table:table-cell>
          <table:table-cell office:value-type="string" table:style-name="ce1">
            <text:p>San Albert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6];[Depto.A$2:.B$34];2;1)" table:style-name="ce1">
            <text:p>Cesar</text:p>
          </table:table-cell>
          <table:table-cell office:value-type="float" office:value="7.761063" table:style-name="ce1">
            <text:p>7.761063</text:p>
          </table:table-cell>
          <table:table-cell office:value-type="float" office:value="-73.393617000000006" table:style-name="ce1">
            <text:p>-73.393617</text:p>
          </table:table-cell>
          <table:table-cell table:number-columns-repeated="16378"/>
        </table:table-row>
        <table:table-row table:style-name="ro1">
          <table:table-cell office:value-type="float" office:value="20750" table:style-name="ce1">
            <text:p>20750</text:p>
          </table:table-cell>
          <table:table-cell office:value-type="string" table:style-name="ce1">
            <text:p>San Dieg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7];[Depto.A$2:.B$34];2;1)" table:style-name="ce1">
            <text:p>Cesar</text:p>
          </table:table-cell>
          <table:table-cell office:value-type="float" office:value="10.333974" table:style-name="ce1">
            <text:p>10.333974</text:p>
          </table:table-cell>
          <table:table-cell office:value-type="float" office:value="-73.180717999999999" table:style-name="ce1">
            <text:p>-73.180718</text:p>
          </table:table-cell>
          <table:table-cell table:number-columns-repeated="16378"/>
        </table:table-row>
        <table:table-row table:style-name="ro1">
          <table:table-cell office:value-type="float" office:value="20770" table:style-name="ce1">
            <text:p>20770</text:p>
          </table:table-cell>
          <table:table-cell office:value-type="string" table:style-name="ce1">
            <text:p>San Martín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8];[Depto.A$2:.B$34];2;1)" table:style-name="ce1">
            <text:p>Cesar</text:p>
          </table:table-cell>
          <table:table-cell office:value-type="float" office:value="8.0041069999999994" table:style-name="ce1">
            <text:p>8.004107</text:p>
          </table:table-cell>
          <table:table-cell office:value-type="float" office:value="-73.512792000000005" table:style-name="ce1">
            <text:p>-73.512792</text:p>
          </table:table-cell>
          <table:table-cell table:number-columns-repeated="16378"/>
        </table:table-row>
        <table:table-row table:style-name="ro1">
          <table:table-cell office:value-type="float" office:value="20787" table:style-name="ce1">
            <text:p>20787</text:p>
          </table:table-cell>
          <table:table-cell office:value-type="string" table:style-name="ce1">
            <text:p>Tamalameque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9];[Depto.A$2:.B$34];2;1)" table:style-name="ce1">
            <text:p>Cesar</text:p>
          </table:table-cell>
          <table:table-cell office:value-type="float" office:value="8.8617480000000004" table:style-name="ce1">
            <text:p>8.861748</text:p>
          </table:table-cell>
          <table:table-cell office:value-type="float" office:value="-73.810755999999998" table:style-name="ce1">
            <text:p>-73.810756</text:p>
          </table:table-cell>
          <table:table-cell table:number-columns-repeated="16378"/>
        </table:table-row>
        <table:table-row table:style-name="ro1">
          <table:table-cell office:value-type="float" office:value="23001" table:style-name="ce1">
            <text:p>23001</text:p>
          </table:table-cell>
          <table:table-cell office:value-type="string" table:style-name="ce1">
            <text:p>Monterí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0];[Depto.A$2:.B$34];2;1)" table:style-name="ce1">
            <text:p>Córdoba</text:p>
          </table:table-cell>
          <table:table-cell office:value-type="float" office:value="8.7509829999999997" table:style-name="ce1">
            <text:p>8.750983</text:p>
          </table:table-cell>
          <table:table-cell office:value-type="float" office:value="-75.878534799999997" table:style-name="ce1">
            <text:p>-75.8785348</text:p>
          </table:table-cell>
          <table:table-cell table:number-columns-repeated="16378"/>
        </table:table-row>
        <table:table-row table:style-name="ro1">
          <table:table-cell office:value-type="float" office:value="23068" table:style-name="ce1">
            <text:p>23068</text:p>
          </table:table-cell>
          <table:table-cell office:value-type="string" table:style-name="ce1">
            <text:p>Ayapel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1];[Depto.A$2:.B$34];2;1)" table:style-name="ce1">
            <text:p>Córdoba</text:p>
          </table:table-cell>
          <table:table-cell office:value-type="float" office:value="8.3092848999999998" table:style-name="ce1">
            <text:p>8.3092849</text:p>
          </table:table-cell>
          <table:table-cell office:value-type="float" office:value="-75.140264000000002" table:style-name="ce1">
            <text:p>-75.140264</text:p>
          </table:table-cell>
          <table:table-cell table:number-columns-repeated="16378"/>
        </table:table-row>
        <table:table-row table:style-name="ro1">
          <table:table-cell office:value-type="float" office:value="23079" table:style-name="ce1">
            <text:p>23079</text:p>
          </table:table-cell>
          <table:table-cell office:value-type="string" table:style-name="ce1">
            <text:p>Buenavist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2];[Depto.A$2:.B$34];2;1)" table:style-name="ce1">
            <text:p>Córdoba</text:p>
          </table:table-cell>
          <table:table-cell office:value-type="float" office:value="8.2229530000000004" table:style-name="ce1">
            <text:p>8.222953</text:p>
          </table:table-cell>
          <table:table-cell office:value-type="float" office:value="-75.482980999999995" table:style-name="ce1">
            <text:p>-75.482981</text:p>
          </table:table-cell>
          <table:table-cell table:number-columns-repeated="16378"/>
        </table:table-row>
        <table:table-row table:style-name="ro1">
          <table:table-cell office:value-type="float" office:value="23090" table:style-name="ce1">
            <text:p>23090</text:p>
          </table:table-cell>
          <table:table-cell office:value-type="string" table:style-name="ce1">
            <text:p>Canalete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3];[Depto.A$2:.B$34];2;1)" table:style-name="ce1">
            <text:p>Córdoba</text:p>
          </table:table-cell>
          <table:table-cell office:value-type="float" office:value="8.7881610000000006" table:style-name="ce1">
            <text:p>8.788161</text:p>
          </table:table-cell>
          <table:table-cell office:value-type="float" office:value="-76.240380999999999" table:style-name="ce1">
            <text:p>-76.240381</text:p>
          </table:table-cell>
          <table:table-cell table:number-columns-repeated="16378"/>
        </table:table-row>
        <table:table-row table:style-name="ro1">
          <table:table-cell office:value-type="float" office:value="23162" table:style-name="ce1">
            <text:p>23162</text:p>
          </table:table-cell>
          <table:table-cell office:value-type="string" table:style-name="ce1">
            <text:p>Cereté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4];[Depto.A$2:.B$34];2;1)" table:style-name="ce1">
            <text:p>Córdoba</text:p>
          </table:table-cell>
          <table:table-cell office:value-type="float" office:value="8.8887850000000004" table:style-name="ce1">
            <text:p>8.888785</text:p>
          </table:table-cell>
          <table:table-cell office:value-type="float" office:value="-75.789632999999995" table:style-name="ce1">
            <text:p>-75.789633</text:p>
          </table:table-cell>
          <table:table-cell table:number-columns-repeated="16378"/>
        </table:table-row>
        <table:table-row table:style-name="ro1">
          <table:table-cell office:value-type="float" office:value="23168" table:style-name="ce1">
            <text:p>23168</text:p>
          </table:table-cell>
          <table:table-cell office:value-type="string" table:style-name="ce1">
            <text:p>Chimá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5];[Depto.A$2:.B$34];2;1)" table:style-name="ce1">
            <text:p>Córdoba</text:p>
          </table:table-cell>
          <table:table-cell office:value-type="float" office:value="9.1493789999999997" table:style-name="ce1">
            <text:p>9.149379</text:p>
          </table:table-cell>
          <table:table-cell office:value-type="float" office:value="-75.628032000000005" table:style-name="ce1">
            <text:p>-75.628032</text:p>
          </table:table-cell>
          <table:table-cell table:number-columns-repeated="16378"/>
        </table:table-row>
        <table:table-row table:style-name="ro1">
          <table:table-cell office:value-type="float" office:value="23182" table:style-name="ce1">
            <text:p>23182</text:p>
          </table:table-cell>
          <table:table-cell office:value-type="string" table:style-name="ce1">
            <text:p>Chinú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6];[Depto.A$2:.B$34];2;1)" table:style-name="ce1">
            <text:p>Córdoba</text:p>
          </table:table-cell>
          <table:table-cell office:value-type="float" office:value="9.1059640000000002" table:style-name="ce1">
            <text:p>9.105964</text:p>
          </table:table-cell>
          <table:table-cell office:value-type="float" office:value="-75.401527000000002" table:style-name="ce1">
            <text:p>-75.401527</text:p>
          </table:table-cell>
          <table:table-cell table:number-columns-repeated="16378"/>
        </table:table-row>
        <table:table-row table:style-name="ro1">
          <table:table-cell office:value-type="float" office:value="23189" table:style-name="ce1">
            <text:p>23189</text:p>
          </table:table-cell>
          <table:table-cell office:value-type="string" table:style-name="ce1">
            <text:p>Ciénaga de Or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7];[Depto.A$2:.B$34];2;1)" table:style-name="ce1">
            <text:p>Córdoba</text:p>
          </table:table-cell>
          <table:table-cell office:value-type="float" office:value="8.8792150000000003" table:style-name="ce1">
            <text:p>8.879215</text:p>
          </table:table-cell>
          <table:table-cell office:value-type="float" office:value="-75.621331999999995" table:style-name="ce1">
            <text:p>-75.621332</text:p>
          </table:table-cell>
          <table:table-cell table:number-columns-repeated="16378"/>
        </table:table-row>
        <table:table-row table:style-name="ro1">
          <table:table-cell office:value-type="float" office:value="23300" table:style-name="ce1">
            <text:p>23300</text:p>
          </table:table-cell>
          <table:table-cell office:value-type="string" table:style-name="ce1">
            <text:p>Cotorr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8];[Depto.A$2:.B$34];2;1)" table:style-name="ce1">
            <text:p>Córdoba</text:p>
          </table:table-cell>
          <table:table-cell office:value-type="float" office:value="9.039263" table:style-name="ce1">
            <text:p>9.039263</text:p>
          </table:table-cell>
          <table:table-cell office:value-type="float" office:value="-75.790510999999995" table:style-name="ce1">
            <text:p>-75.790511</text:p>
          </table:table-cell>
          <table:table-cell table:number-columns-repeated="16378"/>
        </table:table-row>
        <table:table-row table:style-name="ro1">
          <table:table-cell office:value-type="float" office:value="23350" table:style-name="ce1">
            <text:p>23350</text:p>
          </table:table-cell>
          <table:table-cell office:value-type="string" table:style-name="ce1">
            <text:p>La Apartad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9];[Depto.A$2:.B$34];2;1)" table:style-name="ce1">
            <text:p>Córdoba</text:p>
          </table:table-cell>
          <table:table-cell office:value-type="float" office:value="8.0480490000000007" table:style-name="ce1">
            <text:p>8.048049</text:p>
          </table:table-cell>
          <table:table-cell office:value-type="float" office:value="-75.334101000000004" table:style-name="ce1">
            <text:p>-75.334101</text:p>
          </table:table-cell>
          <table:table-cell table:number-columns-repeated="16378"/>
        </table:table-row>
        <table:table-row table:style-name="ro1">
          <table:table-cell office:value-type="float" office:value="23417" table:style-name="ce1">
            <text:p>23417</text:p>
          </table:table-cell>
          <table:table-cell office:value-type="string" table:style-name="ce1">
            <text:p>Loric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0];[Depto.A$2:.B$34];2;1)" table:style-name="ce1">
            <text:p>Córdoba</text:p>
          </table:table-cell>
          <table:table-cell office:value-type="float" office:value="9.2376398000000002" table:style-name="ce1">
            <text:p>9.2376398</text:p>
          </table:table-cell>
          <table:table-cell office:value-type="float" office:value="-75.813624500000003" table:style-name="ce1">
            <text:p>-75.8136245</text:p>
          </table:table-cell>
          <table:table-cell table:number-columns-repeated="16378"/>
        </table:table-row>
        <table:table-row table:style-name="ro1">
          <table:table-cell office:value-type="float" office:value="23419" table:style-name="ce1">
            <text:p>23419</text:p>
          </table:table-cell>
          <table:table-cell office:value-type="string" table:style-name="ce1">
            <text:p>Los Córdobas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1];[Depto.A$2:.B$34];2;1)" table:style-name="ce1">
            <text:p>Córdoba</text:p>
          </table:table-cell>
          <table:table-cell office:value-type="float" office:value="8.8950800000000001" table:style-name="ce1">
            <text:p>8.89508</text:p>
          </table:table-cell>
          <table:table-cell office:value-type="float" office:value="-76.354590000000002" table:style-name="ce1">
            <text:p>-76.35459</text:p>
          </table:table-cell>
          <table:table-cell table:number-columns-repeated="16378"/>
        </table:table-row>
        <table:table-row table:style-name="ro1">
          <table:table-cell office:value-type="float" office:value="23464" table:style-name="ce1">
            <text:p>23464</text:p>
          </table:table-cell>
          <table:table-cell office:value-type="string" table:style-name="ce1">
            <text:p>Momil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2];[Depto.A$2:.B$34];2;1)" table:style-name="ce1">
            <text:p>Córdoba</text:p>
          </table:table-cell>
          <table:table-cell office:value-type="float" office:value="9.2395040000000002" table:style-name="ce1">
            <text:p>9.239504</text:p>
          </table:table-cell>
          <table:table-cell office:value-type="float" office:value="-75.6767349" table:style-name="ce1">
            <text:p>-75.6767349</text:p>
          </table:table-cell>
          <table:table-cell table:number-columns-repeated="16378"/>
        </table:table-row>
        <table:table-row table:style-name="ro1">
          <table:table-cell office:value-type="float" office:value="23466" table:style-name="ce1">
            <text:p>23466</text:p>
          </table:table-cell>
          <table:table-cell office:value-type="string" table:style-name="ce1">
            <text:p>Montelíban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3];[Depto.A$2:.B$34];2;1)" table:style-name="ce1">
            <text:p>Córdoba</text:p>
          </table:table-cell>
          <table:table-cell office:value-type="float" office:value="7.9768030000000003" table:style-name="ce1">
            <text:p>7.976803</text:p>
          </table:table-cell>
          <table:table-cell office:value-type="float" office:value="-75.417209" table:style-name="ce1">
            <text:p>-75.417209</text:p>
          </table:table-cell>
          <table:table-cell table:number-columns-repeated="16378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string" table:style-name="ce1">
            <text:p>Moñitos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4];[Depto.A$2:.B$34];2;1)" table:style-name="ce1">
            <text:p>Córdoba</text:p>
          </table:table-cell>
          <table:table-cell office:value-type="float" office:value="9.246772" table:style-name="ce1">
            <text:p>9.246772</text:p>
          </table:table-cell>
          <table:table-cell office:value-type="float" office:value="-76.130784000000006" table:style-name="ce1">
            <text:p>-76.130784</text:p>
          </table:table-cell>
          <table:table-cell table:number-columns-repeated="16378"/>
        </table:table-row>
        <table:table-row table:style-name="ro1">
          <table:table-cell office:value-type="float" office:value="23555" table:style-name="ce1">
            <text:p>23555</text:p>
          </table:table-cell>
          <table:table-cell office:value-type="string" table:style-name="ce1">
            <text:p>Planeta Ric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5];[Depto.A$2:.B$34];2;1)" table:style-name="ce1">
            <text:p>Córdoba</text:p>
          </table:table-cell>
          <table:table-cell office:value-type="float" office:value="8.4127489999999998" table:style-name="ce1">
            <text:p>8.412749</text:p>
          </table:table-cell>
          <table:table-cell office:value-type="float" office:value="-75.584047999999996" table:style-name="ce1">
            <text:p>-75.584048</text:p>
          </table:table-cell>
          <table:table-cell table:number-columns-repeated="16378"/>
        </table:table-row>
        <table:table-row table:style-name="ro1">
          <table:table-cell office:value-type="float" office:value="23570" table:style-name="ce1">
            <text:p>23570</text:p>
          </table:table-cell>
          <table:table-cell office:value-type="string" table:style-name="ce1">
            <text:p>Pueblo Nuev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6];[Depto.A$2:.B$34];2;1)" table:style-name="ce1">
            <text:p>Córdoba</text:p>
          </table:table-cell>
          <table:table-cell office:value-type="float" office:value="8.50502" table:style-name="ce1">
            <text:p>8.50502</text:p>
          </table:table-cell>
          <table:table-cell office:value-type="float" office:value="-75.507408999999996" table:style-name="ce1">
            <text:p>-75.507409</text:p>
          </table:table-cell>
          <table:table-cell table:number-columns-repeated="16378"/>
        </table:table-row>
        <table:table-row table:style-name="ro1">
          <table:table-cell office:value-type="float" office:value="23574" table:style-name="ce1">
            <text:p>23574</text:p>
          </table:table-cell>
          <table:table-cell office:value-type="string" table:style-name="ce1">
            <text:p>Puerto Escondid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7];[Depto.A$2:.B$34];2;1)" table:style-name="ce1">
            <text:p>Córdoba</text:p>
          </table:table-cell>
          <table:table-cell office:value-type="float" office:value="9.0083409999999997" table:style-name="ce1">
            <text:p>9.008341</text:p>
          </table:table-cell>
          <table:table-cell office:value-type="float" office:value="-76.261398" table:style-name="ce1">
            <text:p>-76.261398</text:p>
          </table:table-cell>
          <table:table-cell table:number-columns-repeated="16378"/>
        </table:table-row>
        <table:table-row table:style-name="ro1">
          <table:table-cell office:value-type="float" office:value="23580" table:style-name="ce1">
            <text:p>23580</text:p>
          </table:table-cell>
          <table:table-cell office:value-type="string" table:style-name="ce1">
            <text:p>Puerto Libertador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8];[Depto.A$2:.B$34];2;1)" table:style-name="ce1">
            <text:p>Córdoba</text:p>
          </table:table-cell>
          <table:table-cell office:value-type="float" office:value="7.8879520000000003" table:style-name="ce1">
            <text:p>7.887952</text:p>
          </table:table-cell>
          <table:table-cell office:value-type="float" office:value="-75.670944000000006" table:style-name="ce1">
            <text:p>-75.670944</text:p>
          </table:table-cell>
          <table:table-cell table:number-columns-repeated="16378"/>
        </table:table-row>
        <table:table-row table:style-name="ro1">
          <table:table-cell office:value-type="float" office:value="23586" table:style-name="ce1">
            <text:p>23586</text:p>
          </table:table-cell>
          <table:table-cell office:value-type="string" table:style-name="ce1">
            <text:p>Purísim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9];[Depto.A$2:.B$34];2;1)" table:style-name="ce1">
            <text:p>Córdoba</text:p>
          </table:table-cell>
          <table:table-cell office:value-type="float" office:value="9.236872" table:style-name="ce1">
            <text:p>9.236872</text:p>
          </table:table-cell>
          <table:table-cell office:value-type="float" office:value="-75.723393999999999" table:style-name="ce1">
            <text:p>-75.723394</text:p>
          </table:table-cell>
          <table:table-cell table:number-columns-repeated="16378"/>
        </table:table-row>
        <table:table-row table:style-name="ro1">
          <table:table-cell office:value-type="float" office:value="23660" table:style-name="ce1">
            <text:p>23660</text:p>
          </table:table-cell>
          <table:table-cell office:value-type="string" table:style-name="ce1">
            <text:p>Sahagún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0];[Depto.A$2:.B$34];2;1)" table:style-name="ce1">
            <text:p>Córdoba</text:p>
          </table:table-cell>
          <table:table-cell office:value-type="float" office:value="8.9506429999999995" table:style-name="ce1">
            <text:p>8.950643</text:p>
          </table:table-cell>
          <table:table-cell office:value-type="float" office:value="-75.446000999999995" table:style-name="ce1">
            <text:p>-75.446001</text:p>
          </table:table-cell>
          <table:table-cell table:number-columns-repeated="16378"/>
        </table:table-row>
        <table:table-row table:style-name="ro1">
          <table:table-cell office:value-type="float" office:value="23670" table:style-name="ce1">
            <text:p>23670</text:p>
          </table:table-cell>
          <table:table-cell office:value-type="string" table:style-name="ce1">
            <text:p>San Andrés Sotavent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1];[Depto.A$2:.B$34];2;1)" table:style-name="ce1">
            <text:p>Córdoba</text:p>
          </table:table-cell>
          <table:table-cell office:value-type="float" office:value="9.1467430000000007" table:style-name="ce1">
            <text:p>9.146743</text:p>
          </table:table-cell>
          <table:table-cell office:value-type="float" office:value="-75.509017" table:style-name="ce1">
            <text:p>-75.509017</text:p>
          </table:table-cell>
          <table:table-cell table:number-columns-repeated="16378"/>
        </table:table-row>
        <table:table-row table:style-name="ro1">
          <table:table-cell office:value-type="float" office:value="23672" table:style-name="ce1">
            <text:p>23672</text:p>
          </table:table-cell>
          <table:table-cell office:value-type="string" table:style-name="ce1">
            <text:p>San Anter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2];[Depto.A$2:.B$34];2;1)" table:style-name="ce1">
            <text:p>Córdoba</text:p>
          </table:table-cell>
          <table:table-cell office:value-type="float" office:value="9.3746419999999997" table:style-name="ce1">
            <text:p>9.374642</text:p>
          </table:table-cell>
          <table:table-cell office:value-type="float" office:value="-75.758516999999998" table:style-name="ce1">
            <text:p>-75.758517</text:p>
          </table:table-cell>
          <table:table-cell table:number-columns-repeated="16378"/>
        </table:table-row>
        <table:table-row table:style-name="ro1">
          <table:table-cell office:value-type="float" office:value="23675" table:style-name="ce1">
            <text:p>23675</text:p>
          </table:table-cell>
          <table:table-cell office:value-type="string" table:style-name="ce1">
            <text:p>San Bernardo del Vient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3];[Depto.A$2:.B$34];2;1)" table:style-name="ce1">
            <text:p>Córdoba</text:p>
          </table:table-cell>
          <table:table-cell office:value-type="float" office:value="9.3525857999999999" table:style-name="ce1">
            <text:p>9.3525858</text:p>
          </table:table-cell>
          <table:table-cell office:value-type="float" office:value="-75.953581499999999" table:style-name="ce1">
            <text:p>-75.9535815</text:p>
          </table:table-cell>
          <table:table-cell table:number-columns-repeated="16378"/>
        </table:table-row>
        <table:table-row table:style-name="ro1">
          <table:table-cell office:value-type="float" office:value="23678" table:style-name="ce1">
            <text:p>23678</text:p>
          </table:table-cell>
          <table:table-cell office:value-type="string" table:style-name="ce1">
            <text:p>San Carlos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4];[Depto.A$2:.B$34];2;1)" table:style-name="ce1">
            <text:p>Córdoba</text:p>
          </table:table-cell>
          <table:table-cell office:value-type="float" office:value="8.7971450000000004" table:style-name="ce1">
            <text:p>8.797145</text:p>
          </table:table-cell>
          <table:table-cell office:value-type="float" office:value="-75.698571000000001" table:style-name="ce1">
            <text:p>-75.698571</text:p>
          </table:table-cell>
          <table:table-cell table:number-columns-repeated="16378"/>
        </table:table-row>
        <table:table-row table:style-name="ro1">
          <table:table-cell office:value-type="float" office:value="23682" table:style-name="ce1">
            <text:p>23682</text:p>
          </table:table-cell>
          <table:table-cell office:value-type="string" table:style-name="ce1">
            <text:p>San José de Uré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5];[Depto.A$2:.B$34];2;1)" table:style-name="ce1">
            <text:p>Córdoba</text:p>
          </table:table-cell>
          <table:table-cell office:value-type="float" office:value="7.7874439999999998" table:style-name="ce1">
            <text:p>7.787444</text:p>
          </table:table-cell>
          <table:table-cell office:value-type="float" office:value="-75.535838999999996" table:style-name="ce1">
            <text:p>-75.535839</text:p>
          </table:table-cell>
          <table:table-cell table:number-columns-repeated="16378"/>
        </table:table-row>
        <table:table-row table:style-name="ro1">
          <table:table-cell office:value-type="float" office:value="23686" table:style-name="ce1">
            <text:p>23686</text:p>
          </table:table-cell>
          <table:table-cell office:value-type="string" table:style-name="ce1">
            <text:p>San Pelay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6];[Depto.A$2:.B$34];2;1)" table:style-name="ce1">
            <text:p>Córdoba</text:p>
          </table:table-cell>
          <table:table-cell office:value-type="float" office:value="8.9594418999999998" table:style-name="ce1">
            <text:p>8.9594419</text:p>
          </table:table-cell>
          <table:table-cell office:value-type="float" office:value="-75.836913899999999" table:style-name="ce1">
            <text:p>-75.8369139</text:p>
          </table:table-cell>
          <table:table-cell table:number-columns-repeated="16378"/>
        </table:table-row>
        <table:table-row table:style-name="ro1">
          <table:table-cell office:value-type="float" office:value="23807" table:style-name="ce1">
            <text:p>23807</text:p>
          </table:table-cell>
          <table:table-cell office:value-type="string" table:style-name="ce1">
            <text:p>Tierralt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7];[Depto.A$2:.B$34];2;1)" table:style-name="ce1">
            <text:p>Córdoba</text:p>
          </table:table-cell>
          <table:table-cell office:value-type="float" office:value="8.1715710000000001" table:style-name="ce1">
            <text:p>8.171571</text:p>
          </table:table-cell>
          <table:table-cell office:value-type="float" office:value="-76.062313000000003" table:style-name="ce1">
            <text:p>-76.062313</text:p>
          </table:table-cell>
          <table:table-cell table:number-columns-repeated="16378"/>
        </table:table-row>
        <table:table-row table:style-name="ro1">
          <table:table-cell office:value-type="float" office:value="23815" table:style-name="ce1">
            <text:p>23815</text:p>
          </table:table-cell>
          <table:table-cell office:value-type="string" table:style-name="ce1">
            <text:p>Tuchín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8];[Depto.A$2:.B$34];2;1)" table:style-name="ce1">
            <text:p>Córdoba</text:p>
          </table:table-cell>
          <table:table-cell office:value-type="float" office:value="9.1871899999999993" table:style-name="ce1">
            <text:p>9.18719</text:p>
          </table:table-cell>
          <table:table-cell office:value-type="float" office:value="-75.554159999999996" table:style-name="ce1">
            <text:p>-75.55416</text:p>
          </table:table-cell>
          <table:table-cell table:number-columns-repeated="16378"/>
        </table:table-row>
        <table:table-row table:style-name="ro1">
          <table:table-cell office:value-type="float" office:value="23855" table:style-name="ce1">
            <text:p>23855</text:p>
          </table:table-cell>
          <table:table-cell office:value-type="string" table:style-name="ce1">
            <text:p>Valenci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9];[Depto.A$2:.B$34];2;1)" table:style-name="ce1">
            <text:p>Córdoba</text:p>
          </table:table-cell>
          <table:table-cell office:value-type="float" office:value="8.2567868999999998" table:style-name="ce1">
            <text:p>8.2567869</text:p>
          </table:table-cell>
          <table:table-cell office:value-type="float" office:value="-76.147936000000001" table:style-name="ce1">
            <text:p>-76.147936</text:p>
          </table:table-cell>
          <table:table-cell table:number-columns-repeated="16378"/>
        </table:table-row>
        <table:table-row table:style-name="ro1">
          <table:table-cell office:value-type="float" office:value="25001" table:style-name="ce1">
            <text:p>25001</text:p>
          </table:table-cell>
          <table:table-cell office:value-type="string" table:style-name="ce1">
            <text:p>Agua de Dios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0];[Depto.A$2:.B$34];2;1)" table:style-name="ce1">
            <text:p>Cundinamarca</text:p>
          </table:table-cell>
          <table:table-cell office:value-type="float" office:value="4.3766879999999997" table:style-name="ce1">
            <text:p>4.376688</text:p>
          </table:table-cell>
          <table:table-cell office:value-type="float" office:value="-74.669799999999995" table:style-name="ce1">
            <text:p>-74.6698</text:p>
          </table:table-cell>
          <table:table-cell table:number-columns-repeated="16378"/>
        </table:table-row>
        <table:table-row table:style-name="ro1">
          <table:table-cell office:value-type="float" office:value="25019" table:style-name="ce1">
            <text:p>25019</text:p>
          </table:table-cell>
          <table:table-cell office:value-type="string" table:style-name="ce1">
            <text:p>Albá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1];[Depto.A$2:.B$34];2;1)" table:style-name="ce1">
            <text:p>Cundinamarca</text:p>
          </table:table-cell>
          <table:table-cell office:value-type="float" office:value="4.8762480000000004" table:style-name="ce1">
            <text:p>4.876248</text:p>
          </table:table-cell>
          <table:table-cell office:value-type="float" office:value="-74.437771999999995" table:style-name="ce1">
            <text:p>-74.437772</text:p>
          </table:table-cell>
          <table:table-cell table:number-columns-repeated="16378"/>
        </table:table-row>
        <table:table-row table:style-name="ro1">
          <table:table-cell office:value-type="float" office:value="25035" table:style-name="ce1">
            <text:p>25035</text:p>
          </table:table-cell>
          <table:table-cell office:value-type="string" table:style-name="ce1">
            <text:p>Anapo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2];[Depto.A$2:.B$34];2;1)" table:style-name="ce1">
            <text:p>Cundinamarca</text:p>
          </table:table-cell>
          <table:table-cell office:value-type="float" office:value="4.5489420000000003" table:style-name="ce1">
            <text:p>4.548942</text:p>
          </table:table-cell>
          <table:table-cell office:value-type="float" office:value="-74.535235" table:style-name="ce1">
            <text:p>-74.535235</text:p>
          </table:table-cell>
          <table:table-cell table:number-columns-repeated="16378"/>
        </table:table-row>
        <table:table-row table:style-name="ro1">
          <table:table-cell office:value-type="float" office:value="25040" table:style-name="ce1">
            <text:p>25040</text:p>
          </table:table-cell>
          <table:table-cell office:value-type="string" table:style-name="ce1">
            <text:p>Anol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3];[Depto.A$2:.B$34];2;1)" table:style-name="ce1">
            <text:p>Cundinamarca</text:p>
          </table:table-cell>
          <table:table-cell office:value-type="float" office:value="4.7617380000000002" table:style-name="ce1">
            <text:p>4.761738</text:p>
          </table:table-cell>
          <table:table-cell office:value-type="float" office:value="-74.464017999999996" table:style-name="ce1">
            <text:p>-74.464018</text:p>
          </table:table-cell>
          <table:table-cell table:number-columns-repeated="16378"/>
        </table:table-row>
        <table:table-row table:style-name="ro1">
          <table:table-cell office:value-type="float" office:value="25053" table:style-name="ce1">
            <text:p>25053</text:p>
          </table:table-cell>
          <table:table-cell office:value-type="string" table:style-name="ce1">
            <text:p>Arbeláez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4];[Depto.A$2:.B$34];2;1)" table:style-name="ce1">
            <text:p>Cundinamarca</text:p>
          </table:table-cell>
          <table:table-cell office:value-type="float" office:value="4.2727930000000001" table:style-name="ce1">
            <text:p>4.272793</text:p>
          </table:table-cell>
          <table:table-cell office:value-type="float" office:value="-74.416014000000004" table:style-name="ce1">
            <text:p>-74.416014</text:p>
          </table:table-cell>
          <table:table-cell table:number-columns-repeated="16378"/>
        </table:table-row>
        <table:table-row table:style-name="ro1">
          <table:table-cell office:value-type="float" office:value="25086" table:style-name="ce1">
            <text:p>25086</text:p>
          </table:table-cell>
          <table:table-cell office:value-type="string" table:style-name="ce1">
            <text:p>Beltrá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5];[Depto.A$2:.B$34];2;1)" table:style-name="ce1">
            <text:p>Cundinamarca</text:p>
          </table:table-cell>
          <table:table-cell office:value-type="float" office:value="4.8009839999999997" table:style-name="ce1">
            <text:p>4.800984</text:p>
          </table:table-cell>
          <table:table-cell office:value-type="float" office:value="-74.740943000000001" table:style-name="ce1">
            <text:p>-74.740943</text:p>
          </table:table-cell>
          <table:table-cell table:number-columns-repeated="16378"/>
        </table:table-row>
        <table:table-row table:style-name="ro1">
          <table:table-cell office:value-type="float" office:value="25095" table:style-name="ce1">
            <text:p>25095</text:p>
          </table:table-cell>
          <table:table-cell office:value-type="string" table:style-name="ce1">
            <text:p>Bitu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6];[Depto.A$2:.B$34];2;1)" table:style-name="ce1">
            <text:p>Cundinamarca</text:p>
          </table:table-cell>
          <table:table-cell office:value-type="float" office:value="4.8728199999999999" table:style-name="ce1">
            <text:p>4.87282</text:p>
          </table:table-cell>
          <table:table-cell office:value-type="float" office:value="-74.539820000000006" table:style-name="ce1">
            <text:p>-74.53982</text:p>
          </table:table-cell>
          <table:table-cell table:number-columns-repeated="16378"/>
        </table:table-row>
        <table:table-row table:style-name="ro1">
          <table:table-cell office:value-type="float" office:value="25099" table:style-name="ce1">
            <text:p>25099</text:p>
          </table:table-cell>
          <table:table-cell office:value-type="string" table:style-name="ce1">
            <text:p>Bojac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7];[Depto.A$2:.B$34];2;1)" table:style-name="ce1">
            <text:p>Cundinamarca</text:p>
          </table:table-cell>
          <table:table-cell office:value-type="float" office:value="4.7326180000000004" table:style-name="ce1">
            <text:p>4.732618</text:p>
          </table:table-cell>
          <table:table-cell office:value-type="float" office:value="-74.341775999999996" table:style-name="ce1">
            <text:p>-74.341776</text:p>
          </table:table-cell>
          <table:table-cell table:number-columns-repeated="16378"/>
        </table:table-row>
        <table:table-row table:style-name="ro1">
          <table:table-cell office:value-type="float" office:value="25120" table:style-name="ce1">
            <text:p>25120</text:p>
          </table:table-cell>
          <table:table-cell office:value-type="string" table:style-name="ce1">
            <text:p>Cabre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8];[Depto.A$2:.B$34];2;1)" table:style-name="ce1">
            <text:p>Cundinamarca</text:p>
          </table:table-cell>
          <table:table-cell office:value-type="float" office:value="3.9847899999999998" table:style-name="ce1">
            <text:p>3.98479</text:p>
          </table:table-cell>
          <table:table-cell office:value-type="float" office:value="-74.484181000000007" table:style-name="ce1">
            <text:p>-74.484181</text:p>
          </table:table-cell>
          <table:table-cell table:number-columns-repeated="16378"/>
        </table:table-row>
        <table:table-row table:style-name="ro1">
          <table:table-cell office:value-type="float" office:value="25123" table:style-name="ce1">
            <text:p>25123</text:p>
          </table:table-cell>
          <table:table-cell office:value-type="string" table:style-name="ce1">
            <text:p>Cachipay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9];[Depto.A$2:.B$34];2;1)" table:style-name="ce1">
            <text:p>Cundinamarca</text:p>
          </table:table-cell>
          <table:table-cell office:value-type="float" office:value="4.5983799999999997" table:style-name="ce1">
            <text:p>4.59838</text:p>
          </table:table-cell>
          <table:table-cell office:value-type="float" office:value="-74.441389999999998" table:style-name="ce1">
            <text:p>-74.44139</text:p>
          </table:table-cell>
          <table:table-cell table:number-columns-repeated="16378"/>
        </table:table-row>
        <table:table-row table:style-name="ro1">
          <table:table-cell office:value-type="float" office:value="25126" table:style-name="ce1">
            <text:p>25126</text:p>
          </table:table-cell>
          <table:table-cell office:value-type="string" table:style-name="ce1">
            <text:p>Cajic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0];[Depto.A$2:.B$34];2;1)" table:style-name="ce1">
            <text:p>Cundinamarca</text:p>
          </table:table-cell>
          <table:table-cell office:value-type="float" office:value="4.9175310000000003" table:style-name="ce1">
            <text:p>4.917531</text:p>
          </table:table-cell>
          <table:table-cell office:value-type="float" office:value="-74.024772999999996" table:style-name="ce1">
            <text:p>-74.024773</text:p>
          </table:table-cell>
          <table:table-cell table:number-columns-repeated="16378"/>
        </table:table-row>
        <table:table-row table:style-name="ro1">
          <table:table-cell office:value-type="float" office:value="25148" table:style-name="ce1">
            <text:p>25148</text:p>
          </table:table-cell>
          <table:table-cell office:value-type="string" table:style-name="ce1">
            <text:p>Caparrap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1];[Depto.A$2:.B$34];2;1)" table:style-name="ce1">
            <text:p>Cundinamarca</text:p>
          </table:table-cell>
          <table:table-cell office:value-type="float" office:value="5.3456450000000002" table:style-name="ce1">
            <text:p>5.345645</text:p>
          </table:table-cell>
          <table:table-cell office:value-type="float" office:value="-74.490809999999996" table:style-name="ce1">
            <text:p>-74.49081</text:p>
          </table:table-cell>
          <table:table-cell table:number-columns-repeated="16378"/>
        </table:table-row>
        <table:table-row table:style-name="ro1">
          <table:table-cell office:value-type="float" office:value="25151" table:style-name="ce1">
            <text:p>25151</text:p>
          </table:table-cell>
          <table:table-cell office:value-type="string" table:style-name="ce1">
            <text:p>Caquez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2];[Depto.A$2:.B$34];2;1)" table:style-name="ce1">
            <text:p>Cundinamarca</text:p>
          </table:table-cell>
          <table:table-cell office:value-type="float" office:value="4.4056369000000002" table:style-name="ce1">
            <text:p>4.4056369</text:p>
          </table:table-cell>
          <table:table-cell office:value-type="float" office:value="-73.946686" table:style-name="ce1">
            <text:p>-73.946686</text:p>
          </table:table-cell>
          <table:table-cell table:number-columns-repeated="16378"/>
        </table:table-row>
        <table:table-row table:style-name="ro1">
          <table:table-cell office:value-type="float" office:value="25154" table:style-name="ce1">
            <text:p>25154</text:p>
          </table:table-cell>
          <table:table-cell office:value-type="string" table:style-name="ce1">
            <text:p>Carmen de Carup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3];[Depto.A$2:.B$34];2;1)" table:style-name="ce1">
            <text:p>Cundinamarca</text:p>
          </table:table-cell>
          <table:table-cell office:value-type="float" office:value="5.349094" table:style-name="ce1">
            <text:p>5.349094</text:p>
          </table:table-cell>
          <table:table-cell office:value-type="float" office:value="-73.901353" table:style-name="ce1">
            <text:p>-73.901353</text:p>
          </table:table-cell>
          <table:table-cell table:number-columns-repeated="16378"/>
        </table:table-row>
        <table:table-row table:style-name="ro1">
          <table:table-cell office:value-type="float" office:value="25168" table:style-name="ce1">
            <text:p>25168</text:p>
          </table:table-cell>
          <table:table-cell office:value-type="string" table:style-name="ce1">
            <text:p>Chaguan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4];[Depto.A$2:.B$34];2;1)" table:style-name="ce1">
            <text:p>Cundinamarca</text:p>
          </table:table-cell>
          <table:table-cell office:value-type="float" office:value="4.9496010000000004" table:style-name="ce1">
            <text:p>4.949601</text:p>
          </table:table-cell>
          <table:table-cell office:value-type="float" office:value="-74.593835999999996" table:style-name="ce1">
            <text:p>-74.593836</text:p>
          </table:table-cell>
          <table:table-cell table:number-columns-repeated="16378"/>
        </table:table-row>
        <table:table-row table:style-name="ro1">
          <table:table-cell office:value-type="float" office:value="25175" table:style-name="ce1">
            <text:p>25175</text:p>
          </table:table-cell>
          <table:table-cell office:value-type="string" table:style-name="ce1">
            <text:p>Chí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5];[Depto.A$2:.B$34];2;1)" table:style-name="ce1">
            <text:p>Cundinamarca</text:p>
          </table:table-cell>
          <table:table-cell office:value-type="float" office:value="4.8615786999999999" table:style-name="ce1">
            <text:p>4.8615787</text:p>
          </table:table-cell>
          <table:table-cell office:value-type="float" office:value="-74.032536800000003" table:style-name="ce1">
            <text:p>-74.0325368</text:p>
          </table:table-cell>
          <table:table-cell table:number-columns-repeated="16378"/>
        </table:table-row>
        <table:table-row table:style-name="ro1">
          <table:table-cell office:value-type="float" office:value="25178" table:style-name="ce1">
            <text:p>25178</text:p>
          </table:table-cell>
          <table:table-cell office:value-type="string" table:style-name="ce1">
            <text:p>Chipa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6];[Depto.A$2:.B$34];2;1)" table:style-name="ce1">
            <text:p>Cundinamarca</text:p>
          </table:table-cell>
          <table:table-cell office:value-type="float" office:value="4.4431839000000002" table:style-name="ce1">
            <text:p>4.4431839</text:p>
          </table:table-cell>
          <table:table-cell office:value-type="float" office:value="-74.045000000000002" table:style-name="ce1">
            <text:p>-74.045</text:p>
          </table:table-cell>
          <table:table-cell table:number-columns-repeated="16378"/>
        </table:table-row>
        <table:table-row table:style-name="ro1">
          <table:table-cell office:value-type="float" office:value="25181" table:style-name="ce1">
            <text:p>25181</text:p>
          </table:table-cell>
          <table:table-cell office:value-type="string" table:style-name="ce1">
            <text:p>Choach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7];[Depto.A$2:.B$34];2;1)" table:style-name="ce1">
            <text:p>Cundinamarca</text:p>
          </table:table-cell>
          <table:table-cell office:value-type="float" office:value="4.5286590000000002" table:style-name="ce1">
            <text:p>4.528659</text:p>
          </table:table-cell>
          <table:table-cell office:value-type="float" office:value="-73.922967999999997" table:style-name="ce1">
            <text:p>-73.922968</text:p>
          </table:table-cell>
          <table:table-cell table:number-columns-repeated="16378"/>
        </table:table-row>
        <table:table-row table:style-name="ro1">
          <table:table-cell office:value-type="float" office:value="25183" table:style-name="ce1">
            <text:p>25183</text:p>
          </table:table-cell>
          <table:table-cell office:value-type="string" table:style-name="ce1">
            <text:p>Chocon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8];[Depto.A$2:.B$34];2;1)" table:style-name="ce1">
            <text:p>Cundinamarca</text:p>
          </table:table-cell>
          <table:table-cell office:value-type="float" office:value="5.1473639000000002" table:style-name="ce1">
            <text:p>5.1473639</text:p>
          </table:table-cell>
          <table:table-cell office:value-type="float" office:value="-73.685874999999996" table:style-name="ce1">
            <text:p>-73.685875</text:p>
          </table:table-cell>
          <table:table-cell table:number-columns-repeated="16378"/>
        </table:table-row>
        <table:table-row table:style-name="ro1">
          <table:table-cell office:value-type="float" office:value="25200" table:style-name="ce1">
            <text:p>25200</text:p>
          </table:table-cell>
          <table:table-cell office:value-type="string" table:style-name="ce1">
            <text:p>Cogu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9];[Depto.A$2:.B$34];2;1)" table:style-name="ce1">
            <text:p>Cundinamarca</text:p>
          </table:table-cell>
          <table:table-cell office:value-type="float" office:value="5.0612409999999999" table:style-name="ce1">
            <text:p>5.061241</text:p>
          </table:table-cell>
          <table:table-cell office:value-type="float" office:value="-73.976408000000006" table:style-name="ce1">
            <text:p>-73.976408</text:p>
          </table:table-cell>
          <table:table-cell table:number-columns-repeated="16378"/>
        </table:table-row>
        <table:table-row table:style-name="ro1">
          <table:table-cell office:value-type="float" office:value="25214" table:style-name="ce1">
            <text:p>25214</text:p>
          </table:table-cell>
          <table:table-cell office:value-type="string" table:style-name="ce1">
            <text:p>Co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0];[Depto.A$2:.B$34];2;1)" table:style-name="ce1">
            <text:p>Cundinamarca</text:p>
          </table:table-cell>
          <table:table-cell office:value-type="float" office:value="4.8092709999999999" table:style-name="ce1">
            <text:p>4.809271</text:p>
          </table:table-cell>
          <table:table-cell office:value-type="float" office:value="-74.103121000000002" table:style-name="ce1">
            <text:p>-74.103121</text:p>
          </table:table-cell>
          <table:table-cell table:number-columns-repeated="16378"/>
        </table:table-row>
        <table:table-row table:style-name="ro1">
          <table:table-cell office:value-type="float" office:value="25224" table:style-name="ce1">
            <text:p>25224</text:p>
          </table:table-cell>
          <table:table-cell office:value-type="string" table:style-name="ce1">
            <text:p>Cucunub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1];[Depto.A$2:.B$34];2;1)" table:style-name="ce1">
            <text:p>Cundinamarca</text:p>
          </table:table-cell>
          <table:table-cell office:value-type="float" office:value="5.2505129999999998" table:style-name="ce1">
            <text:p>5.250513</text:p>
          </table:table-cell>
          <table:table-cell office:value-type="float" office:value="-73.766863000000001" table:style-name="ce1">
            <text:p>-73.766863</text:p>
          </table:table-cell>
          <table:table-cell table:number-columns-repeated="16378"/>
        </table:table-row>
        <table:table-row table:style-name="ro1">
          <table:table-cell office:value-type="float" office:value="25245" table:style-name="ce1">
            <text:p>25245</text:p>
          </table:table-cell>
          <table:table-cell office:value-type="string" table:style-name="ce1">
            <text:p>El Colegi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2];[Depto.A$2:.B$34];2;1)" table:style-name="ce1">
            <text:p>Cundinamarca</text:p>
          </table:table-cell>
          <table:table-cell office:value-type="float" office:value="4.5847300000000004" table:style-name="ce1">
            <text:p>4.58473</text:p>
          </table:table-cell>
          <table:table-cell office:value-type="float" office:value="-74.949420000000003" table:style-name="ce1">
            <text:p>-74.94942</text:p>
          </table:table-cell>
          <table:table-cell table:number-columns-repeated="16378"/>
        </table:table-row>
        <table:table-row table:style-name="ro1">
          <table:table-cell office:value-type="float" office:value="25258" table:style-name="ce1">
            <text:p>25258</text:p>
          </table:table-cell>
          <table:table-cell office:value-type="string" table:style-name="ce1">
            <text:p>El Peñó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3];[Depto.A$2:.B$34];2;1)" table:style-name="ce1">
            <text:p>Cundinamarca</text:p>
          </table:table-cell>
          <table:table-cell office:value-type="float" office:value="5.2486230000000003" table:style-name="ce1">
            <text:p>5.248623</text:p>
          </table:table-cell>
          <table:table-cell office:value-type="float" office:value="-74.290329999999997" table:style-name="ce1">
            <text:p>-74.29033</text:p>
          </table:table-cell>
          <table:table-cell table:number-columns-repeated="16378"/>
        </table:table-row>
        <table:table-row table:style-name="ro1">
          <table:table-cell office:value-type="float" office:value="25260" table:style-name="ce1">
            <text:p>25260</text:p>
          </table:table-cell>
          <table:table-cell office:value-type="string" table:style-name="ce1">
            <text:p>El Rosal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4];[Depto.A$2:.B$34];2;1)" table:style-name="ce1">
            <text:p>Cundinamarca</text:p>
          </table:table-cell>
          <table:table-cell office:value-type="float" office:value="4.8522499999999997" table:style-name="ce1">
            <text:p>4.85225</text:p>
          </table:table-cell>
          <table:table-cell office:value-type="float" office:value="-74.264824000000004" table:style-name="ce1">
            <text:p>-74.264824</text:p>
          </table:table-cell>
          <table:table-cell table:number-columns-repeated="16378"/>
        </table:table-row>
        <table:table-row table:style-name="ro1">
          <table:table-cell office:value-type="float" office:value="25269" table:style-name="ce1">
            <text:p>25269</text:p>
          </table:table-cell>
          <table:table-cell office:value-type="string" table:style-name="ce1">
            <text:p>Facatativ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5];[Depto.A$2:.B$34];2;1)" table:style-name="ce1">
            <text:p>Cundinamarca</text:p>
          </table:table-cell>
          <table:table-cell office:value-type="float" office:value="4.809984" table:style-name="ce1">
            <text:p>4.809984</text:p>
          </table:table-cell>
          <table:table-cell office:value-type="float" office:value="-74.354009000000005" table:style-name="ce1">
            <text:p>-74.354009</text:p>
          </table:table-cell>
          <table:table-cell table:number-columns-repeated="16378"/>
        </table:table-row>
        <table:table-row table:style-name="ro1">
          <table:table-cell office:value-type="float" office:value="25279" table:style-name="ce1">
            <text:p>25279</text:p>
          </table:table-cell>
          <table:table-cell office:value-type="string" table:style-name="ce1">
            <text:p>Fome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6];[Depto.A$2:.B$34];2;1)" table:style-name="ce1">
            <text:p>Cundinamarca</text:p>
          </table:table-cell>
          <table:table-cell office:value-type="float" office:value="4.4867480000000004" table:style-name="ce1">
            <text:p>4.486748</text:p>
          </table:table-cell>
          <table:table-cell office:value-type="float" office:value="-73.895358999999999" table:style-name="ce1">
            <text:p>-73.895359</text:p>
          </table:table-cell>
          <table:table-cell table:number-columns-repeated="16378"/>
        </table:table-row>
        <table:table-row table:style-name="ro1">
          <table:table-cell office:value-type="float" office:value="25281" table:style-name="ce1">
            <text:p>25281</text:p>
          </table:table-cell>
          <table:table-cell office:value-type="string" table:style-name="ce1">
            <text:p>Fos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7];[Depto.A$2:.B$34];2;1)" table:style-name="ce1">
            <text:p>Cundinamarca</text:p>
          </table:table-cell>
          <table:table-cell office:value-type="float" office:value="4.3389519999999999" table:style-name="ce1">
            <text:p>4.338952</text:p>
          </table:table-cell>
          <table:table-cell office:value-type="float" office:value="-73.938918999999999" table:style-name="ce1">
            <text:p>-73.938919</text:p>
          </table:table-cell>
          <table:table-cell table:number-columns-repeated="16378"/>
        </table:table-row>
        <table:table-row table:style-name="ro1">
          <table:table-cell office:value-type="float" office:value="25286" table:style-name="ce1">
            <text:p>25286</text:p>
          </table:table-cell>
          <table:table-cell office:value-type="string" table:style-name="ce1">
            <text:p>Funz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8];[Depto.A$2:.B$34];2;1)" table:style-name="ce1">
            <text:p>Cundinamarca</text:p>
          </table:table-cell>
          <table:table-cell office:value-type="float" office:value="4.7170290000000001" table:style-name="ce1">
            <text:p>4.717029</text:p>
          </table:table-cell>
          <table:table-cell office:value-type="float" office:value="-74.212249999999997" table:style-name="ce1">
            <text:p>-74.21225</text:p>
          </table:table-cell>
          <table:table-cell table:number-columns-repeated="16378"/>
        </table:table-row>
        <table:table-row table:style-name="ro1">
          <table:table-cell office:value-type="float" office:value="25288" table:style-name="ce1">
            <text:p>25288</text:p>
          </table:table-cell>
          <table:table-cell office:value-type="string" table:style-name="ce1">
            <text:p>Fúquen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9];[Depto.A$2:.B$34];2;1)" table:style-name="ce1">
            <text:p>Cundinamarca</text:p>
          </table:table-cell>
          <table:table-cell office:value-type="float" office:value="5.4039169999999999" table:style-name="ce1">
            <text:p>5.403917</text:p>
          </table:table-cell>
          <table:table-cell office:value-type="float" office:value="-73.795572000000007" table:style-name="ce1">
            <text:p>-73.795572</text:p>
          </table:table-cell>
          <table:table-cell table:number-columns-repeated="16378"/>
        </table:table-row>
        <table:table-row table:style-name="ro1">
          <table:table-cell office:value-type="float" office:value="25290" table:style-name="ce1">
            <text:p>25290</text:p>
          </table:table-cell>
          <table:table-cell office:value-type="string" table:style-name="ce1">
            <text:p>Fusagasug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0];[Depto.A$2:.B$34];2;1)" table:style-name="ce1">
            <text:p>Cundinamarca</text:p>
          </table:table-cell>
          <table:table-cell office:value-type="float" office:value="4.3451519999999997" table:style-name="ce1">
            <text:p>4.345152</text:p>
          </table:table-cell>
          <table:table-cell office:value-type="float" office:value="-74.361823000000001" table:style-name="ce1">
            <text:p>-74.361823</text:p>
          </table:table-cell>
          <table:table-cell table:number-columns-repeated="16378"/>
        </table:table-row>
        <table:table-row table:style-name="ro1">
          <table:table-cell office:value-type="float" office:value="25293" table:style-name="ce1">
            <text:p>25293</text:p>
          </table:table-cell>
          <table:table-cell office:value-type="string" table:style-name="ce1">
            <text:p>Gachal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1];[Depto.A$2:.B$34];2;1)" table:style-name="ce1">
            <text:p>Cundinamarca</text:p>
          </table:table-cell>
          <table:table-cell office:value-type="float" office:value="4.6930389999999997" table:style-name="ce1">
            <text:p>4.693039</text:p>
          </table:table-cell>
          <table:table-cell office:value-type="float" office:value="-73.519970000000001" table:style-name="ce1">
            <text:p>-73.51997</text:p>
          </table:table-cell>
          <table:table-cell table:number-columns-repeated="16378"/>
        </table:table-row>
        <table:table-row table:style-name="ro1">
          <table:table-cell office:value-type="float" office:value="25295" table:style-name="ce1">
            <text:p>25295</text:p>
          </table:table-cell>
          <table:table-cell office:value-type="string" table:style-name="ce1">
            <text:p>Gachancip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2];[Depto.A$2:.B$34];2;1)" table:style-name="ce1">
            <text:p>Cundinamarca</text:p>
          </table:table-cell>
          <table:table-cell office:value-type="float" office:value="4.9918699000000002" table:style-name="ce1">
            <text:p>4.9918699</text:p>
          </table:table-cell>
          <table:table-cell office:value-type="float" office:value="-73.870760000000004" table:style-name="ce1">
            <text:p>-73.87076</text:p>
          </table:table-cell>
          <table:table-cell table:number-columns-repeated="16378"/>
        </table:table-row>
        <table:table-row table:style-name="ro1">
          <table:table-cell office:value-type="float" office:value="25297" table:style-name="ce1">
            <text:p>25297</text:p>
          </table:table-cell>
          <table:table-cell office:value-type="string" table:style-name="ce1">
            <text:p>Gache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3];[Depto.A$2:.B$34];2;1)" table:style-name="ce1">
            <text:p>Cundinamarca</text:p>
          </table:table-cell>
          <table:table-cell office:value-type="float" office:value="4.8169719999999998" table:style-name="ce1">
            <text:p>4.816972</text:p>
          </table:table-cell>
          <table:table-cell office:value-type="float" office:value="-73.636306000000005" table:style-name="ce1">
            <text:p>-73.636306</text:p>
          </table:table-cell>
          <table:table-cell table:number-columns-repeated="16378"/>
        </table:table-row>
        <table:table-row table:style-name="ro1">
          <table:table-cell office:value-type="float" office:value="25299" table:style-name="ce1">
            <text:p>25299</text:p>
          </table:table-cell>
          <table:table-cell office:value-type="string" table:style-name="ce1">
            <text:p>Ga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4];[Depto.A$2:.B$34];2;1)" table:style-name="ce1">
            <text:p>Cundinamarca</text:p>
          </table:table-cell>
          <table:table-cell office:value-type="float" office:value="4.7620329999999997" table:style-name="ce1">
            <text:p>4.762033</text:p>
          </table:table-cell>
          <table:table-cell office:value-type="float" office:value="-73.610320999999999" table:style-name="ce1">
            <text:p>-73.610321</text:p>
          </table:table-cell>
          <table:table-cell table:number-columns-repeated="16378"/>
        </table:table-row>
        <table:table-row table:style-name="ro1">
          <table:table-cell office:value-type="float" office:value="25307" table:style-name="ce1">
            <text:p>25307</text:p>
          </table:table-cell>
          <table:table-cell office:value-type="string" table:style-name="ce1">
            <text:p>Girardot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5];[Depto.A$2:.B$34];2;1)" table:style-name="ce1">
            <text:p>Cundinamarca</text:p>
          </table:table-cell>
          <table:table-cell office:value-type="float" office:value="4.3045958999999998" table:style-name="ce1">
            <text:p>4.3045959</text:p>
          </table:table-cell>
          <table:table-cell office:value-type="float" office:value="-74.803141400000001" table:style-name="ce1">
            <text:p>-74.8031414</text:p>
          </table:table-cell>
          <table:table-cell table:number-columns-repeated="16378"/>
        </table:table-row>
        <table:table-row table:style-name="ro1">
          <table:table-cell office:value-type="float" office:value="25312" table:style-name="ce1">
            <text:p>25312</text:p>
          </table:table-cell>
          <table:table-cell office:value-type="string" table:style-name="ce1">
            <text:p>Granad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6];[Depto.A$2:.B$34];2;1)" table:style-name="ce1">
            <text:p>Cundinamarca</text:p>
          </table:table-cell>
          <table:table-cell office:value-type="float" office:value="4.5242329999999997" table:style-name="ce1">
            <text:p>4.524233</text:p>
          </table:table-cell>
          <table:table-cell office:value-type="float" office:value="-74.356481000000002" table:style-name="ce1">
            <text:p>-74.356481</text:p>
          </table:table-cell>
          <table:table-cell table:number-columns-repeated="16378"/>
        </table:table-row>
        <table:table-row table:style-name="ro1">
          <table:table-cell office:value-type="float" office:value="25317" table:style-name="ce1">
            <text:p>25317</text:p>
          </table:table-cell>
          <table:table-cell office:value-type="string" table:style-name="ce1">
            <text:p>Guache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7];[Depto.A$2:.B$34];2;1)" table:style-name="ce1">
            <text:p>Cundinamarca</text:p>
          </table:table-cell>
          <table:table-cell office:value-type="float" office:value="5.3836750000000002" table:style-name="ce1">
            <text:p>5.383675</text:p>
          </table:table-cell>
          <table:table-cell office:value-type="float" office:value="-73.686938999999995" table:style-name="ce1">
            <text:p>-73.686939</text:p>
          </table:table-cell>
          <table:table-cell table:number-columns-repeated="16378"/>
        </table:table-row>
        <table:table-row table:style-name="ro1">
          <table:table-cell office:value-type="float" office:value="25320" table:style-name="ce1">
            <text:p>25320</text:p>
          </table:table-cell>
          <table:table-cell office:value-type="string" table:style-name="ce1">
            <text:p>Guaduas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8];[Depto.A$2:.B$34];2;1)" table:style-name="ce1">
            <text:p>Cundinamarca</text:p>
          </table:table-cell>
          <table:table-cell office:value-type="float" office:value="5.067291" table:style-name="ce1">
            <text:p>5.067291</text:p>
          </table:table-cell>
          <table:table-cell office:value-type="float" office:value="-74.595360999999997" table:style-name="ce1">
            <text:p>-74.595361</text:p>
          </table:table-cell>
          <table:table-cell table:number-columns-repeated="16378"/>
        </table:table-row>
        <table:table-row table:style-name="ro1">
          <table:table-cell office:value-type="float" office:value="25322" table:style-name="ce1">
            <text:p>25322</text:p>
          </table:table-cell>
          <table:table-cell office:value-type="string" table:style-name="ce1">
            <text:p>Guas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9];[Depto.A$2:.B$34];2;1)" table:style-name="ce1">
            <text:p>Cundinamarca</text:p>
          </table:table-cell>
          <table:table-cell office:value-type="float" office:value="4.8672360000000001" table:style-name="ce1">
            <text:p>4.867236</text:p>
          </table:table-cell>
          <table:table-cell office:value-type="float" office:value="-73.877402000000004" table:style-name="ce1">
            <text:p>-73.877402</text:p>
          </table:table-cell>
          <table:table-cell table:number-columns-repeated="16378"/>
        </table:table-row>
        <table:table-row table:style-name="ro1">
          <table:table-cell office:value-type="float" office:value="25324" table:style-name="ce1">
            <text:p>25324</text:p>
          </table:table-cell>
          <table:table-cell office:value-type="string" table:style-name="ce1">
            <text:p>Guataqu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0];[Depto.A$2:.B$34];2;1)" table:style-name="ce1">
            <text:p>Cundinamarca</text:p>
          </table:table-cell>
          <table:table-cell office:value-type="float" office:value="4.5174440000000002" table:style-name="ce1">
            <text:p>4.517444</text:p>
          </table:table-cell>
          <table:table-cell office:value-type="float" office:value="-74.790311000000003" table:style-name="ce1">
            <text:p>-74.790311</text:p>
          </table:table-cell>
          <table:table-cell table:number-columns-repeated="16378"/>
        </table:table-row>
        <table:table-row table:style-name="ro1">
          <table:table-cell office:value-type="float" office:value="25326" table:style-name="ce1">
            <text:p>25326</text:p>
          </table:table-cell>
          <table:table-cell office:value-type="string" table:style-name="ce1">
            <text:p>Guatavi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1];[Depto.A$2:.B$34];2;1)" table:style-name="ce1">
            <text:p>Cundinamarca</text:p>
          </table:table-cell>
          <table:table-cell office:value-type="float" office:value="4.9344869999999998" table:style-name="ce1">
            <text:p>4.934487</text:p>
          </table:table-cell>
          <table:table-cell office:value-type="float" office:value="-73.833644000000007" table:style-name="ce1">
            <text:p>-73.833644</text:p>
          </table:table-cell>
          <table:table-cell table:number-columns-repeated="16378"/>
        </table:table-row>
        <table:table-row table:style-name="ro1">
          <table:table-cell office:value-type="float" office:value="25328" table:style-name="ce1">
            <text:p>25328</text:p>
          </table:table-cell>
          <table:table-cell office:value-type="string" table:style-name="ce1">
            <text:p>Guayabal de Siqu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2];[Depto.A$2:.B$34];2;1)" table:style-name="ce1">
            <text:p>Cundinamarca</text:p>
          </table:table-cell>
          <table:table-cell office:value-type="float" office:value="4.878323" table:style-name="ce1">
            <text:p>4.878323</text:p>
          </table:table-cell>
          <table:table-cell office:value-type="float" office:value="-74.467282999999995" table:style-name="ce1">
            <text:p>-74.467283</text:p>
          </table:table-cell>
          <table:table-cell table:number-columns-repeated="16378"/>
        </table:table-row>
        <table:table-row table:style-name="ro1">
          <table:table-cell office:value-type="float" office:value="25335" table:style-name="ce1">
            <text:p>25335</text:p>
          </table:table-cell>
          <table:table-cell office:value-type="string" table:style-name="ce1">
            <text:p>Guayabetal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3];[Depto.A$2:.B$34];2;1)" table:style-name="ce1">
            <text:p>Cundinamarca</text:p>
          </table:table-cell>
          <table:table-cell office:value-type="float" office:value="4.2157" table:style-name="ce1">
            <text:p>4.2157</text:p>
          </table:table-cell>
          <table:table-cell office:value-type="float" office:value="-73.814760000000007" table:style-name="ce1">
            <text:p>-73.81476</text:p>
          </table:table-cell>
          <table:table-cell table:number-columns-repeated="16378"/>
        </table:table-row>
        <table:table-row table:style-name="ro1">
          <table:table-cell office:value-type="float" office:value="25339" table:style-name="ce1">
            <text:p>25339</text:p>
          </table:table-cell>
          <table:table-cell office:value-type="string" table:style-name="ce1">
            <text:p>Gutiérrez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4];[Depto.A$2:.B$34];2;1)" table:style-name="ce1">
            <text:p>Cundinamarca</text:p>
          </table:table-cell>
          <table:table-cell office:value-type="float" office:value="4.2550660000000002" table:style-name="ce1">
            <text:p>4.255066</text:p>
          </table:table-cell>
          <table:table-cell office:value-type="float" office:value="-74.002767000000006" table:style-name="ce1">
            <text:p>-74.002767</text:p>
          </table:table-cell>
          <table:table-cell table:number-columns-repeated="16378"/>
        </table:table-row>
        <table:table-row table:style-name="ro1">
          <table:table-cell office:value-type="float" office:value="25368" table:style-name="ce1">
            <text:p>25368</text:p>
          </table:table-cell>
          <table:table-cell office:value-type="string" table:style-name="ce1">
            <text:p>Jerusalé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5];[Depto.A$2:.B$34];2;1)" table:style-name="ce1">
            <text:p>Cundinamarca</text:p>
          </table:table-cell>
          <table:table-cell office:value-type="float" office:value="4.5632919999999997" table:style-name="ce1">
            <text:p>4.563292</text:p>
          </table:table-cell>
          <table:table-cell office:value-type="float" office:value="-74.693203999999994" table:style-name="ce1">
            <text:p>-74.693204</text:p>
          </table:table-cell>
          <table:table-cell table:number-columns-repeated="16378"/>
        </table:table-row>
        <table:table-row table:style-name="ro1">
          <table:table-cell office:value-type="float" office:value="25372" table:style-name="ce1">
            <text:p>25372</text:p>
          </table:table-cell>
          <table:table-cell office:value-type="string" table:style-name="ce1">
            <text:p>Juní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6];[Depto.A$2:.B$34];2;1)" table:style-name="ce1">
            <text:p>Cundinamarca</text:p>
          </table:table-cell>
          <table:table-cell office:value-type="float" office:value="4.7910279999999998" table:style-name="ce1">
            <text:p>4.791028</text:p>
          </table:table-cell>
          <table:table-cell office:value-type="float" office:value="-73.663027" table:style-name="ce1">
            <text:p>-73.663027</text:p>
          </table:table-cell>
          <table:table-cell table:number-columns-repeated="16378"/>
        </table:table-row>
        <table:table-row table:style-name="ro1">
          <table:table-cell office:value-type="float" office:value="25377" table:style-name="ce1">
            <text:p>25377</text:p>
          </table:table-cell>
          <table:table-cell office:value-type="string" table:style-name="ce1">
            <text:p>La Cale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7];[Depto.A$2:.B$34];2;1)" table:style-name="ce1">
            <text:p>Cundinamarca</text:p>
          </table:table-cell>
          <table:table-cell office:value-type="float" office:value="4.7205209999999997" table:style-name="ce1">
            <text:p>4.720521</text:p>
          </table:table-cell>
          <table:table-cell office:value-type="float" office:value="-73.968631000000002" table:style-name="ce1">
            <text:p>-73.968631</text:p>
          </table:table-cell>
          <table:table-cell table:number-columns-repeated="16378"/>
        </table:table-row>
        <table:table-row table:style-name="ro1">
          <table:table-cell office:value-type="float" office:value="25386" table:style-name="ce1">
            <text:p>25386</text:p>
          </table:table-cell>
          <table:table-cell office:value-type="string" table:style-name="ce1">
            <text:p>La Mes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8];[Depto.A$2:.B$34];2;1)" table:style-name="ce1">
            <text:p>Cundinamarca</text:p>
          </table:table-cell>
          <table:table-cell office:value-type="float" office:value="4.6321469999999998" table:style-name="ce1">
            <text:p>4.632147</text:p>
          </table:table-cell>
          <table:table-cell office:value-type="float" office:value="-74.463014000000001" table:style-name="ce1">
            <text:p>-74.463014</text:p>
          </table:table-cell>
          <table:table-cell table:number-columns-repeated="16378"/>
        </table:table-row>
        <table:table-row table:style-name="ro1">
          <table:table-cell office:value-type="float" office:value="25394" table:style-name="ce1">
            <text:p>25394</text:p>
          </table:table-cell>
          <table:table-cell office:value-type="string" table:style-name="ce1">
            <text:p>La Pal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9];[Depto.A$2:.B$34];2;1)" table:style-name="ce1">
            <text:p>Cundinamarca</text:p>
          </table:table-cell>
          <table:table-cell office:value-type="float" office:value="5.3584329999999998" table:style-name="ce1">
            <text:p>5.358433</text:p>
          </table:table-cell>
          <table:table-cell office:value-type="float" office:value="-74.390682999999996" table:style-name="ce1">
            <text:p>-74.390683</text:p>
          </table:table-cell>
          <table:table-cell table:number-columns-repeated="16378"/>
        </table:table-row>
        <table:table-row table:style-name="ro1">
          <table:table-cell office:value-type="float" office:value="25398" table:style-name="ce1">
            <text:p>25398</text:p>
          </table:table-cell>
          <table:table-cell office:value-type="string" table:style-name="ce1">
            <text:p>La Peñ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0];[Depto.A$2:.B$34];2;1)" table:style-name="ce1">
            <text:p>Cundinamarca</text:p>
          </table:table-cell>
          <table:table-cell office:value-type="float" office:value="5.2006078000000002" table:style-name="ce1">
            <text:p>5.2006078</text:p>
          </table:table-cell>
          <table:table-cell office:value-type="float" office:value="-74.393200899999997" table:style-name="ce1">
            <text:p>-74.3932009</text:p>
          </table:table-cell>
          <table:table-cell table:number-columns-repeated="16378"/>
        </table:table-row>
        <table:table-row table:style-name="ro1">
          <table:table-cell office:value-type="float" office:value="25402" table:style-name="ce1">
            <text:p>25402</text:p>
          </table:table-cell>
          <table:table-cell office:value-type="string" table:style-name="ce1">
            <text:p>La Veg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1];[Depto.A$2:.B$34];2;1)" table:style-name="ce1">
            <text:p>Cundinamarca</text:p>
          </table:table-cell>
          <table:table-cell office:value-type="float" office:value="5.0005280000000001" table:style-name="ce1">
            <text:p>5.000528</text:p>
          </table:table-cell>
          <table:table-cell office:value-type="float" office:value="-74.339438999999999" table:style-name="ce1">
            <text:p>-74.339439</text:p>
          </table:table-cell>
          <table:table-cell table:number-columns-repeated="16378"/>
        </table:table-row>
        <table:table-row table:style-name="ro1">
          <table:table-cell office:value-type="float" office:value="25407" table:style-name="ce1">
            <text:p>25407</text:p>
          </table:table-cell>
          <table:table-cell office:value-type="string" table:style-name="ce1">
            <text:p>Lenguaza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2];[Depto.A$2:.B$34];2;1)" table:style-name="ce1">
            <text:p>Cundinamarca</text:p>
          </table:table-cell>
          <table:table-cell office:value-type="float" office:value="5.3068989000000002" table:style-name="ce1">
            <text:p>5.3068989</text:p>
          </table:table-cell>
          <table:table-cell office:value-type="float" office:value="-73.711726999999996" table:style-name="ce1">
            <text:p>-73.711727</text:p>
          </table:table-cell>
          <table:table-cell table:number-columns-repeated="16378"/>
        </table:table-row>
        <table:table-row table:style-name="ro1">
          <table:table-cell office:value-type="float" office:value="25426" table:style-name="ce1">
            <text:p>25426</text:p>
          </table:table-cell>
          <table:table-cell office:value-type="string" table:style-name="ce1">
            <text:p>Mache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3];[Depto.A$2:.B$34];2;1)" table:style-name="ce1">
            <text:p>Cundinamarca</text:p>
          </table:table-cell>
          <table:table-cell office:value-type="float" office:value="5.0810060000000004" table:style-name="ce1">
            <text:p>5.081006</text:p>
          </table:table-cell>
          <table:table-cell office:value-type="float" office:value="-73.608052000000001" table:style-name="ce1">
            <text:p>-73.608052</text:p>
          </table:table-cell>
          <table:table-cell table:number-columns-repeated="16378"/>
        </table:table-row>
        <table:table-row table:style-name="ro1">
          <table:table-cell office:value-type="float" office:value="25430" table:style-name="ce1">
            <text:p>25430</text:p>
          </table:table-cell>
          <table:table-cell office:value-type="string" table:style-name="ce1">
            <text:p>Madrid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4];[Depto.A$2:.B$34];2;1)" table:style-name="ce1">
            <text:p>Cundinamarca</text:p>
          </table:table-cell>
          <table:table-cell office:value-type="float" office:value="4.7337790000000002" table:style-name="ce1">
            <text:p>4.733779</text:p>
          </table:table-cell>
          <table:table-cell office:value-type="float" office:value="-74.262756899999999" table:style-name="ce1">
            <text:p>-74.2627569</text:p>
          </table:table-cell>
          <table:table-cell table:number-columns-repeated="16378"/>
        </table:table-row>
        <table:table-row table:style-name="ro1">
          <table:table-cell office:value-type="float" office:value="25436" table:style-name="ce1">
            <text:p>25436</text:p>
          </table:table-cell>
          <table:table-cell office:value-type="string" table:style-name="ce1">
            <text:p>Man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5];[Depto.A$2:.B$34];2;1)" table:style-name="ce1">
            <text:p>Cundinamarca</text:p>
          </table:table-cell>
          <table:table-cell office:value-type="float" office:value="5.0094440000000002" table:style-name="ce1">
            <text:p>5.009444</text:p>
          </table:table-cell>
          <table:table-cell office:value-type="float" office:value="-73.539986999999996" table:style-name="ce1">
            <text:p>-73.539987</text:p>
          </table:table-cell>
          <table:table-cell table:number-columns-repeated="16378"/>
        </table:table-row>
        <table:table-row table:style-name="ro1">
          <table:table-cell office:value-type="float" office:value="25438" table:style-name="ce1">
            <text:p>25438</text:p>
          </table:table-cell>
          <table:table-cell office:value-type="string" table:style-name="ce1">
            <text:p>Medin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6];[Depto.A$2:.B$34];2;1)" table:style-name="ce1">
            <text:p>Cundinamarca</text:p>
          </table:table-cell>
          <table:table-cell office:value-type="float" office:value="4.5083989999999998" table:style-name="ce1">
            <text:p>4.508399</text:p>
          </table:table-cell>
          <table:table-cell office:value-type="float" office:value="-73.349852999999996" table:style-name="ce1">
            <text:p>-73.349853</text:p>
          </table:table-cell>
          <table:table-cell table:number-columns-repeated="16378"/>
        </table:table-row>
        <table:table-row table:style-name="ro1">
          <table:table-cell office:value-type="float" office:value="25473" table:style-name="ce1">
            <text:p>25473</text:p>
          </table:table-cell>
          <table:table-cell office:value-type="string" table:style-name="ce1">
            <text:p>Mosque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7];[Depto.A$2:.B$34];2;1)" table:style-name="ce1">
            <text:p>Cundinamarca</text:p>
          </table:table-cell>
          <table:table-cell office:value-type="float" office:value="4.706035" table:style-name="ce1">
            <text:p>4.706035</text:p>
          </table:table-cell>
          <table:table-cell office:value-type="float" office:value="-74.230101000000005" table:style-name="ce1">
            <text:p>-74.230101</text:p>
          </table:table-cell>
          <table:table-cell table:number-columns-repeated="16378"/>
        </table:table-row>
        <table:table-row table:style-name="ro1">
          <table:table-cell office:value-type="float" office:value="25483" table:style-name="ce1">
            <text:p>25483</text:p>
          </table:table-cell>
          <table:table-cell office:value-type="string" table:style-name="ce1">
            <text:p>Nariñ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8];[Depto.A$2:.B$34];2;1)" table:style-name="ce1">
            <text:p>Cundinamarca</text:p>
          </table:table-cell>
          <table:table-cell office:value-type="float" office:value="4.3982780000000004" table:style-name="ce1">
            <text:p>4.398278</text:p>
          </table:table-cell>
          <table:table-cell office:value-type="float" office:value="-74.828717999999995" table:style-name="ce1">
            <text:p>-74.828718</text:p>
          </table:table-cell>
          <table:table-cell table:number-columns-repeated="16378"/>
        </table:table-row>
        <table:table-row table:style-name="ro1">
          <table:table-cell office:value-type="float" office:value="25486" table:style-name="ce1">
            <text:p>25486</text:p>
          </table:table-cell>
          <table:table-cell office:value-type="string" table:style-name="ce1">
            <text:p>Nemocó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9];[Depto.A$2:.B$34];2;1)" table:style-name="ce1">
            <text:p>Cundinamarca</text:p>
          </table:table-cell>
          <table:table-cell office:value-type="float" office:value="5.0669690000000003" table:style-name="ce1">
            <text:p>5.066969</text:p>
          </table:table-cell>
          <table:table-cell office:value-type="float" office:value="-73.880696" table:style-name="ce1">
            <text:p>-73.880696</text:p>
          </table:table-cell>
          <table:table-cell table:number-columns-repeated="16378"/>
        </table:table-row>
        <table:table-row table:style-name="ro1">
          <table:table-cell office:value-type="float" office:value="25488" table:style-name="ce1">
            <text:p>25488</text:p>
          </table:table-cell>
          <table:table-cell office:value-type="string" table:style-name="ce1">
            <text:p>Nil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0];[Depto.A$2:.B$34];2;1)" table:style-name="ce1">
            <text:p>Cundinamarca</text:p>
          </table:table-cell>
          <table:table-cell office:value-type="float" office:value="4.3073389999999998" table:style-name="ce1">
            <text:p>4.307339</text:p>
          </table:table-cell>
          <table:table-cell office:value-type="float" office:value="-74.619934999999998" table:style-name="ce1">
            <text:p>-74.619935</text:p>
          </table:table-cell>
          <table:table-cell table:number-columns-repeated="16378"/>
        </table:table-row>
        <table:table-row table:style-name="ro1">
          <table:table-cell office:value-type="float" office:value="25489" table:style-name="ce1">
            <text:p>25489</text:p>
          </table:table-cell>
          <table:table-cell office:value-type="string" table:style-name="ce1">
            <text:p>Nim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1];[Depto.A$2:.B$34];2;1)" table:style-name="ce1">
            <text:p>Cundinamarca</text:p>
          </table:table-cell>
          <table:table-cell office:value-type="float" office:value="5.1264500000000002" table:style-name="ce1">
            <text:p>5.12645</text:p>
          </table:table-cell>
          <table:table-cell office:value-type="float" office:value="-74.385549999999995" table:style-name="ce1">
            <text:p>-74.38555</text:p>
          </table:table-cell>
          <table:table-cell table:number-columns-repeated="16378"/>
        </table:table-row>
        <table:table-row table:style-name="ro1">
          <table:table-cell office:value-type="float" office:value="25491" table:style-name="ce1">
            <text:p>25491</text:p>
          </table:table-cell>
          <table:table-cell office:value-type="string" table:style-name="ce1">
            <text:p>Noc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2];[Depto.A$2:.B$34];2;1)" table:style-name="ce1">
            <text:p>Cundinamarca</text:p>
          </table:table-cell>
          <table:table-cell office:value-type="float" office:value="5.0694350000000004" table:style-name="ce1">
            <text:p>5.069435</text:p>
          </table:table-cell>
          <table:table-cell office:value-type="float" office:value="-74.380305000000007" table:style-name="ce1">
            <text:p>-74.380305</text:p>
          </table:table-cell>
          <table:table-cell table:number-columns-repeated="16378"/>
        </table:table-row>
        <table:table-row table:style-name="ro1">
          <table:table-cell office:value-type="float" office:value="25506" table:style-name="ce1">
            <text:p>25506</text:p>
          </table:table-cell>
          <table:table-cell office:value-type="string" table:style-name="ce1">
            <text:p>Veneci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3];[Depto.A$2:.B$34];2;1)" table:style-name="ce1">
            <text:p>Cundinamarca</text:p>
          </table:table-cell>
          <table:table-cell office:value-type="float" office:value="4.0889519999999999" table:style-name="ce1">
            <text:p>4.088952</text:p>
          </table:table-cell>
          <table:table-cell office:value-type="float" office:value="-74.477887899999999" table:style-name="ce1">
            <text:p>-74.4778879</text:p>
          </table:table-cell>
          <table:table-cell table:number-columns-repeated="16378"/>
        </table:table-row>
        <table:table-row table:style-name="ro1">
          <table:table-cell office:value-type="float" office:value="25513" table:style-name="ce1">
            <text:p>25513</text:p>
          </table:table-cell>
          <table:table-cell office:value-type="string" table:style-name="ce1">
            <text:p>Pach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4];[Depto.A$2:.B$34];2;1)" table:style-name="ce1">
            <text:p>Cundinamarca</text:p>
          </table:table-cell>
          <table:table-cell office:value-type="float" office:value="5.137918" table:style-name="ce1">
            <text:p>5.137918</text:p>
          </table:table-cell>
          <table:table-cell office:value-type="float" office:value="-74.152867999999998" table:style-name="ce1">
            <text:p>-74.152868</text:p>
          </table:table-cell>
          <table:table-cell table:number-columns-repeated="16378"/>
        </table:table-row>
        <table:table-row table:style-name="ro1">
          <table:table-cell office:value-type="float" office:value="25518" table:style-name="ce1">
            <text:p>25518</text:p>
          </table:table-cell>
          <table:table-cell office:value-type="string" table:style-name="ce1">
            <text:p>Paim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5];[Depto.A$2:.B$34];2;1)" table:style-name="ce1">
            <text:p>Cundinamarca</text:p>
          </table:table-cell>
          <table:table-cell office:value-type="float" office:value="5.3706250000000004" table:style-name="ce1">
            <text:p>5.370625</text:p>
          </table:table-cell>
          <table:table-cell office:value-type="float" office:value="-74.152795999999995" table:style-name="ce1">
            <text:p>-74.152796</text:p>
          </table:table-cell>
          <table:table-cell table:number-columns-repeated="16378"/>
        </table:table-row>
        <table:table-row table:style-name="ro1">
          <table:table-cell office:value-type="float" office:value="25524" table:style-name="ce1">
            <text:p>25524</text:p>
          </table:table-cell>
          <table:table-cell office:value-type="string" table:style-name="ce1">
            <text:p>Pandi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6];[Depto.A$2:.B$34];2;1)" table:style-name="ce1">
            <text:p>Cundinamarca</text:p>
          </table:table-cell>
          <table:table-cell office:value-type="float" office:value="4.1906499999999998" table:style-name="ce1">
            <text:p>4.19065</text:p>
          </table:table-cell>
          <table:table-cell office:value-type="float" office:value="-74.486750999999998" table:style-name="ce1">
            <text:p>-74.486751</text:p>
          </table:table-cell>
          <table:table-cell table:number-columns-repeated="16378"/>
        </table:table-row>
        <table:table-row table:style-name="ro1">
          <table:table-cell office:value-type="float" office:value="25530" table:style-name="ce1">
            <text:p>25530</text:p>
          </table:table-cell>
          <table:table-cell office:value-type="string" table:style-name="ce1">
            <text:p>Paratebuen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7];[Depto.A$2:.B$34];2;1)" table:style-name="ce1">
            <text:p>Cundinamarca</text:p>
          </table:table-cell>
          <table:table-cell office:value-type="float" office:value="4.3765869999999998" table:style-name="ce1">
            <text:p>4.376587</text:p>
          </table:table-cell>
          <table:table-cell office:value-type="float" office:value="-73.209608000000003" table:style-name="ce1">
            <text:p>-73.209608</text:p>
          </table:table-cell>
          <table:table-cell table:number-columns-repeated="16378"/>
        </table:table-row>
        <table:table-row table:style-name="ro1">
          <table:table-cell office:value-type="float" office:value="25535" table:style-name="ce1">
            <text:p>25535</text:p>
          </table:table-cell>
          <table:table-cell office:value-type="string" table:style-name="ce1">
            <text:p>Pas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8];[Depto.A$2:.B$34];2;1)" table:style-name="ce1">
            <text:p>Cundinamarca</text:p>
          </table:table-cell>
          <table:table-cell office:value-type="float" office:value="4.3084980000000002" table:style-name="ce1">
            <text:p>4.308498</text:p>
          </table:table-cell>
          <table:table-cell office:value-type="float" office:value="-74.299994999999996" table:style-name="ce1">
            <text:p>-74.299995</text:p>
          </table:table-cell>
          <table:table-cell table:number-columns-repeated="16378"/>
        </table:table-row>
        <table:table-row table:style-name="ro1">
          <table:table-cell office:value-type="float" office:value="25572" table:style-name="ce1">
            <text:p>25572</text:p>
          </table:table-cell>
          <table:table-cell office:value-type="string" table:style-name="ce1">
            <text:p>Puerto Salgar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9];[Depto.A$2:.B$34];2;1)" table:style-name="ce1">
            <text:p>Cundinamarca</text:p>
          </table:table-cell>
          <table:table-cell office:value-type="float" office:value="5.4674139999999998" table:style-name="ce1">
            <text:p>5.467414</text:p>
          </table:table-cell>
          <table:table-cell office:value-type="float" office:value="-74.652692999999999" table:style-name="ce1">
            <text:p>-74.652693</text:p>
          </table:table-cell>
          <table:table-cell table:number-columns-repeated="16378"/>
        </table:table-row>
        <table:table-row table:style-name="ro1">
          <table:table-cell office:value-type="float" office:value="25580" table:style-name="ce1">
            <text:p>25580</text:p>
          </table:table-cell>
          <table:table-cell office:value-type="string" table:style-name="ce1">
            <text:p>Pul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0];[Depto.A$2:.B$34];2;1)" table:style-name="ce1">
            <text:p>Cundinamarca</text:p>
          </table:table-cell>
          <table:table-cell office:value-type="float" office:value="4.6825979000000002" table:style-name="ce1">
            <text:p>4.6825979</text:p>
          </table:table-cell>
          <table:table-cell office:value-type="float" office:value="-74.713599000000002" table:style-name="ce1">
            <text:p>-74.713599</text:p>
          </table:table-cell>
          <table:table-cell table:number-columns-repeated="16378"/>
        </table:table-row>
        <table:table-row table:style-name="ro1">
          <table:table-cell office:value-type="float" office:value="25592" table:style-name="ce1">
            <text:p>25592</text:p>
          </table:table-cell>
          <table:table-cell office:value-type="string" table:style-name="ce1">
            <text:p>Quebradaneg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1];[Depto.A$2:.B$34];2;1)" table:style-name="ce1">
            <text:p>Cundinamarca</text:p>
          </table:table-cell>
          <table:table-cell office:value-type="float" office:value="5.1177210000000004" table:style-name="ce1">
            <text:p>5.117721</text:p>
          </table:table-cell>
          <table:table-cell office:value-type="float" office:value="-74.479243999999994" table:style-name="ce1">
            <text:p>-74.479244</text:p>
          </table:table-cell>
          <table:table-cell table:number-columns-repeated="16378"/>
        </table:table-row>
        <table:table-row table:style-name="ro1">
          <table:table-cell office:value-type="float" office:value="25594" table:style-name="ce1">
            <text:p>25594</text:p>
          </table:table-cell>
          <table:table-cell office:value-type="string" table:style-name="ce1">
            <text:p>Quetam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2];[Depto.A$2:.B$34];2;1)" table:style-name="ce1">
            <text:p>Cundinamarca</text:p>
          </table:table-cell>
          <table:table-cell office:value-type="float" office:value="4.3299799999999999" table:style-name="ce1">
            <text:p>4.32998</text:p>
          </table:table-cell>
          <table:table-cell office:value-type="float" office:value="-73.863183000000006" table:style-name="ce1">
            <text:p>-73.863183</text:p>
          </table:table-cell>
          <table:table-cell table:number-columns-repeated="16378"/>
        </table:table-row>
        <table:table-row table:style-name="ro1">
          <table:table-cell office:value-type="float" office:value="25596" table:style-name="ce1">
            <text:p>25596</text:p>
          </table:table-cell>
          <table:table-cell office:value-type="string" table:style-name="ce1">
            <text:p>Quipil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3];[Depto.A$2:.B$34];2;1)" table:style-name="ce1">
            <text:p>Cundinamarca</text:p>
          </table:table-cell>
          <table:table-cell office:value-type="float" office:value="4.7425699999999997" table:style-name="ce1">
            <text:p>4.74257</text:p>
          </table:table-cell>
          <table:table-cell office:value-type="float" office:value="-74.562110000000004" table:style-name="ce1">
            <text:p>-74.56211</text:p>
          </table:table-cell>
          <table:table-cell table:number-columns-repeated="16378"/>
        </table:table-row>
        <table:table-row table:style-name="ro1">
          <table:table-cell office:value-type="float" office:value="25599" table:style-name="ce1">
            <text:p>25599</text:p>
          </table:table-cell>
          <table:table-cell office:value-type="string" table:style-name="ce1">
            <text:p>Apul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4];[Depto.A$2:.B$34];2;1)" table:style-name="ce1">
            <text:p>Cundinamarca</text:p>
          </table:table-cell>
          <table:table-cell office:value-type="float" office:value="4.5213020000000004" table:style-name="ce1">
            <text:p>4.521302</text:p>
          </table:table-cell>
          <table:table-cell office:value-type="float" office:value="-74.593705999999997" table:style-name="ce1">
            <text:p>-74.593706</text:p>
          </table:table-cell>
          <table:table-cell table:number-columns-repeated="16378"/>
        </table:table-row>
        <table:table-row table:style-name="ro1">
          <table:table-cell office:value-type="float" office:value="25612" table:style-name="ce1">
            <text:p>25612</text:p>
          </table:table-cell>
          <table:table-cell office:value-type="string" table:style-name="ce1">
            <text:p>Ricaurt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5];[Depto.A$2:.B$34];2;1)" table:style-name="ce1">
            <text:p>Cundinamarca</text:p>
          </table:table-cell>
          <table:table-cell office:value-type="float" office:value="4.2773089999999998" table:style-name="ce1">
            <text:p>4.277309</text:p>
          </table:table-cell>
          <table:table-cell office:value-type="float" office:value="-74.772305000000003" table:style-name="ce1">
            <text:p>-74.772305</text:p>
          </table:table-cell>
          <table:table-cell table:number-columns-repeated="16378"/>
        </table:table-row>
        <table:table-row table:style-name="ro1">
          <table:table-cell office:value-type="float" office:value="25645" table:style-name="ce1">
            <text:p>25645</text:p>
          </table:table-cell>
          <table:table-cell office:value-type="string" table:style-name="ce1">
            <text:p>San Antonio del Tequenda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6];[Depto.A$2:.B$34];2;1)" table:style-name="ce1">
            <text:p>Cundinamarca</text:p>
          </table:table-cell>
          <table:table-cell office:value-type="float" office:value="4.6162489000000004" table:style-name="ce1">
            <text:p>4.6162489</text:p>
          </table:table-cell>
          <table:table-cell office:value-type="float" office:value="-74.352149100000005" table:style-name="ce1">
            <text:p>-74.3521491</text:p>
          </table:table-cell>
          <table:table-cell table:number-columns-repeated="16378"/>
        </table:table-row>
        <table:table-row table:style-name="ro1">
          <table:table-cell office:value-type="float" office:value="25649" table:style-name="ce1">
            <text:p>25649</text:p>
          </table:table-cell>
          <table:table-cell office:value-type="string" table:style-name="ce1">
            <text:p>San Bernard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7];[Depto.A$2:.B$34];2;1)" table:style-name="ce1">
            <text:p>Cundinamarca</text:p>
          </table:table-cell>
          <table:table-cell office:value-type="float" office:value="4.1794440000000002" table:style-name="ce1">
            <text:p>4.179444</text:p>
          </table:table-cell>
          <table:table-cell office:value-type="float" office:value="-74.421565999999999" table:style-name="ce1">
            <text:p>-74.421566</text:p>
          </table:table-cell>
          <table:table-cell table:number-columns-repeated="16378"/>
        </table:table-row>
        <table:table-row table:style-name="ro1">
          <table:table-cell office:value-type="float" office:value="25653" table:style-name="ce1">
            <text:p>25653</text:p>
          </table:table-cell>
          <table:table-cell office:value-type="string" table:style-name="ce1">
            <text:p>San Cayetan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8];[Depto.A$2:.B$34];2;1)" table:style-name="ce1">
            <text:p>Cundinamarca</text:p>
          </table:table-cell>
          <table:table-cell office:value-type="float" office:value="5.3012220000000001" table:style-name="ce1">
            <text:p>5.301222</text:p>
          </table:table-cell>
          <table:table-cell office:value-type="float" office:value="-74.069702000000007" table:style-name="ce1">
            <text:p>-74.069702</text:p>
          </table:table-cell>
          <table:table-cell table:number-columns-repeated="16378"/>
        </table:table-row>
        <table:table-row table:style-name="ro1">
          <table:table-cell office:value-type="float" office:value="25658" table:style-name="ce1">
            <text:p>25658</text:p>
          </table:table-cell>
          <table:table-cell office:value-type="string" table:style-name="ce1">
            <text:p>San Francisc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9];[Depto.A$2:.B$34];2;1)" table:style-name="ce1">
            <text:p>Cundinamarca</text:p>
          </table:table-cell>
          <table:table-cell office:value-type="float" office:value="4.9742519999999999" table:style-name="ce1">
            <text:p>4.974252</text:p>
          </table:table-cell>
          <table:table-cell office:value-type="float" office:value="-74.291386000000003" table:style-name="ce1">
            <text:p>-74.291386</text:p>
          </table:table-cell>
          <table:table-cell table:number-columns-repeated="16378"/>
        </table:table-row>
        <table:table-row table:style-name="ro1">
          <table:table-cell office:value-type="float" office:value="25662" table:style-name="ce1">
            <text:p>25662</text:p>
          </table:table-cell>
          <table:table-cell office:value-type="string" table:style-name="ce1">
            <text:p>San Juan de Río Sec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0];[Depto.A$2:.B$34];2;1)" table:style-name="ce1">
            <text:p>Cundinamarca</text:p>
          </table:table-cell>
          <table:table-cell office:value-type="float" office:value="4.8468910000000003" table:style-name="ce1">
            <text:p>4.846891</text:p>
          </table:table-cell>
          <table:table-cell office:value-type="float" office:value="-74.622303000000002" table:style-name="ce1">
            <text:p>-74.622303</text:p>
          </table:table-cell>
          <table:table-cell table:number-columns-repeated="16378"/>
        </table:table-row>
        <table:table-row table:style-name="ro1">
          <table:table-cell office:value-type="float" office:value="25718" table:style-name="ce1">
            <text:p>25718</text:p>
          </table:table-cell>
          <table:table-cell office:value-type="string" table:style-name="ce1">
            <text:p>Sas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1];[Depto.A$2:.B$34];2;1)" table:style-name="ce1">
            <text:p>Cundinamarca</text:p>
          </table:table-cell>
          <table:table-cell office:value-type="float" office:value="4.9639449999999998" table:style-name="ce1">
            <text:p>4.963945</text:p>
          </table:table-cell>
          <table:table-cell office:value-type="float" office:value="-74.434042000000005" table:style-name="ce1">
            <text:p>-74.434042</text:p>
          </table:table-cell>
          <table:table-cell table:number-columns-repeated="16378"/>
        </table:table-row>
        <table:table-row table:style-name="ro1">
          <table:table-cell office:value-type="float" office:value="25736" table:style-name="ce1">
            <text:p>25736</text:p>
          </table:table-cell>
          <table:table-cell office:value-type="string" table:style-name="ce1">
            <text:p>Sesquilé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2];[Depto.A$2:.B$34];2;1)" table:style-name="ce1">
            <text:p>Cundinamarca</text:p>
          </table:table-cell>
          <table:table-cell office:value-type="float" office:value="5.0452680000000001" table:style-name="ce1">
            <text:p>5.045268</text:p>
          </table:table-cell>
          <table:table-cell office:value-type="float" office:value="-73.796925000000002" table:style-name="ce1">
            <text:p>-73.796925</text:p>
          </table:table-cell>
          <table:table-cell table:number-columns-repeated="16378"/>
        </table:table-row>
        <table:table-row table:style-name="ro1">
          <table:table-cell office:value-type="float" office:value="25740" table:style-name="ce1">
            <text:p>25740</text:p>
          </table:table-cell>
          <table:table-cell office:value-type="string" table:style-name="ce1">
            <text:p>Sibaté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3];[Depto.A$2:.B$34];2;1)" table:style-name="ce1">
            <text:p>Cundinamarca</text:p>
          </table:table-cell>
          <table:table-cell office:value-type="float" office:value="4.4850110000000001" table:style-name="ce1">
            <text:p>4.485011</text:p>
          </table:table-cell>
          <table:table-cell office:value-type="float" office:value="-74.259333999999996" table:style-name="ce1">
            <text:p>-74.259334</text:p>
          </table:table-cell>
          <table:table-cell table:number-columns-repeated="16378"/>
        </table:table-row>
        <table:table-row table:style-name="ro1">
          <table:table-cell office:value-type="float" office:value="25743" table:style-name="ce1">
            <text:p>25743</text:p>
          </table:table-cell>
          <table:table-cell office:value-type="string" table:style-name="ce1">
            <text:p>Silvani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4];[Depto.A$2:.B$34];2;1)" table:style-name="ce1">
            <text:p>Cundinamarca</text:p>
          </table:table-cell>
          <table:table-cell office:value-type="float" office:value="4.3907800000000003" table:style-name="ce1">
            <text:p>4.39078</text:p>
          </table:table-cell>
          <table:table-cell office:value-type="float" office:value="-74.396782000000002" table:style-name="ce1">
            <text:p>-74.396782</text:p>
          </table:table-cell>
          <table:table-cell table:number-columns-repeated="16378"/>
        </table:table-row>
        <table:table-row table:style-name="ro1">
          <table:table-cell office:value-type="float" office:value="25745" table:style-name="ce1">
            <text:p>25745</text:p>
          </table:table-cell>
          <table:table-cell office:value-type="string" table:style-name="ce1">
            <text:p>Simija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5];[Depto.A$2:.B$34];2;1)" table:style-name="ce1">
            <text:p>Cundinamarca</text:p>
          </table:table-cell>
          <table:table-cell office:value-type="float" office:value="5.503838" table:style-name="ce1">
            <text:p>5.503838</text:p>
          </table:table-cell>
          <table:table-cell office:value-type="float" office:value="-73.851971000000006" table:style-name="ce1">
            <text:p>-73.851971</text:p>
          </table:table-cell>
          <table:table-cell table:number-columns-repeated="16378"/>
        </table:table-row>
        <table:table-row table:style-name="ro1">
          <table:table-cell office:value-type="float" office:value="25754" table:style-name="ce1">
            <text:p>25754</text:p>
          </table:table-cell>
          <table:table-cell office:value-type="string" table:style-name="ce1">
            <text:p>Soach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6];[Depto.A$2:.B$34];2;1)" table:style-name="ce1">
            <text:p>Cundinamarca</text:p>
          </table:table-cell>
          <table:table-cell office:value-type="float" office:value="4.5827226999999997" table:style-name="ce1">
            <text:p>4.5827227</text:p>
          </table:table-cell>
          <table:table-cell office:value-type="float" office:value="-74.211746500000004" table:style-name="ce1">
            <text:p>-74.2117465</text:p>
          </table:table-cell>
          <table:table-cell table:number-columns-repeated="16378"/>
        </table:table-row>
        <table:table-row table:style-name="ro1">
          <table:table-cell office:value-type="float" office:value="25758" table:style-name="ce1">
            <text:p>25758</text:p>
          </table:table-cell>
          <table:table-cell office:value-type="string" table:style-name="ce1">
            <text:p>Sopó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7];[Depto.A$2:.B$34];2;1)" table:style-name="ce1">
            <text:p>Cundinamarca</text:p>
          </table:table-cell>
          <table:table-cell office:value-type="float" office:value="4.9087319999999997" table:style-name="ce1">
            <text:p>4.908732</text:p>
          </table:table-cell>
          <table:table-cell office:value-type="float" office:value="-73.9410709" table:style-name="ce1">
            <text:p>-73.9410709</text:p>
          </table:table-cell>
          <table:table-cell table:number-columns-repeated="16378"/>
        </table:table-row>
        <table:table-row table:style-name="ro1">
          <table:table-cell office:value-type="float" office:value="25769" table:style-name="ce1">
            <text:p>25769</text:p>
          </table:table-cell>
          <table:table-cell office:value-type="string" table:style-name="ce1">
            <text:p>Subacho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8];[Depto.A$2:.B$34];2;1)" table:style-name="ce1">
            <text:p>Cundinamarca</text:p>
          </table:table-cell>
          <table:table-cell office:value-type="float" office:value="4.9290010000000004" table:style-name="ce1">
            <text:p>4.929001</text:p>
          </table:table-cell>
          <table:table-cell office:value-type="float" office:value="-74.172465000000003" table:style-name="ce1">
            <text:p>-74.172465</text:p>
          </table:table-cell>
          <table:table-cell table:number-columns-repeated="16378"/>
        </table:table-row>
        <table:table-row table:style-name="ro1">
          <table:table-cell office:value-type="float" office:value="25772" table:style-name="ce1">
            <text:p>25772</text:p>
          </table:table-cell>
          <table:table-cell office:value-type="string" table:style-name="ce1">
            <text:p>Sues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9];[Depto.A$2:.B$34];2;1)" table:style-name="ce1">
            <text:p>Cundinamarca</text:p>
          </table:table-cell>
          <table:table-cell office:value-type="float" office:value="5.1039289999999999" table:style-name="ce1">
            <text:p>5.103929</text:p>
          </table:table-cell>
          <table:table-cell office:value-type="float" office:value="-73.798631999999998" table:style-name="ce1">
            <text:p>-73.798632</text:p>
          </table:table-cell>
          <table:table-cell table:number-columns-repeated="16378"/>
        </table:table-row>
        <table:table-row table:style-name="ro1">
          <table:table-cell office:value-type="float" office:value="25777" table:style-name="ce1">
            <text:p>25777</text:p>
          </table:table-cell>
          <table:table-cell office:value-type="string" table:style-name="ce1">
            <text:p>Supa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0];[Depto.A$2:.B$34];2;1)" table:style-name="ce1">
            <text:p>Cundinamarca</text:p>
          </table:table-cell>
          <table:table-cell office:value-type="float" office:value="5.0616070000000004" table:style-name="ce1">
            <text:p>5.061607</text:p>
          </table:table-cell>
          <table:table-cell office:value-type="float" office:value="-74.235545999999999" table:style-name="ce1">
            <text:p>-74.235546</text:p>
          </table:table-cell>
          <table:table-cell table:number-columns-repeated="16378"/>
        </table:table-row>
        <table:table-row table:style-name="ro1">
          <table:table-cell office:value-type="float" office:value="25779" table:style-name="ce1">
            <text:p>25779</text:p>
          </table:table-cell>
          <table:table-cell office:value-type="string" table:style-name="ce1">
            <text:p>Sus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1];[Depto.A$2:.B$34];2;1)" table:style-name="ce1">
            <text:p>Cundinamarca</text:p>
          </table:table-cell>
          <table:table-cell office:value-type="float" office:value="5.4550989999999997" table:style-name="ce1">
            <text:p>5.455099</text:p>
          </table:table-cell>
          <table:table-cell office:value-type="float" office:value="-73.814706999999999" table:style-name="ce1">
            <text:p>-73.814707</text:p>
          </table:table-cell>
          <table:table-cell table:number-columns-repeated="16378"/>
        </table:table-row>
        <table:table-row table:style-name="ro1">
          <table:table-cell office:value-type="float" office:value="25781" table:style-name="ce1">
            <text:p>25781</text:p>
          </table:table-cell>
          <table:table-cell office:value-type="string" table:style-name="ce1">
            <text:p>Sutataus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2];[Depto.A$2:.B$34];2;1)" table:style-name="ce1">
            <text:p>Cundinamarca</text:p>
          </table:table-cell>
          <table:table-cell office:value-type="float" office:value="5.2472950000000003" table:style-name="ce1">
            <text:p>5.247295</text:p>
          </table:table-cell>
          <table:table-cell office:value-type="float" office:value="-73.852666999999997" table:style-name="ce1">
            <text:p>-73.852667</text:p>
          </table:table-cell>
          <table:table-cell table:number-columns-repeated="16378"/>
        </table:table-row>
        <table:table-row table:style-name="ro1">
          <table:table-cell office:value-type="float" office:value="25785" table:style-name="ce1">
            <text:p>25785</text:p>
          </table:table-cell>
          <table:table-cell office:value-type="string" table:style-name="ce1">
            <text:p>Tabi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3];[Depto.A$2:.B$34];2;1)" table:style-name="ce1">
            <text:p>Cundinamarca</text:p>
          </table:table-cell>
          <table:table-cell office:value-type="float" office:value="4.9169619999999998" table:style-name="ce1">
            <text:p>4.916962</text:p>
          </table:table-cell>
          <table:table-cell office:value-type="float" office:value="-74.096357999999995" table:style-name="ce1">
            <text:p>-74.096358</text:p>
          </table:table-cell>
          <table:table-cell table:number-columns-repeated="16378"/>
        </table:table-row>
        <table:table-row table:style-name="ro1">
          <table:table-cell office:value-type="float" office:value="25793" table:style-name="ce1">
            <text:p>25793</text:p>
          </table:table-cell>
          <table:table-cell office:value-type="string" table:style-name="ce1">
            <text:p>Taus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4];[Depto.A$2:.B$34];2;1)" table:style-name="ce1">
            <text:p>Cundinamarca</text:p>
          </table:table-cell>
          <table:table-cell office:value-type="float" office:value="5.1961820000000003" table:style-name="ce1">
            <text:p>5.196182</text:p>
          </table:table-cell>
          <table:table-cell office:value-type="float" office:value="-73.8865409" table:style-name="ce1">
            <text:p>-73.8865409</text:p>
          </table:table-cell>
          <table:table-cell table:number-columns-repeated="16378"/>
        </table:table-row>
        <table:table-row table:style-name="ro1">
          <table:table-cell office:value-type="float" office:value="25797" table:style-name="ce1">
            <text:p>25797</text:p>
          </table:table-cell>
          <table:table-cell office:value-type="string" table:style-name="ce1">
            <text:p>Ten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5];[Depto.A$2:.B$34];2;1)" table:style-name="ce1">
            <text:p>Cundinamarca</text:p>
          </table:table-cell>
          <table:table-cell office:value-type="float" office:value="4.6556230000000003" table:style-name="ce1">
            <text:p>4.655623</text:p>
          </table:table-cell>
          <table:table-cell office:value-type="float" office:value="-74.389576000000005" table:style-name="ce1">
            <text:p>-74.389576</text:p>
          </table:table-cell>
          <table:table-cell table:number-columns-repeated="16378"/>
        </table:table-row>
        <table:table-row table:style-name="ro1">
          <table:table-cell office:value-type="float" office:value="25799" table:style-name="ce1">
            <text:p>25799</text:p>
          </table:table-cell>
          <table:table-cell office:value-type="string" table:style-name="ce1">
            <text:p>Tenj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6];[Depto.A$2:.B$34];2;1)" table:style-name="ce1">
            <text:p>Cundinamarca</text:p>
          </table:table-cell>
          <table:table-cell office:value-type="float" office:value="4.8718839999999997" table:style-name="ce1">
            <text:p>4.871884</text:p>
          </table:table-cell>
          <table:table-cell office:value-type="float" office:value="-74.145662999999999" table:style-name="ce1">
            <text:p>-74.145663</text:p>
          </table:table-cell>
          <table:table-cell table:number-columns-repeated="16378"/>
        </table:table-row>
        <table:table-row table:style-name="ro1">
          <table:table-cell office:value-type="float" office:value="25805" table:style-name="ce1">
            <text:p>25805</text:p>
          </table:table-cell>
          <table:table-cell office:value-type="string" table:style-name="ce1">
            <text:p>Tibacuy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7];[Depto.A$2:.B$34];2;1)" table:style-name="ce1">
            <text:p>Cundinamarca</text:p>
          </table:table-cell>
          <table:table-cell office:value-type="float" office:value="4.3478370000000002" table:style-name="ce1">
            <text:p>4.347837</text:p>
          </table:table-cell>
          <table:table-cell office:value-type="float" office:value="-74.452539999999999" table:style-name="ce1">
            <text:p>-74.45254</text:p>
          </table:table-cell>
          <table:table-cell table:number-columns-repeated="16378"/>
        </table:table-row>
        <table:table-row table:style-name="ro1">
          <table:table-cell office:value-type="float" office:value="25807" table:style-name="ce1">
            <text:p>25807</text:p>
          </table:table-cell>
          <table:table-cell office:value-type="string" table:style-name="ce1">
            <text:p>Tibiri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8];[Depto.A$2:.B$34];2;1)" table:style-name="ce1">
            <text:p>Cundinamarca</text:p>
          </table:table-cell>
          <table:table-cell office:value-type="float" office:value="5.0524329999999997" table:style-name="ce1">
            <text:p>5.052433</text:p>
          </table:table-cell>
          <table:table-cell office:value-type="float" office:value="-73.5046459" table:style-name="ce1">
            <text:p>-73.5046459</text:p>
          </table:table-cell>
          <table:table-cell table:number-columns-repeated="16378"/>
        </table:table-row>
        <table:table-row table:style-name="ro1">
          <table:table-cell office:value-type="float" office:value="25815" table:style-name="ce1">
            <text:p>25815</text:p>
          </table:table-cell>
          <table:table-cell office:value-type="string" table:style-name="ce1">
            <text:p>Toc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9];[Depto.A$2:.B$34];2;1)" table:style-name="ce1">
            <text:p>Cundinamarca</text:p>
          </table:table-cell>
          <table:table-cell office:value-type="float" office:value="4.4570550000000004" table:style-name="ce1">
            <text:p>4.457055</text:p>
          </table:table-cell>
          <table:table-cell office:value-type="float" office:value="-74.633922999999996" table:style-name="ce1">
            <text:p>-74.633923</text:p>
          </table:table-cell>
          <table:table-cell table:number-columns-repeated="16378"/>
        </table:table-row>
        <table:table-row table:style-name="ro1">
          <table:table-cell office:value-type="float" office:value="25817" table:style-name="ce1">
            <text:p>25817</text:p>
          </table:table-cell>
          <table:table-cell office:value-type="string" table:style-name="ce1">
            <text:p>Tocancip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0];[Depto.A$2:.B$34];2;1)" table:style-name="ce1">
            <text:p>Cundinamarca</text:p>
          </table:table-cell>
          <table:table-cell office:value-type="float" office:value="4.9650020000000001" table:style-name="ce1">
            <text:p>4.965002</text:p>
          </table:table-cell>
          <table:table-cell office:value-type="float" office:value="-73.910822899999999" table:style-name="ce1">
            <text:p>-73.9108229</text:p>
          </table:table-cell>
          <table:table-cell table:number-columns-repeated="16378"/>
        </table:table-row>
        <table:table-row table:style-name="ro1">
          <table:table-cell office:value-type="float" office:value="25823" table:style-name="ce1">
            <text:p>25823</text:p>
          </table:table-cell>
          <table:table-cell office:value-type="string" table:style-name="ce1">
            <text:p>Topaip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1];[Depto.A$2:.B$34];2;1)" table:style-name="ce1">
            <text:p>Cundinamarca</text:p>
          </table:table-cell>
          <table:table-cell office:value-type="float" office:value="5.3357749999999999" table:style-name="ce1">
            <text:p>5.335775</text:p>
          </table:table-cell>
          <table:table-cell office:value-type="float" office:value="-74.301473999999999" table:style-name="ce1">
            <text:p>-74.301474</text:p>
          </table:table-cell>
          <table:table-cell table:number-columns-repeated="16378"/>
        </table:table-row>
        <table:table-row table:style-name="ro1">
          <table:table-cell office:value-type="float" office:value="25839" table:style-name="ce1">
            <text:p>25839</text:p>
          </table:table-cell>
          <table:table-cell office:value-type="string" table:style-name="ce1">
            <text:p>Ubal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2];[Depto.A$2:.B$34];2;1)" table:style-name="ce1">
            <text:p>Cundinamarca</text:p>
          </table:table-cell>
          <table:table-cell office:value-type="float" office:value="4.7436470000000002" table:style-name="ce1">
            <text:p>4.743647</text:p>
          </table:table-cell>
          <table:table-cell office:value-type="float" office:value="-73.534988999999996" table:style-name="ce1">
            <text:p>-73.534989</text:p>
          </table:table-cell>
          <table:table-cell table:number-columns-repeated="16378"/>
        </table:table-row>
        <table:table-row table:style-name="ro1">
          <table:table-cell office:value-type="float" office:value="25841" table:style-name="ce1">
            <text:p>25841</text:p>
          </table:table-cell>
          <table:table-cell office:value-type="string" table:style-name="ce1">
            <text:p>Uba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3];[Depto.A$2:.B$34];2;1)" table:style-name="ce1">
            <text:p>Cundinamarca</text:p>
          </table:table-cell>
          <table:table-cell office:value-type="float" office:value="4.4828419999999998" table:style-name="ce1">
            <text:p>4.482842</text:p>
          </table:table-cell>
          <table:table-cell office:value-type="float" office:value="-73.93468" table:style-name="ce1">
            <text:p>-73.93468</text:p>
          </table:table-cell>
          <table:table-cell table:number-columns-repeated="16378"/>
        </table:table-row>
        <table:table-row table:style-name="ro1">
          <table:table-cell office:value-type="float" office:value="25843" table:style-name="ce1">
            <text:p>25843</text:p>
          </table:table-cell>
          <table:table-cell office:value-type="string" table:style-name="ce1">
            <text:p>Villa de San Diego de Ubat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4];[Depto.A$2:.B$34];2;1)" table:style-name="ce1">
            <text:p>Cundinamarca</text:p>
          </table:table-cell>
          <table:table-cell office:value-type="float" office:value="5.3120240000000001" table:style-name="ce1">
            <text:p>5.312024</text:p>
          </table:table-cell>
          <table:table-cell office:value-type="float" office:value="-73.818222000000006" table:style-name="ce1">
            <text:p>-73.818222</text:p>
          </table:table-cell>
          <table:table-cell table:number-columns-repeated="16378"/>
        </table:table-row>
        <table:table-row table:style-name="ro1">
          <table:table-cell office:value-type="float" office:value="25845" table:style-name="ce1">
            <text:p>25845</text:p>
          </table:table-cell>
          <table:table-cell office:value-type="string" table:style-name="ce1">
            <text:p>Un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5];[Depto.A$2:.B$34];2;1)" table:style-name="ce1">
            <text:p>Cundinamarca</text:p>
          </table:table-cell>
          <table:table-cell office:value-type="float" office:value="4.4025850000000002" table:style-name="ce1">
            <text:p>4.402585</text:p>
          </table:table-cell>
          <table:table-cell office:value-type="float" office:value="-74.025384000000003" table:style-name="ce1">
            <text:p>-74.025384</text:p>
          </table:table-cell>
          <table:table-cell table:number-columns-repeated="16378"/>
        </table:table-row>
        <table:table-row table:style-name="ro1">
          <table:table-cell office:value-type="float" office:value="25851" table:style-name="ce1">
            <text:p>25851</text:p>
          </table:table-cell>
          <table:table-cell office:value-type="string" table:style-name="ce1">
            <text:p>Úti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6];[Depto.A$2:.B$34];2;1)" table:style-name="ce1">
            <text:p>Cundinamarca</text:p>
          </table:table-cell>
          <table:table-cell office:value-type="float" office:value="5.1877839999999997" table:style-name="ce1">
            <text:p>5.187784</text:p>
          </table:table-cell>
          <table:table-cell office:value-type="float" office:value="-74.481457000000006" table:style-name="ce1">
            <text:p>-74.481457</text:p>
          </table:table-cell>
          <table:table-cell table:number-columns-repeated="16378"/>
        </table:table-row>
        <table:table-row table:style-name="ro1">
          <table:table-cell office:value-type="float" office:value="25862" table:style-name="ce1">
            <text:p>25862</text:p>
          </table:table-cell>
          <table:table-cell office:value-type="string" table:style-name="ce1">
            <text:p>Verga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7];[Depto.A$2:.B$34];2;1)" table:style-name="ce1">
            <text:p>Cundinamarca</text:p>
          </table:table-cell>
          <table:table-cell office:value-type="float" office:value="5.1182319999999999" table:style-name="ce1">
            <text:p>5.118232</text:p>
          </table:table-cell>
          <table:table-cell office:value-type="float" office:value="-74.344953000000004" table:style-name="ce1">
            <text:p>-74.344953</text:p>
          </table:table-cell>
          <table:table-cell table:number-columns-repeated="16378"/>
        </table:table-row>
        <table:table-row table:style-name="ro1">
          <table:table-cell office:value-type="float" office:value="25867" table:style-name="ce1">
            <text:p>25867</text:p>
          </table:table-cell>
          <table:table-cell office:value-type="string" table:style-name="ce1">
            <text:p>Vian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8];[Depto.A$2:.B$34];2;1)" table:style-name="ce1">
            <text:p>Cundinamarca</text:p>
          </table:table-cell>
          <table:table-cell office:value-type="float" office:value="4.8757489999999999" table:style-name="ce1">
            <text:p>4.875749</text:p>
          </table:table-cell>
          <table:table-cell office:value-type="float" office:value="-74.560517000000004" table:style-name="ce1">
            <text:p>-74.560517</text:p>
          </table:table-cell>
          <table:table-cell table:number-columns-repeated="16378"/>
        </table:table-row>
        <table:table-row table:style-name="ro1">
          <table:table-cell office:value-type="float" office:value="25871" table:style-name="ce1">
            <text:p>25871</text:p>
          </table:table-cell>
          <table:table-cell office:value-type="string" table:style-name="ce1">
            <text:p>Villagómez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9];[Depto.A$2:.B$34];2;1)" table:style-name="ce1">
            <text:p>Cundinamarca</text:p>
          </table:table-cell>
          <table:table-cell office:value-type="float" office:value="5.2732999999999999" table:style-name="ce1">
            <text:p>5.2733</text:p>
          </table:table-cell>
          <table:table-cell office:value-type="float" office:value="-74.195169000000007" table:style-name="ce1">
            <text:p>-74.195169</text:p>
          </table:table-cell>
          <table:table-cell table:number-columns-repeated="16378"/>
        </table:table-row>
        <table:table-row table:style-name="ro1">
          <table:table-cell office:value-type="float" office:value="25873" table:style-name="ce1">
            <text:p>25873</text:p>
          </table:table-cell>
          <table:table-cell office:value-type="string" table:style-name="ce1">
            <text:p>Villapinzó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0];[Depto.A$2:.B$34];2;1)" table:style-name="ce1">
            <text:p>Cundinamarca</text:p>
          </table:table-cell>
          <table:table-cell office:value-type="float" office:value="5.2152089999999998" table:style-name="ce1">
            <text:p>5.215209</text:p>
          </table:table-cell>
          <table:table-cell office:value-type="float" office:value="-73.594624899999999" table:style-name="ce1">
            <text:p>-73.5946249</text:p>
          </table:table-cell>
          <table:table-cell table:number-columns-repeated="16378"/>
        </table:table-row>
        <table:table-row table:style-name="ro1">
          <table:table-cell office:value-type="float" office:value="25875" table:style-name="ce1">
            <text:p>25875</text:p>
          </table:table-cell>
          <table:table-cell office:value-type="string" table:style-name="ce1">
            <text:p>Ville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1];[Depto.A$2:.B$34];2;1)" table:style-name="ce1">
            <text:p>Cundinamarca</text:p>
          </table:table-cell>
          <table:table-cell office:value-type="float" office:value="5.0117060000000002" table:style-name="ce1">
            <text:p>5.011706</text:p>
          </table:table-cell>
          <table:table-cell office:value-type="float" office:value="-74.470361999999994" table:style-name="ce1">
            <text:p>-74.470362</text:p>
          </table:table-cell>
          <table:table-cell table:number-columns-repeated="16378"/>
        </table:table-row>
        <table:table-row table:style-name="ro1">
          <table:table-cell office:value-type="float" office:value="25878" table:style-name="ce1">
            <text:p>25878</text:p>
          </table:table-cell>
          <table:table-cell office:value-type="string" table:style-name="ce1">
            <text:p>Vio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2];[Depto.A$2:.B$34];2;1)" table:style-name="ce1">
            <text:p>Cundinamarca</text:p>
          </table:table-cell>
          <table:table-cell office:value-type="float" office:value="4.4388290000000001" table:style-name="ce1">
            <text:p>4.438829</text:p>
          </table:table-cell>
          <table:table-cell office:value-type="float" office:value="-74.522394000000006" table:style-name="ce1">
            <text:p>-74.522394</text:p>
          </table:table-cell>
          <table:table-cell table:number-columns-repeated="16378"/>
        </table:table-row>
        <table:table-row table:style-name="ro1">
          <table:table-cell office:value-type="float" office:value="25885" table:style-name="ce1">
            <text:p>25885</text:p>
          </table:table-cell>
          <table:table-cell office:value-type="string" table:style-name="ce1">
            <text:p>Yacop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3];[Depto.A$2:.B$34];2;1)" table:style-name="ce1">
            <text:p>Cundinamarca</text:p>
          </table:table-cell>
          <table:table-cell office:value-type="float" office:value="5.4600140000000001" table:style-name="ce1">
            <text:p>5.460014</text:p>
          </table:table-cell>
          <table:table-cell office:value-type="float" office:value="-74.338524000000007" table:style-name="ce1">
            <text:p>-74.338524</text:p>
          </table:table-cell>
          <table:table-cell table:number-columns-repeated="16378"/>
        </table:table-row>
        <table:table-row table:style-name="ro1">
          <table:table-cell office:value-type="float" office:value="25898" table:style-name="ce1">
            <text:p>25898</text:p>
          </table:table-cell>
          <table:table-cell office:value-type="string" table:style-name="ce1">
            <text:p>Zipacó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4];[Depto.A$2:.B$34];2;1)" table:style-name="ce1">
            <text:p>Cundinamarca</text:p>
          </table:table-cell>
          <table:table-cell office:value-type="float" office:value="4.7596340000000001" table:style-name="ce1">
            <text:p>4.759634</text:p>
          </table:table-cell>
          <table:table-cell office:value-type="float" office:value="-74.380049" table:style-name="ce1">
            <text:p>-74.380049</text:p>
          </table:table-cell>
          <table:table-cell table:number-columns-repeated="16378"/>
        </table:table-row>
        <table:table-row table:style-name="ro1">
          <table:table-cell office:value-type="float" office:value="25899" table:style-name="ce1">
            <text:p>25899</text:p>
          </table:table-cell>
          <table:table-cell office:value-type="string" table:style-name="ce1">
            <text:p>Zipaquir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5];[Depto.A$2:.B$34];2;1)" table:style-name="ce1">
            <text:p>Cundinamarca</text:p>
          </table:table-cell>
          <table:table-cell office:value-type="float" office:value="5.0214759999999998" table:style-name="ce1">
            <text:p>5.021476</text:p>
          </table:table-cell>
          <table:table-cell office:value-type="float" office:value="-73.990955" table:style-name="ce1">
            <text:p>-73.990955</text:p>
          </table:table-cell>
          <table:table-cell table:number-columns-repeated="16378"/>
        </table:table-row>
        <table:table-row table:style-name="ro1">
          <table:table-cell office:value-type="float" office:value="27001" table:style-name="ce1">
            <text:p>27001</text:p>
          </table:table-cell>
          <table:table-cell office:value-type="string" table:style-name="ce1">
            <text:p>Quib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76];[Depto.A$2:.B$34];2;1)" table:style-name="ce1">
            <text:p>Chocó</text:p>
          </table:table-cell>
          <table:table-cell office:value-type="float" office:value="5.6956329999999999" table:style-name="ce1">
            <text:p>5.695633</text:p>
          </table:table-cell>
          <table:table-cell office:value-type="float" office:value="-76.649811999999997" table:style-name="ce1">
            <text:p>-76.649812</text:p>
          </table:table-cell>
          <table:table-cell table:number-columns-repeated="16378"/>
        </table:table-row>
        <table:table-row table:style-name="ro1">
          <table:table-cell office:value-type="float" office:value="27006" table:style-name="ce1">
            <text:p>27006</text:p>
          </table:table-cell>
          <table:table-cell office:value-type="string" table:style-name="ce1">
            <text:p>Acandí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77];[Depto.A$2:.B$34];2;1)" table:style-name="ce1">
            <text:p>Chocó</text:p>
          </table:table-cell>
          <table:table-cell office:value-type="float" office:value="8.5101089999999999" table:style-name="ce1">
            <text:p>8.510109</text:p>
          </table:table-cell>
          <table:table-cell office:value-type="float" office:value="-77.278980000000004" table:style-name="ce1">
            <text:p>-77.27898</text:p>
          </table:table-cell>
          <table:table-cell table:number-columns-repeated="16378"/>
        </table:table-row>
        <table:table-row table:style-name="ro1">
          <table:table-cell office:value-type="float" office:value="27025" table:style-name="ce1">
            <text:p>27025</text:p>
          </table:table-cell>
          <table:table-cell office:value-type="string" table:style-name="ce1">
            <text:p>Alto Baud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78];[Depto.A$2:.B$34];2;1)" table:style-name="ce1">
            <text:p>Chocó</text:p>
          </table:table-cell>
          <table:table-cell office:value-type="float" office:value="5.5163469999999997" table:style-name="ce1">
            <text:p>5.516347</text:p>
          </table:table-cell>
          <table:table-cell office:value-type="float" office:value="-76.974502000000001" table:style-name="ce1">
            <text:p>-76.974502</text:p>
          </table:table-cell>
          <table:table-cell table:number-columns-repeated="16378"/>
        </table:table-row>
        <table:table-row table:style-name="ro1">
          <table:table-cell office:value-type="float" office:value="27050" table:style-name="ce1">
            <text:p>27050</text:p>
          </table:table-cell>
          <table:table-cell office:value-type="string" table:style-name="ce1">
            <text:p>Atra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79];[Depto.A$2:.B$34];2;1)" table:style-name="ce1">
            <text:p>Chocó</text:p>
          </table:table-cell>
          <table:table-cell office:value-type="float" office:value="6.7949558000000003" table:style-name="ce1">
            <text:p>6.7949558</text:p>
          </table:table-cell>
          <table:table-cell office:value-type="float" office:value="-76.860048199999994" table:style-name="ce1">
            <text:p>-76.8600482</text:p>
          </table:table-cell>
          <table:table-cell table:number-columns-repeated="16378"/>
        </table:table-row>
        <table:table-row table:style-name="ro1">
          <table:table-cell office:value-type="float" office:value="27073" table:style-name="ce1">
            <text:p>27073</text:p>
          </table:table-cell>
          <table:table-cell office:value-type="string" table:style-name="ce1">
            <text:p>Baga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0];[Depto.A$2:.B$34];2;1)" table:style-name="ce1">
            <text:p>Chocó</text:p>
          </table:table-cell>
          <table:table-cell office:value-type="float" office:value="5.4113899999999999" table:style-name="ce1">
            <text:p>5.41139</text:p>
          </table:table-cell>
          <table:table-cell office:value-type="float" office:value="-76.416371999999996" table:style-name="ce1">
            <text:p>-76.416372</text:p>
          </table:table-cell>
          <table:table-cell table:number-columns-repeated="16378"/>
        </table:table-row>
        <table:table-row table:style-name="ro1">
          <table:table-cell office:value-type="float" office:value="27075" table:style-name="ce1">
            <text:p>27075</text:p>
          </table:table-cell>
          <table:table-cell office:value-type="string" table:style-name="ce1">
            <text:p>Bahía Solan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1];[Depto.A$2:.B$34];2;1)" table:style-name="ce1">
            <text:p>Chocó</text:p>
          </table:table-cell>
          <table:table-cell office:value-type="float" office:value="6.2225520000000003" table:style-name="ce1">
            <text:p>6.222552</text:p>
          </table:table-cell>
          <table:table-cell office:value-type="float" office:value="-77.401154000000005" table:style-name="ce1">
            <text:p>-77.401154</text:p>
          </table:table-cell>
          <table:table-cell table:number-columns-repeated="16378"/>
        </table:table-row>
        <table:table-row table:style-name="ro1">
          <table:table-cell office:value-type="float" office:value="27077" table:style-name="ce1">
            <text:p>27077</text:p>
          </table:table-cell>
          <table:table-cell office:value-type="string" table:style-name="ce1">
            <text:p>Bajo Bau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2];[Depto.A$2:.B$34];2;1)" table:style-name="ce1">
            <text:p>Chocó</text:p>
          </table:table-cell>
          <table:table-cell office:value-type="float" office:value="5.3442677999999999" table:style-name="ce1">
            <text:p>5.3442678</text:p>
          </table:table-cell>
          <table:table-cell office:value-type="float" office:value="-77.286487899999997" table:style-name="ce1">
            <text:p>-77.2864879</text:p>
          </table:table-cell>
          <table:table-cell table:number-columns-repeated="16378"/>
        </table:table-row>
        <table:table-row table:style-name="ro1">
          <table:table-cell office:value-type="float" office:value="27086" table:style-name="ce1">
            <text:p>27086</text:p>
          </table:table-cell>
          <table:table-cell office:value-type="string" table:style-name="ce1">
            <text:p>Belén de Bajir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3];[Depto.A$2:.B$34];2;1)" table:style-name="ce1">
            <text:p>Chocó</text:p>
          </table:table-cell>
          <table:table-cell office:value-type="float" office:value="7.371378" table:style-name="ce1">
            <text:p>7.371378</text:p>
          </table:table-cell>
          <table:table-cell office:value-type="float" office:value="-76.714704999999995" table:style-name="ce1">
            <text:p>-76.714705</text:p>
          </table:table-cell>
          <table:table-cell table:number-columns-repeated="16378"/>
        </table:table-row>
        <table:table-row table:style-name="ro1">
          <table:table-cell office:value-type="float" office:value="27099" table:style-name="ce1">
            <text:p>27099</text:p>
          </table:table-cell>
          <table:table-cell office:value-type="string" table:style-name="ce1">
            <text:p>Bojay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4];[Depto.A$2:.B$34];2;1)" table:style-name="ce1">
            <text:p>Chocó</text:p>
          </table:table-cell>
          <table:table-cell office:value-type="float" office:value="6.4971458999999996" table:style-name="ce1">
            <text:p>6.4971459</text:p>
          </table:table-cell>
          <table:table-cell office:value-type="float" office:value="-77.102490200000005" table:style-name="ce1">
            <text:p>-77.1024902</text:p>
          </table:table-cell>
          <table:table-cell table:number-columns-repeated="16378"/>
        </table:table-row>
        <table:table-row table:style-name="ro1">
          <table:table-cell office:value-type="float" office:value="27135" table:style-name="ce1">
            <text:p>27135</text:p>
          </table:table-cell>
          <table:table-cell office:value-type="string" table:style-name="ce1">
            <text:p>El Cantón del San Pabl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5];[Depto.A$2:.B$34];2;1)" table:style-name="ce1">
            <text:p>Chocó</text:p>
          </table:table-cell>
          <table:table-cell office:value-type="float" office:value="5.3389300000000004" table:style-name="ce1">
            <text:p>5.33893</text:p>
          </table:table-cell>
          <table:table-cell office:value-type="float" office:value="-76.731369999999998" table:style-name="ce1">
            <text:p>-76.73137</text:p>
          </table:table-cell>
          <table:table-cell table:number-columns-repeated="16378"/>
        </table:table-row>
        <table:table-row table:style-name="ro1">
          <table:table-cell office:value-type="float" office:value="27150" table:style-name="ce1">
            <text:p>27150</text:p>
          </table:table-cell>
          <table:table-cell office:value-type="string" table:style-name="ce1">
            <text:p>Carmen del Darien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6];[Depto.A$2:.B$34];2;1)" table:style-name="ce1">
            <text:p>Chocó</text:p>
          </table:table-cell>
          <table:table-cell office:value-type="float" office:value="5.6881991999999997" table:style-name="ce1">
            <text:p>5.6881992</text:p>
          </table:table-cell>
          <table:table-cell office:value-type="float" office:value="-76.651337400000003" table:style-name="ce1">
            <text:p>-76.6513374</text:p>
          </table:table-cell>
          <table:table-cell table:number-columns-repeated="16378"/>
        </table:table-row>
        <table:table-row table:style-name="ro1">
          <table:table-cell office:value-type="float" office:value="27160" table:style-name="ce1">
            <text:p>27160</text:p>
          </table:table-cell>
          <table:table-cell office:value-type="string" table:style-name="ce1">
            <text:p>Cértegui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7];[Depto.A$2:.B$34];2;1)" table:style-name="ce1">
            <text:p>Chocó</text:p>
          </table:table-cell>
          <table:table-cell office:value-type="float" office:value="5.4000399999999997" table:style-name="ce1">
            <text:p>5.40004</text:p>
          </table:table-cell>
          <table:table-cell office:value-type="float" office:value="-76.600030000000004" table:style-name="ce1">
            <text:p>-76.60003</text:p>
          </table:table-cell>
          <table:table-cell table:number-columns-repeated="16378"/>
        </table:table-row>
        <table:table-row table:style-name="ro1">
          <table:table-cell office:value-type="float" office:value="27205" table:style-name="ce1">
            <text:p>27205</text:p>
          </table:table-cell>
          <table:table-cell office:value-type="string" table:style-name="ce1">
            <text:p>Condo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8];[Depto.A$2:.B$34];2;1)" table:style-name="ce1">
            <text:p>Chocó</text:p>
          </table:table-cell>
          <table:table-cell office:value-type="float" office:value="5.0895460000000003" table:style-name="ce1">
            <text:p>5.089546</text:p>
          </table:table-cell>
          <table:table-cell office:value-type="float" office:value="-76.652079000000001" table:style-name="ce1">
            <text:p>-76.652079</text:p>
          </table:table-cell>
          <table:table-cell table:number-columns-repeated="16378"/>
        </table:table-row>
        <table:table-row table:style-name="ro1">
          <table:table-cell office:value-type="float" office:value="27245" table:style-name="ce1">
            <text:p>27245</text:p>
          </table:table-cell>
          <table:table-cell office:value-type="string" table:style-name="ce1">
            <text:p>El Carmen de Atra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9];[Depto.A$2:.B$34];2;1)" table:style-name="ce1">
            <text:p>Chocó</text:p>
          </table:table-cell>
          <table:table-cell office:value-type="float" office:value="5.9006210000000001" table:style-name="ce1">
            <text:p>5.900621</text:p>
          </table:table-cell>
          <table:table-cell office:value-type="float" office:value="-76.142199000000005" table:style-name="ce1">
            <text:p>-76.142199</text:p>
          </table:table-cell>
          <table:table-cell table:number-columns-repeated="16378"/>
        </table:table-row>
        <table:table-row table:style-name="ro1">
          <table:table-cell office:value-type="float" office:value="27250" table:style-name="ce1">
            <text:p>27250</text:p>
          </table:table-cell>
          <table:table-cell office:value-type="string" table:style-name="ce1">
            <text:p>El Litoral del San Juan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0];[Depto.A$2:.B$34];2;1)" table:style-name="ce1">
            <text:p>Chocó</text:p>
          </table:table-cell>
          <table:table-cell office:value-type="float" office:value="4.2006777" table:style-name="ce1">
            <text:p>4.2006777</text:p>
          </table:table-cell>
          <table:table-cell office:value-type="float" office:value="-76.7336521" table:style-name="ce1">
            <text:p>-76.7336521</text:p>
          </table:table-cell>
          <table:table-cell table:number-columns-repeated="16378"/>
        </table:table-row>
        <table:table-row table:style-name="ro1">
          <table:table-cell office:value-type="float" office:value="27361" table:style-name="ce1">
            <text:p>27361</text:p>
          </table:table-cell>
          <table:table-cell office:value-type="string" table:style-name="ce1">
            <text:p>Istmin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1];[Depto.A$2:.B$34];2;1)" table:style-name="ce1">
            <text:p>Chocó</text:p>
          </table:table-cell>
          <table:table-cell office:value-type="float" office:value="5.157788" table:style-name="ce1">
            <text:p>5.157788</text:p>
          </table:table-cell>
          <table:table-cell office:value-type="float" office:value="-76.687539999999998" table:style-name="ce1">
            <text:p>-76.68754</text:p>
          </table:table-cell>
          <table:table-cell table:number-columns-repeated="16378"/>
        </table:table-row>
        <table:table-row table:style-name="ro1">
          <table:table-cell office:value-type="float" office:value="27372" table:style-name="ce1">
            <text:p>27372</text:p>
          </table:table-cell>
          <table:table-cell office:value-type="string" table:style-name="ce1">
            <text:p>Jura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2];[Depto.A$2:.B$34];2;1)" table:style-name="ce1">
            <text:p>Chocó</text:p>
          </table:table-cell>
          <table:table-cell office:value-type="float" office:value="7.1026259999999999" table:style-name="ce1">
            <text:p>7.102626</text:p>
          </table:table-cell>
          <table:table-cell office:value-type="float" office:value="-77.762045999999998" table:style-name="ce1">
            <text:p>-77.762046</text:p>
          </table:table-cell>
          <table:table-cell table:number-columns-repeated="16378"/>
        </table:table-row>
        <table:table-row table:style-name="ro1">
          <table:table-cell office:value-type="float" office:value="27413" table:style-name="ce1">
            <text:p>27413</text:p>
          </table:table-cell>
          <table:table-cell office:value-type="string" table:style-name="ce1">
            <text:p>Llor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3];[Depto.A$2:.B$34];2;1)" table:style-name="ce1">
            <text:p>Chocó</text:p>
          </table:table-cell>
          <table:table-cell office:value-type="float" office:value="5.5042099000000002" table:style-name="ce1">
            <text:p>5.5042099</text:p>
          </table:table-cell>
          <table:table-cell office:value-type="float" office:value="-76.531450000000007" table:style-name="ce1">
            <text:p>-76.53145</text:p>
          </table:table-cell>
          <table:table-cell table:number-columns-repeated="16378"/>
        </table:table-row>
        <table:table-row table:style-name="ro1">
          <table:table-cell office:value-type="float" office:value="27425" table:style-name="ce1">
            <text:p>27425</text:p>
          </table:table-cell>
          <table:table-cell office:value-type="string" table:style-name="ce1">
            <text:p>Medio Atra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4];[Depto.A$2:.B$34];2;1)" table:style-name="ce1">
            <text:p>Chocó</text:p>
          </table:table-cell>
          <table:table-cell office:value-type="float" office:value="5.9897163999999998" table:style-name="ce1">
            <text:p>5.9897164</text:p>
          </table:table-cell>
          <table:table-cell office:value-type="float" office:value="-76.7336521" table:style-name="ce1">
            <text:p>-76.7336521</text:p>
          </table:table-cell>
          <table:table-cell table:number-columns-repeated="16378"/>
        </table:table-row>
        <table:table-row table:style-name="ro1">
          <table:table-cell office:value-type="float" office:value="27430" table:style-name="ce1">
            <text:p>27430</text:p>
          </table:table-cell>
          <table:table-cell office:value-type="string" table:style-name="ce1">
            <text:p>Medio Bau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5];[Depto.A$2:.B$34];2;1)" table:style-name="ce1">
            <text:p>Chocó</text:p>
          </table:table-cell>
          <table:table-cell office:value-type="float" office:value="5.1334095" table:style-name="ce1">
            <text:p>5.1334095</text:p>
          </table:table-cell>
          <table:table-cell office:value-type="float" office:value="-76.964305999999993" table:style-name="ce1">
            <text:p>-76.964306</text:p>
          </table:table-cell>
          <table:table-cell table:number-columns-repeated="16378"/>
        </table:table-row>
        <table:table-row table:style-name="ro1">
          <table:table-cell office:value-type="float" office:value="27450" table:style-name="ce1">
            <text:p>27450</text:p>
          </table:table-cell>
          <table:table-cell office:value-type="string" table:style-name="ce1">
            <text:p>Medio San Juan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6];[Depto.A$2:.B$34];2;1)" table:style-name="ce1">
            <text:p>Chocó</text:p>
          </table:table-cell>
          <table:table-cell office:value-type="float" office:value="4.6103585999999996" table:style-name="ce1">
            <text:p>4.6103586</text:p>
          </table:table-cell>
          <table:table-cell office:value-type="float" office:value="-77.044181399999999" table:style-name="ce1">
            <text:p>-77.0441814</text:p>
          </table:table-cell>
          <table:table-cell table:number-columns-repeated="16378"/>
        </table:table-row>
        <table:table-row table:style-name="ro1">
          <table:table-cell office:value-type="float" office:value="27491" table:style-name="ce1">
            <text:p>27491</text:p>
          </table:table-cell>
          <table:table-cell office:value-type="string" table:style-name="ce1">
            <text:p>Nóvit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7];[Depto.A$2:.B$34];2;1)" table:style-name="ce1">
            <text:p>Chocó</text:p>
          </table:table-cell>
          <table:table-cell office:value-type="float" office:value="4.9561669999999998" table:style-name="ce1">
            <text:p>4.956167</text:p>
          </table:table-cell>
          <table:table-cell office:value-type="float" office:value="-76.607348999999999" table:style-name="ce1">
            <text:p>-76.607349</text:p>
          </table:table-cell>
          <table:table-cell table:number-columns-repeated="16378"/>
        </table:table-row>
        <table:table-row table:style-name="ro1">
          <table:table-cell office:value-type="float" office:value="27495" table:style-name="ce1">
            <text:p>27495</text:p>
          </table:table-cell>
          <table:table-cell office:value-type="string" table:style-name="ce1">
            <text:p>Nuquí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8];[Depto.A$2:.B$34];2;1)" table:style-name="ce1">
            <text:p>Chocó</text:p>
          </table:table-cell>
          <table:table-cell office:value-type="float" office:value="5.7095630000000002" table:style-name="ce1">
            <text:p>5.709563</text:p>
          </table:table-cell>
          <table:table-cell office:value-type="float" office:value="-77.266696899999999" table:style-name="ce1">
            <text:p>-77.2666969</text:p>
          </table:table-cell>
          <table:table-cell table:number-columns-repeated="16378"/>
        </table:table-row>
        <table:table-row table:style-name="ro1">
          <table:table-cell office:value-type="float" office:value="27580" table:style-name="ce1">
            <text:p>27580</text:p>
          </table:table-cell>
          <table:table-cell office:value-type="string" table:style-name="ce1">
            <text:p>Río Ir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9];[Depto.A$2:.B$34];2;1)" table:style-name="ce1">
            <text:p>Chocó</text:p>
          </table:table-cell>
          <table:table-cell office:value-type="float" office:value="5.1290230000000001" table:style-name="ce1">
            <text:p>5.129023</text:p>
          </table:table-cell>
          <table:table-cell office:value-type="float" office:value="-76.618139799999994" table:style-name="ce1">
            <text:p>-76.6181398</text:p>
          </table:table-cell>
          <table:table-cell table:number-columns-repeated="16378"/>
        </table:table-row>
        <table:table-row table:style-name="ro1">
          <table:table-cell office:value-type="float" office:value="27600" table:style-name="ce1">
            <text:p>27600</text:p>
          </table:table-cell>
          <table:table-cell office:value-type="string" table:style-name="ce1">
            <text:p>Río Qui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0];[Depto.A$2:.B$34];2;1)" table:style-name="ce1">
            <text:p>Chocó</text:p>
          </table:table-cell>
          <table:table-cell office:value-type="float" office:value="5.5380855999999996" table:style-name="ce1">
            <text:p>5.5380856</text:p>
          </table:table-cell>
          <table:table-cell office:value-type="float" office:value="-76.779817199999997" table:style-name="ce1">
            <text:p>-76.7798172</text:p>
          </table:table-cell>
          <table:table-cell table:number-columns-repeated="16378"/>
        </table:table-row>
        <table:table-row table:style-name="ro1">
          <table:table-cell office:value-type="float" office:value="27615" table:style-name="ce1">
            <text:p>27615</text:p>
          </table:table-cell>
          <table:table-cell office:value-type="string" table:style-name="ce1">
            <text:p>Riosuci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1];[Depto.A$2:.B$34];2;1)" table:style-name="ce1">
            <text:p>Chocó</text:p>
          </table:table-cell>
          <table:table-cell office:value-type="float" office:value="7.4383879999999998" table:style-name="ce1">
            <text:p>7.438388</text:p>
          </table:table-cell>
          <table:table-cell office:value-type="float" office:value="-77.115176000000005" table:style-name="ce1">
            <text:p>-77.115176</text:p>
          </table:table-cell>
          <table:table-cell table:number-columns-repeated="16378"/>
        </table:table-row>
        <table:table-row table:style-name="ro1">
          <table:table-cell office:value-type="float" office:value="27660" table:style-name="ce1">
            <text:p>27660</text:p>
          </table:table-cell>
          <table:table-cell office:value-type="string" table:style-name="ce1">
            <text:p>San José del Palmar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2];[Depto.A$2:.B$34];2;1)" table:style-name="ce1">
            <text:p>Chocó</text:p>
          </table:table-cell>
          <table:table-cell office:value-type="float" office:value="4.97262" table:style-name="ce1">
            <text:p>4.97262</text:p>
          </table:table-cell>
          <table:table-cell office:value-type="float" office:value="-76.229219999999998" table:style-name="ce1">
            <text:p>-76.22922</text:p>
          </table:table-cell>
          <table:table-cell table:number-columns-repeated="16378"/>
        </table:table-row>
        <table:table-row table:style-name="ro1">
          <table:table-cell office:value-type="float" office:value="27745" table:style-name="ce1">
            <text:p>27745</text:p>
          </table:table-cell>
          <table:table-cell office:value-type="string" table:style-name="ce1">
            <text:p>Sipí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3];[Depto.A$2:.B$34];2;1)" table:style-name="ce1">
            <text:p>Chocó</text:p>
          </table:table-cell>
          <table:table-cell office:value-type="float" office:value="4.65306" table:style-name="ce1">
            <text:p>4.65306</text:p>
          </table:table-cell>
          <table:table-cell office:value-type="float" office:value="-76.644170000000003" table:style-name="ce1">
            <text:p>-76.64417</text:p>
          </table:table-cell>
          <table:table-cell table:number-columns-repeated="16378"/>
        </table:table-row>
        <table:table-row table:style-name="ro1">
          <table:table-cell office:value-type="float" office:value="27787" table:style-name="ce1">
            <text:p>27787</text:p>
          </table:table-cell>
          <table:table-cell office:value-type="string" table:style-name="ce1">
            <text:p>Ta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4];[Depto.A$2:.B$34];2;1)" table:style-name="ce1">
            <text:p>Chocó</text:p>
          </table:table-cell>
          <table:table-cell office:value-type="float" office:value="5.2649419000000002" table:style-name="ce1">
            <text:p>5.2649419</text:p>
          </table:table-cell>
          <table:table-cell office:value-type="float" office:value="-76.559432999999999" table:style-name="ce1">
            <text:p>-76.559433</text:p>
          </table:table-cell>
          <table:table-cell table:number-columns-repeated="16378"/>
        </table:table-row>
        <table:table-row table:style-name="ro1">
          <table:table-cell office:value-type="float" office:value="27800" table:style-name="ce1">
            <text:p>27800</text:p>
          </table:table-cell>
          <table:table-cell office:value-type="string" table:style-name="ce1">
            <text:p>Unguí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5];[Depto.A$2:.B$34];2;1)" table:style-name="ce1">
            <text:p>Chocó</text:p>
          </table:table-cell>
          <table:table-cell office:value-type="float" office:value="8.0466800000000003" table:style-name="ce1">
            <text:p>8.04668</text:p>
          </table:table-cell>
          <table:table-cell office:value-type="float" office:value="-77.093232" table:style-name="ce1">
            <text:p>-77.093232</text:p>
          </table:table-cell>
          <table:table-cell table:number-columns-repeated="16378"/>
        </table:table-row>
        <table:table-row table:style-name="ro1">
          <table:table-cell office:value-type="float" office:value="27810" table:style-name="ce1">
            <text:p>27810</text:p>
          </table:table-cell>
          <table:table-cell office:value-type="string" table:style-name="ce1">
            <text:p>Unión Panamerican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6];[Depto.A$2:.B$34];2;1)" table:style-name="ce1">
            <text:p>Chocó</text:p>
          </table:table-cell>
          <table:table-cell office:value-type="float" office:value="5.3064799999999996" table:style-name="ce1">
            <text:p>5.30648</text:p>
          </table:table-cell>
          <table:table-cell office:value-type="float" office:value="-76.645430000000005" table:style-name="ce1">
            <text:p>-76.64543</text:p>
          </table:table-cell>
          <table:table-cell table:number-columns-repeated="16378"/>
        </table:table-row>
        <table:table-row table:style-name="ro1">
          <table:table-cell office:value-type="float" office:value="41001" table:style-name="ce1">
            <text:p>41001</text:p>
          </table:table-cell>
          <table:table-cell office:value-type="string" table:style-name="ce1">
            <text:p>Neiv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07];[Depto.A$2:.B$34];2;1)" table:style-name="ce1">
            <text:p>Huila</text:p>
          </table:table-cell>
          <table:table-cell office:value-type="float" office:value="2.9344836999999999" table:style-name="ce1">
            <text:p>2.9344837</text:p>
          </table:table-cell>
          <table:table-cell office:value-type="float" office:value="-75.280900099999997" table:style-name="ce1">
            <text:p>-75.2809001</text:p>
          </table:table-cell>
          <table:table-cell table:number-columns-repeated="16378"/>
        </table:table-row>
        <table:table-row table:style-name="ro1">
          <table:table-cell office:value-type="float" office:value="41006" table:style-name="ce1">
            <text:p>41006</text:p>
          </table:table-cell>
          <table:table-cell office:value-type="string" table:style-name="ce1">
            <text:p>Aceved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08];[Depto.A$2:.B$34];2;1)" table:style-name="ce1">
            <text:p>Huila</text:p>
          </table:table-cell>
          <table:table-cell office:value-type="float" office:value="1.8051649999999999" table:style-name="ce1">
            <text:p>1.805165</text:p>
          </table:table-cell>
          <table:table-cell office:value-type="float" office:value="-75.888339999999999" table:style-name="ce1">
            <text:p>-75.88834</text:p>
          </table:table-cell>
          <table:table-cell table:number-columns-repeated="16378"/>
        </table:table-row>
        <table:table-row table:style-name="ro1">
          <table:table-cell office:value-type="float" office:value="41013" table:style-name="ce1">
            <text:p>41013</text:p>
          </table:table-cell>
          <table:table-cell office:value-type="string" table:style-name="ce1">
            <text:p>Agrad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09];[Depto.A$2:.B$34];2;1)" table:style-name="ce1">
            <text:p>Huila</text:p>
          </table:table-cell>
          <table:table-cell office:value-type="float" office:value="2.2604410000000001" table:style-name="ce1">
            <text:p>2.260441</text:p>
          </table:table-cell>
          <table:table-cell office:value-type="float" office:value="-75.771413899999999" table:style-name="ce1">
            <text:p>-75.7714139</text:p>
          </table:table-cell>
          <table:table-cell table:number-columns-repeated="16378"/>
        </table:table-row>
        <table:table-row table:style-name="ro1">
          <table:table-cell office:value-type="float" office:value="41016" table:style-name="ce1">
            <text:p>41016</text:p>
          </table:table-cell>
          <table:table-cell office:value-type="string" table:style-name="ce1">
            <text:p>Aipe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0];[Depto.A$2:.B$34];2;1)" table:style-name="ce1">
            <text:p>Huila</text:p>
          </table:table-cell>
          <table:table-cell office:value-type="float" office:value="3.2220949999999999" table:style-name="ce1">
            <text:p>3.222095</text:p>
          </table:table-cell>
          <table:table-cell office:value-type="float" office:value="-75.241066000000004" table:style-name="ce1">
            <text:p>-75.241066</text:p>
          </table:table-cell>
          <table:table-cell table:number-columns-repeated="16378"/>
        </table:table-row>
        <table:table-row table:style-name="ro1">
          <table:table-cell office:value-type="float" office:value="41020" table:style-name="ce1">
            <text:p>41020</text:p>
          </table:table-cell>
          <table:table-cell office:value-type="string" table:style-name="ce1">
            <text:p>Algeciras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1];[Depto.A$2:.B$34];2;1)" table:style-name="ce1">
            <text:p>Huila</text:p>
          </table:table-cell>
          <table:table-cell office:value-type="float" office:value="2.5234770000000002" table:style-name="ce1">
            <text:p>2.523477</text:p>
          </table:table-cell>
          <table:table-cell office:value-type="float" office:value="-75.315693899999999" table:style-name="ce1">
            <text:p>-75.3156939</text:p>
          </table:table-cell>
          <table:table-cell table:number-columns-repeated="16378"/>
        </table:table-row>
        <table:table-row table:style-name="ro1">
          <table:table-cell office:value-type="float" office:value="41026" table:style-name="ce1">
            <text:p>41026</text:p>
          </table:table-cell>
          <table:table-cell office:value-type="string" table:style-name="ce1">
            <text:p>Altamir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2];[Depto.A$2:.B$34];2;1)" table:style-name="ce1">
            <text:p>Huila</text:p>
          </table:table-cell>
          <table:table-cell office:value-type="float" office:value="2.0631119999999998" table:style-name="ce1">
            <text:p>2.063112</text:p>
          </table:table-cell>
          <table:table-cell office:value-type="float" office:value="-75.787544999999994" table:style-name="ce1">
            <text:p>-75.787545</text:p>
          </table:table-cell>
          <table:table-cell table:number-columns-repeated="16378"/>
        </table:table-row>
        <table:table-row table:style-name="ro1">
          <table:table-cell office:value-type="float" office:value="41078" table:style-name="ce1">
            <text:p>41078</text:p>
          </table:table-cell>
          <table:table-cell office:value-type="string" table:style-name="ce1">
            <text:p>Baray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3];[Depto.A$2:.B$34];2;1)" table:style-name="ce1">
            <text:p>Huila</text:p>
          </table:table-cell>
          <table:table-cell office:value-type="float" office:value="3.1516850000000001" table:style-name="ce1">
            <text:p>3.151685</text:p>
          </table:table-cell>
          <table:table-cell office:value-type="float" office:value="-75.054209" table:style-name="ce1">
            <text:p>-75.054209</text:p>
          </table:table-cell>
          <table:table-cell table:number-columns-repeated="16378"/>
        </table:table-row>
        <table:table-row table:style-name="ro1">
          <table:table-cell office:value-type="float" office:value="41132" table:style-name="ce1">
            <text:p>41132</text:p>
          </table:table-cell>
          <table:table-cell office:value-type="string" table:style-name="ce1">
            <text:p>Campoalegre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4];[Depto.A$2:.B$34];2;1)" table:style-name="ce1">
            <text:p>Huila</text:p>
          </table:table-cell>
          <table:table-cell office:value-type="float" office:value="2.6851058000000001" table:style-name="ce1">
            <text:p>2.6851058</text:p>
          </table:table-cell>
          <table:table-cell office:value-type="float" office:value="-75.326641600000002" table:style-name="ce1">
            <text:p>-75.3266416</text:p>
          </table:table-cell>
          <table:table-cell table:number-columns-repeated="16378"/>
        </table:table-row>
        <table:table-row table:style-name="ro1">
          <table:table-cell office:value-type="float" office:value="41206" table:style-name="ce1">
            <text:p>41206</text:p>
          </table:table-cell>
          <table:table-cell office:value-type="string" table:style-name="ce1">
            <text:p>Colombi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5];[Depto.A$2:.B$34];2;1)" table:style-name="ce1">
            <text:p>Huila</text:p>
          </table:table-cell>
          <table:table-cell office:value-type="float" office:value="3.376614" table:style-name="ce1">
            <text:p>3.376614</text:p>
          </table:table-cell>
          <table:table-cell office:value-type="float" office:value="-74.802471999999995" table:style-name="ce1">
            <text:p>-74.802472</text:p>
          </table:table-cell>
          <table:table-cell table:number-columns-repeated="16378"/>
        </table:table-row>
        <table:table-row table:style-name="ro1">
          <table:table-cell office:value-type="float" office:value="41244" table:style-name="ce1">
            <text:p>41244</text:p>
          </table:table-cell>
          <table:table-cell office:value-type="string" table:style-name="ce1">
            <text:p>Elías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6];[Depto.A$2:.B$34];2;1)" table:style-name="ce1">
            <text:p>Huila</text:p>
          </table:table-cell>
          <table:table-cell office:value-type="float" office:value="2.0138180000000001" table:style-name="ce1">
            <text:p>2.013818</text:p>
          </table:table-cell>
          <table:table-cell office:value-type="float" office:value="-75.937344899999999" table:style-name="ce1">
            <text:p>-75.9373449</text:p>
          </table:table-cell>
          <table:table-cell table:number-columns-repeated="16378"/>
        </table:table-row>
        <table:table-row table:style-name="ro1">
          <table:table-cell office:value-type="float" office:value="41298" table:style-name="ce1">
            <text:p>41298</text:p>
          </table:table-cell>
          <table:table-cell office:value-type="string" table:style-name="ce1">
            <text:p>Garzón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7];[Depto.A$2:.B$34];2;1)" table:style-name="ce1">
            <text:p>Huila</text:p>
          </table:table-cell>
          <table:table-cell office:value-type="float" office:value="2.1954030000000002" table:style-name="ce1">
            <text:p>2.195403</text:p>
          </table:table-cell>
          <table:table-cell office:value-type="float" office:value="-75.627467899999999" table:style-name="ce1">
            <text:p>-75.6274679</text:p>
          </table:table-cell>
          <table:table-cell table:number-columns-repeated="16378"/>
        </table:table-row>
        <table:table-row table:style-name="ro1">
          <table:table-cell office:value-type="float" office:value="41306" table:style-name="ce1">
            <text:p>41306</text:p>
          </table:table-cell>
          <table:table-cell office:value-type="string" table:style-name="ce1">
            <text:p>Gigante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8];[Depto.A$2:.B$34];2;1)" table:style-name="ce1">
            <text:p>Huila</text:p>
          </table:table-cell>
          <table:table-cell office:value-type="float" office:value="2.3845070000000002" table:style-name="ce1">
            <text:p>2.384507</text:p>
          </table:table-cell>
          <table:table-cell office:value-type="float" office:value="-75.542888000000005" table:style-name="ce1">
            <text:p>-75.542888</text:p>
          </table:table-cell>
          <table:table-cell table:number-columns-repeated="16378"/>
        </table:table-row>
        <table:table-row table:style-name="ro1">
          <table:table-cell office:value-type="float" office:value="41319" table:style-name="ce1">
            <text:p>41319</text:p>
          </table:table-cell>
          <table:table-cell office:value-type="string" table:style-name="ce1">
            <text:p>Guadalupe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9];[Depto.A$2:.B$34];2;1)" table:style-name="ce1">
            <text:p>Huila</text:p>
          </table:table-cell>
          <table:table-cell office:value-type="float" office:value="2.0255610000000002" table:style-name="ce1">
            <text:p>2.025561</text:p>
          </table:table-cell>
          <table:table-cell office:value-type="float" office:value="-75.758955" table:style-name="ce1">
            <text:p>-75.758955</text:p>
          </table:table-cell>
          <table:table-cell table:number-columns-repeated="16378"/>
        </table:table-row>
        <table:table-row table:style-name="ro1">
          <table:table-cell office:value-type="float" office:value="41349" table:style-name="ce1">
            <text:p>41349</text:p>
          </table:table-cell>
          <table:table-cell office:value-type="string" table:style-name="ce1">
            <text:p>Hob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0];[Depto.A$2:.B$34];2;1)" table:style-name="ce1">
            <text:p>Huila</text:p>
          </table:table-cell>
          <table:table-cell office:value-type="float" office:value="2.5825230000000001" table:style-name="ce1">
            <text:p>2.582523</text:p>
          </table:table-cell>
          <table:table-cell office:value-type="float" office:value="-75.4498009" table:style-name="ce1">
            <text:p>-75.4498009</text:p>
          </table:table-cell>
          <table:table-cell table:number-columns-repeated="16378"/>
        </table:table-row>
        <table:table-row table:style-name="ro1">
          <table:table-cell office:value-type="float" office:value="41357" table:style-name="ce1">
            <text:p>41357</text:p>
          </table:table-cell>
          <table:table-cell office:value-type="string" table:style-name="ce1">
            <text:p>Iquir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1];[Depto.A$2:.B$34];2;1)" table:style-name="ce1">
            <text:p>Huila</text:p>
          </table:table-cell>
          <table:table-cell office:value-type="float" office:value="2.6495160000000002" table:style-name="ce1">
            <text:p>2.649516</text:p>
          </table:table-cell>
          <table:table-cell office:value-type="float" office:value="-75.635075999999998" table:style-name="ce1">
            <text:p>-75.635076</text:p>
          </table:table-cell>
          <table:table-cell table:number-columns-repeated="16378"/>
        </table:table-row>
        <table:table-row table:style-name="ro1">
          <table:table-cell office:value-type="float" office:value="41359" table:style-name="ce1">
            <text:p>41359</text:p>
          </table:table-cell>
          <table:table-cell office:value-type="string" table:style-name="ce1">
            <text:p>Isnos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2];[Depto.A$2:.B$34];2;1)" table:style-name="ce1">
            <text:p>Huila</text:p>
          </table:table-cell>
          <table:table-cell office:value-type="float" office:value="1.9323889999999999" table:style-name="ce1">
            <text:p>1.932389</text:p>
          </table:table-cell>
          <table:table-cell office:value-type="float" office:value="-76.214045999999996" table:style-name="ce1">
            <text:p>-76.214046</text:p>
          </table:table-cell>
          <table:table-cell table:number-columns-repeated="16378"/>
        </table:table-row>
        <table:table-row table:style-name="ro1">
          <table:table-cell office:value-type="float" office:value="41378" table:style-name="ce1">
            <text:p>41378</text:p>
          </table:table-cell>
          <table:table-cell office:value-type="string" table:style-name="ce1">
            <text:p>La Argentin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3];[Depto.A$2:.B$34];2;1)" table:style-name="ce1">
            <text:p>Huila</text:p>
          </table:table-cell>
          <table:table-cell office:value-type="float" office:value="2.1984439999999998" table:style-name="ce1">
            <text:p>2.198444</text:p>
          </table:table-cell>
          <table:table-cell office:value-type="float" office:value="-75.978780999999998" table:style-name="ce1">
            <text:p>-75.978781</text:p>
          </table:table-cell>
          <table:table-cell table:number-columns-repeated="16378"/>
        </table:table-row>
        <table:table-row table:style-name="ro1">
          <table:table-cell office:value-type="float" office:value="41396" table:style-name="ce1">
            <text:p>41396</text:p>
          </table:table-cell>
          <table:table-cell office:value-type="string" table:style-name="ce1">
            <text:p>La Plat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4];[Depto.A$2:.B$34];2;1)" table:style-name="ce1">
            <text:p>Huila</text:p>
          </table:table-cell>
          <table:table-cell office:value-type="float" office:value="2.389011" table:style-name="ce1">
            <text:p>2.389011</text:p>
          </table:table-cell>
          <table:table-cell office:value-type="float" office:value="-75.894246899999999" table:style-name="ce1">
            <text:p>-75.8942469</text:p>
          </table:table-cell>
          <table:table-cell table:number-columns-repeated="16378"/>
        </table:table-row>
        <table:table-row table:style-name="ro1">
          <table:table-cell office:value-type="float" office:value="41483" table:style-name="ce1">
            <text:p>41483</text:p>
          </table:table-cell>
          <table:table-cell office:value-type="string" table:style-name="ce1">
            <text:p>Nátag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5];[Depto.A$2:.B$34];2;1)" table:style-name="ce1">
            <text:p>Huila</text:p>
          </table:table-cell>
          <table:table-cell office:value-type="float" office:value="2.5461860000000001" table:style-name="ce1">
            <text:p>2.546186</text:p>
          </table:table-cell>
          <table:table-cell office:value-type="float" office:value="-75.809245000000004" table:style-name="ce1">
            <text:p>-75.809245</text:p>
          </table:table-cell>
          <table:table-cell table:number-columns-repeated="16378"/>
        </table:table-row>
        <table:table-row table:style-name="ro1">
          <table:table-cell office:value-type="float" office:value="41503" table:style-name="ce1">
            <text:p>41503</text:p>
          </table:table-cell>
          <table:table-cell office:value-type="string" table:style-name="ce1">
            <text:p>Oporap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6];[Depto.A$2:.B$34];2;1)" table:style-name="ce1">
            <text:p>Huila</text:p>
          </table:table-cell>
          <table:table-cell office:value-type="float" office:value="2.0259109" table:style-name="ce1">
            <text:p>2.0259109</text:p>
          </table:table-cell>
          <table:table-cell office:value-type="float" office:value="-75.994963999999996" table:style-name="ce1">
            <text:p>-75.994964</text:p>
          </table:table-cell>
          <table:table-cell table:number-columns-repeated="16378"/>
        </table:table-row>
        <table:table-row table:style-name="ro1">
          <table:table-cell office:value-type="float" office:value="41518" table:style-name="ce1">
            <text:p>41518</text:p>
          </table:table-cell>
          <table:table-cell office:value-type="string" table:style-name="ce1">
            <text:p>Paicol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7];[Depto.A$2:.B$34];2;1)" table:style-name="ce1">
            <text:p>Huila</text:p>
          </table:table-cell>
          <table:table-cell office:value-type="float" office:value="2.449478" table:style-name="ce1">
            <text:p>2.449478</text:p>
          </table:table-cell>
          <table:table-cell office:value-type="float" office:value="-75.772917000000007" table:style-name="ce1">
            <text:p>-75.772917</text:p>
          </table:table-cell>
          <table:table-cell table:number-columns-repeated="16378"/>
        </table:table-row>
        <table:table-row table:style-name="ro1">
          <table:table-cell office:value-type="float" office:value="41524" table:style-name="ce1">
            <text:p>41524</text:p>
          </table:table-cell>
          <table:table-cell office:value-type="string" table:style-name="ce1">
            <text:p>Palerm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8];[Depto.A$2:.B$34];2;1)" table:style-name="ce1">
            <text:p>Huila</text:p>
          </table:table-cell>
          <table:table-cell office:value-type="float" office:value="2.8862459999999999" table:style-name="ce1">
            <text:p>2.886246</text:p>
          </table:table-cell>
          <table:table-cell office:value-type="float" office:value="-75.433419000000001" table:style-name="ce1">
            <text:p>-75.433419</text:p>
          </table:table-cell>
          <table:table-cell table:number-columns-repeated="16378"/>
        </table:table-row>
        <table:table-row table:style-name="ro1">
          <table:table-cell office:value-type="float" office:value="41530" table:style-name="ce1">
            <text:p>41530</text:p>
          </table:table-cell>
          <table:table-cell office:value-type="string" table:style-name="ce1">
            <text:p>Palestin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9];[Depto.A$2:.B$34];2;1)" table:style-name="ce1">
            <text:p>Huila</text:p>
          </table:table-cell>
          <table:table-cell office:value-type="float" office:value="1.724027" table:style-name="ce1">
            <text:p>1.724027</text:p>
          </table:table-cell>
          <table:table-cell office:value-type="float" office:value="-76.132808999999995" table:style-name="ce1">
            <text:p>-76.132809</text:p>
          </table:table-cell>
          <table:table-cell table:number-columns-repeated="16378"/>
        </table:table-row>
        <table:table-row table:style-name="ro1">
          <table:table-cell office:value-type="float" office:value="41548" table:style-name="ce1">
            <text:p>41548</text:p>
          </table:table-cell>
          <table:table-cell office:value-type="string" table:style-name="ce1">
            <text:p>Pital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0];[Depto.A$2:.B$34];2;1)" table:style-name="ce1">
            <text:p>Huila</text:p>
          </table:table-cell>
          <table:table-cell office:value-type="float" office:value="2.2667329999999999" table:style-name="ce1">
            <text:p>2.266733</text:p>
          </table:table-cell>
          <table:table-cell office:value-type="float" office:value="-75.803848000000002" table:style-name="ce1">
            <text:p>-75.803848</text:p>
          </table:table-cell>
          <table:table-cell table:number-columns-repeated="16378"/>
        </table:table-row>
        <table:table-row table:style-name="ro1">
          <table:table-cell office:value-type="float" office:value="41551" table:style-name="ce1">
            <text:p>41551</text:p>
          </table:table-cell>
          <table:table-cell office:value-type="string" table:style-name="ce1">
            <text:p>Pitalit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1];[Depto.A$2:.B$34];2;1)" table:style-name="ce1">
            <text:p>Huila</text:p>
          </table:table-cell>
          <table:table-cell office:value-type="float" office:value="1.8529800000000001" table:style-name="ce1">
            <text:p>1.85298</text:p>
          </table:table-cell>
          <table:table-cell office:value-type="float" office:value="-76.048868999999996" table:style-name="ce1">
            <text:p>-76.048869</text:p>
          </table:table-cell>
          <table:table-cell table:number-columns-repeated="16378"/>
        </table:table-row>
        <table:table-row table:style-name="ro1">
          <table:table-cell office:value-type="float" office:value="41615" table:style-name="ce1">
            <text:p>41615</text:p>
          </table:table-cell>
          <table:table-cell office:value-type="string" table:style-name="ce1">
            <text:p>River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2];[Depto.A$2:.B$34];2;1)" table:style-name="ce1">
            <text:p>Huila</text:p>
          </table:table-cell>
          <table:table-cell office:value-type="float" office:value="2.7777810000000001" table:style-name="ce1">
            <text:p>2.777781</text:p>
          </table:table-cell>
          <table:table-cell office:value-type="float" office:value="-75.2594359" table:style-name="ce1">
            <text:p>-75.2594359</text:p>
          </table:table-cell>
          <table:table-cell table:number-columns-repeated="16378"/>
        </table:table-row>
        <table:table-row table:style-name="ro1">
          <table:table-cell office:value-type="float" office:value="41660" table:style-name="ce1">
            <text:p>41660</text:p>
          </table:table-cell>
          <table:table-cell office:value-type="string" table:style-name="ce1">
            <text:p>Saladoblanc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3];[Depto.A$2:.B$34];2;1)" table:style-name="ce1">
            <text:p>Huila</text:p>
          </table:table-cell>
          <table:table-cell office:value-type="float" office:value="1.9930969999999999" table:style-name="ce1">
            <text:p>1.993097</text:p>
          </table:table-cell>
          <table:table-cell office:value-type="float" office:value="-76.043614000000005" table:style-name="ce1">
            <text:p>-76.043614</text:p>
          </table:table-cell>
          <table:table-cell table:number-columns-repeated="16378"/>
        </table:table-row>
        <table:table-row table:style-name="ro1">
          <table:table-cell office:value-type="float" office:value="41668" table:style-name="ce1">
            <text:p>41668</text:p>
          </table:table-cell>
          <table:table-cell office:value-type="string" table:style-name="ce1">
            <text:p>San Agustín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4];[Depto.A$2:.B$34];2;1)" table:style-name="ce1">
            <text:p>Huila</text:p>
          </table:table-cell>
          <table:table-cell office:value-type="float" office:value="1.879826" table:style-name="ce1">
            <text:p>1.879826</text:p>
          </table:table-cell>
          <table:table-cell office:value-type="float" office:value="-76.270748999999995" table:style-name="ce1">
            <text:p>-76.270749</text:p>
          </table:table-cell>
          <table:table-cell table:number-columns-repeated="16378"/>
        </table:table-row>
        <table:table-row table:style-name="ro1">
          <table:table-cell office:value-type="float" office:value="41676" table:style-name="ce1">
            <text:p>41676</text:p>
          </table:table-cell>
          <table:table-cell office:value-type="string" table:style-name="ce1">
            <text:p>Santa Marí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5];[Depto.A$2:.B$34];2;1)" table:style-name="ce1">
            <text:p>Huila</text:p>
          </table:table-cell>
          <table:table-cell office:value-type="float" office:value="2.9390619999999998" table:style-name="ce1">
            <text:p>2.939062</text:p>
          </table:table-cell>
          <table:table-cell office:value-type="float" office:value="-75.586386000000005" table:style-name="ce1">
            <text:p>-75.586386</text:p>
          </table:table-cell>
          <table:table-cell table:number-columns-repeated="16378"/>
        </table:table-row>
        <table:table-row table:style-name="ro1">
          <table:table-cell office:value-type="float" office:value="41770" table:style-name="ce1">
            <text:p>41770</text:p>
          </table:table-cell>
          <table:table-cell office:value-type="string" table:style-name="ce1">
            <text:p>Suaz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6];[Depto.A$2:.B$34];2;1)" table:style-name="ce1">
            <text:p>Huila</text:p>
          </table:table-cell>
          <table:table-cell office:value-type="float" office:value="1.97688" table:style-name="ce1">
            <text:p>1.97688</text:p>
          </table:table-cell>
          <table:table-cell office:value-type="float" office:value="-75.794971000000004" table:style-name="ce1">
            <text:p>-75.794971</text:p>
          </table:table-cell>
          <table:table-cell table:number-columns-repeated="16378"/>
        </table:table-row>
        <table:table-row table:style-name="ro1">
          <table:table-cell office:value-type="float" office:value="41791" table:style-name="ce1">
            <text:p>41791</text:p>
          </table:table-cell>
          <table:table-cell office:value-type="string" table:style-name="ce1">
            <text:p>Tarqui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7];[Depto.A$2:.B$34];2;1)" table:style-name="ce1">
            <text:p>Huila</text:p>
          </table:table-cell>
          <table:table-cell office:value-type="float" office:value="2.1124369999999999" table:style-name="ce1">
            <text:p>2.112437</text:p>
          </table:table-cell>
          <table:table-cell office:value-type="float" office:value="-75.823482999999996" table:style-name="ce1">
            <text:p>-75.823483</text:p>
          </table:table-cell>
          <table:table-cell table:number-columns-repeated="16378"/>
        </table:table-row>
        <table:table-row table:style-name="ro1">
          <table:table-cell office:value-type="float" office:value="41797" table:style-name="ce1">
            <text:p>41797</text:p>
          </table:table-cell>
          <table:table-cell office:value-type="string" table:style-name="ce1">
            <text:p>Tesali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8];[Depto.A$2:.B$34];2;1)" table:style-name="ce1">
            <text:p>Huila</text:p>
          </table:table-cell>
          <table:table-cell office:value-type="float" office:value="2.4854270000000001" table:style-name="ce1">
            <text:p>2.485427</text:p>
          </table:table-cell>
          <table:table-cell office:value-type="float" office:value="-75.727317999999997" table:style-name="ce1">
            <text:p>-75.727318</text:p>
          </table:table-cell>
          <table:table-cell table:number-columns-repeated="16378"/>
        </table:table-row>
        <table:table-row table:style-name="ro1">
          <table:table-cell office:value-type="float" office:value="41799" table:style-name="ce1">
            <text:p>41799</text:p>
          </table:table-cell>
          <table:table-cell office:value-type="string" table:style-name="ce1">
            <text:p>Tell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9];[Depto.A$2:.B$34];2;1)" table:style-name="ce1">
            <text:p>Huila</text:p>
          </table:table-cell>
          <table:table-cell office:value-type="float" office:value="3.0673499" table:style-name="ce1">
            <text:p>3.0673499</text:p>
          </table:table-cell>
          <table:table-cell office:value-type="float" office:value="-75.138105899999999" table:style-name="ce1">
            <text:p>-75.1381059</text:p>
          </table:table-cell>
          <table:table-cell table:number-columns-repeated="16378"/>
        </table:table-row>
        <table:table-row table:style-name="ro1">
          <table:table-cell office:value-type="float" office:value="41801" table:style-name="ce1">
            <text:p>41801</text:p>
          </table:table-cell>
          <table:table-cell office:value-type="string" table:style-name="ce1">
            <text:p>Teruel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40];[Depto.A$2:.B$34];2;1)" table:style-name="ce1">
            <text:p>Huila</text:p>
          </table:table-cell>
          <table:table-cell office:value-type="float" office:value="2.741117" table:style-name="ce1">
            <text:p>2.741117</text:p>
          </table:table-cell>
          <table:table-cell office:value-type="float" office:value="-75.568503000000007" table:style-name="ce1">
            <text:p>-75.568503</text:p>
          </table:table-cell>
          <table:table-cell table:number-columns-repeated="16378"/>
        </table:table-row>
        <table:table-row table:style-name="ro1">
          <table:table-cell office:value-type="float" office:value="41807" table:style-name="ce1">
            <text:p>41807</text:p>
          </table:table-cell>
          <table:table-cell office:value-type="string" table:style-name="ce1">
            <text:p>Timaná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41];[Depto.A$2:.B$34];2;1)" table:style-name="ce1">
            <text:p>Huila</text:p>
          </table:table-cell>
          <table:table-cell office:value-type="float" office:value="1.974415" table:style-name="ce1">
            <text:p>1.974415</text:p>
          </table:table-cell>
          <table:table-cell office:value-type="float" office:value="-75.932846999999995" table:style-name="ce1">
            <text:p>-75.932847</text:p>
          </table:table-cell>
          <table:table-cell table:number-columns-repeated="16378"/>
        </table:table-row>
        <table:table-row table:style-name="ro1">
          <table:table-cell office:value-type="float" office:value="41872" table:style-name="ce1">
            <text:p>41872</text:p>
          </table:table-cell>
          <table:table-cell office:value-type="string" table:style-name="ce1">
            <text:p>Villaviej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42];[Depto.A$2:.B$34];2;1)" table:style-name="ce1">
            <text:p>Huila</text:p>
          </table:table-cell>
          <table:table-cell office:value-type="float" office:value="3.2183570000000001" table:style-name="ce1">
            <text:p>3.218357</text:p>
          </table:table-cell>
          <table:table-cell office:value-type="float" office:value="-75.217560000000006" table:style-name="ce1">
            <text:p>-75.21756</text:p>
          </table:table-cell>
          <table:table-cell table:number-columns-repeated="16378"/>
        </table:table-row>
        <table:table-row table:style-name="ro1">
          <table:table-cell office:value-type="float" office:value="41885" table:style-name="ce1">
            <text:p>41885</text:p>
          </table:table-cell>
          <table:table-cell office:value-type="string" table:style-name="ce1">
            <text:p>Yaguará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43];[Depto.A$2:.B$34];2;1)" table:style-name="ce1">
            <text:p>Huila</text:p>
          </table:table-cell>
          <table:table-cell office:value-type="float" office:value="2.6644540000000001" table:style-name="ce1">
            <text:p>2.664454</text:p>
          </table:table-cell>
          <table:table-cell office:value-type="float" office:value="-75.518333999999996" table:style-name="ce1">
            <text:p>-75.518334</text:p>
          </table:table-cell>
          <table:table-cell table:number-columns-repeated="16378"/>
        </table:table-row>
        <table:table-row table:style-name="ro1">
          <table:table-cell office:value-type="float" office:value="44001" table:style-name="ce1">
            <text:p>44001</text:p>
          </table:table-cell>
          <table:table-cell office:value-type="string" table:style-name="ce1">
            <text:p>Riohach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4];[Depto.A$2:.B$34];2;1)" table:style-name="ce1">
            <text:p>La Guajira</text:p>
          </table:table-cell>
          <table:table-cell office:value-type="float" office:value="11.5384151" table:style-name="ce1">
            <text:p>11.5384151</text:p>
          </table:table-cell>
          <table:table-cell office:value-type="float" office:value="-72.916783800000005" table:style-name="ce1">
            <text:p>-72.9167838</text:p>
          </table:table-cell>
          <table:table-cell table:number-columns-repeated="16378"/>
        </table:table-row>
        <table:table-row table:style-name="ro1">
          <table:table-cell office:value-type="float" office:value="44035" table:style-name="ce1">
            <text:p>44035</text:p>
          </table:table-cell>
          <table:table-cell office:value-type="string" table:style-name="ce1">
            <text:p>Albani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5];[Depto.A$2:.B$34];2;1)" table:style-name="ce1">
            <text:p>La Guajira</text:p>
          </table:table-cell>
          <table:table-cell office:value-type="float" office:value="11.160651" table:style-name="ce1">
            <text:p>11.160651</text:p>
          </table:table-cell>
          <table:table-cell office:value-type="float" office:value="-72.591907000000006" table:style-name="ce1">
            <text:p>-72.591907</text:p>
          </table:table-cell>
          <table:table-cell table:number-columns-repeated="16378"/>
        </table:table-row>
        <table:table-row table:style-name="ro1">
          <table:table-cell office:value-type="float" office:value="44078" table:style-name="ce1">
            <text:p>44078</text:p>
          </table:table-cell>
          <table:table-cell office:value-type="string" table:style-name="ce1">
            <text:p>Barrancas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6];[Depto.A$2:.B$34];2;1)" table:style-name="ce1">
            <text:p>La Guajira</text:p>
          </table:table-cell>
          <table:table-cell office:value-type="float" office:value="10.9556419" table:style-name="ce1">
            <text:p>10.9556419</text:p>
          </table:table-cell>
          <table:table-cell office:value-type="float" office:value="-72.795542999999995" table:style-name="ce1">
            <text:p>-72.795543</text:p>
          </table:table-cell>
          <table:table-cell table:number-columns-repeated="16378"/>
        </table:table-row>
        <table:table-row table:style-name="ro1">
          <table:table-cell office:value-type="float" office:value="44090" table:style-name="ce1">
            <text:p>44090</text:p>
          </table:table-cell>
          <table:table-cell office:value-type="string" table:style-name="ce1">
            <text:p>Dibul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7];[Depto.A$2:.B$34];2;1)" table:style-name="ce1">
            <text:p>La Guajira</text:p>
          </table:table-cell>
          <table:table-cell office:value-type="float" office:value="11.272425999999999" table:style-name="ce1">
            <text:p>11.272426</text:p>
          </table:table-cell>
          <table:table-cell office:value-type="float" office:value="-73.309336999999999" table:style-name="ce1">
            <text:p>-73.309337</text:p>
          </table:table-cell>
          <table:table-cell table:number-columns-repeated="16378"/>
        </table:table-row>
        <table:table-row table:style-name="ro1">
          <table:table-cell office:value-type="float" office:value="44098" table:style-name="ce1">
            <text:p>44098</text:p>
          </table:table-cell>
          <table:table-cell office:value-type="string" table:style-name="ce1">
            <text:p>Distracción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8];[Depto.A$2:.B$34];2;1)" table:style-name="ce1">
            <text:p>La Guajira</text:p>
          </table:table-cell>
          <table:table-cell office:value-type="float" office:value="10.897320000000001" table:style-name="ce1">
            <text:p>10.89732</text:p>
          </table:table-cell>
          <table:table-cell office:value-type="float" office:value="-72.884119999999996" table:style-name="ce1">
            <text:p>-72.88412</text:p>
          </table:table-cell>
          <table:table-cell table:number-columns-repeated="16378"/>
        </table:table-row>
        <table:table-row table:style-name="ro1">
          <table:table-cell office:value-type="float" office:value="44110" table:style-name="ce1">
            <text:p>44110</text:p>
          </table:table-cell>
          <table:table-cell office:value-type="string" table:style-name="ce1">
            <text:p>El Molino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9];[Depto.A$2:.B$34];2;1)" table:style-name="ce1">
            <text:p>La Guajira</text:p>
          </table:table-cell>
          <table:table-cell office:value-type="float" office:value="10.6524699" table:style-name="ce1">
            <text:p>10.6524699</text:p>
          </table:table-cell>
          <table:table-cell office:value-type="float" office:value="-72.925269999999998" table:style-name="ce1">
            <text:p>-72.92527</text:p>
          </table:table-cell>
          <table:table-cell table:number-columns-repeated="16378"/>
        </table:table-row>
        <table:table-row table:style-name="ro1">
          <table:table-cell office:value-type="float" office:value="44279" table:style-name="ce1">
            <text:p>44279</text:p>
          </table:table-cell>
          <table:table-cell office:value-type="string" table:style-name="ce1">
            <text:p>Fonsec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0];[Depto.A$2:.B$34];2;1)" table:style-name="ce1">
            <text:p>La Guajira</text:p>
          </table:table-cell>
          <table:table-cell office:value-type="float" office:value="10.886123" table:style-name="ce1">
            <text:p>10.886123</text:p>
          </table:table-cell>
          <table:table-cell office:value-type="float" office:value="-72.851515000000006" table:style-name="ce1">
            <text:p>-72.851515</text:p>
          </table:table-cell>
          <table:table-cell table:number-columns-repeated="16378"/>
        </table:table-row>
        <table:table-row table:style-name="ro1">
          <table:table-cell office:value-type="float" office:value="44378" table:style-name="ce1">
            <text:p>44378</text:p>
          </table:table-cell>
          <table:table-cell office:value-type="string" table:style-name="ce1">
            <text:p>Hatonuevo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1];[Depto.A$2:.B$34];2;1)" table:style-name="ce1">
            <text:p>La Guajira</text:p>
          </table:table-cell>
          <table:table-cell office:value-type="float" office:value="11.066345" table:style-name="ce1">
            <text:p>11.066345</text:p>
          </table:table-cell>
          <table:table-cell office:value-type="float" office:value="-72.762546" table:style-name="ce1">
            <text:p>-72.762546</text:p>
          </table:table-cell>
          <table:table-cell table:number-columns-repeated="16378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La Jagua del Pilar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2];[Depto.A$2:.B$34];2;1)" table:style-name="ce1">
            <text:p>La Guajira</text:p>
          </table:table-cell>
          <table:table-cell office:value-type="float" office:value="10.508960200000001" table:style-name="ce1">
            <text:p>10.5089602</text:p>
          </table:table-cell>
          <table:table-cell office:value-type="float" office:value="-73.071517799999995" table:style-name="ce1">
            <text:p>-73.0715178</text:p>
          </table:table-cell>
          <table:table-cell table:number-columns-repeated="16378"/>
        </table:table-row>
        <table:table-row table:style-name="ro1">
          <table:table-cell office:value-type="float" office:value="44430" table:style-name="ce1">
            <text:p>44430</text:p>
          </table:table-cell>
          <table:table-cell office:value-type="string" table:style-name="ce1">
            <text:p>Maicao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3];[Depto.A$2:.B$34];2;1)" table:style-name="ce1">
            <text:p>La Guajira</text:p>
          </table:table-cell>
          <table:table-cell office:value-type="float" office:value="11.3789335" table:style-name="ce1">
            <text:p>11.3789335</text:p>
          </table:table-cell>
          <table:table-cell office:value-type="float" office:value="-72.248517100000001" table:style-name="ce1">
            <text:p>-72.2485171</text:p>
          </table:table-cell>
          <table:table-cell table:number-columns-repeated="16378"/>
        </table:table-row>
        <table:table-row table:style-name="ro1">
          <table:table-cell office:value-type="float" office:value="44560" table:style-name="ce1">
            <text:p>44560</text:p>
          </table:table-cell>
          <table:table-cell office:value-type="string" table:style-name="ce1">
            <text:p>Manaure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4];[Depto.A$2:.B$34];2;1)" table:style-name="ce1">
            <text:p>La Guajira</text:p>
          </table:table-cell>
          <table:table-cell office:value-type="float" office:value="11.772778000000001" table:style-name="ce1">
            <text:p>11.772778</text:p>
          </table:table-cell>
          <table:table-cell office:value-type="float" office:value="-72.444226999999998" table:style-name="ce1">
            <text:p>-72.444227</text:p>
          </table:table-cell>
          <table:table-cell table:number-columns-repeated="16378"/>
        </table:table-row>
        <table:table-row table:style-name="ro1">
          <table:table-cell office:value-type="float" office:value="44650" table:style-name="ce1">
            <text:p>44650</text:p>
          </table:table-cell>
          <table:table-cell office:value-type="string" table:style-name="ce1">
            <text:p>San Juan del Cesar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5];[Depto.A$2:.B$34];2;1)" table:style-name="ce1">
            <text:p>La Guajira</text:p>
          </table:table-cell>
          <table:table-cell office:value-type="float" office:value="10.7698637" table:style-name="ce1">
            <text:p>10.7698637</text:p>
          </table:table-cell>
          <table:table-cell office:value-type="float" office:value="-73.002153399999997" table:style-name="ce1">
            <text:p>-73.0021534</text:p>
          </table:table-cell>
          <table:table-cell table:number-columns-repeated="16378"/>
        </table:table-row>
        <table:table-row table:style-name="ro1">
          <table:table-cell office:value-type="float" office:value="44847" table:style-name="ce1">
            <text:p>44847</text:p>
          </table:table-cell>
          <table:table-cell office:value-type="string" table:style-name="ce1">
            <text:p>Uribi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6];[Depto.A$2:.B$34];2;1)" table:style-name="ce1">
            <text:p>La Guajira</text:p>
          </table:table-cell>
          <table:table-cell office:value-type="float" office:value="11.714997800000001" table:style-name="ce1">
            <text:p>11.7149978</text:p>
          </table:table-cell>
          <table:table-cell office:value-type="float" office:value="-72.265939099999997" table:style-name="ce1">
            <text:p>-72.2659391</text:p>
          </table:table-cell>
          <table:table-cell table:number-columns-repeated="16378"/>
        </table:table-row>
        <table:table-row table:style-name="ro1">
          <table:table-cell office:value-type="float" office:value="44855" table:style-name="ce1">
            <text:p>44855</text:p>
          </table:table-cell>
          <table:table-cell office:value-type="string" table:style-name="ce1">
            <text:p>Urumit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7];[Depto.A$2:.B$34];2;1)" table:style-name="ce1">
            <text:p>La Guajira</text:p>
          </table:table-cell>
          <table:table-cell office:value-type="float" office:value="10.559313" table:style-name="ce1">
            <text:p>10.559313</text:p>
          </table:table-cell>
          <table:table-cell office:value-type="float" office:value="-73.013282000000004" table:style-name="ce1">
            <text:p>-73.013282</text:p>
          </table:table-cell>
          <table:table-cell table:number-columns-repeated="16378"/>
        </table:table-row>
        <table:table-row table:style-name="ro1">
          <table:table-cell office:value-type="float" office:value="44874" table:style-name="ce1">
            <text:p>44874</text:p>
          </table:table-cell>
          <table:table-cell office:value-type="string" table:style-name="ce1">
            <text:p>Villanuev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8];[Depto.A$2:.B$34];2;1)" table:style-name="ce1">
            <text:p>La Guajira</text:p>
          </table:table-cell>
          <table:table-cell office:value-type="float" office:value="10.603721" table:style-name="ce1">
            <text:p>10.603721</text:p>
          </table:table-cell>
          <table:table-cell office:value-type="float" office:value="-72.981936000000005" table:style-name="ce1">
            <text:p>-72.981936</text:p>
          </table:table-cell>
          <table:table-cell table:number-columns-repeated="16378"/>
        </table:table-row>
        <table:table-row table:style-name="ro1">
          <table:table-cell office:value-type="float" office:value="47001" table:style-name="ce1">
            <text:p>47001</text:p>
          </table:table-cell>
          <table:table-cell office:value-type="string" table:style-name="ce1">
            <text:p>Santa Mart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59];[Depto.A$2:.B$34];2;1)" table:style-name="ce1">
            <text:p>Magdalena</text:p>
          </table:table-cell>
          <table:table-cell office:value-type="float" office:value="11.240354699999999" table:style-name="ce1">
            <text:p>11.2403547</text:p>
          </table:table-cell>
          <table:table-cell office:value-type="float" office:value="-74.211022700000001" table:style-name="ce1">
            <text:p>-74.2110227</text:p>
          </table:table-cell>
          <table:table-cell table:number-columns-repeated="16378"/>
        </table:table-row>
        <table:table-row table:style-name="ro1">
          <table:table-cell office:value-type="float" office:value="47030" table:style-name="ce1">
            <text:p>47030</text:p>
          </table:table-cell>
          <table:table-cell office:value-type="string" table:style-name="ce1">
            <text:p>Algarrob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0];[Depto.A$2:.B$34];2;1)" table:style-name="ce1">
            <text:p>Magdalena</text:p>
          </table:table-cell>
          <table:table-cell office:value-type="float" office:value="10.10004" table:style-name="ce1">
            <text:p>10.10004</text:p>
          </table:table-cell>
          <table:table-cell office:value-type="float" office:value="-74.266630000000006" table:style-name="ce1">
            <text:p>-74.26663</text:p>
          </table:table-cell>
          <table:table-cell table:number-columns-repeated="16378"/>
        </table:table-row>
        <table:table-row table:style-name="ro1">
          <table:table-cell office:value-type="float" office:value="47053" table:style-name="ce1">
            <text:p>47053</text:p>
          </table:table-cell>
          <table:table-cell office:value-type="string" table:style-name="ce1">
            <text:p>Aracatac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1];[Depto.A$2:.B$34];2;1)" table:style-name="ce1">
            <text:p>Magdalena</text:p>
          </table:table-cell>
          <table:table-cell office:value-type="float" office:value="10.591925" table:style-name="ce1">
            <text:p>10.591925</text:p>
          </table:table-cell>
          <table:table-cell office:value-type="float" office:value="-74.186103000000003" table:style-name="ce1">
            <text:p>-74.186103</text:p>
          </table:table-cell>
          <table:table-cell table:number-columns-repeated="16378"/>
        </table:table-row>
        <table:table-row table:style-name="ro1">
          <table:table-cell office:value-type="float" office:value="47058" table:style-name="ce1">
            <text:p>47058</text:p>
          </table:table-cell>
          <table:table-cell office:value-type="string" table:style-name="ce1">
            <text:p>Ariguaní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2];[Depto.A$2:.B$34];2;1)" table:style-name="ce1">
            <text:p>Magdalena</text:p>
          </table:table-cell>
          <table:table-cell office:value-type="float" office:value="9.8441969999999994" table:style-name="ce1">
            <text:p>9.844197</text:p>
          </table:table-cell>
          <table:table-cell office:value-type="float" office:value="-74.228119000000007" table:style-name="ce1">
            <text:p>-74.228119</text:p>
          </table:table-cell>
          <table:table-cell table:number-columns-repeated="16378"/>
        </table:table-row>
        <table:table-row table:style-name="ro1">
          <table:table-cell office:value-type="float" office:value="47161" table:style-name="ce1">
            <text:p>47161</text:p>
          </table:table-cell>
          <table:table-cell office:value-type="string" table:style-name="ce1">
            <text:p>Cerro San Antoni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3];[Depto.A$2:.B$34];2;1)" table:style-name="ce1">
            <text:p>Magdalena</text:p>
          </table:table-cell>
          <table:table-cell office:value-type="float" office:value="10.327095" table:style-name="ce1">
            <text:p>10.327095</text:p>
          </table:table-cell>
          <table:table-cell office:value-type="float" office:value="-74.868680999999995" table:style-name="ce1">
            <text:p>-74.868681</text:p>
          </table:table-cell>
          <table:table-cell table:number-columns-repeated="16378"/>
        </table:table-row>
        <table:table-row table:style-name="ro1">
          <table:table-cell office:value-type="float" office:value="47170" table:style-name="ce1">
            <text:p>47170</text:p>
          </table:table-cell>
          <table:table-cell office:value-type="string" table:style-name="ce1">
            <text:p>Chivol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4];[Depto.A$2:.B$34];2;1)" table:style-name="ce1">
            <text:p>Magdalena</text:p>
          </table:table-cell>
          <table:table-cell office:value-type="float" office:value="10.028119999999999" table:style-name="ce1">
            <text:p>10.02812</text:p>
          </table:table-cell>
          <table:table-cell office:value-type="float" office:value="-74.621575000000007" table:style-name="ce1">
            <text:p>-74.621575</text:p>
          </table:table-cell>
          <table:table-cell table:number-columns-repeated="16378"/>
        </table:table-row>
        <table:table-row table:style-name="ro1">
          <table:table-cell office:value-type="float" office:value="47189" table:style-name="ce1">
            <text:p>47189</text:p>
          </table:table-cell>
          <table:table-cell office:value-type="string" table:style-name="ce1">
            <text:p>Ciénag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5];[Depto.A$2:.B$34];2;1)" table:style-name="ce1">
            <text:p>Magdalena</text:p>
          </table:table-cell>
          <table:table-cell office:value-type="float" office:value="11.007984" table:style-name="ce1">
            <text:p>11.007984</text:p>
          </table:table-cell>
          <table:table-cell office:value-type="float" office:value="-74.248925999999997" table:style-name="ce1">
            <text:p>-74.248926</text:p>
          </table:table-cell>
          <table:table-cell table:number-columns-repeated="16378"/>
        </table:table-row>
        <table:table-row table:style-name="ro1">
          <table:table-cell office:value-type="float" office:value="47205" table:style-name="ce1">
            <text:p>47205</text:p>
          </table:table-cell>
          <table:table-cell office:value-type="string" table:style-name="ce1">
            <text:p>Concordi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6];[Depto.A$2:.B$34];2;1)" table:style-name="ce1">
            <text:p>Magdalena</text:p>
          </table:table-cell>
          <table:table-cell office:value-type="float" office:value="10.257944" table:style-name="ce1">
            <text:p>10.257944</text:p>
          </table:table-cell>
          <table:table-cell office:value-type="float" office:value="-74.831479999999999" table:style-name="ce1">
            <text:p>-74.83148</text:p>
          </table:table-cell>
          <table:table-cell table:number-columns-repeated="16378"/>
        </table:table-row>
        <table:table-row table:style-name="ro1">
          <table:table-cell office:value-type="float" office:value="47245" table:style-name="ce1">
            <text:p>47245</text:p>
          </table:table-cell>
          <table:table-cell office:value-type="string" table:style-name="ce1">
            <text:p>El Banc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7];[Depto.A$2:.B$34];2;1)" table:style-name="ce1">
            <text:p>Magdalena</text:p>
          </table:table-cell>
          <table:table-cell office:value-type="float" office:value="9.0035070000000008" table:style-name="ce1">
            <text:p>9.003507</text:p>
          </table:table-cell>
          <table:table-cell office:value-type="float" office:value="-73.973864000000006" table:style-name="ce1">
            <text:p>-73.973864</text:p>
          </table:table-cell>
          <table:table-cell table:number-columns-repeated="16378"/>
        </table:table-row>
        <table:table-row table:style-name="ro1">
          <table:table-cell office:value-type="float" office:value="47258" table:style-name="ce1">
            <text:p>47258</text:p>
          </table:table-cell>
          <table:table-cell office:value-type="string" table:style-name="ce1">
            <text:p>El Piño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8];[Depto.A$2:.B$34];2;1)" table:style-name="ce1">
            <text:p>Magdalena</text:p>
          </table:table-cell>
          <table:table-cell office:value-type="float" office:value="10.404038" table:style-name="ce1">
            <text:p>10.404038</text:p>
          </table:table-cell>
          <table:table-cell office:value-type="float" office:value="-74.823768999999999" table:style-name="ce1">
            <text:p>-74.823769</text:p>
          </table:table-cell>
          <table:table-cell table:number-columns-repeated="16378"/>
        </table:table-row>
        <table:table-row table:style-name="ro1">
          <table:table-cell office:value-type="float" office:value="47268" table:style-name="ce1">
            <text:p>47268</text:p>
          </table:table-cell>
          <table:table-cell office:value-type="string" table:style-name="ce1">
            <text:p>El Reté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9];[Depto.A$2:.B$34];2;1)" table:style-name="ce1">
            <text:p>Magdalena</text:p>
          </table:table-cell>
          <table:table-cell office:value-type="float" office:value="10.611793" table:style-name="ce1">
            <text:p>10.611793</text:p>
          </table:table-cell>
          <table:table-cell office:value-type="float" office:value="-74.269383000000005" table:style-name="ce1">
            <text:p>-74.269383</text:p>
          </table:table-cell>
          <table:table-cell table:number-columns-repeated="16378"/>
        </table:table-row>
        <table:table-row table:style-name="ro1">
          <table:table-cell office:value-type="float" office:value="47288" table:style-name="ce1">
            <text:p>47288</text:p>
          </table:table-cell>
          <table:table-cell office:value-type="string" table:style-name="ce1">
            <text:p>Fundació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0];[Depto.A$2:.B$34];2;1)" table:style-name="ce1">
            <text:p>Magdalena</text:p>
          </table:table-cell>
          <table:table-cell office:value-type="float" office:value="10.517179" table:style-name="ce1">
            <text:p>10.517179</text:p>
          </table:table-cell>
          <table:table-cell office:value-type="float" office:value="-74.181997899999999" table:style-name="ce1">
            <text:p>-74.1819979</text:p>
          </table:table-cell>
          <table:table-cell table:number-columns-repeated="16378"/>
        </table:table-row>
        <table:table-row table:style-name="ro1">
          <table:table-cell office:value-type="float" office:value="47318" table:style-name="ce1">
            <text:p>47318</text:p>
          </table:table-cell>
          <table:table-cell office:value-type="string" table:style-name="ce1">
            <text:p>Guamal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1];[Depto.A$2:.B$34];2;1)" table:style-name="ce1">
            <text:p>Magdalena</text:p>
          </table:table-cell>
          <table:table-cell office:value-type="float" office:value="9.1445270000000001" table:style-name="ce1">
            <text:p>9.144527</text:p>
          </table:table-cell>
          <table:table-cell office:value-type="float" office:value="-74.226293999999996" table:style-name="ce1">
            <text:p>-74.226294</text:p>
          </table:table-cell>
          <table:table-cell table:number-columns-repeated="16378"/>
        </table:table-row>
        <table:table-row table:style-name="ro1">
          <table:table-cell office:value-type="float" office:value="47460" table:style-name="ce1">
            <text:p>47460</text:p>
          </table:table-cell>
          <table:table-cell office:value-type="string" table:style-name="ce1">
            <text:p>Nueva Granad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2];[Depto.A$2:.B$34];2;1)" table:style-name="ce1">
            <text:p>Magdalena</text:p>
          </table:table-cell>
          <table:table-cell office:value-type="float" office:value="9.8057829999999999" table:style-name="ce1">
            <text:p>9.805783</text:p>
          </table:table-cell>
          <table:table-cell office:value-type="float" office:value="-74.392252999999997" table:style-name="ce1">
            <text:p>-74.392253</text:p>
          </table:table-cell>
          <table:table-cell table:number-columns-repeated="16378"/>
        </table:table-row>
        <table:table-row table:style-name="ro1">
          <table:table-cell office:value-type="float" office:value="47541" table:style-name="ce1">
            <text:p>47541</text:p>
          </table:table-cell>
          <table:table-cell office:value-type="string" table:style-name="ce1">
            <text:p>Pedraz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3];[Depto.A$2:.B$34];2;1)" table:style-name="ce1">
            <text:p>Magdalena</text:p>
          </table:table-cell>
          <table:table-cell office:value-type="float" office:value="10.1884029" table:style-name="ce1">
            <text:p>10.1884029</text:p>
          </table:table-cell>
          <table:table-cell office:value-type="float" office:value="-74.916397000000003" table:style-name="ce1">
            <text:p>-74.916397</text:p>
          </table:table-cell>
          <table:table-cell table:number-columns-repeated="16378"/>
        </table:table-row>
        <table:table-row table:style-name="ro1">
          <table:table-cell office:value-type="float" office:value="47545" table:style-name="ce1">
            <text:p>47545</text:p>
          </table:table-cell>
          <table:table-cell office:value-type="string" table:style-name="ce1">
            <text:p>Pijiño del Carme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4];[Depto.A$2:.B$34];2;1)" table:style-name="ce1">
            <text:p>Magdalena</text:p>
          </table:table-cell>
          <table:table-cell office:value-type="float" office:value="9.3302391" table:style-name="ce1">
            <text:p>9.3302391</text:p>
          </table:table-cell>
          <table:table-cell office:value-type="float" office:value="-74.453295400000002" table:style-name="ce1">
            <text:p>-74.4532954</text:p>
          </table:table-cell>
          <table:table-cell table:number-columns-repeated="16378"/>
        </table:table-row>
        <table:table-row table:style-name="ro1">
          <table:table-cell office:value-type="float" office:value="47551" table:style-name="ce1">
            <text:p>47551</text:p>
          </table:table-cell>
          <table:table-cell office:value-type="string" table:style-name="ce1">
            <text:p>Pivijay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5];[Depto.A$2:.B$34];2;1)" table:style-name="ce1">
            <text:p>Magdalena</text:p>
          </table:table-cell>
          <table:table-cell office:value-type="float" office:value="10.461181" table:style-name="ce1">
            <text:p>10.461181</text:p>
          </table:table-cell>
          <table:table-cell office:value-type="float" office:value="-74.614654000000002" table:style-name="ce1">
            <text:p>-74.614654</text:p>
          </table:table-cell>
          <table:table-cell table:number-columns-repeated="16378"/>
        </table:table-row>
        <table:table-row table:style-name="ro1">
          <table:table-cell office:value-type="float" office:value="47555" table:style-name="ce1">
            <text:p>47555</text:p>
          </table:table-cell>
          <table:table-cell office:value-type="string" table:style-name="ce1">
            <text:p>Plat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6];[Depto.A$2:.B$34];2;1)" table:style-name="ce1">
            <text:p>Magdalena</text:p>
          </table:table-cell>
          <table:table-cell office:value-type="float" office:value="9.7913370000000004" table:style-name="ce1">
            <text:p>9.791337</text:p>
          </table:table-cell>
          <table:table-cell office:value-type="float" office:value="-74.797524899999999" table:style-name="ce1">
            <text:p>-74.7975249</text:p>
          </table:table-cell>
          <table:table-cell table:number-columns-repeated="16378"/>
        </table:table-row>
        <table:table-row table:style-name="ro1">
          <table:table-cell office:value-type="float" office:value="47570" table:style-name="ce1">
            <text:p>47570</text:p>
          </table:table-cell>
          <table:table-cell office:value-type="string" table:style-name="ce1">
            <text:p>Pueblo Viej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7];[Depto.A$2:.B$34];2;1)" table:style-name="ce1">
            <text:p>Magdalena</text:p>
          </table:table-cell>
          <table:table-cell office:value-type="float" office:value="10.992353" table:style-name="ce1">
            <text:p>10.992353</text:p>
          </table:table-cell>
          <table:table-cell office:value-type="float" office:value="-74.284037999999995" table:style-name="ce1">
            <text:p>-74.284038</text:p>
          </table:table-cell>
          <table:table-cell table:number-columns-repeated="16378"/>
        </table:table-row>
        <table:table-row table:style-name="ro1">
          <table:table-cell office:value-type="float" office:value="47605" table:style-name="ce1">
            <text:p>47605</text:p>
          </table:table-cell>
          <table:table-cell office:value-type="string" table:style-name="ce1">
            <text:p>Remolin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8];[Depto.A$2:.B$34];2;1)" table:style-name="ce1">
            <text:p>Magdalena</text:p>
          </table:table-cell>
          <table:table-cell office:value-type="float" office:value="10.701732" table:style-name="ce1">
            <text:p>10.701732</text:p>
          </table:table-cell>
          <table:table-cell office:value-type="float" office:value="-74.716382899999999" table:style-name="ce1">
            <text:p>-74.7163829</text:p>
          </table:table-cell>
          <table:table-cell table:number-columns-repeated="16378"/>
        </table:table-row>
        <table:table-row table:style-name="ro1">
          <table:table-cell office:value-type="float" office:value="47660" table:style-name="ce1">
            <text:p>47660</text:p>
          </table:table-cell>
          <table:table-cell office:value-type="string" table:style-name="ce1">
            <text:p>Sabanas de San Angel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9];[Depto.A$2:.B$34];2;1)" table:style-name="ce1">
            <text:p>Magdalena</text:p>
          </table:table-cell>
          <table:table-cell office:value-type="float" office:value="10.0297699" table:style-name="ce1">
            <text:p>10.0297699</text:p>
          </table:table-cell>
          <table:table-cell office:value-type="float" office:value="-74.215310000000002" table:style-name="ce1">
            <text:p>-74.21531</text:p>
          </table:table-cell>
          <table:table-cell table:number-columns-repeated="16378"/>
        </table:table-row>
        <table:table-row table:style-name="ro1">
          <table:table-cell office:value-type="float" office:value="47675" table:style-name="ce1">
            <text:p>47675</text:p>
          </table:table-cell>
          <table:table-cell office:value-type="string" table:style-name="ce1">
            <text:p>Salamin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0];[Depto.A$2:.B$34];2;1)" table:style-name="ce1">
            <text:p>Magdalena</text:p>
          </table:table-cell>
          <table:table-cell office:value-type="float" office:value="10.4911049" table:style-name="ce1">
            <text:p>10.4911049</text:p>
          </table:table-cell>
          <table:table-cell office:value-type="float" office:value="-74.794526000000005" table:style-name="ce1">
            <text:p>-74.794526</text:p>
          </table:table-cell>
          <table:table-cell table:number-columns-repeated="16378"/>
        </table:table-row>
        <table:table-row table:style-name="ro1">
          <table:table-cell office:value-type="float" office:value="47692" table:style-name="ce1">
            <text:p>47692</text:p>
          </table:table-cell>
          <table:table-cell office:value-type="string" table:style-name="ce1">
            <text:p>San Sebastián de Buenavist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1];[Depto.A$2:.B$34];2;1)" table:style-name="ce1">
            <text:p>Magdalena</text:p>
          </table:table-cell>
          <table:table-cell office:value-type="float" office:value="9.2403010000000005" table:style-name="ce1">
            <text:p>9.240301</text:p>
          </table:table-cell>
          <table:table-cell office:value-type="float" office:value="-74.351192999999995" table:style-name="ce1">
            <text:p>-74.351193</text:p>
          </table:table-cell>
          <table:table-cell table:number-columns-repeated="16378"/>
        </table:table-row>
        <table:table-row table:style-name="ro1">
          <table:table-cell office:value-type="float" office:value="47703" table:style-name="ce1">
            <text:p>47703</text:p>
          </table:table-cell>
          <table:table-cell office:value-type="string" table:style-name="ce1">
            <text:p>San Zenó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2];[Depto.A$2:.B$34];2;1)" table:style-name="ce1">
            <text:p>Magdalena</text:p>
          </table:table-cell>
          <table:table-cell office:value-type="float" office:value="9.2457410000000007" table:style-name="ce1">
            <text:p>9.245741</text:p>
          </table:table-cell>
          <table:table-cell office:value-type="float" office:value="-74.499118899999999" table:style-name="ce1">
            <text:p>-74.4991189</text:p>
          </table:table-cell>
          <table:table-cell table:number-columns-repeated="16378"/>
        </table:table-row>
        <table:table-row table:style-name="ro1">
          <table:table-cell office:value-type="float" office:value="47707" table:style-name="ce1">
            <text:p>47707</text:p>
          </table:table-cell>
          <table:table-cell office:value-type="string" table:style-name="ce1">
            <text:p>Santa An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3];[Depto.A$2:.B$34];2;1)" table:style-name="ce1">
            <text:p>Magdalena</text:p>
          </table:table-cell>
          <table:table-cell office:value-type="float" office:value="9.3229609999999994" table:style-name="ce1">
            <text:p>9.322961</text:p>
          </table:table-cell>
          <table:table-cell office:value-type="float" office:value="-74.570543999999998" table:style-name="ce1">
            <text:p>-74.570544</text:p>
          </table:table-cell>
          <table:table-cell table:number-columns-repeated="16378"/>
        </table:table-row>
        <table:table-row table:style-name="ro1">
          <table:table-cell office:value-type="float" office:value="47720" table:style-name="ce1">
            <text:p>47720</text:p>
          </table:table-cell>
          <table:table-cell office:value-type="string" table:style-name="ce1">
            <text:p>Santa Bárbara de Pint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4];[Depto.A$2:.B$34];2;1)" table:style-name="ce1">
            <text:p>Magdalena</text:p>
          </table:table-cell>
          <table:table-cell office:value-type="float" office:value="9.4323399999999999" table:style-name="ce1">
            <text:p>9.43234</text:p>
          </table:table-cell>
          <table:table-cell office:value-type="float" office:value="-74.704930000000004" table:style-name="ce1">
            <text:p>-74.70493</text:p>
          </table:table-cell>
          <table:table-cell table:number-columns-repeated="16378"/>
        </table:table-row>
        <table:table-row table:style-name="ro1">
          <table:table-cell office:value-type="float" office:value="47745" table:style-name="ce1">
            <text:p>47745</text:p>
          </table:table-cell>
          <table:table-cell office:value-type="string" table:style-name="ce1">
            <text:p>Sitionuev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5];[Depto.A$2:.B$34];2;1)" table:style-name="ce1">
            <text:p>Magdalena</text:p>
          </table:table-cell>
          <table:table-cell office:value-type="float" office:value="10.77525" table:style-name="ce1">
            <text:p>10.77525</text:p>
          </table:table-cell>
          <table:table-cell office:value-type="float" office:value="-74.719549999999998" table:style-name="ce1">
            <text:p>-74.71955</text:p>
          </table:table-cell>
          <table:table-cell table:number-columns-repeated="16378"/>
        </table:table-row>
        <table:table-row table:style-name="ro1">
          <table:table-cell office:value-type="float" office:value="47798" table:style-name="ce1">
            <text:p>47798</text:p>
          </table:table-cell>
          <table:table-cell office:value-type="string" table:style-name="ce1">
            <text:p>Tenerife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6];[Depto.A$2:.B$34];2;1)" table:style-name="ce1">
            <text:p>Magdalena</text:p>
          </table:table-cell>
          <table:table-cell office:value-type="float" office:value="9.8984129999999997" table:style-name="ce1">
            <text:p>9.898413</text:p>
          </table:table-cell>
          <table:table-cell office:value-type="float" office:value="-74.858424999999997" table:style-name="ce1">
            <text:p>-74.858425</text:p>
          </table:table-cell>
          <table:table-cell table:number-columns-repeated="16378"/>
        </table:table-row>
        <table:table-row table:style-name="ro1">
          <table:table-cell office:value-type="float" office:value="47960" table:style-name="ce1">
            <text:p>47960</text:p>
          </table:table-cell>
          <table:table-cell office:value-type="string" table:style-name="ce1">
            <text:p>Zapayá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7];[Depto.A$2:.B$34];2;1)" table:style-name="ce1">
            <text:p>Magdalena</text:p>
          </table:table-cell>
          <table:table-cell office:value-type="float" office:value="10.411301399999999" table:style-name="ce1">
            <text:p>10.4113014</text:p>
          </table:table-cell>
          <table:table-cell office:value-type="float" office:value="-74.405661199999997" table:style-name="ce1">
            <text:p>-74.4056612</text:p>
          </table:table-cell>
          <table:table-cell table:number-columns-repeated="16378"/>
        </table:table-row>
        <table:table-row table:style-name="ro1">
          <table:table-cell office:value-type="float" office:value="47980" table:style-name="ce1">
            <text:p>47980</text:p>
          </table:table-cell>
          <table:table-cell office:value-type="string" table:style-name="ce1">
            <text:p>Zona Bananer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8];[Depto.A$2:.B$34];2;1)" table:style-name="ce1">
            <text:p>Magdalena</text:p>
          </table:table-cell>
          <table:table-cell office:value-type="float" office:value="10.792244699999999" table:style-name="ce1">
            <text:p>10.7922447</text:p>
          </table:table-cell>
          <table:table-cell office:value-type="float" office:value="-74.170970199999999" table:style-name="ce1">
            <text:p>-74.1709702</text:p>
          </table:table-cell>
          <table:table-cell table:number-columns-repeated="16378"/>
        </table:table-row>
        <table:table-row table:style-name="ro1">
          <table:table-cell office:value-type="float" office:value="50001" table:style-name="ce1">
            <text:p>50001</text:p>
          </table:table-cell>
          <table:table-cell office:value-type="string" table:style-name="ce1">
            <text:p>Villavicenci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89];[Depto.A$2:.B$34];2;1)" table:style-name="ce1">
            <text:p>Meta</text:p>
          </table:table-cell>
          <table:table-cell office:value-type="float" office:value="4.1513821999999996" table:style-name="ce1">
            <text:p>4.1513822</text:p>
          </table:table-cell>
          <table:table-cell office:value-type="float" office:value="-73.637690500000005" table:style-name="ce1">
            <text:p>-73.6376905</text:p>
          </table:table-cell>
          <table:table-cell table:number-columns-repeated="16378"/>
        </table:table-row>
        <table:table-row table:style-name="ro1">
          <table:table-cell office:value-type="float" office:value="50006" table:style-name="ce1">
            <text:p>50006</text:p>
          </table:table-cell>
          <table:table-cell office:value-type="string" table:style-name="ce1">
            <text:p>Acacias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0];[Depto.A$2:.B$34];2;1)" table:style-name="ce1">
            <text:p>Meta</text:p>
          </table:table-cell>
          <table:table-cell office:value-type="float" office:value="3.991663" table:style-name="ce1">
            <text:p>3.991663</text:p>
          </table:table-cell>
          <table:table-cell office:value-type="float" office:value="-73.766129000000006" table:style-name="ce1">
            <text:p>-73.766129</text:p>
          </table:table-cell>
          <table:table-cell table:number-columns-repeated="16378"/>
        </table:table-row>
        <table:table-row table:style-name="ro1">
          <table:table-cell office:value-type="float" office:value="50110" table:style-name="ce1">
            <text:p>50110</text:p>
          </table:table-cell>
          <table:table-cell office:value-type="string" table:style-name="ce1">
            <text:p>Barranca de Upí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1];[Depto.A$2:.B$34];2;1)" table:style-name="ce1">
            <text:p>Meta</text:p>
          </table:table-cell>
          <table:table-cell office:value-type="float" office:value="4.5675879999999998" table:style-name="ce1">
            <text:p>4.567588</text:p>
          </table:table-cell>
          <table:table-cell office:value-type="float" office:value="-72.966577000000001" table:style-name="ce1">
            <text:p>-72.966577</text:p>
          </table:table-cell>
          <table:table-cell table:number-columns-repeated="16378"/>
        </table:table-row>
        <table:table-row table:style-name="ro1">
          <table:table-cell office:value-type="float" office:value="50124" table:style-name="ce1">
            <text:p>50124</text:p>
          </table:table-cell>
          <table:table-cell office:value-type="string" table:style-name="ce1">
            <text:p>Cabuyar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2];[Depto.A$2:.B$34];2;1)" table:style-name="ce1">
            <text:p>Meta</text:p>
          </table:table-cell>
          <table:table-cell office:value-type="float" office:value="4.2845279999999999" table:style-name="ce1">
            <text:p>4.284528</text:p>
          </table:table-cell>
          <table:table-cell office:value-type="float" office:value="-72.792312899999999" table:style-name="ce1">
            <text:p>-72.7923129</text:p>
          </table:table-cell>
          <table:table-cell table:number-columns-repeated="16378"/>
        </table:table-row>
        <table:table-row table:style-name="ro1">
          <table:table-cell office:value-type="float" office:value="50150" table:style-name="ce1">
            <text:p>50150</text:p>
          </table:table-cell>
          <table:table-cell office:value-type="string" table:style-name="ce1">
            <text:p>Castilla la Nuev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3];[Depto.A$2:.B$34];2;1)" table:style-name="ce1">
            <text:p>Meta</text:p>
          </table:table-cell>
          <table:table-cell office:value-type="float" office:value="3.8278340000000002" table:style-name="ce1">
            <text:p>3.827834</text:p>
          </table:table-cell>
          <table:table-cell office:value-type="float" office:value="-73.690163999999996" table:style-name="ce1">
            <text:p>-73.690164</text:p>
          </table:table-cell>
          <table:table-cell table:number-columns-repeated="16378"/>
        </table:table-row>
        <table:table-row table:style-name="ro1">
          <table:table-cell office:value-type="float" office:value="50223" table:style-name="ce1">
            <text:p>50223</text:p>
          </table:table-cell>
          <table:table-cell office:value-type="string" table:style-name="ce1">
            <text:p>Cubarral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4];[Depto.A$2:.B$34];2;1)" table:style-name="ce1">
            <text:p>Meta</text:p>
          </table:table-cell>
          <table:table-cell office:value-type="float" office:value="3.766667" table:style-name="ce1">
            <text:p>3.766667</text:p>
          </table:table-cell>
          <table:table-cell office:value-type="float" office:value="-73.833332999999996" table:style-name="ce1">
            <text:p>-73.833333</text:p>
          </table:table-cell>
          <table:table-cell table:number-columns-repeated="16378"/>
        </table:table-row>
        <table:table-row table:style-name="ro1">
          <table:table-cell office:value-type="float" office:value="50226" table:style-name="ce1">
            <text:p>50226</text:p>
          </table:table-cell>
          <table:table-cell office:value-type="string" table:style-name="ce1">
            <text:p>Cumaral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5];[Depto.A$2:.B$34];2;1)" table:style-name="ce1">
            <text:p>Meta</text:p>
          </table:table-cell>
          <table:table-cell office:value-type="float" office:value="4.2712620000000001" table:style-name="ce1">
            <text:p>4.271262</text:p>
          </table:table-cell>
          <table:table-cell office:value-type="float" office:value="-73.488051999999996" table:style-name="ce1">
            <text:p>-73.488052</text:p>
          </table:table-cell>
          <table:table-cell table:number-columns-repeated="16378"/>
        </table:table-row>
        <table:table-row table:style-name="ro1">
          <table:table-cell office:value-type="float" office:value="50245" table:style-name="ce1">
            <text:p>50245</text:p>
          </table:table-cell>
          <table:table-cell office:value-type="string" table:style-name="ce1">
            <text:p>El Calvari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6];[Depto.A$2:.B$34];2;1)" table:style-name="ce1">
            <text:p>Meta</text:p>
          </table:table-cell>
          <table:table-cell office:value-type="float" office:value="4.3523319999999996" table:style-name="ce1">
            <text:p>4.352332</text:p>
          </table:table-cell>
          <table:table-cell office:value-type="float" office:value="-73.712965999999994" table:style-name="ce1">
            <text:p>-73.712966</text:p>
          </table:table-cell>
          <table:table-cell table:number-columns-repeated="16378"/>
        </table:table-row>
        <table:table-row table:style-name="ro1">
          <table:table-cell office:value-type="float" office:value="50251" table:style-name="ce1">
            <text:p>50251</text:p>
          </table:table-cell>
          <table:table-cell office:value-type="string" table:style-name="ce1">
            <text:p>El Castill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7];[Depto.A$2:.B$34];2;1)" table:style-name="ce1">
            <text:p>Meta</text:p>
          </table:table-cell>
          <table:table-cell office:value-type="float" office:value="3.5642520000000002" table:style-name="ce1">
            <text:p>3.564252</text:p>
          </table:table-cell>
          <table:table-cell office:value-type="float" office:value="-73.794393999999997" table:style-name="ce1">
            <text:p>-73.794394</text:p>
          </table:table-cell>
          <table:table-cell table:number-columns-repeated="16378"/>
        </table:table-row>
        <table:table-row table:style-name="ro1">
          <table:table-cell office:value-type="float" office:value="50270" table:style-name="ce1">
            <text:p>50270</text:p>
          </table:table-cell>
          <table:table-cell office:value-type="string" table:style-name="ce1">
            <text:p>El Dorad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8];[Depto.A$2:.B$34];2;1)" table:style-name="ce1">
            <text:p>Meta</text:p>
          </table:table-cell>
          <table:table-cell office:value-type="float" office:value="2.7791999999999999" table:style-name="ce1">
            <text:p>2.7792</text:p>
          </table:table-cell>
          <table:table-cell office:value-type="float" office:value="-72.871970000000005" table:style-name="ce1">
            <text:p>-72.87197</text:p>
          </table:table-cell>
          <table:table-cell table:number-columns-repeated="16378"/>
        </table:table-row>
        <table:table-row table:style-name="ro1">
          <table:table-cell office:value-type="float" office:value="50287" table:style-name="ce1">
            <text:p>50287</text:p>
          </table:table-cell>
          <table:table-cell office:value-type="string" table:style-name="ce1">
            <text:p>Fuente de Or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9];[Depto.A$2:.B$34];2;1)" table:style-name="ce1">
            <text:p>Meta</text:p>
          </table:table-cell>
          <table:table-cell office:value-type="float" office:value="3.4625020000000002" table:style-name="ce1">
            <text:p>3.462502</text:p>
          </table:table-cell>
          <table:table-cell office:value-type="float" office:value="-73.619979000000001" table:style-name="ce1">
            <text:p>-73.619979</text:p>
          </table:table-cell>
          <table:table-cell table:number-columns-repeated="16378"/>
        </table:table-row>
        <table:table-row table:style-name="ro1">
          <table:table-cell office:value-type="float" office:value="50313" table:style-name="ce1">
            <text:p>50313</text:p>
          </table:table-cell>
          <table:table-cell office:value-type="string" table:style-name="ce1">
            <text:p>Granad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0];[Depto.A$2:.B$34];2;1)" table:style-name="ce1">
            <text:p>Meta</text:p>
          </table:table-cell>
          <table:table-cell office:value-type="float" office:value="3.5448309999999998" table:style-name="ce1">
            <text:p>3.544831</text:p>
          </table:table-cell>
          <table:table-cell office:value-type="float" office:value="-73.705280999999999" table:style-name="ce1">
            <text:p>-73.705281</text:p>
          </table:table-cell>
          <table:table-cell table:number-columns-repeated="16378"/>
        </table:table-row>
        <table:table-row table:style-name="ro1">
          <table:table-cell office:value-type="float" office:value="50318" table:style-name="ce1">
            <text:p>50318</text:p>
          </table:table-cell>
          <table:table-cell office:value-type="string" table:style-name="ce1">
            <text:p>Guamal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1];[Depto.A$2:.B$34];2;1)" table:style-name="ce1">
            <text:p>Meta</text:p>
          </table:table-cell>
          <table:table-cell office:value-type="float" office:value="3.8804750000000001" table:style-name="ce1">
            <text:p>3.880475</text:p>
          </table:table-cell>
          <table:table-cell office:value-type="float" office:value="-73.7698769" table:style-name="ce1">
            <text:p>-73.7698769</text:p>
          </table:table-cell>
          <table:table-cell table:number-columns-repeated="16378"/>
        </table:table-row>
        <table:table-row table:style-name="ro1">
          <table:table-cell office:value-type="float" office:value="50325" table:style-name="ce1">
            <text:p>50325</text:p>
          </table:table-cell>
          <table:table-cell office:value-type="string" table:style-name="ce1">
            <text:p>Mapiripán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2];[Depto.A$2:.B$34];2;1)" table:style-name="ce1">
            <text:p>Meta</text:p>
          </table:table-cell>
          <table:table-cell office:value-type="float" office:value="2.892506" table:style-name="ce1">
            <text:p>2.892506</text:p>
          </table:table-cell>
          <table:table-cell office:value-type="float" office:value="-72.133174999999994" table:style-name="ce1">
            <text:p>-72.133175</text:p>
          </table:table-cell>
          <table:table-cell table:number-columns-repeated="16378"/>
        </table:table-row>
        <table:table-row table:style-name="ro1">
          <table:table-cell office:value-type="float" office:value="50330" table:style-name="ce1">
            <text:p>50330</text:p>
          </table:table-cell>
          <table:table-cell office:value-type="string" table:style-name="ce1">
            <text:p>Mesetas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3];[Depto.A$2:.B$34];2;1)" table:style-name="ce1">
            <text:p>Meta</text:p>
          </table:table-cell>
          <table:table-cell office:value-type="float" office:value="3.3819949999999999" table:style-name="ce1">
            <text:p>3.381995</text:p>
          </table:table-cell>
          <table:table-cell office:value-type="float" office:value="-74.043801000000002" table:style-name="ce1">
            <text:p>-74.043801</text:p>
          </table:table-cell>
          <table:table-cell table:number-columns-repeated="16378"/>
        </table:table-row>
        <table:table-row table:style-name="ro1">
          <table:table-cell office:value-type="float" office:value="50350" table:style-name="ce1">
            <text:p>50350</text:p>
          </table:table-cell>
          <table:table-cell office:value-type="string" table:style-name="ce1">
            <text:p>La Macaren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4];[Depto.A$2:.B$34];2;1)" table:style-name="ce1">
            <text:p>Meta</text:p>
          </table:table-cell>
          <table:table-cell office:value-type="float" office:value="2.181718" table:style-name="ce1">
            <text:p>2.181718</text:p>
          </table:table-cell>
          <table:table-cell office:value-type="float" office:value="-73.786450000000002" table:style-name="ce1">
            <text:p>-73.78645</text:p>
          </table:table-cell>
          <table:table-cell table:number-columns-repeated="16378"/>
        </table:table-row>
        <table:table-row table:style-name="ro1">
          <table:table-cell office:value-type="float" office:value="50370" table:style-name="ce1">
            <text:p>50370</text:p>
          </table:table-cell>
          <table:table-cell office:value-type="string" table:style-name="ce1">
            <text:p>Uribe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5];[Depto.A$2:.B$34];2;1)" table:style-name="ce1">
            <text:p>Meta</text:p>
          </table:table-cell>
          <table:table-cell office:value-type="float" office:value="3.2392409999999998" table:style-name="ce1">
            <text:p>3.239241</text:p>
          </table:table-cell>
          <table:table-cell office:value-type="float" office:value="-74.350661000000002" table:style-name="ce1">
            <text:p>-74.350661</text:p>
          </table:table-cell>
          <table:table-cell table:number-columns-repeated="16378"/>
        </table:table-row>
        <table:table-row table:style-name="ro1">
          <table:table-cell office:value-type="float" office:value="50400" table:style-name="ce1">
            <text:p>50400</text:p>
          </table:table-cell>
          <table:table-cell office:value-type="string" table:style-name="ce1">
            <text:p>Lejanías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6];[Depto.A$2:.B$34];2;1)" table:style-name="ce1">
            <text:p>Meta</text:p>
          </table:table-cell>
          <table:table-cell office:value-type="float" office:value="3.5260859999999998" table:style-name="ce1">
            <text:p>3.526086</text:p>
          </table:table-cell>
          <table:table-cell office:value-type="float" office:value="-74.024393000000003" table:style-name="ce1">
            <text:p>-74.024393</text:p>
          </table:table-cell>
          <table:table-cell table:number-columns-repeated="16378"/>
        </table:table-row>
        <table:table-row table:style-name="ro1">
          <table:table-cell office:value-type="float" office:value="50450" table:style-name="ce1">
            <text:p>50450</text:p>
          </table:table-cell>
          <table:table-cell office:value-type="string" table:style-name="ce1">
            <text:p>Puerto Concordi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7];[Depto.A$2:.B$34];2;1)" table:style-name="ce1">
            <text:p>Meta</text:p>
          </table:table-cell>
          <table:table-cell office:value-type="float" office:value="2.6236448999999999" table:style-name="ce1">
            <text:p>2.6236449</text:p>
          </table:table-cell>
          <table:table-cell office:value-type="float" office:value="-72.756234000000006" table:style-name="ce1">
            <text:p>-72.756234</text:p>
          </table:table-cell>
          <table:table-cell table:number-columns-repeated="16378"/>
        </table:table-row>
        <table:table-row table:style-name="ro1">
          <table:table-cell office:value-type="float" office:value="50568" table:style-name="ce1">
            <text:p>50568</text:p>
          </table:table-cell>
          <table:table-cell office:value-type="string" table:style-name="ce1">
            <text:p>Puerto Gaitán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8];[Depto.A$2:.B$34];2;1)" table:style-name="ce1">
            <text:p>Meta</text:p>
          </table:table-cell>
          <table:table-cell office:value-type="float" office:value="4.3129770000000001" table:style-name="ce1">
            <text:p>4.312977</text:p>
          </table:table-cell>
          <table:table-cell office:value-type="float" office:value="-72.083573000000001" table:style-name="ce1">
            <text:p>-72.083573</text:p>
          </table:table-cell>
          <table:table-cell table:number-columns-repeated="16378"/>
        </table:table-row>
        <table:table-row table:style-name="ro1">
          <table:table-cell office:value-type="float" office:value="50573" table:style-name="ce1">
            <text:p>50573</text:p>
          </table:table-cell>
          <table:table-cell office:value-type="string" table:style-name="ce1">
            <text:p>Puerto López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9];[Depto.A$2:.B$34];2;1)" table:style-name="ce1">
            <text:p>Meta</text:p>
          </table:table-cell>
          <table:table-cell office:value-type="float" office:value="4.0913539999999999" table:style-name="ce1">
            <text:p>4.091354</text:p>
          </table:table-cell>
          <table:table-cell office:value-type="float" office:value="-72.955917999999997" table:style-name="ce1">
            <text:p>-72.955918</text:p>
          </table:table-cell>
          <table:table-cell table:number-columns-repeated="16378"/>
        </table:table-row>
        <table:table-row table:style-name="ro1">
          <table:table-cell office:value-type="float" office:value="50577" table:style-name="ce1">
            <text:p>50577</text:p>
          </table:table-cell>
          <table:table-cell office:value-type="string" table:style-name="ce1">
            <text:p>Puerto Lleras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0];[Depto.A$2:.B$34];2;1)" table:style-name="ce1">
            <text:p>Meta</text:p>
          </table:table-cell>
          <table:table-cell office:value-type="float" office:value="3.2724139999999999" table:style-name="ce1">
            <text:p>3.272414</text:p>
          </table:table-cell>
          <table:table-cell office:value-type="float" office:value="-73.369541999999996" table:style-name="ce1">
            <text:p>-73.369542</text:p>
          </table:table-cell>
          <table:table-cell table:number-columns-repeated="16378"/>
        </table:table-row>
        <table:table-row table:style-name="ro1">
          <table:table-cell office:value-type="float" office:value="50590" table:style-name="ce1">
            <text:p>50590</text:p>
          </table:table-cell>
          <table:table-cell office:value-type="string" table:style-name="ce1">
            <text:p>Puerto Ric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1];[Depto.A$2:.B$34];2;1)" table:style-name="ce1">
            <text:p>Meta</text:p>
          </table:table-cell>
          <table:table-cell office:value-type="float" office:value="2.941214" table:style-name="ce1">
            <text:p>2.941214</text:p>
          </table:table-cell>
          <table:table-cell office:value-type="float" office:value="-73.207468000000006" table:style-name="ce1">
            <text:p>-73.207468</text:p>
          </table:table-cell>
          <table:table-cell table:number-columns-repeated="16378"/>
        </table:table-row>
        <table:table-row table:style-name="ro1">
          <table:table-cell office:value-type="float" office:value="50606" table:style-name="ce1">
            <text:p>50606</text:p>
          </table:table-cell>
          <table:table-cell office:value-type="string" table:style-name="ce1">
            <text:p>Restrep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2];[Depto.A$2:.B$34];2;1)" table:style-name="ce1">
            <text:p>Meta</text:p>
          </table:table-cell>
          <table:table-cell office:value-type="float" office:value="4.2630819999999998" table:style-name="ce1">
            <text:p>4.263082</text:p>
          </table:table-cell>
          <table:table-cell office:value-type="float" office:value="-73.562567000000001" table:style-name="ce1">
            <text:p>-73.562567</text:p>
          </table:table-cell>
          <table:table-cell table:number-columns-repeated="16378"/>
        </table:table-row>
        <table:table-row table:style-name="ro1">
          <table:table-cell office:value-type="float" office:value="50680" table:style-name="ce1">
            <text:p>50680</text:p>
          </table:table-cell>
          <table:table-cell office:value-type="string" table:style-name="ce1">
            <text:p>San Carlos de Guaro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3];[Depto.A$2:.B$34];2;1)" table:style-name="ce1">
            <text:p>Meta</text:p>
          </table:table-cell>
          <table:table-cell office:value-type="float" office:value="3.710353" table:style-name="ce1">
            <text:p>3.710353</text:p>
          </table:table-cell>
          <table:table-cell office:value-type="float" office:value="-73.241921000000005" table:style-name="ce1">
            <text:p>-73.241921</text:p>
          </table:table-cell>
          <table:table-cell table:number-columns-repeated="16378"/>
        </table:table-row>
        <table:table-row table:style-name="ro1">
          <table:table-cell office:value-type="float" office:value="50683" table:style-name="ce1">
            <text:p>50683</text:p>
          </table:table-cell>
          <table:table-cell office:value-type="string" table:style-name="ce1">
            <text:p>San Juan de Aram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4];[Depto.A$2:.B$34];2;1)" table:style-name="ce1">
            <text:p>Meta</text:p>
          </table:table-cell>
          <table:table-cell office:value-type="float" office:value="3.3464499999999999" table:style-name="ce1">
            <text:p>3.34645</text:p>
          </table:table-cell>
          <table:table-cell office:value-type="float" office:value="-73.889409999999998" table:style-name="ce1">
            <text:p>-73.88941</text:p>
          </table:table-cell>
          <table:table-cell table:number-columns-repeated="16378"/>
        </table:table-row>
        <table:table-row table:style-name="ro1">
          <table:table-cell office:value-type="float" office:value="50686" table:style-name="ce1">
            <text:p>50686</text:p>
          </table:table-cell>
          <table:table-cell office:value-type="string" table:style-name="ce1">
            <text:p>San Juanit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5];[Depto.A$2:.B$34];2;1)" table:style-name="ce1">
            <text:p>Meta</text:p>
          </table:table-cell>
          <table:table-cell office:value-type="float" office:value="4.4579149999999998" table:style-name="ce1">
            <text:p>4.457915</text:p>
          </table:table-cell>
          <table:table-cell office:value-type="float" office:value="-73.6761889" table:style-name="ce1">
            <text:p>-73.6761889</text:p>
          </table:table-cell>
          <table:table-cell table:number-columns-repeated="16378"/>
        </table:table-row>
        <table:table-row table:style-name="ro1">
          <table:table-cell office:value-type="float" office:value="50689" table:style-name="ce1">
            <text:p>50689</text:p>
          </table:table-cell>
          <table:table-cell office:value-type="string" table:style-name="ce1">
            <text:p>San Martín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6];[Depto.A$2:.B$34];2;1)" table:style-name="ce1">
            <text:p>Meta</text:p>
          </table:table-cell>
          <table:table-cell office:value-type="float" office:value="3.6984919999999999" table:style-name="ce1">
            <text:p>3.698492</text:p>
          </table:table-cell>
          <table:table-cell office:value-type="float" office:value="-73.697308000000007" table:style-name="ce1">
            <text:p>-73.697308</text:p>
          </table:table-cell>
          <table:table-cell table:number-columns-repeated="16378"/>
        </table:table-row>
        <table:table-row table:style-name="ro1">
          <table:table-cell office:value-type="float" office:value="50711" table:style-name="ce1">
            <text:p>50711</text:p>
          </table:table-cell>
          <table:table-cell office:value-type="string" table:style-name="ce1">
            <text:p>Vista Hermos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7];[Depto.A$2:.B$34];2;1)" table:style-name="ce1">
            <text:p>Meta</text:p>
          </table:table-cell>
          <table:table-cell office:value-type="float" office:value="3.1278830000000002" table:style-name="ce1">
            <text:p>3.127883</text:p>
          </table:table-cell>
          <table:table-cell office:value-type="float" office:value="-73.752511999999996" table:style-name="ce1">
            <text:p>-73.752512</text:p>
          </table:table-cell>
          <table:table-cell table:number-columns-repeated="16378"/>
        </table:table-row>
        <table:table-row table:style-name="ro1">
          <table:table-cell office:value-type="float" office:value="52001" table:style-name="ce1">
            <text:p>52001</text:p>
          </table:table-cell>
          <table:table-cell office:value-type="string" table:style-name="ce1">
            <text:p>Past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18];[Depto.A$2:.B$34];2;1)" table:style-name="ce1">
            <text:p>Nariño</text:p>
          </table:table-cell>
          <table:table-cell office:value-type="float" office:value="1.2058837" table:style-name="ce1">
            <text:p>1.2058837</text:p>
          </table:table-cell>
          <table:table-cell office:value-type="float" office:value="-77.285786999999999" table:style-name="ce1">
            <text:p>-77.285787</text:p>
          </table:table-cell>
          <table:table-cell table:number-columns-repeated="16378"/>
        </table:table-row>
        <table:table-row table:style-name="ro1">
          <table:table-cell office:value-type="float" office:value="52019" table:style-name="ce1">
            <text:p>52019</text:p>
          </table:table-cell>
          <table:table-cell office:value-type="string" table:style-name="ce1">
            <text:p>Albá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19];[Depto.A$2:.B$34];2;1)" table:style-name="ce1">
            <text:p>Nariño</text:p>
          </table:table-cell>
          <table:table-cell office:value-type="float" office:value="1.4728684000000001" table:style-name="ce1">
            <text:p>1.4728684</text:p>
          </table:table-cell>
          <table:table-cell office:value-type="float" office:value="-77.067959000000002" table:style-name="ce1">
            <text:p>-77.067959</text:p>
          </table:table-cell>
          <table:table-cell table:number-columns-repeated="16378"/>
        </table:table-row>
        <table:table-row table:style-name="ro1">
          <table:table-cell office:value-type="float" office:value="52022" table:style-name="ce1">
            <text:p>52022</text:p>
          </table:table-cell>
          <table:table-cell office:value-type="string" table:style-name="ce1">
            <text:p>Aldan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0];[Depto.A$2:.B$34];2;1)" table:style-name="ce1">
            <text:p>Nariño</text:p>
          </table:table-cell>
          <table:table-cell office:value-type="float" office:value="0.882544" table:style-name="ce1">
            <text:p>0.882544</text:p>
          </table:table-cell>
          <table:table-cell office:value-type="float" office:value="-77.700424999999996" table:style-name="ce1">
            <text:p>-77.700425</text:p>
          </table:table-cell>
          <table:table-cell table:number-columns-repeated="16378"/>
        </table:table-row>
        <table:table-row table:style-name="ro1">
          <table:table-cell office:value-type="float" office:value="52036" table:style-name="ce1">
            <text:p>52036</text:p>
          </table:table-cell>
          <table:table-cell office:value-type="string" table:style-name="ce1">
            <text:p>Ancuyá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1];[Depto.A$2:.B$34];2;1)" table:style-name="ce1">
            <text:p>Nariño</text:p>
          </table:table-cell>
          <table:table-cell office:value-type="float" office:value="1.26295" table:style-name="ce1">
            <text:p>1.26295</text:p>
          </table:table-cell>
          <table:table-cell office:value-type="float" office:value="-77.515158" table:style-name="ce1">
            <text:p>-77.515158</text:p>
          </table:table-cell>
          <table:table-cell table:number-columns-repeated="16378"/>
        </table:table-row>
        <table:table-row table:style-name="ro1">
          <table:table-cell office:value-type="float" office:value="52051" table:style-name="ce1">
            <text:p>52051</text:p>
          </table:table-cell>
          <table:table-cell office:value-type="string" table:style-name="ce1">
            <text:p>Arboled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2];[Depto.A$2:.B$34];2;1)" table:style-name="ce1">
            <text:p>Nariño</text:p>
          </table:table-cell>
          <table:table-cell office:value-type="float" office:value="1.3666799000000001" table:style-name="ce1">
            <text:p>1.3666799</text:p>
          </table:table-cell>
          <table:table-cell office:value-type="float" office:value="-77.416700000000006" table:style-name="ce1">
            <text:p>-77.4167</text:p>
          </table:table-cell>
          <table:table-cell table:number-columns-repeated="16378"/>
        </table:table-row>
        <table:table-row table:style-name="ro1">
          <table:table-cell office:value-type="float" office:value="52079" table:style-name="ce1">
            <text:p>52079</text:p>
          </table:table-cell>
          <table:table-cell office:value-type="string" table:style-name="ce1">
            <text:p>Barbacoa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3];[Depto.A$2:.B$34];2;1)" table:style-name="ce1">
            <text:p>Nariño</text:p>
          </table:table-cell>
          <table:table-cell office:value-type="float" office:value="1.6715500000000001" table:style-name="ce1">
            <text:p>1.67155</text:p>
          </table:table-cell>
          <table:table-cell office:value-type="float" office:value="-78.140990000000002" table:style-name="ce1">
            <text:p>-78.14099</text:p>
          </table:table-cell>
          <table:table-cell table:number-columns-repeated="16378"/>
        </table:table-row>
        <table:table-row table:style-name="ro1">
          <table:table-cell office:value-type="float" office:value="52083" table:style-name="ce1">
            <text:p>52083</text:p>
          </table:table-cell>
          <table:table-cell office:value-type="string" table:style-name="ce1">
            <text:p>Belé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4];[Depto.A$2:.B$34];2;1)" table:style-name="ce1">
            <text:p>Nariño</text:p>
          </table:table-cell>
          <table:table-cell office:value-type="float" office:value="1.5955159999999999" table:style-name="ce1">
            <text:p>1.595516</text:p>
          </table:table-cell>
          <table:table-cell office:value-type="float" office:value="-77.016446000000002" table:style-name="ce1">
            <text:p>-77.016446</text:p>
          </table:table-cell>
          <table:table-cell table:number-columns-repeated="16378"/>
        </table:table-row>
        <table:table-row table:style-name="ro1">
          <table:table-cell office:value-type="float" office:value="52110" table:style-name="ce1">
            <text:p>52110</text:p>
          </table:table-cell>
          <table:table-cell office:value-type="string" table:style-name="ce1">
            <text:p>Buesac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5];[Depto.A$2:.B$34];2;1)" table:style-name="ce1">
            <text:p>Nariño</text:p>
          </table:table-cell>
          <table:table-cell office:value-type="float" office:value="1.384512" table:style-name="ce1">
            <text:p>1.384512</text:p>
          </table:table-cell>
          <table:table-cell office:value-type="float" office:value="-77.155676" table:style-name="ce1">
            <text:p>-77.155676</text:p>
          </table:table-cell>
          <table:table-cell table:number-columns-repeated="16378"/>
        </table:table-row>
        <table:table-row table:style-name="ro1">
          <table:table-cell office:value-type="float" office:value="52203" table:style-name="ce1">
            <text:p>52203</text:p>
          </table:table-cell>
          <table:table-cell office:value-type="string" table:style-name="ce1">
            <text:p>Coló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6];[Depto.A$2:.B$34];2;1)" table:style-name="ce1">
            <text:p>Nariño</text:p>
          </table:table-cell>
          <table:table-cell office:value-type="float" office:value="1.6429020999999999" table:style-name="ce1">
            <text:p>1.6429021</text:p>
          </table:table-cell>
          <table:table-cell office:value-type="float" office:value="-77.044932700000004" table:style-name="ce1">
            <text:p>-77.0449327</text:p>
          </table:table-cell>
          <table:table-cell table:number-columns-repeated="16378"/>
        </table:table-row>
        <table:table-row table:style-name="ro1">
          <table:table-cell office:value-type="float" office:value="52207" table:style-name="ce1">
            <text:p>52207</text:p>
          </table:table-cell>
          <table:table-cell office:value-type="string" table:style-name="ce1">
            <text:p>Consac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7];[Depto.A$2:.B$34];2;1)" table:style-name="ce1">
            <text:p>Nariño</text:p>
          </table:table-cell>
          <table:table-cell office:value-type="float" office:value="1.207624" table:style-name="ce1">
            <text:p>1.207624</text:p>
          </table:table-cell>
          <table:table-cell office:value-type="float" office:value="-77.465658000000005" table:style-name="ce1">
            <text:p>-77.465658</text:p>
          </table:table-cell>
          <table:table-cell table:number-columns-repeated="16378"/>
        </table:table-row>
        <table:table-row table:style-name="ro1">
          <table:table-cell office:value-type="float" office:value="52210" table:style-name="ce1">
            <text:p>52210</text:p>
          </table:table-cell>
          <table:table-cell office:value-type="string" table:style-name="ce1">
            <text:p>Contader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8];[Depto.A$2:.B$34];2;1)" table:style-name="ce1">
            <text:p>Nariño</text:p>
          </table:table-cell>
          <table:table-cell office:value-type="float" office:value="0.91090700000000002" table:style-name="ce1">
            <text:p>0.910907</text:p>
          </table:table-cell>
          <table:table-cell office:value-type="float" office:value="-77.549910999999994" table:style-name="ce1">
            <text:p>-77.549911</text:p>
          </table:table-cell>
          <table:table-cell table:number-columns-repeated="16378"/>
        </table:table-row>
        <table:table-row table:style-name="ro1">
          <table:table-cell office:value-type="float" office:value="52215" table:style-name="ce1">
            <text:p>52215</text:p>
          </table:table-cell>
          <table:table-cell office:value-type="string" table:style-name="ce1">
            <text:p>Córdob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9];[Depto.A$2:.B$34];2;1)" table:style-name="ce1">
            <text:p>Nariño</text:p>
          </table:table-cell>
          <table:table-cell office:value-type="float" office:value="0.85391600000000001" table:style-name="ce1">
            <text:p>0.853916</text:p>
          </table:table-cell>
          <table:table-cell office:value-type="float" office:value="-77.517836000000003" table:style-name="ce1">
            <text:p>-77.517836</text:p>
          </table:table-cell>
          <table:table-cell table:number-columns-repeated="16378"/>
        </table:table-row>
        <table:table-row table:style-name="ro1">
          <table:table-cell office:value-type="float" office:value="52224" table:style-name="ce1">
            <text:p>52224</text:p>
          </table:table-cell>
          <table:table-cell office:value-type="string" table:style-name="ce1">
            <text:p>Cuaspud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0];[Depto.A$2:.B$34];2;1)" table:style-name="ce1">
            <text:p>Nariño</text:p>
          </table:table-cell>
          <table:table-cell office:value-type="float" office:value="0.86326199999999997" table:style-name="ce1">
            <text:p>0.863262</text:p>
          </table:table-cell>
          <table:table-cell office:value-type="float" office:value="-77.729754999999997" table:style-name="ce1">
            <text:p>-77.729755</text:p>
          </table:table-cell>
          <table:table-cell table:number-columns-repeated="16378"/>
        </table:table-row>
        <table:table-row table:style-name="ro1">
          <table:table-cell office:value-type="float" office:value="52227" table:style-name="ce1">
            <text:p>52227</text:p>
          </table:table-cell>
          <table:table-cell office:value-type="string" table:style-name="ce1">
            <text:p>Cumbal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1];[Depto.A$2:.B$34];2;1)" table:style-name="ce1">
            <text:p>Nariño</text:p>
          </table:table-cell>
          <table:table-cell office:value-type="float" office:value="0.90458899999999998" table:style-name="ce1">
            <text:p>0.904589</text:p>
          </table:table-cell>
          <table:table-cell office:value-type="float" office:value="-77.791184000000001" table:style-name="ce1">
            <text:p>-77.791184</text:p>
          </table:table-cell>
          <table:table-cell table:number-columns-repeated="16378"/>
        </table:table-row>
        <table:table-row table:style-name="ro1">
          <table:table-cell office:value-type="float" office:value="52233" table:style-name="ce1">
            <text:p>52233</text:p>
          </table:table-cell>
          <table:table-cell office:value-type="string" table:style-name="ce1">
            <text:p>Cumbitar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2];[Depto.A$2:.B$34];2;1)" table:style-name="ce1">
            <text:p>Nariño</text:p>
          </table:table-cell>
          <table:table-cell office:value-type="float" office:value="1.67696" table:style-name="ce1">
            <text:p>1.67696</text:p>
          </table:table-cell>
          <table:table-cell office:value-type="float" office:value="-77.325299999999999" table:style-name="ce1">
            <text:p>-77.3253</text:p>
          </table:table-cell>
          <table:table-cell table:number-columns-repeated="16378"/>
        </table:table-row>
        <table:table-row table:style-name="ro1">
          <table:table-cell office:value-type="float" office:value="52240" table:style-name="ce1">
            <text:p>52240</text:p>
          </table:table-cell>
          <table:table-cell office:value-type="string" table:style-name="ce1">
            <text:p>Chachagüí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3];[Depto.A$2:.B$34];2;1)" table:style-name="ce1">
            <text:p>Nariño</text:p>
          </table:table-cell>
          <table:table-cell office:value-type="float" office:value="1.359869" table:style-name="ce1">
            <text:p>1.359869</text:p>
          </table:table-cell>
          <table:table-cell office:value-type="float" office:value="-77.282841000000005" table:style-name="ce1">
            <text:p>-77.282841</text:p>
          </table:table-cell>
          <table:table-cell table:number-columns-repeated="16378"/>
        </table:table-row>
        <table:table-row table:style-name="ro1">
          <table:table-cell office:value-type="float" office:value="52250" table:style-name="ce1">
            <text:p>52250</text:p>
          </table:table-cell>
          <table:table-cell office:value-type="string" table:style-name="ce1">
            <text:p>El Charc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4];[Depto.A$2:.B$34];2;1)" table:style-name="ce1">
            <text:p>Nariño</text:p>
          </table:table-cell>
          <table:table-cell office:value-type="float" office:value="2.479311" table:style-name="ce1">
            <text:p>2.479311</text:p>
          </table:table-cell>
          <table:table-cell office:value-type="float" office:value="-78.110211000000007" table:style-name="ce1">
            <text:p>-78.110211</text:p>
          </table:table-cell>
          <table:table-cell table:number-columns-repeated="16378"/>
        </table:table-row>
        <table:table-row table:style-name="ro1">
          <table:table-cell office:value-type="float" office:value="52254" table:style-name="ce1">
            <text:p>52254</text:p>
          </table:table-cell>
          <table:table-cell office:value-type="string" table:style-name="ce1">
            <text:p>El Peñol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5];[Depto.A$2:.B$34];2;1)" table:style-name="ce1">
            <text:p>Nariño</text:p>
          </table:table-cell>
          <table:table-cell office:value-type="float" office:value="1.4534800000000001" table:style-name="ce1">
            <text:p>1.45348</text:p>
          </table:table-cell>
          <table:table-cell office:value-type="float" office:value="-77.439718799999994" table:style-name="ce1">
            <text:p>-77.4397188</text:p>
          </table:table-cell>
          <table:table-cell table:number-columns-repeated="16378"/>
        </table:table-row>
        <table:table-row table:style-name="ro1">
          <table:table-cell office:value-type="float" office:value="52256" table:style-name="ce1">
            <text:p>52256</text:p>
          </table:table-cell>
          <table:table-cell office:value-type="string" table:style-name="ce1">
            <text:p>El Rosari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6];[Depto.A$2:.B$34];2;1)" table:style-name="ce1">
            <text:p>Nariño</text:p>
          </table:table-cell>
          <table:table-cell office:value-type="float" office:value="1.7430699999999999" table:style-name="ce1">
            <text:p>1.74307</text:p>
          </table:table-cell>
          <table:table-cell office:value-type="float" office:value="-77.335094999999995" table:style-name="ce1">
            <text:p>-77.335095</text:p>
          </table:table-cell>
          <table:table-cell table:number-columns-repeated="16378"/>
        </table:table-row>
        <table:table-row table:style-name="ro1">
          <table:table-cell office:value-type="float" office:value="52258" table:style-name="ce1">
            <text:p>52258</text:p>
          </table:table-cell>
          <table:table-cell office:value-type="string" table:style-name="ce1">
            <text:p>El Tablón de Gómez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7];[Depto.A$2:.B$34];2;1)" table:style-name="ce1">
            <text:p>Nariño</text:p>
          </table:table-cell>
          <table:table-cell office:value-type="float" office:value="1.427619" table:style-name="ce1">
            <text:p>1.427619</text:p>
          </table:table-cell>
          <table:table-cell office:value-type="float" office:value="-77.097223999999997" table:style-name="ce1">
            <text:p>-77.097224</text:p>
          </table:table-cell>
          <table:table-cell table:number-columns-repeated="16378"/>
        </table:table-row>
        <table:table-row table:style-name="ro1">
          <table:table-cell office:value-type="float" office:value="52260" table:style-name="ce1">
            <text:p>52260</text:p>
          </table:table-cell>
          <table:table-cell office:value-type="string" table:style-name="ce1">
            <text:p>El Tamb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8];[Depto.A$2:.B$34];2;1)" table:style-name="ce1">
            <text:p>Nariño</text:p>
          </table:table-cell>
          <table:table-cell office:value-type="float" office:value="1.4081109000000001" table:style-name="ce1">
            <text:p>1.4081109</text:p>
          </table:table-cell>
          <table:table-cell office:value-type="float" office:value="-77.391526999999996" table:style-name="ce1">
            <text:p>-77.391527</text:p>
          </table:table-cell>
          <table:table-cell table:number-columns-repeated="16378"/>
        </table:table-row>
        <table:table-row table:style-name="ro1">
          <table:table-cell office:value-type="float" office:value="52287" table:style-name="ce1">
            <text:p>52287</text:p>
          </table:table-cell>
          <table:table-cell office:value-type="string" table:style-name="ce1">
            <text:p>Fun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9];[Depto.A$2:.B$34];2;1)" table:style-name="ce1">
            <text:p>Nariño</text:p>
          </table:table-cell>
          <table:table-cell office:value-type="float" office:value="1.0011669999999999" table:style-name="ce1">
            <text:p>1.001167</text:p>
          </table:table-cell>
          <table:table-cell office:value-type="float" office:value="-77.448926" table:style-name="ce1">
            <text:p>-77.448926</text:p>
          </table:table-cell>
          <table:table-cell table:number-columns-repeated="16378"/>
        </table:table-row>
        <table:table-row table:style-name="ro1">
          <table:table-cell office:value-type="float" office:value="52317" table:style-name="ce1">
            <text:p>52317</text:p>
          </table:table-cell>
          <table:table-cell office:value-type="string" table:style-name="ce1">
            <text:p>Guachucal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0];[Depto.A$2:.B$34];2;1)" table:style-name="ce1">
            <text:p>Nariño</text:p>
          </table:table-cell>
          <table:table-cell office:value-type="float" office:value="0.96007200000000004" table:style-name="ce1">
            <text:p>0.960072</text:p>
          </table:table-cell>
          <table:table-cell office:value-type="float" office:value="-77.731133" table:style-name="ce1">
            <text:p>-77.731133</text:p>
          </table:table-cell>
          <table:table-cell table:number-columns-repeated="16378"/>
        </table:table-row>
        <table:table-row table:style-name="ro1">
          <table:table-cell office:value-type="float" office:value="52320" table:style-name="ce1">
            <text:p>52320</text:p>
          </table:table-cell>
          <table:table-cell office:value-type="string" table:style-name="ce1">
            <text:p>Guaitarill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1];[Depto.A$2:.B$34];2;1)" table:style-name="ce1">
            <text:p>Nariño</text:p>
          </table:table-cell>
          <table:table-cell office:value-type="float" office:value="1.130349" table:style-name="ce1">
            <text:p>1.130349</text:p>
          </table:table-cell>
          <table:table-cell office:value-type="float" office:value="-77.550994000000003" table:style-name="ce1">
            <text:p>-77.550994</text:p>
          </table:table-cell>
          <table:table-cell table:number-columns-repeated="16378"/>
        </table:table-row>
        <table:table-row table:style-name="ro1">
          <table:table-cell office:value-type="float" office:value="52323" table:style-name="ce1">
            <text:p>52323</text:p>
          </table:table-cell>
          <table:table-cell office:value-type="string" table:style-name="ce1">
            <text:p>Gualmatá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2];[Depto.A$2:.B$34];2;1)" table:style-name="ce1">
            <text:p>Nariño</text:p>
          </table:table-cell>
          <table:table-cell office:value-type="float" office:value="0.91964500000000005" table:style-name="ce1">
            <text:p>0.919645</text:p>
          </table:table-cell>
          <table:table-cell office:value-type="float" office:value="-77.567138" table:style-name="ce1">
            <text:p>-77.567138</text:p>
          </table:table-cell>
          <table:table-cell table:number-columns-repeated="16378"/>
        </table:table-row>
        <table:table-row table:style-name="ro1">
          <table:table-cell office:value-type="float" office:value="52352" table:style-name="ce1">
            <text:p>52352</text:p>
          </table:table-cell>
          <table:table-cell office:value-type="string" table:style-name="ce1">
            <text:p>Il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3];[Depto.A$2:.B$34];2;1)" table:style-name="ce1">
            <text:p>Nariño</text:p>
          </table:table-cell>
          <table:table-cell office:value-type="float" office:value="0.96891099999999997" table:style-name="ce1">
            <text:p>0.968911</text:p>
          </table:table-cell>
          <table:table-cell office:value-type="float" office:value="-77.521174999999999" table:style-name="ce1">
            <text:p>-77.521175</text:p>
          </table:table-cell>
          <table:table-cell table:number-columns-repeated="16378"/>
        </table:table-row>
        <table:table-row table:style-name="ro1">
          <table:table-cell office:value-type="float" office:value="52354" table:style-name="ce1">
            <text:p>52354</text:p>
          </table:table-cell>
          <table:table-cell office:value-type="string" table:style-name="ce1">
            <text:p>Imué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4];[Depto.A$2:.B$34];2;1)" table:style-name="ce1">
            <text:p>Nariño</text:p>
          </table:table-cell>
          <table:table-cell office:value-type="float" office:value="1.0549489999999999" table:style-name="ce1">
            <text:p>1.054949</text:p>
          </table:table-cell>
          <table:table-cell office:value-type="float" office:value="-77.496435000000005" table:style-name="ce1">
            <text:p>-77.496435</text:p>
          </table:table-cell>
          <table:table-cell table:number-columns-repeated="16378"/>
        </table:table-row>
        <table:table-row table:style-name="ro1">
          <table:table-cell office:value-type="float" office:value="52356" table:style-name="ce1">
            <text:p>52356</text:p>
          </table:table-cell>
          <table:table-cell office:value-type="string" table:style-name="ce1">
            <text:p>Ipial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5];[Depto.A$2:.B$34];2;1)" table:style-name="ce1">
            <text:p>Nariño</text:p>
          </table:table-cell>
          <table:table-cell office:value-type="float" office:value="0.825542" table:style-name="ce1">
            <text:p>0.825542</text:p>
          </table:table-cell>
          <table:table-cell office:value-type="float" office:value="-77.639504000000002" table:style-name="ce1">
            <text:p>-77.639504</text:p>
          </table:table-cell>
          <table:table-cell table:number-columns-repeated="16378"/>
        </table:table-row>
        <table:table-row table:style-name="ro1">
          <table:table-cell office:value-type="float" office:value="52378" table:style-name="ce1">
            <text:p>52378</text:p>
          </table:table-cell>
          <table:table-cell office:value-type="string" table:style-name="ce1">
            <text:p>La Cruz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6];[Depto.A$2:.B$34];2;1)" table:style-name="ce1">
            <text:p>Nariño</text:p>
          </table:table-cell>
          <table:table-cell office:value-type="float" office:value="1.600678" table:style-name="ce1">
            <text:p>1.600678</text:p>
          </table:table-cell>
          <table:table-cell office:value-type="float" office:value="-76.971119000000002" table:style-name="ce1">
            <text:p>-76.971119</text:p>
          </table:table-cell>
          <table:table-cell table:number-columns-repeated="16378"/>
        </table:table-row>
        <table:table-row table:style-name="ro1">
          <table:table-cell office:value-type="float" office:value="52381" table:style-name="ce1">
            <text:p>52381</text:p>
          </table:table-cell>
          <table:table-cell office:value-type="string" table:style-name="ce1">
            <text:p>La Florid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7];[Depto.A$2:.B$34];2;1)" table:style-name="ce1">
            <text:p>Nariño</text:p>
          </table:table-cell>
          <table:table-cell office:value-type="float" office:value="1.298637" table:style-name="ce1">
            <text:p>1.298637</text:p>
          </table:table-cell>
          <table:table-cell office:value-type="float" office:value="-77.404419000000004" table:style-name="ce1">
            <text:p>-77.404419</text:p>
          </table:table-cell>
          <table:table-cell table:number-columns-repeated="16378"/>
        </table:table-row>
        <table:table-row table:style-name="ro1">
          <table:table-cell office:value-type="float" office:value="52385" table:style-name="ce1">
            <text:p>52385</text:p>
          </table:table-cell>
          <table:table-cell office:value-type="string" table:style-name="ce1">
            <text:p>La Llanad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8];[Depto.A$2:.B$34];2;1)" table:style-name="ce1">
            <text:p>Nariño</text:p>
          </table:table-cell>
          <table:table-cell office:value-type="float" office:value="1.4728520000000001" table:style-name="ce1">
            <text:p>1.472852</text:p>
          </table:table-cell>
          <table:table-cell office:value-type="float" office:value="-77.579849899999999" table:style-name="ce1">
            <text:p>-77.5798499</text:p>
          </table:table-cell>
          <table:table-cell table:number-columns-repeated="16378"/>
        </table:table-row>
        <table:table-row table:style-name="ro1">
          <table:table-cell office:value-type="float" office:value="52390" table:style-name="ce1">
            <text:p>52390</text:p>
          </table:table-cell>
          <table:table-cell office:value-type="string" table:style-name="ce1">
            <text:p>La Tol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9];[Depto.A$2:.B$34];2;1)" table:style-name="ce1">
            <text:p>Nariño</text:p>
          </table:table-cell>
          <table:table-cell office:value-type="float" office:value="2.399572" table:style-name="ce1">
            <text:p>2.399572</text:p>
          </table:table-cell>
          <table:table-cell office:value-type="float" office:value="-78.189712" table:style-name="ce1">
            <text:p>-78.189712</text:p>
          </table:table-cell>
          <table:table-cell table:number-columns-repeated="16378"/>
        </table:table-row>
        <table:table-row table:style-name="ro1">
          <table:table-cell office:value-type="float" office:value="52399" table:style-name="ce1">
            <text:p>52399</text:p>
          </table:table-cell>
          <table:table-cell office:value-type="string" table:style-name="ce1">
            <text:p>La Unió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0];[Depto.A$2:.B$34];2;1)" table:style-name="ce1">
            <text:p>Nariño</text:p>
          </table:table-cell>
          <table:table-cell office:value-type="float" office:value="0.87470000000000003" table:style-name="ce1">
            <text:p>0.8747</text:p>
          </table:table-cell>
          <table:table-cell office:value-type="float" office:value="-77.809979999999996" table:style-name="ce1">
            <text:p>-77.80998</text:p>
          </table:table-cell>
          <table:table-cell table:number-columns-repeated="16378"/>
        </table:table-row>
        <table:table-row table:style-name="ro1">
          <table:table-cell office:value-type="float" office:value="52405" table:style-name="ce1">
            <text:p>52405</text:p>
          </table:table-cell>
          <table:table-cell office:value-type="string" table:style-name="ce1">
            <text:p>Leiv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1];[Depto.A$2:.B$34];2;1)" table:style-name="ce1">
            <text:p>Nariño</text:p>
          </table:table-cell>
          <table:table-cell office:value-type="float" office:value="1.935721" table:style-name="ce1">
            <text:p>1.935721</text:p>
          </table:table-cell>
          <table:table-cell office:value-type="float" office:value="-77.303426000000002" table:style-name="ce1">
            <text:p>-77.303426</text:p>
          </table:table-cell>
          <table:table-cell table:number-columns-repeated="16378"/>
        </table:table-row>
        <table:table-row table:style-name="ro1">
          <table:table-cell office:value-type="float" office:value="52411" table:style-name="ce1">
            <text:p>52411</text:p>
          </table:table-cell>
          <table:table-cell office:value-type="string" table:style-name="ce1">
            <text:p>Linar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2];[Depto.A$2:.B$34];2;1)" table:style-name="ce1">
            <text:p>Nariño</text:p>
          </table:table-cell>
          <table:table-cell office:value-type="float" office:value="1.3509329999999999" table:style-name="ce1">
            <text:p>1.350933</text:p>
          </table:table-cell>
          <table:table-cell office:value-type="float" office:value="-77.523870000000002" table:style-name="ce1">
            <text:p>-77.52387</text:p>
          </table:table-cell>
          <table:table-cell table:number-columns-repeated="16378"/>
        </table:table-row>
        <table:table-row table:style-name="ro1">
          <table:table-cell office:value-type="float" office:value="52418" table:style-name="ce1">
            <text:p>52418</text:p>
          </table:table-cell>
          <table:table-cell office:value-type="string" table:style-name="ce1">
            <text:p>Los And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3];[Depto.A$2:.B$34];2;1)" table:style-name="ce1">
            <text:p>Nariño</text:p>
          </table:table-cell>
          <table:table-cell office:value-type="float" office:value="1.5156000000000001" table:style-name="ce1">
            <text:p>1.5156</text:p>
          </table:table-cell>
          <table:table-cell office:value-type="float" office:value="-77.494979999999998" table:style-name="ce1">
            <text:p>-77.49498</text:p>
          </table:table-cell>
          <table:table-cell table:number-columns-repeated="16378"/>
        </table:table-row>
        <table:table-row table:style-name="ro1">
          <table:table-cell office:value-type="float" office:value="52427" table:style-name="ce1">
            <text:p>52427</text:p>
          </table:table-cell>
          <table:table-cell office:value-type="string" table:style-name="ce1">
            <text:p>Magüí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4];[Depto.A$2:.B$34];2;1)" table:style-name="ce1">
            <text:p>Nariño</text:p>
          </table:table-cell>
          <table:table-cell office:value-type="float" office:value="1.7652600000000001" table:style-name="ce1">
            <text:p>1.76526</text:p>
          </table:table-cell>
          <table:table-cell office:value-type="float" office:value="-78.181830000000005" table:style-name="ce1">
            <text:p>-78.18183</text:p>
          </table:table-cell>
          <table:table-cell table:number-columns-repeated="16378"/>
        </table:table-row>
        <table:table-row table:style-name="ro1">
          <table:table-cell office:value-type="float" office:value="52435" table:style-name="ce1">
            <text:p>52435</text:p>
          </table:table-cell>
          <table:table-cell office:value-type="string" table:style-name="ce1">
            <text:p>Mallam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5];[Depto.A$2:.B$34];2;1)" table:style-name="ce1">
            <text:p>Nariño</text:p>
          </table:table-cell>
          <table:table-cell office:value-type="float" office:value="1.1408720000000001" table:style-name="ce1">
            <text:p>1.140872</text:p>
          </table:table-cell>
          <table:table-cell office:value-type="float" office:value="-77.8645669" table:style-name="ce1">
            <text:p>-77.8645669</text:p>
          </table:table-cell>
          <table:table-cell table:number-columns-repeated="16378"/>
        </table:table-row>
        <table:table-row table:style-name="ro1">
          <table:table-cell office:value-type="float" office:value="52473" table:style-name="ce1">
            <text:p>52473</text:p>
          </table:table-cell>
          <table:table-cell office:value-type="string" table:style-name="ce1">
            <text:p>Mosquer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6];[Depto.A$2:.B$34];2;1)" table:style-name="ce1">
            <text:p>Nariño</text:p>
          </table:table-cell>
          <table:table-cell office:value-type="float" office:value="2.5092300000000001" table:style-name="ce1">
            <text:p>2.50923</text:p>
          </table:table-cell>
          <table:table-cell office:value-type="float" office:value="-78.451284000000001" table:style-name="ce1">
            <text:p>-78.451284</text:p>
          </table:table-cell>
          <table:table-cell table:number-columns-repeated="16378"/>
        </table:table-row>
        <table:table-row table:style-name="ro1">
          <table:table-cell office:value-type="float" office:value="52480" table:style-name="ce1">
            <text:p>52480</text:p>
          </table:table-cell>
          <table:table-cell office:value-type="string" table:style-name="ce1">
            <text:p>Nariñ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7];[Depto.A$2:.B$34];2;1)" table:style-name="ce1">
            <text:p>Nariño</text:p>
          </table:table-cell>
          <table:table-cell office:value-type="float" office:value="1.2889987000000001" table:style-name="ce1">
            <text:p>1.2889987</text:p>
          </table:table-cell>
          <table:table-cell office:value-type="float" office:value="-77.357566199999994" table:style-name="ce1">
            <text:p>-77.3575662</text:p>
          </table:table-cell>
          <table:table-cell table:number-columns-repeated="16378"/>
        </table:table-row>
        <table:table-row table:style-name="ro1">
          <table:table-cell office:value-type="float" office:value="52490" table:style-name="ce1">
            <text:p>52490</text:p>
          </table:table-cell>
          <table:table-cell office:value-type="string" table:style-name="ce1">
            <text:p>Olaya Herrer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8];[Depto.A$2:.B$34];2;1)" table:style-name="ce1">
            <text:p>Nariño</text:p>
          </table:table-cell>
          <table:table-cell office:value-type="float" office:value="1.2666900000000001" table:style-name="ce1">
            <text:p>1.26669</text:p>
          </table:table-cell>
          <table:table-cell office:value-type="float" office:value="-77.483310000000003" table:style-name="ce1">
            <text:p>-77.48331</text:p>
          </table:table-cell>
          <table:table-cell table:number-columns-repeated="16378"/>
        </table:table-row>
        <table:table-row table:style-name="ro1">
          <table:table-cell office:value-type="float" office:value="52506" table:style-name="ce1">
            <text:p>52506</text:p>
          </table:table-cell>
          <table:table-cell office:value-type="string" table:style-name="ce1">
            <text:p>Ospin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9];[Depto.A$2:.B$34];2;1)" table:style-name="ce1">
            <text:p>Nariño</text:p>
          </table:table-cell>
          <table:table-cell office:value-type="float" office:value="1.0584640000000001" table:style-name="ce1">
            <text:p>1.058464</text:p>
          </table:table-cell>
          <table:table-cell office:value-type="float" office:value="-77.566121899999999" table:style-name="ce1">
            <text:p>-77.5661219</text:p>
          </table:table-cell>
          <table:table-cell table:number-columns-repeated="16378"/>
        </table:table-row>
        <table:table-row table:style-name="ro1">
          <table:table-cell office:value-type="float" office:value="52520" table:style-name="ce1">
            <text:p>52520</text:p>
          </table:table-cell>
          <table:table-cell office:value-type="string" table:style-name="ce1">
            <text:p>Francisco Pizarr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0];[Depto.A$2:.B$34];2;1)" table:style-name="ce1">
            <text:p>Nariño</text:p>
          </table:table-cell>
          <table:table-cell office:value-type="float" office:value="2.0129199999999998" table:style-name="ce1">
            <text:p>2.01292</text:p>
          </table:table-cell>
          <table:table-cell office:value-type="float" office:value="-78.644540000000006" table:style-name="ce1">
            <text:p>-78.64454</text:p>
          </table:table-cell>
          <table:table-cell table:number-columns-repeated="16378"/>
        </table:table-row>
        <table:table-row table:style-name="ro1">
          <table:table-cell office:value-type="float" office:value="52540" table:style-name="ce1">
            <text:p>52540</text:p>
          </table:table-cell>
          <table:table-cell office:value-type="string" table:style-name="ce1">
            <text:p>Policarp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1];[Depto.A$2:.B$34];2;1)" table:style-name="ce1">
            <text:p>Nariño</text:p>
          </table:table-cell>
          <table:table-cell office:value-type="float" office:value="1.628978" table:style-name="ce1">
            <text:p>1.628978</text:p>
          </table:table-cell>
          <table:table-cell office:value-type="float" office:value="-77.460365899999999" table:style-name="ce1">
            <text:p>-77.4603659</text:p>
          </table:table-cell>
          <table:table-cell table:number-columns-repeated="16378"/>
        </table:table-row>
        <table:table-row table:style-name="ro1">
          <table:table-cell office:value-type="float" office:value="52560" table:style-name="ce1">
            <text:p>52560</text:p>
          </table:table-cell>
          <table:table-cell office:value-type="string" table:style-name="ce1">
            <text:p>Potosí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2];[Depto.A$2:.B$34];2;1)" table:style-name="ce1">
            <text:p>Nariño</text:p>
          </table:table-cell>
          <table:table-cell office:value-type="float" office:value="0.80698199999999998" table:style-name="ce1">
            <text:p>0.806982</text:p>
          </table:table-cell>
          <table:table-cell office:value-type="float" office:value="-77.572655999999995" table:style-name="ce1">
            <text:p>-77.572656</text:p>
          </table:table-cell>
          <table:table-cell table:number-columns-repeated="16378"/>
        </table:table-row>
        <table:table-row table:style-name="ro1">
          <table:table-cell office:value-type="float" office:value="52565" table:style-name="ce1">
            <text:p>52565</text:p>
          </table:table-cell>
          <table:table-cell office:value-type="string" table:style-name="ce1">
            <text:p>Providenci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3];[Depto.A$2:.B$34];2;1)" table:style-name="ce1">
            <text:p>Nariño</text:p>
          </table:table-cell>
          <table:table-cell office:value-type="float" office:value="1.239018" table:style-name="ce1">
            <text:p>1.239018</text:p>
          </table:table-cell>
          <table:table-cell office:value-type="float" office:value="-77.597430000000003" table:style-name="ce1">
            <text:p>-77.59743</text:p>
          </table:table-cell>
          <table:table-cell table:number-columns-repeated="16378"/>
        </table:table-row>
        <table:table-row table:style-name="ro1">
          <table:table-cell office:value-type="float" office:value="52573" table:style-name="ce1">
            <text:p>52573</text:p>
          </table:table-cell>
          <table:table-cell office:value-type="string" table:style-name="ce1">
            <text:p>Puerr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4];[Depto.A$2:.B$34];2;1)" table:style-name="ce1">
            <text:p>Nariño</text:p>
          </table:table-cell>
          <table:table-cell office:value-type="float" office:value="0.88472300000000004" table:style-name="ce1">
            <text:p>0.884723</text:p>
          </table:table-cell>
          <table:table-cell office:value-type="float" office:value="-77.505808999999999" table:style-name="ce1">
            <text:p>-77.505809</text:p>
          </table:table-cell>
          <table:table-cell table:number-columns-repeated="16378"/>
        </table:table-row>
        <table:table-row table:style-name="ro1">
          <table:table-cell office:value-type="float" office:value="52585" table:style-name="ce1">
            <text:p>52585</text:p>
          </table:table-cell>
          <table:table-cell office:value-type="string" table:style-name="ce1">
            <text:p>Pupial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5];[Depto.A$2:.B$34];2;1)" table:style-name="ce1">
            <text:p>Nariño</text:p>
          </table:table-cell>
          <table:table-cell office:value-type="float" office:value="0.87167600000000001" table:style-name="ce1">
            <text:p>0.871676</text:p>
          </table:table-cell>
          <table:table-cell office:value-type="float" office:value="-77.641002" table:style-name="ce1">
            <text:p>-77.641002</text:p>
          </table:table-cell>
          <table:table-cell table:number-columns-repeated="16378"/>
        </table:table-row>
        <table:table-row table:style-name="ro1">
          <table:table-cell office:value-type="float" office:value="52612" table:style-name="ce1">
            <text:p>52612</text:p>
          </table:table-cell>
          <table:table-cell office:value-type="string" table:style-name="ce1">
            <text:p>Ricaurte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6];[Depto.A$2:.B$34];2;1)" table:style-name="ce1">
            <text:p>Nariño</text:p>
          </table:table-cell>
          <table:table-cell office:value-type="float" office:value="1.213605" table:style-name="ce1">
            <text:p>1.213605</text:p>
          </table:table-cell>
          <table:table-cell office:value-type="float" office:value="-77.996673000000001" table:style-name="ce1">
            <text:p>-77.996673</text:p>
          </table:table-cell>
          <table:table-cell table:number-columns-repeated="16378"/>
        </table:table-row>
        <table:table-row table:style-name="ro1">
          <table:table-cell office:value-type="float" office:value="52621" table:style-name="ce1">
            <text:p>52621</text:p>
          </table:table-cell>
          <table:table-cell office:value-type="string" table:style-name="ce1">
            <text:p>Roberto Payá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7];[Depto.A$2:.B$34];2;1)" table:style-name="ce1">
            <text:p>Nariño</text:p>
          </table:table-cell>
          <table:table-cell office:value-type="float" office:value="1.7185159999999999" table:style-name="ce1">
            <text:p>1.718516</text:p>
          </table:table-cell>
          <table:table-cell office:value-type="float" office:value="-78.253119999999996" table:style-name="ce1">
            <text:p>-78.25312</text:p>
          </table:table-cell>
          <table:table-cell table:number-columns-repeated="16378"/>
        </table:table-row>
        <table:table-row table:style-name="ro1">
          <table:table-cell office:value-type="float" office:value="52678" table:style-name="ce1">
            <text:p>52678</text:p>
          </table:table-cell>
          <table:table-cell office:value-type="string" table:style-name="ce1">
            <text:p>Samanieg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8];[Depto.A$2:.B$34];2;1)" table:style-name="ce1">
            <text:p>Nariño</text:p>
          </table:table-cell>
          <table:table-cell office:value-type="float" office:value="1.332614" table:style-name="ce1">
            <text:p>1.332614</text:p>
          </table:table-cell>
          <table:table-cell office:value-type="float" office:value="-77.586155000000005" table:style-name="ce1">
            <text:p>-77.586155</text:p>
          </table:table-cell>
          <table:table-cell table:number-columns-repeated="16378"/>
        </table:table-row>
        <table:table-row table:style-name="ro1">
          <table:table-cell office:value-type="float" office:value="52683" table:style-name="ce1">
            <text:p>52683</text:p>
          </table:table-cell>
          <table:table-cell office:value-type="string" table:style-name="ce1">
            <text:p>Sandoná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9];[Depto.A$2:.B$34];2;1)" table:style-name="ce1">
            <text:p>Nariño</text:p>
          </table:table-cell>
          <table:table-cell office:value-type="float" office:value="1.2832600000000001" table:style-name="ce1">
            <text:p>1.28326</text:p>
          </table:table-cell>
          <table:table-cell office:value-type="float" office:value="-77.472044999999994" table:style-name="ce1">
            <text:p>-77.472045</text:p>
          </table:table-cell>
          <table:table-cell table:number-columns-repeated="16378"/>
        </table:table-row>
        <table:table-row table:style-name="ro1">
          <table:table-cell office:value-type="float" office:value="52685" table:style-name="ce1">
            <text:p>52685</text:p>
          </table:table-cell>
          <table:table-cell office:value-type="string" table:style-name="ce1">
            <text:p>San Bernard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0];[Depto.A$2:.B$34];2;1)" table:style-name="ce1">
            <text:p>Nariño</text:p>
          </table:table-cell>
          <table:table-cell office:value-type="float" office:value="1.5143059999999999" table:style-name="ce1">
            <text:p>1.514306</text:p>
          </table:table-cell>
          <table:table-cell office:value-type="float" office:value="-77.046937" table:style-name="ce1">
            <text:p>-77.046937</text:p>
          </table:table-cell>
          <table:table-cell table:number-columns-repeated="16378"/>
        </table:table-row>
        <table:table-row table:style-name="ro1">
          <table:table-cell office:value-type="float" office:value="52687" table:style-name="ce1">
            <text:p>52687</text:p>
          </table:table-cell>
          <table:table-cell office:value-type="string" table:style-name="ce1">
            <text:p>San Lorenz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1];[Depto.A$2:.B$34];2;1)" table:style-name="ce1">
            <text:p>Nariño</text:p>
          </table:table-cell>
          <table:table-cell office:value-type="float" office:value="1.503498" table:style-name="ce1">
            <text:p>1.503498</text:p>
          </table:table-cell>
          <table:table-cell office:value-type="float" office:value="-77.2151669" table:style-name="ce1">
            <text:p>-77.2151669</text:p>
          </table:table-cell>
          <table:table-cell table:number-columns-repeated="16378"/>
        </table:table-row>
        <table:table-row table:style-name="ro1">
          <table:table-cell office:value-type="float" office:value="52693" table:style-name="ce1">
            <text:p>52693</text:p>
          </table:table-cell>
          <table:table-cell office:value-type="string" table:style-name="ce1">
            <text:p>San Pabl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2];[Depto.A$2:.B$34];2;1)" table:style-name="ce1">
            <text:p>Nariño</text:p>
          </table:table-cell>
          <table:table-cell office:value-type="float" office:value="1.669165" table:style-name="ce1">
            <text:p>1.669165</text:p>
          </table:table-cell>
          <table:table-cell office:value-type="float" office:value="-77.012855000000002" table:style-name="ce1">
            <text:p>-77.012855</text:p>
          </table:table-cell>
          <table:table-cell table:number-columns-repeated="16378"/>
        </table:table-row>
        <table:table-row table:style-name="ro1">
          <table:table-cell office:value-type="float" office:value="52694" table:style-name="ce1">
            <text:p>52694</text:p>
          </table:table-cell>
          <table:table-cell office:value-type="string" table:style-name="ce1">
            <text:p>San Pedro de Cartag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3];[Depto.A$2:.B$34];2;1)" table:style-name="ce1">
            <text:p>Nariño</text:p>
          </table:table-cell>
          <table:table-cell office:value-type="float" office:value="1.552654" table:style-name="ce1">
            <text:p>1.552654</text:p>
          </table:table-cell>
          <table:table-cell office:value-type="float" office:value="-77.120239999999995" table:style-name="ce1">
            <text:p>-77.12024</text:p>
          </table:table-cell>
          <table:table-cell table:number-columns-repeated="16378"/>
        </table:table-row>
        <table:table-row table:style-name="ro1">
          <table:table-cell office:value-type="float" office:value="52696" table:style-name="ce1">
            <text:p>52696</text:p>
          </table:table-cell>
          <table:table-cell office:value-type="string" table:style-name="ce1">
            <text:p>Santa Bárbar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4];[Depto.A$2:.B$34];2;1)" table:style-name="ce1">
            <text:p>Nariño</text:p>
          </table:table-cell>
          <table:table-cell office:value-type="float" office:value="2.4512749999999999" table:style-name="ce1">
            <text:p>2.451275</text:p>
          </table:table-cell>
          <table:table-cell office:value-type="float" office:value="-77.979755999999995" table:style-name="ce1">
            <text:p>-77.979756</text:p>
          </table:table-cell>
          <table:table-cell table:number-columns-repeated="16378"/>
        </table:table-row>
        <table:table-row table:style-name="ro1">
          <table:table-cell office:value-type="float" office:value="52699" table:style-name="ce1">
            <text:p>52699</text:p>
          </table:table-cell>
          <table:table-cell office:value-type="string" table:style-name="ce1">
            <text:p>Santacruz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5];[Depto.A$2:.B$34];2;1)" table:style-name="ce1">
            <text:p>Nariño</text:p>
          </table:table-cell>
          <table:table-cell office:value-type="float" office:value="1.5172300000000001" table:style-name="ce1">
            <text:p>1.51723</text:p>
          </table:table-cell>
          <table:table-cell office:value-type="float" office:value="-77.251140000000007" table:style-name="ce1">
            <text:p>-77.25114</text:p>
          </table:table-cell>
          <table:table-cell table:number-columns-repeated="16378"/>
        </table:table-row>
        <table:table-row table:style-name="ro1">
          <table:table-cell office:value-type="float" office:value="52720" table:style-name="ce1">
            <text:p>52720</text:p>
          </table:table-cell>
          <table:table-cell office:value-type="string" table:style-name="ce1">
            <text:p>Sapuy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6];[Depto.A$2:.B$34];2;1)" table:style-name="ce1">
            <text:p>Nariño</text:p>
          </table:table-cell>
          <table:table-cell office:value-type="float" office:value="1.0373969000000001" table:style-name="ce1">
            <text:p>1.0373969</text:p>
          </table:table-cell>
          <table:table-cell office:value-type="float" office:value="-77.619427000000002" table:style-name="ce1">
            <text:p>-77.619427</text:p>
          </table:table-cell>
          <table:table-cell table:number-columns-repeated="16378"/>
        </table:table-row>
        <table:table-row table:style-name="ro1">
          <table:table-cell office:value-type="float" office:value="52786" table:style-name="ce1">
            <text:p>52786</text:p>
          </table:table-cell>
          <table:table-cell office:value-type="string" table:style-name="ce1">
            <text:p>Taminang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7];[Depto.A$2:.B$34];2;1)" table:style-name="ce1">
            <text:p>Nariño</text:p>
          </table:table-cell>
          <table:table-cell office:value-type="float" office:value="1.5704899999999999" table:style-name="ce1">
            <text:p>1.57049</text:p>
          </table:table-cell>
          <table:table-cell office:value-type="float" office:value="-77.280726999999999" table:style-name="ce1">
            <text:p>-77.280727</text:p>
          </table:table-cell>
          <table:table-cell table:number-columns-repeated="16378"/>
        </table:table-row>
        <table:table-row table:style-name="ro1">
          <table:table-cell office:value-type="float" office:value="52788" table:style-name="ce1">
            <text:p>52788</text:p>
          </table:table-cell>
          <table:table-cell office:value-type="string" table:style-name="ce1">
            <text:p>Tangu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8];[Depto.A$2:.B$34];2;1)" table:style-name="ce1">
            <text:p>Nariño</text:p>
          </table:table-cell>
          <table:table-cell office:value-type="float" office:value="1.094597" table:style-name="ce1">
            <text:p>1.094597</text:p>
          </table:table-cell>
          <table:table-cell office:value-type="float" office:value="-77.3942409" table:style-name="ce1">
            <text:p>-77.3942409</text:p>
          </table:table-cell>
          <table:table-cell table:number-columns-repeated="16378"/>
        </table:table-row>
        <table:table-row table:style-name="ro1">
          <table:table-cell office:value-type="float" office:value="52835" table:style-name="ce1">
            <text:p>52835</text:p>
          </table:table-cell>
          <table:table-cell office:value-type="string" table:style-name="ce1">
            <text:p>San Andrés de Tumac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9];[Depto.A$2:.B$34];2;1)" table:style-name="ce1">
            <text:p>Nariño</text:p>
          </table:table-cell>
          <table:table-cell office:value-type="float" office:value="1.787434" table:style-name="ce1">
            <text:p>1.787434</text:p>
          </table:table-cell>
          <table:table-cell office:value-type="float" office:value="-78.791264999999996" table:style-name="ce1">
            <text:p>-78.791265</text:p>
          </table:table-cell>
          <table:table-cell table:number-columns-repeated="16378"/>
        </table:table-row>
        <table:table-row table:style-name="ro1">
          <table:table-cell office:value-type="float" office:value="52838" table:style-name="ce1">
            <text:p>52838</text:p>
          </table:table-cell>
          <table:table-cell office:value-type="string" table:style-name="ce1">
            <text:p>Túquerr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80];[Depto.A$2:.B$34];2;1)" table:style-name="ce1">
            <text:p>Nariño</text:p>
          </table:table-cell>
          <table:table-cell office:value-type="float" office:value="1.085739" table:style-name="ce1">
            <text:p>1.085739</text:p>
          </table:table-cell>
          <table:table-cell office:value-type="float" office:value="-77.618640999999997" table:style-name="ce1">
            <text:p>-77.618641</text:p>
          </table:table-cell>
          <table:table-cell table:number-columns-repeated="16378"/>
        </table:table-row>
        <table:table-row table:style-name="ro1">
          <table:table-cell office:value-type="float" office:value="52885" table:style-name="ce1">
            <text:p>52885</text:p>
          </table:table-cell>
          <table:table-cell office:value-type="string" table:style-name="ce1">
            <text:p>Yacuanquer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81];[Depto.A$2:.B$34];2;1)" table:style-name="ce1">
            <text:p>Nariño</text:p>
          </table:table-cell>
          <table:table-cell office:value-type="float" office:value="1.1156699999999999" table:style-name="ce1">
            <text:p>1.11567</text:p>
          </table:table-cell>
          <table:table-cell office:value-type="float" office:value="-77.400054999999995" table:style-name="ce1">
            <text:p>-77.400055</text:p>
          </table:table-cell>
          <table:table-cell table:number-columns-repeated="16378"/>
        </table:table-row>
        <table:table-row table:style-name="ro1">
          <table:table-cell office:value-type="float" office:value="54001" table:style-name="ce1">
            <text:p>54001</text:p>
          </table:table-cell>
          <table:table-cell office:value-type="string" table:style-name="ce1">
            <text:p>Cúcu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2];[Depto.A$2:.B$34];2;1)" table:style-name="ce1">
            <text:p>Norte de Santander</text:p>
          </table:table-cell>
          <table:table-cell office:value-type="float" office:value="7.8890970999999999" table:style-name="ce1">
            <text:p>7.8890971</text:p>
          </table:table-cell>
          <table:table-cell office:value-type="float" office:value="-72.496689599999996" table:style-name="ce1">
            <text:p>-72.4966896</text:p>
          </table:table-cell>
          <table:table-cell table:number-columns-repeated="16378"/>
        </table:table-row>
        <table:table-row table:style-name="ro1">
          <table:table-cell office:value-type="float" office:value="54003" table:style-name="ce1">
            <text:p>54003</text:p>
          </table:table-cell>
          <table:table-cell office:value-type="string" table:style-name="ce1">
            <text:p>Abreg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3];[Depto.A$2:.B$34];2;1)" table:style-name="ce1">
            <text:p>Norte de Santander</text:p>
          </table:table-cell>
          <table:table-cell office:value-type="float" office:value="8.0837904999999992" table:style-name="ce1">
            <text:p>8.0837905</text:p>
          </table:table-cell>
          <table:table-cell office:value-type="float" office:value="-73.222915999999998" table:style-name="ce1">
            <text:p>-73.222916</text:p>
          </table:table-cell>
          <table:table-cell table:number-columns-repeated="16378"/>
        </table:table-row>
        <table:table-row table:style-name="ro1">
          <table:table-cell office:value-type="float" office:value="54051" table:style-name="ce1">
            <text:p>54051</text:p>
          </table:table-cell>
          <table:table-cell office:value-type="string" table:style-name="ce1">
            <text:p>Arboledas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4];[Depto.A$2:.B$34];2;1)" table:style-name="ce1">
            <text:p>Norte de Santander</text:p>
          </table:table-cell>
          <table:table-cell office:value-type="float" office:value="7.64323" table:style-name="ce1">
            <text:p>7.64323</text:p>
          </table:table-cell>
          <table:table-cell office:value-type="float" office:value="-72.798862" table:style-name="ce1">
            <text:p>-72.798862</text:p>
          </table:table-cell>
          <table:table-cell table:number-columns-repeated="16378"/>
        </table:table-row>
        <table:table-row table:style-name="ro1">
          <table:table-cell office:value-type="float" office:value="54099" table:style-name="ce1">
            <text:p>54099</text:p>
          </table:table-cell>
          <table:table-cell office:value-type="string" table:style-name="ce1">
            <text:p>Bochalem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5];[Depto.A$2:.B$34];2;1)" table:style-name="ce1">
            <text:p>Norte de Santander</text:p>
          </table:table-cell>
          <table:table-cell office:value-type="float" office:value="7.6120390000000002" table:style-name="ce1">
            <text:p>7.612039</text:p>
          </table:table-cell>
          <table:table-cell office:value-type="float" office:value="-72.647351999999998" table:style-name="ce1">
            <text:p>-72.647352</text:p>
          </table:table-cell>
          <table:table-cell table:number-columns-repeated="16378"/>
        </table:table-row>
        <table:table-row table:style-name="ro1">
          <table:table-cell office:value-type="float" office:value="54109" table:style-name="ce1">
            <text:p>54109</text:p>
          </table:table-cell>
          <table:table-cell office:value-type="string" table:style-name="ce1">
            <text:p>Bucarasic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6];[Depto.A$2:.B$34];2;1)" table:style-name="ce1">
            <text:p>Norte de Santander</text:p>
          </table:table-cell>
          <table:table-cell office:value-type="float" office:value="8.0408100000000005" table:style-name="ce1">
            <text:p>8.04081</text:p>
          </table:table-cell>
          <table:table-cell office:value-type="float" office:value="-72.868039899999999" table:style-name="ce1">
            <text:p>-72.8680399</text:p>
          </table:table-cell>
          <table:table-cell table:number-columns-repeated="16378"/>
        </table:table-row>
        <table:table-row table:style-name="ro1">
          <table:table-cell office:value-type="float" office:value="54125" table:style-name="ce1">
            <text:p>54125</text:p>
          </table:table-cell>
          <table:table-cell office:value-type="string" table:style-name="ce1">
            <text:p>Cáco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7];[Depto.A$2:.B$34];2;1)" table:style-name="ce1">
            <text:p>Norte de Santander</text:p>
          </table:table-cell>
          <table:table-cell office:value-type="float" office:value="7.2686970000000004" table:style-name="ce1">
            <text:p>7.268697</text:p>
          </table:table-cell>
          <table:table-cell office:value-type="float" office:value="-72.642494999999997" table:style-name="ce1">
            <text:p>-72.642495</text:p>
          </table:table-cell>
          <table:table-cell table:number-columns-repeated="16378"/>
        </table:table-row>
        <table:table-row table:style-name="ro1">
          <table:table-cell office:value-type="float" office:value="54128" table:style-name="ce1">
            <text:p>54128</text:p>
          </table:table-cell>
          <table:table-cell office:value-type="string" table:style-name="ce1">
            <text:p>Cachirá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8];[Depto.A$2:.B$34];2;1)" table:style-name="ce1">
            <text:p>Norte de Santander</text:p>
          </table:table-cell>
          <table:table-cell office:value-type="float" office:value="7.7418649999999998" table:style-name="ce1">
            <text:p>7.741865</text:p>
          </table:table-cell>
          <table:table-cell office:value-type="float" office:value="-73.048544000000007" table:style-name="ce1">
            <text:p>-73.048544</text:p>
          </table:table-cell>
          <table:table-cell table:number-columns-repeated="16378"/>
        </table:table-row>
        <table:table-row table:style-name="ro1">
          <table:table-cell office:value-type="float" office:value="54172" table:style-name="ce1">
            <text:p>54172</text:p>
          </table:table-cell>
          <table:table-cell office:value-type="string" table:style-name="ce1">
            <text:p>Chináco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9];[Depto.A$2:.B$34];2;1)" table:style-name="ce1">
            <text:p>Norte de Santander</text:p>
          </table:table-cell>
          <table:table-cell office:value-type="float" office:value="7.600193" table:style-name="ce1">
            <text:p>7.600193</text:p>
          </table:table-cell>
          <table:table-cell office:value-type="float" office:value="-72.602469999999997" table:style-name="ce1">
            <text:p>-72.60247</text:p>
          </table:table-cell>
          <table:table-cell table:number-columns-repeated="16378"/>
        </table:table-row>
        <table:table-row table:style-name="ro1">
          <table:table-cell office:value-type="float" office:value="54174" table:style-name="ce1">
            <text:p>54174</text:p>
          </table:table-cell>
          <table:table-cell office:value-type="string" table:style-name="ce1">
            <text:p>Chitagá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0];[Depto.A$2:.B$34];2;1)" table:style-name="ce1">
            <text:p>Norte de Santander</text:p>
          </table:table-cell>
          <table:table-cell office:value-type="float" office:value="7.1371130000000003" table:style-name="ce1">
            <text:p>7.137113</text:p>
          </table:table-cell>
          <table:table-cell office:value-type="float" office:value="-72.665495000000007" table:style-name="ce1">
            <text:p>-72.665495</text:p>
          </table:table-cell>
          <table:table-cell table:number-columns-repeated="16378"/>
        </table:table-row>
        <table:table-row table:style-name="ro1">
          <table:table-cell office:value-type="float" office:value="54206" table:style-name="ce1">
            <text:p>54206</text:p>
          </table:table-cell>
          <table:table-cell office:value-type="string" table:style-name="ce1">
            <text:p>Convención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1];[Depto.A$2:.B$34];2;1)" table:style-name="ce1">
            <text:p>Norte de Santander</text:p>
          </table:table-cell>
          <table:table-cell office:value-type="float" office:value="8.4701459999999997" table:style-name="ce1">
            <text:p>8.470146</text:p>
          </table:table-cell>
          <table:table-cell office:value-type="float" office:value="-73.337007" table:style-name="ce1">
            <text:p>-73.337007</text:p>
          </table:table-cell>
          <table:table-cell table:number-columns-repeated="16378"/>
        </table:table-row>
        <table:table-row table:style-name="ro1">
          <table:table-cell office:value-type="float" office:value="54223" table:style-name="ce1">
            <text:p>54223</text:p>
          </table:table-cell>
          <table:table-cell office:value-type="string" table:style-name="ce1">
            <text:p>Cucutill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2];[Depto.A$2:.B$34];2;1)" table:style-name="ce1">
            <text:p>Norte de Santander</text:p>
          </table:table-cell>
          <table:table-cell office:value-type="float" office:value="7.5394030000000001" table:style-name="ce1">
            <text:p>7.539403</text:p>
          </table:table-cell>
          <table:table-cell office:value-type="float" office:value="-72.772279999999995" table:style-name="ce1">
            <text:p>-72.77228</text:p>
          </table:table-cell>
          <table:table-cell table:number-columns-repeated="16378"/>
        </table:table-row>
        <table:table-row table:style-name="ro1">
          <table:table-cell office:value-type="float" office:value="54239" table:style-name="ce1">
            <text:p>54239</text:p>
          </table:table-cell>
          <table:table-cell office:value-type="string" table:style-name="ce1">
            <text:p>Durani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3];[Depto.A$2:.B$34];2;1)" table:style-name="ce1">
            <text:p>Norte de Santander</text:p>
          </table:table-cell>
          <table:table-cell office:value-type="float" office:value="7.7146850000000002" table:style-name="ce1">
            <text:p>7.714685</text:p>
          </table:table-cell>
          <table:table-cell office:value-type="float" office:value="-72.656218899999999" table:style-name="ce1">
            <text:p>-72.6562189</text:p>
          </table:table-cell>
          <table:table-cell table:number-columns-repeated="16378"/>
        </table:table-row>
        <table:table-row table:style-name="ro1">
          <table:table-cell office:value-type="float" office:value="54245" table:style-name="ce1">
            <text:p>54245</text:p>
          </table:table-cell>
          <table:table-cell office:value-type="string" table:style-name="ce1">
            <text:p>El Carmen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4];[Depto.A$2:.B$34];2;1)" table:style-name="ce1">
            <text:p>Norte de Santander</text:p>
          </table:table-cell>
          <table:table-cell office:value-type="float" office:value="8.5087399999999995" table:style-name="ce1">
            <text:p>8.50874</text:p>
          </table:table-cell>
          <table:table-cell office:value-type="float" office:value="-73.448800000000006" table:style-name="ce1">
            <text:p>-73.4488</text:p>
          </table:table-cell>
          <table:table-cell table:number-columns-repeated="16378"/>
        </table:table-row>
        <table:table-row table:style-name="ro1">
          <table:table-cell office:value-type="float" office:value="54250" table:style-name="ce1">
            <text:p>54250</text:p>
          </table:table-cell>
          <table:table-cell office:value-type="string" table:style-name="ce1">
            <text:p>El Tarr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5];[Depto.A$2:.B$34];2;1)" table:style-name="ce1">
            <text:p>Norte de Santander</text:p>
          </table:table-cell>
          <table:table-cell office:value-type="float" office:value="8.5745100000000001" table:style-name="ce1">
            <text:p>8.57451</text:p>
          </table:table-cell>
          <table:table-cell office:value-type="float" office:value="-73.093389999999999" table:style-name="ce1">
            <text:p>-73.09339</text:p>
          </table:table-cell>
          <table:table-cell table:number-columns-repeated="16378"/>
        </table:table-row>
        <table:table-row table:style-name="ro1">
          <table:table-cell office:value-type="float" office:value="54261" table:style-name="ce1">
            <text:p>54261</text:p>
          </table:table-cell>
          <table:table-cell office:value-type="string" table:style-name="ce1">
            <text:p>El Zuli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6];[Depto.A$2:.B$34];2;1)" table:style-name="ce1">
            <text:p>Norte de Santander</text:p>
          </table:table-cell>
          <table:table-cell office:value-type="float" office:value="7.9372889999999998" table:style-name="ce1">
            <text:p>7.937289</text:p>
          </table:table-cell>
          <table:table-cell office:value-type="float" office:value="-72.604826000000003" table:style-name="ce1">
            <text:p>-72.604826</text:p>
          </table:table-cell>
          <table:table-cell table:number-columns-repeated="16378"/>
        </table:table-row>
        <table:table-row table:style-name="ro1">
          <table:table-cell office:value-type="float" office:value="54313" table:style-name="ce1">
            <text:p>54313</text:p>
          </table:table-cell>
          <table:table-cell office:value-type="string" table:style-name="ce1">
            <text:p>Gramalote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7];[Depto.A$2:.B$34];2;1)" table:style-name="ce1">
            <text:p>Norte de Santander</text:p>
          </table:table-cell>
          <table:table-cell office:value-type="float" office:value="7.8877860000000002" table:style-name="ce1">
            <text:p>7.887786</text:p>
          </table:table-cell>
          <table:table-cell office:value-type="float" office:value="-72.796795000000003" table:style-name="ce1">
            <text:p>-72.796795</text:p>
          </table:table-cell>
          <table:table-cell table:number-columns-repeated="16378"/>
        </table:table-row>
        <table:table-row table:style-name="ro1">
          <table:table-cell office:value-type="float" office:value="54344" table:style-name="ce1">
            <text:p>54344</text:p>
          </table:table-cell>
          <table:table-cell office:value-type="string" table:style-name="ce1">
            <text:p>Hacarí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8];[Depto.A$2:.B$34];2;1)" table:style-name="ce1">
            <text:p>Norte de Santander</text:p>
          </table:table-cell>
          <table:table-cell office:value-type="float" office:value="8.3221570000000007" table:style-name="ce1">
            <text:p>8.322157</text:p>
          </table:table-cell>
          <table:table-cell office:value-type="float" office:value="-73.145874000000006" table:style-name="ce1">
            <text:p>-73.145874</text:p>
          </table:table-cell>
          <table:table-cell table:number-columns-repeated="16378"/>
        </table:table-row>
        <table:table-row table:style-name="ro1">
          <table:table-cell office:value-type="float" office:value="54347" table:style-name="ce1">
            <text:p>54347</text:p>
          </table:table-cell>
          <table:table-cell office:value-type="string" table:style-name="ce1">
            <text:p>Herrán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9];[Depto.A$2:.B$34];2;1)" table:style-name="ce1">
            <text:p>Norte de Santander</text:p>
          </table:table-cell>
          <table:table-cell office:value-type="float" office:value="7.5055110000000003" table:style-name="ce1">
            <text:p>7.505511</text:p>
          </table:table-cell>
          <table:table-cell office:value-type="float" office:value="-72.483086999999998" table:style-name="ce1">
            <text:p>-72.483087</text:p>
          </table:table-cell>
          <table:table-cell table:number-columns-repeated="16378"/>
        </table:table-row>
        <table:table-row table:style-name="ro1">
          <table:table-cell office:value-type="float" office:value="54377" table:style-name="ce1">
            <text:p>54377</text:p>
          </table:table-cell>
          <table:table-cell office:value-type="string" table:style-name="ce1">
            <text:p>Labatec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0];[Depto.A$2:.B$34];2;1)" table:style-name="ce1">
            <text:p>Norte de Santander</text:p>
          </table:table-cell>
          <table:table-cell office:value-type="float" office:value="7.2986180000000003" table:style-name="ce1">
            <text:p>7.298618</text:p>
          </table:table-cell>
          <table:table-cell office:value-type="float" office:value="-72.496536000000006" table:style-name="ce1">
            <text:p>-72.496536</text:p>
          </table:table-cell>
          <table:table-cell table:number-columns-repeated="16378"/>
        </table:table-row>
        <table:table-row table:style-name="ro1">
          <table:table-cell office:value-type="float" office:value="54385" table:style-name="ce1">
            <text:p>54385</text:p>
          </table:table-cell>
          <table:table-cell office:value-type="string" table:style-name="ce1">
            <text:p>La Esperanz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1];[Depto.A$2:.B$34];2;1)" table:style-name="ce1">
            <text:p>Norte de Santander</text:p>
          </table:table-cell>
          <table:table-cell office:value-type="float" office:value="7.6395710000000001" table:style-name="ce1">
            <text:p>7.639571</text:p>
          </table:table-cell>
          <table:table-cell office:value-type="float" office:value="-73.327532000000005" table:style-name="ce1">
            <text:p>-73.327532</text:p>
          </table:table-cell>
          <table:table-cell table:number-columns-repeated="16378"/>
        </table:table-row>
        <table:table-row table:style-name="ro1">
          <table:table-cell office:value-type="float" office:value="54398" table:style-name="ce1">
            <text:p>54398</text:p>
          </table:table-cell>
          <table:table-cell office:value-type="string" table:style-name="ce1">
            <text:p>La Play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2];[Depto.A$2:.B$34];2;1)" table:style-name="ce1">
            <text:p>Norte de Santander</text:p>
          </table:table-cell>
          <table:table-cell office:value-type="float" office:value="8.2140350000000009" table:style-name="ce1">
            <text:p>8.214035</text:p>
          </table:table-cell>
          <table:table-cell office:value-type="float" office:value="-73.237888999999996" table:style-name="ce1">
            <text:p>-73.237889</text:p>
          </table:table-cell>
          <table:table-cell table:number-columns-repeated="16378"/>
        </table:table-row>
        <table:table-row table:style-name="ro1">
          <table:table-cell office:value-type="float" office:value="54405" table:style-name="ce1">
            <text:p>54405</text:p>
          </table:table-cell>
          <table:table-cell office:value-type="string" table:style-name="ce1">
            <text:p>Los Patios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3];[Depto.A$2:.B$34];2;1)" table:style-name="ce1">
            <text:p>Norte de Santander</text:p>
          </table:table-cell>
          <table:table-cell office:value-type="float" office:value="7.8331989999999996" table:style-name="ce1">
            <text:p>7.833199</text:p>
          </table:table-cell>
          <table:table-cell office:value-type="float" office:value="-72.504391999999996" table:style-name="ce1">
            <text:p>-72.504392</text:p>
          </table:table-cell>
          <table:table-cell table:number-columns-repeated="16378"/>
        </table:table-row>
        <table:table-row table:style-name="ro1">
          <table:table-cell office:value-type="float" office:value="54418" table:style-name="ce1">
            <text:p>54418</text:p>
          </table:table-cell>
          <table:table-cell office:value-type="string" table:style-name="ce1">
            <text:p>Lourdes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4];[Depto.A$2:.B$34];2;1)" table:style-name="ce1">
            <text:p>Norte de Santander</text:p>
          </table:table-cell>
          <table:table-cell office:value-type="float" office:value="7.9448309999999998" table:style-name="ce1">
            <text:p>7.944831</text:p>
          </table:table-cell>
          <table:table-cell office:value-type="float" office:value="-72.831844000000004" table:style-name="ce1">
            <text:p>-72.831844</text:p>
          </table:table-cell>
          <table:table-cell table:number-columns-repeated="16378"/>
        </table:table-row>
        <table:table-row table:style-name="ro1">
          <table:table-cell office:value-type="float" office:value="54480" table:style-name="ce1">
            <text:p>54480</text:p>
          </table:table-cell>
          <table:table-cell office:value-type="string" table:style-name="ce1">
            <text:p>Mutiscu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5];[Depto.A$2:.B$34];2;1)" table:style-name="ce1">
            <text:p>Norte de Santander</text:p>
          </table:table-cell>
          <table:table-cell office:value-type="float" office:value="7.3001959999999997" table:style-name="ce1">
            <text:p>7.300196</text:p>
          </table:table-cell>
          <table:table-cell office:value-type="float" office:value="-72.746803" table:style-name="ce1">
            <text:p>-72.746803</text:p>
          </table:table-cell>
          <table:table-cell table:number-columns-repeated="16378"/>
        </table:table-row>
        <table:table-row table:style-name="ro1">
          <table:table-cell office:value-type="float" office:value="54498" table:style-name="ce1">
            <text:p>54498</text:p>
          </table:table-cell>
          <table:table-cell office:value-type="string" table:style-name="ce1">
            <text:p>Ocañ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6];[Depto.A$2:.B$34];2;1)" table:style-name="ce1">
            <text:p>Norte de Santander</text:p>
          </table:table-cell>
          <table:table-cell office:value-type="float" office:value="8.2520500000000006" table:style-name="ce1">
            <text:p>8.25205</text:p>
          </table:table-cell>
          <table:table-cell office:value-type="float" office:value="-73.353219899999999" table:style-name="ce1">
            <text:p>-73.3532199</text:p>
          </table:table-cell>
          <table:table-cell table:number-columns-repeated="16378"/>
        </table:table-row>
        <table:table-row table:style-name="ro1">
          <table:table-cell office:value-type="float" office:value="54518" table:style-name="ce1">
            <text:p>54518</text:p>
          </table:table-cell>
          <table:table-cell office:value-type="string" table:style-name="ce1">
            <text:p>Pamplon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7];[Depto.A$2:.B$34];2;1)" table:style-name="ce1">
            <text:p>Norte de Santander</text:p>
          </table:table-cell>
          <table:table-cell office:value-type="float" office:value="7.3782300000000003" table:style-name="ce1">
            <text:p>7.37823</text:p>
          </table:table-cell>
          <table:table-cell office:value-type="float" office:value="-72.650336899999999" table:style-name="ce1">
            <text:p>-72.6503369</text:p>
          </table:table-cell>
          <table:table-cell table:number-columns-repeated="16378"/>
        </table:table-row>
        <table:table-row table:style-name="ro1">
          <table:table-cell office:value-type="float" office:value="54520" table:style-name="ce1">
            <text:p>54520</text:p>
          </table:table-cell>
          <table:table-cell office:value-type="string" table:style-name="ce1">
            <text:p>Pamploni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8];[Depto.A$2:.B$34];2;1)" table:style-name="ce1">
            <text:p>Norte de Santander</text:p>
          </table:table-cell>
          <table:table-cell office:value-type="float" office:value="7.4371590000000003" table:style-name="ce1">
            <text:p>7.437159</text:p>
          </table:table-cell>
          <table:table-cell office:value-type="float" office:value="-72.638418999999999" table:style-name="ce1">
            <text:p>-72.638419</text:p>
          </table:table-cell>
          <table:table-cell table:number-columns-repeated="16378"/>
        </table:table-row>
        <table:table-row table:style-name="ro1">
          <table:table-cell office:value-type="float" office:value="54553" table:style-name="ce1">
            <text:p>54553</text:p>
          </table:table-cell>
          <table:table-cell office:value-type="string" table:style-name="ce1">
            <text:p>Puerto Santander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9];[Depto.A$2:.B$34];2;1)" table:style-name="ce1">
            <text:p>Norte de Santander</text:p>
          </table:table-cell>
          <table:table-cell office:value-type="float" office:value="8.3613230000000005" table:style-name="ce1">
            <text:p>8.361323</text:p>
          </table:table-cell>
          <table:table-cell office:value-type="float" office:value="-72.408389" table:style-name="ce1">
            <text:p>-72.408389</text:p>
          </table:table-cell>
          <table:table-cell table:number-columns-repeated="16378"/>
        </table:table-row>
        <table:table-row table:style-name="ro1">
          <table:table-cell office:value-type="float" office:value="54599" table:style-name="ce1">
            <text:p>54599</text:p>
          </table:table-cell>
          <table:table-cell office:value-type="string" table:style-name="ce1">
            <text:p>Ragonvali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0];[Depto.A$2:.B$34];2;1)" table:style-name="ce1">
            <text:p>Norte de Santander</text:p>
          </table:table-cell>
          <table:table-cell office:value-type="float" office:value="7.5778429999999997" table:style-name="ce1">
            <text:p>7.577843</text:p>
          </table:table-cell>
          <table:table-cell office:value-type="float" office:value="-72.476121000000006" table:style-name="ce1">
            <text:p>-72.476121</text:p>
          </table:table-cell>
          <table:table-cell table:number-columns-repeated="16378"/>
        </table:table-row>
        <table:table-row table:style-name="ro1">
          <table:table-cell office:value-type="float" office:value="54660" table:style-name="ce1">
            <text:p>54660</text:p>
          </table:table-cell>
          <table:table-cell office:value-type="string" table:style-name="ce1">
            <text:p>Salazar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1];[Depto.A$2:.B$34];2;1)" table:style-name="ce1">
            <text:p>Norte de Santander</text:p>
          </table:table-cell>
          <table:table-cell office:value-type="float" office:value="7.772786" table:style-name="ce1">
            <text:p>7.772786</text:p>
          </table:table-cell>
          <table:table-cell office:value-type="float" office:value="-72.809937000000005" table:style-name="ce1">
            <text:p>-72.809937</text:p>
          </table:table-cell>
          <table:table-cell table:number-columns-repeated="16378"/>
        </table:table-row>
        <table:table-row table:style-name="ro1">
          <table:table-cell office:value-type="float" office:value="54670" table:style-name="ce1">
            <text:p>54670</text:p>
          </table:table-cell>
          <table:table-cell office:value-type="string" table:style-name="ce1">
            <text:p>San Calixt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2];[Depto.A$2:.B$34];2;1)" table:style-name="ce1">
            <text:p>Norte de Santander</text:p>
          </table:table-cell>
          <table:table-cell office:value-type="float" office:value="8.4015988999999998" table:style-name="ce1">
            <text:p>8.4015989</text:p>
          </table:table-cell>
          <table:table-cell office:value-type="float" office:value="-73.2089979" table:style-name="ce1">
            <text:p>-73.2089979</text:p>
          </table:table-cell>
          <table:table-cell table:number-columns-repeated="16378"/>
        </table:table-row>
        <table:table-row table:style-name="ro1">
          <table:table-cell office:value-type="float" office:value="54673" table:style-name="ce1">
            <text:p>54673</text:p>
          </table:table-cell>
          <table:table-cell office:value-type="string" table:style-name="ce1">
            <text:p>San Cayetan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3];[Depto.A$2:.B$34];2;1)" table:style-name="ce1">
            <text:p>Norte de Santander</text:p>
          </table:table-cell>
          <table:table-cell office:value-type="float" office:value="7.8787510000000003" table:style-name="ce1">
            <text:p>7.878751</text:p>
          </table:table-cell>
          <table:table-cell office:value-type="float" office:value="-72.624359999999996" table:style-name="ce1">
            <text:p>-72.62436</text:p>
          </table:table-cell>
          <table:table-cell table:number-columns-repeated="16378"/>
        </table:table-row>
        <table:table-row table:style-name="ro1">
          <table:table-cell office:value-type="float" office:value="54680" table:style-name="ce1">
            <text:p>54680</text:p>
          </table:table-cell>
          <table:table-cell office:value-type="string" table:style-name="ce1">
            <text:p>Santiag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4];[Depto.A$2:.B$34];2;1)" table:style-name="ce1">
            <text:p>Norte de Santander</text:p>
          </table:table-cell>
          <table:table-cell office:value-type="float" office:value="7.8641449999999997" table:style-name="ce1">
            <text:p>7.864145</text:p>
          </table:table-cell>
          <table:table-cell office:value-type="float" office:value="-72.717692" table:style-name="ce1">
            <text:p>-72.717692</text:p>
          </table:table-cell>
          <table:table-cell table:number-columns-repeated="16378"/>
        </table:table-row>
        <table:table-row table:style-name="ro1">
          <table:table-cell office:value-type="float" office:value="54720" table:style-name="ce1">
            <text:p>54720</text:p>
          </table:table-cell>
          <table:table-cell office:value-type="string" table:style-name="ce1">
            <text:p>Sardina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5];[Depto.A$2:.B$34];2;1)" table:style-name="ce1">
            <text:p>Norte de Santander</text:p>
          </table:table-cell>
          <table:table-cell office:value-type="float" office:value="8.0850919999999995" table:style-name="ce1">
            <text:p>8.085092</text:p>
          </table:table-cell>
          <table:table-cell office:value-type="float" office:value="-72.799937" table:style-name="ce1">
            <text:p>-72.799937</text:p>
          </table:table-cell>
          <table:table-cell table:number-columns-repeated="16378"/>
        </table:table-row>
        <table:table-row table:style-name="ro1">
          <table:table-cell office:value-type="float" office:value="54743" table:style-name="ce1">
            <text:p>54743</text:p>
          </table:table-cell>
          <table:table-cell office:value-type="string" table:style-name="ce1">
            <text:p>Silos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6];[Depto.A$2:.B$34];2;1)" table:style-name="ce1">
            <text:p>Norte de Santander</text:p>
          </table:table-cell>
          <table:table-cell office:value-type="float" office:value="7.2048240000000003" table:style-name="ce1">
            <text:p>7.204824</text:p>
          </table:table-cell>
          <table:table-cell office:value-type="float" office:value="-72.756994000000006" table:style-name="ce1">
            <text:p>-72.756994</text:p>
          </table:table-cell>
          <table:table-cell table:number-columns-repeated="16378"/>
        </table:table-row>
        <table:table-row table:style-name="ro1">
          <table:table-cell office:value-type="float" office:value="54800" table:style-name="ce1">
            <text:p>54800</text:p>
          </table:table-cell>
          <table:table-cell office:value-type="string" table:style-name="ce1">
            <text:p>Teoram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7];[Depto.A$2:.B$34];2;1)" table:style-name="ce1">
            <text:p>Norte de Santander</text:p>
          </table:table-cell>
          <table:table-cell office:value-type="float" office:value="8.4375210000000003" table:style-name="ce1">
            <text:p>8.437521</text:p>
          </table:table-cell>
          <table:table-cell office:value-type="float" office:value="-73.2869429" table:style-name="ce1">
            <text:p>-73.2869429</text:p>
          </table:table-cell>
          <table:table-cell table:number-columns-repeated="16378"/>
        </table:table-row>
        <table:table-row table:style-name="ro1">
          <table:table-cell office:value-type="float" office:value="54810" table:style-name="ce1">
            <text:p>54810</text:p>
          </table:table-cell>
          <table:table-cell office:value-type="string" table:style-name="ce1">
            <text:p>Tibú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8];[Depto.A$2:.B$34];2;1)" table:style-name="ce1">
            <text:p>Norte de Santander</text:p>
          </table:table-cell>
          <table:table-cell office:value-type="float" office:value="8.6423559999999995" table:style-name="ce1">
            <text:p>8.642356</text:p>
          </table:table-cell>
          <table:table-cell office:value-type="float" office:value="-72.737733000000006" table:style-name="ce1">
            <text:p>-72.737733</text:p>
          </table:table-cell>
          <table:table-cell table:number-columns-repeated="16378"/>
        </table:table-row>
        <table:table-row table:style-name="ro1">
          <table:table-cell office:value-type="float" office:value="54820" table:style-name="ce1">
            <text:p>54820</text:p>
          </table:table-cell>
          <table:table-cell office:value-type="string" table:style-name="ce1">
            <text:p>Toled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9];[Depto.A$2:.B$34];2;1)" table:style-name="ce1">
            <text:p>Norte de Santander</text:p>
          </table:table-cell>
          <table:table-cell office:value-type="float" office:value="7.3070250000000003" table:style-name="ce1">
            <text:p>7.307025</text:p>
          </table:table-cell>
          <table:table-cell office:value-type="float" office:value="-72.480444000000006" table:style-name="ce1">
            <text:p>-72.480444</text:p>
          </table:table-cell>
          <table:table-cell table:number-columns-repeated="16378"/>
        </table:table-row>
        <table:table-row table:style-name="ro1">
          <table:table-cell office:value-type="float" office:value="54871" table:style-name="ce1">
            <text:p>54871</text:p>
          </table:table-cell>
          <table:table-cell office:value-type="string" table:style-name="ce1">
            <text:p>Villa Car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20];[Depto.A$2:.B$34];2;1)" table:style-name="ce1">
            <text:p>Norte de Santander</text:p>
          </table:table-cell>
          <table:table-cell office:value-type="float" office:value="7.9145459999999996" table:style-name="ce1">
            <text:p>7.914546</text:p>
          </table:table-cell>
          <table:table-cell office:value-type="float" office:value="-72.973163999999997" table:style-name="ce1">
            <text:p>-72.973164</text:p>
          </table:table-cell>
          <table:table-cell table:number-columns-repeated="16378"/>
        </table:table-row>
        <table:table-row table:style-name="ro1">
          <table:table-cell office:value-type="float" office:value="54874" table:style-name="ce1">
            <text:p>54874</text:p>
          </table:table-cell>
          <table:table-cell office:value-type="string" table:style-name="ce1">
            <text:p>Villa del Rosari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21];[Depto.A$2:.B$34];2;1)" table:style-name="ce1">
            <text:p>Norte de Santander</text:p>
          </table:table-cell>
          <table:table-cell office:value-type="float" office:value="7.8437878999999997" table:style-name="ce1">
            <text:p>7.8437879</text:p>
          </table:table-cell>
          <table:table-cell office:value-type="float" office:value="-72.469689700000004" table:style-name="ce1">
            <text:p>-72.4696897</text:p>
          </table:table-cell>
          <table:table-cell table:number-columns-repeated="16378"/>
        </table:table-row>
        <table:table-row table:style-name="ro1">
          <table:table-cell office:value-type="float" office:value="63001" table:style-name="ce1">
            <text:p>63001</text:p>
          </table:table-cell>
          <table:table-cell office:value-type="string" table:style-name="ce1">
            <text:p>Armeni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2];[Depto.A$2:.B$34];2;1)" table:style-name="ce1">
            <text:p>Quindío</text:p>
          </table:table-cell>
          <table:table-cell office:value-type="float" office:value="4.5350004000000004" table:style-name="ce1">
            <text:p>4.5350004</text:p>
          </table:table-cell>
          <table:table-cell office:value-type="float" office:value="-75.675688800000003" table:style-name="ce1">
            <text:p>-75.6756888</text:p>
          </table:table-cell>
          <table:table-cell table:number-columns-repeated="16378"/>
        </table:table-row>
        <table:table-row table:style-name="ro1">
          <table:table-cell office:value-type="float" office:value="63111" table:style-name="ce1">
            <text:p>63111</text:p>
          </table:table-cell>
          <table:table-cell office:value-type="string" table:style-name="ce1">
            <text:p>Buenavist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3];[Depto.A$2:.B$34];2;1)" table:style-name="ce1">
            <text:p>Quindío</text:p>
          </table:table-cell>
          <table:table-cell office:value-type="float" office:value="4.358752" table:style-name="ce1">
            <text:p>4.358752</text:p>
          </table:table-cell>
          <table:table-cell office:value-type="float" office:value="-75.740162999999995" table:style-name="ce1">
            <text:p>-75.740163</text:p>
          </table:table-cell>
          <table:table-cell table:number-columns-repeated="16378"/>
        </table:table-row>
        <table:table-row table:style-name="ro1">
          <table:table-cell office:value-type="float" office:value="63130" table:style-name="ce1">
            <text:p>63130</text:p>
          </table:table-cell>
          <table:table-cell office:value-type="string" table:style-name="ce1">
            <text:p>Calarcá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4];[Depto.A$2:.B$34];2;1)" table:style-name="ce1">
            <text:p>Quindío</text:p>
          </table:table-cell>
          <table:table-cell office:value-type="float" office:value="4.5303570000000004" table:style-name="ce1">
            <text:p>4.530357</text:p>
          </table:table-cell>
          <table:table-cell office:value-type="float" office:value="-75.640401999999995" table:style-name="ce1">
            <text:p>-75.640402</text:p>
          </table:table-cell>
          <table:table-cell table:number-columns-repeated="16378"/>
        </table:table-row>
        <table:table-row table:style-name="ro1">
          <table:table-cell office:value-type="float" office:value="63190" table:style-name="ce1">
            <text:p>63190</text:p>
          </table:table-cell>
          <table:table-cell office:value-type="string" table:style-name="ce1">
            <text:p>Circasi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5];[Depto.A$2:.B$34];2;1)" table:style-name="ce1">
            <text:p>Quindío</text:p>
          </table:table-cell>
          <table:table-cell office:value-type="float" office:value="4.6160940000000004" table:style-name="ce1">
            <text:p>4.616094</text:p>
          </table:table-cell>
          <table:table-cell office:value-type="float" office:value="-75.635594999999995" table:style-name="ce1">
            <text:p>-75.635595</text:p>
          </table:table-cell>
          <table:table-cell table:number-columns-repeated="16378"/>
        </table:table-row>
        <table:table-row table:style-name="ro1">
          <table:table-cell office:value-type="float" office:value="63212" table:style-name="ce1">
            <text:p>63212</text:p>
          </table:table-cell>
          <table:table-cell office:value-type="string" table:style-name="ce1">
            <text:p>Córdob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6];[Depto.A$2:.B$34];2;1)" table:style-name="ce1">
            <text:p>Quindío</text:p>
          </table:table-cell>
          <table:table-cell office:value-type="float" office:value="4.3920950000000003" table:style-name="ce1">
            <text:p>4.392095</text:p>
          </table:table-cell>
          <table:table-cell office:value-type="float" office:value="-75.687433999999996" table:style-name="ce1">
            <text:p>-75.687434</text:p>
          </table:table-cell>
          <table:table-cell table:number-columns-repeated="16378"/>
        </table:table-row>
        <table:table-row table:style-name="ro1">
          <table:table-cell office:value-type="float" office:value="63272" table:style-name="ce1">
            <text:p>63272</text:p>
          </table:table-cell>
          <table:table-cell office:value-type="string" table:style-name="ce1">
            <text:p>Filandi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7];[Depto.A$2:.B$34];2;1)" table:style-name="ce1">
            <text:p>Quindío</text:p>
          </table:table-cell>
          <table:table-cell office:value-type="float" office:value="4.6757619999999998" table:style-name="ce1">
            <text:p>4.675762</text:p>
          </table:table-cell>
          <table:table-cell office:value-type="float" office:value="-75.659358999999995" table:style-name="ce1">
            <text:p>-75.659359</text:p>
          </table:table-cell>
          <table:table-cell table:number-columns-repeated="16378"/>
        </table:table-row>
        <table:table-row table:style-name="ro1">
          <table:table-cell office:value-type="float" office:value="63302" table:style-name="ce1">
            <text:p>63302</text:p>
          </table:table-cell>
          <table:table-cell office:value-type="string" table:style-name="ce1">
            <text:p>Génov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8];[Depto.A$2:.B$34];2;1)" table:style-name="ce1">
            <text:p>Quindío</text:p>
          </table:table-cell>
          <table:table-cell office:value-type="float" office:value="4.2497299000000002" table:style-name="ce1">
            <text:p>4.2497299</text:p>
          </table:table-cell>
          <table:table-cell office:value-type="float" office:value="-75.669539999999998" table:style-name="ce1">
            <text:p>-75.66954</text:p>
          </table:table-cell>
          <table:table-cell table:number-columns-repeated="16378"/>
        </table:table-row>
        <table:table-row table:style-name="ro1">
          <table:table-cell office:value-type="float" office:value="63401" table:style-name="ce1">
            <text:p>63401</text:p>
          </table:table-cell>
          <table:table-cell office:value-type="string" table:style-name="ce1">
            <text:p>La Tebaid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9];[Depto.A$2:.B$34];2;1)" table:style-name="ce1">
            <text:p>Quindío</text:p>
          </table:table-cell>
          <table:table-cell office:value-type="float" office:value="4.4535879999999999" table:style-name="ce1">
            <text:p>4.453588</text:p>
          </table:table-cell>
          <table:table-cell office:value-type="float" office:value="-75.791529999999995" table:style-name="ce1">
            <text:p>-75.79153</text:p>
          </table:table-cell>
          <table:table-cell table:number-columns-repeated="16378"/>
        </table:table-row>
        <table:table-row table:style-name="ro1">
          <table:table-cell office:value-type="float" office:value="63470" table:style-name="ce1">
            <text:p>63470</text:p>
          </table:table-cell>
          <table:table-cell office:value-type="string" table:style-name="ce1">
            <text:p>Montenegro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30];[Depto.A$2:.B$34];2;1)" table:style-name="ce1">
            <text:p>Quindío</text:p>
          </table:table-cell>
          <table:table-cell office:value-type="float" office:value="4.5666370000000001" table:style-name="ce1">
            <text:p>4.566637</text:p>
          </table:table-cell>
          <table:table-cell office:value-type="float" office:value="-75.750119999999995" table:style-name="ce1">
            <text:p>-75.75012</text:p>
          </table:table-cell>
          <table:table-cell table:number-columns-repeated="16378"/>
        </table:table-row>
        <table:table-row table:style-name="ro1">
          <table:table-cell office:value-type="float" office:value="63548" table:style-name="ce1">
            <text:p>63548</text:p>
          </table:table-cell>
          <table:table-cell office:value-type="string" table:style-name="ce1">
            <text:p>Pijao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31];[Depto.A$2:.B$34];2;1)" table:style-name="ce1">
            <text:p>Quindío</text:p>
          </table:table-cell>
          <table:table-cell office:value-type="float" office:value="4.3365840000000002" table:style-name="ce1">
            <text:p>4.336584</text:p>
          </table:table-cell>
          <table:table-cell office:value-type="float" office:value="-75.702411999999995" table:style-name="ce1">
            <text:p>-75.702412</text:p>
          </table:table-cell>
          <table:table-cell table:number-columns-repeated="16378"/>
        </table:table-row>
        <table:table-row table:style-name="ro1">
          <table:table-cell office:value-type="float" office:value="63594" table:style-name="ce1">
            <text:p>63594</text:p>
          </table:table-cell>
          <table:table-cell office:value-type="string" table:style-name="ce1">
            <text:p>Quimbay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32];[Depto.A$2:.B$34];2;1)" table:style-name="ce1">
            <text:p>Quindío</text:p>
          </table:table-cell>
          <table:table-cell office:value-type="float" office:value="4.6259069999999998" table:style-name="ce1">
            <text:p>4.625907</text:p>
          </table:table-cell>
          <table:table-cell office:value-type="float" office:value="-75.761865" table:style-name="ce1">
            <text:p>-75.761865</text:p>
          </table:table-cell>
          <table:table-cell table:number-columns-repeated="16378"/>
        </table:table-row>
        <table:table-row table:style-name="ro1">
          <table:table-cell office:value-type="float" office:value="63690" table:style-name="ce1">
            <text:p>63690</text:p>
          </table:table-cell>
          <table:table-cell office:value-type="string" table:style-name="ce1">
            <text:p>Salento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33];[Depto.A$2:.B$34];2;1)" table:style-name="ce1">
            <text:p>Quindío</text:p>
          </table:table-cell>
          <table:table-cell office:value-type="float" office:value="4.6373759999999997" table:style-name="ce1">
            <text:p>4.637376</text:p>
          </table:table-cell>
          <table:table-cell office:value-type="float" office:value="-75.570777000000007" table:style-name="ce1">
            <text:p>-75.570777</text:p>
          </table:table-cell>
          <table:table-cell table:number-columns-repeated="16378"/>
        </table:table-row>
        <table:table-row table:style-name="ro1">
          <table:table-cell office:value-type="float" office:value="66001" table:style-name="ce1">
            <text:p>66001</text:p>
          </table:table-cell>
          <table:table-cell office:value-type="string" table:style-name="ce1">
            <text:p>Pereir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4];[Depto.A$2:.B$34];2;1)" table:style-name="ce1">
            <text:p>Risaralda</text:p>
          </table:table-cell>
          <table:table-cell office:value-type="float" office:value="4.8087173999999999" table:style-name="ce1">
            <text:p>4.8087174</text:p>
          </table:table-cell>
          <table:table-cell office:value-type="float" office:value="-75.690601000000001" table:style-name="ce1">
            <text:p>-75.690601</text:p>
          </table:table-cell>
          <table:table-cell table:number-columns-repeated="16378"/>
        </table:table-row>
        <table:table-row table:style-name="ro1">
          <table:table-cell office:value-type="float" office:value="66045" table:style-name="ce1">
            <text:p>66045</text:p>
          </table:table-cell>
          <table:table-cell office:value-type="string" table:style-name="ce1">
            <text:p>Apí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5];[Depto.A$2:.B$34];2;1)" table:style-name="ce1">
            <text:p>Risaralda</text:p>
          </table:table-cell>
          <table:table-cell office:value-type="float" office:value="5.1066630000000002" table:style-name="ce1">
            <text:p>5.106663</text:p>
          </table:table-cell>
          <table:table-cell office:value-type="float" office:value="-75.940865000000002" table:style-name="ce1">
            <text:p>-75.940865</text:p>
          </table:table-cell>
          <table:table-cell table:number-columns-repeated="16378"/>
        </table:table-row>
        <table:table-row table:style-name="ro1">
          <table:table-cell office:value-type="float" office:value="66075" table:style-name="ce1">
            <text:p>66075</text:p>
          </table:table-cell>
          <table:table-cell office:value-type="string" table:style-name="ce1">
            <text:p>Balbo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6];[Depto.A$2:.B$34];2;1)" table:style-name="ce1">
            <text:p>Risaralda</text:p>
          </table:table-cell>
          <table:table-cell office:value-type="float" office:value="4.9497479000000002" table:style-name="ce1">
            <text:p>4.9497479</text:p>
          </table:table-cell>
          <table:table-cell office:value-type="float" office:value="-75.958016999999998" table:style-name="ce1">
            <text:p>-75.958017</text:p>
          </table:table-cell>
          <table:table-cell table:number-columns-repeated="16378"/>
        </table:table-row>
        <table:table-row table:style-name="ro1">
          <table:table-cell office:value-type="float" office:value="66088" table:style-name="ce1">
            <text:p>66088</text:p>
          </table:table-cell>
          <table:table-cell office:value-type="string" table:style-name="ce1">
            <text:p>Belén de Umbrí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7];[Depto.A$2:.B$34];2;1)" table:style-name="ce1">
            <text:p>Risaralda</text:p>
          </table:table-cell>
          <table:table-cell office:value-type="float" office:value="5.2009030000000003" table:style-name="ce1">
            <text:p>5.200903</text:p>
          </table:table-cell>
          <table:table-cell office:value-type="float" office:value="-75.869260999999995" table:style-name="ce1">
            <text:p>-75.869261</text:p>
          </table:table-cell>
          <table:table-cell table:number-columns-repeated="16378"/>
        </table:table-row>
        <table:table-row table:style-name="ro1">
          <table:table-cell office:value-type="float" office:value="66170" table:style-name="ce1">
            <text:p>66170</text:p>
          </table:table-cell>
          <table:table-cell office:value-type="string" table:style-name="ce1">
            <text:p>Dosquebradas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8];[Depto.A$2:.B$34];2;1)" table:style-name="ce1">
            <text:p>Risaralda</text:p>
          </table:table-cell>
          <table:table-cell office:value-type="float" office:value="4.8318256000000002" table:style-name="ce1">
            <text:p>4.8318256</text:p>
          </table:table-cell>
          <table:table-cell office:value-type="float" office:value="-75.680567800000006" table:style-name="ce1">
            <text:p>-75.6805678</text:p>
          </table:table-cell>
          <table:table-cell table:number-columns-repeated="16378"/>
        </table:table-row>
        <table:table-row table:style-name="ro1">
          <table:table-cell office:value-type="float" office:value="66318" table:style-name="ce1">
            <text:p>66318</text:p>
          </table:table-cell>
          <table:table-cell office:value-type="string" table:style-name="ce1">
            <text:p>Guátic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9];[Depto.A$2:.B$34];2;1)" table:style-name="ce1">
            <text:p>Risaralda</text:p>
          </table:table-cell>
          <table:table-cell office:value-type="float" office:value="5.3164280000000002" table:style-name="ce1">
            <text:p>5.316428</text:p>
          </table:table-cell>
          <table:table-cell office:value-type="float" office:value="-75.799407000000002" table:style-name="ce1">
            <text:p>-75.799407</text:p>
          </table:table-cell>
          <table:table-cell table:number-columns-repeated="16378"/>
        </table:table-row>
        <table:table-row table:style-name="ro1">
          <table:table-cell office:value-type="float" office:value="66383" table:style-name="ce1">
            <text:p>66383</text:p>
          </table:table-cell>
          <table:table-cell office:value-type="string" table:style-name="ce1">
            <text:p>La Celi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0];[Depto.A$2:.B$34];2;1)" table:style-name="ce1">
            <text:p>Risaralda</text:p>
          </table:table-cell>
          <table:table-cell office:value-type="float" office:value="5.0032329999999998" table:style-name="ce1">
            <text:p>5.003233</text:p>
          </table:table-cell>
          <table:table-cell office:value-type="float" office:value="-76.003423999999995" table:style-name="ce1">
            <text:p>-76.003424</text:p>
          </table:table-cell>
          <table:table-cell table:number-columns-repeated="16378"/>
        </table:table-row>
        <table:table-row table:style-name="ro1">
          <table:table-cell office:value-type="float" office:value="66400" table:style-name="ce1">
            <text:p>66400</text:p>
          </table:table-cell>
          <table:table-cell office:value-type="string" table:style-name="ce1">
            <text:p>La Virgini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1];[Depto.A$2:.B$34];2;1)" table:style-name="ce1">
            <text:p>Risaralda</text:p>
          </table:table-cell>
          <table:table-cell office:value-type="float" office:value="4.88917" table:style-name="ce1">
            <text:p>4.88917</text:p>
          </table:table-cell>
          <table:table-cell office:value-type="float" office:value="-75.870743000000004" table:style-name="ce1">
            <text:p>-75.870743</text:p>
          </table:table-cell>
          <table:table-cell table:number-columns-repeated="16378"/>
        </table:table-row>
        <table:table-row table:style-name="ro1">
          <table:table-cell office:value-type="float" office:value="66440" table:style-name="ce1">
            <text:p>66440</text:p>
          </table:table-cell>
          <table:table-cell office:value-type="string" table:style-name="ce1">
            <text:p>Marsell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2];[Depto.A$2:.B$34];2;1)" table:style-name="ce1">
            <text:p>Risaralda</text:p>
          </table:table-cell>
          <table:table-cell office:value-type="float" office:value="4.9372360000000004" table:style-name="ce1">
            <text:p>4.937236</text:p>
          </table:table-cell>
          <table:table-cell office:value-type="float" office:value="-75.737550999999996" table:style-name="ce1">
            <text:p>-75.737551</text:p>
          </table:table-cell>
          <table:table-cell table:number-columns-repeated="16378"/>
        </table:table-row>
        <table:table-row table:style-name="ro1">
          <table:table-cell office:value-type="float" office:value="66456" table:style-name="ce1">
            <text:p>66456</text:p>
          </table:table-cell>
          <table:table-cell office:value-type="string" table:style-name="ce1">
            <text:p>Mistrató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3];[Depto.A$2:.B$34];2;1)" table:style-name="ce1">
            <text:p>Risaralda</text:p>
          </table:table-cell>
          <table:table-cell office:value-type="float" office:value="5.2990769000000002" table:style-name="ce1">
            <text:p>5.2990769</text:p>
          </table:table-cell>
          <table:table-cell office:value-type="float" office:value="-75.882127999999994" table:style-name="ce1">
            <text:p>-75.882128</text:p>
          </table:table-cell>
          <table:table-cell table:number-columns-repeated="16378"/>
        </table:table-row>
        <table:table-row table:style-name="ro1">
          <table:table-cell office:value-type="float" office:value="66572" table:style-name="ce1">
            <text:p>66572</text:p>
          </table:table-cell>
          <table:table-cell office:value-type="string" table:style-name="ce1">
            <text:p>Pueblo Rico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4];[Depto.A$2:.B$34];2;1)" table:style-name="ce1">
            <text:p>Risaralda</text:p>
          </table:table-cell>
          <table:table-cell office:value-type="float" office:value="5.2222879999999998" table:style-name="ce1">
            <text:p>5.222288</text:p>
          </table:table-cell>
          <table:table-cell office:value-type="float" office:value="-76.031049899999999" table:style-name="ce1">
            <text:p>-76.0310499</text:p>
          </table:table-cell>
          <table:table-cell table:number-columns-repeated="16378"/>
        </table:table-row>
        <table:table-row table:style-name="ro1">
          <table:table-cell office:value-type="float" office:value="66594" table:style-name="ce1">
            <text:p>66594</text:p>
          </table:table-cell>
          <table:table-cell office:value-type="string" table:style-name="ce1">
            <text:p>Quinchí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5];[Depto.A$2:.B$34];2;1)" table:style-name="ce1">
            <text:p>Risaralda</text:p>
          </table:table-cell>
          <table:table-cell office:value-type="float" office:value="5.3413519999999997" table:style-name="ce1">
            <text:p>5.341352</text:p>
          </table:table-cell>
          <table:table-cell office:value-type="float" office:value="-75.730957000000004" table:style-name="ce1">
            <text:p>-75.730957</text:p>
          </table:table-cell>
          <table:table-cell table:number-columns-repeated="16378"/>
        </table:table-row>
        <table:table-row table:style-name="ro1">
          <table:table-cell office:value-type="float" office:value="66682" table:style-name="ce1">
            <text:p>66682</text:p>
          </table:table-cell>
          <table:table-cell office:value-type="string" table:style-name="ce1">
            <text:p>Santa Rosa de Cabal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6];[Depto.A$2:.B$34];2;1)" table:style-name="ce1">
            <text:p>Risaralda</text:p>
          </table:table-cell>
          <table:table-cell office:value-type="float" office:value="4.8701210000000001" table:style-name="ce1">
            <text:p>4.870121</text:p>
          </table:table-cell>
          <table:table-cell office:value-type="float" office:value="-75.622389999999996" table:style-name="ce1">
            <text:p>-75.62239</text:p>
          </table:table-cell>
          <table:table-cell table:number-columns-repeated="16378"/>
        </table:table-row>
        <table:table-row table:style-name="ro1">
          <table:table-cell office:value-type="float" office:value="66687" table:style-name="ce1">
            <text:p>66687</text:p>
          </table:table-cell>
          <table:table-cell office:value-type="string" table:style-name="ce1">
            <text:p>Santuario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7];[Depto.A$2:.B$34];2;1)" table:style-name="ce1">
            <text:p>Risaralda</text:p>
          </table:table-cell>
          <table:table-cell office:value-type="float" office:value="5.0757479999999999" table:style-name="ce1">
            <text:p>5.075748</text:p>
          </table:table-cell>
          <table:table-cell office:value-type="float" office:value="-75.964144000000005" table:style-name="ce1">
            <text:p>-75.964144</text:p>
          </table:table-cell>
          <table:table-cell table:number-columns-repeated="16378"/>
        </table:table-row>
        <table:table-row table:style-name="ro1">
          <table:table-cell office:value-type="float" office:value="68001" table:style-name="ce1">
            <text:p>68001</text:p>
          </table:table-cell>
          <table:table-cell office:value-type="string" table:style-name="ce1">
            <text:p>Bucaramang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48];[Depto.A$2:.B$34];2;1)" table:style-name="ce1">
            <text:p>Santander</text:p>
          </table:table-cell>
          <table:table-cell office:value-type="float" office:value="7.1193489999999997" table:style-name="ce1">
            <text:p>7.119349</text:p>
          </table:table-cell>
          <table:table-cell office:value-type="float" office:value="-73.122741599999998" table:style-name="ce1">
            <text:p>-73.1227416</text:p>
          </table:table-cell>
          <table:table-cell table:number-columns-repeated="16378"/>
        </table:table-row>
        <table:table-row table:style-name="ro1">
          <table:table-cell office:value-type="float" office:value="68013" table:style-name="ce1">
            <text:p>68013</text:p>
          </table:table-cell>
          <table:table-cell office:value-type="string" table:style-name="ce1">
            <text:p>Aguad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49];[Depto.A$2:.B$34];2;1)" table:style-name="ce1">
            <text:p>Santander</text:p>
          </table:table-cell>
          <table:table-cell office:value-type="float" office:value="6.1617290000000002" table:style-name="ce1">
            <text:p>6.161729</text:p>
          </table:table-cell>
          <table:table-cell office:value-type="float" office:value="-73.522394000000006" table:style-name="ce1">
            <text:p>-73.522394</text:p>
          </table:table-cell>
          <table:table-cell table:number-columns-repeated="16378"/>
        </table:table-row>
        <table:table-row table:style-name="ro1">
          <table:table-cell office:value-type="float" office:value="68020" table:style-name="ce1">
            <text:p>68020</text:p>
          </table:table-cell>
          <table:table-cell office:value-type="string" table:style-name="ce1">
            <text:p>Albani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0];[Depto.A$2:.B$34];2;1)" table:style-name="ce1">
            <text:p>Santander</text:p>
          </table:table-cell>
          <table:table-cell office:value-type="float" office:value="5.7593680000000003" table:style-name="ce1">
            <text:p>5.759368</text:p>
          </table:table-cell>
          <table:table-cell office:value-type="float" office:value="-73.914529999999999" table:style-name="ce1">
            <text:p>-73.91453</text:p>
          </table:table-cell>
          <table:table-cell table:number-columns-repeated="16378"/>
        </table:table-row>
        <table:table-row table:style-name="ro1">
          <table:table-cell office:value-type="float" office:value="68051" table:style-name="ce1">
            <text:p>68051</text:p>
          </table:table-cell>
          <table:table-cell office:value-type="string" table:style-name="ce1">
            <text:p>Aratoc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1];[Depto.A$2:.B$34];2;1)" table:style-name="ce1">
            <text:p>Santander</text:p>
          </table:table-cell>
          <table:table-cell office:value-type="float" office:value="6.6950180000000001" table:style-name="ce1">
            <text:p>6.695018</text:p>
          </table:table-cell>
          <table:table-cell office:value-type="float" office:value="-73.017346000000003" table:style-name="ce1">
            <text:p>-73.017346</text:p>
          </table:table-cell>
          <table:table-cell table:number-columns-repeated="16378"/>
        </table:table-row>
        <table:table-row table:style-name="ro1">
          <table:table-cell office:value-type="float" office:value="68077" table:style-name="ce1">
            <text:p>68077</text:p>
          </table:table-cell>
          <table:table-cell office:value-type="string" table:style-name="ce1">
            <text:p>Barbos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2];[Depto.A$2:.B$34];2;1)" table:style-name="ce1">
            <text:p>Santander</text:p>
          </table:table-cell>
          <table:table-cell office:value-type="float" office:value="5.9343630000000003" table:style-name="ce1">
            <text:p>5.934363</text:p>
          </table:table-cell>
          <table:table-cell office:value-type="float" office:value="-73.615679" table:style-name="ce1">
            <text:p>-73.615679</text:p>
          </table:table-cell>
          <table:table-cell table:number-columns-repeated="16378"/>
        </table:table-row>
        <table:table-row table:style-name="ro1">
          <table:table-cell office:value-type="float" office:value="68079" table:style-name="ce1">
            <text:p>68079</text:p>
          </table:table-cell>
          <table:table-cell office:value-type="string" table:style-name="ce1">
            <text:p>Baricha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3];[Depto.A$2:.B$34];2;1)" table:style-name="ce1">
            <text:p>Santander</text:p>
          </table:table-cell>
          <table:table-cell office:value-type="float" office:value="6.6358490000000003" table:style-name="ce1">
            <text:p>6.635849</text:p>
          </table:table-cell>
          <table:table-cell office:value-type="float" office:value="-73.223409000000004" table:style-name="ce1">
            <text:p>-73.223409</text:p>
          </table:table-cell>
          <table:table-cell table:number-columns-repeated="16378"/>
        </table:table-row>
        <table:table-row table:style-name="ro1">
          <table:table-cell office:value-type="float" office:value="68081" table:style-name="ce1">
            <text:p>68081</text:p>
          </table:table-cell>
          <table:table-cell office:value-type="string" table:style-name="ce1">
            <text:p>Barrancabermej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4];[Depto.A$2:.B$34];2;1)" table:style-name="ce1">
            <text:p>Santander</text:p>
          </table:table-cell>
          <table:table-cell office:value-type="float" office:value="7.0617084999999999" table:style-name="ce1">
            <text:p>7.0617085</text:p>
          </table:table-cell>
          <table:table-cell office:value-type="float" office:value="-73.851931899999997" table:style-name="ce1">
            <text:p>-73.8519319</text:p>
          </table:table-cell>
          <table:table-cell table:number-columns-repeated="16378"/>
        </table:table-row>
        <table:table-row table:style-name="ro1">
          <table:table-cell office:value-type="float" office:value="68092" table:style-name="ce1">
            <text:p>68092</text:p>
          </table:table-cell>
          <table:table-cell office:value-type="string" table:style-name="ce1">
            <text:p>Betuli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5];[Depto.A$2:.B$34];2;1)" table:style-name="ce1">
            <text:p>Santander</text:p>
          </table:table-cell>
          <table:table-cell office:value-type="float" office:value="6.8994819999999999" table:style-name="ce1">
            <text:p>6.899482</text:p>
          </table:table-cell>
          <table:table-cell office:value-type="float" office:value="-73.283677999999995" table:style-name="ce1">
            <text:p>-73.283678</text:p>
          </table:table-cell>
          <table:table-cell table:number-columns-repeated="16378"/>
        </table:table-row>
        <table:table-row table:style-name="ro1">
          <table:table-cell office:value-type="float" office:value="68101" table:style-name="ce1">
            <text:p>68101</text:p>
          </table:table-cell>
          <table:table-cell office:value-type="string" table:style-name="ce1">
            <text:p>Bolívar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6];[Depto.A$2:.B$34];2;1)" table:style-name="ce1">
            <text:p>Santander</text:p>
          </table:table-cell>
          <table:table-cell office:value-type="float" office:value="5.9898199999999999" table:style-name="ce1">
            <text:p>5.98982</text:p>
          </table:table-cell>
          <table:table-cell office:value-type="float" office:value="-73.770510000000002" table:style-name="ce1">
            <text:p>-73.77051</text:p>
          </table:table-cell>
          <table:table-cell table:number-columns-repeated="16378"/>
        </table:table-row>
        <table:table-row table:style-name="ro1">
          <table:table-cell office:value-type="float" office:value="68121" table:style-name="ce1">
            <text:p>68121</text:p>
          </table:table-cell>
          <table:table-cell office:value-type="string" table:style-name="ce1">
            <text:p>Cabre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7];[Depto.A$2:.B$34];2;1)" table:style-name="ce1">
            <text:p>Santander</text:p>
          </table:table-cell>
          <table:table-cell office:value-type="float" office:value="6.5946499999999997" table:style-name="ce1">
            <text:p>6.59465</text:p>
          </table:table-cell>
          <table:table-cell office:value-type="float" office:value="-73.243750000000006" table:style-name="ce1">
            <text:p>-73.24375</text:p>
          </table:table-cell>
          <table:table-cell table:number-columns-repeated="16378"/>
        </table:table-row>
        <table:table-row table:style-name="ro1">
          <table:table-cell office:value-type="float" office:value="68132" table:style-name="ce1">
            <text:p>68132</text:p>
          </table:table-cell>
          <table:table-cell office:value-type="string" table:style-name="ce1">
            <text:p>Californi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8];[Depto.A$2:.B$34];2;1)" table:style-name="ce1">
            <text:p>Santander</text:p>
          </table:table-cell>
          <table:table-cell office:value-type="float" office:value="7.3471900000000003" table:style-name="ce1">
            <text:p>7.34719</text:p>
          </table:table-cell>
          <table:table-cell office:value-type="float" office:value="-72.946259999999995" table:style-name="ce1">
            <text:p>-72.94626</text:p>
          </table:table-cell>
          <table:table-cell table:number-columns-repeated="16378"/>
        </table:table-row>
        <table:table-row table:style-name="ro1">
          <table:table-cell office:value-type="float" office:value="68147" table:style-name="ce1">
            <text:p>68147</text:p>
          </table:table-cell>
          <table:table-cell office:value-type="string" table:style-name="ce1">
            <text:p>Capitanej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9];[Depto.A$2:.B$34];2;1)" table:style-name="ce1">
            <text:p>Santander</text:p>
          </table:table-cell>
          <table:table-cell office:value-type="float" office:value="6.528607" table:style-name="ce1">
            <text:p>6.528607</text:p>
          </table:table-cell>
          <table:table-cell office:value-type="float" office:value="-72.696413000000007" table:style-name="ce1">
            <text:p>-72.696413</text:p>
          </table:table-cell>
          <table:table-cell table:number-columns-repeated="16378"/>
        </table:table-row>
        <table:table-row table:style-name="ro1">
          <table:table-cell office:value-type="float" office:value="68152" table:style-name="ce1">
            <text:p>68152</text:p>
          </table:table-cell>
          <table:table-cell office:value-type="string" table:style-name="ce1">
            <text:p>Carcasí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0];[Depto.A$2:.B$34];2;1)" table:style-name="ce1">
            <text:p>Santander</text:p>
          </table:table-cell>
          <table:table-cell office:value-type="float" office:value="6.6266420000000004" table:style-name="ce1">
            <text:p>6.626642</text:p>
          </table:table-cell>
          <table:table-cell office:value-type="float" office:value="-72.6267809" table:style-name="ce1">
            <text:p>-72.6267809</text:p>
          </table:table-cell>
          <table:table-cell table:number-columns-repeated="16378"/>
        </table:table-row>
        <table:table-row table:style-name="ro1">
          <table:table-cell office:value-type="float" office:value="68160" table:style-name="ce1">
            <text:p>68160</text:p>
          </table:table-cell>
          <table:table-cell office:value-type="string" table:style-name="ce1">
            <text:p>Cepi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1];[Depto.A$2:.B$34];2;1)" table:style-name="ce1">
            <text:p>Santander</text:p>
          </table:table-cell>
          <table:table-cell office:value-type="float" office:value="6.7538900000000002" table:style-name="ce1">
            <text:p>6.75389</text:p>
          </table:table-cell>
          <table:table-cell office:value-type="float" office:value="-72.972409999999996" table:style-name="ce1">
            <text:p>-72.97241</text:p>
          </table:table-cell>
          <table:table-cell table:number-columns-repeated="16378"/>
        </table:table-row>
        <table:table-row table:style-name="ro1">
          <table:table-cell office:value-type="float" office:value="68162" table:style-name="ce1">
            <text:p>68162</text:p>
          </table:table-cell>
          <table:table-cell office:value-type="string" table:style-name="ce1">
            <text:p>Cerrit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2];[Depto.A$2:.B$34];2;1)" table:style-name="ce1">
            <text:p>Santander</text:p>
          </table:table-cell>
          <table:table-cell office:value-type="float" office:value="6.8390060000000004" table:style-name="ce1">
            <text:p>6.839006</text:p>
          </table:table-cell>
          <table:table-cell office:value-type="float" office:value="-72.696950999999999" table:style-name="ce1">
            <text:p>-72.696951</text:p>
          </table:table-cell>
          <table:table-cell table:number-columns-repeated="16378"/>
        </table:table-row>
        <table:table-row table:style-name="ro1">
          <table:table-cell office:value-type="float" office:value="68167" table:style-name="ce1">
            <text:p>68167</text:p>
          </table:table-cell>
          <table:table-cell office:value-type="string" table:style-name="ce1">
            <text:p>Charal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3];[Depto.A$2:.B$34];2;1)" table:style-name="ce1">
            <text:p>Santander</text:p>
          </table:table-cell>
          <table:table-cell office:value-type="float" office:value="6.2859499999999997" table:style-name="ce1">
            <text:p>6.28595</text:p>
          </table:table-cell>
          <table:table-cell office:value-type="float" office:value="-73.147464999999997" table:style-name="ce1">
            <text:p>-73.147465</text:p>
          </table:table-cell>
          <table:table-cell table:number-columns-repeated="16378"/>
        </table:table-row>
        <table:table-row table:style-name="ro1">
          <table:table-cell office:value-type="float" office:value="68169" table:style-name="ce1">
            <text:p>68169</text:p>
          </table:table-cell>
          <table:table-cell office:value-type="string" table:style-name="ce1">
            <text:p>Char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4];[Depto.A$2:.B$34];2;1)" table:style-name="ce1">
            <text:p>Santander</text:p>
          </table:table-cell>
          <table:table-cell office:value-type="float" office:value="7.2809309999999998" table:style-name="ce1">
            <text:p>7.280931</text:p>
          </table:table-cell>
          <table:table-cell office:value-type="float" office:value="-72.968050000000005" table:style-name="ce1">
            <text:p>-72.96805</text:p>
          </table:table-cell>
          <table:table-cell table:number-columns-repeated="16378"/>
        </table:table-row>
        <table:table-row table:style-name="ro1">
          <table:table-cell office:value-type="float" office:value="68176" table:style-name="ce1">
            <text:p>68176</text:p>
          </table:table-cell>
          <table:table-cell office:value-type="string" table:style-name="ce1">
            <text:p>Chim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5];[Depto.A$2:.B$34];2;1)" table:style-name="ce1">
            <text:p>Santander</text:p>
          </table:table-cell>
          <table:table-cell office:value-type="float" office:value="6.3446899999999999" table:style-name="ce1">
            <text:p>6.34469</text:p>
          </table:table-cell>
          <table:table-cell office:value-type="float" office:value="-73.374420000000001" table:style-name="ce1">
            <text:p>-73.37442</text:p>
          </table:table-cell>
          <table:table-cell table:number-columns-repeated="16378"/>
        </table:table-row>
        <table:table-row table:style-name="ro1">
          <table:table-cell office:value-type="float" office:value="68179" table:style-name="ce1">
            <text:p>68179</text:p>
          </table:table-cell>
          <table:table-cell office:value-type="string" table:style-name="ce1">
            <text:p>Chipa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6];[Depto.A$2:.B$34];2;1)" table:style-name="ce1">
            <text:p>Santander</text:p>
          </table:table-cell>
          <table:table-cell office:value-type="float" office:value="6.061617" table:style-name="ce1">
            <text:p>6.061617</text:p>
          </table:table-cell>
          <table:table-cell office:value-type="float" office:value="-73.637198999999995" table:style-name="ce1">
            <text:p>-73.637199</text:p>
          </table:table-cell>
          <table:table-cell table:number-columns-repeated="16378"/>
        </table:table-row>
        <table:table-row table:style-name="ro1">
          <table:table-cell office:value-type="float" office:value="68190" table:style-name="ce1">
            <text:p>68190</text:p>
          </table:table-cell>
          <table:table-cell office:value-type="string" table:style-name="ce1">
            <text:p>Cimitar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7];[Depto.A$2:.B$34];2;1)" table:style-name="ce1">
            <text:p>Santander</text:p>
          </table:table-cell>
          <table:table-cell office:value-type="float" office:value="6.3152090000000003" table:style-name="ce1">
            <text:p>6.315209</text:p>
          </table:table-cell>
          <table:table-cell office:value-type="float" office:value="-73.9489059" table:style-name="ce1">
            <text:p>-73.9489059</text:p>
          </table:table-cell>
          <table:table-cell table:number-columns-repeated="16378"/>
        </table:table-row>
        <table:table-row table:style-name="ro1">
          <table:table-cell office:value-type="float" office:value="68207" table:style-name="ce1">
            <text:p>68207</text:p>
          </table:table-cell>
          <table:table-cell office:value-type="string" table:style-name="ce1">
            <text:p>Concepci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8];[Depto.A$2:.B$34];2;1)" table:style-name="ce1">
            <text:p>Santander</text:p>
          </table:table-cell>
          <table:table-cell office:value-type="float" office:value="6.7698219999999996" table:style-name="ce1">
            <text:p>6.769822</text:p>
          </table:table-cell>
          <table:table-cell office:value-type="float" office:value="-72.694494000000006" table:style-name="ce1">
            <text:p>-72.694494</text:p>
          </table:table-cell>
          <table:table-cell table:number-columns-repeated="16378"/>
        </table:table-row>
        <table:table-row table:style-name="ro1">
          <table:table-cell office:value-type="float" office:value="68209" table:style-name="ce1">
            <text:p>68209</text:p>
          </table:table-cell>
          <table:table-cell office:value-type="string" table:style-name="ce1">
            <text:p>Confine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9];[Depto.A$2:.B$34];2;1)" table:style-name="ce1">
            <text:p>Santander</text:p>
          </table:table-cell>
          <table:table-cell office:value-type="float" office:value="6.3566180000000001" table:style-name="ce1">
            <text:p>6.356618</text:p>
          </table:table-cell>
          <table:table-cell office:value-type="float" office:value="-73.241843000000003" table:style-name="ce1">
            <text:p>-73.241843</text:p>
          </table:table-cell>
          <table:table-cell table:number-columns-repeated="16378"/>
        </table:table-row>
        <table:table-row table:style-name="ro1">
          <table:table-cell office:value-type="float" office:value="68211" table:style-name="ce1">
            <text:p>68211</text:p>
          </table:table-cell>
          <table:table-cell office:value-type="string" table:style-name="ce1">
            <text:p>Contrataci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0];[Depto.A$2:.B$34];2;1)" table:style-name="ce1">
            <text:p>Santander</text:p>
          </table:table-cell>
          <table:table-cell office:value-type="float" office:value="6.2909430000000004" table:style-name="ce1">
            <text:p>6.290943</text:p>
          </table:table-cell>
          <table:table-cell office:value-type="float" office:value="-73.4742289" table:style-name="ce1">
            <text:p>-73.4742289</text:p>
          </table:table-cell>
          <table:table-cell table:number-columns-repeated="16378"/>
        </table:table-row>
        <table:table-row table:style-name="ro1">
          <table:table-cell office:value-type="float" office:value="68217" table:style-name="ce1">
            <text:p>68217</text:p>
          </table:table-cell>
          <table:table-cell office:value-type="string" table:style-name="ce1">
            <text:p>Coromor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1];[Depto.A$2:.B$34];2;1)" table:style-name="ce1">
            <text:p>Santander</text:p>
          </table:table-cell>
          <table:table-cell office:value-type="float" office:value="6.2956180000000002" table:style-name="ce1">
            <text:p>6.295618</text:p>
          </table:table-cell>
          <table:table-cell office:value-type="float" office:value="-73.040784000000002" table:style-name="ce1">
            <text:p>-73.040784</text:p>
          </table:table-cell>
          <table:table-cell table:number-columns-repeated="16378"/>
        </table:table-row>
        <table:table-row table:style-name="ro1">
          <table:table-cell office:value-type="float" office:value="68229" table:style-name="ce1">
            <text:p>68229</text:p>
          </table:table-cell>
          <table:table-cell office:value-type="string" table:style-name="ce1">
            <text:p>Curití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2];[Depto.A$2:.B$34];2;1)" table:style-name="ce1">
            <text:p>Santander</text:p>
          </table:table-cell>
          <table:table-cell office:value-type="float" office:value="6.6045939999999996" table:style-name="ce1">
            <text:p>6.604594</text:p>
          </table:table-cell>
          <table:table-cell office:value-type="float" office:value="-73.069241000000005" table:style-name="ce1">
            <text:p>-73.069241</text:p>
          </table:table-cell>
          <table:table-cell table:number-columns-repeated="16378"/>
        </table:table-row>
        <table:table-row table:style-name="ro1">
          <table:table-cell office:value-type="float" office:value="68235" table:style-name="ce1">
            <text:p>68235</text:p>
          </table:table-cell>
          <table:table-cell office:value-type="string" table:style-name="ce1">
            <text:p>El Carmen de Chucurí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3];[Depto.A$2:.B$34];2;1)" table:style-name="ce1">
            <text:p>Santander</text:p>
          </table:table-cell>
          <table:table-cell office:value-type="float" office:value="6.6989229999999997" table:style-name="ce1">
            <text:p>6.698923</text:p>
          </table:table-cell>
          <table:table-cell office:value-type="float" office:value="-73.511598000000006" table:style-name="ce1">
            <text:p>-73.511598</text:p>
          </table:table-cell>
          <table:table-cell table:number-columns-repeated="16378"/>
        </table:table-row>
        <table:table-row table:style-name="ro1">
          <table:table-cell office:value-type="float" office:value="68245" table:style-name="ce1">
            <text:p>68245</text:p>
          </table:table-cell>
          <table:table-cell office:value-type="string" table:style-name="ce1">
            <text:p>El Guacamay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4];[Depto.A$2:.B$34];2;1)" table:style-name="ce1">
            <text:p>Santander</text:p>
          </table:table-cell>
          <table:table-cell office:value-type="float" office:value="6.2450510000000001" table:style-name="ce1">
            <text:p>6.245051</text:p>
          </table:table-cell>
          <table:table-cell office:value-type="float" office:value="-73.497651000000005" table:style-name="ce1">
            <text:p>-73.497651</text:p>
          </table:table-cell>
          <table:table-cell table:number-columns-repeated="16378"/>
        </table:table-row>
        <table:table-row table:style-name="ro1">
          <table:table-cell office:value-type="float" office:value="68250" table:style-name="ce1">
            <text:p>68250</text:p>
          </table:table-cell>
          <table:table-cell office:value-type="string" table:style-name="ce1">
            <text:p>El Peñ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5];[Depto.A$2:.B$34];2;1)" table:style-name="ce1">
            <text:p>Santander</text:p>
          </table:table-cell>
          <table:table-cell office:value-type="float" office:value="6.0564309999999999" table:style-name="ce1">
            <text:p>6.056431</text:p>
          </table:table-cell>
          <table:table-cell office:value-type="float" office:value="-73.814221000000003" table:style-name="ce1">
            <text:p>-73.814221</text:p>
          </table:table-cell>
          <table:table-cell table:number-columns-repeated="16378"/>
        </table:table-row>
        <table:table-row table:style-name="ro1">
          <table:table-cell office:value-type="float" office:value="68255" table:style-name="ce1">
            <text:p>68255</text:p>
          </table:table-cell>
          <table:table-cell office:value-type="string" table:style-name="ce1">
            <text:p>El Play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6];[Depto.A$2:.B$34];2;1)" table:style-name="ce1">
            <text:p>Santander</text:p>
          </table:table-cell>
          <table:table-cell office:value-type="float" office:value="7.4704980000000001" table:style-name="ce1">
            <text:p>7.470498</text:p>
          </table:table-cell>
          <table:table-cell office:value-type="float" office:value="-73.203210999999996" table:style-name="ce1">
            <text:p>-73.203211</text:p>
          </table:table-cell>
          <table:table-cell table:number-columns-repeated="16378"/>
        </table:table-row>
        <table:table-row table:style-name="ro1">
          <table:table-cell office:value-type="float" office:value="68264" table:style-name="ce1">
            <text:p>68264</text:p>
          </table:table-cell>
          <table:table-cell office:value-type="string" table:style-name="ce1">
            <text:p>Encin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7];[Depto.A$2:.B$34];2;1)" table:style-name="ce1">
            <text:p>Santander</text:p>
          </table:table-cell>
          <table:table-cell office:value-type="float" office:value="6.1369400000000001" table:style-name="ce1">
            <text:p>6.13694</text:p>
          </table:table-cell>
          <table:table-cell office:value-type="float" office:value="-73.098309999999998" table:style-name="ce1">
            <text:p>-73.09831</text:p>
          </table:table-cell>
          <table:table-cell table:number-columns-repeated="16378"/>
        </table:table-row>
        <table:table-row table:style-name="ro1">
          <table:table-cell office:value-type="float" office:value="68266" table:style-name="ce1">
            <text:p>68266</text:p>
          </table:table-cell>
          <table:table-cell office:value-type="string" table:style-name="ce1">
            <text:p>Encis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8];[Depto.A$2:.B$34];2;1)" table:style-name="ce1">
            <text:p>Santander</text:p>
          </table:table-cell>
          <table:table-cell office:value-type="float" office:value="6.6675599999999999" table:style-name="ce1">
            <text:p>6.66756</text:p>
          </table:table-cell>
          <table:table-cell office:value-type="float" office:value="-72.700010000000006" table:style-name="ce1">
            <text:p>-72.70001</text:p>
          </table:table-cell>
          <table:table-cell table:number-columns-repeated="16378"/>
        </table:table-row>
        <table:table-row table:style-name="ro1">
          <table:table-cell office:value-type="float" office:value="68271" table:style-name="ce1">
            <text:p>68271</text:p>
          </table:table-cell>
          <table:table-cell office:value-type="string" table:style-name="ce1">
            <text:p>Floriá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9];[Depto.A$2:.B$34];2;1)" table:style-name="ce1">
            <text:p>Santander</text:p>
          </table:table-cell>
          <table:table-cell office:value-type="float" office:value="5.803248" table:style-name="ce1">
            <text:p>5.803248</text:p>
          </table:table-cell>
          <table:table-cell office:value-type="float" office:value="-73.970703" table:style-name="ce1">
            <text:p>-73.970703</text:p>
          </table:table-cell>
          <table:table-cell table:number-columns-repeated="16378"/>
        </table:table-row>
        <table:table-row table:style-name="ro1">
          <table:table-cell office:value-type="float" office:value="68276" table:style-name="ce1">
            <text:p>68276</text:p>
          </table:table-cell>
          <table:table-cell office:value-type="string" table:style-name="ce1">
            <text:p>Floridablanc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0];[Depto.A$2:.B$34];2;1)" table:style-name="ce1">
            <text:p>Santander</text:p>
          </table:table-cell>
          <table:table-cell office:value-type="float" office:value="7.0723921000000001" table:style-name="ce1">
            <text:p>7.0723921</text:p>
          </table:table-cell>
          <table:table-cell office:value-type="float" office:value="-73.106969300000003" table:style-name="ce1">
            <text:p>-73.1069693</text:p>
          </table:table-cell>
          <table:table-cell table:number-columns-repeated="16378"/>
        </table:table-row>
        <table:table-row table:style-name="ro1">
          <table:table-cell office:value-type="float" office:value="68296" table:style-name="ce1">
            <text:p>68296</text:p>
          </table:table-cell>
          <table:table-cell office:value-type="string" table:style-name="ce1">
            <text:p>Galá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1];[Depto.A$2:.B$34];2;1)" table:style-name="ce1">
            <text:p>Santander</text:p>
          </table:table-cell>
          <table:table-cell office:value-type="float" office:value="6.6394970000000004" table:style-name="ce1">
            <text:p>6.639497</text:p>
          </table:table-cell>
          <table:table-cell office:value-type="float" office:value="-73.287406000000004" table:style-name="ce1">
            <text:p>-73.287406</text:p>
          </table:table-cell>
          <table:table-cell table:number-columns-repeated="16378"/>
        </table:table-row>
        <table:table-row table:style-name="ro1">
          <table:table-cell office:value-type="float" office:value="68298" table:style-name="ce1">
            <text:p>68298</text:p>
          </table:table-cell>
          <table:table-cell office:value-type="string" table:style-name="ce1">
            <text:p>Gambi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2];[Depto.A$2:.B$34];2;1)" table:style-name="ce1">
            <text:p>Santander</text:p>
          </table:table-cell>
          <table:table-cell office:value-type="float" office:value="5.9456049000000002" table:style-name="ce1">
            <text:p>5.9456049</text:p>
          </table:table-cell>
          <table:table-cell office:value-type="float" office:value="-73.344306000000003" table:style-name="ce1">
            <text:p>-73.344306</text:p>
          </table:table-cell>
          <table:table-cell table:number-columns-repeated="16378"/>
        </table:table-row>
        <table:table-row table:style-name="ro1">
          <table:table-cell office:value-type="float" office:value="68307" table:style-name="ce1">
            <text:p>68307</text:p>
          </table:table-cell>
          <table:table-cell office:value-type="string" table:style-name="ce1">
            <text:p>Gir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3];[Depto.A$2:.B$34];2;1)" table:style-name="ce1">
            <text:p>Santander</text:p>
          </table:table-cell>
          <table:table-cell office:value-type="float" office:value="7.0739678000000001" table:style-name="ce1">
            <text:p>7.0739678</text:p>
          </table:table-cell>
          <table:table-cell office:value-type="float" office:value="-73.169265199999998" table:style-name="ce1">
            <text:p>-73.1692652</text:p>
          </table:table-cell>
          <table:table-cell table:number-columns-repeated="16378"/>
        </table:table-row>
        <table:table-row table:style-name="ro1">
          <table:table-cell office:value-type="float" office:value="68318" table:style-name="ce1">
            <text:p>68318</text:p>
          </table:table-cell>
          <table:table-cell office:value-type="string" table:style-name="ce1">
            <text:p>Guac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4];[Depto.A$2:.B$34];2;1)" table:style-name="ce1">
            <text:p>Santander</text:p>
          </table:table-cell>
          <table:table-cell office:value-type="float" office:value="6.8762270000000001" table:style-name="ce1">
            <text:p>6.876227</text:p>
          </table:table-cell>
          <table:table-cell office:value-type="float" office:value="-72.856218999999996" table:style-name="ce1">
            <text:p>-72.856219</text:p>
          </table:table-cell>
          <table:table-cell table:number-columns-repeated="16378"/>
        </table:table-row>
        <table:table-row table:style-name="ro1">
          <table:table-cell office:value-type="float" office:value="68320" table:style-name="ce1">
            <text:p>68320</text:p>
          </table:table-cell>
          <table:table-cell office:value-type="string" table:style-name="ce1">
            <text:p>Guadalupe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5];[Depto.A$2:.B$34];2;1)" table:style-name="ce1">
            <text:p>Santander</text:p>
          </table:table-cell>
          <table:table-cell office:value-type="float" office:value="6.2460490000000002" table:style-name="ce1">
            <text:p>6.246049</text:p>
          </table:table-cell>
          <table:table-cell office:value-type="float" office:value="-73.418739000000002" table:style-name="ce1">
            <text:p>-73.418739</text:p>
          </table:table-cell>
          <table:table-cell table:number-columns-repeated="16378"/>
        </table:table-row>
        <table:table-row table:style-name="ro1">
          <table:table-cell office:value-type="float" office:value="68322" table:style-name="ce1">
            <text:p>68322</text:p>
          </table:table-cell>
          <table:table-cell office:value-type="string" table:style-name="ce1">
            <text:p>Guapo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6];[Depto.A$2:.B$34];2;1)" table:style-name="ce1">
            <text:p>Santander</text:p>
          </table:table-cell>
          <table:table-cell office:value-type="float" office:value="6.3081519999999998" table:style-name="ce1">
            <text:p>6.308152</text:p>
          </table:table-cell>
          <table:table-cell office:value-type="float" office:value="-73.320958000000005" table:style-name="ce1">
            <text:p>-73.320958</text:p>
          </table:table-cell>
          <table:table-cell table:number-columns-repeated="16378"/>
        </table:table-row>
        <table:table-row table:style-name="ro1">
          <table:table-cell office:value-type="float" office:value="68324" table:style-name="ce1">
            <text:p>68324</text:p>
          </table:table-cell>
          <table:table-cell office:value-type="string" table:style-name="ce1">
            <text:p>Guava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7];[Depto.A$2:.B$34];2;1)" table:style-name="ce1">
            <text:p>Santander</text:p>
          </table:table-cell>
          <table:table-cell office:value-type="float" office:value="5.9552250000000004" table:style-name="ce1">
            <text:p>5.955225</text:p>
          </table:table-cell>
          <table:table-cell office:value-type="float" office:value="-73.701640999999995" table:style-name="ce1">
            <text:p>-73.701641</text:p>
          </table:table-cell>
          <table:table-cell table:number-columns-repeated="16378"/>
        </table:table-row>
        <table:table-row table:style-name="ro1">
          <table:table-cell office:value-type="float" office:value="68327" table:style-name="ce1">
            <text:p>68327</text:p>
          </table:table-cell>
          <table:table-cell office:value-type="string" table:style-name="ce1">
            <text:p>Güeps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8];[Depto.A$2:.B$34];2;1)" table:style-name="ce1">
            <text:p>Santander</text:p>
          </table:table-cell>
          <table:table-cell office:value-type="float" office:value="6.0220089999999997" table:style-name="ce1">
            <text:p>6.022009</text:p>
          </table:table-cell>
          <table:table-cell office:value-type="float" office:value="-73.569089000000005" table:style-name="ce1">
            <text:p>-73.569089</text:p>
          </table:table-cell>
          <table:table-cell table:number-columns-repeated="16378"/>
        </table:table-row>
        <table:table-row table:style-name="ro1">
          <table:table-cell office:value-type="float" office:value="68344" table:style-name="ce1">
            <text:p>68344</text:p>
          </table:table-cell>
          <table:table-cell office:value-type="string" table:style-name="ce1">
            <text:p>Hat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9];[Depto.A$2:.B$34];2;1)" table:style-name="ce1">
            <text:p>Santander</text:p>
          </table:table-cell>
          <table:table-cell office:value-type="float" office:value="6.5440779999999998" table:style-name="ce1">
            <text:p>6.544078</text:p>
          </table:table-cell>
          <table:table-cell office:value-type="float" office:value="-73.308154000000002" table:style-name="ce1">
            <text:p>-73.308154</text:p>
          </table:table-cell>
          <table:table-cell table:number-columns-repeated="16378"/>
        </table:table-row>
        <table:table-row table:style-name="ro1">
          <table:table-cell office:value-type="float" office:value="68368" table:style-name="ce1">
            <text:p>68368</text:p>
          </table:table-cell>
          <table:table-cell office:value-type="string" table:style-name="ce1">
            <text:p>Jesús Marí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0];[Depto.A$2:.B$34];2;1)" table:style-name="ce1">
            <text:p>Santander</text:p>
          </table:table-cell>
          <table:table-cell office:value-type="float" office:value="5.876811" table:style-name="ce1">
            <text:p>5.876811</text:p>
          </table:table-cell>
          <table:table-cell office:value-type="float" office:value="-73.782881000000003" table:style-name="ce1">
            <text:p>-73.782881</text:p>
          </table:table-cell>
          <table:table-cell table:number-columns-repeated="16378"/>
        </table:table-row>
        <table:table-row table:style-name="ro1">
          <table:table-cell office:value-type="float" office:value="68370" table:style-name="ce1">
            <text:p>68370</text:p>
          </table:table-cell>
          <table:table-cell office:value-type="string" table:style-name="ce1">
            <text:p>Jordá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1];[Depto.A$2:.B$34];2;1)" table:style-name="ce1">
            <text:p>Santander</text:p>
          </table:table-cell>
          <table:table-cell office:value-type="float" office:value="6.7319599999999999" table:style-name="ce1">
            <text:p>6.73196</text:p>
          </table:table-cell>
          <table:table-cell office:value-type="float" office:value="-73.09693" table:style-name="ce1">
            <text:p>-73.09693</text:p>
          </table:table-cell>
          <table:table-cell table:number-columns-repeated="16378"/>
        </table:table-row>
        <table:table-row table:style-name="ro1">
          <table:table-cell office:value-type="float" office:value="68377" table:style-name="ce1">
            <text:p>68377</text:p>
          </table:table-cell>
          <table:table-cell office:value-type="string" table:style-name="ce1">
            <text:p>La Bellez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2];[Depto.A$2:.B$34];2;1)" table:style-name="ce1">
            <text:p>Santander</text:p>
          </table:table-cell>
          <table:table-cell office:value-type="float" office:value="5.8594150000000003" table:style-name="ce1">
            <text:p>5.859415</text:p>
          </table:table-cell>
          <table:table-cell office:value-type="float" office:value="-73.965095000000005" table:style-name="ce1">
            <text:p>-73.965095</text:p>
          </table:table-cell>
          <table:table-cell table:number-columns-repeated="16378"/>
        </table:table-row>
        <table:table-row table:style-name="ro1">
          <table:table-cell office:value-type="float" office:value="68385" table:style-name="ce1">
            <text:p>68385</text:p>
          </table:table-cell>
          <table:table-cell office:value-type="string" table:style-name="ce1">
            <text:p>Landázuri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3];[Depto.A$2:.B$34];2;1)" table:style-name="ce1">
            <text:p>Santander</text:p>
          </table:table-cell>
          <table:table-cell office:value-type="float" office:value="6.2194589000000002" table:style-name="ce1">
            <text:p>6.2194589</text:p>
          </table:table-cell>
          <table:table-cell office:value-type="float" office:value="-73.809258" table:style-name="ce1">
            <text:p>-73.809258</text:p>
          </table:table-cell>
          <table:table-cell table:number-columns-repeated="16378"/>
        </table:table-row>
        <table:table-row table:style-name="ro1">
          <table:table-cell office:value-type="float" office:value="68397" table:style-name="ce1">
            <text:p>68397</text:p>
          </table:table-cell>
          <table:table-cell office:value-type="string" table:style-name="ce1">
            <text:p>La Paz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4];[Depto.A$2:.B$34];2;1)" table:style-name="ce1">
            <text:p>Santander</text:p>
          </table:table-cell>
          <table:table-cell office:value-type="float" office:value="6.1898099000000002" table:style-name="ce1">
            <text:p>6.1898099</text:p>
          </table:table-cell>
          <table:table-cell office:value-type="float" office:value="-73.575850000000003" table:style-name="ce1">
            <text:p>-73.57585</text:p>
          </table:table-cell>
          <table:table-cell table:number-columns-repeated="16378"/>
        </table:table-row>
        <table:table-row table:style-name="ro1">
          <table:table-cell office:value-type="float" office:value="68406" table:style-name="ce1">
            <text:p>68406</text:p>
          </table:table-cell>
          <table:table-cell office:value-type="string" table:style-name="ce1">
            <text:p>Lebríj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5];[Depto.A$2:.B$34];2;1)" table:style-name="ce1">
            <text:p>Santander</text:p>
          </table:table-cell>
          <table:table-cell office:value-type="float" office:value="7.1113419999999996" table:style-name="ce1">
            <text:p>7.111342</text:p>
          </table:table-cell>
          <table:table-cell office:value-type="float" office:value="-73.216672000000003" table:style-name="ce1">
            <text:p>-73.216672</text:p>
          </table:table-cell>
          <table:table-cell table:number-columns-repeated="16378"/>
        </table:table-row>
        <table:table-row table:style-name="ro1">
          <table:table-cell office:value-type="float" office:value="68418" table:style-name="ce1">
            <text:p>68418</text:p>
          </table:table-cell>
          <table:table-cell office:value-type="string" table:style-name="ce1">
            <text:p>Los Santo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6];[Depto.A$2:.B$34];2;1)" table:style-name="ce1">
            <text:p>Santander</text:p>
          </table:table-cell>
          <table:table-cell office:value-type="float" office:value="6.7557340000000003" table:style-name="ce1">
            <text:p>6.755734</text:p>
          </table:table-cell>
          <table:table-cell office:value-type="float" office:value="-73.102305000000001" table:style-name="ce1">
            <text:p>-73.102305</text:p>
          </table:table-cell>
          <table:table-cell table:number-columns-repeated="16378"/>
        </table:table-row>
        <table:table-row table:style-name="ro1">
          <table:table-cell office:value-type="float" office:value="68425" table:style-name="ce1">
            <text:p>68425</text:p>
          </table:table-cell>
          <table:table-cell office:value-type="string" table:style-name="ce1">
            <text:p>Macaravi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7];[Depto.A$2:.B$34];2;1)" table:style-name="ce1">
            <text:p>Santander</text:p>
          </table:table-cell>
          <table:table-cell office:value-type="float" office:value="6.5061400000000003" table:style-name="ce1">
            <text:p>6.50614</text:p>
          </table:table-cell>
          <table:table-cell office:value-type="float" office:value="-72.592590000000001" table:style-name="ce1">
            <text:p>-72.59259</text:p>
          </table:table-cell>
          <table:table-cell table:number-columns-repeated="16378"/>
        </table:table-row>
        <table:table-row table:style-name="ro1">
          <table:table-cell office:value-type="float" office:value="68432" table:style-name="ce1">
            <text:p>68432</text:p>
          </table:table-cell>
          <table:table-cell office:value-type="string" table:style-name="ce1">
            <text:p>Málag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8];[Depto.A$2:.B$34];2;1)" table:style-name="ce1">
            <text:p>Santander</text:p>
          </table:table-cell>
          <table:table-cell office:value-type="float" office:value="6.7038580000000003" table:style-name="ce1">
            <text:p>6.703858</text:p>
          </table:table-cell>
          <table:table-cell office:value-type="float" office:value="-72.729890999999995" table:style-name="ce1">
            <text:p>-72.729891</text:p>
          </table:table-cell>
          <table:table-cell table:number-columns-repeated="16378"/>
        </table:table-row>
        <table:table-row table:style-name="ro1">
          <table:table-cell office:value-type="float" office:value="68444" table:style-name="ce1">
            <text:p>68444</text:p>
          </table:table-cell>
          <table:table-cell office:value-type="string" table:style-name="ce1">
            <text:p>Matanz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9];[Depto.A$2:.B$34];2;1)" table:style-name="ce1">
            <text:p>Santander</text:p>
          </table:table-cell>
          <table:table-cell office:value-type="float" office:value="7.3227799999999998" table:style-name="ce1">
            <text:p>7.32278</text:p>
          </table:table-cell>
          <table:table-cell office:value-type="float" office:value="-73.015957999999998" table:style-name="ce1">
            <text:p>-73.015958</text:p>
          </table:table-cell>
          <table:table-cell table:number-columns-repeated="16378"/>
        </table:table-row>
        <table:table-row table:style-name="ro1">
          <table:table-cell office:value-type="float" office:value="68464" table:style-name="ce1">
            <text:p>68464</text:p>
          </table:table-cell>
          <table:table-cell office:value-type="string" table:style-name="ce1">
            <text:p>Mogote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0];[Depto.A$2:.B$34];2;1)" table:style-name="ce1">
            <text:p>Santander</text:p>
          </table:table-cell>
          <table:table-cell office:value-type="float" office:value="6.4748669999999997" table:style-name="ce1">
            <text:p>6.474867</text:p>
          </table:table-cell>
          <table:table-cell office:value-type="float" office:value="-72.970517000000001" table:style-name="ce1">
            <text:p>-72.970517</text:p>
          </table:table-cell>
          <table:table-cell table:number-columns-repeated="16378"/>
        </table:table-row>
        <table:table-row table:style-name="ro1">
          <table:table-cell office:value-type="float" office:value="68468" table:style-name="ce1">
            <text:p>68468</text:p>
          </table:table-cell>
          <table:table-cell office:value-type="string" table:style-name="ce1">
            <text:p>Molagavi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1];[Depto.A$2:.B$34];2;1)" table:style-name="ce1">
            <text:p>Santander</text:p>
          </table:table-cell>
          <table:table-cell office:value-type="float" office:value="6.674385" table:style-name="ce1">
            <text:p>6.674385</text:p>
          </table:table-cell>
          <table:table-cell office:value-type="float" office:value="-72.809267000000006" table:style-name="ce1">
            <text:p>-72.809267</text:p>
          </table:table-cell>
          <table:table-cell table:number-columns-repeated="16378"/>
        </table:table-row>
        <table:table-row table:style-name="ro1">
          <table:table-cell office:value-type="float" office:value="68498" table:style-name="ce1">
            <text:p>68498</text:p>
          </table:table-cell>
          <table:table-cell office:value-type="string" table:style-name="ce1">
            <text:p>Ocamonte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2];[Depto.A$2:.B$34];2;1)" table:style-name="ce1">
            <text:p>Santander</text:p>
          </table:table-cell>
          <table:table-cell office:value-type="float" office:value="6.3397800000000002" table:style-name="ce1">
            <text:p>6.33978</text:p>
          </table:table-cell>
          <table:table-cell office:value-type="float" office:value="-73.122163" table:style-name="ce1">
            <text:p>-73.122163</text:p>
          </table:table-cell>
          <table:table-cell table:number-columns-repeated="16378"/>
        </table:table-row>
        <table:table-row table:style-name="ro1">
          <table:table-cell office:value-type="float" office:value="68500" table:style-name="ce1">
            <text:p>68500</text:p>
          </table:table-cell>
          <table:table-cell office:value-type="string" table:style-name="ce1">
            <text:p>Oib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3];[Depto.A$2:.B$34];2;1)" table:style-name="ce1">
            <text:p>Santander</text:p>
          </table:table-cell>
          <table:table-cell office:value-type="float" office:value="6.2646699999999997" table:style-name="ce1">
            <text:p>6.26467</text:p>
          </table:table-cell>
          <table:table-cell office:value-type="float" office:value="-73.298379999999995" table:style-name="ce1">
            <text:p>-73.29838</text:p>
          </table:table-cell>
          <table:table-cell table:number-columns-repeated="16378"/>
        </table:table-row>
        <table:table-row table:style-name="ro1">
          <table:table-cell office:value-type="float" office:value="68502" table:style-name="ce1">
            <text:p>68502</text:p>
          </table:table-cell>
          <table:table-cell office:value-type="string" table:style-name="ce1">
            <text:p>Onzag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4];[Depto.A$2:.B$34];2;1)" table:style-name="ce1">
            <text:p>Santander</text:p>
          </table:table-cell>
          <table:table-cell office:value-type="float" office:value="6.3438470000000002" table:style-name="ce1">
            <text:p>6.343847</text:p>
          </table:table-cell>
          <table:table-cell office:value-type="float" office:value="-72.814791999999997" table:style-name="ce1">
            <text:p>-72.814792</text:p>
          </table:table-cell>
          <table:table-cell table:number-columns-repeated="16378"/>
        </table:table-row>
        <table:table-row table:style-name="ro1">
          <table:table-cell office:value-type="float" office:value="68522" table:style-name="ce1">
            <text:p>68522</text:p>
          </table:table-cell>
          <table:table-cell office:value-type="string" table:style-name="ce1">
            <text:p>Palmar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5];[Depto.A$2:.B$34];2;1)" table:style-name="ce1">
            <text:p>Santander</text:p>
          </table:table-cell>
          <table:table-cell office:value-type="float" office:value="6.5387959000000002" table:style-name="ce1">
            <text:p>6.5387959</text:p>
          </table:table-cell>
          <table:table-cell office:value-type="float" office:value="-73.291148000000007" table:style-name="ce1">
            <text:p>-73.291148</text:p>
          </table:table-cell>
          <table:table-cell table:number-columns-repeated="16378"/>
        </table:table-row>
        <table:table-row table:style-name="ro1">
          <table:table-cell office:value-type="float" office:value="68524" table:style-name="ce1">
            <text:p>68524</text:p>
          </table:table-cell>
          <table:table-cell office:value-type="string" table:style-name="ce1">
            <text:p>Palmas del Socorr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6];[Depto.A$2:.B$34];2;1)" table:style-name="ce1">
            <text:p>Santander</text:p>
          </table:table-cell>
          <table:table-cell office:value-type="float" office:value="6.4058558000000003" table:style-name="ce1">
            <text:p>6.4058558</text:p>
          </table:table-cell>
          <table:table-cell office:value-type="float" office:value="-73.287592900000007" table:style-name="ce1">
            <text:p>-73.2875929</text:p>
          </table:table-cell>
          <table:table-cell table:number-columns-repeated="16378"/>
        </table:table-row>
        <table:table-row table:style-name="ro1">
          <table:table-cell office:value-type="float" office:value="68533" table:style-name="ce1">
            <text:p>68533</text:p>
          </table:table-cell>
          <table:table-cell office:value-type="string" table:style-name="ce1">
            <text:p>Páram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7];[Depto.A$2:.B$34];2;1)" table:style-name="ce1">
            <text:p>Santander</text:p>
          </table:table-cell>
          <table:table-cell office:value-type="float" office:value="6.4168859999999999" table:style-name="ce1">
            <text:p>6.416886</text:p>
          </table:table-cell>
          <table:table-cell office:value-type="float" office:value="-73.170777000000001" table:style-name="ce1">
            <text:p>-73.170777</text:p>
          </table:table-cell>
          <table:table-cell table:number-columns-repeated="16378"/>
        </table:table-row>
        <table:table-row table:style-name="ro1">
          <table:table-cell office:value-type="float" office:value="68547" table:style-name="ce1">
            <text:p>68547</text:p>
          </table:table-cell>
          <table:table-cell office:value-type="string" table:style-name="ce1">
            <text:p>Piedecues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8];[Depto.A$2:.B$34];2;1)" table:style-name="ce1">
            <text:p>Santander</text:p>
          </table:table-cell>
          <table:table-cell office:value-type="float" office:value="6.9915390000000004" table:style-name="ce1">
            <text:p>6.991539</text:p>
          </table:table-cell>
          <table:table-cell office:value-type="float" office:value="-73.053998000000007" table:style-name="ce1">
            <text:p>-73.053998</text:p>
          </table:table-cell>
          <table:table-cell table:number-columns-repeated="16378"/>
        </table:table-row>
        <table:table-row table:style-name="ro1">
          <table:table-cell office:value-type="float" office:value="68549" table:style-name="ce1">
            <text:p>68549</text:p>
          </table:table-cell>
          <table:table-cell office:value-type="string" table:style-name="ce1">
            <text:p>Pinchote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9];[Depto.A$2:.B$34];2;1)" table:style-name="ce1">
            <text:p>Santander</text:p>
          </table:table-cell>
          <table:table-cell office:value-type="float" office:value="6.53247" table:style-name="ce1">
            <text:p>6.53247</text:p>
          </table:table-cell>
          <table:table-cell office:value-type="float" office:value="-73.172700000000006" table:style-name="ce1">
            <text:p>-73.1727</text:p>
          </table:table-cell>
          <table:table-cell table:number-columns-repeated="16378"/>
        </table:table-row>
        <table:table-row table:style-name="ro1">
          <table:table-cell office:value-type="float" office:value="68572" table:style-name="ce1">
            <text:p>68572</text:p>
          </table:table-cell>
          <table:table-cell office:value-type="string" table:style-name="ce1">
            <text:p>Puente Nacional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0];[Depto.A$2:.B$34];2;1)" table:style-name="ce1">
            <text:p>Santander</text:p>
          </table:table-cell>
          <table:table-cell office:value-type="float" office:value="5.8779269999999997" table:style-name="ce1">
            <text:p>5.877927</text:p>
          </table:table-cell>
          <table:table-cell office:value-type="float" office:value="-73.677634999999995" table:style-name="ce1">
            <text:p>-73.677635</text:p>
          </table:table-cell>
          <table:table-cell table:number-columns-repeated="16378"/>
        </table:table-row>
        <table:table-row table:style-name="ro1">
          <table:table-cell office:value-type="float" office:value="68573" table:style-name="ce1">
            <text:p>68573</text:p>
          </table:table-cell>
          <table:table-cell office:value-type="string" table:style-name="ce1">
            <text:p>Puerto Par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1];[Depto.A$2:.B$34];2;1)" table:style-name="ce1">
            <text:p>Santander</text:p>
          </table:table-cell>
          <table:table-cell office:value-type="float" office:value="6.6507969999999998" table:style-name="ce1">
            <text:p>6.650797</text:p>
          </table:table-cell>
          <table:table-cell office:value-type="float" office:value="-74.055933899999999" table:style-name="ce1">
            <text:p>-74.0559339</text:p>
          </table:table-cell>
          <table:table-cell table:number-columns-repeated="16378"/>
        </table:table-row>
        <table:table-row table:style-name="ro1">
          <table:table-cell office:value-type="float" office:value="68575" table:style-name="ce1">
            <text:p>68575</text:p>
          </table:table-cell>
          <table:table-cell office:value-type="string" table:style-name="ce1">
            <text:p>Puerto Wilche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2];[Depto.A$2:.B$34];2;1)" table:style-name="ce1">
            <text:p>Santander</text:p>
          </table:table-cell>
          <table:table-cell office:value-type="float" office:value="7.3387500000000001" table:style-name="ce1">
            <text:p>7.33875</text:p>
          </table:table-cell>
          <table:table-cell office:value-type="float" office:value="-73.905454000000006" table:style-name="ce1">
            <text:p>-73.905454</text:p>
          </table:table-cell>
          <table:table-cell table:number-columns-repeated="16378"/>
        </table:table-row>
        <table:table-row table:style-name="ro1">
          <table:table-cell office:value-type="float" office:value="68615" table:style-name="ce1">
            <text:p>68615</text:p>
          </table:table-cell>
          <table:table-cell office:value-type="string" table:style-name="ce1">
            <text:p>Rionegr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3];[Depto.A$2:.B$34];2;1)" table:style-name="ce1">
            <text:p>Santander</text:p>
          </table:table-cell>
          <table:table-cell office:value-type="float" office:value="7.1536400000000002" table:style-name="ce1">
            <text:p>7.15364</text:p>
          </table:table-cell>
          <table:table-cell office:value-type="float" office:value="-73.153580000000005" table:style-name="ce1">
            <text:p>-73.15358</text:p>
          </table:table-cell>
          <table:table-cell table:number-columns-repeated="16378"/>
        </table:table-row>
        <table:table-row table:style-name="ro1">
          <table:table-cell office:value-type="float" office:value="68655" table:style-name="ce1">
            <text:p>68655</text:p>
          </table:table-cell>
          <table:table-cell office:value-type="string" table:style-name="ce1">
            <text:p>Sabana de Torre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4];[Depto.A$2:.B$34];2;1)" table:style-name="ce1">
            <text:p>Santander</text:p>
          </table:table-cell>
          <table:table-cell office:value-type="float" office:value="7.3947919999999998" table:style-name="ce1">
            <text:p>7.394792</text:p>
          </table:table-cell>
          <table:table-cell office:value-type="float" office:value="-73.500055000000003" table:style-name="ce1">
            <text:p>-73.500055</text:p>
          </table:table-cell>
          <table:table-cell table:number-columns-repeated="16378"/>
        </table:table-row>
        <table:table-row table:style-name="ro1">
          <table:table-cell office:value-type="float" office:value="68669" table:style-name="ce1">
            <text:p>68669</text:p>
          </table:table-cell>
          <table:table-cell office:value-type="string" table:style-name="ce1">
            <text:p>San André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5];[Depto.A$2:.B$34];2;1)" table:style-name="ce1">
            <text:p>Santander</text:p>
          </table:table-cell>
          <table:table-cell office:value-type="float" office:value="6.8118879999999997" table:style-name="ce1">
            <text:p>6.811888</text:p>
          </table:table-cell>
          <table:table-cell office:value-type="float" office:value="-72.848241999999999" table:style-name="ce1">
            <text:p>-72.848242</text:p>
          </table:table-cell>
          <table:table-cell table:number-columns-repeated="16378"/>
        </table:table-row>
        <table:table-row table:style-name="ro1">
          <table:table-cell office:value-type="float" office:value="68673" table:style-name="ce1">
            <text:p>68673</text:p>
          </table:table-cell>
          <table:table-cell office:value-type="string" table:style-name="ce1">
            <text:p>San Benit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6];[Depto.A$2:.B$34];2;1)" table:style-name="ce1">
            <text:p>Santander</text:p>
          </table:table-cell>
          <table:table-cell office:value-type="float" office:value="6.1271599999999999" table:style-name="ce1">
            <text:p>6.12716</text:p>
          </table:table-cell>
          <table:table-cell office:value-type="float" office:value="-73.509710999999996" table:style-name="ce1">
            <text:p>-73.509711</text:p>
          </table:table-cell>
          <table:table-cell table:number-columns-repeated="16378"/>
        </table:table-row>
        <table:table-row table:style-name="ro1">
          <table:table-cell office:value-type="float" office:value="68679" table:style-name="ce1">
            <text:p>68679</text:p>
          </table:table-cell>
          <table:table-cell office:value-type="string" table:style-name="ce1">
            <text:p>San Gil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7];[Depto.A$2:.B$34];2;1)" table:style-name="ce1">
            <text:p>Santander</text:p>
          </table:table-cell>
          <table:table-cell office:value-type="float" office:value="6.554824" table:style-name="ce1">
            <text:p>6.554824</text:p>
          </table:table-cell>
          <table:table-cell office:value-type="float" office:value="-73.134119999999996" table:style-name="ce1">
            <text:p>-73.13412</text:p>
          </table:table-cell>
          <table:table-cell table:number-columns-repeated="16378"/>
        </table:table-row>
        <table:table-row table:style-name="ro1">
          <table:table-cell office:value-type="float" office:value="68682" table:style-name="ce1">
            <text:p>68682</text:p>
          </table:table-cell>
          <table:table-cell office:value-type="string" table:style-name="ce1">
            <text:p>San Joaquí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8];[Depto.A$2:.B$34];2;1)" table:style-name="ce1">
            <text:p>Santander</text:p>
          </table:table-cell>
          <table:table-cell office:value-type="float" office:value="6.4278029999999999" table:style-name="ce1">
            <text:p>6.427803</text:p>
          </table:table-cell>
          <table:table-cell office:value-type="float" office:value="-72.868082000000001" table:style-name="ce1">
            <text:p>-72.868082</text:p>
          </table:table-cell>
          <table:table-cell table:number-columns-repeated="16378"/>
        </table:table-row>
        <table:table-row table:style-name="ro1">
          <table:table-cell office:value-type="float" office:value="68684" table:style-name="ce1">
            <text:p>68684</text:p>
          </table:table-cell>
          <table:table-cell office:value-type="string" table:style-name="ce1">
            <text:p>San José de Mirand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9];[Depto.A$2:.B$34];2;1)" table:style-name="ce1">
            <text:p>Santander</text:p>
          </table:table-cell>
          <table:table-cell office:value-type="float" office:value="6.658614" table:style-name="ce1">
            <text:p>6.658614</text:p>
          </table:table-cell>
          <table:table-cell office:value-type="float" office:value="-72.733350999999999" table:style-name="ce1">
            <text:p>-72.733351</text:p>
          </table:table-cell>
          <table:table-cell table:number-columns-repeated="16378"/>
        </table:table-row>
        <table:table-row table:style-name="ro1">
          <table:table-cell office:value-type="float" office:value="68686" table:style-name="ce1">
            <text:p>68686</text:p>
          </table:table-cell>
          <table:table-cell office:value-type="string" table:style-name="ce1">
            <text:p>San Miguel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0];[Depto.A$2:.B$34];2;1)" table:style-name="ce1">
            <text:p>Santander</text:p>
          </table:table-cell>
          <table:table-cell office:value-type="float" office:value="6.5767449999999998" table:style-name="ce1">
            <text:p>6.576745</text:p>
          </table:table-cell>
          <table:table-cell office:value-type="float" office:value="-72.645982000000004" table:style-name="ce1">
            <text:p>-72.645982</text:p>
          </table:table-cell>
          <table:table-cell table:number-columns-repeated="16378"/>
        </table:table-row>
        <table:table-row table:style-name="ro1">
          <table:table-cell office:value-type="float" office:value="68689" table:style-name="ce1">
            <text:p>68689</text:p>
          </table:table-cell>
          <table:table-cell office:value-type="string" table:style-name="ce1">
            <text:p>San Vicente de Chucurí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1];[Depto.A$2:.B$34];2;1)" table:style-name="ce1">
            <text:p>Santander</text:p>
          </table:table-cell>
          <table:table-cell office:value-type="float" office:value="6.8785179999999997" table:style-name="ce1">
            <text:p>6.878518</text:p>
          </table:table-cell>
          <table:table-cell office:value-type="float" office:value="-73.413233000000005" table:style-name="ce1">
            <text:p>-73.413233</text:p>
          </table:table-cell>
          <table:table-cell table:number-columns-repeated="16378"/>
        </table:table-row>
        <table:table-row table:style-name="ro1">
          <table:table-cell office:value-type="float" office:value="68705" table:style-name="ce1">
            <text:p>68705</text:p>
          </table:table-cell>
          <table:table-cell office:value-type="string" table:style-name="ce1">
            <text:p>Santa Bárba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2];[Depto.A$2:.B$34];2;1)" table:style-name="ce1">
            <text:p>Santander</text:p>
          </table:table-cell>
          <table:table-cell office:value-type="float" office:value="6.9905239999999997" table:style-name="ce1">
            <text:p>6.990524</text:p>
          </table:table-cell>
          <table:table-cell office:value-type="float" office:value="-72.906681000000006" table:style-name="ce1">
            <text:p>-72.906681</text:p>
          </table:table-cell>
          <table:table-cell table:number-columns-repeated="16378"/>
        </table:table-row>
        <table:table-row table:style-name="ro1">
          <table:table-cell office:value-type="float" office:value="68720" table:style-name="ce1">
            <text:p>68720</text:p>
          </table:table-cell>
          <table:table-cell office:value-type="string" table:style-name="ce1">
            <text:p>Santa Helena del Op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3];[Depto.A$2:.B$34];2;1)" table:style-name="ce1">
            <text:p>Santander</text:p>
          </table:table-cell>
          <table:table-cell office:value-type="float" office:value="6.3387478000000002" table:style-name="ce1">
            <text:p>6.3387478</text:p>
          </table:table-cell>
          <table:table-cell office:value-type="float" office:value="-73.616457999999994" table:style-name="ce1">
            <text:p>-73.616458</text:p>
          </table:table-cell>
          <table:table-cell table:number-columns-repeated="16378"/>
        </table:table-row>
        <table:table-row table:style-name="ro1">
          <table:table-cell office:value-type="float" office:value="68745" table:style-name="ce1">
            <text:p>68745</text:p>
          </table:table-cell>
          <table:table-cell office:value-type="string" table:style-name="ce1">
            <text:p>Simaco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4];[Depto.A$2:.B$34];2;1)" table:style-name="ce1">
            <text:p>Santander</text:p>
          </table:table-cell>
          <table:table-cell office:value-type="float" office:value="6.4435880000000001" table:style-name="ce1">
            <text:p>6.443588</text:p>
          </table:table-cell>
          <table:table-cell office:value-type="float" office:value="-73.337534000000005" table:style-name="ce1">
            <text:p>-73.337534</text:p>
          </table:table-cell>
          <table:table-cell table:number-columns-repeated="16378"/>
        </table:table-row>
        <table:table-row table:style-name="ro1">
          <table:table-cell office:value-type="float" office:value="68755" table:style-name="ce1">
            <text:p>68755</text:p>
          </table:table-cell>
          <table:table-cell office:value-type="string" table:style-name="ce1">
            <text:p>Socorr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5];[Depto.A$2:.B$34];2;1)" table:style-name="ce1">
            <text:p>Santander</text:p>
          </table:table-cell>
          <table:table-cell office:value-type="float" office:value="6.4686649999999997" table:style-name="ce1">
            <text:p>6.468665</text:p>
          </table:table-cell>
          <table:table-cell office:value-type="float" office:value="-73.264041000000006" table:style-name="ce1">
            <text:p>-73.264041</text:p>
          </table:table-cell>
          <table:table-cell table:number-columns-repeated="16378"/>
        </table:table-row>
        <table:table-row table:style-name="ro1">
          <table:table-cell office:value-type="float" office:value="68770" table:style-name="ce1">
            <text:p>68770</text:p>
          </table:table-cell>
          <table:table-cell office:value-type="string" table:style-name="ce1">
            <text:p>Suai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6];[Depto.A$2:.B$34];2;1)" table:style-name="ce1">
            <text:p>Santander</text:p>
          </table:table-cell>
          <table:table-cell office:value-type="float" office:value="6.0985110000000002" table:style-name="ce1">
            <text:p>6.098511</text:p>
          </table:table-cell>
          <table:table-cell office:value-type="float" office:value="-73.4432379" table:style-name="ce1">
            <text:p>-73.4432379</text:p>
          </table:table-cell>
          <table:table-cell table:number-columns-repeated="16378"/>
        </table:table-row>
        <table:table-row table:style-name="ro1">
          <table:table-cell office:value-type="float" office:value="68773" table:style-name="ce1">
            <text:p>68773</text:p>
          </table:table-cell>
          <table:table-cell office:value-type="string" table:style-name="ce1">
            <text:p>Sucre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7];[Depto.A$2:.B$34];2;1)" table:style-name="ce1">
            <text:p>Santander</text:p>
          </table:table-cell>
          <table:table-cell office:value-type="float" office:value="5.9184599000000002" table:style-name="ce1">
            <text:p>5.9184599</text:p>
          </table:table-cell>
          <table:table-cell office:value-type="float" office:value="-73.791593000000006" table:style-name="ce1">
            <text:p>-73.791593</text:p>
          </table:table-cell>
          <table:table-cell table:number-columns-repeated="16378"/>
        </table:table-row>
        <table:table-row table:style-name="ro1">
          <table:table-cell office:value-type="float" office:value="68780" table:style-name="ce1">
            <text:p>68780</text:p>
          </table:table-cell>
          <table:table-cell office:value-type="string" table:style-name="ce1">
            <text:p>Sura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8];[Depto.A$2:.B$34];2;1)" table:style-name="ce1">
            <text:p>Santander</text:p>
          </table:table-cell>
          <table:table-cell office:value-type="float" office:value="7.3665149999999997" table:style-name="ce1">
            <text:p>7.366515</text:p>
          </table:table-cell>
          <table:table-cell office:value-type="float" office:value="-72.983982999999995" table:style-name="ce1">
            <text:p>-72.983983</text:p>
          </table:table-cell>
          <table:table-cell table:number-columns-repeated="16378"/>
        </table:table-row>
        <table:table-row table:style-name="ro1">
          <table:table-cell office:value-type="float" office:value="68820" table:style-name="ce1">
            <text:p>68820</text:p>
          </table:table-cell>
          <table:table-cell office:value-type="string" table:style-name="ce1">
            <text:p>Ton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9];[Depto.A$2:.B$34];2;1)" table:style-name="ce1">
            <text:p>Santander</text:p>
          </table:table-cell>
          <table:table-cell office:value-type="float" office:value="7.2018300000000002" table:style-name="ce1">
            <text:p>7.20183</text:p>
          </table:table-cell>
          <table:table-cell office:value-type="float" office:value="-72.966757000000001" table:style-name="ce1">
            <text:p>-72.966757</text:p>
          </table:table-cell>
          <table:table-cell table:number-columns-repeated="16378"/>
        </table:table-row>
        <table:table-row table:style-name="ro1">
          <table:table-cell office:value-type="float" office:value="68855" table:style-name="ce1">
            <text:p>68855</text:p>
          </table:table-cell>
          <table:table-cell office:value-type="string" table:style-name="ce1">
            <text:p>Valle de San José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0];[Depto.A$2:.B$34];2;1)" table:style-name="ce1">
            <text:p>Santander</text:p>
          </table:table-cell>
          <table:table-cell office:value-type="float" office:value="6.4481440000000001" table:style-name="ce1">
            <text:p>6.448144</text:p>
          </table:table-cell>
          <table:table-cell office:value-type="float" office:value="-73.143786000000006" table:style-name="ce1">
            <text:p>-73.143786</text:p>
          </table:table-cell>
          <table:table-cell table:number-columns-repeated="16378"/>
        </table:table-row>
        <table:table-row table:style-name="ro1">
          <table:table-cell office:value-type="float" office:value="68861" table:style-name="ce1">
            <text:p>68861</text:p>
          </table:table-cell>
          <table:table-cell office:value-type="string" table:style-name="ce1">
            <text:p>Vélez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1];[Depto.A$2:.B$34];2;1)" table:style-name="ce1">
            <text:p>Santander</text:p>
          </table:table-cell>
          <table:table-cell office:value-type="float" office:value="6.00915" table:style-name="ce1">
            <text:p>6.00915</text:p>
          </table:table-cell>
          <table:table-cell office:value-type="float" office:value="-73.671863999999999" table:style-name="ce1">
            <text:p>-73.671864</text:p>
          </table:table-cell>
          <table:table-cell table:number-columns-repeated="16378"/>
        </table:table-row>
        <table:table-row table:style-name="ro1">
          <table:table-cell office:value-type="float" office:value="68867" table:style-name="ce1">
            <text:p>68867</text:p>
          </table:table-cell>
          <table:table-cell office:value-type="string" table:style-name="ce1">
            <text:p>Veta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2];[Depto.A$2:.B$34];2;1)" table:style-name="ce1">
            <text:p>Santander</text:p>
          </table:table-cell>
          <table:table-cell office:value-type="float" office:value="7.3333700000000004" table:style-name="ce1">
            <text:p>7.33337</text:p>
          </table:table-cell>
          <table:table-cell office:value-type="float" office:value="-72.866669999999999" table:style-name="ce1">
            <text:p>-72.86667</text:p>
          </table:table-cell>
          <table:table-cell table:number-columns-repeated="16378"/>
        </table:table-row>
        <table:table-row table:style-name="ro1">
          <table:table-cell office:value-type="float" office:value="68872" table:style-name="ce1">
            <text:p>68872</text:p>
          </table:table-cell>
          <table:table-cell office:value-type="string" table:style-name="ce1">
            <text:p>Villanuev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3];[Depto.A$2:.B$34];2;1)" table:style-name="ce1">
            <text:p>Santander</text:p>
          </table:table-cell>
          <table:table-cell office:value-type="float" office:value="6.6694659999999999" table:style-name="ce1">
            <text:p>6.669466</text:p>
          </table:table-cell>
          <table:table-cell office:value-type="float" office:value="-73.173987999999994" table:style-name="ce1">
            <text:p>-73.173988</text:p>
          </table:table-cell>
          <table:table-cell table:number-columns-repeated="16378"/>
        </table:table-row>
        <table:table-row table:style-name="ro1">
          <table:table-cell office:value-type="float" office:value="68895" table:style-name="ce1">
            <text:p>68895</text:p>
          </table:table-cell>
          <table:table-cell office:value-type="string" table:style-name="ce1">
            <text:p>Zapatoc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4];[Depto.A$2:.B$34];2;1)" table:style-name="ce1">
            <text:p>Santander</text:p>
          </table:table-cell>
          <table:table-cell office:value-type="float" office:value="6.8138820000000004" table:style-name="ce1">
            <text:p>6.813882</text:p>
          </table:table-cell>
          <table:table-cell office:value-type="float" office:value="-73.272537" table:style-name="ce1">
            <text:p>-73.272537</text:p>
          </table:table-cell>
          <table:table-cell table:number-columns-repeated="16378"/>
        </table:table-row>
        <table:table-row table:style-name="ro1">
          <table:table-cell office:value-type="float" office:value="70001" table:style-name="ce1">
            <text:p>70001</text:p>
          </table:table-cell>
          <table:table-cell office:value-type="string" table:style-name="ce1">
            <text:p>Sincelej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5];[Depto.A$2:.B$34];2;1)" table:style-name="ce1">
            <text:p>Sucre</text:p>
          </table:table-cell>
          <table:table-cell office:value-type="float" office:value="9.3045773000000001" table:style-name="ce1">
            <text:p>9.3045773</text:p>
          </table:table-cell>
          <table:table-cell office:value-type="float" office:value="-75.390556700000005" table:style-name="ce1">
            <text:p>-75.3905567</text:p>
          </table:table-cell>
          <table:table-cell table:number-columns-repeated="16378"/>
        </table:table-row>
        <table:table-row table:style-name="ro1">
          <table:table-cell office:value-type="float" office:value="70110" table:style-name="ce1">
            <text:p>70110</text:p>
          </table:table-cell>
          <table:table-cell office:value-type="string" table:style-name="ce1">
            <text:p>Buenavista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6];[Depto.A$2:.B$34];2;1)" table:style-name="ce1">
            <text:p>Sucre</text:p>
          </table:table-cell>
          <table:table-cell office:value-type="float" office:value="9.3204340000000006" table:style-name="ce1">
            <text:p>9.320434</text:p>
          </table:table-cell>
          <table:table-cell office:value-type="float" office:value="-74.973387000000002" table:style-name="ce1">
            <text:p>-74.973387</text:p>
          </table:table-cell>
          <table:table-cell table:number-columns-repeated="16378"/>
        </table:table-row>
        <table:table-row table:style-name="ro1">
          <table:table-cell office:value-type="float" office:value="70124" table:style-name="ce1">
            <text:p>70124</text:p>
          </table:table-cell>
          <table:table-cell office:value-type="string" table:style-name="ce1">
            <text:p>Caimit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7];[Depto.A$2:.B$34];2;1)" table:style-name="ce1">
            <text:p>Sucre</text:p>
          </table:table-cell>
          <table:table-cell office:value-type="float" office:value="8.7895579999999995" table:style-name="ce1">
            <text:p>8.789558</text:p>
          </table:table-cell>
          <table:table-cell office:value-type="float" office:value="-75.114890000000003" table:style-name="ce1">
            <text:p>-75.11489</text:p>
          </table:table-cell>
          <table:table-cell table:number-columns-repeated="16378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Colos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8];[Depto.A$2:.B$34];2;1)" table:style-name="ce1">
            <text:p>Sucre</text:p>
          </table:table-cell>
          <table:table-cell office:value-type="float" office:value="9.4955099999999995" table:style-name="ce1">
            <text:p>9.49551</text:p>
          </table:table-cell>
          <table:table-cell office:value-type="float" office:value="-75.352180000000004" table:style-name="ce1">
            <text:p>-75.35218</text:p>
          </table:table-cell>
          <table:table-cell table:number-columns-repeated="16378"/>
        </table:table-row>
        <table:table-row table:style-name="ro1">
          <table:table-cell office:value-type="float" office:value="70215" table:style-name="ce1">
            <text:p>70215</text:p>
          </table:table-cell>
          <table:table-cell office:value-type="string" table:style-name="ce1">
            <text:p>Corozal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9];[Depto.A$2:.B$34];2;1)" table:style-name="ce1">
            <text:p>Sucre</text:p>
          </table:table-cell>
          <table:table-cell office:value-type="float" office:value="9.3216970000000003" table:style-name="ce1">
            <text:p>9.321697</text:p>
          </table:table-cell>
          <table:table-cell office:value-type="float" office:value="-75.294466999999997" table:style-name="ce1">
            <text:p>-75.294467</text:p>
          </table:table-cell>
          <table:table-cell table:number-columns-repeated="16378"/>
        </table:table-row>
        <table:table-row table:style-name="ro1">
          <table:table-cell office:value-type="float" office:value="70221" table:style-name="ce1">
            <text:p>70221</text:p>
          </table:table-cell>
          <table:table-cell office:value-type="string" table:style-name="ce1">
            <text:p>Coveña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0];[Depto.A$2:.B$34];2;1)" table:style-name="ce1">
            <text:p>Sucre</text:p>
          </table:table-cell>
          <table:table-cell office:value-type="float" office:value="9.4025970000000001" table:style-name="ce1">
            <text:p>9.402597</text:p>
          </table:table-cell>
          <table:table-cell office:value-type="float" office:value="-75.681641999999997" table:style-name="ce1">
            <text:p>-75.681642</text:p>
          </table:table-cell>
          <table:table-cell table:number-columns-repeated="16378"/>
        </table:table-row>
        <table:table-row table:style-name="ro1">
          <table:table-cell office:value-type="float" office:value="70230" table:style-name="ce1">
            <text:p>70230</text:p>
          </table:table-cell>
          <table:table-cell office:value-type="string" table:style-name="ce1">
            <text:p>Chalán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1];[Depto.A$2:.B$34];2;1)" table:style-name="ce1">
            <text:p>Sucre</text:p>
          </table:table-cell>
          <table:table-cell office:value-type="float" office:value="9.5458268999999998" table:style-name="ce1">
            <text:p>9.5458269</text:p>
          </table:table-cell>
          <table:table-cell office:value-type="float" office:value="-75.312884999999994" table:style-name="ce1">
            <text:p>-75.312885</text:p>
          </table:table-cell>
          <table:table-cell table:number-columns-repeated="16378"/>
        </table:table-row>
        <table:table-row table:style-name="ro1">
          <table:table-cell office:value-type="float" office:value="70233" table:style-name="ce1">
            <text:p>70233</text:p>
          </table:table-cell>
          <table:table-cell office:value-type="string" table:style-name="ce1">
            <text:p>El Roble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2];[Depto.A$2:.B$34];2;1)" table:style-name="ce1">
            <text:p>Sucre</text:p>
          </table:table-cell>
          <table:table-cell office:value-type="float" office:value="9.1019199999999998" table:style-name="ce1">
            <text:p>9.10192</text:p>
          </table:table-cell>
          <table:table-cell office:value-type="float" office:value="-75.195539999999994" table:style-name="ce1">
            <text:p>-75.19554</text:p>
          </table:table-cell>
          <table:table-cell table:number-columns-repeated="16378"/>
        </table:table-row>
        <table:table-row table:style-name="ro1">
          <table:table-cell office:value-type="float" office:value="70235" table:style-name="ce1">
            <text:p>70235</text:p>
          </table:table-cell>
          <table:table-cell office:value-type="string" table:style-name="ce1">
            <text:p>Galera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3];[Depto.A$2:.B$34];2;1)" table:style-name="ce1">
            <text:p>Sucre</text:p>
          </table:table-cell>
          <table:table-cell office:value-type="float" office:value="9.1175963000000007" table:style-name="ce1">
            <text:p>9.1175963</text:p>
          </table:table-cell>
          <table:table-cell office:value-type="float" office:value="-74.991011200000003" table:style-name="ce1">
            <text:p>-74.9910112</text:p>
          </table:table-cell>
          <table:table-cell table:number-columns-repeated="16378"/>
        </table:table-row>
        <table:table-row table:style-name="ro1">
          <table:table-cell office:value-type="float" office:value="70265" table:style-name="ce1">
            <text:p>70265</text:p>
          </table:table-cell>
          <table:table-cell office:value-type="string" table:style-name="ce1">
            <text:p>Guaranda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4];[Depto.A$2:.B$34];2;1)" table:style-name="ce1">
            <text:p>Sucre</text:p>
          </table:table-cell>
          <table:table-cell office:value-type="float" office:value="8.4683100000000007" table:style-name="ce1">
            <text:p>8.46831</text:p>
          </table:table-cell>
          <table:table-cell office:value-type="float" office:value="-74.537025" table:style-name="ce1">
            <text:p>-74.537025</text:p>
          </table:table-cell>
          <table:table-cell table:number-columns-repeated="16378"/>
        </table:table-row>
        <table:table-row table:style-name="ro1">
          <table:table-cell office:value-type="float" office:value="70400" table:style-name="ce1">
            <text:p>70400</text:p>
          </table:table-cell>
          <table:table-cell office:value-type="string" table:style-name="ce1">
            <text:p>La Unión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5];[Depto.A$2:.B$34];2;1)" table:style-name="ce1">
            <text:p>Sucre</text:p>
          </table:table-cell>
          <table:table-cell office:value-type="float" office:value="8.8539290000000008" table:style-name="ce1">
            <text:p>8.853929</text:p>
          </table:table-cell>
          <table:table-cell office:value-type="float" office:value="-75.281154999999998" table:style-name="ce1">
            <text:p>-75.281155</text:p>
          </table:table-cell>
          <table:table-cell table:number-columns-repeated="16378"/>
        </table:table-row>
        <table:table-row table:style-name="ro1">
          <table:table-cell office:value-type="float" office:value="70418" table:style-name="ce1">
            <text:p>70418</text:p>
          </table:table-cell>
          <table:table-cell office:value-type="string" table:style-name="ce1">
            <text:p>Los Palmito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6];[Depto.A$2:.B$34];2;1)" table:style-name="ce1">
            <text:p>Sucre</text:p>
          </table:table-cell>
          <table:table-cell office:value-type="float" office:value="9.3804940000000006" table:style-name="ce1">
            <text:p>9.380494</text:p>
          </table:table-cell>
          <table:table-cell office:value-type="float" office:value="-75.270949999999999" table:style-name="ce1">
            <text:p>-75.27095</text:p>
          </table:table-cell>
          <table:table-cell table:number-columns-repeated="16378"/>
        </table:table-row>
        <table:table-row table:style-name="ro1">
          <table:table-cell office:value-type="float" office:value="70429" table:style-name="ce1">
            <text:p>70429</text:p>
          </table:table-cell>
          <table:table-cell office:value-type="string" table:style-name="ce1">
            <text:p>Majagual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7];[Depto.A$2:.B$34];2;1)" table:style-name="ce1">
            <text:p>Sucre</text:p>
          </table:table-cell>
          <table:table-cell office:value-type="float" office:value="8.5412499999999998" table:style-name="ce1">
            <text:p>8.54125</text:p>
          </table:table-cell>
          <table:table-cell office:value-type="float" office:value="-74.628099000000006" table:style-name="ce1">
            <text:p>-74.628099</text:p>
          </table:table-cell>
          <table:table-cell table:number-columns-repeated="16378"/>
        </table:table-row>
        <table:table-row table:style-name="ro1">
          <table:table-cell office:value-type="float" office:value="70473" table:style-name="ce1">
            <text:p>70473</text:p>
          </table:table-cell>
          <table:table-cell office:value-type="string" table:style-name="ce1">
            <text:p>Morroa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8];[Depto.A$2:.B$34];2;1)" table:style-name="ce1">
            <text:p>Sucre</text:p>
          </table:table-cell>
          <table:table-cell office:value-type="float" office:value="9.3321930000000002" table:style-name="ce1">
            <text:p>9.332193</text:p>
          </table:table-cell>
          <table:table-cell office:value-type="float" office:value="-75.307732999999999" table:style-name="ce1">
            <text:p>-75.307733</text:p>
          </table:table-cell>
          <table:table-cell table:number-columns-repeated="16378"/>
        </table:table-row>
        <table:table-row table:style-name="ro1">
          <table:table-cell office:value-type="float" office:value="70508" table:style-name="ce1">
            <text:p>70508</text:p>
          </table:table-cell>
          <table:table-cell office:value-type="string" table:style-name="ce1">
            <text:p>Oveja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9];[Depto.A$2:.B$34];2;1)" table:style-name="ce1">
            <text:p>Sucre</text:p>
          </table:table-cell>
          <table:table-cell office:value-type="float" office:value="9.5258558999999998" table:style-name="ce1">
            <text:p>9.5258559</text:p>
          </table:table-cell>
          <table:table-cell office:value-type="float" office:value="-75.227529000000004" table:style-name="ce1">
            <text:p>-75.227529</text:p>
          </table:table-cell>
          <table:table-cell table:number-columns-repeated="16378"/>
        </table:table-row>
        <table:table-row table:style-name="ro1">
          <table:table-cell office:value-type="float" office:value="70523" table:style-name="ce1">
            <text:p>70523</text:p>
          </table:table-cell>
          <table:table-cell office:value-type="string" table:style-name="ce1">
            <text:p>Palmit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0];[Depto.A$2:.B$34];2;1)" table:style-name="ce1">
            <text:p>Sucre</text:p>
          </table:table-cell>
          <table:table-cell office:value-type="float" office:value="9.3336590000000008" table:style-name="ce1">
            <text:p>9.333659</text:p>
          </table:table-cell>
          <table:table-cell office:value-type="float" office:value="-75.540823000000003" table:style-name="ce1">
            <text:p>-75.540823</text:p>
          </table:table-cell>
          <table:table-cell table:number-columns-repeated="16378"/>
        </table:table-row>
        <table:table-row table:style-name="ro1">
          <table:table-cell office:value-type="float" office:value="70670" table:style-name="ce1">
            <text:p>70670</text:p>
          </table:table-cell>
          <table:table-cell office:value-type="string" table:style-name="ce1">
            <text:p>Sampué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1];[Depto.A$2:.B$34];2;1)" table:style-name="ce1">
            <text:p>Sucre</text:p>
          </table:table-cell>
          <table:table-cell office:value-type="float" office:value="9.1835699999999996" table:style-name="ce1">
            <text:p>9.18357</text:p>
          </table:table-cell>
          <table:table-cell office:value-type="float" office:value="-75.381105000000005" table:style-name="ce1">
            <text:p>-75.381105</text:p>
          </table:table-cell>
          <table:table-cell table:number-columns-repeated="16378"/>
        </table:table-row>
        <table:table-row table:style-name="ro1">
          <table:table-cell office:value-type="float" office:value="70678" table:style-name="ce1">
            <text:p>70678</text:p>
          </table:table-cell>
          <table:table-cell office:value-type="string" table:style-name="ce1">
            <text:p>San Benito Abad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2];[Depto.A$2:.B$34];2;1)" table:style-name="ce1">
            <text:p>Sucre</text:p>
          </table:table-cell>
          <table:table-cell office:value-type="float" office:value="8.9311319999999998" table:style-name="ce1">
            <text:p>8.931132</text:p>
          </table:table-cell>
          <table:table-cell office:value-type="float" office:value="-75.030651000000006" table:style-name="ce1">
            <text:p>-75.030651</text:p>
          </table:table-cell>
          <table:table-cell table:number-columns-repeated="16378"/>
        </table:table-row>
        <table:table-row table:style-name="ro1">
          <table:table-cell office:value-type="float" office:value="70702" table:style-name="ce1">
            <text:p>70702</text:p>
          </table:table-cell>
          <table:table-cell office:value-type="string" table:style-name="ce1">
            <text:p>San Juan de Betulia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3];[Depto.A$2:.B$34];2;1)" table:style-name="ce1">
            <text:p>Sucre</text:p>
          </table:table-cell>
          <table:table-cell office:value-type="float" office:value="9.2743739999999999" table:style-name="ce1">
            <text:p>9.274374</text:p>
          </table:table-cell>
          <table:table-cell office:value-type="float" office:value="-75.243774000000002" table:style-name="ce1">
            <text:p>-75.243774</text:p>
          </table:table-cell>
          <table:table-cell table:number-columns-repeated="16378"/>
        </table:table-row>
        <table:table-row table:style-name="ro1">
          <table:table-cell office:value-type="float" office:value="70708" table:style-name="ce1">
            <text:p>70708</text:p>
          </table:table-cell>
          <table:table-cell office:value-type="string" table:style-name="ce1">
            <text:p>San Marco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4];[Depto.A$2:.B$34];2;1)" table:style-name="ce1">
            <text:p>Sucre</text:p>
          </table:table-cell>
          <table:table-cell office:value-type="float" office:value="8.6625770000000006" table:style-name="ce1">
            <text:p>8.662577</text:p>
          </table:table-cell>
          <table:table-cell office:value-type="float" office:value="-75.128872000000001" table:style-name="ce1">
            <text:p>-75.128872</text:p>
          </table:table-cell>
          <table:table-cell table:number-columns-repeated="16378"/>
        </table:table-row>
        <table:table-row table:style-name="ro1">
          <table:table-cell office:value-type="float" office:value="70713" table:style-name="ce1">
            <text:p>70713</text:p>
          </table:table-cell>
          <table:table-cell office:value-type="string" table:style-name="ce1">
            <text:p>San Onofre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5];[Depto.A$2:.B$34];2;1)" table:style-name="ce1">
            <text:p>Sucre</text:p>
          </table:table-cell>
          <table:table-cell office:value-type="float" office:value="9.7408400000000004" table:style-name="ce1">
            <text:p>9.74084</text:p>
          </table:table-cell>
          <table:table-cell office:value-type="float" office:value="-75.519872000000007" table:style-name="ce1">
            <text:p>-75.519872</text:p>
          </table:table-cell>
          <table:table-cell table:number-columns-repeated="16378"/>
        </table:table-row>
        <table:table-row table:style-name="ro1">
          <table:table-cell office:value-type="float" office:value="70717" table:style-name="ce1">
            <text:p>70717</text:p>
          </table:table-cell>
          <table:table-cell office:value-type="string" table:style-name="ce1">
            <text:p>San Pedr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6];[Depto.A$2:.B$34];2;1)" table:style-name="ce1">
            <text:p>Sucre</text:p>
          </table:table-cell>
          <table:table-cell office:value-type="float" office:value="8.7333599999999993" table:style-name="ce1">
            <text:p>8.73336</text:p>
          </table:table-cell>
          <table:table-cell office:value-type="float" office:value="-74.716650000000001" table:style-name="ce1">
            <text:p>-74.71665</text:p>
          </table:table-cell>
          <table:table-cell table:number-columns-repeated="16378"/>
        </table:table-row>
        <table:table-row table:style-name="ro1">
          <table:table-cell office:value-type="float" office:value="70742" table:style-name="ce1">
            <text:p>70742</text:p>
          </table:table-cell>
          <table:table-cell office:value-type="string" table:style-name="ce1">
            <text:p>San Luis de Sincé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7];[Depto.A$2:.B$34];2;1)" table:style-name="ce1">
            <text:p>Sucre</text:p>
          </table:table-cell>
          <table:table-cell office:value-type="float" office:value="9.2410750000000004" table:style-name="ce1">
            <text:p>9.241075</text:p>
          </table:table-cell>
          <table:table-cell office:value-type="float" office:value="-75.146445" table:style-name="ce1">
            <text:p>-75.146445</text:p>
          </table:table-cell>
          <table:table-cell table:number-columns-repeated="16378"/>
        </table:table-row>
        <table:table-row table:style-name="ro1">
          <table:table-cell office:value-type="float" office:value="70771" table:style-name="ce1">
            <text:p>70771</text:p>
          </table:table-cell>
          <table:table-cell office:value-type="string" table:style-name="ce1">
            <text:p>Sucre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8];[Depto.A$2:.B$34];2;1)" table:style-name="ce1">
            <text:p>Sucre</text:p>
          </table:table-cell>
          <table:table-cell office:value-type="float" office:value="8.8139769999999995" table:style-name="ce1">
            <text:p>8.813977</text:p>
          </table:table-cell>
          <table:table-cell office:value-type="float" office:value="-74.723282999999995" table:style-name="ce1">
            <text:p>-74.723283</text:p>
          </table:table-cell>
          <table:table-cell table:number-columns-repeated="16378"/>
        </table:table-row>
        <table:table-row table:style-name="ro1">
          <table:table-cell office:value-type="float" office:value="70820" table:style-name="ce1">
            <text:p>70820</text:p>
          </table:table-cell>
          <table:table-cell office:value-type="string" table:style-name="ce1">
            <text:p>Santiago de Tolú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9];[Depto.A$2:.B$34];2;1)" table:style-name="ce1">
            <text:p>Sucre</text:p>
          </table:table-cell>
          <table:table-cell office:value-type="float" office:value="9.5275149999999993" table:style-name="ce1">
            <text:p>9.527515</text:p>
          </table:table-cell>
          <table:table-cell office:value-type="float" office:value="-75.581272999999996" table:style-name="ce1">
            <text:p>-75.581273</text:p>
          </table:table-cell>
          <table:table-cell table:number-columns-repeated="16378"/>
        </table:table-row>
        <table:table-row table:style-name="ro1">
          <table:table-cell office:value-type="float" office:value="70823" table:style-name="ce1">
            <text:p>70823</text:p>
          </table:table-cell>
          <table:table-cell office:value-type="string" table:style-name="ce1">
            <text:p>Tolú Viej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60];[Depto.A$2:.B$34];2;1)" table:style-name="ce1">
            <text:p>Sucre</text:p>
          </table:table-cell>
          <table:table-cell office:value-type="float" office:value="9.4528490000000005" table:style-name="ce1">
            <text:p>9.452849</text:p>
          </table:table-cell>
          <table:table-cell office:value-type="float" office:value="-75.439134899999999" table:style-name="ce1">
            <text:p>-75.4391349</text:p>
          </table:table-cell>
          <table:table-cell table:number-columns-repeated="16378"/>
        </table:table-row>
        <table:table-row table:style-name="ro1">
          <table:table-cell office:value-type="float" office:value="73001" table:style-name="ce1">
            <text:p>73001</text:p>
          </table:table-cell>
          <table:table-cell office:value-type="string" table:style-name="ce1">
            <text:p>Ibagué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1];[Depto.A$2:.B$34];2;1)" table:style-name="ce1">
            <text:p>Tolima</text:p>
          </table:table-cell>
          <table:table-cell office:value-type="float" office:value="4.4446760000000003" table:style-name="ce1">
            <text:p>4.444676</text:p>
          </table:table-cell>
          <table:table-cell office:value-type="float" office:value="-75.242438000000007" table:style-name="ce1">
            <text:p>-75.242438</text:p>
          </table:table-cell>
          <table:table-cell table:number-columns-repeated="16378"/>
        </table:table-row>
        <table:table-row table:style-name="ro1">
          <table:table-cell office:value-type="float" office:value="73024" table:style-name="ce1">
            <text:p>73024</text:p>
          </table:table-cell>
          <table:table-cell office:value-type="string" table:style-name="ce1">
            <text:p>Alpujarr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2];[Depto.A$2:.B$34];2;1)" table:style-name="ce1">
            <text:p>Tolima</text:p>
          </table:table-cell>
          <table:table-cell office:value-type="float" office:value="3.3930600000000002" table:style-name="ce1">
            <text:p>3.39306</text:p>
          </table:table-cell>
          <table:table-cell office:value-type="float" office:value="-75.93553" table:style-name="ce1">
            <text:p>-75.93553</text:p>
          </table:table-cell>
          <table:table-cell table:number-columns-repeated="16378"/>
        </table:table-row>
        <table:table-row table:style-name="ro1">
          <table:table-cell office:value-type="float" office:value="73026" table:style-name="ce1">
            <text:p>73026</text:p>
          </table:table-cell>
          <table:table-cell office:value-type="string" table:style-name="ce1">
            <text:p>Alvarad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3];[Depto.A$2:.B$34];2;1)" table:style-name="ce1">
            <text:p>Tolima</text:p>
          </table:table-cell>
          <table:table-cell office:value-type="float" office:value="4.5668430000000004" table:style-name="ce1">
            <text:p>4.566843</text:p>
          </table:table-cell>
          <table:table-cell office:value-type="float" office:value="-74.953210999999996" table:style-name="ce1">
            <text:p>-74.953211</text:p>
          </table:table-cell>
          <table:table-cell table:number-columns-repeated="16378"/>
        </table:table-row>
        <table:table-row table:style-name="ro1">
          <table:table-cell office:value-type="float" office:value="73030" table:style-name="ce1">
            <text:p>73030</text:p>
          </table:table-cell>
          <table:table-cell office:value-type="string" table:style-name="ce1">
            <text:p>Ambalem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4];[Depto.A$2:.B$34];2;1)" table:style-name="ce1">
            <text:p>Tolima</text:p>
          </table:table-cell>
          <table:table-cell office:value-type="float" office:value="4.7828359999999996" table:style-name="ce1">
            <text:p>4.782836</text:p>
          </table:table-cell>
          <table:table-cell office:value-type="float" office:value="-74.766700999999998" table:style-name="ce1">
            <text:p>-74.766701</text:p>
          </table:table-cell>
          <table:table-cell table:number-columns-repeated="16378"/>
        </table:table-row>
        <table:table-row table:style-name="ro1">
          <table:table-cell office:value-type="float" office:value="73043" table:style-name="ce1">
            <text:p>73043</text:p>
          </table:table-cell>
          <table:table-cell office:value-type="string" table:style-name="ce1">
            <text:p>Anzoátegui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5];[Depto.A$2:.B$34];2;1)" table:style-name="ce1">
            <text:p>Tolima</text:p>
          </table:table-cell>
          <table:table-cell office:value-type="float" office:value="4.6322609999999997" table:style-name="ce1">
            <text:p>4.632261</text:p>
          </table:table-cell>
          <table:table-cell office:value-type="float" office:value="-75.093849000000006" table:style-name="ce1">
            <text:p>-75.093849</text:p>
          </table:table-cell>
          <table:table-cell table:number-columns-repeated="16378"/>
        </table:table-row>
        <table:table-row table:style-name="ro1">
          <table:table-cell office:value-type="float" office:value="73055" table:style-name="ce1">
            <text:p>73055</text:p>
          </table:table-cell>
          <table:table-cell office:value-type="string" table:style-name="ce1">
            <text:p>Armer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6];[Depto.A$2:.B$34];2;1)" table:style-name="ce1">
            <text:p>Tolima</text:p>
          </table:table-cell>
          <table:table-cell office:value-type="float" office:value="4.96462" table:style-name="ce1">
            <text:p>4.96462</text:p>
          </table:table-cell>
          <table:table-cell office:value-type="float" office:value="-74.904889999999995" table:style-name="ce1">
            <text:p>-74.90489</text:p>
          </table:table-cell>
          <table:table-cell table:number-columns-repeated="16378"/>
        </table:table-row>
        <table:table-row table:style-name="ro1">
          <table:table-cell office:value-type="float" office:value="73067" table:style-name="ce1">
            <text:p>73067</text:p>
          </table:table-cell>
          <table:table-cell office:value-type="string" table:style-name="ce1">
            <text:p>Atac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7];[Depto.A$2:.B$34];2;1)" table:style-name="ce1">
            <text:p>Tolima</text:p>
          </table:table-cell>
          <table:table-cell office:value-type="float" office:value="3.5910679999999999" table:style-name="ce1">
            <text:p>3.591068</text:p>
          </table:table-cell>
          <table:table-cell office:value-type="float" office:value="-75.381726999999998" table:style-name="ce1">
            <text:p>-75.381727</text:p>
          </table:table-cell>
          <table:table-cell table:number-columns-repeated="16378"/>
        </table:table-row>
        <table:table-row table:style-name="ro1">
          <table:table-cell office:value-type="float" office:value="73124" table:style-name="ce1">
            <text:p>73124</text:p>
          </table:table-cell>
          <table:table-cell office:value-type="string" table:style-name="ce1">
            <text:p>Cajamarc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8];[Depto.A$2:.B$34];2;1)" table:style-name="ce1">
            <text:p>Tolima</text:p>
          </table:table-cell>
          <table:table-cell office:value-type="float" office:value="4.4417920000000004" table:style-name="ce1">
            <text:p>4.441792</text:p>
          </table:table-cell>
          <table:table-cell office:value-type="float" office:value="-75.426844000000003" table:style-name="ce1">
            <text:p>-75.426844</text:p>
          </table:table-cell>
          <table:table-cell table:number-columns-repeated="16378"/>
        </table:table-row>
        <table:table-row table:style-name="ro1">
          <table:table-cell office:value-type="float" office:value="73148" table:style-name="ce1">
            <text:p>73148</text:p>
          </table:table-cell>
          <table:table-cell office:value-type="string" table:style-name="ce1">
            <text:p>Carmen de Apical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9];[Depto.A$2:.B$34];2;1)" table:style-name="ce1">
            <text:p>Tolima</text:p>
          </table:table-cell>
          <table:table-cell office:value-type="float" office:value="4.1529509999999998" table:style-name="ce1">
            <text:p>4.152951</text:p>
          </table:table-cell>
          <table:table-cell office:value-type="float" office:value="-74.715311999999997" table:style-name="ce1">
            <text:p>-74.715312</text:p>
          </table:table-cell>
          <table:table-cell table:number-columns-repeated="16378"/>
        </table:table-row>
        <table:table-row table:style-name="ro1">
          <table:table-cell office:value-type="float" office:value="73152" table:style-name="ce1">
            <text:p>73152</text:p>
          </table:table-cell>
          <table:table-cell office:value-type="string" table:style-name="ce1">
            <text:p>Casabianc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0];[Depto.A$2:.B$34];2;1)" table:style-name="ce1">
            <text:p>Tolima</text:p>
          </table:table-cell>
          <table:table-cell office:value-type="float" office:value="5.0785679999999997" table:style-name="ce1">
            <text:p>5.078568</text:p>
          </table:table-cell>
          <table:table-cell office:value-type="float" office:value="-75.119716999999994" table:style-name="ce1">
            <text:p>-75.119717</text:p>
          </table:table-cell>
          <table:table-cell table:number-columns-repeated="16378"/>
        </table:table-row>
        <table:table-row table:style-name="ro1">
          <table:table-cell office:value-type="float" office:value="73168" table:style-name="ce1">
            <text:p>73168</text:p>
          </table:table-cell>
          <table:table-cell office:value-type="string" table:style-name="ce1">
            <text:p>Chaparral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1];[Depto.A$2:.B$34];2;1)" table:style-name="ce1">
            <text:p>Tolima</text:p>
          </table:table-cell>
          <table:table-cell office:value-type="float" office:value="3.723827" table:style-name="ce1">
            <text:p>3.723827</text:p>
          </table:table-cell>
          <table:table-cell office:value-type="float" office:value="-75.483979000000005" table:style-name="ce1">
            <text:p>-75.483979</text:p>
          </table:table-cell>
          <table:table-cell table:number-columns-repeated="16378"/>
        </table:table-row>
        <table:table-row table:style-name="ro1">
          <table:table-cell office:value-type="float" office:value="73200" table:style-name="ce1">
            <text:p>73200</text:p>
          </table:table-cell>
          <table:table-cell office:value-type="string" table:style-name="ce1">
            <text:p>Coell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2];[Depto.A$2:.B$34];2;1)" table:style-name="ce1">
            <text:p>Tolima</text:p>
          </table:table-cell>
          <table:table-cell office:value-type="float" office:value="4.2862609999999997" table:style-name="ce1">
            <text:p>4.286261</text:p>
          </table:table-cell>
          <table:table-cell office:value-type="float" office:value="-74.897874999999999" table:style-name="ce1">
            <text:p>-74.897875</text:p>
          </table:table-cell>
          <table:table-cell table:number-columns-repeated="16378"/>
        </table:table-row>
        <table:table-row table:style-name="ro1">
          <table:table-cell office:value-type="float" office:value="73217" table:style-name="ce1">
            <text:p>73217</text:p>
          </table:table-cell>
          <table:table-cell office:value-type="string" table:style-name="ce1">
            <text:p>Coyaim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3];[Depto.A$2:.B$34];2;1)" table:style-name="ce1">
            <text:p>Tolima</text:p>
          </table:table-cell>
          <table:table-cell office:value-type="float" office:value="3.7993389999999998" table:style-name="ce1">
            <text:p>3.799339</text:p>
          </table:table-cell>
          <table:table-cell office:value-type="float" office:value="-75.194595000000007" table:style-name="ce1">
            <text:p>-75.194595</text:p>
          </table:table-cell>
          <table:table-cell table:number-columns-repeated="16378"/>
        </table:table-row>
        <table:table-row table:style-name="ro1">
          <table:table-cell office:value-type="float" office:value="73226" table:style-name="ce1">
            <text:p>73226</text:p>
          </table:table-cell>
          <table:table-cell office:value-type="string" table:style-name="ce1">
            <text:p>Cunday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4];[Depto.A$2:.B$34];2;1)" table:style-name="ce1">
            <text:p>Tolima</text:p>
          </table:table-cell>
          <table:table-cell office:value-type="float" office:value="4.0605029999999998" table:style-name="ce1">
            <text:p>4.060503</text:p>
          </table:table-cell>
          <table:table-cell office:value-type="float" office:value="-74.691890000000001" table:style-name="ce1">
            <text:p>-74.69189</text:p>
          </table:table-cell>
          <table:table-cell table:number-columns-repeated="16378"/>
        </table:table-row>
        <table:table-row table:style-name="ro1">
          <table:table-cell office:value-type="float" office:value="73236" table:style-name="ce1">
            <text:p>73236</text:p>
          </table:table-cell>
          <table:table-cell office:value-type="string" table:style-name="ce1">
            <text:p>Dolore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5];[Depto.A$2:.B$34];2;1)" table:style-name="ce1">
            <text:p>Tolima</text:p>
          </table:table-cell>
          <table:table-cell office:value-type="float" office:value="3.67109" table:style-name="ce1">
            <text:p>3.67109</text:p>
          </table:table-cell>
          <table:table-cell office:value-type="float" office:value="-74.749520000000004" table:style-name="ce1">
            <text:p>-74.74952</text:p>
          </table:table-cell>
          <table:table-cell table:number-columns-repeated="16378"/>
        </table:table-row>
        <table:table-row table:style-name="ro1">
          <table:table-cell office:value-type="float" office:value="73268" table:style-name="ce1">
            <text:p>73268</text:p>
          </table:table-cell>
          <table:table-cell office:value-type="string" table:style-name="ce1">
            <text:p>Espinal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6];[Depto.A$2:.B$34];2;1)" table:style-name="ce1">
            <text:p>Tolima</text:p>
          </table:table-cell>
          <table:table-cell office:value-type="float" office:value="4.1498189999999999" table:style-name="ce1">
            <text:p>4.149819</text:p>
          </table:table-cell>
          <table:table-cell office:value-type="float" office:value="-74.884341000000006" table:style-name="ce1">
            <text:p>-74.884341</text:p>
          </table:table-cell>
          <table:table-cell table:number-columns-repeated="16378"/>
        </table:table-row>
        <table:table-row table:style-name="ro1">
          <table:table-cell office:value-type="float" office:value="73270" table:style-name="ce1">
            <text:p>73270</text:p>
          </table:table-cell>
          <table:table-cell office:value-type="string" table:style-name="ce1">
            <text:p>Falan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7];[Depto.A$2:.B$34];2;1)" table:style-name="ce1">
            <text:p>Tolima</text:p>
          </table:table-cell>
          <table:table-cell office:value-type="float" office:value="5.1237899000000002" table:style-name="ce1">
            <text:p>5.1237899</text:p>
          </table:table-cell>
          <table:table-cell office:value-type="float" office:value="-74.952010000000001" table:style-name="ce1">
            <text:p>-74.95201</text:p>
          </table:table-cell>
          <table:table-cell table:number-columns-repeated="16378"/>
        </table:table-row>
        <table:table-row table:style-name="ro1">
          <table:table-cell office:value-type="float" office:value="73275" table:style-name="ce1">
            <text:p>73275</text:p>
          </table:table-cell>
          <table:table-cell office:value-type="string" table:style-name="ce1">
            <text:p>Flande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8];[Depto.A$2:.B$34];2;1)" table:style-name="ce1">
            <text:p>Tolima</text:p>
          </table:table-cell>
          <table:table-cell office:value-type="float" office:value="4.2867309000000002" table:style-name="ce1">
            <text:p>4.2867309</text:p>
          </table:table-cell>
          <table:table-cell office:value-type="float" office:value="-74.812293999999994" table:style-name="ce1">
            <text:p>-74.812294</text:p>
          </table:table-cell>
          <table:table-cell table:number-columns-repeated="16378"/>
        </table:table-row>
        <table:table-row table:style-name="ro1">
          <table:table-cell office:value-type="float" office:value="73283" table:style-name="ce1">
            <text:p>73283</text:p>
          </table:table-cell>
          <table:table-cell office:value-type="string" table:style-name="ce1">
            <text:p>Fresn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9];[Depto.A$2:.B$34];2;1)" table:style-name="ce1">
            <text:p>Tolima</text:p>
          </table:table-cell>
          <table:table-cell office:value-type="float" office:value="5.1537930000000003" table:style-name="ce1">
            <text:p>5.153793</text:p>
          </table:table-cell>
          <table:table-cell office:value-type="float" office:value="-75.03631" table:style-name="ce1">
            <text:p>-75.03631</text:p>
          </table:table-cell>
          <table:table-cell table:number-columns-repeated="16378"/>
        </table:table-row>
        <table:table-row table:style-name="ro1">
          <table:table-cell office:value-type="float" office:value="73319" table:style-name="ce1">
            <text:p>73319</text:p>
          </table:table-cell>
          <table:table-cell office:value-type="string" table:style-name="ce1">
            <text:p>Guam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0];[Depto.A$2:.B$34];2;1)" table:style-name="ce1">
            <text:p>Tolima</text:p>
          </table:table-cell>
          <table:table-cell office:value-type="float" office:value="4.0292599999999998" table:style-name="ce1">
            <text:p>4.02926</text:p>
          </table:table-cell>
          <table:table-cell office:value-type="float" office:value="-74.974795" table:style-name="ce1">
            <text:p>-74.974795</text:p>
          </table:table-cell>
          <table:table-cell table:number-columns-repeated="16378"/>
        </table:table-row>
        <table:table-row table:style-name="ro1">
          <table:table-cell office:value-type="float" office:value="73347" table:style-name="ce1">
            <text:p>73347</text:p>
          </table:table-cell>
          <table:table-cell office:value-type="string" table:style-name="ce1">
            <text:p>Herve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1];[Depto.A$2:.B$34];2;1)" table:style-name="ce1">
            <text:p>Tolima</text:p>
          </table:table-cell>
          <table:table-cell office:value-type="float" office:value="5.0801299000000002" table:style-name="ce1">
            <text:p>5.0801299</text:p>
          </table:table-cell>
          <table:table-cell office:value-type="float" office:value="-75.175730000000001" table:style-name="ce1">
            <text:p>-75.17573</text:p>
          </table:table-cell>
          <table:table-cell table:number-columns-repeated="16378"/>
        </table:table-row>
        <table:table-row table:style-name="ro1">
          <table:table-cell office:value-type="float" office:value="73349" table:style-name="ce1">
            <text:p>73349</text:p>
          </table:table-cell>
          <table:table-cell office:value-type="string" table:style-name="ce1">
            <text:p>Hond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2];[Depto.A$2:.B$34];2;1)" table:style-name="ce1">
            <text:p>Tolima</text:p>
          </table:table-cell>
          <table:table-cell office:value-type="float" office:value="5.2051179999999997" table:style-name="ce1">
            <text:p>5.205118</text:p>
          </table:table-cell>
          <table:table-cell office:value-type="float" office:value="-74.737081000000003" table:style-name="ce1">
            <text:p>-74.737081</text:p>
          </table:table-cell>
          <table:table-cell table:number-columns-repeated="16378"/>
        </table:table-row>
        <table:table-row table:style-name="ro1">
          <table:table-cell office:value-type="float" office:value="73352" table:style-name="ce1">
            <text:p>73352</text:p>
          </table:table-cell>
          <table:table-cell office:value-type="string" table:style-name="ce1">
            <text:p>Icononz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3];[Depto.A$2:.B$34];2;1)" table:style-name="ce1">
            <text:p>Tolima</text:p>
          </table:table-cell>
          <table:table-cell office:value-type="float" office:value="4.17645" table:style-name="ce1">
            <text:p>4.17645</text:p>
          </table:table-cell>
          <table:table-cell office:value-type="float" office:value="-74.531723" table:style-name="ce1">
            <text:p>-74.531723</text:p>
          </table:table-cell>
          <table:table-cell table:number-columns-repeated="16378"/>
        </table:table-row>
        <table:table-row table:style-name="ro1">
          <table:table-cell office:value-type="float" office:value="73408" table:style-name="ce1">
            <text:p>73408</text:p>
          </table:table-cell>
          <table:table-cell office:value-type="string" table:style-name="ce1">
            <text:p>Lérid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4];[Depto.A$2:.B$34];2;1)" table:style-name="ce1">
            <text:p>Tolima</text:p>
          </table:table-cell>
          <table:table-cell office:value-type="float" office:value="4.8608229999999999" table:style-name="ce1">
            <text:p>4.860823</text:p>
          </table:table-cell>
          <table:table-cell office:value-type="float" office:value="-74.912666999999999" table:style-name="ce1">
            <text:p>-74.912667</text:p>
          </table:table-cell>
          <table:table-cell table:number-columns-repeated="16378"/>
        </table:table-row>
        <table:table-row table:style-name="ro1">
          <table:table-cell office:value-type="float" office:value="73411" table:style-name="ce1">
            <text:p>73411</text:p>
          </table:table-cell>
          <table:table-cell office:value-type="string" table:style-name="ce1">
            <text:p>Líban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5];[Depto.A$2:.B$34];2;1)" table:style-name="ce1">
            <text:p>Tolima</text:p>
          </table:table-cell>
          <table:table-cell office:value-type="float" office:value="4.9209560000000003" table:style-name="ce1">
            <text:p>4.920956</text:p>
          </table:table-cell>
          <table:table-cell office:value-type="float" office:value="-75.063129000000004" table:style-name="ce1">
            <text:p>-75.063129</text:p>
          </table:table-cell>
          <table:table-cell table:number-columns-repeated="16378"/>
        </table:table-row>
        <table:table-row table:style-name="ro1">
          <table:table-cell office:value-type="float" office:value="73443" table:style-name="ce1">
            <text:p>73443</text:p>
          </table:table-cell>
          <table:table-cell office:value-type="string" table:style-name="ce1">
            <text:p>Mariquit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6];[Depto.A$2:.B$34];2;1)" table:style-name="ce1">
            <text:p>Tolima</text:p>
          </table:table-cell>
          <table:table-cell office:value-type="float" office:value="5.1995050000000003" table:style-name="ce1">
            <text:p>5.199505</text:p>
          </table:table-cell>
          <table:table-cell office:value-type="float" office:value="-74.886835000000005" table:style-name="ce1">
            <text:p>-74.886835</text:p>
          </table:table-cell>
          <table:table-cell table:number-columns-repeated="16378"/>
        </table:table-row>
        <table:table-row table:style-name="ro1">
          <table:table-cell office:value-type="float" office:value="73449" table:style-name="ce1">
            <text:p>73449</text:p>
          </table:table-cell>
          <table:table-cell office:value-type="string" table:style-name="ce1">
            <text:p>Melgar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7];[Depto.A$2:.B$34];2;1)" table:style-name="ce1">
            <text:p>Tolima</text:p>
          </table:table-cell>
          <table:table-cell office:value-type="float" office:value="4.2035720000000003" table:style-name="ce1">
            <text:p>4.203572</text:p>
          </table:table-cell>
          <table:table-cell office:value-type="float" office:value="-74.643383" table:style-name="ce1">
            <text:p>-74.643383</text:p>
          </table:table-cell>
          <table:table-cell table:number-columns-repeated="16378"/>
        </table:table-row>
        <table:table-row table:style-name="ro1">
          <table:table-cell office:value-type="float" office:value="73461" table:style-name="ce1">
            <text:p>73461</text:p>
          </table:table-cell>
          <table:table-cell office:value-type="string" table:style-name="ce1">
            <text:p>Murill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8];[Depto.A$2:.B$34];2;1)" table:style-name="ce1">
            <text:p>Tolima</text:p>
          </table:table-cell>
          <table:table-cell office:value-type="float" office:value="3.8041900000000002" table:style-name="ce1">
            <text:p>3.80419</text:p>
          </table:table-cell>
          <table:table-cell office:value-type="float" office:value="-74.942809999999994" table:style-name="ce1">
            <text:p>-74.94281</text:p>
          </table:table-cell>
          <table:table-cell table:number-columns-repeated="16378"/>
        </table:table-row>
        <table:table-row table:style-name="ro1">
          <table:table-cell office:value-type="float" office:value="73483" table:style-name="ce1">
            <text:p>73483</text:p>
          </table:table-cell>
          <table:table-cell office:value-type="string" table:style-name="ce1">
            <text:p>Natagaim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9];[Depto.A$2:.B$34];2;1)" table:style-name="ce1">
            <text:p>Tolima</text:p>
          </table:table-cell>
          <table:table-cell office:value-type="float" office:value="3.6255289999999998" table:style-name="ce1">
            <text:p>3.625529</text:p>
          </table:table-cell>
          <table:table-cell office:value-type="float" office:value="-75.093182999999996" table:style-name="ce1">
            <text:p>-75.093183</text:p>
          </table:table-cell>
          <table:table-cell table:number-columns-repeated="16378"/>
        </table:table-row>
        <table:table-row table:style-name="ro1">
          <table:table-cell office:value-type="float" office:value="73504" table:style-name="ce1">
            <text:p>73504</text:p>
          </table:table-cell>
          <table:table-cell office:value-type="string" table:style-name="ce1">
            <text:p>Orteg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0];[Depto.A$2:.B$34];2;1)" table:style-name="ce1">
            <text:p>Tolima</text:p>
          </table:table-cell>
          <table:table-cell office:value-type="float" office:value="3.9358409999999999" table:style-name="ce1">
            <text:p>3.935841</text:p>
          </table:table-cell>
          <table:table-cell office:value-type="float" office:value="-75.220606000000004" table:style-name="ce1">
            <text:p>-75.220606</text:p>
          </table:table-cell>
          <table:table-cell table:number-columns-repeated="16378"/>
        </table:table-row>
        <table:table-row table:style-name="ro1">
          <table:table-cell office:value-type="float" office:value="73520" table:style-name="ce1">
            <text:p>73520</text:p>
          </table:table-cell>
          <table:table-cell office:value-type="string" table:style-name="ce1">
            <text:p>Palocabild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1];[Depto.A$2:.B$34];2;1)" table:style-name="ce1">
            <text:p>Tolima</text:p>
          </table:table-cell>
          <table:table-cell office:value-type="float" office:value="5.1193580000000001" table:style-name="ce1">
            <text:p>5.119358</text:p>
          </table:table-cell>
          <table:table-cell office:value-type="float" office:value="-75.023736" table:style-name="ce1">
            <text:p>-75.023736</text:p>
          </table:table-cell>
          <table:table-cell table:number-columns-repeated="16378"/>
        </table:table-row>
        <table:table-row table:style-name="ro1">
          <table:table-cell office:value-type="float" office:value="73547" table:style-name="ce1">
            <text:p>73547</text:p>
          </table:table-cell>
          <table:table-cell office:value-type="string" table:style-name="ce1">
            <text:p>Piedra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2];[Depto.A$2:.B$34];2;1)" table:style-name="ce1">
            <text:p>Tolima</text:p>
          </table:table-cell>
          <table:table-cell office:value-type="float" office:value="4.5430400000000004" table:style-name="ce1">
            <text:p>4.54304</text:p>
          </table:table-cell>
          <table:table-cell office:value-type="float" office:value="-74.878164999999996" table:style-name="ce1">
            <text:p>-74.878165</text:p>
          </table:table-cell>
          <table:table-cell table:number-columns-repeated="16378"/>
        </table:table-row>
        <table:table-row table:style-name="ro1">
          <table:table-cell office:value-type="float" office:value="73555" table:style-name="ce1">
            <text:p>73555</text:p>
          </table:table-cell>
          <table:table-cell office:value-type="string" table:style-name="ce1">
            <text:p>Planada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3];[Depto.A$2:.B$34];2;1)" table:style-name="ce1">
            <text:p>Tolima</text:p>
          </table:table-cell>
          <table:table-cell office:value-type="float" office:value="3.197241" table:style-name="ce1">
            <text:p>3.197241</text:p>
          </table:table-cell>
          <table:table-cell office:value-type="float" office:value="-75.643816999999999" table:style-name="ce1">
            <text:p>-75.643817</text:p>
          </table:table-cell>
          <table:table-cell table:number-columns-repeated="16378"/>
        </table:table-row>
        <table:table-row table:style-name="ro1">
          <table:table-cell office:value-type="float" office:value="73563" table:style-name="ce1">
            <text:p>73563</text:p>
          </table:table-cell>
          <table:table-cell office:value-type="string" table:style-name="ce1">
            <text:p>Prad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4];[Depto.A$2:.B$34];2;1)" table:style-name="ce1">
            <text:p>Tolima</text:p>
          </table:table-cell>
          <table:table-cell office:value-type="float" office:value="3.74973" table:style-name="ce1">
            <text:p>3.74973</text:p>
          </table:table-cell>
          <table:table-cell office:value-type="float" office:value="-74.927732000000006" table:style-name="ce1">
            <text:p>-74.927732</text:p>
          </table:table-cell>
          <table:table-cell table:number-columns-repeated="16378"/>
        </table:table-row>
        <table:table-row table:style-name="ro1">
          <table:table-cell office:value-type="float" office:value="73585" table:style-name="ce1">
            <text:p>73585</text:p>
          </table:table-cell>
          <table:table-cell office:value-type="string" table:style-name="ce1">
            <text:p>Purificación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5];[Depto.A$2:.B$34];2;1)" table:style-name="ce1">
            <text:p>Tolima</text:p>
          </table:table-cell>
          <table:table-cell office:value-type="float" office:value="3.856684" table:style-name="ce1">
            <text:p>3.856684</text:p>
          </table:table-cell>
          <table:table-cell office:value-type="float" office:value="-74.931366999999995" table:style-name="ce1">
            <text:p>-74.931367</text:p>
          </table:table-cell>
          <table:table-cell table:number-columns-repeated="16378"/>
        </table:table-row>
        <table:table-row table:style-name="ro1">
          <table:table-cell office:value-type="float" office:value="73616" table:style-name="ce1">
            <text:p>73616</text:p>
          </table:table-cell>
          <table:table-cell office:value-type="string" table:style-name="ce1">
            <text:p>Rio Blanc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6];[Depto.A$2:.B$34];2;1)" table:style-name="ce1">
            <text:p>Tolima</text:p>
          </table:table-cell>
          <table:table-cell office:value-type="float" office:value="3.5091252000000002" table:style-name="ce1">
            <text:p>3.5091252</text:p>
          </table:table-cell>
          <table:table-cell office:value-type="float" office:value="-75.652810799999997" table:style-name="ce1">
            <text:p>-75.6528108</text:p>
          </table:table-cell>
          <table:table-cell table:number-columns-repeated="16378"/>
        </table:table-row>
        <table:table-row table:style-name="ro1">
          <table:table-cell office:value-type="float" office:value="73622" table:style-name="ce1">
            <text:p>73622</text:p>
          </table:table-cell>
          <table:table-cell office:value-type="string" table:style-name="ce1">
            <text:p>Roncesvalle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7];[Depto.A$2:.B$34];2;1)" table:style-name="ce1">
            <text:p>Tolima</text:p>
          </table:table-cell>
          <table:table-cell office:value-type="float" office:value="4.0103171" table:style-name="ce1">
            <text:p>4.0103171</text:p>
          </table:table-cell>
          <table:table-cell office:value-type="float" office:value="-75.604804700000003" table:style-name="ce1">
            <text:p>-75.6048047</text:p>
          </table:table-cell>
          <table:table-cell table:number-columns-repeated="16378"/>
        </table:table-row>
        <table:table-row table:style-name="ro1">
          <table:table-cell office:value-type="float" office:value="73624" table:style-name="ce1">
            <text:p>73624</text:p>
          </table:table-cell>
          <table:table-cell office:value-type="string" table:style-name="ce1">
            <text:p>Rovir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8];[Depto.A$2:.B$34];2;1)" table:style-name="ce1">
            <text:p>Tolima</text:p>
          </table:table-cell>
          <table:table-cell office:value-type="float" office:value="4.2393039999999997" table:style-name="ce1">
            <text:p>4.239304</text:p>
          </table:table-cell>
          <table:table-cell office:value-type="float" office:value="-75.239678999999995" table:style-name="ce1">
            <text:p>-75.239679</text:p>
          </table:table-cell>
          <table:table-cell table:number-columns-repeated="16378"/>
        </table:table-row>
        <table:table-row table:style-name="ro1">
          <table:table-cell office:value-type="float" office:value="73671" table:style-name="ce1">
            <text:p>73671</text:p>
          </table:table-cell>
          <table:table-cell office:value-type="string" table:style-name="ce1">
            <text:p>Saldañ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9];[Depto.A$2:.B$34];2;1)" table:style-name="ce1">
            <text:p>Tolima</text:p>
          </table:table-cell>
          <table:table-cell office:value-type="float" office:value="3.9290180000000001" table:style-name="ce1">
            <text:p>3.929018</text:p>
          </table:table-cell>
          <table:table-cell office:value-type="float" office:value="-75.017820999999998" table:style-name="ce1">
            <text:p>-75.017821</text:p>
          </table:table-cell>
          <table:table-cell table:number-columns-repeated="16378"/>
        </table:table-row>
        <table:table-row table:style-name="ro1">
          <table:table-cell office:value-type="float" office:value="73675" table:style-name="ce1">
            <text:p>73675</text:p>
          </table:table-cell>
          <table:table-cell office:value-type="string" table:style-name="ce1">
            <text:p>San Antoni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0];[Depto.A$2:.B$34];2;1)" table:style-name="ce1">
            <text:p>Tolima</text:p>
          </table:table-cell>
          <table:table-cell office:value-type="float" office:value="3.9140990000000002" table:style-name="ce1">
            <text:p>3.914099</text:p>
          </table:table-cell>
          <table:table-cell office:value-type="float" office:value="-75.479861" table:style-name="ce1">
            <text:p>-75.479861</text:p>
          </table:table-cell>
          <table:table-cell table:number-columns-repeated="16378"/>
        </table:table-row>
        <table:table-row table:style-name="ro1">
          <table:table-cell office:value-type="float" office:value="73678" table:style-name="ce1">
            <text:p>73678</text:p>
          </table:table-cell>
          <table:table-cell office:value-type="string" table:style-name="ce1">
            <text:p>San Lui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1];[Depto.A$2:.B$34];2;1)" table:style-name="ce1">
            <text:p>Tolima</text:p>
          </table:table-cell>
          <table:table-cell office:value-type="float" office:value="4.1335430000000004" table:style-name="ce1">
            <text:p>4.133543</text:p>
          </table:table-cell>
          <table:table-cell office:value-type="float" office:value="-75.095082000000005" table:style-name="ce1">
            <text:p>-75.095082</text:p>
          </table:table-cell>
          <table:table-cell table:number-columns-repeated="16378"/>
        </table:table-row>
        <table:table-row table:style-name="ro1">
          <table:table-cell office:value-type="float" office:value="73686" table:style-name="ce1">
            <text:p>73686</text:p>
          </table:table-cell>
          <table:table-cell office:value-type="string" table:style-name="ce1">
            <text:p>Santa Isabel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2];[Depto.A$2:.B$34];2;1)" table:style-name="ce1">
            <text:p>Tolima</text:p>
          </table:table-cell>
          <table:table-cell office:value-type="float" office:value="4.7135239000000002" table:style-name="ce1">
            <text:p>4.7135239</text:p>
          </table:table-cell>
          <table:table-cell office:value-type="float" office:value="-75.097727000000006" table:style-name="ce1">
            <text:p>-75.097727</text:p>
          </table:table-cell>
          <table:table-cell table:number-columns-repeated="16378"/>
        </table:table-row>
        <table:table-row table:style-name="ro1">
          <table:table-cell office:value-type="float" office:value="73770" table:style-name="ce1">
            <text:p>73770</text:p>
          </table:table-cell>
          <table:table-cell office:value-type="string" table:style-name="ce1">
            <text:p>Suárez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3];[Depto.A$2:.B$34];2;1)" table:style-name="ce1">
            <text:p>Tolima</text:p>
          </table:table-cell>
          <table:table-cell office:value-type="float" office:value="4.0476260000000002" table:style-name="ce1">
            <text:p>4.047626</text:p>
          </table:table-cell>
          <table:table-cell office:value-type="float" office:value="-74.831872000000004" table:style-name="ce1">
            <text:p>-74.831872</text:p>
          </table:table-cell>
          <table:table-cell table:number-columns-repeated="16378"/>
        </table:table-row>
        <table:table-row table:style-name="ro1">
          <table:table-cell office:value-type="float" office:value="73854" table:style-name="ce1">
            <text:p>73854</text:p>
          </table:table-cell>
          <table:table-cell office:value-type="string" table:style-name="ce1">
            <text:p>Valle de San Juan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4];[Depto.A$2:.B$34];2;1)" table:style-name="ce1">
            <text:p>Tolima</text:p>
          </table:table-cell>
          <table:table-cell office:value-type="float" office:value="4.1979550000000003" table:style-name="ce1">
            <text:p>4.197955</text:p>
          </table:table-cell>
          <table:table-cell office:value-type="float" office:value="-75.1164469" table:style-name="ce1">
            <text:p>-75.1164469</text:p>
          </table:table-cell>
          <table:table-cell table:number-columns-repeated="16378"/>
        </table:table-row>
        <table:table-row table:style-name="ro1">
          <table:table-cell office:value-type="float" office:value="73861" table:style-name="ce1">
            <text:p>73861</text:p>
          </table:table-cell>
          <table:table-cell office:value-type="string" table:style-name="ce1">
            <text:p>Venadill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5];[Depto.A$2:.B$34];2;1)" table:style-name="ce1">
            <text:p>Tolima</text:p>
          </table:table-cell>
          <table:table-cell office:value-type="float" office:value="4.7148149999999998" table:style-name="ce1">
            <text:p>4.714815</text:p>
          </table:table-cell>
          <table:table-cell office:value-type="float" office:value="-74.931161000000003" table:style-name="ce1">
            <text:p>-74.931161</text:p>
          </table:table-cell>
          <table:table-cell table:number-columns-repeated="16378"/>
        </table:table-row>
        <table:table-row table:style-name="ro1">
          <table:table-cell office:value-type="float" office:value="73870" table:style-name="ce1">
            <text:p>73870</text:p>
          </table:table-cell>
          <table:table-cell office:value-type="string" table:style-name="ce1">
            <text:p>Villahermos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6];[Depto.A$2:.B$34];2;1)" table:style-name="ce1">
            <text:p>Tolima</text:p>
          </table:table-cell>
          <table:table-cell office:value-type="float" office:value="5.0304010000000003" table:style-name="ce1">
            <text:p>5.030401</text:p>
          </table:table-cell>
          <table:table-cell office:value-type="float" office:value="-75.118039899999999" table:style-name="ce1">
            <text:p>-75.1180399</text:p>
          </table:table-cell>
          <table:table-cell table:number-columns-repeated="16378"/>
        </table:table-row>
        <table:table-row table:style-name="ro1">
          <table:table-cell office:value-type="float" office:value="73873" table:style-name="ce1">
            <text:p>73873</text:p>
          </table:table-cell>
          <table:table-cell office:value-type="string" table:style-name="ce1">
            <text:p>Villarric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7];[Depto.A$2:.B$34];2;1)" table:style-name="ce1">
            <text:p>Tolima</text:p>
          </table:table-cell>
          <table:table-cell office:value-type="float" office:value="3.936661" table:style-name="ce1">
            <text:p>3.936661</text:p>
          </table:table-cell>
          <table:table-cell office:value-type="float" office:value="-74.600817000000006" table:style-name="ce1">
            <text:p>-74.600817</text:p>
          </table:table-cell>
          <table:table-cell table:number-columns-repeated="16378"/>
        </table:table-row>
        <table:table-row table:style-name="ro1">
          <table:table-cell office:value-type="float" office:value="76001" table:style-name="ce1">
            <text:p>76001</text:p>
          </table:table-cell>
          <table:table-cell office:value-type="string" table:style-name="ce1">
            <text:p>Cali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08];[Depto.A$2:.B$34];2;1)" table:style-name="ce1">
            <text:p>Valle del Cauca</text:p>
          </table:table-cell>
          <table:table-cell office:value-type="float" office:value="3.4516467" table:style-name="ce1">
            <text:p>3.4516467</text:p>
          </table:table-cell>
          <table:table-cell office:value-type="float" office:value="-76.531985399999996" table:style-name="ce1">
            <text:p>-76.5319854</text:p>
          </table:table-cell>
          <table:table-cell table:number-columns-repeated="16378"/>
        </table:table-row>
        <table:table-row table:style-name="ro1">
          <table:table-cell office:value-type="float" office:value="76020" table:style-name="ce1">
            <text:p>76020</text:p>
          </table:table-cell>
          <table:table-cell office:value-type="string" table:style-name="ce1">
            <text:p>Alcalá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09];[Depto.A$2:.B$34];2;1)" table:style-name="ce1">
            <text:p>Valle del Cauca</text:p>
          </table:table-cell>
          <table:table-cell office:value-type="float" office:value="4.6734970000000002" table:style-name="ce1">
            <text:p>4.673497</text:p>
          </table:table-cell>
          <table:table-cell office:value-type="float" office:value="-75.779167000000001" table:style-name="ce1">
            <text:p>-75.779167</text:p>
          </table:table-cell>
          <table:table-cell table:number-columns-repeated="16378"/>
        </table:table-row>
        <table:table-row table:style-name="ro1">
          <table:table-cell office:value-type="float" office:value="76036" table:style-name="ce1">
            <text:p>76036</text:p>
          </table:table-cell>
          <table:table-cell office:value-type="string" table:style-name="ce1">
            <text:p>Andalucí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0];[Depto.A$2:.B$34];2;1)" table:style-name="ce1">
            <text:p>Valle del Cauca</text:p>
          </table:table-cell>
          <table:table-cell office:value-type="float" office:value="4.1687110000000001" table:style-name="ce1">
            <text:p>4.168711</text:p>
          </table:table-cell>
          <table:table-cell office:value-type="float" office:value="-76.167375000000007" table:style-name="ce1">
            <text:p>-76.167375</text:p>
          </table:table-cell>
          <table:table-cell table:number-columns-repeated="16378"/>
        </table:table-row>
        <table:table-row table:style-name="ro1">
          <table:table-cell office:value-type="float" office:value="76041" table:style-name="ce1">
            <text:p>76041</text:p>
          </table:table-cell>
          <table:table-cell office:value-type="string" table:style-name="ce1">
            <text:p>Ansermanuev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1];[Depto.A$2:.B$34];2;1)" table:style-name="ce1">
            <text:p>Valle del Cauca</text:p>
          </table:table-cell>
          <table:table-cell office:value-type="float" office:value="4.7939530000000001" table:style-name="ce1">
            <text:p>4.793953</text:p>
          </table:table-cell>
          <table:table-cell office:value-type="float" office:value="-75.991512999999998" table:style-name="ce1">
            <text:p>-75.991513</text:p>
          </table:table-cell>
          <table:table-cell table:number-columns-repeated="16378"/>
        </table:table-row>
        <table:table-row table:style-name="ro1">
          <table:table-cell office:value-type="float" office:value="76054" table:style-name="ce1">
            <text:p>76054</text:p>
          </table:table-cell>
          <table:table-cell office:value-type="string" table:style-name="ce1">
            <text:p>Argeli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2];[Depto.A$2:.B$34];2;1)" table:style-name="ce1">
            <text:p>Valle del Cauca</text:p>
          </table:table-cell>
          <table:table-cell office:value-type="float" office:value="4.727773" table:style-name="ce1">
            <text:p>4.727773</text:p>
          </table:table-cell>
          <table:table-cell office:value-type="float" office:value="-76.121514000000005" table:style-name="ce1">
            <text:p>-76.121514</text:p>
          </table:table-cell>
          <table:table-cell table:number-columns-repeated="16378"/>
        </table:table-row>
        <table:table-row table:style-name="ro1">
          <table:table-cell office:value-type="float" office:value="76100" table:style-name="ce1">
            <text:p>76100</text:p>
          </table:table-cell>
          <table:table-cell office:value-type="string" table:style-name="ce1">
            <text:p>Bolívar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3];[Depto.A$2:.B$34];2;1)" table:style-name="ce1">
            <text:p>Valle del Cauca</text:p>
          </table:table-cell>
          <table:table-cell office:value-type="float" office:value="4.3386259999999996" table:style-name="ce1">
            <text:p>4.338626</text:p>
          </table:table-cell>
          <table:table-cell office:value-type="float" office:value="-76.186762999999999" table:style-name="ce1">
            <text:p>-76.186763</text:p>
          </table:table-cell>
          <table:table-cell table:number-columns-repeated="16378"/>
        </table:table-row>
        <table:table-row table:style-name="ro1">
          <table:table-cell office:value-type="float" office:value="76109" table:style-name="ce1">
            <text:p>76109</text:p>
          </table:table-cell>
          <table:table-cell office:value-type="string" table:style-name="ce1">
            <text:p>Buenaventur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4];[Depto.A$2:.B$34];2;1)" table:style-name="ce1">
            <text:p>Valle del Cauca</text:p>
          </table:table-cell>
          <table:table-cell office:value-type="float" office:value="3.8830471000000002" table:style-name="ce1">
            <text:p>3.8830471</text:p>
          </table:table-cell>
          <table:table-cell office:value-type="float" office:value="-77.019721200000006" table:style-name="ce1">
            <text:p>-77.0197212</text:p>
          </table:table-cell>
          <table:table-cell table:number-columns-repeated="16378"/>
        </table:table-row>
        <table:table-row table:style-name="ro1">
          <table:table-cell office:value-type="float" office:value="76111" table:style-name="ce1">
            <text:p>76111</text:p>
          </table:table-cell>
          <table:table-cell office:value-type="string" table:style-name="ce1">
            <text:p>Guadalajara de Bug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5];[Depto.A$2:.B$34];2;1)" table:style-name="ce1">
            <text:p>Valle del Cauca</text:p>
          </table:table-cell>
          <table:table-cell office:value-type="float" office:value="3.9005079" table:style-name="ce1">
            <text:p>3.9005079</text:p>
          </table:table-cell>
          <table:table-cell office:value-type="float" office:value="-76.302188900000004" table:style-name="ce1">
            <text:p>-76.3021889</text:p>
          </table:table-cell>
          <table:table-cell table:number-columns-repeated="16378"/>
        </table:table-row>
        <table:table-row table:style-name="ro1">
          <table:table-cell office:value-type="float" office:value="76113" table:style-name="ce1">
            <text:p>76113</text:p>
          </table:table-cell>
          <table:table-cell office:value-type="string" table:style-name="ce1">
            <text:p>Bugalagrande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6];[Depto.A$2:.B$34];2;1)" table:style-name="ce1">
            <text:p>Valle del Cauca</text:p>
          </table:table-cell>
          <table:table-cell office:value-type="float" office:value="4.2108509999999999" table:style-name="ce1">
            <text:p>4.210851</text:p>
          </table:table-cell>
          <table:table-cell office:value-type="float" office:value="-76.155749" table:style-name="ce1">
            <text:p>-76.155749</text:p>
          </table:table-cell>
          <table:table-cell table:number-columns-repeated="16378"/>
        </table:table-row>
        <table:table-row table:style-name="ro1">
          <table:table-cell office:value-type="float" office:value="76122" table:style-name="ce1">
            <text:p>76122</text:p>
          </table:table-cell>
          <table:table-cell office:value-type="string" table:style-name="ce1">
            <text:p>Caicedoni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7];[Depto.A$2:.B$34];2;1)" table:style-name="ce1">
            <text:p>Valle del Cauca</text:p>
          </table:table-cell>
          <table:table-cell office:value-type="float" office:value="4.3329129000000002" table:style-name="ce1">
            <text:p>4.3329129</text:p>
          </table:table-cell>
          <table:table-cell office:value-type="float" office:value="-75.827106999999998" table:style-name="ce1">
            <text:p>-75.827107</text:p>
          </table:table-cell>
          <table:table-cell table:number-columns-repeated="16378"/>
        </table:table-row>
        <table:table-row table:style-name="ro1">
          <table:table-cell office:value-type="float" office:value="76126" table:style-name="ce1">
            <text:p>76126</text:p>
          </table:table-cell>
          <table:table-cell office:value-type="string" table:style-name="ce1">
            <text:p>Calim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8];[Depto.A$2:.B$34];2;1)" table:style-name="ce1">
            <text:p>Valle del Cauca</text:p>
          </table:table-cell>
          <table:table-cell office:value-type="float" office:value="3.9192670000000001" table:style-name="ce1">
            <text:p>3.919267</text:p>
          </table:table-cell>
          <table:table-cell office:value-type="float" office:value="-76.595055500000001" table:style-name="ce1">
            <text:p>-76.5950555</text:p>
          </table:table-cell>
          <table:table-cell table:number-columns-repeated="16378"/>
        </table:table-row>
        <table:table-row table:style-name="ro1">
          <table:table-cell office:value-type="float" office:value="76130" table:style-name="ce1">
            <text:p>76130</text:p>
          </table:table-cell>
          <table:table-cell office:value-type="string" table:style-name="ce1">
            <text:p>Candelari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9];[Depto.A$2:.B$34];2;1)" table:style-name="ce1">
            <text:p>Valle del Cauca</text:p>
          </table:table-cell>
          <table:table-cell office:value-type="float" office:value="3.4141119999999998" table:style-name="ce1">
            <text:p>3.414112</text:p>
          </table:table-cell>
          <table:table-cell office:value-type="float" office:value="-76.348856999999995" table:style-name="ce1">
            <text:p>-76.348857</text:p>
          </table:table-cell>
          <table:table-cell table:number-columns-repeated="16378"/>
        </table:table-row>
        <table:table-row table:style-name="ro1">
          <table:table-cell office:value-type="float" office:value="76147" table:style-name="ce1">
            <text:p>76147</text:p>
          </table:table-cell>
          <table:table-cell office:value-type="string" table:style-name="ce1">
            <text:p>Cartag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0];[Depto.A$2:.B$34];2;1)" table:style-name="ce1">
            <text:p>Valle del Cauca</text:p>
          </table:table-cell>
          <table:table-cell office:value-type="float" office:value="4.7472212000000003" table:style-name="ce1">
            <text:p>4.7472212</text:p>
          </table:table-cell>
          <table:table-cell office:value-type="float" office:value="-75.911628899999997" table:style-name="ce1">
            <text:p>-75.9116289</text:p>
          </table:table-cell>
          <table:table-cell table:number-columns-repeated="16378"/>
        </table:table-row>
        <table:table-row table:style-name="ro1">
          <table:table-cell office:value-type="float" office:value="76233" table:style-name="ce1">
            <text:p>76233</text:p>
          </table:table-cell>
          <table:table-cell office:value-type="string" table:style-name="ce1">
            <text:p>Dagu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1];[Depto.A$2:.B$34];2;1)" table:style-name="ce1">
            <text:p>Valle del Cauca</text:p>
          </table:table-cell>
          <table:table-cell office:value-type="float" office:value="3.6585190000000001" table:style-name="ce1">
            <text:p>3.658519</text:p>
          </table:table-cell>
          <table:table-cell office:value-type="float" office:value="-76.690845899999999" table:style-name="ce1">
            <text:p>-76.6908459</text:p>
          </table:table-cell>
          <table:table-cell table:number-columns-repeated="16378"/>
        </table:table-row>
        <table:table-row table:style-name="ro1">
          <table:table-cell office:value-type="float" office:value="76243" table:style-name="ce1">
            <text:p>76243</text:p>
          </table:table-cell>
          <table:table-cell office:value-type="string" table:style-name="ce1">
            <text:p>El Águil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2];[Depto.A$2:.B$34];2;1)" table:style-name="ce1">
            <text:p>Valle del Cauca</text:p>
          </table:table-cell>
          <table:table-cell office:value-type="float" office:value="4.9091699000000002" table:style-name="ce1">
            <text:p>4.9091699</text:p>
          </table:table-cell>
          <table:table-cell office:value-type="float" office:value="-76.042990000000003" table:style-name="ce1">
            <text:p>-76.04299</text:p>
          </table:table-cell>
          <table:table-cell table:number-columns-repeated="16378"/>
        </table:table-row>
        <table:table-row table:style-name="ro1">
          <table:table-cell office:value-type="float" office:value="76246" table:style-name="ce1">
            <text:p>76246</text:p>
          </table:table-cell>
          <table:table-cell office:value-type="string" table:style-name="ce1">
            <text:p>El Cair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3];[Depto.A$2:.B$34];2;1)" table:style-name="ce1">
            <text:p>Valle del Cauca</text:p>
          </table:table-cell>
          <table:table-cell office:value-type="float" office:value="4.7610340000000004" table:style-name="ce1">
            <text:p>4.761034</text:p>
          </table:table-cell>
          <table:table-cell office:value-type="float" office:value="-76.222145999999995" table:style-name="ce1">
            <text:p>-76.222146</text:p>
          </table:table-cell>
          <table:table-cell table:number-columns-repeated="16378"/>
        </table:table-row>
        <table:table-row table:style-name="ro1">
          <table:table-cell office:value-type="float" office:value="76248" table:style-name="ce1">
            <text:p>76248</text:p>
          </table:table-cell>
          <table:table-cell office:value-type="string" table:style-name="ce1">
            <text:p>El Cerrit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4];[Depto.A$2:.B$34];2;1)" table:style-name="ce1">
            <text:p>Valle del Cauca</text:p>
          </table:table-cell>
          <table:table-cell office:value-type="float" office:value="3.6840839999999999" table:style-name="ce1">
            <text:p>3.684084</text:p>
          </table:table-cell>
          <table:table-cell office:value-type="float" office:value="-76.312995999999998" table:style-name="ce1">
            <text:p>-76.312996</text:p>
          </table:table-cell>
          <table:table-cell table:number-columns-repeated="16378"/>
        </table:table-row>
        <table:table-row table:style-name="ro1">
          <table:table-cell office:value-type="float" office:value="76250" table:style-name="ce1">
            <text:p>76250</text:p>
          </table:table-cell>
          <table:table-cell office:value-type="string" table:style-name="ce1">
            <text:p>El Dovi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5];[Depto.A$2:.B$34];2;1)" table:style-name="ce1">
            <text:p>Valle del Cauca</text:p>
          </table:table-cell>
          <table:table-cell office:value-type="float" office:value="4.5088400000000002" table:style-name="ce1">
            <text:p>4.50884</text:p>
          </table:table-cell>
          <table:table-cell office:value-type="float" office:value="-76.233900000000006" table:style-name="ce1">
            <text:p>-76.2339</text:p>
          </table:table-cell>
          <table:table-cell table:number-columns-repeated="16378"/>
        </table:table-row>
        <table:table-row table:style-name="ro1">
          <table:table-cell office:value-type="float" office:value="76275" table:style-name="ce1">
            <text:p>76275</text:p>
          </table:table-cell>
          <table:table-cell office:value-type="string" table:style-name="ce1">
            <text:p>Florid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6];[Depto.A$2:.B$34];2;1)" table:style-name="ce1">
            <text:p>Valle del Cauca</text:p>
          </table:table-cell>
          <table:table-cell office:value-type="float" office:value="3.3213339" table:style-name="ce1">
            <text:p>3.3213339</text:p>
          </table:table-cell>
          <table:table-cell office:value-type="float" office:value="-76.235360999999997" table:style-name="ce1">
            <text:p>-76.235361</text:p>
          </table:table-cell>
          <table:table-cell table:number-columns-repeated="16378"/>
        </table:table-row>
        <table:table-row table:style-name="ro1">
          <table:table-cell office:value-type="float" office:value="76306" table:style-name="ce1">
            <text:p>76306</text:p>
          </table:table-cell>
          <table:table-cell office:value-type="string" table:style-name="ce1">
            <text:p>Ginebr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7];[Depto.A$2:.B$34];2;1)" table:style-name="ce1">
            <text:p>Valle del Cauca</text:p>
          </table:table-cell>
          <table:table-cell office:value-type="float" office:value="3.7252339999999999" table:style-name="ce1">
            <text:p>3.725234</text:p>
          </table:table-cell>
          <table:table-cell office:value-type="float" office:value="-76.269278999999997" table:style-name="ce1">
            <text:p>-76.269279</text:p>
          </table:table-cell>
          <table:table-cell table:number-columns-repeated="16378"/>
        </table:table-row>
        <table:table-row table:style-name="ro1">
          <table:table-cell office:value-type="float" office:value="76318" table:style-name="ce1">
            <text:p>76318</text:p>
          </table:table-cell>
          <table:table-cell office:value-type="string" table:style-name="ce1">
            <text:p>Guacarí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8];[Depto.A$2:.B$34];2;1)" table:style-name="ce1">
            <text:p>Valle del Cauca</text:p>
          </table:table-cell>
          <table:table-cell office:value-type="float" office:value="3.7629809999999999" table:style-name="ce1">
            <text:p>3.762981</text:p>
          </table:table-cell>
          <table:table-cell office:value-type="float" office:value="-76.332470999999998" table:style-name="ce1">
            <text:p>-76.332471</text:p>
          </table:table-cell>
          <table:table-cell table:number-columns-repeated="16378"/>
        </table:table-row>
        <table:table-row table:style-name="ro1">
          <table:table-cell office:value-type="float" office:value="76364" table:style-name="ce1">
            <text:p>76364</text:p>
          </table:table-cell>
          <table:table-cell office:value-type="string" table:style-name="ce1">
            <text:p>Jamundí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9];[Depto.A$2:.B$34];2;1)" table:style-name="ce1">
            <text:p>Valle del Cauca</text:p>
          </table:table-cell>
          <table:table-cell office:value-type="float" office:value="3.2620840000000002" table:style-name="ce1">
            <text:p>3.262084</text:p>
          </table:table-cell>
          <table:table-cell office:value-type="float" office:value="-76.541072999999997" table:style-name="ce1">
            <text:p>-76.541073</text:p>
          </table:table-cell>
          <table:table-cell table:number-columns-repeated="16378"/>
        </table:table-row>
        <table:table-row table:style-name="ro1">
          <table:table-cell office:value-type="float" office:value="76377" table:style-name="ce1">
            <text:p>76377</text:p>
          </table:table-cell>
          <table:table-cell office:value-type="string" table:style-name="ce1">
            <text:p>La Cumbre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0];[Depto.A$2:.B$34];2;1)" table:style-name="ce1">
            <text:p>Valle del Cauca</text:p>
          </table:table-cell>
          <table:table-cell office:value-type="float" office:value="3.6494420000000001" table:style-name="ce1">
            <text:p>3.649442</text:p>
          </table:table-cell>
          <table:table-cell office:value-type="float" office:value="-76.567955999999995" table:style-name="ce1">
            <text:p>-76.567956</text:p>
          </table:table-cell>
          <table:table-cell table:number-columns-repeated="16378"/>
        </table:table-row>
        <table:table-row table:style-name="ro1">
          <table:table-cell office:value-type="float" office:value="76400" table:style-name="ce1">
            <text:p>76400</text:p>
          </table:table-cell>
          <table:table-cell office:value-type="string" table:style-name="ce1">
            <text:p>La Unión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1];[Depto.A$2:.B$34];2;1)" table:style-name="ce1">
            <text:p>Valle del Cauca</text:p>
          </table:table-cell>
          <table:table-cell office:value-type="float" office:value="4.5334899000000002" table:style-name="ce1">
            <text:p>4.5334899</text:p>
          </table:table-cell>
          <table:table-cell office:value-type="float" office:value="-76.103616000000002" table:style-name="ce1">
            <text:p>-76.103616</text:p>
          </table:table-cell>
          <table:table-cell table:number-columns-repeated="16378"/>
        </table:table-row>
        <table:table-row table:style-name="ro1">
          <table:table-cell office:value-type="float" office:value="76403" table:style-name="ce1">
            <text:p>76403</text:p>
          </table:table-cell>
          <table:table-cell office:value-type="string" table:style-name="ce1">
            <text:p>La Victori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2];[Depto.A$2:.B$34];2;1)" table:style-name="ce1">
            <text:p>Valle del Cauca</text:p>
          </table:table-cell>
          <table:table-cell office:value-type="float" office:value="4.5241049000000002" table:style-name="ce1">
            <text:p>4.5241049</text:p>
          </table:table-cell>
          <table:table-cell office:value-type="float" office:value="-76.036071000000007" table:style-name="ce1">
            <text:p>-76.036071</text:p>
          </table:table-cell>
          <table:table-cell table:number-columns-repeated="16378"/>
        </table:table-row>
        <table:table-row table:style-name="ro1">
          <table:table-cell office:value-type="float" office:value="76497" table:style-name="ce1">
            <text:p>76497</text:p>
          </table:table-cell>
          <table:table-cell office:value-type="string" table:style-name="ce1">
            <text:p>Oband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3];[Depto.A$2:.B$34];2;1)" table:style-name="ce1">
            <text:p>Valle del Cauca</text:p>
          </table:table-cell>
          <table:table-cell office:value-type="float" office:value="4.5756009999999998" table:style-name="ce1">
            <text:p>4.575601</text:p>
          </table:table-cell>
          <table:table-cell office:value-type="float" office:value="-75.972668999999996" table:style-name="ce1">
            <text:p>-75.972669</text:p>
          </table:table-cell>
          <table:table-cell table:number-columns-repeated="16378"/>
        </table:table-row>
        <table:table-row table:style-name="ro1">
          <table:table-cell office:value-type="float" office:value="76520" table:style-name="ce1">
            <text:p>76520</text:p>
          </table:table-cell>
          <table:table-cell office:value-type="string" table:style-name="ce1">
            <text:p>Palmir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4];[Depto.A$2:.B$34];2;1)" table:style-name="ce1">
            <text:p>Valle del Cauca</text:p>
          </table:table-cell>
          <table:table-cell office:value-type="float" office:value="3.5379718000000002" table:style-name="ce1">
            <text:p>3.5379718</text:p>
          </table:table-cell>
          <table:table-cell office:value-type="float" office:value="-76.297165699999994" table:style-name="ce1">
            <text:p>-76.2971657</text:p>
          </table:table-cell>
          <table:table-cell table:number-columns-repeated="16378"/>
        </table:table-row>
        <table:table-row table:style-name="ro1">
          <table:table-cell office:value-type="float" office:value="76563" table:style-name="ce1">
            <text:p>76563</text:p>
          </table:table-cell>
          <table:table-cell office:value-type="string" table:style-name="ce1">
            <text:p>Prader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5];[Depto.A$2:.B$34];2;1)" table:style-name="ce1">
            <text:p>Valle del Cauca</text:p>
          </table:table-cell>
          <table:table-cell office:value-type="float" office:value="3.4181859999999999" table:style-name="ce1">
            <text:p>3.418186</text:p>
          </table:table-cell>
          <table:table-cell office:value-type="float" office:value="-76.242275000000006" table:style-name="ce1">
            <text:p>-76.242275</text:p>
          </table:table-cell>
          <table:table-cell table:number-columns-repeated="16378"/>
        </table:table-row>
        <table:table-row table:style-name="ro1">
          <table:table-cell office:value-type="float" office:value="76606" table:style-name="ce1">
            <text:p>76606</text:p>
          </table:table-cell>
          <table:table-cell office:value-type="string" table:style-name="ce1">
            <text:p>Restrep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6];[Depto.A$2:.B$34];2;1)" table:style-name="ce1">
            <text:p>Valle del Cauca</text:p>
          </table:table-cell>
          <table:table-cell office:value-type="float" office:value="3.82172" table:style-name="ce1">
            <text:p>3.82172</text:p>
          </table:table-cell>
          <table:table-cell office:value-type="float" office:value="-76.520470000000003" table:style-name="ce1">
            <text:p>-76.52047</text:p>
          </table:table-cell>
          <table:table-cell table:number-columns-repeated="16378"/>
        </table:table-row>
        <table:table-row table:style-name="ro1">
          <table:table-cell office:value-type="float" office:value="76616" table:style-name="ce1">
            <text:p>76616</text:p>
          </table:table-cell>
          <table:table-cell office:value-type="string" table:style-name="ce1">
            <text:p>Riofrí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7];[Depto.A$2:.B$34];2;1)" table:style-name="ce1">
            <text:p>Valle del Cauca</text:p>
          </table:table-cell>
          <table:table-cell office:value-type="float" office:value="4.1566299999999998" table:style-name="ce1">
            <text:p>4.15663</text:p>
          </table:table-cell>
          <table:table-cell office:value-type="float" office:value="-76.287762000000001" table:style-name="ce1">
            <text:p>-76.287762</text:p>
          </table:table-cell>
          <table:table-cell table:number-columns-repeated="16378"/>
        </table:table-row>
        <table:table-row table:style-name="ro1">
          <table:table-cell office:value-type="float" office:value="76622" table:style-name="ce1">
            <text:p>76622</text:p>
          </table:table-cell>
          <table:table-cell office:value-type="string" table:style-name="ce1">
            <text:p>Roldanill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8];[Depto.A$2:.B$34];2;1)" table:style-name="ce1">
            <text:p>Valle del Cauca</text:p>
          </table:table-cell>
          <table:table-cell office:value-type="float" office:value="4.4141380000000003" table:style-name="ce1">
            <text:p>4.414138</text:p>
          </table:table-cell>
          <table:table-cell office:value-type="float" office:value="-76.152173000000005" table:style-name="ce1">
            <text:p>-76.152173</text:p>
          </table:table-cell>
          <table:table-cell table:number-columns-repeated="16378"/>
        </table:table-row>
        <table:table-row table:style-name="ro1">
          <table:table-cell office:value-type="float" office:value="76670" table:style-name="ce1">
            <text:p>76670</text:p>
          </table:table-cell>
          <table:table-cell office:value-type="string" table:style-name="ce1">
            <text:p>San Pedr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9];[Depto.A$2:.B$34];2;1)" table:style-name="ce1">
            <text:p>Valle del Cauca</text:p>
          </table:table-cell>
          <table:table-cell office:value-type="float" office:value="3.99411" table:style-name="ce1">
            <text:p>3.99411</text:p>
          </table:table-cell>
          <table:table-cell office:value-type="float" office:value="-76.227109999999996" table:style-name="ce1">
            <text:p>-76.22711</text:p>
          </table:table-cell>
          <table:table-cell table:number-columns-repeated="16378"/>
        </table:table-row>
        <table:table-row table:style-name="ro1">
          <table:table-cell office:value-type="float" office:value="76736" table:style-name="ce1">
            <text:p>76736</text:p>
          </table:table-cell>
          <table:table-cell office:value-type="string" table:style-name="ce1">
            <text:p>Sevill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0];[Depto.A$2:.B$34];2;1)" table:style-name="ce1">
            <text:p>Valle del Cauca</text:p>
          </table:table-cell>
          <table:table-cell office:value-type="float" office:value="4.2743779000000002" table:style-name="ce1">
            <text:p>4.2743779</text:p>
          </table:table-cell>
          <table:table-cell office:value-type="float" office:value="-75.931004000000001" table:style-name="ce1">
            <text:p>-75.931004</text:p>
          </table:table-cell>
          <table:table-cell table:number-columns-repeated="16378"/>
        </table:table-row>
        <table:table-row table:style-name="ro1">
          <table:table-cell office:value-type="float" office:value="76823" table:style-name="ce1">
            <text:p>76823</text:p>
          </table:table-cell>
          <table:table-cell office:value-type="string" table:style-name="ce1">
            <text:p>Tor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1];[Depto.A$2:.B$34];2;1)" table:style-name="ce1">
            <text:p>Valle del Cauca</text:p>
          </table:table-cell>
          <table:table-cell office:value-type="float" office:value="4.6112869999999999" table:style-name="ce1">
            <text:p>4.611287</text:p>
          </table:table-cell>
          <table:table-cell office:value-type="float" office:value="-76.078592999999998" table:style-name="ce1">
            <text:p>-76.078593</text:p>
          </table:table-cell>
          <table:table-cell table:number-columns-repeated="16378"/>
        </table:table-row>
        <table:table-row table:style-name="ro1">
          <table:table-cell office:value-type="float" office:value="76828" table:style-name="ce1">
            <text:p>76828</text:p>
          </table:table-cell>
          <table:table-cell office:value-type="string" table:style-name="ce1">
            <text:p>Trujill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2];[Depto.A$2:.B$34];2;1)" table:style-name="ce1">
            <text:p>Valle del Cauca</text:p>
          </table:table-cell>
          <table:table-cell office:value-type="float" office:value="4.211875" table:style-name="ce1">
            <text:p>4.211875</text:p>
          </table:table-cell>
          <table:table-cell office:value-type="float" office:value="-76.318512999999996" table:style-name="ce1">
            <text:p>-76.318513</text:p>
          </table:table-cell>
          <table:table-cell table:number-columns-repeated="16378"/>
        </table:table-row>
        <table:table-row table:style-name="ro1">
          <table:table-cell office:value-type="float" office:value="76834" table:style-name="ce1">
            <text:p>76834</text:p>
          </table:table-cell>
          <table:table-cell office:value-type="string" table:style-name="ce1">
            <text:p>Tuluá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3];[Depto.A$2:.B$34];2;1)" table:style-name="ce1">
            <text:p>Valle del Cauca</text:p>
          </table:table-cell>
          <table:table-cell office:value-type="float" office:value="4.0898690000000002" table:style-name="ce1">
            <text:p>4.089869</text:p>
          </table:table-cell>
          <table:table-cell office:value-type="float" office:value="-76.191499100000001" table:style-name="ce1">
            <text:p>-76.1914991</text:p>
          </table:table-cell>
          <table:table-cell table:number-columns-repeated="16378"/>
        </table:table-row>
        <table:table-row table:style-name="ro1">
          <table:table-cell office:value-type="float" office:value="76845" table:style-name="ce1">
            <text:p>76845</text:p>
          </table:table-cell>
          <table:table-cell office:value-type="string" table:style-name="ce1">
            <text:p>Ullo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4];[Depto.A$2:.B$34];2;1)" table:style-name="ce1">
            <text:p>Valle del Cauca</text:p>
          </table:table-cell>
          <table:table-cell office:value-type="float" office:value="4.7032080000000001" table:style-name="ce1">
            <text:p>4.703208</text:p>
          </table:table-cell>
          <table:table-cell office:value-type="float" office:value="-75.738738999999995" table:style-name="ce1">
            <text:p>-75.738739</text:p>
          </table:table-cell>
          <table:table-cell table:number-columns-repeated="16378"/>
        </table:table-row>
        <table:table-row table:style-name="ro1">
          <table:table-cell office:value-type="float" office:value="76863" table:style-name="ce1">
            <text:p>76863</text:p>
          </table:table-cell>
          <table:table-cell office:value-type="string" table:style-name="ce1">
            <text:p>Versalles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5];[Depto.A$2:.B$34];2;1)" table:style-name="ce1">
            <text:p>Valle del Cauca</text:p>
          </table:table-cell>
          <table:table-cell office:value-type="float" office:value="4.5757120000000002" table:style-name="ce1">
            <text:p>4.575712</text:p>
          </table:table-cell>
          <table:table-cell office:value-type="float" office:value="-76.199521000000004" table:style-name="ce1">
            <text:p>-76.199521</text:p>
          </table:table-cell>
          <table:table-cell table:number-columns-repeated="16378"/>
        </table:table-row>
        <table:table-row table:style-name="ro1">
          <table:table-cell office:value-type="float" office:value="76869" table:style-name="ce1">
            <text:p>76869</text:p>
          </table:table-cell>
          <table:table-cell office:value-type="string" table:style-name="ce1">
            <text:p>Vijes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6];[Depto.A$2:.B$34];2;1)" table:style-name="ce1">
            <text:p>Valle del Cauca</text:p>
          </table:table-cell>
          <table:table-cell office:value-type="float" office:value="3.6981850000000001" table:style-name="ce1">
            <text:p>3.698185</text:p>
          </table:table-cell>
          <table:table-cell office:value-type="float" office:value="-76.443177000000006" table:style-name="ce1">
            <text:p>-76.443177</text:p>
          </table:table-cell>
          <table:table-cell table:number-columns-repeated="16378"/>
        </table:table-row>
        <table:table-row table:style-name="ro1">
          <table:table-cell office:value-type="float" office:value="76890" table:style-name="ce1">
            <text:p>76890</text:p>
          </table:table-cell>
          <table:table-cell office:value-type="string" table:style-name="ce1">
            <text:p>Yotoc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7];[Depto.A$2:.B$34];2;1)" table:style-name="ce1">
            <text:p>Valle del Cauca</text:p>
          </table:table-cell>
          <table:table-cell office:value-type="float" office:value="3.8602729999999998" table:style-name="ce1">
            <text:p>3.860273</text:p>
          </table:table-cell>
          <table:table-cell office:value-type="float" office:value="-76.384630000000001" table:style-name="ce1">
            <text:p>-76.38463</text:p>
          </table:table-cell>
          <table:table-cell table:number-columns-repeated="16378"/>
        </table:table-row>
        <table:table-row table:style-name="ro1">
          <table:table-cell office:value-type="float" office:value="76892" table:style-name="ce1">
            <text:p>76892</text:p>
          </table:table-cell>
          <table:table-cell office:value-type="string" table:style-name="ce1">
            <text:p>Yumb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8];[Depto.A$2:.B$34];2;1)" table:style-name="ce1">
            <text:p>Valle del Cauca</text:p>
          </table:table-cell>
          <table:table-cell office:value-type="float" office:value="3.545337" table:style-name="ce1">
            <text:p>3.545337</text:p>
          </table:table-cell>
          <table:table-cell office:value-type="float" office:value="-76.495025999999996" table:style-name="ce1">
            <text:p>-76.495026</text:p>
          </table:table-cell>
          <table:table-cell table:number-columns-repeated="16378"/>
        </table:table-row>
        <table:table-row table:style-name="ro1">
          <table:table-cell office:value-type="float" office:value="76895" table:style-name="ce1">
            <text:p>76895</text:p>
          </table:table-cell>
          <table:table-cell office:value-type="string" table:style-name="ce1">
            <text:p>Zarzal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9];[Depto.A$2:.B$34];2;1)" table:style-name="ce1">
            <text:p>Valle del Cauca</text:p>
          </table:table-cell>
          <table:table-cell office:value-type="float" office:value="4.3948650000000002" table:style-name="ce1">
            <text:p>4.394865</text:p>
          </table:table-cell>
          <table:table-cell office:value-type="float" office:value="-76.072854000000007" table:style-name="ce1">
            <text:p>-76.072854</text:p>
          </table:table-cell>
          <table:table-cell table:number-columns-repeated="16378"/>
        </table:table-row>
        <table:table-row table:style-name="ro1">
          <table:table-cell office:value-type="float" office:value="81001" table:style-name="ce1">
            <text:p>81001</text:p>
          </table:table-cell>
          <table:table-cell office:value-type="string" table:style-name="ce1">
            <text:p>Arauca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0];[Depto.A$2:.B$34];2;1)" table:style-name="ce1">
            <text:p>Arauca</text:p>
          </table:table-cell>
          <table:table-cell office:value-type="float" office:value="7.0761719999999997" table:style-name="ce1">
            <text:p>7.076172</text:p>
          </table:table-cell>
          <table:table-cell office:value-type="float" office:value="-70.710457000000005" table:style-name="ce1">
            <text:p>-70.710457</text:p>
          </table:table-cell>
          <table:table-cell table:number-columns-repeated="16378"/>
        </table:table-row>
        <table:table-row table:style-name="ro1">
          <table:table-cell office:value-type="float" office:value="81065" table:style-name="ce1">
            <text:p>81065</text:p>
          </table:table-cell>
          <table:table-cell office:value-type="string" table:style-name="ce1">
            <text:p>Arauquita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1];[Depto.A$2:.B$34];2;1)" table:style-name="ce1">
            <text:p>Arauca</text:p>
          </table:table-cell>
          <table:table-cell office:value-type="float" office:value="7.0293340000000004" table:style-name="ce1">
            <text:p>7.029334</text:p>
          </table:table-cell>
          <table:table-cell office:value-type="float" office:value="-71.4294759" table:style-name="ce1">
            <text:p>-71.4294759</text:p>
          </table:table-cell>
          <table:table-cell table:number-columns-repeated="16378"/>
        </table:table-row>
        <table:table-row table:style-name="ro1">
          <table:table-cell office:value-type="float" office:value="81220" table:style-name="ce1">
            <text:p>81220</text:p>
          </table:table-cell>
          <table:table-cell office:value-type="string" table:style-name="ce1">
            <text:p>Cravo Norte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2];[Depto.A$2:.B$34];2;1)" table:style-name="ce1">
            <text:p>Arauca</text:p>
          </table:table-cell>
          <table:table-cell office:value-type="float" office:value="6.3043500000000003" table:style-name="ce1">
            <text:p>6.30435</text:p>
          </table:table-cell>
          <table:table-cell office:value-type="float" office:value="-70.202658999999997" table:style-name="ce1">
            <text:p>-70.202659</text:p>
          </table:table-cell>
          <table:table-cell table:number-columns-repeated="16378"/>
        </table:table-row>
        <table:table-row table:style-name="ro1">
          <table:table-cell office:value-type="float" office:value="81300" table:style-name="ce1">
            <text:p>81300</text:p>
          </table:table-cell>
          <table:table-cell office:value-type="string" table:style-name="ce1">
            <text:p>Fortul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3];[Depto.A$2:.B$34];2;1)" table:style-name="ce1">
            <text:p>Arauca</text:p>
          </table:table-cell>
          <table:table-cell office:value-type="float" office:value="6.7943670000000003" table:style-name="ce1">
            <text:p>6.794367</text:p>
          </table:table-cell>
          <table:table-cell office:value-type="float" office:value="-71.771548899999999" table:style-name="ce1">
            <text:p>-71.7715489</text:p>
          </table:table-cell>
          <table:table-cell table:number-columns-repeated="16378"/>
        </table:table-row>
        <table:table-row table:style-name="ro1">
          <table:table-cell office:value-type="float" office:value="81591" table:style-name="ce1">
            <text:p>81591</text:p>
          </table:table-cell>
          <table:table-cell office:value-type="string" table:style-name="ce1">
            <text:p>Puerto Rondón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4];[Depto.A$2:.B$34];2;1)" table:style-name="ce1">
            <text:p>Arauca</text:p>
          </table:table-cell>
          <table:table-cell office:value-type="float" office:value="6.2811669999999999" table:style-name="ce1">
            <text:p>6.281167</text:p>
          </table:table-cell>
          <table:table-cell office:value-type="float" office:value="-71.104795899999999" table:style-name="ce1">
            <text:p>-71.1047959</text:p>
          </table:table-cell>
          <table:table-cell table:number-columns-repeated="16378"/>
        </table:table-row>
        <table:table-row table:style-name="ro1">
          <table:table-cell office:value-type="float" office:value="81736" table:style-name="ce1">
            <text:p>81736</text:p>
          </table:table-cell>
          <table:table-cell office:value-type="string" table:style-name="ce1">
            <text:p>Saravena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5];[Depto.A$2:.B$34];2;1)" table:style-name="ce1">
            <text:p>Arauca</text:p>
          </table:table-cell>
          <table:table-cell office:value-type="float" office:value="6.9561070000000003" table:style-name="ce1">
            <text:p>6.956107</text:p>
          </table:table-cell>
          <table:table-cell office:value-type="float" office:value="-71.872595000000004" table:style-name="ce1">
            <text:p>-71.872595</text:p>
          </table:table-cell>
          <table:table-cell table:number-columns-repeated="16378"/>
        </table:table-row>
        <table:table-row table:style-name="ro1">
          <table:table-cell office:value-type="float" office:value="81794" table:style-name="ce1">
            <text:p>81794</text:p>
          </table:table-cell>
          <table:table-cell office:value-type="string" table:style-name="ce1">
            <text:p>Tame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6];[Depto.A$2:.B$34];2;1)" table:style-name="ce1">
            <text:p>Arauca</text:p>
          </table:table-cell>
          <table:table-cell office:value-type="float" office:value="6.4570939999999997" table:style-name="ce1">
            <text:p>6.457094</text:p>
          </table:table-cell>
          <table:table-cell office:value-type="float" office:value="-71.745514999999997" table:style-name="ce1">
            <text:p>-71.745515</text:p>
          </table:table-cell>
          <table:table-cell table:number-columns-repeated="16378"/>
        </table:table-row>
        <table:table-row table:style-name="ro1">
          <table:table-cell office:value-type="float" office:value="85001" table:style-name="ce1">
            <text:p>85001</text:p>
          </table:table-cell>
          <table:table-cell office:value-type="string" table:style-name="ce1">
            <text:p>Yopal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57];[Depto.A$2:.B$34];2;1)" table:style-name="ce1">
            <text:p>Casanare</text:p>
          </table:table-cell>
          <table:table-cell office:value-type="float" office:value="5.348903" table:style-name="ce1">
            <text:p>5.348903</text:p>
          </table:table-cell>
          <table:table-cell office:value-type="float" office:value="-72.400523000000007" table:style-name="ce1">
            <text:p>-72.400523</text:p>
          </table:table-cell>
          <table:table-cell table:number-columns-repeated="16378"/>
        </table:table-row>
        <table:table-row table:style-name="ro1">
          <table:table-cell office:value-type="float" office:value="85010" table:style-name="ce1">
            <text:p>85010</text:p>
          </table:table-cell>
          <table:table-cell office:value-type="string" table:style-name="ce1">
            <text:p>Aguazul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58];[Depto.A$2:.B$34];2;1)" table:style-name="ce1">
            <text:p>Casanare</text:p>
          </table:table-cell>
          <table:table-cell office:value-type="float" office:value="5.1708470000000002" table:style-name="ce1">
            <text:p>5.170847</text:p>
          </table:table-cell>
          <table:table-cell office:value-type="float" office:value="-72.550819000000004" table:style-name="ce1">
            <text:p>-72.550819</text:p>
          </table:table-cell>
          <table:table-cell table:number-columns-repeated="16378"/>
        </table:table-row>
        <table:table-row table:style-name="ro1">
          <table:table-cell office:value-type="float" office:value="85015" table:style-name="ce1">
            <text:p>85015</text:p>
          </table:table-cell>
          <table:table-cell office:value-type="string" table:style-name="ce1">
            <text:p>Chámez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59];[Depto.A$2:.B$34];2;1)" table:style-name="ce1">
            <text:p>Casanare</text:p>
          </table:table-cell>
          <table:table-cell office:value-type="float" office:value="5.2134609999999997" table:style-name="ce1">
            <text:p>5.213461</text:p>
          </table:table-cell>
          <table:table-cell office:value-type="float" office:value="-72.869955000000004" table:style-name="ce1">
            <text:p>-72.869955</text:p>
          </table:table-cell>
          <table:table-cell table:number-columns-repeated="16378"/>
        </table:table-row>
        <table:table-row table:style-name="ro1">
          <table:table-cell office:value-type="float" office:value="85125" table:style-name="ce1">
            <text:p>85125</text:p>
          </table:table-cell>
          <table:table-cell office:value-type="string" table:style-name="ce1">
            <text:p>Hato Corozal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0];[Depto.A$2:.B$34];2;1)" table:style-name="ce1">
            <text:p>Casanare</text:p>
          </table:table-cell>
          <table:table-cell office:value-type="float" office:value="6.1549459999999998" table:style-name="ce1">
            <text:p>6.154946</text:p>
          </table:table-cell>
          <table:table-cell office:value-type="float" office:value="-71.762360000000001" table:style-name="ce1">
            <text:p>-71.76236</text:p>
          </table:table-cell>
          <table:table-cell table:number-columns-repeated="16378"/>
        </table:table-row>
        <table:table-row table:style-name="ro1">
          <table:table-cell office:value-type="float" office:value="85136" table:style-name="ce1">
            <text:p>85136</text:p>
          </table:table-cell>
          <table:table-cell office:value-type="string" table:style-name="ce1">
            <text:p>La Salin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1];[Depto.A$2:.B$34];2;1)" table:style-name="ce1">
            <text:p>Casanare</text:p>
          </table:table-cell>
          <table:table-cell office:value-type="float" office:value="6.1279789999999998" table:style-name="ce1">
            <text:p>6.127979</text:p>
          </table:table-cell>
          <table:table-cell office:value-type="float" office:value="-72.334162000000006" table:style-name="ce1">
            <text:p>-72.334162</text:p>
          </table:table-cell>
          <table:table-cell table:number-columns-repeated="16378"/>
        </table:table-row>
        <table:table-row table:style-name="ro1">
          <table:table-cell office:value-type="float" office:value="85139" table:style-name="ce1">
            <text:p>85139</text:p>
          </table:table-cell>
          <table:table-cell office:value-type="string" table:style-name="ce1">
            <text:p>Maní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2];[Depto.A$2:.B$34];2;1)" table:style-name="ce1">
            <text:p>Casanare</text:p>
          </table:table-cell>
          <table:table-cell office:value-type="float" office:value="4.8179860000000003" table:style-name="ce1">
            <text:p>4.817986</text:p>
          </table:table-cell>
          <table:table-cell office:value-type="float" office:value="-72.280702000000005" table:style-name="ce1">
            <text:p>-72.280702</text:p>
          </table:table-cell>
          <table:table-cell table:number-columns-repeated="16378"/>
        </table:table-row>
        <table:table-row table:style-name="ro1">
          <table:table-cell office:value-type="float" office:value="85162" table:style-name="ce1">
            <text:p>85162</text:p>
          </table:table-cell>
          <table:table-cell office:value-type="string" table:style-name="ce1">
            <text:p>Monterrey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3];[Depto.A$2:.B$34];2;1)" table:style-name="ce1">
            <text:p>Casanare</text:p>
          </table:table-cell>
          <table:table-cell office:value-type="float" office:value="4.8752459999999997" table:style-name="ce1">
            <text:p>4.875246</text:p>
          </table:table-cell>
          <table:table-cell office:value-type="float" office:value="-72.893364000000005" table:style-name="ce1">
            <text:p>-72.893364</text:p>
          </table:table-cell>
          <table:table-cell table:number-columns-repeated="16378"/>
        </table:table-row>
        <table:table-row table:style-name="ro1">
          <table:table-cell office:value-type="float" office:value="85225" table:style-name="ce1">
            <text:p>85225</text:p>
          </table:table-cell>
          <table:table-cell office:value-type="string" table:style-name="ce1">
            <text:p>Nunchí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4];[Depto.A$2:.B$34];2;1)" table:style-name="ce1">
            <text:p>Casanare</text:p>
          </table:table-cell>
          <table:table-cell office:value-type="float" office:value="5.6380970000000001" table:style-name="ce1">
            <text:p>5.638097</text:p>
          </table:table-cell>
          <table:table-cell office:value-type="float" office:value="-72.195526999999998" table:style-name="ce1">
            <text:p>-72.195527</text:p>
          </table:table-cell>
          <table:table-cell table:number-columns-repeated="16378"/>
        </table:table-row>
        <table:table-row table:style-name="ro1">
          <table:table-cell office:value-type="float" office:value="85230" table:style-name="ce1">
            <text:p>85230</text:p>
          </table:table-cell>
          <table:table-cell office:value-type="string" table:style-name="ce1">
            <text:p>Orocué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5];[Depto.A$2:.B$34];2;1)" table:style-name="ce1">
            <text:p>Casanare</text:p>
          </table:table-cell>
          <table:table-cell office:value-type="float" office:value="4.7893879999999998" table:style-name="ce1">
            <text:p>4.789388</text:p>
          </table:table-cell>
          <table:table-cell office:value-type="float" office:value="-71.339363000000006" table:style-name="ce1">
            <text:p>-71.339363</text:p>
          </table:table-cell>
          <table:table-cell table:number-columns-repeated="16378"/>
        </table:table-row>
        <table:table-row table:style-name="ro1">
          <table:table-cell office:value-type="float" office:value="85250" table:style-name="ce1">
            <text:p>85250</text:p>
          </table:table-cell>
          <table:table-cell office:value-type="string" table:style-name="ce1">
            <text:p>Paz de Ariporo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6];[Depto.A$2:.B$34];2;1)" table:style-name="ce1">
            <text:p>Casanare</text:p>
          </table:table-cell>
          <table:table-cell office:value-type="float" office:value="5.8806390000000004" table:style-name="ce1">
            <text:p>5.880639</text:p>
          </table:table-cell>
          <table:table-cell office:value-type="float" office:value="-71.892911999999995" table:style-name="ce1">
            <text:p>-71.892912</text:p>
          </table:table-cell>
          <table:table-cell table:number-columns-repeated="16378"/>
        </table:table-row>
        <table:table-row table:style-name="ro1">
          <table:table-cell office:value-type="float" office:value="85263" table:style-name="ce1">
            <text:p>85263</text:p>
          </table:table-cell>
          <table:table-cell office:value-type="string" table:style-name="ce1">
            <text:p>Pore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7];[Depto.A$2:.B$34];2;1)" table:style-name="ce1">
            <text:p>Casanare</text:p>
          </table:table-cell>
          <table:table-cell office:value-type="float" office:value="5.7265629000000002" table:style-name="ce1">
            <text:p>5.7265629</text:p>
          </table:table-cell>
          <table:table-cell office:value-type="float" office:value="-71.993941000000007" table:style-name="ce1">
            <text:p>-71.993941</text:p>
          </table:table-cell>
          <table:table-cell table:number-columns-repeated="16378"/>
        </table:table-row>
        <table:table-row table:style-name="ro1">
          <table:table-cell office:value-type="float" office:value="85279" table:style-name="ce1">
            <text:p>85279</text:p>
          </table:table-cell>
          <table:table-cell office:value-type="string" table:style-name="ce1">
            <text:p>Recetor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8];[Depto.A$2:.B$34];2;1)" table:style-name="ce1">
            <text:p>Casanare</text:p>
          </table:table-cell>
          <table:table-cell office:value-type="float" office:value="5.2295489000000002" table:style-name="ce1">
            <text:p>5.2295489</text:p>
          </table:table-cell>
          <table:table-cell office:value-type="float" office:value="-72.760653000000005" table:style-name="ce1">
            <text:p>-72.760653</text:p>
          </table:table-cell>
          <table:table-cell table:number-columns-repeated="16378"/>
        </table:table-row>
        <table:table-row table:style-name="ro1">
          <table:table-cell office:value-type="float" office:value="85300" table:style-name="ce1">
            <text:p>85300</text:p>
          </table:table-cell>
          <table:table-cell office:value-type="string" table:style-name="ce1">
            <text:p>Sabanalarg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9];[Depto.A$2:.B$34];2;1)" table:style-name="ce1">
            <text:p>Casanare</text:p>
          </table:table-cell>
          <table:table-cell office:value-type="float" office:value="4.8537759999999999" table:style-name="ce1">
            <text:p>4.853776</text:p>
          </table:table-cell>
          <table:table-cell office:value-type="float" office:value="-73.038965000000005" table:style-name="ce1">
            <text:p>-73.038965</text:p>
          </table:table-cell>
          <table:table-cell table:number-columns-repeated="16378"/>
        </table:table-row>
        <table:table-row table:style-name="ro1">
          <table:table-cell office:value-type="float" office:value="85315" table:style-name="ce1">
            <text:p>85315</text:p>
          </table:table-cell>
          <table:table-cell office:value-type="string" table:style-name="ce1">
            <text:p>Sácam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0];[Depto.A$2:.B$34];2;1)" table:style-name="ce1">
            <text:p>Casanare</text:p>
          </table:table-cell>
          <table:table-cell office:value-type="float" office:value="6.0986390000000004" table:style-name="ce1">
            <text:p>6.098639</text:p>
          </table:table-cell>
          <table:table-cell office:value-type="float" office:value="-72.248390999999998" table:style-name="ce1">
            <text:p>-72.248391</text:p>
          </table:table-cell>
          <table:table-cell table:number-columns-repeated="16378"/>
        </table:table-row>
        <table:table-row table:style-name="ro1">
          <table:table-cell office:value-type="float" office:value="85325" table:style-name="ce1">
            <text:p>85325</text:p>
          </table:table-cell>
          <table:table-cell office:value-type="string" table:style-name="ce1">
            <text:p>San Luis de Gaceno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1];[Depto.A$2:.B$34];2;1)" table:style-name="ce1">
            <text:p>Casanare</text:p>
          </table:table-cell>
          <table:table-cell office:value-type="float" office:value="4.8197900000000002" table:style-name="ce1">
            <text:p>4.81979</text:p>
          </table:table-cell>
          <table:table-cell office:value-type="float" office:value="-73.169489999999996" table:style-name="ce1">
            <text:p>-73.16949</text:p>
          </table:table-cell>
          <table:table-cell table:number-columns-repeated="16378"/>
        </table:table-row>
        <table:table-row table:style-name="ro1">
          <table:table-cell office:value-type="float" office:value="85400" table:style-name="ce1">
            <text:p>85400</text:p>
          </table:table-cell>
          <table:table-cell office:value-type="string" table:style-name="ce1">
            <text:p>Támar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2];[Depto.A$2:.B$34];2;1)" table:style-name="ce1">
            <text:p>Casanare</text:p>
          </table:table-cell>
          <table:table-cell office:value-type="float" office:value="5.8303399999999996" table:style-name="ce1">
            <text:p>5.83034</text:p>
          </table:table-cell>
          <table:table-cell office:value-type="float" office:value="-72.163055999999997" table:style-name="ce1">
            <text:p>-72.163056</text:p>
          </table:table-cell>
          <table:table-cell table:number-columns-repeated="16378"/>
        </table:table-row>
        <table:table-row table:style-name="ro1">
          <table:table-cell office:value-type="float" office:value="85410" table:style-name="ce1">
            <text:p>85410</text:p>
          </table:table-cell>
          <table:table-cell office:value-type="string" table:style-name="ce1">
            <text:p>Tauramen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3];[Depto.A$2:.B$34];2;1)" table:style-name="ce1">
            <text:p>Casanare</text:p>
          </table:table-cell>
          <table:table-cell office:value-type="float" office:value="5.0106849000000002" table:style-name="ce1">
            <text:p>5.0106849</text:p>
          </table:table-cell>
          <table:table-cell office:value-type="float" office:value="-72.750495000000001" table:style-name="ce1">
            <text:p>-72.750495</text:p>
          </table:table-cell>
          <table:table-cell table:number-columns-repeated="16378"/>
        </table:table-row>
        <table:table-row table:style-name="ro1">
          <table:table-cell office:value-type="float" office:value="85430" table:style-name="ce1">
            <text:p>85430</text:p>
          </table:table-cell>
          <table:table-cell office:value-type="string" table:style-name="ce1">
            <text:p>Trinidad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4];[Depto.A$2:.B$34];2;1)" table:style-name="ce1">
            <text:p>Casanare</text:p>
          </table:table-cell>
          <table:table-cell office:value-type="float" office:value="5.4078150000000003" table:style-name="ce1">
            <text:p>5.407815</text:p>
          </table:table-cell>
          <table:table-cell office:value-type="float" office:value="-71.661355" table:style-name="ce1">
            <text:p>-71.661355</text:p>
          </table:table-cell>
          <table:table-cell table:number-columns-repeated="16378"/>
        </table:table-row>
        <table:table-row table:style-name="ro1">
          <table:table-cell office:value-type="float" office:value="85440" table:style-name="ce1">
            <text:p>85440</text:p>
          </table:table-cell>
          <table:table-cell office:value-type="string" table:style-name="ce1">
            <text:p>Villanuev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5];[Depto.A$2:.B$34];2;1)" table:style-name="ce1">
            <text:p>Casanare</text:p>
          </table:table-cell>
          <table:table-cell office:value-type="float" office:value="4.6112520000000004" table:style-name="ce1">
            <text:p>4.611252</text:p>
          </table:table-cell>
          <table:table-cell office:value-type="float" office:value="-72.928126000000006" table:style-name="ce1">
            <text:p>-72.928126</text:p>
          </table:table-cell>
          <table:table-cell table:number-columns-repeated="16378"/>
        </table:table-row>
        <table:table-row table:style-name="ro1">
          <table:table-cell office:value-type="float" office:value="86001" table:style-name="ce1">
            <text:p>86001</text:p>
          </table:table-cell>
          <table:table-cell office:value-type="string" table:style-name="ce1">
            <text:p>Mocoa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76];[Depto.A$2:.B$34];2;1)" table:style-name="ce1">
            <text:p>Putumayo</text:p>
          </table:table-cell>
          <table:table-cell office:value-type="float" office:value="1.1523399999999999" table:style-name="ce1">
            <text:p>1.15234</text:p>
          </table:table-cell>
          <table:table-cell office:value-type="float" office:value="-76.651054999999999" table:style-name="ce1">
            <text:p>-76.651055</text:p>
          </table:table-cell>
          <table:table-cell table:number-columns-repeated="16378"/>
        </table:table-row>
        <table:table-row table:style-name="ro1">
          <table:table-cell office:value-type="float" office:value="86219" table:style-name="ce1">
            <text:p>86219</text:p>
          </table:table-cell>
          <table:table-cell office:value-type="string" table:style-name="ce1">
            <text:p>Colón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77];[Depto.A$2:.B$34];2;1)" table:style-name="ce1">
            <text:p>Putumayo</text:p>
          </table:table-cell>
          <table:table-cell office:value-type="float" office:value="1.190067" table:style-name="ce1">
            <text:p>1.190067</text:p>
          </table:table-cell>
          <table:table-cell office:value-type="float" office:value="-76.972863000000004" table:style-name="ce1">
            <text:p>-76.972863</text:p>
          </table:table-cell>
          <table:table-cell table:number-columns-repeated="16378"/>
        </table:table-row>
        <table:table-row table:style-name="ro1">
          <table:table-cell office:value-type="float" office:value="86320" table:style-name="ce1">
            <text:p>86320</text:p>
          </table:table-cell>
          <table:table-cell office:value-type="string" table:style-name="ce1">
            <text:p>Orit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78];[Depto.A$2:.B$34];2;1)" table:style-name="ce1">
            <text:p>Putumayo</text:p>
          </table:table-cell>
          <table:table-cell office:value-type="float" office:value="0.67688000000000004" table:style-name="ce1">
            <text:p>0.67688</text:p>
          </table:table-cell>
          <table:table-cell office:value-type="float" office:value="-76.880162999999996" table:style-name="ce1">
            <text:p>-76.880163</text:p>
          </table:table-cell>
          <table:table-cell table:number-columns-repeated="16378"/>
        </table:table-row>
        <table:table-row table:style-name="ro1">
          <table:table-cell office:value-type="float" office:value="86568" table:style-name="ce1">
            <text:p>86568</text:p>
          </table:table-cell>
          <table:table-cell office:value-type="string" table:style-name="ce1">
            <text:p>Puerto Asís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79];[Depto.A$2:.B$34];2;1)" table:style-name="ce1">
            <text:p>Putumayo</text:p>
          </table:table-cell>
          <table:table-cell office:value-type="float" office:value="0.50492899999999996" table:style-name="ce1">
            <text:p>0.504929</text:p>
          </table:table-cell>
          <table:table-cell office:value-type="float" office:value="-76.500191000000001" table:style-name="ce1">
            <text:p>-76.500191</text:p>
          </table:table-cell>
          <table:table-cell table:number-columns-repeated="16378"/>
        </table:table-row>
        <table:table-row table:style-name="ro1">
          <table:table-cell office:value-type="float" office:value="86569" table:style-name="ce1">
            <text:p>86569</text:p>
          </table:table-cell>
          <table:table-cell office:value-type="string" table:style-name="ce1">
            <text:p>Puerto Caiced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0];[Depto.A$2:.B$34];2;1)" table:style-name="ce1">
            <text:p>Putumayo</text:p>
          </table:table-cell>
          <table:table-cell office:value-type="float" office:value="0.68437400000000004" table:style-name="ce1">
            <text:p>0.684374</text:p>
          </table:table-cell>
          <table:table-cell office:value-type="float" office:value="-76.604072000000002" table:style-name="ce1">
            <text:p>-76.604072</text:p>
          </table:table-cell>
          <table:table-cell table:number-columns-repeated="16378"/>
        </table:table-row>
        <table:table-row table:style-name="ro1">
          <table:table-cell office:value-type="float" office:value="86571" table:style-name="ce1">
            <text:p>86571</text:p>
          </table:table-cell>
          <table:table-cell office:value-type="string" table:style-name="ce1">
            <text:p>Puerto Guzmán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1];[Depto.A$2:.B$34];2;1)" table:style-name="ce1">
            <text:p>Putumayo</text:p>
          </table:table-cell>
          <table:table-cell office:value-type="float" office:value="0.96377000000000002" table:style-name="ce1">
            <text:p>0.96377</text:p>
          </table:table-cell>
          <table:table-cell office:value-type="float" office:value="-76.407981000000007" table:style-name="ce1">
            <text:p>-76.407981</text:p>
          </table:table-cell>
          <table:table-cell table:number-columns-repeated="16378"/>
        </table:table-row>
        <table:table-row table:style-name="ro1">
          <table:table-cell office:value-type="float" office:value="86573" table:style-name="ce1">
            <text:p>86573</text:p>
          </table:table-cell>
          <table:table-cell office:value-type="string" table:style-name="ce1">
            <text:p>Leguízam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2];[Depto.A$2:.B$34];2;1)" table:style-name="ce1">
            <text:p>Putumayo</text:p>
          </table:table-cell>
          <table:table-cell office:value-type="float" office:value="-0.18024000000000001" table:style-name="ce1">
            <text:p>-0.18024</text:p>
          </table:table-cell>
          <table:table-cell office:value-type="float" office:value="-74.774169999999998" table:style-name="ce1">
            <text:p>-74.77417</text:p>
          </table:table-cell>
          <table:table-cell table:number-columns-repeated="16378"/>
        </table:table-row>
        <table:table-row table:style-name="ro1">
          <table:table-cell office:value-type="float" office:value="86749" table:style-name="ce1">
            <text:p>86749</text:p>
          </table:table-cell>
          <table:table-cell office:value-type="string" table:style-name="ce1">
            <text:p>Sibundoy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3];[Depto.A$2:.B$34];2;1)" table:style-name="ce1">
            <text:p>Putumayo</text:p>
          </table:table-cell>
          <table:table-cell office:value-type="float" office:value="1.2025140000000001" table:style-name="ce1">
            <text:p>1.202514</text:p>
          </table:table-cell>
          <table:table-cell office:value-type="float" office:value="-76.921225000000007" table:style-name="ce1">
            <text:p>-76.921225</text:p>
          </table:table-cell>
          <table:table-cell table:number-columns-repeated="16378"/>
        </table:table-row>
        <table:table-row table:style-name="ro1">
          <table:table-cell office:value-type="float" office:value="86755" table:style-name="ce1">
            <text:p>86755</text:p>
          </table:table-cell>
          <table:table-cell office:value-type="string" table:style-name="ce1">
            <text:p>San Francisc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4];[Depto.A$2:.B$34];2;1)" table:style-name="ce1">
            <text:p>Putumayo</text:p>
          </table:table-cell>
          <table:table-cell office:value-type="float" office:value="1.176194" table:style-name="ce1">
            <text:p>1.176194</text:p>
          </table:table-cell>
          <table:table-cell office:value-type="float" office:value="-76.875694899999999" table:style-name="ce1">
            <text:p>-76.8756949</text:p>
          </table:table-cell>
          <table:table-cell table:number-columns-repeated="16378"/>
        </table:table-row>
        <table:table-row table:style-name="ro1">
          <table:table-cell office:value-type="float" office:value="86757" table:style-name="ce1">
            <text:p>86757</text:p>
          </table:table-cell>
          <table:table-cell office:value-type="string" table:style-name="ce1">
            <text:p>San Miguel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5];[Depto.A$2:.B$34];2;1)" table:style-name="ce1">
            <text:p>Putumayo</text:p>
          </table:table-cell>
          <table:table-cell office:value-type="float" office:value="0.33001999999999998" table:style-name="ce1">
            <text:p>0.33002</text:p>
          </table:table-cell>
          <table:table-cell office:value-type="float" office:value="-76.876360000000005" table:style-name="ce1">
            <text:p>-76.87636</text:p>
          </table:table-cell>
          <table:table-cell table:number-columns-repeated="16378"/>
        </table:table-row>
        <table:table-row table:style-name="ro1">
          <table:table-cell office:value-type="float" office:value="86760" table:style-name="ce1">
            <text:p>86760</text:p>
          </table:table-cell>
          <table:table-cell office:value-type="string" table:style-name="ce1">
            <text:p>Santiag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6];[Depto.A$2:.B$34];2;1)" table:style-name="ce1">
            <text:p>Putumayo</text:p>
          </table:table-cell>
          <table:table-cell office:value-type="float" office:value="1.1471480000000001" table:style-name="ce1">
            <text:p>1.147148</text:p>
          </table:table-cell>
          <table:table-cell office:value-type="float" office:value="-77.002404999999996" table:style-name="ce1">
            <text:p>-77.002405</text:p>
          </table:table-cell>
          <table:table-cell table:number-columns-repeated="16378"/>
        </table:table-row>
        <table:table-row table:style-name="ro1">
          <table:table-cell office:value-type="float" office:value="86865" table:style-name="ce1">
            <text:p>86865</text:p>
          </table:table-cell>
          <table:table-cell office:value-type="string" table:style-name="ce1">
            <text:p>Valle de Guamez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7];[Depto.A$2:.B$34];2;1)" table:style-name="ce1">
            <text:p>Putumayo</text:p>
          </table:table-cell>
          <table:table-cell office:value-type="float" office:value="0.4015861" table:style-name="ce1">
            <text:p>0.4015861</text:p>
          </table:table-cell>
          <table:table-cell office:value-type="float" office:value="-76.779817199999997" table:style-name="ce1">
            <text:p>-76.7798172</text:p>
          </table:table-cell>
          <table:table-cell table:number-columns-repeated="16378"/>
        </table:table-row>
        <table:table-row table:style-name="ro1">
          <table:table-cell office:value-type="float" office:value="86885" table:style-name="ce1">
            <text:p>86885</text:p>
          </table:table-cell>
          <table:table-cell office:value-type="string" table:style-name="ce1">
            <text:p>Villagarzón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8];[Depto.A$2:.B$34];2;1)" table:style-name="ce1">
            <text:p>Putumayo</text:p>
          </table:table-cell>
          <table:table-cell office:value-type="float" office:value="1.0285070000000001" table:style-name="ce1">
            <text:p>1.028507</text:p>
          </table:table-cell>
          <table:table-cell office:value-type="float" office:value="-76.617430999999996" table:style-name="ce1">
            <text:p>-76.617431</text:p>
          </table:table-cell>
          <table:table-cell table:number-columns-repeated="16378"/>
        </table:table-row>
        <table:table-row table:style-name="ro1">
          <table:table-cell office:value-type="float" office:value="88001" table:style-name="ce1">
            <text:p>88001</text:p>
          </table:table-cell>
          <table:table-cell office:value-type="string" table:style-name="ce1">
            <text:p>San Andrés</text:p>
          </table:table-cell>
          <table:table-cell office:value-type="float" office:value="88" table:style-name="ce1">
            <text:p>88</text:p>
          </table:table-cell>
          <table:table-cell office:value-type="string" office:string-value="Archipiélago de San Andrés, Providencia y Santa Catalina" table:formula="of:=VLOOKUP([.C1089];[Depto.A$2:.B$34];2;1)" table:style-name="ce1">
            <text:p>Archipiélago de San Andrés, Providencia y Santa Catalina</text:p>
          </table:table-cell>
          <table:table-cell office:value-type="float" office:value="12.576855" table:style-name="ce1">
            <text:p>12.576855</text:p>
          </table:table-cell>
          <table:table-cell office:value-type="float" office:value="-81.705051999999995" table:style-name="ce1">
            <text:p>-81.705052</text:p>
          </table:table-cell>
          <table:table-cell table:number-columns-repeated="16378"/>
        </table:table-row>
        <table:table-row table:style-name="ro1">
          <table:table-cell office:value-type="float" office:value="88564" table:style-name="ce1">
            <text:p>88564</text:p>
          </table:table-cell>
          <table:table-cell office:value-type="string" table:style-name="ce1">
            <text:p>Providencia</text:p>
          </table:table-cell>
          <table:table-cell office:value-type="float" office:value="88" table:style-name="ce1">
            <text:p>88</text:p>
          </table:table-cell>
          <table:table-cell office:value-type="string" office:string-value="Archipiélago de San Andrés, Providencia y Santa Catalina" table:formula="of:=VLOOKUP([.C1090];[Depto.A$2:.B$34];2;1)" table:style-name="ce1">
            <text:p>Archipiélago de San Andrés, Providencia y Santa Catalina</text:p>
          </table:table-cell>
          <table:table-cell office:value-type="float" office:value="13.3387613" table:style-name="ce1">
            <text:p>13.3387613</text:p>
          </table:table-cell>
          <table:table-cell office:value-type="float" office:value="-81.372937199999996" table:style-name="ce1">
            <text:p>-81.3729372</text:p>
          </table:table-cell>
          <table:table-cell table:number-columns-repeated="16378"/>
        </table:table-row>
        <table:table-row table:style-name="ro1">
          <table:table-cell office:value-type="float" office:value="91001" table:style-name="ce1">
            <text:p>91001</text:p>
          </table:table-cell>
          <table:table-cell office:value-type="string" table:style-name="ce1">
            <text:p>Letici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1];[Depto.A$2:.B$34];2;1)" table:style-name="ce1">
            <text:p>Amazonas</text:p>
          </table:table-cell>
          <table:table-cell office:value-type="float" office:value="-4.2031650000000003" table:style-name="ce1">
            <text:p>-4.203165</text:p>
          </table:table-cell>
          <table:table-cell office:value-type="float" office:value="-69.935907" table:style-name="ce1">
            <text:p>-69.935907</text:p>
          </table:table-cell>
          <table:table-cell table:number-columns-repeated="16378"/>
        </table:table-row>
        <table:table-row table:style-name="ro1">
          <table:table-cell office:value-type="float" office:value="91263" table:style-name="ce1">
            <text:p>91263</text:p>
          </table:table-cell>
          <table:table-cell office:value-type="string" table:style-name="ce1">
            <text:p>El Encanto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2];[Depto.A$2:.B$34];2;1)" table:style-name="ce1">
            <text:p>Amazonas</text:p>
          </table:table-cell>
          <table:table-cell office:value-type="float" office:value="-1.747214" table:style-name="ce1">
            <text:p>-1.747214</text:p>
          </table:table-cell>
          <table:table-cell office:value-type="float" office:value="-73.209136000000001" table:style-name="ce1">
            <text:p>-73.209136</text:p>
          </table:table-cell>
          <table:table-cell table:number-columns-repeated="16378"/>
        </table:table-row>
        <table:table-row table:style-name="ro1">
          <table:table-cell office:value-type="float" office:value="91405" table:style-name="ce1">
            <text:p>91405</text:p>
          </table:table-cell>
          <table:table-cell office:value-type="string" table:style-name="ce1">
            <text:p>La Chorrer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3];[Depto.A$2:.B$34];2;1)" table:style-name="ce1">
            <text:p>Amazonas</text:p>
          </table:table-cell>
          <table:table-cell office:value-type="float" office:value="-1.43337" table:style-name="ce1">
            <text:p>-1.43337</text:p>
          </table:table-cell>
          <table:table-cell office:value-type="float" office:value="-72.749939999999995" table:style-name="ce1">
            <text:p>-72.74994</text:p>
          </table:table-cell>
          <table:table-cell table:number-columns-repeated="16378"/>
        </table:table-row>
        <table:table-row table:style-name="ro1">
          <table:table-cell office:value-type="float" office:value="91407" table:style-name="ce1">
            <text:p>91407</text:p>
          </table:table-cell>
          <table:table-cell office:value-type="string" table:style-name="ce1">
            <text:p>La Pedrer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4];[Depto.A$2:.B$34];2;1)" table:style-name="ce1">
            <text:p>Amazonas</text:p>
          </table:table-cell>
          <table:table-cell office:value-type="float" office:value="-1.3239000000000001" table:style-name="ce1">
            <text:p>-1.3239</text:p>
          </table:table-cell>
          <table:table-cell office:value-type="float" office:value="-69.582340000000002" table:style-name="ce1">
            <text:p>-69.58234</text:p>
          </table:table-cell>
          <table:table-cell table:number-columns-repeated="16378"/>
        </table:table-row>
        <table:table-row table:style-name="ro1">
          <table:table-cell office:value-type="float" office:value="91430" table:style-name="ce1">
            <text:p>91430</text:p>
          </table:table-cell>
          <table:table-cell office:value-type="string" table:style-name="ce1">
            <text:p>La Victori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5];[Depto.A$2:.B$34];2;1)" table:style-name="ce1">
            <text:p>Amazonas</text:p>
          </table:table-cell>
          <table:table-cell office:value-type="float" office:value="-0.10605580000000001" table:style-name="ce1">
            <text:p>-0.1060558</text:p>
          </table:table-cell>
          <table:table-cell office:value-type="float" office:value="-71.144851599999996" table:style-name="ce1">
            <text:p>-71.1448516</text:p>
          </table:table-cell>
          <table:table-cell table:number-columns-repeated="16378"/>
        </table:table-row>
        <table:table-row table:style-name="ro1">
          <table:table-cell office:value-type="float" office:value="91460" table:style-name="ce1">
            <text:p>91460</text:p>
          </table:table-cell>
          <table:table-cell office:value-type="string" table:style-name="ce1">
            <text:p>Miriti Paraná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6];[Depto.A$2:.B$34];2;1)" table:style-name="ce1">
            <text:p>Amazonas</text:p>
          </table:table-cell>
          <table:table-cell office:value-type="float" office:value="-1.2059040000000001" table:style-name="ce1">
            <text:p>-1.205904</text:p>
          </table:table-cell>
          <table:table-cell office:value-type="float" office:value="-69.887902999999994" table:style-name="ce1">
            <text:p>-69.887903</text:p>
          </table:table-cell>
          <table:table-cell table:number-columns-repeated="16378"/>
        </table:table-row>
        <table:table-row table:style-name="ro1">
          <table:table-cell office:value-type="float" office:value="91530" table:style-name="ce1">
            <text:p>91530</text:p>
          </table:table-cell>
          <table:table-cell office:value-type="string" table:style-name="ce1">
            <text:p>Puerto Alegrí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7];[Depto.A$2:.B$34];2;1)" table:style-name="ce1">
            <text:p>Amazonas</text:p>
          </table:table-cell>
          <table:table-cell office:value-type="float" office:value="-1.005614" table:style-name="ce1">
            <text:p>-1.005614</text:p>
          </table:table-cell>
          <table:table-cell office:value-type="float" office:value="-74.0142539" table:style-name="ce1">
            <text:p>-74.0142539</text:p>
          </table:table-cell>
          <table:table-cell table:number-columns-repeated="16378"/>
        </table:table-row>
        <table:table-row table:style-name="ro1">
          <table:table-cell office:value-type="float" office:value="91536" table:style-name="ce1">
            <text:p>91536</text:p>
          </table:table-cell>
          <table:table-cell office:value-type="string" table:style-name="ce1">
            <text:p>Puerto Aric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8];[Depto.A$2:.B$34];2;1)" table:style-name="ce1">
            <text:p>Amazonas</text:p>
          </table:table-cell>
          <table:table-cell office:value-type="float" office:value="-2.1333199999999999" table:style-name="ce1">
            <text:p>-2.13332</text:p>
          </table:table-cell>
          <table:table-cell office:value-type="float" office:value="-71.733260000000001" table:style-name="ce1">
            <text:p>-71.73326</text:p>
          </table:table-cell>
          <table:table-cell table:number-columns-repeated="16378"/>
        </table:table-row>
        <table:table-row table:style-name="ro1">
          <table:table-cell office:value-type="float" office:value="91540" table:style-name="ce1">
            <text:p>91540</text:p>
          </table:table-cell>
          <table:table-cell office:value-type="string" table:style-name="ce1">
            <text:p>Puerto Nariño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9];[Depto.A$2:.B$34];2;1)" table:style-name="ce1">
            <text:p>Amazonas</text:p>
          </table:table-cell>
          <table:table-cell office:value-type="float" office:value="-3.7702" table:style-name="ce1">
            <text:p>-3.7702</text:p>
          </table:table-cell>
          <table:table-cell office:value-type="float" office:value="-70.38306" table:style-name="ce1">
            <text:p>-70.38306</text:p>
          </table:table-cell>
          <table:table-cell table:number-columns-repeated="16378"/>
        </table:table-row>
        <table:table-row table:style-name="ro1">
          <table:table-cell office:value-type="float" office:value="91669" table:style-name="ce1">
            <text:p>91669</text:p>
          </table:table-cell>
          <table:table-cell office:value-type="string" table:style-name="ce1">
            <text:p>Puerto Santander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100];[Depto.A$2:.B$34];2;1)" table:style-name="ce1">
            <text:p>Amazonas</text:p>
          </table:table-cell>
          <table:table-cell office:value-type="float" office:value="-0.62228000000000006" table:style-name="ce1">
            <text:p>-0.62228</text:p>
          </table:table-cell>
          <table:table-cell office:value-type="float" office:value="-72.383213999999995" table:style-name="ce1">
            <text:p>-72.383214</text:p>
          </table:table-cell>
          <table:table-cell table:number-columns-repeated="16378"/>
        </table:table-row>
        <table:table-row table:style-name="ro1">
          <table:table-cell office:value-type="float" office:value="91798" table:style-name="ce1">
            <text:p>91798</text:p>
          </table:table-cell>
          <table:table-cell office:value-type="string" table:style-name="ce1">
            <text:p>Tarapacá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101];[Depto.A$2:.B$34];2;1)" table:style-name="ce1">
            <text:p>Amazonas</text:p>
          </table:table-cell>
          <table:table-cell office:value-type="float" office:value="-2.8913069999999998" table:style-name="ce1">
            <text:p>-2.891307</text:p>
          </table:table-cell>
          <table:table-cell office:value-type="float" office:value="-69.741073" table:style-name="ce1">
            <text:p>-69.741073</text:p>
          </table:table-cell>
          <table:table-cell table:number-columns-repeated="16378"/>
        </table:table-row>
        <table:table-row table:style-name="ro1">
          <table:table-cell office:value-type="float" office:value="94001" table:style-name="ce1">
            <text:p>94001</text:p>
          </table:table-cell>
          <table:table-cell office:value-type="string" table:style-name="ce1">
            <text:p>Inírida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2];[Depto.A$2:.B$34];2;1)" table:style-name="ce1">
            <text:p>Guainía</text:p>
          </table:table-cell>
          <table:table-cell office:value-type="float" office:value="3.8682970000000001" table:style-name="ce1">
            <text:p>3.868297</text:p>
          </table:table-cell>
          <table:table-cell office:value-type="float" office:value="-67.923917000000003" table:style-name="ce1">
            <text:p>-67.923917</text:p>
          </table:table-cell>
          <table:table-cell table:number-columns-repeated="16378"/>
        </table:table-row>
        <table:table-row table:style-name="ro1">
          <table:table-cell office:value-type="float" office:value="94343" table:style-name="ce1">
            <text:p>94343</text:p>
          </table:table-cell>
          <table:table-cell office:value-type="string" table:style-name="ce1">
            <text:p>Barranco Minas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3];[Depto.A$2:.B$34];2;1)" table:style-name="ce1">
            <text:p>Guainía</text:p>
          </table:table-cell>
          <table:table-cell office:value-type="float" office:value="3.48421" table:style-name="ce1">
            <text:p>3.48421</text:p>
          </table:table-cell>
          <table:table-cell office:value-type="float" office:value="-69.810820000000007" table:style-name="ce1">
            <text:p>-69.81082</text:p>
          </table:table-cell>
          <table:table-cell table:number-columns-repeated="16378"/>
        </table:table-row>
        <table:table-row table:style-name="ro1">
          <table:table-cell office:value-type="float" office:value="94663" table:style-name="ce1">
            <text:p>94663</text:p>
          </table:table-cell>
          <table:table-cell office:value-type="string" table:style-name="ce1">
            <text:p>Mapiripana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4];[Depto.A$2:.B$34];2;1)" table:style-name="ce1">
            <text:p>Guainía</text:p>
          </table:table-cell>
          <table:table-cell office:value-type="float" office:value="2.6327699999999998" table:style-name="ce1">
            <text:p>2.63277</text:p>
          </table:table-cell>
          <table:table-cell office:value-type="float" office:value="-68.068029899999999" table:style-name="ce1">
            <text:p>-68.0680299</text:p>
          </table:table-cell>
          <table:table-cell table:number-columns-repeated="16378"/>
        </table:table-row>
        <table:table-row table:style-name="ro1">
          <table:table-cell office:value-type="float" office:value="94883" table:style-name="ce1">
            <text:p>94883</text:p>
          </table:table-cell>
          <table:table-cell office:value-type="string" table:style-name="ce1">
            <text:p>San Felipe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5];[Depto.A$2:.B$34];2;1)" table:style-name="ce1">
            <text:p>Guainía</text:p>
          </table:table-cell>
          <table:table-cell office:value-type="float" office:value="1.90561" table:style-name="ce1">
            <text:p>1.90561</text:p>
          </table:table-cell>
          <table:table-cell office:value-type="float" office:value="-67.085610000000003" table:style-name="ce1">
            <text:p>-67.08561</text:p>
          </table:table-cell>
          <table:table-cell table:number-columns-repeated="16378"/>
        </table:table-row>
        <table:table-row table:style-name="ro1">
          <table:table-cell office:value-type="float" office:value="94884" table:style-name="ce1">
            <text:p>94884</text:p>
          </table:table-cell>
          <table:table-cell office:value-type="string" table:style-name="ce1">
            <text:p>Puerto Colombia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6];[Depto.A$2:.B$34];2;1)" table:style-name="ce1">
            <text:p>Guainía</text:p>
          </table:table-cell>
          <table:table-cell office:value-type="float" office:value="2.7203200000000001" table:style-name="ce1">
            <text:p>2.72032</text:p>
          </table:table-cell>
          <table:table-cell office:value-type="float" office:value="-67.564459999999997" table:style-name="ce1">
            <text:p>-67.56446</text:p>
          </table:table-cell>
          <table:table-cell table:number-columns-repeated="16378"/>
        </table:table-row>
        <table:table-row table:style-name="ro1">
          <table:table-cell office:value-type="float" office:value="94885" table:style-name="ce1">
            <text:p>94885</text:p>
          </table:table-cell>
          <table:table-cell office:value-type="string" table:style-name="ce1">
            <text:p>La Guadalupe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7];[Depto.A$2:.B$34];2;1)" table:style-name="ce1">
            <text:p>Guainía</text:p>
          </table:table-cell>
          <table:table-cell office:value-type="float" office:value="1.3648400999999999" table:style-name="ce1">
            <text:p>1.3648401</text:p>
          </table:table-cell>
          <table:table-cell office:value-type="float" office:value="-67.046459100000007" table:style-name="ce1">
            <text:p>-67.0464591</text:p>
          </table:table-cell>
          <table:table-cell table:number-columns-repeated="16378"/>
        </table:table-row>
        <table:table-row table:style-name="ro1">
          <table:table-cell office:value-type="float" office:value="94886" table:style-name="ce1">
            <text:p>94886</text:p>
          </table:table-cell>
          <table:table-cell office:value-type="string" table:style-name="ce1">
            <text:p>Cacahual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8];[Depto.A$2:.B$34];2;1)" table:style-name="ce1">
            <text:p>Guainía</text:p>
          </table:table-cell>
          <table:table-cell office:value-type="float" office:value="3.5142500000000001" table:style-name="ce1">
            <text:p>3.51425</text:p>
          </table:table-cell>
          <table:table-cell office:value-type="float" office:value="-67.415289999999999" table:style-name="ce1">
            <text:p>-67.41529</text:p>
          </table:table-cell>
          <table:table-cell table:number-columns-repeated="16378"/>
        </table:table-row>
        <table:table-row table:style-name="ro1">
          <table:table-cell office:value-type="float" office:value="94887" table:style-name="ce1">
            <text:p>94887</text:p>
          </table:table-cell>
          <table:table-cell office:value-type="string" table:style-name="ce1">
            <text:p>Pana Pana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9];[Depto.A$2:.B$34];2;1)" table:style-name="ce1">
            <text:p>Guainía</text:p>
          </table:table-cell>
          <table:table-cell office:value-type="float" office:value="1.8407899999999999" table:style-name="ce1">
            <text:p>1.84079</text:p>
          </table:table-cell>
          <table:table-cell office:value-type="float" office:value="-69.00479" table:style-name="ce1">
            <text:p>-69.00479</text:p>
          </table:table-cell>
          <table:table-cell table:number-columns-repeated="16378"/>
        </table:table-row>
        <table:table-row table:style-name="ro1">
          <table:table-cell office:value-type="float" office:value="94888" table:style-name="ce1">
            <text:p>94888</text:p>
          </table:table-cell>
          <table:table-cell office:value-type="string" table:style-name="ce1">
            <text:p>Morichal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10];[Depto.A$2:.B$34];2;1)" table:style-name="ce1">
            <text:p>Guainía</text:p>
          </table:table-cell>
          <table:table-cell office:value-type="float" office:value="2.2637" table:style-name="ce1">
            <text:p>2.2637</text:p>
          </table:table-cell>
          <table:table-cell office:value-type="float" office:value="-69.918469999999999" table:style-name="ce1">
            <text:p>-69.91847</text:p>
          </table:table-cell>
          <table:table-cell table:number-columns-repeated="16378"/>
        </table:table-row>
        <table:table-row table:style-name="ro1">
          <table:table-cell office:value-type="float" office:value="95001" table:style-name="ce1">
            <text:p>95001</text:p>
          </table:table-cell>
          <table:table-cell office:value-type="string" table:style-name="ce1">
            <text:p>San José del Guaviare</text:p>
          </table:table-cell>
          <table:table-cell office:value-type="float" office:value="95" table:style-name="ce1">
            <text:p>95</text:p>
          </table:table-cell>
          <table:table-cell office:value-type="string" office:string-value="Guaviare" table:formula="of:=VLOOKUP([.C1111];[Depto.A$2:.B$34];2;1)" table:style-name="ce1">
            <text:p>Guaviare</text:p>
          </table:table-cell>
          <table:table-cell office:value-type="float" office:value="2.568549" table:style-name="ce1">
            <text:p>2.568549</text:p>
          </table:table-cell>
          <table:table-cell office:value-type="float" office:value="-72.641726500000004" table:style-name="ce1">
            <text:p>-72.6417265</text:p>
          </table:table-cell>
          <table:table-cell table:number-columns-repeated="16378"/>
        </table:table-row>
        <table:table-row table:style-name="ro1">
          <table:table-cell office:value-type="float" office:value="95015" table:style-name="ce1">
            <text:p>95015</text:p>
          </table:table-cell>
          <table:table-cell office:value-type="string" table:style-name="ce1">
            <text:p>Calamar</text:p>
          </table:table-cell>
          <table:table-cell office:value-type="float" office:value="95" table:style-name="ce1">
            <text:p>95</text:p>
          </table:table-cell>
          <table:table-cell office:value-type="string" office:string-value="Guaviare" table:formula="of:=VLOOKUP([.C1112];[Depto.A$2:.B$34];2;1)" table:style-name="ce1">
            <text:p>Guaviare</text:p>
          </table:table-cell>
          <table:table-cell office:value-type="float" office:value="1.920614" table:style-name="ce1">
            <text:p>1.920614</text:p>
          </table:table-cell>
          <table:table-cell office:value-type="float" office:value="-72.554237000000001" table:style-name="ce1">
            <text:p>-72.554237</text:p>
          </table:table-cell>
          <table:table-cell table:number-columns-repeated="16378"/>
        </table:table-row>
        <table:table-row table:style-name="ro1">
          <table:table-cell office:value-type="float" office:value="95025" table:style-name="ce1">
            <text:p>95025</text:p>
          </table:table-cell>
          <table:table-cell office:value-type="string" table:style-name="ce1">
            <text:p>El Retorno</text:p>
          </table:table-cell>
          <table:table-cell office:value-type="float" office:value="95" table:style-name="ce1">
            <text:p>95</text:p>
          </table:table-cell>
          <table:table-cell office:value-type="string" office:string-value="Guaviare" table:formula="of:=VLOOKUP([.C1113];[Depto.A$2:.B$34];2;1)" table:style-name="ce1">
            <text:p>Guaviare</text:p>
          </table:table-cell>
          <table:table-cell office:value-type="float" office:value="2.3318989999999999" table:style-name="ce1">
            <text:p>2.331899</text:p>
          </table:table-cell>
          <table:table-cell office:value-type="float" office:value="-72.628127000000006" table:style-name="ce1">
            <text:p>-72.628127</text:p>
          </table:table-cell>
          <table:table-cell table:number-columns-repeated="16378"/>
        </table:table-row>
        <table:table-row table:style-name="ro1">
          <table:table-cell office:value-type="float" office:value="95200" table:style-name="ce1">
            <text:p>95200</text:p>
          </table:table-cell>
          <table:table-cell office:value-type="string" table:style-name="ce1">
            <text:p>Miraflores</text:p>
          </table:table-cell>
          <table:table-cell office:value-type="float" office:value="95" table:style-name="ce1">
            <text:p>95</text:p>
          </table:table-cell>
          <table:table-cell office:value-type="string" office:string-value="Guaviare" table:formula="of:=VLOOKUP([.C1114];[Depto.A$2:.B$34];2;1)" table:style-name="ce1">
            <text:p>Guaviare</text:p>
          </table:table-cell>
          <table:table-cell office:value-type="float" office:value="1.3374539999999999" table:style-name="ce1">
            <text:p>1.337454</text:p>
          </table:table-cell>
          <table:table-cell office:value-type="float" office:value="-71.950913999999997" table:style-name="ce1">
            <text:p>-71.950914</text:p>
          </table:table-cell>
          <table:table-cell table:number-columns-repeated="16378"/>
        </table:table-row>
        <table:table-row table:style-name="ro1">
          <table:table-cell office:value-type="float" office:value="97001" table:style-name="ce1">
            <text:p>97001</text:p>
          </table:table-cell>
          <table:table-cell office:value-type="string" table:style-name="ce1">
            <text:p>Mitú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5];[Depto.A$2:.B$34];2;1)" table:style-name="ce1">
            <text:p>Vaupés</text:p>
          </table:table-cell>
          <table:table-cell office:value-type="float" office:value="1.2521739000000001" table:style-name="ce1">
            <text:p>1.2521739</text:p>
          </table:table-cell>
          <table:table-cell office:value-type="float" office:value="-70.233618000000007" table:style-name="ce1">
            <text:p>-70.233618</text:p>
          </table:table-cell>
          <table:table-cell table:number-columns-repeated="16378"/>
        </table:table-row>
        <table:table-row table:style-name="ro1">
          <table:table-cell office:value-type="float" office:value="97161" table:style-name="ce1">
            <text:p>97161</text:p>
          </table:table-cell>
          <table:table-cell office:value-type="string" table:style-name="ce1">
            <text:p>Caruru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6];[Depto.A$2:.B$34];2;1)" table:style-name="ce1">
            <text:p>Vaupés</text:p>
          </table:table-cell>
          <table:table-cell office:value-type="float" office:value="1.012148" table:style-name="ce1">
            <text:p>1.012148</text:p>
          </table:table-cell>
          <table:table-cell office:value-type="float" office:value="-71.2958699" table:style-name="ce1">
            <text:p>-71.2958699</text:p>
          </table:table-cell>
          <table:table-cell table:number-columns-repeated="16378"/>
        </table:table-row>
        <table:table-row table:style-name="ro1">
          <table:table-cell office:value-type="float" office:value="97511" table:style-name="ce1">
            <text:p>97511</text:p>
          </table:table-cell>
          <table:table-cell office:value-type="string" table:style-name="ce1">
            <text:p>Pacoa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7];[Depto.A$2:.B$34];2;1)" table:style-name="ce1">
            <text:p>Vaupés</text:p>
          </table:table-cell>
          <table:table-cell office:value-type="float" office:value="5.4420000000000003E-2" table:style-name="ce1">
            <text:p>0.05442</text:p>
          </table:table-cell>
          <table:table-cell office:value-type="float" office:value="-71.222930000000005" table:style-name="ce1">
            <text:p>-71.22293</text:p>
          </table:table-cell>
          <table:table-cell table:number-columns-repeated="16378"/>
        </table:table-row>
        <table:table-row table:style-name="ro1">
          <table:table-cell office:value-type="float" office:value="97666" table:style-name="ce1">
            <text:p>97666</text:p>
          </table:table-cell>
          <table:table-cell office:value-type="string" table:style-name="ce1">
            <text:p>Taraira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8];[Depto.A$2:.B$34];2;1)" table:style-name="ce1">
            <text:p>Vaupés</text:p>
          </table:table-cell>
          <table:table-cell office:value-type="float" office:value="-0.56474400000000002" table:style-name="ce1">
            <text:p>-0.564744</text:p>
          </table:table-cell>
          <table:table-cell office:value-type="float" office:value="-69.634110000000007" table:style-name="ce1">
            <text:p>-69.63411</text:p>
          </table:table-cell>
          <table:table-cell table:number-columns-repeated="16378"/>
        </table:table-row>
        <table:table-row table:style-name="ro1">
          <table:table-cell office:value-type="float" office:value="97777" table:style-name="ce1">
            <text:p>97777</text:p>
          </table:table-cell>
          <table:table-cell office:value-type="string" table:style-name="ce1">
            <text:p>Papunaua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9];[Depto.A$2:.B$34];2;1)" table:style-name="ce1">
            <text:p>Vaupés</text:p>
          </table:table-cell>
          <table:table-cell office:value-type="float" office:value="1.8028462999999999" table:style-name="ce1">
            <text:p>1.8028463</text:p>
          </table:table-cell>
          <table:table-cell office:value-type="float" office:value="-70.716846899999993" table:style-name="ce1">
            <text:p>-70.7168469</text:p>
          </table:table-cell>
          <table:table-cell table:number-columns-repeated="16378"/>
        </table:table-row>
        <table:table-row table:style-name="ro1">
          <table:table-cell office:value-type="float" office:value="97889" table:style-name="ce1">
            <text:p>97889</text:p>
          </table:table-cell>
          <table:table-cell office:value-type="string" table:style-name="ce1">
            <text:p>Yavaraté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20];[Depto.A$2:.B$34];2;1)" table:style-name="ce1">
            <text:p>Vaupés</text:p>
          </table:table-cell>
          <table:table-cell office:value-type="float" office:value="0.61506000000000005" table:style-name="ce1">
            <text:p>0.61506</text:p>
          </table:table-cell>
          <table:table-cell office:value-type="float" office:value="-69.2080299" table:style-name="ce1">
            <text:p>-69.2080299</text:p>
          </table:table-cell>
          <table:table-cell table:number-columns-repeated="16378"/>
        </table:table-row>
        <table:table-row table:style-name="ro1">
          <table:table-cell office:value-type="float" office:value="99001" table:style-name="ce1">
            <text:p>99001</text:p>
          </table:table-cell>
          <table:table-cell office:value-type="string" table:style-name="ce1">
            <text:p>Puerto Carreño</text:p>
          </table:table-cell>
          <table:table-cell office:value-type="float" office:value="99" table:style-name="ce1">
            <text:p>99</text:p>
          </table:table-cell>
          <table:table-cell office:value-type="string" office:string-value="Vichada" table:formula="of:=VLOOKUP([.C1121];[Depto.A$2:.B$34];2;1)" table:style-name="ce1">
            <text:p>Vichada</text:p>
          </table:table-cell>
          <table:table-cell office:value-type="float" office:value="6.1847659999999998" table:style-name="ce1">
            <text:p>6.184766</text:p>
          </table:table-cell>
          <table:table-cell office:value-type="float" office:value="-67.488461999999998" table:style-name="ce1">
            <text:p>-67.488462</text:p>
          </table:table-cell>
          <table:table-cell table:number-columns-repeated="16378"/>
        </table:table-row>
        <table:table-row table:style-name="ro1">
          <table:table-cell office:value-type="float" office:value="99524" table:style-name="ce1">
            <text:p>99524</text:p>
          </table:table-cell>
          <table:table-cell office:value-type="string" table:style-name="ce1">
            <text:p>La Primavera</text:p>
          </table:table-cell>
          <table:table-cell office:value-type="float" office:value="99" table:style-name="ce1">
            <text:p>99</text:p>
          </table:table-cell>
          <table:table-cell office:value-type="string" office:string-value="Vichada" table:formula="of:=VLOOKUP([.C1122];[Depto.A$2:.B$34];2;1)" table:style-name="ce1">
            <text:p>Vichada</text:p>
          </table:table-cell>
          <table:table-cell office:value-type="float" office:value="5.4888500000000002" table:style-name="ce1">
            <text:p>5.48885</text:p>
          </table:table-cell>
          <table:table-cell office:value-type="float" office:value="-70.409109999999998" table:style-name="ce1">
            <text:p>-70.40911</text:p>
          </table:table-cell>
          <table:table-cell table:number-columns-repeated="16378"/>
        </table:table-row>
        <table:table-row table:style-name="ro1">
          <table:table-cell office:value-type="float" office:value="99624" table:style-name="ce1">
            <text:p>99624</text:p>
          </table:table-cell>
          <table:table-cell office:value-type="string" table:style-name="ce1">
            <text:p>Santa Rosalía</text:p>
          </table:table-cell>
          <table:table-cell office:value-type="float" office:value="99" table:style-name="ce1">
            <text:p>99</text:p>
          </table:table-cell>
          <table:table-cell office:value-type="string" office:string-value="Vichada" table:formula="of:=VLOOKUP([.C1123];[Depto.A$2:.B$34];2;1)" table:style-name="ce1">
            <text:p>Vichada</text:p>
          </table:table-cell>
          <table:table-cell office:value-type="float" office:value="5.1353809999999998" table:style-name="ce1">
            <text:p>5.135381</text:p>
          </table:table-cell>
          <table:table-cell office:value-type="float" office:value="-70.8649609" table:style-name="ce1">
            <text:p>-70.8649609</text:p>
          </table:table-cell>
          <table:table-cell table:number-columns-repeated="16378"/>
        </table:table-row>
        <table:table-row table:style-name="ro1">
          <table:table-cell office:value-type="float" office:value="99773" table:style-name="ce1">
            <text:p>99773</text:p>
          </table:table-cell>
          <table:table-cell office:value-type="string" table:style-name="ce1">
            <text:p>Cumaribo</text:p>
          </table:table-cell>
          <table:table-cell office:value-type="float" office:value="99" table:style-name="ce1">
            <text:p>99</text:p>
          </table:table-cell>
          <table:table-cell office:value-type="string" office:string-value="Vichada" table:formula="of:=VLOOKUP([.C1124];[Depto.A$2:.B$34];2;1)" table:style-name="ce1">
            <text:p>Vichada</text:p>
          </table:table-cell>
          <table:table-cell office:value-type="float" office:value="4.4444970000000001" table:style-name="ce1">
            <text:p>4.444497</text:p>
          </table:table-cell>
          <table:table-cell office:value-type="float" office:value="-69.798685000000006" table:style-name="ce1">
            <text:p>-69.798685</text:p>
          </table:table-cell>
          <table:table-cell table:number-columns-repeated="16378"/>
        </table:table-row>
        <table:table-row table:number-rows-repeated="1047452" table:style-name="ro1">
          <table:table-cell table:number-columns-repeated="16384"/>
        </table:table-row>
      </table:table>
      <table:table table:name="P" table:style-name="ta1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INSERT INTO countries (id, name, code) VALUES</text:p>
          </table:table-cell>
          <table:table-cell table:number-columns-repeated="16383"/>
        </table:table-row>
        <table:table-row table:style-name="ro1">
          <table:table-cell office:value-type="string" office:string-value="(57,'Colombia','CO')," table:formula="of:=&quot;(&quot; &amp; [Pais.A2] &amp; &quot;,'&quot; &amp; [Pais.B2] &amp; &quot;','&quot; &amp; [Pais.C2] &amp; &quot;'),&quot;" table:style-name="ce1">
            <text:p>(57,'Colombia','CO'),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D" table:style-name="ta1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INSERT INTO states (id, name, country_id,lat,lng) VALUES</text:p>
          </table:table-cell>
          <table:table-cell table:number-columns-repeated="16383"/>
        </table:table-row>
        <table:table-row table:style-name="ro1">
          <table:table-cell office:value-type="string" office:string-value="(5,'Antioquia',57,7.1986064,-75.3412179)," table:formula="of:=&quot;(&quot; &amp; [Depto.A2] &amp; &quot;,'&quot; &amp; [Depto.B2] &amp; &quot;',&quot; &amp; [Depto.C2] &amp; &quot;,&quot; &amp; [Depto.E2] &amp; &quot;,&quot; &amp; [Depto.F2] &amp; &quot;),&quot;" table:style-name="ce1">
            <text:p>(5,'Antioquia',57,7.1986064,-75.3412179),</text:p>
          </table:table-cell>
          <table:table-cell table:number-columns-repeated="16383"/>
        </table:table-row>
        <table:table-row table:style-name="ro1">
          <table:table-cell office:value-type="string" office:string-value="(8,'Atlántico',57,10.6966159,-74.8741045)," table:formula="of:=&quot;(&quot; &amp; [Depto.A3] &amp; &quot;,'&quot; &amp; [Depto.B3] &amp; &quot;',&quot; &amp; [Depto.C3] &amp; &quot;,&quot; &amp; [Depto.E3] &amp; &quot;,&quot; &amp; [Depto.F3] &amp; &quot;),&quot;" table:style-name="ce1">
            <text:p>(8,'Atlántico',57,10.6966159,-74.8741045),</text:p>
          </table:table-cell>
          <table:table-cell table:number-columns-repeated="16383"/>
        </table:table-row>
        <table:table-row table:style-name="ro1">
          <table:table-cell office:value-type="string" office:string-value="(11,'Bogotá D.C.',57,4.7109886,-74.072092)," table:formula="of:=&quot;(&quot; &amp; [Depto.A4] &amp; &quot;,'&quot; &amp; [Depto.B4] &amp; &quot;',&quot; &amp; [Depto.C4] &amp; &quot;,&quot; &amp; [Depto.E4] &amp; &quot;,&quot; &amp; [Depto.F4] &amp; &quot;),&quot;" table:style-name="ce1">
            <text:p>(11,'Bogotá D.C.',57,4.7109886,-74.072092),</text:p>
          </table:table-cell>
          <table:table-cell table:number-columns-repeated="16383"/>
        </table:table-row>
        <table:table-row table:style-name="ro1">
          <table:table-cell office:value-type="string" office:string-value="(13,'Bolívar',57,8.6704382,-74.0300122)," table:formula="of:=&quot;(&quot; &amp; [Depto.A5] &amp; &quot;,'&quot; &amp; [Depto.B5] &amp; &quot;',&quot; &amp; [Depto.C5] &amp; &quot;,&quot; &amp; [Depto.E5] &amp; &quot;,&quot; &amp; [Depto.F5] &amp; &quot;),&quot;" table:style-name="ce1">
            <text:p>(13,'Bolívar',57,8.6704382,-74.0300122),</text:p>
          </table:table-cell>
          <table:table-cell table:number-columns-repeated="16383"/>
        </table:table-row>
        <table:table-row table:style-name="ro1">
          <table:table-cell office:value-type="string" office:string-value="(15,'Boyacá',57,5.454511,-73.362003)," table:formula="of:=&quot;(&quot; &amp; [Depto.A6] &amp; &quot;,'&quot; &amp; [Depto.B6] &amp; &quot;',&quot; &amp; [Depto.C6] &amp; &quot;,&quot; &amp; [Depto.E6] &amp; &quot;,&quot; &amp; [Depto.F6] &amp; &quot;),&quot;" table:style-name="ce1">
            <text:p>(15,'Boyacá',57,5.454511,-73.362003),</text:p>
          </table:table-cell>
          <table:table-cell table:number-columns-repeated="16383"/>
        </table:table-row>
        <table:table-row table:style-name="ro1">
          <table:table-cell office:value-type="string" office:string-value="(17,'Caldas',57,5.29826,-75.2479061)," table:formula="of:=&quot;(&quot; &amp; [Depto.A7] &amp; &quot;,'&quot; &amp; [Depto.B7] &amp; &quot;',&quot; &amp; [Depto.C7] &amp; &quot;,&quot; &amp; [Depto.E7] &amp; &quot;,&quot; &amp; [Depto.F7] &amp; &quot;),&quot;" table:style-name="ce1">
            <text:p>(17,'Caldas',57,5.29826,-75.2479061),</text:p>
          </table:table-cell>
          <table:table-cell table:number-columns-repeated="16383"/>
        </table:table-row>
        <table:table-row table:style-name="ro1">
          <table:table-cell office:value-type="string" office:string-value="(18,'Caquetá',57,0.869892,-73.8419063)," table:formula="of:=&quot;(&quot; &amp; [Depto.A8] &amp; &quot;,'&quot; &amp; [Depto.B8] &amp; &quot;',&quot; &amp; [Depto.C8] &amp; &quot;,&quot; &amp; [Depto.E8] &amp; &quot;,&quot; &amp; [Depto.F8] &amp; &quot;),&quot;" table:style-name="ce1">
            <text:p>(18,'Caquetá',57,0.869892,-73.8419063),</text:p>
          </table:table-cell>
          <table:table-cell table:number-columns-repeated="16383"/>
        </table:table-row>
        <table:table-row table:style-name="ro1">
          <table:table-cell office:value-type="string" office:string-value="(19,'Cauca',57,2.7049813,-76.8259652)," table:formula="of:=&quot;(&quot; &amp; [Depto.A9] &amp; &quot;,'&quot; &amp; [Depto.B9] &amp; &quot;',&quot; &amp; [Depto.C9] &amp; &quot;,&quot; &amp; [Depto.E9] &amp; &quot;,&quot; &amp; [Depto.F9] &amp; &quot;),&quot;" table:style-name="ce1">
            <text:p>(19,'Cauca',57,2.7049813,-76.8259652),</text:p>
          </table:table-cell>
          <table:table-cell table:number-columns-repeated="16383"/>
        </table:table-row>
        <table:table-row table:style-name="ro1">
          <table:table-cell office:value-type="string" office:string-value="(20,'Cesar',57,9.3372948,-73.6536209)," table:formula="of:=&quot;(&quot; &amp; [Depto.A10] &amp; &quot;,'&quot; &amp; [Depto.B10] &amp; &quot;',&quot; &amp; [Depto.C10] &amp; &quot;,&quot; &amp; [Depto.E10] &amp; &quot;,&quot; &amp; [Depto.F10] &amp; &quot;),&quot;" table:style-name="ce1">
            <text:p>(20,'Cesar',57,9.3372948,-73.6536209),</text:p>
          </table:table-cell>
          <table:table-cell table:number-columns-repeated="16383"/>
        </table:table-row>
        <table:table-row table:style-name="ro1">
          <table:table-cell office:value-type="string" office:string-value="(23,'Córdoba',57,8.049293,-75.57405)," table:formula="of:=&quot;(&quot; &amp; [Depto.A11] &amp; &quot;,'&quot; &amp; [Depto.B11] &amp; &quot;',&quot; &amp; [Depto.C11] &amp; &quot;,&quot; &amp; [Depto.E11] &amp; &quot;,&quot; &amp; [Depto.F11] &amp; &quot;),&quot;" table:style-name="ce1">
            <text:p>(23,'Córdoba',57,8.049293,-75.57405),</text:p>
          </table:table-cell>
          <table:table-cell table:number-columns-repeated="16383"/>
        </table:table-row>
        <table:table-row table:style-name="ro1">
          <table:table-cell office:value-type="string" office:string-value="(25,'Cundinamarca',57,5.026003,-74.0300122)," table:formula="of:=&quot;(&quot; &amp; [Depto.A12] &amp; &quot;,'&quot; &amp; [Depto.B12] &amp; &quot;',&quot; &amp; [Depto.C12] &amp; &quot;,&quot; &amp; [Depto.E12] &amp; &quot;,&quot; &amp; [Depto.F12] &amp; &quot;),&quot;" table:style-name="ce1">
            <text:p>(25,'Cundinamarca',57,5.026003,-74.0300122),</text:p>
          </table:table-cell>
          <table:table-cell table:number-columns-repeated="16383"/>
        </table:table-row>
        <table:table-row table:style-name="ro1">
          <table:table-cell office:value-type="string" office:string-value="(27,'Chocó',57,5.2528033,-76.8259652)," table:formula="of:=&quot;(&quot; &amp; [Depto.A13] &amp; &quot;,'&quot; &amp; [Depto.B13] &amp; &quot;',&quot; &amp; [Depto.C13] &amp; &quot;,&quot; &amp; [Depto.E13] &amp; &quot;,&quot; &amp; [Depto.F13] &amp; &quot;),&quot;" table:style-name="ce1">
            <text:p>(27,'Chocó',57,5.2528033,-76.8259652),</text:p>
          </table:table-cell>
          <table:table-cell table:number-columns-repeated="16383"/>
        </table:table-row>
        <table:table-row table:style-name="ro1">
          <table:table-cell office:value-type="string" office:string-value="(41,'Huila',57,2.5359349,-75.5276699)," table:formula="of:=&quot;(&quot; &amp; [Depto.A14] &amp; &quot;,'&quot; &amp; [Depto.B14] &amp; &quot;',&quot; &amp; [Depto.C14] &amp; &quot;,&quot; &amp; [Depto.E14] &amp; &quot;,&quot; &amp; [Depto.F14] &amp; &quot;),&quot;" table:style-name="ce1">
            <text:p>(41,'Huila',57,2.5359349,-75.5276699),</text:p>
          </table:table-cell>
          <table:table-cell table:number-columns-repeated="16383"/>
        </table:table-row>
        <table:table-row table:style-name="ro1">
          <table:table-cell office:value-type="string" office:string-value="(44,'La Guajira',57,11.3547743,-72.5204827)," table:formula="of:=&quot;(&quot; &amp; [Depto.A15] &amp; &quot;,'&quot; &amp; [Depto.B15] &amp; &quot;',&quot; &amp; [Depto.C15] &amp; &quot;,&quot; &amp; [Depto.E15] &amp; &quot;,&quot; &amp; [Depto.F15] &amp; &quot;),&quot;" table:style-name="ce1">
            <text:p>(44,'La Guajira',57,11.3547743,-72.5204827),</text:p>
          </table:table-cell>
          <table:table-cell table:number-columns-repeated="16383"/>
        </table:table-row>
        <table:table-row table:style-name="ro1">
          <table:table-cell office:value-type="string" office:string-value="(47,'Magdalena',57,10.4113014,-74.4056612)," table:formula="of:=&quot;(&quot; &amp; [Depto.A16] &amp; &quot;,'&quot; &amp; [Depto.B16] &amp; &quot;',&quot; &amp; [Depto.C16] &amp; &quot;,&quot; &amp; [Depto.E16] &amp; &quot;,&quot; &amp; [Depto.F16] &amp; &quot;),&quot;" table:style-name="ce1">
            <text:p>(47,'Magdalena',57,10.4113014,-74.4056612),</text:p>
          </table:table-cell>
          <table:table-cell table:number-columns-repeated="16383"/>
        </table:table-row>
        <table:table-row table:style-name="ro1">
          <table:table-cell office:value-type="string" office:string-value="(50,'Meta',57,3.2719904,-73.087749)," table:formula="of:=&quot;(&quot; &amp; [Depto.A17] &amp; &quot;,'&quot; &amp; [Depto.B17] &amp; &quot;',&quot; &amp; [Depto.C17] &amp; &quot;,&quot; &amp; [Depto.E17] &amp; &quot;,&quot; &amp; [Depto.F17] &amp; &quot;),&quot;" table:style-name="ce1">
            <text:p>(50,'Meta',57,3.2719904,-73.087749),</text:p>
          </table:table-cell>
          <table:table-cell table:number-columns-repeated="16383"/>
        </table:table-row>
        <table:table-row table:style-name="ro1">
          <table:table-cell office:value-type="string" office:string-value="(52,'Nariño',57,1.289151,-77.35794)," table:formula="of:=&quot;(&quot; &amp; [Depto.A18] &amp; &quot;,'&quot; &amp; [Depto.B18] &amp; &quot;',&quot; &amp; [Depto.C18] &amp; &quot;,&quot; &amp; [Depto.E18] &amp; &quot;,&quot; &amp; [Depto.F18] &amp; &quot;),&quot;" table:style-name="ce1">
            <text:p>(52,'Nariño',57,1.289151,-77.35794),</text:p>
          </table:table-cell>
          <table:table-cell table:number-columns-repeated="16383"/>
        </table:table-row>
        <table:table-row table:style-name="ro1">
          <table:table-cell office:value-type="string" office:string-value="(54,'Norte de Santander',57,7.9462831,-72.8988069)," table:formula="of:=&quot;(&quot; &amp; [Depto.A19] &amp; &quot;,'&quot; &amp; [Depto.B19] &amp; &quot;',&quot; &amp; [Depto.C19] &amp; &quot;,&quot; &amp; [Depto.E19] &amp; &quot;,&quot; &amp; [Depto.F19] &amp; &quot;),&quot;" table:style-name="ce1">
            <text:p>(54,'Norte de Santander',57,7.9462831,-72.8988069),</text:p>
          </table:table-cell>
          <table:table-cell table:number-columns-repeated="16383"/>
        </table:table-row>
        <table:table-row table:style-name="ro1">
          <table:table-cell office:value-type="string" office:string-value="(63,'Quindío',57,4.4610191,-75.667356)," table:formula="of:=&quot;(&quot; &amp; [Depto.A20] &amp; &quot;,'&quot; &amp; [Depto.B20] &amp; &quot;',&quot; &amp; [Depto.C20] &amp; &quot;,&quot; &amp; [Depto.E20] &amp; &quot;,&quot; &amp; [Depto.F20] &amp; &quot;),&quot;" table:style-name="ce1">
            <text:p>(63,'Quindío',57,4.4610191,-75.667356),</text:p>
          </table:table-cell>
          <table:table-cell table:number-columns-repeated="16383"/>
        </table:table-row>
        <table:table-row table:style-name="ro1">
          <table:table-cell office:value-type="string" office:string-value="(66,'Risaralda',57,5.3158475,-75.9927652)," table:formula="of:=&quot;(&quot; &amp; [Depto.A21] &amp; &quot;,'&quot; &amp; [Depto.B21] &amp; &quot;',&quot; &amp; [Depto.C21] &amp; &quot;,&quot; &amp; [Depto.E21] &amp; &quot;,&quot; &amp; [Depto.F21] &amp; &quot;),&quot;" table:style-name="ce1">
            <text:p>(66,'Risaralda',57,5.3158475,-75.9927652),</text:p>
          </table:table-cell>
          <table:table-cell table:number-columns-repeated="16383"/>
        </table:table-row>
        <table:table-row table:style-name="ro1">
          <table:table-cell office:value-type="string" office:string-value="(68,'Santander',57,6.6437076,-73.6536209)," table:formula="of:=&quot;(&quot; &amp; [Depto.A22] &amp; &quot;,'&quot; &amp; [Depto.B22] &amp; &quot;',&quot; &amp; [Depto.C22] &amp; &quot;,&quot; &amp; [Depto.E22] &amp; &quot;,&quot; &amp; [Depto.F22] &amp; &quot;),&quot;" table:style-name="ce1">
            <text:p>(68,'Santander',57,6.6437076,-73.6536209),</text:p>
          </table:table-cell>
          <table:table-cell table:number-columns-repeated="16383"/>
        </table:table-row>
        <table:table-row table:style-name="ro1">
          <table:table-cell office:value-type="string" office:string-value="(70,'Sucre',57,8.813977,-74.723283)," table:formula="of:=&quot;(&quot; &amp; [Depto.A23] &amp; &quot;,'&quot; &amp; [Depto.B23] &amp; &quot;',&quot; &amp; [Depto.C23] &amp; &quot;,&quot; &amp; [Depto.E23] &amp; &quot;,&quot; &amp; [Depto.F23] &amp; &quot;),&quot;" table:style-name="ce1">
            <text:p>(70,'Sucre',57,8.813977,-74.723283),</text:p>
          </table:table-cell>
          <table:table-cell table:number-columns-repeated="16383"/>
        </table:table-row>
        <table:table-row table:style-name="ro1">
          <table:table-cell office:value-type="string" office:string-value="(73,'Tolima',57,4.0925168,-75.1545381)," table:formula="of:=&quot;(&quot; &amp; [Depto.A24] &amp; &quot;,'&quot; &amp; [Depto.B24] &amp; &quot;',&quot; &amp; [Depto.C24] &amp; &quot;,&quot; &amp; [Depto.E24] &amp; &quot;,&quot; &amp; [Depto.F24] &amp; &quot;),&quot;" table:style-name="ce1">
            <text:p>(73,'Tolima',57,4.0925168,-75.1545381),</text:p>
          </table:table-cell>
          <table:table-cell table:number-columns-repeated="16383"/>
        </table:table-row>
        <table:table-row table:style-name="ro1">
          <table:table-cell office:value-type="string" office:string-value="(76,'Valle del Cauca',57,3.8008893,-76.6412712)," table:formula="of:=&quot;(&quot; &amp; [Depto.A25] &amp; &quot;,'&quot; &amp; [Depto.B25] &amp; &quot;',&quot; &amp; [Depto.C25] &amp; &quot;,&quot; &amp; [Depto.E25] &amp; &quot;,&quot; &amp; [Depto.F25] &amp; &quot;),&quot;" table:style-name="ce1">
            <text:p>(76,'Valle del Cauca',57,3.8008893,-76.6412712),</text:p>
          </table:table-cell>
          <table:table-cell table:number-columns-repeated="16383"/>
        </table:table-row>
        <table:table-row table:style-name="ro1">
          <table:table-cell office:value-type="string" office:string-value="(81,'Arauca',57,6.547306,-71.0022311)," table:formula="of:=&quot;(&quot; &amp; [Depto.A26] &amp; &quot;,'&quot; &amp; [Depto.B26] &amp; &quot;',&quot; &amp; [Depto.C26] &amp; &quot;,&quot; &amp; [Depto.E26] &amp; &quot;,&quot; &amp; [Depto.F26] &amp; &quot;),&quot;" table:style-name="ce1">
            <text:p>(81,'Arauca',57,6.547306,-71.0022311),</text:p>
          </table:table-cell>
          <table:table-cell table:number-columns-repeated="16383"/>
        </table:table-row>
        <table:table-row table:style-name="ro1">
          <table:table-cell office:value-type="string" office:string-value="(85,'Casanare',57,5.7589269,-71.5723953)," table:formula="of:=&quot;(&quot; &amp; [Depto.A27] &amp; &quot;,'&quot; &amp; [Depto.B27] &amp; &quot;',&quot; &amp; [Depto.C27] &amp; &quot;,&quot; &amp; [Depto.E27] &amp; &quot;,&quot; &amp; [Depto.F27] &amp; &quot;),&quot;" table:style-name="ce1">
            <text:p>(85,'Casanare',57,5.7589269,-71.5723953),</text:p>
          </table:table-cell>
          <table:table-cell table:number-columns-repeated="16383"/>
        </table:table-row>
        <table:table-row table:style-name="ro1">
          <table:table-cell office:value-type="string" office:string-value="(86,'Putumayo',57,0.4359506,-75.5276699)," table:formula="of:=&quot;(&quot; &amp; [Depto.A28] &amp; &quot;,'&quot; &amp; [Depto.B28] &amp; &quot;',&quot; &amp; [Depto.C28] &amp; &quot;,&quot; &amp; [Depto.E28] &amp; &quot;,&quot; &amp; [Depto.F28] &amp; &quot;),&quot;" table:style-name="ce1">
            <text:p>(86,'Putumayo',57,0.4359506,-75.5276699),</text:p>
          </table:table-cell>
          <table:table-cell table:number-columns-repeated="16383"/>
        </table:table-row>
        <table:table-row table:style-name="ro1">
          <table:table-cell office:value-type="string" office:string-value="(88,'Archipiélago de San Andrés, Providencia y Santa Catalina',57,12.5567324,-81.7185253)," table:formula="of:=&quot;(&quot; &amp; [Depto.A29] &amp; &quot;,'&quot; &amp; [Depto.B29] &amp; &quot;',&quot; &amp; [Depto.C29] &amp; &quot;,&quot; &amp; [Depto.E29] &amp; &quot;,&quot; &amp; [Depto.F29] &amp; &quot;),&quot;" table:style-name="ce1">
            <text:p>(88,'Archipiélago de San Andrés, Providencia y Santa Catalina',57,12.5567324,-81.7185253),</text:p>
          </table:table-cell>
          <table:table-cell table:number-columns-repeated="16383"/>
        </table:table-row>
        <table:table-row table:style-name="ro1">
          <table:table-cell office:value-type="string" office:string-value="(91,'Amazonas',57,-1.4429123,-71.5723953)," table:formula="of:=&quot;(&quot; &amp; [Depto.A30] &amp; &quot;,'&quot; &amp; [Depto.B30] &amp; &quot;',&quot; &amp; [Depto.C30] &amp; &quot;,&quot; &amp; [Depto.E30] &amp; &quot;,&quot; &amp; [Depto.F30] &amp; &quot;),&quot;" table:style-name="ce1">
            <text:p>(91,'Amazonas',57,-1.4429123,-71.5723953),</text:p>
          </table:table-cell>
          <table:table-cell table:number-columns-repeated="16383"/>
        </table:table-row>
        <table:table-row table:style-name="ro1">
          <table:table-cell office:value-type="string" office:string-value="(94,'Guainía',57,2.585393,-68.5247149)," table:formula="of:=&quot;(&quot; &amp; [Depto.A31] &amp; &quot;,'&quot; &amp; [Depto.B31] &amp; &quot;',&quot; &amp; [Depto.C31] &amp; &quot;,&quot; &amp; [Depto.E31] &amp; &quot;,&quot; &amp; [Depto.F31] &amp; &quot;),&quot;" table:style-name="ce1">
            <text:p>(94,'Guainía',57,2.585393,-68.5247149),</text:p>
          </table:table-cell>
          <table:table-cell table:number-columns-repeated="16383"/>
        </table:table-row>
        <table:table-row table:style-name="ro1">
          <table:table-cell office:value-type="string" office:string-value="(95,'Guaviare',57,2.043924,-72.331113)," table:formula="of:=&quot;(&quot; &amp; [Depto.A32] &amp; &quot;,'&quot; &amp; [Depto.B32] &amp; &quot;',&quot; &amp; [Depto.C32] &amp; &quot;,&quot; &amp; [Depto.E32] &amp; &quot;,&quot; &amp; [Depto.F32] &amp; &quot;),&quot;" table:style-name="ce1">
            <text:p>(95,'Guaviare',57,2.043924,-72.331113),</text:p>
          </table:table-cell>
          <table:table-cell table:number-columns-repeated="16383"/>
        </table:table-row>
        <table:table-row table:style-name="ro1">
          <table:table-cell office:value-type="string" office:string-value="(97,'Vaupés',57,0.8553561,-70.8119953)," table:formula="of:=&quot;(&quot; &amp; [Depto.A33] &amp; &quot;,'&quot; &amp; [Depto.B33] &amp; &quot;',&quot; &amp; [Depto.C33] &amp; &quot;,&quot; &amp; [Depto.E33] &amp; &quot;,&quot; &amp; [Depto.F33] &amp; &quot;),&quot;" table:style-name="ce1">
            <text:p>(97,'Vaupés',57,0.8553561,-70.8119953),</text:p>
          </table:table-cell>
          <table:table-cell table:number-columns-repeated="16383"/>
        </table:table-row>
        <table:table-row table:style-name="ro1">
          <table:table-cell office:value-type="string" office:string-value="(99,'Vichada',57,4.4234452,-69.2877535)," table:formula="of:=&quot;(&quot; &amp; [Depto.A34] &amp; &quot;,'&quot; &amp; [Depto.B34] &amp; &quot;',&quot; &amp; [Depto.C34] &amp; &quot;,&quot; &amp; [Depto.E34] &amp; &quot;,&quot; &amp; [Depto.F34] &amp; &quot;),&quot;" table:style-name="ce1">
            <text:p>(99,'Vichada',57,4.4234452,-69.2877535),</text:p>
          </table:table-cell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  <table:table table:name="C" table:style-name="ta1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INSERT INTO cities (id, name, state_id,lat,lng) VALUES</text:p>
          </table:table-cell>
          <table:table-cell table:number-columns-repeated="16383"/>
        </table:table-row>
        <table:table-row table:style-name="ro1">
          <table:table-cell office:value-type="string" office:string-value="(5001,'Medellín',5,6.244203,-75.5812119)," table:formula="of:=&quot;(&quot; &amp; [Ciudad.A2] &amp; &quot;,'&quot; &amp; [Ciudad.B2] &amp; &quot;',&quot; &amp; [Ciudad.C2] &amp; &quot;,&quot; &amp; [Ciudad.E2] &amp; &quot;,&quot; &amp; [Ciudad.F2] &amp; &quot;),&quot;" table:style-name="ce1">
            <text:p>(5001,'Medellín',5,6.244203,-75.5812119),</text:p>
          </table:table-cell>
          <table:table-cell table:number-columns-repeated="16383"/>
        </table:table-row>
        <table:table-row table:style-name="ro1">
          <table:table-cell office:value-type="string" office:string-value="(5002,'Abejorral',5,5.788693,-75.428603)," table:formula="of:=&quot;(&quot; &amp; [Ciudad.A3] &amp; &quot;,'&quot; &amp; [Ciudad.B3] &amp; &quot;',&quot; &amp; [Ciudad.C3] &amp; &quot;,&quot; &amp; [Ciudad.E3] &amp; &quot;,&quot; &amp; [Ciudad.F3] &amp; &quot;),&quot;" table:style-name="ce1">
            <text:p>(5002,'Abejorral',5,5.788693,-75.428603),</text:p>
          </table:table-cell>
          <table:table-cell table:number-columns-repeated="16383"/>
        </table:table-row>
        <table:table-row table:style-name="ro1">
          <table:table-cell office:value-type="string" office:string-value="(5004,'Abriaquí',5,6.634555,-76.06574)," table:formula="of:=&quot;(&quot; &amp; [Ciudad.A4] &amp; &quot;,'&quot; &amp; [Ciudad.B4] &amp; &quot;',&quot; &amp; [Ciudad.C4] &amp; &quot;,&quot; &amp; [Ciudad.E4] &amp; &quot;,&quot; &amp; [Ciudad.F4] &amp; &quot;),&quot;" table:style-name="ce1">
            <text:p>(5004,'Abriaquí',5,6.634555,-76.06574),</text:p>
          </table:table-cell>
          <table:table-cell table:number-columns-repeated="16383"/>
        </table:table-row>
        <table:table-row table:style-name="ro1">
          <table:table-cell office:value-type="string" office:string-value="(5021,'Alejandría',5,6.37488,-75.141637)," table:formula="of:=&quot;(&quot; &amp; [Ciudad.A5] &amp; &quot;,'&quot; &amp; [Ciudad.B5] &amp; &quot;',&quot; &amp; [Ciudad.C5] &amp; &quot;,&quot; &amp; [Ciudad.E5] &amp; &quot;,&quot; &amp; [Ciudad.F5] &amp; &quot;),&quot;" table:style-name="ce1">
            <text:p>(5021,'Alejandría',5,6.37488,-75.141637),</text:p>
          </table:table-cell>
          <table:table-cell table:number-columns-repeated="16383"/>
        </table:table-row>
        <table:table-row table:style-name="ro1">
          <table:table-cell office:value-type="string" office:string-value="(5030,'Amagá',5,6.037113,-75.702277)," table:formula="of:=&quot;(&quot; &amp; [Ciudad.A6] &amp; &quot;,'&quot; &amp; [Ciudad.B6] &amp; &quot;',&quot; &amp; [Ciudad.C6] &amp; &quot;,&quot; &amp; [Ciudad.E6] &amp; &quot;,&quot; &amp; [Ciudad.F6] &amp; &quot;),&quot;" table:style-name="ce1">
            <text:p>(5030,'Amagá',5,6.037113,-75.702277),</text:p>
          </table:table-cell>
          <table:table-cell table:number-columns-repeated="16383"/>
        </table:table-row>
        <table:table-row table:style-name="ro1">
          <table:table-cell office:value-type="string" office:string-value="(5031,'Amalfi',5,6.906448,-75.073161)," table:formula="of:=&quot;(&quot; &amp; [Ciudad.A7] &amp; &quot;,'&quot; &amp; [Ciudad.B7] &amp; &quot;',&quot; &amp; [Ciudad.C7] &amp; &quot;,&quot; &amp; [Ciudad.E7] &amp; &quot;,&quot; &amp; [Ciudad.F7] &amp; &quot;),&quot;" table:style-name="ce1">
            <text:p>(5031,'Amalfi',5,6.906448,-75.073161),</text:p>
          </table:table-cell>
          <table:table-cell table:number-columns-repeated="16383"/>
        </table:table-row>
        <table:table-row table:style-name="ro1">
          <table:table-cell office:value-type="string" office:string-value="(5034,'Andes',5,5.656421,-75.879654)," table:formula="of:=&quot;(&quot; &amp; [Ciudad.A8] &amp; &quot;,'&quot; &amp; [Ciudad.B8] &amp; &quot;',&quot; &amp; [Ciudad.C8] &amp; &quot;,&quot; &amp; [Ciudad.E8] &amp; &quot;,&quot; &amp; [Ciudad.F8] &amp; &quot;),&quot;" table:style-name="ce1">
            <text:p>(5034,'Andes',5,5.656421,-75.879654),</text:p>
          </table:table-cell>
          <table:table-cell table:number-columns-repeated="16383"/>
        </table:table-row>
        <table:table-row table:style-name="ro1">
          <table:table-cell office:value-type="string" office:string-value="(5036,'Angelópolis',5,6.112769,-75.711639)," table:formula="of:=&quot;(&quot; &amp; [Ciudad.A9] &amp; &quot;,'&quot; &amp; [Ciudad.B9] &amp; &quot;',&quot; &amp; [Ciudad.C9] &amp; &quot;,&quot; &amp; [Ciudad.E9] &amp; &quot;,&quot; &amp; [Ciudad.F9] &amp; &quot;),&quot;" table:style-name="ce1">
            <text:p>(5036,'Angelópolis',5,6.112769,-75.711639),</text:p>
          </table:table-cell>
          <table:table-cell table:number-columns-repeated="16383"/>
        </table:table-row>
        <table:table-row table:style-name="ro1">
          <table:table-cell office:value-type="string" office:string-value="(5038,'Angostura',5,6.885648,-75.335829)," table:formula="of:=&quot;(&quot; &amp; [Ciudad.A10] &amp; &quot;,'&quot; &amp; [Ciudad.B10] &amp; &quot;',&quot; &amp; [Ciudad.C10] &amp; &quot;,&quot; &amp; [Ciudad.E10] &amp; &quot;,&quot; &amp; [Ciudad.F10] &amp; &quot;),&quot;" table:style-name="ce1">
            <text:p>(5038,'Angostura',5,6.885648,-75.335829),</text:p>
          </table:table-cell>
          <table:table-cell table:number-columns-repeated="16383"/>
        </table:table-row>
        <table:table-row table:style-name="ro1">
          <table:table-cell office:value-type="string" office:string-value="(5040,'Anorí',5,7.073562,-75.147287)," table:formula="of:=&quot;(&quot; &amp; [Ciudad.A11] &amp; &quot;,'&quot; &amp; [Ciudad.B11] &amp; &quot;',&quot; &amp; [Ciudad.C11] &amp; &quot;,&quot; &amp; [Ciudad.E11] &amp; &quot;,&quot; &amp; [Ciudad.F11] &amp; &quot;),&quot;" table:style-name="ce1">
            <text:p>(5040,'Anorí',5,7.073562,-75.147287),</text:p>
          </table:table-cell>
          <table:table-cell table:number-columns-repeated="16383"/>
        </table:table-row>
        <table:table-row table:style-name="ro1">
          <table:table-cell office:value-type="string" office:string-value="(5042,'Santafé de Antioquia',5,6.557179,-75.827129)," table:formula="of:=&quot;(&quot; &amp; [Ciudad.A12] &amp; &quot;,'&quot; &amp; [Ciudad.B12] &amp; &quot;',&quot; &amp; [Ciudad.C12] &amp; &quot;,&quot; &amp; [Ciudad.E12] &amp; &quot;,&quot; &amp; [Ciudad.F12] &amp; &quot;),&quot;" table:style-name="ce1">
            <text:p>(5042,'Santafé de Antioquia',5,6.557179,-75.827129),</text:p>
          </table:table-cell>
          <table:table-cell table:number-columns-repeated="16383"/>
        </table:table-row>
        <table:table-row table:style-name="ro1">
          <table:table-cell office:value-type="string" office:string-value="(5044,'Anza',5,6.301106,-75.853255)," table:formula="of:=&quot;(&quot; &amp; [Ciudad.A13] &amp; &quot;,'&quot; &amp; [Ciudad.B13] &amp; &quot;',&quot; &amp; [Ciudad.C13] &amp; &quot;,&quot; &amp; [Ciudad.E13] &amp; &quot;,&quot; &amp; [Ciudad.F13] &amp; &quot;),&quot;" table:style-name="ce1">
            <text:p>(5044,'Anza',5,6.301106,-75.853255),</text:p>
          </table:table-cell>
          <table:table-cell table:number-columns-repeated="16383"/>
        </table:table-row>
        <table:table-row table:style-name="ro1">
          <table:table-cell office:value-type="string" office:string-value="(5045,'Apartadó',5,7.882761,-76.624692)," table:formula="of:=&quot;(&quot; &amp; [Ciudad.A14] &amp; &quot;,'&quot; &amp; [Ciudad.B14] &amp; &quot;',&quot; &amp; [Ciudad.C14] &amp; &quot;,&quot; &amp; [Ciudad.E14] &amp; &quot;,&quot; &amp; [Ciudad.F14] &amp; &quot;),&quot;" table:style-name="ce1">
            <text:p>(5045,'Apartadó',5,7.882761,-76.624692),</text:p>
          </table:table-cell>
          <table:table-cell table:number-columns-repeated="16383"/>
        </table:table-row>
        <table:table-row table:style-name="ro1">
          <table:table-cell office:value-type="string" office:string-value="(5051,'Arboletes',5,8.850104,-76.427089)," table:formula="of:=&quot;(&quot; &amp; [Ciudad.A15] &amp; &quot;,'&quot; &amp; [Ciudad.B15] &amp; &quot;',&quot; &amp; [Ciudad.C15] &amp; &quot;,&quot; &amp; [Ciudad.E15] &amp; &quot;,&quot; &amp; [Ciudad.F15] &amp; &quot;),&quot;" table:style-name="ce1">
            <text:p>(5051,'Arboletes',5,8.850104,-76.427089),</text:p>
          </table:table-cell>
          <table:table-cell table:number-columns-repeated="16383"/>
        </table:table-row>
        <table:table-row table:style-name="ro1">
          <table:table-cell office:value-type="string" office:string-value="(5055,'Argelia',5,5.730859,-75.142186)," table:formula="of:=&quot;(&quot; &amp; [Ciudad.A16] &amp; &quot;,'&quot; &amp; [Ciudad.B16] &amp; &quot;',&quot; &amp; [Ciudad.C16] &amp; &quot;,&quot; &amp; [Ciudad.E16] &amp; &quot;,&quot; &amp; [Ciudad.F16] &amp; &quot;),&quot;" table:style-name="ce1">
            <text:p>(5055,'Argelia',5,5.730859,-75.142186),</text:p>
          </table:table-cell>
          <table:table-cell table:number-columns-repeated="16383"/>
        </table:table-row>
        <table:table-row table:style-name="ro1">
          <table:table-cell office:value-type="string" office:string-value="(5059,'Armenia',5,6.157059,-75.786783)," table:formula="of:=&quot;(&quot; &amp; [Ciudad.A17] &amp; &quot;,'&quot; &amp; [Ciudad.B17] &amp; &quot;',&quot; &amp; [Ciudad.C17] &amp; &quot;,&quot; &amp; [Ciudad.E17] &amp; &quot;,&quot; &amp; [Ciudad.F17] &amp; &quot;),&quot;" table:style-name="ce1">
            <text:p>(5059,'Armenia',5,6.157059,-75.786783),</text:p>
          </table:table-cell>
          <table:table-cell table:number-columns-repeated="16383"/>
        </table:table-row>
        <table:table-row table:style-name="ro1">
          <table:table-cell office:value-type="string" office:string-value="(5079,'Barbosa',5,6.438791,-75.334099)," table:formula="of:=&quot;(&quot; &amp; [Ciudad.A18] &amp; &quot;,'&quot; &amp; [Ciudad.B18] &amp; &quot;',&quot; &amp; [Ciudad.C18] &amp; &quot;,&quot; &amp; [Ciudad.E18] &amp; &quot;,&quot; &amp; [Ciudad.F18] &amp; &quot;),&quot;" table:style-name="ce1">
            <text:p>(5079,'Barbosa',5,6.438791,-75.334099),</text:p>
          </table:table-cell>
          <table:table-cell table:number-columns-repeated="16383"/>
        </table:table-row>
        <table:table-row table:style-name="ro1">
          <table:table-cell office:value-type="string" office:string-value="(5086,'Belmira',5,6.606241,-75.666528)," table:formula="of:=&quot;(&quot; &amp; [Ciudad.A19] &amp; &quot;,'&quot; &amp; [Ciudad.B19] &amp; &quot;',&quot; &amp; [Ciudad.C19] &amp; &quot;,&quot; &amp; [Ciudad.E19] &amp; &quot;,&quot; &amp; [Ciudad.F19] &amp; &quot;),&quot;" table:style-name="ce1">
            <text:p>(5086,'Belmira',5,6.606241,-75.666528),</text:p>
          </table:table-cell>
          <table:table-cell table:number-columns-repeated="16383"/>
        </table:table-row>
        <table:table-row table:style-name="ro1">
          <table:table-cell office:value-type="string" office:string-value="(5088,'Bello',5,6.3367288,-75.5595887)," table:formula="of:=&quot;(&quot; &amp; [Ciudad.A20] &amp; &quot;,'&quot; &amp; [Ciudad.B20] &amp; &quot;',&quot; &amp; [Ciudad.C20] &amp; &quot;,&quot; &amp; [Ciudad.E20] &amp; &quot;,&quot; &amp; [Ciudad.F20] &amp; &quot;),&quot;" table:style-name="ce1">
            <text:p>(5088,'Bello',5,6.3367288,-75.5595887),</text:p>
          </table:table-cell>
          <table:table-cell table:number-columns-repeated="16383"/>
        </table:table-row>
        <table:table-row table:style-name="ro1">
          <table:table-cell office:value-type="string" office:string-value="(5091,'Betania',5,5.746649,-75.977569)," table:formula="of:=&quot;(&quot; &amp; [Ciudad.A21] &amp; &quot;,'&quot; &amp; [Ciudad.B21] &amp; &quot;',&quot; &amp; [Ciudad.C21] &amp; &quot;,&quot; &amp; [Ciudad.E21] &amp; &quot;,&quot; &amp; [Ciudad.F21] &amp; &quot;),&quot;" table:style-name="ce1">
            <text:p>(5091,'Betania',5,5.746649,-75.977569),</text:p>
          </table:table-cell>
          <table:table-cell table:number-columns-repeated="16383"/>
        </table:table-row>
        <table:table-row table:style-name="ro1">
          <table:table-cell office:value-type="string" office:string-value="(5093,'Betulia',5,6.11278,-75.98467)," table:formula="of:=&quot;(&quot; &amp; [Ciudad.A22] &amp; &quot;,'&quot; &amp; [Ciudad.B22] &amp; &quot;',&quot; &amp; [Ciudad.C22] &amp; &quot;,&quot; &amp; [Ciudad.E22] &amp; &quot;,&quot; &amp; [Ciudad.F22] &amp; &quot;),&quot;" table:style-name="ce1">
            <text:p>(5093,'Betulia',5,6.11278,-75.98467),</text:p>
          </table:table-cell>
          <table:table-cell table:number-columns-repeated="16383"/>
        </table:table-row>
        <table:table-row table:style-name="ro1">
          <table:table-cell office:value-type="string" office:string-value="(5101,'Ciudad Bolívar',5,5.852476,-76.0218469)," table:formula="of:=&quot;(&quot; &amp; [Ciudad.A23] &amp; &quot;,'&quot; &amp; [Ciudad.B23] &amp; &quot;',&quot; &amp; [Ciudad.C23] &amp; &quot;,&quot; &amp; [Ciudad.E23] &amp; &quot;,&quot; &amp; [Ciudad.F23] &amp; &quot;),&quot;" table:style-name="ce1">
            <text:p>(5101,'Ciudad Bolívar',5,5.852476,-76.0218469),</text:p>
          </table:table-cell>
          <table:table-cell table:number-columns-repeated="16383"/>
        </table:table-row>
        <table:table-row table:style-name="ro1">
          <table:table-cell office:value-type="string" office:string-value="(5107,'Briceño',5,7.112884,-75.550674)," table:formula="of:=&quot;(&quot; &amp; [Ciudad.A24] &amp; &quot;,'&quot; &amp; [Ciudad.B24] &amp; &quot;',&quot; &amp; [Ciudad.C24] &amp; &quot;,&quot; &amp; [Ciudad.E24] &amp; &quot;,&quot; &amp; [Ciudad.F24] &amp; &quot;),&quot;" table:style-name="ce1">
            <text:p>(5107,'Briceño',5,7.112884,-75.550674),</text:p>
          </table:table-cell>
          <table:table-cell table:number-columns-repeated="16383"/>
        </table:table-row>
        <table:table-row table:style-name="ro1">
          <table:table-cell office:value-type="string" office:string-value="(5113,'Buriticá',5,6.721917,-75.905976)," table:formula="of:=&quot;(&quot; &amp; [Ciudad.A25] &amp; &quot;,'&quot; &amp; [Ciudad.B25] &amp; &quot;',&quot; &amp; [Ciudad.C25] &amp; &quot;,&quot; &amp; [Ciudad.E25] &amp; &quot;,&quot; &amp; [Ciudad.F25] &amp; &quot;),&quot;" table:style-name="ce1">
            <text:p>(5113,'Buriticá',5,6.721917,-75.905976),</text:p>
          </table:table-cell>
          <table:table-cell table:number-columns-repeated="16383"/>
        </table:table-row>
        <table:table-row table:style-name="ro1">
          <table:table-cell office:value-type="string" office:string-value="(5120,'Cáceres',5,7.579029,-75.349545)," table:formula="of:=&quot;(&quot; &amp; [Ciudad.A26] &amp; &quot;,'&quot; &amp; [Ciudad.B26] &amp; &quot;',&quot; &amp; [Ciudad.C26] &amp; &quot;,&quot; &amp; [Ciudad.E26] &amp; &quot;,&quot; &amp; [Ciudad.F26] &amp; &quot;),&quot;" table:style-name="ce1">
            <text:p>(5120,'Cáceres',5,7.579029,-75.349545),</text:p>
          </table:table-cell>
          <table:table-cell table:number-columns-repeated="16383"/>
        </table:table-row>
        <table:table-row table:style-name="ro1">
          <table:table-cell office:value-type="string" office:string-value="(5125,'Caicedo',5,6.405354,-75.984309)," table:formula="of:=&quot;(&quot; &amp; [Ciudad.A27] &amp; &quot;,'&quot; &amp; [Ciudad.B27] &amp; &quot;',&quot; &amp; [Ciudad.C27] &amp; &quot;,&quot; &amp; [Ciudad.E27] &amp; &quot;,&quot; &amp; [Ciudad.F27] &amp; &quot;),&quot;" table:style-name="ce1">
            <text:p>(5125,'Caicedo',5,6.405354,-75.984309),</text:p>
          </table:table-cell>
          <table:table-cell table:number-columns-repeated="16383"/>
        </table:table-row>
        <table:table-row table:style-name="ro1">
          <table:table-cell office:value-type="string" office:string-value="(5129,'Caldas',5,6.094317,-75.633347)," table:formula="of:=&quot;(&quot; &amp; [Ciudad.A28] &amp; &quot;,'&quot; &amp; [Ciudad.B28] &amp; &quot;',&quot; &amp; [Ciudad.C28] &amp; &quot;,&quot; &amp; [Ciudad.E28] &amp; &quot;,&quot; &amp; [Ciudad.F28] &amp; &quot;),&quot;" table:style-name="ce1">
            <text:p>(5129,'Caldas',5,6.094317,-75.633347),</text:p>
          </table:table-cell>
          <table:table-cell table:number-columns-repeated="16383"/>
        </table:table-row>
        <table:table-row table:style-name="ro1">
          <table:table-cell office:value-type="string" office:string-value="(5134,'Campamento',5,6.979498,-75.2966019)," table:formula="of:=&quot;(&quot; &amp; [Ciudad.A29] &amp; &quot;,'&quot; &amp; [Ciudad.B29] &amp; &quot;',&quot; &amp; [Ciudad.C29] &amp; &quot;,&quot; &amp; [Ciudad.E29] &amp; &quot;,&quot; &amp; [Ciudad.F29] &amp; &quot;),&quot;" table:style-name="ce1">
            <text:p>(5134,'Campamento',5,6.979498,-75.2966019),</text:p>
          </table:table-cell>
          <table:table-cell table:number-columns-repeated="16383"/>
        </table:table-row>
        <table:table-row table:style-name="ro1">
          <table:table-cell office:value-type="string" office:string-value="(5138,'Cañasgordas',5,6.750597,-76.02611)," table:formula="of:=&quot;(&quot; &amp; [Ciudad.A30] &amp; &quot;,'&quot; &amp; [Ciudad.B30] &amp; &quot;',&quot; &amp; [Ciudad.C30] &amp; &quot;,&quot; &amp; [Ciudad.E30] &amp; &quot;,&quot; &amp; [Ciudad.F30] &amp; &quot;),&quot;" table:style-name="ce1">
            <text:p>(5138,'Cañasgordas',5,6.750597,-76.02611),</text:p>
          </table:table-cell>
          <table:table-cell table:number-columns-repeated="16383"/>
        </table:table-row>
        <table:table-row table:style-name="ro1">
          <table:table-cell office:value-type="string" office:string-value="(5142,'Caracolí',5,6.408749,-74.7576179)," table:formula="of:=&quot;(&quot; &amp; [Ciudad.A31] &amp; &quot;,'&quot; &amp; [Ciudad.B31] &amp; &quot;',&quot; &amp; [Ciudad.C31] &amp; &quot;,&quot; &amp; [Ciudad.E31] &amp; &quot;,&quot; &amp; [Ciudad.F31] &amp; &quot;),&quot;" table:style-name="ce1">
            <text:p>(5142,'Caracolí',5,6.408749,-74.7576179),</text:p>
          </table:table-cell>
          <table:table-cell table:number-columns-repeated="16383"/>
        </table:table-row>
        <table:table-row table:style-name="ro1">
          <table:table-cell office:value-type="string" office:string-value="(5145,'Caramanta',5,5.548956,-75.643707)," table:formula="of:=&quot;(&quot; &amp; [Ciudad.A32] &amp; &quot;,'&quot; &amp; [Ciudad.B32] &amp; &quot;',&quot; &amp; [Ciudad.C32] &amp; &quot;,&quot; &amp; [Ciudad.E32] &amp; &quot;,&quot; &amp; [Ciudad.F32] &amp; &quot;),&quot;" table:style-name="ce1">
            <text:p>(5145,'Caramanta',5,5.548956,-75.643707),</text:p>
          </table:table-cell>
          <table:table-cell table:number-columns-repeated="16383"/>
        </table:table-row>
        <table:table-row table:style-name="ro1">
          <table:table-cell office:value-type="string" office:string-value="(5147,'Carepa',5,7.755354,-76.6554309)," table:formula="of:=&quot;(&quot; &amp; [Ciudad.A33] &amp; &quot;,'&quot; &amp; [Ciudad.B33] &amp; &quot;',&quot; &amp; [Ciudad.C33] &amp; &quot;,&quot; &amp; [Ciudad.E33] &amp; &quot;,&quot; &amp; [Ciudad.F33] &amp; &quot;),&quot;" table:style-name="ce1">
            <text:p>(5147,'Carepa',5,7.755354,-76.6554309),</text:p>
          </table:table-cell>
          <table:table-cell table:number-columns-repeated="16383"/>
        </table:table-row>
        <table:table-row table:style-name="ro1">
          <table:table-cell office:value-type="string" office:string-value="(5148,'El Carmen de Viboral',5,6.082178,-75.337384)," table:formula="of:=&quot;(&quot; &amp; [Ciudad.A34] &amp; &quot;,'&quot; &amp; [Ciudad.B34] &amp; &quot;',&quot; &amp; [Ciudad.C34] &amp; &quot;,&quot; &amp; [Ciudad.E34] &amp; &quot;,&quot; &amp; [Ciudad.F34] &amp; &quot;),&quot;" table:style-name="ce1">
            <text:p>(5148,'El Carmen de Viboral',5,6.082178,-75.337384),</text:p>
          </table:table-cell>
          <table:table-cell table:number-columns-repeated="16383"/>
        </table:table-row>
        <table:table-row table:style-name="ro1">
          <table:table-cell office:value-type="string" office:string-value="(5150,'Carolina',5,6.724917,-75.282299)," table:formula="of:=&quot;(&quot; &amp; [Ciudad.A35] &amp; &quot;,'&quot; &amp; [Ciudad.B35] &amp; &quot;',&quot; &amp; [Ciudad.C35] &amp; &quot;,&quot; &amp; [Ciudad.E35] &amp; &quot;,&quot; &amp; [Ciudad.F35] &amp; &quot;),&quot;" table:style-name="ce1">
            <text:p>(5150,'Carolina',5,6.724917,-75.282299),</text:p>
          </table:table-cell>
          <table:table-cell table:number-columns-repeated="16383"/>
        </table:table-row>
        <table:table-row table:style-name="ro1">
          <table:table-cell office:value-type="string" office:string-value="(5154,'Caucasia',5,7.979698,-75.1985629)," table:formula="of:=&quot;(&quot; &amp; [Ciudad.A36] &amp; &quot;,'&quot; &amp; [Ciudad.B36] &amp; &quot;',&quot; &amp; [Ciudad.C36] &amp; &quot;,&quot; &amp; [Ciudad.E36] &amp; &quot;,&quot; &amp; [Ciudad.F36] &amp; &quot;),&quot;" table:style-name="ce1">
            <text:p>(5154,'Caucasia',5,7.979698,-75.1985629),</text:p>
          </table:table-cell>
          <table:table-cell table:number-columns-repeated="16383"/>
        </table:table-row>
        <table:table-row table:style-name="ro1">
          <table:table-cell office:value-type="string" office:string-value="(5172,'Chigorodó',5,7.665099,-76.67749)," table:formula="of:=&quot;(&quot; &amp; [Ciudad.A37] &amp; &quot;,'&quot; &amp; [Ciudad.B37] &amp; &quot;',&quot; &amp; [Ciudad.C37] &amp; &quot;,&quot; &amp; [Ciudad.E37] &amp; &quot;,&quot; &amp; [Ciudad.F37] &amp; &quot;),&quot;" table:style-name="ce1">
            <text:p>(5172,'Chigorodó',5,7.665099,-76.67749),</text:p>
          </table:table-cell>
          <table:table-cell table:number-columns-repeated="16383"/>
        </table:table-row>
        <table:table-row table:style-name="ro1">
          <table:table-cell office:value-type="string" office:string-value="(5190,'Cisneros',5,6.538376,-75.087067)," table:formula="of:=&quot;(&quot; &amp; [Ciudad.A38] &amp; &quot;,'&quot; &amp; [Ciudad.B38] &amp; &quot;',&quot; &amp; [Ciudad.C38] &amp; &quot;,&quot; &amp; [Ciudad.E38] &amp; &quot;,&quot; &amp; [Ciudad.F38] &amp; &quot;),&quot;" table:style-name="ce1">
            <text:p>(5190,'Cisneros',5,6.538376,-75.087067),</text:p>
          </table:table-cell>
          <table:table-cell table:number-columns-repeated="16383"/>
        </table:table-row>
        <table:table-row table:style-name="ro1">
          <table:table-cell office:value-type="string" office:string-value="(5197,'Cocorná',5,6.057265,-75.185598)," table:formula="of:=&quot;(&quot; &amp; [Ciudad.A39] &amp; &quot;,'&quot; &amp; [Ciudad.B39] &amp; &quot;',&quot; &amp; [Ciudad.C39] &amp; &quot;,&quot; &amp; [Ciudad.E39] &amp; &quot;,&quot; &amp; [Ciudad.F39] &amp; &quot;),&quot;" table:style-name="ce1">
            <text:p>(5197,'Cocorná',5,6.057265,-75.185598),</text:p>
          </table:table-cell>
          <table:table-cell table:number-columns-repeated="16383"/>
        </table:table-row>
        <table:table-row table:style-name="ro1">
          <table:table-cell office:value-type="string" office:string-value="(5206,'Concepción',5,6.394353,-75.256581)," table:formula="of:=&quot;(&quot; &amp; [Ciudad.A40] &amp; &quot;,'&quot; &amp; [Ciudad.B40] &amp; &quot;',&quot; &amp; [Ciudad.C40] &amp; &quot;,&quot; &amp; [Ciudad.E40] &amp; &quot;,&quot; &amp; [Ciudad.F40] &amp; &quot;),&quot;" table:style-name="ce1">
            <text:p>(5206,'Concepción',5,6.394353,-75.256581),</text:p>
          </table:table-cell>
          <table:table-cell table:number-columns-repeated="16383"/>
        </table:table-row>
        <table:table-row table:style-name="ro1">
          <table:table-cell office:value-type="string" office:string-value="(5209,'Concordia',5,6.044979,-75.908354)," table:formula="of:=&quot;(&quot; &amp; [Ciudad.A41] &amp; &quot;,'&quot; &amp; [Ciudad.B41] &amp; &quot;',&quot; &amp; [Ciudad.C41] &amp; &quot;,&quot; &amp; [Ciudad.E41] &amp; &quot;,&quot; &amp; [Ciudad.F41] &amp; &quot;),&quot;" table:style-name="ce1">
            <text:p>(5209,'Concordia',5,6.044979,-75.908354),</text:p>
          </table:table-cell>
          <table:table-cell table:number-columns-repeated="16383"/>
        </table:table-row>
        <table:table-row table:style-name="ro1">
          <table:table-cell office:value-type="string" office:string-value="(5212,'Copacabana',5,6.357621,-75.505078)," table:formula="of:=&quot;(&quot; &amp; [Ciudad.A42] &amp; &quot;,'&quot; &amp; [Ciudad.B42] &amp; &quot;',&quot; &amp; [Ciudad.C42] &amp; &quot;,&quot; &amp; [Ciudad.E42] &amp; &quot;,&quot; &amp; [Ciudad.F42] &amp; &quot;),&quot;" table:style-name="ce1">
            <text:p>(5212,'Copacabana',5,6.357621,-75.505078),</text:p>
          </table:table-cell>
          <table:table-cell table:number-columns-repeated="16383"/>
        </table:table-row>
        <table:table-row table:style-name="ro1">
          <table:table-cell office:value-type="string" office:string-value="(5234,'Dabeiba',5,6.997374,-76.256824)," table:formula="of:=&quot;(&quot; &amp; [Ciudad.A43] &amp; &quot;,'&quot; &amp; [Ciudad.B43] &amp; &quot;',&quot; &amp; [Ciudad.C43] &amp; &quot;,&quot; &amp; [Ciudad.E43] &amp; &quot;,&quot; &amp; [Ciudad.F43] &amp; &quot;),&quot;" table:style-name="ce1">
            <text:p>(5234,'Dabeiba',5,6.997374,-76.256824),</text:p>
          </table:table-cell>
          <table:table-cell table:number-columns-repeated="16383"/>
        </table:table-row>
        <table:table-row table:style-name="ro1">
          <table:table-cell office:value-type="string" office:string-value="(5237,'Don Matías',5,6.485702,-75.393831)," table:formula="of:=&quot;(&quot; &amp; [Ciudad.A44] &amp; &quot;,'&quot; &amp; [Ciudad.B44] &amp; &quot;',&quot; &amp; [Ciudad.C44] &amp; &quot;,&quot; &amp; [Ciudad.E44] &amp; &quot;,&quot; &amp; [Ciudad.F44] &amp; &quot;),&quot;" table:style-name="ce1">
            <text:p>(5237,'Don Matías',5,6.485702,-75.393831),</text:p>
          </table:table-cell>
          <table:table-cell table:number-columns-repeated="16383"/>
        </table:table-row>
        <table:table-row table:style-name="ro1">
          <table:table-cell office:value-type="string" office:string-value="(5240,'Ebéjico',5,6.326906,-75.767345)," table:formula="of:=&quot;(&quot; &amp; [Ciudad.A45] &amp; &quot;,'&quot; &amp; [Ciudad.B45] &amp; &quot;',&quot; &amp; [Ciudad.C45] &amp; &quot;,&quot; &amp; [Ciudad.E45] &amp; &quot;,&quot; &amp; [Ciudad.F45] &amp; &quot;),&quot;" table:style-name="ce1">
            <text:p>(5240,'Ebéjico',5,6.326906,-75.767345),</text:p>
          </table:table-cell>
          <table:table-cell table:number-columns-repeated="16383"/>
        </table:table-row>
        <table:table-row table:style-name="ro1">
          <table:table-cell office:value-type="string" office:string-value="(5250,'El Bagre',5,7.6056826,-74.8062648)," table:formula="of:=&quot;(&quot; &amp; [Ciudad.A46] &amp; &quot;,'&quot; &amp; [Ciudad.B46] &amp; &quot;',&quot; &amp; [Ciudad.C46] &amp; &quot;,&quot; &amp; [Ciudad.E46] &amp; &quot;,&quot; &amp; [Ciudad.F46] &amp; &quot;),&quot;" table:style-name="ce1">
            <text:p>(5250,'El Bagre',5,7.6056826,-74.8062648),</text:p>
          </table:table-cell>
          <table:table-cell table:number-columns-repeated="16383"/>
        </table:table-row>
        <table:table-row table:style-name="ro1">
          <table:table-cell office:value-type="string" office:string-value="(5264,'Entrerrios',5,6.566146,-75.516908)," table:formula="of:=&quot;(&quot; &amp; [Ciudad.A47] &amp; &quot;,'&quot; &amp; [Ciudad.B47] &amp; &quot;',&quot; &amp; [Ciudad.C47] &amp; &quot;,&quot; &amp; [Ciudad.E47] &amp; &quot;,&quot; &amp; [Ciudad.F47] &amp; &quot;),&quot;" table:style-name="ce1">
            <text:p>(5264,'Entrerrios',5,6.566146,-75.516908),</text:p>
          </table:table-cell>
          <table:table-cell table:number-columns-repeated="16383"/>
        </table:table-row>
        <table:table-row table:style-name="ro1">
          <table:table-cell office:value-type="string" office:string-value="(5266,'Envigado',5,6.1696109,-75.5873636)," table:formula="of:=&quot;(&quot; &amp; [Ciudad.A48] &amp; &quot;,'&quot; &amp; [Ciudad.B48] &amp; &quot;',&quot; &amp; [Ciudad.C48] &amp; &quot;,&quot; &amp; [Ciudad.E48] &amp; &quot;,&quot; &amp; [Ciudad.F48] &amp; &quot;),&quot;" table:style-name="ce1">
            <text:p>(5266,'Envigado',5,6.1696109,-75.5873636),</text:p>
          </table:table-cell>
          <table:table-cell table:number-columns-repeated="16383"/>
        </table:table-row>
        <table:table-row table:style-name="ro1">
          <table:table-cell office:value-type="string" office:string-value="(5282,'Fredonia',5,5.927245,-75.671007)," table:formula="of:=&quot;(&quot; &amp; [Ciudad.A49] &amp; &quot;,'&quot; &amp; [Ciudad.B49] &amp; &quot;',&quot; &amp; [Ciudad.C49] &amp; &quot;,&quot; &amp; [Ciudad.E49] &amp; &quot;,&quot; &amp; [Ciudad.F49] &amp; &quot;),&quot;" table:style-name="ce1">
            <text:p>(5282,'Fredonia',5,5.927245,-75.671007),</text:p>
          </table:table-cell>
          <table:table-cell table:number-columns-repeated="16383"/>
        </table:table-row>
        <table:table-row table:style-name="ro1">
          <table:table-cell office:value-type="string" office:string-value="(5284,'Frontino',5,6.777958,-76.132917)," table:formula="of:=&quot;(&quot; &amp; [Ciudad.A50] &amp; &quot;,'&quot; &amp; [Ciudad.B50] &amp; &quot;',&quot; &amp; [Ciudad.C50] &amp; &quot;,&quot; &amp; [Ciudad.E50] &amp; &quot;,&quot; &amp; [Ciudad.F50] &amp; &quot;),&quot;" table:style-name="ce1">
            <text:p>(5284,'Frontino',5,6.777958,-76.132917),</text:p>
          </table:table-cell>
          <table:table-cell table:number-columns-repeated="16383"/>
        </table:table-row>
        <table:table-row table:style-name="ro1">
          <table:table-cell office:value-type="string" office:string-value="(5306,'Giraldo',5,6.680623,-75.953096)," table:formula="of:=&quot;(&quot; &amp; [Ciudad.A51] &amp; &quot;,'&quot; &amp; [Ciudad.B51] &amp; &quot;',&quot; &amp; [Ciudad.C51] &amp; &quot;,&quot; &amp; [Ciudad.E51] &amp; &quot;,&quot; &amp; [Ciudad.F51] &amp; &quot;),&quot;" table:style-name="ce1">
            <text:p>(5306,'Giraldo',5,6.680623,-75.953096),</text:p>
          </table:table-cell>
          <table:table-cell table:number-columns-repeated="16383"/>
        </table:table-row>
        <table:table-row table:style-name="ro1">
          <table:table-cell office:value-type="string" office:string-value="(5308,'Girardota',5,6.378322,-75.449517)," table:formula="of:=&quot;(&quot; &amp; [Ciudad.A52] &amp; &quot;,'&quot; &amp; [Ciudad.B52] &amp; &quot;',&quot; &amp; [Ciudad.C52] &amp; &quot;,&quot; &amp; [Ciudad.E52] &amp; &quot;,&quot; &amp; [Ciudad.F52] &amp; &quot;),&quot;" table:style-name="ce1">
            <text:p>(5308,'Girardota',5,6.378322,-75.449517),</text:p>
          </table:table-cell>
          <table:table-cell table:number-columns-repeated="16383"/>
        </table:table-row>
        <table:table-row table:style-name="ro1">
          <table:table-cell office:value-type="string" office:string-value="(5310,'Gómez Plata',5,6.683248,-75.221769)," table:formula="of:=&quot;(&quot; &amp; [Ciudad.A53] &amp; &quot;,'&quot; &amp; [Ciudad.B53] &amp; &quot;',&quot; &amp; [Ciudad.C53] &amp; &quot;,&quot; &amp; [Ciudad.E53] &amp; &quot;,&quot; &amp; [Ciudad.F53] &amp; &quot;),&quot;" table:style-name="ce1">
            <text:p>(5310,'Gómez Plata',5,6.683248,-75.221769),</text:p>
          </table:table-cell>
          <table:table-cell table:number-columns-repeated="16383"/>
        </table:table-row>
        <table:table-row table:style-name="ro1">
          <table:table-cell office:value-type="string" office:string-value="(5313,'Granada',5,6.139621,-75.183586)," table:formula="of:=&quot;(&quot; &amp; [Ciudad.A54] &amp; &quot;,'&quot; &amp; [Ciudad.B54] &amp; &quot;',&quot; &amp; [Ciudad.C54] &amp; &quot;,&quot; &amp; [Ciudad.E54] &amp; &quot;,&quot; &amp; [Ciudad.F54] &amp; &quot;),&quot;" table:style-name="ce1">
            <text:p>(5313,'Granada',5,6.139621,-75.183586),</text:p>
          </table:table-cell>
          <table:table-cell table:number-columns-repeated="16383"/>
        </table:table-row>
        <table:table-row table:style-name="ro1">
          <table:table-cell office:value-type="string" office:string-value="(5315,'Guadalupe',5,6.813952,-75.240103)," table:formula="of:=&quot;(&quot; &amp; [Ciudad.A55] &amp; &quot;,'&quot; &amp; [Ciudad.B55] &amp; &quot;',&quot; &amp; [Ciudad.C55] &amp; &quot;,&quot; &amp; [Ciudad.E55] &amp; &quot;,&quot; &amp; [Ciudad.F55] &amp; &quot;),&quot;" table:style-name="ce1">
            <text:p>(5315,'Guadalupe',5,6.813952,-75.240103),</text:p>
          </table:table-cell>
          <table:table-cell table:number-columns-repeated="16383"/>
        </table:table-row>
        <table:table-row table:style-name="ro1">
          <table:table-cell office:value-type="string" office:string-value="(5318,'Guarne',5,6.279597,-75.442627)," table:formula="of:=&quot;(&quot; &amp; [Ciudad.A56] &amp; &quot;,'&quot; &amp; [Ciudad.B56] &amp; &quot;',&quot; &amp; [Ciudad.C56] &amp; &quot;,&quot; &amp; [Ciudad.E56] &amp; &quot;,&quot; &amp; [Ciudad.F56] &amp; &quot;),&quot;" table:style-name="ce1">
            <text:p>(5318,'Guarne',5,6.279597,-75.442627),</text:p>
          </table:table-cell>
          <table:table-cell table:number-columns-repeated="16383"/>
        </table:table-row>
        <table:table-row table:style-name="ro1">
          <table:table-cell office:value-type="string" office:string-value="(5321,'Guatapé',5,6.231137,-75.153467)," table:formula="of:=&quot;(&quot; &amp; [Ciudad.A57] &amp; &quot;,'&quot; &amp; [Ciudad.B57] &amp; &quot;',&quot; &amp; [Ciudad.C57] &amp; &quot;,&quot; &amp; [Ciudad.E57] &amp; &quot;,&quot; &amp; [Ciudad.F57] &amp; &quot;),&quot;" table:style-name="ce1">
            <text:p>(5321,'Guatapé',5,6.231137,-75.153467),</text:p>
          </table:table-cell>
          <table:table-cell table:number-columns-repeated="16383"/>
        </table:table-row>
        <table:table-row table:style-name="ro1">
          <table:table-cell office:value-type="string" office:string-value="(5347,'Heliconia',5,6.208781,-75.732944)," table:formula="of:=&quot;(&quot; &amp; [Ciudad.A58] &amp; &quot;,'&quot; &amp; [Ciudad.B58] &amp; &quot;',&quot; &amp; [Ciudad.C58] &amp; &quot;,&quot; &amp; [Ciudad.E58] &amp; &quot;,&quot; &amp; [Ciudad.F58] &amp; &quot;),&quot;" table:style-name="ce1">
            <text:p>(5347,'Heliconia',5,6.208781,-75.732944),</text:p>
          </table:table-cell>
          <table:table-cell table:number-columns-repeated="16383"/>
        </table:table-row>
        <table:table-row table:style-name="ro1">
          <table:table-cell office:value-type="string" office:string-value="(5353,'Hispania',5,5.799059,-75.907993)," table:formula="of:=&quot;(&quot; &amp; [Ciudad.A59] &amp; &quot;,'&quot; &amp; [Ciudad.B59] &amp; &quot;',&quot; &amp; [Ciudad.C59] &amp; &quot;,&quot; &amp; [Ciudad.E59] &amp; &quot;,&quot; &amp; [Ciudad.F59] &amp; &quot;),&quot;" table:style-name="ce1">
            <text:p>(5353,'Hispania',5,5.799059,-75.907993),</text:p>
          </table:table-cell>
          <table:table-cell table:number-columns-repeated="16383"/>
        </table:table-row>
        <table:table-row table:style-name="ro1">
          <table:table-cell office:value-type="string" office:string-value="(5360,'Itagui',5,6.1675682,-75.6146712)," table:formula="of:=&quot;(&quot; &amp; [Ciudad.A60] &amp; &quot;,'&quot; &amp; [Ciudad.B60] &amp; &quot;',&quot; &amp; [Ciudad.C60] &amp; &quot;,&quot; &amp; [Ciudad.E60] &amp; &quot;,&quot; &amp; [Ciudad.F60] &amp; &quot;),&quot;" table:style-name="ce1">
            <text:p>(5360,'Itagui',5,6.1675682,-75.6146712),</text:p>
          </table:table-cell>
          <table:table-cell table:number-columns-repeated="16383"/>
        </table:table-row>
        <table:table-row table:style-name="ro1">
          <table:table-cell office:value-type="string" office:string-value="(5361,'Ituango',5,7.172607,-75.76468)," table:formula="of:=&quot;(&quot; &amp; [Ciudad.A61] &amp; &quot;,'&quot; &amp; [Ciudad.B61] &amp; &quot;',&quot; &amp; [Ciudad.C61] &amp; &quot;,&quot; &amp; [Ciudad.E61] &amp; &quot;,&quot; &amp; [Ciudad.F61] &amp; &quot;),&quot;" table:style-name="ce1">
            <text:p>(5361,'Ituango',5,7.172607,-75.76468),</text:p>
          </table:table-cell>
          <table:table-cell table:number-columns-repeated="16383"/>
        </table:table-row>
        <table:table-row table:style-name="ro1">
          <table:table-cell office:value-type="string" office:string-value="(5364,'Jardín',5,5.596767,-75.819361)," table:formula="of:=&quot;(&quot; &amp; [Ciudad.A62] &amp; &quot;,'&quot; &amp; [Ciudad.B62] &amp; &quot;',&quot; &amp; [Ciudad.C62] &amp; &quot;,&quot; &amp; [Ciudad.E62] &amp; &quot;,&quot; &amp; [Ciudad.F62] &amp; &quot;),&quot;" table:style-name="ce1">
            <text:p>(5364,'Jardín',5,5.596767,-75.819361),</text:p>
          </table:table-cell>
          <table:table-cell table:number-columns-repeated="16383"/>
        </table:table-row>
        <table:table-row table:style-name="ro1">
          <table:table-cell office:value-type="string" office:string-value="(5368,'Jericó',5,5.790513,-75.776082)," table:formula="of:=&quot;(&quot; &amp; [Ciudad.A63] &amp; &quot;,'&quot; &amp; [Ciudad.B63] &amp; &quot;',&quot; &amp; [Ciudad.C63] &amp; &quot;,&quot; &amp; [Ciudad.E63] &amp; &quot;,&quot; &amp; [Ciudad.F63] &amp; &quot;),&quot;" table:style-name="ce1">
            <text:p>(5368,'Jericó',5,5.790513,-75.776082),</text:p>
          </table:table-cell>
          <table:table-cell table:number-columns-repeated="16383"/>
        </table:table-row>
        <table:table-row table:style-name="ro1">
          <table:table-cell office:value-type="string" office:string-value="(5376,'La Ceja',5,6.027632,-75.431596)," table:formula="of:=&quot;(&quot; &amp; [Ciudad.A64] &amp; &quot;,'&quot; &amp; [Ciudad.B64] &amp; &quot;',&quot; &amp; [Ciudad.C64] &amp; &quot;,&quot; &amp; [Ciudad.E64] &amp; &quot;,&quot; &amp; [Ciudad.F64] &amp; &quot;),&quot;" table:style-name="ce1">
            <text:p>(5376,'La Ceja',5,6.027632,-75.431596),</text:p>
          </table:table-cell>
          <table:table-cell table:number-columns-repeated="16383"/>
        </table:table-row>
        <table:table-row table:style-name="ro1">
          <table:table-cell office:value-type="string" office:string-value="(5380,'La Estrella',5,6.138751,-75.635586)," table:formula="of:=&quot;(&quot; &amp; [Ciudad.A65] &amp; &quot;,'&quot; &amp; [Ciudad.B65] &amp; &quot;',&quot; &amp; [Ciudad.C65] &amp; &quot;,&quot; &amp; [Ciudad.E65] &amp; &quot;,&quot; &amp; [Ciudad.F65] &amp; &quot;),&quot;" table:style-name="ce1">
            <text:p>(5380,'La Estrella',5,6.138751,-75.635586),</text:p>
          </table:table-cell>
          <table:table-cell table:number-columns-repeated="16383"/>
        </table:table-row>
        <table:table-row table:style-name="ro1">
          <table:table-cell office:value-type="string" office:string-value="(5390,'La Pintada',5,5.746942,-75.606403)," table:formula="of:=&quot;(&quot; &amp; [Ciudad.A66] &amp; &quot;,'&quot; &amp; [Ciudad.B66] &amp; &quot;',&quot; &amp; [Ciudad.C66] &amp; &quot;,&quot; &amp; [Ciudad.E66] &amp; &quot;,&quot; &amp; [Ciudad.F66] &amp; &quot;),&quot;" table:style-name="ce1">
            <text:p>(5390,'La Pintada',5,5.746942,-75.606403),</text:p>
          </table:table-cell>
          <table:table-cell table:number-columns-repeated="16383"/>
        </table:table-row>
        <table:table-row table:style-name="ro1">
          <table:table-cell office:value-type="string" office:string-value="(5400,'La Unión',5,5.973839,-75.3609759)," table:formula="of:=&quot;(&quot; &amp; [Ciudad.A67] &amp; &quot;,'&quot; &amp; [Ciudad.B67] &amp; &quot;',&quot; &amp; [Ciudad.C67] &amp; &quot;,&quot; &amp; [Ciudad.E67] &amp; &quot;,&quot; &amp; [Ciudad.F67] &amp; &quot;),&quot;" table:style-name="ce1">
            <text:p>(5400,'La Unión',5,5.973839,-75.3609759),</text:p>
          </table:table-cell>
          <table:table-cell table:number-columns-repeated="16383"/>
        </table:table-row>
        <table:table-row table:style-name="ro1">
          <table:table-cell office:value-type="string" office:string-value="(5411,'Liborina',5,6.67745,-75.811744)," table:formula="of:=&quot;(&quot; &amp; [Ciudad.A68] &amp; &quot;,'&quot; &amp; [Ciudad.B68] &amp; &quot;',&quot; &amp; [Ciudad.C68] &amp; &quot;,&quot; &amp; [Ciudad.E68] &amp; &quot;,&quot; &amp; [Ciudad.F68] &amp; &quot;),&quot;" table:style-name="ce1">
            <text:p>(5411,'Liborina',5,6.67745,-75.811744),</text:p>
          </table:table-cell>
          <table:table-cell table:number-columns-repeated="16383"/>
        </table:table-row>
        <table:table-row table:style-name="ro1">
          <table:table-cell office:value-type="string" office:string-value="(5425,'Maceo',5,6.551367,-74.787294)," table:formula="of:=&quot;(&quot; &amp; [Ciudad.A69] &amp; &quot;,'&quot; &amp; [Ciudad.B69] &amp; &quot;',&quot; &amp; [Ciudad.C69] &amp; &quot;,&quot; &amp; [Ciudad.E69] &amp; &quot;,&quot; &amp; [Ciudad.F69] &amp; &quot;),&quot;" table:style-name="ce1">
            <text:p>(5425,'Maceo',5,6.551367,-74.787294),</text:p>
          </table:table-cell>
          <table:table-cell table:number-columns-repeated="16383"/>
        </table:table-row>
        <table:table-row table:style-name="ro1">
          <table:table-cell office:value-type="string" office:string-value="(5440,'Marinilla',5,6.176967,-75.341462)," table:formula="of:=&quot;(&quot; &amp; [Ciudad.A70] &amp; &quot;,'&quot; &amp; [Ciudad.B70] &amp; &quot;',&quot; &amp; [Ciudad.C70] &amp; &quot;,&quot; &amp; [Ciudad.E70] &amp; &quot;,&quot; &amp; [Ciudad.F70] &amp; &quot;),&quot;" table:style-name="ce1">
            <text:p>(5440,'Marinilla',5,6.176967,-75.341462),</text:p>
          </table:table-cell>
          <table:table-cell table:number-columns-repeated="16383"/>
        </table:table-row>
        <table:table-row table:style-name="ro1">
          <table:table-cell office:value-type="string" office:string-value="(5467,'Montebello',5,5.946487,-75.52395)," table:formula="of:=&quot;(&quot; &amp; [Ciudad.A71] &amp; &quot;,'&quot; &amp; [Ciudad.B71] &amp; &quot;',&quot; &amp; [Ciudad.C71] &amp; &quot;,&quot; &amp; [Ciudad.E71] &amp; &quot;,&quot; &amp; [Ciudad.F71] &amp; &quot;),&quot;" table:style-name="ce1">
            <text:p>(5467,'Montebello',5,5.946487,-75.52395),</text:p>
          </table:table-cell>
          <table:table-cell table:number-columns-repeated="16383"/>
        </table:table-row>
        <table:table-row table:style-name="ro1">
          <table:table-cell office:value-type="string" office:string-value="(5475,'Murindó',5,6.98104,-76.82119)," table:formula="of:=&quot;(&quot; &amp; [Ciudad.A72] &amp; &quot;,'&quot; &amp; [Ciudad.B72] &amp; &quot;',&quot; &amp; [Ciudad.C72] &amp; &quot;,&quot; &amp; [Ciudad.E72] &amp; &quot;,&quot; &amp; [Ciudad.F72] &amp; &quot;),&quot;" table:style-name="ce1">
            <text:p>(5475,'Murindó',5,6.98104,-76.82119),</text:p>
          </table:table-cell>
          <table:table-cell table:number-columns-repeated="16383"/>
        </table:table-row>
        <table:table-row table:style-name="ro1">
          <table:table-cell office:value-type="string" office:string-value="(5480,'Mutatá',5,7.244106,-76.436567)," table:formula="of:=&quot;(&quot; &amp; [Ciudad.A73] &amp; &quot;,'&quot; &amp; [Ciudad.B73] &amp; &quot;',&quot; &amp; [Ciudad.C73] &amp; &quot;,&quot; &amp; [Ciudad.E73] &amp; &quot;,&quot; &amp; [Ciudad.F73] &amp; &quot;),&quot;" table:style-name="ce1">
            <text:p>(5480,'Mutatá',5,7.244106,-76.436567),</text:p>
          </table:table-cell>
          <table:table-cell table:number-columns-repeated="16383"/>
        </table:table-row>
        <table:table-row table:style-name="ro1">
          <table:table-cell office:value-type="string" office:string-value="(5483,'Nariño',5,5.611015,-75.174162)," table:formula="of:=&quot;(&quot; &amp; [Ciudad.A74] &amp; &quot;,'&quot; &amp; [Ciudad.B74] &amp; &quot;',&quot; &amp; [Ciudad.C74] &amp; &quot;,&quot; &amp; [Ciudad.E74] &amp; &quot;,&quot; &amp; [Ciudad.F74] &amp; &quot;),&quot;" table:style-name="ce1">
            <text:p>(5483,'Nariño',5,5.611015,-75.174162),</text:p>
          </table:table-cell>
          <table:table-cell table:number-columns-repeated="16383"/>
        </table:table-row>
        <table:table-row table:style-name="ro1">
          <table:table-cell office:value-type="string" office:string-value="(5490,'Necoclí',5,8.427174,-76.787678)," table:formula="of:=&quot;(&quot; &amp; [Ciudad.A75] &amp; &quot;,'&quot; &amp; [Ciudad.B75] &amp; &quot;',&quot; &amp; [Ciudad.C75] &amp; &quot;,&quot; &amp; [Ciudad.E75] &amp; &quot;,&quot; &amp; [Ciudad.F75] &amp; &quot;),&quot;" table:style-name="ce1">
            <text:p>(5490,'Necoclí',5,8.427174,-76.787678),</text:p>
          </table:table-cell>
          <table:table-cell table:number-columns-repeated="16383"/>
        </table:table-row>
        <table:table-row table:style-name="ro1">
          <table:table-cell office:value-type="string" office:string-value="(5495,'Nechí',5,8.088419,-74.776327)," table:formula="of:=&quot;(&quot; &amp; [Ciudad.A76] &amp; &quot;,'&quot; &amp; [Ciudad.B76] &amp; &quot;',&quot; &amp; [Ciudad.C76] &amp; &quot;,&quot; &amp; [Ciudad.E76] &amp; &quot;,&quot; &amp; [Ciudad.F76] &amp; &quot;),&quot;" table:style-name="ce1">
            <text:p>(5495,'Nechí',5,8.088419,-74.776327),</text:p>
          </table:table-cell>
          <table:table-cell table:number-columns-repeated="16383"/>
        </table:table-row>
        <table:table-row table:style-name="ro1">
          <table:table-cell office:value-type="string" office:string-value="(5501,'Olaya',5,6.62999,-75.81665)," table:formula="of:=&quot;(&quot; &amp; [Ciudad.A77] &amp; &quot;,'&quot; &amp; [Ciudad.B77] &amp; &quot;',&quot; &amp; [Ciudad.C77] &amp; &quot;,&quot; &amp; [Ciudad.E77] &amp; &quot;,&quot; &amp; [Ciudad.F77] &amp; &quot;),&quot;" table:style-name="ce1">
            <text:p>(5501,'Olaya',5,6.62999,-75.81665),</text:p>
          </table:table-cell>
          <table:table-cell table:number-columns-repeated="16383"/>
        </table:table-row>
        <table:table-row table:style-name="ro1">
          <table:table-cell office:value-type="string" office:string-value="(5541,'Peñol',5,6.2199662,-75.2435307)," table:formula="of:=&quot;(&quot; &amp; [Ciudad.A78] &amp; &quot;,'&quot; &amp; [Ciudad.B78] &amp; &quot;',&quot; &amp; [Ciudad.C78] &amp; &quot;,&quot; &amp; [Ciudad.E78] &amp; &quot;,&quot; &amp; [Ciudad.F78] &amp; &quot;),&quot;" table:style-name="ce1">
            <text:p>(5541,'Peñol',5,6.2199662,-75.2435307),</text:p>
          </table:table-cell>
          <table:table-cell table:number-columns-repeated="16383"/>
        </table:table-row>
        <table:table-row table:style-name="ro1">
          <table:table-cell office:value-type="string" office:string-value="(5543,'Peque',5,7.021535,-75.908107)," table:formula="of:=&quot;(&quot; &amp; [Ciudad.A79] &amp; &quot;,'&quot; &amp; [Ciudad.B79] &amp; &quot;',&quot; &amp; [Ciudad.C79] &amp; &quot;,&quot; &amp; [Ciudad.E79] &amp; &quot;,&quot; &amp; [Ciudad.F79] &amp; &quot;),&quot;" table:style-name="ce1">
            <text:p>(5543,'Peque',5,7.021535,-75.908107),</text:p>
          </table:table-cell>
          <table:table-cell table:number-columns-repeated="16383"/>
        </table:table-row>
        <table:table-row table:style-name="ro1">
          <table:table-cell office:value-type="string" office:string-value="(5576,'Pueblorrico',5,5.794161,-75.840589)," table:formula="of:=&quot;(&quot; &amp; [Ciudad.A80] &amp; &quot;,'&quot; &amp; [Ciudad.B80] &amp; &quot;',&quot; &amp; [Ciudad.C80] &amp; &quot;,&quot; &amp; [Ciudad.E80] &amp; &quot;,&quot; &amp; [Ciudad.F80] &amp; &quot;),&quot;" table:style-name="ce1">
            <text:p>(5576,'Pueblorrico',5,5.794161,-75.840589),</text:p>
          </table:table-cell>
          <table:table-cell table:number-columns-repeated="16383"/>
        </table:table-row>
        <table:table-row table:style-name="ro1">
          <table:table-cell office:value-type="string" office:string-value="(5579,'Puerto Berrío',5,6.477755,-74.4088)," table:formula="of:=&quot;(&quot; &amp; [Ciudad.A81] &amp; &quot;,'&quot; &amp; [Ciudad.B81] &amp; &quot;',&quot; &amp; [Ciudad.C81] &amp; &quot;,&quot; &amp; [Ciudad.E81] &amp; &quot;,&quot; &amp; [Ciudad.F81] &amp; &quot;),&quot;" table:style-name="ce1">
            <text:p>(5579,'Puerto Berrío',5,6.477755,-74.4088),</text:p>
          </table:table-cell>
          <table:table-cell table:number-columns-repeated="16383"/>
        </table:table-row>
        <table:table-row table:style-name="ro1">
          <table:table-cell office:value-type="string" office:string-value="(5585,'Puerto Nare',5,6.186497,-74.583726)," table:formula="of:=&quot;(&quot; &amp; [Ciudad.A82] &amp; &quot;,'&quot; &amp; [Ciudad.B82] &amp; &quot;',&quot; &amp; [Ciudad.C82] &amp; &quot;,&quot; &amp; [Ciudad.E82] &amp; &quot;,&quot; &amp; [Ciudad.F82] &amp; &quot;),&quot;" table:style-name="ce1">
            <text:p>(5585,'Puerto Nare',5,6.186497,-74.583726),</text:p>
          </table:table-cell>
          <table:table-cell table:number-columns-repeated="16383"/>
        </table:table-row>
        <table:table-row table:style-name="ro1">
          <table:table-cell office:value-type="string" office:string-value="(5591,'Puerto Triunfo',5,5.8807,-74.634036)," table:formula="of:=&quot;(&quot; &amp; [Ciudad.A83] &amp; &quot;,'&quot; &amp; [Ciudad.B83] &amp; &quot;',&quot; &amp; [Ciudad.C83] &amp; &quot;,&quot; &amp; [Ciudad.E83] &amp; &quot;,&quot; &amp; [Ciudad.F83] &amp; &quot;),&quot;" table:style-name="ce1">
            <text:p>(5591,'Puerto Triunfo',5,5.8807,-74.634036),</text:p>
          </table:table-cell>
          <table:table-cell table:number-columns-repeated="16383"/>
        </table:table-row>
        <table:table-row table:style-name="ro1">
          <table:table-cell office:value-type="string" office:string-value="(5604,'Remedios',5,7.027766,-74.692965)," table:formula="of:=&quot;(&quot; &amp; [Ciudad.A84] &amp; &quot;,'&quot; &amp; [Ciudad.B84] &amp; &quot;',&quot; &amp; [Ciudad.C84] &amp; &quot;,&quot; &amp; [Ciudad.E84] &amp; &quot;,&quot; &amp; [Ciudad.F84] &amp; &quot;),&quot;" table:style-name="ce1">
            <text:p>(5604,'Remedios',5,7.027766,-74.692965),</text:p>
          </table:table-cell>
          <table:table-cell table:number-columns-repeated="16383"/>
        </table:table-row>
        <table:table-row table:style-name="ro1">
          <table:table-cell office:value-type="string" office:string-value="(5607,'Retiro',5,6.060955,-75.502582)," table:formula="of:=&quot;(&quot; &amp; [Ciudad.A85] &amp; &quot;,'&quot; &amp; [Ciudad.B85] &amp; &quot;',&quot; &amp; [Ciudad.C85] &amp; &quot;,&quot; &amp; [Ciudad.E85] &amp; &quot;,&quot; &amp; [Ciudad.F85] &amp; &quot;),&quot;" table:style-name="ce1">
            <text:p>(5607,'Retiro',5,6.060955,-75.502582),</text:p>
          </table:table-cell>
          <table:table-cell table:number-columns-repeated="16383"/>
        </table:table-row>
        <table:table-row table:style-name="ro1">
          <table:table-cell office:value-type="string" office:string-value="(5615,'Rionegro',5,6.144837,-75.375085)," table:formula="of:=&quot;(&quot; &amp; [Ciudad.A86] &amp; &quot;,'&quot; &amp; [Ciudad.B86] &amp; &quot;',&quot; &amp; [Ciudad.C86] &amp; &quot;,&quot; &amp; [Ciudad.E86] &amp; &quot;,&quot; &amp; [Ciudad.F86] &amp; &quot;),&quot;" table:style-name="ce1">
            <text:p>(5615,'Rionegro',5,6.144837,-75.375085),</text:p>
          </table:table-cell>
          <table:table-cell table:number-columns-repeated="16383"/>
        </table:table-row>
        <table:table-row table:style-name="ro1">
          <table:table-cell office:value-type="string" office:string-value="(5628,'Sabanalarga',5,6.8496962,-75.8180567)," table:formula="of:=&quot;(&quot; &amp; [Ciudad.A87] &amp; &quot;,'&quot; &amp; [Ciudad.B87] &amp; &quot;',&quot; &amp; [Ciudad.C87] &amp; &quot;,&quot; &amp; [Ciudad.E87] &amp; &quot;,&quot; &amp; [Ciudad.F87] &amp; &quot;),&quot;" table:style-name="ce1">
            <text:p>(5628,'Sabanalarga',5,6.8496962,-75.8180567),</text:p>
          </table:table-cell>
          <table:table-cell table:number-columns-repeated="16383"/>
        </table:table-row>
        <table:table-row table:style-name="ro1">
          <table:table-cell office:value-type="string" office:string-value="(5631,'Sabaneta',5,6.150559,-75.61682)," table:formula="of:=&quot;(&quot; &amp; [Ciudad.A88] &amp; &quot;,'&quot; &amp; [Ciudad.B88] &amp; &quot;',&quot; &amp; [Ciudad.C88] &amp; &quot;,&quot; &amp; [Ciudad.E88] &amp; &quot;,&quot; &amp; [Ciudad.F88] &amp; &quot;),&quot;" table:style-name="ce1">
            <text:p>(5631,'Sabaneta',5,6.150559,-75.61682),</text:p>
          </table:table-cell>
          <table:table-cell table:number-columns-repeated="16383"/>
        </table:table-row>
        <table:table-row table:style-name="ro1">
          <table:table-cell office:value-type="string" office:string-value="(5642,'Salgar',5,5.963336,-75.963942)," table:formula="of:=&quot;(&quot; &amp; [Ciudad.A89] &amp; &quot;,'&quot; &amp; [Ciudad.B89] &amp; &quot;',&quot; &amp; [Ciudad.C89] &amp; &quot;,&quot; &amp; [Ciudad.E89] &amp; &quot;,&quot; &amp; [Ciudad.F89] &amp; &quot;),&quot;" table:style-name="ce1">
            <text:p>(5642,'Salgar',5,5.963336,-75.963942),</text:p>
          </table:table-cell>
          <table:table-cell table:number-columns-repeated="16383"/>
        </table:table-row>
        <table:table-row table:style-name="ro1">
          <table:table-cell office:value-type="string" office:string-value="(5647,'San Andrés de Cuerquía',5,6.913245,-75.67556)," table:formula="of:=&quot;(&quot; &amp; [Ciudad.A90] &amp; &quot;,'&quot; &amp; [Ciudad.B90] &amp; &quot;',&quot; &amp; [Ciudad.C90] &amp; &quot;,&quot; &amp; [Ciudad.E90] &amp; &quot;,&quot; &amp; [Ciudad.F90] &amp; &quot;),&quot;" table:style-name="ce1">
            <text:p>(5647,'San Andrés de Cuerquía',5,6.913245,-75.67556),</text:p>
          </table:table-cell>
          <table:table-cell table:number-columns-repeated="16383"/>
        </table:table-row>
        <table:table-row table:style-name="ro1">
          <table:table-cell office:value-type="string" office:string-value="(5649,'San Carlos',5,6.187979,-74.993227)," table:formula="of:=&quot;(&quot; &amp; [Ciudad.A91] &amp; &quot;,'&quot; &amp; [Ciudad.B91] &amp; &quot;',&quot; &amp; [Ciudad.C91] &amp; &quot;,&quot; &amp; [Ciudad.E91] &amp; &quot;,&quot; &amp; [Ciudad.F91] &amp; &quot;),&quot;" table:style-name="ce1">
            <text:p>(5649,'San Carlos',5,6.187979,-74.993227),</text:p>
          </table:table-cell>
          <table:table-cell table:number-columns-repeated="16383"/>
        </table:table-row>
        <table:table-row table:style-name="ro1">
          <table:table-cell office:value-type="string" office:string-value="(5652,'San Francisco',5,5.963428,-75.102138)," table:formula="of:=&quot;(&quot; &amp; [Ciudad.A92] &amp; &quot;,'&quot; &amp; [Ciudad.B92] &amp; &quot;',&quot; &amp; [Ciudad.C92] &amp; &quot;,&quot; &amp; [Ciudad.E92] &amp; &quot;,&quot; &amp; [Ciudad.F92] &amp; &quot;),&quot;" table:style-name="ce1">
            <text:p>(5652,'San Francisco',5,5.963428,-75.102138),</text:p>
          </table:table-cell>
          <table:table-cell table:number-columns-repeated="16383"/>
        </table:table-row>
        <table:table-row table:style-name="ro1">
          <table:table-cell office:value-type="string" office:string-value="(5656,'San Jerónimo',5,6.442513,-75.728159)," table:formula="of:=&quot;(&quot; &amp; [Ciudad.A93] &amp; &quot;,'&quot; &amp; [Ciudad.B93] &amp; &quot;',&quot; &amp; [Ciudad.C93] &amp; &quot;,&quot; &amp; [Ciudad.E93] &amp; &quot;,&quot; &amp; [Ciudad.F93] &amp; &quot;),&quot;" table:style-name="ce1">
            <text:p>(5656,'San Jerónimo',5,6.442513,-75.728159),</text:p>
          </table:table-cell>
          <table:table-cell table:number-columns-repeated="16383"/>
        </table:table-row>
        <table:table-row table:style-name="ro1">
          <table:table-cell office:value-type="string" office:string-value="(5658,'San José de La Montaña',5,6.849736,-75.684091)," table:formula="of:=&quot;(&quot; &amp; [Ciudad.A94] &amp; &quot;,'&quot; &amp; [Ciudad.B94] &amp; &quot;',&quot; &amp; [Ciudad.C94] &amp; &quot;,&quot; &amp; [Ciudad.E94] &amp; &quot;,&quot; &amp; [Ciudad.F94] &amp; &quot;),&quot;" table:style-name="ce1">
            <text:p>(5658,'San José de La Montaña',5,6.849736,-75.684091),</text:p>
          </table:table-cell>
          <table:table-cell table:number-columns-repeated="16383"/>
        </table:table-row>
        <table:table-row table:style-name="ro1">
          <table:table-cell office:value-type="string" office:string-value="(5659,'San Juan de Urabá',5,8.7624549,-76.526738)," table:formula="of:=&quot;(&quot; &amp; [Ciudad.A95] &amp; &quot;,'&quot; &amp; [Ciudad.B95] &amp; &quot;',&quot; &amp; [Ciudad.C95] &amp; &quot;,&quot; &amp; [Ciudad.E95] &amp; &quot;,&quot; &amp; [Ciudad.F95] &amp; &quot;),&quot;" table:style-name="ce1">
            <text:p>(5659,'San Juan de Urabá',5,8.7624549,-76.526738),</text:p>
          </table:table-cell>
          <table:table-cell table:number-columns-repeated="16383"/>
        </table:table-row>
        <table:table-row table:style-name="ro1">
          <table:table-cell office:value-type="string" office:string-value="(5660,'San Luis',5,6.042454,-74.995071)," table:formula="of:=&quot;(&quot; &amp; [Ciudad.A96] &amp; &quot;,'&quot; &amp; [Ciudad.B96] &amp; &quot;',&quot; &amp; [Ciudad.C96] &amp; &quot;,&quot; &amp; [Ciudad.E96] &amp; &quot;,&quot; &amp; [Ciudad.F96] &amp; &quot;),&quot;" table:style-name="ce1">
            <text:p>(5660,'San Luis',5,6.042454,-74.995071),</text:p>
          </table:table-cell>
          <table:table-cell table:number-columns-repeated="16383"/>
        </table:table-row>
        <table:table-row table:style-name="ro1">
          <table:table-cell office:value-type="string" office:string-value="(5664,'San Pedro',5,6.46363,-75.54712)," table:formula="of:=&quot;(&quot; &amp; [Ciudad.A97] &amp; &quot;,'&quot; &amp; [Ciudad.B97] &amp; &quot;',&quot; &amp; [Ciudad.C97] &amp; &quot;,&quot; &amp; [Ciudad.E97] &amp; &quot;,&quot; &amp; [Ciudad.F97] &amp; &quot;),&quot;" table:style-name="ce1">
            <text:p>(5664,'San Pedro',5,6.46363,-75.54712),</text:p>
          </table:table-cell>
          <table:table-cell table:number-columns-repeated="16383"/>
        </table:table-row>
        <table:table-row table:style-name="ro1">
          <table:table-cell office:value-type="string" office:string-value="(5665,'San Pedro de Uraba',5,8.275843,-76.379729)," table:formula="of:=&quot;(&quot; &amp; [Ciudad.A98] &amp; &quot;,'&quot; &amp; [Ciudad.B98] &amp; &quot;',&quot; &amp; [Ciudad.C98] &amp; &quot;,&quot; &amp; [Ciudad.E98] &amp; &quot;,&quot; &amp; [Ciudad.F98] &amp; &quot;),&quot;" table:style-name="ce1">
            <text:p>(5665,'San Pedro de Uraba',5,8.275843,-76.379729),</text:p>
          </table:table-cell>
          <table:table-cell table:number-columns-repeated="16383"/>
        </table:table-row>
        <table:table-row table:style-name="ro1">
          <table:table-cell office:value-type="string" office:string-value="(5667,'San Rafael',5,6.293544,-75.028577)," table:formula="of:=&quot;(&quot; &amp; [Ciudad.A99] &amp; &quot;,'&quot; &amp; [Ciudad.B99] &amp; &quot;',&quot; &amp; [Ciudad.C99] &amp; &quot;,&quot; &amp; [Ciudad.E99] &amp; &quot;,&quot; &amp; [Ciudad.F99] &amp; &quot;),&quot;" table:style-name="ce1">
            <text:p>(5667,'San Rafael',5,6.293544,-75.028577),</text:p>
          </table:table-cell>
          <table:table-cell table:number-columns-repeated="16383"/>
        </table:table-row>
        <table:table-row table:style-name="ro1">
          <table:table-cell office:value-type="string" office:string-value="(5670,'San Roque',5,6.485831,-75.019623)," table:formula="of:=&quot;(&quot; &amp; [Ciudad.A100] &amp; &quot;,'&quot; &amp; [Ciudad.B100] &amp; &quot;',&quot; &amp; [Ciudad.C100] &amp; &quot;,&quot; &amp; [Ciudad.E100] &amp; &quot;,&quot; &amp; [Ciudad.F100] &amp; &quot;),&quot;" table:style-name="ce1">
            <text:p>(5670,'San Roque',5,6.485831,-75.019623),</text:p>
          </table:table-cell>
          <table:table-cell table:number-columns-repeated="16383"/>
        </table:table-row>
        <table:table-row table:style-name="ro1">
          <table:table-cell office:value-type="string" office:string-value="(5674,'San Vicente',5,6.285815,-75.33422)," table:formula="of:=&quot;(&quot; &amp; [Ciudad.A101] &amp; &quot;,'&quot; &amp; [Ciudad.B101] &amp; &quot;',&quot; &amp; [Ciudad.C101] &amp; &quot;,&quot; &amp; [Ciudad.E101] &amp; &quot;,&quot; &amp; [Ciudad.F101] &amp; &quot;),&quot;" table:style-name="ce1">
            <text:p>(5674,'San Vicente',5,6.285815,-75.33422),</text:p>
          </table:table-cell>
          <table:table-cell table:number-columns-repeated="16383"/>
        </table:table-row>
        <table:table-row table:style-name="ro1">
          <table:table-cell office:value-type="string" office:string-value="(5679,'Santa Bárbara',5,5.874249,-75.566421)," table:formula="of:=&quot;(&quot; &amp; [Ciudad.A102] &amp; &quot;,'&quot; &amp; [Ciudad.B102] &amp; &quot;',&quot; &amp; [Ciudad.C102] &amp; &quot;,&quot; &amp; [Ciudad.E102] &amp; &quot;,&quot; &amp; [Ciudad.F102] &amp; &quot;),&quot;" table:style-name="ce1">
            <text:p>(5679,'Santa Bárbara',5,5.874249,-75.566421),</text:p>
          </table:table-cell>
          <table:table-cell table:number-columns-repeated="16383"/>
        </table:table-row>
        <table:table-row table:style-name="ro1">
          <table:table-cell office:value-type="string" office:string-value="(5686,'Santa Rosa de Osos',5,6.648271,-75.460901)," table:formula="of:=&quot;(&quot; &amp; [Ciudad.A103] &amp; &quot;,'&quot; &amp; [Ciudad.B103] &amp; &quot;',&quot; &amp; [Ciudad.C103] &amp; &quot;,&quot; &amp; [Ciudad.E103] &amp; &quot;,&quot; &amp; [Ciudad.F103] &amp; &quot;),&quot;" table:style-name="ce1">
            <text:p>(5686,'Santa Rosa de Osos',5,6.648271,-75.460901),</text:p>
          </table:table-cell>
          <table:table-cell table:number-columns-repeated="16383"/>
        </table:table-row>
        <table:table-row table:style-name="ro1">
          <table:table-cell office:value-type="string" office:string-value="(5690,'Santo Domingo',5,6.471563,-75.164646)," table:formula="of:=&quot;(&quot; &amp; [Ciudad.A104] &amp; &quot;,'&quot; &amp; [Ciudad.B104] &amp; &quot;',&quot; &amp; [Ciudad.C104] &amp; &quot;,&quot; &amp; [Ciudad.E104] &amp; &quot;,&quot; &amp; [Ciudad.F104] &amp; &quot;),&quot;" table:style-name="ce1">
            <text:p>(5690,'Santo Domingo',5,6.471563,-75.164646),</text:p>
          </table:table-cell>
          <table:table-cell table:number-columns-repeated="16383"/>
        </table:table-row>
        <table:table-row table:style-name="ro1">
          <table:table-cell office:value-type="string" office:string-value="(5697,'El Santuario',5,6.139611,-75.264509)," table:formula="of:=&quot;(&quot; &amp; [Ciudad.A105] &amp; &quot;,'&quot; &amp; [Ciudad.B105] &amp; &quot;',&quot; &amp; [Ciudad.C105] &amp; &quot;,&quot; &amp; [Ciudad.E105] &amp; &quot;,&quot; &amp; [Ciudad.F105] &amp; &quot;),&quot;" table:style-name="ce1">
            <text:p>(5697,'El Santuario',5,6.139611,-75.264509),</text:p>
          </table:table-cell>
          <table:table-cell table:number-columns-repeated="16383"/>
        </table:table-row>
        <table:table-row table:style-name="ro1">
          <table:table-cell office:value-type="string" office:string-value="(5736,'Segovia',5,7.079604,-74.699095)," table:formula="of:=&quot;(&quot; &amp; [Ciudad.A106] &amp; &quot;,'&quot; &amp; [Ciudad.B106] &amp; &quot;',&quot; &amp; [Ciudad.C106] &amp; &quot;,&quot; &amp; [Ciudad.E106] &amp; &quot;,&quot; &amp; [Ciudad.F106] &amp; &quot;),&quot;" table:style-name="ce1">
            <text:p>(5736,'Segovia',5,7.079604,-74.699095),</text:p>
          </table:table-cell>
          <table:table-cell table:number-columns-repeated="16383"/>
        </table:table-row>
        <table:table-row table:style-name="ro1">
          <table:table-cell office:value-type="string" office:string-value="(5756,'Sonsón',5,5.712002,-75.309798)," table:formula="of:=&quot;(&quot; &amp; [Ciudad.A107] &amp; &quot;,'&quot; &amp; [Ciudad.B107] &amp; &quot;',&quot; &amp; [Ciudad.C107] &amp; &quot;,&quot; &amp; [Ciudad.E107] &amp; &quot;,&quot; &amp; [Ciudad.F107] &amp; &quot;),&quot;" table:style-name="ce1">
            <text:p>(5756,'Sonsón',5,5.712002,-75.309798),</text:p>
          </table:table-cell>
          <table:table-cell table:number-columns-repeated="16383"/>
        </table:table-row>
        <table:table-row table:style-name="ro1">
          <table:table-cell office:value-type="string" office:string-value="(5761,'Sopetrán',5,6.501534,-75.743398)," table:formula="of:=&quot;(&quot; &amp; [Ciudad.A108] &amp; &quot;,'&quot; &amp; [Ciudad.B108] &amp; &quot;',&quot; &amp; [Ciudad.C108] &amp; &quot;,&quot; &amp; [Ciudad.E108] &amp; &quot;,&quot; &amp; [Ciudad.F108] &amp; &quot;),&quot;" table:style-name="ce1">
            <text:p>(5761,'Sopetrán',5,6.501534,-75.743398),</text:p>
          </table:table-cell>
          <table:table-cell table:number-columns-repeated="16383"/>
        </table:table-row>
        <table:table-row table:style-name="ro1">
          <table:table-cell office:value-type="string" office:string-value="(5789,'Támesis',5,5.664999,-75.714701)," table:formula="of:=&quot;(&quot; &amp; [Ciudad.A109] &amp; &quot;,'&quot; &amp; [Ciudad.B109] &amp; &quot;',&quot; &amp; [Ciudad.C109] &amp; &quot;,&quot; &amp; [Ciudad.E109] &amp; &quot;,&quot; &amp; [Ciudad.F109] &amp; &quot;),&quot;" table:style-name="ce1">
            <text:p>(5789,'Támesis',5,5.664999,-75.714701),</text:p>
          </table:table-cell>
          <table:table-cell table:number-columns-repeated="16383"/>
        </table:table-row>
        <table:table-row table:style-name="ro1">
          <table:table-cell office:value-type="string" office:string-value="(5790,'Tarazá',5,7.583191,-75.399966)," table:formula="of:=&quot;(&quot; &amp; [Ciudad.A110] &amp; &quot;,'&quot; &amp; [Ciudad.B110] &amp; &quot;',&quot; &amp; [Ciudad.C110] &amp; &quot;,&quot; &amp; [Ciudad.E110] &amp; &quot;,&quot; &amp; [Ciudad.F110] &amp; &quot;),&quot;" table:style-name="ce1">
            <text:p>(5790,'Tarazá',5,7.583191,-75.399966),</text:p>
          </table:table-cell>
          <table:table-cell table:number-columns-repeated="16383"/>
        </table:table-row>
        <table:table-row table:style-name="ro1">
          <table:table-cell office:value-type="string" office:string-value="(5792,'Tarso',5,5.864925,-75.822403)," table:formula="of:=&quot;(&quot; &amp; [Ciudad.A111] &amp; &quot;,'&quot; &amp; [Ciudad.B111] &amp; &quot;',&quot; &amp; [Ciudad.C111] &amp; &quot;,&quot; &amp; [Ciudad.E111] &amp; &quot;,&quot; &amp; [Ciudad.F111] &amp; &quot;),&quot;" table:style-name="ce1">
            <text:p>(5792,'Tarso',5,5.864925,-75.822403),</text:p>
          </table:table-cell>
          <table:table-cell table:number-columns-repeated="16383"/>
        </table:table-row>
        <table:table-row table:style-name="ro1">
          <table:table-cell office:value-type="string" office:string-value="(5809,'Titiribí',5,6.06259,-75.79341)," table:formula="of:=&quot;(&quot; &amp; [Ciudad.A112] &amp; &quot;,'&quot; &amp; [Ciudad.B112] &amp; &quot;',&quot; &amp; [Ciudad.C112] &amp; &quot;,&quot; &amp; [Ciudad.E112] &amp; &quot;,&quot; &amp; [Ciudad.F112] &amp; &quot;),&quot;" table:style-name="ce1">
            <text:p>(5809,'Titiribí',5,6.06259,-75.79341),</text:p>
          </table:table-cell>
          <table:table-cell table:number-columns-repeated="16383"/>
        </table:table-row>
        <table:table-row table:style-name="ro1">
          <table:table-cell office:value-type="string" office:string-value="(5819,'Toledo',5,7.010177,-75.692104)," table:formula="of:=&quot;(&quot; &amp; [Ciudad.A113] &amp; &quot;,'&quot; &amp; [Ciudad.B113] &amp; &quot;',&quot; &amp; [Ciudad.C113] &amp; &quot;,&quot; &amp; [Ciudad.E113] &amp; &quot;,&quot; &amp; [Ciudad.F113] &amp; &quot;),&quot;" table:style-name="ce1">
            <text:p>(5819,'Toledo',5,7.010177,-75.692104),</text:p>
          </table:table-cell>
          <table:table-cell table:number-columns-repeated="16383"/>
        </table:table-row>
        <table:table-row table:style-name="ro1">
          <table:table-cell office:value-type="string" office:string-value="(5837,'Turbo',5,8.0951588,-76.7284559)," table:formula="of:=&quot;(&quot; &amp; [Ciudad.A114] &amp; &quot;,'&quot; &amp; [Ciudad.B114] &amp; &quot;',&quot; &amp; [Ciudad.C114] &amp; &quot;,&quot; &amp; [Ciudad.E114] &amp; &quot;,&quot; &amp; [Ciudad.F114] &amp; &quot;),&quot;" table:style-name="ce1">
            <text:p>(5837,'Turbo',5,8.0951588,-76.7284559),</text:p>
          </table:table-cell>
          <table:table-cell table:number-columns-repeated="16383"/>
        </table:table-row>
        <table:table-row table:style-name="ro1">
          <table:table-cell office:value-type="string" office:string-value="(5842,'Uramita',5,6.896805,-76.171665)," table:formula="of:=&quot;(&quot; &amp; [Ciudad.A115] &amp; &quot;,'&quot; &amp; [Ciudad.B115] &amp; &quot;',&quot; &amp; [Ciudad.C115] &amp; &quot;,&quot; &amp; [Ciudad.E115] &amp; &quot;,&quot; &amp; [Ciudad.F115] &amp; &quot;),&quot;" table:style-name="ce1">
            <text:p>(5842,'Uramita',5,6.896805,-76.171665),</text:p>
          </table:table-cell>
          <table:table-cell table:number-columns-repeated="16383"/>
        </table:table-row>
        <table:table-row table:style-name="ro1">
          <table:table-cell office:value-type="string" office:string-value="(5847,'Urrao',5,6.313861,-76.13181)," table:formula="of:=&quot;(&quot; &amp; [Ciudad.A116] &amp; &quot;,'&quot; &amp; [Ciudad.B116] &amp; &quot;',&quot; &amp; [Ciudad.C116] &amp; &quot;,&quot; &amp; [Ciudad.E116] &amp; &quot;,&quot; &amp; [Ciudad.F116] &amp; &quot;),&quot;" table:style-name="ce1">
            <text:p>(5847,'Urrao',5,6.313861,-76.13181),</text:p>
          </table:table-cell>
          <table:table-cell table:number-columns-repeated="16383"/>
        </table:table-row>
        <table:table-row table:style-name="ro1">
          <table:table-cell office:value-type="string" office:string-value="(5854,'Valdivia',5,7.29117,-75.39215)," table:formula="of:=&quot;(&quot; &amp; [Ciudad.A117] &amp; &quot;,'&quot; &amp; [Ciudad.B117] &amp; &quot;',&quot; &amp; [Ciudad.C117] &amp; &quot;,&quot; &amp; [Ciudad.E117] &amp; &quot;,&quot; &amp; [Ciudad.F117] &amp; &quot;),&quot;" table:style-name="ce1">
            <text:p>(5854,'Valdivia',5,7.29117,-75.39215),</text:p>
          </table:table-cell>
          <table:table-cell table:number-columns-repeated="16383"/>
        </table:table-row>
        <table:table-row table:style-name="ro1">
          <table:table-cell office:value-type="string" office:string-value="(5856,'Valparaíso',5,5.615156,-75.625274)," table:formula="of:=&quot;(&quot; &amp; [Ciudad.A118] &amp; &quot;,'&quot; &amp; [Ciudad.B118] &amp; &quot;',&quot; &amp; [Ciudad.C118] &amp; &quot;,&quot; &amp; [Ciudad.E118] &amp; &quot;,&quot; &amp; [Ciudad.F118] &amp; &quot;),&quot;" table:style-name="ce1">
            <text:p>(5856,'Valparaíso',5,5.615156,-75.625274),</text:p>
          </table:table-cell>
          <table:table-cell table:number-columns-repeated="16383"/>
        </table:table-row>
        <table:table-row table:style-name="ro1">
          <table:table-cell office:value-type="string" office:string-value="(5858,'Vegachí',5,6.772879,-74.796476)," table:formula="of:=&quot;(&quot; &amp; [Ciudad.A119] &amp; &quot;,'&quot; &amp; [Ciudad.B119] &amp; &quot;',&quot; &amp; [Ciudad.C119] &amp; &quot;,&quot; &amp; [Ciudad.E119] &amp; &quot;,&quot; &amp; [Ciudad.F119] &amp; &quot;),&quot;" table:style-name="ce1">
            <text:p>(5858,'Vegachí',5,6.772879,-74.796476),</text:p>
          </table:table-cell>
          <table:table-cell table:number-columns-repeated="16383"/>
        </table:table-row>
        <table:table-row table:style-name="ro1">
          <table:table-cell office:value-type="string" office:string-value="(5861,'Venecia',5,5.963962,-75.735417)," table:formula="of:=&quot;(&quot; &amp; [Ciudad.A120] &amp; &quot;,'&quot; &amp; [Ciudad.B120] &amp; &quot;',&quot; &amp; [Ciudad.C120] &amp; &quot;,&quot; &amp; [Ciudad.E120] &amp; &quot;,&quot; &amp; [Ciudad.F120] &amp; &quot;),&quot;" table:style-name="ce1">
            <text:p>(5861,'Venecia',5,5.963962,-75.735417),</text:p>
          </table:table-cell>
          <table:table-cell table:number-columns-repeated="16383"/>
        </table:table-row>
        <table:table-row table:style-name="ro1">
          <table:table-cell office:value-type="string" office:string-value="(5873,'Vigía del Fuerte',5,6.5885816,-76.8962358)," table:formula="of:=&quot;(&quot; &amp; [Ciudad.A121] &amp; &quot;,'&quot; &amp; [Ciudad.B121] &amp; &quot;',&quot; &amp; [Ciudad.C121] &amp; &quot;,&quot; &amp; [Ciudad.E121] &amp; &quot;,&quot; &amp; [Ciudad.F121] &amp; &quot;),&quot;" table:style-name="ce1">
            <text:p>(5873,'Vigía del Fuerte',5,6.5885816,-76.8962358),</text:p>
          </table:table-cell>
          <table:table-cell table:number-columns-repeated="16383"/>
        </table:table-row>
        <table:table-row table:style-name="ro1">
          <table:table-cell office:value-type="string" office:string-value="(5885,'Yalí',5,6.6752,-74.84211)," table:formula="of:=&quot;(&quot; &amp; [Ciudad.A122] &amp; &quot;,'&quot; &amp; [Ciudad.B122] &amp; &quot;',&quot; &amp; [Ciudad.C122] &amp; &quot;,&quot; &amp; [Ciudad.E122] &amp; &quot;,&quot; &amp; [Ciudad.F122] &amp; &quot;),&quot;" table:style-name="ce1">
            <text:p>(5885,'Yalí',5,6.6752,-74.84211),</text:p>
          </table:table-cell>
          <table:table-cell table:number-columns-repeated="16383"/>
        </table:table-row>
        <table:table-row table:style-name="ro1">
          <table:table-cell office:value-type="string" office:string-value="(5887,'Yarumal',5,6.961969,-75.4190689)," table:formula="of:=&quot;(&quot; &amp; [Ciudad.A123] &amp; &quot;,'&quot; &amp; [Ciudad.B123] &amp; &quot;',&quot; &amp; [Ciudad.C123] &amp; &quot;,&quot; &amp; [Ciudad.E123] &amp; &quot;,&quot; &amp; [Ciudad.F123] &amp; &quot;),&quot;" table:style-name="ce1">
            <text:p>(5887,'Yarumal',5,6.961969,-75.4190689),</text:p>
          </table:table-cell>
          <table:table-cell table:number-columns-repeated="16383"/>
        </table:table-row>
        <table:table-row table:style-name="ro1">
          <table:table-cell office:value-type="string" office:string-value="(5890,'Yolombó',5,6.59995,-75.01478)," table:formula="of:=&quot;(&quot; &amp; [Ciudad.A124] &amp; &quot;,'&quot; &amp; [Ciudad.B124] &amp; &quot;',&quot; &amp; [Ciudad.C124] &amp; &quot;,&quot; &amp; [Ciudad.E124] &amp; &quot;,&quot; &amp; [Ciudad.F124] &amp; &quot;),&quot;" table:style-name="ce1">
            <text:p>(5890,'Yolombó',5,6.59995,-75.01478),</text:p>
          </table:table-cell>
          <table:table-cell table:number-columns-repeated="16383"/>
        </table:table-row>
        <table:table-row table:style-name="ro1">
          <table:table-cell office:value-type="string" office:string-value="(5893,'Yondó',5,7.0081406,-73.9100623)," table:formula="of:=&quot;(&quot; &amp; [Ciudad.A125] &amp; &quot;,'&quot; &amp; [Ciudad.B125] &amp; &quot;',&quot; &amp; [Ciudad.C125] &amp; &quot;,&quot; &amp; [Ciudad.E125] &amp; &quot;,&quot; &amp; [Ciudad.F125] &amp; &quot;),&quot;" table:style-name="ce1">
            <text:p>(5893,'Yondó',5,7.0081406,-73.9100623),</text:p>
          </table:table-cell>
          <table:table-cell table:number-columns-repeated="16383"/>
        </table:table-row>
        <table:table-row table:style-name="ro1">
          <table:table-cell office:value-type="string" office:string-value="(5895,'Zaragoza',5,7.48688,-74.8672519)," table:formula="of:=&quot;(&quot; &amp; [Ciudad.A126] &amp; &quot;,'&quot; &amp; [Ciudad.B126] &amp; &quot;',&quot; &amp; [Ciudad.C126] &amp; &quot;,&quot; &amp; [Ciudad.E126] &amp; &quot;,&quot; &amp; [Ciudad.F126] &amp; &quot;),&quot;" table:style-name="ce1">
            <text:p>(5895,'Zaragoza',5,7.48688,-74.8672519),</text:p>
          </table:table-cell>
          <table:table-cell table:number-columns-repeated="16383"/>
        </table:table-row>
        <table:table-row table:style-name="ro1">
          <table:table-cell office:value-type="string" office:string-value="(8001,'Barranquilla',8,11.0041072,-74.8069813)," table:formula="of:=&quot;(&quot; &amp; [Ciudad.A127] &amp; &quot;,'&quot; &amp; [Ciudad.B127] &amp; &quot;',&quot; &amp; [Ciudad.C127] &amp; &quot;,&quot; &amp; [Ciudad.E127] &amp; &quot;,&quot; &amp; [Ciudad.F127] &amp; &quot;),&quot;" table:style-name="ce1">
            <text:p>(8001,'Barranquilla',8,11.0041072,-74.8069813),</text:p>
          </table:table-cell>
          <table:table-cell table:number-columns-repeated="16383"/>
        </table:table-row>
        <table:table-row table:style-name="ro1">
          <table:table-cell office:value-type="string" office:string-value="(8078,'Baranoa',8,10.796589,-74.915036)," table:formula="of:=&quot;(&quot; &amp; [Ciudad.A128] &amp; &quot;,'&quot; &amp; [Ciudad.B128] &amp; &quot;',&quot; &amp; [Ciudad.C128] &amp; &quot;,&quot; &amp; [Ciudad.E128] &amp; &quot;,&quot; &amp; [Ciudad.F128] &amp; &quot;),&quot;" table:style-name="ce1">
            <text:p>(8078,'Baranoa',8,10.796589,-74.915036),</text:p>
          </table:table-cell>
          <table:table-cell table:number-columns-repeated="16383"/>
        </table:table-row>
        <table:table-row table:style-name="ro1">
          <table:table-cell office:value-type="string" office:string-value="(8137,'Campo de La Cruz',8,10.379923,-74.881979)," table:formula="of:=&quot;(&quot; &amp; [Ciudad.A129] &amp; &quot;,'&quot; &amp; [Ciudad.B129] &amp; &quot;',&quot; &amp; [Ciudad.C129] &amp; &quot;,&quot; &amp; [Ciudad.E129] &amp; &quot;,&quot; &amp; [Ciudad.F129] &amp; &quot;),&quot;" table:style-name="ce1">
            <text:p>(8137,'Campo de La Cruz',8,10.379923,-74.881979),</text:p>
          </table:table-cell>
          <table:table-cell table:number-columns-repeated="16383"/>
        </table:table-row>
        <table:table-row table:style-name="ro1">
          <table:table-cell office:value-type="string" office:string-value="(8141,'Candelaria',8,10.459676,-74.8809689)," table:formula="of:=&quot;(&quot; &amp; [Ciudad.A130] &amp; &quot;,'&quot; &amp; [Ciudad.B130] &amp; &quot;',&quot; &amp; [Ciudad.C130] &amp; &quot;,&quot; &amp; [Ciudad.E130] &amp; &quot;,&quot; &amp; [Ciudad.F130] &amp; &quot;),&quot;" table:style-name="ce1">
            <text:p>(8141,'Candelaria',8,10.459676,-74.8809689),</text:p>
          </table:table-cell>
          <table:table-cell table:number-columns-repeated="16383"/>
        </table:table-row>
        <table:table-row table:style-name="ro1">
          <table:table-cell office:value-type="string" office:string-value="(8296,'Galapa',8,10.898923,-74.883823)," table:formula="of:=&quot;(&quot; &amp; [Ciudad.A131] &amp; &quot;,'&quot; &amp; [Ciudad.B131] &amp; &quot;',&quot; &amp; [Ciudad.C131] &amp; &quot;,&quot; &amp; [Ciudad.E131] &amp; &quot;,&quot; &amp; [Ciudad.F131] &amp; &quot;),&quot;" table:style-name="ce1">
            <text:p>(8296,'Galapa',8,10.898923,-74.883823),</text:p>
          </table:table-cell>
          <table:table-cell table:number-columns-repeated="16383"/>
        </table:table-row>
        <table:table-row table:style-name="ro1">
          <table:table-cell office:value-type="string" office:string-value="(8372,'Juan de Acosta',8,10.829092,-75.035858)," table:formula="of:=&quot;(&quot; &amp; [Ciudad.A132] &amp; &quot;,'&quot; &amp; [Ciudad.B132] &amp; &quot;',&quot; &amp; [Ciudad.C132] &amp; &quot;,&quot; &amp; [Ciudad.E132] &amp; &quot;,&quot; &amp; [Ciudad.F132] &amp; &quot;),&quot;" table:style-name="ce1">
            <text:p>(8372,'Juan de Acosta',8,10.829092,-75.035858),</text:p>
          </table:table-cell>
          <table:table-cell table:number-columns-repeated="16383"/>
        </table:table-row>
        <table:table-row table:style-name="ro1">
          <table:table-cell office:value-type="string" office:string-value="(8421,'Luruaco',8,10.60959,-75.142287)," table:formula="of:=&quot;(&quot; &amp; [Ciudad.A133] &amp; &quot;,'&quot; &amp; [Ciudad.B133] &amp; &quot;',&quot; &amp; [Ciudad.C133] &amp; &quot;,&quot; &amp; [Ciudad.E133] &amp; &quot;,&quot; &amp; [Ciudad.F133] &amp; &quot;),&quot;" table:style-name="ce1">
            <text:p>(8421,'Luruaco',8,10.60959,-75.142287),</text:p>
          </table:table-cell>
          <table:table-cell table:number-columns-repeated="16383"/>
        </table:table-row>
        <table:table-row table:style-name="ro1">
          <table:table-cell office:value-type="string" office:string-value="(8433,'Malambo',8,10.8575824,-74.7746834)," table:formula="of:=&quot;(&quot; &amp; [Ciudad.A134] &amp; &quot;,'&quot; &amp; [Ciudad.B134] &amp; &quot;',&quot; &amp; [Ciudad.C134] &amp; &quot;,&quot; &amp; [Ciudad.E134] &amp; &quot;,&quot; &amp; [Ciudad.F134] &amp; &quot;),&quot;" table:style-name="ce1">
            <text:p>(8433,'Malambo',8,10.8575824,-74.7746834),</text:p>
          </table:table-cell>
          <table:table-cell table:number-columns-repeated="16383"/>
        </table:table-row>
        <table:table-row table:style-name="ro1">
          <table:table-cell office:value-type="string" office:string-value="(8436,'Manatí',8,10.449239,-74.959371)," table:formula="of:=&quot;(&quot; &amp; [Ciudad.A135] &amp; &quot;,'&quot; &amp; [Ciudad.B135] &amp; &quot;',&quot; &amp; [Ciudad.C135] &amp; &quot;,&quot; &amp; [Ciudad.E135] &amp; &quot;,&quot; &amp; [Ciudad.F135] &amp; &quot;),&quot;" table:style-name="ce1">
            <text:p>(8436,'Manatí',8,10.449239,-74.959371),</text:p>
          </table:table-cell>
          <table:table-cell table:number-columns-repeated="16383"/>
        </table:table-row>
        <table:table-row table:style-name="ro1">
          <table:table-cell office:value-type="string" office:string-value="(8520,'Palmar de Varela',8,10.74044,-74.755272)," table:formula="of:=&quot;(&quot; &amp; [Ciudad.A136] &amp; &quot;,'&quot; &amp; [Ciudad.B136] &amp; &quot;',&quot; &amp; [Ciudad.C136] &amp; &quot;,&quot; &amp; [Ciudad.E136] &amp; &quot;,&quot; &amp; [Ciudad.F136] &amp; &quot;),&quot;" table:style-name="ce1">
            <text:p>(8520,'Palmar de Varela',8,10.74044,-74.755272),</text:p>
          </table:table-cell>
          <table:table-cell table:number-columns-repeated="16383"/>
        </table:table-row>
        <table:table-row table:style-name="ro1">
          <table:table-cell office:value-type="string" office:string-value="(8549,'Piojó',8,10.748716,-75.107922)," table:formula="of:=&quot;(&quot; &amp; [Ciudad.A137] &amp; &quot;,'&quot; &amp; [Ciudad.B137] &amp; &quot;',&quot; &amp; [Ciudad.C137] &amp; &quot;,&quot; &amp; [Ciudad.E137] &amp; &quot;,&quot; &amp; [Ciudad.F137] &amp; &quot;),&quot;" table:style-name="ce1">
            <text:p>(8549,'Piojó',8,10.748716,-75.107922),</text:p>
          </table:table-cell>
          <table:table-cell table:number-columns-repeated="16383"/>
        </table:table-row>
        <table:table-row table:style-name="ro1">
          <table:table-cell office:value-type="string" office:string-value="(8558,'Polonuevo',8,10.777471,-74.853162)," table:formula="of:=&quot;(&quot; &amp; [Ciudad.A138] &amp; &quot;,'&quot; &amp; [Ciudad.B138] &amp; &quot;',&quot; &amp; [Ciudad.C138] &amp; &quot;,&quot; &amp; [Ciudad.E138] &amp; &quot;,&quot; &amp; [Ciudad.F138] &amp; &quot;),&quot;" table:style-name="ce1">
            <text:p>(8558,'Polonuevo',8,10.777471,-74.853162),</text:p>
          </table:table-cell>
          <table:table-cell table:number-columns-repeated="16383"/>
        </table:table-row>
        <table:table-row table:style-name="ro1">
          <table:table-cell office:value-type="string" office:string-value="(8560,'Ponedera',8,10.641772,-74.753281)," table:formula="of:=&quot;(&quot; &amp; [Ciudad.A139] &amp; &quot;,'&quot; &amp; [Ciudad.B139] &amp; &quot;',&quot; &amp; [Ciudad.C139] &amp; &quot;,&quot; &amp; [Ciudad.E139] &amp; &quot;,&quot; &amp; [Ciudad.F139] &amp; &quot;),&quot;" table:style-name="ce1">
            <text:p>(8560,'Ponedera',8,10.641772,-74.753281),</text:p>
          </table:table-cell>
          <table:table-cell table:number-columns-repeated="16383"/>
        </table:table-row>
        <table:table-row table:style-name="ro1">
          <table:table-cell office:value-type="string" office:string-value="(8573,'Puerto Colombia',8,11.001004,-74.950761)," table:formula="of:=&quot;(&quot; &amp; [Ciudad.A140] &amp; &quot;,'&quot; &amp; [Ciudad.B140] &amp; &quot;',&quot; &amp; [Ciudad.C140] &amp; &quot;,&quot; &amp; [Ciudad.E140] &amp; &quot;,&quot; &amp; [Ciudad.F140] &amp; &quot;),&quot;" table:style-name="ce1">
            <text:p>(8573,'Puerto Colombia',8,11.001004,-74.950761),</text:p>
          </table:table-cell>
          <table:table-cell table:number-columns-repeated="16383"/>
        </table:table-row>
        <table:table-row table:style-name="ro1">
          <table:table-cell office:value-type="string" office:string-value="(8606,'Repelón',8,10.494762,-75.123706)," table:formula="of:=&quot;(&quot; &amp; [Ciudad.A141] &amp; &quot;,'&quot; &amp; [Ciudad.B141] &amp; &quot;',&quot; &amp; [Ciudad.C141] &amp; &quot;,&quot; &amp; [Ciudad.E141] &amp; &quot;,&quot; &amp; [Ciudad.F141] &amp; &quot;),&quot;" table:style-name="ce1">
            <text:p>(8606,'Repelón',8,10.494762,-75.123706),</text:p>
          </table:table-cell>
          <table:table-cell table:number-columns-repeated="16383"/>
        </table:table-row>
        <table:table-row table:style-name="ro1">
          <table:table-cell office:value-type="string" office:string-value="(8634,'Sabanagrande',8,10.789771,-74.755201)," table:formula="of:=&quot;(&quot; &amp; [Ciudad.A142] &amp; &quot;,'&quot; &amp; [Ciudad.B142] &amp; &quot;',&quot; &amp; [Ciudad.C142] &amp; &quot;,&quot; &amp; [Ciudad.E142] &amp; &quot;,&quot; &amp; [Ciudad.F142] &amp; &quot;),&quot;" table:style-name="ce1">
            <text:p>(8634,'Sabanagrande',8,10.789771,-74.755201),</text:p>
          </table:table-cell>
          <table:table-cell table:number-columns-repeated="16383"/>
        </table:table-row>
        <table:table-row table:style-name="ro1">
          <table:table-cell office:value-type="string" office:string-value="(8638,'Sabanalarga',8,6.8498854,-75.8174176)," table:formula="of:=&quot;(&quot; &amp; [Ciudad.A143] &amp; &quot;,'&quot; &amp; [Ciudad.B143] &amp; &quot;',&quot; &amp; [Ciudad.C143] &amp; &quot;,&quot; &amp; [Ciudad.E143] &amp; &quot;,&quot; &amp; [Ciudad.F143] &amp; &quot;),&quot;" table:style-name="ce1">
            <text:p>(8638,'Sabanalarga',8,6.8498854,-75.8174176),</text:p>
          </table:table-cell>
          <table:table-cell table:number-columns-repeated="16383"/>
        </table:table-row>
        <table:table-row table:style-name="ro1">
          <table:table-cell office:value-type="string" office:string-value="(8675,'Santa Lucía',8,10.323959,-74.961495)," table:formula="of:=&quot;(&quot; &amp; [Ciudad.A144] &amp; &quot;,'&quot; &amp; [Ciudad.B144] &amp; &quot;',&quot; &amp; [Ciudad.C144] &amp; &quot;,&quot; &amp; [Ciudad.E144] &amp; &quot;,&quot; &amp; [Ciudad.F144] &amp; &quot;),&quot;" table:style-name="ce1">
            <text:p>(8675,'Santa Lucía',8,10.323959,-74.961495),</text:p>
          </table:table-cell>
          <table:table-cell table:number-columns-repeated="16383"/>
        </table:table-row>
        <table:table-row table:style-name="ro1">
          <table:table-cell office:value-type="string" office:string-value="(8685,'Santo Tomás',8,10.763286,-74.756499)," table:formula="of:=&quot;(&quot; &amp; [Ciudad.A145] &amp; &quot;,'&quot; &amp; [Ciudad.B145] &amp; &quot;',&quot; &amp; [Ciudad.C145] &amp; &quot;,&quot; &amp; [Ciudad.E145] &amp; &quot;,&quot; &amp; [Ciudad.F145] &amp; &quot;),&quot;" table:style-name="ce1">
            <text:p>(8685,'Santo Tomás',8,10.763286,-74.756499),</text:p>
          </table:table-cell>
          <table:table-cell table:number-columns-repeated="16383"/>
        </table:table-row>
        <table:table-row table:style-name="ro1">
          <table:table-cell office:value-type="string" office:string-value="(8758,'Soledad',8,10.9170486,-74.799071)," table:formula="of:=&quot;(&quot; &amp; [Ciudad.A146] &amp; &quot;,'&quot; &amp; [Ciudad.B146] &amp; &quot;',&quot; &amp; [Ciudad.C146] &amp; &quot;,&quot; &amp; [Ciudad.E146] &amp; &quot;,&quot; &amp; [Ciudad.F146] &amp; &quot;),&quot;" table:style-name="ce1">
            <text:p>(8758,'Soledad',8,10.9170486,-74.799071),</text:p>
          </table:table-cell>
          <table:table-cell table:number-columns-repeated="16383"/>
        </table:table-row>
        <table:table-row table:style-name="ro1">
          <table:table-cell office:value-type="string" office:string-value="(8770,'Suan',8,10.332392,-74.879829)," table:formula="of:=&quot;(&quot; &amp; [Ciudad.A147] &amp; &quot;,'&quot; &amp; [Ciudad.B147] &amp; &quot;',&quot; &amp; [Ciudad.C147] &amp; &quot;,&quot; &amp; [Ciudad.E147] &amp; &quot;,&quot; &amp; [Ciudad.F147] &amp; &quot;),&quot;" table:style-name="ce1">
            <text:p>(8770,'Suan',8,10.332392,-74.879829),</text:p>
          </table:table-cell>
          <table:table-cell table:number-columns-repeated="16383"/>
        </table:table-row>
        <table:table-row table:style-name="ro1">
          <table:table-cell office:value-type="string" office:string-value="(8832,'Tubará',8,10.872762,-74.977354)," table:formula="of:=&quot;(&quot; &amp; [Ciudad.A148] &amp; &quot;,'&quot; &amp; [Ciudad.B148] &amp; &quot;',&quot; &amp; [Ciudad.C148] &amp; &quot;,&quot; &amp; [Ciudad.E148] &amp; &quot;,&quot; &amp; [Ciudad.F148] &amp; &quot;),&quot;" table:style-name="ce1">
            <text:p>(8832,'Tubará',8,10.872762,-74.977354),</text:p>
          </table:table-cell>
          <table:table-cell table:number-columns-repeated="16383"/>
        </table:table-row>
        <table:table-row table:style-name="ro1">
          <table:table-cell office:value-type="string" office:string-value="(8849,'Usiacurí',8,10.741163,-74.976528)," table:formula="of:=&quot;(&quot; &amp; [Ciudad.A149] &amp; &quot;,'&quot; &amp; [Ciudad.B149] &amp; &quot;',&quot; &amp; [Ciudad.C149] &amp; &quot;,&quot; &amp; [Ciudad.E149] &amp; &quot;,&quot; &amp; [Ciudad.F149] &amp; &quot;),&quot;" table:style-name="ce1">
            <text:p>(8849,'Usiacurí',8,10.741163,-74.976528),</text:p>
          </table:table-cell>
          <table:table-cell table:number-columns-repeated="16383"/>
        </table:table-row>
        <table:table-row table:style-name="ro1">
          <table:table-cell office:value-type="string" office:string-value="(11001,'Bogotá D.C.',11,4.7109886,-74.072092)," table:formula="of:=&quot;(&quot; &amp; [Ciudad.A150] &amp; &quot;,'&quot; &amp; [Ciudad.B150] &amp; &quot;',&quot; &amp; [Ciudad.C150] &amp; &quot;,&quot; &amp; [Ciudad.E150] &amp; &quot;,&quot; &amp; [Ciudad.F150] &amp; &quot;),&quot;" table:style-name="ce1">
            <text:p>(11001,'Bogotá D.C.',11,4.7109886,-74.072092),</text:p>
          </table:table-cell>
          <table:table-cell table:number-columns-repeated="16383"/>
        </table:table-row>
        <table:table-row table:style-name="ro1">
          <table:table-cell office:value-type="string" office:string-value="(13001,'Cartagena',13,10.3910485,-75.4794257)," table:formula="of:=&quot;(&quot; &amp; [Ciudad.A151] &amp; &quot;,'&quot; &amp; [Ciudad.B151] &amp; &quot;',&quot; &amp; [Ciudad.C151] &amp; &quot;,&quot; &amp; [Ciudad.E151] &amp; &quot;,&quot; &amp; [Ciudad.F151] &amp; &quot;),&quot;" table:style-name="ce1">
            <text:p>(13001,'Cartagena',13,10.3910485,-75.4794257),</text:p>
          </table:table-cell>
          <table:table-cell table:number-columns-repeated="16383"/>
        </table:table-row>
        <table:table-row table:style-name="ro1">
          <table:table-cell office:value-type="string" office:string-value="(13006,'Achí',13,8.567685,-74.5559339)," table:formula="of:=&quot;(&quot; &amp; [Ciudad.A152] &amp; &quot;,'&quot; &amp; [Ciudad.B152] &amp; &quot;',&quot; &amp; [Ciudad.C152] &amp; &quot;,&quot; &amp; [Ciudad.E152] &amp; &quot;,&quot; &amp; [Ciudad.F152] &amp; &quot;),&quot;" table:style-name="ce1">
            <text:p>(13006,'Achí',13,8.567685,-74.5559339),</text:p>
          </table:table-cell>
          <table:table-cell table:number-columns-repeated="16383"/>
        </table:table-row>
        <table:table-row table:style-name="ro1">
          <table:table-cell office:value-type="string" office:string-value="(13030,'Altos del Rosario',13,8.792732,-74.1643652)," table:formula="of:=&quot;(&quot; &amp; [Ciudad.A153] &amp; &quot;,'&quot; &amp; [Ciudad.B153] &amp; &quot;',&quot; &amp; [Ciudad.C153] &amp; &quot;,&quot; &amp; [Ciudad.E153] &amp; &quot;,&quot; &amp; [Ciudad.F153] &amp; &quot;),&quot;" table:style-name="ce1">
            <text:p>(13030,'Altos del Rosario',13,8.792732,-74.1643652),</text:p>
          </table:table-cell>
          <table:table-cell table:number-columns-repeated="16383"/>
        </table:table-row>
        <table:table-row table:style-name="ro1">
          <table:table-cell office:value-type="string" office:string-value="(13042,'Arenal',13,8.45917,-73.94093)," table:formula="of:=&quot;(&quot; &amp; [Ciudad.A154] &amp; &quot;,'&quot; &amp; [Ciudad.B154] &amp; &quot;',&quot; &amp; [Ciudad.C154] &amp; &quot;,&quot; &amp; [Ciudad.E154] &amp; &quot;,&quot; &amp; [Ciudad.F154] &amp; &quot;),&quot;" table:style-name="ce1">
            <text:p>(13042,'Arenal',13,8.45917,-73.94093),</text:p>
          </table:table-cell>
          <table:table-cell table:number-columns-repeated="16383"/>
        </table:table-row>
        <table:table-row table:style-name="ro1">
          <table:table-cell office:value-type="string" office:string-value="(13052,'Arjona',13,10.252471,-75.347308)," table:formula="of:=&quot;(&quot; &amp; [Ciudad.A155] &amp; &quot;,'&quot; &amp; [Ciudad.B155] &amp; &quot;',&quot; &amp; [Ciudad.C155] &amp; &quot;,&quot; &amp; [Ciudad.E155] &amp; &quot;,&quot; &amp; [Ciudad.F155] &amp; &quot;),&quot;" table:style-name="ce1">
            <text:p>(13052,'Arjona',13,10.252471,-75.347308),</text:p>
          </table:table-cell>
          <table:table-cell table:number-columns-repeated="16383"/>
        </table:table-row>
        <table:table-row table:style-name="ro1">
          <table:table-cell office:value-type="string" office:string-value="(13062,'Arroyohondo',13,10.256929,-75.019121)," table:formula="of:=&quot;(&quot; &amp; [Ciudad.A156] &amp; &quot;,'&quot; &amp; [Ciudad.B156] &amp; &quot;',&quot; &amp; [Ciudad.C156] &amp; &quot;,&quot; &amp; [Ciudad.E156] &amp; &quot;,&quot; &amp; [Ciudad.F156] &amp; &quot;),&quot;" table:style-name="ce1">
            <text:p>(13062,'Arroyohondo',13,10.256929,-75.019121),</text:p>
          </table:table-cell>
          <table:table-cell table:number-columns-repeated="16383"/>
        </table:table-row>
        <table:table-row table:style-name="ro1">
          <table:table-cell office:value-type="string" office:string-value="(13074,'Barranco de Loba',13,8.94862,-74.11248)," table:formula="of:=&quot;(&quot; &amp; [Ciudad.A157] &amp; &quot;,'&quot; &amp; [Ciudad.B157] &amp; &quot;',&quot; &amp; [Ciudad.C157] &amp; &quot;,&quot; &amp; [Ciudad.E157] &amp; &quot;,&quot; &amp; [Ciudad.F157] &amp; &quot;),&quot;" table:style-name="ce1">
            <text:p>(13074,'Barranco de Loba',13,8.94862,-74.11248),</text:p>
          </table:table-cell>
          <table:table-cell table:number-columns-repeated="16383"/>
        </table:table-row>
        <table:table-row table:style-name="ro1">
          <table:table-cell office:value-type="string" office:string-value="(13140,'Calamar',13,10.249349,-74.914706)," table:formula="of:=&quot;(&quot; &amp; [Ciudad.A158] &amp; &quot;,'&quot; &amp; [Ciudad.B158] &amp; &quot;',&quot; &amp; [Ciudad.C158] &amp; &quot;,&quot; &amp; [Ciudad.E158] &amp; &quot;,&quot; &amp; [Ciudad.F158] &amp; &quot;),&quot;" table:style-name="ce1">
            <text:p>(13140,'Calamar',13,10.249349,-74.914706),</text:p>
          </table:table-cell>
          <table:table-cell table:number-columns-repeated="16383"/>
        </table:table-row>
        <table:table-row table:style-name="ro1">
          <table:table-cell office:value-type="string" office:string-value="(13160,'Cantagallo',13,7.38153,-73.919121)," table:formula="of:=&quot;(&quot; &amp; [Ciudad.A159] &amp; &quot;,'&quot; &amp; [Ciudad.B159] &amp; &quot;',&quot; &amp; [Ciudad.C159] &amp; &quot;,&quot; &amp; [Ciudad.E159] &amp; &quot;,&quot; &amp; [Ciudad.F159] &amp; &quot;),&quot;" table:style-name="ce1">
            <text:p>(13160,'Cantagallo',13,7.38153,-73.919121),</text:p>
          </table:table-cell>
          <table:table-cell table:number-columns-repeated="16383"/>
        </table:table-row>
        <table:table-row table:style-name="ro1">
          <table:table-cell office:value-type="string" office:string-value="(13188,'Cicuco',13,9.27682,-74.64532)," table:formula="of:=&quot;(&quot; &amp; [Ciudad.A160] &amp; &quot;,'&quot; &amp; [Ciudad.B160] &amp; &quot;',&quot; &amp; [Ciudad.C160] &amp; &quot;,&quot; &amp; [Ciudad.E160] &amp; &quot;,&quot; &amp; [Ciudad.F160] &amp; &quot;),&quot;" table:style-name="ce1">
            <text:p>(13188,'Cicuco',13,9.27682,-74.64532),</text:p>
          </table:table-cell>
          <table:table-cell table:number-columns-repeated="16383"/>
        </table:table-row>
        <table:table-row table:style-name="ro1">
          <table:table-cell office:value-type="string" office:string-value="(13212,'Córdoba',13,9.586792,-74.827141)," table:formula="of:=&quot;(&quot; &amp; [Ciudad.A161] &amp; &quot;,'&quot; &amp; [Ciudad.B161] &amp; &quot;',&quot; &amp; [Ciudad.C161] &amp; &quot;,&quot; &amp; [Ciudad.E161] &amp; &quot;,&quot; &amp; [Ciudad.F161] &amp; &quot;),&quot;" table:style-name="ce1">
            <text:p>(13212,'Córdoba',13,9.586792,-74.827141),</text:p>
          </table:table-cell>
          <table:table-cell table:number-columns-repeated="16383"/>
        </table:table-row>
        <table:table-row table:style-name="ro1">
          <table:table-cell office:value-type="string" office:string-value="(13222,'Clemencia',13,10.568962,-75.3257409)," table:formula="of:=&quot;(&quot; &amp; [Ciudad.A162] &amp; &quot;,'&quot; &amp; [Ciudad.B162] &amp; &quot;',&quot; &amp; [Ciudad.C162] &amp; &quot;,&quot; &amp; [Ciudad.E162] &amp; &quot;,&quot; &amp; [Ciudad.F162] &amp; &quot;),&quot;" table:style-name="ce1">
            <text:p>(13222,'Clemencia',13,10.568962,-75.3257409),</text:p>
          </table:table-cell>
          <table:table-cell table:number-columns-repeated="16383"/>
        </table:table-row>
        <table:table-row table:style-name="ro1">
          <table:table-cell office:value-type="string" office:string-value="(13244,'El Carmen de Bolívar',13,9.721064,-75.115733)," table:formula="of:=&quot;(&quot; &amp; [Ciudad.A163] &amp; &quot;,'&quot; &amp; [Ciudad.B163] &amp; &quot;',&quot; &amp; [Ciudad.C163] &amp; &quot;,&quot; &amp; [Ciudad.E163] &amp; &quot;,&quot; &amp; [Ciudad.F163] &amp; &quot;),&quot;" table:style-name="ce1">
            <text:p>(13244,'El Carmen de Bolívar',13,9.721064,-75.115733),</text:p>
          </table:table-cell>
          <table:table-cell table:number-columns-repeated="16383"/>
        </table:table-row>
        <table:table-row table:style-name="ro1">
          <table:table-cell office:value-type="string" office:string-value="(13248,'El Guamo',13,10.031243,-74.97611)," table:formula="of:=&quot;(&quot; &amp; [Ciudad.A164] &amp; &quot;,'&quot; &amp; [Ciudad.B164] &amp; &quot;',&quot; &amp; [Ciudad.C164] &amp; &quot;,&quot; &amp; [Ciudad.E164] &amp; &quot;,&quot; &amp; [Ciudad.F164] &amp; &quot;),&quot;" table:style-name="ce1">
            <text:p>(13248,'El Guamo',13,10.031243,-74.97611),</text:p>
          </table:table-cell>
          <table:table-cell table:number-columns-repeated="16383"/>
        </table:table-row>
        <table:table-row table:style-name="ro1">
          <table:table-cell office:value-type="string" office:string-value="(13268,'El Peñón',13,8.989142,-73.94978)," table:formula="of:=&quot;(&quot; &amp; [Ciudad.A165] &amp; &quot;,'&quot; &amp; [Ciudad.B165] &amp; &quot;',&quot; &amp; [Ciudad.C165] &amp; &quot;,&quot; &amp; [Ciudad.E165] &amp; &quot;,&quot; &amp; [Ciudad.F165] &amp; &quot;),&quot;" table:style-name="ce1">
            <text:p>(13268,'El Peñón',13,8.989142,-73.94978),</text:p>
          </table:table-cell>
          <table:table-cell table:number-columns-repeated="16383"/>
        </table:table-row>
        <table:table-row table:style-name="ro1">
          <table:table-cell office:value-type="string" office:string-value="(13300,'Hatillo de Loba',13,8.956007,-74.0774969)," table:formula="of:=&quot;(&quot; &amp; [Ciudad.A166] &amp; &quot;,'&quot; &amp; [Ciudad.B166] &amp; &quot;',&quot; &amp; [Ciudad.C166] &amp; &quot;,&quot; &amp; [Ciudad.E166] &amp; &quot;,&quot; &amp; [Ciudad.F166] &amp; &quot;),&quot;" table:style-name="ce1">
            <text:p>(13300,'Hatillo de Loba',13,8.956007,-74.0774969),</text:p>
          </table:table-cell>
          <table:table-cell table:number-columns-repeated="16383"/>
        </table:table-row>
        <table:table-row table:style-name="ro1">
          <table:table-cell office:value-type="string" office:string-value="(13430,'Magangué',13,9.2414156,-74.7527587)," table:formula="of:=&quot;(&quot; &amp; [Ciudad.A167] &amp; &quot;,'&quot; &amp; [Ciudad.B167] &amp; &quot;',&quot; &amp; [Ciudad.C167] &amp; &quot;,&quot; &amp; [Ciudad.E167] &amp; &quot;,&quot; &amp; [Ciudad.F167] &amp; &quot;),&quot;" table:style-name="ce1">
            <text:p>(13430,'Magangué',13,9.2414156,-74.7527587),</text:p>
          </table:table-cell>
          <table:table-cell table:number-columns-repeated="16383"/>
        </table:table-row>
        <table:table-row table:style-name="ro1">
          <table:table-cell office:value-type="string" office:string-value="(13433,'Mahates',13,10.235048,-75.191297)," table:formula="of:=&quot;(&quot; &amp; [Ciudad.A168] &amp; &quot;,'&quot; &amp; [Ciudad.B168] &amp; &quot;',&quot; &amp; [Ciudad.C168] &amp; &quot;,&quot; &amp; [Ciudad.E168] &amp; &quot;,&quot; &amp; [Ciudad.F168] &amp; &quot;),&quot;" table:style-name="ce1">
            <text:p>(13433,'Mahates',13,10.235048,-75.191297),</text:p>
          </table:table-cell>
          <table:table-cell table:number-columns-repeated="16383"/>
        </table:table-row>
        <table:table-row table:style-name="ro1">
          <table:table-cell office:value-type="string" office:string-value="(13440,'Margarita',13,9.166368,-74.280513)," table:formula="of:=&quot;(&quot; &amp; [Ciudad.A169] &amp; &quot;,'&quot; &amp; [Ciudad.B169] &amp; &quot;',&quot; &amp; [Ciudad.C169] &amp; &quot;,&quot; &amp; [Ciudad.E169] &amp; &quot;,&quot; &amp; [Ciudad.F169] &amp; &quot;),&quot;" table:style-name="ce1">
            <text:p>(13440,'Margarita',13,9.166368,-74.280513),</text:p>
          </table:table-cell>
          <table:table-cell table:number-columns-repeated="16383"/>
        </table:table-row>
        <table:table-row table:style-name="ro1">
          <table:table-cell office:value-type="string" office:string-value="(13442,'María la Baja',13,9.983775,-75.303139)," table:formula="of:=&quot;(&quot; &amp; [Ciudad.A170] &amp; &quot;,'&quot; &amp; [Ciudad.B170] &amp; &quot;',&quot; &amp; [Ciudad.C170] &amp; &quot;,&quot; &amp; [Ciudad.E170] &amp; &quot;,&quot; &amp; [Ciudad.F170] &amp; &quot;),&quot;" table:style-name="ce1">
            <text:p>(13442,'María la Baja',13,9.983775,-75.303139),</text:p>
          </table:table-cell>
          <table:table-cell table:number-columns-repeated="16383"/>
        </table:table-row>
        <table:table-row table:style-name="ro1">
          <table:table-cell office:value-type="string" office:string-value="(13458,'Montecristo',13,8.29948,-74.47563)," table:formula="of:=&quot;(&quot; &amp; [Ciudad.A171] &amp; &quot;,'&quot; &amp; [Ciudad.B171] &amp; &quot;',&quot; &amp; [Ciudad.C171] &amp; &quot;,&quot; &amp; [Ciudad.E171] &amp; &quot;,&quot; &amp; [Ciudad.F171] &amp; &quot;),&quot;" table:style-name="ce1">
            <text:p>(13458,'Montecristo',13,8.29948,-74.47563),</text:p>
          </table:table-cell>
          <table:table-cell table:number-columns-repeated="16383"/>
        </table:table-row>
        <table:table-row table:style-name="ro1">
          <table:table-cell office:value-type="string" office:string-value="(13468,'Mompós',13,9.240146,-74.424496)," table:formula="of:=&quot;(&quot; &amp; [Ciudad.A172] &amp; &quot;,'&quot; &amp; [Ciudad.B172] &amp; &quot;',&quot; &amp; [Ciudad.C172] &amp; &quot;,&quot; &amp; [Ciudad.E172] &amp; &quot;,&quot; &amp; [Ciudad.F172] &amp; &quot;),&quot;" table:style-name="ce1">
            <text:p>(13468,'Mompós',13,9.240146,-74.424496),</text:p>
          </table:table-cell>
          <table:table-cell table:number-columns-repeated="16383"/>
        </table:table-row>
        <table:table-row table:style-name="ro1">
          <table:table-cell office:value-type="string" office:string-value="(13473,'Morales',13,8.27533,-73.868176)," table:formula="of:=&quot;(&quot; &amp; [Ciudad.A173] &amp; &quot;,'&quot; &amp; [Ciudad.B173] &amp; &quot;',&quot; &amp; [Ciudad.C173] &amp; &quot;,&quot; &amp; [Ciudad.E173] &amp; &quot;,&quot; &amp; [Ciudad.F173] &amp; &quot;),&quot;" table:style-name="ce1">
            <text:p>(13473,'Morales',13,8.27533,-73.868176),</text:p>
          </table:table-cell>
          <table:table-cell table:number-columns-repeated="16383"/>
        </table:table-row>
        <table:table-row table:style-name="ro1">
          <table:table-cell office:value-type="string" office:string-value="(13490,'Norosí',13,8.528027,-74.037018)," table:formula="of:=&quot;(&quot; &amp; [Ciudad.A174] &amp; &quot;,'&quot; &amp; [Ciudad.B174] &amp; &quot;',&quot; &amp; [Ciudad.C174] &amp; &quot;,&quot; &amp; [Ciudad.E174] &amp; &quot;,&quot; &amp; [Ciudad.F174] &amp; &quot;),&quot;" table:style-name="ce1">
            <text:p>(13490,'Norosí',13,8.528027,-74.037018),</text:p>
          </table:table-cell>
          <table:table-cell table:number-columns-repeated="16383"/>
        </table:table-row>
        <table:table-row table:style-name="ro1">
          <table:table-cell office:value-type="string" office:string-value="(13549,'Pinillos',13,8.9245,-74.47033)," table:formula="of:=&quot;(&quot; &amp; [Ciudad.A175] &amp; &quot;,'&quot; &amp; [Ciudad.B175] &amp; &quot;',&quot; &amp; [Ciudad.C175] &amp; &quot;,&quot; &amp; [Ciudad.E175] &amp; &quot;,&quot; &amp; [Ciudad.F175] &amp; &quot;),&quot;" table:style-name="ce1">
            <text:p>(13549,'Pinillos',13,8.9245,-74.47033),</text:p>
          </table:table-cell>
          <table:table-cell table:number-columns-repeated="16383"/>
        </table:table-row>
        <table:table-row table:style-name="ro1">
          <table:table-cell office:value-type="string" office:string-value="(13580,'Regidor',13,8.665089,-73.822663)," table:formula="of:=&quot;(&quot; &amp; [Ciudad.A176] &amp; &quot;,'&quot; &amp; [Ciudad.B176] &amp; &quot;',&quot; &amp; [Ciudad.C176] &amp; &quot;,&quot; &amp; [Ciudad.E176] &amp; &quot;,&quot; &amp; [Ciudad.F176] &amp; &quot;),&quot;" table:style-name="ce1">
            <text:p>(13580,'Regidor',13,8.665089,-73.822663),</text:p>
          </table:table-cell>
          <table:table-cell table:number-columns-repeated="16383"/>
        </table:table-row>
        <table:table-row table:style-name="ro1">
          <table:table-cell office:value-type="string" office:string-value="(13600,'Río Viejo',13,8.588397,-73.840258)," table:formula="of:=&quot;(&quot; &amp; [Ciudad.A177] &amp; &quot;,'&quot; &amp; [Ciudad.B177] &amp; &quot;',&quot; &amp; [Ciudad.C177] &amp; &quot;,&quot; &amp; [Ciudad.E177] &amp; &quot;,&quot; &amp; [Ciudad.F177] &amp; &quot;),&quot;" table:style-name="ce1">
            <text:p>(13600,'Río Viejo',13,8.588397,-73.840258),</text:p>
          </table:table-cell>
          <table:table-cell table:number-columns-repeated="16383"/>
        </table:table-row>
        <table:table-row table:style-name="ro1">
          <table:table-cell office:value-type="string" office:string-value="(13620,'San Cristóbal',13,10.39432,-75.063889)," table:formula="of:=&quot;(&quot; &amp; [Ciudad.A178] &amp; &quot;,'&quot; &amp; [Ciudad.B178] &amp; &quot;',&quot; &amp; [Ciudad.C178] &amp; &quot;,&quot; &amp; [Ciudad.E178] &amp; &quot;,&quot; &amp; [Ciudad.F178] &amp; &quot;),&quot;" table:style-name="ce1">
            <text:p>(13620,'San Cristóbal',13,10.39432,-75.063889),</text:p>
          </table:table-cell>
          <table:table-cell table:number-columns-repeated="16383"/>
        </table:table-row>
        <table:table-row table:style-name="ro1">
          <table:table-cell office:value-type="string" office:string-value="(13647,'San Estanislao',13,10.39902,-75.15224)," table:formula="of:=&quot;(&quot; &amp; [Ciudad.A179] &amp; &quot;,'&quot; &amp; [Ciudad.B179] &amp; &quot;',&quot; &amp; [Ciudad.C179] &amp; &quot;,&quot; &amp; [Ciudad.E179] &amp; &quot;,&quot; &amp; [Ciudad.F179] &amp; &quot;),&quot;" table:style-name="ce1">
            <text:p>(13647,'San Estanislao',13,10.39902,-75.15224),</text:p>
          </table:table-cell>
          <table:table-cell table:number-columns-repeated="16383"/>
        </table:table-row>
        <table:table-row table:style-name="ro1">
          <table:table-cell office:value-type="string" office:string-value="(13650,'San Fernando',13,9.21758,-74.3271649)," table:formula="of:=&quot;(&quot; &amp; [Ciudad.A180] &amp; &quot;,'&quot; &amp; [Ciudad.B180] &amp; &quot;',&quot; &amp; [Ciudad.C180] &amp; &quot;,&quot; &amp; [Ciudad.E180] &amp; &quot;,&quot; &amp; [Ciudad.F180] &amp; &quot;),&quot;" table:style-name="ce1">
            <text:p>(13650,'San Fernando',13,9.21758,-74.3271649),</text:p>
          </table:table-cell>
          <table:table-cell table:number-columns-repeated="16383"/>
        </table:table-row>
        <table:table-row table:style-name="ro1">
          <table:table-cell office:value-type="string" office:string-value="(13654,'San Jacinto',13,9.834832,-75.120521)," table:formula="of:=&quot;(&quot; &amp; [Ciudad.A181] &amp; &quot;,'&quot; &amp; [Ciudad.B181] &amp; &quot;',&quot; &amp; [Ciudad.C181] &amp; &quot;,&quot; &amp; [Ciudad.E181] &amp; &quot;,&quot; &amp; [Ciudad.F181] &amp; &quot;),&quot;" table:style-name="ce1">
            <text:p>(13654,'San Jacinto',13,9.834832,-75.120521),</text:p>
          </table:table-cell>
          <table:table-cell table:number-columns-repeated="16383"/>
        </table:table-row>
        <table:table-row table:style-name="ro1">
          <table:table-cell office:value-type="string" office:string-value="(13655,'San Jacinto del Cauca',13,8.2498841,-74.7223675)," table:formula="of:=&quot;(&quot; &amp; [Ciudad.A182] &amp; &quot;,'&quot; &amp; [Ciudad.B182] &amp; &quot;',&quot; &amp; [Ciudad.C182] &amp; &quot;,&quot; &amp; [Ciudad.E182] &amp; &quot;,&quot; &amp; [Ciudad.F182] &amp; &quot;),&quot;" table:style-name="ce1">
            <text:p>(13655,'San Jacinto del Cauca',13,8.2498841,-74.7223675),</text:p>
          </table:table-cell>
          <table:table-cell table:number-columns-repeated="16383"/>
        </table:table-row>
        <table:table-row table:style-name="ro1">
          <table:table-cell office:value-type="string" office:string-value="(13657,'San Juan Nepomuceno',13,9.95114,-75.083828)," table:formula="of:=&quot;(&quot; &amp; [Ciudad.A183] &amp; &quot;,'&quot; &amp; [Ciudad.B183] &amp; &quot;',&quot; &amp; [Ciudad.C183] &amp; &quot;,&quot; &amp; [Ciudad.E183] &amp; &quot;,&quot; &amp; [Ciudad.F183] &amp; &quot;),&quot;" table:style-name="ce1">
            <text:p>(13657,'San Juan Nepomuceno',13,9.95114,-75.083828),</text:p>
          </table:table-cell>
          <table:table-cell table:number-columns-repeated="16383"/>
        </table:table-row>
        <table:table-row table:style-name="ro1">
          <table:table-cell office:value-type="string" office:string-value="(13667,'San Martín de Loba',13,8.940875,-74.03787)," table:formula="of:=&quot;(&quot; &amp; [Ciudad.A184] &amp; &quot;,'&quot; &amp; [Ciudad.B184] &amp; &quot;',&quot; &amp; [Ciudad.C184] &amp; &quot;,&quot; &amp; [Ciudad.E184] &amp; &quot;,&quot; &amp; [Ciudad.F184] &amp; &quot;),&quot;" table:style-name="ce1">
            <text:p>(13667,'San Martín de Loba',13,8.940875,-74.03787),</text:p>
          </table:table-cell>
          <table:table-cell table:number-columns-repeated="16383"/>
        </table:table-row>
        <table:table-row table:style-name="ro1">
          <table:table-cell office:value-type="string" office:string-value="(13670,'San Pablo de Borbur',13,5.65182,-74.06978)," table:formula="of:=&quot;(&quot; &amp; [Ciudad.A185] &amp; &quot;,'&quot; &amp; [Ciudad.B185] &amp; &quot;',&quot; &amp; [Ciudad.C185] &amp; &quot;,&quot; &amp; [Ciudad.E185] &amp; &quot;,&quot; &amp; [Ciudad.F185] &amp; &quot;),&quot;" table:style-name="ce1">
            <text:p>(13670,'San Pablo de Borbur',13,5.65182,-74.06978),</text:p>
          </table:table-cell>
          <table:table-cell table:number-columns-repeated="16383"/>
        </table:table-row>
        <table:table-row table:style-name="ro1">
          <table:table-cell office:value-type="string" office:string-value="(13673,'Santa Catalina',13,10.60513,-75.28553)," table:formula="of:=&quot;(&quot; &amp; [Ciudad.A186] &amp; &quot;,'&quot; &amp; [Ciudad.B186] &amp; &quot;',&quot; &amp; [Ciudad.C186] &amp; &quot;,&quot; &amp; [Ciudad.E186] &amp; &quot;,&quot; &amp; [Ciudad.F186] &amp; &quot;),&quot;" table:style-name="ce1">
            <text:p>(13673,'Santa Catalina',13,10.60513,-75.28553),</text:p>
          </table:table-cell>
          <table:table-cell table:number-columns-repeated="16383"/>
        </table:table-row>
        <table:table-row table:style-name="ro1">
          <table:table-cell office:value-type="string" office:string-value="(13683,'Santa Rosa',13,10.445791,-75.368501)," table:formula="of:=&quot;(&quot; &amp; [Ciudad.A187] &amp; &quot;,'&quot; &amp; [Ciudad.B187] &amp; &quot;',&quot; &amp; [Ciudad.C187] &amp; &quot;,&quot; &amp; [Ciudad.E187] &amp; &quot;,&quot; &amp; [Ciudad.F187] &amp; &quot;),&quot;" table:style-name="ce1">
            <text:p>(13683,'Santa Rosa',13,10.445791,-75.368501),</text:p>
          </table:table-cell>
          <table:table-cell table:number-columns-repeated="16383"/>
        </table:table-row>
        <table:table-row table:style-name="ro1">
          <table:table-cell office:value-type="string" office:string-value="(13688,'Santa Rosa del Sur',13,7.9629547,-74.0520439)," table:formula="of:=&quot;(&quot; &amp; [Ciudad.A188] &amp; &quot;,'&quot; &amp; [Ciudad.B188] &amp; &quot;',&quot; &amp; [Ciudad.C188] &amp; &quot;,&quot; &amp; [Ciudad.E188] &amp; &quot;,&quot; &amp; [Ciudad.F188] &amp; &quot;),&quot;" table:style-name="ce1">
            <text:p>(13688,'Santa Rosa del Sur',13,7.9629547,-74.0520439),</text:p>
          </table:table-cell>
          <table:table-cell table:number-columns-repeated="16383"/>
        </table:table-row>
        <table:table-row table:style-name="ro1">
          <table:table-cell office:value-type="string" office:string-value="(13744,'Simití',13,7.957151,-73.946404)," table:formula="of:=&quot;(&quot; &amp; [Ciudad.A189] &amp; &quot;,'&quot; &amp; [Ciudad.B189] &amp; &quot;',&quot; &amp; [Ciudad.C189] &amp; &quot;,&quot; &amp; [Ciudad.E189] &amp; &quot;,&quot; &amp; [Ciudad.F189] &amp; &quot;),&quot;" table:style-name="ce1">
            <text:p>(13744,'Simití',13,7.957151,-73.946404),</text:p>
          </table:table-cell>
          <table:table-cell table:number-columns-repeated="16383"/>
        </table:table-row>
        <table:table-row table:style-name="ro1">
          <table:table-cell office:value-type="string" office:string-value="(13760,'Soplaviento',13,10.390061,-75.1360119)," table:formula="of:=&quot;(&quot; &amp; [Ciudad.A190] &amp; &quot;,'&quot; &amp; [Ciudad.B190] &amp; &quot;',&quot; &amp; [Ciudad.C190] &amp; &quot;,&quot; &amp; [Ciudad.E190] &amp; &quot;,&quot; &amp; [Ciudad.F190] &amp; &quot;),&quot;" table:style-name="ce1">
            <text:p>(13760,'Soplaviento',13,10.390061,-75.1360119),</text:p>
          </table:table-cell>
          <table:table-cell table:number-columns-repeated="16383"/>
        </table:table-row>
        <table:table-row table:style-name="ro1">
          <table:table-cell office:value-type="string" office:string-value="(13780,'Talaigua Nuevo',13,9.303469,-74.567972)," table:formula="of:=&quot;(&quot; &amp; [Ciudad.A191] &amp; &quot;,'&quot; &amp; [Ciudad.B191] &amp; &quot;',&quot; &amp; [Ciudad.C191] &amp; &quot;,&quot; &amp; [Ciudad.E191] &amp; &quot;,&quot; &amp; [Ciudad.F191] &amp; &quot;),&quot;" table:style-name="ce1">
            <text:p>(13780,'Talaigua Nuevo',13,9.303469,-74.567972),</text:p>
          </table:table-cell>
          <table:table-cell table:number-columns-repeated="16383"/>
        </table:table-row>
        <table:table-row table:style-name="ro1">
          <table:table-cell office:value-type="string" office:string-value="(13810,'Tiquisio',13,8.55768,-74.26361)," table:formula="of:=&quot;(&quot; &amp; [Ciudad.A192] &amp; &quot;,'&quot; &amp; [Ciudad.B192] &amp; &quot;',&quot; &amp; [Ciudad.C192] &amp; &quot;,&quot; &amp; [Ciudad.E192] &amp; &quot;,&quot; &amp; [Ciudad.F192] &amp; &quot;),&quot;" table:style-name="ce1">
            <text:p>(13810,'Tiquisio',13,8.55768,-74.26361),</text:p>
          </table:table-cell>
          <table:table-cell table:number-columns-repeated="16383"/>
        </table:table-row>
        <table:table-row table:style-name="ro1">
          <table:table-cell office:value-type="string" office:string-value="(13836,'Turbaco',13,10.334638,-75.412672)," table:formula="of:=&quot;(&quot; &amp; [Ciudad.A193] &amp; &quot;,'&quot; &amp; [Ciudad.B193] &amp; &quot;',&quot; &amp; [Ciudad.C193] &amp; &quot;,&quot; &amp; [Ciudad.E193] &amp; &quot;,&quot; &amp; [Ciudad.F193] &amp; &quot;),&quot;" table:style-name="ce1">
            <text:p>(13836,'Turbaco',13,10.334638,-75.412672),</text:p>
          </table:table-cell>
          <table:table-cell table:number-columns-repeated="16383"/>
        </table:table-row>
        <table:table-row table:style-name="ro1">
          <table:table-cell office:value-type="string" office:string-value="(13838,'Turbaná',13,10.274743,-75.441594)," table:formula="of:=&quot;(&quot; &amp; [Ciudad.A194] &amp; &quot;,'&quot; &amp; [Ciudad.B194] &amp; &quot;',&quot; &amp; [Ciudad.C194] &amp; &quot;,&quot; &amp; [Ciudad.E194] &amp; &quot;,&quot; &amp; [Ciudad.F194] &amp; &quot;),&quot;" table:style-name="ce1">
            <text:p>(13838,'Turbaná',13,10.274743,-75.441594),</text:p>
          </table:table-cell>
          <table:table-cell table:number-columns-repeated="16383"/>
        </table:table-row>
        <table:table-row table:style-name="ro1">
          <table:table-cell office:value-type="string" office:string-value="(13873,'Villanueva',13,10.444021,-75.275171)," table:formula="of:=&quot;(&quot; &amp; [Ciudad.A195] &amp; &quot;,'&quot; &amp; [Ciudad.B195] &amp; &quot;',&quot; &amp; [Ciudad.C195] &amp; &quot;,&quot; &amp; [Ciudad.E195] &amp; &quot;,&quot; &amp; [Ciudad.F195] &amp; &quot;),&quot;" table:style-name="ce1">
            <text:p>(13873,'Villanueva',13,10.444021,-75.275171),</text:p>
          </table:table-cell>
          <table:table-cell table:number-columns-repeated="16383"/>
        </table:table-row>
        <table:table-row table:style-name="ro1">
          <table:table-cell office:value-type="string" office:string-value="(13894,'Zambrano',13,9.744554,-74.8162)," table:formula="of:=&quot;(&quot; &amp; [Ciudad.A196] &amp; &quot;,'&quot; &amp; [Ciudad.B196] &amp; &quot;',&quot; &amp; [Ciudad.C196] &amp; &quot;,&quot; &amp; [Ciudad.E196] &amp; &quot;,&quot; &amp; [Ciudad.F196] &amp; &quot;),&quot;" table:style-name="ce1">
            <text:p>(13894,'Zambrano',13,9.744554,-74.8162),</text:p>
          </table:table-cell>
          <table:table-cell table:number-columns-repeated="16383"/>
        </table:table-row>
        <table:table-row table:style-name="ro1">
          <table:table-cell office:value-type="string" office:string-value="(15001,'Tunja',15,5.5446422,-73.3575572)," table:formula="of:=&quot;(&quot; &amp; [Ciudad.A197] &amp; &quot;,'&quot; &amp; [Ciudad.B197] &amp; &quot;',&quot; &amp; [Ciudad.C197] &amp; &quot;,&quot; &amp; [Ciudad.E197] &amp; &quot;,&quot; &amp; [Ciudad.F197] &amp; &quot;),&quot;" table:style-name="ce1">
            <text:p>(15001,'Tunja',15,5.5446422,-73.3575572),</text:p>
          </table:table-cell>
          <table:table-cell table:number-columns-repeated="16383"/>
        </table:table-row>
        <table:table-row table:style-name="ro1">
          <table:table-cell office:value-type="string" office:string-value="(15022,'Almeida',15,4.97088,-73.3799)," table:formula="of:=&quot;(&quot; &amp; [Ciudad.A198] &amp; &quot;,'&quot; &amp; [Ciudad.B198] &amp; &quot;',&quot; &amp; [Ciudad.C198] &amp; &quot;,&quot; &amp; [Ciudad.E198] &amp; &quot;,&quot; &amp; [Ciudad.F198] &amp; &quot;),&quot;" table:style-name="ce1">
            <text:p>(15022,'Almeida',15,4.97088,-73.3799),</text:p>
          </table:table-cell>
          <table:table-cell table:number-columns-repeated="16383"/>
        </table:table-row>
        <table:table-row table:style-name="ro1">
          <table:table-cell office:value-type="string" office:string-value="(15047,'Aquitania',15,5.5197139,-72.884198)," table:formula="of:=&quot;(&quot; &amp; [Ciudad.A199] &amp; &quot;,'&quot; &amp; [Ciudad.B199] &amp; &quot;',&quot; &amp; [Ciudad.C199] &amp; &quot;,&quot; &amp; [Ciudad.E199] &amp; &quot;,&quot; &amp; [Ciudad.F199] &amp; &quot;),&quot;" table:style-name="ce1">
            <text:p>(15047,'Aquitania',15,5.5197139,-72.884198),</text:p>
          </table:table-cell>
          <table:table-cell table:number-columns-repeated="16383"/>
        </table:table-row>
        <table:table-row table:style-name="ro1">
          <table:table-cell office:value-type="string" office:string-value="(15051,'Arcabuco',15,5.754518,-73.437338)," table:formula="of:=&quot;(&quot; &amp; [Ciudad.A200] &amp; &quot;,'&quot; &amp; [Ciudad.B200] &amp; &quot;',&quot; &amp; [Ciudad.C200] &amp; &quot;,&quot; &amp; [Ciudad.E200] &amp; &quot;,&quot; &amp; [Ciudad.F200] &amp; &quot;),&quot;" table:style-name="ce1">
            <text:p>(15051,'Arcabuco',15,5.754518,-73.437338),</text:p>
          </table:table-cell>
          <table:table-cell table:number-columns-repeated="16383"/>
        </table:table-row>
        <table:table-row table:style-name="ro1">
          <table:table-cell office:value-type="string" office:string-value="(15087,'Belén',15,5.9894,-72.910689)," table:formula="of:=&quot;(&quot; &amp; [Ciudad.A201] &amp; &quot;,'&quot; &amp; [Ciudad.B201] &amp; &quot;',&quot; &amp; [Ciudad.C201] &amp; &quot;,&quot; &amp; [Ciudad.E201] &amp; &quot;,&quot; &amp; [Ciudad.F201] &amp; &quot;),&quot;" table:style-name="ce1">
            <text:p>(15087,'Belén',15,5.9894,-72.910689),</text:p>
          </table:table-cell>
          <table:table-cell table:number-columns-repeated="16383"/>
        </table:table-row>
        <table:table-row table:style-name="ro1">
          <table:table-cell office:value-type="string" office:string-value="(15090,'Berbeo',15,5.226974,-73.127259)," table:formula="of:=&quot;(&quot; &amp; [Ciudad.A202] &amp; &quot;,'&quot; &amp; [Ciudad.B202] &amp; &quot;',&quot; &amp; [Ciudad.C202] &amp; &quot;,&quot; &amp; [Ciudad.E202] &amp; &quot;,&quot; &amp; [Ciudad.F202] &amp; &quot;),&quot;" table:style-name="ce1">
            <text:p>(15090,'Berbeo',15,5.226974,-73.127259),</text:p>
          </table:table-cell>
          <table:table-cell table:number-columns-repeated="16383"/>
        </table:table-row>
        <table:table-row table:style-name="ro1">
          <table:table-cell office:value-type="string" office:string-value="(15092,'Betéitiva',15,5.910362,-72.808987)," table:formula="of:=&quot;(&quot; &amp; [Ciudad.A203] &amp; &quot;,'&quot; &amp; [Ciudad.B203] &amp; &quot;',&quot; &amp; [Ciudad.C203] &amp; &quot;,&quot; &amp; [Ciudad.E203] &amp; &quot;,&quot; &amp; [Ciudad.F203] &amp; &quot;),&quot;" table:style-name="ce1">
            <text:p>(15092,'Betéitiva',15,5.910362,-72.808987),</text:p>
          </table:table-cell>
          <table:table-cell table:number-columns-repeated="16383"/>
        </table:table-row>
        <table:table-row table:style-name="ro1">
          <table:table-cell office:value-type="string" office:string-value="(15097,'Boavita',15,6.331521,-72.583418)," table:formula="of:=&quot;(&quot; &amp; [Ciudad.A204] &amp; &quot;,'&quot; &amp; [Ciudad.B204] &amp; &quot;',&quot; &amp; [Ciudad.C204] &amp; &quot;,&quot; &amp; [Ciudad.E204] &amp; &quot;,&quot; &amp; [Ciudad.F204] &amp; &quot;),&quot;" table:style-name="ce1">
            <text:p>(15097,'Boavita',15,6.331521,-72.583418),</text:p>
          </table:table-cell>
          <table:table-cell table:number-columns-repeated="16383"/>
        </table:table-row>
        <table:table-row table:style-name="ro1">
          <table:table-cell office:value-type="string" office:string-value="(15104,'Boyacá',15,5.454511,-73.362003)," table:formula="of:=&quot;(&quot; &amp; [Ciudad.A205] &amp; &quot;,'&quot; &amp; [Ciudad.B205] &amp; &quot;',&quot; &amp; [Ciudad.C205] &amp; &quot;,&quot; &amp; [Ciudad.E205] &amp; &quot;,&quot; &amp; [Ciudad.F205] &amp; &quot;),&quot;" table:style-name="ce1">
            <text:p>(15104,'Boyacá',15,5.454511,-73.362003),</text:p>
          </table:table-cell>
          <table:table-cell table:number-columns-repeated="16383"/>
        </table:table-row>
        <table:table-row table:style-name="ro1">
          <table:table-cell office:value-type="string" office:string-value="(15106,'Briceño',15,5.690025,-73.92288)," table:formula="of:=&quot;(&quot; &amp; [Ciudad.A206] &amp; &quot;,'&quot; &amp; [Ciudad.B206] &amp; &quot;',&quot; &amp; [Ciudad.C206] &amp; &quot;,&quot; &amp; [Ciudad.E206] &amp; &quot;,&quot; &amp; [Ciudad.F206] &amp; &quot;),&quot;" table:style-name="ce1">
            <text:p>(15106,'Briceño',15,5.690025,-73.92288),</text:p>
          </table:table-cell>
          <table:table-cell table:number-columns-repeated="16383"/>
        </table:table-row>
        <table:table-row table:style-name="ro1">
          <table:table-cell office:value-type="string" office:string-value="(15109,'Buena Vista',15,5.65083,-74.28697)," table:formula="of:=&quot;(&quot; &amp; [Ciudad.A207] &amp; &quot;,'&quot; &amp; [Ciudad.B207] &amp; &quot;',&quot; &amp; [Ciudad.C207] &amp; &quot;,&quot; &amp; [Ciudad.E207] &amp; &quot;,&quot; &amp; [Ciudad.F207] &amp; &quot;),&quot;" table:style-name="ce1">
            <text:p>(15109,'Buena Vista',15,5.65083,-74.28697),</text:p>
          </table:table-cell>
          <table:table-cell table:number-columns-repeated="16383"/>
        </table:table-row>
        <table:table-row table:style-name="ro1">
          <table:table-cell office:value-type="string" office:string-value="(15114,'Busbanzá',15,5.830509,-72.883814)," table:formula="of:=&quot;(&quot; &amp; [Ciudad.A208] &amp; &quot;,'&quot; &amp; [Ciudad.B208] &amp; &quot;',&quot; &amp; [Ciudad.C208] &amp; &quot;,&quot; &amp; [Ciudad.E208] &amp; &quot;,&quot; &amp; [Ciudad.F208] &amp; &quot;),&quot;" table:style-name="ce1">
            <text:p>(15114,'Busbanzá',15,5.830509,-72.883814),</text:p>
          </table:table-cell>
          <table:table-cell table:number-columns-repeated="16383"/>
        </table:table-row>
        <table:table-row table:style-name="ro1">
          <table:table-cell office:value-type="string" office:string-value="(15131,'Caldas',15,5.554592,-73.865089)," table:formula="of:=&quot;(&quot; &amp; [Ciudad.A209] &amp; &quot;,'&quot; &amp; [Ciudad.B209] &amp; &quot;',&quot; &amp; [Ciudad.C209] &amp; &quot;,&quot; &amp; [Ciudad.E209] &amp; &quot;,&quot; &amp; [Ciudad.F209] &amp; &quot;),&quot;" table:style-name="ce1">
            <text:p>(15131,'Caldas',15,5.554592,-73.865089),</text:p>
          </table:table-cell>
          <table:table-cell table:number-columns-repeated="16383"/>
        </table:table-row>
        <table:table-row table:style-name="ro1">
          <table:table-cell office:value-type="string" office:string-value="(15135,'Campohermoso',15,5.031048,-73.103869)," table:formula="of:=&quot;(&quot; &amp; [Ciudad.A210] &amp; &quot;,'&quot; &amp; [Ciudad.B210] &amp; &quot;',&quot; &amp; [Ciudad.C210] &amp; &quot;,&quot; &amp; [Ciudad.E210] &amp; &quot;,&quot; &amp; [Ciudad.F210] &amp; &quot;),&quot;" table:style-name="ce1">
            <text:p>(15135,'Campohermoso',15,5.031048,-73.103869),</text:p>
          </table:table-cell>
          <table:table-cell table:number-columns-repeated="16383"/>
        </table:table-row>
        <table:table-row table:style-name="ro1">
          <table:table-cell office:value-type="string" office:string-value="(15162,'Cerinza',15,5.95661,-72.9489509)," table:formula="of:=&quot;(&quot; &amp; [Ciudad.A211] &amp; &quot;,'&quot; &amp; [Ciudad.B211] &amp; &quot;',&quot; &amp; [Ciudad.C211] &amp; &quot;,&quot; &amp; [Ciudad.E211] &amp; &quot;,&quot; &amp; [Ciudad.F211] &amp; &quot;),&quot;" table:style-name="ce1">
            <text:p>(15162,'Cerinza',15,5.95661,-72.9489509),</text:p>
          </table:table-cell>
          <table:table-cell table:number-columns-repeated="16383"/>
        </table:table-row>
        <table:table-row table:style-name="ro1">
          <table:table-cell office:value-type="string" office:string-value="(15172,'Chinavita',15,5.166615,-73.36877)," table:formula="of:=&quot;(&quot; &amp; [Ciudad.A212] &amp; &quot;,'&quot; &amp; [Ciudad.B212] &amp; &quot;',&quot; &amp; [Ciudad.C212] &amp; &quot;,&quot; &amp; [Ciudad.E212] &amp; &quot;,&quot; &amp; [Ciudad.F212] &amp; &quot;),&quot;" table:style-name="ce1">
            <text:p>(15172,'Chinavita',15,5.166615,-73.36877),</text:p>
          </table:table-cell>
          <table:table-cell table:number-columns-repeated="16383"/>
        </table:table-row>
        <table:table-row table:style-name="ro1">
          <table:table-cell office:value-type="string" office:string-value="(15176,'Chiquinquirá',15,5.614775,-73.819571)," table:formula="of:=&quot;(&quot; &amp; [Ciudad.A213] &amp; &quot;,'&quot; &amp; [Ciudad.B213] &amp; &quot;',&quot; &amp; [Ciudad.C213] &amp; &quot;,&quot; &amp; [Ciudad.E213] &amp; &quot;,&quot; &amp; [Ciudad.F213] &amp; &quot;),&quot;" table:style-name="ce1">
            <text:p>(15176,'Chiquinquirá',15,5.614775,-73.819571),</text:p>
          </table:table-cell>
          <table:table-cell table:number-columns-repeated="16383"/>
        </table:table-row>
        <table:table-row table:style-name="ro1">
          <table:table-cell office:value-type="string" office:string-value="(15180,'Chiscas',15,6.552741,-72.5003179)," table:formula="of:=&quot;(&quot; &amp; [Ciudad.A214] &amp; &quot;,'&quot; &amp; [Ciudad.B214] &amp; &quot;',&quot; &amp; [Ciudad.C214] &amp; &quot;,&quot; &amp; [Ciudad.E214] &amp; &quot;,&quot; &amp; [Ciudad.F214] &amp; &quot;),&quot;" table:style-name="ce1">
            <text:p>(15180,'Chiscas',15,6.552741,-72.5003179),</text:p>
          </table:table-cell>
          <table:table-cell table:number-columns-repeated="16383"/>
        </table:table-row>
        <table:table-row table:style-name="ro1">
          <table:table-cell office:value-type="string" office:string-value="(15183,'Chita',15,6.187241,-72.471221)," table:formula="of:=&quot;(&quot; &amp; [Ciudad.A215] &amp; &quot;,'&quot; &amp; [Ciudad.B215] &amp; &quot;',&quot; &amp; [Ciudad.C215] &amp; &quot;,&quot; &amp; [Ciudad.E215] &amp; &quot;,&quot; &amp; [Ciudad.F215] &amp; &quot;),&quot;" table:style-name="ce1">
            <text:p>(15183,'Chita',15,6.187241,-72.471221),</text:p>
          </table:table-cell>
          <table:table-cell table:number-columns-repeated="16383"/>
        </table:table-row>
        <table:table-row table:style-name="ro1">
          <table:table-cell office:value-type="string" office:string-value="(15185,'Chitaraque',15,6.027467,-73.446429)," table:formula="of:=&quot;(&quot; &amp; [Ciudad.A216] &amp; &quot;,'&quot; &amp; [Ciudad.B216] &amp; &quot;',&quot; &amp; [Ciudad.C216] &amp; &quot;,&quot; &amp; [Ciudad.E216] &amp; &quot;,&quot; &amp; [Ciudad.F216] &amp; &quot;),&quot;" table:style-name="ce1">
            <text:p>(15185,'Chitaraque',15,6.027467,-73.446429),</text:p>
          </table:table-cell>
          <table:table-cell table:number-columns-repeated="16383"/>
        </table:table-row>
        <table:table-row table:style-name="ro1">
          <table:table-cell office:value-type="string" office:string-value="(15187,'Chivatá',15,5.558452,-73.282611)," table:formula="of:=&quot;(&quot; &amp; [Ciudad.A217] &amp; &quot;,'&quot; &amp; [Ciudad.B217] &amp; &quot;',&quot; &amp; [Ciudad.C217] &amp; &quot;,&quot; &amp; [Ciudad.E217] &amp; &quot;,&quot; &amp; [Ciudad.F217] &amp; &quot;),&quot;" table:style-name="ce1">
            <text:p>(15187,'Chivatá',15,5.558452,-73.282611),</text:p>
          </table:table-cell>
          <table:table-cell table:number-columns-repeated="16383"/>
        </table:table-row>
        <table:table-row table:style-name="ro1">
          <table:table-cell office:value-type="string" office:string-value="(15189,'Ciénega',15,5.409158,-73.295881)," table:formula="of:=&quot;(&quot; &amp; [Ciudad.A218] &amp; &quot;,'&quot; &amp; [Ciudad.B218] &amp; &quot;',&quot; &amp; [Ciudad.C218] &amp; &quot;,&quot; &amp; [Ciudad.E218] &amp; &quot;,&quot; &amp; [Ciudad.F218] &amp; &quot;),&quot;" table:style-name="ce1">
            <text:p>(15189,'Ciénega',15,5.409158,-73.295881),</text:p>
          </table:table-cell>
          <table:table-cell table:number-columns-repeated="16383"/>
        </table:table-row>
        <table:table-row table:style-name="ro1">
          <table:table-cell office:value-type="string" office:string-value="(15204,'Cómbita',15,5.634202,-73.323263)," table:formula="of:=&quot;(&quot; &amp; [Ciudad.A219] &amp; &quot;,'&quot; &amp; [Ciudad.B219] &amp; &quot;',&quot; &amp; [Ciudad.C219] &amp; &quot;,&quot; &amp; [Ciudad.E219] &amp; &quot;,&quot; &amp; [Ciudad.F219] &amp; &quot;),&quot;" table:style-name="ce1">
            <text:p>(15204,'Cómbita',15,5.634202,-73.323263),</text:p>
          </table:table-cell>
          <table:table-cell table:number-columns-repeated="16383"/>
        </table:table-row>
        <table:table-row table:style-name="ro1">
          <table:table-cell office:value-type="string" office:string-value="(15212,'Coper',15,5.4752599,-74.044977)," table:formula="of:=&quot;(&quot; &amp; [Ciudad.A220] &amp; &quot;,'&quot; &amp; [Ciudad.B220] &amp; &quot;',&quot; &amp; [Ciudad.C220] &amp; &quot;,&quot; &amp; [Ciudad.E220] &amp; &quot;,&quot; &amp; [Ciudad.F220] &amp; &quot;),&quot;" table:style-name="ce1">
            <text:p>(15212,'Coper',15,5.4752599,-74.044977),</text:p>
          </table:table-cell>
          <table:table-cell table:number-columns-repeated="16383"/>
        </table:table-row>
        <table:table-row table:style-name="ro1">
          <table:table-cell office:value-type="string" office:string-value="(15215,'Corrales',15,5.828674,-72.844945)," table:formula="of:=&quot;(&quot; &amp; [Ciudad.A221] &amp; &quot;,'&quot; &amp; [Ciudad.B221] &amp; &quot;',&quot; &amp; [Ciudad.C221] &amp; &quot;,&quot; &amp; [Ciudad.E221] &amp; &quot;,&quot; &amp; [Ciudad.F221] &amp; &quot;),&quot;" table:style-name="ce1">
            <text:p>(15215,'Corrales',15,5.828674,-72.844945),</text:p>
          </table:table-cell>
          <table:table-cell table:number-columns-repeated="16383"/>
        </table:table-row>
        <table:table-row table:style-name="ro1">
          <table:table-cell office:value-type="string" office:string-value="(15218,'Covarachía',15,6.500365,-72.739244)," table:formula="of:=&quot;(&quot; &amp; [Ciudad.A222] &amp; &quot;,'&quot; &amp; [Ciudad.B222] &amp; &quot;',&quot; &amp; [Ciudad.C222] &amp; &quot;,&quot; &amp; [Ciudad.E222] &amp; &quot;,&quot; &amp; [Ciudad.F222] &amp; &quot;),&quot;" table:style-name="ce1">
            <text:p>(15218,'Covarachía',15,6.500365,-72.739244),</text:p>
          </table:table-cell>
          <table:table-cell table:number-columns-repeated="16383"/>
        </table:table-row>
        <table:table-row table:style-name="ro1">
          <table:table-cell office:value-type="string" office:string-value="(15223,'Cubará',15,7.00178,-72.108186)," table:formula="of:=&quot;(&quot; &amp; [Ciudad.A223] &amp; &quot;,'&quot; &amp; [Ciudad.B223] &amp; &quot;',&quot; &amp; [Ciudad.C223] &amp; &quot;,&quot; &amp; [Ciudad.E223] &amp; &quot;,&quot; &amp; [Ciudad.F223] &amp; &quot;),&quot;" table:style-name="ce1">
            <text:p>(15223,'Cubará',15,7.00178,-72.108186),</text:p>
          </table:table-cell>
          <table:table-cell table:number-columns-repeated="16383"/>
        </table:table-row>
        <table:table-row table:style-name="ro1">
          <table:table-cell office:value-type="string" office:string-value="(15224,'Cucaita',15,5.543296,-73.454842)," table:formula="of:=&quot;(&quot; &amp; [Ciudad.A224] &amp; &quot;,'&quot; &amp; [Ciudad.B224] &amp; &quot;',&quot; &amp; [Ciudad.C224] &amp; &quot;,&quot; &amp; [Ciudad.E224] &amp; &quot;,&quot; &amp; [Ciudad.F224] &amp; &quot;),&quot;" table:style-name="ce1">
            <text:p>(15224,'Cucaita',15,5.543296,-73.454842),</text:p>
          </table:table-cell>
          <table:table-cell table:number-columns-repeated="16383"/>
        </table:table-row>
        <table:table-row table:style-name="ro1">
          <table:table-cell office:value-type="string" office:string-value="(15226,'Cuítiva',15,5.580527,-72.966174)," table:formula="of:=&quot;(&quot; &amp; [Ciudad.A225] &amp; &quot;,'&quot; &amp; [Ciudad.B225] &amp; &quot;',&quot; &amp; [Ciudad.C225] &amp; &quot;,&quot; &amp; [Ciudad.E225] &amp; &quot;,&quot; &amp; [Ciudad.F225] &amp; &quot;),&quot;" table:style-name="ce1">
            <text:p>(15226,'Cuítiva',15,5.580527,-72.966174),</text:p>
          </table:table-cell>
          <table:table-cell table:number-columns-repeated="16383"/>
        </table:table-row>
        <table:table-row table:style-name="ro1">
          <table:table-cell office:value-type="string" office:string-value="(15232,'Chíquiza',15,5.605474,-73.484992)," table:formula="of:=&quot;(&quot; &amp; [Ciudad.A226] &amp; &quot;,'&quot; &amp; [Ciudad.B226] &amp; &quot;',&quot; &amp; [Ciudad.C226] &amp; &quot;,&quot; &amp; [Ciudad.E226] &amp; &quot;,&quot; &amp; [Ciudad.F226] &amp; &quot;),&quot;" table:style-name="ce1">
            <text:p>(15232,'Chíquiza',15,5.605474,-73.484992),</text:p>
          </table:table-cell>
          <table:table-cell table:number-columns-repeated="16383"/>
        </table:table-row>
        <table:table-row table:style-name="ro1">
          <table:table-cell office:value-type="string" office:string-value="(15236,'Chivor',15,4.888109,-73.366926)," table:formula="of:=&quot;(&quot; &amp; [Ciudad.A227] &amp; &quot;,'&quot; &amp; [Ciudad.B227] &amp; &quot;',&quot; &amp; [Ciudad.C227] &amp; &quot;,&quot; &amp; [Ciudad.E227] &amp; &quot;,&quot; &amp; [Ciudad.F227] &amp; &quot;),&quot;" table:style-name="ce1">
            <text:p>(15236,'Chivor',15,4.888109,-73.366926),</text:p>
          </table:table-cell>
          <table:table-cell table:number-columns-repeated="16383"/>
        </table:table-row>
        <table:table-row table:style-name="ro1">
          <table:table-cell office:value-type="string" office:string-value="(15238,'Duitama',15,5.8268951,-73.0329273)," table:formula="of:=&quot;(&quot; &amp; [Ciudad.A228] &amp; &quot;,'&quot; &amp; [Ciudad.B228] &amp; &quot;',&quot; &amp; [Ciudad.C228] &amp; &quot;,&quot; &amp; [Ciudad.E228] &amp; &quot;,&quot; &amp; [Ciudad.F228] &amp; &quot;),&quot;" table:style-name="ce1">
            <text:p>(15238,'Duitama',15,5.8268951,-73.0329273),</text:p>
          </table:table-cell>
          <table:table-cell table:number-columns-repeated="16383"/>
        </table:table-row>
        <table:table-row table:style-name="ro1">
          <table:table-cell office:value-type="string" office:string-value="(15244,'El Cocuy',15,6.408891,-72.4454499)," table:formula="of:=&quot;(&quot; &amp; [Ciudad.A229] &amp; &quot;,'&quot; &amp; [Ciudad.B229] &amp; &quot;',&quot; &amp; [Ciudad.C229] &amp; &quot;,&quot; &amp; [Ciudad.E229] &amp; &quot;,&quot; &amp; [Ciudad.F229] &amp; &quot;),&quot;" table:style-name="ce1">
            <text:p>(15244,'El Cocuy',15,6.408891,-72.4454499),</text:p>
          </table:table-cell>
          <table:table-cell table:number-columns-repeated="16383"/>
        </table:table-row>
        <table:table-row table:style-name="ro1">
          <table:table-cell office:value-type="string" office:string-value="(15248,'El Espino',15,6.4864,-72.43286)," table:formula="of:=&quot;(&quot; &amp; [Ciudad.A230] &amp; &quot;,'&quot; &amp; [Ciudad.B230] &amp; &quot;',&quot; &amp; [Ciudad.C230] &amp; &quot;,&quot; &amp; [Ciudad.E230] &amp; &quot;,&quot; &amp; [Ciudad.F230] &amp; &quot;),&quot;" table:style-name="ce1">
            <text:p>(15248,'El Espino',15,6.4864,-72.43286),</text:p>
          </table:table-cell>
          <table:table-cell table:number-columns-repeated="16383"/>
        </table:table-row>
        <table:table-row table:style-name="ro1">
          <table:table-cell office:value-type="string" office:string-value="(15272,'Firavitoba',15,5.668899,-72.994095)," table:formula="of:=&quot;(&quot; &amp; [Ciudad.A231] &amp; &quot;,'&quot; &amp; [Ciudad.B231] &amp; &quot;',&quot; &amp; [Ciudad.C231] &amp; &quot;,&quot; &amp; [Ciudad.E231] &amp; &quot;,&quot; &amp; [Ciudad.F231] &amp; &quot;),&quot;" table:style-name="ce1">
            <text:p>(15272,'Firavitoba',15,5.668899,-72.994095),</text:p>
          </table:table-cell>
          <table:table-cell table:number-columns-repeated="16383"/>
        </table:table-row>
        <table:table-row table:style-name="ro1">
          <table:table-cell office:value-type="string" office:string-value="(15276,'Floresta',15,5.859347,-72.919056)," table:formula="of:=&quot;(&quot; &amp; [Ciudad.A232] &amp; &quot;,'&quot; &amp; [Ciudad.B232] &amp; &quot;',&quot; &amp; [Ciudad.C232] &amp; &quot;,&quot; &amp; [Ciudad.E232] &amp; &quot;,&quot; &amp; [Ciudad.F232] &amp; &quot;),&quot;" table:style-name="ce1">
            <text:p>(15276,'Floresta',15,5.859347,-72.919056),</text:p>
          </table:table-cell>
          <table:table-cell table:number-columns-repeated="16383"/>
        </table:table-row>
        <table:table-row table:style-name="ro1">
          <table:table-cell office:value-type="string" office:string-value="(15293,'Gachantivá',15,5.752134,-73.54938)," table:formula="of:=&quot;(&quot; &amp; [Ciudad.A233] &amp; &quot;,'&quot; &amp; [Ciudad.B233] &amp; &quot;',&quot; &amp; [Ciudad.C233] &amp; &quot;,&quot; &amp; [Ciudad.E233] &amp; &quot;,&quot; &amp; [Ciudad.F233] &amp; &quot;),&quot;" table:style-name="ce1">
            <text:p>(15293,'Gachantivá',15,5.752134,-73.54938),</text:p>
          </table:table-cell>
          <table:table-cell table:number-columns-repeated="16383"/>
        </table:table-row>
        <table:table-row table:style-name="ro1">
          <table:table-cell office:value-type="string" office:string-value="(15296,'Gameza',15,5.802567,-72.80632)," table:formula="of:=&quot;(&quot; &amp; [Ciudad.A234] &amp; &quot;,'&quot; &amp; [Ciudad.B234] &amp; &quot;',&quot; &amp; [Ciudad.C234] &amp; &quot;,&quot; &amp; [Ciudad.E234] &amp; &quot;,&quot; &amp; [Ciudad.F234] &amp; &quot;),&quot;" table:style-name="ce1">
            <text:p>(15296,'Gameza',15,5.802567,-72.80632),</text:p>
          </table:table-cell>
          <table:table-cell table:number-columns-repeated="16383"/>
        </table:table-row>
        <table:table-row table:style-name="ro1">
          <table:table-cell office:value-type="string" office:string-value="(15299,'Garagoa',15,5.082453,-73.365046)," table:formula="of:=&quot;(&quot; &amp; [Ciudad.A235] &amp; &quot;,'&quot; &amp; [Ciudad.B235] &amp; &quot;',&quot; &amp; [Ciudad.C235] &amp; &quot;,&quot; &amp; [Ciudad.E235] &amp; &quot;,&quot; &amp; [Ciudad.F235] &amp; &quot;),&quot;" table:style-name="ce1">
            <text:p>(15299,'Garagoa',15,5.082453,-73.365046),</text:p>
          </table:table-cell>
          <table:table-cell table:number-columns-repeated="16383"/>
        </table:table-row>
        <table:table-row table:style-name="ro1">
          <table:table-cell office:value-type="string" office:string-value="(15317,'Guacamayas',15,6.459443,-72.500009)," table:formula="of:=&quot;(&quot; &amp; [Ciudad.A236] &amp; &quot;,'&quot; &amp; [Ciudad.B236] &amp; &quot;',&quot; &amp; [Ciudad.C236] &amp; &quot;,&quot; &amp; [Ciudad.E236] &amp; &quot;,&quot; &amp; [Ciudad.F236] &amp; &quot;),&quot;" table:style-name="ce1">
            <text:p>(15317,'Guacamayas',15,6.459443,-72.500009),</text:p>
          </table:table-cell>
          <table:table-cell table:number-columns-repeated="16383"/>
        </table:table-row>
        <table:table-row table:style-name="ro1">
          <table:table-cell office:value-type="string" office:string-value="(15322,'Guateque',15,5.006385,-73.471423)," table:formula="of:=&quot;(&quot; &amp; [Ciudad.A237] &amp; &quot;,'&quot; &amp; [Ciudad.B237] &amp; &quot;',&quot; &amp; [Ciudad.C237] &amp; &quot;,&quot; &amp; [Ciudad.E237] &amp; &quot;,&quot; &amp; [Ciudad.F237] &amp; &quot;),&quot;" table:style-name="ce1">
            <text:p>(15322,'Guateque',15,5.006385,-73.471423),</text:p>
          </table:table-cell>
          <table:table-cell table:number-columns-repeated="16383"/>
        </table:table-row>
        <table:table-row table:style-name="ro1">
          <table:table-cell office:value-type="string" office:string-value="(15325,'Guayatá',15,4.968157,-73.490098)," table:formula="of:=&quot;(&quot; &amp; [Ciudad.A238] &amp; &quot;,'&quot; &amp; [Ciudad.B238] &amp; &quot;',&quot; &amp; [Ciudad.C238] &amp; &quot;,&quot; &amp; [Ciudad.E238] &amp; &quot;,&quot; &amp; [Ciudad.F238] &amp; &quot;),&quot;" table:style-name="ce1">
            <text:p>(15325,'Guayatá',15,4.968157,-73.490098),</text:p>
          </table:table-cell>
          <table:table-cell table:number-columns-repeated="16383"/>
        </table:table-row>
        <table:table-row table:style-name="ro1">
          <table:table-cell office:value-type="string" office:string-value="(15332,'Güicán',15,6.463042,-72.412077)," table:formula="of:=&quot;(&quot; &amp; [Ciudad.A239] &amp; &quot;,'&quot; &amp; [Ciudad.B239] &amp; &quot;',&quot; &amp; [Ciudad.C239] &amp; &quot;,&quot; &amp; [Ciudad.E239] &amp; &quot;,&quot; &amp; [Ciudad.F239] &amp; &quot;),&quot;" table:style-name="ce1">
            <text:p>(15332,'Güicán',15,6.463042,-72.412077),</text:p>
          </table:table-cell>
          <table:table-cell table:number-columns-repeated="16383"/>
        </table:table-row>
        <table:table-row table:style-name="ro1">
          <table:table-cell office:value-type="string" office:string-value="(15362,'Iza',15,5.614709,-72.979939)," table:formula="of:=&quot;(&quot; &amp; [Ciudad.A240] &amp; &quot;,'&quot; &amp; [Ciudad.B240] &amp; &quot;',&quot; &amp; [Ciudad.C240] &amp; &quot;,&quot; &amp; [Ciudad.E240] &amp; &quot;,&quot; &amp; [Ciudad.F240] &amp; &quot;),&quot;" table:style-name="ce1">
            <text:p>(15362,'Iza',15,5.614709,-72.979939),</text:p>
          </table:table-cell>
          <table:table-cell table:number-columns-repeated="16383"/>
        </table:table-row>
        <table:table-row table:style-name="ro1">
          <table:table-cell office:value-type="string" office:string-value="(15367,'Jenesano',15,5.385032,-73.364139)," table:formula="of:=&quot;(&quot; &amp; [Ciudad.A241] &amp; &quot;,'&quot; &amp; [Ciudad.B241] &amp; &quot;',&quot; &amp; [Ciudad.C241] &amp; &quot;,&quot; &amp; [Ciudad.E241] &amp; &quot;,&quot; &amp; [Ciudad.F241] &amp; &quot;),&quot;" table:style-name="ce1">
            <text:p>(15367,'Jenesano',15,5.385032,-73.364139),</text:p>
          </table:table-cell>
          <table:table-cell table:number-columns-repeated="16383"/>
        </table:table-row>
        <table:table-row table:style-name="ro1">
          <table:table-cell office:value-type="string" office:string-value="(15368,'Jericó',15,6.14603,-72.570654)," table:formula="of:=&quot;(&quot; &amp; [Ciudad.A242] &amp; &quot;,'&quot; &amp; [Ciudad.B242] &amp; &quot;',&quot; &amp; [Ciudad.C242] &amp; &quot;,&quot; &amp; [Ciudad.E242] &amp; &quot;,&quot; &amp; [Ciudad.F242] &amp; &quot;),&quot;" table:style-name="ce1">
            <text:p>(15368,'Jericó',15,6.14603,-72.570654),</text:p>
          </table:table-cell>
          <table:table-cell table:number-columns-repeated="16383"/>
        </table:table-row>
        <table:table-row table:style-name="ro1">
          <table:table-cell office:value-type="string" office:string-value="(15377,'Labranzagrande',15,5.562763,-72.577628)," table:formula="of:=&quot;(&quot; &amp; [Ciudad.A243] &amp; &quot;,'&quot; &amp; [Ciudad.B243] &amp; &quot;',&quot; &amp; [Ciudad.C243] &amp; &quot;,&quot; &amp; [Ciudad.E243] &amp; &quot;,&quot; &amp; [Ciudad.F243] &amp; &quot;),&quot;" table:style-name="ce1">
            <text:p>(15377,'Labranzagrande',15,5.562763,-72.577628),</text:p>
          </table:table-cell>
          <table:table-cell table:number-columns-repeated="16383"/>
        </table:table-row>
        <table:table-row table:style-name="ro1">
          <table:table-cell office:value-type="string" office:string-value="(15380,'La Capilla',15,5.095405,-73.444632)," table:formula="of:=&quot;(&quot; &amp; [Ciudad.A244] &amp; &quot;,'&quot; &amp; [Ciudad.B244] &amp; &quot;',&quot; &amp; [Ciudad.C244] &amp; &quot;,&quot; &amp; [Ciudad.E244] &amp; &quot;,&quot; &amp; [Ciudad.F244] &amp; &quot;),&quot;" table:style-name="ce1">
            <text:p>(15380,'La Capilla',15,5.095405,-73.444632),</text:p>
          </table:table-cell>
          <table:table-cell table:number-columns-repeated="16383"/>
        </table:table-row>
        <table:table-row table:style-name="ro1">
          <table:table-cell office:value-type="string" office:string-value="(15401,'La Victoria',15,5.523663,-74.234611)," table:formula="of:=&quot;(&quot; &amp; [Ciudad.A245] &amp; &quot;,'&quot; &amp; [Ciudad.B245] &amp; &quot;',&quot; &amp; [Ciudad.C245] &amp; &quot;,&quot; &amp; [Ciudad.E245] &amp; &quot;,&quot; &amp; [Ciudad.F245] &amp; &quot;),&quot;" table:style-name="ce1">
            <text:p>(15401,'La Victoria',15,5.523663,-74.234611),</text:p>
          </table:table-cell>
          <table:table-cell table:number-columns-repeated="16383"/>
        </table:table-row>
        <table:table-row table:style-name="ro1">
          <table:table-cell office:value-type="string" office:string-value="(15403,'La Uvita',15,6.316914,-72.559662)," table:formula="of:=&quot;(&quot; &amp; [Ciudad.A246] &amp; &quot;,'&quot; &amp; [Ciudad.B246] &amp; &quot;',&quot; &amp; [Ciudad.C246] &amp; &quot;,&quot; &amp; [Ciudad.E246] &amp; &quot;,&quot; &amp; [Ciudad.F246] &amp; &quot;),&quot;" table:style-name="ce1">
            <text:p>(15403,'La Uvita',15,6.316914,-72.559662),</text:p>
          </table:table-cell>
          <table:table-cell table:number-columns-repeated="16383"/>
        </table:table-row>
        <table:table-row table:style-name="ro1">
          <table:table-cell office:value-type="string" office:string-value="(15407,'Villa de Leyva',15,5.636499,-73.527058)," table:formula="of:=&quot;(&quot; &amp; [Ciudad.A247] &amp; &quot;,'&quot; &amp; [Ciudad.B247] &amp; &quot;',&quot; &amp; [Ciudad.C247] &amp; &quot;,&quot; &amp; [Ciudad.E247] &amp; &quot;,&quot; &amp; [Ciudad.F247] &amp; &quot;),&quot;" table:style-name="ce1">
            <text:p>(15407,'Villa de Leyva',15,5.636499,-73.527058),</text:p>
          </table:table-cell>
          <table:table-cell table:number-columns-repeated="16383"/>
        </table:table-row>
        <table:table-row table:style-name="ro1">
          <table:table-cell office:value-type="string" office:string-value="(15425,'Macanal',15,4.972354,-73.319081)," table:formula="of:=&quot;(&quot; &amp; [Ciudad.A248] &amp; &quot;,'&quot; &amp; [Ciudad.B248] &amp; &quot;',&quot; &amp; [Ciudad.C248] &amp; &quot;,&quot; &amp; [Ciudad.E248] &amp; &quot;,&quot; &amp; [Ciudad.F248] &amp; &quot;),&quot;" table:style-name="ce1">
            <text:p>(15425,'Macanal',15,4.972354,-73.319081),</text:p>
          </table:table-cell>
          <table:table-cell table:number-columns-repeated="16383"/>
        </table:table-row>
        <table:table-row table:style-name="ro1">
          <table:table-cell office:value-type="string" office:string-value="(15442,'Maripí',15,5.549623,-74.0046909)," table:formula="of:=&quot;(&quot; &amp; [Ciudad.A249] &amp; &quot;,'&quot; &amp; [Ciudad.B249] &amp; &quot;',&quot; &amp; [Ciudad.C249] &amp; &quot;,&quot; &amp; [Ciudad.E249] &amp; &quot;,&quot; &amp; [Ciudad.F249] &amp; &quot;),&quot;" table:style-name="ce1">
            <text:p>(15442,'Maripí',15,5.549623,-74.0046909),</text:p>
          </table:table-cell>
          <table:table-cell table:number-columns-repeated="16383"/>
        </table:table-row>
        <table:table-row table:style-name="ro1">
          <table:table-cell office:value-type="string" office:string-value="(15455,'Miraflores',15,5.196395,-73.143061)," table:formula="of:=&quot;(&quot; &amp; [Ciudad.A250] &amp; &quot;,'&quot; &amp; [Ciudad.B250] &amp; &quot;',&quot; &amp; [Ciudad.C250] &amp; &quot;,&quot; &amp; [Ciudad.E250] &amp; &quot;,&quot; &amp; [Ciudad.F250] &amp; &quot;),&quot;" table:style-name="ce1">
            <text:p>(15455,'Miraflores',15,5.196395,-73.143061),</text:p>
          </table:table-cell>
          <table:table-cell table:number-columns-repeated="16383"/>
        </table:table-row>
        <table:table-row table:style-name="ro1">
          <table:table-cell office:value-type="string" office:string-value="(15464,'Mongua',15,5.7541536,-72.7998479)," table:formula="of:=&quot;(&quot; &amp; [Ciudad.A251] &amp; &quot;,'&quot; &amp; [Ciudad.B251] &amp; &quot;',&quot; &amp; [Ciudad.C251] &amp; &quot;,&quot; &amp; [Ciudad.E251] &amp; &quot;,&quot; &amp; [Ciudad.F251] &amp; &quot;),&quot;" table:style-name="ce1">
            <text:p>(15464,'Mongua',15,5.7541536,-72.7998479),</text:p>
          </table:table-cell>
          <table:table-cell table:number-columns-repeated="16383"/>
        </table:table-row>
        <table:table-row table:style-name="ro1">
          <table:table-cell office:value-type="string" office:string-value="(15466,'Monguí',15,5.723206,-72.849089)," table:formula="of:=&quot;(&quot; &amp; [Ciudad.A252] &amp; &quot;,'&quot; &amp; [Ciudad.B252] &amp; &quot;',&quot; &amp; [Ciudad.C252] &amp; &quot;,&quot; &amp; [Ciudad.E252] &amp; &quot;,&quot; &amp; [Ciudad.F252] &amp; &quot;),&quot;" table:style-name="ce1">
            <text:p>(15466,'Monguí',15,5.723206,-72.849089),</text:p>
          </table:table-cell>
          <table:table-cell table:number-columns-repeated="16383"/>
        </table:table-row>
        <table:table-row table:style-name="ro1">
          <table:table-cell office:value-type="string" office:string-value="(15469,'Moniquirá',15,5.875987,-73.57359)," table:formula="of:=&quot;(&quot; &amp; [Ciudad.A253] &amp; &quot;,'&quot; &amp; [Ciudad.B253] &amp; &quot;',&quot; &amp; [Ciudad.C253] &amp; &quot;,&quot; &amp; [Ciudad.E253] &amp; &quot;,&quot; &amp; [Ciudad.F253] &amp; &quot;),&quot;" table:style-name="ce1">
            <text:p>(15469,'Moniquirá',15,5.875987,-73.57359),</text:p>
          </table:table-cell>
          <table:table-cell table:number-columns-repeated="16383"/>
        </table:table-row>
        <table:table-row table:style-name="ro1">
          <table:table-cell office:value-type="string" office:string-value="(15476,'Motavita',15,5.577547,-73.368186)," table:formula="of:=&quot;(&quot; &amp; [Ciudad.A254] &amp; &quot;,'&quot; &amp; [Ciudad.B254] &amp; &quot;',&quot; &amp; [Ciudad.C254] &amp; &quot;,&quot; &amp; [Ciudad.E254] &amp; &quot;,&quot; &amp; [Ciudad.F254] &amp; &quot;),&quot;" table:style-name="ce1">
            <text:p>(15476,'Motavita',15,5.577547,-73.368186),</text:p>
          </table:table-cell>
          <table:table-cell table:number-columns-repeated="16383"/>
        </table:table-row>
        <table:table-row table:style-name="ro1">
          <table:table-cell office:value-type="string" office:string-value="(15480,'Muzo',15,5.531629,-74.103016)," table:formula="of:=&quot;(&quot; &amp; [Ciudad.A255] &amp; &quot;,'&quot; &amp; [Ciudad.B255] &amp; &quot;',&quot; &amp; [Ciudad.C255] &amp; &quot;,&quot; &amp; [Ciudad.E255] &amp; &quot;,&quot; &amp; [Ciudad.F255] &amp; &quot;),&quot;" table:style-name="ce1">
            <text:p>(15480,'Muzo',15,5.531629,-74.103016),</text:p>
          </table:table-cell>
          <table:table-cell table:number-columns-repeated="16383"/>
        </table:table-row>
        <table:table-row table:style-name="ro1">
          <table:table-cell office:value-type="string" office:string-value="(15491,'Nobsa',15,5.767186,-72.9369789)," table:formula="of:=&quot;(&quot; &amp; [Ciudad.A256] &amp; &quot;,'&quot; &amp; [Ciudad.B256] &amp; &quot;',&quot; &amp; [Ciudad.C256] &amp; &quot;,&quot; &amp; [Ciudad.E256] &amp; &quot;,&quot; &amp; [Ciudad.F256] &amp; &quot;),&quot;" table:style-name="ce1">
            <text:p>(15491,'Nobsa',15,5.767186,-72.9369789),</text:p>
          </table:table-cell>
          <table:table-cell table:number-columns-repeated="16383"/>
        </table:table-row>
        <table:table-row table:style-name="ro1">
          <table:table-cell office:value-type="string" office:string-value="(15494,'Nuevo Colón',15,5.354865,-73.457382)," table:formula="of:=&quot;(&quot; &amp; [Ciudad.A257] &amp; &quot;,'&quot; &amp; [Ciudad.B257] &amp; &quot;',&quot; &amp; [Ciudad.C257] &amp; &quot;,&quot; &amp; [Ciudad.E257] &amp; &quot;,&quot; &amp; [Ciudad.F257] &amp; &quot;),&quot;" table:style-name="ce1">
            <text:p>(15494,'Nuevo Colón',15,5.354865,-73.457382),</text:p>
          </table:table-cell>
          <table:table-cell table:number-columns-repeated="16383"/>
        </table:table-row>
        <table:table-row table:style-name="ro1">
          <table:table-cell office:value-type="string" office:string-value="(15500,'Oicatá',15,5.59445,-73.3082529)," table:formula="of:=&quot;(&quot; &amp; [Ciudad.A258] &amp; &quot;,'&quot; &amp; [Ciudad.B258] &amp; &quot;',&quot; &amp; [Ciudad.C258] &amp; &quot;,&quot; &amp; [Ciudad.E258] &amp; &quot;,&quot; &amp; [Ciudad.F258] &amp; &quot;),&quot;" table:style-name="ce1">
            <text:p>(15500,'Oicatá',15,5.59445,-73.3082529),</text:p>
          </table:table-cell>
          <table:table-cell table:number-columns-repeated="16383"/>
        </table:table-row>
        <table:table-row table:style-name="ro1">
          <table:table-cell office:value-type="string" office:string-value="(15507,'Otanche',15,5.658514,-74.181142)," table:formula="of:=&quot;(&quot; &amp; [Ciudad.A259] &amp; &quot;,'&quot; &amp; [Ciudad.B259] &amp; &quot;',&quot; &amp; [Ciudad.C259] &amp; &quot;,&quot; &amp; [Ciudad.E259] &amp; &quot;,&quot; &amp; [Ciudad.F259] &amp; &quot;),&quot;" table:style-name="ce1">
            <text:p>(15507,'Otanche',15,5.658514,-74.181142),</text:p>
          </table:table-cell>
          <table:table-cell table:number-columns-repeated="16383"/>
        </table:table-row>
        <table:table-row table:style-name="ro1">
          <table:table-cell office:value-type="string" office:string-value="(15511,'Pachavita',15,5.139941,-73.397147)," table:formula="of:=&quot;(&quot; &amp; [Ciudad.A260] &amp; &quot;,'&quot; &amp; [Ciudad.B260] &amp; &quot;',&quot; &amp; [Ciudad.C260] &amp; &quot;,&quot; &amp; [Ciudad.E260] &amp; &quot;,&quot; &amp; [Ciudad.F260] &amp; &quot;),&quot;" table:style-name="ce1">
            <text:p>(15511,'Pachavita',15,5.139941,-73.397147),</text:p>
          </table:table-cell>
          <table:table-cell table:number-columns-repeated="16383"/>
        </table:table-row>
        <table:table-row table:style-name="ro1">
          <table:table-cell office:value-type="string" office:string-value="(15514,'Páez',15,5.1000249,-73.052166)," table:formula="of:=&quot;(&quot; &amp; [Ciudad.A261] &amp; &quot;,'&quot; &amp; [Ciudad.B261] &amp; &quot;',&quot; &amp; [Ciudad.C261] &amp; &quot;,&quot; &amp; [Ciudad.E261] &amp; &quot;,&quot; &amp; [Ciudad.F261] &amp; &quot;),&quot;" table:style-name="ce1">
            <text:p>(15514,'Páez',15,5.1000249,-73.052166),</text:p>
          </table:table-cell>
          <table:table-cell table:number-columns-repeated="16383"/>
        </table:table-row>
        <table:table-row table:style-name="ro1">
          <table:table-cell office:value-type="string" office:string-value="(15516,'Paipa',15,5.77977,-73.114725)," table:formula="of:=&quot;(&quot; &amp; [Ciudad.A262] &amp; &quot;,'&quot; &amp; [Ciudad.B262] &amp; &quot;',&quot; &amp; [Ciudad.C262] &amp; &quot;,&quot; &amp; [Ciudad.E262] &amp; &quot;,&quot; &amp; [Ciudad.F262] &amp; &quot;),&quot;" table:style-name="ce1">
            <text:p>(15516,'Paipa',15,5.77977,-73.114725),</text:p>
          </table:table-cell>
          <table:table-cell table:number-columns-repeated="16383"/>
        </table:table-row>
        <table:table-row table:style-name="ro1">
          <table:table-cell office:value-type="string" office:string-value="(15518,'Pajarito',15,5.2931929,-72.7028179)," table:formula="of:=&quot;(&quot; &amp; [Ciudad.A263] &amp; &quot;,'&quot; &amp; [Ciudad.B263] &amp; &quot;',&quot; &amp; [Ciudad.C263] &amp; &quot;,&quot; &amp; [Ciudad.E263] &amp; &quot;,&quot; &amp; [Ciudad.F263] &amp; &quot;),&quot;" table:style-name="ce1">
            <text:p>(15518,'Pajarito',15,5.2931929,-72.7028179),</text:p>
          </table:table-cell>
          <table:table-cell table:number-columns-repeated="16383"/>
        </table:table-row>
        <table:table-row table:style-name="ro1">
          <table:table-cell office:value-type="string" office:string-value="(15522,'Panqueba',15,6.4431139,-72.458962)," table:formula="of:=&quot;(&quot; &amp; [Ciudad.A264] &amp; &quot;,'&quot; &amp; [Ciudad.B264] &amp; &quot;',&quot; &amp; [Ciudad.C264] &amp; &quot;,&quot; &amp; [Ciudad.E264] &amp; &quot;,&quot; &amp; [Ciudad.F264] &amp; &quot;),&quot;" table:style-name="ce1">
            <text:p>(15522,'Panqueba',15,6.4431139,-72.458962),</text:p>
          </table:table-cell>
          <table:table-cell table:number-columns-repeated="16383"/>
        </table:table-row>
        <table:table-row table:style-name="ro1">
          <table:table-cell office:value-type="string" office:string-value="(15531,'Pauna',15,5.656439,-73.978073)," table:formula="of:=&quot;(&quot; &amp; [Ciudad.A265] &amp; &quot;,'&quot; &amp; [Ciudad.B265] &amp; &quot;',&quot; &amp; [Ciudad.C265] &amp; &quot;,&quot; &amp; [Ciudad.E265] &amp; &quot;,&quot; &amp; [Ciudad.F265] &amp; &quot;),&quot;" table:style-name="ce1">
            <text:p>(15531,'Pauna',15,5.656439,-73.978073),</text:p>
          </table:table-cell>
          <table:table-cell table:number-columns-repeated="16383"/>
        </table:table-row>
        <table:table-row table:style-name="ro1">
          <table:table-cell office:value-type="string" office:string-value="(15533,'Paya',15,5.62483,-72.42381)," table:formula="of:=&quot;(&quot; &amp; [Ciudad.A266] &amp; &quot;,'&quot; &amp; [Ciudad.B266] &amp; &quot;',&quot; &amp; [Ciudad.C266] &amp; &quot;,&quot; &amp; [Ciudad.E266] &amp; &quot;,&quot; &amp; [Ciudad.F266] &amp; &quot;),&quot;" table:style-name="ce1">
            <text:p>(15533,'Paya',15,5.62483,-72.42381),</text:p>
          </table:table-cell>
          <table:table-cell table:number-columns-repeated="16383"/>
        </table:table-row>
        <table:table-row table:style-name="ro1">
          <table:table-cell office:value-type="string" office:string-value="(15537,'Paz de Río',15,5.9876189,-72.747076)," table:formula="of:=&quot;(&quot; &amp; [Ciudad.A267] &amp; &quot;,'&quot; &amp; [Ciudad.B267] &amp; &quot;',&quot; &amp; [Ciudad.C267] &amp; &quot;,&quot; &amp; [Ciudad.E267] &amp; &quot;,&quot; &amp; [Ciudad.F267] &amp; &quot;),&quot;" table:style-name="ce1">
            <text:p>(15537,'Paz de Río',15,5.9876189,-72.747076),</text:p>
          </table:table-cell>
          <table:table-cell table:number-columns-repeated="16383"/>
        </table:table-row>
        <table:table-row table:style-name="ro1">
          <table:table-cell office:value-type="string" office:string-value="(15542,'Pesca',15,5.558883,-73.050631)," table:formula="of:=&quot;(&quot; &amp; [Ciudad.A268] &amp; &quot;,'&quot; &amp; [Ciudad.B268] &amp; &quot;',&quot; &amp; [Ciudad.C268] &amp; &quot;,&quot; &amp; [Ciudad.E268] &amp; &quot;,&quot; &amp; [Ciudad.F268] &amp; &quot;),&quot;" table:style-name="ce1">
            <text:p>(15542,'Pesca',15,5.558883,-73.050631),</text:p>
          </table:table-cell>
          <table:table-cell table:number-columns-repeated="16383"/>
        </table:table-row>
        <table:table-row table:style-name="ro1">
          <table:table-cell office:value-type="string" office:string-value="(15550,'Pisba',15,5.722797,-72.484575)," table:formula="of:=&quot;(&quot; &amp; [Ciudad.A269] &amp; &quot;,'&quot; &amp; [Ciudad.B269] &amp; &quot;',&quot; &amp; [Ciudad.C269] &amp; &quot;,&quot; &amp; [Ciudad.E269] &amp; &quot;,&quot; &amp; [Ciudad.F269] &amp; &quot;),&quot;" table:style-name="ce1">
            <text:p>(15550,'Pisba',15,5.722797,-72.484575),</text:p>
          </table:table-cell>
          <table:table-cell table:number-columns-repeated="16383"/>
        </table:table-row>
        <table:table-row table:style-name="ro1">
          <table:table-cell office:value-type="string" office:string-value="(15572,'Puerto Boyacá',15,5.977237,-74.593395)," table:formula="of:=&quot;(&quot; &amp; [Ciudad.A270] &amp; &quot;,'&quot; &amp; [Ciudad.B270] &amp; &quot;',&quot; &amp; [Ciudad.C270] &amp; &quot;,&quot; &amp; [Ciudad.E270] &amp; &quot;,&quot; &amp; [Ciudad.F270] &amp; &quot;),&quot;" table:style-name="ce1">
            <text:p>(15572,'Puerto Boyacá',15,5.977237,-74.593395),</text:p>
          </table:table-cell>
          <table:table-cell table:number-columns-repeated="16383"/>
        </table:table-row>
        <table:table-row table:style-name="ro1">
          <table:table-cell office:value-type="string" office:string-value="(15580,'Quípama',15,5.522646,-74.181132)," table:formula="of:=&quot;(&quot; &amp; [Ciudad.A271] &amp; &quot;,'&quot; &amp; [Ciudad.B271] &amp; &quot;',&quot; &amp; [Ciudad.C271] &amp; &quot;,&quot; &amp; [Ciudad.E271] &amp; &quot;,&quot; &amp; [Ciudad.F271] &amp; &quot;),&quot;" table:style-name="ce1">
            <text:p>(15580,'Quípama',15,5.522646,-74.181132),</text:p>
          </table:table-cell>
          <table:table-cell table:number-columns-repeated="16383"/>
        </table:table-row>
        <table:table-row table:style-name="ro1">
          <table:table-cell office:value-type="string" office:string-value="(15599,'Ramiriquí',15,5.401841,-73.335738)," table:formula="of:=&quot;(&quot; &amp; [Ciudad.A272] &amp; &quot;,'&quot; &amp; [Ciudad.B272] &amp; &quot;',&quot; &amp; [Ciudad.C272] &amp; &quot;,&quot; &amp; [Ciudad.E272] &amp; &quot;,&quot; &amp; [Ciudad.F272] &amp; &quot;),&quot;" table:style-name="ce1">
            <text:p>(15599,'Ramiriquí',15,5.401841,-73.335738),</text:p>
          </table:table-cell>
          <table:table-cell table:number-columns-repeated="16383"/>
        </table:table-row>
        <table:table-row table:style-name="ro1">
          <table:table-cell office:value-type="string" office:string-value="(15600,'Ráquira',15,5.5382999,-73.632154)," table:formula="of:=&quot;(&quot; &amp; [Ciudad.A273] &amp; &quot;,'&quot; &amp; [Ciudad.B273] &amp; &quot;',&quot; &amp; [Ciudad.C273] &amp; &quot;,&quot; &amp; [Ciudad.E273] &amp; &quot;,&quot; &amp; [Ciudad.F273] &amp; &quot;),&quot;" table:style-name="ce1">
            <text:p>(15600,'Ráquira',15,5.5382999,-73.632154),</text:p>
          </table:table-cell>
          <table:table-cell table:number-columns-repeated="16383"/>
        </table:table-row>
        <table:table-row table:style-name="ro1">
          <table:table-cell office:value-type="string" office:string-value="(15621,'Rondón',15,5.3570209,-73.208421)," table:formula="of:=&quot;(&quot; &amp; [Ciudad.A274] &amp; &quot;,'&quot; &amp; [Ciudad.B274] &amp; &quot;',&quot; &amp; [Ciudad.C274] &amp; &quot;,&quot; &amp; [Ciudad.E274] &amp; &quot;,&quot; &amp; [Ciudad.F274] &amp; &quot;),&quot;" table:style-name="ce1">
            <text:p>(15621,'Rondón',15,5.3570209,-73.208421),</text:p>
          </table:table-cell>
          <table:table-cell table:number-columns-repeated="16383"/>
        </table:table-row>
        <table:table-row table:style-name="ro1">
          <table:table-cell office:value-type="string" office:string-value="(15632,'Saboyá',15,5.697783,-73.764931)," table:formula="of:=&quot;(&quot; &amp; [Ciudad.A275] &amp; &quot;,'&quot; &amp; [Ciudad.B275] &amp; &quot;',&quot; &amp; [Ciudad.C275] &amp; &quot;,&quot; &amp; [Ciudad.E275] &amp; &quot;,&quot; &amp; [Ciudad.F275] &amp; &quot;),&quot;" table:style-name="ce1">
            <text:p>(15632,'Saboyá',15,5.697783,-73.764931),</text:p>
          </table:table-cell>
          <table:table-cell table:number-columns-repeated="16383"/>
        </table:table-row>
        <table:table-row table:style-name="ro1">
          <table:table-cell office:value-type="string" office:string-value="(15638,'Sáchica',15,5.583059,-73.542575)," table:formula="of:=&quot;(&quot; &amp; [Ciudad.A276] &amp; &quot;,'&quot; &amp; [Ciudad.B276] &amp; &quot;',&quot; &amp; [Ciudad.C276] &amp; &quot;,&quot; &amp; [Ciudad.E276] &amp; &quot;,&quot; &amp; [Ciudad.F276] &amp; &quot;),&quot;" table:style-name="ce1">
            <text:p>(15638,'Sáchica',15,5.583059,-73.542575),</text:p>
          </table:table-cell>
          <table:table-cell table:number-columns-repeated="16383"/>
        </table:table-row>
        <table:table-row table:style-name="ro1">
          <table:table-cell office:value-type="string" office:string-value="(15646,'Samacá',15,5.492342,-73.486159)," table:formula="of:=&quot;(&quot; &amp; [Ciudad.A277] &amp; &quot;,'&quot; &amp; [Ciudad.B277] &amp; &quot;',&quot; &amp; [Ciudad.C277] &amp; &quot;,&quot; &amp; [Ciudad.E277] &amp; &quot;,&quot; &amp; [Ciudad.F277] &amp; &quot;),&quot;" table:style-name="ce1">
            <text:p>(15646,'Samacá',15,5.492342,-73.486159),</text:p>
          </table:table-cell>
          <table:table-cell table:number-columns-repeated="16383"/>
        </table:table-row>
        <table:table-row table:style-name="ro1">
          <table:table-cell office:value-type="string" office:string-value="(15660,'San Eduardo',15,5.224586,-73.078446)," table:formula="of:=&quot;(&quot; &amp; [Ciudad.A278] &amp; &quot;,'&quot; &amp; [Ciudad.B278] &amp; &quot;',&quot; &amp; [Ciudad.C278] &amp; &quot;,&quot; &amp; [Ciudad.E278] &amp; &quot;,&quot; &amp; [Ciudad.F278] &amp; &quot;),&quot;" table:style-name="ce1">
            <text:p>(15660,'San Eduardo',15,5.224586,-73.078446),</text:p>
          </table:table-cell>
          <table:table-cell table:number-columns-repeated="16383"/>
        </table:table-row>
        <table:table-row table:style-name="ro1">
          <table:table-cell office:value-type="string" office:string-value="(15664,'San José de Pare',15,6.0176299,-73.54779)," table:formula="of:=&quot;(&quot; &amp; [Ciudad.A279] &amp; &quot;,'&quot; &amp; [Ciudad.B279] &amp; &quot;',&quot; &amp; [Ciudad.C279] &amp; &quot;,&quot; &amp; [Ciudad.E279] &amp; &quot;,&quot; &amp; [Ciudad.F279] &amp; &quot;),&quot;" table:style-name="ce1">
            <text:p>(15664,'San José de Pare',15,6.0176299,-73.54779),</text:p>
          </table:table-cell>
          <table:table-cell table:number-columns-repeated="16383"/>
        </table:table-row>
        <table:table-row table:style-name="ro1">
          <table:table-cell office:value-type="string" office:string-value="(15667,'San Luis de Gaceno',15,4.81979,-73.16949)," table:formula="of:=&quot;(&quot; &amp; [Ciudad.A280] &amp; &quot;,'&quot; &amp; [Ciudad.B280] &amp; &quot;',&quot; &amp; [Ciudad.C280] &amp; &quot;,&quot; &amp; [Ciudad.E280] &amp; &quot;,&quot; &amp; [Ciudad.F280] &amp; &quot;),&quot;" table:style-name="ce1">
            <text:p>(15667,'San Luis de Gaceno',15,4.81979,-73.16949),</text:p>
          </table:table-cell>
          <table:table-cell table:number-columns-repeated="16383"/>
        </table:table-row>
        <table:table-row table:style-name="ro1">
          <table:table-cell office:value-type="string" office:string-value="(15673,'San Mateo',15,6.402013,-72.5546339)," table:formula="of:=&quot;(&quot; &amp; [Ciudad.A281] &amp; &quot;,'&quot; &amp; [Ciudad.B281] &amp; &quot;',&quot; &amp; [Ciudad.C281] &amp; &quot;,&quot; &amp; [Ciudad.E281] &amp; &quot;,&quot; &amp; [Ciudad.F281] &amp; &quot;),&quot;" table:style-name="ce1">
            <text:p>(15673,'San Mateo',15,6.402013,-72.5546339),</text:p>
          </table:table-cell>
          <table:table-cell table:number-columns-repeated="16383"/>
        </table:table-row>
        <table:table-row table:style-name="ro1">
          <table:table-cell office:value-type="string" office:string-value="(15676,'San Miguel de Sema',15,5.517709,-73.722497)," table:formula="of:=&quot;(&quot; &amp; [Ciudad.A282] &amp; &quot;,'&quot; &amp; [Ciudad.B282] &amp; &quot;',&quot; &amp; [Ciudad.C282] &amp; &quot;,&quot; &amp; [Ciudad.E282] &amp; &quot;,&quot; &amp; [Ciudad.F282] &amp; &quot;),&quot;" table:style-name="ce1">
            <text:p>(15676,'San Miguel de Sema',15,5.517709,-73.722497),</text:p>
          </table:table-cell>
          <table:table-cell table:number-columns-repeated="16383"/>
        </table:table-row>
        <table:table-row table:style-name="ro1">
          <table:table-cell office:value-type="string" office:string-value="(15681,'San Pablo de Borbur',15,5.65182,-74.06978)," table:formula="of:=&quot;(&quot; &amp; [Ciudad.A283] &amp; &quot;,'&quot; &amp; [Ciudad.B283] &amp; &quot;',&quot; &amp; [Ciudad.C283] &amp; &quot;,&quot; &amp; [Ciudad.E283] &amp; &quot;,&quot; &amp; [Ciudad.F283] &amp; &quot;),&quot;" table:style-name="ce1">
            <text:p>(15681,'San Pablo de Borbur',15,5.65182,-74.06978),</text:p>
          </table:table-cell>
          <table:table-cell table:number-columns-repeated="16383"/>
        </table:table-row>
        <table:table-row table:style-name="ro1">
          <table:table-cell office:value-type="string" office:string-value="(15686,'Santana',15,6.05724,-73.48223)," table:formula="of:=&quot;(&quot; &amp; [Ciudad.A284] &amp; &quot;,'&quot; &amp; [Ciudad.B284] &amp; &quot;',&quot; &amp; [Ciudad.C284] &amp; &quot;,&quot; &amp; [Ciudad.E284] &amp; &quot;,&quot; &amp; [Ciudad.F284] &amp; &quot;),&quot;" table:style-name="ce1">
            <text:p>(15686,'Santana',15,6.05724,-73.48223),</text:p>
          </table:table-cell>
          <table:table-cell table:number-columns-repeated="16383"/>
        </table:table-row>
        <table:table-row table:style-name="ro1">
          <table:table-cell office:value-type="string" office:string-value="(15690,'Santa María',15,4.857988,-73.262355)," table:formula="of:=&quot;(&quot; &amp; [Ciudad.A285] &amp; &quot;,'&quot; &amp; [Ciudad.B285] &amp; &quot;',&quot; &amp; [Ciudad.C285] &amp; &quot;,&quot; &amp; [Ciudad.E285] &amp; &quot;,&quot; &amp; [Ciudad.F285] &amp; &quot;),&quot;" table:style-name="ce1">
            <text:p>(15690,'Santa María',15,4.857988,-73.262355),</text:p>
          </table:table-cell>
          <table:table-cell table:number-columns-repeated="16383"/>
        </table:table-row>
        <table:table-row table:style-name="ro1">
          <table:table-cell office:value-type="string" office:string-value="(15693,'Santa Rosa de Viterbo',15,5.8737899,-72.982728)," table:formula="of:=&quot;(&quot; &amp; [Ciudad.A286] &amp; &quot;,'&quot; &amp; [Ciudad.B286] &amp; &quot;',&quot; &amp; [Ciudad.C286] &amp; &quot;,&quot; &amp; [Ciudad.E286] &amp; &quot;,&quot; &amp; [Ciudad.F286] &amp; &quot;),&quot;" table:style-name="ce1">
            <text:p>(15693,'Santa Rosa de Viterbo',15,5.8737899,-72.982728),</text:p>
          </table:table-cell>
          <table:table-cell table:number-columns-repeated="16383"/>
        </table:table-row>
        <table:table-row table:style-name="ro1">
          <table:table-cell office:value-type="string" office:string-value="(15696,'Santa Sofía',15,5.713961,-73.602068)," table:formula="of:=&quot;(&quot; &amp; [Ciudad.A287] &amp; &quot;,'&quot; &amp; [Ciudad.B287] &amp; &quot;',&quot; &amp; [Ciudad.C287] &amp; &quot;,&quot; &amp; [Ciudad.E287] &amp; &quot;,&quot; &amp; [Ciudad.F287] &amp; &quot;),&quot;" table:style-name="ce1">
            <text:p>(15696,'Santa Sofía',15,5.713961,-73.602068),</text:p>
          </table:table-cell>
          <table:table-cell table:number-columns-repeated="16383"/>
        </table:table-row>
        <table:table-row table:style-name="ro1">
          <table:table-cell office:value-type="string" office:string-value="(15720,'Sativanorte',15,6.131271,-72.708125)," table:formula="of:=&quot;(&quot; &amp; [Ciudad.A288] &amp; &quot;,'&quot; &amp; [Ciudad.B288] &amp; &quot;',&quot; &amp; [Ciudad.C288] &amp; &quot;,&quot; &amp; [Ciudad.E288] &amp; &quot;,&quot; &amp; [Ciudad.F288] &amp; &quot;),&quot;" table:style-name="ce1">
            <text:p>(15720,'Sativanorte',15,6.131271,-72.708125),</text:p>
          </table:table-cell>
          <table:table-cell table:number-columns-repeated="16383"/>
        </table:table-row>
        <table:table-row table:style-name="ro1">
          <table:table-cell office:value-type="string" office:string-value="(15723,'Sativasur',15,6.093447,-72.712022)," table:formula="of:=&quot;(&quot; &amp; [Ciudad.A289] &amp; &quot;,'&quot; &amp; [Ciudad.B289] &amp; &quot;',&quot; &amp; [Ciudad.C289] &amp; &quot;,&quot; &amp; [Ciudad.E289] &amp; &quot;,&quot; &amp; [Ciudad.F289] &amp; &quot;),&quot;" table:style-name="ce1">
            <text:p>(15723,'Sativasur',15,6.093447,-72.712022),</text:p>
          </table:table-cell>
          <table:table-cell table:number-columns-repeated="16383"/>
        </table:table-row>
        <table:table-row table:style-name="ro1">
          <table:table-cell office:value-type="string" office:string-value="(15740,'Siachoque',15,5.511608,-73.244834)," table:formula="of:=&quot;(&quot; &amp; [Ciudad.A290] &amp; &quot;,'&quot; &amp; [Ciudad.B290] &amp; &quot;',&quot; &amp; [Ciudad.C290] &amp; &quot;,&quot; &amp; [Ciudad.E290] &amp; &quot;,&quot; &amp; [Ciudad.F290] &amp; &quot;),&quot;" table:style-name="ce1">
            <text:p>(15740,'Siachoque',15,5.511608,-73.244834),</text:p>
          </table:table-cell>
          <table:table-cell table:number-columns-repeated="16383"/>
        </table:table-row>
        <table:table-row table:style-name="ro1">
          <table:table-cell office:value-type="string" office:string-value="(15753,'Soatá',15,6.336161,-72.6815699)," table:formula="of:=&quot;(&quot; &amp; [Ciudad.A291] &amp; &quot;,'&quot; &amp; [Ciudad.B291] &amp; &quot;',&quot; &amp; [Ciudad.C291] &amp; &quot;,&quot; &amp; [Ciudad.E291] &amp; &quot;,&quot; &amp; [Ciudad.F291] &amp; &quot;),&quot;" table:style-name="ce1">
            <text:p>(15753,'Soatá',15,6.336161,-72.6815699),</text:p>
          </table:table-cell>
          <table:table-cell table:number-columns-repeated="16383"/>
        </table:table-row>
        <table:table-row table:style-name="ro1">
          <table:table-cell office:value-type="string" office:string-value="(15755,'Socotá',15,6.041521,-72.636498)," table:formula="of:=&quot;(&quot; &amp; [Ciudad.A292] &amp; &quot;,'&quot; &amp; [Ciudad.B292] &amp; &quot;',&quot; &amp; [Ciudad.C292] &amp; &quot;,&quot; &amp; [Ciudad.E292] &amp; &quot;,&quot; &amp; [Ciudad.F292] &amp; &quot;),&quot;" table:style-name="ce1">
            <text:p>(15755,'Socotá',15,6.041521,-72.636498),</text:p>
          </table:table-cell>
          <table:table-cell table:number-columns-repeated="16383"/>
        </table:table-row>
        <table:table-row table:style-name="ro1">
          <table:table-cell office:value-type="string" office:string-value="(15757,'Socha',15,5.99713,-72.692665)," table:formula="of:=&quot;(&quot; &amp; [Ciudad.A293] &amp; &quot;,'&quot; &amp; [Ciudad.B293] &amp; &quot;',&quot; &amp; [Ciudad.C293] &amp; &quot;,&quot; &amp; [Ciudad.E293] &amp; &quot;,&quot; &amp; [Ciudad.F293] &amp; &quot;),&quot;" table:style-name="ce1">
            <text:p>(15757,'Socha',15,5.99713,-72.692665),</text:p>
          </table:table-cell>
          <table:table-cell table:number-columns-repeated="16383"/>
        </table:table-row>
        <table:table-row table:style-name="ro1">
          <table:table-cell office:value-type="string" office:string-value="(15759,'Sogamoso',15,5.7160848,-72.9311289)," table:formula="of:=&quot;(&quot; &amp; [Ciudad.A294] &amp; &quot;,'&quot; &amp; [Ciudad.B294] &amp; &quot;',&quot; &amp; [Ciudad.C294] &amp; &quot;,&quot; &amp; [Ciudad.E294] &amp; &quot;,&quot; &amp; [Ciudad.F294] &amp; &quot;),&quot;" table:style-name="ce1">
            <text:p>(15759,'Sogamoso',15,5.7160848,-72.9311289),</text:p>
          </table:table-cell>
          <table:table-cell table:number-columns-repeated="16383"/>
        </table:table-row>
        <table:table-row table:style-name="ro1">
          <table:table-cell office:value-type="string" office:string-value="(15761,'Somondoco',15,4.985763,-73.43302)," table:formula="of:=&quot;(&quot; &amp; [Ciudad.A295] &amp; &quot;,'&quot; &amp; [Ciudad.B295] &amp; &quot;',&quot; &amp; [Ciudad.C295] &amp; &quot;,&quot; &amp; [Ciudad.E295] &amp; &quot;,&quot; &amp; [Ciudad.F295] &amp; &quot;),&quot;" table:style-name="ce1">
            <text:p>(15761,'Somondoco',15,4.985763,-73.43302),</text:p>
          </table:table-cell>
          <table:table-cell table:number-columns-repeated="16383"/>
        </table:table-row>
        <table:table-row table:style-name="ro1">
          <table:table-cell office:value-type="string" office:string-value="(15762,'Sora',15,5.566838,-73.450095)," table:formula="of:=&quot;(&quot; &amp; [Ciudad.A296] &amp; &quot;,'&quot; &amp; [Ciudad.B296] &amp; &quot;',&quot; &amp; [Ciudad.C296] &amp; &quot;,&quot; &amp; [Ciudad.E296] &amp; &quot;,&quot; &amp; [Ciudad.F296] &amp; &quot;),&quot;" table:style-name="ce1">
            <text:p>(15762,'Sora',15,5.566838,-73.450095),</text:p>
          </table:table-cell>
          <table:table-cell table:number-columns-repeated="16383"/>
        </table:table-row>
        <table:table-row table:style-name="ro1">
          <table:table-cell office:value-type="string" office:string-value="(15763,'Sotaquirá',15,5.76532,-73.246566)," table:formula="of:=&quot;(&quot; &amp; [Ciudad.A297] &amp; &quot;,'&quot; &amp; [Ciudad.B297] &amp; &quot;',&quot; &amp; [Ciudad.C297] &amp; &quot;,&quot; &amp; [Ciudad.E297] &amp; &quot;,&quot; &amp; [Ciudad.F297] &amp; &quot;),&quot;" table:style-name="ce1">
            <text:p>(15763,'Sotaquirá',15,5.76532,-73.246566),</text:p>
          </table:table-cell>
          <table:table-cell table:number-columns-repeated="16383"/>
        </table:table-row>
        <table:table-row table:style-name="ro1">
          <table:table-cell office:value-type="string" office:string-value="(15764,'Soracá',15,5.500849,-73.332701)," table:formula="of:=&quot;(&quot; &amp; [Ciudad.A298] &amp; &quot;,'&quot; &amp; [Ciudad.B298] &amp; &quot;',&quot; &amp; [Ciudad.C298] &amp; &quot;,&quot; &amp; [Ciudad.E298] &amp; &quot;,&quot; &amp; [Ciudad.F298] &amp; &quot;),&quot;" table:style-name="ce1">
            <text:p>(15764,'Soracá',15,5.500849,-73.332701),</text:p>
          </table:table-cell>
          <table:table-cell table:number-columns-repeated="16383"/>
        </table:table-row>
        <table:table-row table:style-name="ro1">
          <table:table-cell office:value-type="string" office:string-value="(15774,'Susacón',15,6.230563,-72.689835)," table:formula="of:=&quot;(&quot; &amp; [Ciudad.A299] &amp; &quot;,'&quot; &amp; [Ciudad.B299] &amp; &quot;',&quot; &amp; [Ciudad.C299] &amp; &quot;,&quot; &amp; [Ciudad.E299] &amp; &quot;,&quot; &amp; [Ciudad.F299] &amp; &quot;),&quot;" table:style-name="ce1">
            <text:p>(15774,'Susacón',15,6.230563,-72.689835),</text:p>
          </table:table-cell>
          <table:table-cell table:number-columns-repeated="16383"/>
        </table:table-row>
        <table:table-row table:style-name="ro1">
          <table:table-cell office:value-type="string" office:string-value="(15776,'Sutamarchán',15,5.620003,-73.620936)," table:formula="of:=&quot;(&quot; &amp; [Ciudad.A300] &amp; &quot;,'&quot; &amp; [Ciudad.B300] &amp; &quot;',&quot; &amp; [Ciudad.C300] &amp; &quot;,&quot; &amp; [Ciudad.E300] &amp; &quot;,&quot; &amp; [Ciudad.F300] &amp; &quot;),&quot;" table:style-name="ce1">
            <text:p>(15776,'Sutamarchán',15,5.620003,-73.620936),</text:p>
          </table:table-cell>
          <table:table-cell table:number-columns-repeated="16383"/>
        </table:table-row>
        <table:table-row table:style-name="ro1">
          <table:table-cell office:value-type="string" office:string-value="(15778,'Sutatenza',15,5.023402,-73.452194)," table:formula="of:=&quot;(&quot; &amp; [Ciudad.A301] &amp; &quot;,'&quot; &amp; [Ciudad.B301] &amp; &quot;',&quot; &amp; [Ciudad.C301] &amp; &quot;,&quot; &amp; [Ciudad.E301] &amp; &quot;,&quot; &amp; [Ciudad.F301] &amp; &quot;),&quot;" table:style-name="ce1">
            <text:p>(15778,'Sutatenza',15,5.023402,-73.452194),</text:p>
          </table:table-cell>
          <table:table-cell table:number-columns-repeated="16383"/>
        </table:table-row>
        <table:table-row table:style-name="ro1">
          <table:table-cell office:value-type="string" office:string-value="(15790,'Tasco',15,5.909396,-72.78081)," table:formula="of:=&quot;(&quot; &amp; [Ciudad.A302] &amp; &quot;,'&quot; &amp; [Ciudad.B302] &amp; &quot;',&quot; &amp; [Ciudad.C302] &amp; &quot;,&quot; &amp; [Ciudad.E302] &amp; &quot;,&quot; &amp; [Ciudad.F302] &amp; &quot;),&quot;" table:style-name="ce1">
            <text:p>(15790,'Tasco',15,5.909396,-72.78081),</text:p>
          </table:table-cell>
          <table:table-cell table:number-columns-repeated="16383"/>
        </table:table-row>
        <table:table-row table:style-name="ro1">
          <table:table-cell office:value-type="string" office:string-value="(15798,'Tenza',15,5.077311,-73.421476)," table:formula="of:=&quot;(&quot; &amp; [Ciudad.A303] &amp; &quot;,'&quot; &amp; [Ciudad.B303] &amp; &quot;',&quot; &amp; [Ciudad.C303] &amp; &quot;,&quot; &amp; [Ciudad.E303] &amp; &quot;,&quot; &amp; [Ciudad.F303] &amp; &quot;),&quot;" table:style-name="ce1">
            <text:p>(15798,'Tenza',15,5.077311,-73.421476),</text:p>
          </table:table-cell>
          <table:table-cell table:number-columns-repeated="16383"/>
        </table:table-row>
        <table:table-row table:style-name="ro1">
          <table:table-cell office:value-type="string" office:string-value="(15804,'Tibaná',15,5.316775,-73.397943)," table:formula="of:=&quot;(&quot; &amp; [Ciudad.A304] &amp; &quot;,'&quot; &amp; [Ciudad.B304] &amp; &quot;',&quot; &amp; [Ciudad.C304] &amp; &quot;,&quot; &amp; [Ciudad.E304] &amp; &quot;,&quot; &amp; [Ciudad.F304] &amp; &quot;),&quot;" table:style-name="ce1">
            <text:p>(15804,'Tibaná',15,5.316775,-73.397943),</text:p>
          </table:table-cell>
          <table:table-cell table:number-columns-repeated="16383"/>
        </table:table-row>
        <table:table-row table:style-name="ro1">
          <table:table-cell office:value-type="string" office:string-value="(15806,'Tibasosa',15,5.73332,-73.00003)," table:formula="of:=&quot;(&quot; &amp; [Ciudad.A305] &amp; &quot;,'&quot; &amp; [Ciudad.B305] &amp; &quot;',&quot; &amp; [Ciudad.C305] &amp; &quot;,&quot; &amp; [Ciudad.E305] &amp; &quot;,&quot; &amp; [Ciudad.F305] &amp; &quot;),&quot;" table:style-name="ce1">
            <text:p>(15806,'Tibasosa',15,5.73332,-73.00003),</text:p>
          </table:table-cell>
          <table:table-cell table:number-columns-repeated="16383"/>
        </table:table-row>
        <table:table-row table:style-name="ro1">
          <table:table-cell office:value-type="string" office:string-value="(15808,'Tinjacá',15,5.578688,-73.64719)," table:formula="of:=&quot;(&quot; &amp; [Ciudad.A306] &amp; &quot;,'&quot; &amp; [Ciudad.B306] &amp; &quot;',&quot; &amp; [Ciudad.C306] &amp; &quot;,&quot; &amp; [Ciudad.E306] &amp; &quot;,&quot; &amp; [Ciudad.F306] &amp; &quot;),&quot;" table:style-name="ce1">
            <text:p>(15808,'Tinjacá',15,5.578688,-73.64719),</text:p>
          </table:table-cell>
          <table:table-cell table:number-columns-repeated="16383"/>
        </table:table-row>
        <table:table-row table:style-name="ro1">
          <table:table-cell office:value-type="string" office:string-value="(15810,'Tipacoque',15,6.420759,-72.691054)," table:formula="of:=&quot;(&quot; &amp; [Ciudad.A307] &amp; &quot;,'&quot; &amp; [Ciudad.B307] &amp; &quot;',&quot; &amp; [Ciudad.C307] &amp; &quot;,&quot; &amp; [Ciudad.E307] &amp; &quot;,&quot; &amp; [Ciudad.F307] &amp; &quot;),&quot;" table:style-name="ce1">
            <text:p>(15810,'Tipacoque',15,6.420759,-72.691054),</text:p>
          </table:table-cell>
          <table:table-cell table:number-columns-repeated="16383"/>
        </table:table-row>
        <table:table-row table:style-name="ro1">
          <table:table-cell office:value-type="string" office:string-value="(15814,'Toca',15,5.566401,-73.185051)," table:formula="of:=&quot;(&quot; &amp; [Ciudad.A308] &amp; &quot;,'&quot; &amp; [Ciudad.B308] &amp; &quot;',&quot; &amp; [Ciudad.C308] &amp; &quot;,&quot; &amp; [Ciudad.E308] &amp; &quot;,&quot; &amp; [Ciudad.F308] &amp; &quot;),&quot;" table:style-name="ce1">
            <text:p>(15814,'Toca',15,5.566401,-73.185051),</text:p>
          </table:table-cell>
          <table:table-cell table:number-columns-repeated="16383"/>
        </table:table-row>
        <table:table-row table:style-name="ro1">
          <table:table-cell office:value-type="string" office:string-value="(15816,'Togüí',15,5.3906,-73.51673)," table:formula="of:=&quot;(&quot; &amp; [Ciudad.A309] &amp; &quot;,'&quot; &amp; [Ciudad.B309] &amp; &quot;',&quot; &amp; [Ciudad.C309] &amp; &quot;,&quot; &amp; [Ciudad.E309] &amp; &quot;,&quot; &amp; [Ciudad.F309] &amp; &quot;),&quot;" table:style-name="ce1">
            <text:p>(15816,'Togüí',15,5.3906,-73.51673),</text:p>
          </table:table-cell>
          <table:table-cell table:number-columns-repeated="16383"/>
        </table:table-row>
        <table:table-row table:style-name="ro1">
          <table:table-cell office:value-type="string" office:string-value="(15820,'Tópaga',15,5.768717,-72.831906)," table:formula="of:=&quot;(&quot; &amp; [Ciudad.A310] &amp; &quot;,'&quot; &amp; [Ciudad.B310] &amp; &quot;',&quot; &amp; [Ciudad.C310] &amp; &quot;,&quot; &amp; [Ciudad.E310] &amp; &quot;,&quot; &amp; [Ciudad.F310] &amp; &quot;),&quot;" table:style-name="ce1">
            <text:p>(15820,'Tópaga',15,5.768717,-72.831906),</text:p>
          </table:table-cell>
          <table:table-cell table:number-columns-repeated="16383"/>
        </table:table-row>
        <table:table-row table:style-name="ro1">
          <table:table-cell office:value-type="string" office:string-value="(15822,'Tota',15,5.560332,-72.985939)," table:formula="of:=&quot;(&quot; &amp; [Ciudad.A311] &amp; &quot;,'&quot; &amp; [Ciudad.B311] &amp; &quot;',&quot; &amp; [Ciudad.C311] &amp; &quot;,&quot; &amp; [Ciudad.E311] &amp; &quot;,&quot; &amp; [Ciudad.F311] &amp; &quot;),&quot;" table:style-name="ce1">
            <text:p>(15822,'Tota',15,5.560332,-72.985939),</text:p>
          </table:table-cell>
          <table:table-cell table:number-columns-repeated="16383"/>
        </table:table-row>
        <table:table-row table:style-name="ro1">
          <table:table-cell office:value-type="string" office:string-value="(15832,'Tununguá',15,5.7304983,-73.9334103)," table:formula="of:=&quot;(&quot; &amp; [Ciudad.A312] &amp; &quot;,'&quot; &amp; [Ciudad.B312] &amp; &quot;',&quot; &amp; [Ciudad.C312] &amp; &quot;,&quot; &amp; [Ciudad.E312] &amp; &quot;,&quot; &amp; [Ciudad.F312] &amp; &quot;),&quot;" table:style-name="ce1">
            <text:p>(15832,'Tununguá',15,5.7304983,-73.9334103),</text:p>
          </table:table-cell>
          <table:table-cell table:number-columns-repeated="16383"/>
        </table:table-row>
        <table:table-row table:style-name="ro1">
          <table:table-cell office:value-type="string" office:string-value="(15835,'Turmequé',15,5.324008,-73.4921449)," table:formula="of:=&quot;(&quot; &amp; [Ciudad.A313] &amp; &quot;,'&quot; &amp; [Ciudad.B313] &amp; &quot;',&quot; &amp; [Ciudad.C313] &amp; &quot;,&quot; &amp; [Ciudad.E313] &amp; &quot;,&quot; &amp; [Ciudad.F313] &amp; &quot;),&quot;" table:style-name="ce1">
            <text:p>(15835,'Turmequé',15,5.324008,-73.4921449),</text:p>
          </table:table-cell>
          <table:table-cell table:number-columns-repeated="16383"/>
        </table:table-row>
        <table:table-row table:style-name="ro1">
          <table:table-cell office:value-type="string" office:string-value="(15837,'Tuta',15,5.690894,-73.225987)," table:formula="of:=&quot;(&quot; &amp; [Ciudad.A314] &amp; &quot;,'&quot; &amp; [Ciudad.B314] &amp; &quot;',&quot; &amp; [Ciudad.C314] &amp; &quot;,&quot; &amp; [Ciudad.E314] &amp; &quot;,&quot; &amp; [Ciudad.F314] &amp; &quot;),&quot;" table:style-name="ce1">
            <text:p>(15837,'Tuta',15,5.690894,-73.225987),</text:p>
          </table:table-cell>
          <table:table-cell table:number-columns-repeated="16383"/>
        </table:table-row>
        <table:table-row table:style-name="ro1">
          <table:table-cell office:value-type="string" office:string-value="(15839,'Tutazá',15,6.032857,-72.856391)," table:formula="of:=&quot;(&quot; &amp; [Ciudad.A315] &amp; &quot;,'&quot; &amp; [Ciudad.B315] &amp; &quot;',&quot; &amp; [Ciudad.C315] &amp; &quot;,&quot; &amp; [Ciudad.E315] &amp; &quot;,&quot; &amp; [Ciudad.F315] &amp; &quot;),&quot;" table:style-name="ce1">
            <text:p>(15839,'Tutazá',15,6.032857,-72.856391),</text:p>
          </table:table-cell>
          <table:table-cell table:number-columns-repeated="16383"/>
        </table:table-row>
        <table:table-row table:style-name="ro1">
          <table:table-cell office:value-type="string" office:string-value="(15842,'Umbita',15,5.22138,-73.45687)," table:formula="of:=&quot;(&quot; &amp; [Ciudad.A316] &amp; &quot;,'&quot; &amp; [Ciudad.B316] &amp; &quot;',&quot; &amp; [Ciudad.C316] &amp; &quot;,&quot; &amp; [Ciudad.E316] &amp; &quot;,&quot; &amp; [Ciudad.F316] &amp; &quot;),&quot;" table:style-name="ce1">
            <text:p>(15842,'Umbita',15,5.22138,-73.45687),</text:p>
          </table:table-cell>
          <table:table-cell table:number-columns-repeated="16383"/>
        </table:table-row>
        <table:table-row table:style-name="ro1">
          <table:table-cell office:value-type="string" office:string-value="(15861,'Ventaquemada',15,5.372167,-73.522672)," table:formula="of:=&quot;(&quot; &amp; [Ciudad.A317] &amp; &quot;,'&quot; &amp; [Ciudad.B317] &amp; &quot;',&quot; &amp; [Ciudad.C317] &amp; &quot;,&quot; &amp; [Ciudad.E317] &amp; &quot;,&quot; &amp; [Ciudad.F317] &amp; &quot;),&quot;" table:style-name="ce1">
            <text:p>(15861,'Ventaquemada',15,5.372167,-73.522672),</text:p>
          </table:table-cell>
          <table:table-cell table:number-columns-repeated="16383"/>
        </table:table-row>
        <table:table-row table:style-name="ro1">
          <table:table-cell office:value-type="string" office:string-value="(15879,'Viracachá',15,5.437028,-73.296449)," table:formula="of:=&quot;(&quot; &amp; [Ciudad.A318] &amp; &quot;,'&quot; &amp; [Ciudad.B318] &amp; &quot;',&quot; &amp; [Ciudad.C318] &amp; &quot;,&quot; &amp; [Ciudad.E318] &amp; &quot;,&quot; &amp; [Ciudad.F318] &amp; &quot;),&quot;" table:style-name="ce1">
            <text:p>(15879,'Viracachá',15,5.437028,-73.296449),</text:p>
          </table:table-cell>
          <table:table-cell table:number-columns-repeated="16383"/>
        </table:table-row>
        <table:table-row table:style-name="ro1">
          <table:table-cell office:value-type="string" office:string-value="(15897,'Zetaquira',15,5.284206,-73.171179)," table:formula="of:=&quot;(&quot; &amp; [Ciudad.A319] &amp; &quot;,'&quot; &amp; [Ciudad.B319] &amp; &quot;',&quot; &amp; [Ciudad.C319] &amp; &quot;,&quot; &amp; [Ciudad.E319] &amp; &quot;,&quot; &amp; [Ciudad.F319] &amp; &quot;),&quot;" table:style-name="ce1">
            <text:p>(15897,'Zetaquira',15,5.284206,-73.171179),</text:p>
          </table:table-cell>
          <table:table-cell table:number-columns-repeated="16383"/>
        </table:table-row>
        <table:table-row table:style-name="ro1">
          <table:table-cell office:value-type="string" office:string-value="(17001,'Manizales',17,5.070275,-75.5138166)," table:formula="of:=&quot;(&quot; &amp; [Ciudad.A320] &amp; &quot;,'&quot; &amp; [Ciudad.B320] &amp; &quot;',&quot; &amp; [Ciudad.C320] &amp; &quot;,&quot; &amp; [Ciudad.E320] &amp; &quot;,&quot; &amp; [Ciudad.F320] &amp; &quot;),&quot;" table:style-name="ce1">
            <text:p>(17001,'Manizales',17,5.070275,-75.5138166),</text:p>
          </table:table-cell>
          <table:table-cell table:number-columns-repeated="16383"/>
        </table:table-row>
        <table:table-row table:style-name="ro1">
          <table:table-cell office:value-type="string" office:string-value="(17013,'Aguadas',17,5.608334,-75.453135)," table:formula="of:=&quot;(&quot; &amp; [Ciudad.A321] &amp; &quot;,'&quot; &amp; [Ciudad.B321] &amp; &quot;',&quot; &amp; [Ciudad.C321] &amp; &quot;,&quot; &amp; [Ciudad.E321] &amp; &quot;,&quot; &amp; [Ciudad.F321] &amp; &quot;),&quot;" table:style-name="ce1">
            <text:p>(17013,'Aguadas',17,5.608334,-75.453135),</text:p>
          </table:table-cell>
          <table:table-cell table:number-columns-repeated="16383"/>
        </table:table-row>
        <table:table-row table:style-name="ro1">
          <table:table-cell office:value-type="string" office:string-value="(17042,'Anserma',17,5.242598,-75.781831)," table:formula="of:=&quot;(&quot; &amp; [Ciudad.A322] &amp; &quot;,'&quot; &amp; [Ciudad.B322] &amp; &quot;',&quot; &amp; [Ciudad.C322] &amp; &quot;,&quot; &amp; [Ciudad.E322] &amp; &quot;,&quot; &amp; [Ciudad.F322] &amp; &quot;),&quot;" table:style-name="ce1">
            <text:p>(17042,'Anserma',17,5.242598,-75.781831),</text:p>
          </table:table-cell>
          <table:table-cell table:number-columns-repeated="16383"/>
        </table:table-row>
        <table:table-row table:style-name="ro1">
          <table:table-cell office:value-type="string" office:string-value="(17050,'Aranzazu',17,5.271896,-75.490582)," table:formula="of:=&quot;(&quot; &amp; [Ciudad.A323] &amp; &quot;,'&quot; &amp; [Ciudad.B323] &amp; &quot;',&quot; &amp; [Ciudad.C323] &amp; &quot;,&quot; &amp; [Ciudad.E323] &amp; &quot;,&quot; &amp; [Ciudad.F323] &amp; &quot;),&quot;" table:style-name="ce1">
            <text:p>(17050,'Aranzazu',17,5.271896,-75.490582),</text:p>
          </table:table-cell>
          <table:table-cell table:number-columns-repeated="16383"/>
        </table:table-row>
        <table:table-row table:style-name="ro1">
          <table:table-cell office:value-type="string" office:string-value="(17088,'Belalcázar',17,4.994942,-75.8048759)," table:formula="of:=&quot;(&quot; &amp; [Ciudad.A324] &amp; &quot;,'&quot; &amp; [Ciudad.B324] &amp; &quot;',&quot; &amp; [Ciudad.C324] &amp; &quot;,&quot; &amp; [Ciudad.E324] &amp; &quot;,&quot; &amp; [Ciudad.F324] &amp; &quot;),&quot;" table:style-name="ce1">
            <text:p>(17088,'Belalcázar',17,4.994942,-75.8048759),</text:p>
          </table:table-cell>
          <table:table-cell table:number-columns-repeated="16383"/>
        </table:table-row>
        <table:table-row table:style-name="ro1">
          <table:table-cell office:value-type="string" office:string-value="(17174,'Chinchiná',17,4.98273,-75.60526)," table:formula="of:=&quot;(&quot; &amp; [Ciudad.A325] &amp; &quot;,'&quot; &amp; [Ciudad.B325] &amp; &quot;',&quot; &amp; [Ciudad.C325] &amp; &quot;,&quot; &amp; [Ciudad.E325] &amp; &quot;,&quot; &amp; [Ciudad.F325] &amp; &quot;),&quot;" table:style-name="ce1">
            <text:p>(17174,'Chinchiná',17,4.98273,-75.60526),</text:p>
          </table:table-cell>
          <table:table-cell table:number-columns-repeated="16383"/>
        </table:table-row>
        <table:table-row table:style-name="ro1">
          <table:table-cell office:value-type="string" office:string-value="(17272,'Filadelfia',17,5.2977,-75.5623449)," table:formula="of:=&quot;(&quot; &amp; [Ciudad.A326] &amp; &quot;,'&quot; &amp; [Ciudad.B326] &amp; &quot;',&quot; &amp; [Ciudad.C326] &amp; &quot;,&quot; &amp; [Ciudad.E326] &amp; &quot;,&quot; &amp; [Ciudad.F326] &amp; &quot;),&quot;" table:style-name="ce1">
            <text:p>(17272,'Filadelfia',17,5.2977,-75.5623449),</text:p>
          </table:table-cell>
          <table:table-cell table:number-columns-repeated="16383"/>
        </table:table-row>
        <table:table-row table:style-name="ro1">
          <table:table-cell office:value-type="string" office:string-value="(17380,'La Dorada',17,5.472709,-74.667984)," table:formula="of:=&quot;(&quot; &amp; [Ciudad.A327] &amp; &quot;,'&quot; &amp; [Ciudad.B327] &amp; &quot;',&quot; &amp; [Ciudad.C327] &amp; &quot;,&quot; &amp; [Ciudad.E327] &amp; &quot;,&quot; &amp; [Ciudad.F327] &amp; &quot;),&quot;" table:style-name="ce1">
            <text:p>(17380,'La Dorada',17,5.472709,-74.667984),</text:p>
          </table:table-cell>
          <table:table-cell table:number-columns-repeated="16383"/>
        </table:table-row>
        <table:table-row table:style-name="ro1">
          <table:table-cell office:value-type="string" office:string-value="(17388,'La Merced',17,5.398218,-75.5470349)," table:formula="of:=&quot;(&quot; &amp; [Ciudad.A328] &amp; &quot;,'&quot; &amp; [Ciudad.B328] &amp; &quot;',&quot; &amp; [Ciudad.C328] &amp; &quot;,&quot; &amp; [Ciudad.E328] &amp; &quot;,&quot; &amp; [Ciudad.F328] &amp; &quot;),&quot;" table:style-name="ce1">
            <text:p>(17388,'La Merced',17,5.398218,-75.5470349),</text:p>
          </table:table-cell>
          <table:table-cell table:number-columns-repeated="16383"/>
        </table:table-row>
        <table:table-row table:style-name="ro1">
          <table:table-cell office:value-type="string" office:string-value="(17433,'Manzanares',17,5.255906,-75.1538939)," table:formula="of:=&quot;(&quot; &amp; [Ciudad.A329] &amp; &quot;,'&quot; &amp; [Ciudad.B329] &amp; &quot;',&quot; &amp; [Ciudad.C329] &amp; &quot;,&quot; &amp; [Ciudad.E329] &amp; &quot;,&quot; &amp; [Ciudad.F329] &amp; &quot;),&quot;" table:style-name="ce1">
            <text:p>(17433,'Manzanares',17,5.255906,-75.1538939),</text:p>
          </table:table-cell>
          <table:table-cell table:number-columns-repeated="16383"/>
        </table:table-row>
        <table:table-row table:style-name="ro1">
          <table:table-cell office:value-type="string" office:string-value="(17442,'Marmato',17,5.474716,-75.601051)," table:formula="of:=&quot;(&quot; &amp; [Ciudad.A330] &amp; &quot;,'&quot; &amp; [Ciudad.B330] &amp; &quot;',&quot; &amp; [Ciudad.C330] &amp; &quot;,&quot; &amp; [Ciudad.E330] &amp; &quot;,&quot; &amp; [Ciudad.F330] &amp; &quot;),&quot;" table:style-name="ce1">
            <text:p>(17442,'Marmato',17,5.474716,-75.601051),</text:p>
          </table:table-cell>
          <table:table-cell table:number-columns-repeated="16383"/>
        </table:table-row>
        <table:table-row table:style-name="ro1">
          <table:table-cell office:value-type="string" office:string-value="(17444,'Marquetalia',17,5.300064,-75.051548)," table:formula="of:=&quot;(&quot; &amp; [Ciudad.A331] &amp; &quot;,'&quot; &amp; [Ciudad.B331] &amp; &quot;',&quot; &amp; [Ciudad.C331] &amp; &quot;,&quot; &amp; [Ciudad.E331] &amp; &quot;,&quot; &amp; [Ciudad.F331] &amp; &quot;),&quot;" table:style-name="ce1">
            <text:p>(17444,'Marquetalia',17,5.300064,-75.051548),</text:p>
          </table:table-cell>
          <table:table-cell table:number-columns-repeated="16383"/>
        </table:table-row>
        <table:table-row table:style-name="ro1">
          <table:table-cell office:value-type="string" office:string-value="(17446,'Marulanda',17,5.2843859,-75.259705)," table:formula="of:=&quot;(&quot; &amp; [Ciudad.A332] &amp; &quot;,'&quot; &amp; [Ciudad.B332] &amp; &quot;',&quot; &amp; [Ciudad.C332] &amp; &quot;,&quot; &amp; [Ciudad.E332] &amp; &quot;,&quot; &amp; [Ciudad.F332] &amp; &quot;),&quot;" table:style-name="ce1">
            <text:p>(17446,'Marulanda',17,5.2843859,-75.259705),</text:p>
          </table:table-cell>
          <table:table-cell table:number-columns-repeated="16383"/>
        </table:table-row>
        <table:table-row table:style-name="ro1">
          <table:table-cell office:value-type="string" office:string-value="(17486,'Neira',17,5.166841,-75.520356)," table:formula="of:=&quot;(&quot; &amp; [Ciudad.A333] &amp; &quot;,'&quot; &amp; [Ciudad.B333] &amp; &quot;',&quot; &amp; [Ciudad.C333] &amp; &quot;,&quot; &amp; [Ciudad.E333] &amp; &quot;,&quot; &amp; [Ciudad.F333] &amp; &quot;),&quot;" table:style-name="ce1">
            <text:p>(17486,'Neira',17,5.166841,-75.520356),</text:p>
          </table:table-cell>
          <table:table-cell table:number-columns-repeated="16383"/>
        </table:table-row>
        <table:table-row table:style-name="ro1">
          <table:table-cell office:value-type="string" office:string-value="(17495,'Norcasia',17,5.576269,-74.889557)," table:formula="of:=&quot;(&quot; &amp; [Ciudad.A334] &amp; &quot;,'&quot; &amp; [Ciudad.B334] &amp; &quot;',&quot; &amp; [Ciudad.C334] &amp; &quot;,&quot; &amp; [Ciudad.E334] &amp; &quot;,&quot; &amp; [Ciudad.F334] &amp; &quot;),&quot;" table:style-name="ce1">
            <text:p>(17495,'Norcasia',17,5.576269,-74.889557),</text:p>
          </table:table-cell>
          <table:table-cell table:number-columns-repeated="16383"/>
        </table:table-row>
        <table:table-row table:style-name="ro1">
          <table:table-cell office:value-type="string" office:string-value="(17513,'Pácora',17,5.527995,-75.459881)," table:formula="of:=&quot;(&quot; &amp; [Ciudad.A335] &amp; &quot;,'&quot; &amp; [Ciudad.B335] &amp; &quot;',&quot; &amp; [Ciudad.C335] &amp; &quot;,&quot; &amp; [Ciudad.E335] &amp; &quot;,&quot; &amp; [Ciudad.F335] &amp; &quot;),&quot;" table:style-name="ce1">
            <text:p>(17513,'Pácora',17,5.527995,-75.459881),</text:p>
          </table:table-cell>
          <table:table-cell table:number-columns-repeated="16383"/>
        </table:table-row>
        <table:table-row table:style-name="ro1">
          <table:table-cell office:value-type="string" office:string-value="(17524,'Palestina',17,5.02022,-75.62281)," table:formula="of:=&quot;(&quot; &amp; [Ciudad.A336] &amp; &quot;,'&quot; &amp; [Ciudad.B336] &amp; &quot;',&quot; &amp; [Ciudad.C336] &amp; &quot;,&quot; &amp; [Ciudad.E336] &amp; &quot;,&quot; &amp; [Ciudad.F336] &amp; &quot;),&quot;" table:style-name="ce1">
            <text:p>(17524,'Palestina',17,5.02022,-75.62281),</text:p>
          </table:table-cell>
          <table:table-cell table:number-columns-repeated="16383"/>
        </table:table-row>
        <table:table-row table:style-name="ro1">
          <table:table-cell office:value-type="string" office:string-value="(17541,'Pensilvania',17,5.38211,-75.161426)," table:formula="of:=&quot;(&quot; &amp; [Ciudad.A337] &amp; &quot;,'&quot; &amp; [Ciudad.B337] &amp; &quot;',&quot; &amp; [Ciudad.C337] &amp; &quot;,&quot; &amp; [Ciudad.E337] &amp; &quot;,&quot; &amp; [Ciudad.F337] &amp; &quot;),&quot;" table:style-name="ce1">
            <text:p>(17541,'Pensilvania',17,5.38211,-75.161426),</text:p>
          </table:table-cell>
          <table:table-cell table:number-columns-repeated="16383"/>
        </table:table-row>
        <table:table-row table:style-name="ro1">
          <table:table-cell office:value-type="string" office:string-value="(17614,'Riosucio',17,5.4206839,-75.705388)," table:formula="of:=&quot;(&quot; &amp; [Ciudad.A338] &amp; &quot;,'&quot; &amp; [Ciudad.B338] &amp; &quot;',&quot; &amp; [Ciudad.C338] &amp; &quot;,&quot; &amp; [Ciudad.E338] &amp; &quot;,&quot; &amp; [Ciudad.F338] &amp; &quot;),&quot;" table:style-name="ce1">
            <text:p>(17614,'Riosucio',17,5.4206839,-75.705388),</text:p>
          </table:table-cell>
          <table:table-cell table:number-columns-repeated="16383"/>
        </table:table-row>
        <table:table-row table:style-name="ro1">
          <table:table-cell office:value-type="string" office:string-value="(17616,'Risaralda',17,5.163676,-75.768462)," table:formula="of:=&quot;(&quot; &amp; [Ciudad.A339] &amp; &quot;,'&quot; &amp; [Ciudad.B339] &amp; &quot;',&quot; &amp; [Ciudad.C339] &amp; &quot;,&quot; &amp; [Ciudad.E339] &amp; &quot;,&quot; &amp; [Ciudad.F339] &amp; &quot;),&quot;" table:style-name="ce1">
            <text:p>(17616,'Risaralda',17,5.163676,-75.768462),</text:p>
          </table:table-cell>
          <table:table-cell table:number-columns-repeated="16383"/>
        </table:table-row>
        <table:table-row table:style-name="ro1">
          <table:table-cell office:value-type="string" office:string-value="(17653,'Salamina',17,5.402354,-75.486468)," table:formula="of:=&quot;(&quot; &amp; [Ciudad.A340] &amp; &quot;,'&quot; &amp; [Ciudad.B340] &amp; &quot;',&quot; &amp; [Ciudad.C340] &amp; &quot;,&quot; &amp; [Ciudad.E340] &amp; &quot;,&quot; &amp; [Ciudad.F340] &amp; &quot;),&quot;" table:style-name="ce1">
            <text:p>(17653,'Salamina',17,5.402354,-75.486468),</text:p>
          </table:table-cell>
          <table:table-cell table:number-columns-repeated="16383"/>
        </table:table-row>
        <table:table-row table:style-name="ro1">
          <table:table-cell office:value-type="string" office:string-value="(17662,'Samaná',17,5.413047,-74.9914639)," table:formula="of:=&quot;(&quot; &amp; [Ciudad.A341] &amp; &quot;,'&quot; &amp; [Ciudad.B341] &amp; &quot;',&quot; &amp; [Ciudad.C341] &amp; &quot;,&quot; &amp; [Ciudad.E341] &amp; &quot;,&quot; &amp; [Ciudad.F341] &amp; &quot;),&quot;" table:style-name="ce1">
            <text:p>(17662,'Samaná',17,5.413047,-74.9914639),</text:p>
          </table:table-cell>
          <table:table-cell table:number-columns-repeated="16383"/>
        </table:table-row>
        <table:table-row table:style-name="ro1">
          <table:table-cell office:value-type="string" office:string-value="(17665,'San José',17,5.08414,-75.7903)," table:formula="of:=&quot;(&quot; &amp; [Ciudad.A342] &amp; &quot;,'&quot; &amp; [Ciudad.B342] &amp; &quot;',&quot; &amp; [Ciudad.C342] &amp; &quot;,&quot; &amp; [Ciudad.E342] &amp; &quot;,&quot; &amp; [Ciudad.F342] &amp; &quot;),&quot;" table:style-name="ce1">
            <text:p>(17665,'San José',17,5.08414,-75.7903),</text:p>
          </table:table-cell>
          <table:table-cell table:number-columns-repeated="16383"/>
        </table:table-row>
        <table:table-row table:style-name="ro1">
          <table:table-cell office:value-type="string" office:string-value="(17777,'Supía',17,5.45589,-75.650401)," table:formula="of:=&quot;(&quot; &amp; [Ciudad.A343] &amp; &quot;,'&quot; &amp; [Ciudad.B343] &amp; &quot;',&quot; &amp; [Ciudad.C343] &amp; &quot;,&quot; &amp; [Ciudad.E343] &amp; &quot;,&quot; &amp; [Ciudad.F343] &amp; &quot;),&quot;" table:style-name="ce1">
            <text:p>(17777,'Supía',17,5.45589,-75.650401),</text:p>
          </table:table-cell>
          <table:table-cell table:number-columns-repeated="16383"/>
        </table:table-row>
        <table:table-row table:style-name="ro1">
          <table:table-cell office:value-type="string" office:string-value="(17867,'Victoria',17,5.317755,-74.910711)," table:formula="of:=&quot;(&quot; &amp; [Ciudad.A344] &amp; &quot;,'&quot; &amp; [Ciudad.B344] &amp; &quot;',&quot; &amp; [Ciudad.C344] &amp; &quot;,&quot; &amp; [Ciudad.E344] &amp; &quot;,&quot; &amp; [Ciudad.F344] &amp; &quot;),&quot;" table:style-name="ce1">
            <text:p>(17867,'Victoria',17,5.317755,-74.910711),</text:p>
          </table:table-cell>
          <table:table-cell table:number-columns-repeated="16383"/>
        </table:table-row>
        <table:table-row table:style-name="ro1">
          <table:table-cell office:value-type="string" office:string-value="(17873,'Villamaría',17,5.042569,-75.514771)," table:formula="of:=&quot;(&quot; &amp; [Ciudad.A345] &amp; &quot;,'&quot; &amp; [Ciudad.B345] &amp; &quot;',&quot; &amp; [Ciudad.C345] &amp; &quot;,&quot; &amp; [Ciudad.E345] &amp; &quot;,&quot; &amp; [Ciudad.F345] &amp; &quot;),&quot;" table:style-name="ce1">
            <text:p>(17873,'Villamaría',17,5.042569,-75.514771),</text:p>
          </table:table-cell>
          <table:table-cell table:number-columns-repeated="16383"/>
        </table:table-row>
        <table:table-row table:style-name="ro1">
          <table:table-cell office:value-type="string" office:string-value="(17877,'Viterbo',17,5.0605779,-75.872356)," table:formula="of:=&quot;(&quot; &amp; [Ciudad.A346] &amp; &quot;,'&quot; &amp; [Ciudad.B346] &amp; &quot;',&quot; &amp; [Ciudad.C346] &amp; &quot;,&quot; &amp; [Ciudad.E346] &amp; &quot;,&quot; &amp; [Ciudad.F346] &amp; &quot;),&quot;" table:style-name="ce1">
            <text:p>(17877,'Viterbo',17,5.0605779,-75.872356),</text:p>
          </table:table-cell>
          <table:table-cell table:number-columns-repeated="16383"/>
        </table:table-row>
        <table:table-row table:style-name="ro1">
          <table:table-cell office:value-type="string" office:string-value="(18001,'Florencia',18,1.6153858,-75.6042364)," table:formula="of:=&quot;(&quot; &amp; [Ciudad.A347] &amp; &quot;,'&quot; &amp; [Ciudad.B347] &amp; &quot;',&quot; &amp; [Ciudad.C347] &amp; &quot;,&quot; &amp; [Ciudad.E347] &amp; &quot;,&quot; &amp; [Ciudad.F347] &amp; &quot;),&quot;" table:style-name="ce1">
            <text:p>(18001,'Florencia',18,1.6153858,-75.6042364),</text:p>
          </table:table-cell>
          <table:table-cell table:number-columns-repeated="16383"/>
        </table:table-row>
        <table:table-row table:style-name="ro1">
          <table:table-cell office:value-type="string" office:string-value="(18029,'Albania',18,1.328981,-75.878407)," table:formula="of:=&quot;(&quot; &amp; [Ciudad.A348] &amp; &quot;,'&quot; &amp; [Ciudad.B348] &amp; &quot;',&quot; &amp; [Ciudad.C348] &amp; &quot;,&quot; &amp; [Ciudad.E348] &amp; &quot;,&quot; &amp; [Ciudad.F348] &amp; &quot;),&quot;" table:style-name="ce1">
            <text:p>(18029,'Albania',18,1.328981,-75.878407),</text:p>
          </table:table-cell>
          <table:table-cell table:number-columns-repeated="16383"/>
        </table:table-row>
        <table:table-row table:style-name="ro1">
          <table:table-cell office:value-type="string" office:string-value="(18094,'Belén de Los Andaquies',18,1.41608,-75.87266)," table:formula="of:=&quot;(&quot; &amp; [Ciudad.A349] &amp; &quot;,'&quot; &amp; [Ciudad.B349] &amp; &quot;',&quot; &amp; [Ciudad.C349] &amp; &quot;,&quot; &amp; [Ciudad.E349] &amp; &quot;,&quot; &amp; [Ciudad.F349] &amp; &quot;),&quot;" table:style-name="ce1">
            <text:p>(18094,'Belén de Los Andaquies',18,1.41608,-75.87266),</text:p>
          </table:table-cell>
          <table:table-cell table:number-columns-repeated="16383"/>
        </table:table-row>
        <table:table-row table:style-name="ro1">
          <table:table-cell office:value-type="string" office:string-value="(18150,'Cartagena del Chairá',18,1.3338448,-74.8434026)," table:formula="of:=&quot;(&quot; &amp; [Ciudad.A350] &amp; &quot;,'&quot; &amp; [Ciudad.B350] &amp; &quot;',&quot; &amp; [Ciudad.C350] &amp; &quot;,&quot; &amp; [Ciudad.E350] &amp; &quot;,&quot; &amp; [Ciudad.F350] &amp; &quot;),&quot;" table:style-name="ce1">
            <text:p>(18150,'Cartagena del Chairá',18,1.3338448,-74.8434026),</text:p>
          </table:table-cell>
          <table:table-cell table:number-columns-repeated="16383"/>
        </table:table-row>
        <table:table-row table:style-name="ro1">
          <table:table-cell office:value-type="string" office:string-value="(18205,'Curillo',18,1.033817,-75.920771)," table:formula="of:=&quot;(&quot; &amp; [Ciudad.A351] &amp; &quot;,'&quot; &amp; [Ciudad.B351] &amp; &quot;',&quot; &amp; [Ciudad.C351] &amp; &quot;,&quot; &amp; [Ciudad.E351] &amp; &quot;,&quot; &amp; [Ciudad.F351] &amp; &quot;),&quot;" table:style-name="ce1">
            <text:p>(18205,'Curillo',18,1.033817,-75.920771),</text:p>
          </table:table-cell>
          <table:table-cell table:number-columns-repeated="16383"/>
        </table:table-row>
        <table:table-row table:style-name="ro1">
          <table:table-cell office:value-type="string" office:string-value="(18247,'El Doncello',18,1.680042,-75.2833349)," table:formula="of:=&quot;(&quot; &amp; [Ciudad.A352] &amp; &quot;,'&quot; &amp; [Ciudad.B352] &amp; &quot;',&quot; &amp; [Ciudad.C352] &amp; &quot;,&quot; &amp; [Ciudad.E352] &amp; &quot;,&quot; &amp; [Ciudad.F352] &amp; &quot;),&quot;" table:style-name="ce1">
            <text:p>(18247,'El Doncello',18,1.680042,-75.2833349),</text:p>
          </table:table-cell>
          <table:table-cell table:number-columns-repeated="16383"/>
        </table:table-row>
        <table:table-row table:style-name="ro1">
          <table:table-cell office:value-type="string" office:string-value="(18256,'El Paujil',18,1.571227,-75.3266979)," table:formula="of:=&quot;(&quot; &amp; [Ciudad.A353] &amp; &quot;,'&quot; &amp; [Ciudad.B353] &amp; &quot;',&quot; &amp; [Ciudad.C353] &amp; &quot;,&quot; &amp; [Ciudad.E353] &amp; &quot;,&quot; &amp; [Ciudad.F353] &amp; &quot;),&quot;" table:style-name="ce1">
            <text:p>(18256,'El Paujil',18,1.571227,-75.3266979),</text:p>
          </table:table-cell>
          <table:table-cell table:number-columns-repeated="16383"/>
        </table:table-row>
        <table:table-row table:style-name="ro1">
          <table:table-cell office:value-type="string" office:string-value="(18410,'La Montañita',18,1.47888,-75.43724)," table:formula="of:=&quot;(&quot; &amp; [Ciudad.A354] &amp; &quot;,'&quot; &amp; [Ciudad.B354] &amp; &quot;',&quot; &amp; [Ciudad.C354] &amp; &quot;,&quot; &amp; [Ciudad.E354] &amp; &quot;,&quot; &amp; [Ciudad.F354] &amp; &quot;),&quot;" table:style-name="ce1">
            <text:p>(18410,'La Montañita',18,1.47888,-75.43724),</text:p>
          </table:table-cell>
          <table:table-cell table:number-columns-repeated="16383"/>
        </table:table-row>
        <table:table-row table:style-name="ro1">
          <table:table-cell office:value-type="string" office:string-value="(18460,'Milán',18,1.33546,-75.51081)," table:formula="of:=&quot;(&quot; &amp; [Ciudad.A355] &amp; &quot;,'&quot; &amp; [Ciudad.B355] &amp; &quot;',&quot; &amp; [Ciudad.C355] &amp; &quot;,&quot; &amp; [Ciudad.E355] &amp; &quot;,&quot; &amp; [Ciudad.F355] &amp; &quot;),&quot;" table:style-name="ce1">
            <text:p>(18460,'Milán',18,1.33546,-75.51081),</text:p>
          </table:table-cell>
          <table:table-cell table:number-columns-repeated="16383"/>
        </table:table-row>
        <table:table-row table:style-name="ro1">
          <table:table-cell office:value-type="string" office:string-value="(18479,'Morelia',18,1.485694,-75.723179)," table:formula="of:=&quot;(&quot; &amp; [Ciudad.A356] &amp; &quot;,'&quot; &amp; [Ciudad.B356] &amp; &quot;',&quot; &amp; [Ciudad.C356] &amp; &quot;,&quot; &amp; [Ciudad.E356] &amp; &quot;,&quot; &amp; [Ciudad.F356] &amp; &quot;),&quot;" table:style-name="ce1">
            <text:p>(18479,'Morelia',18,1.485694,-75.723179),</text:p>
          </table:table-cell>
          <table:table-cell table:number-columns-repeated="16383"/>
        </table:table-row>
        <table:table-row table:style-name="ro1">
          <table:table-cell office:value-type="string" office:string-value="(18592,'Puerto Rico',18,1.909918,-75.157235)," table:formula="of:=&quot;(&quot; &amp; [Ciudad.A357] &amp; &quot;,'&quot; &amp; [Ciudad.B357] &amp; &quot;',&quot; &amp; [Ciudad.C357] &amp; &quot;,&quot; &amp; [Ciudad.E357] &amp; &quot;,&quot; &amp; [Ciudad.F357] &amp; &quot;),&quot;" table:style-name="ce1">
            <text:p>(18592,'Puerto Rico',18,1.909918,-75.157235),</text:p>
          </table:table-cell>
          <table:table-cell table:number-columns-repeated="16383"/>
        </table:table-row>
        <table:table-row table:style-name="ro1">
          <table:table-cell office:value-type="string" office:string-value="(18610,'San José del Fragua',18,1.3313483,-75.9739003)," table:formula="of:=&quot;(&quot; &amp; [Ciudad.A358] &amp; &quot;,'&quot; &amp; [Ciudad.B358] &amp; &quot;',&quot; &amp; [Ciudad.C358] &amp; &quot;,&quot; &amp; [Ciudad.E358] &amp; &quot;,&quot; &amp; [Ciudad.F358] &amp; &quot;),&quot;" table:style-name="ce1">
            <text:p>(18610,'San José del Fragua',18,1.3313483,-75.9739003),</text:p>
          </table:table-cell>
          <table:table-cell table:number-columns-repeated="16383"/>
        </table:table-row>
        <table:table-row table:style-name="ro1">
          <table:table-cell office:value-type="string" office:string-value="(18753,'San Vicente del Caguán',18,2.1136446,-74.7732056)," table:formula="of:=&quot;(&quot; &amp; [Ciudad.A359] &amp; &quot;,'&quot; &amp; [Ciudad.B359] &amp; &quot;',&quot; &amp; [Ciudad.C359] &amp; &quot;,&quot; &amp; [Ciudad.E359] &amp; &quot;,&quot; &amp; [Ciudad.F359] &amp; &quot;),&quot;" table:style-name="ce1">
            <text:p>(18753,'San Vicente del Caguán',18,2.1136446,-74.7732056),</text:p>
          </table:table-cell>
          <table:table-cell table:number-columns-repeated="16383"/>
        </table:table-row>
        <table:table-row table:style-name="ro1">
          <table:table-cell office:value-type="string" office:string-value="(18756,'Solano',18,0.699152,-75.253555)," table:formula="of:=&quot;(&quot; &amp; [Ciudad.A360] &amp; &quot;,'&quot; &amp; [Ciudad.B360] &amp; &quot;',&quot; &amp; [Ciudad.C360] &amp; &quot;,&quot; &amp; [Ciudad.E360] &amp; &quot;,&quot; &amp; [Ciudad.F360] &amp; &quot;),&quot;" table:style-name="ce1">
            <text:p>(18756,'Solano',18,0.699152,-75.253555),</text:p>
          </table:table-cell>
          <table:table-cell table:number-columns-repeated="16383"/>
        </table:table-row>
        <table:table-row table:style-name="ro1">
          <table:table-cell office:value-type="string" office:string-value="(18785,'Solita',18,0.88022,-75.62059)," table:formula="of:=&quot;(&quot; &amp; [Ciudad.A361] &amp; &quot;,'&quot; &amp; [Ciudad.B361] &amp; &quot;',&quot; &amp; [Ciudad.C361] &amp; &quot;,&quot; &amp; [Ciudad.E361] &amp; &quot;,&quot; &amp; [Ciudad.F361] &amp; &quot;),&quot;" table:style-name="ce1">
            <text:p>(18785,'Solita',18,0.88022,-75.62059),</text:p>
          </table:table-cell>
          <table:table-cell table:number-columns-repeated="16383"/>
        </table:table-row>
        <table:table-row table:style-name="ro1">
          <table:table-cell office:value-type="string" office:string-value="(18860,'Valparaíso',18,1.1951639,-75.705324)," table:formula="of:=&quot;(&quot; &amp; [Ciudad.A362] &amp; &quot;,'&quot; &amp; [Ciudad.B362] &amp; &quot;',&quot; &amp; [Ciudad.C362] &amp; &quot;,&quot; &amp; [Ciudad.E362] &amp; &quot;,&quot; &amp; [Ciudad.F362] &amp; &quot;),&quot;" table:style-name="ce1">
            <text:p>(18860,'Valparaíso',18,1.1951639,-75.705324),</text:p>
          </table:table-cell>
          <table:table-cell table:number-columns-repeated="16383"/>
        </table:table-row>
        <table:table-row table:style-name="ro1">
          <table:table-cell office:value-type="string" office:string-value="(19001,'Popayán',19,2.4448143,-76.6147395)," table:formula="of:=&quot;(&quot; &amp; [Ciudad.A363] &amp; &quot;,'&quot; &amp; [Ciudad.B363] &amp; &quot;',&quot; &amp; [Ciudad.C363] &amp; &quot;,&quot; &amp; [Ciudad.E363] &amp; &quot;,&quot; &amp; [Ciudad.F363] &amp; &quot;),&quot;" table:style-name="ce1">
            <text:p>(19001,'Popayán',19,2.4448143,-76.6147395),</text:p>
          </table:table-cell>
          <table:table-cell table:number-columns-repeated="16383"/>
        </table:table-row>
        <table:table-row table:style-name="ro1">
          <table:table-cell office:value-type="string" office:string-value="(19022,'Almaguer',19,1.914182,-76.854839)," table:formula="of:=&quot;(&quot; &amp; [Ciudad.A364] &amp; &quot;,'&quot; &amp; [Ciudad.B364] &amp; &quot;',&quot; &amp; [Ciudad.C364] &amp; &quot;,&quot; &amp; [Ciudad.E364] &amp; &quot;,&quot; &amp; [Ciudad.F364] &amp; &quot;),&quot;" table:style-name="ce1">
            <text:p>(19022,'Almaguer',19,1.914182,-76.854839),</text:p>
          </table:table-cell>
          <table:table-cell table:number-columns-repeated="16383"/>
        </table:table-row>
        <table:table-row table:style-name="ro1">
          <table:table-cell office:value-type="string" office:string-value="(19050,'Argelia',19,2.25575,-77.249334)," table:formula="of:=&quot;(&quot; &amp; [Ciudad.A365] &amp; &quot;,'&quot; &amp; [Ciudad.B365] &amp; &quot;',&quot; &amp; [Ciudad.C365] &amp; &quot;,&quot; &amp; [Ciudad.E365] &amp; &quot;,&quot; &amp; [Ciudad.F365] &amp; &quot;),&quot;" table:style-name="ce1">
            <text:p>(19050,'Argelia',19,2.25575,-77.249334),</text:p>
          </table:table-cell>
          <table:table-cell table:number-columns-repeated="16383"/>
        </table:table-row>
        <table:table-row table:style-name="ro1">
          <table:table-cell office:value-type="string" office:string-value="(19075,'Balboa',19,2.040728,-77.216606)," table:formula="of:=&quot;(&quot; &amp; [Ciudad.A366] &amp; &quot;,'&quot; &amp; [Ciudad.B366] &amp; &quot;',&quot; &amp; [Ciudad.C366] &amp; &quot;,&quot; &amp; [Ciudad.E366] &amp; &quot;,&quot; &amp; [Ciudad.F366] &amp; &quot;),&quot;" table:style-name="ce1">
            <text:p>(19075,'Balboa',19,2.040728,-77.216606),</text:p>
          </table:table-cell>
          <table:table-cell table:number-columns-repeated="16383"/>
        </table:table-row>
        <table:table-row table:style-name="ro1">
          <table:table-cell office:value-type="string" office:string-value="(19100,'Bolívar',19,1.97084,-76.96953)," table:formula="of:=&quot;(&quot; &amp; [Ciudad.A367] &amp; &quot;,'&quot; &amp; [Ciudad.B367] &amp; &quot;',&quot; &amp; [Ciudad.C367] &amp; &quot;,&quot; &amp; [Ciudad.E367] &amp; &quot;,&quot; &amp; [Ciudad.F367] &amp; &quot;),&quot;" table:style-name="ce1">
            <text:p>(19100,'Bolívar',19,1.97084,-76.96953),</text:p>
          </table:table-cell>
          <table:table-cell table:number-columns-repeated="16383"/>
        </table:table-row>
        <table:table-row table:style-name="ro1">
          <table:table-cell office:value-type="string" office:string-value="(19110,'Buenos Aires',19,3.01334,-76.643755)," table:formula="of:=&quot;(&quot; &amp; [Ciudad.A368] &amp; &quot;,'&quot; &amp; [Ciudad.B368] &amp; &quot;',&quot; &amp; [Ciudad.C368] &amp; &quot;,&quot; &amp; [Ciudad.E368] &amp; &quot;,&quot; &amp; [Ciudad.F368] &amp; &quot;),&quot;" table:style-name="ce1">
            <text:p>(19110,'Buenos Aires',19,3.01334,-76.643755),</text:p>
          </table:table-cell>
          <table:table-cell table:number-columns-repeated="16383"/>
        </table:table-row>
        <table:table-row table:style-name="ro1">
          <table:table-cell office:value-type="string" office:string-value="(19130,'Cajibío',19,2.621916,-76.571608)," table:formula="of:=&quot;(&quot; &amp; [Ciudad.A369] &amp; &quot;,'&quot; &amp; [Ciudad.B369] &amp; &quot;',&quot; &amp; [Ciudad.C369] &amp; &quot;,&quot; &amp; [Ciudad.E369] &amp; &quot;,&quot; &amp; [Ciudad.F369] &amp; &quot;),&quot;" table:style-name="ce1">
            <text:p>(19130,'Cajibío',19,2.621916,-76.571608),</text:p>
          </table:table-cell>
          <table:table-cell table:number-columns-repeated="16383"/>
        </table:table-row>
        <table:table-row table:style-name="ro1">
          <table:table-cell office:value-type="string" office:string-value="(19137,'Caldono',19,2.796679,-76.48577)," table:formula="of:=&quot;(&quot; &amp; [Ciudad.A370] &amp; &quot;,'&quot; &amp; [Ciudad.B370] &amp; &quot;',&quot; &amp; [Ciudad.C370] &amp; &quot;,&quot; &amp; [Ciudad.E370] &amp; &quot;,&quot; &amp; [Ciudad.F370] &amp; &quot;),&quot;" table:style-name="ce1">
            <text:p>(19137,'Caldono',19,2.796679,-76.48577),</text:p>
          </table:table-cell>
          <table:table-cell table:number-columns-repeated="16383"/>
        </table:table-row>
        <table:table-row table:style-name="ro1">
          <table:table-cell office:value-type="string" office:string-value="(19142,'Caloto',19,3.033544,-76.408081)," table:formula="of:=&quot;(&quot; &amp; [Ciudad.A371] &amp; &quot;,'&quot; &amp; [Ciudad.B371] &amp; &quot;',&quot; &amp; [Ciudad.C371] &amp; &quot;,&quot; &amp; [Ciudad.E371] &amp; &quot;,&quot; &amp; [Ciudad.F371] &amp; &quot;),&quot;" table:style-name="ce1">
            <text:p>(19142,'Caloto',19,3.033544,-76.408081),</text:p>
          </table:table-cell>
          <table:table-cell table:number-columns-repeated="16383"/>
        </table:table-row>
        <table:table-row table:style-name="ro1">
          <table:table-cell office:value-type="string" office:string-value="(19212,'Corinto',19,3.174159,-76.258802)," table:formula="of:=&quot;(&quot; &amp; [Ciudad.A372] &amp; &quot;,'&quot; &amp; [Ciudad.B372] &amp; &quot;',&quot; &amp; [Ciudad.C372] &amp; &quot;,&quot; &amp; [Ciudad.E372] &amp; &quot;,&quot; &amp; [Ciudad.F372] &amp; &quot;),&quot;" table:style-name="ce1">
            <text:p>(19212,'Corinto',19,3.174159,-76.258802),</text:p>
          </table:table-cell>
          <table:table-cell table:number-columns-repeated="16383"/>
        </table:table-row>
        <table:table-row table:style-name="ro1">
          <table:table-cell office:value-type="string" office:string-value="(19256,'El Tambo',19,2.452695,-76.811322)," table:formula="of:=&quot;(&quot; &amp; [Ciudad.A373] &amp; &quot;,'&quot; &amp; [Ciudad.B373] &amp; &quot;',&quot; &amp; [Ciudad.C373] &amp; &quot;,&quot; &amp; [Ciudad.E373] &amp; &quot;,&quot; &amp; [Ciudad.F373] &amp; &quot;),&quot;" table:style-name="ce1">
            <text:p>(19256,'El Tambo',19,2.452695,-76.811322),</text:p>
          </table:table-cell>
          <table:table-cell table:number-columns-repeated="16383"/>
        </table:table-row>
        <table:table-row table:style-name="ro1">
          <table:table-cell office:value-type="string" office:string-value="(19290,'Florencia',19,1.683061,-77.072933)," table:formula="of:=&quot;(&quot; &amp; [Ciudad.A374] &amp; &quot;,'&quot; &amp; [Ciudad.B374] &amp; &quot;',&quot; &amp; [Ciudad.C374] &amp; &quot;,&quot; &amp; [Ciudad.E374] &amp; &quot;,&quot; &amp; [Ciudad.F374] &amp; &quot;),&quot;" table:style-name="ce1">
            <text:p>(19290,'Florencia',19,1.683061,-77.072933),</text:p>
          </table:table-cell>
          <table:table-cell table:number-columns-repeated="16383"/>
        </table:table-row>
        <table:table-row table:style-name="ro1">
          <table:table-cell office:value-type="string" office:string-value="(19300,'Guachené',19,3.1329159,-76.393794)," table:formula="of:=&quot;(&quot; &amp; [Ciudad.A375] &amp; &quot;,'&quot; &amp; [Ciudad.B375] &amp; &quot;',&quot; &amp; [Ciudad.C375] &amp; &quot;,&quot; &amp; [Ciudad.E375] &amp; &quot;,&quot; &amp; [Ciudad.F375] &amp; &quot;),&quot;" table:style-name="ce1">
            <text:p>(19300,'Guachené',19,3.1329159,-76.393794),</text:p>
          </table:table-cell>
          <table:table-cell table:number-columns-repeated="16383"/>
        </table:table-row>
        <table:table-row table:style-name="ro1">
          <table:table-cell office:value-type="string" office:string-value="(19318,'Guapi',19,2.571287,-77.885469)," table:formula="of:=&quot;(&quot; &amp; [Ciudad.A376] &amp; &quot;,'&quot; &amp; [Ciudad.B376] &amp; &quot;',&quot; &amp; [Ciudad.C376] &amp; &quot;,&quot; &amp; [Ciudad.E376] &amp; &quot;,&quot; &amp; [Ciudad.F376] &amp; &quot;),&quot;" table:style-name="ce1">
            <text:p>(19318,'Guapi',19,2.571287,-77.885469),</text:p>
          </table:table-cell>
          <table:table-cell table:number-columns-repeated="16383"/>
        </table:table-row>
        <table:table-row table:style-name="ro1">
          <table:table-cell office:value-type="string" office:string-value="(19355,'Inzá',19,2.55168,-76.06517)," table:formula="of:=&quot;(&quot; &amp; [Ciudad.A377] &amp; &quot;,'&quot; &amp; [Ciudad.B377] &amp; &quot;',&quot; &amp; [Ciudad.C377] &amp; &quot;,&quot; &amp; [Ciudad.E377] &amp; &quot;,&quot; &amp; [Ciudad.F377] &amp; &quot;),&quot;" table:style-name="ce1">
            <text:p>(19355,'Inzá',19,2.55168,-76.06517),</text:p>
          </table:table-cell>
          <table:table-cell table:number-columns-repeated="16383"/>
        </table:table-row>
        <table:table-row table:style-name="ro1">
          <table:table-cell office:value-type="string" office:string-value="(19364,'Jambaló',19,2.777846,-76.324327)," table:formula="of:=&quot;(&quot; &amp; [Ciudad.A378] &amp; &quot;,'&quot; &amp; [Ciudad.B378] &amp; &quot;',&quot; &amp; [Ciudad.C378] &amp; &quot;,&quot; &amp; [Ciudad.E378] &amp; &quot;,&quot; &amp; [Ciudad.F378] &amp; &quot;),&quot;" table:style-name="ce1">
            <text:p>(19364,'Jambaló',19,2.777846,-76.324327),</text:p>
          </table:table-cell>
          <table:table-cell table:number-columns-repeated="16383"/>
        </table:table-row>
        <table:table-row table:style-name="ro1">
          <table:table-cell office:value-type="string" office:string-value="(19392,'La Sierra',19,2.17845,-76.76214)," table:formula="of:=&quot;(&quot; &amp; [Ciudad.A379] &amp; &quot;,'&quot; &amp; [Ciudad.B379] &amp; &quot;',&quot; &amp; [Ciudad.C379] &amp; &quot;,&quot; &amp; [Ciudad.E379] &amp; &quot;,&quot; &amp; [Ciudad.F379] &amp; &quot;),&quot;" table:style-name="ce1">
            <text:p>(19392,'La Sierra',19,2.17845,-76.76214),</text:p>
          </table:table-cell>
          <table:table-cell table:number-columns-repeated="16383"/>
        </table:table-row>
        <table:table-row table:style-name="ro1">
          <table:table-cell office:value-type="string" office:string-value="(19397,'La Vega',19,2.00048,-76.77854)," table:formula="of:=&quot;(&quot; &amp; [Ciudad.A380] &amp; &quot;,'&quot; &amp; [Ciudad.B380] &amp; &quot;',&quot; &amp; [Ciudad.C380] &amp; &quot;,&quot; &amp; [Ciudad.E380] &amp; &quot;,&quot; &amp; [Ciudad.F380] &amp; &quot;),&quot;" table:style-name="ce1">
            <text:p>(19397,'La Vega',19,2.00048,-76.77854),</text:p>
          </table:table-cell>
          <table:table-cell table:number-columns-repeated="16383"/>
        </table:table-row>
        <table:table-row table:style-name="ro1">
          <table:table-cell office:value-type="string" office:string-value="(19418,'López',19,2.8458039,-77.248039)," table:formula="of:=&quot;(&quot; &amp; [Ciudad.A381] &amp; &quot;,'&quot; &amp; [Ciudad.B381] &amp; &quot;',&quot; &amp; [Ciudad.C381] &amp; &quot;,&quot; &amp; [Ciudad.E381] &amp; &quot;,&quot; &amp; [Ciudad.F381] &amp; &quot;),&quot;" table:style-name="ce1">
            <text:p>(19418,'López',19,2.8458039,-77.248039),</text:p>
          </table:table-cell>
          <table:table-cell table:number-columns-repeated="16383"/>
        </table:table-row>
        <table:table-row table:style-name="ro1">
          <table:table-cell office:value-type="string" office:string-value="(19450,'Mercaderes',19,1.795801,-77.163397)," table:formula="of:=&quot;(&quot; &amp; [Ciudad.A382] &amp; &quot;,'&quot; &amp; [Ciudad.B382] &amp; &quot;',&quot; &amp; [Ciudad.C382] &amp; &quot;,&quot; &amp; [Ciudad.E382] &amp; &quot;,&quot; &amp; [Ciudad.F382] &amp; &quot;),&quot;" table:style-name="ce1">
            <text:p>(19450,'Mercaderes',19,1.795801,-77.163397),</text:p>
          </table:table-cell>
          <table:table-cell table:number-columns-repeated="16383"/>
        </table:table-row>
        <table:table-row table:style-name="ro1">
          <table:table-cell office:value-type="string" office:string-value="(19455,'Miranda',19,3.251528,-76.229027)," table:formula="of:=&quot;(&quot; &amp; [Ciudad.A383] &amp; &quot;,'&quot; &amp; [Ciudad.B383] &amp; &quot;',&quot; &amp; [Ciudad.C383] &amp; &quot;,&quot; &amp; [Ciudad.E383] &amp; &quot;,&quot; &amp; [Ciudad.F383] &amp; &quot;),&quot;" table:style-name="ce1">
            <text:p>(19455,'Miranda',19,3.251528,-76.229027),</text:p>
          </table:table-cell>
          <table:table-cell table:number-columns-repeated="16383"/>
        </table:table-row>
        <table:table-row table:style-name="ro1">
          <table:table-cell office:value-type="string" office:string-value="(19473,'Morales',19,2.753912,-76.628114)," table:formula="of:=&quot;(&quot; &amp; [Ciudad.A384] &amp; &quot;,'&quot; &amp; [Ciudad.B384] &amp; &quot;',&quot; &amp; [Ciudad.C384] &amp; &quot;,&quot; &amp; [Ciudad.E384] &amp; &quot;,&quot; &amp; [Ciudad.F384] &amp; &quot;),&quot;" table:style-name="ce1">
            <text:p>(19473,'Morales',19,2.753912,-76.628114),</text:p>
          </table:table-cell>
          <table:table-cell table:number-columns-repeated="16383"/>
        </table:table-row>
        <table:table-row table:style-name="ro1">
          <table:table-cell office:value-type="string" office:string-value="(19513,'Padilla',19,3.223586,-76.3133579)," table:formula="of:=&quot;(&quot; &amp; [Ciudad.A385] &amp; &quot;,'&quot; &amp; [Ciudad.B385] &amp; &quot;',&quot; &amp; [Ciudad.C385] &amp; &quot;,&quot; &amp; [Ciudad.E385] &amp; &quot;,&quot; &amp; [Ciudad.F385] &amp; &quot;),&quot;" table:style-name="ce1">
            <text:p>(19513,'Padilla',19,3.223586,-76.3133579),</text:p>
          </table:table-cell>
          <table:table-cell table:number-columns-repeated="16383"/>
        </table:table-row>
        <table:table-row table:style-name="ro1">
          <table:table-cell office:value-type="string" office:string-value="(19517,'Páez',19,2.65474,-75.9928)," table:formula="of:=&quot;(&quot; &amp; [Ciudad.A386] &amp; &quot;,'&quot; &amp; [Ciudad.B386] &amp; &quot;',&quot; &amp; [Ciudad.C386] &amp; &quot;,&quot; &amp; [Ciudad.E386] &amp; &quot;,&quot; &amp; [Ciudad.F386] &amp; &quot;),&quot;" table:style-name="ce1">
            <text:p>(19517,'Páez',19,2.65474,-75.9928),</text:p>
          </table:table-cell>
          <table:table-cell table:number-columns-repeated="16383"/>
        </table:table-row>
        <table:table-row table:style-name="ro1">
          <table:table-cell office:value-type="string" office:string-value="(19532,'Patía',19,2.069301,-77.053095)," table:formula="of:=&quot;(&quot; &amp; [Ciudad.A387] &amp; &quot;,'&quot; &amp; [Ciudad.B387] &amp; &quot;',&quot; &amp; [Ciudad.C387] &amp; &quot;,&quot; &amp; [Ciudad.E387] &amp; &quot;,&quot; &amp; [Ciudad.F387] &amp; &quot;),&quot;" table:style-name="ce1">
            <text:p>(19532,'Patía',19,2.069301,-77.053095),</text:p>
          </table:table-cell>
          <table:table-cell table:number-columns-repeated="16383"/>
        </table:table-row>
        <table:table-row table:style-name="ro1">
          <table:table-cell office:value-type="string" office:string-value="(19533,'Piamonte',19,1.117611,-76.319972)," table:formula="of:=&quot;(&quot; &amp; [Ciudad.A388] &amp; &quot;,'&quot; &amp; [Ciudad.B388] &amp; &quot;',&quot; &amp; [Ciudad.C388] &amp; &quot;,&quot; &amp; [Ciudad.E388] &amp; &quot;,&quot; &amp; [Ciudad.F388] &amp; &quot;),&quot;" table:style-name="ce1">
            <text:p>(19533,'Piamonte',19,1.117611,-76.319972),</text:p>
          </table:table-cell>
          <table:table-cell table:number-columns-repeated="16383"/>
        </table:table-row>
        <table:table-row table:style-name="ro1">
          <table:table-cell office:value-type="string" office:string-value="(19548,'Piendamó',19,2.6430699,-76.98918)," table:formula="of:=&quot;(&quot; &amp; [Ciudad.A389] &amp; &quot;,'&quot; &amp; [Ciudad.B389] &amp; &quot;',&quot; &amp; [Ciudad.C389] &amp; &quot;,&quot; &amp; [Ciudad.E389] &amp; &quot;,&quot; &amp; [Ciudad.F389] &amp; &quot;),&quot;" table:style-name="ce1">
            <text:p>(19548,'Piendamó',19,2.6430699,-76.98918),</text:p>
          </table:table-cell>
          <table:table-cell table:number-columns-repeated="16383"/>
        </table:table-row>
        <table:table-row table:style-name="ro1">
          <table:table-cell office:value-type="string" office:string-value="(19573,'Puerto Tejada',19,3.22059,-76.415465)," table:formula="of:=&quot;(&quot; &amp; [Ciudad.A390] &amp; &quot;,'&quot; &amp; [Ciudad.B390] &amp; &quot;',&quot; &amp; [Ciudad.C390] &amp; &quot;,&quot; &amp; [Ciudad.E390] &amp; &quot;,&quot; &amp; [Ciudad.F390] &amp; &quot;),&quot;" table:style-name="ce1">
            <text:p>(19573,'Puerto Tejada',19,3.22059,-76.415465),</text:p>
          </table:table-cell>
          <table:table-cell table:number-columns-repeated="16383"/>
        </table:table-row>
        <table:table-row table:style-name="ro1">
          <table:table-cell office:value-type="string" office:string-value="(19585,'Puracé',19,2.341733,-76.497159)," table:formula="of:=&quot;(&quot; &amp; [Ciudad.A391] &amp; &quot;,'&quot; &amp; [Ciudad.B391] &amp; &quot;',&quot; &amp; [Ciudad.C391] &amp; &quot;,&quot; &amp; [Ciudad.E391] &amp; &quot;,&quot; &amp; [Ciudad.F391] &amp; &quot;),&quot;" table:style-name="ce1">
            <text:p>(19585,'Puracé',19,2.341733,-76.497159),</text:p>
          </table:table-cell>
          <table:table-cell table:number-columns-repeated="16383"/>
        </table:table-row>
        <table:table-row table:style-name="ro1">
          <table:table-cell office:value-type="string" office:string-value="(19622,'Rosas',19,2.261858,-76.7406139)," table:formula="of:=&quot;(&quot; &amp; [Ciudad.A392] &amp; &quot;,'&quot; &amp; [Ciudad.B392] &amp; &quot;',&quot; &amp; [Ciudad.C392] &amp; &quot;,&quot; &amp; [Ciudad.E392] &amp; &quot;,&quot; &amp; [Ciudad.F392] &amp; &quot;),&quot;" table:style-name="ce1">
            <text:p>(19622,'Rosas',19,2.261858,-76.7406139),</text:p>
          </table:table-cell>
          <table:table-cell table:number-columns-repeated="16383"/>
        </table:table-row>
        <table:table-row table:style-name="ro1">
          <table:table-cell office:value-type="string" office:string-value="(19693,'San Sebastián',19,1.838574,-76.770954)," table:formula="of:=&quot;(&quot; &amp; [Ciudad.A393] &amp; &quot;,'&quot; &amp; [Ciudad.B393] &amp; &quot;',&quot; &amp; [Ciudad.C393] &amp; &quot;,&quot; &amp; [Ciudad.E393] &amp; &quot;,&quot; &amp; [Ciudad.F393] &amp; &quot;),&quot;" table:style-name="ce1">
            <text:p>(19693,'San Sebastián',19,1.838574,-76.770954),</text:p>
          </table:table-cell>
          <table:table-cell table:number-columns-repeated="16383"/>
        </table:table-row>
        <table:table-row table:style-name="ro1">
          <table:table-cell office:value-type="string" office:string-value="(19698,'Santander de Quilichao',19,3.01228,-76.484533)," table:formula="of:=&quot;(&quot; &amp; [Ciudad.A394] &amp; &quot;,'&quot; &amp; [Ciudad.B394] &amp; &quot;',&quot; &amp; [Ciudad.C394] &amp; &quot;,&quot; &amp; [Ciudad.E394] &amp; &quot;,&quot; &amp; [Ciudad.F394] &amp; &quot;),&quot;" table:style-name="ce1">
            <text:p>(19698,'Santander de Quilichao',19,3.01228,-76.484533),</text:p>
          </table:table-cell>
          <table:table-cell table:number-columns-repeated="16383"/>
        </table:table-row>
        <table:table-row table:style-name="ro1">
          <table:table-cell office:value-type="string" office:string-value="(19701,'Santa Rosa',19,1.703026,-76.573617)," table:formula="of:=&quot;(&quot; &amp; [Ciudad.A395] &amp; &quot;,'&quot; &amp; [Ciudad.B395] &amp; &quot;',&quot; &amp; [Ciudad.C395] &amp; &quot;,&quot; &amp; [Ciudad.E395] &amp; &quot;,&quot; &amp; [Ciudad.F395] &amp; &quot;),&quot;" table:style-name="ce1">
            <text:p>(19701,'Santa Rosa',19,1.703026,-76.573617),</text:p>
          </table:table-cell>
          <table:table-cell table:number-columns-repeated="16383"/>
        </table:table-row>
        <table:table-row table:style-name="ro1">
          <table:table-cell office:value-type="string" office:string-value="(19743,'Silvia',19,2.611615,-76.37754)," table:formula="of:=&quot;(&quot; &amp; [Ciudad.A396] &amp; &quot;,'&quot; &amp; [Ciudad.B396] &amp; &quot;',&quot; &amp; [Ciudad.C396] &amp; &quot;,&quot; &amp; [Ciudad.E396] &amp; &quot;,&quot; &amp; [Ciudad.F396] &amp; &quot;),&quot;" table:style-name="ce1">
            <text:p>(19743,'Silvia',19,2.611615,-76.37754),</text:p>
          </table:table-cell>
          <table:table-cell table:number-columns-repeated="16383"/>
        </table:table-row>
        <table:table-row table:style-name="ro1">
          <table:table-cell office:value-type="string" office:string-value="(19760,'Sotara',19,2.2781525,-76.5950555)," table:formula="of:=&quot;(&quot; &amp; [Ciudad.A397] &amp; &quot;,'&quot; &amp; [Ciudad.B397] &amp; &quot;',&quot; &amp; [Ciudad.C397] &amp; &quot;,&quot; &amp; [Ciudad.E397] &amp; &quot;,&quot; &amp; [Ciudad.F397] &amp; &quot;),&quot;" table:style-name="ce1">
            <text:p>(19760,'Sotara',19,2.2781525,-76.5950555),</text:p>
          </table:table-cell>
          <table:table-cell table:number-columns-repeated="16383"/>
        </table:table-row>
        <table:table-row table:style-name="ro1">
          <table:table-cell office:value-type="string" office:string-value="(19780,'Suárez',19,2.9543832,-76.6954089)," table:formula="of:=&quot;(&quot; &amp; [Ciudad.A398] &amp; &quot;,'&quot; &amp; [Ciudad.B398] &amp; &quot;',&quot; &amp; [Ciudad.C398] &amp; &quot;,&quot; &amp; [Ciudad.E398] &amp; &quot;,&quot; &amp; [Ciudad.F398] &amp; &quot;),&quot;" table:style-name="ce1">
            <text:p>(19780,'Suárez',19,2.9543832,-76.6954089),</text:p>
          </table:table-cell>
          <table:table-cell table:number-columns-repeated="16383"/>
        </table:table-row>
        <table:table-row table:style-name="ro1">
          <table:table-cell office:value-type="string" office:string-value="(19785,'Sucre',19,2.038267,-76.9254349)," table:formula="of:=&quot;(&quot; &amp; [Ciudad.A399] &amp; &quot;,'&quot; &amp; [Ciudad.B399] &amp; &quot;',&quot; &amp; [Ciudad.C399] &amp; &quot;,&quot; &amp; [Ciudad.E399] &amp; &quot;,&quot; &amp; [Ciudad.F399] &amp; &quot;),&quot;" table:style-name="ce1">
            <text:p>(19785,'Sucre',19,2.038267,-76.9254349),</text:p>
          </table:table-cell>
          <table:table-cell table:number-columns-repeated="16383"/>
        </table:table-row>
        <table:table-row table:style-name="ro1">
          <table:table-cell office:value-type="string" office:string-value="(19807,'Timbío',19,2.352686,-76.683352)," table:formula="of:=&quot;(&quot; &amp; [Ciudad.A400] &amp; &quot;,'&quot; &amp; [Ciudad.B400] &amp; &quot;',&quot; &amp; [Ciudad.C400] &amp; &quot;,&quot; &amp; [Ciudad.E400] &amp; &quot;,&quot; &amp; [Ciudad.F400] &amp; &quot;),&quot;" table:style-name="ce1">
            <text:p>(19807,'Timbío',19,2.352686,-76.683352),</text:p>
          </table:table-cell>
          <table:table-cell table:number-columns-repeated="16383"/>
        </table:table-row>
        <table:table-row table:style-name="ro1">
          <table:table-cell office:value-type="string" office:string-value="(19809,'Timbiquí',19,2.777744,-77.667606)," table:formula="of:=&quot;(&quot; &amp; [Ciudad.A401] &amp; &quot;,'&quot; &amp; [Ciudad.B401] &amp; &quot;',&quot; &amp; [Ciudad.C401] &amp; &quot;,&quot; &amp; [Ciudad.E401] &amp; &quot;,&quot; &amp; [Ciudad.F401] &amp; &quot;),&quot;" table:style-name="ce1">
            <text:p>(19809,'Timbiquí',19,2.777744,-77.667606),</text:p>
          </table:table-cell>
          <table:table-cell table:number-columns-repeated="16383"/>
        </table:table-row>
        <table:table-row table:style-name="ro1">
          <table:table-cell office:value-type="string" office:string-value="(19821,'Toribio',19,2.9562909,-76.2704)," table:formula="of:=&quot;(&quot; &amp; [Ciudad.A402] &amp; &quot;,'&quot; &amp; [Ciudad.B402] &amp; &quot;',&quot; &amp; [Ciudad.C402] &amp; &quot;,&quot; &amp; [Ciudad.E402] &amp; &quot;,&quot; &amp; [Ciudad.F402] &amp; &quot;),&quot;" table:style-name="ce1">
            <text:p>(19821,'Toribio',19,2.9562909,-76.2704),</text:p>
          </table:table-cell>
          <table:table-cell table:number-columns-repeated="16383"/>
        </table:table-row>
        <table:table-row table:style-name="ro1">
          <table:table-cell office:value-type="string" office:string-value="(19824,'Totoró',19,2.509941,-76.40173)," table:formula="of:=&quot;(&quot; &amp; [Ciudad.A403] &amp; &quot;,'&quot; &amp; [Ciudad.B403] &amp; &quot;',&quot; &amp; [Ciudad.C403] &amp; &quot;,&quot; &amp; [Ciudad.E403] &amp; &quot;,&quot; &amp; [Ciudad.F403] &amp; &quot;),&quot;" table:style-name="ce1">
            <text:p>(19824,'Totoró',19,2.509941,-76.40173),</text:p>
          </table:table-cell>
          <table:table-cell table:number-columns-repeated="16383"/>
        </table:table-row>
        <table:table-row table:style-name="ro1">
          <table:table-cell office:value-type="string" office:string-value="(19845,'Villa Rica',19,2.51364,-76.84774)," table:formula="of:=&quot;(&quot; &amp; [Ciudad.A404] &amp; &quot;,'&quot; &amp; [Ciudad.B404] &amp; &quot;',&quot; &amp; [Ciudad.C404] &amp; &quot;,&quot; &amp; [Ciudad.E404] &amp; &quot;,&quot; &amp; [Ciudad.F404] &amp; &quot;),&quot;" table:style-name="ce1">
            <text:p>(19845,'Villa Rica',19,2.51364,-76.84774),</text:p>
          </table:table-cell>
          <table:table-cell table:number-columns-repeated="16383"/>
        </table:table-row>
        <table:table-row table:style-name="ro1">
          <table:table-cell office:value-type="string" office:string-value="(20001,'Valledupar',20,10.4742449,-73.2436335)," table:formula="of:=&quot;(&quot; &amp; [Ciudad.A405] &amp; &quot;,'&quot; &amp; [Ciudad.B405] &amp; &quot;',&quot; &amp; [Ciudad.C405] &amp; &quot;,&quot; &amp; [Ciudad.E405] &amp; &quot;,&quot; &amp; [Ciudad.F405] &amp; &quot;),&quot;" table:style-name="ce1">
            <text:p>(20001,'Valledupar',20,10.4742449,-73.2436335),</text:p>
          </table:table-cell>
          <table:table-cell table:number-columns-repeated="16383"/>
        </table:table-row>
        <table:table-row table:style-name="ro1">
          <table:table-cell office:value-type="string" office:string-value="(20011,'Aguachica',20,8.305925,-73.611665)," table:formula="of:=&quot;(&quot; &amp; [Ciudad.A406] &amp; &quot;,'&quot; &amp; [Ciudad.B406] &amp; &quot;',&quot; &amp; [Ciudad.C406] &amp; &quot;,&quot; &amp; [Ciudad.E406] &amp; &quot;,&quot; &amp; [Ciudad.F406] &amp; &quot;),&quot;" table:style-name="ce1">
            <text:p>(20011,'Aguachica',20,8.305925,-73.611665),</text:p>
          </table:table-cell>
          <table:table-cell table:number-columns-repeated="16383"/>
        </table:table-row>
        <table:table-row table:style-name="ro1">
          <table:table-cell office:value-type="string" office:string-value="(20013,'Agustín Codazzi',20,10.034716,-73.237105)," table:formula="of:=&quot;(&quot; &amp; [Ciudad.A407] &amp; &quot;,'&quot; &amp; [Ciudad.B407] &amp; &quot;',&quot; &amp; [Ciudad.C407] &amp; &quot;,&quot; &amp; [Ciudad.E407] &amp; &quot;,&quot; &amp; [Ciudad.F407] &amp; &quot;),&quot;" table:style-name="ce1">
            <text:p>(20013,'Agustín Codazzi',20,10.034716,-73.237105),</text:p>
          </table:table-cell>
          <table:table-cell table:number-columns-repeated="16383"/>
        </table:table-row>
        <table:table-row table:style-name="ro1">
          <table:table-cell office:value-type="string" office:string-value="(20032,'Astrea',20,9.496125,-73.976122)," table:formula="of:=&quot;(&quot; &amp; [Ciudad.A408] &amp; &quot;,'&quot; &amp; [Ciudad.B408] &amp; &quot;',&quot; &amp; [Ciudad.C408] &amp; &quot;,&quot; &amp; [Ciudad.E408] &amp; &quot;,&quot; &amp; [Ciudad.F408] &amp; &quot;),&quot;" table:style-name="ce1">
            <text:p>(20032,'Astrea',20,9.496125,-73.976122),</text:p>
          </table:table-cell>
          <table:table-cell table:number-columns-repeated="16383"/>
        </table:table-row>
        <table:table-row table:style-name="ro1">
          <table:table-cell office:value-type="string" office:string-value="(20045,'Becerril',20,9.703677,-73.278795)," table:formula="of:=&quot;(&quot; &amp; [Ciudad.A409] &amp; &quot;,'&quot; &amp; [Ciudad.B409] &amp; &quot;',&quot; &amp; [Ciudad.C409] &amp; &quot;,&quot; &amp; [Ciudad.E409] &amp; &quot;,&quot; &amp; [Ciudad.F409] &amp; &quot;),&quot;" table:style-name="ce1">
            <text:p>(20045,'Becerril',20,9.703677,-73.278795),</text:p>
          </table:table-cell>
          <table:table-cell table:number-columns-repeated="16383"/>
        </table:table-row>
        <table:table-row table:style-name="ro1">
          <table:table-cell office:value-type="string" office:string-value="(20060,'Bosconia',20,9.970362,-73.890531)," table:formula="of:=&quot;(&quot; &amp; [Ciudad.A410] &amp; &quot;,'&quot; &amp; [Ciudad.B410] &amp; &quot;',&quot; &amp; [Ciudad.C410] &amp; &quot;,&quot; &amp; [Ciudad.E410] &amp; &quot;,&quot; &amp; [Ciudad.F410] &amp; &quot;),&quot;" table:style-name="ce1">
            <text:p>(20060,'Bosconia',20,9.970362,-73.890531),</text:p>
          </table:table-cell>
          <table:table-cell table:number-columns-repeated="16383"/>
        </table:table-row>
        <table:table-row table:style-name="ro1">
          <table:table-cell office:value-type="string" office:string-value="(20175,'Chimichagua',20,9.2571429,-73.812877)," table:formula="of:=&quot;(&quot; &amp; [Ciudad.A411] &amp; &quot;,'&quot; &amp; [Ciudad.B411] &amp; &quot;',&quot; &amp; [Ciudad.C411] &amp; &quot;,&quot; &amp; [Ciudad.E411] &amp; &quot;,&quot; &amp; [Ciudad.F411] &amp; &quot;),&quot;" table:style-name="ce1">
            <text:p>(20175,'Chimichagua',20,9.2571429,-73.812877),</text:p>
          </table:table-cell>
          <table:table-cell table:number-columns-repeated="16383"/>
        </table:table-row>
        <table:table-row table:style-name="ro1">
          <table:table-cell office:value-type="string" office:string-value="(20178,'Chiriguaná',20,9.361464,-73.5997)," table:formula="of:=&quot;(&quot; &amp; [Ciudad.A412] &amp; &quot;,'&quot; &amp; [Ciudad.B412] &amp; &quot;',&quot; &amp; [Ciudad.C412] &amp; &quot;,&quot; &amp; [Ciudad.E412] &amp; &quot;,&quot; &amp; [Ciudad.F412] &amp; &quot;),&quot;" table:style-name="ce1">
            <text:p>(20178,'Chiriguaná',20,9.361464,-73.5997),</text:p>
          </table:table-cell>
          <table:table-cell table:number-columns-repeated="16383"/>
        </table:table-row>
        <table:table-row table:style-name="ro1">
          <table:table-cell office:value-type="string" office:string-value="(20228,'Curumaní',20,9.201062,-73.5425659)," table:formula="of:=&quot;(&quot; &amp; [Ciudad.A413] &amp; &quot;,'&quot; &amp; [Ciudad.B413] &amp; &quot;',&quot; &amp; [Ciudad.C413] &amp; &quot;,&quot; &amp; [Ciudad.E413] &amp; &quot;,&quot; &amp; [Ciudad.F413] &amp; &quot;),&quot;" table:style-name="ce1">
            <text:p>(20228,'Curumaní',20,9.201062,-73.5425659),</text:p>
          </table:table-cell>
          <table:table-cell table:number-columns-repeated="16383"/>
        </table:table-row>
        <table:table-row table:style-name="ro1">
          <table:table-cell office:value-type="string" office:string-value="(20238,'El Copey',20,10.148976,-73.960233)," table:formula="of:=&quot;(&quot; &amp; [Ciudad.A414] &amp; &quot;,'&quot; &amp; [Ciudad.B414] &amp; &quot;',&quot; &amp; [Ciudad.C414] &amp; &quot;,&quot; &amp; [Ciudad.E414] &amp; &quot;,&quot; &amp; [Ciudad.F414] &amp; &quot;),&quot;" table:style-name="ce1">
            <text:p>(20238,'El Copey',20,10.148976,-73.960233),</text:p>
          </table:table-cell>
          <table:table-cell table:number-columns-repeated="16383"/>
        </table:table-row>
        <table:table-row table:style-name="ro1">
          <table:table-cell office:value-type="string" office:string-value="(20250,'El Paso',20,9.661436,-73.74643)," table:formula="of:=&quot;(&quot; &amp; [Ciudad.A415] &amp; &quot;,'&quot; &amp; [Ciudad.B415] &amp; &quot;',&quot; &amp; [Ciudad.C415] &amp; &quot;,&quot; &amp; [Ciudad.E415] &amp; &quot;,&quot; &amp; [Ciudad.F415] &amp; &quot;),&quot;" table:style-name="ce1">
            <text:p>(20250,'El Paso',20,9.661436,-73.74643),</text:p>
          </table:table-cell>
          <table:table-cell table:number-columns-repeated="16383"/>
        </table:table-row>
        <table:table-row table:style-name="ro1">
          <table:table-cell office:value-type="string" office:string-value="(20295,'Gamarra',20,8.319316,-73.743937)," table:formula="of:=&quot;(&quot; &amp; [Ciudad.A416] &amp; &quot;,'&quot; &amp; [Ciudad.B416] &amp; &quot;',&quot; &amp; [Ciudad.C416] &amp; &quot;,&quot; &amp; [Ciudad.E416] &amp; &quot;,&quot; &amp; [Ciudad.F416] &amp; &quot;),&quot;" table:style-name="ce1">
            <text:p>(20295,'Gamarra',20,8.319316,-73.743937),</text:p>
          </table:table-cell>
          <table:table-cell table:number-columns-repeated="16383"/>
        </table:table-row>
        <table:table-row table:style-name="ro1">
          <table:table-cell office:value-type="string" office:string-value="(20310,'González',20,8.390105,-73.380115)," table:formula="of:=&quot;(&quot; &amp; [Ciudad.A417] &amp; &quot;,'&quot; &amp; [Ciudad.B417] &amp; &quot;',&quot; &amp; [Ciudad.C417] &amp; &quot;,&quot; &amp; [Ciudad.E417] &amp; &quot;,&quot; &amp; [Ciudad.F417] &amp; &quot;),&quot;" table:style-name="ce1">
            <text:p>(20310,'González',20,8.390105,-73.380115),</text:p>
          </table:table-cell>
          <table:table-cell table:number-columns-repeated="16383"/>
        </table:table-row>
        <table:table-row table:style-name="ro1">
          <table:table-cell office:value-type="string" office:string-value="(20383,'La Gloria',20,8.617977,-73.802042)," table:formula="of:=&quot;(&quot; &amp; [Ciudad.A418] &amp; &quot;,'&quot; &amp; [Ciudad.B418] &amp; &quot;',&quot; &amp; [Ciudad.C418] &amp; &quot;,&quot; &amp; [Ciudad.E418] &amp; &quot;,&quot; &amp; [Ciudad.F418] &amp; &quot;),&quot;" table:style-name="ce1">
            <text:p>(20383,'La Gloria',20,8.617977,-73.802042),</text:p>
          </table:table-cell>
          <table:table-cell table:number-columns-repeated="16383"/>
        </table:table-row>
        <table:table-row table:style-name="ro1">
          <table:table-cell office:value-type="string" office:string-value="(20400,'La Jagua de Ibirico',20,9.5608923,-73.3384471)," table:formula="of:=&quot;(&quot; &amp; [Ciudad.A419] &amp; &quot;,'&quot; &amp; [Ciudad.B419] &amp; &quot;',&quot; &amp; [Ciudad.C419] &amp; &quot;,&quot; &amp; [Ciudad.E419] &amp; &quot;,&quot; &amp; [Ciudad.F419] &amp; &quot;),&quot;" table:style-name="ce1">
            <text:p>(20400,'La Jagua de Ibirico',20,9.5608923,-73.3384471),</text:p>
          </table:table-cell>
          <table:table-cell table:number-columns-repeated="16383"/>
        </table:table-row>
        <table:table-row table:style-name="ro1">
          <table:table-cell office:value-type="string" office:string-value="(20443,'Manaure',20,10.3900406,-73.027245)," table:formula="of:=&quot;(&quot; &amp; [Ciudad.A420] &amp; &quot;,'&quot; &amp; [Ciudad.B420] &amp; &quot;',&quot; &amp; [Ciudad.C420] &amp; &quot;,&quot; &amp; [Ciudad.E420] &amp; &quot;,&quot; &amp; [Ciudad.F420] &amp; &quot;),&quot;" table:style-name="ce1">
            <text:p>(20443,'Manaure',20,10.3900406,-73.027245),</text:p>
          </table:table-cell>
          <table:table-cell table:number-columns-repeated="16383"/>
        </table:table-row>
        <table:table-row table:style-name="ro1">
          <table:table-cell office:value-type="string" office:string-value="(20517,'Pailitas',20,8.959667,-73.626268)," table:formula="of:=&quot;(&quot; &amp; [Ciudad.A421] &amp; &quot;,'&quot; &amp; [Ciudad.B421] &amp; &quot;',&quot; &amp; [Ciudad.C421] &amp; &quot;,&quot; &amp; [Ciudad.E421] &amp; &quot;,&quot; &amp; [Ciudad.F421] &amp; &quot;),&quot;" table:style-name="ce1">
            <text:p>(20517,'Pailitas',20,8.959667,-73.626268),</text:p>
          </table:table-cell>
          <table:table-cell table:number-columns-repeated="16383"/>
        </table:table-row>
        <table:table-row table:style-name="ro1">
          <table:table-cell office:value-type="string" office:string-value="(20550,'Pelaya',20,8.688031,-73.666377)," table:formula="of:=&quot;(&quot; &amp; [Ciudad.A422] &amp; &quot;,'&quot; &amp; [Ciudad.B422] &amp; &quot;',&quot; &amp; [Ciudad.C422] &amp; &quot;,&quot; &amp; [Ciudad.E422] &amp; &quot;,&quot; &amp; [Ciudad.F422] &amp; &quot;),&quot;" table:style-name="ce1">
            <text:p>(20550,'Pelaya',20,8.688031,-73.666377),</text:p>
          </table:table-cell>
          <table:table-cell table:number-columns-repeated="16383"/>
        </table:table-row>
        <table:table-row table:style-name="ro1">
          <table:table-cell office:value-type="string" office:string-value="(20570,'Pueblo Bello',20,10.40873,-73.5913999)," table:formula="of:=&quot;(&quot; &amp; [Ciudad.A423] &amp; &quot;,'&quot; &amp; [Ciudad.B423] &amp; &quot;',&quot; &amp; [Ciudad.C423] &amp; &quot;,&quot; &amp; [Ciudad.E423] &amp; &quot;,&quot; &amp; [Ciudad.F423] &amp; &quot;),&quot;" table:style-name="ce1">
            <text:p>(20570,'Pueblo Bello',20,10.40873,-73.5913999),</text:p>
          </table:table-cell>
          <table:table-cell table:number-columns-repeated="16383"/>
        </table:table-row>
        <table:table-row table:style-name="ro1">
          <table:table-cell office:value-type="string" office:string-value="(20614,'Río de Oro',20,8.294267,-73.387468)," table:formula="of:=&quot;(&quot; &amp; [Ciudad.A424] &amp; &quot;,'&quot; &amp; [Ciudad.B424] &amp; &quot;',&quot; &amp; [Ciudad.C424] &amp; &quot;,&quot; &amp; [Ciudad.E424] &amp; &quot;,&quot; &amp; [Ciudad.F424] &amp; &quot;),&quot;" table:style-name="ce1">
            <text:p>(20614,'Río de Oro',20,8.294267,-73.387468),</text:p>
          </table:table-cell>
          <table:table-cell table:number-columns-repeated="16383"/>
        </table:table-row>
        <table:table-row table:style-name="ro1">
          <table:table-cell office:value-type="string" office:string-value="(20621,'La Paz',20,10.387819,-73.171672)," table:formula="of:=&quot;(&quot; &amp; [Ciudad.A425] &amp; &quot;,'&quot; &amp; [Ciudad.B425] &amp; &quot;',&quot; &amp; [Ciudad.C425] &amp; &quot;,&quot; &amp; [Ciudad.E425] &amp; &quot;,&quot; &amp; [Ciudad.F425] &amp; &quot;),&quot;" table:style-name="ce1">
            <text:p>(20621,'La Paz',20,10.387819,-73.171672),</text:p>
          </table:table-cell>
          <table:table-cell table:number-columns-repeated="16383"/>
        </table:table-row>
        <table:table-row table:style-name="ro1">
          <table:table-cell office:value-type="string" office:string-value="(20710,'San Alberto',20,7.761063,-73.393617)," table:formula="of:=&quot;(&quot; &amp; [Ciudad.A426] &amp; &quot;,'&quot; &amp; [Ciudad.B426] &amp; &quot;',&quot; &amp; [Ciudad.C426] &amp; &quot;,&quot; &amp; [Ciudad.E426] &amp; &quot;,&quot; &amp; [Ciudad.F426] &amp; &quot;),&quot;" table:style-name="ce1">
            <text:p>(20710,'San Alberto',20,7.761063,-73.393617),</text:p>
          </table:table-cell>
          <table:table-cell table:number-columns-repeated="16383"/>
        </table:table-row>
        <table:table-row table:style-name="ro1">
          <table:table-cell office:value-type="string" office:string-value="(20750,'San Diego',20,10.333974,-73.180718)," table:formula="of:=&quot;(&quot; &amp; [Ciudad.A427] &amp; &quot;,'&quot; &amp; [Ciudad.B427] &amp; &quot;',&quot; &amp; [Ciudad.C427] &amp; &quot;,&quot; &amp; [Ciudad.E427] &amp; &quot;,&quot; &amp; [Ciudad.F427] &amp; &quot;),&quot;" table:style-name="ce1">
            <text:p>(20750,'San Diego',20,10.333974,-73.180718),</text:p>
          </table:table-cell>
          <table:table-cell table:number-columns-repeated="16383"/>
        </table:table-row>
        <table:table-row table:style-name="ro1">
          <table:table-cell office:value-type="string" office:string-value="(20770,'San Martín',20,8.004107,-73.512792)," table:formula="of:=&quot;(&quot; &amp; [Ciudad.A428] &amp; &quot;,'&quot; &amp; [Ciudad.B428] &amp; &quot;',&quot; &amp; [Ciudad.C428] &amp; &quot;,&quot; &amp; [Ciudad.E428] &amp; &quot;,&quot; &amp; [Ciudad.F428] &amp; &quot;),&quot;" table:style-name="ce1">
            <text:p>(20770,'San Martín',20,8.004107,-73.512792),</text:p>
          </table:table-cell>
          <table:table-cell table:number-columns-repeated="16383"/>
        </table:table-row>
        <table:table-row table:style-name="ro1">
          <table:table-cell office:value-type="string" office:string-value="(20787,'Tamalameque',20,8.861748,-73.810756)," table:formula="of:=&quot;(&quot; &amp; [Ciudad.A429] &amp; &quot;,'&quot; &amp; [Ciudad.B429] &amp; &quot;',&quot; &amp; [Ciudad.C429] &amp; &quot;,&quot; &amp; [Ciudad.E429] &amp; &quot;,&quot; &amp; [Ciudad.F429] &amp; &quot;),&quot;" table:style-name="ce1">
            <text:p>(20787,'Tamalameque',20,8.861748,-73.810756),</text:p>
          </table:table-cell>
          <table:table-cell table:number-columns-repeated="16383"/>
        </table:table-row>
        <table:table-row table:style-name="ro1">
          <table:table-cell office:value-type="string" office:string-value="(23001,'Montería',23,8.750983,-75.8785348)," table:formula="of:=&quot;(&quot; &amp; [Ciudad.A430] &amp; &quot;,'&quot; &amp; [Ciudad.B430] &amp; &quot;',&quot; &amp; [Ciudad.C430] &amp; &quot;,&quot; &amp; [Ciudad.E430] &amp; &quot;,&quot; &amp; [Ciudad.F430] &amp; &quot;),&quot;" table:style-name="ce1">
            <text:p>(23001,'Montería',23,8.750983,-75.8785348),</text:p>
          </table:table-cell>
          <table:table-cell table:number-columns-repeated="16383"/>
        </table:table-row>
        <table:table-row table:style-name="ro1">
          <table:table-cell office:value-type="string" office:string-value="(23068,'Ayapel',23,8.3092849,-75.140264)," table:formula="of:=&quot;(&quot; &amp; [Ciudad.A431] &amp; &quot;,'&quot; &amp; [Ciudad.B431] &amp; &quot;',&quot; &amp; [Ciudad.C431] &amp; &quot;,&quot; &amp; [Ciudad.E431] &amp; &quot;,&quot; &amp; [Ciudad.F431] &amp; &quot;),&quot;" table:style-name="ce1">
            <text:p>(23068,'Ayapel',23,8.3092849,-75.140264),</text:p>
          </table:table-cell>
          <table:table-cell table:number-columns-repeated="16383"/>
        </table:table-row>
        <table:table-row table:style-name="ro1">
          <table:table-cell office:value-type="string" office:string-value="(23079,'Buenavista',23,8.222953,-75.482981)," table:formula="of:=&quot;(&quot; &amp; [Ciudad.A432] &amp; &quot;,'&quot; &amp; [Ciudad.B432] &amp; &quot;',&quot; &amp; [Ciudad.C432] &amp; &quot;,&quot; &amp; [Ciudad.E432] &amp; &quot;,&quot; &amp; [Ciudad.F432] &amp; &quot;),&quot;" table:style-name="ce1">
            <text:p>(23079,'Buenavista',23,8.222953,-75.482981),</text:p>
          </table:table-cell>
          <table:table-cell table:number-columns-repeated="16383"/>
        </table:table-row>
        <table:table-row table:style-name="ro1">
          <table:table-cell office:value-type="string" office:string-value="(23090,'Canalete',23,8.788161,-76.240381)," table:formula="of:=&quot;(&quot; &amp; [Ciudad.A433] &amp; &quot;,'&quot; &amp; [Ciudad.B433] &amp; &quot;',&quot; &amp; [Ciudad.C433] &amp; &quot;,&quot; &amp; [Ciudad.E433] &amp; &quot;,&quot; &amp; [Ciudad.F433] &amp; &quot;),&quot;" table:style-name="ce1">
            <text:p>(23090,'Canalete',23,8.788161,-76.240381),</text:p>
          </table:table-cell>
          <table:table-cell table:number-columns-repeated="16383"/>
        </table:table-row>
        <table:table-row table:style-name="ro1">
          <table:table-cell office:value-type="string" office:string-value="(23162,'Cereté',23,8.888785,-75.789633)," table:formula="of:=&quot;(&quot; &amp; [Ciudad.A434] &amp; &quot;,'&quot; &amp; [Ciudad.B434] &amp; &quot;',&quot; &amp; [Ciudad.C434] &amp; &quot;,&quot; &amp; [Ciudad.E434] &amp; &quot;,&quot; &amp; [Ciudad.F434] &amp; &quot;),&quot;" table:style-name="ce1">
            <text:p>(23162,'Cereté',23,8.888785,-75.789633),</text:p>
          </table:table-cell>
          <table:table-cell table:number-columns-repeated="16383"/>
        </table:table-row>
        <table:table-row table:style-name="ro1">
          <table:table-cell office:value-type="string" office:string-value="(23168,'Chimá',23,9.149379,-75.628032)," table:formula="of:=&quot;(&quot; &amp; [Ciudad.A435] &amp; &quot;,'&quot; &amp; [Ciudad.B435] &amp; &quot;',&quot; &amp; [Ciudad.C435] &amp; &quot;,&quot; &amp; [Ciudad.E435] &amp; &quot;,&quot; &amp; [Ciudad.F435] &amp; &quot;),&quot;" table:style-name="ce1">
            <text:p>(23168,'Chimá',23,9.149379,-75.628032),</text:p>
          </table:table-cell>
          <table:table-cell table:number-columns-repeated="16383"/>
        </table:table-row>
        <table:table-row table:style-name="ro1">
          <table:table-cell office:value-type="string" office:string-value="(23182,'Chinú',23,9.105964,-75.401527)," table:formula="of:=&quot;(&quot; &amp; [Ciudad.A436] &amp; &quot;,'&quot; &amp; [Ciudad.B436] &amp; &quot;',&quot; &amp; [Ciudad.C436] &amp; &quot;,&quot; &amp; [Ciudad.E436] &amp; &quot;,&quot; &amp; [Ciudad.F436] &amp; &quot;),&quot;" table:style-name="ce1">
            <text:p>(23182,'Chinú',23,9.105964,-75.401527),</text:p>
          </table:table-cell>
          <table:table-cell table:number-columns-repeated="16383"/>
        </table:table-row>
        <table:table-row table:style-name="ro1">
          <table:table-cell office:value-type="string" office:string-value="(23189,'Ciénaga de Oro',23,8.879215,-75.621332)," table:formula="of:=&quot;(&quot; &amp; [Ciudad.A437] &amp; &quot;,'&quot; &amp; [Ciudad.B437] &amp; &quot;',&quot; &amp; [Ciudad.C437] &amp; &quot;,&quot; &amp; [Ciudad.E437] &amp; &quot;,&quot; &amp; [Ciudad.F437] &amp; &quot;),&quot;" table:style-name="ce1">
            <text:p>(23189,'Ciénaga de Oro',23,8.879215,-75.621332),</text:p>
          </table:table-cell>
          <table:table-cell table:number-columns-repeated="16383"/>
        </table:table-row>
        <table:table-row table:style-name="ro1">
          <table:table-cell office:value-type="string" office:string-value="(23300,'Cotorra',23,9.039263,-75.790511)," table:formula="of:=&quot;(&quot; &amp; [Ciudad.A438] &amp; &quot;,'&quot; &amp; [Ciudad.B438] &amp; &quot;',&quot; &amp; [Ciudad.C438] &amp; &quot;,&quot; &amp; [Ciudad.E438] &amp; &quot;,&quot; &amp; [Ciudad.F438] &amp; &quot;),&quot;" table:style-name="ce1">
            <text:p>(23300,'Cotorra',23,9.039263,-75.790511),</text:p>
          </table:table-cell>
          <table:table-cell table:number-columns-repeated="16383"/>
        </table:table-row>
        <table:table-row table:style-name="ro1">
          <table:table-cell office:value-type="string" office:string-value="(23350,'La Apartada',23,8.048049,-75.334101)," table:formula="of:=&quot;(&quot; &amp; [Ciudad.A439] &amp; &quot;,'&quot; &amp; [Ciudad.B439] &amp; &quot;',&quot; &amp; [Ciudad.C439] &amp; &quot;,&quot; &amp; [Ciudad.E439] &amp; &quot;,&quot; &amp; [Ciudad.F439] &amp; &quot;),&quot;" table:style-name="ce1">
            <text:p>(23350,'La Apartada',23,8.048049,-75.334101),</text:p>
          </table:table-cell>
          <table:table-cell table:number-columns-repeated="16383"/>
        </table:table-row>
        <table:table-row table:style-name="ro1">
          <table:table-cell office:value-type="string" office:string-value="(23417,'Lorica',23,9.2376398,-75.8136245)," table:formula="of:=&quot;(&quot; &amp; [Ciudad.A440] &amp; &quot;,'&quot; &amp; [Ciudad.B440] &amp; &quot;',&quot; &amp; [Ciudad.C440] &amp; &quot;,&quot; &amp; [Ciudad.E440] &amp; &quot;,&quot; &amp; [Ciudad.F440] &amp; &quot;),&quot;" table:style-name="ce1">
            <text:p>(23417,'Lorica',23,9.2376398,-75.8136245),</text:p>
          </table:table-cell>
          <table:table-cell table:number-columns-repeated="16383"/>
        </table:table-row>
        <table:table-row table:style-name="ro1">
          <table:table-cell office:value-type="string" office:string-value="(23419,'Los Córdobas',23,8.89508,-76.35459)," table:formula="of:=&quot;(&quot; &amp; [Ciudad.A441] &amp; &quot;,'&quot; &amp; [Ciudad.B441] &amp; &quot;',&quot; &amp; [Ciudad.C441] &amp; &quot;,&quot; &amp; [Ciudad.E441] &amp; &quot;,&quot; &amp; [Ciudad.F441] &amp; &quot;),&quot;" table:style-name="ce1">
            <text:p>(23419,'Los Córdobas',23,8.89508,-76.35459),</text:p>
          </table:table-cell>
          <table:table-cell table:number-columns-repeated="16383"/>
        </table:table-row>
        <table:table-row table:style-name="ro1">
          <table:table-cell office:value-type="string" office:string-value="(23464,'Momil',23,9.239504,-75.6767349)," table:formula="of:=&quot;(&quot; &amp; [Ciudad.A442] &amp; &quot;,'&quot; &amp; [Ciudad.B442] &amp; &quot;',&quot; &amp; [Ciudad.C442] &amp; &quot;,&quot; &amp; [Ciudad.E442] &amp; &quot;,&quot; &amp; [Ciudad.F442] &amp; &quot;),&quot;" table:style-name="ce1">
            <text:p>(23464,'Momil',23,9.239504,-75.6767349),</text:p>
          </table:table-cell>
          <table:table-cell table:number-columns-repeated="16383"/>
        </table:table-row>
        <table:table-row table:style-name="ro1">
          <table:table-cell office:value-type="string" office:string-value="(23466,'Montelíbano',23,7.976803,-75.417209)," table:formula="of:=&quot;(&quot; &amp; [Ciudad.A443] &amp; &quot;,'&quot; &amp; [Ciudad.B443] &amp; &quot;',&quot; &amp; [Ciudad.C443] &amp; &quot;,&quot; &amp; [Ciudad.E443] &amp; &quot;,&quot; &amp; [Ciudad.F443] &amp; &quot;),&quot;" table:style-name="ce1">
            <text:p>(23466,'Montelíbano',23,7.976803,-75.417209),</text:p>
          </table:table-cell>
          <table:table-cell table:number-columns-repeated="16383"/>
        </table:table-row>
        <table:table-row table:style-name="ro1">
          <table:table-cell office:value-type="string" office:string-value="(23500,'Moñitos',23,9.246772,-76.130784)," table:formula="of:=&quot;(&quot; &amp; [Ciudad.A444] &amp; &quot;,'&quot; &amp; [Ciudad.B444] &amp; &quot;',&quot; &amp; [Ciudad.C444] &amp; &quot;,&quot; &amp; [Ciudad.E444] &amp; &quot;,&quot; &amp; [Ciudad.F444] &amp; &quot;),&quot;" table:style-name="ce1">
            <text:p>(23500,'Moñitos',23,9.246772,-76.130784),</text:p>
          </table:table-cell>
          <table:table-cell table:number-columns-repeated="16383"/>
        </table:table-row>
        <table:table-row table:style-name="ro1">
          <table:table-cell office:value-type="string" office:string-value="(23555,'Planeta Rica',23,8.412749,-75.584048)," table:formula="of:=&quot;(&quot; &amp; [Ciudad.A445] &amp; &quot;,'&quot; &amp; [Ciudad.B445] &amp; &quot;',&quot; &amp; [Ciudad.C445] &amp; &quot;,&quot; &amp; [Ciudad.E445] &amp; &quot;,&quot; &amp; [Ciudad.F445] &amp; &quot;),&quot;" table:style-name="ce1">
            <text:p>(23555,'Planeta Rica',23,8.412749,-75.584048),</text:p>
          </table:table-cell>
          <table:table-cell table:number-columns-repeated="16383"/>
        </table:table-row>
        <table:table-row table:style-name="ro1">
          <table:table-cell office:value-type="string" office:string-value="(23570,'Pueblo Nuevo',23,8.50502,-75.507409)," table:formula="of:=&quot;(&quot; &amp; [Ciudad.A446] &amp; &quot;,'&quot; &amp; [Ciudad.B446] &amp; &quot;',&quot; &amp; [Ciudad.C446] &amp; &quot;,&quot; &amp; [Ciudad.E446] &amp; &quot;,&quot; &amp; [Ciudad.F446] &amp; &quot;),&quot;" table:style-name="ce1">
            <text:p>(23570,'Pueblo Nuevo',23,8.50502,-75.507409),</text:p>
          </table:table-cell>
          <table:table-cell table:number-columns-repeated="16383"/>
        </table:table-row>
        <table:table-row table:style-name="ro1">
          <table:table-cell office:value-type="string" office:string-value="(23574,'Puerto Escondido',23,9.008341,-76.261398)," table:formula="of:=&quot;(&quot; &amp; [Ciudad.A447] &amp; &quot;,'&quot; &amp; [Ciudad.B447] &amp; &quot;',&quot; &amp; [Ciudad.C447] &amp; &quot;,&quot; &amp; [Ciudad.E447] &amp; &quot;,&quot; &amp; [Ciudad.F447] &amp; &quot;),&quot;" table:style-name="ce1">
            <text:p>(23574,'Puerto Escondido',23,9.008341,-76.261398),</text:p>
          </table:table-cell>
          <table:table-cell table:number-columns-repeated="16383"/>
        </table:table-row>
        <table:table-row table:style-name="ro1">
          <table:table-cell office:value-type="string" office:string-value="(23580,'Puerto Libertador',23,7.887952,-75.670944)," table:formula="of:=&quot;(&quot; &amp; [Ciudad.A448] &amp; &quot;,'&quot; &amp; [Ciudad.B448] &amp; &quot;',&quot; &amp; [Ciudad.C448] &amp; &quot;,&quot; &amp; [Ciudad.E448] &amp; &quot;,&quot; &amp; [Ciudad.F448] &amp; &quot;),&quot;" table:style-name="ce1">
            <text:p>(23580,'Puerto Libertador',23,7.887952,-75.670944),</text:p>
          </table:table-cell>
          <table:table-cell table:number-columns-repeated="16383"/>
        </table:table-row>
        <table:table-row table:style-name="ro1">
          <table:table-cell office:value-type="string" office:string-value="(23586,'Purísima',23,9.236872,-75.723394)," table:formula="of:=&quot;(&quot; &amp; [Ciudad.A449] &amp; &quot;,'&quot; &amp; [Ciudad.B449] &amp; &quot;',&quot; &amp; [Ciudad.C449] &amp; &quot;,&quot; &amp; [Ciudad.E449] &amp; &quot;,&quot; &amp; [Ciudad.F449] &amp; &quot;),&quot;" table:style-name="ce1">
            <text:p>(23586,'Purísima',23,9.236872,-75.723394),</text:p>
          </table:table-cell>
          <table:table-cell table:number-columns-repeated="16383"/>
        </table:table-row>
        <table:table-row table:style-name="ro1">
          <table:table-cell office:value-type="string" office:string-value="(23660,'Sahagún',23,8.950643,-75.446001)," table:formula="of:=&quot;(&quot; &amp; [Ciudad.A450] &amp; &quot;,'&quot; &amp; [Ciudad.B450] &amp; &quot;',&quot; &amp; [Ciudad.C450] &amp; &quot;,&quot; &amp; [Ciudad.E450] &amp; &quot;,&quot; &amp; [Ciudad.F450] &amp; &quot;),&quot;" table:style-name="ce1">
            <text:p>(23660,'Sahagún',23,8.950643,-75.446001),</text:p>
          </table:table-cell>
          <table:table-cell table:number-columns-repeated="16383"/>
        </table:table-row>
        <table:table-row table:style-name="ro1">
          <table:table-cell office:value-type="string" office:string-value="(23670,'San Andrés Sotavento',23,9.146743,-75.509017)," table:formula="of:=&quot;(&quot; &amp; [Ciudad.A451] &amp; &quot;,'&quot; &amp; [Ciudad.B451] &amp; &quot;',&quot; &amp; [Ciudad.C451] &amp; &quot;,&quot; &amp; [Ciudad.E451] &amp; &quot;,&quot; &amp; [Ciudad.F451] &amp; &quot;),&quot;" table:style-name="ce1">
            <text:p>(23670,'San Andrés Sotavento',23,9.146743,-75.509017),</text:p>
          </table:table-cell>
          <table:table-cell table:number-columns-repeated="16383"/>
        </table:table-row>
        <table:table-row table:style-name="ro1">
          <table:table-cell office:value-type="string" office:string-value="(23672,'San Antero',23,9.374642,-75.758517)," table:formula="of:=&quot;(&quot; &amp; [Ciudad.A452] &amp; &quot;,'&quot; &amp; [Ciudad.B452] &amp; &quot;',&quot; &amp; [Ciudad.C452] &amp; &quot;,&quot; &amp; [Ciudad.E452] &amp; &quot;,&quot; &amp; [Ciudad.F452] &amp; &quot;),&quot;" table:style-name="ce1">
            <text:p>(23672,'San Antero',23,9.374642,-75.758517),</text:p>
          </table:table-cell>
          <table:table-cell table:number-columns-repeated="16383"/>
        </table:table-row>
        <table:table-row table:style-name="ro1">
          <table:table-cell office:value-type="string" office:string-value="(23675,'San Bernardo del Viento',23,9.3525858,-75.9535815)," table:formula="of:=&quot;(&quot; &amp; [Ciudad.A453] &amp; &quot;,'&quot; &amp; [Ciudad.B453] &amp; &quot;',&quot; &amp; [Ciudad.C453] &amp; &quot;,&quot; &amp; [Ciudad.E453] &amp; &quot;,&quot; &amp; [Ciudad.F453] &amp; &quot;),&quot;" table:style-name="ce1">
            <text:p>(23675,'San Bernardo del Viento',23,9.3525858,-75.9535815),</text:p>
          </table:table-cell>
          <table:table-cell table:number-columns-repeated="16383"/>
        </table:table-row>
        <table:table-row table:style-name="ro1">
          <table:table-cell office:value-type="string" office:string-value="(23678,'San Carlos',23,8.797145,-75.698571)," table:formula="of:=&quot;(&quot; &amp; [Ciudad.A454] &amp; &quot;,'&quot; &amp; [Ciudad.B454] &amp; &quot;',&quot; &amp; [Ciudad.C454] &amp; &quot;,&quot; &amp; [Ciudad.E454] &amp; &quot;,&quot; &amp; [Ciudad.F454] &amp; &quot;),&quot;" table:style-name="ce1">
            <text:p>(23678,'San Carlos',23,8.797145,-75.698571),</text:p>
          </table:table-cell>
          <table:table-cell table:number-columns-repeated="16383"/>
        </table:table-row>
        <table:table-row table:style-name="ro1">
          <table:table-cell office:value-type="string" office:string-value="(23682,'San José de Uré',23,7.787444,-75.535839)," table:formula="of:=&quot;(&quot; &amp; [Ciudad.A455] &amp; &quot;,'&quot; &amp; [Ciudad.B455] &amp; &quot;',&quot; &amp; [Ciudad.C455] &amp; &quot;,&quot; &amp; [Ciudad.E455] &amp; &quot;,&quot; &amp; [Ciudad.F455] &amp; &quot;),&quot;" table:style-name="ce1">
            <text:p>(23682,'San José de Uré',23,7.787444,-75.535839),</text:p>
          </table:table-cell>
          <table:table-cell table:number-columns-repeated="16383"/>
        </table:table-row>
        <table:table-row table:style-name="ro1">
          <table:table-cell office:value-type="string" office:string-value="(23686,'San Pelayo',23,8.9594419,-75.8369139)," table:formula="of:=&quot;(&quot; &amp; [Ciudad.A456] &amp; &quot;,'&quot; &amp; [Ciudad.B456] &amp; &quot;',&quot; &amp; [Ciudad.C456] &amp; &quot;,&quot; &amp; [Ciudad.E456] &amp; &quot;,&quot; &amp; [Ciudad.F456] &amp; &quot;),&quot;" table:style-name="ce1">
            <text:p>(23686,'San Pelayo',23,8.9594419,-75.8369139),</text:p>
          </table:table-cell>
          <table:table-cell table:number-columns-repeated="16383"/>
        </table:table-row>
        <table:table-row table:style-name="ro1">
          <table:table-cell office:value-type="string" office:string-value="(23807,'Tierralta',23,8.171571,-76.062313)," table:formula="of:=&quot;(&quot; &amp; [Ciudad.A457] &amp; &quot;,'&quot; &amp; [Ciudad.B457] &amp; &quot;',&quot; &amp; [Ciudad.C457] &amp; &quot;,&quot; &amp; [Ciudad.E457] &amp; &quot;,&quot; &amp; [Ciudad.F457] &amp; &quot;),&quot;" table:style-name="ce1">
            <text:p>(23807,'Tierralta',23,8.171571,-76.062313),</text:p>
          </table:table-cell>
          <table:table-cell table:number-columns-repeated="16383"/>
        </table:table-row>
        <table:table-row table:style-name="ro1">
          <table:table-cell office:value-type="string" office:string-value="(23815,'Tuchín',23,9.18719,-75.55416)," table:formula="of:=&quot;(&quot; &amp; [Ciudad.A458] &amp; &quot;,'&quot; &amp; [Ciudad.B458] &amp; &quot;',&quot; &amp; [Ciudad.C458] &amp; &quot;,&quot; &amp; [Ciudad.E458] &amp; &quot;,&quot; &amp; [Ciudad.F458] &amp; &quot;),&quot;" table:style-name="ce1">
            <text:p>(23815,'Tuchín',23,9.18719,-75.55416),</text:p>
          </table:table-cell>
          <table:table-cell table:number-columns-repeated="16383"/>
        </table:table-row>
        <table:table-row table:style-name="ro1">
          <table:table-cell office:value-type="string" office:string-value="(23855,'Valencia',23,8.2567869,-76.147936)," table:formula="of:=&quot;(&quot; &amp; [Ciudad.A459] &amp; &quot;,'&quot; &amp; [Ciudad.B459] &amp; &quot;',&quot; &amp; [Ciudad.C459] &amp; &quot;,&quot; &amp; [Ciudad.E459] &amp; &quot;,&quot; &amp; [Ciudad.F459] &amp; &quot;),&quot;" table:style-name="ce1">
            <text:p>(23855,'Valencia',23,8.2567869,-76.147936),</text:p>
          </table:table-cell>
          <table:table-cell table:number-columns-repeated="16383"/>
        </table:table-row>
        <table:table-row table:style-name="ro1">
          <table:table-cell office:value-type="string" office:string-value="(25001,'Agua de Dios',25,4.376688,-74.6698)," table:formula="of:=&quot;(&quot; &amp; [Ciudad.A460] &amp; &quot;,'&quot; &amp; [Ciudad.B460] &amp; &quot;',&quot; &amp; [Ciudad.C460] &amp; &quot;,&quot; &amp; [Ciudad.E460] &amp; &quot;,&quot; &amp; [Ciudad.F460] &amp; &quot;),&quot;" table:style-name="ce1">
            <text:p>(25001,'Agua de Dios',25,4.376688,-74.6698),</text:p>
          </table:table-cell>
          <table:table-cell table:number-columns-repeated="16383"/>
        </table:table-row>
        <table:table-row table:style-name="ro1">
          <table:table-cell office:value-type="string" office:string-value="(25019,'Albán',25,4.876248,-74.437772)," table:formula="of:=&quot;(&quot; &amp; [Ciudad.A461] &amp; &quot;,'&quot; &amp; [Ciudad.B461] &amp; &quot;',&quot; &amp; [Ciudad.C461] &amp; &quot;,&quot; &amp; [Ciudad.E461] &amp; &quot;,&quot; &amp; [Ciudad.F461] &amp; &quot;),&quot;" table:style-name="ce1">
            <text:p>(25019,'Albán',25,4.876248,-74.437772),</text:p>
          </table:table-cell>
          <table:table-cell table:number-columns-repeated="16383"/>
        </table:table-row>
        <table:table-row table:style-name="ro1">
          <table:table-cell office:value-type="string" office:string-value="(25035,'Anapoima',25,4.548942,-74.535235)," table:formula="of:=&quot;(&quot; &amp; [Ciudad.A462] &amp; &quot;,'&quot; &amp; [Ciudad.B462] &amp; &quot;',&quot; &amp; [Ciudad.C462] &amp; &quot;,&quot; &amp; [Ciudad.E462] &amp; &quot;,&quot; &amp; [Ciudad.F462] &amp; &quot;),&quot;" table:style-name="ce1">
            <text:p>(25035,'Anapoima',25,4.548942,-74.535235),</text:p>
          </table:table-cell>
          <table:table-cell table:number-columns-repeated="16383"/>
        </table:table-row>
        <table:table-row table:style-name="ro1">
          <table:table-cell office:value-type="string" office:string-value="(25040,'Anolaima',25,4.761738,-74.464018)," table:formula="of:=&quot;(&quot; &amp; [Ciudad.A463] &amp; &quot;,'&quot; &amp; [Ciudad.B463] &amp; &quot;',&quot; &amp; [Ciudad.C463] &amp; &quot;,&quot; &amp; [Ciudad.E463] &amp; &quot;,&quot; &amp; [Ciudad.F463] &amp; &quot;),&quot;" table:style-name="ce1">
            <text:p>(25040,'Anolaima',25,4.761738,-74.464018),</text:p>
          </table:table-cell>
          <table:table-cell table:number-columns-repeated="16383"/>
        </table:table-row>
        <table:table-row table:style-name="ro1">
          <table:table-cell office:value-type="string" office:string-value="(25053,'Arbeláez',25,4.272793,-74.416014)," table:formula="of:=&quot;(&quot; &amp; [Ciudad.A464] &amp; &quot;,'&quot; &amp; [Ciudad.B464] &amp; &quot;',&quot; &amp; [Ciudad.C464] &amp; &quot;,&quot; &amp; [Ciudad.E464] &amp; &quot;,&quot; &amp; [Ciudad.F464] &amp; &quot;),&quot;" table:style-name="ce1">
            <text:p>(25053,'Arbeláez',25,4.272793,-74.416014),</text:p>
          </table:table-cell>
          <table:table-cell table:number-columns-repeated="16383"/>
        </table:table-row>
        <table:table-row table:style-name="ro1">
          <table:table-cell office:value-type="string" office:string-value="(25086,'Beltrán',25,4.800984,-74.740943)," table:formula="of:=&quot;(&quot; &amp; [Ciudad.A465] &amp; &quot;,'&quot; &amp; [Ciudad.B465] &amp; &quot;',&quot; &amp; [Ciudad.C465] &amp; &quot;,&quot; &amp; [Ciudad.E465] &amp; &quot;,&quot; &amp; [Ciudad.F465] &amp; &quot;),&quot;" table:style-name="ce1">
            <text:p>(25086,'Beltrán',25,4.800984,-74.740943),</text:p>
          </table:table-cell>
          <table:table-cell table:number-columns-repeated="16383"/>
        </table:table-row>
        <table:table-row table:style-name="ro1">
          <table:table-cell office:value-type="string" office:string-value="(25095,'Bituima',25,4.87282,-74.53982)," table:formula="of:=&quot;(&quot; &amp; [Ciudad.A466] &amp; &quot;,'&quot; &amp; [Ciudad.B466] &amp; &quot;',&quot; &amp; [Ciudad.C466] &amp; &quot;,&quot; &amp; [Ciudad.E466] &amp; &quot;,&quot; &amp; [Ciudad.F466] &amp; &quot;),&quot;" table:style-name="ce1">
            <text:p>(25095,'Bituima',25,4.87282,-74.53982),</text:p>
          </table:table-cell>
          <table:table-cell table:number-columns-repeated="16383"/>
        </table:table-row>
        <table:table-row table:style-name="ro1">
          <table:table-cell office:value-type="string" office:string-value="(25099,'Bojacá',25,4.732618,-74.341776)," table:formula="of:=&quot;(&quot; &amp; [Ciudad.A467] &amp; &quot;,'&quot; &amp; [Ciudad.B467] &amp; &quot;',&quot; &amp; [Ciudad.C467] &amp; &quot;,&quot; &amp; [Ciudad.E467] &amp; &quot;,&quot; &amp; [Ciudad.F467] &amp; &quot;),&quot;" table:style-name="ce1">
            <text:p>(25099,'Bojacá',25,4.732618,-74.341776),</text:p>
          </table:table-cell>
          <table:table-cell table:number-columns-repeated="16383"/>
        </table:table-row>
        <table:table-row table:style-name="ro1">
          <table:table-cell office:value-type="string" office:string-value="(25120,'Cabrera',25,3.98479,-74.484181)," table:formula="of:=&quot;(&quot; &amp; [Ciudad.A468] &amp; &quot;,'&quot; &amp; [Ciudad.B468] &amp; &quot;',&quot; &amp; [Ciudad.C468] &amp; &quot;,&quot; &amp; [Ciudad.E468] &amp; &quot;,&quot; &amp; [Ciudad.F468] &amp; &quot;),&quot;" table:style-name="ce1">
            <text:p>(25120,'Cabrera',25,3.98479,-74.484181),</text:p>
          </table:table-cell>
          <table:table-cell table:number-columns-repeated="16383"/>
        </table:table-row>
        <table:table-row table:style-name="ro1">
          <table:table-cell office:value-type="string" office:string-value="(25123,'Cachipay',25,4.59838,-74.44139)," table:formula="of:=&quot;(&quot; &amp; [Ciudad.A469] &amp; &quot;,'&quot; &amp; [Ciudad.B469] &amp; &quot;',&quot; &amp; [Ciudad.C469] &amp; &quot;,&quot; &amp; [Ciudad.E469] &amp; &quot;,&quot; &amp; [Ciudad.F469] &amp; &quot;),&quot;" table:style-name="ce1">
            <text:p>(25123,'Cachipay',25,4.59838,-74.44139),</text:p>
          </table:table-cell>
          <table:table-cell table:number-columns-repeated="16383"/>
        </table:table-row>
        <table:table-row table:style-name="ro1">
          <table:table-cell office:value-type="string" office:string-value="(25126,'Cajicá',25,4.917531,-74.024773)," table:formula="of:=&quot;(&quot; &amp; [Ciudad.A470] &amp; &quot;,'&quot; &amp; [Ciudad.B470] &amp; &quot;',&quot; &amp; [Ciudad.C470] &amp; &quot;,&quot; &amp; [Ciudad.E470] &amp; &quot;,&quot; &amp; [Ciudad.F470] &amp; &quot;),&quot;" table:style-name="ce1">
            <text:p>(25126,'Cajicá',25,4.917531,-74.024773),</text:p>
          </table:table-cell>
          <table:table-cell table:number-columns-repeated="16383"/>
        </table:table-row>
        <table:table-row table:style-name="ro1">
          <table:table-cell office:value-type="string" office:string-value="(25148,'Caparrapí',25,5.345645,-74.49081)," table:formula="of:=&quot;(&quot; &amp; [Ciudad.A471] &amp; &quot;,'&quot; &amp; [Ciudad.B471] &amp; &quot;',&quot; &amp; [Ciudad.C471] &amp; &quot;,&quot; &amp; [Ciudad.E471] &amp; &quot;,&quot; &amp; [Ciudad.F471] &amp; &quot;),&quot;" table:style-name="ce1">
            <text:p>(25148,'Caparrapí',25,5.345645,-74.49081),</text:p>
          </table:table-cell>
          <table:table-cell table:number-columns-repeated="16383"/>
        </table:table-row>
        <table:table-row table:style-name="ro1">
          <table:table-cell office:value-type="string" office:string-value="(25151,'Caqueza',25,4.4056369,-73.946686)," table:formula="of:=&quot;(&quot; &amp; [Ciudad.A472] &amp; &quot;,'&quot; &amp; [Ciudad.B472] &amp; &quot;',&quot; &amp; [Ciudad.C472] &amp; &quot;,&quot; &amp; [Ciudad.E472] &amp; &quot;,&quot; &amp; [Ciudad.F472] &amp; &quot;),&quot;" table:style-name="ce1">
            <text:p>(25151,'Caqueza',25,4.4056369,-73.946686),</text:p>
          </table:table-cell>
          <table:table-cell table:number-columns-repeated="16383"/>
        </table:table-row>
        <table:table-row table:style-name="ro1">
          <table:table-cell office:value-type="string" office:string-value="(25154,'Carmen de Carupa',25,5.349094,-73.901353)," table:formula="of:=&quot;(&quot; &amp; [Ciudad.A473] &amp; &quot;,'&quot; &amp; [Ciudad.B473] &amp; &quot;',&quot; &amp; [Ciudad.C473] &amp; &quot;,&quot; &amp; [Ciudad.E473] &amp; &quot;,&quot; &amp; [Ciudad.F473] &amp; &quot;),&quot;" table:style-name="ce1">
            <text:p>(25154,'Carmen de Carupa',25,5.349094,-73.901353),</text:p>
          </table:table-cell>
          <table:table-cell table:number-columns-repeated="16383"/>
        </table:table-row>
        <table:table-row table:style-name="ro1">
          <table:table-cell office:value-type="string" office:string-value="(25168,'Chaguaní',25,4.949601,-74.593836)," table:formula="of:=&quot;(&quot; &amp; [Ciudad.A474] &amp; &quot;,'&quot; &amp; [Ciudad.B474] &amp; &quot;',&quot; &amp; [Ciudad.C474] &amp; &quot;,&quot; &amp; [Ciudad.E474] &amp; &quot;,&quot; &amp; [Ciudad.F474] &amp; &quot;),&quot;" table:style-name="ce1">
            <text:p>(25168,'Chaguaní',25,4.949601,-74.593836),</text:p>
          </table:table-cell>
          <table:table-cell table:number-columns-repeated="16383"/>
        </table:table-row>
        <table:table-row table:style-name="ro1">
          <table:table-cell office:value-type="string" office:string-value="(25175,'Chía',25,4.8615787,-74.0325368)," table:formula="of:=&quot;(&quot; &amp; [Ciudad.A475] &amp; &quot;,'&quot; &amp; [Ciudad.B475] &amp; &quot;',&quot; &amp; [Ciudad.C475] &amp; &quot;,&quot; &amp; [Ciudad.E475] &amp; &quot;,&quot; &amp; [Ciudad.F475] &amp; &quot;),&quot;" table:style-name="ce1">
            <text:p>(25175,'Chía',25,4.8615787,-74.0325368),</text:p>
          </table:table-cell>
          <table:table-cell table:number-columns-repeated="16383"/>
        </table:table-row>
        <table:table-row table:style-name="ro1">
          <table:table-cell office:value-type="string" office:string-value="(25178,'Chipaque',25,4.4431839,-74.045)," table:formula="of:=&quot;(&quot; &amp; [Ciudad.A476] &amp; &quot;,'&quot; &amp; [Ciudad.B476] &amp; &quot;',&quot; &amp; [Ciudad.C476] &amp; &quot;,&quot; &amp; [Ciudad.E476] &amp; &quot;,&quot; &amp; [Ciudad.F476] &amp; &quot;),&quot;" table:style-name="ce1">
            <text:p>(25178,'Chipaque',25,4.4431839,-74.045),</text:p>
          </table:table-cell>
          <table:table-cell table:number-columns-repeated="16383"/>
        </table:table-row>
        <table:table-row table:style-name="ro1">
          <table:table-cell office:value-type="string" office:string-value="(25181,'Choachí',25,4.528659,-73.922968)," table:formula="of:=&quot;(&quot; &amp; [Ciudad.A477] &amp; &quot;,'&quot; &amp; [Ciudad.B477] &amp; &quot;',&quot; &amp; [Ciudad.C477] &amp; &quot;,&quot; &amp; [Ciudad.E477] &amp; &quot;,&quot; &amp; [Ciudad.F477] &amp; &quot;),&quot;" table:style-name="ce1">
            <text:p>(25181,'Choachí',25,4.528659,-73.922968),</text:p>
          </table:table-cell>
          <table:table-cell table:number-columns-repeated="16383"/>
        </table:table-row>
        <table:table-row table:style-name="ro1">
          <table:table-cell office:value-type="string" office:string-value="(25183,'Chocontá',25,5.1473639,-73.685875)," table:formula="of:=&quot;(&quot; &amp; [Ciudad.A478] &amp; &quot;,'&quot; &amp; [Ciudad.B478] &amp; &quot;',&quot; &amp; [Ciudad.C478] &amp; &quot;,&quot; &amp; [Ciudad.E478] &amp; &quot;,&quot; &amp; [Ciudad.F478] &amp; &quot;),&quot;" table:style-name="ce1">
            <text:p>(25183,'Chocontá',25,5.1473639,-73.685875),</text:p>
          </table:table-cell>
          <table:table-cell table:number-columns-repeated="16383"/>
        </table:table-row>
        <table:table-row table:style-name="ro1">
          <table:table-cell office:value-type="string" office:string-value="(25200,'Cogua',25,5.061241,-73.976408)," table:formula="of:=&quot;(&quot; &amp; [Ciudad.A479] &amp; &quot;,'&quot; &amp; [Ciudad.B479] &amp; &quot;',&quot; &amp; [Ciudad.C479] &amp; &quot;,&quot; &amp; [Ciudad.E479] &amp; &quot;,&quot; &amp; [Ciudad.F479] &amp; &quot;),&quot;" table:style-name="ce1">
            <text:p>(25200,'Cogua',25,5.061241,-73.976408),</text:p>
          </table:table-cell>
          <table:table-cell table:number-columns-repeated="16383"/>
        </table:table-row>
        <table:table-row table:style-name="ro1">
          <table:table-cell office:value-type="string" office:string-value="(25214,'Cota',25,4.809271,-74.103121)," table:formula="of:=&quot;(&quot; &amp; [Ciudad.A480] &amp; &quot;,'&quot; &amp; [Ciudad.B480] &amp; &quot;',&quot; &amp; [Ciudad.C480] &amp; &quot;,&quot; &amp; [Ciudad.E480] &amp; &quot;,&quot; &amp; [Ciudad.F480] &amp; &quot;),&quot;" table:style-name="ce1">
            <text:p>(25214,'Cota',25,4.809271,-74.103121),</text:p>
          </table:table-cell>
          <table:table-cell table:number-columns-repeated="16383"/>
        </table:table-row>
        <table:table-row table:style-name="ro1">
          <table:table-cell office:value-type="string" office:string-value="(25224,'Cucunubá',25,5.250513,-73.766863)," table:formula="of:=&quot;(&quot; &amp; [Ciudad.A481] &amp; &quot;,'&quot; &amp; [Ciudad.B481] &amp; &quot;',&quot; &amp; [Ciudad.C481] &amp; &quot;,&quot; &amp; [Ciudad.E481] &amp; &quot;,&quot; &amp; [Ciudad.F481] &amp; &quot;),&quot;" table:style-name="ce1">
            <text:p>(25224,'Cucunubá',25,5.250513,-73.766863),</text:p>
          </table:table-cell>
          <table:table-cell table:number-columns-repeated="16383"/>
        </table:table-row>
        <table:table-row table:style-name="ro1">
          <table:table-cell office:value-type="string" office:string-value="(25245,'El Colegio',25,4.58473,-74.94942)," table:formula="of:=&quot;(&quot; &amp; [Ciudad.A482] &amp; &quot;,'&quot; &amp; [Ciudad.B482] &amp; &quot;',&quot; &amp; [Ciudad.C482] &amp; &quot;,&quot; &amp; [Ciudad.E482] &amp; &quot;,&quot; &amp; [Ciudad.F482] &amp; &quot;),&quot;" table:style-name="ce1">
            <text:p>(25245,'El Colegio',25,4.58473,-74.94942),</text:p>
          </table:table-cell>
          <table:table-cell table:number-columns-repeated="16383"/>
        </table:table-row>
        <table:table-row table:style-name="ro1">
          <table:table-cell office:value-type="string" office:string-value="(25258,'El Peñón',25,5.248623,-74.29033)," table:formula="of:=&quot;(&quot; &amp; [Ciudad.A483] &amp; &quot;,'&quot; &amp; [Ciudad.B483] &amp; &quot;',&quot; &amp; [Ciudad.C483] &amp; &quot;,&quot; &amp; [Ciudad.E483] &amp; &quot;,&quot; &amp; [Ciudad.F483] &amp; &quot;),&quot;" table:style-name="ce1">
            <text:p>(25258,'El Peñón',25,5.248623,-74.29033),</text:p>
          </table:table-cell>
          <table:table-cell table:number-columns-repeated="16383"/>
        </table:table-row>
        <table:table-row table:style-name="ro1">
          <table:table-cell office:value-type="string" office:string-value="(25260,'El Rosal',25,4.85225,-74.264824)," table:formula="of:=&quot;(&quot; &amp; [Ciudad.A484] &amp; &quot;,'&quot; &amp; [Ciudad.B484] &amp; &quot;',&quot; &amp; [Ciudad.C484] &amp; &quot;,&quot; &amp; [Ciudad.E484] &amp; &quot;,&quot; &amp; [Ciudad.F484] &amp; &quot;),&quot;" table:style-name="ce1">
            <text:p>(25260,'El Rosal',25,4.85225,-74.264824),</text:p>
          </table:table-cell>
          <table:table-cell table:number-columns-repeated="16383"/>
        </table:table-row>
        <table:table-row table:style-name="ro1">
          <table:table-cell office:value-type="string" office:string-value="(25269,'Facatativá',25,4.809984,-74.354009)," table:formula="of:=&quot;(&quot; &amp; [Ciudad.A485] &amp; &quot;,'&quot; &amp; [Ciudad.B485] &amp; &quot;',&quot; &amp; [Ciudad.C485] &amp; &quot;,&quot; &amp; [Ciudad.E485] &amp; &quot;,&quot; &amp; [Ciudad.F485] &amp; &quot;),&quot;" table:style-name="ce1">
            <text:p>(25269,'Facatativá',25,4.809984,-74.354009),</text:p>
          </table:table-cell>
          <table:table-cell table:number-columns-repeated="16383"/>
        </table:table-row>
        <table:table-row table:style-name="ro1">
          <table:table-cell office:value-type="string" office:string-value="(25279,'Fomeque',25,4.486748,-73.895359)," table:formula="of:=&quot;(&quot; &amp; [Ciudad.A486] &amp; &quot;,'&quot; &amp; [Ciudad.B486] &amp; &quot;',&quot; &amp; [Ciudad.C486] &amp; &quot;,&quot; &amp; [Ciudad.E486] &amp; &quot;,&quot; &amp; [Ciudad.F486] &amp; &quot;),&quot;" table:style-name="ce1">
            <text:p>(25279,'Fomeque',25,4.486748,-73.895359),</text:p>
          </table:table-cell>
          <table:table-cell table:number-columns-repeated="16383"/>
        </table:table-row>
        <table:table-row table:style-name="ro1">
          <table:table-cell office:value-type="string" office:string-value="(25281,'Fosca',25,4.338952,-73.938919)," table:formula="of:=&quot;(&quot; &amp; [Ciudad.A487] &amp; &quot;,'&quot; &amp; [Ciudad.B487] &amp; &quot;',&quot; &amp; [Ciudad.C487] &amp; &quot;,&quot; &amp; [Ciudad.E487] &amp; &quot;,&quot; &amp; [Ciudad.F487] &amp; &quot;),&quot;" table:style-name="ce1">
            <text:p>(25281,'Fosca',25,4.338952,-73.938919),</text:p>
          </table:table-cell>
          <table:table-cell table:number-columns-repeated="16383"/>
        </table:table-row>
        <table:table-row table:style-name="ro1">
          <table:table-cell office:value-type="string" office:string-value="(25286,'Funza',25,4.717029,-74.21225)," table:formula="of:=&quot;(&quot; &amp; [Ciudad.A488] &amp; &quot;,'&quot; &amp; [Ciudad.B488] &amp; &quot;',&quot; &amp; [Ciudad.C488] &amp; &quot;,&quot; &amp; [Ciudad.E488] &amp; &quot;,&quot; &amp; [Ciudad.F488] &amp; &quot;),&quot;" table:style-name="ce1">
            <text:p>(25286,'Funza',25,4.717029,-74.21225),</text:p>
          </table:table-cell>
          <table:table-cell table:number-columns-repeated="16383"/>
        </table:table-row>
        <table:table-row table:style-name="ro1">
          <table:table-cell office:value-type="string" office:string-value="(25288,'Fúquene',25,5.403917,-73.795572)," table:formula="of:=&quot;(&quot; &amp; [Ciudad.A489] &amp; &quot;,'&quot; &amp; [Ciudad.B489] &amp; &quot;',&quot; &amp; [Ciudad.C489] &amp; &quot;,&quot; &amp; [Ciudad.E489] &amp; &quot;,&quot; &amp; [Ciudad.F489] &amp; &quot;),&quot;" table:style-name="ce1">
            <text:p>(25288,'Fúquene',25,5.403917,-73.795572),</text:p>
          </table:table-cell>
          <table:table-cell table:number-columns-repeated="16383"/>
        </table:table-row>
        <table:table-row table:style-name="ro1">
          <table:table-cell office:value-type="string" office:string-value="(25290,'Fusagasugá',25,4.345152,-74.361823)," table:formula="of:=&quot;(&quot; &amp; [Ciudad.A490] &amp; &quot;,'&quot; &amp; [Ciudad.B490] &amp; &quot;',&quot; &amp; [Ciudad.C490] &amp; &quot;,&quot; &amp; [Ciudad.E490] &amp; &quot;,&quot; &amp; [Ciudad.F490] &amp; &quot;),&quot;" table:style-name="ce1">
            <text:p>(25290,'Fusagasugá',25,4.345152,-74.361823),</text:p>
          </table:table-cell>
          <table:table-cell table:number-columns-repeated="16383"/>
        </table:table-row>
        <table:table-row table:style-name="ro1">
          <table:table-cell office:value-type="string" office:string-value="(25293,'Gachala',25,4.693039,-73.51997)," table:formula="of:=&quot;(&quot; &amp; [Ciudad.A491] &amp; &quot;,'&quot; &amp; [Ciudad.B491] &amp; &quot;',&quot; &amp; [Ciudad.C491] &amp; &quot;,&quot; &amp; [Ciudad.E491] &amp; &quot;,&quot; &amp; [Ciudad.F491] &amp; &quot;),&quot;" table:style-name="ce1">
            <text:p>(25293,'Gachala',25,4.693039,-73.51997),</text:p>
          </table:table-cell>
          <table:table-cell table:number-columns-repeated="16383"/>
        </table:table-row>
        <table:table-row table:style-name="ro1">
          <table:table-cell office:value-type="string" office:string-value="(25295,'Gachancipá',25,4.9918699,-73.87076)," table:formula="of:=&quot;(&quot; &amp; [Ciudad.A492] &amp; &quot;,'&quot; &amp; [Ciudad.B492] &amp; &quot;',&quot; &amp; [Ciudad.C492] &amp; &quot;,&quot; &amp; [Ciudad.E492] &amp; &quot;,&quot; &amp; [Ciudad.F492] &amp; &quot;),&quot;" table:style-name="ce1">
            <text:p>(25295,'Gachancipá',25,4.9918699,-73.87076),</text:p>
          </table:table-cell>
          <table:table-cell table:number-columns-repeated="16383"/>
        </table:table-row>
        <table:table-row table:style-name="ro1">
          <table:table-cell office:value-type="string" office:string-value="(25297,'Gachetá',25,4.816972,-73.636306)," table:formula="of:=&quot;(&quot; &amp; [Ciudad.A493] &amp; &quot;,'&quot; &amp; [Ciudad.B493] &amp; &quot;',&quot; &amp; [Ciudad.C493] &amp; &quot;,&quot; &amp; [Ciudad.E493] &amp; &quot;,&quot; &amp; [Ciudad.F493] &amp; &quot;),&quot;" table:style-name="ce1">
            <text:p>(25297,'Gachetá',25,4.816972,-73.636306),</text:p>
          </table:table-cell>
          <table:table-cell table:number-columns-repeated="16383"/>
        </table:table-row>
        <table:table-row table:style-name="ro1">
          <table:table-cell office:value-type="string" office:string-value="(25299,'Gama',25,4.762033,-73.610321)," table:formula="of:=&quot;(&quot; &amp; [Ciudad.A494] &amp; &quot;,'&quot; &amp; [Ciudad.B494] &amp; &quot;',&quot; &amp; [Ciudad.C494] &amp; &quot;,&quot; &amp; [Ciudad.E494] &amp; &quot;,&quot; &amp; [Ciudad.F494] &amp; &quot;),&quot;" table:style-name="ce1">
            <text:p>(25299,'Gama',25,4.762033,-73.610321),</text:p>
          </table:table-cell>
          <table:table-cell table:number-columns-repeated="16383"/>
        </table:table-row>
        <table:table-row table:style-name="ro1">
          <table:table-cell office:value-type="string" office:string-value="(25307,'Girardot',25,4.3045959,-74.8031414)," table:formula="of:=&quot;(&quot; &amp; [Ciudad.A495] &amp; &quot;,'&quot; &amp; [Ciudad.B495] &amp; &quot;',&quot; &amp; [Ciudad.C495] &amp; &quot;,&quot; &amp; [Ciudad.E495] &amp; &quot;,&quot; &amp; [Ciudad.F495] &amp; &quot;),&quot;" table:style-name="ce1">
            <text:p>(25307,'Girardot',25,4.3045959,-74.8031414),</text:p>
          </table:table-cell>
          <table:table-cell table:number-columns-repeated="16383"/>
        </table:table-row>
        <table:table-row table:style-name="ro1">
          <table:table-cell office:value-type="string" office:string-value="(25312,'Granada',25,4.524233,-74.356481)," table:formula="of:=&quot;(&quot; &amp; [Ciudad.A496] &amp; &quot;,'&quot; &amp; [Ciudad.B496] &amp; &quot;',&quot; &amp; [Ciudad.C496] &amp; &quot;,&quot; &amp; [Ciudad.E496] &amp; &quot;,&quot; &amp; [Ciudad.F496] &amp; &quot;),&quot;" table:style-name="ce1">
            <text:p>(25312,'Granada',25,4.524233,-74.356481),</text:p>
          </table:table-cell>
          <table:table-cell table:number-columns-repeated="16383"/>
        </table:table-row>
        <table:table-row table:style-name="ro1">
          <table:table-cell office:value-type="string" office:string-value="(25317,'Guachetá',25,5.383675,-73.686939)," table:formula="of:=&quot;(&quot; &amp; [Ciudad.A497] &amp; &quot;,'&quot; &amp; [Ciudad.B497] &amp; &quot;',&quot; &amp; [Ciudad.C497] &amp; &quot;,&quot; &amp; [Ciudad.E497] &amp; &quot;,&quot; &amp; [Ciudad.F497] &amp; &quot;),&quot;" table:style-name="ce1">
            <text:p>(25317,'Guachetá',25,5.383675,-73.686939),</text:p>
          </table:table-cell>
          <table:table-cell table:number-columns-repeated="16383"/>
        </table:table-row>
        <table:table-row table:style-name="ro1">
          <table:table-cell office:value-type="string" office:string-value="(25320,'Guaduas',25,5.067291,-74.595361)," table:formula="of:=&quot;(&quot; &amp; [Ciudad.A498] &amp; &quot;,'&quot; &amp; [Ciudad.B498] &amp; &quot;',&quot; &amp; [Ciudad.C498] &amp; &quot;,&quot; &amp; [Ciudad.E498] &amp; &quot;,&quot; &amp; [Ciudad.F498] &amp; &quot;),&quot;" table:style-name="ce1">
            <text:p>(25320,'Guaduas',25,5.067291,-74.595361),</text:p>
          </table:table-cell>
          <table:table-cell table:number-columns-repeated="16383"/>
        </table:table-row>
        <table:table-row table:style-name="ro1">
          <table:table-cell office:value-type="string" office:string-value="(25322,'Guasca',25,4.867236,-73.877402)," table:formula="of:=&quot;(&quot; &amp; [Ciudad.A499] &amp; &quot;,'&quot; &amp; [Ciudad.B499] &amp; &quot;',&quot; &amp; [Ciudad.C499] &amp; &quot;,&quot; &amp; [Ciudad.E499] &amp; &quot;,&quot; &amp; [Ciudad.F499] &amp; &quot;),&quot;" table:style-name="ce1">
            <text:p>(25322,'Guasca',25,4.867236,-73.877402),</text:p>
          </table:table-cell>
          <table:table-cell table:number-columns-repeated="16383"/>
        </table:table-row>
        <table:table-row table:style-name="ro1">
          <table:table-cell office:value-type="string" office:string-value="(25324,'Guataquí',25,4.517444,-74.790311)," table:formula="of:=&quot;(&quot; &amp; [Ciudad.A500] &amp; &quot;,'&quot; &amp; [Ciudad.B500] &amp; &quot;',&quot; &amp; [Ciudad.C500] &amp; &quot;,&quot; &amp; [Ciudad.E500] &amp; &quot;,&quot; &amp; [Ciudad.F500] &amp; &quot;),&quot;" table:style-name="ce1">
            <text:p>(25324,'Guataquí',25,4.517444,-74.790311),</text:p>
          </table:table-cell>
          <table:table-cell table:number-columns-repeated="16383"/>
        </table:table-row>
        <table:table-row table:style-name="ro1">
          <table:table-cell office:value-type="string" office:string-value="(25326,'Guatavita',25,4.934487,-73.833644)," table:formula="of:=&quot;(&quot; &amp; [Ciudad.A501] &amp; &quot;,'&quot; &amp; [Ciudad.B501] &amp; &quot;',&quot; &amp; [Ciudad.C501] &amp; &quot;,&quot; &amp; [Ciudad.E501] &amp; &quot;,&quot; &amp; [Ciudad.F501] &amp; &quot;),&quot;" table:style-name="ce1">
            <text:p>(25326,'Guatavita',25,4.934487,-73.833644),</text:p>
          </table:table-cell>
          <table:table-cell table:number-columns-repeated="16383"/>
        </table:table-row>
        <table:table-row table:style-name="ro1">
          <table:table-cell office:value-type="string" office:string-value="(25328,'Guayabal de Siquima',25,4.878323,-74.467283)," table:formula="of:=&quot;(&quot; &amp; [Ciudad.A502] &amp; &quot;,'&quot; &amp; [Ciudad.B502] &amp; &quot;',&quot; &amp; [Ciudad.C502] &amp; &quot;,&quot; &amp; [Ciudad.E502] &amp; &quot;,&quot; &amp; [Ciudad.F502] &amp; &quot;),&quot;" table:style-name="ce1">
            <text:p>(25328,'Guayabal de Siquima',25,4.878323,-74.467283),</text:p>
          </table:table-cell>
          <table:table-cell table:number-columns-repeated="16383"/>
        </table:table-row>
        <table:table-row table:style-name="ro1">
          <table:table-cell office:value-type="string" office:string-value="(25335,'Guayabetal',25,4.2157,-73.81476)," table:formula="of:=&quot;(&quot; &amp; [Ciudad.A503] &amp; &quot;,'&quot; &amp; [Ciudad.B503] &amp; &quot;',&quot; &amp; [Ciudad.C503] &amp; &quot;,&quot; &amp; [Ciudad.E503] &amp; &quot;,&quot; &amp; [Ciudad.F503] &amp; &quot;),&quot;" table:style-name="ce1">
            <text:p>(25335,'Guayabetal',25,4.2157,-73.81476),</text:p>
          </table:table-cell>
          <table:table-cell table:number-columns-repeated="16383"/>
        </table:table-row>
        <table:table-row table:style-name="ro1">
          <table:table-cell office:value-type="string" office:string-value="(25339,'Gutiérrez',25,4.255066,-74.002767)," table:formula="of:=&quot;(&quot; &amp; [Ciudad.A504] &amp; &quot;,'&quot; &amp; [Ciudad.B504] &amp; &quot;',&quot; &amp; [Ciudad.C504] &amp; &quot;,&quot; &amp; [Ciudad.E504] &amp; &quot;,&quot; &amp; [Ciudad.F504] &amp; &quot;),&quot;" table:style-name="ce1">
            <text:p>(25339,'Gutiérrez',25,4.255066,-74.002767),</text:p>
          </table:table-cell>
          <table:table-cell table:number-columns-repeated="16383"/>
        </table:table-row>
        <table:table-row table:style-name="ro1">
          <table:table-cell office:value-type="string" office:string-value="(25368,'Jerusalén',25,4.563292,-74.693204)," table:formula="of:=&quot;(&quot; &amp; [Ciudad.A505] &amp; &quot;,'&quot; &amp; [Ciudad.B505] &amp; &quot;',&quot; &amp; [Ciudad.C505] &amp; &quot;,&quot; &amp; [Ciudad.E505] &amp; &quot;,&quot; &amp; [Ciudad.F505] &amp; &quot;),&quot;" table:style-name="ce1">
            <text:p>(25368,'Jerusalén',25,4.563292,-74.693204),</text:p>
          </table:table-cell>
          <table:table-cell table:number-columns-repeated="16383"/>
        </table:table-row>
        <table:table-row table:style-name="ro1">
          <table:table-cell office:value-type="string" office:string-value="(25372,'Junín',25,4.791028,-73.663027)," table:formula="of:=&quot;(&quot; &amp; [Ciudad.A506] &amp; &quot;,'&quot; &amp; [Ciudad.B506] &amp; &quot;',&quot; &amp; [Ciudad.C506] &amp; &quot;,&quot; &amp; [Ciudad.E506] &amp; &quot;,&quot; &amp; [Ciudad.F506] &amp; &quot;),&quot;" table:style-name="ce1">
            <text:p>(25372,'Junín',25,4.791028,-73.663027),</text:p>
          </table:table-cell>
          <table:table-cell table:number-columns-repeated="16383"/>
        </table:table-row>
        <table:table-row table:style-name="ro1">
          <table:table-cell office:value-type="string" office:string-value="(25377,'La Calera',25,4.720521,-73.968631)," table:formula="of:=&quot;(&quot; &amp; [Ciudad.A507] &amp; &quot;,'&quot; &amp; [Ciudad.B507] &amp; &quot;',&quot; &amp; [Ciudad.C507] &amp; &quot;,&quot; &amp; [Ciudad.E507] &amp; &quot;,&quot; &amp; [Ciudad.F507] &amp; &quot;),&quot;" table:style-name="ce1">
            <text:p>(25377,'La Calera',25,4.720521,-73.968631),</text:p>
          </table:table-cell>
          <table:table-cell table:number-columns-repeated="16383"/>
        </table:table-row>
        <table:table-row table:style-name="ro1">
          <table:table-cell office:value-type="string" office:string-value="(25386,'La Mesa',25,4.632147,-74.463014)," table:formula="of:=&quot;(&quot; &amp; [Ciudad.A508] &amp; &quot;,'&quot; &amp; [Ciudad.B508] &amp; &quot;',&quot; &amp; [Ciudad.C508] &amp; &quot;,&quot; &amp; [Ciudad.E508] &amp; &quot;,&quot; &amp; [Ciudad.F508] &amp; &quot;),&quot;" table:style-name="ce1">
            <text:p>(25386,'La Mesa',25,4.632147,-74.463014),</text:p>
          </table:table-cell>
          <table:table-cell table:number-columns-repeated="16383"/>
        </table:table-row>
        <table:table-row table:style-name="ro1">
          <table:table-cell office:value-type="string" office:string-value="(25394,'La Palma',25,5.358433,-74.390683)," table:formula="of:=&quot;(&quot; &amp; [Ciudad.A509] &amp; &quot;,'&quot; &amp; [Ciudad.B509] &amp; &quot;',&quot; &amp; [Ciudad.C509] &amp; &quot;,&quot; &amp; [Ciudad.E509] &amp; &quot;,&quot; &amp; [Ciudad.F509] &amp; &quot;),&quot;" table:style-name="ce1">
            <text:p>(25394,'La Palma',25,5.358433,-74.390683),</text:p>
          </table:table-cell>
          <table:table-cell table:number-columns-repeated="16383"/>
        </table:table-row>
        <table:table-row table:style-name="ro1">
          <table:table-cell office:value-type="string" office:string-value="(25398,'La Peña',25,5.2006078,-74.3932009)," table:formula="of:=&quot;(&quot; &amp; [Ciudad.A510] &amp; &quot;,'&quot; &amp; [Ciudad.B510] &amp; &quot;',&quot; &amp; [Ciudad.C510] &amp; &quot;,&quot; &amp; [Ciudad.E510] &amp; &quot;,&quot; &amp; [Ciudad.F510] &amp; &quot;),&quot;" table:style-name="ce1">
            <text:p>(25398,'La Peña',25,5.2006078,-74.3932009),</text:p>
          </table:table-cell>
          <table:table-cell table:number-columns-repeated="16383"/>
        </table:table-row>
        <table:table-row table:style-name="ro1">
          <table:table-cell office:value-type="string" office:string-value="(25402,'La Vega',25,5.000528,-74.339439)," table:formula="of:=&quot;(&quot; &amp; [Ciudad.A511] &amp; &quot;,'&quot; &amp; [Ciudad.B511] &amp; &quot;',&quot; &amp; [Ciudad.C511] &amp; &quot;,&quot; &amp; [Ciudad.E511] &amp; &quot;,&quot; &amp; [Ciudad.F511] &amp; &quot;),&quot;" table:style-name="ce1">
            <text:p>(25402,'La Vega',25,5.000528,-74.339439),</text:p>
          </table:table-cell>
          <table:table-cell table:number-columns-repeated="16383"/>
        </table:table-row>
        <table:table-row table:style-name="ro1">
          <table:table-cell office:value-type="string" office:string-value="(25407,'Lenguazaque',25,5.3068989,-73.711727)," table:formula="of:=&quot;(&quot; &amp; [Ciudad.A512] &amp; &quot;,'&quot; &amp; [Ciudad.B512] &amp; &quot;',&quot; &amp; [Ciudad.C512] &amp; &quot;,&quot; &amp; [Ciudad.E512] &amp; &quot;,&quot; &amp; [Ciudad.F512] &amp; &quot;),&quot;" table:style-name="ce1">
            <text:p>(25407,'Lenguazaque',25,5.3068989,-73.711727),</text:p>
          </table:table-cell>
          <table:table-cell table:number-columns-repeated="16383"/>
        </table:table-row>
        <table:table-row table:style-name="ro1">
          <table:table-cell office:value-type="string" office:string-value="(25426,'Macheta',25,5.081006,-73.608052)," table:formula="of:=&quot;(&quot; &amp; [Ciudad.A513] &amp; &quot;,'&quot; &amp; [Ciudad.B513] &amp; &quot;',&quot; &amp; [Ciudad.C513] &amp; &quot;,&quot; &amp; [Ciudad.E513] &amp; &quot;,&quot; &amp; [Ciudad.F513] &amp; &quot;),&quot;" table:style-name="ce1">
            <text:p>(25426,'Macheta',25,5.081006,-73.608052),</text:p>
          </table:table-cell>
          <table:table-cell table:number-columns-repeated="16383"/>
        </table:table-row>
        <table:table-row table:style-name="ro1">
          <table:table-cell office:value-type="string" office:string-value="(25430,'Madrid',25,4.733779,-74.2627569)," table:formula="of:=&quot;(&quot; &amp; [Ciudad.A514] &amp; &quot;,'&quot; &amp; [Ciudad.B514] &amp; &quot;',&quot; &amp; [Ciudad.C514] &amp; &quot;,&quot; &amp; [Ciudad.E514] &amp; &quot;,&quot; &amp; [Ciudad.F514] &amp; &quot;),&quot;" table:style-name="ce1">
            <text:p>(25430,'Madrid',25,4.733779,-74.2627569),</text:p>
          </table:table-cell>
          <table:table-cell table:number-columns-repeated="16383"/>
        </table:table-row>
        <table:table-row table:style-name="ro1">
          <table:table-cell office:value-type="string" office:string-value="(25436,'Manta',25,5.009444,-73.539987)," table:formula="of:=&quot;(&quot; &amp; [Ciudad.A515] &amp; &quot;,'&quot; &amp; [Ciudad.B515] &amp; &quot;',&quot; &amp; [Ciudad.C515] &amp; &quot;,&quot; &amp; [Ciudad.E515] &amp; &quot;,&quot; &amp; [Ciudad.F515] &amp; &quot;),&quot;" table:style-name="ce1">
            <text:p>(25436,'Manta',25,5.009444,-73.539987),</text:p>
          </table:table-cell>
          <table:table-cell table:number-columns-repeated="16383"/>
        </table:table-row>
        <table:table-row table:style-name="ro1">
          <table:table-cell office:value-type="string" office:string-value="(25438,'Medina',25,4.508399,-73.349853)," table:formula="of:=&quot;(&quot; &amp; [Ciudad.A516] &amp; &quot;,'&quot; &amp; [Ciudad.B516] &amp; &quot;',&quot; &amp; [Ciudad.C516] &amp; &quot;,&quot; &amp; [Ciudad.E516] &amp; &quot;,&quot; &amp; [Ciudad.F516] &amp; &quot;),&quot;" table:style-name="ce1">
            <text:p>(25438,'Medina',25,4.508399,-73.349853),</text:p>
          </table:table-cell>
          <table:table-cell table:number-columns-repeated="16383"/>
        </table:table-row>
        <table:table-row table:style-name="ro1">
          <table:table-cell office:value-type="string" office:string-value="(25473,'Mosquera',25,4.706035,-74.230101)," table:formula="of:=&quot;(&quot; &amp; [Ciudad.A517] &amp; &quot;,'&quot; &amp; [Ciudad.B517] &amp; &quot;',&quot; &amp; [Ciudad.C517] &amp; &quot;,&quot; &amp; [Ciudad.E517] &amp; &quot;,&quot; &amp; [Ciudad.F517] &amp; &quot;),&quot;" table:style-name="ce1">
            <text:p>(25473,'Mosquera',25,4.706035,-74.230101),</text:p>
          </table:table-cell>
          <table:table-cell table:number-columns-repeated="16383"/>
        </table:table-row>
        <table:table-row table:style-name="ro1">
          <table:table-cell office:value-type="string" office:string-value="(25483,'Nariño',25,4.398278,-74.828718)," table:formula="of:=&quot;(&quot; &amp; [Ciudad.A518] &amp; &quot;,'&quot; &amp; [Ciudad.B518] &amp; &quot;',&quot; &amp; [Ciudad.C518] &amp; &quot;,&quot; &amp; [Ciudad.E518] &amp; &quot;,&quot; &amp; [Ciudad.F518] &amp; &quot;),&quot;" table:style-name="ce1">
            <text:p>(25483,'Nariño',25,4.398278,-74.828718),</text:p>
          </table:table-cell>
          <table:table-cell table:number-columns-repeated="16383"/>
        </table:table-row>
        <table:table-row table:style-name="ro1">
          <table:table-cell office:value-type="string" office:string-value="(25486,'Nemocón',25,5.066969,-73.880696)," table:formula="of:=&quot;(&quot; &amp; [Ciudad.A519] &amp; &quot;,'&quot; &amp; [Ciudad.B519] &amp; &quot;',&quot; &amp; [Ciudad.C519] &amp; &quot;,&quot; &amp; [Ciudad.E519] &amp; &quot;,&quot; &amp; [Ciudad.F519] &amp; &quot;),&quot;" table:style-name="ce1">
            <text:p>(25486,'Nemocón',25,5.066969,-73.880696),</text:p>
          </table:table-cell>
          <table:table-cell table:number-columns-repeated="16383"/>
        </table:table-row>
        <table:table-row table:style-name="ro1">
          <table:table-cell office:value-type="string" office:string-value="(25488,'Nilo',25,4.307339,-74.619935)," table:formula="of:=&quot;(&quot; &amp; [Ciudad.A520] &amp; &quot;,'&quot; &amp; [Ciudad.B520] &amp; &quot;',&quot; &amp; [Ciudad.C520] &amp; &quot;,&quot; &amp; [Ciudad.E520] &amp; &quot;,&quot; &amp; [Ciudad.F520] &amp; &quot;),&quot;" table:style-name="ce1">
            <text:p>(25488,'Nilo',25,4.307339,-74.619935),</text:p>
          </table:table-cell>
          <table:table-cell table:number-columns-repeated="16383"/>
        </table:table-row>
        <table:table-row table:style-name="ro1">
          <table:table-cell office:value-type="string" office:string-value="(25489,'Nimaima',25,5.12645,-74.38555)," table:formula="of:=&quot;(&quot; &amp; [Ciudad.A521] &amp; &quot;,'&quot; &amp; [Ciudad.B521] &amp; &quot;',&quot; &amp; [Ciudad.C521] &amp; &quot;,&quot; &amp; [Ciudad.E521] &amp; &quot;,&quot; &amp; [Ciudad.F521] &amp; &quot;),&quot;" table:style-name="ce1">
            <text:p>(25489,'Nimaima',25,5.12645,-74.38555),</text:p>
          </table:table-cell>
          <table:table-cell table:number-columns-repeated="16383"/>
        </table:table-row>
        <table:table-row table:style-name="ro1">
          <table:table-cell office:value-type="string" office:string-value="(25491,'Nocaima',25,5.069435,-74.380305)," table:formula="of:=&quot;(&quot; &amp; [Ciudad.A522] &amp; &quot;,'&quot; &amp; [Ciudad.B522] &amp; &quot;',&quot; &amp; [Ciudad.C522] &amp; &quot;,&quot; &amp; [Ciudad.E522] &amp; &quot;,&quot; &amp; [Ciudad.F522] &amp; &quot;),&quot;" table:style-name="ce1">
            <text:p>(25491,'Nocaima',25,5.069435,-74.380305),</text:p>
          </table:table-cell>
          <table:table-cell table:number-columns-repeated="16383"/>
        </table:table-row>
        <table:table-row table:style-name="ro1">
          <table:table-cell office:value-type="string" office:string-value="(25506,'Venecia',25,4.088952,-74.4778879)," table:formula="of:=&quot;(&quot; &amp; [Ciudad.A523] &amp; &quot;,'&quot; &amp; [Ciudad.B523] &amp; &quot;',&quot; &amp; [Ciudad.C523] &amp; &quot;,&quot; &amp; [Ciudad.E523] &amp; &quot;,&quot; &amp; [Ciudad.F523] &amp; &quot;),&quot;" table:style-name="ce1">
            <text:p>(25506,'Venecia',25,4.088952,-74.4778879),</text:p>
          </table:table-cell>
          <table:table-cell table:number-columns-repeated="16383"/>
        </table:table-row>
        <table:table-row table:style-name="ro1">
          <table:table-cell office:value-type="string" office:string-value="(25513,'Pacho',25,5.137918,-74.152868)," table:formula="of:=&quot;(&quot; &amp; [Ciudad.A524] &amp; &quot;,'&quot; &amp; [Ciudad.B524] &amp; &quot;',&quot; &amp; [Ciudad.C524] &amp; &quot;,&quot; &amp; [Ciudad.E524] &amp; &quot;,&quot; &amp; [Ciudad.F524] &amp; &quot;),&quot;" table:style-name="ce1">
            <text:p>(25513,'Pacho',25,5.137918,-74.152868),</text:p>
          </table:table-cell>
          <table:table-cell table:number-columns-repeated="16383"/>
        </table:table-row>
        <table:table-row table:style-name="ro1">
          <table:table-cell office:value-type="string" office:string-value="(25518,'Paime',25,5.370625,-74.152796)," table:formula="of:=&quot;(&quot; &amp; [Ciudad.A525] &amp; &quot;,'&quot; &amp; [Ciudad.B525] &amp; &quot;',&quot; &amp; [Ciudad.C525] &amp; &quot;,&quot; &amp; [Ciudad.E525] &amp; &quot;,&quot; &amp; [Ciudad.F525] &amp; &quot;),&quot;" table:style-name="ce1">
            <text:p>(25518,'Paime',25,5.370625,-74.152796),</text:p>
          </table:table-cell>
          <table:table-cell table:number-columns-repeated="16383"/>
        </table:table-row>
        <table:table-row table:style-name="ro1">
          <table:table-cell office:value-type="string" office:string-value="(25524,'Pandi',25,4.19065,-74.486751)," table:formula="of:=&quot;(&quot; &amp; [Ciudad.A526] &amp; &quot;,'&quot; &amp; [Ciudad.B526] &amp; &quot;',&quot; &amp; [Ciudad.C526] &amp; &quot;,&quot; &amp; [Ciudad.E526] &amp; &quot;,&quot; &amp; [Ciudad.F526] &amp; &quot;),&quot;" table:style-name="ce1">
            <text:p>(25524,'Pandi',25,4.19065,-74.486751),</text:p>
          </table:table-cell>
          <table:table-cell table:number-columns-repeated="16383"/>
        </table:table-row>
        <table:table-row table:style-name="ro1">
          <table:table-cell office:value-type="string" office:string-value="(25530,'Paratebueno',25,4.376587,-73.209608)," table:formula="of:=&quot;(&quot; &amp; [Ciudad.A527] &amp; &quot;,'&quot; &amp; [Ciudad.B527] &amp; &quot;',&quot; &amp; [Ciudad.C527] &amp; &quot;,&quot; &amp; [Ciudad.E527] &amp; &quot;,&quot; &amp; [Ciudad.F527] &amp; &quot;),&quot;" table:style-name="ce1">
            <text:p>(25530,'Paratebueno',25,4.376587,-73.209608),</text:p>
          </table:table-cell>
          <table:table-cell table:number-columns-repeated="16383"/>
        </table:table-row>
        <table:table-row table:style-name="ro1">
          <table:table-cell office:value-type="string" office:string-value="(25535,'Pasca',25,4.308498,-74.299995)," table:formula="of:=&quot;(&quot; &amp; [Ciudad.A528] &amp; &quot;,'&quot; &amp; [Ciudad.B528] &amp; &quot;',&quot; &amp; [Ciudad.C528] &amp; &quot;,&quot; &amp; [Ciudad.E528] &amp; &quot;,&quot; &amp; [Ciudad.F528] &amp; &quot;),&quot;" table:style-name="ce1">
            <text:p>(25535,'Pasca',25,4.308498,-74.299995),</text:p>
          </table:table-cell>
          <table:table-cell table:number-columns-repeated="16383"/>
        </table:table-row>
        <table:table-row table:style-name="ro1">
          <table:table-cell office:value-type="string" office:string-value="(25572,'Puerto Salgar',25,5.467414,-74.652693)," table:formula="of:=&quot;(&quot; &amp; [Ciudad.A529] &amp; &quot;,'&quot; &amp; [Ciudad.B529] &amp; &quot;',&quot; &amp; [Ciudad.C529] &amp; &quot;,&quot; &amp; [Ciudad.E529] &amp; &quot;,&quot; &amp; [Ciudad.F529] &amp; &quot;),&quot;" table:style-name="ce1">
            <text:p>(25572,'Puerto Salgar',25,5.467414,-74.652693),</text:p>
          </table:table-cell>
          <table:table-cell table:number-columns-repeated="16383"/>
        </table:table-row>
        <table:table-row table:style-name="ro1">
          <table:table-cell office:value-type="string" office:string-value="(25580,'Pulí',25,4.6825979,-74.713599)," table:formula="of:=&quot;(&quot; &amp; [Ciudad.A530] &amp; &quot;,'&quot; &amp; [Ciudad.B530] &amp; &quot;',&quot; &amp; [Ciudad.C530] &amp; &quot;,&quot; &amp; [Ciudad.E530] &amp; &quot;,&quot; &amp; [Ciudad.F530] &amp; &quot;),&quot;" table:style-name="ce1">
            <text:p>(25580,'Pulí',25,4.6825979,-74.713599),</text:p>
          </table:table-cell>
          <table:table-cell table:number-columns-repeated="16383"/>
        </table:table-row>
        <table:table-row table:style-name="ro1">
          <table:table-cell office:value-type="string" office:string-value="(25592,'Quebradanegra',25,5.117721,-74.479244)," table:formula="of:=&quot;(&quot; &amp; [Ciudad.A531] &amp; &quot;,'&quot; &amp; [Ciudad.B531] &amp; &quot;',&quot; &amp; [Ciudad.C531] &amp; &quot;,&quot; &amp; [Ciudad.E531] &amp; &quot;,&quot; &amp; [Ciudad.F531] &amp; &quot;),&quot;" table:style-name="ce1">
            <text:p>(25592,'Quebradanegra',25,5.117721,-74.479244),</text:p>
          </table:table-cell>
          <table:table-cell table:number-columns-repeated="16383"/>
        </table:table-row>
        <table:table-row table:style-name="ro1">
          <table:table-cell office:value-type="string" office:string-value="(25594,'Quetame',25,4.32998,-73.863183)," table:formula="of:=&quot;(&quot; &amp; [Ciudad.A532] &amp; &quot;,'&quot; &amp; [Ciudad.B532] &amp; &quot;',&quot; &amp; [Ciudad.C532] &amp; &quot;,&quot; &amp; [Ciudad.E532] &amp; &quot;,&quot; &amp; [Ciudad.F532] &amp; &quot;),&quot;" table:style-name="ce1">
            <text:p>(25594,'Quetame',25,4.32998,-73.863183),</text:p>
          </table:table-cell>
          <table:table-cell table:number-columns-repeated="16383"/>
        </table:table-row>
        <table:table-row table:style-name="ro1">
          <table:table-cell office:value-type="string" office:string-value="(25596,'Quipile',25,4.74257,-74.56211)," table:formula="of:=&quot;(&quot; &amp; [Ciudad.A533] &amp; &quot;,'&quot; &amp; [Ciudad.B533] &amp; &quot;',&quot; &amp; [Ciudad.C533] &amp; &quot;,&quot; &amp; [Ciudad.E533] &amp; &quot;,&quot; &amp; [Ciudad.F533] &amp; &quot;),&quot;" table:style-name="ce1">
            <text:p>(25596,'Quipile',25,4.74257,-74.56211),</text:p>
          </table:table-cell>
          <table:table-cell table:number-columns-repeated="16383"/>
        </table:table-row>
        <table:table-row table:style-name="ro1">
          <table:table-cell office:value-type="string" office:string-value="(25599,'Apulo',25,4.521302,-74.593706)," table:formula="of:=&quot;(&quot; &amp; [Ciudad.A534] &amp; &quot;,'&quot; &amp; [Ciudad.B534] &amp; &quot;',&quot; &amp; [Ciudad.C534] &amp; &quot;,&quot; &amp; [Ciudad.E534] &amp; &quot;,&quot; &amp; [Ciudad.F534] &amp; &quot;),&quot;" table:style-name="ce1">
            <text:p>(25599,'Apulo',25,4.521302,-74.593706),</text:p>
          </table:table-cell>
          <table:table-cell table:number-columns-repeated="16383"/>
        </table:table-row>
        <table:table-row table:style-name="ro1">
          <table:table-cell office:value-type="string" office:string-value="(25612,'Ricaurte',25,4.277309,-74.772305)," table:formula="of:=&quot;(&quot; &amp; [Ciudad.A535] &amp; &quot;,'&quot; &amp; [Ciudad.B535] &amp; &quot;',&quot; &amp; [Ciudad.C535] &amp; &quot;,&quot; &amp; [Ciudad.E535] &amp; &quot;,&quot; &amp; [Ciudad.F535] &amp; &quot;),&quot;" table:style-name="ce1">
            <text:p>(25612,'Ricaurte',25,4.277309,-74.772305),</text:p>
          </table:table-cell>
          <table:table-cell table:number-columns-repeated="16383"/>
        </table:table-row>
        <table:table-row table:style-name="ro1">
          <table:table-cell office:value-type="string" office:string-value="(25645,'San Antonio del Tequendama',25,4.6162489,-74.3521491)," table:formula="of:=&quot;(&quot; &amp; [Ciudad.A536] &amp; &quot;,'&quot; &amp; [Ciudad.B536] &amp; &quot;',&quot; &amp; [Ciudad.C536] &amp; &quot;,&quot; &amp; [Ciudad.E536] &amp; &quot;,&quot; &amp; [Ciudad.F536] &amp; &quot;),&quot;" table:style-name="ce1">
            <text:p>(25645,'San Antonio del Tequendama',25,4.6162489,-74.3521491),</text:p>
          </table:table-cell>
          <table:table-cell table:number-columns-repeated="16383"/>
        </table:table-row>
        <table:table-row table:style-name="ro1">
          <table:table-cell office:value-type="string" office:string-value="(25649,'San Bernardo',25,4.179444,-74.421566)," table:formula="of:=&quot;(&quot; &amp; [Ciudad.A537] &amp; &quot;,'&quot; &amp; [Ciudad.B537] &amp; &quot;',&quot; &amp; [Ciudad.C537] &amp; &quot;,&quot; &amp; [Ciudad.E537] &amp; &quot;,&quot; &amp; [Ciudad.F537] &amp; &quot;),&quot;" table:style-name="ce1">
            <text:p>(25649,'San Bernardo',25,4.179444,-74.421566),</text:p>
          </table:table-cell>
          <table:table-cell table:number-columns-repeated="16383"/>
        </table:table-row>
        <table:table-row table:style-name="ro1">
          <table:table-cell office:value-type="string" office:string-value="(25653,'San Cayetano',25,5.301222,-74.069702)," table:formula="of:=&quot;(&quot; &amp; [Ciudad.A538] &amp; &quot;,'&quot; &amp; [Ciudad.B538] &amp; &quot;',&quot; &amp; [Ciudad.C538] &amp; &quot;,&quot; &amp; [Ciudad.E538] &amp; &quot;,&quot; &amp; [Ciudad.F538] &amp; &quot;),&quot;" table:style-name="ce1">
            <text:p>(25653,'San Cayetano',25,5.301222,-74.069702),</text:p>
          </table:table-cell>
          <table:table-cell table:number-columns-repeated="16383"/>
        </table:table-row>
        <table:table-row table:style-name="ro1">
          <table:table-cell office:value-type="string" office:string-value="(25658,'San Francisco',25,4.974252,-74.291386)," table:formula="of:=&quot;(&quot; &amp; [Ciudad.A539] &amp; &quot;,'&quot; &amp; [Ciudad.B539] &amp; &quot;',&quot; &amp; [Ciudad.C539] &amp; &quot;,&quot; &amp; [Ciudad.E539] &amp; &quot;,&quot; &amp; [Ciudad.F539] &amp; &quot;),&quot;" table:style-name="ce1">
            <text:p>(25658,'San Francisco',25,4.974252,-74.291386),</text:p>
          </table:table-cell>
          <table:table-cell table:number-columns-repeated="16383"/>
        </table:table-row>
        <table:table-row table:style-name="ro1">
          <table:table-cell office:value-type="string" office:string-value="(25662,'San Juan de Río Seco',25,4.846891,-74.622303)," table:formula="of:=&quot;(&quot; &amp; [Ciudad.A540] &amp; &quot;,'&quot; &amp; [Ciudad.B540] &amp; &quot;',&quot; &amp; [Ciudad.C540] &amp; &quot;,&quot; &amp; [Ciudad.E540] &amp; &quot;,&quot; &amp; [Ciudad.F540] &amp; &quot;),&quot;" table:style-name="ce1">
            <text:p>(25662,'San Juan de Río Seco',25,4.846891,-74.622303),</text:p>
          </table:table-cell>
          <table:table-cell table:number-columns-repeated="16383"/>
        </table:table-row>
        <table:table-row table:style-name="ro1">
          <table:table-cell office:value-type="string" office:string-value="(25718,'Sasaima',25,4.963945,-74.434042)," table:formula="of:=&quot;(&quot; &amp; [Ciudad.A541] &amp; &quot;,'&quot; &amp; [Ciudad.B541] &amp; &quot;',&quot; &amp; [Ciudad.C541] &amp; &quot;,&quot; &amp; [Ciudad.E541] &amp; &quot;,&quot; &amp; [Ciudad.F541] &amp; &quot;),&quot;" table:style-name="ce1">
            <text:p>(25718,'Sasaima',25,4.963945,-74.434042),</text:p>
          </table:table-cell>
          <table:table-cell table:number-columns-repeated="16383"/>
        </table:table-row>
        <table:table-row table:style-name="ro1">
          <table:table-cell office:value-type="string" office:string-value="(25736,'Sesquilé',25,5.045268,-73.796925)," table:formula="of:=&quot;(&quot; &amp; [Ciudad.A542] &amp; &quot;,'&quot; &amp; [Ciudad.B542] &amp; &quot;',&quot; &amp; [Ciudad.C542] &amp; &quot;,&quot; &amp; [Ciudad.E542] &amp; &quot;,&quot; &amp; [Ciudad.F542] &amp; &quot;),&quot;" table:style-name="ce1">
            <text:p>(25736,'Sesquilé',25,5.045268,-73.796925),</text:p>
          </table:table-cell>
          <table:table-cell table:number-columns-repeated="16383"/>
        </table:table-row>
        <table:table-row table:style-name="ro1">
          <table:table-cell office:value-type="string" office:string-value="(25740,'Sibaté',25,4.485011,-74.259334)," table:formula="of:=&quot;(&quot; &amp; [Ciudad.A543] &amp; &quot;,'&quot; &amp; [Ciudad.B543] &amp; &quot;',&quot; &amp; [Ciudad.C543] &amp; &quot;,&quot; &amp; [Ciudad.E543] &amp; &quot;,&quot; &amp; [Ciudad.F543] &amp; &quot;),&quot;" table:style-name="ce1">
            <text:p>(25740,'Sibaté',25,4.485011,-74.259334),</text:p>
          </table:table-cell>
          <table:table-cell table:number-columns-repeated="16383"/>
        </table:table-row>
        <table:table-row table:style-name="ro1">
          <table:table-cell office:value-type="string" office:string-value="(25743,'Silvania',25,4.39078,-74.396782)," table:formula="of:=&quot;(&quot; &amp; [Ciudad.A544] &amp; &quot;,'&quot; &amp; [Ciudad.B544] &amp; &quot;',&quot; &amp; [Ciudad.C544] &amp; &quot;,&quot; &amp; [Ciudad.E544] &amp; &quot;,&quot; &amp; [Ciudad.F544] &amp; &quot;),&quot;" table:style-name="ce1">
            <text:p>(25743,'Silvania',25,4.39078,-74.396782),</text:p>
          </table:table-cell>
          <table:table-cell table:number-columns-repeated="16383"/>
        </table:table-row>
        <table:table-row table:style-name="ro1">
          <table:table-cell office:value-type="string" office:string-value="(25745,'Simijaca',25,5.503838,-73.851971)," table:formula="of:=&quot;(&quot; &amp; [Ciudad.A545] &amp; &quot;,'&quot; &amp; [Ciudad.B545] &amp; &quot;',&quot; &amp; [Ciudad.C545] &amp; &quot;,&quot; &amp; [Ciudad.E545] &amp; &quot;,&quot; &amp; [Ciudad.F545] &amp; &quot;),&quot;" table:style-name="ce1">
            <text:p>(25745,'Simijaca',25,5.503838,-73.851971),</text:p>
          </table:table-cell>
          <table:table-cell table:number-columns-repeated="16383"/>
        </table:table-row>
        <table:table-row table:style-name="ro1">
          <table:table-cell office:value-type="string" office:string-value="(25754,'Soacha',25,4.5827227,-74.2117465)," table:formula="of:=&quot;(&quot; &amp; [Ciudad.A546] &amp; &quot;,'&quot; &amp; [Ciudad.B546] &amp; &quot;',&quot; &amp; [Ciudad.C546] &amp; &quot;,&quot; &amp; [Ciudad.E546] &amp; &quot;,&quot; &amp; [Ciudad.F546] &amp; &quot;),&quot;" table:style-name="ce1">
            <text:p>(25754,'Soacha',25,4.5827227,-74.2117465),</text:p>
          </table:table-cell>
          <table:table-cell table:number-columns-repeated="16383"/>
        </table:table-row>
        <table:table-row table:style-name="ro1">
          <table:table-cell office:value-type="string" office:string-value="(25758,'Sopó',25,4.908732,-73.9410709)," table:formula="of:=&quot;(&quot; &amp; [Ciudad.A547] &amp; &quot;,'&quot; &amp; [Ciudad.B547] &amp; &quot;',&quot; &amp; [Ciudad.C547] &amp; &quot;,&quot; &amp; [Ciudad.E547] &amp; &quot;,&quot; &amp; [Ciudad.F547] &amp; &quot;),&quot;" table:style-name="ce1">
            <text:p>(25758,'Sopó',25,4.908732,-73.9410709),</text:p>
          </table:table-cell>
          <table:table-cell table:number-columns-repeated="16383"/>
        </table:table-row>
        <table:table-row table:style-name="ro1">
          <table:table-cell office:value-type="string" office:string-value="(25769,'Subachoque',25,4.929001,-74.172465)," table:formula="of:=&quot;(&quot; &amp; [Ciudad.A548] &amp; &quot;,'&quot; &amp; [Ciudad.B548] &amp; &quot;',&quot; &amp; [Ciudad.C548] &amp; &quot;,&quot; &amp; [Ciudad.E548] &amp; &quot;,&quot; &amp; [Ciudad.F548] &amp; &quot;),&quot;" table:style-name="ce1">
            <text:p>(25769,'Subachoque',25,4.929001,-74.172465),</text:p>
          </table:table-cell>
          <table:table-cell table:number-columns-repeated="16383"/>
        </table:table-row>
        <table:table-row table:style-name="ro1">
          <table:table-cell office:value-type="string" office:string-value="(25772,'Suesca',25,5.103929,-73.798632)," table:formula="of:=&quot;(&quot; &amp; [Ciudad.A549] &amp; &quot;,'&quot; &amp; [Ciudad.B549] &amp; &quot;',&quot; &amp; [Ciudad.C549] &amp; &quot;,&quot; &amp; [Ciudad.E549] &amp; &quot;,&quot; &amp; [Ciudad.F549] &amp; &quot;),&quot;" table:style-name="ce1">
            <text:p>(25772,'Suesca',25,5.103929,-73.798632),</text:p>
          </table:table-cell>
          <table:table-cell table:number-columns-repeated="16383"/>
        </table:table-row>
        <table:table-row table:style-name="ro1">
          <table:table-cell office:value-type="string" office:string-value="(25777,'Supatá',25,5.061607,-74.235546)," table:formula="of:=&quot;(&quot; &amp; [Ciudad.A550] &amp; &quot;,'&quot; &amp; [Ciudad.B550] &amp; &quot;',&quot; &amp; [Ciudad.C550] &amp; &quot;,&quot; &amp; [Ciudad.E550] &amp; &quot;,&quot; &amp; [Ciudad.F550] &amp; &quot;),&quot;" table:style-name="ce1">
            <text:p>(25777,'Supatá',25,5.061607,-74.235546),</text:p>
          </table:table-cell>
          <table:table-cell table:number-columns-repeated="16383"/>
        </table:table-row>
        <table:table-row table:style-name="ro1">
          <table:table-cell office:value-type="string" office:string-value="(25779,'Susa',25,5.455099,-73.814707)," table:formula="of:=&quot;(&quot; &amp; [Ciudad.A551] &amp; &quot;,'&quot; &amp; [Ciudad.B551] &amp; &quot;',&quot; &amp; [Ciudad.C551] &amp; &quot;,&quot; &amp; [Ciudad.E551] &amp; &quot;,&quot; &amp; [Ciudad.F551] &amp; &quot;),&quot;" table:style-name="ce1">
            <text:p>(25779,'Susa',25,5.455099,-73.814707),</text:p>
          </table:table-cell>
          <table:table-cell table:number-columns-repeated="16383"/>
        </table:table-row>
        <table:table-row table:style-name="ro1">
          <table:table-cell office:value-type="string" office:string-value="(25781,'Sutatausa',25,5.247295,-73.852667)," table:formula="of:=&quot;(&quot; &amp; [Ciudad.A552] &amp; &quot;,'&quot; &amp; [Ciudad.B552] &amp; &quot;',&quot; &amp; [Ciudad.C552] &amp; &quot;,&quot; &amp; [Ciudad.E552] &amp; &quot;,&quot; &amp; [Ciudad.F552] &amp; &quot;),&quot;" table:style-name="ce1">
            <text:p>(25781,'Sutatausa',25,5.247295,-73.852667),</text:p>
          </table:table-cell>
          <table:table-cell table:number-columns-repeated="16383"/>
        </table:table-row>
        <table:table-row table:style-name="ro1">
          <table:table-cell office:value-type="string" office:string-value="(25785,'Tabio',25,4.916962,-74.096358)," table:formula="of:=&quot;(&quot; &amp; [Ciudad.A553] &amp; &quot;,'&quot; &amp; [Ciudad.B553] &amp; &quot;',&quot; &amp; [Ciudad.C553] &amp; &quot;,&quot; &amp; [Ciudad.E553] &amp; &quot;,&quot; &amp; [Ciudad.F553] &amp; &quot;),&quot;" table:style-name="ce1">
            <text:p>(25785,'Tabio',25,4.916962,-74.096358),</text:p>
          </table:table-cell>
          <table:table-cell table:number-columns-repeated="16383"/>
        </table:table-row>
        <table:table-row table:style-name="ro1">
          <table:table-cell office:value-type="string" office:string-value="(25793,'Tausa',25,5.196182,-73.8865409)," table:formula="of:=&quot;(&quot; &amp; [Ciudad.A554] &amp; &quot;,'&quot; &amp; [Ciudad.B554] &amp; &quot;',&quot; &amp; [Ciudad.C554] &amp; &quot;,&quot; &amp; [Ciudad.E554] &amp; &quot;,&quot; &amp; [Ciudad.F554] &amp; &quot;),&quot;" table:style-name="ce1">
            <text:p>(25793,'Tausa',25,5.196182,-73.8865409),</text:p>
          </table:table-cell>
          <table:table-cell table:number-columns-repeated="16383"/>
        </table:table-row>
        <table:table-row table:style-name="ro1">
          <table:table-cell office:value-type="string" office:string-value="(25797,'Tena',25,4.655623,-74.389576)," table:formula="of:=&quot;(&quot; &amp; [Ciudad.A555] &amp; &quot;,'&quot; &amp; [Ciudad.B555] &amp; &quot;',&quot; &amp; [Ciudad.C555] &amp; &quot;,&quot; &amp; [Ciudad.E555] &amp; &quot;,&quot; &amp; [Ciudad.F555] &amp; &quot;),&quot;" table:style-name="ce1">
            <text:p>(25797,'Tena',25,4.655623,-74.389576),</text:p>
          </table:table-cell>
          <table:table-cell table:number-columns-repeated="16383"/>
        </table:table-row>
        <table:table-row table:style-name="ro1">
          <table:table-cell office:value-type="string" office:string-value="(25799,'Tenjo',25,4.871884,-74.145663)," table:formula="of:=&quot;(&quot; &amp; [Ciudad.A556] &amp; &quot;,'&quot; &amp; [Ciudad.B556] &amp; &quot;',&quot; &amp; [Ciudad.C556] &amp; &quot;,&quot; &amp; [Ciudad.E556] &amp; &quot;,&quot; &amp; [Ciudad.F556] &amp; &quot;),&quot;" table:style-name="ce1">
            <text:p>(25799,'Tenjo',25,4.871884,-74.145663),</text:p>
          </table:table-cell>
          <table:table-cell table:number-columns-repeated="16383"/>
        </table:table-row>
        <table:table-row table:style-name="ro1">
          <table:table-cell office:value-type="string" office:string-value="(25805,'Tibacuy',25,4.347837,-74.45254)," table:formula="of:=&quot;(&quot; &amp; [Ciudad.A557] &amp; &quot;,'&quot; &amp; [Ciudad.B557] &amp; &quot;',&quot; &amp; [Ciudad.C557] &amp; &quot;,&quot; &amp; [Ciudad.E557] &amp; &quot;,&quot; &amp; [Ciudad.F557] &amp; &quot;),&quot;" table:style-name="ce1">
            <text:p>(25805,'Tibacuy',25,4.347837,-74.45254),</text:p>
          </table:table-cell>
          <table:table-cell table:number-columns-repeated="16383"/>
        </table:table-row>
        <table:table-row table:style-name="ro1">
          <table:table-cell office:value-type="string" office:string-value="(25807,'Tibirita',25,5.052433,-73.5046459)," table:formula="of:=&quot;(&quot; &amp; [Ciudad.A558] &amp; &quot;,'&quot; &amp; [Ciudad.B558] &amp; &quot;',&quot; &amp; [Ciudad.C558] &amp; &quot;,&quot; &amp; [Ciudad.E558] &amp; &quot;,&quot; &amp; [Ciudad.F558] &amp; &quot;),&quot;" table:style-name="ce1">
            <text:p>(25807,'Tibirita',25,5.052433,-73.5046459),</text:p>
          </table:table-cell>
          <table:table-cell table:number-columns-repeated="16383"/>
        </table:table-row>
        <table:table-row table:style-name="ro1">
          <table:table-cell office:value-type="string" office:string-value="(25815,'Tocaima',25,4.457055,-74.633923)," table:formula="of:=&quot;(&quot; &amp; [Ciudad.A559] &amp; &quot;,'&quot; &amp; [Ciudad.B559] &amp; &quot;',&quot; &amp; [Ciudad.C559] &amp; &quot;,&quot; &amp; [Ciudad.E559] &amp; &quot;,&quot; &amp; [Ciudad.F559] &amp; &quot;),&quot;" table:style-name="ce1">
            <text:p>(25815,'Tocaima',25,4.457055,-74.633923),</text:p>
          </table:table-cell>
          <table:table-cell table:number-columns-repeated="16383"/>
        </table:table-row>
        <table:table-row table:style-name="ro1">
          <table:table-cell office:value-type="string" office:string-value="(25817,'Tocancipá',25,4.965002,-73.9108229)," table:formula="of:=&quot;(&quot; &amp; [Ciudad.A560] &amp; &quot;,'&quot; &amp; [Ciudad.B560] &amp; &quot;',&quot; &amp; [Ciudad.C560] &amp; &quot;,&quot; &amp; [Ciudad.E560] &amp; &quot;,&quot; &amp; [Ciudad.F560] &amp; &quot;),&quot;" table:style-name="ce1">
            <text:p>(25817,'Tocancipá',25,4.965002,-73.9108229),</text:p>
          </table:table-cell>
          <table:table-cell table:number-columns-repeated="16383"/>
        </table:table-row>
        <table:table-row table:style-name="ro1">
          <table:table-cell office:value-type="string" office:string-value="(25823,'Topaipí',25,5.335775,-74.301474)," table:formula="of:=&quot;(&quot; &amp; [Ciudad.A561] &amp; &quot;,'&quot; &amp; [Ciudad.B561] &amp; &quot;',&quot; &amp; [Ciudad.C561] &amp; &quot;,&quot; &amp; [Ciudad.E561] &amp; &quot;,&quot; &amp; [Ciudad.F561] &amp; &quot;),&quot;" table:style-name="ce1">
            <text:p>(25823,'Topaipí',25,5.335775,-74.301474),</text:p>
          </table:table-cell>
          <table:table-cell table:number-columns-repeated="16383"/>
        </table:table-row>
        <table:table-row table:style-name="ro1">
          <table:table-cell office:value-type="string" office:string-value="(25839,'Ubalá',25,4.743647,-73.534989)," table:formula="of:=&quot;(&quot; &amp; [Ciudad.A562] &amp; &quot;,'&quot; &amp; [Ciudad.B562] &amp; &quot;',&quot; &amp; [Ciudad.C562] &amp; &quot;,&quot; &amp; [Ciudad.E562] &amp; &quot;,&quot; &amp; [Ciudad.F562] &amp; &quot;),&quot;" table:style-name="ce1">
            <text:p>(25839,'Ubalá',25,4.743647,-73.534989),</text:p>
          </table:table-cell>
          <table:table-cell table:number-columns-repeated="16383"/>
        </table:table-row>
        <table:table-row table:style-name="ro1">
          <table:table-cell office:value-type="string" office:string-value="(25841,'Ubaque',25,4.482842,-73.93468)," table:formula="of:=&quot;(&quot; &amp; [Ciudad.A563] &amp; &quot;,'&quot; &amp; [Ciudad.B563] &amp; &quot;',&quot; &amp; [Ciudad.C563] &amp; &quot;,&quot; &amp; [Ciudad.E563] &amp; &quot;,&quot; &amp; [Ciudad.F563] &amp; &quot;),&quot;" table:style-name="ce1">
            <text:p>(25841,'Ubaque',25,4.482842,-73.93468),</text:p>
          </table:table-cell>
          <table:table-cell table:number-columns-repeated="16383"/>
        </table:table-row>
        <table:table-row table:style-name="ro1">
          <table:table-cell office:value-type="string" office:string-value="(25843,'Villa de San Diego de Ubate',25,5.312024,-73.818222)," table:formula="of:=&quot;(&quot; &amp; [Ciudad.A564] &amp; &quot;,'&quot; &amp; [Ciudad.B564] &amp; &quot;',&quot; &amp; [Ciudad.C564] &amp; &quot;,&quot; &amp; [Ciudad.E564] &amp; &quot;,&quot; &amp; [Ciudad.F564] &amp; &quot;),&quot;" table:style-name="ce1">
            <text:p>(25843,'Villa de San Diego de Ubate',25,5.312024,-73.818222),</text:p>
          </table:table-cell>
          <table:table-cell table:number-columns-repeated="16383"/>
        </table:table-row>
        <table:table-row table:style-name="ro1">
          <table:table-cell office:value-type="string" office:string-value="(25845,'Une',25,4.402585,-74.025384)," table:formula="of:=&quot;(&quot; &amp; [Ciudad.A565] &amp; &quot;,'&quot; &amp; [Ciudad.B565] &amp; &quot;',&quot; &amp; [Ciudad.C565] &amp; &quot;,&quot; &amp; [Ciudad.E565] &amp; &quot;,&quot; &amp; [Ciudad.F565] &amp; &quot;),&quot;" table:style-name="ce1">
            <text:p>(25845,'Une',25,4.402585,-74.025384),</text:p>
          </table:table-cell>
          <table:table-cell table:number-columns-repeated="16383"/>
        </table:table-row>
        <table:table-row table:style-name="ro1">
          <table:table-cell office:value-type="string" office:string-value="(25851,'Útica',25,5.187784,-74.481457)," table:formula="of:=&quot;(&quot; &amp; [Ciudad.A566] &amp; &quot;,'&quot; &amp; [Ciudad.B566] &amp; &quot;',&quot; &amp; [Ciudad.C566] &amp; &quot;,&quot; &amp; [Ciudad.E566] &amp; &quot;,&quot; &amp; [Ciudad.F566] &amp; &quot;),&quot;" table:style-name="ce1">
            <text:p>(25851,'Útica',25,5.187784,-74.481457),</text:p>
          </table:table-cell>
          <table:table-cell table:number-columns-repeated="16383"/>
        </table:table-row>
        <table:table-row table:style-name="ro1">
          <table:table-cell office:value-type="string" office:string-value="(25862,'Vergara',25,5.118232,-74.344953)," table:formula="of:=&quot;(&quot; &amp; [Ciudad.A567] &amp; &quot;,'&quot; &amp; [Ciudad.B567] &amp; &quot;',&quot; &amp; [Ciudad.C567] &amp; &quot;,&quot; &amp; [Ciudad.E567] &amp; &quot;,&quot; &amp; [Ciudad.F567] &amp; &quot;),&quot;" table:style-name="ce1">
            <text:p>(25862,'Vergara',25,5.118232,-74.344953),</text:p>
          </table:table-cell>
          <table:table-cell table:number-columns-repeated="16383"/>
        </table:table-row>
        <table:table-row table:style-name="ro1">
          <table:table-cell office:value-type="string" office:string-value="(25867,'Vianí',25,4.875749,-74.560517)," table:formula="of:=&quot;(&quot; &amp; [Ciudad.A568] &amp; &quot;,'&quot; &amp; [Ciudad.B568] &amp; &quot;',&quot; &amp; [Ciudad.C568] &amp; &quot;,&quot; &amp; [Ciudad.E568] &amp; &quot;,&quot; &amp; [Ciudad.F568] &amp; &quot;),&quot;" table:style-name="ce1">
            <text:p>(25867,'Vianí',25,4.875749,-74.560517),</text:p>
          </table:table-cell>
          <table:table-cell table:number-columns-repeated="16383"/>
        </table:table-row>
        <table:table-row table:style-name="ro1">
          <table:table-cell office:value-type="string" office:string-value="(25871,'Villagómez',25,5.2733,-74.195169)," table:formula="of:=&quot;(&quot; &amp; [Ciudad.A569] &amp; &quot;,'&quot; &amp; [Ciudad.B569] &amp; &quot;',&quot; &amp; [Ciudad.C569] &amp; &quot;,&quot; &amp; [Ciudad.E569] &amp; &quot;,&quot; &amp; [Ciudad.F569] &amp; &quot;),&quot;" table:style-name="ce1">
            <text:p>(25871,'Villagómez',25,5.2733,-74.195169),</text:p>
          </table:table-cell>
          <table:table-cell table:number-columns-repeated="16383"/>
        </table:table-row>
        <table:table-row table:style-name="ro1">
          <table:table-cell office:value-type="string" office:string-value="(25873,'Villapinzón',25,5.215209,-73.5946249)," table:formula="of:=&quot;(&quot; &amp; [Ciudad.A570] &amp; &quot;,'&quot; &amp; [Ciudad.B570] &amp; &quot;',&quot; &amp; [Ciudad.C570] &amp; &quot;,&quot; &amp; [Ciudad.E570] &amp; &quot;,&quot; &amp; [Ciudad.F570] &amp; &quot;),&quot;" table:style-name="ce1">
            <text:p>(25873,'Villapinzón',25,5.215209,-73.5946249),</text:p>
          </table:table-cell>
          <table:table-cell table:number-columns-repeated="16383"/>
        </table:table-row>
        <table:table-row table:style-name="ro1">
          <table:table-cell office:value-type="string" office:string-value="(25875,'Villeta',25,5.011706,-74.470362)," table:formula="of:=&quot;(&quot; &amp; [Ciudad.A571] &amp; &quot;,'&quot; &amp; [Ciudad.B571] &amp; &quot;',&quot; &amp; [Ciudad.C571] &amp; &quot;,&quot; &amp; [Ciudad.E571] &amp; &quot;,&quot; &amp; [Ciudad.F571] &amp; &quot;),&quot;" table:style-name="ce1">
            <text:p>(25875,'Villeta',25,5.011706,-74.470362),</text:p>
          </table:table-cell>
          <table:table-cell table:number-columns-repeated="16383"/>
        </table:table-row>
        <table:table-row table:style-name="ro1">
          <table:table-cell office:value-type="string" office:string-value="(25878,'Viotá',25,4.438829,-74.522394)," table:formula="of:=&quot;(&quot; &amp; [Ciudad.A572] &amp; &quot;,'&quot; &amp; [Ciudad.B572] &amp; &quot;',&quot; &amp; [Ciudad.C572] &amp; &quot;,&quot; &amp; [Ciudad.E572] &amp; &quot;,&quot; &amp; [Ciudad.F572] &amp; &quot;),&quot;" table:style-name="ce1">
            <text:p>(25878,'Viotá',25,4.438829,-74.522394),</text:p>
          </table:table-cell>
          <table:table-cell table:number-columns-repeated="16383"/>
        </table:table-row>
        <table:table-row table:style-name="ro1">
          <table:table-cell office:value-type="string" office:string-value="(25885,'Yacopí',25,5.460014,-74.338524)," table:formula="of:=&quot;(&quot; &amp; [Ciudad.A573] &amp; &quot;,'&quot; &amp; [Ciudad.B573] &amp; &quot;',&quot; &amp; [Ciudad.C573] &amp; &quot;,&quot; &amp; [Ciudad.E573] &amp; &quot;,&quot; &amp; [Ciudad.F573] &amp; &quot;),&quot;" table:style-name="ce1">
            <text:p>(25885,'Yacopí',25,5.460014,-74.338524),</text:p>
          </table:table-cell>
          <table:table-cell table:number-columns-repeated="16383"/>
        </table:table-row>
        <table:table-row table:style-name="ro1">
          <table:table-cell office:value-type="string" office:string-value="(25898,'Zipacón',25,4.759634,-74.380049)," table:formula="of:=&quot;(&quot; &amp; [Ciudad.A574] &amp; &quot;,'&quot; &amp; [Ciudad.B574] &amp; &quot;',&quot; &amp; [Ciudad.C574] &amp; &quot;,&quot; &amp; [Ciudad.E574] &amp; &quot;,&quot; &amp; [Ciudad.F574] &amp; &quot;),&quot;" table:style-name="ce1">
            <text:p>(25898,'Zipacón',25,4.759634,-74.380049),</text:p>
          </table:table-cell>
          <table:table-cell table:number-columns-repeated="16383"/>
        </table:table-row>
        <table:table-row table:style-name="ro1">
          <table:table-cell office:value-type="string" office:string-value="(25899,'Zipaquirá',25,5.021476,-73.990955)," table:formula="of:=&quot;(&quot; &amp; [Ciudad.A575] &amp; &quot;,'&quot; &amp; [Ciudad.B575] &amp; &quot;',&quot; &amp; [Ciudad.C575] &amp; &quot;,&quot; &amp; [Ciudad.E575] &amp; &quot;,&quot; &amp; [Ciudad.F575] &amp; &quot;),&quot;" table:style-name="ce1">
            <text:p>(25899,'Zipaquirá',25,5.021476,-73.990955),</text:p>
          </table:table-cell>
          <table:table-cell table:number-columns-repeated="16383"/>
        </table:table-row>
        <table:table-row table:style-name="ro1">
          <table:table-cell office:value-type="string" office:string-value="(27001,'Quibdó',27,5.695633,-76.649812)," table:formula="of:=&quot;(&quot; &amp; [Ciudad.A576] &amp; &quot;,'&quot; &amp; [Ciudad.B576] &amp; &quot;',&quot; &amp; [Ciudad.C576] &amp; &quot;,&quot; &amp; [Ciudad.E576] &amp; &quot;,&quot; &amp; [Ciudad.F576] &amp; &quot;),&quot;" table:style-name="ce1">
            <text:p>(27001,'Quibdó',27,5.695633,-76.649812),</text:p>
          </table:table-cell>
          <table:table-cell table:number-columns-repeated="16383"/>
        </table:table-row>
        <table:table-row table:style-name="ro1">
          <table:table-cell office:value-type="string" office:string-value="(27006,'Acandí',27,8.510109,-77.27898)," table:formula="of:=&quot;(&quot; &amp; [Ciudad.A577] &amp; &quot;,'&quot; &amp; [Ciudad.B577] &amp; &quot;',&quot; &amp; [Ciudad.C577] &amp; &quot;,&quot; &amp; [Ciudad.E577] &amp; &quot;,&quot; &amp; [Ciudad.F577] &amp; &quot;),&quot;" table:style-name="ce1">
            <text:p>(27006,'Acandí',27,8.510109,-77.27898),</text:p>
          </table:table-cell>
          <table:table-cell table:number-columns-repeated="16383"/>
        </table:table-row>
        <table:table-row table:style-name="ro1">
          <table:table-cell office:value-type="string" office:string-value="(27025,'Alto Baudo',27,5.516347,-76.974502)," table:formula="of:=&quot;(&quot; &amp; [Ciudad.A578] &amp; &quot;,'&quot; &amp; [Ciudad.B578] &amp; &quot;',&quot; &amp; [Ciudad.C578] &amp; &quot;,&quot; &amp; [Ciudad.E578] &amp; &quot;,&quot; &amp; [Ciudad.F578] &amp; &quot;),&quot;" table:style-name="ce1">
            <text:p>(27025,'Alto Baudo',27,5.516347,-76.974502),</text:p>
          </table:table-cell>
          <table:table-cell table:number-columns-repeated="16383"/>
        </table:table-row>
        <table:table-row table:style-name="ro1">
          <table:table-cell office:value-type="string" office:string-value="(27050,'Atrato',27,6.7949558,-76.8600482)," table:formula="of:=&quot;(&quot; &amp; [Ciudad.A579] &amp; &quot;,'&quot; &amp; [Ciudad.B579] &amp; &quot;',&quot; &amp; [Ciudad.C579] &amp; &quot;,&quot; &amp; [Ciudad.E579] &amp; &quot;,&quot; &amp; [Ciudad.F579] &amp; &quot;),&quot;" table:style-name="ce1">
            <text:p>(27050,'Atrato',27,6.7949558,-76.8600482),</text:p>
          </table:table-cell>
          <table:table-cell table:number-columns-repeated="16383"/>
        </table:table-row>
        <table:table-row table:style-name="ro1">
          <table:table-cell office:value-type="string" office:string-value="(27073,'Bagadó',27,5.41139,-76.416372)," table:formula="of:=&quot;(&quot; &amp; [Ciudad.A580] &amp; &quot;,'&quot; &amp; [Ciudad.B580] &amp; &quot;',&quot; &amp; [Ciudad.C580] &amp; &quot;,&quot; &amp; [Ciudad.E580] &amp; &quot;,&quot; &amp; [Ciudad.F580] &amp; &quot;),&quot;" table:style-name="ce1">
            <text:p>(27073,'Bagadó',27,5.41139,-76.416372),</text:p>
          </table:table-cell>
          <table:table-cell table:number-columns-repeated="16383"/>
        </table:table-row>
        <table:table-row table:style-name="ro1">
          <table:table-cell office:value-type="string" office:string-value="(27075,'Bahía Solano',27,6.222552,-77.401154)," table:formula="of:=&quot;(&quot; &amp; [Ciudad.A581] &amp; &quot;,'&quot; &amp; [Ciudad.B581] &amp; &quot;',&quot; &amp; [Ciudad.C581] &amp; &quot;,&quot; &amp; [Ciudad.E581] &amp; &quot;,&quot; &amp; [Ciudad.F581] &amp; &quot;),&quot;" table:style-name="ce1">
            <text:p>(27075,'Bahía Solano',27,6.222552,-77.401154),</text:p>
          </table:table-cell>
          <table:table-cell table:number-columns-repeated="16383"/>
        </table:table-row>
        <table:table-row table:style-name="ro1">
          <table:table-cell office:value-type="string" office:string-value="(27077,'Bajo Baudó',27,5.3442678,-77.2864879)," table:formula="of:=&quot;(&quot; &amp; [Ciudad.A582] &amp; &quot;,'&quot; &amp; [Ciudad.B582] &amp; &quot;',&quot; &amp; [Ciudad.C582] &amp; &quot;,&quot; &amp; [Ciudad.E582] &amp; &quot;,&quot; &amp; [Ciudad.F582] &amp; &quot;),&quot;" table:style-name="ce1">
            <text:p>(27077,'Bajo Baudó',27,5.3442678,-77.2864879),</text:p>
          </table:table-cell>
          <table:table-cell table:number-columns-repeated="16383"/>
        </table:table-row>
        <table:table-row table:style-name="ro1">
          <table:table-cell office:value-type="string" office:string-value="(27086,'Belén de Bajira',27,7.371378,-76.714705)," table:formula="of:=&quot;(&quot; &amp; [Ciudad.A583] &amp; &quot;,'&quot; &amp; [Ciudad.B583] &amp; &quot;',&quot; &amp; [Ciudad.C583] &amp; &quot;,&quot; &amp; [Ciudad.E583] &amp; &quot;,&quot; &amp; [Ciudad.F583] &amp; &quot;),&quot;" table:style-name="ce1">
            <text:p>(27086,'Belén de Bajira',27,7.371378,-76.714705),</text:p>
          </table:table-cell>
          <table:table-cell table:number-columns-repeated="16383"/>
        </table:table-row>
        <table:table-row table:style-name="ro1">
          <table:table-cell office:value-type="string" office:string-value="(27099,'Bojaya',27,6.4971459,-77.1024902)," table:formula="of:=&quot;(&quot; &amp; [Ciudad.A584] &amp; &quot;,'&quot; &amp; [Ciudad.B584] &amp; &quot;',&quot; &amp; [Ciudad.C584] &amp; &quot;,&quot; &amp; [Ciudad.E584] &amp; &quot;,&quot; &amp; [Ciudad.F584] &amp; &quot;),&quot;" table:style-name="ce1">
            <text:p>(27099,'Bojaya',27,6.4971459,-77.1024902),</text:p>
          </table:table-cell>
          <table:table-cell table:number-columns-repeated="16383"/>
        </table:table-row>
        <table:table-row table:style-name="ro1">
          <table:table-cell office:value-type="string" office:string-value="(27135,'El Cantón del San Pablo',27,5.33893,-76.73137)," table:formula="of:=&quot;(&quot; &amp; [Ciudad.A585] &amp; &quot;,'&quot; &amp; [Ciudad.B585] &amp; &quot;',&quot; &amp; [Ciudad.C585] &amp; &quot;,&quot; &amp; [Ciudad.E585] &amp; &quot;,&quot; &amp; [Ciudad.F585] &amp; &quot;),&quot;" table:style-name="ce1">
            <text:p>(27135,'El Cantón del San Pablo',27,5.33893,-76.73137),</text:p>
          </table:table-cell>
          <table:table-cell table:number-columns-repeated="16383"/>
        </table:table-row>
        <table:table-row table:style-name="ro1">
          <table:table-cell office:value-type="string" office:string-value="(27150,'Carmen del Darien',27,5.6881992,-76.6513374)," table:formula="of:=&quot;(&quot; &amp; [Ciudad.A586] &amp; &quot;,'&quot; &amp; [Ciudad.B586] &amp; &quot;',&quot; &amp; [Ciudad.C586] &amp; &quot;,&quot; &amp; [Ciudad.E586] &amp; &quot;,&quot; &amp; [Ciudad.F586] &amp; &quot;),&quot;" table:style-name="ce1">
            <text:p>(27150,'Carmen del Darien',27,5.6881992,-76.6513374),</text:p>
          </table:table-cell>
          <table:table-cell table:number-columns-repeated="16383"/>
        </table:table-row>
        <table:table-row table:style-name="ro1">
          <table:table-cell office:value-type="string" office:string-value="(27160,'Cértegui',27,5.40004,-76.60003)," table:formula="of:=&quot;(&quot; &amp; [Ciudad.A587] &amp; &quot;,'&quot; &amp; [Ciudad.B587] &amp; &quot;',&quot; &amp; [Ciudad.C587] &amp; &quot;,&quot; &amp; [Ciudad.E587] &amp; &quot;,&quot; &amp; [Ciudad.F587] &amp; &quot;),&quot;" table:style-name="ce1">
            <text:p>(27160,'Cértegui',27,5.40004,-76.60003),</text:p>
          </table:table-cell>
          <table:table-cell table:number-columns-repeated="16383"/>
        </table:table-row>
        <table:table-row table:style-name="ro1">
          <table:table-cell office:value-type="string" office:string-value="(27205,'Condoto',27,5.089546,-76.652079)," table:formula="of:=&quot;(&quot; &amp; [Ciudad.A588] &amp; &quot;,'&quot; &amp; [Ciudad.B588] &amp; &quot;',&quot; &amp; [Ciudad.C588] &amp; &quot;,&quot; &amp; [Ciudad.E588] &amp; &quot;,&quot; &amp; [Ciudad.F588] &amp; &quot;),&quot;" table:style-name="ce1">
            <text:p>(27205,'Condoto',27,5.089546,-76.652079),</text:p>
          </table:table-cell>
          <table:table-cell table:number-columns-repeated="16383"/>
        </table:table-row>
        <table:table-row table:style-name="ro1">
          <table:table-cell office:value-type="string" office:string-value="(27245,'El Carmen de Atrato',27,5.900621,-76.142199)," table:formula="of:=&quot;(&quot; &amp; [Ciudad.A589] &amp; &quot;,'&quot; &amp; [Ciudad.B589] &amp; &quot;',&quot; &amp; [Ciudad.C589] &amp; &quot;,&quot; &amp; [Ciudad.E589] &amp; &quot;,&quot; &amp; [Ciudad.F589] &amp; &quot;),&quot;" table:style-name="ce1">
            <text:p>(27245,'El Carmen de Atrato',27,5.900621,-76.142199),</text:p>
          </table:table-cell>
          <table:table-cell table:number-columns-repeated="16383"/>
        </table:table-row>
        <table:table-row table:style-name="ro1">
          <table:table-cell office:value-type="string" office:string-value="(27250,'El Litoral del San Juan',27,4.2006777,-76.7336521)," table:formula="of:=&quot;(&quot; &amp; [Ciudad.A590] &amp; &quot;,'&quot; &amp; [Ciudad.B590] &amp; &quot;',&quot; &amp; [Ciudad.C590] &amp; &quot;,&quot; &amp; [Ciudad.E590] &amp; &quot;,&quot; &amp; [Ciudad.F590] &amp; &quot;),&quot;" table:style-name="ce1">
            <text:p>(27250,'El Litoral del San Juan',27,4.2006777,-76.7336521),</text:p>
          </table:table-cell>
          <table:table-cell table:number-columns-repeated="16383"/>
        </table:table-row>
        <table:table-row table:style-name="ro1">
          <table:table-cell office:value-type="string" office:string-value="(27361,'Istmina',27,5.157788,-76.68754)," table:formula="of:=&quot;(&quot; &amp; [Ciudad.A591] &amp; &quot;,'&quot; &amp; [Ciudad.B591] &amp; &quot;',&quot; &amp; [Ciudad.C591] &amp; &quot;,&quot; &amp; [Ciudad.E591] &amp; &quot;,&quot; &amp; [Ciudad.F591] &amp; &quot;),&quot;" table:style-name="ce1">
            <text:p>(27361,'Istmina',27,5.157788,-76.68754),</text:p>
          </table:table-cell>
          <table:table-cell table:number-columns-repeated="16383"/>
        </table:table-row>
        <table:table-row table:style-name="ro1">
          <table:table-cell office:value-type="string" office:string-value="(27372,'Juradó',27,7.102626,-77.762046)," table:formula="of:=&quot;(&quot; &amp; [Ciudad.A592] &amp; &quot;,'&quot; &amp; [Ciudad.B592] &amp; &quot;',&quot; &amp; [Ciudad.C592] &amp; &quot;,&quot; &amp; [Ciudad.E592] &amp; &quot;,&quot; &amp; [Ciudad.F592] &amp; &quot;),&quot;" table:style-name="ce1">
            <text:p>(27372,'Juradó',27,7.102626,-77.762046),</text:p>
          </table:table-cell>
          <table:table-cell table:number-columns-repeated="16383"/>
        </table:table-row>
        <table:table-row table:style-name="ro1">
          <table:table-cell office:value-type="string" office:string-value="(27413,'Lloró',27,5.5042099,-76.53145)," table:formula="of:=&quot;(&quot; &amp; [Ciudad.A593] &amp; &quot;,'&quot; &amp; [Ciudad.B593] &amp; &quot;',&quot; &amp; [Ciudad.C593] &amp; &quot;,&quot; &amp; [Ciudad.E593] &amp; &quot;,&quot; &amp; [Ciudad.F593] &amp; &quot;),&quot;" table:style-name="ce1">
            <text:p>(27413,'Lloró',27,5.5042099,-76.53145),</text:p>
          </table:table-cell>
          <table:table-cell table:number-columns-repeated="16383"/>
        </table:table-row>
        <table:table-row table:style-name="ro1">
          <table:table-cell office:value-type="string" office:string-value="(27425,'Medio Atrato',27,5.9897164,-76.7336521)," table:formula="of:=&quot;(&quot; &amp; [Ciudad.A594] &amp; &quot;,'&quot; &amp; [Ciudad.B594] &amp; &quot;',&quot; &amp; [Ciudad.C594] &amp; &quot;,&quot; &amp; [Ciudad.E594] &amp; &quot;,&quot; &amp; [Ciudad.F594] &amp; &quot;),&quot;" table:style-name="ce1">
            <text:p>(27425,'Medio Atrato',27,5.9897164,-76.7336521),</text:p>
          </table:table-cell>
          <table:table-cell table:number-columns-repeated="16383"/>
        </table:table-row>
        <table:table-row table:style-name="ro1">
          <table:table-cell office:value-type="string" office:string-value="(27430,'Medio Baudó',27,5.1334095,-76.964306)," table:formula="of:=&quot;(&quot; &amp; [Ciudad.A595] &amp; &quot;,'&quot; &amp; [Ciudad.B595] &amp; &quot;',&quot; &amp; [Ciudad.C595] &amp; &quot;,&quot; &amp; [Ciudad.E595] &amp; &quot;,&quot; &amp; [Ciudad.F595] &amp; &quot;),&quot;" table:style-name="ce1">
            <text:p>(27430,'Medio Baudó',27,5.1334095,-76.964306),</text:p>
          </table:table-cell>
          <table:table-cell table:number-columns-repeated="16383"/>
        </table:table-row>
        <table:table-row table:style-name="ro1">
          <table:table-cell office:value-type="string" office:string-value="(27450,'Medio San Juan',27,4.6103586,-77.0441814)," table:formula="of:=&quot;(&quot; &amp; [Ciudad.A596] &amp; &quot;,'&quot; &amp; [Ciudad.B596] &amp; &quot;',&quot; &amp; [Ciudad.C596] &amp; &quot;,&quot; &amp; [Ciudad.E596] &amp; &quot;,&quot; &amp; [Ciudad.F596] &amp; &quot;),&quot;" table:style-name="ce1">
            <text:p>(27450,'Medio San Juan',27,4.6103586,-77.0441814),</text:p>
          </table:table-cell>
          <table:table-cell table:number-columns-repeated="16383"/>
        </table:table-row>
        <table:table-row table:style-name="ro1">
          <table:table-cell office:value-type="string" office:string-value="(27491,'Nóvita',27,4.956167,-76.607349)," table:formula="of:=&quot;(&quot; &amp; [Ciudad.A597] &amp; &quot;,'&quot; &amp; [Ciudad.B597] &amp; &quot;',&quot; &amp; [Ciudad.C597] &amp; &quot;,&quot; &amp; [Ciudad.E597] &amp; &quot;,&quot; &amp; [Ciudad.F597] &amp; &quot;),&quot;" table:style-name="ce1">
            <text:p>(27491,'Nóvita',27,4.956167,-76.607349),</text:p>
          </table:table-cell>
          <table:table-cell table:number-columns-repeated="16383"/>
        </table:table-row>
        <table:table-row table:style-name="ro1">
          <table:table-cell office:value-type="string" office:string-value="(27495,'Nuquí',27,5.709563,-77.2666969)," table:formula="of:=&quot;(&quot; &amp; [Ciudad.A598] &amp; &quot;,'&quot; &amp; [Ciudad.B598] &amp; &quot;',&quot; &amp; [Ciudad.C598] &amp; &quot;,&quot; &amp; [Ciudad.E598] &amp; &quot;,&quot; &amp; [Ciudad.F598] &amp; &quot;),&quot;" table:style-name="ce1">
            <text:p>(27495,'Nuquí',27,5.709563,-77.2666969),</text:p>
          </table:table-cell>
          <table:table-cell table:number-columns-repeated="16383"/>
        </table:table-row>
        <table:table-row table:style-name="ro1">
          <table:table-cell office:value-type="string" office:string-value="(27580,'Río Iro',27,5.129023,-76.6181398)," table:formula="of:=&quot;(&quot; &amp; [Ciudad.A599] &amp; &quot;,'&quot; &amp; [Ciudad.B599] &amp; &quot;',&quot; &amp; [Ciudad.C599] &amp; &quot;,&quot; &amp; [Ciudad.E599] &amp; &quot;,&quot; &amp; [Ciudad.F599] &amp; &quot;),&quot;" table:style-name="ce1">
            <text:p>(27580,'Río Iro',27,5.129023,-76.6181398),</text:p>
          </table:table-cell>
          <table:table-cell table:number-columns-repeated="16383"/>
        </table:table-row>
        <table:table-row table:style-name="ro1">
          <table:table-cell office:value-type="string" office:string-value="(27600,'Río Quito',27,5.5380856,-76.7798172)," table:formula="of:=&quot;(&quot; &amp; [Ciudad.A600] &amp; &quot;,'&quot; &amp; [Ciudad.B600] &amp; &quot;',&quot; &amp; [Ciudad.C600] &amp; &quot;,&quot; &amp; [Ciudad.E600] &amp; &quot;,&quot; &amp; [Ciudad.F600] &amp; &quot;),&quot;" table:style-name="ce1">
            <text:p>(27600,'Río Quito',27,5.5380856,-76.7798172),</text:p>
          </table:table-cell>
          <table:table-cell table:number-columns-repeated="16383"/>
        </table:table-row>
        <table:table-row table:style-name="ro1">
          <table:table-cell office:value-type="string" office:string-value="(27615,'Riosucio',27,7.438388,-77.115176)," table:formula="of:=&quot;(&quot; &amp; [Ciudad.A601] &amp; &quot;,'&quot; &amp; [Ciudad.B601] &amp; &quot;',&quot; &amp; [Ciudad.C601] &amp; &quot;,&quot; &amp; [Ciudad.E601] &amp; &quot;,&quot; &amp; [Ciudad.F601] &amp; &quot;),&quot;" table:style-name="ce1">
            <text:p>(27615,'Riosucio',27,7.438388,-77.115176),</text:p>
          </table:table-cell>
          <table:table-cell table:number-columns-repeated="16383"/>
        </table:table-row>
        <table:table-row table:style-name="ro1">
          <table:table-cell office:value-type="string" office:string-value="(27660,'San José del Palmar',27,4.97262,-76.22922)," table:formula="of:=&quot;(&quot; &amp; [Ciudad.A602] &amp; &quot;,'&quot; &amp; [Ciudad.B602] &amp; &quot;',&quot; &amp; [Ciudad.C602] &amp; &quot;,&quot; &amp; [Ciudad.E602] &amp; &quot;,&quot; &amp; [Ciudad.F602] &amp; &quot;),&quot;" table:style-name="ce1">
            <text:p>(27660,'San José del Palmar',27,4.97262,-76.22922),</text:p>
          </table:table-cell>
          <table:table-cell table:number-columns-repeated="16383"/>
        </table:table-row>
        <table:table-row table:style-name="ro1">
          <table:table-cell office:value-type="string" office:string-value="(27745,'Sipí',27,4.65306,-76.64417)," table:formula="of:=&quot;(&quot; &amp; [Ciudad.A603] &amp; &quot;,'&quot; &amp; [Ciudad.B603] &amp; &quot;',&quot; &amp; [Ciudad.C603] &amp; &quot;,&quot; &amp; [Ciudad.E603] &amp; &quot;,&quot; &amp; [Ciudad.F603] &amp; &quot;),&quot;" table:style-name="ce1">
            <text:p>(27745,'Sipí',27,4.65306,-76.64417),</text:p>
          </table:table-cell>
          <table:table-cell table:number-columns-repeated="16383"/>
        </table:table-row>
        <table:table-row table:style-name="ro1">
          <table:table-cell office:value-type="string" office:string-value="(27787,'Tadó',27,5.2649419,-76.559433)," table:formula="of:=&quot;(&quot; &amp; [Ciudad.A604] &amp; &quot;,'&quot; &amp; [Ciudad.B604] &amp; &quot;',&quot; &amp; [Ciudad.C604] &amp; &quot;,&quot; &amp; [Ciudad.E604] &amp; &quot;,&quot; &amp; [Ciudad.F604] &amp; &quot;),&quot;" table:style-name="ce1">
            <text:p>(27787,'Tadó',27,5.2649419,-76.559433),</text:p>
          </table:table-cell>
          <table:table-cell table:number-columns-repeated="16383"/>
        </table:table-row>
        <table:table-row table:style-name="ro1">
          <table:table-cell office:value-type="string" office:string-value="(27800,'Unguía',27,8.04668,-77.093232)," table:formula="of:=&quot;(&quot; &amp; [Ciudad.A605] &amp; &quot;,'&quot; &amp; [Ciudad.B605] &amp; &quot;',&quot; &amp; [Ciudad.C605] &amp; &quot;,&quot; &amp; [Ciudad.E605] &amp; &quot;,&quot; &amp; [Ciudad.F605] &amp; &quot;),&quot;" table:style-name="ce1">
            <text:p>(27800,'Unguía',27,8.04668,-77.093232),</text:p>
          </table:table-cell>
          <table:table-cell table:number-columns-repeated="16383"/>
        </table:table-row>
        <table:table-row table:style-name="ro1">
          <table:table-cell office:value-type="string" office:string-value="(27810,'Unión Panamericana',27,5.30648,-76.64543)," table:formula="of:=&quot;(&quot; &amp; [Ciudad.A606] &amp; &quot;,'&quot; &amp; [Ciudad.B606] &amp; &quot;',&quot; &amp; [Ciudad.C606] &amp; &quot;,&quot; &amp; [Ciudad.E606] &amp; &quot;,&quot; &amp; [Ciudad.F606] &amp; &quot;),&quot;" table:style-name="ce1">
            <text:p>(27810,'Unión Panamericana',27,5.30648,-76.64543),</text:p>
          </table:table-cell>
          <table:table-cell table:number-columns-repeated="16383"/>
        </table:table-row>
        <table:table-row table:style-name="ro1">
          <table:table-cell office:value-type="string" office:string-value="(41001,'Neiva',41,2.9344837,-75.2809001)," table:formula="of:=&quot;(&quot; &amp; [Ciudad.A607] &amp; &quot;,'&quot; &amp; [Ciudad.B607] &amp; &quot;',&quot; &amp; [Ciudad.C607] &amp; &quot;,&quot; &amp; [Ciudad.E607] &amp; &quot;,&quot; &amp; [Ciudad.F607] &amp; &quot;),&quot;" table:style-name="ce1">
            <text:p>(41001,'Neiva',41,2.9344837,-75.2809001),</text:p>
          </table:table-cell>
          <table:table-cell table:number-columns-repeated="16383"/>
        </table:table-row>
        <table:table-row table:style-name="ro1">
          <table:table-cell office:value-type="string" office:string-value="(41006,'Acevedo',41,1.805165,-75.88834)," table:formula="of:=&quot;(&quot; &amp; [Ciudad.A608] &amp; &quot;,'&quot; &amp; [Ciudad.B608] &amp; &quot;',&quot; &amp; [Ciudad.C608] &amp; &quot;,&quot; &amp; [Ciudad.E608] &amp; &quot;,&quot; &amp; [Ciudad.F608] &amp; &quot;),&quot;" table:style-name="ce1">
            <text:p>(41006,'Acevedo',41,1.805165,-75.88834),</text:p>
          </table:table-cell>
          <table:table-cell table:number-columns-repeated="16383"/>
        </table:table-row>
        <table:table-row table:style-name="ro1">
          <table:table-cell office:value-type="string" office:string-value="(41013,'Agrado',41,2.260441,-75.7714139)," table:formula="of:=&quot;(&quot; &amp; [Ciudad.A609] &amp; &quot;,'&quot; &amp; [Ciudad.B609] &amp; &quot;',&quot; &amp; [Ciudad.C609] &amp; &quot;,&quot; &amp; [Ciudad.E609] &amp; &quot;,&quot; &amp; [Ciudad.F609] &amp; &quot;),&quot;" table:style-name="ce1">
            <text:p>(41013,'Agrado',41,2.260441,-75.7714139),</text:p>
          </table:table-cell>
          <table:table-cell table:number-columns-repeated="16383"/>
        </table:table-row>
        <table:table-row table:style-name="ro1">
          <table:table-cell office:value-type="string" office:string-value="(41016,'Aipe',41,3.222095,-75.241066)," table:formula="of:=&quot;(&quot; &amp; [Ciudad.A610] &amp; &quot;,'&quot; &amp; [Ciudad.B610] &amp; &quot;',&quot; &amp; [Ciudad.C610] &amp; &quot;,&quot; &amp; [Ciudad.E610] &amp; &quot;,&quot; &amp; [Ciudad.F610] &amp; &quot;),&quot;" table:style-name="ce1">
            <text:p>(41016,'Aipe',41,3.222095,-75.241066),</text:p>
          </table:table-cell>
          <table:table-cell table:number-columns-repeated="16383"/>
        </table:table-row>
        <table:table-row table:style-name="ro1">
          <table:table-cell office:value-type="string" office:string-value="(41020,'Algeciras',41,2.523477,-75.3156939)," table:formula="of:=&quot;(&quot; &amp; [Ciudad.A611] &amp; &quot;,'&quot; &amp; [Ciudad.B611] &amp; &quot;',&quot; &amp; [Ciudad.C611] &amp; &quot;,&quot; &amp; [Ciudad.E611] &amp; &quot;,&quot; &amp; [Ciudad.F611] &amp; &quot;),&quot;" table:style-name="ce1">
            <text:p>(41020,'Algeciras',41,2.523477,-75.3156939),</text:p>
          </table:table-cell>
          <table:table-cell table:number-columns-repeated="16383"/>
        </table:table-row>
        <table:table-row table:style-name="ro1">
          <table:table-cell office:value-type="string" office:string-value="(41026,'Altamira',41,2.063112,-75.787545)," table:formula="of:=&quot;(&quot; &amp; [Ciudad.A612] &amp; &quot;,'&quot; &amp; [Ciudad.B612] &amp; &quot;',&quot; &amp; [Ciudad.C612] &amp; &quot;,&quot; &amp; [Ciudad.E612] &amp; &quot;,&quot; &amp; [Ciudad.F612] &amp; &quot;),&quot;" table:style-name="ce1">
            <text:p>(41026,'Altamira',41,2.063112,-75.787545),</text:p>
          </table:table-cell>
          <table:table-cell table:number-columns-repeated="16383"/>
        </table:table-row>
        <table:table-row table:style-name="ro1">
          <table:table-cell office:value-type="string" office:string-value="(41078,'Baraya',41,3.151685,-75.054209)," table:formula="of:=&quot;(&quot; &amp; [Ciudad.A613] &amp; &quot;,'&quot; &amp; [Ciudad.B613] &amp; &quot;',&quot; &amp; [Ciudad.C613] &amp; &quot;,&quot; &amp; [Ciudad.E613] &amp; &quot;,&quot; &amp; [Ciudad.F613] &amp; &quot;),&quot;" table:style-name="ce1">
            <text:p>(41078,'Baraya',41,3.151685,-75.054209),</text:p>
          </table:table-cell>
          <table:table-cell table:number-columns-repeated="16383"/>
        </table:table-row>
        <table:table-row table:style-name="ro1">
          <table:table-cell office:value-type="string" office:string-value="(41132,'Campoalegre',41,2.6851058,-75.3266416)," table:formula="of:=&quot;(&quot; &amp; [Ciudad.A614] &amp; &quot;,'&quot; &amp; [Ciudad.B614] &amp; &quot;',&quot; &amp; [Ciudad.C614] &amp; &quot;,&quot; &amp; [Ciudad.E614] &amp; &quot;,&quot; &amp; [Ciudad.F614] &amp; &quot;),&quot;" table:style-name="ce1">
            <text:p>(41132,'Campoalegre',41,2.6851058,-75.3266416),</text:p>
          </table:table-cell>
          <table:table-cell table:number-columns-repeated="16383"/>
        </table:table-row>
        <table:table-row table:style-name="ro1">
          <table:table-cell office:value-type="string" office:string-value="(41206,'Colombia',41,3.376614,-74.802472)," table:formula="of:=&quot;(&quot; &amp; [Ciudad.A615] &amp; &quot;,'&quot; &amp; [Ciudad.B615] &amp; &quot;',&quot; &amp; [Ciudad.C615] &amp; &quot;,&quot; &amp; [Ciudad.E615] &amp; &quot;,&quot; &amp; [Ciudad.F615] &amp; &quot;),&quot;" table:style-name="ce1">
            <text:p>(41206,'Colombia',41,3.376614,-74.802472),</text:p>
          </table:table-cell>
          <table:table-cell table:number-columns-repeated="16383"/>
        </table:table-row>
        <table:table-row table:style-name="ro1">
          <table:table-cell office:value-type="string" office:string-value="(41244,'Elías',41,2.013818,-75.9373449)," table:formula="of:=&quot;(&quot; &amp; [Ciudad.A616] &amp; &quot;,'&quot; &amp; [Ciudad.B616] &amp; &quot;',&quot; &amp; [Ciudad.C616] &amp; &quot;,&quot; &amp; [Ciudad.E616] &amp; &quot;,&quot; &amp; [Ciudad.F616] &amp; &quot;),&quot;" table:style-name="ce1">
            <text:p>(41244,'Elías',41,2.013818,-75.9373449),</text:p>
          </table:table-cell>
          <table:table-cell table:number-columns-repeated="16383"/>
        </table:table-row>
        <table:table-row table:style-name="ro1">
          <table:table-cell office:value-type="string" office:string-value="(41298,'Garzón',41,2.195403,-75.6274679)," table:formula="of:=&quot;(&quot; &amp; [Ciudad.A617] &amp; &quot;,'&quot; &amp; [Ciudad.B617] &amp; &quot;',&quot; &amp; [Ciudad.C617] &amp; &quot;,&quot; &amp; [Ciudad.E617] &amp; &quot;,&quot; &amp; [Ciudad.F617] &amp; &quot;),&quot;" table:style-name="ce1">
            <text:p>(41298,'Garzón',41,2.195403,-75.6274679),</text:p>
          </table:table-cell>
          <table:table-cell table:number-columns-repeated="16383"/>
        </table:table-row>
        <table:table-row table:style-name="ro1">
          <table:table-cell office:value-type="string" office:string-value="(41306,'Gigante',41,2.384507,-75.542888)," table:formula="of:=&quot;(&quot; &amp; [Ciudad.A618] &amp; &quot;,'&quot; &amp; [Ciudad.B618] &amp; &quot;',&quot; &amp; [Ciudad.C618] &amp; &quot;,&quot; &amp; [Ciudad.E618] &amp; &quot;,&quot; &amp; [Ciudad.F618] &amp; &quot;),&quot;" table:style-name="ce1">
            <text:p>(41306,'Gigante',41,2.384507,-75.542888),</text:p>
          </table:table-cell>
          <table:table-cell table:number-columns-repeated="16383"/>
        </table:table-row>
        <table:table-row table:style-name="ro1">
          <table:table-cell office:value-type="string" office:string-value="(41319,'Guadalupe',41,2.025561,-75.758955)," table:formula="of:=&quot;(&quot; &amp; [Ciudad.A619] &amp; &quot;,'&quot; &amp; [Ciudad.B619] &amp; &quot;',&quot; &amp; [Ciudad.C619] &amp; &quot;,&quot; &amp; [Ciudad.E619] &amp; &quot;,&quot; &amp; [Ciudad.F619] &amp; &quot;),&quot;" table:style-name="ce1">
            <text:p>(41319,'Guadalupe',41,2.025561,-75.758955),</text:p>
          </table:table-cell>
          <table:table-cell table:number-columns-repeated="16383"/>
        </table:table-row>
        <table:table-row table:style-name="ro1">
          <table:table-cell office:value-type="string" office:string-value="(41349,'Hobo',41,2.582523,-75.4498009)," table:formula="of:=&quot;(&quot; &amp; [Ciudad.A620] &amp; &quot;,'&quot; &amp; [Ciudad.B620] &amp; &quot;',&quot; &amp; [Ciudad.C620] &amp; &quot;,&quot; &amp; [Ciudad.E620] &amp; &quot;,&quot; &amp; [Ciudad.F620] &amp; &quot;),&quot;" table:style-name="ce1">
            <text:p>(41349,'Hobo',41,2.582523,-75.4498009),</text:p>
          </table:table-cell>
          <table:table-cell table:number-columns-repeated="16383"/>
        </table:table-row>
        <table:table-row table:style-name="ro1">
          <table:table-cell office:value-type="string" office:string-value="(41357,'Iquira',41,2.649516,-75.635076)," table:formula="of:=&quot;(&quot; &amp; [Ciudad.A621] &amp; &quot;,'&quot; &amp; [Ciudad.B621] &amp; &quot;',&quot; &amp; [Ciudad.C621] &amp; &quot;,&quot; &amp; [Ciudad.E621] &amp; &quot;,&quot; &amp; [Ciudad.F621] &amp; &quot;),&quot;" table:style-name="ce1">
            <text:p>(41357,'Iquira',41,2.649516,-75.635076),</text:p>
          </table:table-cell>
          <table:table-cell table:number-columns-repeated="16383"/>
        </table:table-row>
        <table:table-row table:style-name="ro1">
          <table:table-cell office:value-type="string" office:string-value="(41359,'Isnos',41,1.932389,-76.214046)," table:formula="of:=&quot;(&quot; &amp; [Ciudad.A622] &amp; &quot;,'&quot; &amp; [Ciudad.B622] &amp; &quot;',&quot; &amp; [Ciudad.C622] &amp; &quot;,&quot; &amp; [Ciudad.E622] &amp; &quot;,&quot; &amp; [Ciudad.F622] &amp; &quot;),&quot;" table:style-name="ce1">
            <text:p>(41359,'Isnos',41,1.932389,-76.214046),</text:p>
          </table:table-cell>
          <table:table-cell table:number-columns-repeated="16383"/>
        </table:table-row>
        <table:table-row table:style-name="ro1">
          <table:table-cell office:value-type="string" office:string-value="(41378,'La Argentina',41,2.198444,-75.978781)," table:formula="of:=&quot;(&quot; &amp; [Ciudad.A623] &amp; &quot;,'&quot; &amp; [Ciudad.B623] &amp; &quot;',&quot; &amp; [Ciudad.C623] &amp; &quot;,&quot; &amp; [Ciudad.E623] &amp; &quot;,&quot; &amp; [Ciudad.F623] &amp; &quot;),&quot;" table:style-name="ce1">
            <text:p>(41378,'La Argentina',41,2.198444,-75.978781),</text:p>
          </table:table-cell>
          <table:table-cell table:number-columns-repeated="16383"/>
        </table:table-row>
        <table:table-row table:style-name="ro1">
          <table:table-cell office:value-type="string" office:string-value="(41396,'La Plata',41,2.389011,-75.8942469)," table:formula="of:=&quot;(&quot; &amp; [Ciudad.A624] &amp; &quot;,'&quot; &amp; [Ciudad.B624] &amp; &quot;',&quot; &amp; [Ciudad.C624] &amp; &quot;,&quot; &amp; [Ciudad.E624] &amp; &quot;,&quot; &amp; [Ciudad.F624] &amp; &quot;),&quot;" table:style-name="ce1">
            <text:p>(41396,'La Plata',41,2.389011,-75.8942469),</text:p>
          </table:table-cell>
          <table:table-cell table:number-columns-repeated="16383"/>
        </table:table-row>
        <table:table-row table:style-name="ro1">
          <table:table-cell office:value-type="string" office:string-value="(41483,'Nátaga',41,2.546186,-75.809245)," table:formula="of:=&quot;(&quot; &amp; [Ciudad.A625] &amp; &quot;,'&quot; &amp; [Ciudad.B625] &amp; &quot;',&quot; &amp; [Ciudad.C625] &amp; &quot;,&quot; &amp; [Ciudad.E625] &amp; &quot;,&quot; &amp; [Ciudad.F625] &amp; &quot;),&quot;" table:style-name="ce1">
            <text:p>(41483,'Nátaga',41,2.546186,-75.809245),</text:p>
          </table:table-cell>
          <table:table-cell table:number-columns-repeated="16383"/>
        </table:table-row>
        <table:table-row table:style-name="ro1">
          <table:table-cell office:value-type="string" office:string-value="(41503,'Oporapa',41,2.0259109,-75.994964)," table:formula="of:=&quot;(&quot; &amp; [Ciudad.A626] &amp; &quot;,'&quot; &amp; [Ciudad.B626] &amp; &quot;',&quot; &amp; [Ciudad.C626] &amp; &quot;,&quot; &amp; [Ciudad.E626] &amp; &quot;,&quot; &amp; [Ciudad.F626] &amp; &quot;),&quot;" table:style-name="ce1">
            <text:p>(41503,'Oporapa',41,2.0259109,-75.994964),</text:p>
          </table:table-cell>
          <table:table-cell table:number-columns-repeated="16383"/>
        </table:table-row>
        <table:table-row table:style-name="ro1">
          <table:table-cell office:value-type="string" office:string-value="(41518,'Paicol',41,2.449478,-75.772917)," table:formula="of:=&quot;(&quot; &amp; [Ciudad.A627] &amp; &quot;,'&quot; &amp; [Ciudad.B627] &amp; &quot;',&quot; &amp; [Ciudad.C627] &amp; &quot;,&quot; &amp; [Ciudad.E627] &amp; &quot;,&quot; &amp; [Ciudad.F627] &amp; &quot;),&quot;" table:style-name="ce1">
            <text:p>(41518,'Paicol',41,2.449478,-75.772917),</text:p>
          </table:table-cell>
          <table:table-cell table:number-columns-repeated="16383"/>
        </table:table-row>
        <table:table-row table:style-name="ro1">
          <table:table-cell office:value-type="string" office:string-value="(41524,'Palermo',41,2.886246,-75.433419)," table:formula="of:=&quot;(&quot; &amp; [Ciudad.A628] &amp; &quot;,'&quot; &amp; [Ciudad.B628] &amp; &quot;',&quot; &amp; [Ciudad.C628] &amp; &quot;,&quot; &amp; [Ciudad.E628] &amp; &quot;,&quot; &amp; [Ciudad.F628] &amp; &quot;),&quot;" table:style-name="ce1">
            <text:p>(41524,'Palermo',41,2.886246,-75.433419),</text:p>
          </table:table-cell>
          <table:table-cell table:number-columns-repeated="16383"/>
        </table:table-row>
        <table:table-row table:style-name="ro1">
          <table:table-cell office:value-type="string" office:string-value="(41530,'Palestina',41,1.724027,-76.132809)," table:formula="of:=&quot;(&quot; &amp; [Ciudad.A629] &amp; &quot;,'&quot; &amp; [Ciudad.B629] &amp; &quot;',&quot; &amp; [Ciudad.C629] &amp; &quot;,&quot; &amp; [Ciudad.E629] &amp; &quot;,&quot; &amp; [Ciudad.F629] &amp; &quot;),&quot;" table:style-name="ce1">
            <text:p>(41530,'Palestina',41,1.724027,-76.132809),</text:p>
          </table:table-cell>
          <table:table-cell table:number-columns-repeated="16383"/>
        </table:table-row>
        <table:table-row table:style-name="ro1">
          <table:table-cell office:value-type="string" office:string-value="(41548,'Pital',41,2.266733,-75.803848)," table:formula="of:=&quot;(&quot; &amp; [Ciudad.A630] &amp; &quot;,'&quot; &amp; [Ciudad.B630] &amp; &quot;',&quot; &amp; [Ciudad.C630] &amp; &quot;,&quot; &amp; [Ciudad.E630] &amp; &quot;,&quot; &amp; [Ciudad.F630] &amp; &quot;),&quot;" table:style-name="ce1">
            <text:p>(41548,'Pital',41,2.266733,-75.803848),</text:p>
          </table:table-cell>
          <table:table-cell table:number-columns-repeated="16383"/>
        </table:table-row>
        <table:table-row table:style-name="ro1">
          <table:table-cell office:value-type="string" office:string-value="(41551,'Pitalito',41,1.85298,-76.048869)," table:formula="of:=&quot;(&quot; &amp; [Ciudad.A631] &amp; &quot;,'&quot; &amp; [Ciudad.B631] &amp; &quot;',&quot; &amp; [Ciudad.C631] &amp; &quot;,&quot; &amp; [Ciudad.E631] &amp; &quot;,&quot; &amp; [Ciudad.F631] &amp; &quot;),&quot;" table:style-name="ce1">
            <text:p>(41551,'Pitalito',41,1.85298,-76.048869),</text:p>
          </table:table-cell>
          <table:table-cell table:number-columns-repeated="16383"/>
        </table:table-row>
        <table:table-row table:style-name="ro1">
          <table:table-cell office:value-type="string" office:string-value="(41615,'Rivera',41,2.777781,-75.2594359)," table:formula="of:=&quot;(&quot; &amp; [Ciudad.A632] &amp; &quot;,'&quot; &amp; [Ciudad.B632] &amp; &quot;',&quot; &amp; [Ciudad.C632] &amp; &quot;,&quot; &amp; [Ciudad.E632] &amp; &quot;,&quot; &amp; [Ciudad.F632] &amp; &quot;),&quot;" table:style-name="ce1">
            <text:p>(41615,'Rivera',41,2.777781,-75.2594359),</text:p>
          </table:table-cell>
          <table:table-cell table:number-columns-repeated="16383"/>
        </table:table-row>
        <table:table-row table:style-name="ro1">
          <table:table-cell office:value-type="string" office:string-value="(41660,'Saladoblanco',41,1.993097,-76.043614)," table:formula="of:=&quot;(&quot; &amp; [Ciudad.A633] &amp; &quot;,'&quot; &amp; [Ciudad.B633] &amp; &quot;',&quot; &amp; [Ciudad.C633] &amp; &quot;,&quot; &amp; [Ciudad.E633] &amp; &quot;,&quot; &amp; [Ciudad.F633] &amp; &quot;),&quot;" table:style-name="ce1">
            <text:p>(41660,'Saladoblanco',41,1.993097,-76.043614),</text:p>
          </table:table-cell>
          <table:table-cell table:number-columns-repeated="16383"/>
        </table:table-row>
        <table:table-row table:style-name="ro1">
          <table:table-cell office:value-type="string" office:string-value="(41668,'San Agustín',41,1.879826,-76.270749)," table:formula="of:=&quot;(&quot; &amp; [Ciudad.A634] &amp; &quot;,'&quot; &amp; [Ciudad.B634] &amp; &quot;',&quot; &amp; [Ciudad.C634] &amp; &quot;,&quot; &amp; [Ciudad.E634] &amp; &quot;,&quot; &amp; [Ciudad.F634] &amp; &quot;),&quot;" table:style-name="ce1">
            <text:p>(41668,'San Agustín',41,1.879826,-76.270749),</text:p>
          </table:table-cell>
          <table:table-cell table:number-columns-repeated="16383"/>
        </table:table-row>
        <table:table-row table:style-name="ro1">
          <table:table-cell office:value-type="string" office:string-value="(41676,'Santa María',41,2.939062,-75.586386)," table:formula="of:=&quot;(&quot; &amp; [Ciudad.A635] &amp; &quot;,'&quot; &amp; [Ciudad.B635] &amp; &quot;',&quot; &amp; [Ciudad.C635] &amp; &quot;,&quot; &amp; [Ciudad.E635] &amp; &quot;,&quot; &amp; [Ciudad.F635] &amp; &quot;),&quot;" table:style-name="ce1">
            <text:p>(41676,'Santa María',41,2.939062,-75.586386),</text:p>
          </table:table-cell>
          <table:table-cell table:number-columns-repeated="16383"/>
        </table:table-row>
        <table:table-row table:style-name="ro1">
          <table:table-cell office:value-type="string" office:string-value="(41770,'Suaza',41,1.97688,-75.794971)," table:formula="of:=&quot;(&quot; &amp; [Ciudad.A636] &amp; &quot;,'&quot; &amp; [Ciudad.B636] &amp; &quot;',&quot; &amp; [Ciudad.C636] &amp; &quot;,&quot; &amp; [Ciudad.E636] &amp; &quot;,&quot; &amp; [Ciudad.F636] &amp; &quot;),&quot;" table:style-name="ce1">
            <text:p>(41770,'Suaza',41,1.97688,-75.794971),</text:p>
          </table:table-cell>
          <table:table-cell table:number-columns-repeated="16383"/>
        </table:table-row>
        <table:table-row table:style-name="ro1">
          <table:table-cell office:value-type="string" office:string-value="(41791,'Tarqui',41,2.112437,-75.823483)," table:formula="of:=&quot;(&quot; &amp; [Ciudad.A637] &amp; &quot;,'&quot; &amp; [Ciudad.B637] &amp; &quot;',&quot; &amp; [Ciudad.C637] &amp; &quot;,&quot; &amp; [Ciudad.E637] &amp; &quot;,&quot; &amp; [Ciudad.F637] &amp; &quot;),&quot;" table:style-name="ce1">
            <text:p>(41791,'Tarqui',41,2.112437,-75.823483),</text:p>
          </table:table-cell>
          <table:table-cell table:number-columns-repeated="16383"/>
        </table:table-row>
        <table:table-row table:style-name="ro1">
          <table:table-cell office:value-type="string" office:string-value="(41797,'Tesalia',41,2.485427,-75.727318)," table:formula="of:=&quot;(&quot; &amp; [Ciudad.A638] &amp; &quot;,'&quot; &amp; [Ciudad.B638] &amp; &quot;',&quot; &amp; [Ciudad.C638] &amp; &quot;,&quot; &amp; [Ciudad.E638] &amp; &quot;,&quot; &amp; [Ciudad.F638] &amp; &quot;),&quot;" table:style-name="ce1">
            <text:p>(41797,'Tesalia',41,2.485427,-75.727318),</text:p>
          </table:table-cell>
          <table:table-cell table:number-columns-repeated="16383"/>
        </table:table-row>
        <table:table-row table:style-name="ro1">
          <table:table-cell office:value-type="string" office:string-value="(41799,'Tello',41,3.0673499,-75.1381059)," table:formula="of:=&quot;(&quot; &amp; [Ciudad.A639] &amp; &quot;,'&quot; &amp; [Ciudad.B639] &amp; &quot;',&quot; &amp; [Ciudad.C639] &amp; &quot;,&quot; &amp; [Ciudad.E639] &amp; &quot;,&quot; &amp; [Ciudad.F639] &amp; &quot;),&quot;" table:style-name="ce1">
            <text:p>(41799,'Tello',41,3.0673499,-75.1381059),</text:p>
          </table:table-cell>
          <table:table-cell table:number-columns-repeated="16383"/>
        </table:table-row>
        <table:table-row table:style-name="ro1">
          <table:table-cell office:value-type="string" office:string-value="(41801,'Teruel',41,2.741117,-75.568503)," table:formula="of:=&quot;(&quot; &amp; [Ciudad.A640] &amp; &quot;,'&quot; &amp; [Ciudad.B640] &amp; &quot;',&quot; &amp; [Ciudad.C640] &amp; &quot;,&quot; &amp; [Ciudad.E640] &amp; &quot;,&quot; &amp; [Ciudad.F640] &amp; &quot;),&quot;" table:style-name="ce1">
            <text:p>(41801,'Teruel',41,2.741117,-75.568503),</text:p>
          </table:table-cell>
          <table:table-cell table:number-columns-repeated="16383"/>
        </table:table-row>
        <table:table-row table:style-name="ro1">
          <table:table-cell office:value-type="string" office:string-value="(41807,'Timaná',41,1.974415,-75.932847)," table:formula="of:=&quot;(&quot; &amp; [Ciudad.A641] &amp; &quot;,'&quot; &amp; [Ciudad.B641] &amp; &quot;',&quot; &amp; [Ciudad.C641] &amp; &quot;,&quot; &amp; [Ciudad.E641] &amp; &quot;,&quot; &amp; [Ciudad.F641] &amp; &quot;),&quot;" table:style-name="ce1">
            <text:p>(41807,'Timaná',41,1.974415,-75.932847),</text:p>
          </table:table-cell>
          <table:table-cell table:number-columns-repeated="16383"/>
        </table:table-row>
        <table:table-row table:style-name="ro1">
          <table:table-cell office:value-type="string" office:string-value="(41872,'Villavieja',41,3.218357,-75.21756)," table:formula="of:=&quot;(&quot; &amp; [Ciudad.A642] &amp; &quot;,'&quot; &amp; [Ciudad.B642] &amp; &quot;',&quot; &amp; [Ciudad.C642] &amp; &quot;,&quot; &amp; [Ciudad.E642] &amp; &quot;,&quot; &amp; [Ciudad.F642] &amp; &quot;),&quot;" table:style-name="ce1">
            <text:p>(41872,'Villavieja',41,3.218357,-75.21756),</text:p>
          </table:table-cell>
          <table:table-cell table:number-columns-repeated="16383"/>
        </table:table-row>
        <table:table-row table:style-name="ro1">
          <table:table-cell office:value-type="string" office:string-value="(41885,'Yaguará',41,2.664454,-75.518334)," table:formula="of:=&quot;(&quot; &amp; [Ciudad.A643] &amp; &quot;,'&quot; &amp; [Ciudad.B643] &amp; &quot;',&quot; &amp; [Ciudad.C643] &amp; &quot;,&quot; &amp; [Ciudad.E643] &amp; &quot;,&quot; &amp; [Ciudad.F643] &amp; &quot;),&quot;" table:style-name="ce1">
            <text:p>(41885,'Yaguará',41,2.664454,-75.518334),</text:p>
          </table:table-cell>
          <table:table-cell table:number-columns-repeated="16383"/>
        </table:table-row>
        <table:table-row table:style-name="ro1">
          <table:table-cell office:value-type="string" office:string-value="(44001,'Riohacha',44,11.5384151,-72.9167838)," table:formula="of:=&quot;(&quot; &amp; [Ciudad.A644] &amp; &quot;,'&quot; &amp; [Ciudad.B644] &amp; &quot;',&quot; &amp; [Ciudad.C644] &amp; &quot;,&quot; &amp; [Ciudad.E644] &amp; &quot;,&quot; &amp; [Ciudad.F644] &amp; &quot;),&quot;" table:style-name="ce1">
            <text:p>(44001,'Riohacha',44,11.5384151,-72.9167838),</text:p>
          </table:table-cell>
          <table:table-cell table:number-columns-repeated="16383"/>
        </table:table-row>
        <table:table-row table:style-name="ro1">
          <table:table-cell office:value-type="string" office:string-value="(44035,'Albania',44,11.160651,-72.591907)," table:formula="of:=&quot;(&quot; &amp; [Ciudad.A645] &amp; &quot;,'&quot; &amp; [Ciudad.B645] &amp; &quot;',&quot; &amp; [Ciudad.C645] &amp; &quot;,&quot; &amp; [Ciudad.E645] &amp; &quot;,&quot; &amp; [Ciudad.F645] &amp; &quot;),&quot;" table:style-name="ce1">
            <text:p>(44035,'Albania',44,11.160651,-72.591907),</text:p>
          </table:table-cell>
          <table:table-cell table:number-columns-repeated="16383"/>
        </table:table-row>
        <table:table-row table:style-name="ro1">
          <table:table-cell office:value-type="string" office:string-value="(44078,'Barrancas',44,10.9556419,-72.795543)," table:formula="of:=&quot;(&quot; &amp; [Ciudad.A646] &amp; &quot;,'&quot; &amp; [Ciudad.B646] &amp; &quot;',&quot; &amp; [Ciudad.C646] &amp; &quot;,&quot; &amp; [Ciudad.E646] &amp; &quot;,&quot; &amp; [Ciudad.F646] &amp; &quot;),&quot;" table:style-name="ce1">
            <text:p>(44078,'Barrancas',44,10.9556419,-72.795543),</text:p>
          </table:table-cell>
          <table:table-cell table:number-columns-repeated="16383"/>
        </table:table-row>
        <table:table-row table:style-name="ro1">
          <table:table-cell office:value-type="string" office:string-value="(44090,'Dibula',44,11.272426,-73.309337)," table:formula="of:=&quot;(&quot; &amp; [Ciudad.A647] &amp; &quot;,'&quot; &amp; [Ciudad.B647] &amp; &quot;',&quot; &amp; [Ciudad.C647] &amp; &quot;,&quot; &amp; [Ciudad.E647] &amp; &quot;,&quot; &amp; [Ciudad.F647] &amp; &quot;),&quot;" table:style-name="ce1">
            <text:p>(44090,'Dibula',44,11.272426,-73.309337),</text:p>
          </table:table-cell>
          <table:table-cell table:number-columns-repeated="16383"/>
        </table:table-row>
        <table:table-row table:style-name="ro1">
          <table:table-cell office:value-type="string" office:string-value="(44098,'Distracción',44,10.89732,-72.88412)," table:formula="of:=&quot;(&quot; &amp; [Ciudad.A648] &amp; &quot;,'&quot; &amp; [Ciudad.B648] &amp; &quot;',&quot; &amp; [Ciudad.C648] &amp; &quot;,&quot; &amp; [Ciudad.E648] &amp; &quot;,&quot; &amp; [Ciudad.F648] &amp; &quot;),&quot;" table:style-name="ce1">
            <text:p>(44098,'Distracción',44,10.89732,-72.88412),</text:p>
          </table:table-cell>
          <table:table-cell table:number-columns-repeated="16383"/>
        </table:table-row>
        <table:table-row table:style-name="ro1">
          <table:table-cell office:value-type="string" office:string-value="(44110,'El Molino',44,10.6524699,-72.92527)," table:formula="of:=&quot;(&quot; &amp; [Ciudad.A649] &amp; &quot;,'&quot; &amp; [Ciudad.B649] &amp; &quot;',&quot; &amp; [Ciudad.C649] &amp; &quot;,&quot; &amp; [Ciudad.E649] &amp; &quot;,&quot; &amp; [Ciudad.F649] &amp; &quot;),&quot;" table:style-name="ce1">
            <text:p>(44110,'El Molino',44,10.6524699,-72.92527),</text:p>
          </table:table-cell>
          <table:table-cell table:number-columns-repeated="16383"/>
        </table:table-row>
        <table:table-row table:style-name="ro1">
          <table:table-cell office:value-type="string" office:string-value="(44279,'Fonseca',44,10.886123,-72.851515)," table:formula="of:=&quot;(&quot; &amp; [Ciudad.A650] &amp; &quot;,'&quot; &amp; [Ciudad.B650] &amp; &quot;',&quot; &amp; [Ciudad.C650] &amp; &quot;,&quot; &amp; [Ciudad.E650] &amp; &quot;,&quot; &amp; [Ciudad.F650] &amp; &quot;),&quot;" table:style-name="ce1">
            <text:p>(44279,'Fonseca',44,10.886123,-72.851515),</text:p>
          </table:table-cell>
          <table:table-cell table:number-columns-repeated="16383"/>
        </table:table-row>
        <table:table-row table:style-name="ro1">
          <table:table-cell office:value-type="string" office:string-value="(44378,'Hatonuevo',44,11.066345,-72.762546)," table:formula="of:=&quot;(&quot; &amp; [Ciudad.A651] &amp; &quot;,'&quot; &amp; [Ciudad.B651] &amp; &quot;',&quot; &amp; [Ciudad.C651] &amp; &quot;,&quot; &amp; [Ciudad.E651] &amp; &quot;,&quot; &amp; [Ciudad.F651] &amp; &quot;),&quot;" table:style-name="ce1">
            <text:p>(44378,'Hatonuevo',44,11.066345,-72.762546),</text:p>
          </table:table-cell>
          <table:table-cell table:number-columns-repeated="16383"/>
        </table:table-row>
        <table:table-row table:style-name="ro1">
          <table:table-cell office:value-type="string" office:string-value="(44420,'La Jagua del Pilar',44,10.5089602,-73.0715178)," table:formula="of:=&quot;(&quot; &amp; [Ciudad.A652] &amp; &quot;,'&quot; &amp; [Ciudad.B652] &amp; &quot;',&quot; &amp; [Ciudad.C652] &amp; &quot;,&quot; &amp; [Ciudad.E652] &amp; &quot;,&quot; &amp; [Ciudad.F652] &amp; &quot;),&quot;" table:style-name="ce1">
            <text:p>(44420,'La Jagua del Pilar',44,10.5089602,-73.0715178),</text:p>
          </table:table-cell>
          <table:table-cell table:number-columns-repeated="16383"/>
        </table:table-row>
        <table:table-row table:style-name="ro1">
          <table:table-cell office:value-type="string" office:string-value="(44430,'Maicao',44,11.3789335,-72.2485171)," table:formula="of:=&quot;(&quot; &amp; [Ciudad.A653] &amp; &quot;,'&quot; &amp; [Ciudad.B653] &amp; &quot;',&quot; &amp; [Ciudad.C653] &amp; &quot;,&quot; &amp; [Ciudad.E653] &amp; &quot;,&quot; &amp; [Ciudad.F653] &amp; &quot;),&quot;" table:style-name="ce1">
            <text:p>(44430,'Maicao',44,11.3789335,-72.2485171),</text:p>
          </table:table-cell>
          <table:table-cell table:number-columns-repeated="16383"/>
        </table:table-row>
        <table:table-row table:style-name="ro1">
          <table:table-cell office:value-type="string" office:string-value="(44560,'Manaure',44,11.772778,-72.444227)," table:formula="of:=&quot;(&quot; &amp; [Ciudad.A654] &amp; &quot;,'&quot; &amp; [Ciudad.B654] &amp; &quot;',&quot; &amp; [Ciudad.C654] &amp; &quot;,&quot; &amp; [Ciudad.E654] &amp; &quot;,&quot; &amp; [Ciudad.F654] &amp; &quot;),&quot;" table:style-name="ce1">
            <text:p>(44560,'Manaure',44,11.772778,-72.444227),</text:p>
          </table:table-cell>
          <table:table-cell table:number-columns-repeated="16383"/>
        </table:table-row>
        <table:table-row table:style-name="ro1">
          <table:table-cell office:value-type="string" office:string-value="(44650,'San Juan del Cesar',44,10.7698637,-73.0021534)," table:formula="of:=&quot;(&quot; &amp; [Ciudad.A655] &amp; &quot;,'&quot; &amp; [Ciudad.B655] &amp; &quot;',&quot; &amp; [Ciudad.C655] &amp; &quot;,&quot; &amp; [Ciudad.E655] &amp; &quot;,&quot; &amp; [Ciudad.F655] &amp; &quot;),&quot;" table:style-name="ce1">
            <text:p>(44650,'San Juan del Cesar',44,10.7698637,-73.0021534),</text:p>
          </table:table-cell>
          <table:table-cell table:number-columns-repeated="16383"/>
        </table:table-row>
        <table:table-row table:style-name="ro1">
          <table:table-cell office:value-type="string" office:string-value="(44847,'Uribia',44,11.7149978,-72.2659391)," table:formula="of:=&quot;(&quot; &amp; [Ciudad.A656] &amp; &quot;,'&quot; &amp; [Ciudad.B656] &amp; &quot;',&quot; &amp; [Ciudad.C656] &amp; &quot;,&quot; &amp; [Ciudad.E656] &amp; &quot;,&quot; &amp; [Ciudad.F656] &amp; &quot;),&quot;" table:style-name="ce1">
            <text:p>(44847,'Uribia',44,11.7149978,-72.2659391),</text:p>
          </table:table-cell>
          <table:table-cell table:number-columns-repeated="16383"/>
        </table:table-row>
        <table:table-row table:style-name="ro1">
          <table:table-cell office:value-type="string" office:string-value="(44855,'Urumita',44,10.559313,-73.013282)," table:formula="of:=&quot;(&quot; &amp; [Ciudad.A657] &amp; &quot;,'&quot; &amp; [Ciudad.B657] &amp; &quot;',&quot; &amp; [Ciudad.C657] &amp; &quot;,&quot; &amp; [Ciudad.E657] &amp; &quot;,&quot; &amp; [Ciudad.F657] &amp; &quot;),&quot;" table:style-name="ce1">
            <text:p>(44855,'Urumita',44,10.559313,-73.013282),</text:p>
          </table:table-cell>
          <table:table-cell table:number-columns-repeated="16383"/>
        </table:table-row>
        <table:table-row table:style-name="ro1">
          <table:table-cell office:value-type="string" office:string-value="(44874,'Villanueva',44,10.603721,-72.981936)," table:formula="of:=&quot;(&quot; &amp; [Ciudad.A658] &amp; &quot;,'&quot; &amp; [Ciudad.B658] &amp; &quot;',&quot; &amp; [Ciudad.C658] &amp; &quot;,&quot; &amp; [Ciudad.E658] &amp; &quot;,&quot; &amp; [Ciudad.F658] &amp; &quot;),&quot;" table:style-name="ce1">
            <text:p>(44874,'Villanueva',44,10.603721,-72.981936),</text:p>
          </table:table-cell>
          <table:table-cell table:number-columns-repeated="16383"/>
        </table:table-row>
        <table:table-row table:style-name="ro1">
          <table:table-cell office:value-type="string" office:string-value="(47001,'Santa Marta',47,11.2403547,-74.2110227)," table:formula="of:=&quot;(&quot; &amp; [Ciudad.A659] &amp; &quot;,'&quot; &amp; [Ciudad.B659] &amp; &quot;',&quot; &amp; [Ciudad.C659] &amp; &quot;,&quot; &amp; [Ciudad.E659] &amp; &quot;,&quot; &amp; [Ciudad.F659] &amp; &quot;),&quot;" table:style-name="ce1">
            <text:p>(47001,'Santa Marta',47,11.2403547,-74.2110227),</text:p>
          </table:table-cell>
          <table:table-cell table:number-columns-repeated="16383"/>
        </table:table-row>
        <table:table-row table:style-name="ro1">
          <table:table-cell office:value-type="string" office:string-value="(47030,'Algarrobo',47,10.10004,-74.26663)," table:formula="of:=&quot;(&quot; &amp; [Ciudad.A660] &amp; &quot;,'&quot; &amp; [Ciudad.B660] &amp; &quot;',&quot; &amp; [Ciudad.C660] &amp; &quot;,&quot; &amp; [Ciudad.E660] &amp; &quot;,&quot; &amp; [Ciudad.F660] &amp; &quot;),&quot;" table:style-name="ce1">
            <text:p>(47030,'Algarrobo',47,10.10004,-74.26663),</text:p>
          </table:table-cell>
          <table:table-cell table:number-columns-repeated="16383"/>
        </table:table-row>
        <table:table-row table:style-name="ro1">
          <table:table-cell office:value-type="string" office:string-value="(47053,'Aracataca',47,10.591925,-74.186103)," table:formula="of:=&quot;(&quot; &amp; [Ciudad.A661] &amp; &quot;,'&quot; &amp; [Ciudad.B661] &amp; &quot;',&quot; &amp; [Ciudad.C661] &amp; &quot;,&quot; &amp; [Ciudad.E661] &amp; &quot;,&quot; &amp; [Ciudad.F661] &amp; &quot;),&quot;" table:style-name="ce1">
            <text:p>(47053,'Aracataca',47,10.591925,-74.186103),</text:p>
          </table:table-cell>
          <table:table-cell table:number-columns-repeated="16383"/>
        </table:table-row>
        <table:table-row table:style-name="ro1">
          <table:table-cell office:value-type="string" office:string-value="(47058,'Ariguaní',47,9.844197,-74.228119)," table:formula="of:=&quot;(&quot; &amp; [Ciudad.A662] &amp; &quot;,'&quot; &amp; [Ciudad.B662] &amp; &quot;',&quot; &amp; [Ciudad.C662] &amp; &quot;,&quot; &amp; [Ciudad.E662] &amp; &quot;,&quot; &amp; [Ciudad.F662] &amp; &quot;),&quot;" table:style-name="ce1">
            <text:p>(47058,'Ariguaní',47,9.844197,-74.228119),</text:p>
          </table:table-cell>
          <table:table-cell table:number-columns-repeated="16383"/>
        </table:table-row>
        <table:table-row table:style-name="ro1">
          <table:table-cell office:value-type="string" office:string-value="(47161,'Cerro San Antonio',47,10.327095,-74.868681)," table:formula="of:=&quot;(&quot; &amp; [Ciudad.A663] &amp; &quot;,'&quot; &amp; [Ciudad.B663] &amp; &quot;',&quot; &amp; [Ciudad.C663] &amp; &quot;,&quot; &amp; [Ciudad.E663] &amp; &quot;,&quot; &amp; [Ciudad.F663] &amp; &quot;),&quot;" table:style-name="ce1">
            <text:p>(47161,'Cerro San Antonio',47,10.327095,-74.868681),</text:p>
          </table:table-cell>
          <table:table-cell table:number-columns-repeated="16383"/>
        </table:table-row>
        <table:table-row table:style-name="ro1">
          <table:table-cell office:value-type="string" office:string-value="(47170,'Chivolo',47,10.02812,-74.621575)," table:formula="of:=&quot;(&quot; &amp; [Ciudad.A664] &amp; &quot;,'&quot; &amp; [Ciudad.B664] &amp; &quot;',&quot; &amp; [Ciudad.C664] &amp; &quot;,&quot; &amp; [Ciudad.E664] &amp; &quot;,&quot; &amp; [Ciudad.F664] &amp; &quot;),&quot;" table:style-name="ce1">
            <text:p>(47170,'Chivolo',47,10.02812,-74.621575),</text:p>
          </table:table-cell>
          <table:table-cell table:number-columns-repeated="16383"/>
        </table:table-row>
        <table:table-row table:style-name="ro1">
          <table:table-cell office:value-type="string" office:string-value="(47189,'Ciénaga',47,11.007984,-74.248926)," table:formula="of:=&quot;(&quot; &amp; [Ciudad.A665] &amp; &quot;,'&quot; &amp; [Ciudad.B665] &amp; &quot;',&quot; &amp; [Ciudad.C665] &amp; &quot;,&quot; &amp; [Ciudad.E665] &amp; &quot;,&quot; &amp; [Ciudad.F665] &amp; &quot;),&quot;" table:style-name="ce1">
            <text:p>(47189,'Ciénaga',47,11.007984,-74.248926),</text:p>
          </table:table-cell>
          <table:table-cell table:number-columns-repeated="16383"/>
        </table:table-row>
        <table:table-row table:style-name="ro1">
          <table:table-cell office:value-type="string" office:string-value="(47205,'Concordia',47,10.257944,-74.83148)," table:formula="of:=&quot;(&quot; &amp; [Ciudad.A666] &amp; &quot;,'&quot; &amp; [Ciudad.B666] &amp; &quot;',&quot; &amp; [Ciudad.C666] &amp; &quot;,&quot; &amp; [Ciudad.E666] &amp; &quot;,&quot; &amp; [Ciudad.F666] &amp; &quot;),&quot;" table:style-name="ce1">
            <text:p>(47205,'Concordia',47,10.257944,-74.83148),</text:p>
          </table:table-cell>
          <table:table-cell table:number-columns-repeated="16383"/>
        </table:table-row>
        <table:table-row table:style-name="ro1">
          <table:table-cell office:value-type="string" office:string-value="(47245,'El Banco',47,9.003507,-73.973864)," table:formula="of:=&quot;(&quot; &amp; [Ciudad.A667] &amp; &quot;,'&quot; &amp; [Ciudad.B667] &amp; &quot;',&quot; &amp; [Ciudad.C667] &amp; &quot;,&quot; &amp; [Ciudad.E667] &amp; &quot;,&quot; &amp; [Ciudad.F667] &amp; &quot;),&quot;" table:style-name="ce1">
            <text:p>(47245,'El Banco',47,9.003507,-73.973864),</text:p>
          </table:table-cell>
          <table:table-cell table:number-columns-repeated="16383"/>
        </table:table-row>
        <table:table-row table:style-name="ro1">
          <table:table-cell office:value-type="string" office:string-value="(47258,'El Piñon',47,10.404038,-74.823769)," table:formula="of:=&quot;(&quot; &amp; [Ciudad.A668] &amp; &quot;,'&quot; &amp; [Ciudad.B668] &amp; &quot;',&quot; &amp; [Ciudad.C668] &amp; &quot;,&quot; &amp; [Ciudad.E668] &amp; &quot;,&quot; &amp; [Ciudad.F668] &amp; &quot;),&quot;" table:style-name="ce1">
            <text:p>(47258,'El Piñon',47,10.404038,-74.823769),</text:p>
          </table:table-cell>
          <table:table-cell table:number-columns-repeated="16383"/>
        </table:table-row>
        <table:table-row table:style-name="ro1">
          <table:table-cell office:value-type="string" office:string-value="(47268,'El Retén',47,10.611793,-74.269383)," table:formula="of:=&quot;(&quot; &amp; [Ciudad.A669] &amp; &quot;,'&quot; &amp; [Ciudad.B669] &amp; &quot;',&quot; &amp; [Ciudad.C669] &amp; &quot;,&quot; &amp; [Ciudad.E669] &amp; &quot;,&quot; &amp; [Ciudad.F669] &amp; &quot;),&quot;" table:style-name="ce1">
            <text:p>(47268,'El Retén',47,10.611793,-74.269383),</text:p>
          </table:table-cell>
          <table:table-cell table:number-columns-repeated="16383"/>
        </table:table-row>
        <table:table-row table:style-name="ro1">
          <table:table-cell office:value-type="string" office:string-value="(47288,'Fundación',47,10.517179,-74.1819979)," table:formula="of:=&quot;(&quot; &amp; [Ciudad.A670] &amp; &quot;,'&quot; &amp; [Ciudad.B670] &amp; &quot;',&quot; &amp; [Ciudad.C670] &amp; &quot;,&quot; &amp; [Ciudad.E670] &amp; &quot;,&quot; &amp; [Ciudad.F670] &amp; &quot;),&quot;" table:style-name="ce1">
            <text:p>(47288,'Fundación',47,10.517179,-74.1819979),</text:p>
          </table:table-cell>
          <table:table-cell table:number-columns-repeated="16383"/>
        </table:table-row>
        <table:table-row table:style-name="ro1">
          <table:table-cell office:value-type="string" office:string-value="(47318,'Guamal',47,9.144527,-74.226294)," table:formula="of:=&quot;(&quot; &amp; [Ciudad.A671] &amp; &quot;,'&quot; &amp; [Ciudad.B671] &amp; &quot;',&quot; &amp; [Ciudad.C671] &amp; &quot;,&quot; &amp; [Ciudad.E671] &amp; &quot;,&quot; &amp; [Ciudad.F671] &amp; &quot;),&quot;" table:style-name="ce1">
            <text:p>(47318,'Guamal',47,9.144527,-74.226294),</text:p>
          </table:table-cell>
          <table:table-cell table:number-columns-repeated="16383"/>
        </table:table-row>
        <table:table-row table:style-name="ro1">
          <table:table-cell office:value-type="string" office:string-value="(47460,'Nueva Granada',47,9.805783,-74.392253)," table:formula="of:=&quot;(&quot; &amp; [Ciudad.A672] &amp; &quot;,'&quot; &amp; [Ciudad.B672] &amp; &quot;',&quot; &amp; [Ciudad.C672] &amp; &quot;,&quot; &amp; [Ciudad.E672] &amp; &quot;,&quot; &amp; [Ciudad.F672] &amp; &quot;),&quot;" table:style-name="ce1">
            <text:p>(47460,'Nueva Granada',47,9.805783,-74.392253),</text:p>
          </table:table-cell>
          <table:table-cell table:number-columns-repeated="16383"/>
        </table:table-row>
        <table:table-row table:style-name="ro1">
          <table:table-cell office:value-type="string" office:string-value="(47541,'Pedraza',47,10.1884029,-74.916397)," table:formula="of:=&quot;(&quot; &amp; [Ciudad.A673] &amp; &quot;,'&quot; &amp; [Ciudad.B673] &amp; &quot;',&quot; &amp; [Ciudad.C673] &amp; &quot;,&quot; &amp; [Ciudad.E673] &amp; &quot;,&quot; &amp; [Ciudad.F673] &amp; &quot;),&quot;" table:style-name="ce1">
            <text:p>(47541,'Pedraza',47,10.1884029,-74.916397),</text:p>
          </table:table-cell>
          <table:table-cell table:number-columns-repeated="16383"/>
        </table:table-row>
        <table:table-row table:style-name="ro1">
          <table:table-cell office:value-type="string" office:string-value="(47545,'Pijiño del Carmen',47,9.3302391,-74.4532954)," table:formula="of:=&quot;(&quot; &amp; [Ciudad.A674] &amp; &quot;,'&quot; &amp; [Ciudad.B674] &amp; &quot;',&quot; &amp; [Ciudad.C674] &amp; &quot;,&quot; &amp; [Ciudad.E674] &amp; &quot;,&quot; &amp; [Ciudad.F674] &amp; &quot;),&quot;" table:style-name="ce1">
            <text:p>(47545,'Pijiño del Carmen',47,9.3302391,-74.4532954),</text:p>
          </table:table-cell>
          <table:table-cell table:number-columns-repeated="16383"/>
        </table:table-row>
        <table:table-row table:style-name="ro1">
          <table:table-cell office:value-type="string" office:string-value="(47551,'Pivijay',47,10.461181,-74.614654)," table:formula="of:=&quot;(&quot; &amp; [Ciudad.A675] &amp; &quot;,'&quot; &amp; [Ciudad.B675] &amp; &quot;',&quot; &amp; [Ciudad.C675] &amp; &quot;,&quot; &amp; [Ciudad.E675] &amp; &quot;,&quot; &amp; [Ciudad.F675] &amp; &quot;),&quot;" table:style-name="ce1">
            <text:p>(47551,'Pivijay',47,10.461181,-74.614654),</text:p>
          </table:table-cell>
          <table:table-cell table:number-columns-repeated="16383"/>
        </table:table-row>
        <table:table-row table:style-name="ro1">
          <table:table-cell office:value-type="string" office:string-value="(47555,'Plato',47,9.791337,-74.7975249)," table:formula="of:=&quot;(&quot; &amp; [Ciudad.A676] &amp; &quot;,'&quot; &amp; [Ciudad.B676] &amp; &quot;',&quot; &amp; [Ciudad.C676] &amp; &quot;,&quot; &amp; [Ciudad.E676] &amp; &quot;,&quot; &amp; [Ciudad.F676] &amp; &quot;),&quot;" table:style-name="ce1">
            <text:p>(47555,'Plato',47,9.791337,-74.7975249),</text:p>
          </table:table-cell>
          <table:table-cell table:number-columns-repeated="16383"/>
        </table:table-row>
        <table:table-row table:style-name="ro1">
          <table:table-cell office:value-type="string" office:string-value="(47570,'Pueblo Viejo',47,10.992353,-74.284038)," table:formula="of:=&quot;(&quot; &amp; [Ciudad.A677] &amp; &quot;,'&quot; &amp; [Ciudad.B677] &amp; &quot;',&quot; &amp; [Ciudad.C677] &amp; &quot;,&quot; &amp; [Ciudad.E677] &amp; &quot;,&quot; &amp; [Ciudad.F677] &amp; &quot;),&quot;" table:style-name="ce1">
            <text:p>(47570,'Pueblo Viejo',47,10.992353,-74.284038),</text:p>
          </table:table-cell>
          <table:table-cell table:number-columns-repeated="16383"/>
        </table:table-row>
        <table:table-row table:style-name="ro1">
          <table:table-cell office:value-type="string" office:string-value="(47605,'Remolino',47,10.701732,-74.7163829)," table:formula="of:=&quot;(&quot; &amp; [Ciudad.A678] &amp; &quot;,'&quot; &amp; [Ciudad.B678] &amp; &quot;',&quot; &amp; [Ciudad.C678] &amp; &quot;,&quot; &amp; [Ciudad.E678] &amp; &quot;,&quot; &amp; [Ciudad.F678] &amp; &quot;),&quot;" table:style-name="ce1">
            <text:p>(47605,'Remolino',47,10.701732,-74.7163829),</text:p>
          </table:table-cell>
          <table:table-cell table:number-columns-repeated="16383"/>
        </table:table-row>
        <table:table-row table:style-name="ro1">
          <table:table-cell office:value-type="string" office:string-value="(47660,'Sabanas de San Angel',47,10.0297699,-74.21531)," table:formula="of:=&quot;(&quot; &amp; [Ciudad.A679] &amp; &quot;,'&quot; &amp; [Ciudad.B679] &amp; &quot;',&quot; &amp; [Ciudad.C679] &amp; &quot;,&quot; &amp; [Ciudad.E679] &amp; &quot;,&quot; &amp; [Ciudad.F679] &amp; &quot;),&quot;" table:style-name="ce1">
            <text:p>(47660,'Sabanas de San Angel',47,10.0297699,-74.21531),</text:p>
          </table:table-cell>
          <table:table-cell table:number-columns-repeated="16383"/>
        </table:table-row>
        <table:table-row table:style-name="ro1">
          <table:table-cell office:value-type="string" office:string-value="(47675,'Salamina',47,10.4911049,-74.794526)," table:formula="of:=&quot;(&quot; &amp; [Ciudad.A680] &amp; &quot;,'&quot; &amp; [Ciudad.B680] &amp; &quot;',&quot; &amp; [Ciudad.C680] &amp; &quot;,&quot; &amp; [Ciudad.E680] &amp; &quot;,&quot; &amp; [Ciudad.F680] &amp; &quot;),&quot;" table:style-name="ce1">
            <text:p>(47675,'Salamina',47,10.4911049,-74.794526),</text:p>
          </table:table-cell>
          <table:table-cell table:number-columns-repeated="16383"/>
        </table:table-row>
        <table:table-row table:style-name="ro1">
          <table:table-cell office:value-type="string" office:string-value="(47692,'San Sebastián de Buenavista',47,9.240301,-74.351193)," table:formula="of:=&quot;(&quot; &amp; [Ciudad.A681] &amp; &quot;,'&quot; &amp; [Ciudad.B681] &amp; &quot;',&quot; &amp; [Ciudad.C681] &amp; &quot;,&quot; &amp; [Ciudad.E681] &amp; &quot;,&quot; &amp; [Ciudad.F681] &amp; &quot;),&quot;" table:style-name="ce1">
            <text:p>(47692,'San Sebastián de Buenavista',47,9.240301,-74.351193),</text:p>
          </table:table-cell>
          <table:table-cell table:number-columns-repeated="16383"/>
        </table:table-row>
        <table:table-row table:style-name="ro1">
          <table:table-cell office:value-type="string" office:string-value="(47703,'San Zenón',47,9.245741,-74.4991189)," table:formula="of:=&quot;(&quot; &amp; [Ciudad.A682] &amp; &quot;,'&quot; &amp; [Ciudad.B682] &amp; &quot;',&quot; &amp; [Ciudad.C682] &amp; &quot;,&quot; &amp; [Ciudad.E682] &amp; &quot;,&quot; &amp; [Ciudad.F682] &amp; &quot;),&quot;" table:style-name="ce1">
            <text:p>(47703,'San Zenón',47,9.245741,-74.4991189),</text:p>
          </table:table-cell>
          <table:table-cell table:number-columns-repeated="16383"/>
        </table:table-row>
        <table:table-row table:style-name="ro1">
          <table:table-cell office:value-type="string" office:string-value="(47707,'Santa Ana',47,9.322961,-74.570544)," table:formula="of:=&quot;(&quot; &amp; [Ciudad.A683] &amp; &quot;,'&quot; &amp; [Ciudad.B683] &amp; &quot;',&quot; &amp; [Ciudad.C683] &amp; &quot;,&quot; &amp; [Ciudad.E683] &amp; &quot;,&quot; &amp; [Ciudad.F683] &amp; &quot;),&quot;" table:style-name="ce1">
            <text:p>(47707,'Santa Ana',47,9.322961,-74.570544),</text:p>
          </table:table-cell>
          <table:table-cell table:number-columns-repeated="16383"/>
        </table:table-row>
        <table:table-row table:style-name="ro1">
          <table:table-cell office:value-type="string" office:string-value="(47720,'Santa Bárbara de Pinto',47,9.43234,-74.70493)," table:formula="of:=&quot;(&quot; &amp; [Ciudad.A684] &amp; &quot;,'&quot; &amp; [Ciudad.B684] &amp; &quot;',&quot; &amp; [Ciudad.C684] &amp; &quot;,&quot; &amp; [Ciudad.E684] &amp; &quot;,&quot; &amp; [Ciudad.F684] &amp; &quot;),&quot;" table:style-name="ce1">
            <text:p>(47720,'Santa Bárbara de Pinto',47,9.43234,-74.70493),</text:p>
          </table:table-cell>
          <table:table-cell table:number-columns-repeated="16383"/>
        </table:table-row>
        <table:table-row table:style-name="ro1">
          <table:table-cell office:value-type="string" office:string-value="(47745,'Sitionuevo',47,10.77525,-74.71955)," table:formula="of:=&quot;(&quot; &amp; [Ciudad.A685] &amp; &quot;,'&quot; &amp; [Ciudad.B685] &amp; &quot;',&quot; &amp; [Ciudad.C685] &amp; &quot;,&quot; &amp; [Ciudad.E685] &amp; &quot;,&quot; &amp; [Ciudad.F685] &amp; &quot;),&quot;" table:style-name="ce1">
            <text:p>(47745,'Sitionuevo',47,10.77525,-74.71955),</text:p>
          </table:table-cell>
          <table:table-cell table:number-columns-repeated="16383"/>
        </table:table-row>
        <table:table-row table:style-name="ro1">
          <table:table-cell office:value-type="string" office:string-value="(47798,'Tenerife',47,9.898413,-74.858425)," table:formula="of:=&quot;(&quot; &amp; [Ciudad.A686] &amp; &quot;,'&quot; &amp; [Ciudad.B686] &amp; &quot;',&quot; &amp; [Ciudad.C686] &amp; &quot;,&quot; &amp; [Ciudad.E686] &amp; &quot;,&quot; &amp; [Ciudad.F686] &amp; &quot;),&quot;" table:style-name="ce1">
            <text:p>(47798,'Tenerife',47,9.898413,-74.858425),</text:p>
          </table:table-cell>
          <table:table-cell table:number-columns-repeated="16383"/>
        </table:table-row>
        <table:table-row table:style-name="ro1">
          <table:table-cell office:value-type="string" office:string-value="(47960,'Zapayán',47,10.4113014,-74.4056612)," table:formula="of:=&quot;(&quot; &amp; [Ciudad.A687] &amp; &quot;,'&quot; &amp; [Ciudad.B687] &amp; &quot;',&quot; &amp; [Ciudad.C687] &amp; &quot;,&quot; &amp; [Ciudad.E687] &amp; &quot;,&quot; &amp; [Ciudad.F687] &amp; &quot;),&quot;" table:style-name="ce1">
            <text:p>(47960,'Zapayán',47,10.4113014,-74.4056612),</text:p>
          </table:table-cell>
          <table:table-cell table:number-columns-repeated="16383"/>
        </table:table-row>
        <table:table-row table:style-name="ro1">
          <table:table-cell office:value-type="string" office:string-value="(47980,'Zona Bananera',47,10.7922447,-74.1709702)," table:formula="of:=&quot;(&quot; &amp; [Ciudad.A688] &amp; &quot;,'&quot; &amp; [Ciudad.B688] &amp; &quot;',&quot; &amp; [Ciudad.C688] &amp; &quot;,&quot; &amp; [Ciudad.E688] &amp; &quot;,&quot; &amp; [Ciudad.F688] &amp; &quot;),&quot;" table:style-name="ce1">
            <text:p>(47980,'Zona Bananera',47,10.7922447,-74.1709702),</text:p>
          </table:table-cell>
          <table:table-cell table:number-columns-repeated="16383"/>
        </table:table-row>
        <table:table-row table:style-name="ro1">
          <table:table-cell office:value-type="string" office:string-value="(50001,'Villavicencio',50,4.1513822,-73.6376905)," table:formula="of:=&quot;(&quot; &amp; [Ciudad.A689] &amp; &quot;,'&quot; &amp; [Ciudad.B689] &amp; &quot;',&quot; &amp; [Ciudad.C689] &amp; &quot;,&quot; &amp; [Ciudad.E689] &amp; &quot;,&quot; &amp; [Ciudad.F689] &amp; &quot;),&quot;" table:style-name="ce1">
            <text:p>(50001,'Villavicencio',50,4.1513822,-73.6376905),</text:p>
          </table:table-cell>
          <table:table-cell table:number-columns-repeated="16383"/>
        </table:table-row>
        <table:table-row table:style-name="ro1">
          <table:table-cell office:value-type="string" office:string-value="(50006,'Acacias',50,3.991663,-73.766129)," table:formula="of:=&quot;(&quot; &amp; [Ciudad.A690] &amp; &quot;,'&quot; &amp; [Ciudad.B690] &amp; &quot;',&quot; &amp; [Ciudad.C690] &amp; &quot;,&quot; &amp; [Ciudad.E690] &amp; &quot;,&quot; &amp; [Ciudad.F690] &amp; &quot;),&quot;" table:style-name="ce1">
            <text:p>(50006,'Acacias',50,3.991663,-73.766129),</text:p>
          </table:table-cell>
          <table:table-cell table:number-columns-repeated="16383"/>
        </table:table-row>
        <table:table-row table:style-name="ro1">
          <table:table-cell office:value-type="string" office:string-value="(50110,'Barranca de Upía',50,4.567588,-72.966577)," table:formula="of:=&quot;(&quot; &amp; [Ciudad.A691] &amp; &quot;,'&quot; &amp; [Ciudad.B691] &amp; &quot;',&quot; &amp; [Ciudad.C691] &amp; &quot;,&quot; &amp; [Ciudad.E691] &amp; &quot;,&quot; &amp; [Ciudad.F691] &amp; &quot;),&quot;" table:style-name="ce1">
            <text:p>(50110,'Barranca de Upía',50,4.567588,-72.966577),</text:p>
          </table:table-cell>
          <table:table-cell table:number-columns-repeated="16383"/>
        </table:table-row>
        <table:table-row table:style-name="ro1">
          <table:table-cell office:value-type="string" office:string-value="(50124,'Cabuyaro',50,4.284528,-72.7923129)," table:formula="of:=&quot;(&quot; &amp; [Ciudad.A692] &amp; &quot;,'&quot; &amp; [Ciudad.B692] &amp; &quot;',&quot; &amp; [Ciudad.C692] &amp; &quot;,&quot; &amp; [Ciudad.E692] &amp; &quot;,&quot; &amp; [Ciudad.F692] &amp; &quot;),&quot;" table:style-name="ce1">
            <text:p>(50124,'Cabuyaro',50,4.284528,-72.7923129),</text:p>
          </table:table-cell>
          <table:table-cell table:number-columns-repeated="16383"/>
        </table:table-row>
        <table:table-row table:style-name="ro1">
          <table:table-cell office:value-type="string" office:string-value="(50150,'Castilla la Nueva',50,3.827834,-73.690164)," table:formula="of:=&quot;(&quot; &amp; [Ciudad.A693] &amp; &quot;,'&quot; &amp; [Ciudad.B693] &amp; &quot;',&quot; &amp; [Ciudad.C693] &amp; &quot;,&quot; &amp; [Ciudad.E693] &amp; &quot;,&quot; &amp; [Ciudad.F693] &amp; &quot;),&quot;" table:style-name="ce1">
            <text:p>(50150,'Castilla la Nueva',50,3.827834,-73.690164),</text:p>
          </table:table-cell>
          <table:table-cell table:number-columns-repeated="16383"/>
        </table:table-row>
        <table:table-row table:style-name="ro1">
          <table:table-cell office:value-type="string" office:string-value="(50223,'Cubarral',50,3.766667,-73.833333)," table:formula="of:=&quot;(&quot; &amp; [Ciudad.A694] &amp; &quot;,'&quot; &amp; [Ciudad.B694] &amp; &quot;',&quot; &amp; [Ciudad.C694] &amp; &quot;,&quot; &amp; [Ciudad.E694] &amp; &quot;,&quot; &amp; [Ciudad.F694] &amp; &quot;),&quot;" table:style-name="ce1">
            <text:p>(50223,'Cubarral',50,3.766667,-73.833333),</text:p>
          </table:table-cell>
          <table:table-cell table:number-columns-repeated="16383"/>
        </table:table-row>
        <table:table-row table:style-name="ro1">
          <table:table-cell office:value-type="string" office:string-value="(50226,'Cumaral',50,4.271262,-73.488052)," table:formula="of:=&quot;(&quot; &amp; [Ciudad.A695] &amp; &quot;,'&quot; &amp; [Ciudad.B695] &amp; &quot;',&quot; &amp; [Ciudad.C695] &amp; &quot;,&quot; &amp; [Ciudad.E695] &amp; &quot;,&quot; &amp; [Ciudad.F695] &amp; &quot;),&quot;" table:style-name="ce1">
            <text:p>(50226,'Cumaral',50,4.271262,-73.488052),</text:p>
          </table:table-cell>
          <table:table-cell table:number-columns-repeated="16383"/>
        </table:table-row>
        <table:table-row table:style-name="ro1">
          <table:table-cell office:value-type="string" office:string-value="(50245,'El Calvario',50,4.352332,-73.712966)," table:formula="of:=&quot;(&quot; &amp; [Ciudad.A696] &amp; &quot;,'&quot; &amp; [Ciudad.B696] &amp; &quot;',&quot; &amp; [Ciudad.C696] &amp; &quot;,&quot; &amp; [Ciudad.E696] &amp; &quot;,&quot; &amp; [Ciudad.F696] &amp; &quot;),&quot;" table:style-name="ce1">
            <text:p>(50245,'El Calvario',50,4.352332,-73.712966),</text:p>
          </table:table-cell>
          <table:table-cell table:number-columns-repeated="16383"/>
        </table:table-row>
        <table:table-row table:style-name="ro1">
          <table:table-cell office:value-type="string" office:string-value="(50251,'El Castillo',50,3.564252,-73.794394)," table:formula="of:=&quot;(&quot; &amp; [Ciudad.A697] &amp; &quot;,'&quot; &amp; [Ciudad.B697] &amp; &quot;',&quot; &amp; [Ciudad.C697] &amp; &quot;,&quot; &amp; [Ciudad.E697] &amp; &quot;,&quot; &amp; [Ciudad.F697] &amp; &quot;),&quot;" table:style-name="ce1">
            <text:p>(50251,'El Castillo',50,3.564252,-73.794394),</text:p>
          </table:table-cell>
          <table:table-cell table:number-columns-repeated="16383"/>
        </table:table-row>
        <table:table-row table:style-name="ro1">
          <table:table-cell office:value-type="string" office:string-value="(50270,'El Dorado',50,2.7792,-72.87197)," table:formula="of:=&quot;(&quot; &amp; [Ciudad.A698] &amp; &quot;,'&quot; &amp; [Ciudad.B698] &amp; &quot;',&quot; &amp; [Ciudad.C698] &amp; &quot;,&quot; &amp; [Ciudad.E698] &amp; &quot;,&quot; &amp; [Ciudad.F698] &amp; &quot;),&quot;" table:style-name="ce1">
            <text:p>(50270,'El Dorado',50,2.7792,-72.87197),</text:p>
          </table:table-cell>
          <table:table-cell table:number-columns-repeated="16383"/>
        </table:table-row>
        <table:table-row table:style-name="ro1">
          <table:table-cell office:value-type="string" office:string-value="(50287,'Fuente de Oro',50,3.462502,-73.619979)," table:formula="of:=&quot;(&quot; &amp; [Ciudad.A699] &amp; &quot;,'&quot; &amp; [Ciudad.B699] &amp; &quot;',&quot; &amp; [Ciudad.C699] &amp; &quot;,&quot; &amp; [Ciudad.E699] &amp; &quot;,&quot; &amp; [Ciudad.F699] &amp; &quot;),&quot;" table:style-name="ce1">
            <text:p>(50287,'Fuente de Oro',50,3.462502,-73.619979),</text:p>
          </table:table-cell>
          <table:table-cell table:number-columns-repeated="16383"/>
        </table:table-row>
        <table:table-row table:style-name="ro1">
          <table:table-cell office:value-type="string" office:string-value="(50313,'Granada',50,3.544831,-73.705281)," table:formula="of:=&quot;(&quot; &amp; [Ciudad.A700] &amp; &quot;,'&quot; &amp; [Ciudad.B700] &amp; &quot;',&quot; &amp; [Ciudad.C700] &amp; &quot;,&quot; &amp; [Ciudad.E700] &amp; &quot;,&quot; &amp; [Ciudad.F700] &amp; &quot;),&quot;" table:style-name="ce1">
            <text:p>(50313,'Granada',50,3.544831,-73.705281),</text:p>
          </table:table-cell>
          <table:table-cell table:number-columns-repeated="16383"/>
        </table:table-row>
        <table:table-row table:style-name="ro1">
          <table:table-cell office:value-type="string" office:string-value="(50318,'Guamal',50,3.880475,-73.7698769)," table:formula="of:=&quot;(&quot; &amp; [Ciudad.A701] &amp; &quot;,'&quot; &amp; [Ciudad.B701] &amp; &quot;',&quot; &amp; [Ciudad.C701] &amp; &quot;,&quot; &amp; [Ciudad.E701] &amp; &quot;,&quot; &amp; [Ciudad.F701] &amp; &quot;),&quot;" table:style-name="ce1">
            <text:p>(50318,'Guamal',50,3.880475,-73.7698769),</text:p>
          </table:table-cell>
          <table:table-cell table:number-columns-repeated="16383"/>
        </table:table-row>
        <table:table-row table:style-name="ro1">
          <table:table-cell office:value-type="string" office:string-value="(50325,'Mapiripán',50,2.892506,-72.133175)," table:formula="of:=&quot;(&quot; &amp; [Ciudad.A702] &amp; &quot;,'&quot; &amp; [Ciudad.B702] &amp; &quot;',&quot; &amp; [Ciudad.C702] &amp; &quot;,&quot; &amp; [Ciudad.E702] &amp; &quot;,&quot; &amp; [Ciudad.F702] &amp; &quot;),&quot;" table:style-name="ce1">
            <text:p>(50325,'Mapiripán',50,2.892506,-72.133175),</text:p>
          </table:table-cell>
          <table:table-cell table:number-columns-repeated="16383"/>
        </table:table-row>
        <table:table-row table:style-name="ro1">
          <table:table-cell office:value-type="string" office:string-value="(50330,'Mesetas',50,3.381995,-74.043801)," table:formula="of:=&quot;(&quot; &amp; [Ciudad.A703] &amp; &quot;,'&quot; &amp; [Ciudad.B703] &amp; &quot;',&quot; &amp; [Ciudad.C703] &amp; &quot;,&quot; &amp; [Ciudad.E703] &amp; &quot;,&quot; &amp; [Ciudad.F703] &amp; &quot;),&quot;" table:style-name="ce1">
            <text:p>(50330,'Mesetas',50,3.381995,-74.043801),</text:p>
          </table:table-cell>
          <table:table-cell table:number-columns-repeated="16383"/>
        </table:table-row>
        <table:table-row table:style-name="ro1">
          <table:table-cell office:value-type="string" office:string-value="(50350,'La Macarena',50,2.181718,-73.78645)," table:formula="of:=&quot;(&quot; &amp; [Ciudad.A704] &amp; &quot;,'&quot; &amp; [Ciudad.B704] &amp; &quot;',&quot; &amp; [Ciudad.C704] &amp; &quot;,&quot; &amp; [Ciudad.E704] &amp; &quot;,&quot; &amp; [Ciudad.F704] &amp; &quot;),&quot;" table:style-name="ce1">
            <text:p>(50350,'La Macarena',50,2.181718,-73.78645),</text:p>
          </table:table-cell>
          <table:table-cell table:number-columns-repeated="16383"/>
        </table:table-row>
        <table:table-row table:style-name="ro1">
          <table:table-cell office:value-type="string" office:string-value="(50370,'Uribe',50,3.239241,-74.350661)," table:formula="of:=&quot;(&quot; &amp; [Ciudad.A705] &amp; &quot;,'&quot; &amp; [Ciudad.B705] &amp; &quot;',&quot; &amp; [Ciudad.C705] &amp; &quot;,&quot; &amp; [Ciudad.E705] &amp; &quot;,&quot; &amp; [Ciudad.F705] &amp; &quot;),&quot;" table:style-name="ce1">
            <text:p>(50370,'Uribe',50,3.239241,-74.350661),</text:p>
          </table:table-cell>
          <table:table-cell table:number-columns-repeated="16383"/>
        </table:table-row>
        <table:table-row table:style-name="ro1">
          <table:table-cell office:value-type="string" office:string-value="(50400,'Lejanías',50,3.526086,-74.024393)," table:formula="of:=&quot;(&quot; &amp; [Ciudad.A706] &amp; &quot;,'&quot; &amp; [Ciudad.B706] &amp; &quot;',&quot; &amp; [Ciudad.C706] &amp; &quot;,&quot; &amp; [Ciudad.E706] &amp; &quot;,&quot; &amp; [Ciudad.F706] &amp; &quot;),&quot;" table:style-name="ce1">
            <text:p>(50400,'Lejanías',50,3.526086,-74.024393),</text:p>
          </table:table-cell>
          <table:table-cell table:number-columns-repeated="16383"/>
        </table:table-row>
        <table:table-row table:style-name="ro1">
          <table:table-cell office:value-type="string" office:string-value="(50450,'Puerto Concordia',50,2.6236449,-72.756234)," table:formula="of:=&quot;(&quot; &amp; [Ciudad.A707] &amp; &quot;,'&quot; &amp; [Ciudad.B707] &amp; &quot;',&quot; &amp; [Ciudad.C707] &amp; &quot;,&quot; &amp; [Ciudad.E707] &amp; &quot;,&quot; &amp; [Ciudad.F707] &amp; &quot;),&quot;" table:style-name="ce1">
            <text:p>(50450,'Puerto Concordia',50,2.6236449,-72.756234),</text:p>
          </table:table-cell>
          <table:table-cell table:number-columns-repeated="16383"/>
        </table:table-row>
        <table:table-row table:style-name="ro1">
          <table:table-cell office:value-type="string" office:string-value="(50568,'Puerto Gaitán',50,4.312977,-72.083573)," table:formula="of:=&quot;(&quot; &amp; [Ciudad.A708] &amp; &quot;,'&quot; &amp; [Ciudad.B708] &amp; &quot;',&quot; &amp; [Ciudad.C708] &amp; &quot;,&quot; &amp; [Ciudad.E708] &amp; &quot;,&quot; &amp; [Ciudad.F708] &amp; &quot;),&quot;" table:style-name="ce1">
            <text:p>(50568,'Puerto Gaitán',50,4.312977,-72.083573),</text:p>
          </table:table-cell>
          <table:table-cell table:number-columns-repeated="16383"/>
        </table:table-row>
        <table:table-row table:style-name="ro1">
          <table:table-cell office:value-type="string" office:string-value="(50573,'Puerto López',50,4.091354,-72.955918)," table:formula="of:=&quot;(&quot; &amp; [Ciudad.A709] &amp; &quot;,'&quot; &amp; [Ciudad.B709] &amp; &quot;',&quot; &amp; [Ciudad.C709] &amp; &quot;,&quot; &amp; [Ciudad.E709] &amp; &quot;,&quot; &amp; [Ciudad.F709] &amp; &quot;),&quot;" table:style-name="ce1">
            <text:p>(50573,'Puerto López',50,4.091354,-72.955918),</text:p>
          </table:table-cell>
          <table:table-cell table:number-columns-repeated="16383"/>
        </table:table-row>
        <table:table-row table:style-name="ro1">
          <table:table-cell office:value-type="string" office:string-value="(50577,'Puerto Lleras',50,3.272414,-73.369542)," table:formula="of:=&quot;(&quot; &amp; [Ciudad.A710] &amp; &quot;,'&quot; &amp; [Ciudad.B710] &amp; &quot;',&quot; &amp; [Ciudad.C710] &amp; &quot;,&quot; &amp; [Ciudad.E710] &amp; &quot;,&quot; &amp; [Ciudad.F710] &amp; &quot;),&quot;" table:style-name="ce1">
            <text:p>(50577,'Puerto Lleras',50,3.272414,-73.369542),</text:p>
          </table:table-cell>
          <table:table-cell table:number-columns-repeated="16383"/>
        </table:table-row>
        <table:table-row table:style-name="ro1">
          <table:table-cell office:value-type="string" office:string-value="(50590,'Puerto Rico',50,2.941214,-73.207468)," table:formula="of:=&quot;(&quot; &amp; [Ciudad.A711] &amp; &quot;,'&quot; &amp; [Ciudad.B711] &amp; &quot;',&quot; &amp; [Ciudad.C711] &amp; &quot;,&quot; &amp; [Ciudad.E711] &amp; &quot;,&quot; &amp; [Ciudad.F711] &amp; &quot;),&quot;" table:style-name="ce1">
            <text:p>(50590,'Puerto Rico',50,2.941214,-73.207468),</text:p>
          </table:table-cell>
          <table:table-cell table:number-columns-repeated="16383"/>
        </table:table-row>
        <table:table-row table:style-name="ro1">
          <table:table-cell office:value-type="string" office:string-value="(50606,'Restrepo',50,4.263082,-73.562567)," table:formula="of:=&quot;(&quot; &amp; [Ciudad.A712] &amp; &quot;,'&quot; &amp; [Ciudad.B712] &amp; &quot;',&quot; &amp; [Ciudad.C712] &amp; &quot;,&quot; &amp; [Ciudad.E712] &amp; &quot;,&quot; &amp; [Ciudad.F712] &amp; &quot;),&quot;" table:style-name="ce1">
            <text:p>(50606,'Restrepo',50,4.263082,-73.562567),</text:p>
          </table:table-cell>
          <table:table-cell table:number-columns-repeated="16383"/>
        </table:table-row>
        <table:table-row table:style-name="ro1">
          <table:table-cell office:value-type="string" office:string-value="(50680,'San Carlos de Guaroa',50,3.710353,-73.241921)," table:formula="of:=&quot;(&quot; &amp; [Ciudad.A713] &amp; &quot;,'&quot; &amp; [Ciudad.B713] &amp; &quot;',&quot; &amp; [Ciudad.C713] &amp; &quot;,&quot; &amp; [Ciudad.E713] &amp; &quot;,&quot; &amp; [Ciudad.F713] &amp; &quot;),&quot;" table:style-name="ce1">
            <text:p>(50680,'San Carlos de Guaroa',50,3.710353,-73.241921),</text:p>
          </table:table-cell>
          <table:table-cell table:number-columns-repeated="16383"/>
        </table:table-row>
        <table:table-row table:style-name="ro1">
          <table:table-cell office:value-type="string" office:string-value="(50683,'San Juan de Arama',50,3.34645,-73.88941)," table:formula="of:=&quot;(&quot; &amp; [Ciudad.A714] &amp; &quot;,'&quot; &amp; [Ciudad.B714] &amp; &quot;',&quot; &amp; [Ciudad.C714] &amp; &quot;,&quot; &amp; [Ciudad.E714] &amp; &quot;,&quot; &amp; [Ciudad.F714] &amp; &quot;),&quot;" table:style-name="ce1">
            <text:p>(50683,'San Juan de Arama',50,3.34645,-73.88941),</text:p>
          </table:table-cell>
          <table:table-cell table:number-columns-repeated="16383"/>
        </table:table-row>
        <table:table-row table:style-name="ro1">
          <table:table-cell office:value-type="string" office:string-value="(50686,'San Juanito',50,4.457915,-73.6761889)," table:formula="of:=&quot;(&quot; &amp; [Ciudad.A715] &amp; &quot;,'&quot; &amp; [Ciudad.B715] &amp; &quot;',&quot; &amp; [Ciudad.C715] &amp; &quot;,&quot; &amp; [Ciudad.E715] &amp; &quot;,&quot; &amp; [Ciudad.F715] &amp; &quot;),&quot;" table:style-name="ce1">
            <text:p>(50686,'San Juanito',50,4.457915,-73.6761889),</text:p>
          </table:table-cell>
          <table:table-cell table:number-columns-repeated="16383"/>
        </table:table-row>
        <table:table-row table:style-name="ro1">
          <table:table-cell office:value-type="string" office:string-value="(50689,'San Martín',50,3.698492,-73.697308)," table:formula="of:=&quot;(&quot; &amp; [Ciudad.A716] &amp; &quot;,'&quot; &amp; [Ciudad.B716] &amp; &quot;',&quot; &amp; [Ciudad.C716] &amp; &quot;,&quot; &amp; [Ciudad.E716] &amp; &quot;,&quot; &amp; [Ciudad.F716] &amp; &quot;),&quot;" table:style-name="ce1">
            <text:p>(50689,'San Martín',50,3.698492,-73.697308),</text:p>
          </table:table-cell>
          <table:table-cell table:number-columns-repeated="16383"/>
        </table:table-row>
        <table:table-row table:style-name="ro1">
          <table:table-cell office:value-type="string" office:string-value="(50711,'Vista Hermosa',50,3.127883,-73.752512)," table:formula="of:=&quot;(&quot; &amp; [Ciudad.A717] &amp; &quot;,'&quot; &amp; [Ciudad.B717] &amp; &quot;',&quot; &amp; [Ciudad.C717] &amp; &quot;,&quot; &amp; [Ciudad.E717] &amp; &quot;,&quot; &amp; [Ciudad.F717] &amp; &quot;),&quot;" table:style-name="ce1">
            <text:p>(50711,'Vista Hermosa',50,3.127883,-73.752512),</text:p>
          </table:table-cell>
          <table:table-cell table:number-columns-repeated="16383"/>
        </table:table-row>
        <table:table-row table:style-name="ro1">
          <table:table-cell office:value-type="string" office:string-value="(52001,'Pasto',52,1.2058837,-77.285787)," table:formula="of:=&quot;(&quot; &amp; [Ciudad.A718] &amp; &quot;,'&quot; &amp; [Ciudad.B718] &amp; &quot;',&quot; &amp; [Ciudad.C718] &amp; &quot;,&quot; &amp; [Ciudad.E718] &amp; &quot;,&quot; &amp; [Ciudad.F718] &amp; &quot;),&quot;" table:style-name="ce1">
            <text:p>(52001,'Pasto',52,1.2058837,-77.285787),</text:p>
          </table:table-cell>
          <table:table-cell table:number-columns-repeated="16383"/>
        </table:table-row>
        <table:table-row table:style-name="ro1">
          <table:table-cell office:value-type="string" office:string-value="(52019,'Albán',52,1.4728684,-77.067959)," table:formula="of:=&quot;(&quot; &amp; [Ciudad.A719] &amp; &quot;,'&quot; &amp; [Ciudad.B719] &amp; &quot;',&quot; &amp; [Ciudad.C719] &amp; &quot;,&quot; &amp; [Ciudad.E719] &amp; &quot;,&quot; &amp; [Ciudad.F719] &amp; &quot;),&quot;" table:style-name="ce1">
            <text:p>(52019,'Albán',52,1.4728684,-77.067959),</text:p>
          </table:table-cell>
          <table:table-cell table:number-columns-repeated="16383"/>
        </table:table-row>
        <table:table-row table:style-name="ro1">
          <table:table-cell office:value-type="string" office:string-value="(52022,'Aldana',52,0.882544,-77.700425)," table:formula="of:=&quot;(&quot; &amp; [Ciudad.A720] &amp; &quot;,'&quot; &amp; [Ciudad.B720] &amp; &quot;',&quot; &amp; [Ciudad.C720] &amp; &quot;,&quot; &amp; [Ciudad.E720] &amp; &quot;,&quot; &amp; [Ciudad.F720] &amp; &quot;),&quot;" table:style-name="ce1">
            <text:p>(52022,'Aldana',52,0.882544,-77.700425),</text:p>
          </table:table-cell>
          <table:table-cell table:number-columns-repeated="16383"/>
        </table:table-row>
        <table:table-row table:style-name="ro1">
          <table:table-cell office:value-type="string" office:string-value="(52036,'Ancuyá',52,1.26295,-77.515158)," table:formula="of:=&quot;(&quot; &amp; [Ciudad.A721] &amp; &quot;,'&quot; &amp; [Ciudad.B721] &amp; &quot;',&quot; &amp; [Ciudad.C721] &amp; &quot;,&quot; &amp; [Ciudad.E721] &amp; &quot;,&quot; &amp; [Ciudad.F721] &amp; &quot;),&quot;" table:style-name="ce1">
            <text:p>(52036,'Ancuyá',52,1.26295,-77.515158),</text:p>
          </table:table-cell>
          <table:table-cell table:number-columns-repeated="16383"/>
        </table:table-row>
        <table:table-row table:style-name="ro1">
          <table:table-cell office:value-type="string" office:string-value="(52051,'Arboleda',52,1.3666799,-77.4167)," table:formula="of:=&quot;(&quot; &amp; [Ciudad.A722] &amp; &quot;,'&quot; &amp; [Ciudad.B722] &amp; &quot;',&quot; &amp; [Ciudad.C722] &amp; &quot;,&quot; &amp; [Ciudad.E722] &amp; &quot;,&quot; &amp; [Ciudad.F722] &amp; &quot;),&quot;" table:style-name="ce1">
            <text:p>(52051,'Arboleda',52,1.3666799,-77.4167),</text:p>
          </table:table-cell>
          <table:table-cell table:number-columns-repeated="16383"/>
        </table:table-row>
        <table:table-row table:style-name="ro1">
          <table:table-cell office:value-type="string" office:string-value="(52079,'Barbacoas',52,1.67155,-78.14099)," table:formula="of:=&quot;(&quot; &amp; [Ciudad.A723] &amp; &quot;,'&quot; &amp; [Ciudad.B723] &amp; &quot;',&quot; &amp; [Ciudad.C723] &amp; &quot;,&quot; &amp; [Ciudad.E723] &amp; &quot;,&quot; &amp; [Ciudad.F723] &amp; &quot;),&quot;" table:style-name="ce1">
            <text:p>(52079,'Barbacoas',52,1.67155,-78.14099),</text:p>
          </table:table-cell>
          <table:table-cell table:number-columns-repeated="16383"/>
        </table:table-row>
        <table:table-row table:style-name="ro1">
          <table:table-cell office:value-type="string" office:string-value="(52083,'Belén',52,1.595516,-77.016446)," table:formula="of:=&quot;(&quot; &amp; [Ciudad.A724] &amp; &quot;,'&quot; &amp; [Ciudad.B724] &amp; &quot;',&quot; &amp; [Ciudad.C724] &amp; &quot;,&quot; &amp; [Ciudad.E724] &amp; &quot;,&quot; &amp; [Ciudad.F724] &amp; &quot;),&quot;" table:style-name="ce1">
            <text:p>(52083,'Belén',52,1.595516,-77.016446),</text:p>
          </table:table-cell>
          <table:table-cell table:number-columns-repeated="16383"/>
        </table:table-row>
        <table:table-row table:style-name="ro1">
          <table:table-cell office:value-type="string" office:string-value="(52110,'Buesaco',52,1.384512,-77.155676)," table:formula="of:=&quot;(&quot; &amp; [Ciudad.A725] &amp; &quot;,'&quot; &amp; [Ciudad.B725] &amp; &quot;',&quot; &amp; [Ciudad.C725] &amp; &quot;,&quot; &amp; [Ciudad.E725] &amp; &quot;,&quot; &amp; [Ciudad.F725] &amp; &quot;),&quot;" table:style-name="ce1">
            <text:p>(52110,'Buesaco',52,1.384512,-77.155676),</text:p>
          </table:table-cell>
          <table:table-cell table:number-columns-repeated="16383"/>
        </table:table-row>
        <table:table-row table:style-name="ro1">
          <table:table-cell office:value-type="string" office:string-value="(52203,'Colón',52,1.6429021,-77.0449327)," table:formula="of:=&quot;(&quot; &amp; [Ciudad.A726] &amp; &quot;,'&quot; &amp; [Ciudad.B726] &amp; &quot;',&quot; &amp; [Ciudad.C726] &amp; &quot;,&quot; &amp; [Ciudad.E726] &amp; &quot;,&quot; &amp; [Ciudad.F726] &amp; &quot;),&quot;" table:style-name="ce1">
            <text:p>(52203,'Colón',52,1.6429021,-77.0449327),</text:p>
          </table:table-cell>
          <table:table-cell table:number-columns-repeated="16383"/>
        </table:table-row>
        <table:table-row table:style-name="ro1">
          <table:table-cell office:value-type="string" office:string-value="(52207,'Consaca',52,1.207624,-77.465658)," table:formula="of:=&quot;(&quot; &amp; [Ciudad.A727] &amp; &quot;,'&quot; &amp; [Ciudad.B727] &amp; &quot;',&quot; &amp; [Ciudad.C727] &amp; &quot;,&quot; &amp; [Ciudad.E727] &amp; &quot;,&quot; &amp; [Ciudad.F727] &amp; &quot;),&quot;" table:style-name="ce1">
            <text:p>(52207,'Consaca',52,1.207624,-77.465658),</text:p>
          </table:table-cell>
          <table:table-cell table:number-columns-repeated="16383"/>
        </table:table-row>
        <table:table-row table:style-name="ro1">
          <table:table-cell office:value-type="string" office:string-value="(52210,'Contadero',52,0.910907,-77.549911)," table:formula="of:=&quot;(&quot; &amp; [Ciudad.A728] &amp; &quot;,'&quot; &amp; [Ciudad.B728] &amp; &quot;',&quot; &amp; [Ciudad.C728] &amp; &quot;,&quot; &amp; [Ciudad.E728] &amp; &quot;,&quot; &amp; [Ciudad.F728] &amp; &quot;),&quot;" table:style-name="ce1">
            <text:p>(52210,'Contadero',52,0.910907,-77.549911),</text:p>
          </table:table-cell>
          <table:table-cell table:number-columns-repeated="16383"/>
        </table:table-row>
        <table:table-row table:style-name="ro1">
          <table:table-cell office:value-type="string" office:string-value="(52215,'Córdoba',52,0.853916,-77.517836)," table:formula="of:=&quot;(&quot; &amp; [Ciudad.A729] &amp; &quot;,'&quot; &amp; [Ciudad.B729] &amp; &quot;',&quot; &amp; [Ciudad.C729] &amp; &quot;,&quot; &amp; [Ciudad.E729] &amp; &quot;,&quot; &amp; [Ciudad.F729] &amp; &quot;),&quot;" table:style-name="ce1">
            <text:p>(52215,'Córdoba',52,0.853916,-77.517836),</text:p>
          </table:table-cell>
          <table:table-cell table:number-columns-repeated="16383"/>
        </table:table-row>
        <table:table-row table:style-name="ro1">
          <table:table-cell office:value-type="string" office:string-value="(52224,'Cuaspud',52,0.863262,-77.729755)," table:formula="of:=&quot;(&quot; &amp; [Ciudad.A730] &amp; &quot;,'&quot; &amp; [Ciudad.B730] &amp; &quot;',&quot; &amp; [Ciudad.C730] &amp; &quot;,&quot; &amp; [Ciudad.E730] &amp; &quot;,&quot; &amp; [Ciudad.F730] &amp; &quot;),&quot;" table:style-name="ce1">
            <text:p>(52224,'Cuaspud',52,0.863262,-77.729755),</text:p>
          </table:table-cell>
          <table:table-cell table:number-columns-repeated="16383"/>
        </table:table-row>
        <table:table-row table:style-name="ro1">
          <table:table-cell office:value-type="string" office:string-value="(52227,'Cumbal',52,0.904589,-77.791184)," table:formula="of:=&quot;(&quot; &amp; [Ciudad.A731] &amp; &quot;,'&quot; &amp; [Ciudad.B731] &amp; &quot;',&quot; &amp; [Ciudad.C731] &amp; &quot;,&quot; &amp; [Ciudad.E731] &amp; &quot;,&quot; &amp; [Ciudad.F731] &amp; &quot;),&quot;" table:style-name="ce1">
            <text:p>(52227,'Cumbal',52,0.904589,-77.791184),</text:p>
          </table:table-cell>
          <table:table-cell table:number-columns-repeated="16383"/>
        </table:table-row>
        <table:table-row table:style-name="ro1">
          <table:table-cell office:value-type="string" office:string-value="(52233,'Cumbitara',52,1.67696,-77.3253)," table:formula="of:=&quot;(&quot; &amp; [Ciudad.A732] &amp; &quot;,'&quot; &amp; [Ciudad.B732] &amp; &quot;',&quot; &amp; [Ciudad.C732] &amp; &quot;,&quot; &amp; [Ciudad.E732] &amp; &quot;,&quot; &amp; [Ciudad.F732] &amp; &quot;),&quot;" table:style-name="ce1">
            <text:p>(52233,'Cumbitara',52,1.67696,-77.3253),</text:p>
          </table:table-cell>
          <table:table-cell table:number-columns-repeated="16383"/>
        </table:table-row>
        <table:table-row table:style-name="ro1">
          <table:table-cell office:value-type="string" office:string-value="(52240,'Chachagüí',52,1.359869,-77.282841)," table:formula="of:=&quot;(&quot; &amp; [Ciudad.A733] &amp; &quot;,'&quot; &amp; [Ciudad.B733] &amp; &quot;',&quot; &amp; [Ciudad.C733] &amp; &quot;,&quot; &amp; [Ciudad.E733] &amp; &quot;,&quot; &amp; [Ciudad.F733] &amp; &quot;),&quot;" table:style-name="ce1">
            <text:p>(52240,'Chachagüí',52,1.359869,-77.282841),</text:p>
          </table:table-cell>
          <table:table-cell table:number-columns-repeated="16383"/>
        </table:table-row>
        <table:table-row table:style-name="ro1">
          <table:table-cell office:value-type="string" office:string-value="(52250,'El Charco',52,2.479311,-78.110211)," table:formula="of:=&quot;(&quot; &amp; [Ciudad.A734] &amp; &quot;,'&quot; &amp; [Ciudad.B734] &amp; &quot;',&quot; &amp; [Ciudad.C734] &amp; &quot;,&quot; &amp; [Ciudad.E734] &amp; &quot;,&quot; &amp; [Ciudad.F734] &amp; &quot;),&quot;" table:style-name="ce1">
            <text:p>(52250,'El Charco',52,2.479311,-78.110211),</text:p>
          </table:table-cell>
          <table:table-cell table:number-columns-repeated="16383"/>
        </table:table-row>
        <table:table-row table:style-name="ro1">
          <table:table-cell office:value-type="string" office:string-value="(52254,'El Peñol',52,1.45348,-77.4397188)," table:formula="of:=&quot;(&quot; &amp; [Ciudad.A735] &amp; &quot;,'&quot; &amp; [Ciudad.B735] &amp; &quot;',&quot; &amp; [Ciudad.C735] &amp; &quot;,&quot; &amp; [Ciudad.E735] &amp; &quot;,&quot; &amp; [Ciudad.F735] &amp; &quot;),&quot;" table:style-name="ce1">
            <text:p>(52254,'El Peñol',52,1.45348,-77.4397188),</text:p>
          </table:table-cell>
          <table:table-cell table:number-columns-repeated="16383"/>
        </table:table-row>
        <table:table-row table:style-name="ro1">
          <table:table-cell office:value-type="string" office:string-value="(52256,'El Rosario',52,1.74307,-77.335095)," table:formula="of:=&quot;(&quot; &amp; [Ciudad.A736] &amp; &quot;,'&quot; &amp; [Ciudad.B736] &amp; &quot;',&quot; &amp; [Ciudad.C736] &amp; &quot;,&quot; &amp; [Ciudad.E736] &amp; &quot;,&quot; &amp; [Ciudad.F736] &amp; &quot;),&quot;" table:style-name="ce1">
            <text:p>(52256,'El Rosario',52,1.74307,-77.335095),</text:p>
          </table:table-cell>
          <table:table-cell table:number-columns-repeated="16383"/>
        </table:table-row>
        <table:table-row table:style-name="ro1">
          <table:table-cell office:value-type="string" office:string-value="(52258,'El Tablón de Gómez',52,1.427619,-77.097224)," table:formula="of:=&quot;(&quot; &amp; [Ciudad.A737] &amp; &quot;,'&quot; &amp; [Ciudad.B737] &amp; &quot;',&quot; &amp; [Ciudad.C737] &amp; &quot;,&quot; &amp; [Ciudad.E737] &amp; &quot;,&quot; &amp; [Ciudad.F737] &amp; &quot;),&quot;" table:style-name="ce1">
            <text:p>(52258,'El Tablón de Gómez',52,1.427619,-77.097224),</text:p>
          </table:table-cell>
          <table:table-cell table:number-columns-repeated="16383"/>
        </table:table-row>
        <table:table-row table:style-name="ro1">
          <table:table-cell office:value-type="string" office:string-value="(52260,'El Tambo',52,1.4081109,-77.391527)," table:formula="of:=&quot;(&quot; &amp; [Ciudad.A738] &amp; &quot;,'&quot; &amp; [Ciudad.B738] &amp; &quot;',&quot; &amp; [Ciudad.C738] &amp; &quot;,&quot; &amp; [Ciudad.E738] &amp; &quot;,&quot; &amp; [Ciudad.F738] &amp; &quot;),&quot;" table:style-name="ce1">
            <text:p>(52260,'El Tambo',52,1.4081109,-77.391527),</text:p>
          </table:table-cell>
          <table:table-cell table:number-columns-repeated="16383"/>
        </table:table-row>
        <table:table-row table:style-name="ro1">
          <table:table-cell office:value-type="string" office:string-value="(52287,'Funes',52,1.001167,-77.448926)," table:formula="of:=&quot;(&quot; &amp; [Ciudad.A739] &amp; &quot;,'&quot; &amp; [Ciudad.B739] &amp; &quot;',&quot; &amp; [Ciudad.C739] &amp; &quot;,&quot; &amp; [Ciudad.E739] &amp; &quot;,&quot; &amp; [Ciudad.F739] &amp; &quot;),&quot;" table:style-name="ce1">
            <text:p>(52287,'Funes',52,1.001167,-77.448926),</text:p>
          </table:table-cell>
          <table:table-cell table:number-columns-repeated="16383"/>
        </table:table-row>
        <table:table-row table:style-name="ro1">
          <table:table-cell office:value-type="string" office:string-value="(52317,'Guachucal',52,0.960072,-77.731133)," table:formula="of:=&quot;(&quot; &amp; [Ciudad.A740] &amp; &quot;,'&quot; &amp; [Ciudad.B740] &amp; &quot;',&quot; &amp; [Ciudad.C740] &amp; &quot;,&quot; &amp; [Ciudad.E740] &amp; &quot;,&quot; &amp; [Ciudad.F740] &amp; &quot;),&quot;" table:style-name="ce1">
            <text:p>(52317,'Guachucal',52,0.960072,-77.731133),</text:p>
          </table:table-cell>
          <table:table-cell table:number-columns-repeated="16383"/>
        </table:table-row>
        <table:table-row table:style-name="ro1">
          <table:table-cell office:value-type="string" office:string-value="(52320,'Guaitarilla',52,1.130349,-77.550994)," table:formula="of:=&quot;(&quot; &amp; [Ciudad.A741] &amp; &quot;,'&quot; &amp; [Ciudad.B741] &amp; &quot;',&quot; &amp; [Ciudad.C741] &amp; &quot;,&quot; &amp; [Ciudad.E741] &amp; &quot;,&quot; &amp; [Ciudad.F741] &amp; &quot;),&quot;" table:style-name="ce1">
            <text:p>(52320,'Guaitarilla',52,1.130349,-77.550994),</text:p>
          </table:table-cell>
          <table:table-cell table:number-columns-repeated="16383"/>
        </table:table-row>
        <table:table-row table:style-name="ro1">
          <table:table-cell office:value-type="string" office:string-value="(52323,'Gualmatán',52,0.919645,-77.567138)," table:formula="of:=&quot;(&quot; &amp; [Ciudad.A742] &amp; &quot;,'&quot; &amp; [Ciudad.B742] &amp; &quot;',&quot; &amp; [Ciudad.C742] &amp; &quot;,&quot; &amp; [Ciudad.E742] &amp; &quot;,&quot; &amp; [Ciudad.F742] &amp; &quot;),&quot;" table:style-name="ce1">
            <text:p>(52323,'Gualmatán',52,0.919645,-77.567138),</text:p>
          </table:table-cell>
          <table:table-cell table:number-columns-repeated="16383"/>
        </table:table-row>
        <table:table-row table:style-name="ro1">
          <table:table-cell office:value-type="string" office:string-value="(52352,'Iles',52,0.968911,-77.521175)," table:formula="of:=&quot;(&quot; &amp; [Ciudad.A743] &amp; &quot;,'&quot; &amp; [Ciudad.B743] &amp; &quot;',&quot; &amp; [Ciudad.C743] &amp; &quot;,&quot; &amp; [Ciudad.E743] &amp; &quot;,&quot; &amp; [Ciudad.F743] &amp; &quot;),&quot;" table:style-name="ce1">
            <text:p>(52352,'Iles',52,0.968911,-77.521175),</text:p>
          </table:table-cell>
          <table:table-cell table:number-columns-repeated="16383"/>
        </table:table-row>
        <table:table-row table:style-name="ro1">
          <table:table-cell office:value-type="string" office:string-value="(52354,'Imués',52,1.054949,-77.496435)," table:formula="of:=&quot;(&quot; &amp; [Ciudad.A744] &amp; &quot;,'&quot; &amp; [Ciudad.B744] &amp; &quot;',&quot; &amp; [Ciudad.C744] &amp; &quot;,&quot; &amp; [Ciudad.E744] &amp; &quot;,&quot; &amp; [Ciudad.F744] &amp; &quot;),&quot;" table:style-name="ce1">
            <text:p>(52354,'Imués',52,1.054949,-77.496435),</text:p>
          </table:table-cell>
          <table:table-cell table:number-columns-repeated="16383"/>
        </table:table-row>
        <table:table-row table:style-name="ro1">
          <table:table-cell office:value-type="string" office:string-value="(52356,'Ipiales',52,0.825542,-77.639504)," table:formula="of:=&quot;(&quot; &amp; [Ciudad.A745] &amp; &quot;,'&quot; &amp; [Ciudad.B745] &amp; &quot;',&quot; &amp; [Ciudad.C745] &amp; &quot;,&quot; &amp; [Ciudad.E745] &amp; &quot;,&quot; &amp; [Ciudad.F745] &amp; &quot;),&quot;" table:style-name="ce1">
            <text:p>(52356,'Ipiales',52,0.825542,-77.639504),</text:p>
          </table:table-cell>
          <table:table-cell table:number-columns-repeated="16383"/>
        </table:table-row>
        <table:table-row table:style-name="ro1">
          <table:table-cell office:value-type="string" office:string-value="(52378,'La Cruz',52,1.600678,-76.971119)," table:formula="of:=&quot;(&quot; &amp; [Ciudad.A746] &amp; &quot;,'&quot; &amp; [Ciudad.B746] &amp; &quot;',&quot; &amp; [Ciudad.C746] &amp; &quot;,&quot; &amp; [Ciudad.E746] &amp; &quot;,&quot; &amp; [Ciudad.F746] &amp; &quot;),&quot;" table:style-name="ce1">
            <text:p>(52378,'La Cruz',52,1.600678,-76.971119),</text:p>
          </table:table-cell>
          <table:table-cell table:number-columns-repeated="16383"/>
        </table:table-row>
        <table:table-row table:style-name="ro1">
          <table:table-cell office:value-type="string" office:string-value="(52381,'La Florida',52,1.298637,-77.404419)," table:formula="of:=&quot;(&quot; &amp; [Ciudad.A747] &amp; &quot;,'&quot; &amp; [Ciudad.B747] &amp; &quot;',&quot; &amp; [Ciudad.C747] &amp; &quot;,&quot; &amp; [Ciudad.E747] &amp; &quot;,&quot; &amp; [Ciudad.F747] &amp; &quot;),&quot;" table:style-name="ce1">
            <text:p>(52381,'La Florida',52,1.298637,-77.404419),</text:p>
          </table:table-cell>
          <table:table-cell table:number-columns-repeated="16383"/>
        </table:table-row>
        <table:table-row table:style-name="ro1">
          <table:table-cell office:value-type="string" office:string-value="(52385,'La Llanada',52,1.472852,-77.5798499)," table:formula="of:=&quot;(&quot; &amp; [Ciudad.A748] &amp; &quot;,'&quot; &amp; [Ciudad.B748] &amp; &quot;',&quot; &amp; [Ciudad.C748] &amp; &quot;,&quot; &amp; [Ciudad.E748] &amp; &quot;,&quot; &amp; [Ciudad.F748] &amp; &quot;),&quot;" table:style-name="ce1">
            <text:p>(52385,'La Llanada',52,1.472852,-77.5798499),</text:p>
          </table:table-cell>
          <table:table-cell table:number-columns-repeated="16383"/>
        </table:table-row>
        <table:table-row table:style-name="ro1">
          <table:table-cell office:value-type="string" office:string-value="(52390,'La Tola',52,2.399572,-78.189712)," table:formula="of:=&quot;(&quot; &amp; [Ciudad.A749] &amp; &quot;,'&quot; &amp; [Ciudad.B749] &amp; &quot;',&quot; &amp; [Ciudad.C749] &amp; &quot;,&quot; &amp; [Ciudad.E749] &amp; &quot;,&quot; &amp; [Ciudad.F749] &amp; &quot;),&quot;" table:style-name="ce1">
            <text:p>(52390,'La Tola',52,2.399572,-78.189712),</text:p>
          </table:table-cell>
          <table:table-cell table:number-columns-repeated="16383"/>
        </table:table-row>
        <table:table-row table:style-name="ro1">
          <table:table-cell office:value-type="string" office:string-value="(52399,'La Unión',52,0.8747,-77.80998)," table:formula="of:=&quot;(&quot; &amp; [Ciudad.A750] &amp; &quot;,'&quot; &amp; [Ciudad.B750] &amp; &quot;',&quot; &amp; [Ciudad.C750] &amp; &quot;,&quot; &amp; [Ciudad.E750] &amp; &quot;,&quot; &amp; [Ciudad.F750] &amp; &quot;),&quot;" table:style-name="ce1">
            <text:p>(52399,'La Unión',52,0.8747,-77.80998),</text:p>
          </table:table-cell>
          <table:table-cell table:number-columns-repeated="16383"/>
        </table:table-row>
        <table:table-row table:style-name="ro1">
          <table:table-cell office:value-type="string" office:string-value="(52405,'Leiva',52,1.935721,-77.303426)," table:formula="of:=&quot;(&quot; &amp; [Ciudad.A751] &amp; &quot;,'&quot; &amp; [Ciudad.B751] &amp; &quot;',&quot; &amp; [Ciudad.C751] &amp; &quot;,&quot; &amp; [Ciudad.E751] &amp; &quot;,&quot; &amp; [Ciudad.F751] &amp; &quot;),&quot;" table:style-name="ce1">
            <text:p>(52405,'Leiva',52,1.935721,-77.303426),</text:p>
          </table:table-cell>
          <table:table-cell table:number-columns-repeated="16383"/>
        </table:table-row>
        <table:table-row table:style-name="ro1">
          <table:table-cell office:value-type="string" office:string-value="(52411,'Linares',52,1.350933,-77.52387)," table:formula="of:=&quot;(&quot; &amp; [Ciudad.A752] &amp; &quot;,'&quot; &amp; [Ciudad.B752] &amp; &quot;',&quot; &amp; [Ciudad.C752] &amp; &quot;,&quot; &amp; [Ciudad.E752] &amp; &quot;,&quot; &amp; [Ciudad.F752] &amp; &quot;),&quot;" table:style-name="ce1">
            <text:p>(52411,'Linares',52,1.350933,-77.52387),</text:p>
          </table:table-cell>
          <table:table-cell table:number-columns-repeated="16383"/>
        </table:table-row>
        <table:table-row table:style-name="ro1">
          <table:table-cell office:value-type="string" office:string-value="(52418,'Los Andes',52,1.5156,-77.49498)," table:formula="of:=&quot;(&quot; &amp; [Ciudad.A753] &amp; &quot;,'&quot; &amp; [Ciudad.B753] &amp; &quot;',&quot; &amp; [Ciudad.C753] &amp; &quot;,&quot; &amp; [Ciudad.E753] &amp; &quot;,&quot; &amp; [Ciudad.F753] &amp; &quot;),&quot;" table:style-name="ce1">
            <text:p>(52418,'Los Andes',52,1.5156,-77.49498),</text:p>
          </table:table-cell>
          <table:table-cell table:number-columns-repeated="16383"/>
        </table:table-row>
        <table:table-row table:style-name="ro1">
          <table:table-cell office:value-type="string" office:string-value="(52427,'Magüí',52,1.76526,-78.18183)," table:formula="of:=&quot;(&quot; &amp; [Ciudad.A754] &amp; &quot;,'&quot; &amp; [Ciudad.B754] &amp; &quot;',&quot; &amp; [Ciudad.C754] &amp; &quot;,&quot; &amp; [Ciudad.E754] &amp; &quot;,&quot; &amp; [Ciudad.F754] &amp; &quot;),&quot;" table:style-name="ce1">
            <text:p>(52427,'Magüí',52,1.76526,-78.18183),</text:p>
          </table:table-cell>
          <table:table-cell table:number-columns-repeated="16383"/>
        </table:table-row>
        <table:table-row table:style-name="ro1">
          <table:table-cell office:value-type="string" office:string-value="(52435,'Mallama',52,1.140872,-77.8645669)," table:formula="of:=&quot;(&quot; &amp; [Ciudad.A755] &amp; &quot;,'&quot; &amp; [Ciudad.B755] &amp; &quot;',&quot; &amp; [Ciudad.C755] &amp; &quot;,&quot; &amp; [Ciudad.E755] &amp; &quot;,&quot; &amp; [Ciudad.F755] &amp; &quot;),&quot;" table:style-name="ce1">
            <text:p>(52435,'Mallama',52,1.140872,-77.8645669),</text:p>
          </table:table-cell>
          <table:table-cell table:number-columns-repeated="16383"/>
        </table:table-row>
        <table:table-row table:style-name="ro1">
          <table:table-cell office:value-type="string" office:string-value="(52473,'Mosquera',52,2.50923,-78.451284)," table:formula="of:=&quot;(&quot; &amp; [Ciudad.A756] &amp; &quot;,'&quot; &amp; [Ciudad.B756] &amp; &quot;',&quot; &amp; [Ciudad.C756] &amp; &quot;,&quot; &amp; [Ciudad.E756] &amp; &quot;,&quot; &amp; [Ciudad.F756] &amp; &quot;),&quot;" table:style-name="ce1">
            <text:p>(52473,'Mosquera',52,2.50923,-78.451284),</text:p>
          </table:table-cell>
          <table:table-cell table:number-columns-repeated="16383"/>
        </table:table-row>
        <table:table-row table:style-name="ro1">
          <table:table-cell office:value-type="string" office:string-value="(52480,'Nariño',52,1.2889987,-77.3575662)," table:formula="of:=&quot;(&quot; &amp; [Ciudad.A757] &amp; &quot;,'&quot; &amp; [Ciudad.B757] &amp; &quot;',&quot; &amp; [Ciudad.C757] &amp; &quot;,&quot; &amp; [Ciudad.E757] &amp; &quot;,&quot; &amp; [Ciudad.F757] &amp; &quot;),&quot;" table:style-name="ce1">
            <text:p>(52480,'Nariño',52,1.2889987,-77.3575662),</text:p>
          </table:table-cell>
          <table:table-cell table:number-columns-repeated="16383"/>
        </table:table-row>
        <table:table-row table:style-name="ro1">
          <table:table-cell office:value-type="string" office:string-value="(52490,'Olaya Herrera',52,1.26669,-77.48331)," table:formula="of:=&quot;(&quot; &amp; [Ciudad.A758] &amp; &quot;,'&quot; &amp; [Ciudad.B758] &amp; &quot;',&quot; &amp; [Ciudad.C758] &amp; &quot;,&quot; &amp; [Ciudad.E758] &amp; &quot;,&quot; &amp; [Ciudad.F758] &amp; &quot;),&quot;" table:style-name="ce1">
            <text:p>(52490,'Olaya Herrera',52,1.26669,-77.48331),</text:p>
          </table:table-cell>
          <table:table-cell table:number-columns-repeated="16383"/>
        </table:table-row>
        <table:table-row table:style-name="ro1">
          <table:table-cell office:value-type="string" office:string-value="(52506,'Ospina',52,1.058464,-77.5661219)," table:formula="of:=&quot;(&quot; &amp; [Ciudad.A759] &amp; &quot;,'&quot; &amp; [Ciudad.B759] &amp; &quot;',&quot; &amp; [Ciudad.C759] &amp; &quot;,&quot; &amp; [Ciudad.E759] &amp; &quot;,&quot; &amp; [Ciudad.F759] &amp; &quot;),&quot;" table:style-name="ce1">
            <text:p>(52506,'Ospina',52,1.058464,-77.5661219),</text:p>
          </table:table-cell>
          <table:table-cell table:number-columns-repeated="16383"/>
        </table:table-row>
        <table:table-row table:style-name="ro1">
          <table:table-cell office:value-type="string" office:string-value="(52520,'Francisco Pizarro',52,2.01292,-78.64454)," table:formula="of:=&quot;(&quot; &amp; [Ciudad.A760] &amp; &quot;,'&quot; &amp; [Ciudad.B760] &amp; &quot;',&quot; &amp; [Ciudad.C760] &amp; &quot;,&quot; &amp; [Ciudad.E760] &amp; &quot;,&quot; &amp; [Ciudad.F760] &amp; &quot;),&quot;" table:style-name="ce1">
            <text:p>(52520,'Francisco Pizarro',52,2.01292,-78.64454),</text:p>
          </table:table-cell>
          <table:table-cell table:number-columns-repeated="16383"/>
        </table:table-row>
        <table:table-row table:style-name="ro1">
          <table:table-cell office:value-type="string" office:string-value="(52540,'Policarpa',52,1.628978,-77.4603659)," table:formula="of:=&quot;(&quot; &amp; [Ciudad.A761] &amp; &quot;,'&quot; &amp; [Ciudad.B761] &amp; &quot;',&quot; &amp; [Ciudad.C761] &amp; &quot;,&quot; &amp; [Ciudad.E761] &amp; &quot;,&quot; &amp; [Ciudad.F761] &amp; &quot;),&quot;" table:style-name="ce1">
            <text:p>(52540,'Policarpa',52,1.628978,-77.4603659),</text:p>
          </table:table-cell>
          <table:table-cell table:number-columns-repeated="16383"/>
        </table:table-row>
        <table:table-row table:style-name="ro1">
          <table:table-cell office:value-type="string" office:string-value="(52560,'Potosí',52,0.806982,-77.572656)," table:formula="of:=&quot;(&quot; &amp; [Ciudad.A762] &amp; &quot;,'&quot; &amp; [Ciudad.B762] &amp; &quot;',&quot; &amp; [Ciudad.C762] &amp; &quot;,&quot; &amp; [Ciudad.E762] &amp; &quot;,&quot; &amp; [Ciudad.F762] &amp; &quot;),&quot;" table:style-name="ce1">
            <text:p>(52560,'Potosí',52,0.806982,-77.572656),</text:p>
          </table:table-cell>
          <table:table-cell table:number-columns-repeated="16383"/>
        </table:table-row>
        <table:table-row table:style-name="ro1">
          <table:table-cell office:value-type="string" office:string-value="(52565,'Providencia',52,1.239018,-77.59743)," table:formula="of:=&quot;(&quot; &amp; [Ciudad.A763] &amp; &quot;,'&quot; &amp; [Ciudad.B763] &amp; &quot;',&quot; &amp; [Ciudad.C763] &amp; &quot;,&quot; &amp; [Ciudad.E763] &amp; &quot;,&quot; &amp; [Ciudad.F763] &amp; &quot;),&quot;" table:style-name="ce1">
            <text:p>(52565,'Providencia',52,1.239018,-77.59743),</text:p>
          </table:table-cell>
          <table:table-cell table:number-columns-repeated="16383"/>
        </table:table-row>
        <table:table-row table:style-name="ro1">
          <table:table-cell office:value-type="string" office:string-value="(52573,'Puerres',52,0.884723,-77.505809)," table:formula="of:=&quot;(&quot; &amp; [Ciudad.A764] &amp; &quot;,'&quot; &amp; [Ciudad.B764] &amp; &quot;',&quot; &amp; [Ciudad.C764] &amp; &quot;,&quot; &amp; [Ciudad.E764] &amp; &quot;,&quot; &amp; [Ciudad.F764] &amp; &quot;),&quot;" table:style-name="ce1">
            <text:p>(52573,'Puerres',52,0.884723,-77.505809),</text:p>
          </table:table-cell>
          <table:table-cell table:number-columns-repeated="16383"/>
        </table:table-row>
        <table:table-row table:style-name="ro1">
          <table:table-cell office:value-type="string" office:string-value="(52585,'Pupiales',52,0.871676,-77.641002)," table:formula="of:=&quot;(&quot; &amp; [Ciudad.A765] &amp; &quot;,'&quot; &amp; [Ciudad.B765] &amp; &quot;',&quot; &amp; [Ciudad.C765] &amp; &quot;,&quot; &amp; [Ciudad.E765] &amp; &quot;,&quot; &amp; [Ciudad.F765] &amp; &quot;),&quot;" table:style-name="ce1">
            <text:p>(52585,'Pupiales',52,0.871676,-77.641002),</text:p>
          </table:table-cell>
          <table:table-cell table:number-columns-repeated="16383"/>
        </table:table-row>
        <table:table-row table:style-name="ro1">
          <table:table-cell office:value-type="string" office:string-value="(52612,'Ricaurte',52,1.213605,-77.996673)," table:formula="of:=&quot;(&quot; &amp; [Ciudad.A766] &amp; &quot;,'&quot; &amp; [Ciudad.B766] &amp; &quot;',&quot; &amp; [Ciudad.C766] &amp; &quot;,&quot; &amp; [Ciudad.E766] &amp; &quot;,&quot; &amp; [Ciudad.F766] &amp; &quot;),&quot;" table:style-name="ce1">
            <text:p>(52612,'Ricaurte',52,1.213605,-77.996673),</text:p>
          </table:table-cell>
          <table:table-cell table:number-columns-repeated="16383"/>
        </table:table-row>
        <table:table-row table:style-name="ro1">
          <table:table-cell office:value-type="string" office:string-value="(52621,'Roberto Payán',52,1.718516,-78.25312)," table:formula="of:=&quot;(&quot; &amp; [Ciudad.A767] &amp; &quot;,'&quot; &amp; [Ciudad.B767] &amp; &quot;',&quot; &amp; [Ciudad.C767] &amp; &quot;,&quot; &amp; [Ciudad.E767] &amp; &quot;,&quot; &amp; [Ciudad.F767] &amp; &quot;),&quot;" table:style-name="ce1">
            <text:p>(52621,'Roberto Payán',52,1.718516,-78.25312),</text:p>
          </table:table-cell>
          <table:table-cell table:number-columns-repeated="16383"/>
        </table:table-row>
        <table:table-row table:style-name="ro1">
          <table:table-cell office:value-type="string" office:string-value="(52678,'Samaniego',52,1.332614,-77.586155)," table:formula="of:=&quot;(&quot; &amp; [Ciudad.A768] &amp; &quot;,'&quot; &amp; [Ciudad.B768] &amp; &quot;',&quot; &amp; [Ciudad.C768] &amp; &quot;,&quot; &amp; [Ciudad.E768] &amp; &quot;,&quot; &amp; [Ciudad.F768] &amp; &quot;),&quot;" table:style-name="ce1">
            <text:p>(52678,'Samaniego',52,1.332614,-77.586155),</text:p>
          </table:table-cell>
          <table:table-cell table:number-columns-repeated="16383"/>
        </table:table-row>
        <table:table-row table:style-name="ro1">
          <table:table-cell office:value-type="string" office:string-value="(52683,'Sandoná',52,1.28326,-77.472045)," table:formula="of:=&quot;(&quot; &amp; [Ciudad.A769] &amp; &quot;,'&quot; &amp; [Ciudad.B769] &amp; &quot;',&quot; &amp; [Ciudad.C769] &amp; &quot;,&quot; &amp; [Ciudad.E769] &amp; &quot;,&quot; &amp; [Ciudad.F769] &amp; &quot;),&quot;" table:style-name="ce1">
            <text:p>(52683,'Sandoná',52,1.28326,-77.472045),</text:p>
          </table:table-cell>
          <table:table-cell table:number-columns-repeated="16383"/>
        </table:table-row>
        <table:table-row table:style-name="ro1">
          <table:table-cell office:value-type="string" office:string-value="(52685,'San Bernardo',52,1.514306,-77.046937)," table:formula="of:=&quot;(&quot; &amp; [Ciudad.A770] &amp; &quot;,'&quot; &amp; [Ciudad.B770] &amp; &quot;',&quot; &amp; [Ciudad.C770] &amp; &quot;,&quot; &amp; [Ciudad.E770] &amp; &quot;,&quot; &amp; [Ciudad.F770] &amp; &quot;),&quot;" table:style-name="ce1">
            <text:p>(52685,'San Bernardo',52,1.514306,-77.046937),</text:p>
          </table:table-cell>
          <table:table-cell table:number-columns-repeated="16383"/>
        </table:table-row>
        <table:table-row table:style-name="ro1">
          <table:table-cell office:value-type="string" office:string-value="(52687,'San Lorenzo',52,1.503498,-77.2151669)," table:formula="of:=&quot;(&quot; &amp; [Ciudad.A771] &amp; &quot;,'&quot; &amp; [Ciudad.B771] &amp; &quot;',&quot; &amp; [Ciudad.C771] &amp; &quot;,&quot; &amp; [Ciudad.E771] &amp; &quot;,&quot; &amp; [Ciudad.F771] &amp; &quot;),&quot;" table:style-name="ce1">
            <text:p>(52687,'San Lorenzo',52,1.503498,-77.2151669),</text:p>
          </table:table-cell>
          <table:table-cell table:number-columns-repeated="16383"/>
        </table:table-row>
        <table:table-row table:style-name="ro1">
          <table:table-cell office:value-type="string" office:string-value="(52693,'San Pablo',52,1.669165,-77.012855)," table:formula="of:=&quot;(&quot; &amp; [Ciudad.A772] &amp; &quot;,'&quot; &amp; [Ciudad.B772] &amp; &quot;',&quot; &amp; [Ciudad.C772] &amp; &quot;,&quot; &amp; [Ciudad.E772] &amp; &quot;,&quot; &amp; [Ciudad.F772] &amp; &quot;),&quot;" table:style-name="ce1">
            <text:p>(52693,'San Pablo',52,1.669165,-77.012855),</text:p>
          </table:table-cell>
          <table:table-cell table:number-columns-repeated="16383"/>
        </table:table-row>
        <table:table-row table:style-name="ro1">
          <table:table-cell office:value-type="string" office:string-value="(52694,'San Pedro de Cartago',52,1.552654,-77.12024)," table:formula="of:=&quot;(&quot; &amp; [Ciudad.A773] &amp; &quot;,'&quot; &amp; [Ciudad.B773] &amp; &quot;',&quot; &amp; [Ciudad.C773] &amp; &quot;,&quot; &amp; [Ciudad.E773] &amp; &quot;,&quot; &amp; [Ciudad.F773] &amp; &quot;),&quot;" table:style-name="ce1">
            <text:p>(52694,'San Pedro de Cartago',52,1.552654,-77.12024),</text:p>
          </table:table-cell>
          <table:table-cell table:number-columns-repeated="16383"/>
        </table:table-row>
        <table:table-row table:style-name="ro1">
          <table:table-cell office:value-type="string" office:string-value="(52696,'Santa Bárbara',52,2.451275,-77.979756)," table:formula="of:=&quot;(&quot; &amp; [Ciudad.A774] &amp; &quot;,'&quot; &amp; [Ciudad.B774] &amp; &quot;',&quot; &amp; [Ciudad.C774] &amp; &quot;,&quot; &amp; [Ciudad.E774] &amp; &quot;,&quot; &amp; [Ciudad.F774] &amp; &quot;),&quot;" table:style-name="ce1">
            <text:p>(52696,'Santa Bárbara',52,2.451275,-77.979756),</text:p>
          </table:table-cell>
          <table:table-cell table:number-columns-repeated="16383"/>
        </table:table-row>
        <table:table-row table:style-name="ro1">
          <table:table-cell office:value-type="string" office:string-value="(52699,'Santacruz',52,1.51723,-77.25114)," table:formula="of:=&quot;(&quot; &amp; [Ciudad.A775] &amp; &quot;,'&quot; &amp; [Ciudad.B775] &amp; &quot;',&quot; &amp; [Ciudad.C775] &amp; &quot;,&quot; &amp; [Ciudad.E775] &amp; &quot;,&quot; &amp; [Ciudad.F775] &amp; &quot;),&quot;" table:style-name="ce1">
            <text:p>(52699,'Santacruz',52,1.51723,-77.25114),</text:p>
          </table:table-cell>
          <table:table-cell table:number-columns-repeated="16383"/>
        </table:table-row>
        <table:table-row table:style-name="ro1">
          <table:table-cell office:value-type="string" office:string-value="(52720,'Sapuyes',52,1.0373969,-77.619427)," table:formula="of:=&quot;(&quot; &amp; [Ciudad.A776] &amp; &quot;,'&quot; &amp; [Ciudad.B776] &amp; &quot;',&quot; &amp; [Ciudad.C776] &amp; &quot;,&quot; &amp; [Ciudad.E776] &amp; &quot;,&quot; &amp; [Ciudad.F776] &amp; &quot;),&quot;" table:style-name="ce1">
            <text:p>(52720,'Sapuyes',52,1.0373969,-77.619427),</text:p>
          </table:table-cell>
          <table:table-cell table:number-columns-repeated="16383"/>
        </table:table-row>
        <table:table-row table:style-name="ro1">
          <table:table-cell office:value-type="string" office:string-value="(52786,'Taminango',52,1.57049,-77.280727)," table:formula="of:=&quot;(&quot; &amp; [Ciudad.A777] &amp; &quot;,'&quot; &amp; [Ciudad.B777] &amp; &quot;',&quot; &amp; [Ciudad.C777] &amp; &quot;,&quot; &amp; [Ciudad.E777] &amp; &quot;,&quot; &amp; [Ciudad.F777] &amp; &quot;),&quot;" table:style-name="ce1">
            <text:p>(52786,'Taminango',52,1.57049,-77.280727),</text:p>
          </table:table-cell>
          <table:table-cell table:number-columns-repeated="16383"/>
        </table:table-row>
        <table:table-row table:style-name="ro1">
          <table:table-cell office:value-type="string" office:string-value="(52788,'Tangua',52,1.094597,-77.3942409)," table:formula="of:=&quot;(&quot; &amp; [Ciudad.A778] &amp; &quot;,'&quot; &amp; [Ciudad.B778] &amp; &quot;',&quot; &amp; [Ciudad.C778] &amp; &quot;,&quot; &amp; [Ciudad.E778] &amp; &quot;,&quot; &amp; [Ciudad.F778] &amp; &quot;),&quot;" table:style-name="ce1">
            <text:p>(52788,'Tangua',52,1.094597,-77.3942409),</text:p>
          </table:table-cell>
          <table:table-cell table:number-columns-repeated="16383"/>
        </table:table-row>
        <table:table-row table:style-name="ro1">
          <table:table-cell office:value-type="string" office:string-value="(52835,'San Andrés de Tumaco',52,1.787434,-78.791265)," table:formula="of:=&quot;(&quot; &amp; [Ciudad.A779] &amp; &quot;,'&quot; &amp; [Ciudad.B779] &amp; &quot;',&quot; &amp; [Ciudad.C779] &amp; &quot;,&quot; &amp; [Ciudad.E779] &amp; &quot;,&quot; &amp; [Ciudad.F779] &amp; &quot;),&quot;" table:style-name="ce1">
            <text:p>(52835,'San Andrés de Tumaco',52,1.787434,-78.791265),</text:p>
          </table:table-cell>
          <table:table-cell table:number-columns-repeated="16383"/>
        </table:table-row>
        <table:table-row table:style-name="ro1">
          <table:table-cell office:value-type="string" office:string-value="(52838,'Túquerres',52,1.085739,-77.618641)," table:formula="of:=&quot;(&quot; &amp; [Ciudad.A780] &amp; &quot;,'&quot; &amp; [Ciudad.B780] &amp; &quot;',&quot; &amp; [Ciudad.C780] &amp; &quot;,&quot; &amp; [Ciudad.E780] &amp; &quot;,&quot; &amp; [Ciudad.F780] &amp; &quot;),&quot;" table:style-name="ce1">
            <text:p>(52838,'Túquerres',52,1.085739,-77.618641),</text:p>
          </table:table-cell>
          <table:table-cell table:number-columns-repeated="16383"/>
        </table:table-row>
        <table:table-row table:style-name="ro1">
          <table:table-cell office:value-type="string" office:string-value="(52885,'Yacuanquer',52,1.11567,-77.400055)," table:formula="of:=&quot;(&quot; &amp; [Ciudad.A781] &amp; &quot;,'&quot; &amp; [Ciudad.B781] &amp; &quot;',&quot; &amp; [Ciudad.C781] &amp; &quot;,&quot; &amp; [Ciudad.E781] &amp; &quot;,&quot; &amp; [Ciudad.F781] &amp; &quot;),&quot;" table:style-name="ce1">
            <text:p>(52885,'Yacuanquer',52,1.11567,-77.400055),</text:p>
          </table:table-cell>
          <table:table-cell table:number-columns-repeated="16383"/>
        </table:table-row>
        <table:table-row table:style-name="ro1">
          <table:table-cell office:value-type="string" office:string-value="(54001,'Cúcuta',54,7.8890971,-72.4966896)," table:formula="of:=&quot;(&quot; &amp; [Ciudad.A782] &amp; &quot;,'&quot; &amp; [Ciudad.B782] &amp; &quot;',&quot; &amp; [Ciudad.C782] &amp; &quot;,&quot; &amp; [Ciudad.E782] &amp; &quot;,&quot; &amp; [Ciudad.F782] &amp; &quot;),&quot;" table:style-name="ce1">
            <text:p>(54001,'Cúcuta',54,7.8890971,-72.4966896),</text:p>
          </table:table-cell>
          <table:table-cell table:number-columns-repeated="16383"/>
        </table:table-row>
        <table:table-row table:style-name="ro1">
          <table:table-cell office:value-type="string" office:string-value="(54003,'Abrego',54,8.0837905,-73.222916)," table:formula="of:=&quot;(&quot; &amp; [Ciudad.A783] &amp; &quot;,'&quot; &amp; [Ciudad.B783] &amp; &quot;',&quot; &amp; [Ciudad.C783] &amp; &quot;,&quot; &amp; [Ciudad.E783] &amp; &quot;,&quot; &amp; [Ciudad.F783] &amp; &quot;),&quot;" table:style-name="ce1">
            <text:p>(54003,'Abrego',54,8.0837905,-73.222916),</text:p>
          </table:table-cell>
          <table:table-cell table:number-columns-repeated="16383"/>
        </table:table-row>
        <table:table-row table:style-name="ro1">
          <table:table-cell office:value-type="string" office:string-value="(54051,'Arboledas',54,7.64323,-72.798862)," table:formula="of:=&quot;(&quot; &amp; [Ciudad.A784] &amp; &quot;,'&quot; &amp; [Ciudad.B784] &amp; &quot;',&quot; &amp; [Ciudad.C784] &amp; &quot;,&quot; &amp; [Ciudad.E784] &amp; &quot;,&quot; &amp; [Ciudad.F784] &amp; &quot;),&quot;" table:style-name="ce1">
            <text:p>(54051,'Arboledas',54,7.64323,-72.798862),</text:p>
          </table:table-cell>
          <table:table-cell table:number-columns-repeated="16383"/>
        </table:table-row>
        <table:table-row table:style-name="ro1">
          <table:table-cell office:value-type="string" office:string-value="(54099,'Bochalema',54,7.612039,-72.647352)," table:formula="of:=&quot;(&quot; &amp; [Ciudad.A785] &amp; &quot;,'&quot; &amp; [Ciudad.B785] &amp; &quot;',&quot; &amp; [Ciudad.C785] &amp; &quot;,&quot; &amp; [Ciudad.E785] &amp; &quot;,&quot; &amp; [Ciudad.F785] &amp; &quot;),&quot;" table:style-name="ce1">
            <text:p>(54099,'Bochalema',54,7.612039,-72.647352),</text:p>
          </table:table-cell>
          <table:table-cell table:number-columns-repeated="16383"/>
        </table:table-row>
        <table:table-row table:style-name="ro1">
          <table:table-cell office:value-type="string" office:string-value="(54109,'Bucarasica',54,8.04081,-72.8680399)," table:formula="of:=&quot;(&quot; &amp; [Ciudad.A786] &amp; &quot;,'&quot; &amp; [Ciudad.B786] &amp; &quot;',&quot; &amp; [Ciudad.C786] &amp; &quot;,&quot; &amp; [Ciudad.E786] &amp; &quot;,&quot; &amp; [Ciudad.F786] &amp; &quot;),&quot;" table:style-name="ce1">
            <text:p>(54109,'Bucarasica',54,8.04081,-72.8680399),</text:p>
          </table:table-cell>
          <table:table-cell table:number-columns-repeated="16383"/>
        </table:table-row>
        <table:table-row table:style-name="ro1">
          <table:table-cell office:value-type="string" office:string-value="(54125,'Cácota',54,7.268697,-72.642495)," table:formula="of:=&quot;(&quot; &amp; [Ciudad.A787] &amp; &quot;,'&quot; &amp; [Ciudad.B787] &amp; &quot;',&quot; &amp; [Ciudad.C787] &amp; &quot;,&quot; &amp; [Ciudad.E787] &amp; &quot;,&quot; &amp; [Ciudad.F787] &amp; &quot;),&quot;" table:style-name="ce1">
            <text:p>(54125,'Cácota',54,7.268697,-72.642495),</text:p>
          </table:table-cell>
          <table:table-cell table:number-columns-repeated="16383"/>
        </table:table-row>
        <table:table-row table:style-name="ro1">
          <table:table-cell office:value-type="string" office:string-value="(54128,'Cachirá',54,7.741865,-73.048544)," table:formula="of:=&quot;(&quot; &amp; [Ciudad.A788] &amp; &quot;,'&quot; &amp; [Ciudad.B788] &amp; &quot;',&quot; &amp; [Ciudad.C788] &amp; &quot;,&quot; &amp; [Ciudad.E788] &amp; &quot;,&quot; &amp; [Ciudad.F788] &amp; &quot;),&quot;" table:style-name="ce1">
            <text:p>(54128,'Cachirá',54,7.741865,-73.048544),</text:p>
          </table:table-cell>
          <table:table-cell table:number-columns-repeated="16383"/>
        </table:table-row>
        <table:table-row table:style-name="ro1">
          <table:table-cell office:value-type="string" office:string-value="(54172,'Chinácota',54,7.600193,-72.60247)," table:formula="of:=&quot;(&quot; &amp; [Ciudad.A789] &amp; &quot;,'&quot; &amp; [Ciudad.B789] &amp; &quot;',&quot; &amp; [Ciudad.C789] &amp; &quot;,&quot; &amp; [Ciudad.E789] &amp; &quot;,&quot; &amp; [Ciudad.F789] &amp; &quot;),&quot;" table:style-name="ce1">
            <text:p>(54172,'Chinácota',54,7.600193,-72.60247),</text:p>
          </table:table-cell>
          <table:table-cell table:number-columns-repeated="16383"/>
        </table:table-row>
        <table:table-row table:style-name="ro1">
          <table:table-cell office:value-type="string" office:string-value="(54174,'Chitagá',54,7.137113,-72.665495)," table:formula="of:=&quot;(&quot; &amp; [Ciudad.A790] &amp; &quot;,'&quot; &amp; [Ciudad.B790] &amp; &quot;',&quot; &amp; [Ciudad.C790] &amp; &quot;,&quot; &amp; [Ciudad.E790] &amp; &quot;,&quot; &amp; [Ciudad.F790] &amp; &quot;),&quot;" table:style-name="ce1">
            <text:p>(54174,'Chitagá',54,7.137113,-72.665495),</text:p>
          </table:table-cell>
          <table:table-cell table:number-columns-repeated="16383"/>
        </table:table-row>
        <table:table-row table:style-name="ro1">
          <table:table-cell office:value-type="string" office:string-value="(54206,'Convención',54,8.470146,-73.337007)," table:formula="of:=&quot;(&quot; &amp; [Ciudad.A791] &amp; &quot;,'&quot; &amp; [Ciudad.B791] &amp; &quot;',&quot; &amp; [Ciudad.C791] &amp; &quot;,&quot; &amp; [Ciudad.E791] &amp; &quot;,&quot; &amp; [Ciudad.F791] &amp; &quot;),&quot;" table:style-name="ce1">
            <text:p>(54206,'Convención',54,8.470146,-73.337007),</text:p>
          </table:table-cell>
          <table:table-cell table:number-columns-repeated="16383"/>
        </table:table-row>
        <table:table-row table:style-name="ro1">
          <table:table-cell office:value-type="string" office:string-value="(54223,'Cucutilla',54,7.539403,-72.77228)," table:formula="of:=&quot;(&quot; &amp; [Ciudad.A792] &amp; &quot;,'&quot; &amp; [Ciudad.B792] &amp; &quot;',&quot; &amp; [Ciudad.C792] &amp; &quot;,&quot; &amp; [Ciudad.E792] &amp; &quot;,&quot; &amp; [Ciudad.F792] &amp; &quot;),&quot;" table:style-name="ce1">
            <text:p>(54223,'Cucutilla',54,7.539403,-72.77228),</text:p>
          </table:table-cell>
          <table:table-cell table:number-columns-repeated="16383"/>
        </table:table-row>
        <table:table-row table:style-name="ro1">
          <table:table-cell office:value-type="string" office:string-value="(54239,'Durania',54,7.714685,-72.6562189)," table:formula="of:=&quot;(&quot; &amp; [Ciudad.A793] &amp; &quot;,'&quot; &amp; [Ciudad.B793] &amp; &quot;',&quot; &amp; [Ciudad.C793] &amp; &quot;,&quot; &amp; [Ciudad.E793] &amp; &quot;,&quot; &amp; [Ciudad.F793] &amp; &quot;),&quot;" table:style-name="ce1">
            <text:p>(54239,'Durania',54,7.714685,-72.6562189),</text:p>
          </table:table-cell>
          <table:table-cell table:number-columns-repeated="16383"/>
        </table:table-row>
        <table:table-row table:style-name="ro1">
          <table:table-cell office:value-type="string" office:string-value="(54245,'El Carmen',54,8.50874,-73.4488)," table:formula="of:=&quot;(&quot; &amp; [Ciudad.A794] &amp; &quot;,'&quot; &amp; [Ciudad.B794] &amp; &quot;',&quot; &amp; [Ciudad.C794] &amp; &quot;,&quot; &amp; [Ciudad.E794] &amp; &quot;,&quot; &amp; [Ciudad.F794] &amp; &quot;),&quot;" table:style-name="ce1">
            <text:p>(54245,'El Carmen',54,8.50874,-73.4488),</text:p>
          </table:table-cell>
          <table:table-cell table:number-columns-repeated="16383"/>
        </table:table-row>
        <table:table-row table:style-name="ro1">
          <table:table-cell office:value-type="string" office:string-value="(54250,'El Tarra',54,8.57451,-73.09339)," table:formula="of:=&quot;(&quot; &amp; [Ciudad.A795] &amp; &quot;,'&quot; &amp; [Ciudad.B795] &amp; &quot;',&quot; &amp; [Ciudad.C795] &amp; &quot;,&quot; &amp; [Ciudad.E795] &amp; &quot;,&quot; &amp; [Ciudad.F795] &amp; &quot;),&quot;" table:style-name="ce1">
            <text:p>(54250,'El Tarra',54,8.57451,-73.09339),</text:p>
          </table:table-cell>
          <table:table-cell table:number-columns-repeated="16383"/>
        </table:table-row>
        <table:table-row table:style-name="ro1">
          <table:table-cell office:value-type="string" office:string-value="(54261,'El Zulia',54,7.937289,-72.604826)," table:formula="of:=&quot;(&quot; &amp; [Ciudad.A796] &amp; &quot;,'&quot; &amp; [Ciudad.B796] &amp; &quot;',&quot; &amp; [Ciudad.C796] &amp; &quot;,&quot; &amp; [Ciudad.E796] &amp; &quot;,&quot; &amp; [Ciudad.F796] &amp; &quot;),&quot;" table:style-name="ce1">
            <text:p>(54261,'El Zulia',54,7.937289,-72.604826),</text:p>
          </table:table-cell>
          <table:table-cell table:number-columns-repeated="16383"/>
        </table:table-row>
        <table:table-row table:style-name="ro1">
          <table:table-cell office:value-type="string" office:string-value="(54313,'Gramalote',54,7.887786,-72.796795)," table:formula="of:=&quot;(&quot; &amp; [Ciudad.A797] &amp; &quot;,'&quot; &amp; [Ciudad.B797] &amp; &quot;',&quot; &amp; [Ciudad.C797] &amp; &quot;,&quot; &amp; [Ciudad.E797] &amp; &quot;,&quot; &amp; [Ciudad.F797] &amp; &quot;),&quot;" table:style-name="ce1">
            <text:p>(54313,'Gramalote',54,7.887786,-72.796795),</text:p>
          </table:table-cell>
          <table:table-cell table:number-columns-repeated="16383"/>
        </table:table-row>
        <table:table-row table:style-name="ro1">
          <table:table-cell office:value-type="string" office:string-value="(54344,'Hacarí',54,8.322157,-73.145874)," table:formula="of:=&quot;(&quot; &amp; [Ciudad.A798] &amp; &quot;,'&quot; &amp; [Ciudad.B798] &amp; &quot;',&quot; &amp; [Ciudad.C798] &amp; &quot;,&quot; &amp; [Ciudad.E798] &amp; &quot;,&quot; &amp; [Ciudad.F798] &amp; &quot;),&quot;" table:style-name="ce1">
            <text:p>(54344,'Hacarí',54,8.322157,-73.145874),</text:p>
          </table:table-cell>
          <table:table-cell table:number-columns-repeated="16383"/>
        </table:table-row>
        <table:table-row table:style-name="ro1">
          <table:table-cell office:value-type="string" office:string-value="(54347,'Herrán',54,7.505511,-72.483087)," table:formula="of:=&quot;(&quot; &amp; [Ciudad.A799] &amp; &quot;,'&quot; &amp; [Ciudad.B799] &amp; &quot;',&quot; &amp; [Ciudad.C799] &amp; &quot;,&quot; &amp; [Ciudad.E799] &amp; &quot;,&quot; &amp; [Ciudad.F799] &amp; &quot;),&quot;" table:style-name="ce1">
            <text:p>(54347,'Herrán',54,7.505511,-72.483087),</text:p>
          </table:table-cell>
          <table:table-cell table:number-columns-repeated="16383"/>
        </table:table-row>
        <table:table-row table:style-name="ro1">
          <table:table-cell office:value-type="string" office:string-value="(54377,'Labateca',54,7.298618,-72.496536)," table:formula="of:=&quot;(&quot; &amp; [Ciudad.A800] &amp; &quot;,'&quot; &amp; [Ciudad.B800] &amp; &quot;',&quot; &amp; [Ciudad.C800] &amp; &quot;,&quot; &amp; [Ciudad.E800] &amp; &quot;,&quot; &amp; [Ciudad.F800] &amp; &quot;),&quot;" table:style-name="ce1">
            <text:p>(54377,'Labateca',54,7.298618,-72.496536),</text:p>
          </table:table-cell>
          <table:table-cell table:number-columns-repeated="16383"/>
        </table:table-row>
        <table:table-row table:style-name="ro1">
          <table:table-cell office:value-type="string" office:string-value="(54385,'La Esperanza',54,7.639571,-73.327532)," table:formula="of:=&quot;(&quot; &amp; [Ciudad.A801] &amp; &quot;,'&quot; &amp; [Ciudad.B801] &amp; &quot;',&quot; &amp; [Ciudad.C801] &amp; &quot;,&quot; &amp; [Ciudad.E801] &amp; &quot;,&quot; &amp; [Ciudad.F801] &amp; &quot;),&quot;" table:style-name="ce1">
            <text:p>(54385,'La Esperanza',54,7.639571,-73.327532),</text:p>
          </table:table-cell>
          <table:table-cell table:number-columns-repeated="16383"/>
        </table:table-row>
        <table:table-row table:style-name="ro1">
          <table:table-cell office:value-type="string" office:string-value="(54398,'La Playa',54,8.214035,-73.237889)," table:formula="of:=&quot;(&quot; &amp; [Ciudad.A802] &amp; &quot;,'&quot; &amp; [Ciudad.B802] &amp; &quot;',&quot; &amp; [Ciudad.C802] &amp; &quot;,&quot; &amp; [Ciudad.E802] &amp; &quot;,&quot; &amp; [Ciudad.F802] &amp; &quot;),&quot;" table:style-name="ce1">
            <text:p>(54398,'La Playa',54,8.214035,-73.237889),</text:p>
          </table:table-cell>
          <table:table-cell table:number-columns-repeated="16383"/>
        </table:table-row>
        <table:table-row table:style-name="ro1">
          <table:table-cell office:value-type="string" office:string-value="(54405,'Los Patios',54,7.833199,-72.504392)," table:formula="of:=&quot;(&quot; &amp; [Ciudad.A803] &amp; &quot;,'&quot; &amp; [Ciudad.B803] &amp; &quot;',&quot; &amp; [Ciudad.C803] &amp; &quot;,&quot; &amp; [Ciudad.E803] &amp; &quot;,&quot; &amp; [Ciudad.F803] &amp; &quot;),&quot;" table:style-name="ce1">
            <text:p>(54405,'Los Patios',54,7.833199,-72.504392),</text:p>
          </table:table-cell>
          <table:table-cell table:number-columns-repeated="16383"/>
        </table:table-row>
        <table:table-row table:style-name="ro1">
          <table:table-cell office:value-type="string" office:string-value="(54418,'Lourdes',54,7.944831,-72.831844)," table:formula="of:=&quot;(&quot; &amp; [Ciudad.A804] &amp; &quot;,'&quot; &amp; [Ciudad.B804] &amp; &quot;',&quot; &amp; [Ciudad.C804] &amp; &quot;,&quot; &amp; [Ciudad.E804] &amp; &quot;,&quot; &amp; [Ciudad.F804] &amp; &quot;),&quot;" table:style-name="ce1">
            <text:p>(54418,'Lourdes',54,7.944831,-72.831844),</text:p>
          </table:table-cell>
          <table:table-cell table:number-columns-repeated="16383"/>
        </table:table-row>
        <table:table-row table:style-name="ro1">
          <table:table-cell office:value-type="string" office:string-value="(54480,'Mutiscua',54,7.300196,-72.746803)," table:formula="of:=&quot;(&quot; &amp; [Ciudad.A805] &amp; &quot;,'&quot; &amp; [Ciudad.B805] &amp; &quot;',&quot; &amp; [Ciudad.C805] &amp; &quot;,&quot; &amp; [Ciudad.E805] &amp; &quot;,&quot; &amp; [Ciudad.F805] &amp; &quot;),&quot;" table:style-name="ce1">
            <text:p>(54480,'Mutiscua',54,7.300196,-72.746803),</text:p>
          </table:table-cell>
          <table:table-cell table:number-columns-repeated="16383"/>
        </table:table-row>
        <table:table-row table:style-name="ro1">
          <table:table-cell office:value-type="string" office:string-value="(54498,'Ocaña',54,8.25205,-73.3532199)," table:formula="of:=&quot;(&quot; &amp; [Ciudad.A806] &amp; &quot;,'&quot; &amp; [Ciudad.B806] &amp; &quot;',&quot; &amp; [Ciudad.C806] &amp; &quot;,&quot; &amp; [Ciudad.E806] &amp; &quot;,&quot; &amp; [Ciudad.F806] &amp; &quot;),&quot;" table:style-name="ce1">
            <text:p>(54498,'Ocaña',54,8.25205,-73.3532199),</text:p>
          </table:table-cell>
          <table:table-cell table:number-columns-repeated="16383"/>
        </table:table-row>
        <table:table-row table:style-name="ro1">
          <table:table-cell office:value-type="string" office:string-value="(54518,'Pamplona',54,7.37823,-72.6503369)," table:formula="of:=&quot;(&quot; &amp; [Ciudad.A807] &amp; &quot;,'&quot; &amp; [Ciudad.B807] &amp; &quot;',&quot; &amp; [Ciudad.C807] &amp; &quot;,&quot; &amp; [Ciudad.E807] &amp; &quot;,&quot; &amp; [Ciudad.F807] &amp; &quot;),&quot;" table:style-name="ce1">
            <text:p>(54518,'Pamplona',54,7.37823,-72.6503369),</text:p>
          </table:table-cell>
          <table:table-cell table:number-columns-repeated="16383"/>
        </table:table-row>
        <table:table-row table:style-name="ro1">
          <table:table-cell office:value-type="string" office:string-value="(54520,'Pamplonita',54,7.437159,-72.638419)," table:formula="of:=&quot;(&quot; &amp; [Ciudad.A808] &amp; &quot;,'&quot; &amp; [Ciudad.B808] &amp; &quot;',&quot; &amp; [Ciudad.C808] &amp; &quot;,&quot; &amp; [Ciudad.E808] &amp; &quot;,&quot; &amp; [Ciudad.F808] &amp; &quot;),&quot;" table:style-name="ce1">
            <text:p>(54520,'Pamplonita',54,7.437159,-72.638419),</text:p>
          </table:table-cell>
          <table:table-cell table:number-columns-repeated="16383"/>
        </table:table-row>
        <table:table-row table:style-name="ro1">
          <table:table-cell office:value-type="string" office:string-value="(54553,'Puerto Santander',54,8.361323,-72.408389)," table:formula="of:=&quot;(&quot; &amp; [Ciudad.A809] &amp; &quot;,'&quot; &amp; [Ciudad.B809] &amp; &quot;',&quot; &amp; [Ciudad.C809] &amp; &quot;,&quot; &amp; [Ciudad.E809] &amp; &quot;,&quot; &amp; [Ciudad.F809] &amp; &quot;),&quot;" table:style-name="ce1">
            <text:p>(54553,'Puerto Santander',54,8.361323,-72.408389),</text:p>
          </table:table-cell>
          <table:table-cell table:number-columns-repeated="16383"/>
        </table:table-row>
        <table:table-row table:style-name="ro1">
          <table:table-cell office:value-type="string" office:string-value="(54599,'Ragonvalia',54,7.577843,-72.476121)," table:formula="of:=&quot;(&quot; &amp; [Ciudad.A810] &amp; &quot;,'&quot; &amp; [Ciudad.B810] &amp; &quot;',&quot; &amp; [Ciudad.C810] &amp; &quot;,&quot; &amp; [Ciudad.E810] &amp; &quot;,&quot; &amp; [Ciudad.F810] &amp; &quot;),&quot;" table:style-name="ce1">
            <text:p>(54599,'Ragonvalia',54,7.577843,-72.476121),</text:p>
          </table:table-cell>
          <table:table-cell table:number-columns-repeated="16383"/>
        </table:table-row>
        <table:table-row table:style-name="ro1">
          <table:table-cell office:value-type="string" office:string-value="(54660,'Salazar',54,7.772786,-72.809937)," table:formula="of:=&quot;(&quot; &amp; [Ciudad.A811] &amp; &quot;,'&quot; &amp; [Ciudad.B811] &amp; &quot;',&quot; &amp; [Ciudad.C811] &amp; &quot;,&quot; &amp; [Ciudad.E811] &amp; &quot;,&quot; &amp; [Ciudad.F811] &amp; &quot;),&quot;" table:style-name="ce1">
            <text:p>(54660,'Salazar',54,7.772786,-72.809937),</text:p>
          </table:table-cell>
          <table:table-cell table:number-columns-repeated="16383"/>
        </table:table-row>
        <table:table-row table:style-name="ro1">
          <table:table-cell office:value-type="string" office:string-value="(54670,'San Calixto',54,8.4015989,-73.2089979)," table:formula="of:=&quot;(&quot; &amp; [Ciudad.A812] &amp; &quot;,'&quot; &amp; [Ciudad.B812] &amp; &quot;',&quot; &amp; [Ciudad.C812] &amp; &quot;,&quot; &amp; [Ciudad.E812] &amp; &quot;,&quot; &amp; [Ciudad.F812] &amp; &quot;),&quot;" table:style-name="ce1">
            <text:p>(54670,'San Calixto',54,8.4015989,-73.2089979),</text:p>
          </table:table-cell>
          <table:table-cell table:number-columns-repeated="16383"/>
        </table:table-row>
        <table:table-row table:style-name="ro1">
          <table:table-cell office:value-type="string" office:string-value="(54673,'San Cayetano',54,7.878751,-72.62436)," table:formula="of:=&quot;(&quot; &amp; [Ciudad.A813] &amp; &quot;,'&quot; &amp; [Ciudad.B813] &amp; &quot;',&quot; &amp; [Ciudad.C813] &amp; &quot;,&quot; &amp; [Ciudad.E813] &amp; &quot;,&quot; &amp; [Ciudad.F813] &amp; &quot;),&quot;" table:style-name="ce1">
            <text:p>(54673,'San Cayetano',54,7.878751,-72.62436),</text:p>
          </table:table-cell>
          <table:table-cell table:number-columns-repeated="16383"/>
        </table:table-row>
        <table:table-row table:style-name="ro1">
          <table:table-cell office:value-type="string" office:string-value="(54680,'Santiago',54,7.864145,-72.717692)," table:formula="of:=&quot;(&quot; &amp; [Ciudad.A814] &amp; &quot;,'&quot; &amp; [Ciudad.B814] &amp; &quot;',&quot; &amp; [Ciudad.C814] &amp; &quot;,&quot; &amp; [Ciudad.E814] &amp; &quot;,&quot; &amp; [Ciudad.F814] &amp; &quot;),&quot;" table:style-name="ce1">
            <text:p>(54680,'Santiago',54,7.864145,-72.717692),</text:p>
          </table:table-cell>
          <table:table-cell table:number-columns-repeated="16383"/>
        </table:table-row>
        <table:table-row table:style-name="ro1">
          <table:table-cell office:value-type="string" office:string-value="(54720,'Sardinata',54,8.085092,-72.799937)," table:formula="of:=&quot;(&quot; &amp; [Ciudad.A815] &amp; &quot;,'&quot; &amp; [Ciudad.B815] &amp; &quot;',&quot; &amp; [Ciudad.C815] &amp; &quot;,&quot; &amp; [Ciudad.E815] &amp; &quot;,&quot; &amp; [Ciudad.F815] &amp; &quot;),&quot;" table:style-name="ce1">
            <text:p>(54720,'Sardinata',54,8.085092,-72.799937),</text:p>
          </table:table-cell>
          <table:table-cell table:number-columns-repeated="16383"/>
        </table:table-row>
        <table:table-row table:style-name="ro1">
          <table:table-cell office:value-type="string" office:string-value="(54743,'Silos',54,7.204824,-72.756994)," table:formula="of:=&quot;(&quot; &amp; [Ciudad.A816] &amp; &quot;,'&quot; &amp; [Ciudad.B816] &amp; &quot;',&quot; &amp; [Ciudad.C816] &amp; &quot;,&quot; &amp; [Ciudad.E816] &amp; &quot;,&quot; &amp; [Ciudad.F816] &amp; &quot;),&quot;" table:style-name="ce1">
            <text:p>(54743,'Silos',54,7.204824,-72.756994),</text:p>
          </table:table-cell>
          <table:table-cell table:number-columns-repeated="16383"/>
        </table:table-row>
        <table:table-row table:style-name="ro1">
          <table:table-cell office:value-type="string" office:string-value="(54800,'Teorama',54,8.437521,-73.2869429)," table:formula="of:=&quot;(&quot; &amp; [Ciudad.A817] &amp; &quot;,'&quot; &amp; [Ciudad.B817] &amp; &quot;',&quot; &amp; [Ciudad.C817] &amp; &quot;,&quot; &amp; [Ciudad.E817] &amp; &quot;,&quot; &amp; [Ciudad.F817] &amp; &quot;),&quot;" table:style-name="ce1">
            <text:p>(54800,'Teorama',54,8.437521,-73.2869429),</text:p>
          </table:table-cell>
          <table:table-cell table:number-columns-repeated="16383"/>
        </table:table-row>
        <table:table-row table:style-name="ro1">
          <table:table-cell office:value-type="string" office:string-value="(54810,'Tibú',54,8.642356,-72.737733)," table:formula="of:=&quot;(&quot; &amp; [Ciudad.A818] &amp; &quot;,'&quot; &amp; [Ciudad.B818] &amp; &quot;',&quot; &amp; [Ciudad.C818] &amp; &quot;,&quot; &amp; [Ciudad.E818] &amp; &quot;,&quot; &amp; [Ciudad.F818] &amp; &quot;),&quot;" table:style-name="ce1">
            <text:p>(54810,'Tibú',54,8.642356,-72.737733),</text:p>
          </table:table-cell>
          <table:table-cell table:number-columns-repeated="16383"/>
        </table:table-row>
        <table:table-row table:style-name="ro1">
          <table:table-cell office:value-type="string" office:string-value="(54820,'Toledo',54,7.307025,-72.480444)," table:formula="of:=&quot;(&quot; &amp; [Ciudad.A819] &amp; &quot;,'&quot; &amp; [Ciudad.B819] &amp; &quot;',&quot; &amp; [Ciudad.C819] &amp; &quot;,&quot; &amp; [Ciudad.E819] &amp; &quot;,&quot; &amp; [Ciudad.F819] &amp; &quot;),&quot;" table:style-name="ce1">
            <text:p>(54820,'Toledo',54,7.307025,-72.480444),</text:p>
          </table:table-cell>
          <table:table-cell table:number-columns-repeated="16383"/>
        </table:table-row>
        <table:table-row table:style-name="ro1">
          <table:table-cell office:value-type="string" office:string-value="(54871,'Villa Caro',54,7.914546,-72.973164)," table:formula="of:=&quot;(&quot; &amp; [Ciudad.A820] &amp; &quot;,'&quot; &amp; [Ciudad.B820] &amp; &quot;',&quot; &amp; [Ciudad.C820] &amp; &quot;,&quot; &amp; [Ciudad.E820] &amp; &quot;,&quot; &amp; [Ciudad.F820] &amp; &quot;),&quot;" table:style-name="ce1">
            <text:p>(54871,'Villa Caro',54,7.914546,-72.973164),</text:p>
          </table:table-cell>
          <table:table-cell table:number-columns-repeated="16383"/>
        </table:table-row>
        <table:table-row table:style-name="ro1">
          <table:table-cell office:value-type="string" office:string-value="(54874,'Villa del Rosario',54,7.8437879,-72.4696897)," table:formula="of:=&quot;(&quot; &amp; [Ciudad.A821] &amp; &quot;,'&quot; &amp; [Ciudad.B821] &amp; &quot;',&quot; &amp; [Ciudad.C821] &amp; &quot;,&quot; &amp; [Ciudad.E821] &amp; &quot;,&quot; &amp; [Ciudad.F821] &amp; &quot;),&quot;" table:style-name="ce1">
            <text:p>(54874,'Villa del Rosario',54,7.8437879,-72.4696897),</text:p>
          </table:table-cell>
          <table:table-cell table:number-columns-repeated="16383"/>
        </table:table-row>
        <table:table-row table:style-name="ro1">
          <table:table-cell office:value-type="string" office:string-value="(63001,'Armenia',63,4.5350004,-75.6756888)," table:formula="of:=&quot;(&quot; &amp; [Ciudad.A822] &amp; &quot;,'&quot; &amp; [Ciudad.B822] &amp; &quot;',&quot; &amp; [Ciudad.C822] &amp; &quot;,&quot; &amp; [Ciudad.E822] &amp; &quot;,&quot; &amp; [Ciudad.F822] &amp; &quot;),&quot;" table:style-name="ce1">
            <text:p>(63001,'Armenia',63,4.5350004,-75.6756888),</text:p>
          </table:table-cell>
          <table:table-cell table:number-columns-repeated="16383"/>
        </table:table-row>
        <table:table-row table:style-name="ro1">
          <table:table-cell office:value-type="string" office:string-value="(63111,'Buenavista',63,4.358752,-75.740163)," table:formula="of:=&quot;(&quot; &amp; [Ciudad.A823] &amp; &quot;,'&quot; &amp; [Ciudad.B823] &amp; &quot;',&quot; &amp; [Ciudad.C823] &amp; &quot;,&quot; &amp; [Ciudad.E823] &amp; &quot;,&quot; &amp; [Ciudad.F823] &amp; &quot;),&quot;" table:style-name="ce1">
            <text:p>(63111,'Buenavista',63,4.358752,-75.740163),</text:p>
          </table:table-cell>
          <table:table-cell table:number-columns-repeated="16383"/>
        </table:table-row>
        <table:table-row table:style-name="ro1">
          <table:table-cell office:value-type="string" office:string-value="(63130,'Calarcá',63,4.530357,-75.640402)," table:formula="of:=&quot;(&quot; &amp; [Ciudad.A824] &amp; &quot;,'&quot; &amp; [Ciudad.B824] &amp; &quot;',&quot; &amp; [Ciudad.C824] &amp; &quot;,&quot; &amp; [Ciudad.E824] &amp; &quot;,&quot; &amp; [Ciudad.F824] &amp; &quot;),&quot;" table:style-name="ce1">
            <text:p>(63130,'Calarcá',63,4.530357,-75.640402),</text:p>
          </table:table-cell>
          <table:table-cell table:number-columns-repeated="16383"/>
        </table:table-row>
        <table:table-row table:style-name="ro1">
          <table:table-cell office:value-type="string" office:string-value="(63190,'Circasia',63,4.616094,-75.635595)," table:formula="of:=&quot;(&quot; &amp; [Ciudad.A825] &amp; &quot;,'&quot; &amp; [Ciudad.B825] &amp; &quot;',&quot; &amp; [Ciudad.C825] &amp; &quot;,&quot; &amp; [Ciudad.E825] &amp; &quot;,&quot; &amp; [Ciudad.F825] &amp; &quot;),&quot;" table:style-name="ce1">
            <text:p>(63190,'Circasia',63,4.616094,-75.635595),</text:p>
          </table:table-cell>
          <table:table-cell table:number-columns-repeated="16383"/>
        </table:table-row>
        <table:table-row table:style-name="ro1">
          <table:table-cell office:value-type="string" office:string-value="(63212,'Córdoba',63,4.392095,-75.687434)," table:formula="of:=&quot;(&quot; &amp; [Ciudad.A826] &amp; &quot;,'&quot; &amp; [Ciudad.B826] &amp; &quot;',&quot; &amp; [Ciudad.C826] &amp; &quot;,&quot; &amp; [Ciudad.E826] &amp; &quot;,&quot; &amp; [Ciudad.F826] &amp; &quot;),&quot;" table:style-name="ce1">
            <text:p>(63212,'Córdoba',63,4.392095,-75.687434),</text:p>
          </table:table-cell>
          <table:table-cell table:number-columns-repeated="16383"/>
        </table:table-row>
        <table:table-row table:style-name="ro1">
          <table:table-cell office:value-type="string" office:string-value="(63272,'Filandia',63,4.675762,-75.659359)," table:formula="of:=&quot;(&quot; &amp; [Ciudad.A827] &amp; &quot;,'&quot; &amp; [Ciudad.B827] &amp; &quot;',&quot; &amp; [Ciudad.C827] &amp; &quot;,&quot; &amp; [Ciudad.E827] &amp; &quot;,&quot; &amp; [Ciudad.F827] &amp; &quot;),&quot;" table:style-name="ce1">
            <text:p>(63272,'Filandia',63,4.675762,-75.659359),</text:p>
          </table:table-cell>
          <table:table-cell table:number-columns-repeated="16383"/>
        </table:table-row>
        <table:table-row table:style-name="ro1">
          <table:table-cell office:value-type="string" office:string-value="(63302,'Génova',63,4.2497299,-75.66954)," table:formula="of:=&quot;(&quot; &amp; [Ciudad.A828] &amp; &quot;,'&quot; &amp; [Ciudad.B828] &amp; &quot;',&quot; &amp; [Ciudad.C828] &amp; &quot;,&quot; &amp; [Ciudad.E828] &amp; &quot;,&quot; &amp; [Ciudad.F828] &amp; &quot;),&quot;" table:style-name="ce1">
            <text:p>(63302,'Génova',63,4.2497299,-75.66954),</text:p>
          </table:table-cell>
          <table:table-cell table:number-columns-repeated="16383"/>
        </table:table-row>
        <table:table-row table:style-name="ro1">
          <table:table-cell office:value-type="string" office:string-value="(63401,'La Tebaida',63,4.453588,-75.79153)," table:formula="of:=&quot;(&quot; &amp; [Ciudad.A829] &amp; &quot;,'&quot; &amp; [Ciudad.B829] &amp; &quot;',&quot; &amp; [Ciudad.C829] &amp; &quot;,&quot; &amp; [Ciudad.E829] &amp; &quot;,&quot; &amp; [Ciudad.F829] &amp; &quot;),&quot;" table:style-name="ce1">
            <text:p>(63401,'La Tebaida',63,4.453588,-75.79153),</text:p>
          </table:table-cell>
          <table:table-cell table:number-columns-repeated="16383"/>
        </table:table-row>
        <table:table-row table:style-name="ro1">
          <table:table-cell office:value-type="string" office:string-value="(63470,'Montenegro',63,4.566637,-75.75012)," table:formula="of:=&quot;(&quot; &amp; [Ciudad.A830] &amp; &quot;,'&quot; &amp; [Ciudad.B830] &amp; &quot;',&quot; &amp; [Ciudad.C830] &amp; &quot;,&quot; &amp; [Ciudad.E830] &amp; &quot;,&quot; &amp; [Ciudad.F830] &amp; &quot;),&quot;" table:style-name="ce1">
            <text:p>(63470,'Montenegro',63,4.566637,-75.75012),</text:p>
          </table:table-cell>
          <table:table-cell table:number-columns-repeated="16383"/>
        </table:table-row>
        <table:table-row table:style-name="ro1">
          <table:table-cell office:value-type="string" office:string-value="(63548,'Pijao',63,4.336584,-75.702412)," table:formula="of:=&quot;(&quot; &amp; [Ciudad.A831] &amp; &quot;,'&quot; &amp; [Ciudad.B831] &amp; &quot;',&quot; &amp; [Ciudad.C831] &amp; &quot;,&quot; &amp; [Ciudad.E831] &amp; &quot;,&quot; &amp; [Ciudad.F831] &amp; &quot;),&quot;" table:style-name="ce1">
            <text:p>(63548,'Pijao',63,4.336584,-75.702412),</text:p>
          </table:table-cell>
          <table:table-cell table:number-columns-repeated="16383"/>
        </table:table-row>
        <table:table-row table:style-name="ro1">
          <table:table-cell office:value-type="string" office:string-value="(63594,'Quimbaya',63,4.625907,-75.761865)," table:formula="of:=&quot;(&quot; &amp; [Ciudad.A832] &amp; &quot;,'&quot; &amp; [Ciudad.B832] &amp; &quot;',&quot; &amp; [Ciudad.C832] &amp; &quot;,&quot; &amp; [Ciudad.E832] &amp; &quot;,&quot; &amp; [Ciudad.F832] &amp; &quot;),&quot;" table:style-name="ce1">
            <text:p>(63594,'Quimbaya',63,4.625907,-75.761865),</text:p>
          </table:table-cell>
          <table:table-cell table:number-columns-repeated="16383"/>
        </table:table-row>
        <table:table-row table:style-name="ro1">
          <table:table-cell office:value-type="string" office:string-value="(63690,'Salento',63,4.637376,-75.570777)," table:formula="of:=&quot;(&quot; &amp; [Ciudad.A833] &amp; &quot;,'&quot; &amp; [Ciudad.B833] &amp; &quot;',&quot; &amp; [Ciudad.C833] &amp; &quot;,&quot; &amp; [Ciudad.E833] &amp; &quot;,&quot; &amp; [Ciudad.F833] &amp; &quot;),&quot;" table:style-name="ce1">
            <text:p>(63690,'Salento',63,4.637376,-75.570777),</text:p>
          </table:table-cell>
          <table:table-cell table:number-columns-repeated="16383"/>
        </table:table-row>
        <table:table-row table:style-name="ro1">
          <table:table-cell office:value-type="string" office:string-value="(66001,'Pereira',66,4.8087174,-75.690601)," table:formula="of:=&quot;(&quot; &amp; [Ciudad.A834] &amp; &quot;,'&quot; &amp; [Ciudad.B834] &amp; &quot;',&quot; &amp; [Ciudad.C834] &amp; &quot;,&quot; &amp; [Ciudad.E834] &amp; &quot;,&quot; &amp; [Ciudad.F834] &amp; &quot;),&quot;" table:style-name="ce1">
            <text:p>(66001,'Pereira',66,4.8087174,-75.690601),</text:p>
          </table:table-cell>
          <table:table-cell table:number-columns-repeated="16383"/>
        </table:table-row>
        <table:table-row table:style-name="ro1">
          <table:table-cell office:value-type="string" office:string-value="(66045,'Apía',66,5.106663,-75.940865)," table:formula="of:=&quot;(&quot; &amp; [Ciudad.A835] &amp; &quot;,'&quot; &amp; [Ciudad.B835] &amp; &quot;',&quot; &amp; [Ciudad.C835] &amp; &quot;,&quot; &amp; [Ciudad.E835] &amp; &quot;,&quot; &amp; [Ciudad.F835] &amp; &quot;),&quot;" table:style-name="ce1">
            <text:p>(66045,'Apía',66,5.106663,-75.940865),</text:p>
          </table:table-cell>
          <table:table-cell table:number-columns-repeated="16383"/>
        </table:table-row>
        <table:table-row table:style-name="ro1">
          <table:table-cell office:value-type="string" office:string-value="(66075,'Balboa',66,4.9497479,-75.958017)," table:formula="of:=&quot;(&quot; &amp; [Ciudad.A836] &amp; &quot;,'&quot; &amp; [Ciudad.B836] &amp; &quot;',&quot; &amp; [Ciudad.C836] &amp; &quot;,&quot; &amp; [Ciudad.E836] &amp; &quot;,&quot; &amp; [Ciudad.F836] &amp; &quot;),&quot;" table:style-name="ce1">
            <text:p>(66075,'Balboa',66,4.9497479,-75.958017),</text:p>
          </table:table-cell>
          <table:table-cell table:number-columns-repeated="16383"/>
        </table:table-row>
        <table:table-row table:style-name="ro1">
          <table:table-cell office:value-type="string" office:string-value="(66088,'Belén de Umbría',66,5.200903,-75.869261)," table:formula="of:=&quot;(&quot; &amp; [Ciudad.A837] &amp; &quot;,'&quot; &amp; [Ciudad.B837] &amp; &quot;',&quot; &amp; [Ciudad.C837] &amp; &quot;,&quot; &amp; [Ciudad.E837] &amp; &quot;,&quot; &amp; [Ciudad.F837] &amp; &quot;),&quot;" table:style-name="ce1">
            <text:p>(66088,'Belén de Umbría',66,5.200903,-75.869261),</text:p>
          </table:table-cell>
          <table:table-cell table:number-columns-repeated="16383"/>
        </table:table-row>
        <table:table-row table:style-name="ro1">
          <table:table-cell office:value-type="string" office:string-value="(66170,'Dosquebradas',66,4.8318256,-75.6805678)," table:formula="of:=&quot;(&quot; &amp; [Ciudad.A838] &amp; &quot;,'&quot; &amp; [Ciudad.B838] &amp; &quot;',&quot; &amp; [Ciudad.C838] &amp; &quot;,&quot; &amp; [Ciudad.E838] &amp; &quot;,&quot; &amp; [Ciudad.F838] &amp; &quot;),&quot;" table:style-name="ce1">
            <text:p>(66170,'Dosquebradas',66,4.8318256,-75.6805678),</text:p>
          </table:table-cell>
          <table:table-cell table:number-columns-repeated="16383"/>
        </table:table-row>
        <table:table-row table:style-name="ro1">
          <table:table-cell office:value-type="string" office:string-value="(66318,'Guática',66,5.316428,-75.799407)," table:formula="of:=&quot;(&quot; &amp; [Ciudad.A839] &amp; &quot;,'&quot; &amp; [Ciudad.B839] &amp; &quot;',&quot; &amp; [Ciudad.C839] &amp; &quot;,&quot; &amp; [Ciudad.E839] &amp; &quot;,&quot; &amp; [Ciudad.F839] &amp; &quot;),&quot;" table:style-name="ce1">
            <text:p>(66318,'Guática',66,5.316428,-75.799407),</text:p>
          </table:table-cell>
          <table:table-cell table:number-columns-repeated="16383"/>
        </table:table-row>
        <table:table-row table:style-name="ro1">
          <table:table-cell office:value-type="string" office:string-value="(66383,'La Celia',66,5.003233,-76.003424)," table:formula="of:=&quot;(&quot; &amp; [Ciudad.A840] &amp; &quot;,'&quot; &amp; [Ciudad.B840] &amp; &quot;',&quot; &amp; [Ciudad.C840] &amp; &quot;,&quot; &amp; [Ciudad.E840] &amp; &quot;,&quot; &amp; [Ciudad.F840] &amp; &quot;),&quot;" table:style-name="ce1">
            <text:p>(66383,'La Celia',66,5.003233,-76.003424),</text:p>
          </table:table-cell>
          <table:table-cell table:number-columns-repeated="16383"/>
        </table:table-row>
        <table:table-row table:style-name="ro1">
          <table:table-cell office:value-type="string" office:string-value="(66400,'La Virginia',66,4.88917,-75.870743)," table:formula="of:=&quot;(&quot; &amp; [Ciudad.A841] &amp; &quot;,'&quot; &amp; [Ciudad.B841] &amp; &quot;',&quot; &amp; [Ciudad.C841] &amp; &quot;,&quot; &amp; [Ciudad.E841] &amp; &quot;,&quot; &amp; [Ciudad.F841] &amp; &quot;),&quot;" table:style-name="ce1">
            <text:p>(66400,'La Virginia',66,4.88917,-75.870743),</text:p>
          </table:table-cell>
          <table:table-cell table:number-columns-repeated="16383"/>
        </table:table-row>
        <table:table-row table:style-name="ro1">
          <table:table-cell office:value-type="string" office:string-value="(66440,'Marsella',66,4.937236,-75.737551)," table:formula="of:=&quot;(&quot; &amp; [Ciudad.A842] &amp; &quot;,'&quot; &amp; [Ciudad.B842] &amp; &quot;',&quot; &amp; [Ciudad.C842] &amp; &quot;,&quot; &amp; [Ciudad.E842] &amp; &quot;,&quot; &amp; [Ciudad.F842] &amp; &quot;),&quot;" table:style-name="ce1">
            <text:p>(66440,'Marsella',66,4.937236,-75.737551),</text:p>
          </table:table-cell>
          <table:table-cell table:number-columns-repeated="16383"/>
        </table:table-row>
        <table:table-row table:style-name="ro1">
          <table:table-cell office:value-type="string" office:string-value="(66456,'Mistrató',66,5.2990769,-75.882128)," table:formula="of:=&quot;(&quot; &amp; [Ciudad.A843] &amp; &quot;,'&quot; &amp; [Ciudad.B843] &amp; &quot;',&quot; &amp; [Ciudad.C843] &amp; &quot;,&quot; &amp; [Ciudad.E843] &amp; &quot;,&quot; &amp; [Ciudad.F843] &amp; &quot;),&quot;" table:style-name="ce1">
            <text:p>(66456,'Mistrató',66,5.2990769,-75.882128),</text:p>
          </table:table-cell>
          <table:table-cell table:number-columns-repeated="16383"/>
        </table:table-row>
        <table:table-row table:style-name="ro1">
          <table:table-cell office:value-type="string" office:string-value="(66572,'Pueblo Rico',66,5.222288,-76.0310499)," table:formula="of:=&quot;(&quot; &amp; [Ciudad.A844] &amp; &quot;,'&quot; &amp; [Ciudad.B844] &amp; &quot;',&quot; &amp; [Ciudad.C844] &amp; &quot;,&quot; &amp; [Ciudad.E844] &amp; &quot;,&quot; &amp; [Ciudad.F844] &amp; &quot;),&quot;" table:style-name="ce1">
            <text:p>(66572,'Pueblo Rico',66,5.222288,-76.0310499),</text:p>
          </table:table-cell>
          <table:table-cell table:number-columns-repeated="16383"/>
        </table:table-row>
        <table:table-row table:style-name="ro1">
          <table:table-cell office:value-type="string" office:string-value="(66594,'Quinchía',66,5.341352,-75.730957)," table:formula="of:=&quot;(&quot; &amp; [Ciudad.A845] &amp; &quot;,'&quot; &amp; [Ciudad.B845] &amp; &quot;',&quot; &amp; [Ciudad.C845] &amp; &quot;,&quot; &amp; [Ciudad.E845] &amp; &quot;,&quot; &amp; [Ciudad.F845] &amp; &quot;),&quot;" table:style-name="ce1">
            <text:p>(66594,'Quinchía',66,5.341352,-75.730957),</text:p>
          </table:table-cell>
          <table:table-cell table:number-columns-repeated="16383"/>
        </table:table-row>
        <table:table-row table:style-name="ro1">
          <table:table-cell office:value-type="string" office:string-value="(66682,'Santa Rosa de Cabal',66,4.870121,-75.62239)," table:formula="of:=&quot;(&quot; &amp; [Ciudad.A846] &amp; &quot;,'&quot; &amp; [Ciudad.B846] &amp; &quot;',&quot; &amp; [Ciudad.C846] &amp; &quot;,&quot; &amp; [Ciudad.E846] &amp; &quot;,&quot; &amp; [Ciudad.F846] &amp; &quot;),&quot;" table:style-name="ce1">
            <text:p>(66682,'Santa Rosa de Cabal',66,4.870121,-75.62239),</text:p>
          </table:table-cell>
          <table:table-cell table:number-columns-repeated="16383"/>
        </table:table-row>
        <table:table-row table:style-name="ro1">
          <table:table-cell office:value-type="string" office:string-value="(66687,'Santuario',66,5.075748,-75.964144)," table:formula="of:=&quot;(&quot; &amp; [Ciudad.A847] &amp; &quot;,'&quot; &amp; [Ciudad.B847] &amp; &quot;',&quot; &amp; [Ciudad.C847] &amp; &quot;,&quot; &amp; [Ciudad.E847] &amp; &quot;,&quot; &amp; [Ciudad.F847] &amp; &quot;),&quot;" table:style-name="ce1">
            <text:p>(66687,'Santuario',66,5.075748,-75.964144),</text:p>
          </table:table-cell>
          <table:table-cell table:number-columns-repeated="16383"/>
        </table:table-row>
        <table:table-row table:style-name="ro1">
          <table:table-cell office:value-type="string" office:string-value="(68001,'Bucaramanga',68,7.119349,-73.1227416)," table:formula="of:=&quot;(&quot; &amp; [Ciudad.A848] &amp; &quot;,'&quot; &amp; [Ciudad.B848] &amp; &quot;',&quot; &amp; [Ciudad.C848] &amp; &quot;,&quot; &amp; [Ciudad.E848] &amp; &quot;,&quot; &amp; [Ciudad.F848] &amp; &quot;),&quot;" table:style-name="ce1">
            <text:p>(68001,'Bucaramanga',68,7.119349,-73.1227416),</text:p>
          </table:table-cell>
          <table:table-cell table:number-columns-repeated="16383"/>
        </table:table-row>
        <table:table-row table:style-name="ro1">
          <table:table-cell office:value-type="string" office:string-value="(68013,'Aguada',68,6.161729,-73.522394)," table:formula="of:=&quot;(&quot; &amp; [Ciudad.A849] &amp; &quot;,'&quot; &amp; [Ciudad.B849] &amp; &quot;',&quot; &amp; [Ciudad.C849] &amp; &quot;,&quot; &amp; [Ciudad.E849] &amp; &quot;,&quot; &amp; [Ciudad.F849] &amp; &quot;),&quot;" table:style-name="ce1">
            <text:p>(68013,'Aguada',68,6.161729,-73.522394),</text:p>
          </table:table-cell>
          <table:table-cell table:number-columns-repeated="16383"/>
        </table:table-row>
        <table:table-row table:style-name="ro1">
          <table:table-cell office:value-type="string" office:string-value="(68020,'Albania',68,5.759368,-73.91453)," table:formula="of:=&quot;(&quot; &amp; [Ciudad.A850] &amp; &quot;,'&quot; &amp; [Ciudad.B850] &amp; &quot;',&quot; &amp; [Ciudad.C850] &amp; &quot;,&quot; &amp; [Ciudad.E850] &amp; &quot;,&quot; &amp; [Ciudad.F850] &amp; &quot;),&quot;" table:style-name="ce1">
            <text:p>(68020,'Albania',68,5.759368,-73.91453),</text:p>
          </table:table-cell>
          <table:table-cell table:number-columns-repeated="16383"/>
        </table:table-row>
        <table:table-row table:style-name="ro1">
          <table:table-cell office:value-type="string" office:string-value="(68051,'Aratoca',68,6.695018,-73.017346)," table:formula="of:=&quot;(&quot; &amp; [Ciudad.A851] &amp; &quot;,'&quot; &amp; [Ciudad.B851] &amp; &quot;',&quot; &amp; [Ciudad.C851] &amp; &quot;,&quot; &amp; [Ciudad.E851] &amp; &quot;,&quot; &amp; [Ciudad.F851] &amp; &quot;),&quot;" table:style-name="ce1">
            <text:p>(68051,'Aratoca',68,6.695018,-73.017346),</text:p>
          </table:table-cell>
          <table:table-cell table:number-columns-repeated="16383"/>
        </table:table-row>
        <table:table-row table:style-name="ro1">
          <table:table-cell office:value-type="string" office:string-value="(68077,'Barbosa',68,5.934363,-73.615679)," table:formula="of:=&quot;(&quot; &amp; [Ciudad.A852] &amp; &quot;,'&quot; &amp; [Ciudad.B852] &amp; &quot;',&quot; &amp; [Ciudad.C852] &amp; &quot;,&quot; &amp; [Ciudad.E852] &amp; &quot;,&quot; &amp; [Ciudad.F852] &amp; &quot;),&quot;" table:style-name="ce1">
            <text:p>(68077,'Barbosa',68,5.934363,-73.615679),</text:p>
          </table:table-cell>
          <table:table-cell table:number-columns-repeated="16383"/>
        </table:table-row>
        <table:table-row table:style-name="ro1">
          <table:table-cell office:value-type="string" office:string-value="(68079,'Barichara',68,6.635849,-73.223409)," table:formula="of:=&quot;(&quot; &amp; [Ciudad.A853] &amp; &quot;,'&quot; &amp; [Ciudad.B853] &amp; &quot;',&quot; &amp; [Ciudad.C853] &amp; &quot;,&quot; &amp; [Ciudad.E853] &amp; &quot;,&quot; &amp; [Ciudad.F853] &amp; &quot;),&quot;" table:style-name="ce1">
            <text:p>(68079,'Barichara',68,6.635849,-73.223409),</text:p>
          </table:table-cell>
          <table:table-cell table:number-columns-repeated="16383"/>
        </table:table-row>
        <table:table-row table:style-name="ro1">
          <table:table-cell office:value-type="string" office:string-value="(68081,'Barrancabermeja',68,7.0617085,-73.8519319)," table:formula="of:=&quot;(&quot; &amp; [Ciudad.A854] &amp; &quot;,'&quot; &amp; [Ciudad.B854] &amp; &quot;',&quot; &amp; [Ciudad.C854] &amp; &quot;,&quot; &amp; [Ciudad.E854] &amp; &quot;,&quot; &amp; [Ciudad.F854] &amp; &quot;),&quot;" table:style-name="ce1">
            <text:p>(68081,'Barrancabermeja',68,7.0617085,-73.8519319),</text:p>
          </table:table-cell>
          <table:table-cell table:number-columns-repeated="16383"/>
        </table:table-row>
        <table:table-row table:style-name="ro1">
          <table:table-cell office:value-type="string" office:string-value="(68092,'Betulia',68,6.899482,-73.283678)," table:formula="of:=&quot;(&quot; &amp; [Ciudad.A855] &amp; &quot;,'&quot; &amp; [Ciudad.B855] &amp; &quot;',&quot; &amp; [Ciudad.C855] &amp; &quot;,&quot; &amp; [Ciudad.E855] &amp; &quot;,&quot; &amp; [Ciudad.F855] &amp; &quot;),&quot;" table:style-name="ce1">
            <text:p>(68092,'Betulia',68,6.899482,-73.283678),</text:p>
          </table:table-cell>
          <table:table-cell table:number-columns-repeated="16383"/>
        </table:table-row>
        <table:table-row table:style-name="ro1">
          <table:table-cell office:value-type="string" office:string-value="(68101,'Bolívar',68,5.98982,-73.77051)," table:formula="of:=&quot;(&quot; &amp; [Ciudad.A856] &amp; &quot;,'&quot; &amp; [Ciudad.B856] &amp; &quot;',&quot; &amp; [Ciudad.C856] &amp; &quot;,&quot; &amp; [Ciudad.E856] &amp; &quot;,&quot; &amp; [Ciudad.F856] &amp; &quot;),&quot;" table:style-name="ce1">
            <text:p>(68101,'Bolívar',68,5.98982,-73.77051),</text:p>
          </table:table-cell>
          <table:table-cell table:number-columns-repeated="16383"/>
        </table:table-row>
        <table:table-row table:style-name="ro1">
          <table:table-cell office:value-type="string" office:string-value="(68121,'Cabrera',68,6.59465,-73.24375)," table:formula="of:=&quot;(&quot; &amp; [Ciudad.A857] &amp; &quot;,'&quot; &amp; [Ciudad.B857] &amp; &quot;',&quot; &amp; [Ciudad.C857] &amp; &quot;,&quot; &amp; [Ciudad.E857] &amp; &quot;,&quot; &amp; [Ciudad.F857] &amp; &quot;),&quot;" table:style-name="ce1">
            <text:p>(68121,'Cabrera',68,6.59465,-73.24375),</text:p>
          </table:table-cell>
          <table:table-cell table:number-columns-repeated="16383"/>
        </table:table-row>
        <table:table-row table:style-name="ro1">
          <table:table-cell office:value-type="string" office:string-value="(68132,'California',68,7.34719,-72.94626)," table:formula="of:=&quot;(&quot; &amp; [Ciudad.A858] &amp; &quot;,'&quot; &amp; [Ciudad.B858] &amp; &quot;',&quot; &amp; [Ciudad.C858] &amp; &quot;,&quot; &amp; [Ciudad.E858] &amp; &quot;,&quot; &amp; [Ciudad.F858] &amp; &quot;),&quot;" table:style-name="ce1">
            <text:p>(68132,'California',68,7.34719,-72.94626),</text:p>
          </table:table-cell>
          <table:table-cell table:number-columns-repeated="16383"/>
        </table:table-row>
        <table:table-row table:style-name="ro1">
          <table:table-cell office:value-type="string" office:string-value="(68147,'Capitanejo',68,6.528607,-72.696413)," table:formula="of:=&quot;(&quot; &amp; [Ciudad.A859] &amp; &quot;,'&quot; &amp; [Ciudad.B859] &amp; &quot;',&quot; &amp; [Ciudad.C859] &amp; &quot;,&quot; &amp; [Ciudad.E859] &amp; &quot;,&quot; &amp; [Ciudad.F859] &amp; &quot;),&quot;" table:style-name="ce1">
            <text:p>(68147,'Capitanejo',68,6.528607,-72.696413),</text:p>
          </table:table-cell>
          <table:table-cell table:number-columns-repeated="16383"/>
        </table:table-row>
        <table:table-row table:style-name="ro1">
          <table:table-cell office:value-type="string" office:string-value="(68152,'Carcasí',68,6.626642,-72.6267809)," table:formula="of:=&quot;(&quot; &amp; [Ciudad.A860] &amp; &quot;,'&quot; &amp; [Ciudad.B860] &amp; &quot;',&quot; &amp; [Ciudad.C860] &amp; &quot;,&quot; &amp; [Ciudad.E860] &amp; &quot;,&quot; &amp; [Ciudad.F860] &amp; &quot;),&quot;" table:style-name="ce1">
            <text:p>(68152,'Carcasí',68,6.626642,-72.6267809),</text:p>
          </table:table-cell>
          <table:table-cell table:number-columns-repeated="16383"/>
        </table:table-row>
        <table:table-row table:style-name="ro1">
          <table:table-cell office:value-type="string" office:string-value="(68160,'Cepitá',68,6.75389,-72.97241)," table:formula="of:=&quot;(&quot; &amp; [Ciudad.A861] &amp; &quot;,'&quot; &amp; [Ciudad.B861] &amp; &quot;',&quot; &amp; [Ciudad.C861] &amp; &quot;,&quot; &amp; [Ciudad.E861] &amp; &quot;,&quot; &amp; [Ciudad.F861] &amp; &quot;),&quot;" table:style-name="ce1">
            <text:p>(68160,'Cepitá',68,6.75389,-72.97241),</text:p>
          </table:table-cell>
          <table:table-cell table:number-columns-repeated="16383"/>
        </table:table-row>
        <table:table-row table:style-name="ro1">
          <table:table-cell office:value-type="string" office:string-value="(68162,'Cerrito',68,6.839006,-72.696951)," table:formula="of:=&quot;(&quot; &amp; [Ciudad.A862] &amp; &quot;,'&quot; &amp; [Ciudad.B862] &amp; &quot;',&quot; &amp; [Ciudad.C862] &amp; &quot;,&quot; &amp; [Ciudad.E862] &amp; &quot;,&quot; &amp; [Ciudad.F862] &amp; &quot;),&quot;" table:style-name="ce1">
            <text:p>(68162,'Cerrito',68,6.839006,-72.696951),</text:p>
          </table:table-cell>
          <table:table-cell table:number-columns-repeated="16383"/>
        </table:table-row>
        <table:table-row table:style-name="ro1">
          <table:table-cell office:value-type="string" office:string-value="(68167,'Charalá',68,6.28595,-73.147465)," table:formula="of:=&quot;(&quot; &amp; [Ciudad.A863] &amp; &quot;,'&quot; &amp; [Ciudad.B863] &amp; &quot;',&quot; &amp; [Ciudad.C863] &amp; &quot;,&quot; &amp; [Ciudad.E863] &amp; &quot;,&quot; &amp; [Ciudad.F863] &amp; &quot;),&quot;" table:style-name="ce1">
            <text:p>(68167,'Charalá',68,6.28595,-73.147465),</text:p>
          </table:table-cell>
          <table:table-cell table:number-columns-repeated="16383"/>
        </table:table-row>
        <table:table-row table:style-name="ro1">
          <table:table-cell office:value-type="string" office:string-value="(68169,'Charta',68,7.280931,-72.96805)," table:formula="of:=&quot;(&quot; &amp; [Ciudad.A864] &amp; &quot;,'&quot; &amp; [Ciudad.B864] &amp; &quot;',&quot; &amp; [Ciudad.C864] &amp; &quot;,&quot; &amp; [Ciudad.E864] &amp; &quot;,&quot; &amp; [Ciudad.F864] &amp; &quot;),&quot;" table:style-name="ce1">
            <text:p>(68169,'Charta',68,7.280931,-72.96805),</text:p>
          </table:table-cell>
          <table:table-cell table:number-columns-repeated="16383"/>
        </table:table-row>
        <table:table-row table:style-name="ro1">
          <table:table-cell office:value-type="string" office:string-value="(68176,'Chimá',68,6.34469,-73.37442)," table:formula="of:=&quot;(&quot; &amp; [Ciudad.A865] &amp; &quot;,'&quot; &amp; [Ciudad.B865] &amp; &quot;',&quot; &amp; [Ciudad.C865] &amp; &quot;,&quot; &amp; [Ciudad.E865] &amp; &quot;,&quot; &amp; [Ciudad.F865] &amp; &quot;),&quot;" table:style-name="ce1">
            <text:p>(68176,'Chimá',68,6.34469,-73.37442),</text:p>
          </table:table-cell>
          <table:table-cell table:number-columns-repeated="16383"/>
        </table:table-row>
        <table:table-row table:style-name="ro1">
          <table:table-cell office:value-type="string" office:string-value="(68179,'Chipatá',68,6.061617,-73.637199)," table:formula="of:=&quot;(&quot; &amp; [Ciudad.A866] &amp; &quot;,'&quot; &amp; [Ciudad.B866] &amp; &quot;',&quot; &amp; [Ciudad.C866] &amp; &quot;,&quot; &amp; [Ciudad.E866] &amp; &quot;,&quot; &amp; [Ciudad.F866] &amp; &quot;),&quot;" table:style-name="ce1">
            <text:p>(68179,'Chipatá',68,6.061617,-73.637199),</text:p>
          </table:table-cell>
          <table:table-cell table:number-columns-repeated="16383"/>
        </table:table-row>
        <table:table-row table:style-name="ro1">
          <table:table-cell office:value-type="string" office:string-value="(68190,'Cimitarra',68,6.315209,-73.9489059)," table:formula="of:=&quot;(&quot; &amp; [Ciudad.A867] &amp; &quot;,'&quot; &amp; [Ciudad.B867] &amp; &quot;',&quot; &amp; [Ciudad.C867] &amp; &quot;,&quot; &amp; [Ciudad.E867] &amp; &quot;,&quot; &amp; [Ciudad.F867] &amp; &quot;),&quot;" table:style-name="ce1">
            <text:p>(68190,'Cimitarra',68,6.315209,-73.9489059),</text:p>
          </table:table-cell>
          <table:table-cell table:number-columns-repeated="16383"/>
        </table:table-row>
        <table:table-row table:style-name="ro1">
          <table:table-cell office:value-type="string" office:string-value="(68207,'Concepción',68,6.769822,-72.694494)," table:formula="of:=&quot;(&quot; &amp; [Ciudad.A868] &amp; &quot;,'&quot; &amp; [Ciudad.B868] &amp; &quot;',&quot; &amp; [Ciudad.C868] &amp; &quot;,&quot; &amp; [Ciudad.E868] &amp; &quot;,&quot; &amp; [Ciudad.F868] &amp; &quot;),&quot;" table:style-name="ce1">
            <text:p>(68207,'Concepción',68,6.769822,-72.694494),</text:p>
          </table:table-cell>
          <table:table-cell table:number-columns-repeated="16383"/>
        </table:table-row>
        <table:table-row table:style-name="ro1">
          <table:table-cell office:value-type="string" office:string-value="(68209,'Confines',68,6.356618,-73.241843)," table:formula="of:=&quot;(&quot; &amp; [Ciudad.A869] &amp; &quot;,'&quot; &amp; [Ciudad.B869] &amp; &quot;',&quot; &amp; [Ciudad.C869] &amp; &quot;,&quot; &amp; [Ciudad.E869] &amp; &quot;,&quot; &amp; [Ciudad.F869] &amp; &quot;),&quot;" table:style-name="ce1">
            <text:p>(68209,'Confines',68,6.356618,-73.241843),</text:p>
          </table:table-cell>
          <table:table-cell table:number-columns-repeated="16383"/>
        </table:table-row>
        <table:table-row table:style-name="ro1">
          <table:table-cell office:value-type="string" office:string-value="(68211,'Contratación',68,6.290943,-73.4742289)," table:formula="of:=&quot;(&quot; &amp; [Ciudad.A870] &amp; &quot;,'&quot; &amp; [Ciudad.B870] &amp; &quot;',&quot; &amp; [Ciudad.C870] &amp; &quot;,&quot; &amp; [Ciudad.E870] &amp; &quot;,&quot; &amp; [Ciudad.F870] &amp; &quot;),&quot;" table:style-name="ce1">
            <text:p>(68211,'Contratación',68,6.290943,-73.4742289),</text:p>
          </table:table-cell>
          <table:table-cell table:number-columns-repeated="16383"/>
        </table:table-row>
        <table:table-row table:style-name="ro1">
          <table:table-cell office:value-type="string" office:string-value="(68217,'Coromoro',68,6.295618,-73.040784)," table:formula="of:=&quot;(&quot; &amp; [Ciudad.A871] &amp; &quot;,'&quot; &amp; [Ciudad.B871] &amp; &quot;',&quot; &amp; [Ciudad.C871] &amp; &quot;,&quot; &amp; [Ciudad.E871] &amp; &quot;,&quot; &amp; [Ciudad.F871] &amp; &quot;),&quot;" table:style-name="ce1">
            <text:p>(68217,'Coromoro',68,6.295618,-73.040784),</text:p>
          </table:table-cell>
          <table:table-cell table:number-columns-repeated="16383"/>
        </table:table-row>
        <table:table-row table:style-name="ro1">
          <table:table-cell office:value-type="string" office:string-value="(68229,'Curití',68,6.604594,-73.069241)," table:formula="of:=&quot;(&quot; &amp; [Ciudad.A872] &amp; &quot;,'&quot; &amp; [Ciudad.B872] &amp; &quot;',&quot; &amp; [Ciudad.C872] &amp; &quot;,&quot; &amp; [Ciudad.E872] &amp; &quot;,&quot; &amp; [Ciudad.F872] &amp; &quot;),&quot;" table:style-name="ce1">
            <text:p>(68229,'Curití',68,6.604594,-73.069241),</text:p>
          </table:table-cell>
          <table:table-cell table:number-columns-repeated="16383"/>
        </table:table-row>
        <table:table-row table:style-name="ro1">
          <table:table-cell office:value-type="string" office:string-value="(68235,'El Carmen de Chucurí',68,6.698923,-73.511598)," table:formula="of:=&quot;(&quot; &amp; [Ciudad.A873] &amp; &quot;,'&quot; &amp; [Ciudad.B873] &amp; &quot;',&quot; &amp; [Ciudad.C873] &amp; &quot;,&quot; &amp; [Ciudad.E873] &amp; &quot;,&quot; &amp; [Ciudad.F873] &amp; &quot;),&quot;" table:style-name="ce1">
            <text:p>(68235,'El Carmen de Chucurí',68,6.698923,-73.511598),</text:p>
          </table:table-cell>
          <table:table-cell table:number-columns-repeated="16383"/>
        </table:table-row>
        <table:table-row table:style-name="ro1">
          <table:table-cell office:value-type="string" office:string-value="(68245,'El Guacamayo',68,6.245051,-73.497651)," table:formula="of:=&quot;(&quot; &amp; [Ciudad.A874] &amp; &quot;,'&quot; &amp; [Ciudad.B874] &amp; &quot;',&quot; &amp; [Ciudad.C874] &amp; &quot;,&quot; &amp; [Ciudad.E874] &amp; &quot;,&quot; &amp; [Ciudad.F874] &amp; &quot;),&quot;" table:style-name="ce1">
            <text:p>(68245,'El Guacamayo',68,6.245051,-73.497651),</text:p>
          </table:table-cell>
          <table:table-cell table:number-columns-repeated="16383"/>
        </table:table-row>
        <table:table-row table:style-name="ro1">
          <table:table-cell office:value-type="string" office:string-value="(68250,'El Peñón',68,6.056431,-73.814221)," table:formula="of:=&quot;(&quot; &amp; [Ciudad.A875] &amp; &quot;,'&quot; &amp; [Ciudad.B875] &amp; &quot;',&quot; &amp; [Ciudad.C875] &amp; &quot;,&quot; &amp; [Ciudad.E875] &amp; &quot;,&quot; &amp; [Ciudad.F875] &amp; &quot;),&quot;" table:style-name="ce1">
            <text:p>(68250,'El Peñón',68,6.056431,-73.814221),</text:p>
          </table:table-cell>
          <table:table-cell table:number-columns-repeated="16383"/>
        </table:table-row>
        <table:table-row table:style-name="ro1">
          <table:table-cell office:value-type="string" office:string-value="(68255,'El Playón',68,7.470498,-73.203211)," table:formula="of:=&quot;(&quot; &amp; [Ciudad.A876] &amp; &quot;,'&quot; &amp; [Ciudad.B876] &amp; &quot;',&quot; &amp; [Ciudad.C876] &amp; &quot;,&quot; &amp; [Ciudad.E876] &amp; &quot;,&quot; &amp; [Ciudad.F876] &amp; &quot;),&quot;" table:style-name="ce1">
            <text:p>(68255,'El Playón',68,7.470498,-73.203211),</text:p>
          </table:table-cell>
          <table:table-cell table:number-columns-repeated="16383"/>
        </table:table-row>
        <table:table-row table:style-name="ro1">
          <table:table-cell office:value-type="string" office:string-value="(68264,'Encino',68,6.13694,-73.09831)," table:formula="of:=&quot;(&quot; &amp; [Ciudad.A877] &amp; &quot;,'&quot; &amp; [Ciudad.B877] &amp; &quot;',&quot; &amp; [Ciudad.C877] &amp; &quot;,&quot; &amp; [Ciudad.E877] &amp; &quot;,&quot; &amp; [Ciudad.F877] &amp; &quot;),&quot;" table:style-name="ce1">
            <text:p>(68264,'Encino',68,6.13694,-73.09831),</text:p>
          </table:table-cell>
          <table:table-cell table:number-columns-repeated="16383"/>
        </table:table-row>
        <table:table-row table:style-name="ro1">
          <table:table-cell office:value-type="string" office:string-value="(68266,'Enciso',68,6.66756,-72.70001)," table:formula="of:=&quot;(&quot; &amp; [Ciudad.A878] &amp; &quot;,'&quot; &amp; [Ciudad.B878] &amp; &quot;',&quot; &amp; [Ciudad.C878] &amp; &quot;,&quot; &amp; [Ciudad.E878] &amp; &quot;,&quot; &amp; [Ciudad.F878] &amp; &quot;),&quot;" table:style-name="ce1">
            <text:p>(68266,'Enciso',68,6.66756,-72.70001),</text:p>
          </table:table-cell>
          <table:table-cell table:number-columns-repeated="16383"/>
        </table:table-row>
        <table:table-row table:style-name="ro1">
          <table:table-cell office:value-type="string" office:string-value="(68271,'Florián',68,5.803248,-73.970703)," table:formula="of:=&quot;(&quot; &amp; [Ciudad.A879] &amp; &quot;,'&quot; &amp; [Ciudad.B879] &amp; &quot;',&quot; &amp; [Ciudad.C879] &amp; &quot;,&quot; &amp; [Ciudad.E879] &amp; &quot;,&quot; &amp; [Ciudad.F879] &amp; &quot;),&quot;" table:style-name="ce1">
            <text:p>(68271,'Florián',68,5.803248,-73.970703),</text:p>
          </table:table-cell>
          <table:table-cell table:number-columns-repeated="16383"/>
        </table:table-row>
        <table:table-row table:style-name="ro1">
          <table:table-cell office:value-type="string" office:string-value="(68276,'Floridablanca',68,7.0723921,-73.1069693)," table:formula="of:=&quot;(&quot; &amp; [Ciudad.A880] &amp; &quot;,'&quot; &amp; [Ciudad.B880] &amp; &quot;',&quot; &amp; [Ciudad.C880] &amp; &quot;,&quot; &amp; [Ciudad.E880] &amp; &quot;,&quot; &amp; [Ciudad.F880] &amp; &quot;),&quot;" table:style-name="ce1">
            <text:p>(68276,'Floridablanca',68,7.0723921,-73.1069693),</text:p>
          </table:table-cell>
          <table:table-cell table:number-columns-repeated="16383"/>
        </table:table-row>
        <table:table-row table:style-name="ro1">
          <table:table-cell office:value-type="string" office:string-value="(68296,'Galán',68,6.639497,-73.287406)," table:formula="of:=&quot;(&quot; &amp; [Ciudad.A881] &amp; &quot;,'&quot; &amp; [Ciudad.B881] &amp; &quot;',&quot; &amp; [Ciudad.C881] &amp; &quot;,&quot; &amp; [Ciudad.E881] &amp; &quot;,&quot; &amp; [Ciudad.F881] &amp; &quot;),&quot;" table:style-name="ce1">
            <text:p>(68296,'Galán',68,6.639497,-73.287406),</text:p>
          </table:table-cell>
          <table:table-cell table:number-columns-repeated="16383"/>
        </table:table-row>
        <table:table-row table:style-name="ro1">
          <table:table-cell office:value-type="string" office:string-value="(68298,'Gambita',68,5.9456049,-73.344306)," table:formula="of:=&quot;(&quot; &amp; [Ciudad.A882] &amp; &quot;,'&quot; &amp; [Ciudad.B882] &amp; &quot;',&quot; &amp; [Ciudad.C882] &amp; &quot;,&quot; &amp; [Ciudad.E882] &amp; &quot;,&quot; &amp; [Ciudad.F882] &amp; &quot;),&quot;" table:style-name="ce1">
            <text:p>(68298,'Gambita',68,5.9456049,-73.344306),</text:p>
          </table:table-cell>
          <table:table-cell table:number-columns-repeated="16383"/>
        </table:table-row>
        <table:table-row table:style-name="ro1">
          <table:table-cell office:value-type="string" office:string-value="(68307,'Girón',68,7.0739678,-73.1692652)," table:formula="of:=&quot;(&quot; &amp; [Ciudad.A883] &amp; &quot;,'&quot; &amp; [Ciudad.B883] &amp; &quot;',&quot; &amp; [Ciudad.C883] &amp; &quot;,&quot; &amp; [Ciudad.E883] &amp; &quot;,&quot; &amp; [Ciudad.F883] &amp; &quot;),&quot;" table:style-name="ce1">
            <text:p>(68307,'Girón',68,7.0739678,-73.1692652),</text:p>
          </table:table-cell>
          <table:table-cell table:number-columns-repeated="16383"/>
        </table:table-row>
        <table:table-row table:style-name="ro1">
          <table:table-cell office:value-type="string" office:string-value="(68318,'Guaca',68,6.876227,-72.856219)," table:formula="of:=&quot;(&quot; &amp; [Ciudad.A884] &amp; &quot;,'&quot; &amp; [Ciudad.B884] &amp; &quot;',&quot; &amp; [Ciudad.C884] &amp; &quot;,&quot; &amp; [Ciudad.E884] &amp; &quot;,&quot; &amp; [Ciudad.F884] &amp; &quot;),&quot;" table:style-name="ce1">
            <text:p>(68318,'Guaca',68,6.876227,-72.856219),</text:p>
          </table:table-cell>
          <table:table-cell table:number-columns-repeated="16383"/>
        </table:table-row>
        <table:table-row table:style-name="ro1">
          <table:table-cell office:value-type="string" office:string-value="(68320,'Guadalupe',68,6.246049,-73.418739)," table:formula="of:=&quot;(&quot; &amp; [Ciudad.A885] &amp; &quot;,'&quot; &amp; [Ciudad.B885] &amp; &quot;',&quot; &amp; [Ciudad.C885] &amp; &quot;,&quot; &amp; [Ciudad.E885] &amp; &quot;,&quot; &amp; [Ciudad.F885] &amp; &quot;),&quot;" table:style-name="ce1">
            <text:p>(68320,'Guadalupe',68,6.246049,-73.418739),</text:p>
          </table:table-cell>
          <table:table-cell table:number-columns-repeated="16383"/>
        </table:table-row>
        <table:table-row table:style-name="ro1">
          <table:table-cell office:value-type="string" office:string-value="(68322,'Guapotá',68,6.308152,-73.320958)," table:formula="of:=&quot;(&quot; &amp; [Ciudad.A886] &amp; &quot;,'&quot; &amp; [Ciudad.B886] &amp; &quot;',&quot; &amp; [Ciudad.C886] &amp; &quot;,&quot; &amp; [Ciudad.E886] &amp; &quot;,&quot; &amp; [Ciudad.F886] &amp; &quot;),&quot;" table:style-name="ce1">
            <text:p>(68322,'Guapotá',68,6.308152,-73.320958),</text:p>
          </table:table-cell>
          <table:table-cell table:number-columns-repeated="16383"/>
        </table:table-row>
        <table:table-row table:style-name="ro1">
          <table:table-cell office:value-type="string" office:string-value="(68324,'Guavatá',68,5.955225,-73.701641)," table:formula="of:=&quot;(&quot; &amp; [Ciudad.A887] &amp; &quot;,'&quot; &amp; [Ciudad.B887] &amp; &quot;',&quot; &amp; [Ciudad.C887] &amp; &quot;,&quot; &amp; [Ciudad.E887] &amp; &quot;,&quot; &amp; [Ciudad.F887] &amp; &quot;),&quot;" table:style-name="ce1">
            <text:p>(68324,'Guavatá',68,5.955225,-73.701641),</text:p>
          </table:table-cell>
          <table:table-cell table:number-columns-repeated="16383"/>
        </table:table-row>
        <table:table-row table:style-name="ro1">
          <table:table-cell office:value-type="string" office:string-value="(68327,'Güepsa',68,6.022009,-73.569089)," table:formula="of:=&quot;(&quot; &amp; [Ciudad.A888] &amp; &quot;,'&quot; &amp; [Ciudad.B888] &amp; &quot;',&quot; &amp; [Ciudad.C888] &amp; &quot;,&quot; &amp; [Ciudad.E888] &amp; &quot;,&quot; &amp; [Ciudad.F888] &amp; &quot;),&quot;" table:style-name="ce1">
            <text:p>(68327,'Güepsa',68,6.022009,-73.569089),</text:p>
          </table:table-cell>
          <table:table-cell table:number-columns-repeated="16383"/>
        </table:table-row>
        <table:table-row table:style-name="ro1">
          <table:table-cell office:value-type="string" office:string-value="(68344,'Hato',68,6.544078,-73.308154)," table:formula="of:=&quot;(&quot; &amp; [Ciudad.A889] &amp; &quot;,'&quot; &amp; [Ciudad.B889] &amp; &quot;',&quot; &amp; [Ciudad.C889] &amp; &quot;,&quot; &amp; [Ciudad.E889] &amp; &quot;,&quot; &amp; [Ciudad.F889] &amp; &quot;),&quot;" table:style-name="ce1">
            <text:p>(68344,'Hato',68,6.544078,-73.308154),</text:p>
          </table:table-cell>
          <table:table-cell table:number-columns-repeated="16383"/>
        </table:table-row>
        <table:table-row table:style-name="ro1">
          <table:table-cell office:value-type="string" office:string-value="(68368,'Jesús María',68,5.876811,-73.782881)," table:formula="of:=&quot;(&quot; &amp; [Ciudad.A890] &amp; &quot;,'&quot; &amp; [Ciudad.B890] &amp; &quot;',&quot; &amp; [Ciudad.C890] &amp; &quot;,&quot; &amp; [Ciudad.E890] &amp; &quot;,&quot; &amp; [Ciudad.F890] &amp; &quot;),&quot;" table:style-name="ce1">
            <text:p>(68368,'Jesús María',68,5.876811,-73.782881),</text:p>
          </table:table-cell>
          <table:table-cell table:number-columns-repeated="16383"/>
        </table:table-row>
        <table:table-row table:style-name="ro1">
          <table:table-cell office:value-type="string" office:string-value="(68370,'Jordán',68,6.73196,-73.09693)," table:formula="of:=&quot;(&quot; &amp; [Ciudad.A891] &amp; &quot;,'&quot; &amp; [Ciudad.B891] &amp; &quot;',&quot; &amp; [Ciudad.C891] &amp; &quot;,&quot; &amp; [Ciudad.E891] &amp; &quot;,&quot; &amp; [Ciudad.F891] &amp; &quot;),&quot;" table:style-name="ce1">
            <text:p>(68370,'Jordán',68,6.73196,-73.09693),</text:p>
          </table:table-cell>
          <table:table-cell table:number-columns-repeated="16383"/>
        </table:table-row>
        <table:table-row table:style-name="ro1">
          <table:table-cell office:value-type="string" office:string-value="(68377,'La Belleza',68,5.859415,-73.965095)," table:formula="of:=&quot;(&quot; &amp; [Ciudad.A892] &amp; &quot;,'&quot; &amp; [Ciudad.B892] &amp; &quot;',&quot; &amp; [Ciudad.C892] &amp; &quot;,&quot; &amp; [Ciudad.E892] &amp; &quot;,&quot; &amp; [Ciudad.F892] &amp; &quot;),&quot;" table:style-name="ce1">
            <text:p>(68377,'La Belleza',68,5.859415,-73.965095),</text:p>
          </table:table-cell>
          <table:table-cell table:number-columns-repeated="16383"/>
        </table:table-row>
        <table:table-row table:style-name="ro1">
          <table:table-cell office:value-type="string" office:string-value="(68385,'Landázuri',68,6.2194589,-73.809258)," table:formula="of:=&quot;(&quot; &amp; [Ciudad.A893] &amp; &quot;,'&quot; &amp; [Ciudad.B893] &amp; &quot;',&quot; &amp; [Ciudad.C893] &amp; &quot;,&quot; &amp; [Ciudad.E893] &amp; &quot;,&quot; &amp; [Ciudad.F893] &amp; &quot;),&quot;" table:style-name="ce1">
            <text:p>(68385,'Landázuri',68,6.2194589,-73.809258),</text:p>
          </table:table-cell>
          <table:table-cell table:number-columns-repeated="16383"/>
        </table:table-row>
        <table:table-row table:style-name="ro1">
          <table:table-cell office:value-type="string" office:string-value="(68397,'La Paz',68,6.1898099,-73.57585)," table:formula="of:=&quot;(&quot; &amp; [Ciudad.A894] &amp; &quot;,'&quot; &amp; [Ciudad.B894] &amp; &quot;',&quot; &amp; [Ciudad.C894] &amp; &quot;,&quot; &amp; [Ciudad.E894] &amp; &quot;,&quot; &amp; [Ciudad.F894] &amp; &quot;),&quot;" table:style-name="ce1">
            <text:p>(68397,'La Paz',68,6.1898099,-73.57585),</text:p>
          </table:table-cell>
          <table:table-cell table:number-columns-repeated="16383"/>
        </table:table-row>
        <table:table-row table:style-name="ro1">
          <table:table-cell office:value-type="string" office:string-value="(68406,'Lebríja',68,7.111342,-73.216672)," table:formula="of:=&quot;(&quot; &amp; [Ciudad.A895] &amp; &quot;,'&quot; &amp; [Ciudad.B895] &amp; &quot;',&quot; &amp; [Ciudad.C895] &amp; &quot;,&quot; &amp; [Ciudad.E895] &amp; &quot;,&quot; &amp; [Ciudad.F895] &amp; &quot;),&quot;" table:style-name="ce1">
            <text:p>(68406,'Lebríja',68,7.111342,-73.216672),</text:p>
          </table:table-cell>
          <table:table-cell table:number-columns-repeated="16383"/>
        </table:table-row>
        <table:table-row table:style-name="ro1">
          <table:table-cell office:value-type="string" office:string-value="(68418,'Los Santos',68,6.755734,-73.102305)," table:formula="of:=&quot;(&quot; &amp; [Ciudad.A896] &amp; &quot;,'&quot; &amp; [Ciudad.B896] &amp; &quot;',&quot; &amp; [Ciudad.C896] &amp; &quot;,&quot; &amp; [Ciudad.E896] &amp; &quot;,&quot; &amp; [Ciudad.F896] &amp; &quot;),&quot;" table:style-name="ce1">
            <text:p>(68418,'Los Santos',68,6.755734,-73.102305),</text:p>
          </table:table-cell>
          <table:table-cell table:number-columns-repeated="16383"/>
        </table:table-row>
        <table:table-row table:style-name="ro1">
          <table:table-cell office:value-type="string" office:string-value="(68425,'Macaravita',68,6.50614,-72.59259)," table:formula="of:=&quot;(&quot; &amp; [Ciudad.A897] &amp; &quot;,'&quot; &amp; [Ciudad.B897] &amp; &quot;',&quot; &amp; [Ciudad.C897] &amp; &quot;,&quot; &amp; [Ciudad.E897] &amp; &quot;,&quot; &amp; [Ciudad.F897] &amp; &quot;),&quot;" table:style-name="ce1">
            <text:p>(68425,'Macaravita',68,6.50614,-72.59259),</text:p>
          </table:table-cell>
          <table:table-cell table:number-columns-repeated="16383"/>
        </table:table-row>
        <table:table-row table:style-name="ro1">
          <table:table-cell office:value-type="string" office:string-value="(68432,'Málaga',68,6.703858,-72.729891)," table:formula="of:=&quot;(&quot; &amp; [Ciudad.A898] &amp; &quot;,'&quot; &amp; [Ciudad.B898] &amp; &quot;',&quot; &amp; [Ciudad.C898] &amp; &quot;,&quot; &amp; [Ciudad.E898] &amp; &quot;,&quot; &amp; [Ciudad.F898] &amp; &quot;),&quot;" table:style-name="ce1">
            <text:p>(68432,'Málaga',68,6.703858,-72.729891),</text:p>
          </table:table-cell>
          <table:table-cell table:number-columns-repeated="16383"/>
        </table:table-row>
        <table:table-row table:style-name="ro1">
          <table:table-cell office:value-type="string" office:string-value="(68444,'Matanza',68,7.32278,-73.015958)," table:formula="of:=&quot;(&quot; &amp; [Ciudad.A899] &amp; &quot;,'&quot; &amp; [Ciudad.B899] &amp; &quot;',&quot; &amp; [Ciudad.C899] &amp; &quot;,&quot; &amp; [Ciudad.E899] &amp; &quot;,&quot; &amp; [Ciudad.F899] &amp; &quot;),&quot;" table:style-name="ce1">
            <text:p>(68444,'Matanza',68,7.32278,-73.015958),</text:p>
          </table:table-cell>
          <table:table-cell table:number-columns-repeated="16383"/>
        </table:table-row>
        <table:table-row table:style-name="ro1">
          <table:table-cell office:value-type="string" office:string-value="(68464,'Mogotes',68,6.474867,-72.970517)," table:formula="of:=&quot;(&quot; &amp; [Ciudad.A900] &amp; &quot;,'&quot; &amp; [Ciudad.B900] &amp; &quot;',&quot; &amp; [Ciudad.C900] &amp; &quot;,&quot; &amp; [Ciudad.E900] &amp; &quot;,&quot; &amp; [Ciudad.F900] &amp; &quot;),&quot;" table:style-name="ce1">
            <text:p>(68464,'Mogotes',68,6.474867,-72.970517),</text:p>
          </table:table-cell>
          <table:table-cell table:number-columns-repeated="16383"/>
        </table:table-row>
        <table:table-row table:style-name="ro1">
          <table:table-cell office:value-type="string" office:string-value="(68468,'Molagavita',68,6.674385,-72.809267)," table:formula="of:=&quot;(&quot; &amp; [Ciudad.A901] &amp; &quot;,'&quot; &amp; [Ciudad.B901] &amp; &quot;',&quot; &amp; [Ciudad.C901] &amp; &quot;,&quot; &amp; [Ciudad.E901] &amp; &quot;,&quot; &amp; [Ciudad.F901] &amp; &quot;),&quot;" table:style-name="ce1">
            <text:p>(68468,'Molagavita',68,6.674385,-72.809267),</text:p>
          </table:table-cell>
          <table:table-cell table:number-columns-repeated="16383"/>
        </table:table-row>
        <table:table-row table:style-name="ro1">
          <table:table-cell office:value-type="string" office:string-value="(68498,'Ocamonte',68,6.33978,-73.122163)," table:formula="of:=&quot;(&quot; &amp; [Ciudad.A902] &amp; &quot;,'&quot; &amp; [Ciudad.B902] &amp; &quot;',&quot; &amp; [Ciudad.C902] &amp; &quot;,&quot; &amp; [Ciudad.E902] &amp; &quot;,&quot; &amp; [Ciudad.F902] &amp; &quot;),&quot;" table:style-name="ce1">
            <text:p>(68498,'Ocamonte',68,6.33978,-73.122163),</text:p>
          </table:table-cell>
          <table:table-cell table:number-columns-repeated="16383"/>
        </table:table-row>
        <table:table-row table:style-name="ro1">
          <table:table-cell office:value-type="string" office:string-value="(68500,'Oiba',68,6.26467,-73.29838)," table:formula="of:=&quot;(&quot; &amp; [Ciudad.A903] &amp; &quot;,'&quot; &amp; [Ciudad.B903] &amp; &quot;',&quot; &amp; [Ciudad.C903] &amp; &quot;,&quot; &amp; [Ciudad.E903] &amp; &quot;,&quot; &amp; [Ciudad.F903] &amp; &quot;),&quot;" table:style-name="ce1">
            <text:p>(68500,'Oiba',68,6.26467,-73.29838),</text:p>
          </table:table-cell>
          <table:table-cell table:number-columns-repeated="16383"/>
        </table:table-row>
        <table:table-row table:style-name="ro1">
          <table:table-cell office:value-type="string" office:string-value="(68502,'Onzaga',68,6.343847,-72.814792)," table:formula="of:=&quot;(&quot; &amp; [Ciudad.A904] &amp; &quot;,'&quot; &amp; [Ciudad.B904] &amp; &quot;',&quot; &amp; [Ciudad.C904] &amp; &quot;,&quot; &amp; [Ciudad.E904] &amp; &quot;,&quot; &amp; [Ciudad.F904] &amp; &quot;),&quot;" table:style-name="ce1">
            <text:p>(68502,'Onzaga',68,6.343847,-72.814792),</text:p>
          </table:table-cell>
          <table:table-cell table:number-columns-repeated="16383"/>
        </table:table-row>
        <table:table-row table:style-name="ro1">
          <table:table-cell office:value-type="string" office:string-value="(68522,'Palmar',68,6.5387959,-73.291148)," table:formula="of:=&quot;(&quot; &amp; [Ciudad.A905] &amp; &quot;,'&quot; &amp; [Ciudad.B905] &amp; &quot;',&quot; &amp; [Ciudad.C905] &amp; &quot;,&quot; &amp; [Ciudad.E905] &amp; &quot;,&quot; &amp; [Ciudad.F905] &amp; &quot;),&quot;" table:style-name="ce1">
            <text:p>(68522,'Palmar',68,6.5387959,-73.291148),</text:p>
          </table:table-cell>
          <table:table-cell table:number-columns-repeated="16383"/>
        </table:table-row>
        <table:table-row table:style-name="ro1">
          <table:table-cell office:value-type="string" office:string-value="(68524,'Palmas del Socorro',68,6.4058558,-73.2875929)," table:formula="of:=&quot;(&quot; &amp; [Ciudad.A906] &amp; &quot;,'&quot; &amp; [Ciudad.B906] &amp; &quot;',&quot; &amp; [Ciudad.C906] &amp; &quot;,&quot; &amp; [Ciudad.E906] &amp; &quot;,&quot; &amp; [Ciudad.F906] &amp; &quot;),&quot;" table:style-name="ce1">
            <text:p>(68524,'Palmas del Socorro',68,6.4058558,-73.2875929),</text:p>
          </table:table-cell>
          <table:table-cell table:number-columns-repeated="16383"/>
        </table:table-row>
        <table:table-row table:style-name="ro1">
          <table:table-cell office:value-type="string" office:string-value="(68533,'Páramo',68,6.416886,-73.170777)," table:formula="of:=&quot;(&quot; &amp; [Ciudad.A907] &amp; &quot;,'&quot; &amp; [Ciudad.B907] &amp; &quot;',&quot; &amp; [Ciudad.C907] &amp; &quot;,&quot; &amp; [Ciudad.E907] &amp; &quot;,&quot; &amp; [Ciudad.F907] &amp; &quot;),&quot;" table:style-name="ce1">
            <text:p>(68533,'Páramo',68,6.416886,-73.170777),</text:p>
          </table:table-cell>
          <table:table-cell table:number-columns-repeated="16383"/>
        </table:table-row>
        <table:table-row table:style-name="ro1">
          <table:table-cell office:value-type="string" office:string-value="(68547,'Piedecuesta',68,6.991539,-73.053998)," table:formula="of:=&quot;(&quot; &amp; [Ciudad.A908] &amp; &quot;,'&quot; &amp; [Ciudad.B908] &amp; &quot;',&quot; &amp; [Ciudad.C908] &amp; &quot;,&quot; &amp; [Ciudad.E908] &amp; &quot;,&quot; &amp; [Ciudad.F908] &amp; &quot;),&quot;" table:style-name="ce1">
            <text:p>(68547,'Piedecuesta',68,6.991539,-73.053998),</text:p>
          </table:table-cell>
          <table:table-cell table:number-columns-repeated="16383"/>
        </table:table-row>
        <table:table-row table:style-name="ro1">
          <table:table-cell office:value-type="string" office:string-value="(68549,'Pinchote',68,6.53247,-73.1727)," table:formula="of:=&quot;(&quot; &amp; [Ciudad.A909] &amp; &quot;,'&quot; &amp; [Ciudad.B909] &amp; &quot;',&quot; &amp; [Ciudad.C909] &amp; &quot;,&quot; &amp; [Ciudad.E909] &amp; &quot;,&quot; &amp; [Ciudad.F909] &amp; &quot;),&quot;" table:style-name="ce1">
            <text:p>(68549,'Pinchote',68,6.53247,-73.1727),</text:p>
          </table:table-cell>
          <table:table-cell table:number-columns-repeated="16383"/>
        </table:table-row>
        <table:table-row table:style-name="ro1">
          <table:table-cell office:value-type="string" office:string-value="(68572,'Puente Nacional',68,5.877927,-73.677635)," table:formula="of:=&quot;(&quot; &amp; [Ciudad.A910] &amp; &quot;,'&quot; &amp; [Ciudad.B910] &amp; &quot;',&quot; &amp; [Ciudad.C910] &amp; &quot;,&quot; &amp; [Ciudad.E910] &amp; &quot;,&quot; &amp; [Ciudad.F910] &amp; &quot;),&quot;" table:style-name="ce1">
            <text:p>(68572,'Puente Nacional',68,5.877927,-73.677635),</text:p>
          </table:table-cell>
          <table:table-cell table:number-columns-repeated="16383"/>
        </table:table-row>
        <table:table-row table:style-name="ro1">
          <table:table-cell office:value-type="string" office:string-value="(68573,'Puerto Parra',68,6.650797,-74.0559339)," table:formula="of:=&quot;(&quot; &amp; [Ciudad.A911] &amp; &quot;,'&quot; &amp; [Ciudad.B911] &amp; &quot;',&quot; &amp; [Ciudad.C911] &amp; &quot;,&quot; &amp; [Ciudad.E911] &amp; &quot;,&quot; &amp; [Ciudad.F911] &amp; &quot;),&quot;" table:style-name="ce1">
            <text:p>(68573,'Puerto Parra',68,6.650797,-74.0559339),</text:p>
          </table:table-cell>
          <table:table-cell table:number-columns-repeated="16383"/>
        </table:table-row>
        <table:table-row table:style-name="ro1">
          <table:table-cell office:value-type="string" office:string-value="(68575,'Puerto Wilches',68,7.33875,-73.905454)," table:formula="of:=&quot;(&quot; &amp; [Ciudad.A912] &amp; &quot;,'&quot; &amp; [Ciudad.B912] &amp; &quot;',&quot; &amp; [Ciudad.C912] &amp; &quot;,&quot; &amp; [Ciudad.E912] &amp; &quot;,&quot; &amp; [Ciudad.F912] &amp; &quot;),&quot;" table:style-name="ce1">
            <text:p>(68575,'Puerto Wilches',68,7.33875,-73.905454),</text:p>
          </table:table-cell>
          <table:table-cell table:number-columns-repeated="16383"/>
        </table:table-row>
        <table:table-row table:style-name="ro1">
          <table:table-cell office:value-type="string" office:string-value="(68615,'Rionegro',68,7.15364,-73.15358)," table:formula="of:=&quot;(&quot; &amp; [Ciudad.A913] &amp; &quot;,'&quot; &amp; [Ciudad.B913] &amp; &quot;',&quot; &amp; [Ciudad.C913] &amp; &quot;,&quot; &amp; [Ciudad.E913] &amp; &quot;,&quot; &amp; [Ciudad.F913] &amp; &quot;),&quot;" table:style-name="ce1">
            <text:p>(68615,'Rionegro',68,7.15364,-73.15358),</text:p>
          </table:table-cell>
          <table:table-cell table:number-columns-repeated="16383"/>
        </table:table-row>
        <table:table-row table:style-name="ro1">
          <table:table-cell office:value-type="string" office:string-value="(68655,'Sabana de Torres',68,7.394792,-73.500055)," table:formula="of:=&quot;(&quot; &amp; [Ciudad.A914] &amp; &quot;,'&quot; &amp; [Ciudad.B914] &amp; &quot;',&quot; &amp; [Ciudad.C914] &amp; &quot;,&quot; &amp; [Ciudad.E914] &amp; &quot;,&quot; &amp; [Ciudad.F914] &amp; &quot;),&quot;" table:style-name="ce1">
            <text:p>(68655,'Sabana de Torres',68,7.394792,-73.500055),</text:p>
          </table:table-cell>
          <table:table-cell table:number-columns-repeated="16383"/>
        </table:table-row>
        <table:table-row table:style-name="ro1">
          <table:table-cell office:value-type="string" office:string-value="(68669,'San Andrés',68,6.811888,-72.848242)," table:formula="of:=&quot;(&quot; &amp; [Ciudad.A915] &amp; &quot;,'&quot; &amp; [Ciudad.B915] &amp; &quot;',&quot; &amp; [Ciudad.C915] &amp; &quot;,&quot; &amp; [Ciudad.E915] &amp; &quot;,&quot; &amp; [Ciudad.F915] &amp; &quot;),&quot;" table:style-name="ce1">
            <text:p>(68669,'San Andrés',68,6.811888,-72.848242),</text:p>
          </table:table-cell>
          <table:table-cell table:number-columns-repeated="16383"/>
        </table:table-row>
        <table:table-row table:style-name="ro1">
          <table:table-cell office:value-type="string" office:string-value="(68673,'San Benito',68,6.12716,-73.509711)," table:formula="of:=&quot;(&quot; &amp; [Ciudad.A916] &amp; &quot;,'&quot; &amp; [Ciudad.B916] &amp; &quot;',&quot; &amp; [Ciudad.C916] &amp; &quot;,&quot; &amp; [Ciudad.E916] &amp; &quot;,&quot; &amp; [Ciudad.F916] &amp; &quot;),&quot;" table:style-name="ce1">
            <text:p>(68673,'San Benito',68,6.12716,-73.509711),</text:p>
          </table:table-cell>
          <table:table-cell table:number-columns-repeated="16383"/>
        </table:table-row>
        <table:table-row table:style-name="ro1">
          <table:table-cell office:value-type="string" office:string-value="(68679,'San Gil',68,6.554824,-73.13412)," table:formula="of:=&quot;(&quot; &amp; [Ciudad.A917] &amp; &quot;,'&quot; &amp; [Ciudad.B917] &amp; &quot;',&quot; &amp; [Ciudad.C917] &amp; &quot;,&quot; &amp; [Ciudad.E917] &amp; &quot;,&quot; &amp; [Ciudad.F917] &amp; &quot;),&quot;" table:style-name="ce1">
            <text:p>(68679,'San Gil',68,6.554824,-73.13412),</text:p>
          </table:table-cell>
          <table:table-cell table:number-columns-repeated="16383"/>
        </table:table-row>
        <table:table-row table:style-name="ro1">
          <table:table-cell office:value-type="string" office:string-value="(68682,'San Joaquín',68,6.427803,-72.868082)," table:formula="of:=&quot;(&quot; &amp; [Ciudad.A918] &amp; &quot;,'&quot; &amp; [Ciudad.B918] &amp; &quot;',&quot; &amp; [Ciudad.C918] &amp; &quot;,&quot; &amp; [Ciudad.E918] &amp; &quot;,&quot; &amp; [Ciudad.F918] &amp; &quot;),&quot;" table:style-name="ce1">
            <text:p>(68682,'San Joaquín',68,6.427803,-72.868082),</text:p>
          </table:table-cell>
          <table:table-cell table:number-columns-repeated="16383"/>
        </table:table-row>
        <table:table-row table:style-name="ro1">
          <table:table-cell office:value-type="string" office:string-value="(68684,'San José de Miranda',68,6.658614,-72.733351)," table:formula="of:=&quot;(&quot; &amp; [Ciudad.A919] &amp; &quot;,'&quot; &amp; [Ciudad.B919] &amp; &quot;',&quot; &amp; [Ciudad.C919] &amp; &quot;,&quot; &amp; [Ciudad.E919] &amp; &quot;,&quot; &amp; [Ciudad.F919] &amp; &quot;),&quot;" table:style-name="ce1">
            <text:p>(68684,'San José de Miranda',68,6.658614,-72.733351),</text:p>
          </table:table-cell>
          <table:table-cell table:number-columns-repeated="16383"/>
        </table:table-row>
        <table:table-row table:style-name="ro1">
          <table:table-cell office:value-type="string" office:string-value="(68686,'San Miguel',68,6.576745,-72.645982)," table:formula="of:=&quot;(&quot; &amp; [Ciudad.A920] &amp; &quot;,'&quot; &amp; [Ciudad.B920] &amp; &quot;',&quot; &amp; [Ciudad.C920] &amp; &quot;,&quot; &amp; [Ciudad.E920] &amp; &quot;,&quot; &amp; [Ciudad.F920] &amp; &quot;),&quot;" table:style-name="ce1">
            <text:p>(68686,'San Miguel',68,6.576745,-72.645982),</text:p>
          </table:table-cell>
          <table:table-cell table:number-columns-repeated="16383"/>
        </table:table-row>
        <table:table-row table:style-name="ro1">
          <table:table-cell office:value-type="string" office:string-value="(68689,'San Vicente de Chucurí',68,6.878518,-73.413233)," table:formula="of:=&quot;(&quot; &amp; [Ciudad.A921] &amp; &quot;,'&quot; &amp; [Ciudad.B921] &amp; &quot;',&quot; &amp; [Ciudad.C921] &amp; &quot;,&quot; &amp; [Ciudad.E921] &amp; &quot;,&quot; &amp; [Ciudad.F921] &amp; &quot;),&quot;" table:style-name="ce1">
            <text:p>(68689,'San Vicente de Chucurí',68,6.878518,-73.413233),</text:p>
          </table:table-cell>
          <table:table-cell table:number-columns-repeated="16383"/>
        </table:table-row>
        <table:table-row table:style-name="ro1">
          <table:table-cell office:value-type="string" office:string-value="(68705,'Santa Bárbara',68,6.990524,-72.906681)," table:formula="of:=&quot;(&quot; &amp; [Ciudad.A922] &amp; &quot;,'&quot; &amp; [Ciudad.B922] &amp; &quot;',&quot; &amp; [Ciudad.C922] &amp; &quot;,&quot; &amp; [Ciudad.E922] &amp; &quot;,&quot; &amp; [Ciudad.F922] &amp; &quot;),&quot;" table:style-name="ce1">
            <text:p>(68705,'Santa Bárbara',68,6.990524,-72.906681),</text:p>
          </table:table-cell>
          <table:table-cell table:number-columns-repeated="16383"/>
        </table:table-row>
        <table:table-row table:style-name="ro1">
          <table:table-cell office:value-type="string" office:string-value="(68720,'Santa Helena del Opón',68,6.3387478,-73.616458)," table:formula="of:=&quot;(&quot; &amp; [Ciudad.A923] &amp; &quot;,'&quot; &amp; [Ciudad.B923] &amp; &quot;',&quot; &amp; [Ciudad.C923] &amp; &quot;,&quot; &amp; [Ciudad.E923] &amp; &quot;,&quot; &amp; [Ciudad.F923] &amp; &quot;),&quot;" table:style-name="ce1">
            <text:p>(68720,'Santa Helena del Opón',68,6.3387478,-73.616458),</text:p>
          </table:table-cell>
          <table:table-cell table:number-columns-repeated="16383"/>
        </table:table-row>
        <table:table-row table:style-name="ro1">
          <table:table-cell office:value-type="string" office:string-value="(68745,'Simacota',68,6.443588,-73.337534)," table:formula="of:=&quot;(&quot; &amp; [Ciudad.A924] &amp; &quot;,'&quot; &amp; [Ciudad.B924] &amp; &quot;',&quot; &amp; [Ciudad.C924] &amp; &quot;,&quot; &amp; [Ciudad.E924] &amp; &quot;,&quot; &amp; [Ciudad.F924] &amp; &quot;),&quot;" table:style-name="ce1">
            <text:p>(68745,'Simacota',68,6.443588,-73.337534),</text:p>
          </table:table-cell>
          <table:table-cell table:number-columns-repeated="16383"/>
        </table:table-row>
        <table:table-row table:style-name="ro1">
          <table:table-cell office:value-type="string" office:string-value="(68755,'Socorro',68,6.468665,-73.264041)," table:formula="of:=&quot;(&quot; &amp; [Ciudad.A925] &amp; &quot;,'&quot; &amp; [Ciudad.B925] &amp; &quot;',&quot; &amp; [Ciudad.C925] &amp; &quot;,&quot; &amp; [Ciudad.E925] &amp; &quot;,&quot; &amp; [Ciudad.F925] &amp; &quot;),&quot;" table:style-name="ce1">
            <text:p>(68755,'Socorro',68,6.468665,-73.264041),</text:p>
          </table:table-cell>
          <table:table-cell table:number-columns-repeated="16383"/>
        </table:table-row>
        <table:table-row table:style-name="ro1">
          <table:table-cell office:value-type="string" office:string-value="(68770,'Suaita',68,6.098511,-73.4432379)," table:formula="of:=&quot;(&quot; &amp; [Ciudad.A926] &amp; &quot;,'&quot; &amp; [Ciudad.B926] &amp; &quot;',&quot; &amp; [Ciudad.C926] &amp; &quot;,&quot; &amp; [Ciudad.E926] &amp; &quot;,&quot; &amp; [Ciudad.F926] &amp; &quot;),&quot;" table:style-name="ce1">
            <text:p>(68770,'Suaita',68,6.098511,-73.4432379),</text:p>
          </table:table-cell>
          <table:table-cell table:number-columns-repeated="16383"/>
        </table:table-row>
        <table:table-row table:style-name="ro1">
          <table:table-cell office:value-type="string" office:string-value="(68773,'Sucre',68,5.9184599,-73.791593)," table:formula="of:=&quot;(&quot; &amp; [Ciudad.A927] &amp; &quot;,'&quot; &amp; [Ciudad.B927] &amp; &quot;',&quot; &amp; [Ciudad.C927] &amp; &quot;,&quot; &amp; [Ciudad.E927] &amp; &quot;,&quot; &amp; [Ciudad.F927] &amp; &quot;),&quot;" table:style-name="ce1">
            <text:p>(68773,'Sucre',68,5.9184599,-73.791593),</text:p>
          </table:table-cell>
          <table:table-cell table:number-columns-repeated="16383"/>
        </table:table-row>
        <table:table-row table:style-name="ro1">
          <table:table-cell office:value-type="string" office:string-value="(68780,'Suratá',68,7.366515,-72.983983)," table:formula="of:=&quot;(&quot; &amp; [Ciudad.A928] &amp; &quot;,'&quot; &amp; [Ciudad.B928] &amp; &quot;',&quot; &amp; [Ciudad.C928] &amp; &quot;,&quot; &amp; [Ciudad.E928] &amp; &quot;,&quot; &amp; [Ciudad.F928] &amp; &quot;),&quot;" table:style-name="ce1">
            <text:p>(68780,'Suratá',68,7.366515,-72.983983),</text:p>
          </table:table-cell>
          <table:table-cell table:number-columns-repeated="16383"/>
        </table:table-row>
        <table:table-row table:style-name="ro1">
          <table:table-cell office:value-type="string" office:string-value="(68820,'Tona',68,7.20183,-72.966757)," table:formula="of:=&quot;(&quot; &amp; [Ciudad.A929] &amp; &quot;,'&quot; &amp; [Ciudad.B929] &amp; &quot;',&quot; &amp; [Ciudad.C929] &amp; &quot;,&quot; &amp; [Ciudad.E929] &amp; &quot;,&quot; &amp; [Ciudad.F929] &amp; &quot;),&quot;" table:style-name="ce1">
            <text:p>(68820,'Tona',68,7.20183,-72.966757),</text:p>
          </table:table-cell>
          <table:table-cell table:number-columns-repeated="16383"/>
        </table:table-row>
        <table:table-row table:style-name="ro1">
          <table:table-cell office:value-type="string" office:string-value="(68855,'Valle de San José',68,6.448144,-73.143786)," table:formula="of:=&quot;(&quot; &amp; [Ciudad.A930] &amp; &quot;,'&quot; &amp; [Ciudad.B930] &amp; &quot;',&quot; &amp; [Ciudad.C930] &amp; &quot;,&quot; &amp; [Ciudad.E930] &amp; &quot;,&quot; &amp; [Ciudad.F930] &amp; &quot;),&quot;" table:style-name="ce1">
            <text:p>(68855,'Valle de San José',68,6.448144,-73.143786),</text:p>
          </table:table-cell>
          <table:table-cell table:number-columns-repeated="16383"/>
        </table:table-row>
        <table:table-row table:style-name="ro1">
          <table:table-cell office:value-type="string" office:string-value="(68861,'Vélez',68,6.00915,-73.671864)," table:formula="of:=&quot;(&quot; &amp; [Ciudad.A931] &amp; &quot;,'&quot; &amp; [Ciudad.B931] &amp; &quot;',&quot; &amp; [Ciudad.C931] &amp; &quot;,&quot; &amp; [Ciudad.E931] &amp; &quot;,&quot; &amp; [Ciudad.F931] &amp; &quot;),&quot;" table:style-name="ce1">
            <text:p>(68861,'Vélez',68,6.00915,-73.671864),</text:p>
          </table:table-cell>
          <table:table-cell table:number-columns-repeated="16383"/>
        </table:table-row>
        <table:table-row table:style-name="ro1">
          <table:table-cell office:value-type="string" office:string-value="(68867,'Vetas',68,7.33337,-72.86667)," table:formula="of:=&quot;(&quot; &amp; [Ciudad.A932] &amp; &quot;,'&quot; &amp; [Ciudad.B932] &amp; &quot;',&quot; &amp; [Ciudad.C932] &amp; &quot;,&quot; &amp; [Ciudad.E932] &amp; &quot;,&quot; &amp; [Ciudad.F932] &amp; &quot;),&quot;" table:style-name="ce1">
            <text:p>(68867,'Vetas',68,7.33337,-72.86667),</text:p>
          </table:table-cell>
          <table:table-cell table:number-columns-repeated="16383"/>
        </table:table-row>
        <table:table-row table:style-name="ro1">
          <table:table-cell office:value-type="string" office:string-value="(68872,'Villanueva',68,6.669466,-73.173988)," table:formula="of:=&quot;(&quot; &amp; [Ciudad.A933] &amp; &quot;,'&quot; &amp; [Ciudad.B933] &amp; &quot;',&quot; &amp; [Ciudad.C933] &amp; &quot;,&quot; &amp; [Ciudad.E933] &amp; &quot;,&quot; &amp; [Ciudad.F933] &amp; &quot;),&quot;" table:style-name="ce1">
            <text:p>(68872,'Villanueva',68,6.669466,-73.173988),</text:p>
          </table:table-cell>
          <table:table-cell table:number-columns-repeated="16383"/>
        </table:table-row>
        <table:table-row table:style-name="ro1">
          <table:table-cell office:value-type="string" office:string-value="(68895,'Zapatoca',68,6.813882,-73.272537)," table:formula="of:=&quot;(&quot; &amp; [Ciudad.A934] &amp; &quot;,'&quot; &amp; [Ciudad.B934] &amp; &quot;',&quot; &amp; [Ciudad.C934] &amp; &quot;,&quot; &amp; [Ciudad.E934] &amp; &quot;,&quot; &amp; [Ciudad.F934] &amp; &quot;),&quot;" table:style-name="ce1">
            <text:p>(68895,'Zapatoca',68,6.813882,-73.272537),</text:p>
          </table:table-cell>
          <table:table-cell table:number-columns-repeated="16383"/>
        </table:table-row>
        <table:table-row table:style-name="ro1">
          <table:table-cell office:value-type="string" office:string-value="(70001,'Sincelejo',70,9.3045773,-75.3905567)," table:formula="of:=&quot;(&quot; &amp; [Ciudad.A935] &amp; &quot;,'&quot; &amp; [Ciudad.B935] &amp; &quot;',&quot; &amp; [Ciudad.C935] &amp; &quot;,&quot; &amp; [Ciudad.E935] &amp; &quot;,&quot; &amp; [Ciudad.F935] &amp; &quot;),&quot;" table:style-name="ce1">
            <text:p>(70001,'Sincelejo',70,9.3045773,-75.3905567),</text:p>
          </table:table-cell>
          <table:table-cell table:number-columns-repeated="16383"/>
        </table:table-row>
        <table:table-row table:style-name="ro1">
          <table:table-cell office:value-type="string" office:string-value="(70110,'Buenavista',70,9.320434,-74.973387)," table:formula="of:=&quot;(&quot; &amp; [Ciudad.A936] &amp; &quot;,'&quot; &amp; [Ciudad.B936] &amp; &quot;',&quot; &amp; [Ciudad.C936] &amp; &quot;,&quot; &amp; [Ciudad.E936] &amp; &quot;,&quot; &amp; [Ciudad.F936] &amp; &quot;),&quot;" table:style-name="ce1">
            <text:p>(70110,'Buenavista',70,9.320434,-74.973387),</text:p>
          </table:table-cell>
          <table:table-cell table:number-columns-repeated="16383"/>
        </table:table-row>
        <table:table-row table:style-name="ro1">
          <table:table-cell office:value-type="string" office:string-value="(70124,'Caimito',70,8.789558,-75.11489)," table:formula="of:=&quot;(&quot; &amp; [Ciudad.A937] &amp; &quot;,'&quot; &amp; [Ciudad.B937] &amp; &quot;',&quot; &amp; [Ciudad.C937] &amp; &quot;,&quot; &amp; [Ciudad.E937] &amp; &quot;,&quot; &amp; [Ciudad.F937] &amp; &quot;),&quot;" table:style-name="ce1">
            <text:p>(70124,'Caimito',70,8.789558,-75.11489),</text:p>
          </table:table-cell>
          <table:table-cell table:number-columns-repeated="16383"/>
        </table:table-row>
        <table:table-row table:style-name="ro1">
          <table:table-cell office:value-type="string" office:string-value="(70204,'Coloso',70,9.49551,-75.35218)," table:formula="of:=&quot;(&quot; &amp; [Ciudad.A938] &amp; &quot;,'&quot; &amp; [Ciudad.B938] &amp; &quot;',&quot; &amp; [Ciudad.C938] &amp; &quot;,&quot; &amp; [Ciudad.E938] &amp; &quot;,&quot; &amp; [Ciudad.F938] &amp; &quot;),&quot;" table:style-name="ce1">
            <text:p>(70204,'Coloso',70,9.49551,-75.35218),</text:p>
          </table:table-cell>
          <table:table-cell table:number-columns-repeated="16383"/>
        </table:table-row>
        <table:table-row table:style-name="ro1">
          <table:table-cell office:value-type="string" office:string-value="(70215,'Corozal',70,9.321697,-75.294467)," table:formula="of:=&quot;(&quot; &amp; [Ciudad.A939] &amp; &quot;,'&quot; &amp; [Ciudad.B939] &amp; &quot;',&quot; &amp; [Ciudad.C939] &amp; &quot;,&quot; &amp; [Ciudad.E939] &amp; &quot;,&quot; &amp; [Ciudad.F939] &amp; &quot;),&quot;" table:style-name="ce1">
            <text:p>(70215,'Corozal',70,9.321697,-75.294467),</text:p>
          </table:table-cell>
          <table:table-cell table:number-columns-repeated="16383"/>
        </table:table-row>
        <table:table-row table:style-name="ro1">
          <table:table-cell office:value-type="string" office:string-value="(70221,'Coveñas',70,9.402597,-75.681642)," table:formula="of:=&quot;(&quot; &amp; [Ciudad.A940] &amp; &quot;,'&quot; &amp; [Ciudad.B940] &amp; &quot;',&quot; &amp; [Ciudad.C940] &amp; &quot;,&quot; &amp; [Ciudad.E940] &amp; &quot;,&quot; &amp; [Ciudad.F940] &amp; &quot;),&quot;" table:style-name="ce1">
            <text:p>(70221,'Coveñas',70,9.402597,-75.681642),</text:p>
          </table:table-cell>
          <table:table-cell table:number-columns-repeated="16383"/>
        </table:table-row>
        <table:table-row table:style-name="ro1">
          <table:table-cell office:value-type="string" office:string-value="(70230,'Chalán',70,9.5458269,-75.312885)," table:formula="of:=&quot;(&quot; &amp; [Ciudad.A941] &amp; &quot;,'&quot; &amp; [Ciudad.B941] &amp; &quot;',&quot; &amp; [Ciudad.C941] &amp; &quot;,&quot; &amp; [Ciudad.E941] &amp; &quot;,&quot; &amp; [Ciudad.F941] &amp; &quot;),&quot;" table:style-name="ce1">
            <text:p>(70230,'Chalán',70,9.5458269,-75.312885),</text:p>
          </table:table-cell>
          <table:table-cell table:number-columns-repeated="16383"/>
        </table:table-row>
        <table:table-row table:style-name="ro1">
          <table:table-cell office:value-type="string" office:string-value="(70233,'El Roble',70,9.10192,-75.19554)," table:formula="of:=&quot;(&quot; &amp; [Ciudad.A942] &amp; &quot;,'&quot; &amp; [Ciudad.B942] &amp; &quot;',&quot; &amp; [Ciudad.C942] &amp; &quot;,&quot; &amp; [Ciudad.E942] &amp; &quot;,&quot; &amp; [Ciudad.F942] &amp; &quot;),&quot;" table:style-name="ce1">
            <text:p>(70233,'El Roble',70,9.10192,-75.19554),</text:p>
          </table:table-cell>
          <table:table-cell table:number-columns-repeated="16383"/>
        </table:table-row>
        <table:table-row table:style-name="ro1">
          <table:table-cell office:value-type="string" office:string-value="(70235,'Galeras',70,9.1175963,-74.9910112)," table:formula="of:=&quot;(&quot; &amp; [Ciudad.A943] &amp; &quot;,'&quot; &amp; [Ciudad.B943] &amp; &quot;',&quot; &amp; [Ciudad.C943] &amp; &quot;,&quot; &amp; [Ciudad.E943] &amp; &quot;,&quot; &amp; [Ciudad.F943] &amp; &quot;),&quot;" table:style-name="ce1">
            <text:p>(70235,'Galeras',70,9.1175963,-74.9910112),</text:p>
          </table:table-cell>
          <table:table-cell table:number-columns-repeated="16383"/>
        </table:table-row>
        <table:table-row table:style-name="ro1">
          <table:table-cell office:value-type="string" office:string-value="(70265,'Guaranda',70,8.46831,-74.537025)," table:formula="of:=&quot;(&quot; &amp; [Ciudad.A944] &amp; &quot;,'&quot; &amp; [Ciudad.B944] &amp; &quot;',&quot; &amp; [Ciudad.C944] &amp; &quot;,&quot; &amp; [Ciudad.E944] &amp; &quot;,&quot; &amp; [Ciudad.F944] &amp; &quot;),&quot;" table:style-name="ce1">
            <text:p>(70265,'Guaranda',70,8.46831,-74.537025),</text:p>
          </table:table-cell>
          <table:table-cell table:number-columns-repeated="16383"/>
        </table:table-row>
        <table:table-row table:style-name="ro1">
          <table:table-cell office:value-type="string" office:string-value="(70400,'La Unión',70,8.853929,-75.281155)," table:formula="of:=&quot;(&quot; &amp; [Ciudad.A945] &amp; &quot;,'&quot; &amp; [Ciudad.B945] &amp; &quot;',&quot; &amp; [Ciudad.C945] &amp; &quot;,&quot; &amp; [Ciudad.E945] &amp; &quot;,&quot; &amp; [Ciudad.F945] &amp; &quot;),&quot;" table:style-name="ce1">
            <text:p>(70400,'La Unión',70,8.853929,-75.281155),</text:p>
          </table:table-cell>
          <table:table-cell table:number-columns-repeated="16383"/>
        </table:table-row>
        <table:table-row table:style-name="ro1">
          <table:table-cell office:value-type="string" office:string-value="(70418,'Los Palmitos',70,9.380494,-75.27095)," table:formula="of:=&quot;(&quot; &amp; [Ciudad.A946] &amp; &quot;,'&quot; &amp; [Ciudad.B946] &amp; &quot;',&quot; &amp; [Ciudad.C946] &amp; &quot;,&quot; &amp; [Ciudad.E946] &amp; &quot;,&quot; &amp; [Ciudad.F946] &amp; &quot;),&quot;" table:style-name="ce1">
            <text:p>(70418,'Los Palmitos',70,9.380494,-75.27095),</text:p>
          </table:table-cell>
          <table:table-cell table:number-columns-repeated="16383"/>
        </table:table-row>
        <table:table-row table:style-name="ro1">
          <table:table-cell office:value-type="string" office:string-value="(70429,'Majagual',70,8.54125,-74.628099)," table:formula="of:=&quot;(&quot; &amp; [Ciudad.A947] &amp; &quot;,'&quot; &amp; [Ciudad.B947] &amp; &quot;',&quot; &amp; [Ciudad.C947] &amp; &quot;,&quot; &amp; [Ciudad.E947] &amp; &quot;,&quot; &amp; [Ciudad.F947] &amp; &quot;),&quot;" table:style-name="ce1">
            <text:p>(70429,'Majagual',70,8.54125,-74.628099),</text:p>
          </table:table-cell>
          <table:table-cell table:number-columns-repeated="16383"/>
        </table:table-row>
        <table:table-row table:style-name="ro1">
          <table:table-cell office:value-type="string" office:string-value="(70473,'Morroa',70,9.332193,-75.307733)," table:formula="of:=&quot;(&quot; &amp; [Ciudad.A948] &amp; &quot;,'&quot; &amp; [Ciudad.B948] &amp; &quot;',&quot; &amp; [Ciudad.C948] &amp; &quot;,&quot; &amp; [Ciudad.E948] &amp; &quot;,&quot; &amp; [Ciudad.F948] &amp; &quot;),&quot;" table:style-name="ce1">
            <text:p>(70473,'Morroa',70,9.332193,-75.307733),</text:p>
          </table:table-cell>
          <table:table-cell table:number-columns-repeated="16383"/>
        </table:table-row>
        <table:table-row table:style-name="ro1">
          <table:table-cell office:value-type="string" office:string-value="(70508,'Ovejas',70,9.5258559,-75.227529)," table:formula="of:=&quot;(&quot; &amp; [Ciudad.A949] &amp; &quot;,'&quot; &amp; [Ciudad.B949] &amp; &quot;',&quot; &amp; [Ciudad.C949] &amp; &quot;,&quot; &amp; [Ciudad.E949] &amp; &quot;,&quot; &amp; [Ciudad.F949] &amp; &quot;),&quot;" table:style-name="ce1">
            <text:p>(70508,'Ovejas',70,9.5258559,-75.227529),</text:p>
          </table:table-cell>
          <table:table-cell table:number-columns-repeated="16383"/>
        </table:table-row>
        <table:table-row table:style-name="ro1">
          <table:table-cell office:value-type="string" office:string-value="(70523,'Palmito',70,9.333659,-75.540823)," table:formula="of:=&quot;(&quot; &amp; [Ciudad.A950] &amp; &quot;,'&quot; &amp; [Ciudad.B950] &amp; &quot;',&quot; &amp; [Ciudad.C950] &amp; &quot;,&quot; &amp; [Ciudad.E950] &amp; &quot;,&quot; &amp; [Ciudad.F950] &amp; &quot;),&quot;" table:style-name="ce1">
            <text:p>(70523,'Palmito',70,9.333659,-75.540823),</text:p>
          </table:table-cell>
          <table:table-cell table:number-columns-repeated="16383"/>
        </table:table-row>
        <table:table-row table:style-name="ro1">
          <table:table-cell office:value-type="string" office:string-value="(70670,'Sampués',70,9.18357,-75.381105)," table:formula="of:=&quot;(&quot; &amp; [Ciudad.A951] &amp; &quot;,'&quot; &amp; [Ciudad.B951] &amp; &quot;',&quot; &amp; [Ciudad.C951] &amp; &quot;,&quot; &amp; [Ciudad.E951] &amp; &quot;,&quot; &amp; [Ciudad.F951] &amp; &quot;),&quot;" table:style-name="ce1">
            <text:p>(70670,'Sampués',70,9.18357,-75.381105),</text:p>
          </table:table-cell>
          <table:table-cell table:number-columns-repeated="16383"/>
        </table:table-row>
        <table:table-row table:style-name="ro1">
          <table:table-cell office:value-type="string" office:string-value="(70678,'San Benito Abad',70,8.931132,-75.030651)," table:formula="of:=&quot;(&quot; &amp; [Ciudad.A952] &amp; &quot;,'&quot; &amp; [Ciudad.B952] &amp; &quot;',&quot; &amp; [Ciudad.C952] &amp; &quot;,&quot; &amp; [Ciudad.E952] &amp; &quot;,&quot; &amp; [Ciudad.F952] &amp; &quot;),&quot;" table:style-name="ce1">
            <text:p>(70678,'San Benito Abad',70,8.931132,-75.030651),</text:p>
          </table:table-cell>
          <table:table-cell table:number-columns-repeated="16383"/>
        </table:table-row>
        <table:table-row table:style-name="ro1">
          <table:table-cell office:value-type="string" office:string-value="(70702,'San Juan de Betulia',70,9.274374,-75.243774)," table:formula="of:=&quot;(&quot; &amp; [Ciudad.A953] &amp; &quot;,'&quot; &amp; [Ciudad.B953] &amp; &quot;',&quot; &amp; [Ciudad.C953] &amp; &quot;,&quot; &amp; [Ciudad.E953] &amp; &quot;,&quot; &amp; [Ciudad.F953] &amp; &quot;),&quot;" table:style-name="ce1">
            <text:p>(70702,'San Juan de Betulia',70,9.274374,-75.243774),</text:p>
          </table:table-cell>
          <table:table-cell table:number-columns-repeated="16383"/>
        </table:table-row>
        <table:table-row table:style-name="ro1">
          <table:table-cell office:value-type="string" office:string-value="(70708,'San Marcos',70,8.662577,-75.128872)," table:formula="of:=&quot;(&quot; &amp; [Ciudad.A954] &amp; &quot;,'&quot; &amp; [Ciudad.B954] &amp; &quot;',&quot; &amp; [Ciudad.C954] &amp; &quot;,&quot; &amp; [Ciudad.E954] &amp; &quot;,&quot; &amp; [Ciudad.F954] &amp; &quot;),&quot;" table:style-name="ce1">
            <text:p>(70708,'San Marcos',70,8.662577,-75.128872),</text:p>
          </table:table-cell>
          <table:table-cell table:number-columns-repeated="16383"/>
        </table:table-row>
        <table:table-row table:style-name="ro1">
          <table:table-cell office:value-type="string" office:string-value="(70713,'San Onofre',70,9.74084,-75.519872)," table:formula="of:=&quot;(&quot; &amp; [Ciudad.A955] &amp; &quot;,'&quot; &amp; [Ciudad.B955] &amp; &quot;',&quot; &amp; [Ciudad.C955] &amp; &quot;,&quot; &amp; [Ciudad.E955] &amp; &quot;,&quot; &amp; [Ciudad.F955] &amp; &quot;),&quot;" table:style-name="ce1">
            <text:p>(70713,'San Onofre',70,9.74084,-75.519872),</text:p>
          </table:table-cell>
          <table:table-cell table:number-columns-repeated="16383"/>
        </table:table-row>
        <table:table-row table:style-name="ro1">
          <table:table-cell office:value-type="string" office:string-value="(70717,'San Pedro',70,8.73336,-74.71665)," table:formula="of:=&quot;(&quot; &amp; [Ciudad.A956] &amp; &quot;,'&quot; &amp; [Ciudad.B956] &amp; &quot;',&quot; &amp; [Ciudad.C956] &amp; &quot;,&quot; &amp; [Ciudad.E956] &amp; &quot;,&quot; &amp; [Ciudad.F956] &amp; &quot;),&quot;" table:style-name="ce1">
            <text:p>(70717,'San Pedro',70,8.73336,-74.71665),</text:p>
          </table:table-cell>
          <table:table-cell table:number-columns-repeated="16383"/>
        </table:table-row>
        <table:table-row table:style-name="ro1">
          <table:table-cell office:value-type="string" office:string-value="(70742,'San Luis de Sincé',70,9.241075,-75.146445)," table:formula="of:=&quot;(&quot; &amp; [Ciudad.A957] &amp; &quot;,'&quot; &amp; [Ciudad.B957] &amp; &quot;',&quot; &amp; [Ciudad.C957] &amp; &quot;,&quot; &amp; [Ciudad.E957] &amp; &quot;,&quot; &amp; [Ciudad.F957] &amp; &quot;),&quot;" table:style-name="ce1">
            <text:p>(70742,'San Luis de Sincé',70,9.241075,-75.146445),</text:p>
          </table:table-cell>
          <table:table-cell table:number-columns-repeated="16383"/>
        </table:table-row>
        <table:table-row table:style-name="ro1">
          <table:table-cell office:value-type="string" office:string-value="(70771,'Sucre',70,8.813977,-74.723283)," table:formula="of:=&quot;(&quot; &amp; [Ciudad.A958] &amp; &quot;,'&quot; &amp; [Ciudad.B958] &amp; &quot;',&quot; &amp; [Ciudad.C958] &amp; &quot;,&quot; &amp; [Ciudad.E958] &amp; &quot;,&quot; &amp; [Ciudad.F958] &amp; &quot;),&quot;" table:style-name="ce1">
            <text:p>(70771,'Sucre',70,8.813977,-74.723283),</text:p>
          </table:table-cell>
          <table:table-cell table:number-columns-repeated="16383"/>
        </table:table-row>
        <table:table-row table:style-name="ro1">
          <table:table-cell office:value-type="string" office:string-value="(70820,'Santiago de Tolú',70,9.527515,-75.581273)," table:formula="of:=&quot;(&quot; &amp; [Ciudad.A959] &amp; &quot;,'&quot; &amp; [Ciudad.B959] &amp; &quot;',&quot; &amp; [Ciudad.C959] &amp; &quot;,&quot; &amp; [Ciudad.E959] &amp; &quot;,&quot; &amp; [Ciudad.F959] &amp; &quot;),&quot;" table:style-name="ce1">
            <text:p>(70820,'Santiago de Tolú',70,9.527515,-75.581273),</text:p>
          </table:table-cell>
          <table:table-cell table:number-columns-repeated="16383"/>
        </table:table-row>
        <table:table-row table:style-name="ro1">
          <table:table-cell office:value-type="string" office:string-value="(70823,'Tolú Viejo',70,9.452849,-75.4391349)," table:formula="of:=&quot;(&quot; &amp; [Ciudad.A960] &amp; &quot;,'&quot; &amp; [Ciudad.B960] &amp; &quot;',&quot; &amp; [Ciudad.C960] &amp; &quot;,&quot; &amp; [Ciudad.E960] &amp; &quot;,&quot; &amp; [Ciudad.F960] &amp; &quot;),&quot;" table:style-name="ce1">
            <text:p>(70823,'Tolú Viejo',70,9.452849,-75.4391349),</text:p>
          </table:table-cell>
          <table:table-cell table:number-columns-repeated="16383"/>
        </table:table-row>
        <table:table-row table:style-name="ro1">
          <table:table-cell office:value-type="string" office:string-value="(73001,'Ibagué',73,4.444676,-75.242438)," table:formula="of:=&quot;(&quot; &amp; [Ciudad.A961] &amp; &quot;,'&quot; &amp; [Ciudad.B961] &amp; &quot;',&quot; &amp; [Ciudad.C961] &amp; &quot;,&quot; &amp; [Ciudad.E961] &amp; &quot;,&quot; &amp; [Ciudad.F961] &amp; &quot;),&quot;" table:style-name="ce1">
            <text:p>(73001,'Ibagué',73,4.444676,-75.242438),</text:p>
          </table:table-cell>
          <table:table-cell table:number-columns-repeated="16383"/>
        </table:table-row>
        <table:table-row table:style-name="ro1">
          <table:table-cell office:value-type="string" office:string-value="(73024,'Alpujarra',73,3.39306,-75.93553)," table:formula="of:=&quot;(&quot; &amp; [Ciudad.A962] &amp; &quot;,'&quot; &amp; [Ciudad.B962] &amp; &quot;',&quot; &amp; [Ciudad.C962] &amp; &quot;,&quot; &amp; [Ciudad.E962] &amp; &quot;,&quot; &amp; [Ciudad.F962] &amp; &quot;),&quot;" table:style-name="ce1">
            <text:p>(73024,'Alpujarra',73,3.39306,-75.93553),</text:p>
          </table:table-cell>
          <table:table-cell table:number-columns-repeated="16383"/>
        </table:table-row>
        <table:table-row table:style-name="ro1">
          <table:table-cell office:value-type="string" office:string-value="(73026,'Alvarado',73,4.566843,-74.953211)," table:formula="of:=&quot;(&quot; &amp; [Ciudad.A963] &amp; &quot;,'&quot; &amp; [Ciudad.B963] &amp; &quot;',&quot; &amp; [Ciudad.C963] &amp; &quot;,&quot; &amp; [Ciudad.E963] &amp; &quot;,&quot; &amp; [Ciudad.F963] &amp; &quot;),&quot;" table:style-name="ce1">
            <text:p>(73026,'Alvarado',73,4.566843,-74.953211),</text:p>
          </table:table-cell>
          <table:table-cell table:number-columns-repeated="16383"/>
        </table:table-row>
        <table:table-row table:style-name="ro1">
          <table:table-cell office:value-type="string" office:string-value="(73030,'Ambalema',73,4.782836,-74.766701)," table:formula="of:=&quot;(&quot; &amp; [Ciudad.A964] &amp; &quot;,'&quot; &amp; [Ciudad.B964] &amp; &quot;',&quot; &amp; [Ciudad.C964] &amp; &quot;,&quot; &amp; [Ciudad.E964] &amp; &quot;,&quot; &amp; [Ciudad.F964] &amp; &quot;),&quot;" table:style-name="ce1">
            <text:p>(73030,'Ambalema',73,4.782836,-74.766701),</text:p>
          </table:table-cell>
          <table:table-cell table:number-columns-repeated="16383"/>
        </table:table-row>
        <table:table-row table:style-name="ro1">
          <table:table-cell office:value-type="string" office:string-value="(73043,'Anzoátegui',73,4.632261,-75.093849)," table:formula="of:=&quot;(&quot; &amp; [Ciudad.A965] &amp; &quot;,'&quot; &amp; [Ciudad.B965] &amp; &quot;',&quot; &amp; [Ciudad.C965] &amp; &quot;,&quot; &amp; [Ciudad.E965] &amp; &quot;,&quot; &amp; [Ciudad.F965] &amp; &quot;),&quot;" table:style-name="ce1">
            <text:p>(73043,'Anzoátegui',73,4.632261,-75.093849),</text:p>
          </table:table-cell>
          <table:table-cell table:number-columns-repeated="16383"/>
        </table:table-row>
        <table:table-row table:style-name="ro1">
          <table:table-cell office:value-type="string" office:string-value="(73055,'Armero',73,4.96462,-74.90489)," table:formula="of:=&quot;(&quot; &amp; [Ciudad.A966] &amp; &quot;,'&quot; &amp; [Ciudad.B966] &amp; &quot;',&quot; &amp; [Ciudad.C966] &amp; &quot;,&quot; &amp; [Ciudad.E966] &amp; &quot;,&quot; &amp; [Ciudad.F966] &amp; &quot;),&quot;" table:style-name="ce1">
            <text:p>(73055,'Armero',73,4.96462,-74.90489),</text:p>
          </table:table-cell>
          <table:table-cell table:number-columns-repeated="16383"/>
        </table:table-row>
        <table:table-row table:style-name="ro1">
          <table:table-cell office:value-type="string" office:string-value="(73067,'Ataco',73,3.591068,-75.381727)," table:formula="of:=&quot;(&quot; &amp; [Ciudad.A967] &amp; &quot;,'&quot; &amp; [Ciudad.B967] &amp; &quot;',&quot; &amp; [Ciudad.C967] &amp; &quot;,&quot; &amp; [Ciudad.E967] &amp; &quot;,&quot; &amp; [Ciudad.F967] &amp; &quot;),&quot;" table:style-name="ce1">
            <text:p>(73067,'Ataco',73,3.591068,-75.381727),</text:p>
          </table:table-cell>
          <table:table-cell table:number-columns-repeated="16383"/>
        </table:table-row>
        <table:table-row table:style-name="ro1">
          <table:table-cell office:value-type="string" office:string-value="(73124,'Cajamarca',73,4.441792,-75.426844)," table:formula="of:=&quot;(&quot; &amp; [Ciudad.A968] &amp; &quot;,'&quot; &amp; [Ciudad.B968] &amp; &quot;',&quot; &amp; [Ciudad.C968] &amp; &quot;,&quot; &amp; [Ciudad.E968] &amp; &quot;,&quot; &amp; [Ciudad.F968] &amp; &quot;),&quot;" table:style-name="ce1">
            <text:p>(73124,'Cajamarca',73,4.441792,-75.426844),</text:p>
          </table:table-cell>
          <table:table-cell table:number-columns-repeated="16383"/>
        </table:table-row>
        <table:table-row table:style-name="ro1">
          <table:table-cell office:value-type="string" office:string-value="(73148,'Carmen de Apicala',73,4.152951,-74.715312)," table:formula="of:=&quot;(&quot; &amp; [Ciudad.A969] &amp; &quot;,'&quot; &amp; [Ciudad.B969] &amp; &quot;',&quot; &amp; [Ciudad.C969] &amp; &quot;,&quot; &amp; [Ciudad.E969] &amp; &quot;,&quot; &amp; [Ciudad.F969] &amp; &quot;),&quot;" table:style-name="ce1">
            <text:p>(73148,'Carmen de Apicala',73,4.152951,-74.715312),</text:p>
          </table:table-cell>
          <table:table-cell table:number-columns-repeated="16383"/>
        </table:table-row>
        <table:table-row table:style-name="ro1">
          <table:table-cell office:value-type="string" office:string-value="(73152,'Casabianca',73,5.078568,-75.119717)," table:formula="of:=&quot;(&quot; &amp; [Ciudad.A970] &amp; &quot;,'&quot; &amp; [Ciudad.B970] &amp; &quot;',&quot; &amp; [Ciudad.C970] &amp; &quot;,&quot; &amp; [Ciudad.E970] &amp; &quot;,&quot; &amp; [Ciudad.F970] &amp; &quot;),&quot;" table:style-name="ce1">
            <text:p>(73152,'Casabianca',73,5.078568,-75.119717),</text:p>
          </table:table-cell>
          <table:table-cell table:number-columns-repeated="16383"/>
        </table:table-row>
        <table:table-row table:style-name="ro1">
          <table:table-cell office:value-type="string" office:string-value="(73168,'Chaparral',73,3.723827,-75.483979)," table:formula="of:=&quot;(&quot; &amp; [Ciudad.A971] &amp; &quot;,'&quot; &amp; [Ciudad.B971] &amp; &quot;',&quot; &amp; [Ciudad.C971] &amp; &quot;,&quot; &amp; [Ciudad.E971] &amp; &quot;,&quot; &amp; [Ciudad.F971] &amp; &quot;),&quot;" table:style-name="ce1">
            <text:p>(73168,'Chaparral',73,3.723827,-75.483979),</text:p>
          </table:table-cell>
          <table:table-cell table:number-columns-repeated="16383"/>
        </table:table-row>
        <table:table-row table:style-name="ro1">
          <table:table-cell office:value-type="string" office:string-value="(73200,'Coello',73,4.286261,-74.897875)," table:formula="of:=&quot;(&quot; &amp; [Ciudad.A972] &amp; &quot;,'&quot; &amp; [Ciudad.B972] &amp; &quot;',&quot; &amp; [Ciudad.C972] &amp; &quot;,&quot; &amp; [Ciudad.E972] &amp; &quot;,&quot; &amp; [Ciudad.F972] &amp; &quot;),&quot;" table:style-name="ce1">
            <text:p>(73200,'Coello',73,4.286261,-74.897875),</text:p>
          </table:table-cell>
          <table:table-cell table:number-columns-repeated="16383"/>
        </table:table-row>
        <table:table-row table:style-name="ro1">
          <table:table-cell office:value-type="string" office:string-value="(73217,'Coyaima',73,3.799339,-75.194595)," table:formula="of:=&quot;(&quot; &amp; [Ciudad.A973] &amp; &quot;,'&quot; &amp; [Ciudad.B973] &amp; &quot;',&quot; &amp; [Ciudad.C973] &amp; &quot;,&quot; &amp; [Ciudad.E973] &amp; &quot;,&quot; &amp; [Ciudad.F973] &amp; &quot;),&quot;" table:style-name="ce1">
            <text:p>(73217,'Coyaima',73,3.799339,-75.194595),</text:p>
          </table:table-cell>
          <table:table-cell table:number-columns-repeated="16383"/>
        </table:table-row>
        <table:table-row table:style-name="ro1">
          <table:table-cell office:value-type="string" office:string-value="(73226,'Cunday',73,4.060503,-74.69189)," table:formula="of:=&quot;(&quot; &amp; [Ciudad.A974] &amp; &quot;,'&quot; &amp; [Ciudad.B974] &amp; &quot;',&quot; &amp; [Ciudad.C974] &amp; &quot;,&quot; &amp; [Ciudad.E974] &amp; &quot;,&quot; &amp; [Ciudad.F974] &amp; &quot;),&quot;" table:style-name="ce1">
            <text:p>(73226,'Cunday',73,4.060503,-74.69189),</text:p>
          </table:table-cell>
          <table:table-cell table:number-columns-repeated="16383"/>
        </table:table-row>
        <table:table-row table:style-name="ro1">
          <table:table-cell office:value-type="string" office:string-value="(73236,'Dolores',73,3.67109,-74.74952)," table:formula="of:=&quot;(&quot; &amp; [Ciudad.A975] &amp; &quot;,'&quot; &amp; [Ciudad.B975] &amp; &quot;',&quot; &amp; [Ciudad.C975] &amp; &quot;,&quot; &amp; [Ciudad.E975] &amp; &quot;,&quot; &amp; [Ciudad.F975] &amp; &quot;),&quot;" table:style-name="ce1">
            <text:p>(73236,'Dolores',73,3.67109,-74.74952),</text:p>
          </table:table-cell>
          <table:table-cell table:number-columns-repeated="16383"/>
        </table:table-row>
        <table:table-row table:style-name="ro1">
          <table:table-cell office:value-type="string" office:string-value="(73268,'Espinal',73,4.149819,-74.884341)," table:formula="of:=&quot;(&quot; &amp; [Ciudad.A976] &amp; &quot;,'&quot; &amp; [Ciudad.B976] &amp; &quot;',&quot; &amp; [Ciudad.C976] &amp; &quot;,&quot; &amp; [Ciudad.E976] &amp; &quot;,&quot; &amp; [Ciudad.F976] &amp; &quot;),&quot;" table:style-name="ce1">
            <text:p>(73268,'Espinal',73,4.149819,-74.884341),</text:p>
          </table:table-cell>
          <table:table-cell table:number-columns-repeated="16383"/>
        </table:table-row>
        <table:table-row table:style-name="ro1">
          <table:table-cell office:value-type="string" office:string-value="(73270,'Falan',73,5.1237899,-74.95201)," table:formula="of:=&quot;(&quot; &amp; [Ciudad.A977] &amp; &quot;,'&quot; &amp; [Ciudad.B977] &amp; &quot;',&quot; &amp; [Ciudad.C977] &amp; &quot;,&quot; &amp; [Ciudad.E977] &amp; &quot;,&quot; &amp; [Ciudad.F977] &amp; &quot;),&quot;" table:style-name="ce1">
            <text:p>(73270,'Falan',73,5.1237899,-74.95201),</text:p>
          </table:table-cell>
          <table:table-cell table:number-columns-repeated="16383"/>
        </table:table-row>
        <table:table-row table:style-name="ro1">
          <table:table-cell office:value-type="string" office:string-value="(73275,'Flandes',73,4.2867309,-74.812294)," table:formula="of:=&quot;(&quot; &amp; [Ciudad.A978] &amp; &quot;,'&quot; &amp; [Ciudad.B978] &amp; &quot;',&quot; &amp; [Ciudad.C978] &amp; &quot;,&quot; &amp; [Ciudad.E978] &amp; &quot;,&quot; &amp; [Ciudad.F978] &amp; &quot;),&quot;" table:style-name="ce1">
            <text:p>(73275,'Flandes',73,4.2867309,-74.812294),</text:p>
          </table:table-cell>
          <table:table-cell table:number-columns-repeated="16383"/>
        </table:table-row>
        <table:table-row table:style-name="ro1">
          <table:table-cell office:value-type="string" office:string-value="(73283,'Fresno',73,5.153793,-75.03631)," table:formula="of:=&quot;(&quot; &amp; [Ciudad.A979] &amp; &quot;,'&quot; &amp; [Ciudad.B979] &amp; &quot;',&quot; &amp; [Ciudad.C979] &amp; &quot;,&quot; &amp; [Ciudad.E979] &amp; &quot;,&quot; &amp; [Ciudad.F979] &amp; &quot;),&quot;" table:style-name="ce1">
            <text:p>(73283,'Fresno',73,5.153793,-75.03631),</text:p>
          </table:table-cell>
          <table:table-cell table:number-columns-repeated="16383"/>
        </table:table-row>
        <table:table-row table:style-name="ro1">
          <table:table-cell office:value-type="string" office:string-value="(73319,'Guamo',73,4.02926,-74.974795)," table:formula="of:=&quot;(&quot; &amp; [Ciudad.A980] &amp; &quot;,'&quot; &amp; [Ciudad.B980] &amp; &quot;',&quot; &amp; [Ciudad.C980] &amp; &quot;,&quot; &amp; [Ciudad.E980] &amp; &quot;,&quot; &amp; [Ciudad.F980] &amp; &quot;),&quot;" table:style-name="ce1">
            <text:p>(73319,'Guamo',73,4.02926,-74.974795),</text:p>
          </table:table-cell>
          <table:table-cell table:number-columns-repeated="16383"/>
        </table:table-row>
        <table:table-row table:style-name="ro1">
          <table:table-cell office:value-type="string" office:string-value="(73347,'Herveo',73,5.0801299,-75.17573)," table:formula="of:=&quot;(&quot; &amp; [Ciudad.A981] &amp; &quot;,'&quot; &amp; [Ciudad.B981] &amp; &quot;',&quot; &amp; [Ciudad.C981] &amp; &quot;,&quot; &amp; [Ciudad.E981] &amp; &quot;,&quot; &amp; [Ciudad.F981] &amp; &quot;),&quot;" table:style-name="ce1">
            <text:p>(73347,'Herveo',73,5.0801299,-75.17573),</text:p>
          </table:table-cell>
          <table:table-cell table:number-columns-repeated="16383"/>
        </table:table-row>
        <table:table-row table:style-name="ro1">
          <table:table-cell office:value-type="string" office:string-value="(73349,'Honda',73,5.205118,-74.737081)," table:formula="of:=&quot;(&quot; &amp; [Ciudad.A982] &amp; &quot;,'&quot; &amp; [Ciudad.B982] &amp; &quot;',&quot; &amp; [Ciudad.C982] &amp; &quot;,&quot; &amp; [Ciudad.E982] &amp; &quot;,&quot; &amp; [Ciudad.F982] &amp; &quot;),&quot;" table:style-name="ce1">
            <text:p>(73349,'Honda',73,5.205118,-74.737081),</text:p>
          </table:table-cell>
          <table:table-cell table:number-columns-repeated="16383"/>
        </table:table-row>
        <table:table-row table:style-name="ro1">
          <table:table-cell office:value-type="string" office:string-value="(73352,'Icononzo',73,4.17645,-74.531723)," table:formula="of:=&quot;(&quot; &amp; [Ciudad.A983] &amp; &quot;,'&quot; &amp; [Ciudad.B983] &amp; &quot;',&quot; &amp; [Ciudad.C983] &amp; &quot;,&quot; &amp; [Ciudad.E983] &amp; &quot;,&quot; &amp; [Ciudad.F983] &amp; &quot;),&quot;" table:style-name="ce1">
            <text:p>(73352,'Icononzo',73,4.17645,-74.531723),</text:p>
          </table:table-cell>
          <table:table-cell table:number-columns-repeated="16383"/>
        </table:table-row>
        <table:table-row table:style-name="ro1">
          <table:table-cell office:value-type="string" office:string-value="(73408,'Lérida',73,4.860823,-74.912667)," table:formula="of:=&quot;(&quot; &amp; [Ciudad.A984] &amp; &quot;,'&quot; &amp; [Ciudad.B984] &amp; &quot;',&quot; &amp; [Ciudad.C984] &amp; &quot;,&quot; &amp; [Ciudad.E984] &amp; &quot;,&quot; &amp; [Ciudad.F984] &amp; &quot;),&quot;" table:style-name="ce1">
            <text:p>(73408,'Lérida',73,4.860823,-74.912667),</text:p>
          </table:table-cell>
          <table:table-cell table:number-columns-repeated="16383"/>
        </table:table-row>
        <table:table-row table:style-name="ro1">
          <table:table-cell office:value-type="string" office:string-value="(73411,'Líbano',73,4.920956,-75.063129)," table:formula="of:=&quot;(&quot; &amp; [Ciudad.A985] &amp; &quot;,'&quot; &amp; [Ciudad.B985] &amp; &quot;',&quot; &amp; [Ciudad.C985] &amp; &quot;,&quot; &amp; [Ciudad.E985] &amp; &quot;,&quot; &amp; [Ciudad.F985] &amp; &quot;),&quot;" table:style-name="ce1">
            <text:p>(73411,'Líbano',73,4.920956,-75.063129),</text:p>
          </table:table-cell>
          <table:table-cell table:number-columns-repeated="16383"/>
        </table:table-row>
        <table:table-row table:style-name="ro1">
          <table:table-cell office:value-type="string" office:string-value="(73443,'Mariquita',73,5.199505,-74.886835)," table:formula="of:=&quot;(&quot; &amp; [Ciudad.A986] &amp; &quot;,'&quot; &amp; [Ciudad.B986] &amp; &quot;',&quot; &amp; [Ciudad.C986] &amp; &quot;,&quot; &amp; [Ciudad.E986] &amp; &quot;,&quot; &amp; [Ciudad.F986] &amp; &quot;),&quot;" table:style-name="ce1">
            <text:p>(73443,'Mariquita',73,5.199505,-74.886835),</text:p>
          </table:table-cell>
          <table:table-cell table:number-columns-repeated="16383"/>
        </table:table-row>
        <table:table-row table:style-name="ro1">
          <table:table-cell office:value-type="string" office:string-value="(73449,'Melgar',73,4.203572,-74.643383)," table:formula="of:=&quot;(&quot; &amp; [Ciudad.A987] &amp; &quot;,'&quot; &amp; [Ciudad.B987] &amp; &quot;',&quot; &amp; [Ciudad.C987] &amp; &quot;,&quot; &amp; [Ciudad.E987] &amp; &quot;,&quot; &amp; [Ciudad.F987] &amp; &quot;),&quot;" table:style-name="ce1">
            <text:p>(73449,'Melgar',73,4.203572,-74.643383),</text:p>
          </table:table-cell>
          <table:table-cell table:number-columns-repeated="16383"/>
        </table:table-row>
        <table:table-row table:style-name="ro1">
          <table:table-cell office:value-type="string" office:string-value="(73461,'Murillo',73,3.80419,-74.94281)," table:formula="of:=&quot;(&quot; &amp; [Ciudad.A988] &amp; &quot;,'&quot; &amp; [Ciudad.B988] &amp; &quot;',&quot; &amp; [Ciudad.C988] &amp; &quot;,&quot; &amp; [Ciudad.E988] &amp; &quot;,&quot; &amp; [Ciudad.F988] &amp; &quot;),&quot;" table:style-name="ce1">
            <text:p>(73461,'Murillo',73,3.80419,-74.94281),</text:p>
          </table:table-cell>
          <table:table-cell table:number-columns-repeated="16383"/>
        </table:table-row>
        <table:table-row table:style-name="ro1">
          <table:table-cell office:value-type="string" office:string-value="(73483,'Natagaima',73,3.625529,-75.093183)," table:formula="of:=&quot;(&quot; &amp; [Ciudad.A989] &amp; &quot;,'&quot; &amp; [Ciudad.B989] &amp; &quot;',&quot; &amp; [Ciudad.C989] &amp; &quot;,&quot; &amp; [Ciudad.E989] &amp; &quot;,&quot; &amp; [Ciudad.F989] &amp; &quot;),&quot;" table:style-name="ce1">
            <text:p>(73483,'Natagaima',73,3.625529,-75.093183),</text:p>
          </table:table-cell>
          <table:table-cell table:number-columns-repeated="16383"/>
        </table:table-row>
        <table:table-row table:style-name="ro1">
          <table:table-cell office:value-type="string" office:string-value="(73504,'Ortega',73,3.935841,-75.220606)," table:formula="of:=&quot;(&quot; &amp; [Ciudad.A990] &amp; &quot;,'&quot; &amp; [Ciudad.B990] &amp; &quot;',&quot; &amp; [Ciudad.C990] &amp; &quot;,&quot; &amp; [Ciudad.E990] &amp; &quot;,&quot; &amp; [Ciudad.F990] &amp; &quot;),&quot;" table:style-name="ce1">
            <text:p>(73504,'Ortega',73,3.935841,-75.220606),</text:p>
          </table:table-cell>
          <table:table-cell table:number-columns-repeated="16383"/>
        </table:table-row>
        <table:table-row table:style-name="ro1">
          <table:table-cell office:value-type="string" office:string-value="(73520,'Palocabildo',73,5.119358,-75.023736)," table:formula="of:=&quot;(&quot; &amp; [Ciudad.A991] &amp; &quot;,'&quot; &amp; [Ciudad.B991] &amp; &quot;',&quot; &amp; [Ciudad.C991] &amp; &quot;,&quot; &amp; [Ciudad.E991] &amp; &quot;,&quot; &amp; [Ciudad.F991] &amp; &quot;),&quot;" table:style-name="ce1">
            <text:p>(73520,'Palocabildo',73,5.119358,-75.023736),</text:p>
          </table:table-cell>
          <table:table-cell table:number-columns-repeated="16383"/>
        </table:table-row>
        <table:table-row table:style-name="ro1">
          <table:table-cell office:value-type="string" office:string-value="(73547,'Piedras',73,4.54304,-74.878165)," table:formula="of:=&quot;(&quot; &amp; [Ciudad.A992] &amp; &quot;,'&quot; &amp; [Ciudad.B992] &amp; &quot;',&quot; &amp; [Ciudad.C992] &amp; &quot;,&quot; &amp; [Ciudad.E992] &amp; &quot;,&quot; &amp; [Ciudad.F992] &amp; &quot;),&quot;" table:style-name="ce1">
            <text:p>(73547,'Piedras',73,4.54304,-74.878165),</text:p>
          </table:table-cell>
          <table:table-cell table:number-columns-repeated="16383"/>
        </table:table-row>
        <table:table-row table:style-name="ro1">
          <table:table-cell office:value-type="string" office:string-value="(73555,'Planadas',73,3.197241,-75.643817)," table:formula="of:=&quot;(&quot; &amp; [Ciudad.A993] &amp; &quot;,'&quot; &amp; [Ciudad.B993] &amp; &quot;',&quot; &amp; [Ciudad.C993] &amp; &quot;,&quot; &amp; [Ciudad.E993] &amp; &quot;,&quot; &amp; [Ciudad.F993] &amp; &quot;),&quot;" table:style-name="ce1">
            <text:p>(73555,'Planadas',73,3.197241,-75.643817),</text:p>
          </table:table-cell>
          <table:table-cell table:number-columns-repeated="16383"/>
        </table:table-row>
        <table:table-row table:style-name="ro1">
          <table:table-cell office:value-type="string" office:string-value="(73563,'Prado',73,3.74973,-74.927732)," table:formula="of:=&quot;(&quot; &amp; [Ciudad.A994] &amp; &quot;,'&quot; &amp; [Ciudad.B994] &amp; &quot;',&quot; &amp; [Ciudad.C994] &amp; &quot;,&quot; &amp; [Ciudad.E994] &amp; &quot;,&quot; &amp; [Ciudad.F994] &amp; &quot;),&quot;" table:style-name="ce1">
            <text:p>(73563,'Prado',73,3.74973,-74.927732),</text:p>
          </table:table-cell>
          <table:table-cell table:number-columns-repeated="16383"/>
        </table:table-row>
        <table:table-row table:style-name="ro1">
          <table:table-cell office:value-type="string" office:string-value="(73585,'Purificación',73,3.856684,-74.931367)," table:formula="of:=&quot;(&quot; &amp; [Ciudad.A995] &amp; &quot;,'&quot; &amp; [Ciudad.B995] &amp; &quot;',&quot; &amp; [Ciudad.C995] &amp; &quot;,&quot; &amp; [Ciudad.E995] &amp; &quot;,&quot; &amp; [Ciudad.F995] &amp; &quot;),&quot;" table:style-name="ce1">
            <text:p>(73585,'Purificación',73,3.856684,-74.931367),</text:p>
          </table:table-cell>
          <table:table-cell table:number-columns-repeated="16383"/>
        </table:table-row>
        <table:table-row table:style-name="ro1">
          <table:table-cell office:value-type="string" office:string-value="(73616,'Rio Blanco',73,3.5091252,-75.6528108)," table:formula="of:=&quot;(&quot; &amp; [Ciudad.A996] &amp; &quot;,'&quot; &amp; [Ciudad.B996] &amp; &quot;',&quot; &amp; [Ciudad.C996] &amp; &quot;,&quot; &amp; [Ciudad.E996] &amp; &quot;,&quot; &amp; [Ciudad.F996] &amp; &quot;),&quot;" table:style-name="ce1">
            <text:p>(73616,'Rio Blanco',73,3.5091252,-75.6528108),</text:p>
          </table:table-cell>
          <table:table-cell table:number-columns-repeated="16383"/>
        </table:table-row>
        <table:table-row table:style-name="ro1">
          <table:table-cell office:value-type="string" office:string-value="(73622,'Roncesvalles',73,4.0103171,-75.6048047)," table:formula="of:=&quot;(&quot; &amp; [Ciudad.A997] &amp; &quot;,'&quot; &amp; [Ciudad.B997] &amp; &quot;',&quot; &amp; [Ciudad.C997] &amp; &quot;,&quot; &amp; [Ciudad.E997] &amp; &quot;,&quot; &amp; [Ciudad.F997] &amp; &quot;),&quot;" table:style-name="ce1">
            <text:p>(73622,'Roncesvalles',73,4.0103171,-75.6048047),</text:p>
          </table:table-cell>
          <table:table-cell table:number-columns-repeated="16383"/>
        </table:table-row>
        <table:table-row table:style-name="ro1">
          <table:table-cell office:value-type="string" office:string-value="(73624,'Rovira',73,4.239304,-75.239679)," table:formula="of:=&quot;(&quot; &amp; [Ciudad.A998] &amp; &quot;,'&quot; &amp; [Ciudad.B998] &amp; &quot;',&quot; &amp; [Ciudad.C998] &amp; &quot;,&quot; &amp; [Ciudad.E998] &amp; &quot;,&quot; &amp; [Ciudad.F998] &amp; &quot;),&quot;" table:style-name="ce1">
            <text:p>(73624,'Rovira',73,4.239304,-75.239679),</text:p>
          </table:table-cell>
          <table:table-cell table:number-columns-repeated="16383"/>
        </table:table-row>
        <table:table-row table:style-name="ro1">
          <table:table-cell office:value-type="string" office:string-value="(73671,'Saldaña',73,3.929018,-75.017821)," table:formula="of:=&quot;(&quot; &amp; [Ciudad.A999] &amp; &quot;,'&quot; &amp; [Ciudad.B999] &amp; &quot;',&quot; &amp; [Ciudad.C999] &amp; &quot;,&quot; &amp; [Ciudad.E999] &amp; &quot;,&quot; &amp; [Ciudad.F999] &amp; &quot;),&quot;" table:style-name="ce1">
            <text:p>(73671,'Saldaña',73,3.929018,-75.017821),</text:p>
          </table:table-cell>
          <table:table-cell table:number-columns-repeated="16383"/>
        </table:table-row>
        <table:table-row table:style-name="ro1">
          <table:table-cell office:value-type="string" office:string-value="(73675,'San Antonio',73,3.914099,-75.479861)," table:formula="of:=&quot;(&quot; &amp; [Ciudad.A1000] &amp; &quot;,'&quot; &amp; [Ciudad.B1000] &amp; &quot;',&quot; &amp; [Ciudad.C1000] &amp; &quot;,&quot; &amp; [Ciudad.E1000] &amp; &quot;,&quot; &amp; [Ciudad.F1000] &amp; &quot;),&quot;" table:style-name="ce1">
            <text:p>(73675,'San Antonio',73,3.914099,-75.479861),</text:p>
          </table:table-cell>
          <table:table-cell table:number-columns-repeated="16383"/>
        </table:table-row>
        <table:table-row table:style-name="ro1">
          <table:table-cell office:value-type="string" office:string-value="(73678,'San Luis',73,4.133543,-75.095082)," table:formula="of:=&quot;(&quot; &amp; [Ciudad.A1001] &amp; &quot;,'&quot; &amp; [Ciudad.B1001] &amp; &quot;',&quot; &amp; [Ciudad.C1001] &amp; &quot;,&quot; &amp; [Ciudad.E1001] &amp; &quot;,&quot; &amp; [Ciudad.F1001] &amp; &quot;),&quot;" table:style-name="ce1">
            <text:p>(73678,'San Luis',73,4.133543,-75.095082),</text:p>
          </table:table-cell>
          <table:table-cell table:number-columns-repeated="16383"/>
        </table:table-row>
        <table:table-row table:style-name="ro1">
          <table:table-cell office:value-type="string" office:string-value="(73686,'Santa Isabel',73,4.7135239,-75.097727)," table:formula="of:=&quot;(&quot; &amp; [Ciudad.A1002] &amp; &quot;,'&quot; &amp; [Ciudad.B1002] &amp; &quot;',&quot; &amp; [Ciudad.C1002] &amp; &quot;,&quot; &amp; [Ciudad.E1002] &amp; &quot;,&quot; &amp; [Ciudad.F1002] &amp; &quot;),&quot;" table:style-name="ce1">
            <text:p>(73686,'Santa Isabel',73,4.7135239,-75.097727),</text:p>
          </table:table-cell>
          <table:table-cell table:number-columns-repeated="16383"/>
        </table:table-row>
        <table:table-row table:style-name="ro1">
          <table:table-cell office:value-type="string" office:string-value="(73770,'Suárez',73,4.047626,-74.831872)," table:formula="of:=&quot;(&quot; &amp; [Ciudad.A1003] &amp; &quot;,'&quot; &amp; [Ciudad.B1003] &amp; &quot;',&quot; &amp; [Ciudad.C1003] &amp; &quot;,&quot; &amp; [Ciudad.E1003] &amp; &quot;,&quot; &amp; [Ciudad.F1003] &amp; &quot;),&quot;" table:style-name="ce1">
            <text:p>(73770,'Suárez',73,4.047626,-74.831872),</text:p>
          </table:table-cell>
          <table:table-cell table:number-columns-repeated="16383"/>
        </table:table-row>
        <table:table-row table:style-name="ro1">
          <table:table-cell office:value-type="string" office:string-value="(73854,'Valle de San Juan',73,4.197955,-75.1164469)," table:formula="of:=&quot;(&quot; &amp; [Ciudad.A1004] &amp; &quot;,'&quot; &amp; [Ciudad.B1004] &amp; &quot;',&quot; &amp; [Ciudad.C1004] &amp; &quot;,&quot; &amp; [Ciudad.E1004] &amp; &quot;,&quot; &amp; [Ciudad.F1004] &amp; &quot;),&quot;" table:style-name="ce1">
            <text:p>(73854,'Valle de San Juan',73,4.197955,-75.1164469),</text:p>
          </table:table-cell>
          <table:table-cell table:number-columns-repeated="16383"/>
        </table:table-row>
        <table:table-row table:style-name="ro1">
          <table:table-cell office:value-type="string" office:string-value="(73861,'Venadillo',73,4.714815,-74.931161)," table:formula="of:=&quot;(&quot; &amp; [Ciudad.A1005] &amp; &quot;,'&quot; &amp; [Ciudad.B1005] &amp; &quot;',&quot; &amp; [Ciudad.C1005] &amp; &quot;,&quot; &amp; [Ciudad.E1005] &amp; &quot;,&quot; &amp; [Ciudad.F1005] &amp; &quot;),&quot;" table:style-name="ce1">
            <text:p>(73861,'Venadillo',73,4.714815,-74.931161),</text:p>
          </table:table-cell>
          <table:table-cell table:number-columns-repeated="16383"/>
        </table:table-row>
        <table:table-row table:style-name="ro1">
          <table:table-cell office:value-type="string" office:string-value="(73870,'Villahermosa',73,5.030401,-75.1180399)," table:formula="of:=&quot;(&quot; &amp; [Ciudad.A1006] &amp; &quot;,'&quot; &amp; [Ciudad.B1006] &amp; &quot;',&quot; &amp; [Ciudad.C1006] &amp; &quot;,&quot; &amp; [Ciudad.E1006] &amp; &quot;,&quot; &amp; [Ciudad.F1006] &amp; &quot;),&quot;" table:style-name="ce1">
            <text:p>(73870,'Villahermosa',73,5.030401,-75.1180399),</text:p>
          </table:table-cell>
          <table:table-cell table:number-columns-repeated="16383"/>
        </table:table-row>
        <table:table-row table:style-name="ro1">
          <table:table-cell office:value-type="string" office:string-value="(73873,'Villarrica',73,3.936661,-74.600817)," table:formula="of:=&quot;(&quot; &amp; [Ciudad.A1007] &amp; &quot;,'&quot; &amp; [Ciudad.B1007] &amp; &quot;',&quot; &amp; [Ciudad.C1007] &amp; &quot;,&quot; &amp; [Ciudad.E1007] &amp; &quot;,&quot; &amp; [Ciudad.F1007] &amp; &quot;),&quot;" table:style-name="ce1">
            <text:p>(73873,'Villarrica',73,3.936661,-74.600817),</text:p>
          </table:table-cell>
          <table:table-cell table:number-columns-repeated="16383"/>
        </table:table-row>
        <table:table-row table:style-name="ro1">
          <table:table-cell office:value-type="string" office:string-value="(76001,'Cali',76,3.4516467,-76.5319854)," table:formula="of:=&quot;(&quot; &amp; [Ciudad.A1008] &amp; &quot;,'&quot; &amp; [Ciudad.B1008] &amp; &quot;',&quot; &amp; [Ciudad.C1008] &amp; &quot;,&quot; &amp; [Ciudad.E1008] &amp; &quot;,&quot; &amp; [Ciudad.F1008] &amp; &quot;),&quot;" table:style-name="ce1">
            <text:p>(76001,'Cali',76,3.4516467,-76.5319854),</text:p>
          </table:table-cell>
          <table:table-cell table:number-columns-repeated="16383"/>
        </table:table-row>
        <table:table-row table:style-name="ro1">
          <table:table-cell office:value-type="string" office:string-value="(76020,'Alcalá',76,4.673497,-75.779167)," table:formula="of:=&quot;(&quot; &amp; [Ciudad.A1009] &amp; &quot;,'&quot; &amp; [Ciudad.B1009] &amp; &quot;',&quot; &amp; [Ciudad.C1009] &amp; &quot;,&quot; &amp; [Ciudad.E1009] &amp; &quot;,&quot; &amp; [Ciudad.F1009] &amp; &quot;),&quot;" table:style-name="ce1">
            <text:p>(76020,'Alcalá',76,4.673497,-75.779167),</text:p>
          </table:table-cell>
          <table:table-cell table:number-columns-repeated="16383"/>
        </table:table-row>
        <table:table-row table:style-name="ro1">
          <table:table-cell office:value-type="string" office:string-value="(76036,'Andalucía',76,4.168711,-76.167375)," table:formula="of:=&quot;(&quot; &amp; [Ciudad.A1010] &amp; &quot;,'&quot; &amp; [Ciudad.B1010] &amp; &quot;',&quot; &amp; [Ciudad.C1010] &amp; &quot;,&quot; &amp; [Ciudad.E1010] &amp; &quot;,&quot; &amp; [Ciudad.F1010] &amp; &quot;),&quot;" table:style-name="ce1">
            <text:p>(76036,'Andalucía',76,4.168711,-76.167375),</text:p>
          </table:table-cell>
          <table:table-cell table:number-columns-repeated="16383"/>
        </table:table-row>
        <table:table-row table:style-name="ro1">
          <table:table-cell office:value-type="string" office:string-value="(76041,'Ansermanuevo',76,4.793953,-75.991513)," table:formula="of:=&quot;(&quot; &amp; [Ciudad.A1011] &amp; &quot;,'&quot; &amp; [Ciudad.B1011] &amp; &quot;',&quot; &amp; [Ciudad.C1011] &amp; &quot;,&quot; &amp; [Ciudad.E1011] &amp; &quot;,&quot; &amp; [Ciudad.F1011] &amp; &quot;),&quot;" table:style-name="ce1">
            <text:p>(76041,'Ansermanuevo',76,4.793953,-75.991513),</text:p>
          </table:table-cell>
          <table:table-cell table:number-columns-repeated="16383"/>
        </table:table-row>
        <table:table-row table:style-name="ro1">
          <table:table-cell office:value-type="string" office:string-value="(76054,'Argelia',76,4.727773,-76.121514)," table:formula="of:=&quot;(&quot; &amp; [Ciudad.A1012] &amp; &quot;,'&quot; &amp; [Ciudad.B1012] &amp; &quot;',&quot; &amp; [Ciudad.C1012] &amp; &quot;,&quot; &amp; [Ciudad.E1012] &amp; &quot;,&quot; &amp; [Ciudad.F1012] &amp; &quot;),&quot;" table:style-name="ce1">
            <text:p>(76054,'Argelia',76,4.727773,-76.121514),</text:p>
          </table:table-cell>
          <table:table-cell table:number-columns-repeated="16383"/>
        </table:table-row>
        <table:table-row table:style-name="ro1">
          <table:table-cell office:value-type="string" office:string-value="(76100,'Bolívar',76,4.338626,-76.186763)," table:formula="of:=&quot;(&quot; &amp; [Ciudad.A1013] &amp; &quot;,'&quot; &amp; [Ciudad.B1013] &amp; &quot;',&quot; &amp; [Ciudad.C1013] &amp; &quot;,&quot; &amp; [Ciudad.E1013] &amp; &quot;,&quot; &amp; [Ciudad.F1013] &amp; &quot;),&quot;" table:style-name="ce1">
            <text:p>(76100,'Bolívar',76,4.338626,-76.186763),</text:p>
          </table:table-cell>
          <table:table-cell table:number-columns-repeated="16383"/>
        </table:table-row>
        <table:table-row table:style-name="ro1">
          <table:table-cell office:value-type="string" office:string-value="(76109,'Buenaventura',76,3.8830471,-77.0197212)," table:formula="of:=&quot;(&quot; &amp; [Ciudad.A1014] &amp; &quot;,'&quot; &amp; [Ciudad.B1014] &amp; &quot;',&quot; &amp; [Ciudad.C1014] &amp; &quot;,&quot; &amp; [Ciudad.E1014] &amp; &quot;,&quot; &amp; [Ciudad.F1014] &amp; &quot;),&quot;" table:style-name="ce1">
            <text:p>(76109,'Buenaventura',76,3.8830471,-77.0197212),</text:p>
          </table:table-cell>
          <table:table-cell table:number-columns-repeated="16383"/>
        </table:table-row>
        <table:table-row table:style-name="ro1">
          <table:table-cell office:value-type="string" office:string-value="(76111,'Guadalajara de Buga',76,3.9005079,-76.3021889)," table:formula="of:=&quot;(&quot; &amp; [Ciudad.A1015] &amp; &quot;,'&quot; &amp; [Ciudad.B1015] &amp; &quot;',&quot; &amp; [Ciudad.C1015] &amp; &quot;,&quot; &amp; [Ciudad.E1015] &amp; &quot;,&quot; &amp; [Ciudad.F1015] &amp; &quot;),&quot;" table:style-name="ce1">
            <text:p>(76111,'Guadalajara de Buga',76,3.9005079,-76.3021889),</text:p>
          </table:table-cell>
          <table:table-cell table:number-columns-repeated="16383"/>
        </table:table-row>
        <table:table-row table:style-name="ro1">
          <table:table-cell office:value-type="string" office:string-value="(76113,'Bugalagrande',76,4.210851,-76.155749)," table:formula="of:=&quot;(&quot; &amp; [Ciudad.A1016] &amp; &quot;,'&quot; &amp; [Ciudad.B1016] &amp; &quot;',&quot; &amp; [Ciudad.C1016] &amp; &quot;,&quot; &amp; [Ciudad.E1016] &amp; &quot;,&quot; &amp; [Ciudad.F1016] &amp; &quot;),&quot;" table:style-name="ce1">
            <text:p>(76113,'Bugalagrande',76,4.210851,-76.155749),</text:p>
          </table:table-cell>
          <table:table-cell table:number-columns-repeated="16383"/>
        </table:table-row>
        <table:table-row table:style-name="ro1">
          <table:table-cell office:value-type="string" office:string-value="(76122,'Caicedonia',76,4.3329129,-75.827107)," table:formula="of:=&quot;(&quot; &amp; [Ciudad.A1017] &amp; &quot;,'&quot; &amp; [Ciudad.B1017] &amp; &quot;',&quot; &amp; [Ciudad.C1017] &amp; &quot;,&quot; &amp; [Ciudad.E1017] &amp; &quot;,&quot; &amp; [Ciudad.F1017] &amp; &quot;),&quot;" table:style-name="ce1">
            <text:p>(76122,'Caicedonia',76,4.3329129,-75.827107),</text:p>
          </table:table-cell>
          <table:table-cell table:number-columns-repeated="16383"/>
        </table:table-row>
        <table:table-row table:style-name="ro1">
          <table:table-cell office:value-type="string" office:string-value="(76126,'Calima',76,3.919267,-76.5950555)," table:formula="of:=&quot;(&quot; &amp; [Ciudad.A1018] &amp; &quot;,'&quot; &amp; [Ciudad.B1018] &amp; &quot;',&quot; &amp; [Ciudad.C1018] &amp; &quot;,&quot; &amp; [Ciudad.E1018] &amp; &quot;,&quot; &amp; [Ciudad.F1018] &amp; &quot;),&quot;" table:style-name="ce1">
            <text:p>(76126,'Calima',76,3.919267,-76.5950555),</text:p>
          </table:table-cell>
          <table:table-cell table:number-columns-repeated="16383"/>
        </table:table-row>
        <table:table-row table:style-name="ro1">
          <table:table-cell office:value-type="string" office:string-value="(76130,'Candelaria',76,3.414112,-76.348857)," table:formula="of:=&quot;(&quot; &amp; [Ciudad.A1019] &amp; &quot;,'&quot; &amp; [Ciudad.B1019] &amp; &quot;',&quot; &amp; [Ciudad.C1019] &amp; &quot;,&quot; &amp; [Ciudad.E1019] &amp; &quot;,&quot; &amp; [Ciudad.F1019] &amp; &quot;),&quot;" table:style-name="ce1">
            <text:p>(76130,'Candelaria',76,3.414112,-76.348857),</text:p>
          </table:table-cell>
          <table:table-cell table:number-columns-repeated="16383"/>
        </table:table-row>
        <table:table-row table:style-name="ro1">
          <table:table-cell office:value-type="string" office:string-value="(76147,'Cartago',76,4.7472212,-75.9116289)," table:formula="of:=&quot;(&quot; &amp; [Ciudad.A1020] &amp; &quot;,'&quot; &amp; [Ciudad.B1020] &amp; &quot;',&quot; &amp; [Ciudad.C1020] &amp; &quot;,&quot; &amp; [Ciudad.E1020] &amp; &quot;,&quot; &amp; [Ciudad.F1020] &amp; &quot;),&quot;" table:style-name="ce1">
            <text:p>(76147,'Cartago',76,4.7472212,-75.9116289),</text:p>
          </table:table-cell>
          <table:table-cell table:number-columns-repeated="16383"/>
        </table:table-row>
        <table:table-row table:style-name="ro1">
          <table:table-cell office:value-type="string" office:string-value="(76233,'Dagua',76,3.658519,-76.6908459)," table:formula="of:=&quot;(&quot; &amp; [Ciudad.A1021] &amp; &quot;,'&quot; &amp; [Ciudad.B1021] &amp; &quot;',&quot; &amp; [Ciudad.C1021] &amp; &quot;,&quot; &amp; [Ciudad.E1021] &amp; &quot;,&quot; &amp; [Ciudad.F1021] &amp; &quot;),&quot;" table:style-name="ce1">
            <text:p>(76233,'Dagua',76,3.658519,-76.6908459),</text:p>
          </table:table-cell>
          <table:table-cell table:number-columns-repeated="16383"/>
        </table:table-row>
        <table:table-row table:style-name="ro1">
          <table:table-cell office:value-type="string" office:string-value="(76243,'El Águila',76,4.9091699,-76.04299)," table:formula="of:=&quot;(&quot; &amp; [Ciudad.A1022] &amp; &quot;,'&quot; &amp; [Ciudad.B1022] &amp; &quot;',&quot; &amp; [Ciudad.C1022] &amp; &quot;,&quot; &amp; [Ciudad.E1022] &amp; &quot;,&quot; &amp; [Ciudad.F1022] &amp; &quot;),&quot;" table:style-name="ce1">
            <text:p>(76243,'El Águila',76,4.9091699,-76.04299),</text:p>
          </table:table-cell>
          <table:table-cell table:number-columns-repeated="16383"/>
        </table:table-row>
        <table:table-row table:style-name="ro1">
          <table:table-cell office:value-type="string" office:string-value="(76246,'El Cairo',76,4.761034,-76.222146)," table:formula="of:=&quot;(&quot; &amp; [Ciudad.A1023] &amp; &quot;,'&quot; &amp; [Ciudad.B1023] &amp; &quot;',&quot; &amp; [Ciudad.C1023] &amp; &quot;,&quot; &amp; [Ciudad.E1023] &amp; &quot;,&quot; &amp; [Ciudad.F1023] &amp; &quot;),&quot;" table:style-name="ce1">
            <text:p>(76246,'El Cairo',76,4.761034,-76.222146),</text:p>
          </table:table-cell>
          <table:table-cell table:number-columns-repeated="16383"/>
        </table:table-row>
        <table:table-row table:style-name="ro1">
          <table:table-cell office:value-type="string" office:string-value="(76248,'El Cerrito',76,3.684084,-76.312996)," table:formula="of:=&quot;(&quot; &amp; [Ciudad.A1024] &amp; &quot;,'&quot; &amp; [Ciudad.B1024] &amp; &quot;',&quot; &amp; [Ciudad.C1024] &amp; &quot;,&quot; &amp; [Ciudad.E1024] &amp; &quot;,&quot; &amp; [Ciudad.F1024] &amp; &quot;),&quot;" table:style-name="ce1">
            <text:p>(76248,'El Cerrito',76,3.684084,-76.312996),</text:p>
          </table:table-cell>
          <table:table-cell table:number-columns-repeated="16383"/>
        </table:table-row>
        <table:table-row table:style-name="ro1">
          <table:table-cell office:value-type="string" office:string-value="(76250,'El Dovio',76,4.50884,-76.2339)," table:formula="of:=&quot;(&quot; &amp; [Ciudad.A1025] &amp; &quot;,'&quot; &amp; [Ciudad.B1025] &amp; &quot;',&quot; &amp; [Ciudad.C1025] &amp; &quot;,&quot; &amp; [Ciudad.E1025] &amp; &quot;,&quot; &amp; [Ciudad.F1025] &amp; &quot;),&quot;" table:style-name="ce1">
            <text:p>(76250,'El Dovio',76,4.50884,-76.2339),</text:p>
          </table:table-cell>
          <table:table-cell table:number-columns-repeated="16383"/>
        </table:table-row>
        <table:table-row table:style-name="ro1">
          <table:table-cell office:value-type="string" office:string-value="(76275,'Florida',76,3.3213339,-76.235361)," table:formula="of:=&quot;(&quot; &amp; [Ciudad.A1026] &amp; &quot;,'&quot; &amp; [Ciudad.B1026] &amp; &quot;',&quot; &amp; [Ciudad.C1026] &amp; &quot;,&quot; &amp; [Ciudad.E1026] &amp; &quot;,&quot; &amp; [Ciudad.F1026] &amp; &quot;),&quot;" table:style-name="ce1">
            <text:p>(76275,'Florida',76,3.3213339,-76.235361),</text:p>
          </table:table-cell>
          <table:table-cell table:number-columns-repeated="16383"/>
        </table:table-row>
        <table:table-row table:style-name="ro1">
          <table:table-cell office:value-type="string" office:string-value="(76306,'Ginebra',76,3.725234,-76.269279)," table:formula="of:=&quot;(&quot; &amp; [Ciudad.A1027] &amp; &quot;,'&quot; &amp; [Ciudad.B1027] &amp; &quot;',&quot; &amp; [Ciudad.C1027] &amp; &quot;,&quot; &amp; [Ciudad.E1027] &amp; &quot;,&quot; &amp; [Ciudad.F1027] &amp; &quot;),&quot;" table:style-name="ce1">
            <text:p>(76306,'Ginebra',76,3.725234,-76.269279),</text:p>
          </table:table-cell>
          <table:table-cell table:number-columns-repeated="16383"/>
        </table:table-row>
        <table:table-row table:style-name="ro1">
          <table:table-cell office:value-type="string" office:string-value="(76318,'Guacarí',76,3.762981,-76.332471)," table:formula="of:=&quot;(&quot; &amp; [Ciudad.A1028] &amp; &quot;,'&quot; &amp; [Ciudad.B1028] &amp; &quot;',&quot; &amp; [Ciudad.C1028] &amp; &quot;,&quot; &amp; [Ciudad.E1028] &amp; &quot;,&quot; &amp; [Ciudad.F1028] &amp; &quot;),&quot;" table:style-name="ce1">
            <text:p>(76318,'Guacarí',76,3.762981,-76.332471),</text:p>
          </table:table-cell>
          <table:table-cell table:number-columns-repeated="16383"/>
        </table:table-row>
        <table:table-row table:style-name="ro1">
          <table:table-cell office:value-type="string" office:string-value="(76364,'Jamundí',76,3.262084,-76.541073)," table:formula="of:=&quot;(&quot; &amp; [Ciudad.A1029] &amp; &quot;,'&quot; &amp; [Ciudad.B1029] &amp; &quot;',&quot; &amp; [Ciudad.C1029] &amp; &quot;,&quot; &amp; [Ciudad.E1029] &amp; &quot;,&quot; &amp; [Ciudad.F1029] &amp; &quot;),&quot;" table:style-name="ce1">
            <text:p>(76364,'Jamundí',76,3.262084,-76.541073),</text:p>
          </table:table-cell>
          <table:table-cell table:number-columns-repeated="16383"/>
        </table:table-row>
        <table:table-row table:style-name="ro1">
          <table:table-cell office:value-type="string" office:string-value="(76377,'La Cumbre',76,3.649442,-76.567956)," table:formula="of:=&quot;(&quot; &amp; [Ciudad.A1030] &amp; &quot;,'&quot; &amp; [Ciudad.B1030] &amp; &quot;',&quot; &amp; [Ciudad.C1030] &amp; &quot;,&quot; &amp; [Ciudad.E1030] &amp; &quot;,&quot; &amp; [Ciudad.F1030] &amp; &quot;),&quot;" table:style-name="ce1">
            <text:p>(76377,'La Cumbre',76,3.649442,-76.567956),</text:p>
          </table:table-cell>
          <table:table-cell table:number-columns-repeated="16383"/>
        </table:table-row>
        <table:table-row table:style-name="ro1">
          <table:table-cell office:value-type="string" office:string-value="(76400,'La Unión',76,4.5334899,-76.103616)," table:formula="of:=&quot;(&quot; &amp; [Ciudad.A1031] &amp; &quot;,'&quot; &amp; [Ciudad.B1031] &amp; &quot;',&quot; &amp; [Ciudad.C1031] &amp; &quot;,&quot; &amp; [Ciudad.E1031] &amp; &quot;,&quot; &amp; [Ciudad.F1031] &amp; &quot;),&quot;" table:style-name="ce1">
            <text:p>(76400,'La Unión',76,4.5334899,-76.103616),</text:p>
          </table:table-cell>
          <table:table-cell table:number-columns-repeated="16383"/>
        </table:table-row>
        <table:table-row table:style-name="ro1">
          <table:table-cell office:value-type="string" office:string-value="(76403,'La Victoria',76,4.5241049,-76.036071)," table:formula="of:=&quot;(&quot; &amp; [Ciudad.A1032] &amp; &quot;,'&quot; &amp; [Ciudad.B1032] &amp; &quot;',&quot; &amp; [Ciudad.C1032] &amp; &quot;,&quot; &amp; [Ciudad.E1032] &amp; &quot;,&quot; &amp; [Ciudad.F1032] &amp; &quot;),&quot;" table:style-name="ce1">
            <text:p>(76403,'La Victoria',76,4.5241049,-76.036071),</text:p>
          </table:table-cell>
          <table:table-cell table:number-columns-repeated="16383"/>
        </table:table-row>
        <table:table-row table:style-name="ro1">
          <table:table-cell office:value-type="string" office:string-value="(76497,'Obando',76,4.575601,-75.972669)," table:formula="of:=&quot;(&quot; &amp; [Ciudad.A1033] &amp; &quot;,'&quot; &amp; [Ciudad.B1033] &amp; &quot;',&quot; &amp; [Ciudad.C1033] &amp; &quot;,&quot; &amp; [Ciudad.E1033] &amp; &quot;,&quot; &amp; [Ciudad.F1033] &amp; &quot;),&quot;" table:style-name="ce1">
            <text:p>(76497,'Obando',76,4.575601,-75.972669),</text:p>
          </table:table-cell>
          <table:table-cell table:number-columns-repeated="16383"/>
        </table:table-row>
        <table:table-row table:style-name="ro1">
          <table:table-cell office:value-type="string" office:string-value="(76520,'Palmira',76,3.5379718,-76.2971657)," table:formula="of:=&quot;(&quot; &amp; [Ciudad.A1034] &amp; &quot;,'&quot; &amp; [Ciudad.B1034] &amp; &quot;',&quot; &amp; [Ciudad.C1034] &amp; &quot;,&quot; &amp; [Ciudad.E1034] &amp; &quot;,&quot; &amp; [Ciudad.F1034] &amp; &quot;),&quot;" table:style-name="ce1">
            <text:p>(76520,'Palmira',76,3.5379718,-76.2971657),</text:p>
          </table:table-cell>
          <table:table-cell table:number-columns-repeated="16383"/>
        </table:table-row>
        <table:table-row table:style-name="ro1">
          <table:table-cell office:value-type="string" office:string-value="(76563,'Pradera',76,3.418186,-76.242275)," table:formula="of:=&quot;(&quot; &amp; [Ciudad.A1035] &amp; &quot;,'&quot; &amp; [Ciudad.B1035] &amp; &quot;',&quot; &amp; [Ciudad.C1035] &amp; &quot;,&quot; &amp; [Ciudad.E1035] &amp; &quot;,&quot; &amp; [Ciudad.F1035] &amp; &quot;),&quot;" table:style-name="ce1">
            <text:p>(76563,'Pradera',76,3.418186,-76.242275),</text:p>
          </table:table-cell>
          <table:table-cell table:number-columns-repeated="16383"/>
        </table:table-row>
        <table:table-row table:style-name="ro1">
          <table:table-cell office:value-type="string" office:string-value="(76606,'Restrepo',76,3.82172,-76.52047)," table:formula="of:=&quot;(&quot; &amp; [Ciudad.A1036] &amp; &quot;,'&quot; &amp; [Ciudad.B1036] &amp; &quot;',&quot; &amp; [Ciudad.C1036] &amp; &quot;,&quot; &amp; [Ciudad.E1036] &amp; &quot;,&quot; &amp; [Ciudad.F1036] &amp; &quot;),&quot;" table:style-name="ce1">
            <text:p>(76606,'Restrepo',76,3.82172,-76.52047),</text:p>
          </table:table-cell>
          <table:table-cell table:number-columns-repeated="16383"/>
        </table:table-row>
        <table:table-row table:style-name="ro1">
          <table:table-cell office:value-type="string" office:string-value="(76616,'Riofrío',76,4.15663,-76.287762)," table:formula="of:=&quot;(&quot; &amp; [Ciudad.A1037] &amp; &quot;,'&quot; &amp; [Ciudad.B1037] &amp; &quot;',&quot; &amp; [Ciudad.C1037] &amp; &quot;,&quot; &amp; [Ciudad.E1037] &amp; &quot;,&quot; &amp; [Ciudad.F1037] &amp; &quot;),&quot;" table:style-name="ce1">
            <text:p>(76616,'Riofrío',76,4.15663,-76.287762),</text:p>
          </table:table-cell>
          <table:table-cell table:number-columns-repeated="16383"/>
        </table:table-row>
        <table:table-row table:style-name="ro1">
          <table:table-cell office:value-type="string" office:string-value="(76622,'Roldanillo',76,4.414138,-76.152173)," table:formula="of:=&quot;(&quot; &amp; [Ciudad.A1038] &amp; &quot;,'&quot; &amp; [Ciudad.B1038] &amp; &quot;',&quot; &amp; [Ciudad.C1038] &amp; &quot;,&quot; &amp; [Ciudad.E1038] &amp; &quot;,&quot; &amp; [Ciudad.F1038] &amp; &quot;),&quot;" table:style-name="ce1">
            <text:p>(76622,'Roldanillo',76,4.414138,-76.152173),</text:p>
          </table:table-cell>
          <table:table-cell table:number-columns-repeated="16383"/>
        </table:table-row>
        <table:table-row table:style-name="ro1">
          <table:table-cell office:value-type="string" office:string-value="(76670,'San Pedro',76,3.99411,-76.22711)," table:formula="of:=&quot;(&quot; &amp; [Ciudad.A1039] &amp; &quot;,'&quot; &amp; [Ciudad.B1039] &amp; &quot;',&quot; &amp; [Ciudad.C1039] &amp; &quot;,&quot; &amp; [Ciudad.E1039] &amp; &quot;,&quot; &amp; [Ciudad.F1039] &amp; &quot;),&quot;" table:style-name="ce1">
            <text:p>(76670,'San Pedro',76,3.99411,-76.22711),</text:p>
          </table:table-cell>
          <table:table-cell table:number-columns-repeated="16383"/>
        </table:table-row>
        <table:table-row table:style-name="ro1">
          <table:table-cell office:value-type="string" office:string-value="(76736,'Sevilla',76,4.2743779,-75.931004)," table:formula="of:=&quot;(&quot; &amp; [Ciudad.A1040] &amp; &quot;,'&quot; &amp; [Ciudad.B1040] &amp; &quot;',&quot; &amp; [Ciudad.C1040] &amp; &quot;,&quot; &amp; [Ciudad.E1040] &amp; &quot;,&quot; &amp; [Ciudad.F1040] &amp; &quot;),&quot;" table:style-name="ce1">
            <text:p>(76736,'Sevilla',76,4.2743779,-75.931004),</text:p>
          </table:table-cell>
          <table:table-cell table:number-columns-repeated="16383"/>
        </table:table-row>
        <table:table-row table:style-name="ro1">
          <table:table-cell office:value-type="string" office:string-value="(76823,'Toro',76,4.611287,-76.078593)," table:formula="of:=&quot;(&quot; &amp; [Ciudad.A1041] &amp; &quot;,'&quot; &amp; [Ciudad.B1041] &amp; &quot;',&quot; &amp; [Ciudad.C1041] &amp; &quot;,&quot; &amp; [Ciudad.E1041] &amp; &quot;,&quot; &amp; [Ciudad.F1041] &amp; &quot;),&quot;" table:style-name="ce1">
            <text:p>(76823,'Toro',76,4.611287,-76.078593),</text:p>
          </table:table-cell>
          <table:table-cell table:number-columns-repeated="16383"/>
        </table:table-row>
        <table:table-row table:style-name="ro1">
          <table:table-cell office:value-type="string" office:string-value="(76828,'Trujillo',76,4.211875,-76.318513)," table:formula="of:=&quot;(&quot; &amp; [Ciudad.A1042] &amp; &quot;,'&quot; &amp; [Ciudad.B1042] &amp; &quot;',&quot; &amp; [Ciudad.C1042] &amp; &quot;,&quot; &amp; [Ciudad.E1042] &amp; &quot;,&quot; &amp; [Ciudad.F1042] &amp; &quot;),&quot;" table:style-name="ce1">
            <text:p>(76828,'Trujillo',76,4.211875,-76.318513),</text:p>
          </table:table-cell>
          <table:table-cell table:number-columns-repeated="16383"/>
        </table:table-row>
        <table:table-row table:style-name="ro1">
          <table:table-cell office:value-type="string" office:string-value="(76834,'Tuluá',76,4.089869,-76.1914991)," table:formula="of:=&quot;(&quot; &amp; [Ciudad.A1043] &amp; &quot;,'&quot; &amp; [Ciudad.B1043] &amp; &quot;',&quot; &amp; [Ciudad.C1043] &amp; &quot;,&quot; &amp; [Ciudad.E1043] &amp; &quot;,&quot; &amp; [Ciudad.F1043] &amp; &quot;),&quot;" table:style-name="ce1">
            <text:p>(76834,'Tuluá',76,4.089869,-76.1914991),</text:p>
          </table:table-cell>
          <table:table-cell table:number-columns-repeated="16383"/>
        </table:table-row>
        <table:table-row table:style-name="ro1">
          <table:table-cell office:value-type="string" office:string-value="(76845,'Ulloa',76,4.703208,-75.738739)," table:formula="of:=&quot;(&quot; &amp; [Ciudad.A1044] &amp; &quot;,'&quot; &amp; [Ciudad.B1044] &amp; &quot;',&quot; &amp; [Ciudad.C1044] &amp; &quot;,&quot; &amp; [Ciudad.E1044] &amp; &quot;,&quot; &amp; [Ciudad.F1044] &amp; &quot;),&quot;" table:style-name="ce1">
            <text:p>(76845,'Ulloa',76,4.703208,-75.738739),</text:p>
          </table:table-cell>
          <table:table-cell table:number-columns-repeated="16383"/>
        </table:table-row>
        <table:table-row table:style-name="ro1">
          <table:table-cell office:value-type="string" office:string-value="(76863,'Versalles',76,4.575712,-76.199521)," table:formula="of:=&quot;(&quot; &amp; [Ciudad.A1045] &amp; &quot;,'&quot; &amp; [Ciudad.B1045] &amp; &quot;',&quot; &amp; [Ciudad.C1045] &amp; &quot;,&quot; &amp; [Ciudad.E1045] &amp; &quot;,&quot; &amp; [Ciudad.F1045] &amp; &quot;),&quot;" table:style-name="ce1">
            <text:p>(76863,'Versalles',76,4.575712,-76.199521),</text:p>
          </table:table-cell>
          <table:table-cell table:number-columns-repeated="16383"/>
        </table:table-row>
        <table:table-row table:style-name="ro1">
          <table:table-cell office:value-type="string" office:string-value="(76869,'Vijes',76,3.698185,-76.443177)," table:formula="of:=&quot;(&quot; &amp; [Ciudad.A1046] &amp; &quot;,'&quot; &amp; [Ciudad.B1046] &amp; &quot;',&quot; &amp; [Ciudad.C1046] &amp; &quot;,&quot; &amp; [Ciudad.E1046] &amp; &quot;,&quot; &amp; [Ciudad.F1046] &amp; &quot;),&quot;" table:style-name="ce1">
            <text:p>(76869,'Vijes',76,3.698185,-76.443177),</text:p>
          </table:table-cell>
          <table:table-cell table:number-columns-repeated="16383"/>
        </table:table-row>
        <table:table-row table:style-name="ro1">
          <table:table-cell office:value-type="string" office:string-value="(76890,'Yotoco',76,3.860273,-76.38463)," table:formula="of:=&quot;(&quot; &amp; [Ciudad.A1047] &amp; &quot;,'&quot; &amp; [Ciudad.B1047] &amp; &quot;',&quot; &amp; [Ciudad.C1047] &amp; &quot;,&quot; &amp; [Ciudad.E1047] &amp; &quot;,&quot; &amp; [Ciudad.F1047] &amp; &quot;),&quot;" table:style-name="ce1">
            <text:p>(76890,'Yotoco',76,3.860273,-76.38463),</text:p>
          </table:table-cell>
          <table:table-cell table:number-columns-repeated="16383"/>
        </table:table-row>
        <table:table-row table:style-name="ro1">
          <table:table-cell office:value-type="string" office:string-value="(76892,'Yumbo',76,3.545337,-76.495026)," table:formula="of:=&quot;(&quot; &amp; [Ciudad.A1048] &amp; &quot;,'&quot; &amp; [Ciudad.B1048] &amp; &quot;',&quot; &amp; [Ciudad.C1048] &amp; &quot;,&quot; &amp; [Ciudad.E1048] &amp; &quot;,&quot; &amp; [Ciudad.F1048] &amp; &quot;),&quot;" table:style-name="ce1">
            <text:p>(76892,'Yumbo',76,3.545337,-76.495026),</text:p>
          </table:table-cell>
          <table:table-cell table:number-columns-repeated="16383"/>
        </table:table-row>
        <table:table-row table:style-name="ro1">
          <table:table-cell office:value-type="string" office:string-value="(76895,'Zarzal',76,4.394865,-76.072854)," table:formula="of:=&quot;(&quot; &amp; [Ciudad.A1049] &amp; &quot;,'&quot; &amp; [Ciudad.B1049] &amp; &quot;',&quot; &amp; [Ciudad.C1049] &amp; &quot;,&quot; &amp; [Ciudad.E1049] &amp; &quot;,&quot; &amp; [Ciudad.F1049] &amp; &quot;),&quot;" table:style-name="ce1">
            <text:p>(76895,'Zarzal',76,4.394865,-76.072854),</text:p>
          </table:table-cell>
          <table:table-cell table:number-columns-repeated="16383"/>
        </table:table-row>
        <table:table-row table:style-name="ro1">
          <table:table-cell office:value-type="string" office:string-value="(81001,'Arauca',81,7.076172,-70.710457)," table:formula="of:=&quot;(&quot; &amp; [Ciudad.A1050] &amp; &quot;,'&quot; &amp; [Ciudad.B1050] &amp; &quot;',&quot; &amp; [Ciudad.C1050] &amp; &quot;,&quot; &amp; [Ciudad.E1050] &amp; &quot;,&quot; &amp; [Ciudad.F1050] &amp; &quot;),&quot;" table:style-name="ce1">
            <text:p>(81001,'Arauca',81,7.076172,-70.710457),</text:p>
          </table:table-cell>
          <table:table-cell table:number-columns-repeated="16383"/>
        </table:table-row>
        <table:table-row table:style-name="ro1">
          <table:table-cell office:value-type="string" office:string-value="(81065,'Arauquita',81,7.029334,-71.4294759)," table:formula="of:=&quot;(&quot; &amp; [Ciudad.A1051] &amp; &quot;,'&quot; &amp; [Ciudad.B1051] &amp; &quot;',&quot; &amp; [Ciudad.C1051] &amp; &quot;,&quot; &amp; [Ciudad.E1051] &amp; &quot;,&quot; &amp; [Ciudad.F1051] &amp; &quot;),&quot;" table:style-name="ce1">
            <text:p>(81065,'Arauquita',81,7.029334,-71.4294759),</text:p>
          </table:table-cell>
          <table:table-cell table:number-columns-repeated="16383"/>
        </table:table-row>
        <table:table-row table:style-name="ro1">
          <table:table-cell office:value-type="string" office:string-value="(81220,'Cravo Norte',81,6.30435,-70.202659)," table:formula="of:=&quot;(&quot; &amp; [Ciudad.A1052] &amp; &quot;,'&quot; &amp; [Ciudad.B1052] &amp; &quot;',&quot; &amp; [Ciudad.C1052] &amp; &quot;,&quot; &amp; [Ciudad.E1052] &amp; &quot;,&quot; &amp; [Ciudad.F1052] &amp; &quot;),&quot;" table:style-name="ce1">
            <text:p>(81220,'Cravo Norte',81,6.30435,-70.202659),</text:p>
          </table:table-cell>
          <table:table-cell table:number-columns-repeated="16383"/>
        </table:table-row>
        <table:table-row table:style-name="ro1">
          <table:table-cell office:value-type="string" office:string-value="(81300,'Fortul',81,6.794367,-71.7715489)," table:formula="of:=&quot;(&quot; &amp; [Ciudad.A1053] &amp; &quot;,'&quot; &amp; [Ciudad.B1053] &amp; &quot;',&quot; &amp; [Ciudad.C1053] &amp; &quot;,&quot; &amp; [Ciudad.E1053] &amp; &quot;,&quot; &amp; [Ciudad.F1053] &amp; &quot;),&quot;" table:style-name="ce1">
            <text:p>(81300,'Fortul',81,6.794367,-71.7715489),</text:p>
          </table:table-cell>
          <table:table-cell table:number-columns-repeated="16383"/>
        </table:table-row>
        <table:table-row table:style-name="ro1">
          <table:table-cell office:value-type="string" office:string-value="(81591,'Puerto Rondón',81,6.281167,-71.1047959)," table:formula="of:=&quot;(&quot; &amp; [Ciudad.A1054] &amp; &quot;,'&quot; &amp; [Ciudad.B1054] &amp; &quot;',&quot; &amp; [Ciudad.C1054] &amp; &quot;,&quot; &amp; [Ciudad.E1054] &amp; &quot;,&quot; &amp; [Ciudad.F1054] &amp; &quot;),&quot;" table:style-name="ce1">
            <text:p>(81591,'Puerto Rondón',81,6.281167,-71.1047959),</text:p>
          </table:table-cell>
          <table:table-cell table:number-columns-repeated="16383"/>
        </table:table-row>
        <table:table-row table:style-name="ro1">
          <table:table-cell office:value-type="string" office:string-value="(81736,'Saravena',81,6.956107,-71.872595)," table:formula="of:=&quot;(&quot; &amp; [Ciudad.A1055] &amp; &quot;,'&quot; &amp; [Ciudad.B1055] &amp; &quot;',&quot; &amp; [Ciudad.C1055] &amp; &quot;,&quot; &amp; [Ciudad.E1055] &amp; &quot;,&quot; &amp; [Ciudad.F1055] &amp; &quot;),&quot;" table:style-name="ce1">
            <text:p>(81736,'Saravena',81,6.956107,-71.872595),</text:p>
          </table:table-cell>
          <table:table-cell table:number-columns-repeated="16383"/>
        </table:table-row>
        <table:table-row table:style-name="ro1">
          <table:table-cell office:value-type="string" office:string-value="(81794,'Tame',81,6.457094,-71.745515)," table:formula="of:=&quot;(&quot; &amp; [Ciudad.A1056] &amp; &quot;,'&quot; &amp; [Ciudad.B1056] &amp; &quot;',&quot; &amp; [Ciudad.C1056] &amp; &quot;,&quot; &amp; [Ciudad.E1056] &amp; &quot;,&quot; &amp; [Ciudad.F1056] &amp; &quot;),&quot;" table:style-name="ce1">
            <text:p>(81794,'Tame',81,6.457094,-71.745515),</text:p>
          </table:table-cell>
          <table:table-cell table:number-columns-repeated="16383"/>
        </table:table-row>
        <table:table-row table:style-name="ro1">
          <table:table-cell office:value-type="string" office:string-value="(85001,'Yopal',85,5.348903,-72.400523)," table:formula="of:=&quot;(&quot; &amp; [Ciudad.A1057] &amp; &quot;,'&quot; &amp; [Ciudad.B1057] &amp; &quot;',&quot; &amp; [Ciudad.C1057] &amp; &quot;,&quot; &amp; [Ciudad.E1057] &amp; &quot;,&quot; &amp; [Ciudad.F1057] &amp; &quot;),&quot;" table:style-name="ce1">
            <text:p>(85001,'Yopal',85,5.348903,-72.400523),</text:p>
          </table:table-cell>
          <table:table-cell table:number-columns-repeated="16383"/>
        </table:table-row>
        <table:table-row table:style-name="ro1">
          <table:table-cell office:value-type="string" office:string-value="(85010,'Aguazul',85,5.170847,-72.550819)," table:formula="of:=&quot;(&quot; &amp; [Ciudad.A1058] &amp; &quot;,'&quot; &amp; [Ciudad.B1058] &amp; &quot;',&quot; &amp; [Ciudad.C1058] &amp; &quot;,&quot; &amp; [Ciudad.E1058] &amp; &quot;,&quot; &amp; [Ciudad.F1058] &amp; &quot;),&quot;" table:style-name="ce1">
            <text:p>(85010,'Aguazul',85,5.170847,-72.550819),</text:p>
          </table:table-cell>
          <table:table-cell table:number-columns-repeated="16383"/>
        </table:table-row>
        <table:table-row table:style-name="ro1">
          <table:table-cell office:value-type="string" office:string-value="(85015,'Chámeza',85,5.213461,-72.869955)," table:formula="of:=&quot;(&quot; &amp; [Ciudad.A1059] &amp; &quot;,'&quot; &amp; [Ciudad.B1059] &amp; &quot;',&quot; &amp; [Ciudad.C1059] &amp; &quot;,&quot; &amp; [Ciudad.E1059] &amp; &quot;,&quot; &amp; [Ciudad.F1059] &amp; &quot;),&quot;" table:style-name="ce1">
            <text:p>(85015,'Chámeza',85,5.213461,-72.869955),</text:p>
          </table:table-cell>
          <table:table-cell table:number-columns-repeated="16383"/>
        </table:table-row>
        <table:table-row table:style-name="ro1">
          <table:table-cell office:value-type="string" office:string-value="(85125,'Hato Corozal',85,6.154946,-71.76236)," table:formula="of:=&quot;(&quot; &amp; [Ciudad.A1060] &amp; &quot;,'&quot; &amp; [Ciudad.B1060] &amp; &quot;',&quot; &amp; [Ciudad.C1060] &amp; &quot;,&quot; &amp; [Ciudad.E1060] &amp; &quot;,&quot; &amp; [Ciudad.F1060] &amp; &quot;),&quot;" table:style-name="ce1">
            <text:p>(85125,'Hato Corozal',85,6.154946,-71.76236),</text:p>
          </table:table-cell>
          <table:table-cell table:number-columns-repeated="16383"/>
        </table:table-row>
        <table:table-row table:style-name="ro1">
          <table:table-cell office:value-type="string" office:string-value="(85136,'La Salina',85,6.127979,-72.334162)," table:formula="of:=&quot;(&quot; &amp; [Ciudad.A1061] &amp; &quot;,'&quot; &amp; [Ciudad.B1061] &amp; &quot;',&quot; &amp; [Ciudad.C1061] &amp; &quot;,&quot; &amp; [Ciudad.E1061] &amp; &quot;,&quot; &amp; [Ciudad.F1061] &amp; &quot;),&quot;" table:style-name="ce1">
            <text:p>(85136,'La Salina',85,6.127979,-72.334162),</text:p>
          </table:table-cell>
          <table:table-cell table:number-columns-repeated="16383"/>
        </table:table-row>
        <table:table-row table:style-name="ro1">
          <table:table-cell office:value-type="string" office:string-value="(85139,'Maní',85,4.817986,-72.280702)," table:formula="of:=&quot;(&quot; &amp; [Ciudad.A1062] &amp; &quot;,'&quot; &amp; [Ciudad.B1062] &amp; &quot;',&quot; &amp; [Ciudad.C1062] &amp; &quot;,&quot; &amp; [Ciudad.E1062] &amp; &quot;,&quot; &amp; [Ciudad.F1062] &amp; &quot;),&quot;" table:style-name="ce1">
            <text:p>(85139,'Maní',85,4.817986,-72.280702),</text:p>
          </table:table-cell>
          <table:table-cell table:number-columns-repeated="16383"/>
        </table:table-row>
        <table:table-row table:style-name="ro1">
          <table:table-cell office:value-type="string" office:string-value="(85162,'Monterrey',85,4.875246,-72.893364)," table:formula="of:=&quot;(&quot; &amp; [Ciudad.A1063] &amp; &quot;,'&quot; &amp; [Ciudad.B1063] &amp; &quot;',&quot; &amp; [Ciudad.C1063] &amp; &quot;,&quot; &amp; [Ciudad.E1063] &amp; &quot;,&quot; &amp; [Ciudad.F1063] &amp; &quot;),&quot;" table:style-name="ce1">
            <text:p>(85162,'Monterrey',85,4.875246,-72.893364),</text:p>
          </table:table-cell>
          <table:table-cell table:number-columns-repeated="16383"/>
        </table:table-row>
        <table:table-row table:style-name="ro1">
          <table:table-cell office:value-type="string" office:string-value="(85225,'Nunchía',85,5.638097,-72.195527)," table:formula="of:=&quot;(&quot; &amp; [Ciudad.A1064] &amp; &quot;,'&quot; &amp; [Ciudad.B1064] &amp; &quot;',&quot; &amp; [Ciudad.C1064] &amp; &quot;,&quot; &amp; [Ciudad.E1064] &amp; &quot;,&quot; &amp; [Ciudad.F1064] &amp; &quot;),&quot;" table:style-name="ce1">
            <text:p>(85225,'Nunchía',85,5.638097,-72.195527),</text:p>
          </table:table-cell>
          <table:table-cell table:number-columns-repeated="16383"/>
        </table:table-row>
        <table:table-row table:style-name="ro1">
          <table:table-cell office:value-type="string" office:string-value="(85230,'Orocué',85,4.789388,-71.339363)," table:formula="of:=&quot;(&quot; &amp; [Ciudad.A1065] &amp; &quot;,'&quot; &amp; [Ciudad.B1065] &amp; &quot;',&quot; &amp; [Ciudad.C1065] &amp; &quot;,&quot; &amp; [Ciudad.E1065] &amp; &quot;,&quot; &amp; [Ciudad.F1065] &amp; &quot;),&quot;" table:style-name="ce1">
            <text:p>(85230,'Orocué',85,4.789388,-71.339363),</text:p>
          </table:table-cell>
          <table:table-cell table:number-columns-repeated="16383"/>
        </table:table-row>
        <table:table-row table:style-name="ro1">
          <table:table-cell office:value-type="string" office:string-value="(85250,'Paz de Ariporo',85,5.880639,-71.892912)," table:formula="of:=&quot;(&quot; &amp; [Ciudad.A1066] &amp; &quot;,'&quot; &amp; [Ciudad.B1066] &amp; &quot;',&quot; &amp; [Ciudad.C1066] &amp; &quot;,&quot; &amp; [Ciudad.E1066] &amp; &quot;,&quot; &amp; [Ciudad.F1066] &amp; &quot;),&quot;" table:style-name="ce1">
            <text:p>(85250,'Paz de Ariporo',85,5.880639,-71.892912),</text:p>
          </table:table-cell>
          <table:table-cell table:number-columns-repeated="16383"/>
        </table:table-row>
        <table:table-row table:style-name="ro1">
          <table:table-cell office:value-type="string" office:string-value="(85263,'Pore',85,5.7265629,-71.993941)," table:formula="of:=&quot;(&quot; &amp; [Ciudad.A1067] &amp; &quot;,'&quot; &amp; [Ciudad.B1067] &amp; &quot;',&quot; &amp; [Ciudad.C1067] &amp; &quot;,&quot; &amp; [Ciudad.E1067] &amp; &quot;,&quot; &amp; [Ciudad.F1067] &amp; &quot;),&quot;" table:style-name="ce1">
            <text:p>(85263,'Pore',85,5.7265629,-71.993941),</text:p>
          </table:table-cell>
          <table:table-cell table:number-columns-repeated="16383"/>
        </table:table-row>
        <table:table-row table:style-name="ro1">
          <table:table-cell office:value-type="string" office:string-value="(85279,'Recetor',85,5.2295489,-72.760653)," table:formula="of:=&quot;(&quot; &amp; [Ciudad.A1068] &amp; &quot;,'&quot; &amp; [Ciudad.B1068] &amp; &quot;',&quot; &amp; [Ciudad.C1068] &amp; &quot;,&quot; &amp; [Ciudad.E1068] &amp; &quot;,&quot; &amp; [Ciudad.F1068] &amp; &quot;),&quot;" table:style-name="ce1">
            <text:p>(85279,'Recetor',85,5.2295489,-72.760653),</text:p>
          </table:table-cell>
          <table:table-cell table:number-columns-repeated="16383"/>
        </table:table-row>
        <table:table-row table:style-name="ro1">
          <table:table-cell office:value-type="string" office:string-value="(85300,'Sabanalarga',85,4.853776,-73.038965)," table:formula="of:=&quot;(&quot; &amp; [Ciudad.A1069] &amp; &quot;,'&quot; &amp; [Ciudad.B1069] &amp; &quot;',&quot; &amp; [Ciudad.C1069] &amp; &quot;,&quot; &amp; [Ciudad.E1069] &amp; &quot;,&quot; &amp; [Ciudad.F1069] &amp; &quot;),&quot;" table:style-name="ce1">
            <text:p>(85300,'Sabanalarga',85,4.853776,-73.038965),</text:p>
          </table:table-cell>
          <table:table-cell table:number-columns-repeated="16383"/>
        </table:table-row>
        <table:table-row table:style-name="ro1">
          <table:table-cell office:value-type="string" office:string-value="(85315,'Sácama',85,6.098639,-72.248391)," table:formula="of:=&quot;(&quot; &amp; [Ciudad.A1070] &amp; &quot;,'&quot; &amp; [Ciudad.B1070] &amp; &quot;',&quot; &amp; [Ciudad.C1070] &amp; &quot;,&quot; &amp; [Ciudad.E1070] &amp; &quot;,&quot; &amp; [Ciudad.F1070] &amp; &quot;),&quot;" table:style-name="ce1">
            <text:p>(85315,'Sácama',85,6.098639,-72.248391),</text:p>
          </table:table-cell>
          <table:table-cell table:number-columns-repeated="16383"/>
        </table:table-row>
        <table:table-row table:style-name="ro1">
          <table:table-cell office:value-type="string" office:string-value="(85325,'San Luis de Gaceno',85,4.81979,-73.16949)," table:formula="of:=&quot;(&quot; &amp; [Ciudad.A1071] &amp; &quot;,'&quot; &amp; [Ciudad.B1071] &amp; &quot;',&quot; &amp; [Ciudad.C1071] &amp; &quot;,&quot; &amp; [Ciudad.E1071] &amp; &quot;,&quot; &amp; [Ciudad.F1071] &amp; &quot;),&quot;" table:style-name="ce1">
            <text:p>(85325,'San Luis de Gaceno',85,4.81979,-73.16949),</text:p>
          </table:table-cell>
          <table:table-cell table:number-columns-repeated="16383"/>
        </table:table-row>
        <table:table-row table:style-name="ro1">
          <table:table-cell office:value-type="string" office:string-value="(85400,'Támara',85,5.83034,-72.163056)," table:formula="of:=&quot;(&quot; &amp; [Ciudad.A1072] &amp; &quot;,'&quot; &amp; [Ciudad.B1072] &amp; &quot;',&quot; &amp; [Ciudad.C1072] &amp; &quot;,&quot; &amp; [Ciudad.E1072] &amp; &quot;,&quot; &amp; [Ciudad.F1072] &amp; &quot;),&quot;" table:style-name="ce1">
            <text:p>(85400,'Támara',85,5.83034,-72.163056),</text:p>
          </table:table-cell>
          <table:table-cell table:number-columns-repeated="16383"/>
        </table:table-row>
        <table:table-row table:style-name="ro1">
          <table:table-cell office:value-type="string" office:string-value="(85410,'Tauramena',85,5.0106849,-72.750495)," table:formula="of:=&quot;(&quot; &amp; [Ciudad.A1073] &amp; &quot;,'&quot; &amp; [Ciudad.B1073] &amp; &quot;',&quot; &amp; [Ciudad.C1073] &amp; &quot;,&quot; &amp; [Ciudad.E1073] &amp; &quot;,&quot; &amp; [Ciudad.F1073] &amp; &quot;),&quot;" table:style-name="ce1">
            <text:p>(85410,'Tauramena',85,5.0106849,-72.750495),</text:p>
          </table:table-cell>
          <table:table-cell table:number-columns-repeated="16383"/>
        </table:table-row>
        <table:table-row table:style-name="ro1">
          <table:table-cell office:value-type="string" office:string-value="(85430,'Trinidad',85,5.407815,-71.661355)," table:formula="of:=&quot;(&quot; &amp; [Ciudad.A1074] &amp; &quot;,'&quot; &amp; [Ciudad.B1074] &amp; &quot;',&quot; &amp; [Ciudad.C1074] &amp; &quot;,&quot; &amp; [Ciudad.E1074] &amp; &quot;,&quot; &amp; [Ciudad.F1074] &amp; &quot;),&quot;" table:style-name="ce1">
            <text:p>(85430,'Trinidad',85,5.407815,-71.661355),</text:p>
          </table:table-cell>
          <table:table-cell table:number-columns-repeated="16383"/>
        </table:table-row>
        <table:table-row table:style-name="ro1">
          <table:table-cell office:value-type="string" office:string-value="(85440,'Villanueva',85,4.611252,-72.928126)," table:formula="of:=&quot;(&quot; &amp; [Ciudad.A1075] &amp; &quot;,'&quot; &amp; [Ciudad.B1075] &amp; &quot;',&quot; &amp; [Ciudad.C1075] &amp; &quot;,&quot; &amp; [Ciudad.E1075] &amp; &quot;,&quot; &amp; [Ciudad.F1075] &amp; &quot;),&quot;" table:style-name="ce1">
            <text:p>(85440,'Villanueva',85,4.611252,-72.928126),</text:p>
          </table:table-cell>
          <table:table-cell table:number-columns-repeated="16383"/>
        </table:table-row>
        <table:table-row table:style-name="ro1">
          <table:table-cell office:value-type="string" office:string-value="(86001,'Mocoa',86,1.15234,-76.651055)," table:formula="of:=&quot;(&quot; &amp; [Ciudad.A1076] &amp; &quot;,'&quot; &amp; [Ciudad.B1076] &amp; &quot;',&quot; &amp; [Ciudad.C1076] &amp; &quot;,&quot; &amp; [Ciudad.E1076] &amp; &quot;,&quot; &amp; [Ciudad.F1076] &amp; &quot;),&quot;" table:style-name="ce1">
            <text:p>(86001,'Mocoa',86,1.15234,-76.651055),</text:p>
          </table:table-cell>
          <table:table-cell table:number-columns-repeated="16383"/>
        </table:table-row>
        <table:table-row table:style-name="ro1">
          <table:table-cell office:value-type="string" office:string-value="(86219,'Colón',86,1.190067,-76.972863)," table:formula="of:=&quot;(&quot; &amp; [Ciudad.A1077] &amp; &quot;,'&quot; &amp; [Ciudad.B1077] &amp; &quot;',&quot; &amp; [Ciudad.C1077] &amp; &quot;,&quot; &amp; [Ciudad.E1077] &amp; &quot;,&quot; &amp; [Ciudad.F1077] &amp; &quot;),&quot;" table:style-name="ce1">
            <text:p>(86219,'Colón',86,1.190067,-76.972863),</text:p>
          </table:table-cell>
          <table:table-cell table:number-columns-repeated="16383"/>
        </table:table-row>
        <table:table-row table:style-name="ro1">
          <table:table-cell office:value-type="string" office:string-value="(86320,'Orito',86,0.67688,-76.880163)," table:formula="of:=&quot;(&quot; &amp; [Ciudad.A1078] &amp; &quot;,'&quot; &amp; [Ciudad.B1078] &amp; &quot;',&quot; &amp; [Ciudad.C1078] &amp; &quot;,&quot; &amp; [Ciudad.E1078] &amp; &quot;,&quot; &amp; [Ciudad.F1078] &amp; &quot;),&quot;" table:style-name="ce1">
            <text:p>(86320,'Orito',86,0.67688,-76.880163),</text:p>
          </table:table-cell>
          <table:table-cell table:number-columns-repeated="16383"/>
        </table:table-row>
        <table:table-row table:style-name="ro1">
          <table:table-cell office:value-type="string" office:string-value="(86568,'Puerto Asís',86,0.504929,-76.500191)," table:formula="of:=&quot;(&quot; &amp; [Ciudad.A1079] &amp; &quot;,'&quot; &amp; [Ciudad.B1079] &amp; &quot;',&quot; &amp; [Ciudad.C1079] &amp; &quot;,&quot; &amp; [Ciudad.E1079] &amp; &quot;,&quot; &amp; [Ciudad.F1079] &amp; &quot;),&quot;" table:style-name="ce1">
            <text:p>(86568,'Puerto Asís',86,0.504929,-76.500191),</text:p>
          </table:table-cell>
          <table:table-cell table:number-columns-repeated="16383"/>
        </table:table-row>
        <table:table-row table:style-name="ro1">
          <table:table-cell office:value-type="string" office:string-value="(86569,'Puerto Caicedo',86,0.684374,-76.604072)," table:formula="of:=&quot;(&quot; &amp; [Ciudad.A1080] &amp; &quot;,'&quot; &amp; [Ciudad.B1080] &amp; &quot;',&quot; &amp; [Ciudad.C1080] &amp; &quot;,&quot; &amp; [Ciudad.E1080] &amp; &quot;,&quot; &amp; [Ciudad.F1080] &amp; &quot;),&quot;" table:style-name="ce1">
            <text:p>(86569,'Puerto Caicedo',86,0.684374,-76.604072),</text:p>
          </table:table-cell>
          <table:table-cell table:number-columns-repeated="16383"/>
        </table:table-row>
        <table:table-row table:style-name="ro1">
          <table:table-cell office:value-type="string" office:string-value="(86571,'Puerto Guzmán',86,0.96377,-76.407981)," table:formula="of:=&quot;(&quot; &amp; [Ciudad.A1081] &amp; &quot;,'&quot; &amp; [Ciudad.B1081] &amp; &quot;',&quot; &amp; [Ciudad.C1081] &amp; &quot;,&quot; &amp; [Ciudad.E1081] &amp; &quot;,&quot; &amp; [Ciudad.F1081] &amp; &quot;),&quot;" table:style-name="ce1">
            <text:p>(86571,'Puerto Guzmán',86,0.96377,-76.407981),</text:p>
          </table:table-cell>
          <table:table-cell table:number-columns-repeated="16383"/>
        </table:table-row>
        <table:table-row table:style-name="ro1">
          <table:table-cell office:value-type="string" office:string-value="(86573,'Leguízamo',86,-0.18024,-74.77417)," table:formula="of:=&quot;(&quot; &amp; [Ciudad.A1082] &amp; &quot;,'&quot; &amp; [Ciudad.B1082] &amp; &quot;',&quot; &amp; [Ciudad.C1082] &amp; &quot;,&quot; &amp; [Ciudad.E1082] &amp; &quot;,&quot; &amp; [Ciudad.F1082] &amp; &quot;),&quot;" table:style-name="ce1">
            <text:p>(86573,'Leguízamo',86,-0.18024,-74.77417),</text:p>
          </table:table-cell>
          <table:table-cell table:number-columns-repeated="16383"/>
        </table:table-row>
        <table:table-row table:style-name="ro1">
          <table:table-cell office:value-type="string" office:string-value="(86749,'Sibundoy',86,1.202514,-76.921225)," table:formula="of:=&quot;(&quot; &amp; [Ciudad.A1083] &amp; &quot;,'&quot; &amp; [Ciudad.B1083] &amp; &quot;',&quot; &amp; [Ciudad.C1083] &amp; &quot;,&quot; &amp; [Ciudad.E1083] &amp; &quot;,&quot; &amp; [Ciudad.F1083] &amp; &quot;),&quot;" table:style-name="ce1">
            <text:p>(86749,'Sibundoy',86,1.202514,-76.921225),</text:p>
          </table:table-cell>
          <table:table-cell table:number-columns-repeated="16383"/>
        </table:table-row>
        <table:table-row table:style-name="ro1">
          <table:table-cell office:value-type="string" office:string-value="(86755,'San Francisco',86,1.176194,-76.8756949)," table:formula="of:=&quot;(&quot; &amp; [Ciudad.A1084] &amp; &quot;,'&quot; &amp; [Ciudad.B1084] &amp; &quot;',&quot; &amp; [Ciudad.C1084] &amp; &quot;,&quot; &amp; [Ciudad.E1084] &amp; &quot;,&quot; &amp; [Ciudad.F1084] &amp; &quot;),&quot;" table:style-name="ce1">
            <text:p>(86755,'San Francisco',86,1.176194,-76.8756949),</text:p>
          </table:table-cell>
          <table:table-cell table:number-columns-repeated="16383"/>
        </table:table-row>
        <table:table-row table:style-name="ro1">
          <table:table-cell office:value-type="string" office:string-value="(86757,'San Miguel',86,0.33002,-76.87636)," table:formula="of:=&quot;(&quot; &amp; [Ciudad.A1085] &amp; &quot;,'&quot; &amp; [Ciudad.B1085] &amp; &quot;',&quot; &amp; [Ciudad.C1085] &amp; &quot;,&quot; &amp; [Ciudad.E1085] &amp; &quot;,&quot; &amp; [Ciudad.F1085] &amp; &quot;),&quot;" table:style-name="ce1">
            <text:p>(86757,'San Miguel',86,0.33002,-76.87636),</text:p>
          </table:table-cell>
          <table:table-cell table:number-columns-repeated="16383"/>
        </table:table-row>
        <table:table-row table:style-name="ro1">
          <table:table-cell office:value-type="string" office:string-value="(86760,'Santiago',86,1.147148,-77.002405)," table:formula="of:=&quot;(&quot; &amp; [Ciudad.A1086] &amp; &quot;,'&quot; &amp; [Ciudad.B1086] &amp; &quot;',&quot; &amp; [Ciudad.C1086] &amp; &quot;,&quot; &amp; [Ciudad.E1086] &amp; &quot;,&quot; &amp; [Ciudad.F1086] &amp; &quot;),&quot;" table:style-name="ce1">
            <text:p>(86760,'Santiago',86,1.147148,-77.002405),</text:p>
          </table:table-cell>
          <table:table-cell table:number-columns-repeated="16383"/>
        </table:table-row>
        <table:table-row table:style-name="ro1">
          <table:table-cell office:value-type="string" office:string-value="(86865,'Valle de Guamez',86,0.4015861,-76.7798172)," table:formula="of:=&quot;(&quot; &amp; [Ciudad.A1087] &amp; &quot;,'&quot; &amp; [Ciudad.B1087] &amp; &quot;',&quot; &amp; [Ciudad.C1087] &amp; &quot;,&quot; &amp; [Ciudad.E1087] &amp; &quot;,&quot; &amp; [Ciudad.F1087] &amp; &quot;),&quot;" table:style-name="ce1">
            <text:p>(86865,'Valle de Guamez',86,0.4015861,-76.7798172),</text:p>
          </table:table-cell>
          <table:table-cell table:number-columns-repeated="16383"/>
        </table:table-row>
        <table:table-row table:style-name="ro1">
          <table:table-cell office:value-type="string" office:string-value="(86885,'Villagarzón',86,1.028507,-76.617431)," table:formula="of:=&quot;(&quot; &amp; [Ciudad.A1088] &amp; &quot;,'&quot; &amp; [Ciudad.B1088] &amp; &quot;',&quot; &amp; [Ciudad.C1088] &amp; &quot;,&quot; &amp; [Ciudad.E1088] &amp; &quot;,&quot; &amp; [Ciudad.F1088] &amp; &quot;),&quot;" table:style-name="ce1">
            <text:p>(86885,'Villagarzón',86,1.028507,-76.617431),</text:p>
          </table:table-cell>
          <table:table-cell table:number-columns-repeated="16383"/>
        </table:table-row>
        <table:table-row table:style-name="ro1">
          <table:table-cell office:value-type="string" office:string-value="(88001,'San Andrés',88,12.576855,-81.705052)," table:formula="of:=&quot;(&quot; &amp; [Ciudad.A1089] &amp; &quot;,'&quot; &amp; [Ciudad.B1089] &amp; &quot;',&quot; &amp; [Ciudad.C1089] &amp; &quot;,&quot; &amp; [Ciudad.E1089] &amp; &quot;,&quot; &amp; [Ciudad.F1089] &amp; &quot;),&quot;" table:style-name="ce1">
            <text:p>(88001,'San Andrés',88,12.576855,-81.705052),</text:p>
          </table:table-cell>
          <table:table-cell table:number-columns-repeated="16383"/>
        </table:table-row>
        <table:table-row table:style-name="ro1">
          <table:table-cell office:value-type="string" office:string-value="(88564,'Providencia',88,13.3387613,-81.3729372)," table:formula="of:=&quot;(&quot; &amp; [Ciudad.A1090] &amp; &quot;,'&quot; &amp; [Ciudad.B1090] &amp; &quot;',&quot; &amp; [Ciudad.C1090] &amp; &quot;,&quot; &amp; [Ciudad.E1090] &amp; &quot;,&quot; &amp; [Ciudad.F1090] &amp; &quot;),&quot;" table:style-name="ce1">
            <text:p>(88564,'Providencia',88,13.3387613,-81.3729372),</text:p>
          </table:table-cell>
          <table:table-cell table:number-columns-repeated="16383"/>
        </table:table-row>
        <table:table-row table:style-name="ro1">
          <table:table-cell office:value-type="string" office:string-value="(91001,'Leticia',91,-4.203165,-69.935907)," table:formula="of:=&quot;(&quot; &amp; [Ciudad.A1091] &amp; &quot;,'&quot; &amp; [Ciudad.B1091] &amp; &quot;',&quot; &amp; [Ciudad.C1091] &amp; &quot;,&quot; &amp; [Ciudad.E1091] &amp; &quot;,&quot; &amp; [Ciudad.F1091] &amp; &quot;),&quot;" table:style-name="ce1">
            <text:p>(91001,'Leticia',91,-4.203165,-69.935907),</text:p>
          </table:table-cell>
          <table:table-cell table:number-columns-repeated="16383"/>
        </table:table-row>
        <table:table-row table:style-name="ro1">
          <table:table-cell office:value-type="string" office:string-value="(91263,'El Encanto',91,-1.747214,-73.209136)," table:formula="of:=&quot;(&quot; &amp; [Ciudad.A1092] &amp; &quot;,'&quot; &amp; [Ciudad.B1092] &amp; &quot;',&quot; &amp; [Ciudad.C1092] &amp; &quot;,&quot; &amp; [Ciudad.E1092] &amp; &quot;,&quot; &amp; [Ciudad.F1092] &amp; &quot;),&quot;" table:style-name="ce1">
            <text:p>(91263,'El Encanto',91,-1.747214,-73.209136),</text:p>
          </table:table-cell>
          <table:table-cell table:number-columns-repeated="16383"/>
        </table:table-row>
        <table:table-row table:style-name="ro1">
          <table:table-cell office:value-type="string" office:string-value="(91405,'La Chorrera',91,-1.43337,-72.74994)," table:formula="of:=&quot;(&quot; &amp; [Ciudad.A1093] &amp; &quot;,'&quot; &amp; [Ciudad.B1093] &amp; &quot;',&quot; &amp; [Ciudad.C1093] &amp; &quot;,&quot; &amp; [Ciudad.E1093] &amp; &quot;,&quot; &amp; [Ciudad.F1093] &amp; &quot;),&quot;" table:style-name="ce1">
            <text:p>(91405,'La Chorrera',91,-1.43337,-72.74994),</text:p>
          </table:table-cell>
          <table:table-cell table:number-columns-repeated="16383"/>
        </table:table-row>
        <table:table-row table:style-name="ro1">
          <table:table-cell office:value-type="string" office:string-value="(91407,'La Pedrera',91,-1.3239,-69.58234)," table:formula="of:=&quot;(&quot; &amp; [Ciudad.A1094] &amp; &quot;,'&quot; &amp; [Ciudad.B1094] &amp; &quot;',&quot; &amp; [Ciudad.C1094] &amp; &quot;,&quot; &amp; [Ciudad.E1094] &amp; &quot;,&quot; &amp; [Ciudad.F1094] &amp; &quot;),&quot;" table:style-name="ce1">
            <text:p>(91407,'La Pedrera',91,-1.3239,-69.58234),</text:p>
          </table:table-cell>
          <table:table-cell table:number-columns-repeated="16383"/>
        </table:table-row>
        <table:table-row table:style-name="ro1">
          <table:table-cell office:value-type="string" office:string-value="(91430,'La Victoria',91,-0.1060558,-71.1448516)," table:formula="of:=&quot;(&quot; &amp; [Ciudad.A1095] &amp; &quot;,'&quot; &amp; [Ciudad.B1095] &amp; &quot;',&quot; &amp; [Ciudad.C1095] &amp; &quot;,&quot; &amp; [Ciudad.E1095] &amp; &quot;,&quot; &amp; [Ciudad.F1095] &amp; &quot;),&quot;" table:style-name="ce1">
            <text:p>(91430,'La Victoria',91,-0.1060558,-71.1448516),</text:p>
          </table:table-cell>
          <table:table-cell table:number-columns-repeated="16383"/>
        </table:table-row>
        <table:table-row table:style-name="ro1">
          <table:table-cell office:value-type="string" office:string-value="(91460,'Miriti Paraná',91,-1.205904,-69.887903)," table:formula="of:=&quot;(&quot; &amp; [Ciudad.A1096] &amp; &quot;,'&quot; &amp; [Ciudad.B1096] &amp; &quot;',&quot; &amp; [Ciudad.C1096] &amp; &quot;,&quot; &amp; [Ciudad.E1096] &amp; &quot;,&quot; &amp; [Ciudad.F1096] &amp; &quot;),&quot;" table:style-name="ce1">
            <text:p>(91460,'Miriti Paraná',91,-1.205904,-69.887903),</text:p>
          </table:table-cell>
          <table:table-cell table:number-columns-repeated="16383"/>
        </table:table-row>
        <table:table-row table:style-name="ro1">
          <table:table-cell office:value-type="string" office:string-value="(91530,'Puerto Alegría',91,-1.005614,-74.0142539)," table:formula="of:=&quot;(&quot; &amp; [Ciudad.A1097] &amp; &quot;,'&quot; &amp; [Ciudad.B1097] &amp; &quot;',&quot; &amp; [Ciudad.C1097] &amp; &quot;,&quot; &amp; [Ciudad.E1097] &amp; &quot;,&quot; &amp; [Ciudad.F1097] &amp; &quot;),&quot;" table:style-name="ce1">
            <text:p>(91530,'Puerto Alegría',91,-1.005614,-74.0142539),</text:p>
          </table:table-cell>
          <table:table-cell table:number-columns-repeated="16383"/>
        </table:table-row>
        <table:table-row table:style-name="ro1">
          <table:table-cell office:value-type="string" office:string-value="(91536,'Puerto Arica',91,-2.13332,-71.73326)," table:formula="of:=&quot;(&quot; &amp; [Ciudad.A1098] &amp; &quot;,'&quot; &amp; [Ciudad.B1098] &amp; &quot;',&quot; &amp; [Ciudad.C1098] &amp; &quot;,&quot; &amp; [Ciudad.E1098] &amp; &quot;,&quot; &amp; [Ciudad.F1098] &amp; &quot;),&quot;" table:style-name="ce1">
            <text:p>(91536,'Puerto Arica',91,-2.13332,-71.73326),</text:p>
          </table:table-cell>
          <table:table-cell table:number-columns-repeated="16383"/>
        </table:table-row>
        <table:table-row table:style-name="ro1">
          <table:table-cell office:value-type="string" office:string-value="(91540,'Puerto Nariño',91,-3.7702,-70.38306)," table:formula="of:=&quot;(&quot; &amp; [Ciudad.A1099] &amp; &quot;,'&quot; &amp; [Ciudad.B1099] &amp; &quot;',&quot; &amp; [Ciudad.C1099] &amp; &quot;,&quot; &amp; [Ciudad.E1099] &amp; &quot;,&quot; &amp; [Ciudad.F1099] &amp; &quot;),&quot;" table:style-name="ce1">
            <text:p>(91540,'Puerto Nariño',91,-3.7702,-70.38306),</text:p>
          </table:table-cell>
          <table:table-cell table:number-columns-repeated="16383"/>
        </table:table-row>
        <table:table-row table:style-name="ro1">
          <table:table-cell office:value-type="string" office:string-value="(91669,'Puerto Santander',91,-0.62228,-72.383214)," table:formula="of:=&quot;(&quot; &amp; [Ciudad.A1100] &amp; &quot;,'&quot; &amp; [Ciudad.B1100] &amp; &quot;',&quot; &amp; [Ciudad.C1100] &amp; &quot;,&quot; &amp; [Ciudad.E1100] &amp; &quot;,&quot; &amp; [Ciudad.F1100] &amp; &quot;),&quot;" table:style-name="ce1">
            <text:p>(91669,'Puerto Santander',91,-0.62228,-72.383214),</text:p>
          </table:table-cell>
          <table:table-cell table:number-columns-repeated="16383"/>
        </table:table-row>
        <table:table-row table:style-name="ro1">
          <table:table-cell office:value-type="string" office:string-value="(91798,'Tarapacá',91,-2.891307,-69.741073)," table:formula="of:=&quot;(&quot; &amp; [Ciudad.A1101] &amp; &quot;,'&quot; &amp; [Ciudad.B1101] &amp; &quot;',&quot; &amp; [Ciudad.C1101] &amp; &quot;,&quot; &amp; [Ciudad.E1101] &amp; &quot;,&quot; &amp; [Ciudad.F1101] &amp; &quot;),&quot;" table:style-name="ce1">
            <text:p>(91798,'Tarapacá',91,-2.891307,-69.741073),</text:p>
          </table:table-cell>
          <table:table-cell table:number-columns-repeated="16383"/>
        </table:table-row>
        <table:table-row table:style-name="ro1">
          <table:table-cell office:value-type="string" office:string-value="(94001,'Inírida',94,3.868297,-67.923917)," table:formula="of:=&quot;(&quot; &amp; [Ciudad.A1102] &amp; &quot;,'&quot; &amp; [Ciudad.B1102] &amp; &quot;',&quot; &amp; [Ciudad.C1102] &amp; &quot;,&quot; &amp; [Ciudad.E1102] &amp; &quot;,&quot; &amp; [Ciudad.F1102] &amp; &quot;),&quot;" table:style-name="ce1">
            <text:p>(94001,'Inírida',94,3.868297,-67.923917),</text:p>
          </table:table-cell>
          <table:table-cell table:number-columns-repeated="16383"/>
        </table:table-row>
        <table:table-row table:style-name="ro1">
          <table:table-cell office:value-type="string" office:string-value="(94343,'Barranco Minas',94,3.48421,-69.81082)," table:formula="of:=&quot;(&quot; &amp; [Ciudad.A1103] &amp; &quot;,'&quot; &amp; [Ciudad.B1103] &amp; &quot;',&quot; &amp; [Ciudad.C1103] &amp; &quot;,&quot; &amp; [Ciudad.E1103] &amp; &quot;,&quot; &amp; [Ciudad.F1103] &amp; &quot;),&quot;" table:style-name="ce1">
            <text:p>(94343,'Barranco Minas',94,3.48421,-69.81082),</text:p>
          </table:table-cell>
          <table:table-cell table:number-columns-repeated="16383"/>
        </table:table-row>
        <table:table-row table:style-name="ro1">
          <table:table-cell office:value-type="string" office:string-value="(94663,'Mapiripana',94,2.63277,-68.0680299)," table:formula="of:=&quot;(&quot; &amp; [Ciudad.A1104] &amp; &quot;,'&quot; &amp; [Ciudad.B1104] &amp; &quot;',&quot; &amp; [Ciudad.C1104] &amp; &quot;,&quot; &amp; [Ciudad.E1104] &amp; &quot;,&quot; &amp; [Ciudad.F1104] &amp; &quot;),&quot;" table:style-name="ce1">
            <text:p>(94663,'Mapiripana',94,2.63277,-68.0680299),</text:p>
          </table:table-cell>
          <table:table-cell table:number-columns-repeated="16383"/>
        </table:table-row>
        <table:table-row table:style-name="ro1">
          <table:table-cell office:value-type="string" office:string-value="(94883,'San Felipe',94,1.90561,-67.08561)," table:formula="of:=&quot;(&quot; &amp; [Ciudad.A1105] &amp; &quot;,'&quot; &amp; [Ciudad.B1105] &amp; &quot;',&quot; &amp; [Ciudad.C1105] &amp; &quot;,&quot; &amp; [Ciudad.E1105] &amp; &quot;,&quot; &amp; [Ciudad.F1105] &amp; &quot;),&quot;" table:style-name="ce1">
            <text:p>(94883,'San Felipe',94,1.90561,-67.08561),</text:p>
          </table:table-cell>
          <table:table-cell table:number-columns-repeated="16383"/>
        </table:table-row>
        <table:table-row table:style-name="ro1">
          <table:table-cell office:value-type="string" office:string-value="(94884,'Puerto Colombia',94,2.72032,-67.56446)," table:formula="of:=&quot;(&quot; &amp; [Ciudad.A1106] &amp; &quot;,'&quot; &amp; [Ciudad.B1106] &amp; &quot;',&quot; &amp; [Ciudad.C1106] &amp; &quot;,&quot; &amp; [Ciudad.E1106] &amp; &quot;,&quot; &amp; [Ciudad.F1106] &amp; &quot;),&quot;" table:style-name="ce1">
            <text:p>(94884,'Puerto Colombia',94,2.72032,-67.56446),</text:p>
          </table:table-cell>
          <table:table-cell table:number-columns-repeated="16383"/>
        </table:table-row>
        <table:table-row table:style-name="ro1">
          <table:table-cell office:value-type="string" office:string-value="(94885,'La Guadalupe',94,1.3648401,-67.0464591)," table:formula="of:=&quot;(&quot; &amp; [Ciudad.A1107] &amp; &quot;,'&quot; &amp; [Ciudad.B1107] &amp; &quot;',&quot; &amp; [Ciudad.C1107] &amp; &quot;,&quot; &amp; [Ciudad.E1107] &amp; &quot;,&quot; &amp; [Ciudad.F1107] &amp; &quot;),&quot;" table:style-name="ce1">
            <text:p>(94885,'La Guadalupe',94,1.3648401,-67.0464591),</text:p>
          </table:table-cell>
          <table:table-cell table:number-columns-repeated="16383"/>
        </table:table-row>
        <table:table-row table:style-name="ro1">
          <table:table-cell office:value-type="string" office:string-value="(94886,'Cacahual',94,3.51425,-67.41529)," table:formula="of:=&quot;(&quot; &amp; [Ciudad.A1108] &amp; &quot;,'&quot; &amp; [Ciudad.B1108] &amp; &quot;',&quot; &amp; [Ciudad.C1108] &amp; &quot;,&quot; &amp; [Ciudad.E1108] &amp; &quot;,&quot; &amp; [Ciudad.F1108] &amp; &quot;),&quot;" table:style-name="ce1">
            <text:p>(94886,'Cacahual',94,3.51425,-67.41529),</text:p>
          </table:table-cell>
          <table:table-cell table:number-columns-repeated="16383"/>
        </table:table-row>
        <table:table-row table:style-name="ro1">
          <table:table-cell office:value-type="string" office:string-value="(94887,'Pana Pana',94,1.84079,-69.00479)," table:formula="of:=&quot;(&quot; &amp; [Ciudad.A1109] &amp; &quot;,'&quot; &amp; [Ciudad.B1109] &amp; &quot;',&quot; &amp; [Ciudad.C1109] &amp; &quot;,&quot; &amp; [Ciudad.E1109] &amp; &quot;,&quot; &amp; [Ciudad.F1109] &amp; &quot;),&quot;" table:style-name="ce1">
            <text:p>(94887,'Pana Pana',94,1.84079,-69.00479),</text:p>
          </table:table-cell>
          <table:table-cell table:number-columns-repeated="16383"/>
        </table:table-row>
        <table:table-row table:style-name="ro1">
          <table:table-cell office:value-type="string" office:string-value="(94888,'Morichal',94,2.2637,-69.91847)," table:formula="of:=&quot;(&quot; &amp; [Ciudad.A1110] &amp; &quot;,'&quot; &amp; [Ciudad.B1110] &amp; &quot;',&quot; &amp; [Ciudad.C1110] &amp; &quot;,&quot; &amp; [Ciudad.E1110] &amp; &quot;,&quot; &amp; [Ciudad.F1110] &amp; &quot;),&quot;" table:style-name="ce1">
            <text:p>(94888,'Morichal',94,2.2637,-69.91847),</text:p>
          </table:table-cell>
          <table:table-cell table:number-columns-repeated="16383"/>
        </table:table-row>
        <table:table-row table:style-name="ro1">
          <table:table-cell office:value-type="string" office:string-value="(95001,'San José del Guaviare',95,2.568549,-72.6417265)," table:formula="of:=&quot;(&quot; &amp; [Ciudad.A1111] &amp; &quot;,'&quot; &amp; [Ciudad.B1111] &amp; &quot;',&quot; &amp; [Ciudad.C1111] &amp; &quot;,&quot; &amp; [Ciudad.E1111] &amp; &quot;,&quot; &amp; [Ciudad.F1111] &amp; &quot;),&quot;" table:style-name="ce1">
            <text:p>(95001,'San José del Guaviare',95,2.568549,-72.6417265),</text:p>
          </table:table-cell>
          <table:table-cell table:number-columns-repeated="16383"/>
        </table:table-row>
        <table:table-row table:style-name="ro1">
          <table:table-cell office:value-type="string" office:string-value="(95015,'Calamar',95,1.920614,-72.554237)," table:formula="of:=&quot;(&quot; &amp; [Ciudad.A1112] &amp; &quot;,'&quot; &amp; [Ciudad.B1112] &amp; &quot;',&quot; &amp; [Ciudad.C1112] &amp; &quot;,&quot; &amp; [Ciudad.E1112] &amp; &quot;,&quot; &amp; [Ciudad.F1112] &amp; &quot;),&quot;" table:style-name="ce1">
            <text:p>(95015,'Calamar',95,1.920614,-72.554237),</text:p>
          </table:table-cell>
          <table:table-cell table:number-columns-repeated="16383"/>
        </table:table-row>
        <table:table-row table:style-name="ro1">
          <table:table-cell office:value-type="string" office:string-value="(95025,'El Retorno',95,2.331899,-72.628127)," table:formula="of:=&quot;(&quot; &amp; [Ciudad.A1113] &amp; &quot;,'&quot; &amp; [Ciudad.B1113] &amp; &quot;',&quot; &amp; [Ciudad.C1113] &amp; &quot;,&quot; &amp; [Ciudad.E1113] &amp; &quot;,&quot; &amp; [Ciudad.F1113] &amp; &quot;),&quot;" table:style-name="ce1">
            <text:p>(95025,'El Retorno',95,2.331899,-72.628127),</text:p>
          </table:table-cell>
          <table:table-cell table:number-columns-repeated="16383"/>
        </table:table-row>
        <table:table-row table:style-name="ro1">
          <table:table-cell office:value-type="string" office:string-value="(95200,'Miraflores',95,1.337454,-71.950914)," table:formula="of:=&quot;(&quot; &amp; [Ciudad.A1114] &amp; &quot;,'&quot; &amp; [Ciudad.B1114] &amp; &quot;',&quot; &amp; [Ciudad.C1114] &amp; &quot;,&quot; &amp; [Ciudad.E1114] &amp; &quot;,&quot; &amp; [Ciudad.F1114] &amp; &quot;),&quot;" table:style-name="ce1">
            <text:p>(95200,'Miraflores',95,1.337454,-71.950914),</text:p>
          </table:table-cell>
          <table:table-cell table:number-columns-repeated="16383"/>
        </table:table-row>
        <table:table-row table:style-name="ro1">
          <table:table-cell office:value-type="string" office:string-value="(97001,'Mitú',97,1.2521739,-70.233618)," table:formula="of:=&quot;(&quot; &amp; [Ciudad.A1115] &amp; &quot;,'&quot; &amp; [Ciudad.B1115] &amp; &quot;',&quot; &amp; [Ciudad.C1115] &amp; &quot;,&quot; &amp; [Ciudad.E1115] &amp; &quot;,&quot; &amp; [Ciudad.F1115] &amp; &quot;),&quot;" table:style-name="ce1">
            <text:p>(97001,'Mitú',97,1.2521739,-70.233618),</text:p>
          </table:table-cell>
          <table:table-cell table:number-columns-repeated="16383"/>
        </table:table-row>
        <table:table-row table:style-name="ro1">
          <table:table-cell office:value-type="string" office:string-value="(97161,'Caruru',97,1.012148,-71.2958699)," table:formula="of:=&quot;(&quot; &amp; [Ciudad.A1116] &amp; &quot;,'&quot; &amp; [Ciudad.B1116] &amp; &quot;',&quot; &amp; [Ciudad.C1116] &amp; &quot;,&quot; &amp; [Ciudad.E1116] &amp; &quot;,&quot; &amp; [Ciudad.F1116] &amp; &quot;),&quot;" table:style-name="ce1">
            <text:p>(97161,'Caruru',97,1.012148,-71.2958699),</text:p>
          </table:table-cell>
          <table:table-cell table:number-columns-repeated="16383"/>
        </table:table-row>
        <table:table-row table:style-name="ro1">
          <table:table-cell office:value-type="string" office:string-value="(97511,'Pacoa',97,0.05442,-71.22293)," table:formula="of:=&quot;(&quot; &amp; [Ciudad.A1117] &amp; &quot;,'&quot; &amp; [Ciudad.B1117] &amp; &quot;',&quot; &amp; [Ciudad.C1117] &amp; &quot;,&quot; &amp; [Ciudad.E1117] &amp; &quot;,&quot; &amp; [Ciudad.F1117] &amp; &quot;),&quot;" table:style-name="ce1">
            <text:p>(97511,'Pacoa',97,0.05442,-71.22293),</text:p>
          </table:table-cell>
          <table:table-cell table:number-columns-repeated="16383"/>
        </table:table-row>
        <table:table-row table:style-name="ro1">
          <table:table-cell office:value-type="string" office:string-value="(97666,'Taraira',97,-0.564744,-69.63411)," table:formula="of:=&quot;(&quot; &amp; [Ciudad.A1118] &amp; &quot;,'&quot; &amp; [Ciudad.B1118] &amp; &quot;',&quot; &amp; [Ciudad.C1118] &amp; &quot;,&quot; &amp; [Ciudad.E1118] &amp; &quot;,&quot; &amp; [Ciudad.F1118] &amp; &quot;),&quot;" table:style-name="ce1">
            <text:p>(97666,'Taraira',97,-0.564744,-69.63411),</text:p>
          </table:table-cell>
          <table:table-cell table:number-columns-repeated="16383"/>
        </table:table-row>
        <table:table-row table:style-name="ro1">
          <table:table-cell office:value-type="string" office:string-value="(97777,'Papunaua',97,1.8028463,-70.7168469)," table:formula="of:=&quot;(&quot; &amp; [Ciudad.A1119] &amp; &quot;,'&quot; &amp; [Ciudad.B1119] &amp; &quot;',&quot; &amp; [Ciudad.C1119] &amp; &quot;,&quot; &amp; [Ciudad.E1119] &amp; &quot;,&quot; &amp; [Ciudad.F1119] &amp; &quot;),&quot;" table:style-name="ce1">
            <text:p>(97777,'Papunaua',97,1.8028463,-70.7168469),</text:p>
          </table:table-cell>
          <table:table-cell table:number-columns-repeated="16383"/>
        </table:table-row>
        <table:table-row table:style-name="ro1">
          <table:table-cell office:value-type="string" office:string-value="(97889,'Yavaraté',97,0.61506,-69.2080299)," table:formula="of:=&quot;(&quot; &amp; [Ciudad.A1120] &amp; &quot;,'&quot; &amp; [Ciudad.B1120] &amp; &quot;',&quot; &amp; [Ciudad.C1120] &amp; &quot;,&quot; &amp; [Ciudad.E1120] &amp; &quot;,&quot; &amp; [Ciudad.F1120] &amp; &quot;),&quot;" table:style-name="ce1">
            <text:p>(97889,'Yavaraté',97,0.61506,-69.2080299),</text:p>
          </table:table-cell>
          <table:table-cell table:number-columns-repeated="16383"/>
        </table:table-row>
        <table:table-row table:style-name="ro1">
          <table:table-cell office:value-type="string" office:string-value="(99001,'Puerto Carreño',99,6.184766,-67.488462)," table:formula="of:=&quot;(&quot; &amp; [Ciudad.A1121] &amp; &quot;,'&quot; &amp; [Ciudad.B1121] &amp; &quot;',&quot; &amp; [Ciudad.C1121] &amp; &quot;,&quot; &amp; [Ciudad.E1121] &amp; &quot;,&quot; &amp; [Ciudad.F1121] &amp; &quot;),&quot;" table:style-name="ce1">
            <text:p>(99001,'Puerto Carreño',99,6.184766,-67.488462),</text:p>
          </table:table-cell>
          <table:table-cell table:number-columns-repeated="16383"/>
        </table:table-row>
        <table:table-row table:style-name="ro1">
          <table:table-cell office:value-type="string" office:string-value="(99524,'La Primavera',99,5.48885,-70.40911)," table:formula="of:=&quot;(&quot; &amp; [Ciudad.A1122] &amp; &quot;,'&quot; &amp; [Ciudad.B1122] &amp; &quot;',&quot; &amp; [Ciudad.C1122] &amp; &quot;,&quot; &amp; [Ciudad.E1122] &amp; &quot;,&quot; &amp; [Ciudad.F1122] &amp; &quot;),&quot;" table:style-name="ce1">
            <text:p>(99524,'La Primavera',99,5.48885,-70.40911),</text:p>
          </table:table-cell>
          <table:table-cell table:number-columns-repeated="16383"/>
        </table:table-row>
        <table:table-row table:style-name="ro1">
          <table:table-cell office:value-type="string" office:string-value="(99624,'Santa Rosalía',99,5.135381,-70.8649609)," table:formula="of:=&quot;(&quot; &amp; [Ciudad.A1123] &amp; &quot;,'&quot; &amp; [Ciudad.B1123] &amp; &quot;',&quot; &amp; [Ciudad.C1123] &amp; &quot;,&quot; &amp; [Ciudad.E1123] &amp; &quot;,&quot; &amp; [Ciudad.F1123] &amp; &quot;),&quot;" table:style-name="ce1">
            <text:p>(99624,'Santa Rosalía',99,5.135381,-70.8649609),</text:p>
          </table:table-cell>
          <table:table-cell table:number-columns-repeated="16383"/>
        </table:table-row>
        <table:table-row table:style-name="ro1">
          <table:table-cell office:value-type="string" office:string-value="(99773,'Cumaribo',99,4.444497,-69.798685)," table:formula="of:=&quot;(&quot; &amp; [Ciudad.A1124] &amp; &quot;,'&quot; &amp; [Ciudad.B1124] &amp; &quot;',&quot; &amp; [Ciudad.C1124] &amp; &quot;,&quot; &amp; [Ciudad.E1124] &amp; &quot;,&quot; &amp; [Ciudad.F1124] &amp; &quot;),&quot;" table:style-name="ce1">
            <text:p>(99773,'Cumaribo',99,4.444497,-69.798685),</text:p>
          </table:table-cell>
          <table:table-cell table:number-columns-repeated="16383"/>
        </table:table-row>
        <table:table-row table:number-rows-repeated="1047452" table:style-name="ro1">
          <table:table-cell table:number-columns-repeated="16384"/>
        </table:table-row>
      </table:table>
      <table:table table:name="PJ" table:style-name="ta3">
        <table:table-column table:style-name="co6" table:number-columns-repeated="16384" table:default-cell-style-name="ce1"/>
        <table:table-row table:style-name="ro1">
          <table:table-cell office:value-type="string" office:string-value="{id:57,name:'Colombia',code:'CO'}" table:formula="of:=&quot;{id:&quot;&amp;[Pais.A2]&amp;&quot;,name:'&quot;&amp;[Pais.B2]&amp;&quot;',code:'&quot;&amp;[Pais.C2]&amp;&quot;'}&quot;" table:style-name="ce1">
            <text:p>{id:57,name:'Colombia',code:'CO'}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DJ" table:style-name="ta3">
        <table:table-column table:style-name="co6" table:number-columns-repeated="16384" table:default-cell-style-name="ce1"/>
        <table:table-row table:style-name="ro1">
          <table:table-cell office:value-type="string" office:string-value="{id:5,name:'Antioquia',country_id:57,lat:0.0, lng:0.0, zoom:0.0}," table:formula="of:=&quot;{id:&quot;&amp;[Depto.A2]&amp;&quot;,name:'&quot;&amp;[Depto.B2]&amp;&quot;',country_id:&quot;&amp;[Depto.C2]&amp;&quot;,lat:0.0, lng:0.0, zoom:0.0},&quot;" table:style-name="ce1">
            <text:p>{id:5,name:'Antioqui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,name:'Atlántico',country_id:57,lat:0.0, lng:0.0, zoom:0.0}," table:formula="of:=&quot;{id:&quot;&amp;[Depto.A3]&amp;&quot;,name:'&quot;&amp;[Depto.B3]&amp;&quot;',country_id:&quot;&amp;[Depto.C3]&amp;&quot;,lat:0.0, lng:0.0, zoom:0.0},&quot;" table:style-name="ce1">
            <text:p>{id:8,name:'Atlántico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1,name:'Bogotá D.C.',country_id:57,lat:0.0, lng:0.0, zoom:0.0}," table:formula="of:=&quot;{id:&quot;&amp;[Depto.A4]&amp;&quot;,name:'&quot;&amp;[Depto.B4]&amp;&quot;',country_id:&quot;&amp;[Depto.C4]&amp;&quot;,lat:0.0, lng:0.0, zoom:0.0},&quot;" table:style-name="ce1">
            <text:p>{id:11,name:'Bogotá D.C.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,name:'Bolívar',country_id:57,lat:0.0, lng:0.0, zoom:0.0}," table:formula="of:=&quot;{id:&quot;&amp;[Depto.A5]&amp;&quot;,name:'&quot;&amp;[Depto.B5]&amp;&quot;',country_id:&quot;&amp;[Depto.C5]&amp;&quot;,lat:0.0, lng:0.0, zoom:0.0},&quot;" table:style-name="ce1">
            <text:p>{id:13,name:'Bolívar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,name:'Boyacá',country_id:57,lat:0.0, lng:0.0, zoom:0.0}," table:formula="of:=&quot;{id:&quot;&amp;[Depto.A6]&amp;&quot;,name:'&quot;&amp;[Depto.B6]&amp;&quot;',country_id:&quot;&amp;[Depto.C6]&amp;&quot;,lat:0.0, lng:0.0, zoom:0.0},&quot;" table:style-name="ce1">
            <text:p>{id:15,name:'Boyacá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,name:'Caldas',country_id:57,lat:0.0, lng:0.0, zoom:0.0}," table:formula="of:=&quot;{id:&quot;&amp;[Depto.A7]&amp;&quot;,name:'&quot;&amp;[Depto.B7]&amp;&quot;',country_id:&quot;&amp;[Depto.C7]&amp;&quot;,lat:0.0, lng:0.0, zoom:0.0},&quot;" table:style-name="ce1">
            <text:p>{id:17,name:'Caldas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,name:'Caquetá',country_id:57,lat:0.0, lng:0.0, zoom:0.0}," table:formula="of:=&quot;{id:&quot;&amp;[Depto.A8]&amp;&quot;,name:'&quot;&amp;[Depto.B8]&amp;&quot;',country_id:&quot;&amp;[Depto.C8]&amp;&quot;,lat:0.0, lng:0.0, zoom:0.0},&quot;" table:style-name="ce1">
            <text:p>{id:18,name:'Caquetá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,name:'Cauca',country_id:57,lat:0.0, lng:0.0, zoom:0.0}," table:formula="of:=&quot;{id:&quot;&amp;[Depto.A9]&amp;&quot;,name:'&quot;&amp;[Depto.B9]&amp;&quot;',country_id:&quot;&amp;[Depto.C9]&amp;&quot;,lat:0.0, lng:0.0, zoom:0.0},&quot;" table:style-name="ce1">
            <text:p>{id:19,name:'Cauc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,name:'Cesar',country_id:57,lat:0.0, lng:0.0, zoom:0.0}," table:formula="of:=&quot;{id:&quot;&amp;[Depto.A10]&amp;&quot;,name:'&quot;&amp;[Depto.B10]&amp;&quot;',country_id:&quot;&amp;[Depto.C10]&amp;&quot;,lat:0.0, lng:0.0, zoom:0.0},&quot;" table:style-name="ce1">
            <text:p>{id:20,name:'Cesar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,name:'Córdoba',country_id:57,lat:0.0, lng:0.0, zoom:0.0}," table:formula="of:=&quot;{id:&quot;&amp;[Depto.A11]&amp;&quot;,name:'&quot;&amp;[Depto.B11]&amp;&quot;',country_id:&quot;&amp;[Depto.C11]&amp;&quot;,lat:0.0, lng:0.0, zoom:0.0},&quot;" table:style-name="ce1">
            <text:p>{id:23,name:'Córdob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,name:'Cundinamarca',country_id:57,lat:0.0, lng:0.0, zoom:0.0}," table:formula="of:=&quot;{id:&quot;&amp;[Depto.A12]&amp;&quot;,name:'&quot;&amp;[Depto.B12]&amp;&quot;',country_id:&quot;&amp;[Depto.C12]&amp;&quot;,lat:0.0, lng:0.0, zoom:0.0},&quot;" table:style-name="ce1">
            <text:p>{id:25,name:'Cundinamarc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,name:'Chocó',country_id:57,lat:0.0, lng:0.0, zoom:0.0}," table:formula="of:=&quot;{id:&quot;&amp;[Depto.A13]&amp;&quot;,name:'&quot;&amp;[Depto.B13]&amp;&quot;',country_id:&quot;&amp;[Depto.C13]&amp;&quot;,lat:0.0, lng:0.0, zoom:0.0},&quot;" table:style-name="ce1">
            <text:p>{id:27,name:'Chocó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,name:'Huila',country_id:57,lat:0.0, lng:0.0, zoom:0.0}," table:formula="of:=&quot;{id:&quot;&amp;[Depto.A14]&amp;&quot;,name:'&quot;&amp;[Depto.B14]&amp;&quot;',country_id:&quot;&amp;[Depto.C14]&amp;&quot;,lat:0.0, lng:0.0, zoom:0.0},&quot;" table:style-name="ce1">
            <text:p>{id:41,name:'Huil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,name:'La Guajira',country_id:57,lat:0.0, lng:0.0, zoom:0.0}," table:formula="of:=&quot;{id:&quot;&amp;[Depto.A15]&amp;&quot;,name:'&quot;&amp;[Depto.B15]&amp;&quot;',country_id:&quot;&amp;[Depto.C15]&amp;&quot;,lat:0.0, lng:0.0, zoom:0.0},&quot;" table:style-name="ce1">
            <text:p>{id:44,name:'La Guajir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,name:'Magdalena',country_id:57,lat:0.0, lng:0.0, zoom:0.0}," table:formula="of:=&quot;{id:&quot;&amp;[Depto.A16]&amp;&quot;,name:'&quot;&amp;[Depto.B16]&amp;&quot;',country_id:&quot;&amp;[Depto.C16]&amp;&quot;,lat:0.0, lng:0.0, zoom:0.0},&quot;" table:style-name="ce1">
            <text:p>{id:47,name:'Magdalen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,name:'Meta',country_id:57,lat:0.0, lng:0.0, zoom:0.0}," table:formula="of:=&quot;{id:&quot;&amp;[Depto.A17]&amp;&quot;,name:'&quot;&amp;[Depto.B17]&amp;&quot;',country_id:&quot;&amp;[Depto.C17]&amp;&quot;,lat:0.0, lng:0.0, zoom:0.0},&quot;" table:style-name="ce1">
            <text:p>{id:50,name:'Met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,name:'Nariño',country_id:57,lat:0.0, lng:0.0, zoom:0.0}," table:formula="of:=&quot;{id:&quot;&amp;[Depto.A18]&amp;&quot;,name:'&quot;&amp;[Depto.B18]&amp;&quot;',country_id:&quot;&amp;[Depto.C18]&amp;&quot;,lat:0.0, lng:0.0, zoom:0.0},&quot;" table:style-name="ce1">
            <text:p>{id:52,name:'Nariño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,name:'Norte de Santander',country_id:57,lat:0.0, lng:0.0, zoom:0.0}," table:formula="of:=&quot;{id:&quot;&amp;[Depto.A19]&amp;&quot;,name:'&quot;&amp;[Depto.B19]&amp;&quot;',country_id:&quot;&amp;[Depto.C19]&amp;&quot;,lat:0.0, lng:0.0, zoom:0.0},&quot;" table:style-name="ce1">
            <text:p>{id:54,name:'Norte de Santander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,name:'Quindío',country_id:57,lat:0.0, lng:0.0, zoom:0.0}," table:formula="of:=&quot;{id:&quot;&amp;[Depto.A20]&amp;&quot;,name:'&quot;&amp;[Depto.B20]&amp;&quot;',country_id:&quot;&amp;[Depto.C20]&amp;&quot;,lat:0.0, lng:0.0, zoom:0.0},&quot;" table:style-name="ce1">
            <text:p>{id:63,name:'Quindío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,name:'Risaralda',country_id:57,lat:0.0, lng:0.0, zoom:0.0}," table:formula="of:=&quot;{id:&quot;&amp;[Depto.A21]&amp;&quot;,name:'&quot;&amp;[Depto.B21]&amp;&quot;',country_id:&quot;&amp;[Depto.C21]&amp;&quot;,lat:0.0, lng:0.0, zoom:0.0},&quot;" table:style-name="ce1">
            <text:p>{id:66,name:'Risarald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,name:'Santander',country_id:57,lat:0.0, lng:0.0, zoom:0.0}," table:formula="of:=&quot;{id:&quot;&amp;[Depto.A22]&amp;&quot;,name:'&quot;&amp;[Depto.B22]&amp;&quot;',country_id:&quot;&amp;[Depto.C22]&amp;&quot;,lat:0.0, lng:0.0, zoom:0.0},&quot;" table:style-name="ce1">
            <text:p>{id:68,name:'Santander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,name:'Sucre',country_id:57,lat:0.0, lng:0.0, zoom:0.0}," table:formula="of:=&quot;{id:&quot;&amp;[Depto.A23]&amp;&quot;,name:'&quot;&amp;[Depto.B23]&amp;&quot;',country_id:&quot;&amp;[Depto.C23]&amp;&quot;,lat:0.0, lng:0.0, zoom:0.0},&quot;" table:style-name="ce1">
            <text:p>{id:70,name:'Sucre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,name:'Tolima',country_id:57,lat:0.0, lng:0.0, zoom:0.0}," table:formula="of:=&quot;{id:&quot;&amp;[Depto.A24]&amp;&quot;,name:'&quot;&amp;[Depto.B24]&amp;&quot;',country_id:&quot;&amp;[Depto.C24]&amp;&quot;,lat:0.0, lng:0.0, zoom:0.0},&quot;" table:style-name="ce1">
            <text:p>{id:73,name:'Tolim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,name:'Valle del Cauca',country_id:57,lat:0.0, lng:0.0, zoom:0.0}," table:formula="of:=&quot;{id:&quot;&amp;[Depto.A25]&amp;&quot;,name:'&quot;&amp;[Depto.B25]&amp;&quot;',country_id:&quot;&amp;[Depto.C25]&amp;&quot;,lat:0.0, lng:0.0, zoom:0.0},&quot;" table:style-name="ce1">
            <text:p>{id:76,name:'Valle del Cauc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,name:'Arauca',country_id:57,lat:0.0, lng:0.0, zoom:0.0}," table:formula="of:=&quot;{id:&quot;&amp;[Depto.A26]&amp;&quot;,name:'&quot;&amp;[Depto.B26]&amp;&quot;',country_id:&quot;&amp;[Depto.C26]&amp;&quot;,lat:0.0, lng:0.0, zoom:0.0},&quot;" table:style-name="ce1">
            <text:p>{id:81,name:'Arauc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,name:'Casanare',country_id:57,lat:0.0, lng:0.0, zoom:0.0}," table:formula="of:=&quot;{id:&quot;&amp;[Depto.A27]&amp;&quot;,name:'&quot;&amp;[Depto.B27]&amp;&quot;',country_id:&quot;&amp;[Depto.C27]&amp;&quot;,lat:0.0, lng:0.0, zoom:0.0},&quot;" table:style-name="ce1">
            <text:p>{id:85,name:'Casanare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,name:'Putumayo',country_id:57,lat:0.0, lng:0.0, zoom:0.0}," table:formula="of:=&quot;{id:&quot;&amp;[Depto.A28]&amp;&quot;,name:'&quot;&amp;[Depto.B28]&amp;&quot;',country_id:&quot;&amp;[Depto.C28]&amp;&quot;,lat:0.0, lng:0.0, zoom:0.0},&quot;" table:style-name="ce1">
            <text:p>{id:86,name:'Putumayo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,name:'Archipiélago de San Andrés, Providencia y Santa Catalina',country_id:57,lat:0.0, lng:0.0, zoom:0.0}," table:formula="of:=&quot;{id:&quot;&amp;[Depto.A29]&amp;&quot;,name:'&quot;&amp;[Depto.B29]&amp;&quot;',country_id:&quot;&amp;[Depto.C29]&amp;&quot;,lat:0.0, lng:0.0, zoom:0.0},&quot;" table:style-name="ce1">
            <text:p>{id:88,name:'Archipiélago de San Andrés, Providencia y Santa Catalin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,name:'Amazonas',country_id:57,lat:0.0, lng:0.0, zoom:0.0}," table:formula="of:=&quot;{id:&quot;&amp;[Depto.A30]&amp;&quot;,name:'&quot;&amp;[Depto.B30]&amp;&quot;',country_id:&quot;&amp;[Depto.C30]&amp;&quot;,lat:0.0, lng:0.0, zoom:0.0},&quot;" table:style-name="ce1">
            <text:p>{id:91,name:'Amazonas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,name:'Guainía',country_id:57,lat:0.0, lng:0.0, zoom:0.0}," table:formula="of:=&quot;{id:&quot;&amp;[Depto.A31]&amp;&quot;,name:'&quot;&amp;[Depto.B31]&amp;&quot;',country_id:&quot;&amp;[Depto.C31]&amp;&quot;,lat:0.0, lng:0.0, zoom:0.0},&quot;" table:style-name="ce1">
            <text:p>{id:94,name:'Guainí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,name:'Guaviare',country_id:57,lat:0.0, lng:0.0, zoom:0.0}," table:formula="of:=&quot;{id:&quot;&amp;[Depto.A32]&amp;&quot;,name:'&quot;&amp;[Depto.B32]&amp;&quot;',country_id:&quot;&amp;[Depto.C32]&amp;&quot;,lat:0.0, lng:0.0, zoom:0.0},&quot;" table:style-name="ce1">
            <text:p>{id:95,name:'Guaviare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,name:'Vaupés',country_id:57,lat:0.0, lng:0.0, zoom:0.0}," table:formula="of:=&quot;{id:&quot;&amp;[Depto.A33]&amp;&quot;,name:'&quot;&amp;[Depto.B33]&amp;&quot;',country_id:&quot;&amp;[Depto.C33]&amp;&quot;,lat:0.0, lng:0.0, zoom:0.0},&quot;" table:style-name="ce1">
            <text:p>{id:97,name:'Vaupés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,name:'Vichada',country_id:57,lat:0.0, lng:0.0, zoom:0.0}," table:formula="of:=&quot;{id:&quot;&amp;[Depto.A34]&amp;&quot;,name:'&quot;&amp;[Depto.B34]&amp;&quot;',country_id:&quot;&amp;[Depto.C34]&amp;&quot;,lat:0.0, lng:0.0, zoom:0.0},&quot;" table:style-name="ce1">
            <text:p>{id:99,name:'Vichada',country_id:57,lat:0.0, lng:0.0, zoom:0.0},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CJ" table:style-name="ta3">
        <table:table-column table:style-name="co6" table:number-columns-repeated="16384" table:default-cell-style-name="ce1"/>
        <table:table-row table:style-name="ro1">
          <table:table-cell office:value-type="string" office:string-value="{id:5001,name:'Medellín',state_id:5,lat:0.0, lng:0.0, zoom:0.0}," table:formula="of:=&quot;{id:&quot;&amp;[Ciudad.A2]&amp;&quot;,name:'&quot;&amp;[Ciudad.B2]&amp;&quot;',state_id:&quot;&amp;[Ciudad.C2]&amp;&quot;,lat:0.0, lng:0.0, zoom:0.0},&quot;" table:style-name="ce1">
            <text:p>{id:5001,name:'Medellí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02,name:'Abejorral',state_id:5,lat:0.0, lng:0.0, zoom:0.0}," table:formula="of:=&quot;{id:&quot;&amp;[Ciudad.A3]&amp;&quot;,name:'&quot;&amp;[Ciudad.B3]&amp;&quot;',state_id:&quot;&amp;[Ciudad.C3]&amp;&quot;,lat:0.0, lng:0.0, zoom:0.0},&quot;" table:style-name="ce1">
            <text:p>{id:5002,name:'Abejorra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04,name:'Abriaquí',state_id:5,lat:0.0, lng:0.0, zoom:0.0}," table:formula="of:=&quot;{id:&quot;&amp;[Ciudad.A4]&amp;&quot;,name:'&quot;&amp;[Ciudad.B4]&amp;&quot;',state_id:&quot;&amp;[Ciudad.C4]&amp;&quot;,lat:0.0, lng:0.0, zoom:0.0},&quot;" table:style-name="ce1">
            <text:p>{id:5004,name:'Abriaqu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1,name:'Alejandría',state_id:5,lat:0.0, lng:0.0, zoom:0.0}," table:formula="of:=&quot;{id:&quot;&amp;[Ciudad.A5]&amp;&quot;,name:'&quot;&amp;[Ciudad.B5]&amp;&quot;',state_id:&quot;&amp;[Ciudad.C5]&amp;&quot;,lat:0.0, lng:0.0, zoom:0.0},&quot;" table:style-name="ce1">
            <text:p>{id:5021,name:'Alejandrí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0,name:'Amagá',state_id:5,lat:0.0, lng:0.0, zoom:0.0}," table:formula="of:=&quot;{id:&quot;&amp;[Ciudad.A6]&amp;&quot;,name:'&quot;&amp;[Ciudad.B6]&amp;&quot;',state_id:&quot;&amp;[Ciudad.C6]&amp;&quot;,lat:0.0, lng:0.0, zoom:0.0},&quot;" table:style-name="ce1">
            <text:p>{id:5030,name:'Amag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1,name:'Amalfi',state_id:5,lat:0.0, lng:0.0, zoom:0.0}," table:formula="of:=&quot;{id:&quot;&amp;[Ciudad.A7]&amp;&quot;,name:'&quot;&amp;[Ciudad.B7]&amp;&quot;',state_id:&quot;&amp;[Ciudad.C7]&amp;&quot;,lat:0.0, lng:0.0, zoom:0.0},&quot;" table:style-name="ce1">
            <text:p>{id:5031,name:'Amalfi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4,name:'Andes',state_id:5,lat:0.0, lng:0.0, zoom:0.0}," table:formula="of:=&quot;{id:&quot;&amp;[Ciudad.A8]&amp;&quot;,name:'&quot;&amp;[Ciudad.B8]&amp;&quot;',state_id:&quot;&amp;[Ciudad.C8]&amp;&quot;,lat:0.0, lng:0.0, zoom:0.0},&quot;" table:style-name="ce1">
            <text:p>{id:5034,name:'Ande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6,name:'Angelópolis',state_id:5,lat:0.0, lng:0.0, zoom:0.0}," table:formula="of:=&quot;{id:&quot;&amp;[Ciudad.A9]&amp;&quot;,name:'&quot;&amp;[Ciudad.B9]&amp;&quot;',state_id:&quot;&amp;[Ciudad.C9]&amp;&quot;,lat:0.0, lng:0.0, zoom:0.0},&quot;" table:style-name="ce1">
            <text:p>{id:5036,name:'Angelópoli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8,name:'Angostura',state_id:5,lat:0.0, lng:0.0, zoom:0.0}," table:formula="of:=&quot;{id:&quot;&amp;[Ciudad.A10]&amp;&quot;,name:'&quot;&amp;[Ciudad.B10]&amp;&quot;',state_id:&quot;&amp;[Ciudad.C10]&amp;&quot;,lat:0.0, lng:0.0, zoom:0.0},&quot;" table:style-name="ce1">
            <text:p>{id:5038,name:'Angostur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0,name:'Anorí',state_id:5,lat:0.0, lng:0.0, zoom:0.0}," table:formula="of:=&quot;{id:&quot;&amp;[Ciudad.A11]&amp;&quot;,name:'&quot;&amp;[Ciudad.B11]&amp;&quot;',state_id:&quot;&amp;[Ciudad.C11]&amp;&quot;,lat:0.0, lng:0.0, zoom:0.0},&quot;" table:style-name="ce1">
            <text:p>{id:5040,name:'Anor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2,name:'Santafé de Antioquia',state_id:5,lat:0.0, lng:0.0, zoom:0.0}," table:formula="of:=&quot;{id:&quot;&amp;[Ciudad.A12]&amp;&quot;,name:'&quot;&amp;[Ciudad.B12]&amp;&quot;',state_id:&quot;&amp;[Ciudad.C12]&amp;&quot;,lat:0.0, lng:0.0, zoom:0.0},&quot;" table:style-name="ce1">
            <text:p>{id:5042,name:'Santafé de Antioqu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4,name:'Anza',state_id:5,lat:0.0, lng:0.0, zoom:0.0}," table:formula="of:=&quot;{id:&quot;&amp;[Ciudad.A13]&amp;&quot;,name:'&quot;&amp;[Ciudad.B13]&amp;&quot;',state_id:&quot;&amp;[Ciudad.C13]&amp;&quot;,lat:0.0, lng:0.0, zoom:0.0},&quot;" table:style-name="ce1">
            <text:p>{id:5044,name:'Anz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5,name:'Apartadó',state_id:5,lat:0.0, lng:0.0, zoom:0.0}," table:formula="of:=&quot;{id:&quot;&amp;[Ciudad.A14]&amp;&quot;,name:'&quot;&amp;[Ciudad.B14]&amp;&quot;',state_id:&quot;&amp;[Ciudad.C14]&amp;&quot;,lat:0.0, lng:0.0, zoom:0.0},&quot;" table:style-name="ce1">
            <text:p>{id:5045,name:'Apartad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1,name:'Arboletes',state_id:5,lat:0.0, lng:0.0, zoom:0.0}," table:formula="of:=&quot;{id:&quot;&amp;[Ciudad.A15]&amp;&quot;,name:'&quot;&amp;[Ciudad.B15]&amp;&quot;',state_id:&quot;&amp;[Ciudad.C15]&amp;&quot;,lat:0.0, lng:0.0, zoom:0.0},&quot;" table:style-name="ce1">
            <text:p>{id:5051,name:'Arbolete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5,name:'Argelia',state_id:5,lat:0.0, lng:0.0, zoom:0.0}," table:formula="of:=&quot;{id:&quot;&amp;[Ciudad.A16]&amp;&quot;,name:'&quot;&amp;[Ciudad.B16]&amp;&quot;',state_id:&quot;&amp;[Ciudad.C16]&amp;&quot;,lat:0.0, lng:0.0, zoom:0.0},&quot;" table:style-name="ce1">
            <text:p>{id:5055,name:'Argel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9,name:'Armenia',state_id:5,lat:0.0, lng:0.0, zoom:0.0}," table:formula="of:=&quot;{id:&quot;&amp;[Ciudad.A17]&amp;&quot;,name:'&quot;&amp;[Ciudad.B17]&amp;&quot;',state_id:&quot;&amp;[Ciudad.C17]&amp;&quot;,lat:0.0, lng:0.0, zoom:0.0},&quot;" table:style-name="ce1">
            <text:p>{id:5059,name:'Arme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79,name:'Barbosa',state_id:5,lat:0.0, lng:0.0, zoom:0.0}," table:formula="of:=&quot;{id:&quot;&amp;[Ciudad.A18]&amp;&quot;,name:'&quot;&amp;[Ciudad.B18]&amp;&quot;',state_id:&quot;&amp;[Ciudad.C18]&amp;&quot;,lat:0.0, lng:0.0, zoom:0.0},&quot;" table:style-name="ce1">
            <text:p>{id:5079,name:'Barbos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86,name:'Belmira',state_id:5,lat:0.0, lng:0.0, zoom:0.0}," table:formula="of:=&quot;{id:&quot;&amp;[Ciudad.A19]&amp;&quot;,name:'&quot;&amp;[Ciudad.B19]&amp;&quot;',state_id:&quot;&amp;[Ciudad.C19]&amp;&quot;,lat:0.0, lng:0.0, zoom:0.0},&quot;" table:style-name="ce1">
            <text:p>{id:5086,name:'Belmir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88,name:'Bello',state_id:5,lat:0.0, lng:0.0, zoom:0.0}," table:formula="of:=&quot;{id:&quot;&amp;[Ciudad.A20]&amp;&quot;,name:'&quot;&amp;[Ciudad.B20]&amp;&quot;',state_id:&quot;&amp;[Ciudad.C20]&amp;&quot;,lat:0.0, lng:0.0, zoom:0.0},&quot;" table:style-name="ce1">
            <text:p>{id:5088,name:'Bell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91,name:'Betania',state_id:5,lat:0.0, lng:0.0, zoom:0.0}," table:formula="of:=&quot;{id:&quot;&amp;[Ciudad.A21]&amp;&quot;,name:'&quot;&amp;[Ciudad.B21]&amp;&quot;',state_id:&quot;&amp;[Ciudad.C21]&amp;&quot;,lat:0.0, lng:0.0, zoom:0.0},&quot;" table:style-name="ce1">
            <text:p>{id:5091,name:'Beta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93,name:'Betulia',state_id:5,lat:0.0, lng:0.0, zoom:0.0}," table:formula="of:=&quot;{id:&quot;&amp;[Ciudad.A22]&amp;&quot;,name:'&quot;&amp;[Ciudad.B22]&amp;&quot;',state_id:&quot;&amp;[Ciudad.C22]&amp;&quot;,lat:0.0, lng:0.0, zoom:0.0},&quot;" table:style-name="ce1">
            <text:p>{id:5093,name:'Betul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01,name:'Ciudad Bolívar',state_id:5,lat:0.0, lng:0.0, zoom:0.0}," table:formula="of:=&quot;{id:&quot;&amp;[Ciudad.A23]&amp;&quot;,name:'&quot;&amp;[Ciudad.B23]&amp;&quot;',state_id:&quot;&amp;[Ciudad.C23]&amp;&quot;,lat:0.0, lng:0.0, zoom:0.0},&quot;" table:style-name="ce1">
            <text:p>{id:5101,name:'Ciudad Bolívar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07,name:'Briceño',state_id:5,lat:0.0, lng:0.0, zoom:0.0}," table:formula="of:=&quot;{id:&quot;&amp;[Ciudad.A24]&amp;&quot;,name:'&quot;&amp;[Ciudad.B24]&amp;&quot;',state_id:&quot;&amp;[Ciudad.C24]&amp;&quot;,lat:0.0, lng:0.0, zoom:0.0},&quot;" table:style-name="ce1">
            <text:p>{id:5107,name:'Briceñ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13,name:'Buriticá',state_id:5,lat:0.0, lng:0.0, zoom:0.0}," table:formula="of:=&quot;{id:&quot;&amp;[Ciudad.A25]&amp;&quot;,name:'&quot;&amp;[Ciudad.B25]&amp;&quot;',state_id:&quot;&amp;[Ciudad.C25]&amp;&quot;,lat:0.0, lng:0.0, zoom:0.0},&quot;" table:style-name="ce1">
            <text:p>{id:5113,name:'Buritic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20,name:'Cáceres',state_id:5,lat:0.0, lng:0.0, zoom:0.0}," table:formula="of:=&quot;{id:&quot;&amp;[Ciudad.A26]&amp;&quot;,name:'&quot;&amp;[Ciudad.B26]&amp;&quot;',state_id:&quot;&amp;[Ciudad.C26]&amp;&quot;,lat:0.0, lng:0.0, zoom:0.0},&quot;" table:style-name="ce1">
            <text:p>{id:5120,name:'Cácere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25,name:'Caicedo',state_id:5,lat:0.0, lng:0.0, zoom:0.0}," table:formula="of:=&quot;{id:&quot;&amp;[Ciudad.A27]&amp;&quot;,name:'&quot;&amp;[Ciudad.B27]&amp;&quot;',state_id:&quot;&amp;[Ciudad.C27]&amp;&quot;,lat:0.0, lng:0.0, zoom:0.0},&quot;" table:style-name="ce1">
            <text:p>{id:5125,name:'Caiced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29,name:'Caldas',state_id:5,lat:0.0, lng:0.0, zoom:0.0}," table:formula="of:=&quot;{id:&quot;&amp;[Ciudad.A28]&amp;&quot;,name:'&quot;&amp;[Ciudad.B28]&amp;&quot;',state_id:&quot;&amp;[Ciudad.C28]&amp;&quot;,lat:0.0, lng:0.0, zoom:0.0},&quot;" table:style-name="ce1">
            <text:p>{id:5129,name:'Calda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34,name:'Campamento',state_id:5,lat:0.0, lng:0.0, zoom:0.0}," table:formula="of:=&quot;{id:&quot;&amp;[Ciudad.A29]&amp;&quot;,name:'&quot;&amp;[Ciudad.B29]&amp;&quot;',state_id:&quot;&amp;[Ciudad.C29]&amp;&quot;,lat:0.0, lng:0.0, zoom:0.0},&quot;" table:style-name="ce1">
            <text:p>{id:5134,name:'Campament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38,name:'Cañasgordas',state_id:5,lat:0.0, lng:0.0, zoom:0.0}," table:formula="of:=&quot;{id:&quot;&amp;[Ciudad.A30]&amp;&quot;,name:'&quot;&amp;[Ciudad.B30]&amp;&quot;',state_id:&quot;&amp;[Ciudad.C30]&amp;&quot;,lat:0.0, lng:0.0, zoom:0.0},&quot;" table:style-name="ce1">
            <text:p>{id:5138,name:'Cañasgorda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42,name:'Caracolí',state_id:5,lat:0.0, lng:0.0, zoom:0.0}," table:formula="of:=&quot;{id:&quot;&amp;[Ciudad.A31]&amp;&quot;,name:'&quot;&amp;[Ciudad.B31]&amp;&quot;',state_id:&quot;&amp;[Ciudad.C31]&amp;&quot;,lat:0.0, lng:0.0, zoom:0.0},&quot;" table:style-name="ce1">
            <text:p>{id:5142,name:'Caracol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45,name:'Caramanta',state_id:5,lat:0.0, lng:0.0, zoom:0.0}," table:formula="of:=&quot;{id:&quot;&amp;[Ciudad.A32]&amp;&quot;,name:'&quot;&amp;[Ciudad.B32]&amp;&quot;',state_id:&quot;&amp;[Ciudad.C32]&amp;&quot;,lat:0.0, lng:0.0, zoom:0.0},&quot;" table:style-name="ce1">
            <text:p>{id:5145,name:'Caraman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47,name:'Carepa',state_id:5,lat:0.0, lng:0.0, zoom:0.0}," table:formula="of:=&quot;{id:&quot;&amp;[Ciudad.A33]&amp;&quot;,name:'&quot;&amp;[Ciudad.B33]&amp;&quot;',state_id:&quot;&amp;[Ciudad.C33]&amp;&quot;,lat:0.0, lng:0.0, zoom:0.0},&quot;" table:style-name="ce1">
            <text:p>{id:5147,name:'Carep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48,name:'El Carmen de Viboral',state_id:5,lat:0.0, lng:0.0, zoom:0.0}," table:formula="of:=&quot;{id:&quot;&amp;[Ciudad.A34]&amp;&quot;,name:'&quot;&amp;[Ciudad.B34]&amp;&quot;',state_id:&quot;&amp;[Ciudad.C34]&amp;&quot;,lat:0.0, lng:0.0, zoom:0.0},&quot;" table:style-name="ce1">
            <text:p>{id:5148,name:'El Carmen de Vibora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50,name:'Carolina',state_id:5,lat:0.0, lng:0.0, zoom:0.0}," table:formula="of:=&quot;{id:&quot;&amp;[Ciudad.A35]&amp;&quot;,name:'&quot;&amp;[Ciudad.B35]&amp;&quot;',state_id:&quot;&amp;[Ciudad.C35]&amp;&quot;,lat:0.0, lng:0.0, zoom:0.0},&quot;" table:style-name="ce1">
            <text:p>{id:5150,name:'Carolin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54,name:'Caucasia',state_id:5,lat:0.0, lng:0.0, zoom:0.0}," table:formula="of:=&quot;{id:&quot;&amp;[Ciudad.A36]&amp;&quot;,name:'&quot;&amp;[Ciudad.B36]&amp;&quot;',state_id:&quot;&amp;[Ciudad.C36]&amp;&quot;,lat:0.0, lng:0.0, zoom:0.0},&quot;" table:style-name="ce1">
            <text:p>{id:5154,name:'Caucas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72,name:'Chigorodó',state_id:5,lat:0.0, lng:0.0, zoom:0.0}," table:formula="of:=&quot;{id:&quot;&amp;[Ciudad.A37]&amp;&quot;,name:'&quot;&amp;[Ciudad.B37]&amp;&quot;',state_id:&quot;&amp;[Ciudad.C37]&amp;&quot;,lat:0.0, lng:0.0, zoom:0.0},&quot;" table:style-name="ce1">
            <text:p>{id:5172,name:'Chigorod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90,name:'Cisneros',state_id:5,lat:0.0, lng:0.0, zoom:0.0}," table:formula="of:=&quot;{id:&quot;&amp;[Ciudad.A38]&amp;&quot;,name:'&quot;&amp;[Ciudad.B38]&amp;&quot;',state_id:&quot;&amp;[Ciudad.C38]&amp;&quot;,lat:0.0, lng:0.0, zoom:0.0},&quot;" table:style-name="ce1">
            <text:p>{id:5190,name:'Cisner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97,name:'Cocorná',state_id:5,lat:0.0, lng:0.0, zoom:0.0}," table:formula="of:=&quot;{id:&quot;&amp;[Ciudad.A39]&amp;&quot;,name:'&quot;&amp;[Ciudad.B39]&amp;&quot;',state_id:&quot;&amp;[Ciudad.C39]&amp;&quot;,lat:0.0, lng:0.0, zoom:0.0},&quot;" table:style-name="ce1">
            <text:p>{id:5197,name:'Cocorn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6,name:'Concepción',state_id:5,lat:0.0, lng:0.0, zoom:0.0}," table:formula="of:=&quot;{id:&quot;&amp;[Ciudad.A40]&amp;&quot;,name:'&quot;&amp;[Ciudad.B40]&amp;&quot;',state_id:&quot;&amp;[Ciudad.C40]&amp;&quot;,lat:0.0, lng:0.0, zoom:0.0},&quot;" table:style-name="ce1">
            <text:p>{id:5206,name:'Concepció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9,name:'Concordia',state_id:5,lat:0.0, lng:0.0, zoom:0.0}," table:formula="of:=&quot;{id:&quot;&amp;[Ciudad.A41]&amp;&quot;,name:'&quot;&amp;[Ciudad.B41]&amp;&quot;',state_id:&quot;&amp;[Ciudad.C41]&amp;&quot;,lat:0.0, lng:0.0, zoom:0.0},&quot;" table:style-name="ce1">
            <text:p>{id:5209,name:'Concord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12,name:'Copacabana',state_id:5,lat:0.0, lng:0.0, zoom:0.0}," table:formula="of:=&quot;{id:&quot;&amp;[Ciudad.A42]&amp;&quot;,name:'&quot;&amp;[Ciudad.B42]&amp;&quot;',state_id:&quot;&amp;[Ciudad.C42]&amp;&quot;,lat:0.0, lng:0.0, zoom:0.0},&quot;" table:style-name="ce1">
            <text:p>{id:5212,name:'Copacaban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4,name:'Dabeiba',state_id:5,lat:0.0, lng:0.0, zoom:0.0}," table:formula="of:=&quot;{id:&quot;&amp;[Ciudad.A43]&amp;&quot;,name:'&quot;&amp;[Ciudad.B43]&amp;&quot;',state_id:&quot;&amp;[Ciudad.C43]&amp;&quot;,lat:0.0, lng:0.0, zoom:0.0},&quot;" table:style-name="ce1">
            <text:p>{id:5234,name:'Dabeib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7,name:'Don Matías',state_id:5,lat:0.0, lng:0.0, zoom:0.0}," table:formula="of:=&quot;{id:&quot;&amp;[Ciudad.A44]&amp;&quot;,name:'&quot;&amp;[Ciudad.B44]&amp;&quot;',state_id:&quot;&amp;[Ciudad.C44]&amp;&quot;,lat:0.0, lng:0.0, zoom:0.0},&quot;" table:style-name="ce1">
            <text:p>{id:5237,name:'Don Matía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0,name:'Ebéjico',state_id:5,lat:0.0, lng:0.0, zoom:0.0}," table:formula="of:=&quot;{id:&quot;&amp;[Ciudad.A45]&amp;&quot;,name:'&quot;&amp;[Ciudad.B45]&amp;&quot;',state_id:&quot;&amp;[Ciudad.C45]&amp;&quot;,lat:0.0, lng:0.0, zoom:0.0},&quot;" table:style-name="ce1">
            <text:p>{id:5240,name:'Ebéjic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0,name:'El Bagre',state_id:5,lat:0.0, lng:0.0, zoom:0.0}," table:formula="of:=&quot;{id:&quot;&amp;[Ciudad.A46]&amp;&quot;,name:'&quot;&amp;[Ciudad.B46]&amp;&quot;',state_id:&quot;&amp;[Ciudad.C46]&amp;&quot;,lat:0.0, lng:0.0, zoom:0.0},&quot;" table:style-name="ce1">
            <text:p>{id:5250,name:'El Bagr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4,name:'Entrerrios',state_id:5,lat:0.0, lng:0.0, zoom:0.0}," table:formula="of:=&quot;{id:&quot;&amp;[Ciudad.A47]&amp;&quot;,name:'&quot;&amp;[Ciudad.B47]&amp;&quot;',state_id:&quot;&amp;[Ciudad.C47]&amp;&quot;,lat:0.0, lng:0.0, zoom:0.0},&quot;" table:style-name="ce1">
            <text:p>{id:5264,name:'Entrerri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6,name:'Envigado',state_id:5,lat:0.0, lng:0.0, zoom:0.0}," table:formula="of:=&quot;{id:&quot;&amp;[Ciudad.A48]&amp;&quot;,name:'&quot;&amp;[Ciudad.B48]&amp;&quot;',state_id:&quot;&amp;[Ciudad.C48]&amp;&quot;,lat:0.0, lng:0.0, zoom:0.0},&quot;" table:style-name="ce1">
            <text:p>{id:5266,name:'Envigad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2,name:'Fredonia',state_id:5,lat:0.0, lng:0.0, zoom:0.0}," table:formula="of:=&quot;{id:&quot;&amp;[Ciudad.A49]&amp;&quot;,name:'&quot;&amp;[Ciudad.B49]&amp;&quot;',state_id:&quot;&amp;[Ciudad.C49]&amp;&quot;,lat:0.0, lng:0.0, zoom:0.0},&quot;" table:style-name="ce1">
            <text:p>{id:5282,name:'Fredo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4,name:'Frontino',state_id:5,lat:0.0, lng:0.0, zoom:0.0}," table:formula="of:=&quot;{id:&quot;&amp;[Ciudad.A50]&amp;&quot;,name:'&quot;&amp;[Ciudad.B50]&amp;&quot;',state_id:&quot;&amp;[Ciudad.C50]&amp;&quot;,lat:0.0, lng:0.0, zoom:0.0},&quot;" table:style-name="ce1">
            <text:p>{id:5284,name:'Frontin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06,name:'Giraldo',state_id:5,lat:0.0, lng:0.0, zoom:0.0}," table:formula="of:=&quot;{id:&quot;&amp;[Ciudad.A51]&amp;&quot;,name:'&quot;&amp;[Ciudad.B51]&amp;&quot;',state_id:&quot;&amp;[Ciudad.C51]&amp;&quot;,lat:0.0, lng:0.0, zoom:0.0},&quot;" table:style-name="ce1">
            <text:p>{id:5306,name:'Girald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08,name:'Girardota',state_id:5,lat:0.0, lng:0.0, zoom:0.0}," table:formula="of:=&quot;{id:&quot;&amp;[Ciudad.A52]&amp;&quot;,name:'&quot;&amp;[Ciudad.B52]&amp;&quot;',state_id:&quot;&amp;[Ciudad.C52]&amp;&quot;,lat:0.0, lng:0.0, zoom:0.0},&quot;" table:style-name="ce1">
            <text:p>{id:5308,name:'Girardo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10,name:'Gómez Plata',state_id:5,lat:0.0, lng:0.0, zoom:0.0}," table:formula="of:=&quot;{id:&quot;&amp;[Ciudad.A53]&amp;&quot;,name:'&quot;&amp;[Ciudad.B53]&amp;&quot;',state_id:&quot;&amp;[Ciudad.C53]&amp;&quot;,lat:0.0, lng:0.0, zoom:0.0},&quot;" table:style-name="ce1">
            <text:p>{id:5310,name:'Gómez Pla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13,name:'Granada',state_id:5,lat:0.0, lng:0.0, zoom:0.0}," table:formula="of:=&quot;{id:&quot;&amp;[Ciudad.A54]&amp;&quot;,name:'&quot;&amp;[Ciudad.B54]&amp;&quot;',state_id:&quot;&amp;[Ciudad.C54]&amp;&quot;,lat:0.0, lng:0.0, zoom:0.0},&quot;" table:style-name="ce1">
            <text:p>{id:5313,name:'Granad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15,name:'Guadalupe',state_id:5,lat:0.0, lng:0.0, zoom:0.0}," table:formula="of:=&quot;{id:&quot;&amp;[Ciudad.A55]&amp;&quot;,name:'&quot;&amp;[Ciudad.B55]&amp;&quot;',state_id:&quot;&amp;[Ciudad.C55]&amp;&quot;,lat:0.0, lng:0.0, zoom:0.0},&quot;" table:style-name="ce1">
            <text:p>{id:5315,name:'Guadalup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18,name:'Guarne',state_id:5,lat:0.0, lng:0.0, zoom:0.0}," table:formula="of:=&quot;{id:&quot;&amp;[Ciudad.A56]&amp;&quot;,name:'&quot;&amp;[Ciudad.B56]&amp;&quot;',state_id:&quot;&amp;[Ciudad.C56]&amp;&quot;,lat:0.0, lng:0.0, zoom:0.0},&quot;" table:style-name="ce1">
            <text:p>{id:5318,name:'Guarn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21,name:'Guatapé',state_id:5,lat:0.0, lng:0.0, zoom:0.0}," table:formula="of:=&quot;{id:&quot;&amp;[Ciudad.A57]&amp;&quot;,name:'&quot;&amp;[Ciudad.B57]&amp;&quot;',state_id:&quot;&amp;[Ciudad.C57]&amp;&quot;,lat:0.0, lng:0.0, zoom:0.0},&quot;" table:style-name="ce1">
            <text:p>{id:5321,name:'Guatapé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47,name:'Heliconia',state_id:5,lat:0.0, lng:0.0, zoom:0.0}," table:formula="of:=&quot;{id:&quot;&amp;[Ciudad.A58]&amp;&quot;,name:'&quot;&amp;[Ciudad.B58]&amp;&quot;',state_id:&quot;&amp;[Ciudad.C58]&amp;&quot;,lat:0.0, lng:0.0, zoom:0.0},&quot;" table:style-name="ce1">
            <text:p>{id:5347,name:'Helico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53,name:'Hispania',state_id:5,lat:0.0, lng:0.0, zoom:0.0}," table:formula="of:=&quot;{id:&quot;&amp;[Ciudad.A59]&amp;&quot;,name:'&quot;&amp;[Ciudad.B59]&amp;&quot;',state_id:&quot;&amp;[Ciudad.C59]&amp;&quot;,lat:0.0, lng:0.0, zoom:0.0},&quot;" table:style-name="ce1">
            <text:p>{id:5353,name:'Hispa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60,name:'Itagui',state_id:5,lat:0.0, lng:0.0, zoom:0.0}," table:formula="of:=&quot;{id:&quot;&amp;[Ciudad.A60]&amp;&quot;,name:'&quot;&amp;[Ciudad.B60]&amp;&quot;',state_id:&quot;&amp;[Ciudad.C60]&amp;&quot;,lat:0.0, lng:0.0, zoom:0.0},&quot;" table:style-name="ce1">
            <text:p>{id:5360,name:'Itagui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61,name:'Ituango',state_id:5,lat:0.0, lng:0.0, zoom:0.0}," table:formula="of:=&quot;{id:&quot;&amp;[Ciudad.A61]&amp;&quot;,name:'&quot;&amp;[Ciudad.B61]&amp;&quot;',state_id:&quot;&amp;[Ciudad.C61]&amp;&quot;,lat:0.0, lng:0.0, zoom:0.0},&quot;" table:style-name="ce1">
            <text:p>{id:5361,name:'Ituang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64,name:'Jardín',state_id:5,lat:0.0, lng:0.0, zoom:0.0}," table:formula="of:=&quot;{id:&quot;&amp;[Ciudad.A62]&amp;&quot;,name:'&quot;&amp;[Ciudad.B62]&amp;&quot;',state_id:&quot;&amp;[Ciudad.C62]&amp;&quot;,lat:0.0, lng:0.0, zoom:0.0},&quot;" table:style-name="ce1">
            <text:p>{id:5364,name:'Jardí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68,name:'Jericó',state_id:5,lat:0.0, lng:0.0, zoom:0.0}," table:formula="of:=&quot;{id:&quot;&amp;[Ciudad.A63]&amp;&quot;,name:'&quot;&amp;[Ciudad.B63]&amp;&quot;',state_id:&quot;&amp;[Ciudad.C63]&amp;&quot;,lat:0.0, lng:0.0, zoom:0.0},&quot;" table:style-name="ce1">
            <text:p>{id:5368,name:'Jeric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76,name:'La Ceja',state_id:5,lat:0.0, lng:0.0, zoom:0.0}," table:formula="of:=&quot;{id:&quot;&amp;[Ciudad.A64]&amp;&quot;,name:'&quot;&amp;[Ciudad.B64]&amp;&quot;',state_id:&quot;&amp;[Ciudad.C64]&amp;&quot;,lat:0.0, lng:0.0, zoom:0.0},&quot;" table:style-name="ce1">
            <text:p>{id:5376,name:'La Cej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80,name:'La Estrella',state_id:5,lat:0.0, lng:0.0, zoom:0.0}," table:formula="of:=&quot;{id:&quot;&amp;[Ciudad.A65]&amp;&quot;,name:'&quot;&amp;[Ciudad.B65]&amp;&quot;',state_id:&quot;&amp;[Ciudad.C65]&amp;&quot;,lat:0.0, lng:0.0, zoom:0.0},&quot;" table:style-name="ce1">
            <text:p>{id:5380,name:'La Estrell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90,name:'La Pintada',state_id:5,lat:0.0, lng:0.0, zoom:0.0}," table:formula="of:=&quot;{id:&quot;&amp;[Ciudad.A66]&amp;&quot;,name:'&quot;&amp;[Ciudad.B66]&amp;&quot;',state_id:&quot;&amp;[Ciudad.C66]&amp;&quot;,lat:0.0, lng:0.0, zoom:0.0},&quot;" table:style-name="ce1">
            <text:p>{id:5390,name:'La Pintad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0,name:'La Unión',state_id:5,lat:0.0, lng:0.0, zoom:0.0}," table:formula="of:=&quot;{id:&quot;&amp;[Ciudad.A67]&amp;&quot;,name:'&quot;&amp;[Ciudad.B67]&amp;&quot;',state_id:&quot;&amp;[Ciudad.C67]&amp;&quot;,lat:0.0, lng:0.0, zoom:0.0},&quot;" table:style-name="ce1">
            <text:p>{id:5400,name:'La Unió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1,name:'Liborina',state_id:5,lat:0.0, lng:0.0, zoom:0.0}," table:formula="of:=&quot;{id:&quot;&amp;[Ciudad.A68]&amp;&quot;,name:'&quot;&amp;[Ciudad.B68]&amp;&quot;',state_id:&quot;&amp;[Ciudad.C68]&amp;&quot;,lat:0.0, lng:0.0, zoom:0.0},&quot;" table:style-name="ce1">
            <text:p>{id:5411,name:'Liborin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5,name:'Maceo',state_id:5,lat:0.0, lng:0.0, zoom:0.0}," table:formula="of:=&quot;{id:&quot;&amp;[Ciudad.A69]&amp;&quot;,name:'&quot;&amp;[Ciudad.B69]&amp;&quot;',state_id:&quot;&amp;[Ciudad.C69]&amp;&quot;,lat:0.0, lng:0.0, zoom:0.0},&quot;" table:style-name="ce1">
            <text:p>{id:5425,name:'Mace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0,name:'Marinilla',state_id:5,lat:0.0, lng:0.0, zoom:0.0}," table:formula="of:=&quot;{id:&quot;&amp;[Ciudad.A70]&amp;&quot;,name:'&quot;&amp;[Ciudad.B70]&amp;&quot;',state_id:&quot;&amp;[Ciudad.C70]&amp;&quot;,lat:0.0, lng:0.0, zoom:0.0},&quot;" table:style-name="ce1">
            <text:p>{id:5440,name:'Marinill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7,name:'Montebello',state_id:5,lat:0.0, lng:0.0, zoom:0.0}," table:formula="of:=&quot;{id:&quot;&amp;[Ciudad.A71]&amp;&quot;,name:'&quot;&amp;[Ciudad.B71]&amp;&quot;',state_id:&quot;&amp;[Ciudad.C71]&amp;&quot;,lat:0.0, lng:0.0, zoom:0.0},&quot;" table:style-name="ce1">
            <text:p>{id:5467,name:'Montebell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75,name:'Murindó',state_id:5,lat:0.0, lng:0.0, zoom:0.0}," table:formula="of:=&quot;{id:&quot;&amp;[Ciudad.A72]&amp;&quot;,name:'&quot;&amp;[Ciudad.B72]&amp;&quot;',state_id:&quot;&amp;[Ciudad.C72]&amp;&quot;,lat:0.0, lng:0.0, zoom:0.0},&quot;" table:style-name="ce1">
            <text:p>{id:5475,name:'Murind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0,name:'Mutatá',state_id:5,lat:0.0, lng:0.0, zoom:0.0}," table:formula="of:=&quot;{id:&quot;&amp;[Ciudad.A73]&amp;&quot;,name:'&quot;&amp;[Ciudad.B73]&amp;&quot;',state_id:&quot;&amp;[Ciudad.C73]&amp;&quot;,lat:0.0, lng:0.0, zoom:0.0},&quot;" table:style-name="ce1">
            <text:p>{id:5480,name:'Mutat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3,name:'Nariño',state_id:5,lat:0.0, lng:0.0, zoom:0.0}," table:formula="of:=&quot;{id:&quot;&amp;[Ciudad.A74]&amp;&quot;,name:'&quot;&amp;[Ciudad.B74]&amp;&quot;',state_id:&quot;&amp;[Ciudad.C74]&amp;&quot;,lat:0.0, lng:0.0, zoom:0.0},&quot;" table:style-name="ce1">
            <text:p>{id:5483,name:'Nariñ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90,name:'Necoclí',state_id:5,lat:0.0, lng:0.0, zoom:0.0}," table:formula="of:=&quot;{id:&quot;&amp;[Ciudad.A75]&amp;&quot;,name:'&quot;&amp;[Ciudad.B75]&amp;&quot;',state_id:&quot;&amp;[Ciudad.C75]&amp;&quot;,lat:0.0, lng:0.0, zoom:0.0},&quot;" table:style-name="ce1">
            <text:p>{id:5490,name:'Necocl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95,name:'Nechí',state_id:5,lat:0.0, lng:0.0, zoom:0.0}," table:formula="of:=&quot;{id:&quot;&amp;[Ciudad.A76]&amp;&quot;,name:'&quot;&amp;[Ciudad.B76]&amp;&quot;',state_id:&quot;&amp;[Ciudad.C76]&amp;&quot;,lat:0.0, lng:0.0, zoom:0.0},&quot;" table:style-name="ce1">
            <text:p>{id:5495,name:'Nech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01,name:'Olaya',state_id:5,lat:0.0, lng:0.0, zoom:0.0}," table:formula="of:=&quot;{id:&quot;&amp;[Ciudad.A77]&amp;&quot;,name:'&quot;&amp;[Ciudad.B77]&amp;&quot;',state_id:&quot;&amp;[Ciudad.C77]&amp;&quot;,lat:0.0, lng:0.0, zoom:0.0},&quot;" table:style-name="ce1">
            <text:p>{id:5501,name:'Olay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41,name:'Peñol',state_id:5,lat:0.0, lng:0.0, zoom:0.0}," table:formula="of:=&quot;{id:&quot;&amp;[Ciudad.A78]&amp;&quot;,name:'&quot;&amp;[Ciudad.B78]&amp;&quot;',state_id:&quot;&amp;[Ciudad.C78]&amp;&quot;,lat:0.0, lng:0.0, zoom:0.0},&quot;" table:style-name="ce1">
            <text:p>{id:5541,name:'Peño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43,name:'Peque',state_id:5,lat:0.0, lng:0.0, zoom:0.0}," table:formula="of:=&quot;{id:&quot;&amp;[Ciudad.A79]&amp;&quot;,name:'&quot;&amp;[Ciudad.B79]&amp;&quot;',state_id:&quot;&amp;[Ciudad.C79]&amp;&quot;,lat:0.0, lng:0.0, zoom:0.0},&quot;" table:style-name="ce1">
            <text:p>{id:5543,name:'Pequ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76,name:'Pueblorrico',state_id:5,lat:0.0, lng:0.0, zoom:0.0}," table:formula="of:=&quot;{id:&quot;&amp;[Ciudad.A80]&amp;&quot;,name:'&quot;&amp;[Ciudad.B80]&amp;&quot;',state_id:&quot;&amp;[Ciudad.C80]&amp;&quot;,lat:0.0, lng:0.0, zoom:0.0},&quot;" table:style-name="ce1">
            <text:p>{id:5576,name:'Pueblorric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79,name:'Puerto Berrío',state_id:5,lat:0.0, lng:0.0, zoom:0.0}," table:formula="of:=&quot;{id:&quot;&amp;[Ciudad.A81]&amp;&quot;,name:'&quot;&amp;[Ciudad.B81]&amp;&quot;',state_id:&quot;&amp;[Ciudad.C81]&amp;&quot;,lat:0.0, lng:0.0, zoom:0.0},&quot;" table:style-name="ce1">
            <text:p>{id:5579,name:'Puerto Berrí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85,name:'Puerto Nare',state_id:5,lat:0.0, lng:0.0, zoom:0.0}," table:formula="of:=&quot;{id:&quot;&amp;[Ciudad.A82]&amp;&quot;,name:'&quot;&amp;[Ciudad.B82]&amp;&quot;',state_id:&quot;&amp;[Ciudad.C82]&amp;&quot;,lat:0.0, lng:0.0, zoom:0.0},&quot;" table:style-name="ce1">
            <text:p>{id:5585,name:'Puerto Nar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91,name:'Puerto Triunfo',state_id:5,lat:0.0, lng:0.0, zoom:0.0}," table:formula="of:=&quot;{id:&quot;&amp;[Ciudad.A83]&amp;&quot;,name:'&quot;&amp;[Ciudad.B83]&amp;&quot;',state_id:&quot;&amp;[Ciudad.C83]&amp;&quot;,lat:0.0, lng:0.0, zoom:0.0},&quot;" table:style-name="ce1">
            <text:p>{id:5591,name:'Puerto Triunf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04,name:'Remedios',state_id:5,lat:0.0, lng:0.0, zoom:0.0}," table:formula="of:=&quot;{id:&quot;&amp;[Ciudad.A84]&amp;&quot;,name:'&quot;&amp;[Ciudad.B84]&amp;&quot;',state_id:&quot;&amp;[Ciudad.C84]&amp;&quot;,lat:0.0, lng:0.0, zoom:0.0},&quot;" table:style-name="ce1">
            <text:p>{id:5604,name:'Remedi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07,name:'Retiro',state_id:5,lat:0.0, lng:0.0, zoom:0.0}," table:formula="of:=&quot;{id:&quot;&amp;[Ciudad.A85]&amp;&quot;,name:'&quot;&amp;[Ciudad.B85]&amp;&quot;',state_id:&quot;&amp;[Ciudad.C85]&amp;&quot;,lat:0.0, lng:0.0, zoom:0.0},&quot;" table:style-name="ce1">
            <text:p>{id:5607,name:'Retir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15,name:'Rionegro',state_id:5,lat:0.0, lng:0.0, zoom:0.0}," table:formula="of:=&quot;{id:&quot;&amp;[Ciudad.A86]&amp;&quot;,name:'&quot;&amp;[Ciudad.B86]&amp;&quot;',state_id:&quot;&amp;[Ciudad.C86]&amp;&quot;,lat:0.0, lng:0.0, zoom:0.0},&quot;" table:style-name="ce1">
            <text:p>{id:5615,name:'Rionegr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28,name:'Sabanalarga',state_id:5,lat:0.0, lng:0.0, zoom:0.0}," table:formula="of:=&quot;{id:&quot;&amp;[Ciudad.A87]&amp;&quot;,name:'&quot;&amp;[Ciudad.B87]&amp;&quot;',state_id:&quot;&amp;[Ciudad.C87]&amp;&quot;,lat:0.0, lng:0.0, zoom:0.0},&quot;" table:style-name="ce1">
            <text:p>{id:5628,name:'Sabanalarg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31,name:'Sabaneta',state_id:5,lat:0.0, lng:0.0, zoom:0.0}," table:formula="of:=&quot;{id:&quot;&amp;[Ciudad.A88]&amp;&quot;,name:'&quot;&amp;[Ciudad.B88]&amp;&quot;',state_id:&quot;&amp;[Ciudad.C88]&amp;&quot;,lat:0.0, lng:0.0, zoom:0.0},&quot;" table:style-name="ce1">
            <text:p>{id:5631,name:'Sabane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42,name:'Salgar',state_id:5,lat:0.0, lng:0.0, zoom:0.0}," table:formula="of:=&quot;{id:&quot;&amp;[Ciudad.A89]&amp;&quot;,name:'&quot;&amp;[Ciudad.B89]&amp;&quot;',state_id:&quot;&amp;[Ciudad.C89]&amp;&quot;,lat:0.0, lng:0.0, zoom:0.0},&quot;" table:style-name="ce1">
            <text:p>{id:5642,name:'Salgar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47,name:'San Andrés de Cuerquía',state_id:5,lat:0.0, lng:0.0, zoom:0.0}," table:formula="of:=&quot;{id:&quot;&amp;[Ciudad.A90]&amp;&quot;,name:'&quot;&amp;[Ciudad.B90]&amp;&quot;',state_id:&quot;&amp;[Ciudad.C90]&amp;&quot;,lat:0.0, lng:0.0, zoom:0.0},&quot;" table:style-name="ce1">
            <text:p>{id:5647,name:'San Andrés de Cuerquí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49,name:'San Carlos',state_id:5,lat:0.0, lng:0.0, zoom:0.0}," table:formula="of:=&quot;{id:&quot;&amp;[Ciudad.A91]&amp;&quot;,name:'&quot;&amp;[Ciudad.B91]&amp;&quot;',state_id:&quot;&amp;[Ciudad.C91]&amp;&quot;,lat:0.0, lng:0.0, zoom:0.0},&quot;" table:style-name="ce1">
            <text:p>{id:5649,name:'San Carl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52,name:'San Francisco',state_id:5,lat:0.0, lng:0.0, zoom:0.0}," table:formula="of:=&quot;{id:&quot;&amp;[Ciudad.A92]&amp;&quot;,name:'&quot;&amp;[Ciudad.B92]&amp;&quot;',state_id:&quot;&amp;[Ciudad.C92]&amp;&quot;,lat:0.0, lng:0.0, zoom:0.0},&quot;" table:style-name="ce1">
            <text:p>{id:5652,name:'San Francisc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56,name:'San Jerónimo',state_id:5,lat:0.0, lng:0.0, zoom:0.0}," table:formula="of:=&quot;{id:&quot;&amp;[Ciudad.A93]&amp;&quot;,name:'&quot;&amp;[Ciudad.B93]&amp;&quot;',state_id:&quot;&amp;[Ciudad.C93]&amp;&quot;,lat:0.0, lng:0.0, zoom:0.0},&quot;" table:style-name="ce1">
            <text:p>{id:5656,name:'San Jerónim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58,name:'San José de La Montaña',state_id:5,lat:0.0, lng:0.0, zoom:0.0}," table:formula="of:=&quot;{id:&quot;&amp;[Ciudad.A94]&amp;&quot;,name:'&quot;&amp;[Ciudad.B94]&amp;&quot;',state_id:&quot;&amp;[Ciudad.C94]&amp;&quot;,lat:0.0, lng:0.0, zoom:0.0},&quot;" table:style-name="ce1">
            <text:p>{id:5658,name:'San José de La Montañ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59,name:'San Juan de Urabá',state_id:5,lat:0.0, lng:0.0, zoom:0.0}," table:formula="of:=&quot;{id:&quot;&amp;[Ciudad.A95]&amp;&quot;,name:'&quot;&amp;[Ciudad.B95]&amp;&quot;',state_id:&quot;&amp;[Ciudad.C95]&amp;&quot;,lat:0.0, lng:0.0, zoom:0.0},&quot;" table:style-name="ce1">
            <text:p>{id:5659,name:'San Juan de Urab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60,name:'San Luis',state_id:5,lat:0.0, lng:0.0, zoom:0.0}," table:formula="of:=&quot;{id:&quot;&amp;[Ciudad.A96]&amp;&quot;,name:'&quot;&amp;[Ciudad.B96]&amp;&quot;',state_id:&quot;&amp;[Ciudad.C96]&amp;&quot;,lat:0.0, lng:0.0, zoom:0.0},&quot;" table:style-name="ce1">
            <text:p>{id:5660,name:'San Lui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64,name:'San Pedro',state_id:5,lat:0.0, lng:0.0, zoom:0.0}," table:formula="of:=&quot;{id:&quot;&amp;[Ciudad.A97]&amp;&quot;,name:'&quot;&amp;[Ciudad.B97]&amp;&quot;',state_id:&quot;&amp;[Ciudad.C97]&amp;&quot;,lat:0.0, lng:0.0, zoom:0.0},&quot;" table:style-name="ce1">
            <text:p>{id:5664,name:'San Pedr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65,name:'San Pedro de Uraba',state_id:5,lat:0.0, lng:0.0, zoom:0.0}," table:formula="of:=&quot;{id:&quot;&amp;[Ciudad.A98]&amp;&quot;,name:'&quot;&amp;[Ciudad.B98]&amp;&quot;',state_id:&quot;&amp;[Ciudad.C98]&amp;&quot;,lat:0.0, lng:0.0, zoom:0.0},&quot;" table:style-name="ce1">
            <text:p>{id:5665,name:'San Pedro de Urab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67,name:'San Rafael',state_id:5,lat:0.0, lng:0.0, zoom:0.0}," table:formula="of:=&quot;{id:&quot;&amp;[Ciudad.A99]&amp;&quot;,name:'&quot;&amp;[Ciudad.B99]&amp;&quot;',state_id:&quot;&amp;[Ciudad.C99]&amp;&quot;,lat:0.0, lng:0.0, zoom:0.0},&quot;" table:style-name="ce1">
            <text:p>{id:5667,name:'San Rafae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70,name:'San Roque',state_id:5,lat:0.0, lng:0.0, zoom:0.0}," table:formula="of:=&quot;{id:&quot;&amp;[Ciudad.A100]&amp;&quot;,name:'&quot;&amp;[Ciudad.B100]&amp;&quot;',state_id:&quot;&amp;[Ciudad.C100]&amp;&quot;,lat:0.0, lng:0.0, zoom:0.0},&quot;" table:style-name="ce1">
            <text:p>{id:5670,name:'San Roqu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74,name:'San Vicente',state_id:5,lat:0.0, lng:0.0, zoom:0.0}," table:formula="of:=&quot;{id:&quot;&amp;[Ciudad.A101]&amp;&quot;,name:'&quot;&amp;[Ciudad.B101]&amp;&quot;',state_id:&quot;&amp;[Ciudad.C101]&amp;&quot;,lat:0.0, lng:0.0, zoom:0.0},&quot;" table:style-name="ce1">
            <text:p>{id:5674,name:'San Vicent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79,name:'Santa Bárbara',state_id:5,lat:0.0, lng:0.0, zoom:0.0}," table:formula="of:=&quot;{id:&quot;&amp;[Ciudad.A102]&amp;&quot;,name:'&quot;&amp;[Ciudad.B102]&amp;&quot;',state_id:&quot;&amp;[Ciudad.C102]&amp;&quot;,lat:0.0, lng:0.0, zoom:0.0},&quot;" table:style-name="ce1">
            <text:p>{id:5679,name:'Santa Bárbar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86,name:'Santa Rosa de Osos',state_id:5,lat:0.0, lng:0.0, zoom:0.0}," table:formula="of:=&quot;{id:&quot;&amp;[Ciudad.A103]&amp;&quot;,name:'&quot;&amp;[Ciudad.B103]&amp;&quot;',state_id:&quot;&amp;[Ciudad.C103]&amp;&quot;,lat:0.0, lng:0.0, zoom:0.0},&quot;" table:style-name="ce1">
            <text:p>{id:5686,name:'Santa Rosa de Os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90,name:'Santo Domingo',state_id:5,lat:0.0, lng:0.0, zoom:0.0}," table:formula="of:=&quot;{id:&quot;&amp;[Ciudad.A104]&amp;&quot;,name:'&quot;&amp;[Ciudad.B104]&amp;&quot;',state_id:&quot;&amp;[Ciudad.C104]&amp;&quot;,lat:0.0, lng:0.0, zoom:0.0},&quot;" table:style-name="ce1">
            <text:p>{id:5690,name:'Santo Doming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97,name:'El Santuario',state_id:5,lat:0.0, lng:0.0, zoom:0.0}," table:formula="of:=&quot;{id:&quot;&amp;[Ciudad.A105]&amp;&quot;,name:'&quot;&amp;[Ciudad.B105]&amp;&quot;',state_id:&quot;&amp;[Ciudad.C105]&amp;&quot;,lat:0.0, lng:0.0, zoom:0.0},&quot;" table:style-name="ce1">
            <text:p>{id:5697,name:'El Santuari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36,name:'Segovia',state_id:5,lat:0.0, lng:0.0, zoom:0.0}," table:formula="of:=&quot;{id:&quot;&amp;[Ciudad.A106]&amp;&quot;,name:'&quot;&amp;[Ciudad.B106]&amp;&quot;',state_id:&quot;&amp;[Ciudad.C106]&amp;&quot;,lat:0.0, lng:0.0, zoom:0.0},&quot;" table:style-name="ce1">
            <text:p>{id:5736,name:'Segov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56,name:'Sonsón',state_id:5,lat:0.0, lng:0.0, zoom:0.0}," table:formula="of:=&quot;{id:&quot;&amp;[Ciudad.A107]&amp;&quot;,name:'&quot;&amp;[Ciudad.B107]&amp;&quot;',state_id:&quot;&amp;[Ciudad.C107]&amp;&quot;,lat:0.0, lng:0.0, zoom:0.0},&quot;" table:style-name="ce1">
            <text:p>{id:5756,name:'Sonsó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61,name:'Sopetrán',state_id:5,lat:0.0, lng:0.0, zoom:0.0}," table:formula="of:=&quot;{id:&quot;&amp;[Ciudad.A108]&amp;&quot;,name:'&quot;&amp;[Ciudad.B108]&amp;&quot;',state_id:&quot;&amp;[Ciudad.C108]&amp;&quot;,lat:0.0, lng:0.0, zoom:0.0},&quot;" table:style-name="ce1">
            <text:p>{id:5761,name:'Sopetrá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89,name:'Támesis',state_id:5,lat:0.0, lng:0.0, zoom:0.0}," table:formula="of:=&quot;{id:&quot;&amp;[Ciudad.A109]&amp;&quot;,name:'&quot;&amp;[Ciudad.B109]&amp;&quot;',state_id:&quot;&amp;[Ciudad.C109]&amp;&quot;,lat:0.0, lng:0.0, zoom:0.0},&quot;" table:style-name="ce1">
            <text:p>{id:5789,name:'Támesi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90,name:'Tarazá',state_id:5,lat:0.0, lng:0.0, zoom:0.0}," table:formula="of:=&quot;{id:&quot;&amp;[Ciudad.A110]&amp;&quot;,name:'&quot;&amp;[Ciudad.B110]&amp;&quot;',state_id:&quot;&amp;[Ciudad.C110]&amp;&quot;,lat:0.0, lng:0.0, zoom:0.0},&quot;" table:style-name="ce1">
            <text:p>{id:5790,name:'Taraz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92,name:'Tarso',state_id:5,lat:0.0, lng:0.0, zoom:0.0}," table:formula="of:=&quot;{id:&quot;&amp;[Ciudad.A111]&amp;&quot;,name:'&quot;&amp;[Ciudad.B111]&amp;&quot;',state_id:&quot;&amp;[Ciudad.C111]&amp;&quot;,lat:0.0, lng:0.0, zoom:0.0},&quot;" table:style-name="ce1">
            <text:p>{id:5792,name:'Tars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09,name:'Titiribí',state_id:5,lat:0.0, lng:0.0, zoom:0.0}," table:formula="of:=&quot;{id:&quot;&amp;[Ciudad.A112]&amp;&quot;,name:'&quot;&amp;[Ciudad.B112]&amp;&quot;',state_id:&quot;&amp;[Ciudad.C112]&amp;&quot;,lat:0.0, lng:0.0, zoom:0.0},&quot;" table:style-name="ce1">
            <text:p>{id:5809,name:'Titirib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19,name:'Toledo',state_id:5,lat:0.0, lng:0.0, zoom:0.0}," table:formula="of:=&quot;{id:&quot;&amp;[Ciudad.A113]&amp;&quot;,name:'&quot;&amp;[Ciudad.B113]&amp;&quot;',state_id:&quot;&amp;[Ciudad.C113]&amp;&quot;,lat:0.0, lng:0.0, zoom:0.0},&quot;" table:style-name="ce1">
            <text:p>{id:5819,name:'Toled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37,name:'Turbo',state_id:5,lat:0.0, lng:0.0, zoom:0.0}," table:formula="of:=&quot;{id:&quot;&amp;[Ciudad.A114]&amp;&quot;,name:'&quot;&amp;[Ciudad.B114]&amp;&quot;',state_id:&quot;&amp;[Ciudad.C114]&amp;&quot;,lat:0.0, lng:0.0, zoom:0.0},&quot;" table:style-name="ce1">
            <text:p>{id:5837,name:'Turb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42,name:'Uramita',state_id:5,lat:0.0, lng:0.0, zoom:0.0}," table:formula="of:=&quot;{id:&quot;&amp;[Ciudad.A115]&amp;&quot;,name:'&quot;&amp;[Ciudad.B115]&amp;&quot;',state_id:&quot;&amp;[Ciudad.C115]&amp;&quot;,lat:0.0, lng:0.0, zoom:0.0},&quot;" table:style-name="ce1">
            <text:p>{id:5842,name:'Urami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47,name:'Urrao',state_id:5,lat:0.0, lng:0.0, zoom:0.0}," table:formula="of:=&quot;{id:&quot;&amp;[Ciudad.A116]&amp;&quot;,name:'&quot;&amp;[Ciudad.B116]&amp;&quot;',state_id:&quot;&amp;[Ciudad.C116]&amp;&quot;,lat:0.0, lng:0.0, zoom:0.0},&quot;" table:style-name="ce1">
            <text:p>{id:5847,name:'Urra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54,name:'Valdivia',state_id:5,lat:0.0, lng:0.0, zoom:0.0}," table:formula="of:=&quot;{id:&quot;&amp;[Ciudad.A117]&amp;&quot;,name:'&quot;&amp;[Ciudad.B117]&amp;&quot;',state_id:&quot;&amp;[Ciudad.C117]&amp;&quot;,lat:0.0, lng:0.0, zoom:0.0},&quot;" table:style-name="ce1">
            <text:p>{id:5854,name:'Valdiv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56,name:'Valparaíso',state_id:5,lat:0.0, lng:0.0, zoom:0.0}," table:formula="of:=&quot;{id:&quot;&amp;[Ciudad.A118]&amp;&quot;,name:'&quot;&amp;[Ciudad.B118]&amp;&quot;',state_id:&quot;&amp;[Ciudad.C118]&amp;&quot;,lat:0.0, lng:0.0, zoom:0.0},&quot;" table:style-name="ce1">
            <text:p>{id:5856,name:'Valparaís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58,name:'Vegachí',state_id:5,lat:0.0, lng:0.0, zoom:0.0}," table:formula="of:=&quot;{id:&quot;&amp;[Ciudad.A119]&amp;&quot;,name:'&quot;&amp;[Ciudad.B119]&amp;&quot;',state_id:&quot;&amp;[Ciudad.C119]&amp;&quot;,lat:0.0, lng:0.0, zoom:0.0},&quot;" table:style-name="ce1">
            <text:p>{id:5858,name:'Vegach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61,name:'Venecia',state_id:5,lat:0.0, lng:0.0, zoom:0.0}," table:formula="of:=&quot;{id:&quot;&amp;[Ciudad.A120]&amp;&quot;,name:'&quot;&amp;[Ciudad.B120]&amp;&quot;',state_id:&quot;&amp;[Ciudad.C120]&amp;&quot;,lat:0.0, lng:0.0, zoom:0.0},&quot;" table:style-name="ce1">
            <text:p>{id:5861,name:'Venec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73,name:'Vigía del Fuerte',state_id:5,lat:0.0, lng:0.0, zoom:0.0}," table:formula="of:=&quot;{id:&quot;&amp;[Ciudad.A121]&amp;&quot;,name:'&quot;&amp;[Ciudad.B121]&amp;&quot;',state_id:&quot;&amp;[Ciudad.C121]&amp;&quot;,lat:0.0, lng:0.0, zoom:0.0},&quot;" table:style-name="ce1">
            <text:p>{id:5873,name:'Vigía del Fuert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85,name:'Yalí',state_id:5,lat:0.0, lng:0.0, zoom:0.0}," table:formula="of:=&quot;{id:&quot;&amp;[Ciudad.A122]&amp;&quot;,name:'&quot;&amp;[Ciudad.B122]&amp;&quot;',state_id:&quot;&amp;[Ciudad.C122]&amp;&quot;,lat:0.0, lng:0.0, zoom:0.0},&quot;" table:style-name="ce1">
            <text:p>{id:5885,name:'Yal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87,name:'Yarumal',state_id:5,lat:0.0, lng:0.0, zoom:0.0}," table:formula="of:=&quot;{id:&quot;&amp;[Ciudad.A123]&amp;&quot;,name:'&quot;&amp;[Ciudad.B123]&amp;&quot;',state_id:&quot;&amp;[Ciudad.C123]&amp;&quot;,lat:0.0, lng:0.0, zoom:0.0},&quot;" table:style-name="ce1">
            <text:p>{id:5887,name:'Yaruma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90,name:'Yolombó',state_id:5,lat:0.0, lng:0.0, zoom:0.0}," table:formula="of:=&quot;{id:&quot;&amp;[Ciudad.A124]&amp;&quot;,name:'&quot;&amp;[Ciudad.B124]&amp;&quot;',state_id:&quot;&amp;[Ciudad.C124]&amp;&quot;,lat:0.0, lng:0.0, zoom:0.0},&quot;" table:style-name="ce1">
            <text:p>{id:5890,name:'Yolomb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93,name:'Yondó',state_id:5,lat:0.0, lng:0.0, zoom:0.0}," table:formula="of:=&quot;{id:&quot;&amp;[Ciudad.A125]&amp;&quot;,name:'&quot;&amp;[Ciudad.B125]&amp;&quot;',state_id:&quot;&amp;[Ciudad.C125]&amp;&quot;,lat:0.0, lng:0.0, zoom:0.0},&quot;" table:style-name="ce1">
            <text:p>{id:5893,name:'Yond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95,name:'Zaragoza',state_id:5,lat:0.0, lng:0.0, zoom:0.0}," table:formula="of:=&quot;{id:&quot;&amp;[Ciudad.A126]&amp;&quot;,name:'&quot;&amp;[Ciudad.B126]&amp;&quot;',state_id:&quot;&amp;[Ciudad.C126]&amp;&quot;,lat:0.0, lng:0.0, zoom:0.0},&quot;" table:style-name="ce1">
            <text:p>{id:5895,name:'Zaragoz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001,name:'Barranquilla',state_id:8,lat:0.0, lng:0.0, zoom:0.0}," table:formula="of:=&quot;{id:&quot;&amp;[Ciudad.A127]&amp;&quot;,name:'&quot;&amp;[Ciudad.B127]&amp;&quot;',state_id:&quot;&amp;[Ciudad.C127]&amp;&quot;,lat:0.0, lng:0.0, zoom:0.0},&quot;" table:style-name="ce1">
            <text:p>{id:8001,name:'Barranquill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078,name:'Baranoa',state_id:8,lat:0.0, lng:0.0, zoom:0.0}," table:formula="of:=&quot;{id:&quot;&amp;[Ciudad.A128]&amp;&quot;,name:'&quot;&amp;[Ciudad.B128]&amp;&quot;',state_id:&quot;&amp;[Ciudad.C128]&amp;&quot;,lat:0.0, lng:0.0, zoom:0.0},&quot;" table:style-name="ce1">
            <text:p>{id:8078,name:'Barano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37,name:'Campo de La Cruz',state_id:8,lat:0.0, lng:0.0, zoom:0.0}," table:formula="of:=&quot;{id:&quot;&amp;[Ciudad.A129]&amp;&quot;,name:'&quot;&amp;[Ciudad.B129]&amp;&quot;',state_id:&quot;&amp;[Ciudad.C129]&amp;&quot;,lat:0.0, lng:0.0, zoom:0.0},&quot;" table:style-name="ce1">
            <text:p>{id:8137,name:'Campo de La Cruz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41,name:'Candelaria',state_id:8,lat:0.0, lng:0.0, zoom:0.0}," table:formula="of:=&quot;{id:&quot;&amp;[Ciudad.A130]&amp;&quot;,name:'&quot;&amp;[Ciudad.B130]&amp;&quot;',state_id:&quot;&amp;[Ciudad.C130]&amp;&quot;,lat:0.0, lng:0.0, zoom:0.0},&quot;" table:style-name="ce1">
            <text:p>{id:8141,name:'Candelari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296,name:'Galapa',state_id:8,lat:0.0, lng:0.0, zoom:0.0}," table:formula="of:=&quot;{id:&quot;&amp;[Ciudad.A131]&amp;&quot;,name:'&quot;&amp;[Ciudad.B131]&amp;&quot;',state_id:&quot;&amp;[Ciudad.C131]&amp;&quot;,lat:0.0, lng:0.0, zoom:0.0},&quot;" table:style-name="ce1">
            <text:p>{id:8296,name:'Galap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372,name:'Juan de Acosta',state_id:8,lat:0.0, lng:0.0, zoom:0.0}," table:formula="of:=&quot;{id:&quot;&amp;[Ciudad.A132]&amp;&quot;,name:'&quot;&amp;[Ciudad.B132]&amp;&quot;',state_id:&quot;&amp;[Ciudad.C132]&amp;&quot;,lat:0.0, lng:0.0, zoom:0.0},&quot;" table:style-name="ce1">
            <text:p>{id:8372,name:'Juan de Acost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421,name:'Luruaco',state_id:8,lat:0.0, lng:0.0, zoom:0.0}," table:formula="of:=&quot;{id:&quot;&amp;[Ciudad.A133]&amp;&quot;,name:'&quot;&amp;[Ciudad.B133]&amp;&quot;',state_id:&quot;&amp;[Ciudad.C133]&amp;&quot;,lat:0.0, lng:0.0, zoom:0.0},&quot;" table:style-name="ce1">
            <text:p>{id:8421,name:'Luruaco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433,name:'Malambo',state_id:8,lat:0.0, lng:0.0, zoom:0.0}," table:formula="of:=&quot;{id:&quot;&amp;[Ciudad.A134]&amp;&quot;,name:'&quot;&amp;[Ciudad.B134]&amp;&quot;',state_id:&quot;&amp;[Ciudad.C134]&amp;&quot;,lat:0.0, lng:0.0, zoom:0.0},&quot;" table:style-name="ce1">
            <text:p>{id:8433,name:'Malambo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436,name:'Manatí',state_id:8,lat:0.0, lng:0.0, zoom:0.0}," table:formula="of:=&quot;{id:&quot;&amp;[Ciudad.A135]&amp;&quot;,name:'&quot;&amp;[Ciudad.B135]&amp;&quot;',state_id:&quot;&amp;[Ciudad.C135]&amp;&quot;,lat:0.0, lng:0.0, zoom:0.0},&quot;" table:style-name="ce1">
            <text:p>{id:8436,name:'Manatí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0,name:'Palmar de Varela',state_id:8,lat:0.0, lng:0.0, zoom:0.0}," table:formula="of:=&quot;{id:&quot;&amp;[Ciudad.A136]&amp;&quot;,name:'&quot;&amp;[Ciudad.B136]&amp;&quot;',state_id:&quot;&amp;[Ciudad.C136]&amp;&quot;,lat:0.0, lng:0.0, zoom:0.0},&quot;" table:style-name="ce1">
            <text:p>{id:8520,name:'Palmar de Varel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9,name:'Piojó',state_id:8,lat:0.0, lng:0.0, zoom:0.0}," table:formula="of:=&quot;{id:&quot;&amp;[Ciudad.A137]&amp;&quot;,name:'&quot;&amp;[Ciudad.B137]&amp;&quot;',state_id:&quot;&amp;[Ciudad.C137]&amp;&quot;,lat:0.0, lng:0.0, zoom:0.0},&quot;" table:style-name="ce1">
            <text:p>{id:8549,name:'Piojó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58,name:'Polonuevo',state_id:8,lat:0.0, lng:0.0, zoom:0.0}," table:formula="of:=&quot;{id:&quot;&amp;[Ciudad.A138]&amp;&quot;,name:'&quot;&amp;[Ciudad.B138]&amp;&quot;',state_id:&quot;&amp;[Ciudad.C138]&amp;&quot;,lat:0.0, lng:0.0, zoom:0.0},&quot;" table:style-name="ce1">
            <text:p>{id:8558,name:'Polonuevo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60,name:'Ponedera',state_id:8,lat:0.0, lng:0.0, zoom:0.0}," table:formula="of:=&quot;{id:&quot;&amp;[Ciudad.A139]&amp;&quot;,name:'&quot;&amp;[Ciudad.B139]&amp;&quot;',state_id:&quot;&amp;[Ciudad.C139]&amp;&quot;,lat:0.0, lng:0.0, zoom:0.0},&quot;" table:style-name="ce1">
            <text:p>{id:8560,name:'Poneder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73,name:'Puerto Colombia',state_id:8,lat:0.0, lng:0.0, zoom:0.0}," table:formula="of:=&quot;{id:&quot;&amp;[Ciudad.A140]&amp;&quot;,name:'&quot;&amp;[Ciudad.B140]&amp;&quot;',state_id:&quot;&amp;[Ciudad.C140]&amp;&quot;,lat:0.0, lng:0.0, zoom:0.0},&quot;" table:style-name="ce1">
            <text:p>{id:8573,name:'Puerto Colombi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06,name:'Repelón',state_id:8,lat:0.0, lng:0.0, zoom:0.0}," table:formula="of:=&quot;{id:&quot;&amp;[Ciudad.A141]&amp;&quot;,name:'&quot;&amp;[Ciudad.B141]&amp;&quot;',state_id:&quot;&amp;[Ciudad.C141]&amp;&quot;,lat:0.0, lng:0.0, zoom:0.0},&quot;" table:style-name="ce1">
            <text:p>{id:8606,name:'Repelón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34,name:'Sabanagrande',state_id:8,lat:0.0, lng:0.0, zoom:0.0}," table:formula="of:=&quot;{id:&quot;&amp;[Ciudad.A142]&amp;&quot;,name:'&quot;&amp;[Ciudad.B142]&amp;&quot;',state_id:&quot;&amp;[Ciudad.C142]&amp;&quot;,lat:0.0, lng:0.0, zoom:0.0},&quot;" table:style-name="ce1">
            <text:p>{id:8634,name:'Sabanagrande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38,name:'Sabanalarga',state_id:8,lat:0.0, lng:0.0, zoom:0.0}," table:formula="of:=&quot;{id:&quot;&amp;[Ciudad.A143]&amp;&quot;,name:'&quot;&amp;[Ciudad.B143]&amp;&quot;',state_id:&quot;&amp;[Ciudad.C143]&amp;&quot;,lat:0.0, lng:0.0, zoom:0.0},&quot;" table:style-name="ce1">
            <text:p>{id:8638,name:'Sabanalarg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5,name:'Santa Lucía',state_id:8,lat:0.0, lng:0.0, zoom:0.0}," table:formula="of:=&quot;{id:&quot;&amp;[Ciudad.A144]&amp;&quot;,name:'&quot;&amp;[Ciudad.B144]&amp;&quot;',state_id:&quot;&amp;[Ciudad.C144]&amp;&quot;,lat:0.0, lng:0.0, zoom:0.0},&quot;" table:style-name="ce1">
            <text:p>{id:8675,name:'Santa Lucí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85,name:'Santo Tomás',state_id:8,lat:0.0, lng:0.0, zoom:0.0}," table:formula="of:=&quot;{id:&quot;&amp;[Ciudad.A145]&amp;&quot;,name:'&quot;&amp;[Ciudad.B145]&amp;&quot;',state_id:&quot;&amp;[Ciudad.C145]&amp;&quot;,lat:0.0, lng:0.0, zoom:0.0},&quot;" table:style-name="ce1">
            <text:p>{id:8685,name:'Santo Tomás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758,name:'Soledad',state_id:8,lat:0.0, lng:0.0, zoom:0.0}," table:formula="of:=&quot;{id:&quot;&amp;[Ciudad.A146]&amp;&quot;,name:'&quot;&amp;[Ciudad.B146]&amp;&quot;',state_id:&quot;&amp;[Ciudad.C146]&amp;&quot;,lat:0.0, lng:0.0, zoom:0.0},&quot;" table:style-name="ce1">
            <text:p>{id:8758,name:'Soledad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770,name:'Suan',state_id:8,lat:0.0, lng:0.0, zoom:0.0}," table:formula="of:=&quot;{id:&quot;&amp;[Ciudad.A147]&amp;&quot;,name:'&quot;&amp;[Ciudad.B147]&amp;&quot;',state_id:&quot;&amp;[Ciudad.C147]&amp;&quot;,lat:0.0, lng:0.0, zoom:0.0},&quot;" table:style-name="ce1">
            <text:p>{id:8770,name:'Suan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32,name:'Tubará',state_id:8,lat:0.0, lng:0.0, zoom:0.0}," table:formula="of:=&quot;{id:&quot;&amp;[Ciudad.A148]&amp;&quot;,name:'&quot;&amp;[Ciudad.B148]&amp;&quot;',state_id:&quot;&amp;[Ciudad.C148]&amp;&quot;,lat:0.0, lng:0.0, zoom:0.0},&quot;" table:style-name="ce1">
            <text:p>{id:8832,name:'Tubará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49,name:'Usiacurí',state_id:8,lat:0.0, lng:0.0, zoom:0.0}," table:formula="of:=&quot;{id:&quot;&amp;[Ciudad.A149]&amp;&quot;,name:'&quot;&amp;[Ciudad.B149]&amp;&quot;',state_id:&quot;&amp;[Ciudad.C149]&amp;&quot;,lat:0.0, lng:0.0, zoom:0.0},&quot;" table:style-name="ce1">
            <text:p>{id:8849,name:'Usiacurí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1001,name:'Bogotá D.C.',state_id:11,lat:0.0, lng:0.0, zoom:0.0}," table:formula="of:=&quot;{id:&quot;&amp;[Ciudad.A150]&amp;&quot;,name:'&quot;&amp;[Ciudad.B150]&amp;&quot;',state_id:&quot;&amp;[Ciudad.C150]&amp;&quot;,lat:0.0, lng:0.0, zoom:0.0},&quot;" table:style-name="ce1">
            <text:p>{id:11001,name:'Bogotá D.C.',state_id:1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01,name:'Cartagena',state_id:13,lat:0.0, lng:0.0, zoom:0.0}," table:formula="of:=&quot;{id:&quot;&amp;[Ciudad.A151]&amp;&quot;,name:'&quot;&amp;[Ciudad.B151]&amp;&quot;',state_id:&quot;&amp;[Ciudad.C151]&amp;&quot;,lat:0.0, lng:0.0, zoom:0.0},&quot;" table:style-name="ce1">
            <text:p>{id:13001,name:'Cartagen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06,name:'Achí',state_id:13,lat:0.0, lng:0.0, zoom:0.0}," table:formula="of:=&quot;{id:&quot;&amp;[Ciudad.A152]&amp;&quot;,name:'&quot;&amp;[Ciudad.B152]&amp;&quot;',state_id:&quot;&amp;[Ciudad.C152]&amp;&quot;,lat:0.0, lng:0.0, zoom:0.0},&quot;" table:style-name="ce1">
            <text:p>{id:13006,name:'Achí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30,name:'Altos del Rosario',state_id:13,lat:0.0, lng:0.0, zoom:0.0}," table:formula="of:=&quot;{id:&quot;&amp;[Ciudad.A153]&amp;&quot;,name:'&quot;&amp;[Ciudad.B153]&amp;&quot;',state_id:&quot;&amp;[Ciudad.C153]&amp;&quot;,lat:0.0, lng:0.0, zoom:0.0},&quot;" table:style-name="ce1">
            <text:p>{id:13030,name:'Altos del Rosari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42,name:'Arenal',state_id:13,lat:0.0, lng:0.0, zoom:0.0}," table:formula="of:=&quot;{id:&quot;&amp;[Ciudad.A154]&amp;&quot;,name:'&quot;&amp;[Ciudad.B154]&amp;&quot;',state_id:&quot;&amp;[Ciudad.C154]&amp;&quot;,lat:0.0, lng:0.0, zoom:0.0},&quot;" table:style-name="ce1">
            <text:p>{id:13042,name:'Arenal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52,name:'Arjona',state_id:13,lat:0.0, lng:0.0, zoom:0.0}," table:formula="of:=&quot;{id:&quot;&amp;[Ciudad.A155]&amp;&quot;,name:'&quot;&amp;[Ciudad.B155]&amp;&quot;',state_id:&quot;&amp;[Ciudad.C155]&amp;&quot;,lat:0.0, lng:0.0, zoom:0.0},&quot;" table:style-name="ce1">
            <text:p>{id:13052,name:'Arjon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62,name:'Arroyohondo',state_id:13,lat:0.0, lng:0.0, zoom:0.0}," table:formula="of:=&quot;{id:&quot;&amp;[Ciudad.A156]&amp;&quot;,name:'&quot;&amp;[Ciudad.B156]&amp;&quot;',state_id:&quot;&amp;[Ciudad.C156]&amp;&quot;,lat:0.0, lng:0.0, zoom:0.0},&quot;" table:style-name="ce1">
            <text:p>{id:13062,name:'Arroyohond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74,name:'Barranco de Loba',state_id:13,lat:0.0, lng:0.0, zoom:0.0}," table:formula="of:=&quot;{id:&quot;&amp;[Ciudad.A157]&amp;&quot;,name:'&quot;&amp;[Ciudad.B157]&amp;&quot;',state_id:&quot;&amp;[Ciudad.C157]&amp;&quot;,lat:0.0, lng:0.0, zoom:0.0},&quot;" table:style-name="ce1">
            <text:p>{id:13074,name:'Barranco de Lob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140,name:'Calamar',state_id:13,lat:0.0, lng:0.0, zoom:0.0}," table:formula="of:=&quot;{id:&quot;&amp;[Ciudad.A158]&amp;&quot;,name:'&quot;&amp;[Ciudad.B158]&amp;&quot;',state_id:&quot;&amp;[Ciudad.C158]&amp;&quot;,lat:0.0, lng:0.0, zoom:0.0},&quot;" table:style-name="ce1">
            <text:p>{id:13140,name:'Calama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160,name:'Cantagallo',state_id:13,lat:0.0, lng:0.0, zoom:0.0}," table:formula="of:=&quot;{id:&quot;&amp;[Ciudad.A159]&amp;&quot;,name:'&quot;&amp;[Ciudad.B159]&amp;&quot;',state_id:&quot;&amp;[Ciudad.C159]&amp;&quot;,lat:0.0, lng:0.0, zoom:0.0},&quot;" table:style-name="ce1">
            <text:p>{id:13160,name:'Cantagall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188,name:'Cicuco',state_id:13,lat:0.0, lng:0.0, zoom:0.0}," table:formula="of:=&quot;{id:&quot;&amp;[Ciudad.A160]&amp;&quot;,name:'&quot;&amp;[Ciudad.B160]&amp;&quot;',state_id:&quot;&amp;[Ciudad.C160]&amp;&quot;,lat:0.0, lng:0.0, zoom:0.0},&quot;" table:style-name="ce1">
            <text:p>{id:13188,name:'Cicuc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12,name:'Córdoba',state_id:13,lat:0.0, lng:0.0, zoom:0.0}," table:formula="of:=&quot;{id:&quot;&amp;[Ciudad.A161]&amp;&quot;,name:'&quot;&amp;[Ciudad.B161]&amp;&quot;',state_id:&quot;&amp;[Ciudad.C161]&amp;&quot;,lat:0.0, lng:0.0, zoom:0.0},&quot;" table:style-name="ce1">
            <text:p>{id:13212,name:'Córdob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22,name:'Clemencia',state_id:13,lat:0.0, lng:0.0, zoom:0.0}," table:formula="of:=&quot;{id:&quot;&amp;[Ciudad.A162]&amp;&quot;,name:'&quot;&amp;[Ciudad.B162]&amp;&quot;',state_id:&quot;&amp;[Ciudad.C162]&amp;&quot;,lat:0.0, lng:0.0, zoom:0.0},&quot;" table:style-name="ce1">
            <text:p>{id:13222,name:'Clemenci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44,name:'El Carmen de Bolívar',state_id:13,lat:0.0, lng:0.0, zoom:0.0}," table:formula="of:=&quot;{id:&quot;&amp;[Ciudad.A163]&amp;&quot;,name:'&quot;&amp;[Ciudad.B163]&amp;&quot;',state_id:&quot;&amp;[Ciudad.C163]&amp;&quot;,lat:0.0, lng:0.0, zoom:0.0},&quot;" table:style-name="ce1">
            <text:p>{id:13244,name:'El Carmen de Bolíva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48,name:'El Guamo',state_id:13,lat:0.0, lng:0.0, zoom:0.0}," table:formula="of:=&quot;{id:&quot;&amp;[Ciudad.A164]&amp;&quot;,name:'&quot;&amp;[Ciudad.B164]&amp;&quot;',state_id:&quot;&amp;[Ciudad.C164]&amp;&quot;,lat:0.0, lng:0.0, zoom:0.0},&quot;" table:style-name="ce1">
            <text:p>{id:13248,name:'El Guam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68,name:'El Peñón',state_id:13,lat:0.0, lng:0.0, zoom:0.0}," table:formula="of:=&quot;{id:&quot;&amp;[Ciudad.A165]&amp;&quot;,name:'&quot;&amp;[Ciudad.B165]&amp;&quot;',state_id:&quot;&amp;[Ciudad.C165]&amp;&quot;,lat:0.0, lng:0.0, zoom:0.0},&quot;" table:style-name="ce1">
            <text:p>{id:13268,name:'El Peñón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300,name:'Hatillo de Loba',state_id:13,lat:0.0, lng:0.0, zoom:0.0}," table:formula="of:=&quot;{id:&quot;&amp;[Ciudad.A166]&amp;&quot;,name:'&quot;&amp;[Ciudad.B166]&amp;&quot;',state_id:&quot;&amp;[Ciudad.C166]&amp;&quot;,lat:0.0, lng:0.0, zoom:0.0},&quot;" table:style-name="ce1">
            <text:p>{id:13300,name:'Hatillo de Lob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30,name:'Magangué',state_id:13,lat:0.0, lng:0.0, zoom:0.0}," table:formula="of:=&quot;{id:&quot;&amp;[Ciudad.A167]&amp;&quot;,name:'&quot;&amp;[Ciudad.B167]&amp;&quot;',state_id:&quot;&amp;[Ciudad.C167]&amp;&quot;,lat:0.0, lng:0.0, zoom:0.0},&quot;" table:style-name="ce1">
            <text:p>{id:13430,name:'Magangué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33,name:'Mahates',state_id:13,lat:0.0, lng:0.0, zoom:0.0}," table:formula="of:=&quot;{id:&quot;&amp;[Ciudad.A168]&amp;&quot;,name:'&quot;&amp;[Ciudad.B168]&amp;&quot;',state_id:&quot;&amp;[Ciudad.C168]&amp;&quot;,lat:0.0, lng:0.0, zoom:0.0},&quot;" table:style-name="ce1">
            <text:p>{id:13433,name:'Mahates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40,name:'Margarita',state_id:13,lat:0.0, lng:0.0, zoom:0.0}," table:formula="of:=&quot;{id:&quot;&amp;[Ciudad.A169]&amp;&quot;,name:'&quot;&amp;[Ciudad.B169]&amp;&quot;',state_id:&quot;&amp;[Ciudad.C169]&amp;&quot;,lat:0.0, lng:0.0, zoom:0.0},&quot;" table:style-name="ce1">
            <text:p>{id:13440,name:'Margarit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42,name:'María la Baja',state_id:13,lat:0.0, lng:0.0, zoom:0.0}," table:formula="of:=&quot;{id:&quot;&amp;[Ciudad.A170]&amp;&quot;,name:'&quot;&amp;[Ciudad.B170]&amp;&quot;',state_id:&quot;&amp;[Ciudad.C170]&amp;&quot;,lat:0.0, lng:0.0, zoom:0.0},&quot;" table:style-name="ce1">
            <text:p>{id:13442,name:'María la Baj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58,name:'Montecristo',state_id:13,lat:0.0, lng:0.0, zoom:0.0}," table:formula="of:=&quot;{id:&quot;&amp;[Ciudad.A171]&amp;&quot;,name:'&quot;&amp;[Ciudad.B171]&amp;&quot;',state_id:&quot;&amp;[Ciudad.C171]&amp;&quot;,lat:0.0, lng:0.0, zoom:0.0},&quot;" table:style-name="ce1">
            <text:p>{id:13458,name:'Montecrist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68,name:'Mompós',state_id:13,lat:0.0, lng:0.0, zoom:0.0}," table:formula="of:=&quot;{id:&quot;&amp;[Ciudad.A172]&amp;&quot;,name:'&quot;&amp;[Ciudad.B172]&amp;&quot;',state_id:&quot;&amp;[Ciudad.C172]&amp;&quot;,lat:0.0, lng:0.0, zoom:0.0},&quot;" table:style-name="ce1">
            <text:p>{id:13468,name:'Mompós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73,name:'Morales',state_id:13,lat:0.0, lng:0.0, zoom:0.0}," table:formula="of:=&quot;{id:&quot;&amp;[Ciudad.A173]&amp;&quot;,name:'&quot;&amp;[Ciudad.B173]&amp;&quot;',state_id:&quot;&amp;[Ciudad.C173]&amp;&quot;,lat:0.0, lng:0.0, zoom:0.0},&quot;" table:style-name="ce1">
            <text:p>{id:13473,name:'Morales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90,name:'Norosí',state_id:13,lat:0.0, lng:0.0, zoom:0.0}," table:formula="of:=&quot;{id:&quot;&amp;[Ciudad.A174]&amp;&quot;,name:'&quot;&amp;[Ciudad.B174]&amp;&quot;',state_id:&quot;&amp;[Ciudad.C174]&amp;&quot;,lat:0.0, lng:0.0, zoom:0.0},&quot;" table:style-name="ce1">
            <text:p>{id:13490,name:'Norosí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549,name:'Pinillos',state_id:13,lat:0.0, lng:0.0, zoom:0.0}," table:formula="of:=&quot;{id:&quot;&amp;[Ciudad.A175]&amp;&quot;,name:'&quot;&amp;[Ciudad.B175]&amp;&quot;',state_id:&quot;&amp;[Ciudad.C175]&amp;&quot;,lat:0.0, lng:0.0, zoom:0.0},&quot;" table:style-name="ce1">
            <text:p>{id:13549,name:'Pinillos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580,name:'Regidor',state_id:13,lat:0.0, lng:0.0, zoom:0.0}," table:formula="of:=&quot;{id:&quot;&amp;[Ciudad.A176]&amp;&quot;,name:'&quot;&amp;[Ciudad.B176]&amp;&quot;',state_id:&quot;&amp;[Ciudad.C176]&amp;&quot;,lat:0.0, lng:0.0, zoom:0.0},&quot;" table:style-name="ce1">
            <text:p>{id:13580,name:'Regido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00,name:'Río Viejo',state_id:13,lat:0.0, lng:0.0, zoom:0.0}," table:formula="of:=&quot;{id:&quot;&amp;[Ciudad.A177]&amp;&quot;,name:'&quot;&amp;[Ciudad.B177]&amp;&quot;',state_id:&quot;&amp;[Ciudad.C177]&amp;&quot;,lat:0.0, lng:0.0, zoom:0.0},&quot;" table:style-name="ce1">
            <text:p>{id:13600,name:'Río Viej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20,name:'San Cristóbal',state_id:13,lat:0.0, lng:0.0, zoom:0.0}," table:formula="of:=&quot;{id:&quot;&amp;[Ciudad.A178]&amp;&quot;,name:'&quot;&amp;[Ciudad.B178]&amp;&quot;',state_id:&quot;&amp;[Ciudad.C178]&amp;&quot;,lat:0.0, lng:0.0, zoom:0.0},&quot;" table:style-name="ce1">
            <text:p>{id:13620,name:'San Cristóbal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47,name:'San Estanislao',state_id:13,lat:0.0, lng:0.0, zoom:0.0}," table:formula="of:=&quot;{id:&quot;&amp;[Ciudad.A179]&amp;&quot;,name:'&quot;&amp;[Ciudad.B179]&amp;&quot;',state_id:&quot;&amp;[Ciudad.C179]&amp;&quot;,lat:0.0, lng:0.0, zoom:0.0},&quot;" table:style-name="ce1">
            <text:p>{id:13647,name:'San Estanisla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50,name:'San Fernando',state_id:13,lat:0.0, lng:0.0, zoom:0.0}," table:formula="of:=&quot;{id:&quot;&amp;[Ciudad.A180]&amp;&quot;,name:'&quot;&amp;[Ciudad.B180]&amp;&quot;',state_id:&quot;&amp;[Ciudad.C180]&amp;&quot;,lat:0.0, lng:0.0, zoom:0.0},&quot;" table:style-name="ce1">
            <text:p>{id:13650,name:'San Fernand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54,name:'San Jacinto',state_id:13,lat:0.0, lng:0.0, zoom:0.0}," table:formula="of:=&quot;{id:&quot;&amp;[Ciudad.A181]&amp;&quot;,name:'&quot;&amp;[Ciudad.B181]&amp;&quot;',state_id:&quot;&amp;[Ciudad.C181]&amp;&quot;,lat:0.0, lng:0.0, zoom:0.0},&quot;" table:style-name="ce1">
            <text:p>{id:13654,name:'San Jacint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55,name:'San Jacinto del Cauca',state_id:13,lat:0.0, lng:0.0, zoom:0.0}," table:formula="of:=&quot;{id:&quot;&amp;[Ciudad.A182]&amp;&quot;,name:'&quot;&amp;[Ciudad.B182]&amp;&quot;',state_id:&quot;&amp;[Ciudad.C182]&amp;&quot;,lat:0.0, lng:0.0, zoom:0.0},&quot;" table:style-name="ce1">
            <text:p>{id:13655,name:'San Jacinto del Cauc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57,name:'San Juan Nepomuceno',state_id:13,lat:0.0, lng:0.0, zoom:0.0}," table:formula="of:=&quot;{id:&quot;&amp;[Ciudad.A183]&amp;&quot;,name:'&quot;&amp;[Ciudad.B183]&amp;&quot;',state_id:&quot;&amp;[Ciudad.C183]&amp;&quot;,lat:0.0, lng:0.0, zoom:0.0},&quot;" table:style-name="ce1">
            <text:p>{id:13657,name:'San Juan Nepomucen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67,name:'San Martín de Loba',state_id:13,lat:0.0, lng:0.0, zoom:0.0}," table:formula="of:=&quot;{id:&quot;&amp;[Ciudad.A184]&amp;&quot;,name:'&quot;&amp;[Ciudad.B184]&amp;&quot;',state_id:&quot;&amp;[Ciudad.C184]&amp;&quot;,lat:0.0, lng:0.0, zoom:0.0},&quot;" table:style-name="ce1">
            <text:p>{id:13667,name:'San Martín de Lob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70,name:'San Pablo de Borbur',state_id:13,lat:0.0, lng:0.0, zoom:0.0}," table:formula="of:=&quot;{id:&quot;&amp;[Ciudad.A185]&amp;&quot;,name:'&quot;&amp;[Ciudad.B185]&amp;&quot;',state_id:&quot;&amp;[Ciudad.C185]&amp;&quot;,lat:0.0, lng:0.0, zoom:0.0},&quot;" table:style-name="ce1">
            <text:p>{id:13670,name:'San Pablo de Borbu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73,name:'Santa Catalina',state_id:13,lat:0.0, lng:0.0, zoom:0.0}," table:formula="of:=&quot;{id:&quot;&amp;[Ciudad.A186]&amp;&quot;,name:'&quot;&amp;[Ciudad.B186]&amp;&quot;',state_id:&quot;&amp;[Ciudad.C186]&amp;&quot;,lat:0.0, lng:0.0, zoom:0.0},&quot;" table:style-name="ce1">
            <text:p>{id:13673,name:'Santa Catalin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83,name:'Santa Rosa',state_id:13,lat:0.0, lng:0.0, zoom:0.0}," table:formula="of:=&quot;{id:&quot;&amp;[Ciudad.A187]&amp;&quot;,name:'&quot;&amp;[Ciudad.B187]&amp;&quot;',state_id:&quot;&amp;[Ciudad.C187]&amp;&quot;,lat:0.0, lng:0.0, zoom:0.0},&quot;" table:style-name="ce1">
            <text:p>{id:13683,name:'Santa Ros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88,name:'Santa Rosa del Sur',state_id:13,lat:0.0, lng:0.0, zoom:0.0}," table:formula="of:=&quot;{id:&quot;&amp;[Ciudad.A188]&amp;&quot;,name:'&quot;&amp;[Ciudad.B188]&amp;&quot;',state_id:&quot;&amp;[Ciudad.C188]&amp;&quot;,lat:0.0, lng:0.0, zoom:0.0},&quot;" table:style-name="ce1">
            <text:p>{id:13688,name:'Santa Rosa del Su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744,name:'Simití',state_id:13,lat:0.0, lng:0.0, zoom:0.0}," table:formula="of:=&quot;{id:&quot;&amp;[Ciudad.A189]&amp;&quot;,name:'&quot;&amp;[Ciudad.B189]&amp;&quot;',state_id:&quot;&amp;[Ciudad.C189]&amp;&quot;,lat:0.0, lng:0.0, zoom:0.0},&quot;" table:style-name="ce1">
            <text:p>{id:13744,name:'Simití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760,name:'Soplaviento',state_id:13,lat:0.0, lng:0.0, zoom:0.0}," table:formula="of:=&quot;{id:&quot;&amp;[Ciudad.A190]&amp;&quot;,name:'&quot;&amp;[Ciudad.B190]&amp;&quot;',state_id:&quot;&amp;[Ciudad.C190]&amp;&quot;,lat:0.0, lng:0.0, zoom:0.0},&quot;" table:style-name="ce1">
            <text:p>{id:13760,name:'Soplavient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780,name:'Talaigua Nuevo',state_id:13,lat:0.0, lng:0.0, zoom:0.0}," table:formula="of:=&quot;{id:&quot;&amp;[Ciudad.A191]&amp;&quot;,name:'&quot;&amp;[Ciudad.B191]&amp;&quot;',state_id:&quot;&amp;[Ciudad.C191]&amp;&quot;,lat:0.0, lng:0.0, zoom:0.0},&quot;" table:style-name="ce1">
            <text:p>{id:13780,name:'Talaigua Nuev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10,name:'Tiquisio',state_id:13,lat:0.0, lng:0.0, zoom:0.0}," table:formula="of:=&quot;{id:&quot;&amp;[Ciudad.A192]&amp;&quot;,name:'&quot;&amp;[Ciudad.B192]&amp;&quot;',state_id:&quot;&amp;[Ciudad.C192]&amp;&quot;,lat:0.0, lng:0.0, zoom:0.0},&quot;" table:style-name="ce1">
            <text:p>{id:13810,name:'Tiquisi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36,name:'Turbaco',state_id:13,lat:0.0, lng:0.0, zoom:0.0}," table:formula="of:=&quot;{id:&quot;&amp;[Ciudad.A193]&amp;&quot;,name:'&quot;&amp;[Ciudad.B193]&amp;&quot;',state_id:&quot;&amp;[Ciudad.C193]&amp;&quot;,lat:0.0, lng:0.0, zoom:0.0},&quot;" table:style-name="ce1">
            <text:p>{id:13836,name:'Turbac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38,name:'Turbaná',state_id:13,lat:0.0, lng:0.0, zoom:0.0}," table:formula="of:=&quot;{id:&quot;&amp;[Ciudad.A194]&amp;&quot;,name:'&quot;&amp;[Ciudad.B194]&amp;&quot;',state_id:&quot;&amp;[Ciudad.C194]&amp;&quot;,lat:0.0, lng:0.0, zoom:0.0},&quot;" table:style-name="ce1">
            <text:p>{id:13838,name:'Turbaná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73,name:'Villanueva',state_id:13,lat:0.0, lng:0.0, zoom:0.0}," table:formula="of:=&quot;{id:&quot;&amp;[Ciudad.A195]&amp;&quot;,name:'&quot;&amp;[Ciudad.B195]&amp;&quot;',state_id:&quot;&amp;[Ciudad.C195]&amp;&quot;,lat:0.0, lng:0.0, zoom:0.0},&quot;" table:style-name="ce1">
            <text:p>{id:13873,name:'Villanuev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94,name:'Zambrano',state_id:13,lat:0.0, lng:0.0, zoom:0.0}," table:formula="of:=&quot;{id:&quot;&amp;[Ciudad.A196]&amp;&quot;,name:'&quot;&amp;[Ciudad.B196]&amp;&quot;',state_id:&quot;&amp;[Ciudad.C196]&amp;&quot;,lat:0.0, lng:0.0, zoom:0.0},&quot;" table:style-name="ce1">
            <text:p>{id:13894,name:'Zambran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01,name:'Tunja',state_id:15,lat:0.0, lng:0.0, zoom:0.0}," table:formula="of:=&quot;{id:&quot;&amp;[Ciudad.A197]&amp;&quot;,name:'&quot;&amp;[Ciudad.B197]&amp;&quot;',state_id:&quot;&amp;[Ciudad.C197]&amp;&quot;,lat:0.0, lng:0.0, zoom:0.0},&quot;" table:style-name="ce1">
            <text:p>{id:15001,name:'Tunj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22,name:'Almeida',state_id:15,lat:0.0, lng:0.0, zoom:0.0}," table:formula="of:=&quot;{id:&quot;&amp;[Ciudad.A198]&amp;&quot;,name:'&quot;&amp;[Ciudad.B198]&amp;&quot;',state_id:&quot;&amp;[Ciudad.C198]&amp;&quot;,lat:0.0, lng:0.0, zoom:0.0},&quot;" table:style-name="ce1">
            <text:p>{id:15022,name:'Almeid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47,name:'Aquitania',state_id:15,lat:0.0, lng:0.0, zoom:0.0}," table:formula="of:=&quot;{id:&quot;&amp;[Ciudad.A199]&amp;&quot;,name:'&quot;&amp;[Ciudad.B199]&amp;&quot;',state_id:&quot;&amp;[Ciudad.C199]&amp;&quot;,lat:0.0, lng:0.0, zoom:0.0},&quot;" table:style-name="ce1">
            <text:p>{id:15047,name:'Aquitani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51,name:'Arcabuco',state_id:15,lat:0.0, lng:0.0, zoom:0.0}," table:formula="of:=&quot;{id:&quot;&amp;[Ciudad.A200]&amp;&quot;,name:'&quot;&amp;[Ciudad.B200]&amp;&quot;',state_id:&quot;&amp;[Ciudad.C200]&amp;&quot;,lat:0.0, lng:0.0, zoom:0.0},&quot;" table:style-name="ce1">
            <text:p>{id:15051,name:'Arcabuc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87,name:'Belén',state_id:15,lat:0.0, lng:0.0, zoom:0.0}," table:formula="of:=&quot;{id:&quot;&amp;[Ciudad.A201]&amp;&quot;,name:'&quot;&amp;[Ciudad.B201]&amp;&quot;',state_id:&quot;&amp;[Ciudad.C201]&amp;&quot;,lat:0.0, lng:0.0, zoom:0.0},&quot;" table:style-name="ce1">
            <text:p>{id:15087,name:'Belé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90,name:'Berbeo',state_id:15,lat:0.0, lng:0.0, zoom:0.0}," table:formula="of:=&quot;{id:&quot;&amp;[Ciudad.A202]&amp;&quot;,name:'&quot;&amp;[Ciudad.B202]&amp;&quot;',state_id:&quot;&amp;[Ciudad.C202]&amp;&quot;,lat:0.0, lng:0.0, zoom:0.0},&quot;" table:style-name="ce1">
            <text:p>{id:15090,name:'Berbe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92,name:'Betéitiva',state_id:15,lat:0.0, lng:0.0, zoom:0.0}," table:formula="of:=&quot;{id:&quot;&amp;[Ciudad.A203]&amp;&quot;,name:'&quot;&amp;[Ciudad.B203]&amp;&quot;',state_id:&quot;&amp;[Ciudad.C203]&amp;&quot;,lat:0.0, lng:0.0, zoom:0.0},&quot;" table:style-name="ce1">
            <text:p>{id:15092,name:'Betéitiv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97,name:'Boavita',state_id:15,lat:0.0, lng:0.0, zoom:0.0}," table:formula="of:=&quot;{id:&quot;&amp;[Ciudad.A204]&amp;&quot;,name:'&quot;&amp;[Ciudad.B204]&amp;&quot;',state_id:&quot;&amp;[Ciudad.C204]&amp;&quot;,lat:0.0, lng:0.0, zoom:0.0},&quot;" table:style-name="ce1">
            <text:p>{id:15097,name:'Boa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04,name:'Boyacá',state_id:15,lat:0.0, lng:0.0, zoom:0.0}," table:formula="of:=&quot;{id:&quot;&amp;[Ciudad.A205]&amp;&quot;,name:'&quot;&amp;[Ciudad.B205]&amp;&quot;',state_id:&quot;&amp;[Ciudad.C205]&amp;&quot;,lat:0.0, lng:0.0, zoom:0.0},&quot;" table:style-name="ce1">
            <text:p>{id:15104,name:'Boy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06,name:'Briceño',state_id:15,lat:0.0, lng:0.0, zoom:0.0}," table:formula="of:=&quot;{id:&quot;&amp;[Ciudad.A206]&amp;&quot;,name:'&quot;&amp;[Ciudad.B206]&amp;&quot;',state_id:&quot;&amp;[Ciudad.C206]&amp;&quot;,lat:0.0, lng:0.0, zoom:0.0},&quot;" table:style-name="ce1">
            <text:p>{id:15106,name:'Briceñ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09,name:'Buena Vista',state_id:15,lat:0.0, lng:0.0, zoom:0.0}," table:formula="of:=&quot;{id:&quot;&amp;[Ciudad.A207]&amp;&quot;,name:'&quot;&amp;[Ciudad.B207]&amp;&quot;',state_id:&quot;&amp;[Ciudad.C207]&amp;&quot;,lat:0.0, lng:0.0, zoom:0.0},&quot;" table:style-name="ce1">
            <text:p>{id:15109,name:'Buena Vis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14,name:'Busbanzá',state_id:15,lat:0.0, lng:0.0, zoom:0.0}," table:formula="of:=&quot;{id:&quot;&amp;[Ciudad.A208]&amp;&quot;,name:'&quot;&amp;[Ciudad.B208]&amp;&quot;',state_id:&quot;&amp;[Ciudad.C208]&amp;&quot;,lat:0.0, lng:0.0, zoom:0.0},&quot;" table:style-name="ce1">
            <text:p>{id:15114,name:'Busbanz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31,name:'Caldas',state_id:15,lat:0.0, lng:0.0, zoom:0.0}," table:formula="of:=&quot;{id:&quot;&amp;[Ciudad.A209]&amp;&quot;,name:'&quot;&amp;[Ciudad.B209]&amp;&quot;',state_id:&quot;&amp;[Ciudad.C209]&amp;&quot;,lat:0.0, lng:0.0, zoom:0.0},&quot;" table:style-name="ce1">
            <text:p>{id:15131,name:'Calda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35,name:'Campohermoso',state_id:15,lat:0.0, lng:0.0, zoom:0.0}," table:formula="of:=&quot;{id:&quot;&amp;[Ciudad.A210]&amp;&quot;,name:'&quot;&amp;[Ciudad.B210]&amp;&quot;',state_id:&quot;&amp;[Ciudad.C210]&amp;&quot;,lat:0.0, lng:0.0, zoom:0.0},&quot;" table:style-name="ce1">
            <text:p>{id:15135,name:'Campohermos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62,name:'Cerinza',state_id:15,lat:0.0, lng:0.0, zoom:0.0}," table:formula="of:=&quot;{id:&quot;&amp;[Ciudad.A211]&amp;&quot;,name:'&quot;&amp;[Ciudad.B211]&amp;&quot;',state_id:&quot;&amp;[Ciudad.C211]&amp;&quot;,lat:0.0, lng:0.0, zoom:0.0},&quot;" table:style-name="ce1">
            <text:p>{id:15162,name:'Cerin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72,name:'Chinavita',state_id:15,lat:0.0, lng:0.0, zoom:0.0}," table:formula="of:=&quot;{id:&quot;&amp;[Ciudad.A212]&amp;&quot;,name:'&quot;&amp;[Ciudad.B212]&amp;&quot;',state_id:&quot;&amp;[Ciudad.C212]&amp;&quot;,lat:0.0, lng:0.0, zoom:0.0},&quot;" table:style-name="ce1">
            <text:p>{id:15172,name:'China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76,name:'Chiquinquirá',state_id:15,lat:0.0, lng:0.0, zoom:0.0}," table:formula="of:=&quot;{id:&quot;&amp;[Ciudad.A213]&amp;&quot;,name:'&quot;&amp;[Ciudad.B213]&amp;&quot;',state_id:&quot;&amp;[Ciudad.C213]&amp;&quot;,lat:0.0, lng:0.0, zoom:0.0},&quot;" table:style-name="ce1">
            <text:p>{id:15176,name:'Chiquinquir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0,name:'Chiscas',state_id:15,lat:0.0, lng:0.0, zoom:0.0}," table:formula="of:=&quot;{id:&quot;&amp;[Ciudad.A214]&amp;&quot;,name:'&quot;&amp;[Ciudad.B214]&amp;&quot;',state_id:&quot;&amp;[Ciudad.C214]&amp;&quot;,lat:0.0, lng:0.0, zoom:0.0},&quot;" table:style-name="ce1">
            <text:p>{id:15180,name:'Chisca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3,name:'Chita',state_id:15,lat:0.0, lng:0.0, zoom:0.0}," table:formula="of:=&quot;{id:&quot;&amp;[Ciudad.A215]&amp;&quot;,name:'&quot;&amp;[Ciudad.B215]&amp;&quot;',state_id:&quot;&amp;[Ciudad.C215]&amp;&quot;,lat:0.0, lng:0.0, zoom:0.0},&quot;" table:style-name="ce1">
            <text:p>{id:15183,name:'Ch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5,name:'Chitaraque',state_id:15,lat:0.0, lng:0.0, zoom:0.0}," table:formula="of:=&quot;{id:&quot;&amp;[Ciudad.A216]&amp;&quot;,name:'&quot;&amp;[Ciudad.B216]&amp;&quot;',state_id:&quot;&amp;[Ciudad.C216]&amp;&quot;,lat:0.0, lng:0.0, zoom:0.0},&quot;" table:style-name="ce1">
            <text:p>{id:15185,name:'Chitaraqu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7,name:'Chivatá',state_id:15,lat:0.0, lng:0.0, zoom:0.0}," table:formula="of:=&quot;{id:&quot;&amp;[Ciudad.A217]&amp;&quot;,name:'&quot;&amp;[Ciudad.B217]&amp;&quot;',state_id:&quot;&amp;[Ciudad.C217]&amp;&quot;,lat:0.0, lng:0.0, zoom:0.0},&quot;" table:style-name="ce1">
            <text:p>{id:15187,name:'Chiva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9,name:'Ciénega',state_id:15,lat:0.0, lng:0.0, zoom:0.0}," table:formula="of:=&quot;{id:&quot;&amp;[Ciudad.A218]&amp;&quot;,name:'&quot;&amp;[Ciudad.B218]&amp;&quot;',state_id:&quot;&amp;[Ciudad.C218]&amp;&quot;,lat:0.0, lng:0.0, zoom:0.0},&quot;" table:style-name="ce1">
            <text:p>{id:15189,name:'Ciéneg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04,name:'Cómbita',state_id:15,lat:0.0, lng:0.0, zoom:0.0}," table:formula="of:=&quot;{id:&quot;&amp;[Ciudad.A219]&amp;&quot;,name:'&quot;&amp;[Ciudad.B219]&amp;&quot;',state_id:&quot;&amp;[Ciudad.C219]&amp;&quot;,lat:0.0, lng:0.0, zoom:0.0},&quot;" table:style-name="ce1">
            <text:p>{id:15204,name:'Cómb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12,name:'Coper',state_id:15,lat:0.0, lng:0.0, zoom:0.0}," table:formula="of:=&quot;{id:&quot;&amp;[Ciudad.A220]&amp;&quot;,name:'&quot;&amp;[Ciudad.B220]&amp;&quot;',state_id:&quot;&amp;[Ciudad.C220]&amp;&quot;,lat:0.0, lng:0.0, zoom:0.0},&quot;" table:style-name="ce1">
            <text:p>{id:15212,name:'Coper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15,name:'Corrales',state_id:15,lat:0.0, lng:0.0, zoom:0.0}," table:formula="of:=&quot;{id:&quot;&amp;[Ciudad.A221]&amp;&quot;,name:'&quot;&amp;[Ciudad.B221]&amp;&quot;',state_id:&quot;&amp;[Ciudad.C221]&amp;&quot;,lat:0.0, lng:0.0, zoom:0.0},&quot;" table:style-name="ce1">
            <text:p>{id:15215,name:'Corrale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18,name:'Covarachía',state_id:15,lat:0.0, lng:0.0, zoom:0.0}," table:formula="of:=&quot;{id:&quot;&amp;[Ciudad.A222]&amp;&quot;,name:'&quot;&amp;[Ciudad.B222]&amp;&quot;',state_id:&quot;&amp;[Ciudad.C222]&amp;&quot;,lat:0.0, lng:0.0, zoom:0.0},&quot;" table:style-name="ce1">
            <text:p>{id:15218,name:'Covarachí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23,name:'Cubará',state_id:15,lat:0.0, lng:0.0, zoom:0.0}," table:formula="of:=&quot;{id:&quot;&amp;[Ciudad.A223]&amp;&quot;,name:'&quot;&amp;[Ciudad.B223]&amp;&quot;',state_id:&quot;&amp;[Ciudad.C223]&amp;&quot;,lat:0.0, lng:0.0, zoom:0.0},&quot;" table:style-name="ce1">
            <text:p>{id:15223,name:'Cubar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24,name:'Cucaita',state_id:15,lat:0.0, lng:0.0, zoom:0.0}," table:formula="of:=&quot;{id:&quot;&amp;[Ciudad.A224]&amp;&quot;,name:'&quot;&amp;[Ciudad.B224]&amp;&quot;',state_id:&quot;&amp;[Ciudad.C224]&amp;&quot;,lat:0.0, lng:0.0, zoom:0.0},&quot;" table:style-name="ce1">
            <text:p>{id:15224,name:'Cuca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26,name:'Cuítiva',state_id:15,lat:0.0, lng:0.0, zoom:0.0}," table:formula="of:=&quot;{id:&quot;&amp;[Ciudad.A225]&amp;&quot;,name:'&quot;&amp;[Ciudad.B225]&amp;&quot;',state_id:&quot;&amp;[Ciudad.C225]&amp;&quot;,lat:0.0, lng:0.0, zoom:0.0},&quot;" table:style-name="ce1">
            <text:p>{id:15226,name:'Cuítiv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32,name:'Chíquiza',state_id:15,lat:0.0, lng:0.0, zoom:0.0}," table:formula="of:=&quot;{id:&quot;&amp;[Ciudad.A226]&amp;&quot;,name:'&quot;&amp;[Ciudad.B226]&amp;&quot;',state_id:&quot;&amp;[Ciudad.C226]&amp;&quot;,lat:0.0, lng:0.0, zoom:0.0},&quot;" table:style-name="ce1">
            <text:p>{id:15232,name:'Chíqui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36,name:'Chivor',state_id:15,lat:0.0, lng:0.0, zoom:0.0}," table:formula="of:=&quot;{id:&quot;&amp;[Ciudad.A227]&amp;&quot;,name:'&quot;&amp;[Ciudad.B227]&amp;&quot;',state_id:&quot;&amp;[Ciudad.C227]&amp;&quot;,lat:0.0, lng:0.0, zoom:0.0},&quot;" table:style-name="ce1">
            <text:p>{id:15236,name:'Chivor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38,name:'Duitama',state_id:15,lat:0.0, lng:0.0, zoom:0.0}," table:formula="of:=&quot;{id:&quot;&amp;[Ciudad.A228]&amp;&quot;,name:'&quot;&amp;[Ciudad.B228]&amp;&quot;',state_id:&quot;&amp;[Ciudad.C228]&amp;&quot;,lat:0.0, lng:0.0, zoom:0.0},&quot;" table:style-name="ce1">
            <text:p>{id:15238,name:'Duitam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44,name:'El Cocuy',state_id:15,lat:0.0, lng:0.0, zoom:0.0}," table:formula="of:=&quot;{id:&quot;&amp;[Ciudad.A229]&amp;&quot;,name:'&quot;&amp;[Ciudad.B229]&amp;&quot;',state_id:&quot;&amp;[Ciudad.C229]&amp;&quot;,lat:0.0, lng:0.0, zoom:0.0},&quot;" table:style-name="ce1">
            <text:p>{id:15244,name:'El Cocuy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48,name:'El Espino',state_id:15,lat:0.0, lng:0.0, zoom:0.0}," table:formula="of:=&quot;{id:&quot;&amp;[Ciudad.A230]&amp;&quot;,name:'&quot;&amp;[Ciudad.B230]&amp;&quot;',state_id:&quot;&amp;[Ciudad.C230]&amp;&quot;,lat:0.0, lng:0.0, zoom:0.0},&quot;" table:style-name="ce1">
            <text:p>{id:15248,name:'El Espin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72,name:'Firavitoba',state_id:15,lat:0.0, lng:0.0, zoom:0.0}," table:formula="of:=&quot;{id:&quot;&amp;[Ciudad.A231]&amp;&quot;,name:'&quot;&amp;[Ciudad.B231]&amp;&quot;',state_id:&quot;&amp;[Ciudad.C231]&amp;&quot;,lat:0.0, lng:0.0, zoom:0.0},&quot;" table:style-name="ce1">
            <text:p>{id:15272,name:'Firavitob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76,name:'Floresta',state_id:15,lat:0.0, lng:0.0, zoom:0.0}," table:formula="of:=&quot;{id:&quot;&amp;[Ciudad.A232]&amp;&quot;,name:'&quot;&amp;[Ciudad.B232]&amp;&quot;',state_id:&quot;&amp;[Ciudad.C232]&amp;&quot;,lat:0.0, lng:0.0, zoom:0.0},&quot;" table:style-name="ce1">
            <text:p>{id:15276,name:'Flores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93,name:'Gachantivá',state_id:15,lat:0.0, lng:0.0, zoom:0.0}," table:formula="of:=&quot;{id:&quot;&amp;[Ciudad.A233]&amp;&quot;,name:'&quot;&amp;[Ciudad.B233]&amp;&quot;',state_id:&quot;&amp;[Ciudad.C233]&amp;&quot;,lat:0.0, lng:0.0, zoom:0.0},&quot;" table:style-name="ce1">
            <text:p>{id:15293,name:'Gachantiv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96,name:'Gameza',state_id:15,lat:0.0, lng:0.0, zoom:0.0}," table:formula="of:=&quot;{id:&quot;&amp;[Ciudad.A234]&amp;&quot;,name:'&quot;&amp;[Ciudad.B234]&amp;&quot;',state_id:&quot;&amp;[Ciudad.C234]&amp;&quot;,lat:0.0, lng:0.0, zoom:0.0},&quot;" table:style-name="ce1">
            <text:p>{id:15296,name:'Game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99,name:'Garagoa',state_id:15,lat:0.0, lng:0.0, zoom:0.0}," table:formula="of:=&quot;{id:&quot;&amp;[Ciudad.A235]&amp;&quot;,name:'&quot;&amp;[Ciudad.B235]&amp;&quot;',state_id:&quot;&amp;[Ciudad.C235]&amp;&quot;,lat:0.0, lng:0.0, zoom:0.0},&quot;" table:style-name="ce1">
            <text:p>{id:15299,name:'Garago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17,name:'Guacamayas',state_id:15,lat:0.0, lng:0.0, zoom:0.0}," table:formula="of:=&quot;{id:&quot;&amp;[Ciudad.A236]&amp;&quot;,name:'&quot;&amp;[Ciudad.B236]&amp;&quot;',state_id:&quot;&amp;[Ciudad.C236]&amp;&quot;,lat:0.0, lng:0.0, zoom:0.0},&quot;" table:style-name="ce1">
            <text:p>{id:15317,name:'Guacamaya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22,name:'Guateque',state_id:15,lat:0.0, lng:0.0, zoom:0.0}," table:formula="of:=&quot;{id:&quot;&amp;[Ciudad.A237]&amp;&quot;,name:'&quot;&amp;[Ciudad.B237]&amp;&quot;',state_id:&quot;&amp;[Ciudad.C237]&amp;&quot;,lat:0.0, lng:0.0, zoom:0.0},&quot;" table:style-name="ce1">
            <text:p>{id:15322,name:'Guatequ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25,name:'Guayatá',state_id:15,lat:0.0, lng:0.0, zoom:0.0}," table:formula="of:=&quot;{id:&quot;&amp;[Ciudad.A238]&amp;&quot;,name:'&quot;&amp;[Ciudad.B238]&amp;&quot;',state_id:&quot;&amp;[Ciudad.C238]&amp;&quot;,lat:0.0, lng:0.0, zoom:0.0},&quot;" table:style-name="ce1">
            <text:p>{id:15325,name:'Guaya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32,name:'Güicán',state_id:15,lat:0.0, lng:0.0, zoom:0.0}," table:formula="of:=&quot;{id:&quot;&amp;[Ciudad.A239]&amp;&quot;,name:'&quot;&amp;[Ciudad.B239]&amp;&quot;',state_id:&quot;&amp;[Ciudad.C239]&amp;&quot;,lat:0.0, lng:0.0, zoom:0.0},&quot;" table:style-name="ce1">
            <text:p>{id:15332,name:'Güicá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62,name:'Iza',state_id:15,lat:0.0, lng:0.0, zoom:0.0}," table:formula="of:=&quot;{id:&quot;&amp;[Ciudad.A240]&amp;&quot;,name:'&quot;&amp;[Ciudad.B240]&amp;&quot;',state_id:&quot;&amp;[Ciudad.C240]&amp;&quot;,lat:0.0, lng:0.0, zoom:0.0},&quot;" table:style-name="ce1">
            <text:p>{id:15362,name:'I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67,name:'Jenesano',state_id:15,lat:0.0, lng:0.0, zoom:0.0}," table:formula="of:=&quot;{id:&quot;&amp;[Ciudad.A241]&amp;&quot;,name:'&quot;&amp;[Ciudad.B241]&amp;&quot;',state_id:&quot;&amp;[Ciudad.C241]&amp;&quot;,lat:0.0, lng:0.0, zoom:0.0},&quot;" table:style-name="ce1">
            <text:p>{id:15367,name:'Jenesan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68,name:'Jericó',state_id:15,lat:0.0, lng:0.0, zoom:0.0}," table:formula="of:=&quot;{id:&quot;&amp;[Ciudad.A242]&amp;&quot;,name:'&quot;&amp;[Ciudad.B242]&amp;&quot;',state_id:&quot;&amp;[Ciudad.C242]&amp;&quot;,lat:0.0, lng:0.0, zoom:0.0},&quot;" table:style-name="ce1">
            <text:p>{id:15368,name:'Jericó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77,name:'Labranzagrande',state_id:15,lat:0.0, lng:0.0, zoom:0.0}," table:formula="of:=&quot;{id:&quot;&amp;[Ciudad.A243]&amp;&quot;,name:'&quot;&amp;[Ciudad.B243]&amp;&quot;',state_id:&quot;&amp;[Ciudad.C243]&amp;&quot;,lat:0.0, lng:0.0, zoom:0.0},&quot;" table:style-name="ce1">
            <text:p>{id:15377,name:'Labranzagrand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80,name:'La Capilla',state_id:15,lat:0.0, lng:0.0, zoom:0.0}," table:formula="of:=&quot;{id:&quot;&amp;[Ciudad.A244]&amp;&quot;,name:'&quot;&amp;[Ciudad.B244]&amp;&quot;',state_id:&quot;&amp;[Ciudad.C244]&amp;&quot;,lat:0.0, lng:0.0, zoom:0.0},&quot;" table:style-name="ce1">
            <text:p>{id:15380,name:'La Capill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01,name:'La Victoria',state_id:15,lat:0.0, lng:0.0, zoom:0.0}," table:formula="of:=&quot;{id:&quot;&amp;[Ciudad.A245]&amp;&quot;,name:'&quot;&amp;[Ciudad.B245]&amp;&quot;',state_id:&quot;&amp;[Ciudad.C245]&amp;&quot;,lat:0.0, lng:0.0, zoom:0.0},&quot;" table:style-name="ce1">
            <text:p>{id:15401,name:'La Victori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03,name:'La Uvita',state_id:15,lat:0.0, lng:0.0, zoom:0.0}," table:formula="of:=&quot;{id:&quot;&amp;[Ciudad.A246]&amp;&quot;,name:'&quot;&amp;[Ciudad.B246]&amp;&quot;',state_id:&quot;&amp;[Ciudad.C246]&amp;&quot;,lat:0.0, lng:0.0, zoom:0.0},&quot;" table:style-name="ce1">
            <text:p>{id:15403,name:'La U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07,name:'Villa de Leyva',state_id:15,lat:0.0, lng:0.0, zoom:0.0}," table:formula="of:=&quot;{id:&quot;&amp;[Ciudad.A247]&amp;&quot;,name:'&quot;&amp;[Ciudad.B247]&amp;&quot;',state_id:&quot;&amp;[Ciudad.C247]&amp;&quot;,lat:0.0, lng:0.0, zoom:0.0},&quot;" table:style-name="ce1">
            <text:p>{id:15407,name:'Villa de Leyv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25,name:'Macanal',state_id:15,lat:0.0, lng:0.0, zoom:0.0}," table:formula="of:=&quot;{id:&quot;&amp;[Ciudad.A248]&amp;&quot;,name:'&quot;&amp;[Ciudad.B248]&amp;&quot;',state_id:&quot;&amp;[Ciudad.C248]&amp;&quot;,lat:0.0, lng:0.0, zoom:0.0},&quot;" table:style-name="ce1">
            <text:p>{id:15425,name:'Macanal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42,name:'Maripí',state_id:15,lat:0.0, lng:0.0, zoom:0.0}," table:formula="of:=&quot;{id:&quot;&amp;[Ciudad.A249]&amp;&quot;,name:'&quot;&amp;[Ciudad.B249]&amp;&quot;',state_id:&quot;&amp;[Ciudad.C249]&amp;&quot;,lat:0.0, lng:0.0, zoom:0.0},&quot;" table:style-name="ce1">
            <text:p>{id:15442,name:'Maripí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55,name:'Miraflores',state_id:15,lat:0.0, lng:0.0, zoom:0.0}," table:formula="of:=&quot;{id:&quot;&amp;[Ciudad.A250]&amp;&quot;,name:'&quot;&amp;[Ciudad.B250]&amp;&quot;',state_id:&quot;&amp;[Ciudad.C250]&amp;&quot;,lat:0.0, lng:0.0, zoom:0.0},&quot;" table:style-name="ce1">
            <text:p>{id:15455,name:'Miraflore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64,name:'Mongua',state_id:15,lat:0.0, lng:0.0, zoom:0.0}," table:formula="of:=&quot;{id:&quot;&amp;[Ciudad.A251]&amp;&quot;,name:'&quot;&amp;[Ciudad.B251]&amp;&quot;',state_id:&quot;&amp;[Ciudad.C251]&amp;&quot;,lat:0.0, lng:0.0, zoom:0.0},&quot;" table:style-name="ce1">
            <text:p>{id:15464,name:'Mongu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66,name:'Monguí',state_id:15,lat:0.0, lng:0.0, zoom:0.0}," table:formula="of:=&quot;{id:&quot;&amp;[Ciudad.A252]&amp;&quot;,name:'&quot;&amp;[Ciudad.B252]&amp;&quot;',state_id:&quot;&amp;[Ciudad.C252]&amp;&quot;,lat:0.0, lng:0.0, zoom:0.0},&quot;" table:style-name="ce1">
            <text:p>{id:15466,name:'Monguí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69,name:'Moniquirá',state_id:15,lat:0.0, lng:0.0, zoom:0.0}," table:formula="of:=&quot;{id:&quot;&amp;[Ciudad.A253]&amp;&quot;,name:'&quot;&amp;[Ciudad.B253]&amp;&quot;',state_id:&quot;&amp;[Ciudad.C253]&amp;&quot;,lat:0.0, lng:0.0, zoom:0.0},&quot;" table:style-name="ce1">
            <text:p>{id:15469,name:'Moniquir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76,name:'Motavita',state_id:15,lat:0.0, lng:0.0, zoom:0.0}," table:formula="of:=&quot;{id:&quot;&amp;[Ciudad.A254]&amp;&quot;,name:'&quot;&amp;[Ciudad.B254]&amp;&quot;',state_id:&quot;&amp;[Ciudad.C254]&amp;&quot;,lat:0.0, lng:0.0, zoom:0.0},&quot;" table:style-name="ce1">
            <text:p>{id:15476,name:'Mota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80,name:'Muzo',state_id:15,lat:0.0, lng:0.0, zoom:0.0}," table:formula="of:=&quot;{id:&quot;&amp;[Ciudad.A255]&amp;&quot;,name:'&quot;&amp;[Ciudad.B255]&amp;&quot;',state_id:&quot;&amp;[Ciudad.C255]&amp;&quot;,lat:0.0, lng:0.0, zoom:0.0},&quot;" table:style-name="ce1">
            <text:p>{id:15480,name:'Muz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91,name:'Nobsa',state_id:15,lat:0.0, lng:0.0, zoom:0.0}," table:formula="of:=&quot;{id:&quot;&amp;[Ciudad.A256]&amp;&quot;,name:'&quot;&amp;[Ciudad.B256]&amp;&quot;',state_id:&quot;&amp;[Ciudad.C256]&amp;&quot;,lat:0.0, lng:0.0, zoom:0.0},&quot;" table:style-name="ce1">
            <text:p>{id:15491,name:'Nobs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94,name:'Nuevo Colón',state_id:15,lat:0.0, lng:0.0, zoom:0.0}," table:formula="of:=&quot;{id:&quot;&amp;[Ciudad.A257]&amp;&quot;,name:'&quot;&amp;[Ciudad.B257]&amp;&quot;',state_id:&quot;&amp;[Ciudad.C257]&amp;&quot;,lat:0.0, lng:0.0, zoom:0.0},&quot;" table:style-name="ce1">
            <text:p>{id:15494,name:'Nuevo Coló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00,name:'Oicatá',state_id:15,lat:0.0, lng:0.0, zoom:0.0}," table:formula="of:=&quot;{id:&quot;&amp;[Ciudad.A258]&amp;&quot;,name:'&quot;&amp;[Ciudad.B258]&amp;&quot;',state_id:&quot;&amp;[Ciudad.C258]&amp;&quot;,lat:0.0, lng:0.0, zoom:0.0},&quot;" table:style-name="ce1">
            <text:p>{id:15500,name:'Oica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07,name:'Otanche',state_id:15,lat:0.0, lng:0.0, zoom:0.0}," table:formula="of:=&quot;{id:&quot;&amp;[Ciudad.A259]&amp;&quot;,name:'&quot;&amp;[Ciudad.B259]&amp;&quot;',state_id:&quot;&amp;[Ciudad.C259]&amp;&quot;,lat:0.0, lng:0.0, zoom:0.0},&quot;" table:style-name="ce1">
            <text:p>{id:15507,name:'Otanch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11,name:'Pachavita',state_id:15,lat:0.0, lng:0.0, zoom:0.0}," table:formula="of:=&quot;{id:&quot;&amp;[Ciudad.A260]&amp;&quot;,name:'&quot;&amp;[Ciudad.B260]&amp;&quot;',state_id:&quot;&amp;[Ciudad.C260]&amp;&quot;,lat:0.0, lng:0.0, zoom:0.0},&quot;" table:style-name="ce1">
            <text:p>{id:15511,name:'Pacha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14,name:'Páez',state_id:15,lat:0.0, lng:0.0, zoom:0.0}," table:formula="of:=&quot;{id:&quot;&amp;[Ciudad.A261]&amp;&quot;,name:'&quot;&amp;[Ciudad.B261]&amp;&quot;',state_id:&quot;&amp;[Ciudad.C261]&amp;&quot;,lat:0.0, lng:0.0, zoom:0.0},&quot;" table:style-name="ce1">
            <text:p>{id:15514,name:'Páez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16,name:'Paipa',state_id:15,lat:0.0, lng:0.0, zoom:0.0}," table:formula="of:=&quot;{id:&quot;&amp;[Ciudad.A262]&amp;&quot;,name:'&quot;&amp;[Ciudad.B262]&amp;&quot;',state_id:&quot;&amp;[Ciudad.C262]&amp;&quot;,lat:0.0, lng:0.0, zoom:0.0},&quot;" table:style-name="ce1">
            <text:p>{id:15516,name:'Paip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18,name:'Pajarito',state_id:15,lat:0.0, lng:0.0, zoom:0.0}," table:formula="of:=&quot;{id:&quot;&amp;[Ciudad.A263]&amp;&quot;,name:'&quot;&amp;[Ciudad.B263]&amp;&quot;',state_id:&quot;&amp;[Ciudad.C263]&amp;&quot;,lat:0.0, lng:0.0, zoom:0.0},&quot;" table:style-name="ce1">
            <text:p>{id:15518,name:'Pajarit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22,name:'Panqueba',state_id:15,lat:0.0, lng:0.0, zoom:0.0}," table:formula="of:=&quot;{id:&quot;&amp;[Ciudad.A264]&amp;&quot;,name:'&quot;&amp;[Ciudad.B264]&amp;&quot;',state_id:&quot;&amp;[Ciudad.C264]&amp;&quot;,lat:0.0, lng:0.0, zoom:0.0},&quot;" table:style-name="ce1">
            <text:p>{id:15522,name:'Panqueb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31,name:'Pauna',state_id:15,lat:0.0, lng:0.0, zoom:0.0}," table:formula="of:=&quot;{id:&quot;&amp;[Ciudad.A265]&amp;&quot;,name:'&quot;&amp;[Ciudad.B265]&amp;&quot;',state_id:&quot;&amp;[Ciudad.C265]&amp;&quot;,lat:0.0, lng:0.0, zoom:0.0},&quot;" table:style-name="ce1">
            <text:p>{id:15531,name:'Paun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33,name:'Paya',state_id:15,lat:0.0, lng:0.0, zoom:0.0}," table:formula="of:=&quot;{id:&quot;&amp;[Ciudad.A266]&amp;&quot;,name:'&quot;&amp;[Ciudad.B266]&amp;&quot;',state_id:&quot;&amp;[Ciudad.C266]&amp;&quot;,lat:0.0, lng:0.0, zoom:0.0},&quot;" table:style-name="ce1">
            <text:p>{id:15533,name:'Pay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37,name:'Paz de Río',state_id:15,lat:0.0, lng:0.0, zoom:0.0}," table:formula="of:=&quot;{id:&quot;&amp;[Ciudad.A267]&amp;&quot;,name:'&quot;&amp;[Ciudad.B267]&amp;&quot;',state_id:&quot;&amp;[Ciudad.C267]&amp;&quot;,lat:0.0, lng:0.0, zoom:0.0},&quot;" table:style-name="ce1">
            <text:p>{id:15537,name:'Paz de Rí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42,name:'Pesca',state_id:15,lat:0.0, lng:0.0, zoom:0.0}," table:formula="of:=&quot;{id:&quot;&amp;[Ciudad.A268]&amp;&quot;,name:'&quot;&amp;[Ciudad.B268]&amp;&quot;',state_id:&quot;&amp;[Ciudad.C268]&amp;&quot;,lat:0.0, lng:0.0, zoom:0.0},&quot;" table:style-name="ce1">
            <text:p>{id:15542,name:'Pesc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50,name:'Pisba',state_id:15,lat:0.0, lng:0.0, zoom:0.0}," table:formula="of:=&quot;{id:&quot;&amp;[Ciudad.A269]&amp;&quot;,name:'&quot;&amp;[Ciudad.B269]&amp;&quot;',state_id:&quot;&amp;[Ciudad.C269]&amp;&quot;,lat:0.0, lng:0.0, zoom:0.0},&quot;" table:style-name="ce1">
            <text:p>{id:15550,name:'Pisb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72,name:'Puerto Boyacá',state_id:15,lat:0.0, lng:0.0, zoom:0.0}," table:formula="of:=&quot;{id:&quot;&amp;[Ciudad.A270]&amp;&quot;,name:'&quot;&amp;[Ciudad.B270]&amp;&quot;',state_id:&quot;&amp;[Ciudad.C270]&amp;&quot;,lat:0.0, lng:0.0, zoom:0.0},&quot;" table:style-name="ce1">
            <text:p>{id:15572,name:'Puerto Boy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80,name:'Quípama',state_id:15,lat:0.0, lng:0.0, zoom:0.0}," table:formula="of:=&quot;{id:&quot;&amp;[Ciudad.A271]&amp;&quot;,name:'&quot;&amp;[Ciudad.B271]&amp;&quot;',state_id:&quot;&amp;[Ciudad.C271]&amp;&quot;,lat:0.0, lng:0.0, zoom:0.0},&quot;" table:style-name="ce1">
            <text:p>{id:15580,name:'Quípam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99,name:'Ramiriquí',state_id:15,lat:0.0, lng:0.0, zoom:0.0}," table:formula="of:=&quot;{id:&quot;&amp;[Ciudad.A272]&amp;&quot;,name:'&quot;&amp;[Ciudad.B272]&amp;&quot;',state_id:&quot;&amp;[Ciudad.C272]&amp;&quot;,lat:0.0, lng:0.0, zoom:0.0},&quot;" table:style-name="ce1">
            <text:p>{id:15599,name:'Ramiriquí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00,name:'Ráquira',state_id:15,lat:0.0, lng:0.0, zoom:0.0}," table:formula="of:=&quot;{id:&quot;&amp;[Ciudad.A273]&amp;&quot;,name:'&quot;&amp;[Ciudad.B273]&amp;&quot;',state_id:&quot;&amp;[Ciudad.C273]&amp;&quot;,lat:0.0, lng:0.0, zoom:0.0},&quot;" table:style-name="ce1">
            <text:p>{id:15600,name:'Ráquir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21,name:'Rondón',state_id:15,lat:0.0, lng:0.0, zoom:0.0}," table:formula="of:=&quot;{id:&quot;&amp;[Ciudad.A274]&amp;&quot;,name:'&quot;&amp;[Ciudad.B274]&amp;&quot;',state_id:&quot;&amp;[Ciudad.C274]&amp;&quot;,lat:0.0, lng:0.0, zoom:0.0},&quot;" table:style-name="ce1">
            <text:p>{id:15621,name:'Rondó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32,name:'Saboyá',state_id:15,lat:0.0, lng:0.0, zoom:0.0}," table:formula="of:=&quot;{id:&quot;&amp;[Ciudad.A275]&amp;&quot;,name:'&quot;&amp;[Ciudad.B275]&amp;&quot;',state_id:&quot;&amp;[Ciudad.C275]&amp;&quot;,lat:0.0, lng:0.0, zoom:0.0},&quot;" table:style-name="ce1">
            <text:p>{id:15632,name:'Saboy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38,name:'Sáchica',state_id:15,lat:0.0, lng:0.0, zoom:0.0}," table:formula="of:=&quot;{id:&quot;&amp;[Ciudad.A276]&amp;&quot;,name:'&quot;&amp;[Ciudad.B276]&amp;&quot;',state_id:&quot;&amp;[Ciudad.C276]&amp;&quot;,lat:0.0, lng:0.0, zoom:0.0},&quot;" table:style-name="ce1">
            <text:p>{id:15638,name:'Sáchic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46,name:'Samacá',state_id:15,lat:0.0, lng:0.0, zoom:0.0}," table:formula="of:=&quot;{id:&quot;&amp;[Ciudad.A277]&amp;&quot;,name:'&quot;&amp;[Ciudad.B277]&amp;&quot;',state_id:&quot;&amp;[Ciudad.C277]&amp;&quot;,lat:0.0, lng:0.0, zoom:0.0},&quot;" table:style-name="ce1">
            <text:p>{id:15646,name:'Sam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60,name:'San Eduardo',state_id:15,lat:0.0, lng:0.0, zoom:0.0}," table:formula="of:=&quot;{id:&quot;&amp;[Ciudad.A278]&amp;&quot;,name:'&quot;&amp;[Ciudad.B278]&amp;&quot;',state_id:&quot;&amp;[Ciudad.C278]&amp;&quot;,lat:0.0, lng:0.0, zoom:0.0},&quot;" table:style-name="ce1">
            <text:p>{id:15660,name:'San Eduard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64,name:'San José de Pare',state_id:15,lat:0.0, lng:0.0, zoom:0.0}," table:formula="of:=&quot;{id:&quot;&amp;[Ciudad.A279]&amp;&quot;,name:'&quot;&amp;[Ciudad.B279]&amp;&quot;',state_id:&quot;&amp;[Ciudad.C279]&amp;&quot;,lat:0.0, lng:0.0, zoom:0.0},&quot;" table:style-name="ce1">
            <text:p>{id:15664,name:'San José de Par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67,name:'San Luis de Gaceno',state_id:15,lat:0.0, lng:0.0, zoom:0.0}," table:formula="of:=&quot;{id:&quot;&amp;[Ciudad.A280]&amp;&quot;,name:'&quot;&amp;[Ciudad.B280]&amp;&quot;',state_id:&quot;&amp;[Ciudad.C280]&amp;&quot;,lat:0.0, lng:0.0, zoom:0.0},&quot;" table:style-name="ce1">
            <text:p>{id:15667,name:'San Luis de Gacen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73,name:'San Mateo',state_id:15,lat:0.0, lng:0.0, zoom:0.0}," table:formula="of:=&quot;{id:&quot;&amp;[Ciudad.A281]&amp;&quot;,name:'&quot;&amp;[Ciudad.B281]&amp;&quot;',state_id:&quot;&amp;[Ciudad.C281]&amp;&quot;,lat:0.0, lng:0.0, zoom:0.0},&quot;" table:style-name="ce1">
            <text:p>{id:15673,name:'San Mate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76,name:'San Miguel de Sema',state_id:15,lat:0.0, lng:0.0, zoom:0.0}," table:formula="of:=&quot;{id:&quot;&amp;[Ciudad.A282]&amp;&quot;,name:'&quot;&amp;[Ciudad.B282]&amp;&quot;',state_id:&quot;&amp;[Ciudad.C282]&amp;&quot;,lat:0.0, lng:0.0, zoom:0.0},&quot;" table:style-name="ce1">
            <text:p>{id:15676,name:'San Miguel de Sem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81,name:'San Pablo de Borbur',state_id:15,lat:0.0, lng:0.0, zoom:0.0}," table:formula="of:=&quot;{id:&quot;&amp;[Ciudad.A283]&amp;&quot;,name:'&quot;&amp;[Ciudad.B283]&amp;&quot;',state_id:&quot;&amp;[Ciudad.C283]&amp;&quot;,lat:0.0, lng:0.0, zoom:0.0},&quot;" table:style-name="ce1">
            <text:p>{id:15681,name:'San Pablo de Borbur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86,name:'Santana',state_id:15,lat:0.0, lng:0.0, zoom:0.0}," table:formula="of:=&quot;{id:&quot;&amp;[Ciudad.A284]&amp;&quot;,name:'&quot;&amp;[Ciudad.B284]&amp;&quot;',state_id:&quot;&amp;[Ciudad.C284]&amp;&quot;,lat:0.0, lng:0.0, zoom:0.0},&quot;" table:style-name="ce1">
            <text:p>{id:15686,name:'Santan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90,name:'Santa María',state_id:15,lat:0.0, lng:0.0, zoom:0.0}," table:formula="of:=&quot;{id:&quot;&amp;[Ciudad.A285]&amp;&quot;,name:'&quot;&amp;[Ciudad.B285]&amp;&quot;',state_id:&quot;&amp;[Ciudad.C285]&amp;&quot;,lat:0.0, lng:0.0, zoom:0.0},&quot;" table:style-name="ce1">
            <text:p>{id:15690,name:'Santa Marí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93,name:'Santa Rosa de Viterbo',state_id:15,lat:0.0, lng:0.0, zoom:0.0}," table:formula="of:=&quot;{id:&quot;&amp;[Ciudad.A286]&amp;&quot;,name:'&quot;&amp;[Ciudad.B286]&amp;&quot;',state_id:&quot;&amp;[Ciudad.C286]&amp;&quot;,lat:0.0, lng:0.0, zoom:0.0},&quot;" table:style-name="ce1">
            <text:p>{id:15693,name:'Santa Rosa de Viterb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96,name:'Santa Sofía',state_id:15,lat:0.0, lng:0.0, zoom:0.0}," table:formula="of:=&quot;{id:&quot;&amp;[Ciudad.A287]&amp;&quot;,name:'&quot;&amp;[Ciudad.B287]&amp;&quot;',state_id:&quot;&amp;[Ciudad.C287]&amp;&quot;,lat:0.0, lng:0.0, zoom:0.0},&quot;" table:style-name="ce1">
            <text:p>{id:15696,name:'Santa Sofí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20,name:'Sativanorte',state_id:15,lat:0.0, lng:0.0, zoom:0.0}," table:formula="of:=&quot;{id:&quot;&amp;[Ciudad.A288]&amp;&quot;,name:'&quot;&amp;[Ciudad.B288]&amp;&quot;',state_id:&quot;&amp;[Ciudad.C288]&amp;&quot;,lat:0.0, lng:0.0, zoom:0.0},&quot;" table:style-name="ce1">
            <text:p>{id:15720,name:'Sativanort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23,name:'Sativasur',state_id:15,lat:0.0, lng:0.0, zoom:0.0}," table:formula="of:=&quot;{id:&quot;&amp;[Ciudad.A289]&amp;&quot;,name:'&quot;&amp;[Ciudad.B289]&amp;&quot;',state_id:&quot;&amp;[Ciudad.C289]&amp;&quot;,lat:0.0, lng:0.0, zoom:0.0},&quot;" table:style-name="ce1">
            <text:p>{id:15723,name:'Sativasur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40,name:'Siachoque',state_id:15,lat:0.0, lng:0.0, zoom:0.0}," table:formula="of:=&quot;{id:&quot;&amp;[Ciudad.A290]&amp;&quot;,name:'&quot;&amp;[Ciudad.B290]&amp;&quot;',state_id:&quot;&amp;[Ciudad.C290]&amp;&quot;,lat:0.0, lng:0.0, zoom:0.0},&quot;" table:style-name="ce1">
            <text:p>{id:15740,name:'Siachoqu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53,name:'Soatá',state_id:15,lat:0.0, lng:0.0, zoom:0.0}," table:formula="of:=&quot;{id:&quot;&amp;[Ciudad.A291]&amp;&quot;,name:'&quot;&amp;[Ciudad.B291]&amp;&quot;',state_id:&quot;&amp;[Ciudad.C291]&amp;&quot;,lat:0.0, lng:0.0, zoom:0.0},&quot;" table:style-name="ce1">
            <text:p>{id:15753,name:'Soa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55,name:'Socotá',state_id:15,lat:0.0, lng:0.0, zoom:0.0}," table:formula="of:=&quot;{id:&quot;&amp;[Ciudad.A292]&amp;&quot;,name:'&quot;&amp;[Ciudad.B292]&amp;&quot;',state_id:&quot;&amp;[Ciudad.C292]&amp;&quot;,lat:0.0, lng:0.0, zoom:0.0},&quot;" table:style-name="ce1">
            <text:p>{id:15755,name:'Soco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57,name:'Socha',state_id:15,lat:0.0, lng:0.0, zoom:0.0}," table:formula="of:=&quot;{id:&quot;&amp;[Ciudad.A293]&amp;&quot;,name:'&quot;&amp;[Ciudad.B293]&amp;&quot;',state_id:&quot;&amp;[Ciudad.C293]&amp;&quot;,lat:0.0, lng:0.0, zoom:0.0},&quot;" table:style-name="ce1">
            <text:p>{id:15757,name:'Soch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59,name:'Sogamoso',state_id:15,lat:0.0, lng:0.0, zoom:0.0}," table:formula="of:=&quot;{id:&quot;&amp;[Ciudad.A294]&amp;&quot;,name:'&quot;&amp;[Ciudad.B294]&amp;&quot;',state_id:&quot;&amp;[Ciudad.C294]&amp;&quot;,lat:0.0, lng:0.0, zoom:0.0},&quot;" table:style-name="ce1">
            <text:p>{id:15759,name:'Sogamos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61,name:'Somondoco',state_id:15,lat:0.0, lng:0.0, zoom:0.0}," table:formula="of:=&quot;{id:&quot;&amp;[Ciudad.A295]&amp;&quot;,name:'&quot;&amp;[Ciudad.B295]&amp;&quot;',state_id:&quot;&amp;[Ciudad.C295]&amp;&quot;,lat:0.0, lng:0.0, zoom:0.0},&quot;" table:style-name="ce1">
            <text:p>{id:15761,name:'Somondoc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62,name:'Sora',state_id:15,lat:0.0, lng:0.0, zoom:0.0}," table:formula="of:=&quot;{id:&quot;&amp;[Ciudad.A296]&amp;&quot;,name:'&quot;&amp;[Ciudad.B296]&amp;&quot;',state_id:&quot;&amp;[Ciudad.C296]&amp;&quot;,lat:0.0, lng:0.0, zoom:0.0},&quot;" table:style-name="ce1">
            <text:p>{id:15762,name:'Sor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63,name:'Sotaquirá',state_id:15,lat:0.0, lng:0.0, zoom:0.0}," table:formula="of:=&quot;{id:&quot;&amp;[Ciudad.A297]&amp;&quot;,name:'&quot;&amp;[Ciudad.B297]&amp;&quot;',state_id:&quot;&amp;[Ciudad.C297]&amp;&quot;,lat:0.0, lng:0.0, zoom:0.0},&quot;" table:style-name="ce1">
            <text:p>{id:15763,name:'Sotaquir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64,name:'Soracá',state_id:15,lat:0.0, lng:0.0, zoom:0.0}," table:formula="of:=&quot;{id:&quot;&amp;[Ciudad.A298]&amp;&quot;,name:'&quot;&amp;[Ciudad.B298]&amp;&quot;',state_id:&quot;&amp;[Ciudad.C298]&amp;&quot;,lat:0.0, lng:0.0, zoom:0.0},&quot;" table:style-name="ce1">
            <text:p>{id:15764,name:'Sor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74,name:'Susacón',state_id:15,lat:0.0, lng:0.0, zoom:0.0}," table:formula="of:=&quot;{id:&quot;&amp;[Ciudad.A299]&amp;&quot;,name:'&quot;&amp;[Ciudad.B299]&amp;&quot;',state_id:&quot;&amp;[Ciudad.C299]&amp;&quot;,lat:0.0, lng:0.0, zoom:0.0},&quot;" table:style-name="ce1">
            <text:p>{id:15774,name:'Susacó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76,name:'Sutamarchán',state_id:15,lat:0.0, lng:0.0, zoom:0.0}," table:formula="of:=&quot;{id:&quot;&amp;[Ciudad.A300]&amp;&quot;,name:'&quot;&amp;[Ciudad.B300]&amp;&quot;',state_id:&quot;&amp;[Ciudad.C300]&amp;&quot;,lat:0.0, lng:0.0, zoom:0.0},&quot;" table:style-name="ce1">
            <text:p>{id:15776,name:'Sutamarchá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78,name:'Sutatenza',state_id:15,lat:0.0, lng:0.0, zoom:0.0}," table:formula="of:=&quot;{id:&quot;&amp;[Ciudad.A301]&amp;&quot;,name:'&quot;&amp;[Ciudad.B301]&amp;&quot;',state_id:&quot;&amp;[Ciudad.C301]&amp;&quot;,lat:0.0, lng:0.0, zoom:0.0},&quot;" table:style-name="ce1">
            <text:p>{id:15778,name:'Sutaten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90,name:'Tasco',state_id:15,lat:0.0, lng:0.0, zoom:0.0}," table:formula="of:=&quot;{id:&quot;&amp;[Ciudad.A302]&amp;&quot;,name:'&quot;&amp;[Ciudad.B302]&amp;&quot;',state_id:&quot;&amp;[Ciudad.C302]&amp;&quot;,lat:0.0, lng:0.0, zoom:0.0},&quot;" table:style-name="ce1">
            <text:p>{id:15790,name:'Tasc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98,name:'Tenza',state_id:15,lat:0.0, lng:0.0, zoom:0.0}," table:formula="of:=&quot;{id:&quot;&amp;[Ciudad.A303]&amp;&quot;,name:'&quot;&amp;[Ciudad.B303]&amp;&quot;',state_id:&quot;&amp;[Ciudad.C303]&amp;&quot;,lat:0.0, lng:0.0, zoom:0.0},&quot;" table:style-name="ce1">
            <text:p>{id:15798,name:'Ten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04,name:'Tibaná',state_id:15,lat:0.0, lng:0.0, zoom:0.0}," table:formula="of:=&quot;{id:&quot;&amp;[Ciudad.A304]&amp;&quot;,name:'&quot;&amp;[Ciudad.B304]&amp;&quot;',state_id:&quot;&amp;[Ciudad.C304]&amp;&quot;,lat:0.0, lng:0.0, zoom:0.0},&quot;" table:style-name="ce1">
            <text:p>{id:15804,name:'Tiban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06,name:'Tibasosa',state_id:15,lat:0.0, lng:0.0, zoom:0.0}," table:formula="of:=&quot;{id:&quot;&amp;[Ciudad.A305]&amp;&quot;,name:'&quot;&amp;[Ciudad.B305]&amp;&quot;',state_id:&quot;&amp;[Ciudad.C305]&amp;&quot;,lat:0.0, lng:0.0, zoom:0.0},&quot;" table:style-name="ce1">
            <text:p>{id:15806,name:'Tibasos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08,name:'Tinjacá',state_id:15,lat:0.0, lng:0.0, zoom:0.0}," table:formula="of:=&quot;{id:&quot;&amp;[Ciudad.A306]&amp;&quot;,name:'&quot;&amp;[Ciudad.B306]&amp;&quot;',state_id:&quot;&amp;[Ciudad.C306]&amp;&quot;,lat:0.0, lng:0.0, zoom:0.0},&quot;" table:style-name="ce1">
            <text:p>{id:15808,name:'Tinj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10,name:'Tipacoque',state_id:15,lat:0.0, lng:0.0, zoom:0.0}," table:formula="of:=&quot;{id:&quot;&amp;[Ciudad.A307]&amp;&quot;,name:'&quot;&amp;[Ciudad.B307]&amp;&quot;',state_id:&quot;&amp;[Ciudad.C307]&amp;&quot;,lat:0.0, lng:0.0, zoom:0.0},&quot;" table:style-name="ce1">
            <text:p>{id:15810,name:'Tipacoqu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14,name:'Toca',state_id:15,lat:0.0, lng:0.0, zoom:0.0}," table:formula="of:=&quot;{id:&quot;&amp;[Ciudad.A308]&amp;&quot;,name:'&quot;&amp;[Ciudad.B308]&amp;&quot;',state_id:&quot;&amp;[Ciudad.C308]&amp;&quot;,lat:0.0, lng:0.0, zoom:0.0},&quot;" table:style-name="ce1">
            <text:p>{id:15814,name:'Toc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16,name:'Togüí',state_id:15,lat:0.0, lng:0.0, zoom:0.0}," table:formula="of:=&quot;{id:&quot;&amp;[Ciudad.A309]&amp;&quot;,name:'&quot;&amp;[Ciudad.B309]&amp;&quot;',state_id:&quot;&amp;[Ciudad.C309]&amp;&quot;,lat:0.0, lng:0.0, zoom:0.0},&quot;" table:style-name="ce1">
            <text:p>{id:15816,name:'Togüí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20,name:'Tópaga',state_id:15,lat:0.0, lng:0.0, zoom:0.0}," table:formula="of:=&quot;{id:&quot;&amp;[Ciudad.A310]&amp;&quot;,name:'&quot;&amp;[Ciudad.B310]&amp;&quot;',state_id:&quot;&amp;[Ciudad.C310]&amp;&quot;,lat:0.0, lng:0.0, zoom:0.0},&quot;" table:style-name="ce1">
            <text:p>{id:15820,name:'Tópag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22,name:'Tota',state_id:15,lat:0.0, lng:0.0, zoom:0.0}," table:formula="of:=&quot;{id:&quot;&amp;[Ciudad.A311]&amp;&quot;,name:'&quot;&amp;[Ciudad.B311]&amp;&quot;',state_id:&quot;&amp;[Ciudad.C311]&amp;&quot;,lat:0.0, lng:0.0, zoom:0.0},&quot;" table:style-name="ce1">
            <text:p>{id:15822,name:'To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32,name:'Tununguá',state_id:15,lat:0.0, lng:0.0, zoom:0.0}," table:formula="of:=&quot;{id:&quot;&amp;[Ciudad.A312]&amp;&quot;,name:'&quot;&amp;[Ciudad.B312]&amp;&quot;',state_id:&quot;&amp;[Ciudad.C312]&amp;&quot;,lat:0.0, lng:0.0, zoom:0.0},&quot;" table:style-name="ce1">
            <text:p>{id:15832,name:'Tunungu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35,name:'Turmequé',state_id:15,lat:0.0, lng:0.0, zoom:0.0}," table:formula="of:=&quot;{id:&quot;&amp;[Ciudad.A313]&amp;&quot;,name:'&quot;&amp;[Ciudad.B313]&amp;&quot;',state_id:&quot;&amp;[Ciudad.C313]&amp;&quot;,lat:0.0, lng:0.0, zoom:0.0},&quot;" table:style-name="ce1">
            <text:p>{id:15835,name:'Turmequé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37,name:'Tuta',state_id:15,lat:0.0, lng:0.0, zoom:0.0}," table:formula="of:=&quot;{id:&quot;&amp;[Ciudad.A314]&amp;&quot;,name:'&quot;&amp;[Ciudad.B314]&amp;&quot;',state_id:&quot;&amp;[Ciudad.C314]&amp;&quot;,lat:0.0, lng:0.0, zoom:0.0},&quot;" table:style-name="ce1">
            <text:p>{id:15837,name:'Tu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39,name:'Tutazá',state_id:15,lat:0.0, lng:0.0, zoom:0.0}," table:formula="of:=&quot;{id:&quot;&amp;[Ciudad.A315]&amp;&quot;,name:'&quot;&amp;[Ciudad.B315]&amp;&quot;',state_id:&quot;&amp;[Ciudad.C315]&amp;&quot;,lat:0.0, lng:0.0, zoom:0.0},&quot;" table:style-name="ce1">
            <text:p>{id:15839,name:'Tutaz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42,name:'Umbita',state_id:15,lat:0.0, lng:0.0, zoom:0.0}," table:formula="of:=&quot;{id:&quot;&amp;[Ciudad.A316]&amp;&quot;,name:'&quot;&amp;[Ciudad.B316]&amp;&quot;',state_id:&quot;&amp;[Ciudad.C316]&amp;&quot;,lat:0.0, lng:0.0, zoom:0.0},&quot;" table:style-name="ce1">
            <text:p>{id:15842,name:'Umb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61,name:'Ventaquemada',state_id:15,lat:0.0, lng:0.0, zoom:0.0}," table:formula="of:=&quot;{id:&quot;&amp;[Ciudad.A317]&amp;&quot;,name:'&quot;&amp;[Ciudad.B317]&amp;&quot;',state_id:&quot;&amp;[Ciudad.C317]&amp;&quot;,lat:0.0, lng:0.0, zoom:0.0},&quot;" table:style-name="ce1">
            <text:p>{id:15861,name:'Ventaquemad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79,name:'Viracachá',state_id:15,lat:0.0, lng:0.0, zoom:0.0}," table:formula="of:=&quot;{id:&quot;&amp;[Ciudad.A318]&amp;&quot;,name:'&quot;&amp;[Ciudad.B318]&amp;&quot;',state_id:&quot;&amp;[Ciudad.C318]&amp;&quot;,lat:0.0, lng:0.0, zoom:0.0},&quot;" table:style-name="ce1">
            <text:p>{id:15879,name:'Viracach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97,name:'Zetaquira',state_id:15,lat:0.0, lng:0.0, zoom:0.0}," table:formula="of:=&quot;{id:&quot;&amp;[Ciudad.A319]&amp;&quot;,name:'&quot;&amp;[Ciudad.B319]&amp;&quot;',state_id:&quot;&amp;[Ciudad.C319]&amp;&quot;,lat:0.0, lng:0.0, zoom:0.0},&quot;" table:style-name="ce1">
            <text:p>{id:15897,name:'Zetaquir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01,name:'Manizales',state_id:17,lat:0.0, lng:0.0, zoom:0.0}," table:formula="of:=&quot;{id:&quot;&amp;[Ciudad.A320]&amp;&quot;,name:'&quot;&amp;[Ciudad.B320]&amp;&quot;',state_id:&quot;&amp;[Ciudad.C320]&amp;&quot;,lat:0.0, lng:0.0, zoom:0.0},&quot;" table:style-name="ce1">
            <text:p>{id:17001,name:'Manizales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13,name:'Aguadas',state_id:17,lat:0.0, lng:0.0, zoom:0.0}," table:formula="of:=&quot;{id:&quot;&amp;[Ciudad.A321]&amp;&quot;,name:'&quot;&amp;[Ciudad.B321]&amp;&quot;',state_id:&quot;&amp;[Ciudad.C321]&amp;&quot;,lat:0.0, lng:0.0, zoom:0.0},&quot;" table:style-name="ce1">
            <text:p>{id:17013,name:'Aguadas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42,name:'Anserma',state_id:17,lat:0.0, lng:0.0, zoom:0.0}," table:formula="of:=&quot;{id:&quot;&amp;[Ciudad.A322]&amp;&quot;,name:'&quot;&amp;[Ciudad.B322]&amp;&quot;',state_id:&quot;&amp;[Ciudad.C322]&amp;&quot;,lat:0.0, lng:0.0, zoom:0.0},&quot;" table:style-name="ce1">
            <text:p>{id:17042,name:'Anserm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50,name:'Aranzazu',state_id:17,lat:0.0, lng:0.0, zoom:0.0}," table:formula="of:=&quot;{id:&quot;&amp;[Ciudad.A323]&amp;&quot;,name:'&quot;&amp;[Ciudad.B323]&amp;&quot;',state_id:&quot;&amp;[Ciudad.C323]&amp;&quot;,lat:0.0, lng:0.0, zoom:0.0},&quot;" table:style-name="ce1">
            <text:p>{id:17050,name:'Aranzazu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88,name:'Belalcázar',state_id:17,lat:0.0, lng:0.0, zoom:0.0}," table:formula="of:=&quot;{id:&quot;&amp;[Ciudad.A324]&amp;&quot;,name:'&quot;&amp;[Ciudad.B324]&amp;&quot;',state_id:&quot;&amp;[Ciudad.C324]&amp;&quot;,lat:0.0, lng:0.0, zoom:0.0},&quot;" table:style-name="ce1">
            <text:p>{id:17088,name:'Belalcázar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174,name:'Chinchiná',state_id:17,lat:0.0, lng:0.0, zoom:0.0}," table:formula="of:=&quot;{id:&quot;&amp;[Ciudad.A325]&amp;&quot;,name:'&quot;&amp;[Ciudad.B325]&amp;&quot;',state_id:&quot;&amp;[Ciudad.C325]&amp;&quot;,lat:0.0, lng:0.0, zoom:0.0},&quot;" table:style-name="ce1">
            <text:p>{id:17174,name:'Chinchiná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272,name:'Filadelfia',state_id:17,lat:0.0, lng:0.0, zoom:0.0}," table:formula="of:=&quot;{id:&quot;&amp;[Ciudad.A326]&amp;&quot;,name:'&quot;&amp;[Ciudad.B326]&amp;&quot;',state_id:&quot;&amp;[Ciudad.C326]&amp;&quot;,lat:0.0, lng:0.0, zoom:0.0},&quot;" table:style-name="ce1">
            <text:p>{id:17272,name:'Filadelf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380,name:'La Dorada',state_id:17,lat:0.0, lng:0.0, zoom:0.0}," table:formula="of:=&quot;{id:&quot;&amp;[Ciudad.A327]&amp;&quot;,name:'&quot;&amp;[Ciudad.B327]&amp;&quot;',state_id:&quot;&amp;[Ciudad.C327]&amp;&quot;,lat:0.0, lng:0.0, zoom:0.0},&quot;" table:style-name="ce1">
            <text:p>{id:17380,name:'La Dorad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388,name:'La Merced',state_id:17,lat:0.0, lng:0.0, zoom:0.0}," table:formula="of:=&quot;{id:&quot;&amp;[Ciudad.A328]&amp;&quot;,name:'&quot;&amp;[Ciudad.B328]&amp;&quot;',state_id:&quot;&amp;[Ciudad.C328]&amp;&quot;,lat:0.0, lng:0.0, zoom:0.0},&quot;" table:style-name="ce1">
            <text:p>{id:17388,name:'La Merced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33,name:'Manzanares',state_id:17,lat:0.0, lng:0.0, zoom:0.0}," table:formula="of:=&quot;{id:&quot;&amp;[Ciudad.A329]&amp;&quot;,name:'&quot;&amp;[Ciudad.B329]&amp;&quot;',state_id:&quot;&amp;[Ciudad.C329]&amp;&quot;,lat:0.0, lng:0.0, zoom:0.0},&quot;" table:style-name="ce1">
            <text:p>{id:17433,name:'Manzanares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42,name:'Marmato',state_id:17,lat:0.0, lng:0.0, zoom:0.0}," table:formula="of:=&quot;{id:&quot;&amp;[Ciudad.A330]&amp;&quot;,name:'&quot;&amp;[Ciudad.B330]&amp;&quot;',state_id:&quot;&amp;[Ciudad.C330]&amp;&quot;,lat:0.0, lng:0.0, zoom:0.0},&quot;" table:style-name="ce1">
            <text:p>{id:17442,name:'Marmato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44,name:'Marquetalia',state_id:17,lat:0.0, lng:0.0, zoom:0.0}," table:formula="of:=&quot;{id:&quot;&amp;[Ciudad.A331]&amp;&quot;,name:'&quot;&amp;[Ciudad.B331]&amp;&quot;',state_id:&quot;&amp;[Ciudad.C331]&amp;&quot;,lat:0.0, lng:0.0, zoom:0.0},&quot;" table:style-name="ce1">
            <text:p>{id:17444,name:'Marquetal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46,name:'Marulanda',state_id:17,lat:0.0, lng:0.0, zoom:0.0}," table:formula="of:=&quot;{id:&quot;&amp;[Ciudad.A332]&amp;&quot;,name:'&quot;&amp;[Ciudad.B332]&amp;&quot;',state_id:&quot;&amp;[Ciudad.C332]&amp;&quot;,lat:0.0, lng:0.0, zoom:0.0},&quot;" table:style-name="ce1">
            <text:p>{id:17446,name:'Maruland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86,name:'Neira',state_id:17,lat:0.0, lng:0.0, zoom:0.0}," table:formula="of:=&quot;{id:&quot;&amp;[Ciudad.A333]&amp;&quot;,name:'&quot;&amp;[Ciudad.B333]&amp;&quot;',state_id:&quot;&amp;[Ciudad.C333]&amp;&quot;,lat:0.0, lng:0.0, zoom:0.0},&quot;" table:style-name="ce1">
            <text:p>{id:17486,name:'Neir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95,name:'Norcasia',state_id:17,lat:0.0, lng:0.0, zoom:0.0}," table:formula="of:=&quot;{id:&quot;&amp;[Ciudad.A334]&amp;&quot;,name:'&quot;&amp;[Ciudad.B334]&amp;&quot;',state_id:&quot;&amp;[Ciudad.C334]&amp;&quot;,lat:0.0, lng:0.0, zoom:0.0},&quot;" table:style-name="ce1">
            <text:p>{id:17495,name:'Norcas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513,name:'Pácora',state_id:17,lat:0.0, lng:0.0, zoom:0.0}," table:formula="of:=&quot;{id:&quot;&amp;[Ciudad.A335]&amp;&quot;,name:'&quot;&amp;[Ciudad.B335]&amp;&quot;',state_id:&quot;&amp;[Ciudad.C335]&amp;&quot;,lat:0.0, lng:0.0, zoom:0.0},&quot;" table:style-name="ce1">
            <text:p>{id:17513,name:'Pácor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524,name:'Palestina',state_id:17,lat:0.0, lng:0.0, zoom:0.0}," table:formula="of:=&quot;{id:&quot;&amp;[Ciudad.A336]&amp;&quot;,name:'&quot;&amp;[Ciudad.B336]&amp;&quot;',state_id:&quot;&amp;[Ciudad.C336]&amp;&quot;,lat:0.0, lng:0.0, zoom:0.0},&quot;" table:style-name="ce1">
            <text:p>{id:17524,name:'Palestin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541,name:'Pensilvania',state_id:17,lat:0.0, lng:0.0, zoom:0.0}," table:formula="of:=&quot;{id:&quot;&amp;[Ciudad.A337]&amp;&quot;,name:'&quot;&amp;[Ciudad.B337]&amp;&quot;',state_id:&quot;&amp;[Ciudad.C337]&amp;&quot;,lat:0.0, lng:0.0, zoom:0.0},&quot;" table:style-name="ce1">
            <text:p>{id:17541,name:'Pensilvan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14,name:'Riosucio',state_id:17,lat:0.0, lng:0.0, zoom:0.0}," table:formula="of:=&quot;{id:&quot;&amp;[Ciudad.A338]&amp;&quot;,name:'&quot;&amp;[Ciudad.B338]&amp;&quot;',state_id:&quot;&amp;[Ciudad.C338]&amp;&quot;,lat:0.0, lng:0.0, zoom:0.0},&quot;" table:style-name="ce1">
            <text:p>{id:17614,name:'Riosucio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16,name:'Risaralda',state_id:17,lat:0.0, lng:0.0, zoom:0.0}," table:formula="of:=&quot;{id:&quot;&amp;[Ciudad.A339]&amp;&quot;,name:'&quot;&amp;[Ciudad.B339]&amp;&quot;',state_id:&quot;&amp;[Ciudad.C339]&amp;&quot;,lat:0.0, lng:0.0, zoom:0.0},&quot;" table:style-name="ce1">
            <text:p>{id:17616,name:'Risarald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53,name:'Salamina',state_id:17,lat:0.0, lng:0.0, zoom:0.0}," table:formula="of:=&quot;{id:&quot;&amp;[Ciudad.A340]&amp;&quot;,name:'&quot;&amp;[Ciudad.B340]&amp;&quot;',state_id:&quot;&amp;[Ciudad.C340]&amp;&quot;,lat:0.0, lng:0.0, zoom:0.0},&quot;" table:style-name="ce1">
            <text:p>{id:17653,name:'Salamin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62,name:'Samaná',state_id:17,lat:0.0, lng:0.0, zoom:0.0}," table:formula="of:=&quot;{id:&quot;&amp;[Ciudad.A341]&amp;&quot;,name:'&quot;&amp;[Ciudad.B341]&amp;&quot;',state_id:&quot;&amp;[Ciudad.C341]&amp;&quot;,lat:0.0, lng:0.0, zoom:0.0},&quot;" table:style-name="ce1">
            <text:p>{id:17662,name:'Samaná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65,name:'San José',state_id:17,lat:0.0, lng:0.0, zoom:0.0}," table:formula="of:=&quot;{id:&quot;&amp;[Ciudad.A342]&amp;&quot;,name:'&quot;&amp;[Ciudad.B342]&amp;&quot;',state_id:&quot;&amp;[Ciudad.C342]&amp;&quot;,lat:0.0, lng:0.0, zoom:0.0},&quot;" table:style-name="ce1">
            <text:p>{id:17665,name:'San José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777,name:'Supía',state_id:17,lat:0.0, lng:0.0, zoom:0.0}," table:formula="of:=&quot;{id:&quot;&amp;[Ciudad.A343]&amp;&quot;,name:'&quot;&amp;[Ciudad.B343]&amp;&quot;',state_id:&quot;&amp;[Ciudad.C343]&amp;&quot;,lat:0.0, lng:0.0, zoom:0.0},&quot;" table:style-name="ce1">
            <text:p>{id:17777,name:'Supí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867,name:'Victoria',state_id:17,lat:0.0, lng:0.0, zoom:0.0}," table:formula="of:=&quot;{id:&quot;&amp;[Ciudad.A344]&amp;&quot;,name:'&quot;&amp;[Ciudad.B344]&amp;&quot;',state_id:&quot;&amp;[Ciudad.C344]&amp;&quot;,lat:0.0, lng:0.0, zoom:0.0},&quot;" table:style-name="ce1">
            <text:p>{id:17867,name:'Victor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873,name:'Villamaría',state_id:17,lat:0.0, lng:0.0, zoom:0.0}," table:formula="of:=&quot;{id:&quot;&amp;[Ciudad.A345]&amp;&quot;,name:'&quot;&amp;[Ciudad.B345]&amp;&quot;',state_id:&quot;&amp;[Ciudad.C345]&amp;&quot;,lat:0.0, lng:0.0, zoom:0.0},&quot;" table:style-name="ce1">
            <text:p>{id:17873,name:'Villamarí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877,name:'Viterbo',state_id:17,lat:0.0, lng:0.0, zoom:0.0}," table:formula="of:=&quot;{id:&quot;&amp;[Ciudad.A346]&amp;&quot;,name:'&quot;&amp;[Ciudad.B346]&amp;&quot;',state_id:&quot;&amp;[Ciudad.C346]&amp;&quot;,lat:0.0, lng:0.0, zoom:0.0},&quot;" table:style-name="ce1">
            <text:p>{id:17877,name:'Viterbo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001,name:'Florencia',state_id:18,lat:0.0, lng:0.0, zoom:0.0}," table:formula="of:=&quot;{id:&quot;&amp;[Ciudad.A347]&amp;&quot;,name:'&quot;&amp;[Ciudad.B347]&amp;&quot;',state_id:&quot;&amp;[Ciudad.C347]&amp;&quot;,lat:0.0, lng:0.0, zoom:0.0},&quot;" table:style-name="ce1">
            <text:p>{id:18001,name:'Florenci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029,name:'Albania',state_id:18,lat:0.0, lng:0.0, zoom:0.0}," table:formula="of:=&quot;{id:&quot;&amp;[Ciudad.A348]&amp;&quot;,name:'&quot;&amp;[Ciudad.B348]&amp;&quot;',state_id:&quot;&amp;[Ciudad.C348]&amp;&quot;,lat:0.0, lng:0.0, zoom:0.0},&quot;" table:style-name="ce1">
            <text:p>{id:18029,name:'Albani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094,name:'Belén de Los Andaquies',state_id:18,lat:0.0, lng:0.0, zoom:0.0}," table:formula="of:=&quot;{id:&quot;&amp;[Ciudad.A349]&amp;&quot;,name:'&quot;&amp;[Ciudad.B349]&amp;&quot;',state_id:&quot;&amp;[Ciudad.C349]&amp;&quot;,lat:0.0, lng:0.0, zoom:0.0},&quot;" table:style-name="ce1">
            <text:p>{id:18094,name:'Belén de Los Andaquies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150,name:'Cartagena del Chairá',state_id:18,lat:0.0, lng:0.0, zoom:0.0}," table:formula="of:=&quot;{id:&quot;&amp;[Ciudad.A350]&amp;&quot;,name:'&quot;&amp;[Ciudad.B350]&amp;&quot;',state_id:&quot;&amp;[Ciudad.C350]&amp;&quot;,lat:0.0, lng:0.0, zoom:0.0},&quot;" table:style-name="ce1">
            <text:p>{id:18150,name:'Cartagena del Chairá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205,name:'Curillo',state_id:18,lat:0.0, lng:0.0, zoom:0.0}," table:formula="of:=&quot;{id:&quot;&amp;[Ciudad.A351]&amp;&quot;,name:'&quot;&amp;[Ciudad.B351]&amp;&quot;',state_id:&quot;&amp;[Ciudad.C351]&amp;&quot;,lat:0.0, lng:0.0, zoom:0.0},&quot;" table:style-name="ce1">
            <text:p>{id:18205,name:'Curill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247,name:'El Doncello',state_id:18,lat:0.0, lng:0.0, zoom:0.0}," table:formula="of:=&quot;{id:&quot;&amp;[Ciudad.A352]&amp;&quot;,name:'&quot;&amp;[Ciudad.B352]&amp;&quot;',state_id:&quot;&amp;[Ciudad.C352]&amp;&quot;,lat:0.0, lng:0.0, zoom:0.0},&quot;" table:style-name="ce1">
            <text:p>{id:18247,name:'El Doncell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256,name:'El Paujil',state_id:18,lat:0.0, lng:0.0, zoom:0.0}," table:formula="of:=&quot;{id:&quot;&amp;[Ciudad.A353]&amp;&quot;,name:'&quot;&amp;[Ciudad.B353]&amp;&quot;',state_id:&quot;&amp;[Ciudad.C353]&amp;&quot;,lat:0.0, lng:0.0, zoom:0.0},&quot;" table:style-name="ce1">
            <text:p>{id:18256,name:'El Paujil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410,name:'La Montañita',state_id:18,lat:0.0, lng:0.0, zoom:0.0}," table:formula="of:=&quot;{id:&quot;&amp;[Ciudad.A354]&amp;&quot;,name:'&quot;&amp;[Ciudad.B354]&amp;&quot;',state_id:&quot;&amp;[Ciudad.C354]&amp;&quot;,lat:0.0, lng:0.0, zoom:0.0},&quot;" table:style-name="ce1">
            <text:p>{id:18410,name:'La Montañit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460,name:'Milán',state_id:18,lat:0.0, lng:0.0, zoom:0.0}," table:formula="of:=&quot;{id:&quot;&amp;[Ciudad.A355]&amp;&quot;,name:'&quot;&amp;[Ciudad.B355]&amp;&quot;',state_id:&quot;&amp;[Ciudad.C355]&amp;&quot;,lat:0.0, lng:0.0, zoom:0.0},&quot;" table:style-name="ce1">
            <text:p>{id:18460,name:'Milán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479,name:'Morelia',state_id:18,lat:0.0, lng:0.0, zoom:0.0}," table:formula="of:=&quot;{id:&quot;&amp;[Ciudad.A356]&amp;&quot;,name:'&quot;&amp;[Ciudad.B356]&amp;&quot;',state_id:&quot;&amp;[Ciudad.C356]&amp;&quot;,lat:0.0, lng:0.0, zoom:0.0},&quot;" table:style-name="ce1">
            <text:p>{id:18479,name:'Moreli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592,name:'Puerto Rico',state_id:18,lat:0.0, lng:0.0, zoom:0.0}," table:formula="of:=&quot;{id:&quot;&amp;[Ciudad.A357]&amp;&quot;,name:'&quot;&amp;[Ciudad.B357]&amp;&quot;',state_id:&quot;&amp;[Ciudad.C357]&amp;&quot;,lat:0.0, lng:0.0, zoom:0.0},&quot;" table:style-name="ce1">
            <text:p>{id:18592,name:'Puerto Ric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610,name:'San José del Fragua',state_id:18,lat:0.0, lng:0.0, zoom:0.0}," table:formula="of:=&quot;{id:&quot;&amp;[Ciudad.A358]&amp;&quot;,name:'&quot;&amp;[Ciudad.B358]&amp;&quot;',state_id:&quot;&amp;[Ciudad.C358]&amp;&quot;,lat:0.0, lng:0.0, zoom:0.0},&quot;" table:style-name="ce1">
            <text:p>{id:18610,name:'San José del Fragu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753,name:'San Vicente del Caguán',state_id:18,lat:0.0, lng:0.0, zoom:0.0}," table:formula="of:=&quot;{id:&quot;&amp;[Ciudad.A359]&amp;&quot;,name:'&quot;&amp;[Ciudad.B359]&amp;&quot;',state_id:&quot;&amp;[Ciudad.C359]&amp;&quot;,lat:0.0, lng:0.0, zoom:0.0},&quot;" table:style-name="ce1">
            <text:p>{id:18753,name:'San Vicente del Caguán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756,name:'Solano',state_id:18,lat:0.0, lng:0.0, zoom:0.0}," table:formula="of:=&quot;{id:&quot;&amp;[Ciudad.A360]&amp;&quot;,name:'&quot;&amp;[Ciudad.B360]&amp;&quot;',state_id:&quot;&amp;[Ciudad.C360]&amp;&quot;,lat:0.0, lng:0.0, zoom:0.0},&quot;" table:style-name="ce1">
            <text:p>{id:18756,name:'Solan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785,name:'Solita',state_id:18,lat:0.0, lng:0.0, zoom:0.0}," table:formula="of:=&quot;{id:&quot;&amp;[Ciudad.A361]&amp;&quot;,name:'&quot;&amp;[Ciudad.B361]&amp;&quot;',state_id:&quot;&amp;[Ciudad.C361]&amp;&quot;,lat:0.0, lng:0.0, zoom:0.0},&quot;" table:style-name="ce1">
            <text:p>{id:18785,name:'Solit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860,name:'Valparaíso',state_id:18,lat:0.0, lng:0.0, zoom:0.0}," table:formula="of:=&quot;{id:&quot;&amp;[Ciudad.A362]&amp;&quot;,name:'&quot;&amp;[Ciudad.B362]&amp;&quot;',state_id:&quot;&amp;[Ciudad.C362]&amp;&quot;,lat:0.0, lng:0.0, zoom:0.0},&quot;" table:style-name="ce1">
            <text:p>{id:18860,name:'Valparaís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001,name:'Popayán',state_id:19,lat:0.0, lng:0.0, zoom:0.0}," table:formula="of:=&quot;{id:&quot;&amp;[Ciudad.A363]&amp;&quot;,name:'&quot;&amp;[Ciudad.B363]&amp;&quot;',state_id:&quot;&amp;[Ciudad.C363]&amp;&quot;,lat:0.0, lng:0.0, zoom:0.0},&quot;" table:style-name="ce1">
            <text:p>{id:19001,name:'Popayán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022,name:'Almaguer',state_id:19,lat:0.0, lng:0.0, zoom:0.0}," table:formula="of:=&quot;{id:&quot;&amp;[Ciudad.A364]&amp;&quot;,name:'&quot;&amp;[Ciudad.B364]&amp;&quot;',state_id:&quot;&amp;[Ciudad.C364]&amp;&quot;,lat:0.0, lng:0.0, zoom:0.0},&quot;" table:style-name="ce1">
            <text:p>{id:19022,name:'Almaguer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050,name:'Argelia',state_id:19,lat:0.0, lng:0.0, zoom:0.0}," table:formula="of:=&quot;{id:&quot;&amp;[Ciudad.A365]&amp;&quot;,name:'&quot;&amp;[Ciudad.B365]&amp;&quot;',state_id:&quot;&amp;[Ciudad.C365]&amp;&quot;,lat:0.0, lng:0.0, zoom:0.0},&quot;" table:style-name="ce1">
            <text:p>{id:19050,name:'Argeli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075,name:'Balboa',state_id:19,lat:0.0, lng:0.0, zoom:0.0}," table:formula="of:=&quot;{id:&quot;&amp;[Ciudad.A366]&amp;&quot;,name:'&quot;&amp;[Ciudad.B366]&amp;&quot;',state_id:&quot;&amp;[Ciudad.C366]&amp;&quot;,lat:0.0, lng:0.0, zoom:0.0},&quot;" table:style-name="ce1">
            <text:p>{id:19075,name:'Balbo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00,name:'Bolívar',state_id:19,lat:0.0, lng:0.0, zoom:0.0}," table:formula="of:=&quot;{id:&quot;&amp;[Ciudad.A367]&amp;&quot;,name:'&quot;&amp;[Ciudad.B367]&amp;&quot;',state_id:&quot;&amp;[Ciudad.C367]&amp;&quot;,lat:0.0, lng:0.0, zoom:0.0},&quot;" table:style-name="ce1">
            <text:p>{id:19100,name:'Bolívar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10,name:'Buenos Aires',state_id:19,lat:0.0, lng:0.0, zoom:0.0}," table:formula="of:=&quot;{id:&quot;&amp;[Ciudad.A368]&amp;&quot;,name:'&quot;&amp;[Ciudad.B368]&amp;&quot;',state_id:&quot;&amp;[Ciudad.C368]&amp;&quot;,lat:0.0, lng:0.0, zoom:0.0},&quot;" table:style-name="ce1">
            <text:p>{id:19110,name:'Buenos Aires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30,name:'Cajibío',state_id:19,lat:0.0, lng:0.0, zoom:0.0}," table:formula="of:=&quot;{id:&quot;&amp;[Ciudad.A369]&amp;&quot;,name:'&quot;&amp;[Ciudad.B369]&amp;&quot;',state_id:&quot;&amp;[Ciudad.C369]&amp;&quot;,lat:0.0, lng:0.0, zoom:0.0},&quot;" table:style-name="ce1">
            <text:p>{id:19130,name:'Cajibí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37,name:'Caldono',state_id:19,lat:0.0, lng:0.0, zoom:0.0}," table:formula="of:=&quot;{id:&quot;&amp;[Ciudad.A370]&amp;&quot;,name:'&quot;&amp;[Ciudad.B370]&amp;&quot;',state_id:&quot;&amp;[Ciudad.C370]&amp;&quot;,lat:0.0, lng:0.0, zoom:0.0},&quot;" table:style-name="ce1">
            <text:p>{id:19137,name:'Caldon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42,name:'Caloto',state_id:19,lat:0.0, lng:0.0, zoom:0.0}," table:formula="of:=&quot;{id:&quot;&amp;[Ciudad.A371]&amp;&quot;,name:'&quot;&amp;[Ciudad.B371]&amp;&quot;',state_id:&quot;&amp;[Ciudad.C371]&amp;&quot;,lat:0.0, lng:0.0, zoom:0.0},&quot;" table:style-name="ce1">
            <text:p>{id:19142,name:'Calot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212,name:'Corinto',state_id:19,lat:0.0, lng:0.0, zoom:0.0}," table:formula="of:=&quot;{id:&quot;&amp;[Ciudad.A372]&amp;&quot;,name:'&quot;&amp;[Ciudad.B372]&amp;&quot;',state_id:&quot;&amp;[Ciudad.C372]&amp;&quot;,lat:0.0, lng:0.0, zoom:0.0},&quot;" table:style-name="ce1">
            <text:p>{id:19212,name:'Corint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256,name:'El Tambo',state_id:19,lat:0.0, lng:0.0, zoom:0.0}," table:formula="of:=&quot;{id:&quot;&amp;[Ciudad.A373]&amp;&quot;,name:'&quot;&amp;[Ciudad.B373]&amp;&quot;',state_id:&quot;&amp;[Ciudad.C373]&amp;&quot;,lat:0.0, lng:0.0, zoom:0.0},&quot;" table:style-name="ce1">
            <text:p>{id:19256,name:'El Tamb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290,name:'Florencia',state_id:19,lat:0.0, lng:0.0, zoom:0.0}," table:formula="of:=&quot;{id:&quot;&amp;[Ciudad.A374]&amp;&quot;,name:'&quot;&amp;[Ciudad.B374]&amp;&quot;',state_id:&quot;&amp;[Ciudad.C374]&amp;&quot;,lat:0.0, lng:0.0, zoom:0.0},&quot;" table:style-name="ce1">
            <text:p>{id:19290,name:'Florenci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00,name:'Guachené',state_id:19,lat:0.0, lng:0.0, zoom:0.0}," table:formula="of:=&quot;{id:&quot;&amp;[Ciudad.A375]&amp;&quot;,name:'&quot;&amp;[Ciudad.B375]&amp;&quot;',state_id:&quot;&amp;[Ciudad.C375]&amp;&quot;,lat:0.0, lng:0.0, zoom:0.0},&quot;" table:style-name="ce1">
            <text:p>{id:19300,name:'Guachené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18,name:'Guapi',state_id:19,lat:0.0, lng:0.0, zoom:0.0}," table:formula="of:=&quot;{id:&quot;&amp;[Ciudad.A376]&amp;&quot;,name:'&quot;&amp;[Ciudad.B376]&amp;&quot;',state_id:&quot;&amp;[Ciudad.C376]&amp;&quot;,lat:0.0, lng:0.0, zoom:0.0},&quot;" table:style-name="ce1">
            <text:p>{id:19318,name:'Guapi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55,name:'Inzá',state_id:19,lat:0.0, lng:0.0, zoom:0.0}," table:formula="of:=&quot;{id:&quot;&amp;[Ciudad.A377]&amp;&quot;,name:'&quot;&amp;[Ciudad.B377]&amp;&quot;',state_id:&quot;&amp;[Ciudad.C377]&amp;&quot;,lat:0.0, lng:0.0, zoom:0.0},&quot;" table:style-name="ce1">
            <text:p>{id:19355,name:'Inzá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64,name:'Jambaló',state_id:19,lat:0.0, lng:0.0, zoom:0.0}," table:formula="of:=&quot;{id:&quot;&amp;[Ciudad.A378]&amp;&quot;,name:'&quot;&amp;[Ciudad.B378]&amp;&quot;',state_id:&quot;&amp;[Ciudad.C378]&amp;&quot;,lat:0.0, lng:0.0, zoom:0.0},&quot;" table:style-name="ce1">
            <text:p>{id:19364,name:'Jambaló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92,name:'La Sierra',state_id:19,lat:0.0, lng:0.0, zoom:0.0}," table:formula="of:=&quot;{id:&quot;&amp;[Ciudad.A379]&amp;&quot;,name:'&quot;&amp;[Ciudad.B379]&amp;&quot;',state_id:&quot;&amp;[Ciudad.C379]&amp;&quot;,lat:0.0, lng:0.0, zoom:0.0},&quot;" table:style-name="ce1">
            <text:p>{id:19392,name:'La Sierr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97,name:'La Vega',state_id:19,lat:0.0, lng:0.0, zoom:0.0}," table:formula="of:=&quot;{id:&quot;&amp;[Ciudad.A380]&amp;&quot;,name:'&quot;&amp;[Ciudad.B380]&amp;&quot;',state_id:&quot;&amp;[Ciudad.C380]&amp;&quot;,lat:0.0, lng:0.0, zoom:0.0},&quot;" table:style-name="ce1">
            <text:p>{id:19397,name:'La Veg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418,name:'López',state_id:19,lat:0.0, lng:0.0, zoom:0.0}," table:formula="of:=&quot;{id:&quot;&amp;[Ciudad.A381]&amp;&quot;,name:'&quot;&amp;[Ciudad.B381]&amp;&quot;',state_id:&quot;&amp;[Ciudad.C381]&amp;&quot;,lat:0.0, lng:0.0, zoom:0.0},&quot;" table:style-name="ce1">
            <text:p>{id:19418,name:'López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450,name:'Mercaderes',state_id:19,lat:0.0, lng:0.0, zoom:0.0}," table:formula="of:=&quot;{id:&quot;&amp;[Ciudad.A382]&amp;&quot;,name:'&quot;&amp;[Ciudad.B382]&amp;&quot;',state_id:&quot;&amp;[Ciudad.C382]&amp;&quot;,lat:0.0, lng:0.0, zoom:0.0},&quot;" table:style-name="ce1">
            <text:p>{id:19450,name:'Mercaderes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455,name:'Miranda',state_id:19,lat:0.0, lng:0.0, zoom:0.0}," table:formula="of:=&quot;{id:&quot;&amp;[Ciudad.A383]&amp;&quot;,name:'&quot;&amp;[Ciudad.B383]&amp;&quot;',state_id:&quot;&amp;[Ciudad.C383]&amp;&quot;,lat:0.0, lng:0.0, zoom:0.0},&quot;" table:style-name="ce1">
            <text:p>{id:19455,name:'Mirand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473,name:'Morales',state_id:19,lat:0.0, lng:0.0, zoom:0.0}," table:formula="of:=&quot;{id:&quot;&amp;[Ciudad.A384]&amp;&quot;,name:'&quot;&amp;[Ciudad.B384]&amp;&quot;',state_id:&quot;&amp;[Ciudad.C384]&amp;&quot;,lat:0.0, lng:0.0, zoom:0.0},&quot;" table:style-name="ce1">
            <text:p>{id:19473,name:'Morales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13,name:'Padilla',state_id:19,lat:0.0, lng:0.0, zoom:0.0}," table:formula="of:=&quot;{id:&quot;&amp;[Ciudad.A385]&amp;&quot;,name:'&quot;&amp;[Ciudad.B385]&amp;&quot;',state_id:&quot;&amp;[Ciudad.C385]&amp;&quot;,lat:0.0, lng:0.0, zoom:0.0},&quot;" table:style-name="ce1">
            <text:p>{id:19513,name:'Padill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17,name:'Páez',state_id:19,lat:0.0, lng:0.0, zoom:0.0}," table:formula="of:=&quot;{id:&quot;&amp;[Ciudad.A386]&amp;&quot;,name:'&quot;&amp;[Ciudad.B386]&amp;&quot;',state_id:&quot;&amp;[Ciudad.C386]&amp;&quot;,lat:0.0, lng:0.0, zoom:0.0},&quot;" table:style-name="ce1">
            <text:p>{id:19517,name:'Páez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32,name:'Patía',state_id:19,lat:0.0, lng:0.0, zoom:0.0}," table:formula="of:=&quot;{id:&quot;&amp;[Ciudad.A387]&amp;&quot;,name:'&quot;&amp;[Ciudad.B387]&amp;&quot;',state_id:&quot;&amp;[Ciudad.C387]&amp;&quot;,lat:0.0, lng:0.0, zoom:0.0},&quot;" table:style-name="ce1">
            <text:p>{id:19532,name:'Patí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33,name:'Piamonte',state_id:19,lat:0.0, lng:0.0, zoom:0.0}," table:formula="of:=&quot;{id:&quot;&amp;[Ciudad.A388]&amp;&quot;,name:'&quot;&amp;[Ciudad.B388]&amp;&quot;',state_id:&quot;&amp;[Ciudad.C388]&amp;&quot;,lat:0.0, lng:0.0, zoom:0.0},&quot;" table:style-name="ce1">
            <text:p>{id:19533,name:'Piamonte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48,name:'Piendamó',state_id:19,lat:0.0, lng:0.0, zoom:0.0}," table:formula="of:=&quot;{id:&quot;&amp;[Ciudad.A389]&amp;&quot;,name:'&quot;&amp;[Ciudad.B389]&amp;&quot;',state_id:&quot;&amp;[Ciudad.C389]&amp;&quot;,lat:0.0, lng:0.0, zoom:0.0},&quot;" table:style-name="ce1">
            <text:p>{id:19548,name:'Piendamó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73,name:'Puerto Tejada',state_id:19,lat:0.0, lng:0.0, zoom:0.0}," table:formula="of:=&quot;{id:&quot;&amp;[Ciudad.A390]&amp;&quot;,name:'&quot;&amp;[Ciudad.B390]&amp;&quot;',state_id:&quot;&amp;[Ciudad.C390]&amp;&quot;,lat:0.0, lng:0.0, zoom:0.0},&quot;" table:style-name="ce1">
            <text:p>{id:19573,name:'Puerto Tejad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85,name:'Puracé',state_id:19,lat:0.0, lng:0.0, zoom:0.0}," table:formula="of:=&quot;{id:&quot;&amp;[Ciudad.A391]&amp;&quot;,name:'&quot;&amp;[Ciudad.B391]&amp;&quot;',state_id:&quot;&amp;[Ciudad.C391]&amp;&quot;,lat:0.0, lng:0.0, zoom:0.0},&quot;" table:style-name="ce1">
            <text:p>{id:19585,name:'Puracé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622,name:'Rosas',state_id:19,lat:0.0, lng:0.0, zoom:0.0}," table:formula="of:=&quot;{id:&quot;&amp;[Ciudad.A392]&amp;&quot;,name:'&quot;&amp;[Ciudad.B392]&amp;&quot;',state_id:&quot;&amp;[Ciudad.C392]&amp;&quot;,lat:0.0, lng:0.0, zoom:0.0},&quot;" table:style-name="ce1">
            <text:p>{id:19622,name:'Rosas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693,name:'San Sebastián',state_id:19,lat:0.0, lng:0.0, zoom:0.0}," table:formula="of:=&quot;{id:&quot;&amp;[Ciudad.A393]&amp;&quot;,name:'&quot;&amp;[Ciudad.B393]&amp;&quot;',state_id:&quot;&amp;[Ciudad.C393]&amp;&quot;,lat:0.0, lng:0.0, zoom:0.0},&quot;" table:style-name="ce1">
            <text:p>{id:19693,name:'San Sebastián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698,name:'Santander de Quilichao',state_id:19,lat:0.0, lng:0.0, zoom:0.0}," table:formula="of:=&quot;{id:&quot;&amp;[Ciudad.A394]&amp;&quot;,name:'&quot;&amp;[Ciudad.B394]&amp;&quot;',state_id:&quot;&amp;[Ciudad.C394]&amp;&quot;,lat:0.0, lng:0.0, zoom:0.0},&quot;" table:style-name="ce1">
            <text:p>{id:19698,name:'Santander de Quilicha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01,name:'Santa Rosa',state_id:19,lat:0.0, lng:0.0, zoom:0.0}," table:formula="of:=&quot;{id:&quot;&amp;[Ciudad.A395]&amp;&quot;,name:'&quot;&amp;[Ciudad.B395]&amp;&quot;',state_id:&quot;&amp;[Ciudad.C395]&amp;&quot;,lat:0.0, lng:0.0, zoom:0.0},&quot;" table:style-name="ce1">
            <text:p>{id:19701,name:'Santa Ros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43,name:'Silvia',state_id:19,lat:0.0, lng:0.0, zoom:0.0}," table:formula="of:=&quot;{id:&quot;&amp;[Ciudad.A396]&amp;&quot;,name:'&quot;&amp;[Ciudad.B396]&amp;&quot;',state_id:&quot;&amp;[Ciudad.C396]&amp;&quot;,lat:0.0, lng:0.0, zoom:0.0},&quot;" table:style-name="ce1">
            <text:p>{id:19743,name:'Silvi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60,name:'Sotara',state_id:19,lat:0.0, lng:0.0, zoom:0.0}," table:formula="of:=&quot;{id:&quot;&amp;[Ciudad.A397]&amp;&quot;,name:'&quot;&amp;[Ciudad.B397]&amp;&quot;',state_id:&quot;&amp;[Ciudad.C397]&amp;&quot;,lat:0.0, lng:0.0, zoom:0.0},&quot;" table:style-name="ce1">
            <text:p>{id:19760,name:'Sotar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80,name:'Suárez',state_id:19,lat:0.0, lng:0.0, zoom:0.0}," table:formula="of:=&quot;{id:&quot;&amp;[Ciudad.A398]&amp;&quot;,name:'&quot;&amp;[Ciudad.B398]&amp;&quot;',state_id:&quot;&amp;[Ciudad.C398]&amp;&quot;,lat:0.0, lng:0.0, zoom:0.0},&quot;" table:style-name="ce1">
            <text:p>{id:19780,name:'Suárez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85,name:'Sucre',state_id:19,lat:0.0, lng:0.0, zoom:0.0}," table:formula="of:=&quot;{id:&quot;&amp;[Ciudad.A399]&amp;&quot;,name:'&quot;&amp;[Ciudad.B399]&amp;&quot;',state_id:&quot;&amp;[Ciudad.C399]&amp;&quot;,lat:0.0, lng:0.0, zoom:0.0},&quot;" table:style-name="ce1">
            <text:p>{id:19785,name:'Sucre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07,name:'Timbío',state_id:19,lat:0.0, lng:0.0, zoom:0.0}," table:formula="of:=&quot;{id:&quot;&amp;[Ciudad.A400]&amp;&quot;,name:'&quot;&amp;[Ciudad.B400]&amp;&quot;',state_id:&quot;&amp;[Ciudad.C400]&amp;&quot;,lat:0.0, lng:0.0, zoom:0.0},&quot;" table:style-name="ce1">
            <text:p>{id:19807,name:'Timbí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09,name:'Timbiquí',state_id:19,lat:0.0, lng:0.0, zoom:0.0}," table:formula="of:=&quot;{id:&quot;&amp;[Ciudad.A401]&amp;&quot;,name:'&quot;&amp;[Ciudad.B401]&amp;&quot;',state_id:&quot;&amp;[Ciudad.C401]&amp;&quot;,lat:0.0, lng:0.0, zoom:0.0},&quot;" table:style-name="ce1">
            <text:p>{id:19809,name:'Timbiquí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21,name:'Toribio',state_id:19,lat:0.0, lng:0.0, zoom:0.0}," table:formula="of:=&quot;{id:&quot;&amp;[Ciudad.A402]&amp;&quot;,name:'&quot;&amp;[Ciudad.B402]&amp;&quot;',state_id:&quot;&amp;[Ciudad.C402]&amp;&quot;,lat:0.0, lng:0.0, zoom:0.0},&quot;" table:style-name="ce1">
            <text:p>{id:19821,name:'Toribi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24,name:'Totoró',state_id:19,lat:0.0, lng:0.0, zoom:0.0}," table:formula="of:=&quot;{id:&quot;&amp;[Ciudad.A403]&amp;&quot;,name:'&quot;&amp;[Ciudad.B403]&amp;&quot;',state_id:&quot;&amp;[Ciudad.C403]&amp;&quot;,lat:0.0, lng:0.0, zoom:0.0},&quot;" table:style-name="ce1">
            <text:p>{id:19824,name:'Totoró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45,name:'Villa Rica',state_id:19,lat:0.0, lng:0.0, zoom:0.0}," table:formula="of:=&quot;{id:&quot;&amp;[Ciudad.A404]&amp;&quot;,name:'&quot;&amp;[Ciudad.B404]&amp;&quot;',state_id:&quot;&amp;[Ciudad.C404]&amp;&quot;,lat:0.0, lng:0.0, zoom:0.0},&quot;" table:style-name="ce1">
            <text:p>{id:19845,name:'Villa Ric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01,name:'Valledupar',state_id:20,lat:0.0, lng:0.0, zoom:0.0}," table:formula="of:=&quot;{id:&quot;&amp;[Ciudad.A405]&amp;&quot;,name:'&quot;&amp;[Ciudad.B405]&amp;&quot;',state_id:&quot;&amp;[Ciudad.C405]&amp;&quot;,lat:0.0, lng:0.0, zoom:0.0},&quot;" table:style-name="ce1">
            <text:p>{id:20001,name:'Valledupar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11,name:'Aguachica',state_id:20,lat:0.0, lng:0.0, zoom:0.0}," table:formula="of:=&quot;{id:&quot;&amp;[Ciudad.A406]&amp;&quot;,name:'&quot;&amp;[Ciudad.B406]&amp;&quot;',state_id:&quot;&amp;[Ciudad.C406]&amp;&quot;,lat:0.0, lng:0.0, zoom:0.0},&quot;" table:style-name="ce1">
            <text:p>{id:20011,name:'Aguachic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13,name:'Agustín Codazzi',state_id:20,lat:0.0, lng:0.0, zoom:0.0}," table:formula="of:=&quot;{id:&quot;&amp;[Ciudad.A407]&amp;&quot;,name:'&quot;&amp;[Ciudad.B407]&amp;&quot;',state_id:&quot;&amp;[Ciudad.C407]&amp;&quot;,lat:0.0, lng:0.0, zoom:0.0},&quot;" table:style-name="ce1">
            <text:p>{id:20013,name:'Agustín Codazzi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32,name:'Astrea',state_id:20,lat:0.0, lng:0.0, zoom:0.0}," table:formula="of:=&quot;{id:&quot;&amp;[Ciudad.A408]&amp;&quot;,name:'&quot;&amp;[Ciudad.B408]&amp;&quot;',state_id:&quot;&amp;[Ciudad.C408]&amp;&quot;,lat:0.0, lng:0.0, zoom:0.0},&quot;" table:style-name="ce1">
            <text:p>{id:20032,name:'Astre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45,name:'Becerril',state_id:20,lat:0.0, lng:0.0, zoom:0.0}," table:formula="of:=&quot;{id:&quot;&amp;[Ciudad.A409]&amp;&quot;,name:'&quot;&amp;[Ciudad.B409]&amp;&quot;',state_id:&quot;&amp;[Ciudad.C409]&amp;&quot;,lat:0.0, lng:0.0, zoom:0.0},&quot;" table:style-name="ce1">
            <text:p>{id:20045,name:'Becerril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60,name:'Bosconia',state_id:20,lat:0.0, lng:0.0, zoom:0.0}," table:formula="of:=&quot;{id:&quot;&amp;[Ciudad.A410]&amp;&quot;,name:'&quot;&amp;[Ciudad.B410]&amp;&quot;',state_id:&quot;&amp;[Ciudad.C410]&amp;&quot;,lat:0.0, lng:0.0, zoom:0.0},&quot;" table:style-name="ce1">
            <text:p>{id:20060,name:'Bosconi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175,name:'Chimichagua',state_id:20,lat:0.0, lng:0.0, zoom:0.0}," table:formula="of:=&quot;{id:&quot;&amp;[Ciudad.A411]&amp;&quot;,name:'&quot;&amp;[Ciudad.B411]&amp;&quot;',state_id:&quot;&amp;[Ciudad.C411]&amp;&quot;,lat:0.0, lng:0.0, zoom:0.0},&quot;" table:style-name="ce1">
            <text:p>{id:20175,name:'Chimichagu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178,name:'Chiriguaná',state_id:20,lat:0.0, lng:0.0, zoom:0.0}," table:formula="of:=&quot;{id:&quot;&amp;[Ciudad.A412]&amp;&quot;,name:'&quot;&amp;[Ciudad.B412]&amp;&quot;',state_id:&quot;&amp;[Ciudad.C412]&amp;&quot;,lat:0.0, lng:0.0, zoom:0.0},&quot;" table:style-name="ce1">
            <text:p>{id:20178,name:'Chiriguaná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228,name:'Curumaní',state_id:20,lat:0.0, lng:0.0, zoom:0.0}," table:formula="of:=&quot;{id:&quot;&amp;[Ciudad.A413]&amp;&quot;,name:'&quot;&amp;[Ciudad.B413]&amp;&quot;',state_id:&quot;&amp;[Ciudad.C413]&amp;&quot;,lat:0.0, lng:0.0, zoom:0.0},&quot;" table:style-name="ce1">
            <text:p>{id:20228,name:'Curumaní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238,name:'El Copey',state_id:20,lat:0.0, lng:0.0, zoom:0.0}," table:formula="of:=&quot;{id:&quot;&amp;[Ciudad.A414]&amp;&quot;,name:'&quot;&amp;[Ciudad.B414]&amp;&quot;',state_id:&quot;&amp;[Ciudad.C414]&amp;&quot;,lat:0.0, lng:0.0, zoom:0.0},&quot;" table:style-name="ce1">
            <text:p>{id:20238,name:'El Copey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250,name:'El Paso',state_id:20,lat:0.0, lng:0.0, zoom:0.0}," table:formula="of:=&quot;{id:&quot;&amp;[Ciudad.A415]&amp;&quot;,name:'&quot;&amp;[Ciudad.B415]&amp;&quot;',state_id:&quot;&amp;[Ciudad.C415]&amp;&quot;,lat:0.0, lng:0.0, zoom:0.0},&quot;" table:style-name="ce1">
            <text:p>{id:20250,name:'El Pas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295,name:'Gamarra',state_id:20,lat:0.0, lng:0.0, zoom:0.0}," table:formula="of:=&quot;{id:&quot;&amp;[Ciudad.A416]&amp;&quot;,name:'&quot;&amp;[Ciudad.B416]&amp;&quot;',state_id:&quot;&amp;[Ciudad.C416]&amp;&quot;,lat:0.0, lng:0.0, zoom:0.0},&quot;" table:style-name="ce1">
            <text:p>{id:20295,name:'Gamarr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310,name:'González',state_id:20,lat:0.0, lng:0.0, zoom:0.0}," table:formula="of:=&quot;{id:&quot;&amp;[Ciudad.A417]&amp;&quot;,name:'&quot;&amp;[Ciudad.B417]&amp;&quot;',state_id:&quot;&amp;[Ciudad.C417]&amp;&quot;,lat:0.0, lng:0.0, zoom:0.0},&quot;" table:style-name="ce1">
            <text:p>{id:20310,name:'González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383,name:'La Gloria',state_id:20,lat:0.0, lng:0.0, zoom:0.0}," table:formula="of:=&quot;{id:&quot;&amp;[Ciudad.A418]&amp;&quot;,name:'&quot;&amp;[Ciudad.B418]&amp;&quot;',state_id:&quot;&amp;[Ciudad.C418]&amp;&quot;,lat:0.0, lng:0.0, zoom:0.0},&quot;" table:style-name="ce1">
            <text:p>{id:20383,name:'La Glori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400,name:'La Jagua de Ibirico',state_id:20,lat:0.0, lng:0.0, zoom:0.0}," table:formula="of:=&quot;{id:&quot;&amp;[Ciudad.A419]&amp;&quot;,name:'&quot;&amp;[Ciudad.B419]&amp;&quot;',state_id:&quot;&amp;[Ciudad.C419]&amp;&quot;,lat:0.0, lng:0.0, zoom:0.0},&quot;" table:style-name="ce1">
            <text:p>{id:20400,name:'La Jagua de Ibiric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443,name:'Manaure',state_id:20,lat:0.0, lng:0.0, zoom:0.0}," table:formula="of:=&quot;{id:&quot;&amp;[Ciudad.A420]&amp;&quot;,name:'&quot;&amp;[Ciudad.B420]&amp;&quot;',state_id:&quot;&amp;[Ciudad.C420]&amp;&quot;,lat:0.0, lng:0.0, zoom:0.0},&quot;" table:style-name="ce1">
            <text:p>{id:20443,name:'Manaure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517,name:'Pailitas',state_id:20,lat:0.0, lng:0.0, zoom:0.0}," table:formula="of:=&quot;{id:&quot;&amp;[Ciudad.A421]&amp;&quot;,name:'&quot;&amp;[Ciudad.B421]&amp;&quot;',state_id:&quot;&amp;[Ciudad.C421]&amp;&quot;,lat:0.0, lng:0.0, zoom:0.0},&quot;" table:style-name="ce1">
            <text:p>{id:20517,name:'Pailitas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550,name:'Pelaya',state_id:20,lat:0.0, lng:0.0, zoom:0.0}," table:formula="of:=&quot;{id:&quot;&amp;[Ciudad.A422]&amp;&quot;,name:'&quot;&amp;[Ciudad.B422]&amp;&quot;',state_id:&quot;&amp;[Ciudad.C422]&amp;&quot;,lat:0.0, lng:0.0, zoom:0.0},&quot;" table:style-name="ce1">
            <text:p>{id:20550,name:'Pelay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570,name:'Pueblo Bello',state_id:20,lat:0.0, lng:0.0, zoom:0.0}," table:formula="of:=&quot;{id:&quot;&amp;[Ciudad.A423]&amp;&quot;,name:'&quot;&amp;[Ciudad.B423]&amp;&quot;',state_id:&quot;&amp;[Ciudad.C423]&amp;&quot;,lat:0.0, lng:0.0, zoom:0.0},&quot;" table:style-name="ce1">
            <text:p>{id:20570,name:'Pueblo Bell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614,name:'Río de Oro',state_id:20,lat:0.0, lng:0.0, zoom:0.0}," table:formula="of:=&quot;{id:&quot;&amp;[Ciudad.A424]&amp;&quot;,name:'&quot;&amp;[Ciudad.B424]&amp;&quot;',state_id:&quot;&amp;[Ciudad.C424]&amp;&quot;,lat:0.0, lng:0.0, zoom:0.0},&quot;" table:style-name="ce1">
            <text:p>{id:20614,name:'Río de Or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621,name:'La Paz',state_id:20,lat:0.0, lng:0.0, zoom:0.0}," table:formula="of:=&quot;{id:&quot;&amp;[Ciudad.A425]&amp;&quot;,name:'&quot;&amp;[Ciudad.B425]&amp;&quot;',state_id:&quot;&amp;[Ciudad.C425]&amp;&quot;,lat:0.0, lng:0.0, zoom:0.0},&quot;" table:style-name="ce1">
            <text:p>{id:20621,name:'La Paz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710,name:'San Alberto',state_id:20,lat:0.0, lng:0.0, zoom:0.0}," table:formula="of:=&quot;{id:&quot;&amp;[Ciudad.A426]&amp;&quot;,name:'&quot;&amp;[Ciudad.B426]&amp;&quot;',state_id:&quot;&amp;[Ciudad.C426]&amp;&quot;,lat:0.0, lng:0.0, zoom:0.0},&quot;" table:style-name="ce1">
            <text:p>{id:20710,name:'San Albert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750,name:'San Diego',state_id:20,lat:0.0, lng:0.0, zoom:0.0}," table:formula="of:=&quot;{id:&quot;&amp;[Ciudad.A427]&amp;&quot;,name:'&quot;&amp;[Ciudad.B427]&amp;&quot;',state_id:&quot;&amp;[Ciudad.C427]&amp;&quot;,lat:0.0, lng:0.0, zoom:0.0},&quot;" table:style-name="ce1">
            <text:p>{id:20750,name:'San Dieg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770,name:'San Martín',state_id:20,lat:0.0, lng:0.0, zoom:0.0}," table:formula="of:=&quot;{id:&quot;&amp;[Ciudad.A428]&amp;&quot;,name:'&quot;&amp;[Ciudad.B428]&amp;&quot;',state_id:&quot;&amp;[Ciudad.C428]&amp;&quot;,lat:0.0, lng:0.0, zoom:0.0},&quot;" table:style-name="ce1">
            <text:p>{id:20770,name:'San Martín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787,name:'Tamalameque',state_id:20,lat:0.0, lng:0.0, zoom:0.0}," table:formula="of:=&quot;{id:&quot;&amp;[Ciudad.A429]&amp;&quot;,name:'&quot;&amp;[Ciudad.B429]&amp;&quot;',state_id:&quot;&amp;[Ciudad.C429]&amp;&quot;,lat:0.0, lng:0.0, zoom:0.0},&quot;" table:style-name="ce1">
            <text:p>{id:20787,name:'Tamalameque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001,name:'Montería',state_id:23,lat:0.0, lng:0.0, zoom:0.0}," table:formula="of:=&quot;{id:&quot;&amp;[Ciudad.A430]&amp;&quot;,name:'&quot;&amp;[Ciudad.B430]&amp;&quot;',state_id:&quot;&amp;[Ciudad.C430]&amp;&quot;,lat:0.0, lng:0.0, zoom:0.0},&quot;" table:style-name="ce1">
            <text:p>{id:23001,name:'Monterí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068,name:'Ayapel',state_id:23,lat:0.0, lng:0.0, zoom:0.0}," table:formula="of:=&quot;{id:&quot;&amp;[Ciudad.A431]&amp;&quot;,name:'&quot;&amp;[Ciudad.B431]&amp;&quot;',state_id:&quot;&amp;[Ciudad.C431]&amp;&quot;,lat:0.0, lng:0.0, zoom:0.0},&quot;" table:style-name="ce1">
            <text:p>{id:23068,name:'Ayapel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079,name:'Buenavista',state_id:23,lat:0.0, lng:0.0, zoom:0.0}," table:formula="of:=&quot;{id:&quot;&amp;[Ciudad.A432]&amp;&quot;,name:'&quot;&amp;[Ciudad.B432]&amp;&quot;',state_id:&quot;&amp;[Ciudad.C432]&amp;&quot;,lat:0.0, lng:0.0, zoom:0.0},&quot;" table:style-name="ce1">
            <text:p>{id:23079,name:'Buenavist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090,name:'Canalete',state_id:23,lat:0.0, lng:0.0, zoom:0.0}," table:formula="of:=&quot;{id:&quot;&amp;[Ciudad.A433]&amp;&quot;,name:'&quot;&amp;[Ciudad.B433]&amp;&quot;',state_id:&quot;&amp;[Ciudad.C433]&amp;&quot;,lat:0.0, lng:0.0, zoom:0.0},&quot;" table:style-name="ce1">
            <text:p>{id:23090,name:'Canalete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162,name:'Cereté',state_id:23,lat:0.0, lng:0.0, zoom:0.0}," table:formula="of:=&quot;{id:&quot;&amp;[Ciudad.A434]&amp;&quot;,name:'&quot;&amp;[Ciudad.B434]&amp;&quot;',state_id:&quot;&amp;[Ciudad.C434]&amp;&quot;,lat:0.0, lng:0.0, zoom:0.0},&quot;" table:style-name="ce1">
            <text:p>{id:23162,name:'Cereté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168,name:'Chimá',state_id:23,lat:0.0, lng:0.0, zoom:0.0}," table:formula="of:=&quot;{id:&quot;&amp;[Ciudad.A435]&amp;&quot;,name:'&quot;&amp;[Ciudad.B435]&amp;&quot;',state_id:&quot;&amp;[Ciudad.C435]&amp;&quot;,lat:0.0, lng:0.0, zoom:0.0},&quot;" table:style-name="ce1">
            <text:p>{id:23168,name:'Chimá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182,name:'Chinú',state_id:23,lat:0.0, lng:0.0, zoom:0.0}," table:formula="of:=&quot;{id:&quot;&amp;[Ciudad.A436]&amp;&quot;,name:'&quot;&amp;[Ciudad.B436]&amp;&quot;',state_id:&quot;&amp;[Ciudad.C436]&amp;&quot;,lat:0.0, lng:0.0, zoom:0.0},&quot;" table:style-name="ce1">
            <text:p>{id:23182,name:'Chinú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189,name:'Ciénaga de Oro',state_id:23,lat:0.0, lng:0.0, zoom:0.0}," table:formula="of:=&quot;{id:&quot;&amp;[Ciudad.A437]&amp;&quot;,name:'&quot;&amp;[Ciudad.B437]&amp;&quot;',state_id:&quot;&amp;[Ciudad.C437]&amp;&quot;,lat:0.0, lng:0.0, zoom:0.0},&quot;" table:style-name="ce1">
            <text:p>{id:23189,name:'Ciénaga de Or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300,name:'Cotorra',state_id:23,lat:0.0, lng:0.0, zoom:0.0}," table:formula="of:=&quot;{id:&quot;&amp;[Ciudad.A438]&amp;&quot;,name:'&quot;&amp;[Ciudad.B438]&amp;&quot;',state_id:&quot;&amp;[Ciudad.C438]&amp;&quot;,lat:0.0, lng:0.0, zoom:0.0},&quot;" table:style-name="ce1">
            <text:p>{id:23300,name:'Cotorr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350,name:'La Apartada',state_id:23,lat:0.0, lng:0.0, zoom:0.0}," table:formula="of:=&quot;{id:&quot;&amp;[Ciudad.A439]&amp;&quot;,name:'&quot;&amp;[Ciudad.B439]&amp;&quot;',state_id:&quot;&amp;[Ciudad.C439]&amp;&quot;,lat:0.0, lng:0.0, zoom:0.0},&quot;" table:style-name="ce1">
            <text:p>{id:23350,name:'La Apartad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417,name:'Lorica',state_id:23,lat:0.0, lng:0.0, zoom:0.0}," table:formula="of:=&quot;{id:&quot;&amp;[Ciudad.A440]&amp;&quot;,name:'&quot;&amp;[Ciudad.B440]&amp;&quot;',state_id:&quot;&amp;[Ciudad.C440]&amp;&quot;,lat:0.0, lng:0.0, zoom:0.0},&quot;" table:style-name="ce1">
            <text:p>{id:23417,name:'Loric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419,name:'Los Córdobas',state_id:23,lat:0.0, lng:0.0, zoom:0.0}," table:formula="of:=&quot;{id:&quot;&amp;[Ciudad.A441]&amp;&quot;,name:'&quot;&amp;[Ciudad.B441]&amp;&quot;',state_id:&quot;&amp;[Ciudad.C441]&amp;&quot;,lat:0.0, lng:0.0, zoom:0.0},&quot;" table:style-name="ce1">
            <text:p>{id:23419,name:'Los Córdobas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464,name:'Momil',state_id:23,lat:0.0, lng:0.0, zoom:0.0}," table:formula="of:=&quot;{id:&quot;&amp;[Ciudad.A442]&amp;&quot;,name:'&quot;&amp;[Ciudad.B442]&amp;&quot;',state_id:&quot;&amp;[Ciudad.C442]&amp;&quot;,lat:0.0, lng:0.0, zoom:0.0},&quot;" table:style-name="ce1">
            <text:p>{id:23464,name:'Momil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466,name:'Montelíbano',state_id:23,lat:0.0, lng:0.0, zoom:0.0}," table:formula="of:=&quot;{id:&quot;&amp;[Ciudad.A443]&amp;&quot;,name:'&quot;&amp;[Ciudad.B443]&amp;&quot;',state_id:&quot;&amp;[Ciudad.C443]&amp;&quot;,lat:0.0, lng:0.0, zoom:0.0},&quot;" table:style-name="ce1">
            <text:p>{id:23466,name:'Montelíban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00,name:'Moñitos',state_id:23,lat:0.0, lng:0.0, zoom:0.0}," table:formula="of:=&quot;{id:&quot;&amp;[Ciudad.A444]&amp;&quot;,name:'&quot;&amp;[Ciudad.B444]&amp;&quot;',state_id:&quot;&amp;[Ciudad.C444]&amp;&quot;,lat:0.0, lng:0.0, zoom:0.0},&quot;" table:style-name="ce1">
            <text:p>{id:23500,name:'Moñitos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55,name:'Planeta Rica',state_id:23,lat:0.0, lng:0.0, zoom:0.0}," table:formula="of:=&quot;{id:&quot;&amp;[Ciudad.A445]&amp;&quot;,name:'&quot;&amp;[Ciudad.B445]&amp;&quot;',state_id:&quot;&amp;[Ciudad.C445]&amp;&quot;,lat:0.0, lng:0.0, zoom:0.0},&quot;" table:style-name="ce1">
            <text:p>{id:23555,name:'Planeta Ric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70,name:'Pueblo Nuevo',state_id:23,lat:0.0, lng:0.0, zoom:0.0}," table:formula="of:=&quot;{id:&quot;&amp;[Ciudad.A446]&amp;&quot;,name:'&quot;&amp;[Ciudad.B446]&amp;&quot;',state_id:&quot;&amp;[Ciudad.C446]&amp;&quot;,lat:0.0, lng:0.0, zoom:0.0},&quot;" table:style-name="ce1">
            <text:p>{id:23570,name:'Pueblo Nuev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74,name:'Puerto Escondido',state_id:23,lat:0.0, lng:0.0, zoom:0.0}," table:formula="of:=&quot;{id:&quot;&amp;[Ciudad.A447]&amp;&quot;,name:'&quot;&amp;[Ciudad.B447]&amp;&quot;',state_id:&quot;&amp;[Ciudad.C447]&amp;&quot;,lat:0.0, lng:0.0, zoom:0.0},&quot;" table:style-name="ce1">
            <text:p>{id:23574,name:'Puerto Escondid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80,name:'Puerto Libertador',state_id:23,lat:0.0, lng:0.0, zoom:0.0}," table:formula="of:=&quot;{id:&quot;&amp;[Ciudad.A448]&amp;&quot;,name:'&quot;&amp;[Ciudad.B448]&amp;&quot;',state_id:&quot;&amp;[Ciudad.C448]&amp;&quot;,lat:0.0, lng:0.0, zoom:0.0},&quot;" table:style-name="ce1">
            <text:p>{id:23580,name:'Puerto Libertador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86,name:'Purísima',state_id:23,lat:0.0, lng:0.0, zoom:0.0}," table:formula="of:=&quot;{id:&quot;&amp;[Ciudad.A449]&amp;&quot;,name:'&quot;&amp;[Ciudad.B449]&amp;&quot;',state_id:&quot;&amp;[Ciudad.C449]&amp;&quot;,lat:0.0, lng:0.0, zoom:0.0},&quot;" table:style-name="ce1">
            <text:p>{id:23586,name:'Purísim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60,name:'Sahagún',state_id:23,lat:0.0, lng:0.0, zoom:0.0}," table:formula="of:=&quot;{id:&quot;&amp;[Ciudad.A450]&amp;&quot;,name:'&quot;&amp;[Ciudad.B450]&amp;&quot;',state_id:&quot;&amp;[Ciudad.C450]&amp;&quot;,lat:0.0, lng:0.0, zoom:0.0},&quot;" table:style-name="ce1">
            <text:p>{id:23660,name:'Sahagún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70,name:'San Andrés Sotavento',state_id:23,lat:0.0, lng:0.0, zoom:0.0}," table:formula="of:=&quot;{id:&quot;&amp;[Ciudad.A451]&amp;&quot;,name:'&quot;&amp;[Ciudad.B451]&amp;&quot;',state_id:&quot;&amp;[Ciudad.C451]&amp;&quot;,lat:0.0, lng:0.0, zoom:0.0},&quot;" table:style-name="ce1">
            <text:p>{id:23670,name:'San Andrés Sotavent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72,name:'San Antero',state_id:23,lat:0.0, lng:0.0, zoom:0.0}," table:formula="of:=&quot;{id:&quot;&amp;[Ciudad.A452]&amp;&quot;,name:'&quot;&amp;[Ciudad.B452]&amp;&quot;',state_id:&quot;&amp;[Ciudad.C452]&amp;&quot;,lat:0.0, lng:0.0, zoom:0.0},&quot;" table:style-name="ce1">
            <text:p>{id:23672,name:'San Anter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75,name:'San Bernardo del Viento',state_id:23,lat:0.0, lng:0.0, zoom:0.0}," table:formula="of:=&quot;{id:&quot;&amp;[Ciudad.A453]&amp;&quot;,name:'&quot;&amp;[Ciudad.B453]&amp;&quot;',state_id:&quot;&amp;[Ciudad.C453]&amp;&quot;,lat:0.0, lng:0.0, zoom:0.0},&quot;" table:style-name="ce1">
            <text:p>{id:23675,name:'San Bernardo del Vient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78,name:'San Carlos',state_id:23,lat:0.0, lng:0.0, zoom:0.0}," table:formula="of:=&quot;{id:&quot;&amp;[Ciudad.A454]&amp;&quot;,name:'&quot;&amp;[Ciudad.B454]&amp;&quot;',state_id:&quot;&amp;[Ciudad.C454]&amp;&quot;,lat:0.0, lng:0.0, zoom:0.0},&quot;" table:style-name="ce1">
            <text:p>{id:23678,name:'San Carlos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82,name:'San José de Uré',state_id:23,lat:0.0, lng:0.0, zoom:0.0}," table:formula="of:=&quot;{id:&quot;&amp;[Ciudad.A455]&amp;&quot;,name:'&quot;&amp;[Ciudad.B455]&amp;&quot;',state_id:&quot;&amp;[Ciudad.C455]&amp;&quot;,lat:0.0, lng:0.0, zoom:0.0},&quot;" table:style-name="ce1">
            <text:p>{id:23682,name:'San José de Uré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86,name:'San Pelayo',state_id:23,lat:0.0, lng:0.0, zoom:0.0}," table:formula="of:=&quot;{id:&quot;&amp;[Ciudad.A456]&amp;&quot;,name:'&quot;&amp;[Ciudad.B456]&amp;&quot;',state_id:&quot;&amp;[Ciudad.C456]&amp;&quot;,lat:0.0, lng:0.0, zoom:0.0},&quot;" table:style-name="ce1">
            <text:p>{id:23686,name:'San Pelay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807,name:'Tierralta',state_id:23,lat:0.0, lng:0.0, zoom:0.0}," table:formula="of:=&quot;{id:&quot;&amp;[Ciudad.A457]&amp;&quot;,name:'&quot;&amp;[Ciudad.B457]&amp;&quot;',state_id:&quot;&amp;[Ciudad.C457]&amp;&quot;,lat:0.0, lng:0.0, zoom:0.0},&quot;" table:style-name="ce1">
            <text:p>{id:23807,name:'Tierralt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815,name:'Tuchín',state_id:23,lat:0.0, lng:0.0, zoom:0.0}," table:formula="of:=&quot;{id:&quot;&amp;[Ciudad.A458]&amp;&quot;,name:'&quot;&amp;[Ciudad.B458]&amp;&quot;',state_id:&quot;&amp;[Ciudad.C458]&amp;&quot;,lat:0.0, lng:0.0, zoom:0.0},&quot;" table:style-name="ce1">
            <text:p>{id:23815,name:'Tuchín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855,name:'Valencia',state_id:23,lat:0.0, lng:0.0, zoom:0.0}," table:formula="of:=&quot;{id:&quot;&amp;[Ciudad.A459]&amp;&quot;,name:'&quot;&amp;[Ciudad.B459]&amp;&quot;',state_id:&quot;&amp;[Ciudad.C459]&amp;&quot;,lat:0.0, lng:0.0, zoom:0.0},&quot;" table:style-name="ce1">
            <text:p>{id:23855,name:'Valenci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01,name:'Agua de Dios',state_id:25,lat:0.0, lng:0.0, zoom:0.0}," table:formula="of:=&quot;{id:&quot;&amp;[Ciudad.A460]&amp;&quot;,name:'&quot;&amp;[Ciudad.B460]&amp;&quot;',state_id:&quot;&amp;[Ciudad.C460]&amp;&quot;,lat:0.0, lng:0.0, zoom:0.0},&quot;" table:style-name="ce1">
            <text:p>{id:25001,name:'Agua de Dios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19,name:'Albán',state_id:25,lat:0.0, lng:0.0, zoom:0.0}," table:formula="of:=&quot;{id:&quot;&amp;[Ciudad.A461]&amp;&quot;,name:'&quot;&amp;[Ciudad.B461]&amp;&quot;',state_id:&quot;&amp;[Ciudad.C461]&amp;&quot;,lat:0.0, lng:0.0, zoom:0.0},&quot;" table:style-name="ce1">
            <text:p>{id:25019,name:'Albá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35,name:'Anapoima',state_id:25,lat:0.0, lng:0.0, zoom:0.0}," table:formula="of:=&quot;{id:&quot;&amp;[Ciudad.A462]&amp;&quot;,name:'&quot;&amp;[Ciudad.B462]&amp;&quot;',state_id:&quot;&amp;[Ciudad.C462]&amp;&quot;,lat:0.0, lng:0.0, zoom:0.0},&quot;" table:style-name="ce1">
            <text:p>{id:25035,name:'Anapo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40,name:'Anolaima',state_id:25,lat:0.0, lng:0.0, zoom:0.0}," table:formula="of:=&quot;{id:&quot;&amp;[Ciudad.A463]&amp;&quot;,name:'&quot;&amp;[Ciudad.B463]&amp;&quot;',state_id:&quot;&amp;[Ciudad.C463]&amp;&quot;,lat:0.0, lng:0.0, zoom:0.0},&quot;" table:style-name="ce1">
            <text:p>{id:25040,name:'Anol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53,name:'Arbeláez',state_id:25,lat:0.0, lng:0.0, zoom:0.0}," table:formula="of:=&quot;{id:&quot;&amp;[Ciudad.A464]&amp;&quot;,name:'&quot;&amp;[Ciudad.B464]&amp;&quot;',state_id:&quot;&amp;[Ciudad.C464]&amp;&quot;,lat:0.0, lng:0.0, zoom:0.0},&quot;" table:style-name="ce1">
            <text:p>{id:25053,name:'Arbeláez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86,name:'Beltrán',state_id:25,lat:0.0, lng:0.0, zoom:0.0}," table:formula="of:=&quot;{id:&quot;&amp;[Ciudad.A465]&amp;&quot;,name:'&quot;&amp;[Ciudad.B465]&amp;&quot;',state_id:&quot;&amp;[Ciudad.C465]&amp;&quot;,lat:0.0, lng:0.0, zoom:0.0},&quot;" table:style-name="ce1">
            <text:p>{id:25086,name:'Beltrá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95,name:'Bituima',state_id:25,lat:0.0, lng:0.0, zoom:0.0}," table:formula="of:=&quot;{id:&quot;&amp;[Ciudad.A466]&amp;&quot;,name:'&quot;&amp;[Ciudad.B466]&amp;&quot;',state_id:&quot;&amp;[Ciudad.C466]&amp;&quot;,lat:0.0, lng:0.0, zoom:0.0},&quot;" table:style-name="ce1">
            <text:p>{id:25095,name:'Bitu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99,name:'Bojacá',state_id:25,lat:0.0, lng:0.0, zoom:0.0}," table:formula="of:=&quot;{id:&quot;&amp;[Ciudad.A467]&amp;&quot;,name:'&quot;&amp;[Ciudad.B467]&amp;&quot;',state_id:&quot;&amp;[Ciudad.C467]&amp;&quot;,lat:0.0, lng:0.0, zoom:0.0},&quot;" table:style-name="ce1">
            <text:p>{id:25099,name:'Bojac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20,name:'Cabrera',state_id:25,lat:0.0, lng:0.0, zoom:0.0}," table:formula="of:=&quot;{id:&quot;&amp;[Ciudad.A468]&amp;&quot;,name:'&quot;&amp;[Ciudad.B468]&amp;&quot;',state_id:&quot;&amp;[Ciudad.C468]&amp;&quot;,lat:0.0, lng:0.0, zoom:0.0},&quot;" table:style-name="ce1">
            <text:p>{id:25120,name:'Cabre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23,name:'Cachipay',state_id:25,lat:0.0, lng:0.0, zoom:0.0}," table:formula="of:=&quot;{id:&quot;&amp;[Ciudad.A469]&amp;&quot;,name:'&quot;&amp;[Ciudad.B469]&amp;&quot;',state_id:&quot;&amp;[Ciudad.C469]&amp;&quot;,lat:0.0, lng:0.0, zoom:0.0},&quot;" table:style-name="ce1">
            <text:p>{id:25123,name:'Cachipay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26,name:'Cajicá',state_id:25,lat:0.0, lng:0.0, zoom:0.0}," table:formula="of:=&quot;{id:&quot;&amp;[Ciudad.A470]&amp;&quot;,name:'&quot;&amp;[Ciudad.B470]&amp;&quot;',state_id:&quot;&amp;[Ciudad.C470]&amp;&quot;,lat:0.0, lng:0.0, zoom:0.0},&quot;" table:style-name="ce1">
            <text:p>{id:25126,name:'Cajic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48,name:'Caparrapí',state_id:25,lat:0.0, lng:0.0, zoom:0.0}," table:formula="of:=&quot;{id:&quot;&amp;[Ciudad.A471]&amp;&quot;,name:'&quot;&amp;[Ciudad.B471]&amp;&quot;',state_id:&quot;&amp;[Ciudad.C471]&amp;&quot;,lat:0.0, lng:0.0, zoom:0.0},&quot;" table:style-name="ce1">
            <text:p>{id:25148,name:'Caparrap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51,name:'Caqueza',state_id:25,lat:0.0, lng:0.0, zoom:0.0}," table:formula="of:=&quot;{id:&quot;&amp;[Ciudad.A472]&amp;&quot;,name:'&quot;&amp;[Ciudad.B472]&amp;&quot;',state_id:&quot;&amp;[Ciudad.C472]&amp;&quot;,lat:0.0, lng:0.0, zoom:0.0},&quot;" table:style-name="ce1">
            <text:p>{id:25151,name:'Caquez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54,name:'Carmen de Carupa',state_id:25,lat:0.0, lng:0.0, zoom:0.0}," table:formula="of:=&quot;{id:&quot;&amp;[Ciudad.A473]&amp;&quot;,name:'&quot;&amp;[Ciudad.B473]&amp;&quot;',state_id:&quot;&amp;[Ciudad.C473]&amp;&quot;,lat:0.0, lng:0.0, zoom:0.0},&quot;" table:style-name="ce1">
            <text:p>{id:25154,name:'Carmen de Carup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68,name:'Chaguaní',state_id:25,lat:0.0, lng:0.0, zoom:0.0}," table:formula="of:=&quot;{id:&quot;&amp;[Ciudad.A474]&amp;&quot;,name:'&quot;&amp;[Ciudad.B474]&amp;&quot;',state_id:&quot;&amp;[Ciudad.C474]&amp;&quot;,lat:0.0, lng:0.0, zoom:0.0},&quot;" table:style-name="ce1">
            <text:p>{id:25168,name:'Chaguan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75,name:'Chía',state_id:25,lat:0.0, lng:0.0, zoom:0.0}," table:formula="of:=&quot;{id:&quot;&amp;[Ciudad.A475]&amp;&quot;,name:'&quot;&amp;[Ciudad.B475]&amp;&quot;',state_id:&quot;&amp;[Ciudad.C475]&amp;&quot;,lat:0.0, lng:0.0, zoom:0.0},&quot;" table:style-name="ce1">
            <text:p>{id:25175,name:'Chí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78,name:'Chipaque',state_id:25,lat:0.0, lng:0.0, zoom:0.0}," table:formula="of:=&quot;{id:&quot;&amp;[Ciudad.A476]&amp;&quot;,name:'&quot;&amp;[Ciudad.B476]&amp;&quot;',state_id:&quot;&amp;[Ciudad.C476]&amp;&quot;,lat:0.0, lng:0.0, zoom:0.0},&quot;" table:style-name="ce1">
            <text:p>{id:25178,name:'Chipa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81,name:'Choachí',state_id:25,lat:0.0, lng:0.0, zoom:0.0}," table:formula="of:=&quot;{id:&quot;&amp;[Ciudad.A477]&amp;&quot;,name:'&quot;&amp;[Ciudad.B477]&amp;&quot;',state_id:&quot;&amp;[Ciudad.C477]&amp;&quot;,lat:0.0, lng:0.0, zoom:0.0},&quot;" table:style-name="ce1">
            <text:p>{id:25181,name:'Choach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83,name:'Chocontá',state_id:25,lat:0.0, lng:0.0, zoom:0.0}," table:formula="of:=&quot;{id:&quot;&amp;[Ciudad.A478]&amp;&quot;,name:'&quot;&amp;[Ciudad.B478]&amp;&quot;',state_id:&quot;&amp;[Ciudad.C478]&amp;&quot;,lat:0.0, lng:0.0, zoom:0.0},&quot;" table:style-name="ce1">
            <text:p>{id:25183,name:'Chocon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00,name:'Cogua',state_id:25,lat:0.0, lng:0.0, zoom:0.0}," table:formula="of:=&quot;{id:&quot;&amp;[Ciudad.A479]&amp;&quot;,name:'&quot;&amp;[Ciudad.B479]&amp;&quot;',state_id:&quot;&amp;[Ciudad.C479]&amp;&quot;,lat:0.0, lng:0.0, zoom:0.0},&quot;" table:style-name="ce1">
            <text:p>{id:25200,name:'Cogu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14,name:'Cota',state_id:25,lat:0.0, lng:0.0, zoom:0.0}," table:formula="of:=&quot;{id:&quot;&amp;[Ciudad.A480]&amp;&quot;,name:'&quot;&amp;[Ciudad.B480]&amp;&quot;',state_id:&quot;&amp;[Ciudad.C480]&amp;&quot;,lat:0.0, lng:0.0, zoom:0.0},&quot;" table:style-name="ce1">
            <text:p>{id:25214,name:'Co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24,name:'Cucunubá',state_id:25,lat:0.0, lng:0.0, zoom:0.0}," table:formula="of:=&quot;{id:&quot;&amp;[Ciudad.A481]&amp;&quot;,name:'&quot;&amp;[Ciudad.B481]&amp;&quot;',state_id:&quot;&amp;[Ciudad.C481]&amp;&quot;,lat:0.0, lng:0.0, zoom:0.0},&quot;" table:style-name="ce1">
            <text:p>{id:25224,name:'Cucunub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45,name:'El Colegio',state_id:25,lat:0.0, lng:0.0, zoom:0.0}," table:formula="of:=&quot;{id:&quot;&amp;[Ciudad.A482]&amp;&quot;,name:'&quot;&amp;[Ciudad.B482]&amp;&quot;',state_id:&quot;&amp;[Ciudad.C482]&amp;&quot;,lat:0.0, lng:0.0, zoom:0.0},&quot;" table:style-name="ce1">
            <text:p>{id:25245,name:'El Colegi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58,name:'El Peñón',state_id:25,lat:0.0, lng:0.0, zoom:0.0}," table:formula="of:=&quot;{id:&quot;&amp;[Ciudad.A483]&amp;&quot;,name:'&quot;&amp;[Ciudad.B483]&amp;&quot;',state_id:&quot;&amp;[Ciudad.C483]&amp;&quot;,lat:0.0, lng:0.0, zoom:0.0},&quot;" table:style-name="ce1">
            <text:p>{id:25258,name:'El Peñó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60,name:'El Rosal',state_id:25,lat:0.0, lng:0.0, zoom:0.0}," table:formula="of:=&quot;{id:&quot;&amp;[Ciudad.A484]&amp;&quot;,name:'&quot;&amp;[Ciudad.B484]&amp;&quot;',state_id:&quot;&amp;[Ciudad.C484]&amp;&quot;,lat:0.0, lng:0.0, zoom:0.0},&quot;" table:style-name="ce1">
            <text:p>{id:25260,name:'El Rosal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69,name:'Facatativá',state_id:25,lat:0.0, lng:0.0, zoom:0.0}," table:formula="of:=&quot;{id:&quot;&amp;[Ciudad.A485]&amp;&quot;,name:'&quot;&amp;[Ciudad.B485]&amp;&quot;',state_id:&quot;&amp;[Ciudad.C485]&amp;&quot;,lat:0.0, lng:0.0, zoom:0.0},&quot;" table:style-name="ce1">
            <text:p>{id:25269,name:'Facatativ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79,name:'Fomeque',state_id:25,lat:0.0, lng:0.0, zoom:0.0}," table:formula="of:=&quot;{id:&quot;&amp;[Ciudad.A486]&amp;&quot;,name:'&quot;&amp;[Ciudad.B486]&amp;&quot;',state_id:&quot;&amp;[Ciudad.C486]&amp;&quot;,lat:0.0, lng:0.0, zoom:0.0},&quot;" table:style-name="ce1">
            <text:p>{id:25279,name:'Fome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81,name:'Fosca',state_id:25,lat:0.0, lng:0.0, zoom:0.0}," table:formula="of:=&quot;{id:&quot;&amp;[Ciudad.A487]&amp;&quot;,name:'&quot;&amp;[Ciudad.B487]&amp;&quot;',state_id:&quot;&amp;[Ciudad.C487]&amp;&quot;,lat:0.0, lng:0.0, zoom:0.0},&quot;" table:style-name="ce1">
            <text:p>{id:25281,name:'Fos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86,name:'Funza',state_id:25,lat:0.0, lng:0.0, zoom:0.0}," table:formula="of:=&quot;{id:&quot;&amp;[Ciudad.A488]&amp;&quot;,name:'&quot;&amp;[Ciudad.B488]&amp;&quot;',state_id:&quot;&amp;[Ciudad.C488]&amp;&quot;,lat:0.0, lng:0.0, zoom:0.0},&quot;" table:style-name="ce1">
            <text:p>{id:25286,name:'Funz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88,name:'Fúquene',state_id:25,lat:0.0, lng:0.0, zoom:0.0}," table:formula="of:=&quot;{id:&quot;&amp;[Ciudad.A489]&amp;&quot;,name:'&quot;&amp;[Ciudad.B489]&amp;&quot;',state_id:&quot;&amp;[Ciudad.C489]&amp;&quot;,lat:0.0, lng:0.0, zoom:0.0},&quot;" table:style-name="ce1">
            <text:p>{id:25288,name:'Fúquen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0,name:'Fusagasugá',state_id:25,lat:0.0, lng:0.0, zoom:0.0}," table:formula="of:=&quot;{id:&quot;&amp;[Ciudad.A490]&amp;&quot;,name:'&quot;&amp;[Ciudad.B490]&amp;&quot;',state_id:&quot;&amp;[Ciudad.C490]&amp;&quot;,lat:0.0, lng:0.0, zoom:0.0},&quot;" table:style-name="ce1">
            <text:p>{id:25290,name:'Fusagasug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3,name:'Gachala',state_id:25,lat:0.0, lng:0.0, zoom:0.0}," table:formula="of:=&quot;{id:&quot;&amp;[Ciudad.A491]&amp;&quot;,name:'&quot;&amp;[Ciudad.B491]&amp;&quot;',state_id:&quot;&amp;[Ciudad.C491]&amp;&quot;,lat:0.0, lng:0.0, zoom:0.0},&quot;" table:style-name="ce1">
            <text:p>{id:25293,name:'Gachal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5,name:'Gachancipá',state_id:25,lat:0.0, lng:0.0, zoom:0.0}," table:formula="of:=&quot;{id:&quot;&amp;[Ciudad.A492]&amp;&quot;,name:'&quot;&amp;[Ciudad.B492]&amp;&quot;',state_id:&quot;&amp;[Ciudad.C492]&amp;&quot;,lat:0.0, lng:0.0, zoom:0.0},&quot;" table:style-name="ce1">
            <text:p>{id:25295,name:'Gachancip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7,name:'Gachetá',state_id:25,lat:0.0, lng:0.0, zoom:0.0}," table:formula="of:=&quot;{id:&quot;&amp;[Ciudad.A493]&amp;&quot;,name:'&quot;&amp;[Ciudad.B493]&amp;&quot;',state_id:&quot;&amp;[Ciudad.C493]&amp;&quot;,lat:0.0, lng:0.0, zoom:0.0},&quot;" table:style-name="ce1">
            <text:p>{id:25297,name:'Gache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9,name:'Gama',state_id:25,lat:0.0, lng:0.0, zoom:0.0}," table:formula="of:=&quot;{id:&quot;&amp;[Ciudad.A494]&amp;&quot;,name:'&quot;&amp;[Ciudad.B494]&amp;&quot;',state_id:&quot;&amp;[Ciudad.C494]&amp;&quot;,lat:0.0, lng:0.0, zoom:0.0},&quot;" table:style-name="ce1">
            <text:p>{id:25299,name:'Ga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07,name:'Girardot',state_id:25,lat:0.0, lng:0.0, zoom:0.0}," table:formula="of:=&quot;{id:&quot;&amp;[Ciudad.A495]&amp;&quot;,name:'&quot;&amp;[Ciudad.B495]&amp;&quot;',state_id:&quot;&amp;[Ciudad.C495]&amp;&quot;,lat:0.0, lng:0.0, zoom:0.0},&quot;" table:style-name="ce1">
            <text:p>{id:25307,name:'Girardot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12,name:'Granada',state_id:25,lat:0.0, lng:0.0, zoom:0.0}," table:formula="of:=&quot;{id:&quot;&amp;[Ciudad.A496]&amp;&quot;,name:'&quot;&amp;[Ciudad.B496]&amp;&quot;',state_id:&quot;&amp;[Ciudad.C496]&amp;&quot;,lat:0.0, lng:0.0, zoom:0.0},&quot;" table:style-name="ce1">
            <text:p>{id:25312,name:'Granad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17,name:'Guachetá',state_id:25,lat:0.0, lng:0.0, zoom:0.0}," table:formula="of:=&quot;{id:&quot;&amp;[Ciudad.A497]&amp;&quot;,name:'&quot;&amp;[Ciudad.B497]&amp;&quot;',state_id:&quot;&amp;[Ciudad.C497]&amp;&quot;,lat:0.0, lng:0.0, zoom:0.0},&quot;" table:style-name="ce1">
            <text:p>{id:25317,name:'Guache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0,name:'Guaduas',state_id:25,lat:0.0, lng:0.0, zoom:0.0}," table:formula="of:=&quot;{id:&quot;&amp;[Ciudad.A498]&amp;&quot;,name:'&quot;&amp;[Ciudad.B498]&amp;&quot;',state_id:&quot;&amp;[Ciudad.C498]&amp;&quot;,lat:0.0, lng:0.0, zoom:0.0},&quot;" table:style-name="ce1">
            <text:p>{id:25320,name:'Guaduas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2,name:'Guasca',state_id:25,lat:0.0, lng:0.0, zoom:0.0}," table:formula="of:=&quot;{id:&quot;&amp;[Ciudad.A499]&amp;&quot;,name:'&quot;&amp;[Ciudad.B499]&amp;&quot;',state_id:&quot;&amp;[Ciudad.C499]&amp;&quot;,lat:0.0, lng:0.0, zoom:0.0},&quot;" table:style-name="ce1">
            <text:p>{id:25322,name:'Guas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4,name:'Guataquí',state_id:25,lat:0.0, lng:0.0, zoom:0.0}," table:formula="of:=&quot;{id:&quot;&amp;[Ciudad.A500]&amp;&quot;,name:'&quot;&amp;[Ciudad.B500]&amp;&quot;',state_id:&quot;&amp;[Ciudad.C500]&amp;&quot;,lat:0.0, lng:0.0, zoom:0.0},&quot;" table:style-name="ce1">
            <text:p>{id:25324,name:'Guataqu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6,name:'Guatavita',state_id:25,lat:0.0, lng:0.0, zoom:0.0}," table:formula="of:=&quot;{id:&quot;&amp;[Ciudad.A501]&amp;&quot;,name:'&quot;&amp;[Ciudad.B501]&amp;&quot;',state_id:&quot;&amp;[Ciudad.C501]&amp;&quot;,lat:0.0, lng:0.0, zoom:0.0},&quot;" table:style-name="ce1">
            <text:p>{id:25326,name:'Guatavi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8,name:'Guayabal de Siquima',state_id:25,lat:0.0, lng:0.0, zoom:0.0}," table:formula="of:=&quot;{id:&quot;&amp;[Ciudad.A502]&amp;&quot;,name:'&quot;&amp;[Ciudad.B502]&amp;&quot;',state_id:&quot;&amp;[Ciudad.C502]&amp;&quot;,lat:0.0, lng:0.0, zoom:0.0},&quot;" table:style-name="ce1">
            <text:p>{id:25328,name:'Guayabal de Siqu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35,name:'Guayabetal',state_id:25,lat:0.0, lng:0.0, zoom:0.0}," table:formula="of:=&quot;{id:&quot;&amp;[Ciudad.A503]&amp;&quot;,name:'&quot;&amp;[Ciudad.B503]&amp;&quot;',state_id:&quot;&amp;[Ciudad.C503]&amp;&quot;,lat:0.0, lng:0.0, zoom:0.0},&quot;" table:style-name="ce1">
            <text:p>{id:25335,name:'Guayabetal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39,name:'Gutiérrez',state_id:25,lat:0.0, lng:0.0, zoom:0.0}," table:formula="of:=&quot;{id:&quot;&amp;[Ciudad.A504]&amp;&quot;,name:'&quot;&amp;[Ciudad.B504]&amp;&quot;',state_id:&quot;&amp;[Ciudad.C504]&amp;&quot;,lat:0.0, lng:0.0, zoom:0.0},&quot;" table:style-name="ce1">
            <text:p>{id:25339,name:'Gutiérrez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68,name:'Jerusalén',state_id:25,lat:0.0, lng:0.0, zoom:0.0}," table:formula="of:=&quot;{id:&quot;&amp;[Ciudad.A505]&amp;&quot;,name:'&quot;&amp;[Ciudad.B505]&amp;&quot;',state_id:&quot;&amp;[Ciudad.C505]&amp;&quot;,lat:0.0, lng:0.0, zoom:0.0},&quot;" table:style-name="ce1">
            <text:p>{id:25368,name:'Jerusalé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72,name:'Junín',state_id:25,lat:0.0, lng:0.0, zoom:0.0}," table:formula="of:=&quot;{id:&quot;&amp;[Ciudad.A506]&amp;&quot;,name:'&quot;&amp;[Ciudad.B506]&amp;&quot;',state_id:&quot;&amp;[Ciudad.C506]&amp;&quot;,lat:0.0, lng:0.0, zoom:0.0},&quot;" table:style-name="ce1">
            <text:p>{id:25372,name:'Juní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77,name:'La Calera',state_id:25,lat:0.0, lng:0.0, zoom:0.0}," table:formula="of:=&quot;{id:&quot;&amp;[Ciudad.A507]&amp;&quot;,name:'&quot;&amp;[Ciudad.B507]&amp;&quot;',state_id:&quot;&amp;[Ciudad.C507]&amp;&quot;,lat:0.0, lng:0.0, zoom:0.0},&quot;" table:style-name="ce1">
            <text:p>{id:25377,name:'La Cale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86,name:'La Mesa',state_id:25,lat:0.0, lng:0.0, zoom:0.0}," table:formula="of:=&quot;{id:&quot;&amp;[Ciudad.A508]&amp;&quot;,name:'&quot;&amp;[Ciudad.B508]&amp;&quot;',state_id:&quot;&amp;[Ciudad.C508]&amp;&quot;,lat:0.0, lng:0.0, zoom:0.0},&quot;" table:style-name="ce1">
            <text:p>{id:25386,name:'La Mes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94,name:'La Palma',state_id:25,lat:0.0, lng:0.0, zoom:0.0}," table:formula="of:=&quot;{id:&quot;&amp;[Ciudad.A509]&amp;&quot;,name:'&quot;&amp;[Ciudad.B509]&amp;&quot;',state_id:&quot;&amp;[Ciudad.C509]&amp;&quot;,lat:0.0, lng:0.0, zoom:0.0},&quot;" table:style-name="ce1">
            <text:p>{id:25394,name:'La Pal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98,name:'La Peña',state_id:25,lat:0.0, lng:0.0, zoom:0.0}," table:formula="of:=&quot;{id:&quot;&amp;[Ciudad.A510]&amp;&quot;,name:'&quot;&amp;[Ciudad.B510]&amp;&quot;',state_id:&quot;&amp;[Ciudad.C510]&amp;&quot;,lat:0.0, lng:0.0, zoom:0.0},&quot;" table:style-name="ce1">
            <text:p>{id:25398,name:'La Peñ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02,name:'La Vega',state_id:25,lat:0.0, lng:0.0, zoom:0.0}," table:formula="of:=&quot;{id:&quot;&amp;[Ciudad.A511]&amp;&quot;,name:'&quot;&amp;[Ciudad.B511]&amp;&quot;',state_id:&quot;&amp;[Ciudad.C511]&amp;&quot;,lat:0.0, lng:0.0, zoom:0.0},&quot;" table:style-name="ce1">
            <text:p>{id:25402,name:'La Veg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07,name:'Lenguazaque',state_id:25,lat:0.0, lng:0.0, zoom:0.0}," table:formula="of:=&quot;{id:&quot;&amp;[Ciudad.A512]&amp;&quot;,name:'&quot;&amp;[Ciudad.B512]&amp;&quot;',state_id:&quot;&amp;[Ciudad.C512]&amp;&quot;,lat:0.0, lng:0.0, zoom:0.0},&quot;" table:style-name="ce1">
            <text:p>{id:25407,name:'Lenguaza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26,name:'Macheta',state_id:25,lat:0.0, lng:0.0, zoom:0.0}," table:formula="of:=&quot;{id:&quot;&amp;[Ciudad.A513]&amp;&quot;,name:'&quot;&amp;[Ciudad.B513]&amp;&quot;',state_id:&quot;&amp;[Ciudad.C513]&amp;&quot;,lat:0.0, lng:0.0, zoom:0.0},&quot;" table:style-name="ce1">
            <text:p>{id:25426,name:'Mache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30,name:'Madrid',state_id:25,lat:0.0, lng:0.0, zoom:0.0}," table:formula="of:=&quot;{id:&quot;&amp;[Ciudad.A514]&amp;&quot;,name:'&quot;&amp;[Ciudad.B514]&amp;&quot;',state_id:&quot;&amp;[Ciudad.C514]&amp;&quot;,lat:0.0, lng:0.0, zoom:0.0},&quot;" table:style-name="ce1">
            <text:p>{id:25430,name:'Madrid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36,name:'Manta',state_id:25,lat:0.0, lng:0.0, zoom:0.0}," table:formula="of:=&quot;{id:&quot;&amp;[Ciudad.A515]&amp;&quot;,name:'&quot;&amp;[Ciudad.B515]&amp;&quot;',state_id:&quot;&amp;[Ciudad.C515]&amp;&quot;,lat:0.0, lng:0.0, zoom:0.0},&quot;" table:style-name="ce1">
            <text:p>{id:25436,name:'Man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38,name:'Medina',state_id:25,lat:0.0, lng:0.0, zoom:0.0}," table:formula="of:=&quot;{id:&quot;&amp;[Ciudad.A516]&amp;&quot;,name:'&quot;&amp;[Ciudad.B516]&amp;&quot;',state_id:&quot;&amp;[Ciudad.C516]&amp;&quot;,lat:0.0, lng:0.0, zoom:0.0},&quot;" table:style-name="ce1">
            <text:p>{id:25438,name:'Medin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73,name:'Mosquera',state_id:25,lat:0.0, lng:0.0, zoom:0.0}," table:formula="of:=&quot;{id:&quot;&amp;[Ciudad.A517]&amp;&quot;,name:'&quot;&amp;[Ciudad.B517]&amp;&quot;',state_id:&quot;&amp;[Ciudad.C517]&amp;&quot;,lat:0.0, lng:0.0, zoom:0.0},&quot;" table:style-name="ce1">
            <text:p>{id:25473,name:'Mosque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83,name:'Nariño',state_id:25,lat:0.0, lng:0.0, zoom:0.0}," table:formula="of:=&quot;{id:&quot;&amp;[Ciudad.A518]&amp;&quot;,name:'&quot;&amp;[Ciudad.B518]&amp;&quot;',state_id:&quot;&amp;[Ciudad.C518]&amp;&quot;,lat:0.0, lng:0.0, zoom:0.0},&quot;" table:style-name="ce1">
            <text:p>{id:25483,name:'Nariñ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86,name:'Nemocón',state_id:25,lat:0.0, lng:0.0, zoom:0.0}," table:formula="of:=&quot;{id:&quot;&amp;[Ciudad.A519]&amp;&quot;,name:'&quot;&amp;[Ciudad.B519]&amp;&quot;',state_id:&quot;&amp;[Ciudad.C519]&amp;&quot;,lat:0.0, lng:0.0, zoom:0.0},&quot;" table:style-name="ce1">
            <text:p>{id:25486,name:'Nemocó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88,name:'Nilo',state_id:25,lat:0.0, lng:0.0, zoom:0.0}," table:formula="of:=&quot;{id:&quot;&amp;[Ciudad.A520]&amp;&quot;,name:'&quot;&amp;[Ciudad.B520]&amp;&quot;',state_id:&quot;&amp;[Ciudad.C520]&amp;&quot;,lat:0.0, lng:0.0, zoom:0.0},&quot;" table:style-name="ce1">
            <text:p>{id:25488,name:'Nil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89,name:'Nimaima',state_id:25,lat:0.0, lng:0.0, zoom:0.0}," table:formula="of:=&quot;{id:&quot;&amp;[Ciudad.A521]&amp;&quot;,name:'&quot;&amp;[Ciudad.B521]&amp;&quot;',state_id:&quot;&amp;[Ciudad.C521]&amp;&quot;,lat:0.0, lng:0.0, zoom:0.0},&quot;" table:style-name="ce1">
            <text:p>{id:25489,name:'Nim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91,name:'Nocaima',state_id:25,lat:0.0, lng:0.0, zoom:0.0}," table:formula="of:=&quot;{id:&quot;&amp;[Ciudad.A522]&amp;&quot;,name:'&quot;&amp;[Ciudad.B522]&amp;&quot;',state_id:&quot;&amp;[Ciudad.C522]&amp;&quot;,lat:0.0, lng:0.0, zoom:0.0},&quot;" table:style-name="ce1">
            <text:p>{id:25491,name:'Noc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06,name:'Venecia',state_id:25,lat:0.0, lng:0.0, zoom:0.0}," table:formula="of:=&quot;{id:&quot;&amp;[Ciudad.A523]&amp;&quot;,name:'&quot;&amp;[Ciudad.B523]&amp;&quot;',state_id:&quot;&amp;[Ciudad.C523]&amp;&quot;,lat:0.0, lng:0.0, zoom:0.0},&quot;" table:style-name="ce1">
            <text:p>{id:25506,name:'Veneci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13,name:'Pacho',state_id:25,lat:0.0, lng:0.0, zoom:0.0}," table:formula="of:=&quot;{id:&quot;&amp;[Ciudad.A524]&amp;&quot;,name:'&quot;&amp;[Ciudad.B524]&amp;&quot;',state_id:&quot;&amp;[Ciudad.C524]&amp;&quot;,lat:0.0, lng:0.0, zoom:0.0},&quot;" table:style-name="ce1">
            <text:p>{id:25513,name:'Pach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18,name:'Paime',state_id:25,lat:0.0, lng:0.0, zoom:0.0}," table:formula="of:=&quot;{id:&quot;&amp;[Ciudad.A525]&amp;&quot;,name:'&quot;&amp;[Ciudad.B525]&amp;&quot;',state_id:&quot;&amp;[Ciudad.C525]&amp;&quot;,lat:0.0, lng:0.0, zoom:0.0},&quot;" table:style-name="ce1">
            <text:p>{id:25518,name:'Paim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24,name:'Pandi',state_id:25,lat:0.0, lng:0.0, zoom:0.0}," table:formula="of:=&quot;{id:&quot;&amp;[Ciudad.A526]&amp;&quot;,name:'&quot;&amp;[Ciudad.B526]&amp;&quot;',state_id:&quot;&amp;[Ciudad.C526]&amp;&quot;,lat:0.0, lng:0.0, zoom:0.0},&quot;" table:style-name="ce1">
            <text:p>{id:25524,name:'Pandi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30,name:'Paratebueno',state_id:25,lat:0.0, lng:0.0, zoom:0.0}," table:formula="of:=&quot;{id:&quot;&amp;[Ciudad.A527]&amp;&quot;,name:'&quot;&amp;[Ciudad.B527]&amp;&quot;',state_id:&quot;&amp;[Ciudad.C527]&amp;&quot;,lat:0.0, lng:0.0, zoom:0.0},&quot;" table:style-name="ce1">
            <text:p>{id:25530,name:'Paratebuen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35,name:'Pasca',state_id:25,lat:0.0, lng:0.0, zoom:0.0}," table:formula="of:=&quot;{id:&quot;&amp;[Ciudad.A528]&amp;&quot;,name:'&quot;&amp;[Ciudad.B528]&amp;&quot;',state_id:&quot;&amp;[Ciudad.C528]&amp;&quot;,lat:0.0, lng:0.0, zoom:0.0},&quot;" table:style-name="ce1">
            <text:p>{id:25535,name:'Pas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72,name:'Puerto Salgar',state_id:25,lat:0.0, lng:0.0, zoom:0.0}," table:formula="of:=&quot;{id:&quot;&amp;[Ciudad.A529]&amp;&quot;,name:'&quot;&amp;[Ciudad.B529]&amp;&quot;',state_id:&quot;&amp;[Ciudad.C529]&amp;&quot;,lat:0.0, lng:0.0, zoom:0.0},&quot;" table:style-name="ce1">
            <text:p>{id:25572,name:'Puerto Salgar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80,name:'Pulí',state_id:25,lat:0.0, lng:0.0, zoom:0.0}," table:formula="of:=&quot;{id:&quot;&amp;[Ciudad.A530]&amp;&quot;,name:'&quot;&amp;[Ciudad.B530]&amp;&quot;',state_id:&quot;&amp;[Ciudad.C530]&amp;&quot;,lat:0.0, lng:0.0, zoom:0.0},&quot;" table:style-name="ce1">
            <text:p>{id:25580,name:'Pul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92,name:'Quebradanegra',state_id:25,lat:0.0, lng:0.0, zoom:0.0}," table:formula="of:=&quot;{id:&quot;&amp;[Ciudad.A531]&amp;&quot;,name:'&quot;&amp;[Ciudad.B531]&amp;&quot;',state_id:&quot;&amp;[Ciudad.C531]&amp;&quot;,lat:0.0, lng:0.0, zoom:0.0},&quot;" table:style-name="ce1">
            <text:p>{id:25592,name:'Quebradaneg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94,name:'Quetame',state_id:25,lat:0.0, lng:0.0, zoom:0.0}," table:formula="of:=&quot;{id:&quot;&amp;[Ciudad.A532]&amp;&quot;,name:'&quot;&amp;[Ciudad.B532]&amp;&quot;',state_id:&quot;&amp;[Ciudad.C532]&amp;&quot;,lat:0.0, lng:0.0, zoom:0.0},&quot;" table:style-name="ce1">
            <text:p>{id:25594,name:'Quetam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96,name:'Quipile',state_id:25,lat:0.0, lng:0.0, zoom:0.0}," table:formula="of:=&quot;{id:&quot;&amp;[Ciudad.A533]&amp;&quot;,name:'&quot;&amp;[Ciudad.B533]&amp;&quot;',state_id:&quot;&amp;[Ciudad.C533]&amp;&quot;,lat:0.0, lng:0.0, zoom:0.0},&quot;" table:style-name="ce1">
            <text:p>{id:25596,name:'Quipil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99,name:'Apulo',state_id:25,lat:0.0, lng:0.0, zoom:0.0}," table:formula="of:=&quot;{id:&quot;&amp;[Ciudad.A534]&amp;&quot;,name:'&quot;&amp;[Ciudad.B534]&amp;&quot;',state_id:&quot;&amp;[Ciudad.C534]&amp;&quot;,lat:0.0, lng:0.0, zoom:0.0},&quot;" table:style-name="ce1">
            <text:p>{id:25599,name:'Apul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12,name:'Ricaurte',state_id:25,lat:0.0, lng:0.0, zoom:0.0}," table:formula="of:=&quot;{id:&quot;&amp;[Ciudad.A535]&amp;&quot;,name:'&quot;&amp;[Ciudad.B535]&amp;&quot;',state_id:&quot;&amp;[Ciudad.C535]&amp;&quot;,lat:0.0, lng:0.0, zoom:0.0},&quot;" table:style-name="ce1">
            <text:p>{id:25612,name:'Ricaurt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45,name:'San Antonio del Tequendama',state_id:25,lat:0.0, lng:0.0, zoom:0.0}," table:formula="of:=&quot;{id:&quot;&amp;[Ciudad.A536]&amp;&quot;,name:'&quot;&amp;[Ciudad.B536]&amp;&quot;',state_id:&quot;&amp;[Ciudad.C536]&amp;&quot;,lat:0.0, lng:0.0, zoom:0.0},&quot;" table:style-name="ce1">
            <text:p>{id:25645,name:'San Antonio del Tequenda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49,name:'San Bernardo',state_id:25,lat:0.0, lng:0.0, zoom:0.0}," table:formula="of:=&quot;{id:&quot;&amp;[Ciudad.A537]&amp;&quot;,name:'&quot;&amp;[Ciudad.B537]&amp;&quot;',state_id:&quot;&amp;[Ciudad.C537]&amp;&quot;,lat:0.0, lng:0.0, zoom:0.0},&quot;" table:style-name="ce1">
            <text:p>{id:25649,name:'San Bernard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53,name:'San Cayetano',state_id:25,lat:0.0, lng:0.0, zoom:0.0}," table:formula="of:=&quot;{id:&quot;&amp;[Ciudad.A538]&amp;&quot;,name:'&quot;&amp;[Ciudad.B538]&amp;&quot;',state_id:&quot;&amp;[Ciudad.C538]&amp;&quot;,lat:0.0, lng:0.0, zoom:0.0},&quot;" table:style-name="ce1">
            <text:p>{id:25653,name:'San Cayetan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58,name:'San Francisco',state_id:25,lat:0.0, lng:0.0, zoom:0.0}," table:formula="of:=&quot;{id:&quot;&amp;[Ciudad.A539]&amp;&quot;,name:'&quot;&amp;[Ciudad.B539]&amp;&quot;',state_id:&quot;&amp;[Ciudad.C539]&amp;&quot;,lat:0.0, lng:0.0, zoom:0.0},&quot;" table:style-name="ce1">
            <text:p>{id:25658,name:'San Francisc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62,name:'San Juan de Río Seco',state_id:25,lat:0.0, lng:0.0, zoom:0.0}," table:formula="of:=&quot;{id:&quot;&amp;[Ciudad.A540]&amp;&quot;,name:'&quot;&amp;[Ciudad.B540]&amp;&quot;',state_id:&quot;&amp;[Ciudad.C540]&amp;&quot;,lat:0.0, lng:0.0, zoom:0.0},&quot;" table:style-name="ce1">
            <text:p>{id:25662,name:'San Juan de Río Sec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18,name:'Sasaima',state_id:25,lat:0.0, lng:0.0, zoom:0.0}," table:formula="of:=&quot;{id:&quot;&amp;[Ciudad.A541]&amp;&quot;,name:'&quot;&amp;[Ciudad.B541]&amp;&quot;',state_id:&quot;&amp;[Ciudad.C541]&amp;&quot;,lat:0.0, lng:0.0, zoom:0.0},&quot;" table:style-name="ce1">
            <text:p>{id:25718,name:'Sas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36,name:'Sesquilé',state_id:25,lat:0.0, lng:0.0, zoom:0.0}," table:formula="of:=&quot;{id:&quot;&amp;[Ciudad.A542]&amp;&quot;,name:'&quot;&amp;[Ciudad.B542]&amp;&quot;',state_id:&quot;&amp;[Ciudad.C542]&amp;&quot;,lat:0.0, lng:0.0, zoom:0.0},&quot;" table:style-name="ce1">
            <text:p>{id:25736,name:'Sesquilé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40,name:'Sibaté',state_id:25,lat:0.0, lng:0.0, zoom:0.0}," table:formula="of:=&quot;{id:&quot;&amp;[Ciudad.A543]&amp;&quot;,name:'&quot;&amp;[Ciudad.B543]&amp;&quot;',state_id:&quot;&amp;[Ciudad.C543]&amp;&quot;,lat:0.0, lng:0.0, zoom:0.0},&quot;" table:style-name="ce1">
            <text:p>{id:25740,name:'Sibaté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43,name:'Silvania',state_id:25,lat:0.0, lng:0.0, zoom:0.0}," table:formula="of:=&quot;{id:&quot;&amp;[Ciudad.A544]&amp;&quot;,name:'&quot;&amp;[Ciudad.B544]&amp;&quot;',state_id:&quot;&amp;[Ciudad.C544]&amp;&quot;,lat:0.0, lng:0.0, zoom:0.0},&quot;" table:style-name="ce1">
            <text:p>{id:25743,name:'Silvani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45,name:'Simijaca',state_id:25,lat:0.0, lng:0.0, zoom:0.0}," table:formula="of:=&quot;{id:&quot;&amp;[Ciudad.A545]&amp;&quot;,name:'&quot;&amp;[Ciudad.B545]&amp;&quot;',state_id:&quot;&amp;[Ciudad.C545]&amp;&quot;,lat:0.0, lng:0.0, zoom:0.0},&quot;" table:style-name="ce1">
            <text:p>{id:25745,name:'Simija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54,name:'Soacha',state_id:25,lat:0.0, lng:0.0, zoom:0.0}," table:formula="of:=&quot;{id:&quot;&amp;[Ciudad.A546]&amp;&quot;,name:'&quot;&amp;[Ciudad.B546]&amp;&quot;',state_id:&quot;&amp;[Ciudad.C546]&amp;&quot;,lat:0.0, lng:0.0, zoom:0.0},&quot;" table:style-name="ce1">
            <text:p>{id:25754,name:'Soach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58,name:'Sopó',state_id:25,lat:0.0, lng:0.0, zoom:0.0}," table:formula="of:=&quot;{id:&quot;&amp;[Ciudad.A547]&amp;&quot;,name:'&quot;&amp;[Ciudad.B547]&amp;&quot;',state_id:&quot;&amp;[Ciudad.C547]&amp;&quot;,lat:0.0, lng:0.0, zoom:0.0},&quot;" table:style-name="ce1">
            <text:p>{id:25758,name:'Sopó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69,name:'Subachoque',state_id:25,lat:0.0, lng:0.0, zoom:0.0}," table:formula="of:=&quot;{id:&quot;&amp;[Ciudad.A548]&amp;&quot;,name:'&quot;&amp;[Ciudad.B548]&amp;&quot;',state_id:&quot;&amp;[Ciudad.C548]&amp;&quot;,lat:0.0, lng:0.0, zoom:0.0},&quot;" table:style-name="ce1">
            <text:p>{id:25769,name:'Subacho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72,name:'Suesca',state_id:25,lat:0.0, lng:0.0, zoom:0.0}," table:formula="of:=&quot;{id:&quot;&amp;[Ciudad.A549]&amp;&quot;,name:'&quot;&amp;[Ciudad.B549]&amp;&quot;',state_id:&quot;&amp;[Ciudad.C549]&amp;&quot;,lat:0.0, lng:0.0, zoom:0.0},&quot;" table:style-name="ce1">
            <text:p>{id:25772,name:'Sues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77,name:'Supatá',state_id:25,lat:0.0, lng:0.0, zoom:0.0}," table:formula="of:=&quot;{id:&quot;&amp;[Ciudad.A550]&amp;&quot;,name:'&quot;&amp;[Ciudad.B550]&amp;&quot;',state_id:&quot;&amp;[Ciudad.C550]&amp;&quot;,lat:0.0, lng:0.0, zoom:0.0},&quot;" table:style-name="ce1">
            <text:p>{id:25777,name:'Supa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79,name:'Susa',state_id:25,lat:0.0, lng:0.0, zoom:0.0}," table:formula="of:=&quot;{id:&quot;&amp;[Ciudad.A551]&amp;&quot;,name:'&quot;&amp;[Ciudad.B551]&amp;&quot;',state_id:&quot;&amp;[Ciudad.C551]&amp;&quot;,lat:0.0, lng:0.0, zoom:0.0},&quot;" table:style-name="ce1">
            <text:p>{id:25779,name:'Sus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81,name:'Sutatausa',state_id:25,lat:0.0, lng:0.0, zoom:0.0}," table:formula="of:=&quot;{id:&quot;&amp;[Ciudad.A552]&amp;&quot;,name:'&quot;&amp;[Ciudad.B552]&amp;&quot;',state_id:&quot;&amp;[Ciudad.C552]&amp;&quot;,lat:0.0, lng:0.0, zoom:0.0},&quot;" table:style-name="ce1">
            <text:p>{id:25781,name:'Sutataus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85,name:'Tabio',state_id:25,lat:0.0, lng:0.0, zoom:0.0}," table:formula="of:=&quot;{id:&quot;&amp;[Ciudad.A553]&amp;&quot;,name:'&quot;&amp;[Ciudad.B553]&amp;&quot;',state_id:&quot;&amp;[Ciudad.C553]&amp;&quot;,lat:0.0, lng:0.0, zoom:0.0},&quot;" table:style-name="ce1">
            <text:p>{id:25785,name:'Tabi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93,name:'Tausa',state_id:25,lat:0.0, lng:0.0, zoom:0.0}," table:formula="of:=&quot;{id:&quot;&amp;[Ciudad.A554]&amp;&quot;,name:'&quot;&amp;[Ciudad.B554]&amp;&quot;',state_id:&quot;&amp;[Ciudad.C554]&amp;&quot;,lat:0.0, lng:0.0, zoom:0.0},&quot;" table:style-name="ce1">
            <text:p>{id:25793,name:'Taus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97,name:'Tena',state_id:25,lat:0.0, lng:0.0, zoom:0.0}," table:formula="of:=&quot;{id:&quot;&amp;[Ciudad.A555]&amp;&quot;,name:'&quot;&amp;[Ciudad.B555]&amp;&quot;',state_id:&quot;&amp;[Ciudad.C555]&amp;&quot;,lat:0.0, lng:0.0, zoom:0.0},&quot;" table:style-name="ce1">
            <text:p>{id:25797,name:'Ten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99,name:'Tenjo',state_id:25,lat:0.0, lng:0.0, zoom:0.0}," table:formula="of:=&quot;{id:&quot;&amp;[Ciudad.A556]&amp;&quot;,name:'&quot;&amp;[Ciudad.B556]&amp;&quot;',state_id:&quot;&amp;[Ciudad.C556]&amp;&quot;,lat:0.0, lng:0.0, zoom:0.0},&quot;" table:style-name="ce1">
            <text:p>{id:25799,name:'Tenj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05,name:'Tibacuy',state_id:25,lat:0.0, lng:0.0, zoom:0.0}," table:formula="of:=&quot;{id:&quot;&amp;[Ciudad.A557]&amp;&quot;,name:'&quot;&amp;[Ciudad.B557]&amp;&quot;',state_id:&quot;&amp;[Ciudad.C557]&amp;&quot;,lat:0.0, lng:0.0, zoom:0.0},&quot;" table:style-name="ce1">
            <text:p>{id:25805,name:'Tibacuy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07,name:'Tibirita',state_id:25,lat:0.0, lng:0.0, zoom:0.0}," table:formula="of:=&quot;{id:&quot;&amp;[Ciudad.A558]&amp;&quot;,name:'&quot;&amp;[Ciudad.B558]&amp;&quot;',state_id:&quot;&amp;[Ciudad.C558]&amp;&quot;,lat:0.0, lng:0.0, zoom:0.0},&quot;" table:style-name="ce1">
            <text:p>{id:25807,name:'Tibiri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15,name:'Tocaima',state_id:25,lat:0.0, lng:0.0, zoom:0.0}," table:formula="of:=&quot;{id:&quot;&amp;[Ciudad.A559]&amp;&quot;,name:'&quot;&amp;[Ciudad.B559]&amp;&quot;',state_id:&quot;&amp;[Ciudad.C559]&amp;&quot;,lat:0.0, lng:0.0, zoom:0.0},&quot;" table:style-name="ce1">
            <text:p>{id:25815,name:'Toc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17,name:'Tocancipá',state_id:25,lat:0.0, lng:0.0, zoom:0.0}," table:formula="of:=&quot;{id:&quot;&amp;[Ciudad.A560]&amp;&quot;,name:'&quot;&amp;[Ciudad.B560]&amp;&quot;',state_id:&quot;&amp;[Ciudad.C560]&amp;&quot;,lat:0.0, lng:0.0, zoom:0.0},&quot;" table:style-name="ce1">
            <text:p>{id:25817,name:'Tocancip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23,name:'Topaipí',state_id:25,lat:0.0, lng:0.0, zoom:0.0}," table:formula="of:=&quot;{id:&quot;&amp;[Ciudad.A561]&amp;&quot;,name:'&quot;&amp;[Ciudad.B561]&amp;&quot;',state_id:&quot;&amp;[Ciudad.C561]&amp;&quot;,lat:0.0, lng:0.0, zoom:0.0},&quot;" table:style-name="ce1">
            <text:p>{id:25823,name:'Topaip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39,name:'Ubalá',state_id:25,lat:0.0, lng:0.0, zoom:0.0}," table:formula="of:=&quot;{id:&quot;&amp;[Ciudad.A562]&amp;&quot;,name:'&quot;&amp;[Ciudad.B562]&amp;&quot;',state_id:&quot;&amp;[Ciudad.C562]&amp;&quot;,lat:0.0, lng:0.0, zoom:0.0},&quot;" table:style-name="ce1">
            <text:p>{id:25839,name:'Ubal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41,name:'Ubaque',state_id:25,lat:0.0, lng:0.0, zoom:0.0}," table:formula="of:=&quot;{id:&quot;&amp;[Ciudad.A563]&amp;&quot;,name:'&quot;&amp;[Ciudad.B563]&amp;&quot;',state_id:&quot;&amp;[Ciudad.C563]&amp;&quot;,lat:0.0, lng:0.0, zoom:0.0},&quot;" table:style-name="ce1">
            <text:p>{id:25841,name:'Uba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43,name:'Villa de San Diego de Ubate',state_id:25,lat:0.0, lng:0.0, zoom:0.0}," table:formula="of:=&quot;{id:&quot;&amp;[Ciudad.A564]&amp;&quot;,name:'&quot;&amp;[Ciudad.B564]&amp;&quot;',state_id:&quot;&amp;[Ciudad.C564]&amp;&quot;,lat:0.0, lng:0.0, zoom:0.0},&quot;" table:style-name="ce1">
            <text:p>{id:25843,name:'Villa de San Diego de Ubat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45,name:'Une',state_id:25,lat:0.0, lng:0.0, zoom:0.0}," table:formula="of:=&quot;{id:&quot;&amp;[Ciudad.A565]&amp;&quot;,name:'&quot;&amp;[Ciudad.B565]&amp;&quot;',state_id:&quot;&amp;[Ciudad.C565]&amp;&quot;,lat:0.0, lng:0.0, zoom:0.0},&quot;" table:style-name="ce1">
            <text:p>{id:25845,name:'Un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51,name:'Útica',state_id:25,lat:0.0, lng:0.0, zoom:0.0}," table:formula="of:=&quot;{id:&quot;&amp;[Ciudad.A566]&amp;&quot;,name:'&quot;&amp;[Ciudad.B566]&amp;&quot;',state_id:&quot;&amp;[Ciudad.C566]&amp;&quot;,lat:0.0, lng:0.0, zoom:0.0},&quot;" table:style-name="ce1">
            <text:p>{id:25851,name:'Úti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62,name:'Vergara',state_id:25,lat:0.0, lng:0.0, zoom:0.0}," table:formula="of:=&quot;{id:&quot;&amp;[Ciudad.A567]&amp;&quot;,name:'&quot;&amp;[Ciudad.B567]&amp;&quot;',state_id:&quot;&amp;[Ciudad.C567]&amp;&quot;,lat:0.0, lng:0.0, zoom:0.0},&quot;" table:style-name="ce1">
            <text:p>{id:25862,name:'Verga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67,name:'Vianí',state_id:25,lat:0.0, lng:0.0, zoom:0.0}," table:formula="of:=&quot;{id:&quot;&amp;[Ciudad.A568]&amp;&quot;,name:'&quot;&amp;[Ciudad.B568]&amp;&quot;',state_id:&quot;&amp;[Ciudad.C568]&amp;&quot;,lat:0.0, lng:0.0, zoom:0.0},&quot;" table:style-name="ce1">
            <text:p>{id:25867,name:'Vian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71,name:'Villagómez',state_id:25,lat:0.0, lng:0.0, zoom:0.0}," table:formula="of:=&quot;{id:&quot;&amp;[Ciudad.A569]&amp;&quot;,name:'&quot;&amp;[Ciudad.B569]&amp;&quot;',state_id:&quot;&amp;[Ciudad.C569]&amp;&quot;,lat:0.0, lng:0.0, zoom:0.0},&quot;" table:style-name="ce1">
            <text:p>{id:25871,name:'Villagómez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73,name:'Villapinzón',state_id:25,lat:0.0, lng:0.0, zoom:0.0}," table:formula="of:=&quot;{id:&quot;&amp;[Ciudad.A570]&amp;&quot;,name:'&quot;&amp;[Ciudad.B570]&amp;&quot;',state_id:&quot;&amp;[Ciudad.C570]&amp;&quot;,lat:0.0, lng:0.0, zoom:0.0},&quot;" table:style-name="ce1">
            <text:p>{id:25873,name:'Villapinzó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75,name:'Villeta',state_id:25,lat:0.0, lng:0.0, zoom:0.0}," table:formula="of:=&quot;{id:&quot;&amp;[Ciudad.A571]&amp;&quot;,name:'&quot;&amp;[Ciudad.B571]&amp;&quot;',state_id:&quot;&amp;[Ciudad.C571]&amp;&quot;,lat:0.0, lng:0.0, zoom:0.0},&quot;" table:style-name="ce1">
            <text:p>{id:25875,name:'Ville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78,name:'Viotá',state_id:25,lat:0.0, lng:0.0, zoom:0.0}," table:formula="of:=&quot;{id:&quot;&amp;[Ciudad.A572]&amp;&quot;,name:'&quot;&amp;[Ciudad.B572]&amp;&quot;',state_id:&quot;&amp;[Ciudad.C572]&amp;&quot;,lat:0.0, lng:0.0, zoom:0.0},&quot;" table:style-name="ce1">
            <text:p>{id:25878,name:'Vio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85,name:'Yacopí',state_id:25,lat:0.0, lng:0.0, zoom:0.0}," table:formula="of:=&quot;{id:&quot;&amp;[Ciudad.A573]&amp;&quot;,name:'&quot;&amp;[Ciudad.B573]&amp;&quot;',state_id:&quot;&amp;[Ciudad.C573]&amp;&quot;,lat:0.0, lng:0.0, zoom:0.0},&quot;" table:style-name="ce1">
            <text:p>{id:25885,name:'Yacop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98,name:'Zipacón',state_id:25,lat:0.0, lng:0.0, zoom:0.0}," table:formula="of:=&quot;{id:&quot;&amp;[Ciudad.A574]&amp;&quot;,name:'&quot;&amp;[Ciudad.B574]&amp;&quot;',state_id:&quot;&amp;[Ciudad.C574]&amp;&quot;,lat:0.0, lng:0.0, zoom:0.0},&quot;" table:style-name="ce1">
            <text:p>{id:25898,name:'Zipacó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99,name:'Zipaquirá',state_id:25,lat:0.0, lng:0.0, zoom:0.0}," table:formula="of:=&quot;{id:&quot;&amp;[Ciudad.A575]&amp;&quot;,name:'&quot;&amp;[Ciudad.B575]&amp;&quot;',state_id:&quot;&amp;[Ciudad.C575]&amp;&quot;,lat:0.0, lng:0.0, zoom:0.0},&quot;" table:style-name="ce1">
            <text:p>{id:25899,name:'Zipaquir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01,name:'Quibdó',state_id:27,lat:0.0, lng:0.0, zoom:0.0}," table:formula="of:=&quot;{id:&quot;&amp;[Ciudad.A576]&amp;&quot;,name:'&quot;&amp;[Ciudad.B576]&amp;&quot;',state_id:&quot;&amp;[Ciudad.C576]&amp;&quot;,lat:0.0, lng:0.0, zoom:0.0},&quot;" table:style-name="ce1">
            <text:p>{id:27001,name:'Quib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06,name:'Acandí',state_id:27,lat:0.0, lng:0.0, zoom:0.0}," table:formula="of:=&quot;{id:&quot;&amp;[Ciudad.A577]&amp;&quot;,name:'&quot;&amp;[Ciudad.B577]&amp;&quot;',state_id:&quot;&amp;[Ciudad.C577]&amp;&quot;,lat:0.0, lng:0.0, zoom:0.0},&quot;" table:style-name="ce1">
            <text:p>{id:27006,name:'Acandí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25,name:'Alto Baudo',state_id:27,lat:0.0, lng:0.0, zoom:0.0}," table:formula="of:=&quot;{id:&quot;&amp;[Ciudad.A578]&amp;&quot;,name:'&quot;&amp;[Ciudad.B578]&amp;&quot;',state_id:&quot;&amp;[Ciudad.C578]&amp;&quot;,lat:0.0, lng:0.0, zoom:0.0},&quot;" table:style-name="ce1">
            <text:p>{id:27025,name:'Alto Baud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50,name:'Atrato',state_id:27,lat:0.0, lng:0.0, zoom:0.0}," table:formula="of:=&quot;{id:&quot;&amp;[Ciudad.A579]&amp;&quot;,name:'&quot;&amp;[Ciudad.B579]&amp;&quot;',state_id:&quot;&amp;[Ciudad.C579]&amp;&quot;,lat:0.0, lng:0.0, zoom:0.0},&quot;" table:style-name="ce1">
            <text:p>{id:27050,name:'Atra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73,name:'Bagadó',state_id:27,lat:0.0, lng:0.0, zoom:0.0}," table:formula="of:=&quot;{id:&quot;&amp;[Ciudad.A580]&amp;&quot;,name:'&quot;&amp;[Ciudad.B580]&amp;&quot;',state_id:&quot;&amp;[Ciudad.C580]&amp;&quot;,lat:0.0, lng:0.0, zoom:0.0},&quot;" table:style-name="ce1">
            <text:p>{id:27073,name:'Baga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75,name:'Bahía Solano',state_id:27,lat:0.0, lng:0.0, zoom:0.0}," table:formula="of:=&quot;{id:&quot;&amp;[Ciudad.A581]&amp;&quot;,name:'&quot;&amp;[Ciudad.B581]&amp;&quot;',state_id:&quot;&amp;[Ciudad.C581]&amp;&quot;,lat:0.0, lng:0.0, zoom:0.0},&quot;" table:style-name="ce1">
            <text:p>{id:27075,name:'Bahía Solan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77,name:'Bajo Baudó',state_id:27,lat:0.0, lng:0.0, zoom:0.0}," table:formula="of:=&quot;{id:&quot;&amp;[Ciudad.A582]&amp;&quot;,name:'&quot;&amp;[Ciudad.B582]&amp;&quot;',state_id:&quot;&amp;[Ciudad.C582]&amp;&quot;,lat:0.0, lng:0.0, zoom:0.0},&quot;" table:style-name="ce1">
            <text:p>{id:27077,name:'Bajo Bau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86,name:'Belén de Bajira',state_id:27,lat:0.0, lng:0.0, zoom:0.0}," table:formula="of:=&quot;{id:&quot;&amp;[Ciudad.A583]&amp;&quot;,name:'&quot;&amp;[Ciudad.B583]&amp;&quot;',state_id:&quot;&amp;[Ciudad.C583]&amp;&quot;,lat:0.0, lng:0.0, zoom:0.0},&quot;" table:style-name="ce1">
            <text:p>{id:27086,name:'Belén de Bajir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99,name:'Bojaya',state_id:27,lat:0.0, lng:0.0, zoom:0.0}," table:formula="of:=&quot;{id:&quot;&amp;[Ciudad.A584]&amp;&quot;,name:'&quot;&amp;[Ciudad.B584]&amp;&quot;',state_id:&quot;&amp;[Ciudad.C584]&amp;&quot;,lat:0.0, lng:0.0, zoom:0.0},&quot;" table:style-name="ce1">
            <text:p>{id:27099,name:'Bojay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135,name:'El Cantón del San Pablo',state_id:27,lat:0.0, lng:0.0, zoom:0.0}," table:formula="of:=&quot;{id:&quot;&amp;[Ciudad.A585]&amp;&quot;,name:'&quot;&amp;[Ciudad.B585]&amp;&quot;',state_id:&quot;&amp;[Ciudad.C585]&amp;&quot;,lat:0.0, lng:0.0, zoom:0.0},&quot;" table:style-name="ce1">
            <text:p>{id:27135,name:'El Cantón del San Pabl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150,name:'Carmen del Darien',state_id:27,lat:0.0, lng:0.0, zoom:0.0}," table:formula="of:=&quot;{id:&quot;&amp;[Ciudad.A586]&amp;&quot;,name:'&quot;&amp;[Ciudad.B586]&amp;&quot;',state_id:&quot;&amp;[Ciudad.C586]&amp;&quot;,lat:0.0, lng:0.0, zoom:0.0},&quot;" table:style-name="ce1">
            <text:p>{id:27150,name:'Carmen del Darien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160,name:'Cértegui',state_id:27,lat:0.0, lng:0.0, zoom:0.0}," table:formula="of:=&quot;{id:&quot;&amp;[Ciudad.A587]&amp;&quot;,name:'&quot;&amp;[Ciudad.B587]&amp;&quot;',state_id:&quot;&amp;[Ciudad.C587]&amp;&quot;,lat:0.0, lng:0.0, zoom:0.0},&quot;" table:style-name="ce1">
            <text:p>{id:27160,name:'Cértegui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205,name:'Condoto',state_id:27,lat:0.0, lng:0.0, zoom:0.0}," table:formula="of:=&quot;{id:&quot;&amp;[Ciudad.A588]&amp;&quot;,name:'&quot;&amp;[Ciudad.B588]&amp;&quot;',state_id:&quot;&amp;[Ciudad.C588]&amp;&quot;,lat:0.0, lng:0.0, zoom:0.0},&quot;" table:style-name="ce1">
            <text:p>{id:27205,name:'Condo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245,name:'El Carmen de Atrato',state_id:27,lat:0.0, lng:0.0, zoom:0.0}," table:formula="of:=&quot;{id:&quot;&amp;[Ciudad.A589]&amp;&quot;,name:'&quot;&amp;[Ciudad.B589]&amp;&quot;',state_id:&quot;&amp;[Ciudad.C589]&amp;&quot;,lat:0.0, lng:0.0, zoom:0.0},&quot;" table:style-name="ce1">
            <text:p>{id:27245,name:'El Carmen de Atra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250,name:'El Litoral del San Juan',state_id:27,lat:0.0, lng:0.0, zoom:0.0}," table:formula="of:=&quot;{id:&quot;&amp;[Ciudad.A590]&amp;&quot;,name:'&quot;&amp;[Ciudad.B590]&amp;&quot;',state_id:&quot;&amp;[Ciudad.C590]&amp;&quot;,lat:0.0, lng:0.0, zoom:0.0},&quot;" table:style-name="ce1">
            <text:p>{id:27250,name:'El Litoral del San Juan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361,name:'Istmina',state_id:27,lat:0.0, lng:0.0, zoom:0.0}," table:formula="of:=&quot;{id:&quot;&amp;[Ciudad.A591]&amp;&quot;,name:'&quot;&amp;[Ciudad.B591]&amp;&quot;',state_id:&quot;&amp;[Ciudad.C591]&amp;&quot;,lat:0.0, lng:0.0, zoom:0.0},&quot;" table:style-name="ce1">
            <text:p>{id:27361,name:'Istmin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372,name:'Juradó',state_id:27,lat:0.0, lng:0.0, zoom:0.0}," table:formula="of:=&quot;{id:&quot;&amp;[Ciudad.A592]&amp;&quot;,name:'&quot;&amp;[Ciudad.B592]&amp;&quot;',state_id:&quot;&amp;[Ciudad.C592]&amp;&quot;,lat:0.0, lng:0.0, zoom:0.0},&quot;" table:style-name="ce1">
            <text:p>{id:27372,name:'Jura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13,name:'Lloró',state_id:27,lat:0.0, lng:0.0, zoom:0.0}," table:formula="of:=&quot;{id:&quot;&amp;[Ciudad.A593]&amp;&quot;,name:'&quot;&amp;[Ciudad.B593]&amp;&quot;',state_id:&quot;&amp;[Ciudad.C593]&amp;&quot;,lat:0.0, lng:0.0, zoom:0.0},&quot;" table:style-name="ce1">
            <text:p>{id:27413,name:'Llor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25,name:'Medio Atrato',state_id:27,lat:0.0, lng:0.0, zoom:0.0}," table:formula="of:=&quot;{id:&quot;&amp;[Ciudad.A594]&amp;&quot;,name:'&quot;&amp;[Ciudad.B594]&amp;&quot;',state_id:&quot;&amp;[Ciudad.C594]&amp;&quot;,lat:0.0, lng:0.0, zoom:0.0},&quot;" table:style-name="ce1">
            <text:p>{id:27425,name:'Medio Atra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30,name:'Medio Baudó',state_id:27,lat:0.0, lng:0.0, zoom:0.0}," table:formula="of:=&quot;{id:&quot;&amp;[Ciudad.A595]&amp;&quot;,name:'&quot;&amp;[Ciudad.B595]&amp;&quot;',state_id:&quot;&amp;[Ciudad.C595]&amp;&quot;,lat:0.0, lng:0.0, zoom:0.0},&quot;" table:style-name="ce1">
            <text:p>{id:27430,name:'Medio Bau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50,name:'Medio San Juan',state_id:27,lat:0.0, lng:0.0, zoom:0.0}," table:formula="of:=&quot;{id:&quot;&amp;[Ciudad.A596]&amp;&quot;,name:'&quot;&amp;[Ciudad.B596]&amp;&quot;',state_id:&quot;&amp;[Ciudad.C596]&amp;&quot;,lat:0.0, lng:0.0, zoom:0.0},&quot;" table:style-name="ce1">
            <text:p>{id:27450,name:'Medio San Juan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91,name:'Nóvita',state_id:27,lat:0.0, lng:0.0, zoom:0.0}," table:formula="of:=&quot;{id:&quot;&amp;[Ciudad.A597]&amp;&quot;,name:'&quot;&amp;[Ciudad.B597]&amp;&quot;',state_id:&quot;&amp;[Ciudad.C597]&amp;&quot;,lat:0.0, lng:0.0, zoom:0.0},&quot;" table:style-name="ce1">
            <text:p>{id:27491,name:'Nóvit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95,name:'Nuquí',state_id:27,lat:0.0, lng:0.0, zoom:0.0}," table:formula="of:=&quot;{id:&quot;&amp;[Ciudad.A598]&amp;&quot;,name:'&quot;&amp;[Ciudad.B598]&amp;&quot;',state_id:&quot;&amp;[Ciudad.C598]&amp;&quot;,lat:0.0, lng:0.0, zoom:0.0},&quot;" table:style-name="ce1">
            <text:p>{id:27495,name:'Nuquí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580,name:'Río Iro',state_id:27,lat:0.0, lng:0.0, zoom:0.0}," table:formula="of:=&quot;{id:&quot;&amp;[Ciudad.A599]&amp;&quot;,name:'&quot;&amp;[Ciudad.B599]&amp;&quot;',state_id:&quot;&amp;[Ciudad.C599]&amp;&quot;,lat:0.0, lng:0.0, zoom:0.0},&quot;" table:style-name="ce1">
            <text:p>{id:27580,name:'Río Ir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600,name:'Río Quito',state_id:27,lat:0.0, lng:0.0, zoom:0.0}," table:formula="of:=&quot;{id:&quot;&amp;[Ciudad.A600]&amp;&quot;,name:'&quot;&amp;[Ciudad.B600]&amp;&quot;',state_id:&quot;&amp;[Ciudad.C600]&amp;&quot;,lat:0.0, lng:0.0, zoom:0.0},&quot;" table:style-name="ce1">
            <text:p>{id:27600,name:'Río Qui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615,name:'Riosucio',state_id:27,lat:0.0, lng:0.0, zoom:0.0}," table:formula="of:=&quot;{id:&quot;&amp;[Ciudad.A601]&amp;&quot;,name:'&quot;&amp;[Ciudad.B601]&amp;&quot;',state_id:&quot;&amp;[Ciudad.C601]&amp;&quot;,lat:0.0, lng:0.0, zoom:0.0},&quot;" table:style-name="ce1">
            <text:p>{id:27615,name:'Riosuci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660,name:'San José del Palmar',state_id:27,lat:0.0, lng:0.0, zoom:0.0}," table:formula="of:=&quot;{id:&quot;&amp;[Ciudad.A602]&amp;&quot;,name:'&quot;&amp;[Ciudad.B602]&amp;&quot;',state_id:&quot;&amp;[Ciudad.C602]&amp;&quot;,lat:0.0, lng:0.0, zoom:0.0},&quot;" table:style-name="ce1">
            <text:p>{id:27660,name:'San José del Palmar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745,name:'Sipí',state_id:27,lat:0.0, lng:0.0, zoom:0.0}," table:formula="of:=&quot;{id:&quot;&amp;[Ciudad.A603]&amp;&quot;,name:'&quot;&amp;[Ciudad.B603]&amp;&quot;',state_id:&quot;&amp;[Ciudad.C603]&amp;&quot;,lat:0.0, lng:0.0, zoom:0.0},&quot;" table:style-name="ce1">
            <text:p>{id:27745,name:'Sipí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787,name:'Tadó',state_id:27,lat:0.0, lng:0.0, zoom:0.0}," table:formula="of:=&quot;{id:&quot;&amp;[Ciudad.A604]&amp;&quot;,name:'&quot;&amp;[Ciudad.B604]&amp;&quot;',state_id:&quot;&amp;[Ciudad.C604]&amp;&quot;,lat:0.0, lng:0.0, zoom:0.0},&quot;" table:style-name="ce1">
            <text:p>{id:27787,name:'Ta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800,name:'Unguía',state_id:27,lat:0.0, lng:0.0, zoom:0.0}," table:formula="of:=&quot;{id:&quot;&amp;[Ciudad.A605]&amp;&quot;,name:'&quot;&amp;[Ciudad.B605]&amp;&quot;',state_id:&quot;&amp;[Ciudad.C605]&amp;&quot;,lat:0.0, lng:0.0, zoom:0.0},&quot;" table:style-name="ce1">
            <text:p>{id:27800,name:'Unguí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810,name:'Unión Panamericana',state_id:27,lat:0.0, lng:0.0, zoom:0.0}," table:formula="of:=&quot;{id:&quot;&amp;[Ciudad.A606]&amp;&quot;,name:'&quot;&amp;[Ciudad.B606]&amp;&quot;',state_id:&quot;&amp;[Ciudad.C606]&amp;&quot;,lat:0.0, lng:0.0, zoom:0.0},&quot;" table:style-name="ce1">
            <text:p>{id:27810,name:'Unión Panamerican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01,name:'Neiva',state_id:41,lat:0.0, lng:0.0, zoom:0.0}," table:formula="of:=&quot;{id:&quot;&amp;[Ciudad.A607]&amp;&quot;,name:'&quot;&amp;[Ciudad.B607]&amp;&quot;',state_id:&quot;&amp;[Ciudad.C607]&amp;&quot;,lat:0.0, lng:0.0, zoom:0.0},&quot;" table:style-name="ce1">
            <text:p>{id:41001,name:'Neiv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06,name:'Acevedo',state_id:41,lat:0.0, lng:0.0, zoom:0.0}," table:formula="of:=&quot;{id:&quot;&amp;[Ciudad.A608]&amp;&quot;,name:'&quot;&amp;[Ciudad.B608]&amp;&quot;',state_id:&quot;&amp;[Ciudad.C608]&amp;&quot;,lat:0.0, lng:0.0, zoom:0.0},&quot;" table:style-name="ce1">
            <text:p>{id:41006,name:'Aceved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13,name:'Agrado',state_id:41,lat:0.0, lng:0.0, zoom:0.0}," table:formula="of:=&quot;{id:&quot;&amp;[Ciudad.A609]&amp;&quot;,name:'&quot;&amp;[Ciudad.B609]&amp;&quot;',state_id:&quot;&amp;[Ciudad.C609]&amp;&quot;,lat:0.0, lng:0.0, zoom:0.0},&quot;" table:style-name="ce1">
            <text:p>{id:41013,name:'Agrad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16,name:'Aipe',state_id:41,lat:0.0, lng:0.0, zoom:0.0}," table:formula="of:=&quot;{id:&quot;&amp;[Ciudad.A610]&amp;&quot;,name:'&quot;&amp;[Ciudad.B610]&amp;&quot;',state_id:&quot;&amp;[Ciudad.C610]&amp;&quot;,lat:0.0, lng:0.0, zoom:0.0},&quot;" table:style-name="ce1">
            <text:p>{id:41016,name:'Aipe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20,name:'Algeciras',state_id:41,lat:0.0, lng:0.0, zoom:0.0}," table:formula="of:=&quot;{id:&quot;&amp;[Ciudad.A611]&amp;&quot;,name:'&quot;&amp;[Ciudad.B611]&amp;&quot;',state_id:&quot;&amp;[Ciudad.C611]&amp;&quot;,lat:0.0, lng:0.0, zoom:0.0},&quot;" table:style-name="ce1">
            <text:p>{id:41020,name:'Algeciras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26,name:'Altamira',state_id:41,lat:0.0, lng:0.0, zoom:0.0}," table:formula="of:=&quot;{id:&quot;&amp;[Ciudad.A612]&amp;&quot;,name:'&quot;&amp;[Ciudad.B612]&amp;&quot;',state_id:&quot;&amp;[Ciudad.C612]&amp;&quot;,lat:0.0, lng:0.0, zoom:0.0},&quot;" table:style-name="ce1">
            <text:p>{id:41026,name:'Altamir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78,name:'Baraya',state_id:41,lat:0.0, lng:0.0, zoom:0.0}," table:formula="of:=&quot;{id:&quot;&amp;[Ciudad.A613]&amp;&quot;,name:'&quot;&amp;[Ciudad.B613]&amp;&quot;',state_id:&quot;&amp;[Ciudad.C613]&amp;&quot;,lat:0.0, lng:0.0, zoom:0.0},&quot;" table:style-name="ce1">
            <text:p>{id:41078,name:'Baray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132,name:'Campoalegre',state_id:41,lat:0.0, lng:0.0, zoom:0.0}," table:formula="of:=&quot;{id:&quot;&amp;[Ciudad.A614]&amp;&quot;,name:'&quot;&amp;[Ciudad.B614]&amp;&quot;',state_id:&quot;&amp;[Ciudad.C614]&amp;&quot;,lat:0.0, lng:0.0, zoom:0.0},&quot;" table:style-name="ce1">
            <text:p>{id:41132,name:'Campoalegre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206,name:'Colombia',state_id:41,lat:0.0, lng:0.0, zoom:0.0}," table:formula="of:=&quot;{id:&quot;&amp;[Ciudad.A615]&amp;&quot;,name:'&quot;&amp;[Ciudad.B615]&amp;&quot;',state_id:&quot;&amp;[Ciudad.C615]&amp;&quot;,lat:0.0, lng:0.0, zoom:0.0},&quot;" table:style-name="ce1">
            <text:p>{id:41206,name:'Colombi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244,name:'Elías',state_id:41,lat:0.0, lng:0.0, zoom:0.0}," table:formula="of:=&quot;{id:&quot;&amp;[Ciudad.A616]&amp;&quot;,name:'&quot;&amp;[Ciudad.B616]&amp;&quot;',state_id:&quot;&amp;[Ciudad.C616]&amp;&quot;,lat:0.0, lng:0.0, zoom:0.0},&quot;" table:style-name="ce1">
            <text:p>{id:41244,name:'Elías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298,name:'Garzón',state_id:41,lat:0.0, lng:0.0, zoom:0.0}," table:formula="of:=&quot;{id:&quot;&amp;[Ciudad.A617]&amp;&quot;,name:'&quot;&amp;[Ciudad.B617]&amp;&quot;',state_id:&quot;&amp;[Ciudad.C617]&amp;&quot;,lat:0.0, lng:0.0, zoom:0.0},&quot;" table:style-name="ce1">
            <text:p>{id:41298,name:'Garzón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06,name:'Gigante',state_id:41,lat:0.0, lng:0.0, zoom:0.0}," table:formula="of:=&quot;{id:&quot;&amp;[Ciudad.A618]&amp;&quot;,name:'&quot;&amp;[Ciudad.B618]&amp;&quot;',state_id:&quot;&amp;[Ciudad.C618]&amp;&quot;,lat:0.0, lng:0.0, zoom:0.0},&quot;" table:style-name="ce1">
            <text:p>{id:41306,name:'Gigante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19,name:'Guadalupe',state_id:41,lat:0.0, lng:0.0, zoom:0.0}," table:formula="of:=&quot;{id:&quot;&amp;[Ciudad.A619]&amp;&quot;,name:'&quot;&amp;[Ciudad.B619]&amp;&quot;',state_id:&quot;&amp;[Ciudad.C619]&amp;&quot;,lat:0.0, lng:0.0, zoom:0.0},&quot;" table:style-name="ce1">
            <text:p>{id:41319,name:'Guadalupe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49,name:'Hobo',state_id:41,lat:0.0, lng:0.0, zoom:0.0}," table:formula="of:=&quot;{id:&quot;&amp;[Ciudad.A620]&amp;&quot;,name:'&quot;&amp;[Ciudad.B620]&amp;&quot;',state_id:&quot;&amp;[Ciudad.C620]&amp;&quot;,lat:0.0, lng:0.0, zoom:0.0},&quot;" table:style-name="ce1">
            <text:p>{id:41349,name:'Hob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57,name:'Iquira',state_id:41,lat:0.0, lng:0.0, zoom:0.0}," table:formula="of:=&quot;{id:&quot;&amp;[Ciudad.A621]&amp;&quot;,name:'&quot;&amp;[Ciudad.B621]&amp;&quot;',state_id:&quot;&amp;[Ciudad.C621]&amp;&quot;,lat:0.0, lng:0.0, zoom:0.0},&quot;" table:style-name="ce1">
            <text:p>{id:41357,name:'Iquir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59,name:'Isnos',state_id:41,lat:0.0, lng:0.0, zoom:0.0}," table:formula="of:=&quot;{id:&quot;&amp;[Ciudad.A622]&amp;&quot;,name:'&quot;&amp;[Ciudad.B622]&amp;&quot;',state_id:&quot;&amp;[Ciudad.C622]&amp;&quot;,lat:0.0, lng:0.0, zoom:0.0},&quot;" table:style-name="ce1">
            <text:p>{id:41359,name:'Isnos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78,name:'La Argentina',state_id:41,lat:0.0, lng:0.0, zoom:0.0}," table:formula="of:=&quot;{id:&quot;&amp;[Ciudad.A623]&amp;&quot;,name:'&quot;&amp;[Ciudad.B623]&amp;&quot;',state_id:&quot;&amp;[Ciudad.C623]&amp;&quot;,lat:0.0, lng:0.0, zoom:0.0},&quot;" table:style-name="ce1">
            <text:p>{id:41378,name:'La Argentin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96,name:'La Plata',state_id:41,lat:0.0, lng:0.0, zoom:0.0}," table:formula="of:=&quot;{id:&quot;&amp;[Ciudad.A624]&amp;&quot;,name:'&quot;&amp;[Ciudad.B624]&amp;&quot;',state_id:&quot;&amp;[Ciudad.C624]&amp;&quot;,lat:0.0, lng:0.0, zoom:0.0},&quot;" table:style-name="ce1">
            <text:p>{id:41396,name:'La Plat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483,name:'Nátaga',state_id:41,lat:0.0, lng:0.0, zoom:0.0}," table:formula="of:=&quot;{id:&quot;&amp;[Ciudad.A625]&amp;&quot;,name:'&quot;&amp;[Ciudad.B625]&amp;&quot;',state_id:&quot;&amp;[Ciudad.C625]&amp;&quot;,lat:0.0, lng:0.0, zoom:0.0},&quot;" table:style-name="ce1">
            <text:p>{id:41483,name:'Nátag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03,name:'Oporapa',state_id:41,lat:0.0, lng:0.0, zoom:0.0}," table:formula="of:=&quot;{id:&quot;&amp;[Ciudad.A626]&amp;&quot;,name:'&quot;&amp;[Ciudad.B626]&amp;&quot;',state_id:&quot;&amp;[Ciudad.C626]&amp;&quot;,lat:0.0, lng:0.0, zoom:0.0},&quot;" table:style-name="ce1">
            <text:p>{id:41503,name:'Oporap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18,name:'Paicol',state_id:41,lat:0.0, lng:0.0, zoom:0.0}," table:formula="of:=&quot;{id:&quot;&amp;[Ciudad.A627]&amp;&quot;,name:'&quot;&amp;[Ciudad.B627]&amp;&quot;',state_id:&quot;&amp;[Ciudad.C627]&amp;&quot;,lat:0.0, lng:0.0, zoom:0.0},&quot;" table:style-name="ce1">
            <text:p>{id:41518,name:'Paicol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24,name:'Palermo',state_id:41,lat:0.0, lng:0.0, zoom:0.0}," table:formula="of:=&quot;{id:&quot;&amp;[Ciudad.A628]&amp;&quot;,name:'&quot;&amp;[Ciudad.B628]&amp;&quot;',state_id:&quot;&amp;[Ciudad.C628]&amp;&quot;,lat:0.0, lng:0.0, zoom:0.0},&quot;" table:style-name="ce1">
            <text:p>{id:41524,name:'Palerm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30,name:'Palestina',state_id:41,lat:0.0, lng:0.0, zoom:0.0}," table:formula="of:=&quot;{id:&quot;&amp;[Ciudad.A629]&amp;&quot;,name:'&quot;&amp;[Ciudad.B629]&amp;&quot;',state_id:&quot;&amp;[Ciudad.C629]&amp;&quot;,lat:0.0, lng:0.0, zoom:0.0},&quot;" table:style-name="ce1">
            <text:p>{id:41530,name:'Palestin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48,name:'Pital',state_id:41,lat:0.0, lng:0.0, zoom:0.0}," table:formula="of:=&quot;{id:&quot;&amp;[Ciudad.A630]&amp;&quot;,name:'&quot;&amp;[Ciudad.B630]&amp;&quot;',state_id:&quot;&amp;[Ciudad.C630]&amp;&quot;,lat:0.0, lng:0.0, zoom:0.0},&quot;" table:style-name="ce1">
            <text:p>{id:41548,name:'Pital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51,name:'Pitalito',state_id:41,lat:0.0, lng:0.0, zoom:0.0}," table:formula="of:=&quot;{id:&quot;&amp;[Ciudad.A631]&amp;&quot;,name:'&quot;&amp;[Ciudad.B631]&amp;&quot;',state_id:&quot;&amp;[Ciudad.C631]&amp;&quot;,lat:0.0, lng:0.0, zoom:0.0},&quot;" table:style-name="ce1">
            <text:p>{id:41551,name:'Pitalit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615,name:'Rivera',state_id:41,lat:0.0, lng:0.0, zoom:0.0}," table:formula="of:=&quot;{id:&quot;&amp;[Ciudad.A632]&amp;&quot;,name:'&quot;&amp;[Ciudad.B632]&amp;&quot;',state_id:&quot;&amp;[Ciudad.C632]&amp;&quot;,lat:0.0, lng:0.0, zoom:0.0},&quot;" table:style-name="ce1">
            <text:p>{id:41615,name:'River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660,name:'Saladoblanco',state_id:41,lat:0.0, lng:0.0, zoom:0.0}," table:formula="of:=&quot;{id:&quot;&amp;[Ciudad.A633]&amp;&quot;,name:'&quot;&amp;[Ciudad.B633]&amp;&quot;',state_id:&quot;&amp;[Ciudad.C633]&amp;&quot;,lat:0.0, lng:0.0, zoom:0.0},&quot;" table:style-name="ce1">
            <text:p>{id:41660,name:'Saladoblanc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668,name:'San Agustín',state_id:41,lat:0.0, lng:0.0, zoom:0.0}," table:formula="of:=&quot;{id:&quot;&amp;[Ciudad.A634]&amp;&quot;,name:'&quot;&amp;[Ciudad.B634]&amp;&quot;',state_id:&quot;&amp;[Ciudad.C634]&amp;&quot;,lat:0.0, lng:0.0, zoom:0.0},&quot;" table:style-name="ce1">
            <text:p>{id:41668,name:'San Agustín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676,name:'Santa María',state_id:41,lat:0.0, lng:0.0, zoom:0.0}," table:formula="of:=&quot;{id:&quot;&amp;[Ciudad.A635]&amp;&quot;,name:'&quot;&amp;[Ciudad.B635]&amp;&quot;',state_id:&quot;&amp;[Ciudad.C635]&amp;&quot;,lat:0.0, lng:0.0, zoom:0.0},&quot;" table:style-name="ce1">
            <text:p>{id:41676,name:'Santa Marí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770,name:'Suaza',state_id:41,lat:0.0, lng:0.0, zoom:0.0}," table:formula="of:=&quot;{id:&quot;&amp;[Ciudad.A636]&amp;&quot;,name:'&quot;&amp;[Ciudad.B636]&amp;&quot;',state_id:&quot;&amp;[Ciudad.C636]&amp;&quot;,lat:0.0, lng:0.0, zoom:0.0},&quot;" table:style-name="ce1">
            <text:p>{id:41770,name:'Suaz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791,name:'Tarqui',state_id:41,lat:0.0, lng:0.0, zoom:0.0}," table:formula="of:=&quot;{id:&quot;&amp;[Ciudad.A637]&amp;&quot;,name:'&quot;&amp;[Ciudad.B637]&amp;&quot;',state_id:&quot;&amp;[Ciudad.C637]&amp;&quot;,lat:0.0, lng:0.0, zoom:0.0},&quot;" table:style-name="ce1">
            <text:p>{id:41791,name:'Tarqui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797,name:'Tesalia',state_id:41,lat:0.0, lng:0.0, zoom:0.0}," table:formula="of:=&quot;{id:&quot;&amp;[Ciudad.A638]&amp;&quot;,name:'&quot;&amp;[Ciudad.B638]&amp;&quot;',state_id:&quot;&amp;[Ciudad.C638]&amp;&quot;,lat:0.0, lng:0.0, zoom:0.0},&quot;" table:style-name="ce1">
            <text:p>{id:41797,name:'Tesali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799,name:'Tello',state_id:41,lat:0.0, lng:0.0, zoom:0.0}," table:formula="of:=&quot;{id:&quot;&amp;[Ciudad.A639]&amp;&quot;,name:'&quot;&amp;[Ciudad.B639]&amp;&quot;',state_id:&quot;&amp;[Ciudad.C639]&amp;&quot;,lat:0.0, lng:0.0, zoom:0.0},&quot;" table:style-name="ce1">
            <text:p>{id:41799,name:'Tell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801,name:'Teruel',state_id:41,lat:0.0, lng:0.0, zoom:0.0}," table:formula="of:=&quot;{id:&quot;&amp;[Ciudad.A640]&amp;&quot;,name:'&quot;&amp;[Ciudad.B640]&amp;&quot;',state_id:&quot;&amp;[Ciudad.C640]&amp;&quot;,lat:0.0, lng:0.0, zoom:0.0},&quot;" table:style-name="ce1">
            <text:p>{id:41801,name:'Teruel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807,name:'Timaná',state_id:41,lat:0.0, lng:0.0, zoom:0.0}," table:formula="of:=&quot;{id:&quot;&amp;[Ciudad.A641]&amp;&quot;,name:'&quot;&amp;[Ciudad.B641]&amp;&quot;',state_id:&quot;&amp;[Ciudad.C641]&amp;&quot;,lat:0.0, lng:0.0, zoom:0.0},&quot;" table:style-name="ce1">
            <text:p>{id:41807,name:'Timaná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872,name:'Villavieja',state_id:41,lat:0.0, lng:0.0, zoom:0.0}," table:formula="of:=&quot;{id:&quot;&amp;[Ciudad.A642]&amp;&quot;,name:'&quot;&amp;[Ciudad.B642]&amp;&quot;',state_id:&quot;&amp;[Ciudad.C642]&amp;&quot;,lat:0.0, lng:0.0, zoom:0.0},&quot;" table:style-name="ce1">
            <text:p>{id:41872,name:'Villaviej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885,name:'Yaguará',state_id:41,lat:0.0, lng:0.0, zoom:0.0}," table:formula="of:=&quot;{id:&quot;&amp;[Ciudad.A643]&amp;&quot;,name:'&quot;&amp;[Ciudad.B643]&amp;&quot;',state_id:&quot;&amp;[Ciudad.C643]&amp;&quot;,lat:0.0, lng:0.0, zoom:0.0},&quot;" table:style-name="ce1">
            <text:p>{id:41885,name:'Yaguará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01,name:'Riohacha',state_id:44,lat:0.0, lng:0.0, zoom:0.0}," table:formula="of:=&quot;{id:&quot;&amp;[Ciudad.A644]&amp;&quot;,name:'&quot;&amp;[Ciudad.B644]&amp;&quot;',state_id:&quot;&amp;[Ciudad.C644]&amp;&quot;,lat:0.0, lng:0.0, zoom:0.0},&quot;" table:style-name="ce1">
            <text:p>{id:44001,name:'Riohach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35,name:'Albania',state_id:44,lat:0.0, lng:0.0, zoom:0.0}," table:formula="of:=&quot;{id:&quot;&amp;[Ciudad.A645]&amp;&quot;,name:'&quot;&amp;[Ciudad.B645]&amp;&quot;',state_id:&quot;&amp;[Ciudad.C645]&amp;&quot;,lat:0.0, lng:0.0, zoom:0.0},&quot;" table:style-name="ce1">
            <text:p>{id:44035,name:'Albani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78,name:'Barrancas',state_id:44,lat:0.0, lng:0.0, zoom:0.0}," table:formula="of:=&quot;{id:&quot;&amp;[Ciudad.A646]&amp;&quot;,name:'&quot;&amp;[Ciudad.B646]&amp;&quot;',state_id:&quot;&amp;[Ciudad.C646]&amp;&quot;,lat:0.0, lng:0.0, zoom:0.0},&quot;" table:style-name="ce1">
            <text:p>{id:44078,name:'Barrancas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90,name:'Dibula',state_id:44,lat:0.0, lng:0.0, zoom:0.0}," table:formula="of:=&quot;{id:&quot;&amp;[Ciudad.A647]&amp;&quot;,name:'&quot;&amp;[Ciudad.B647]&amp;&quot;',state_id:&quot;&amp;[Ciudad.C647]&amp;&quot;,lat:0.0, lng:0.0, zoom:0.0},&quot;" table:style-name="ce1">
            <text:p>{id:44090,name:'Dibul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98,name:'Distracción',state_id:44,lat:0.0, lng:0.0, zoom:0.0}," table:formula="of:=&quot;{id:&quot;&amp;[Ciudad.A648]&amp;&quot;,name:'&quot;&amp;[Ciudad.B648]&amp;&quot;',state_id:&quot;&amp;[Ciudad.C648]&amp;&quot;,lat:0.0, lng:0.0, zoom:0.0},&quot;" table:style-name="ce1">
            <text:p>{id:44098,name:'Distracción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110,name:'El Molino',state_id:44,lat:0.0, lng:0.0, zoom:0.0}," table:formula="of:=&quot;{id:&quot;&amp;[Ciudad.A649]&amp;&quot;,name:'&quot;&amp;[Ciudad.B649]&amp;&quot;',state_id:&quot;&amp;[Ciudad.C649]&amp;&quot;,lat:0.0, lng:0.0, zoom:0.0},&quot;" table:style-name="ce1">
            <text:p>{id:44110,name:'El Molino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279,name:'Fonseca',state_id:44,lat:0.0, lng:0.0, zoom:0.0}," table:formula="of:=&quot;{id:&quot;&amp;[Ciudad.A650]&amp;&quot;,name:'&quot;&amp;[Ciudad.B650]&amp;&quot;',state_id:&quot;&amp;[Ciudad.C650]&amp;&quot;,lat:0.0, lng:0.0, zoom:0.0},&quot;" table:style-name="ce1">
            <text:p>{id:44279,name:'Fonsec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378,name:'Hatonuevo',state_id:44,lat:0.0, lng:0.0, zoom:0.0}," table:formula="of:=&quot;{id:&quot;&amp;[Ciudad.A651]&amp;&quot;,name:'&quot;&amp;[Ciudad.B651]&amp;&quot;',state_id:&quot;&amp;[Ciudad.C651]&amp;&quot;,lat:0.0, lng:0.0, zoom:0.0},&quot;" table:style-name="ce1">
            <text:p>{id:44378,name:'Hatonuevo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420,name:'La Jagua del Pilar',state_id:44,lat:0.0, lng:0.0, zoom:0.0}," table:formula="of:=&quot;{id:&quot;&amp;[Ciudad.A652]&amp;&quot;,name:'&quot;&amp;[Ciudad.B652]&amp;&quot;',state_id:&quot;&amp;[Ciudad.C652]&amp;&quot;,lat:0.0, lng:0.0, zoom:0.0},&quot;" table:style-name="ce1">
            <text:p>{id:44420,name:'La Jagua del Pilar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430,name:'Maicao',state_id:44,lat:0.0, lng:0.0, zoom:0.0}," table:formula="of:=&quot;{id:&quot;&amp;[Ciudad.A653]&amp;&quot;,name:'&quot;&amp;[Ciudad.B653]&amp;&quot;',state_id:&quot;&amp;[Ciudad.C653]&amp;&quot;,lat:0.0, lng:0.0, zoom:0.0},&quot;" table:style-name="ce1">
            <text:p>{id:44430,name:'Maicao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560,name:'Manaure',state_id:44,lat:0.0, lng:0.0, zoom:0.0}," table:formula="of:=&quot;{id:&quot;&amp;[Ciudad.A654]&amp;&quot;,name:'&quot;&amp;[Ciudad.B654]&amp;&quot;',state_id:&quot;&amp;[Ciudad.C654]&amp;&quot;,lat:0.0, lng:0.0, zoom:0.0},&quot;" table:style-name="ce1">
            <text:p>{id:44560,name:'Manaure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650,name:'San Juan del Cesar',state_id:44,lat:0.0, lng:0.0, zoom:0.0}," table:formula="of:=&quot;{id:&quot;&amp;[Ciudad.A655]&amp;&quot;,name:'&quot;&amp;[Ciudad.B655]&amp;&quot;',state_id:&quot;&amp;[Ciudad.C655]&amp;&quot;,lat:0.0, lng:0.0, zoom:0.0},&quot;" table:style-name="ce1">
            <text:p>{id:44650,name:'San Juan del Cesar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847,name:'Uribia',state_id:44,lat:0.0, lng:0.0, zoom:0.0}," table:formula="of:=&quot;{id:&quot;&amp;[Ciudad.A656]&amp;&quot;,name:'&quot;&amp;[Ciudad.B656]&amp;&quot;',state_id:&quot;&amp;[Ciudad.C656]&amp;&quot;,lat:0.0, lng:0.0, zoom:0.0},&quot;" table:style-name="ce1">
            <text:p>{id:44847,name:'Uribi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855,name:'Urumita',state_id:44,lat:0.0, lng:0.0, zoom:0.0}," table:formula="of:=&quot;{id:&quot;&amp;[Ciudad.A657]&amp;&quot;,name:'&quot;&amp;[Ciudad.B657]&amp;&quot;',state_id:&quot;&amp;[Ciudad.C657]&amp;&quot;,lat:0.0, lng:0.0, zoom:0.0},&quot;" table:style-name="ce1">
            <text:p>{id:44855,name:'Urumit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874,name:'Villanueva',state_id:44,lat:0.0, lng:0.0, zoom:0.0}," table:formula="of:=&quot;{id:&quot;&amp;[Ciudad.A658]&amp;&quot;,name:'&quot;&amp;[Ciudad.B658]&amp;&quot;',state_id:&quot;&amp;[Ciudad.C658]&amp;&quot;,lat:0.0, lng:0.0, zoom:0.0},&quot;" table:style-name="ce1">
            <text:p>{id:44874,name:'Villanuev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001,name:'Santa Marta',state_id:47,lat:0.0, lng:0.0, zoom:0.0}," table:formula="of:=&quot;{id:&quot;&amp;[Ciudad.A659]&amp;&quot;,name:'&quot;&amp;[Ciudad.B659]&amp;&quot;',state_id:&quot;&amp;[Ciudad.C659]&amp;&quot;,lat:0.0, lng:0.0, zoom:0.0},&quot;" table:style-name="ce1">
            <text:p>{id:47001,name:'Santa Mart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030,name:'Algarrobo',state_id:47,lat:0.0, lng:0.0, zoom:0.0}," table:formula="of:=&quot;{id:&quot;&amp;[Ciudad.A660]&amp;&quot;,name:'&quot;&amp;[Ciudad.B660]&amp;&quot;',state_id:&quot;&amp;[Ciudad.C660]&amp;&quot;,lat:0.0, lng:0.0, zoom:0.0},&quot;" table:style-name="ce1">
            <text:p>{id:47030,name:'Algarrob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053,name:'Aracataca',state_id:47,lat:0.0, lng:0.0, zoom:0.0}," table:formula="of:=&quot;{id:&quot;&amp;[Ciudad.A661]&amp;&quot;,name:'&quot;&amp;[Ciudad.B661]&amp;&quot;',state_id:&quot;&amp;[Ciudad.C661]&amp;&quot;,lat:0.0, lng:0.0, zoom:0.0},&quot;" table:style-name="ce1">
            <text:p>{id:47053,name:'Aracatac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058,name:'Ariguaní',state_id:47,lat:0.0, lng:0.0, zoom:0.0}," table:formula="of:=&quot;{id:&quot;&amp;[Ciudad.A662]&amp;&quot;,name:'&quot;&amp;[Ciudad.B662]&amp;&quot;',state_id:&quot;&amp;[Ciudad.C662]&amp;&quot;,lat:0.0, lng:0.0, zoom:0.0},&quot;" table:style-name="ce1">
            <text:p>{id:47058,name:'Ariguaní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161,name:'Cerro San Antonio',state_id:47,lat:0.0, lng:0.0, zoom:0.0}," table:formula="of:=&quot;{id:&quot;&amp;[Ciudad.A663]&amp;&quot;,name:'&quot;&amp;[Ciudad.B663]&amp;&quot;',state_id:&quot;&amp;[Ciudad.C663]&amp;&quot;,lat:0.0, lng:0.0, zoom:0.0},&quot;" table:style-name="ce1">
            <text:p>{id:47161,name:'Cerro San Antoni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170,name:'Chivolo',state_id:47,lat:0.0, lng:0.0, zoom:0.0}," table:formula="of:=&quot;{id:&quot;&amp;[Ciudad.A664]&amp;&quot;,name:'&quot;&amp;[Ciudad.B664]&amp;&quot;',state_id:&quot;&amp;[Ciudad.C664]&amp;&quot;,lat:0.0, lng:0.0, zoom:0.0},&quot;" table:style-name="ce1">
            <text:p>{id:47170,name:'Chivol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189,name:'Ciénaga',state_id:47,lat:0.0, lng:0.0, zoom:0.0}," table:formula="of:=&quot;{id:&quot;&amp;[Ciudad.A665]&amp;&quot;,name:'&quot;&amp;[Ciudad.B665]&amp;&quot;',state_id:&quot;&amp;[Ciudad.C665]&amp;&quot;,lat:0.0, lng:0.0, zoom:0.0},&quot;" table:style-name="ce1">
            <text:p>{id:47189,name:'Ciénag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05,name:'Concordia',state_id:47,lat:0.0, lng:0.0, zoom:0.0}," table:formula="of:=&quot;{id:&quot;&amp;[Ciudad.A666]&amp;&quot;,name:'&quot;&amp;[Ciudad.B666]&amp;&quot;',state_id:&quot;&amp;[Ciudad.C666]&amp;&quot;,lat:0.0, lng:0.0, zoom:0.0},&quot;" table:style-name="ce1">
            <text:p>{id:47205,name:'Concordi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45,name:'El Banco',state_id:47,lat:0.0, lng:0.0, zoom:0.0}," table:formula="of:=&quot;{id:&quot;&amp;[Ciudad.A667]&amp;&quot;,name:'&quot;&amp;[Ciudad.B667]&amp;&quot;',state_id:&quot;&amp;[Ciudad.C667]&amp;&quot;,lat:0.0, lng:0.0, zoom:0.0},&quot;" table:style-name="ce1">
            <text:p>{id:47245,name:'El Banc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58,name:'El Piñon',state_id:47,lat:0.0, lng:0.0, zoom:0.0}," table:formula="of:=&quot;{id:&quot;&amp;[Ciudad.A668]&amp;&quot;,name:'&quot;&amp;[Ciudad.B668]&amp;&quot;',state_id:&quot;&amp;[Ciudad.C668]&amp;&quot;,lat:0.0, lng:0.0, zoom:0.0},&quot;" table:style-name="ce1">
            <text:p>{id:47258,name:'El Piño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68,name:'El Retén',state_id:47,lat:0.0, lng:0.0, zoom:0.0}," table:formula="of:=&quot;{id:&quot;&amp;[Ciudad.A669]&amp;&quot;,name:'&quot;&amp;[Ciudad.B669]&amp;&quot;',state_id:&quot;&amp;[Ciudad.C669]&amp;&quot;,lat:0.0, lng:0.0, zoom:0.0},&quot;" table:style-name="ce1">
            <text:p>{id:47268,name:'El Reté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88,name:'Fundación',state_id:47,lat:0.0, lng:0.0, zoom:0.0}," table:formula="of:=&quot;{id:&quot;&amp;[Ciudad.A670]&amp;&quot;,name:'&quot;&amp;[Ciudad.B670]&amp;&quot;',state_id:&quot;&amp;[Ciudad.C670]&amp;&quot;,lat:0.0, lng:0.0, zoom:0.0},&quot;" table:style-name="ce1">
            <text:p>{id:47288,name:'Fundació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318,name:'Guamal',state_id:47,lat:0.0, lng:0.0, zoom:0.0}," table:formula="of:=&quot;{id:&quot;&amp;[Ciudad.A671]&amp;&quot;,name:'&quot;&amp;[Ciudad.B671]&amp;&quot;',state_id:&quot;&amp;[Ciudad.C671]&amp;&quot;,lat:0.0, lng:0.0, zoom:0.0},&quot;" table:style-name="ce1">
            <text:p>{id:47318,name:'Guamal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460,name:'Nueva Granada',state_id:47,lat:0.0, lng:0.0, zoom:0.0}," table:formula="of:=&quot;{id:&quot;&amp;[Ciudad.A672]&amp;&quot;,name:'&quot;&amp;[Ciudad.B672]&amp;&quot;',state_id:&quot;&amp;[Ciudad.C672]&amp;&quot;,lat:0.0, lng:0.0, zoom:0.0},&quot;" table:style-name="ce1">
            <text:p>{id:47460,name:'Nueva Granad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41,name:'Pedraza',state_id:47,lat:0.0, lng:0.0, zoom:0.0}," table:formula="of:=&quot;{id:&quot;&amp;[Ciudad.A673]&amp;&quot;,name:'&quot;&amp;[Ciudad.B673]&amp;&quot;',state_id:&quot;&amp;[Ciudad.C673]&amp;&quot;,lat:0.0, lng:0.0, zoom:0.0},&quot;" table:style-name="ce1">
            <text:p>{id:47541,name:'Pedraz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45,name:'Pijiño del Carmen',state_id:47,lat:0.0, lng:0.0, zoom:0.0}," table:formula="of:=&quot;{id:&quot;&amp;[Ciudad.A674]&amp;&quot;,name:'&quot;&amp;[Ciudad.B674]&amp;&quot;',state_id:&quot;&amp;[Ciudad.C674]&amp;&quot;,lat:0.0, lng:0.0, zoom:0.0},&quot;" table:style-name="ce1">
            <text:p>{id:47545,name:'Pijiño del Carme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51,name:'Pivijay',state_id:47,lat:0.0, lng:0.0, zoom:0.0}," table:formula="of:=&quot;{id:&quot;&amp;[Ciudad.A675]&amp;&quot;,name:'&quot;&amp;[Ciudad.B675]&amp;&quot;',state_id:&quot;&amp;[Ciudad.C675]&amp;&quot;,lat:0.0, lng:0.0, zoom:0.0},&quot;" table:style-name="ce1">
            <text:p>{id:47551,name:'Pivijay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55,name:'Plato',state_id:47,lat:0.0, lng:0.0, zoom:0.0}," table:formula="of:=&quot;{id:&quot;&amp;[Ciudad.A676]&amp;&quot;,name:'&quot;&amp;[Ciudad.B676]&amp;&quot;',state_id:&quot;&amp;[Ciudad.C676]&amp;&quot;,lat:0.0, lng:0.0, zoom:0.0},&quot;" table:style-name="ce1">
            <text:p>{id:47555,name:'Plat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70,name:'Pueblo Viejo',state_id:47,lat:0.0, lng:0.0, zoom:0.0}," table:formula="of:=&quot;{id:&quot;&amp;[Ciudad.A677]&amp;&quot;,name:'&quot;&amp;[Ciudad.B677]&amp;&quot;',state_id:&quot;&amp;[Ciudad.C677]&amp;&quot;,lat:0.0, lng:0.0, zoom:0.0},&quot;" table:style-name="ce1">
            <text:p>{id:47570,name:'Pueblo Viej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605,name:'Remolino',state_id:47,lat:0.0, lng:0.0, zoom:0.0}," table:formula="of:=&quot;{id:&quot;&amp;[Ciudad.A678]&amp;&quot;,name:'&quot;&amp;[Ciudad.B678]&amp;&quot;',state_id:&quot;&amp;[Ciudad.C678]&amp;&quot;,lat:0.0, lng:0.0, zoom:0.0},&quot;" table:style-name="ce1">
            <text:p>{id:47605,name:'Remolin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660,name:'Sabanas de San Angel',state_id:47,lat:0.0, lng:0.0, zoom:0.0}," table:formula="of:=&quot;{id:&quot;&amp;[Ciudad.A679]&amp;&quot;,name:'&quot;&amp;[Ciudad.B679]&amp;&quot;',state_id:&quot;&amp;[Ciudad.C679]&amp;&quot;,lat:0.0, lng:0.0, zoom:0.0},&quot;" table:style-name="ce1">
            <text:p>{id:47660,name:'Sabanas de San Angel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675,name:'Salamina',state_id:47,lat:0.0, lng:0.0, zoom:0.0}," table:formula="of:=&quot;{id:&quot;&amp;[Ciudad.A680]&amp;&quot;,name:'&quot;&amp;[Ciudad.B680]&amp;&quot;',state_id:&quot;&amp;[Ciudad.C680]&amp;&quot;,lat:0.0, lng:0.0, zoom:0.0},&quot;" table:style-name="ce1">
            <text:p>{id:47675,name:'Salamin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692,name:'San Sebastián de Buenavista',state_id:47,lat:0.0, lng:0.0, zoom:0.0}," table:formula="of:=&quot;{id:&quot;&amp;[Ciudad.A681]&amp;&quot;,name:'&quot;&amp;[Ciudad.B681]&amp;&quot;',state_id:&quot;&amp;[Ciudad.C681]&amp;&quot;,lat:0.0, lng:0.0, zoom:0.0},&quot;" table:style-name="ce1">
            <text:p>{id:47692,name:'San Sebastián de Buenavist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03,name:'San Zenón',state_id:47,lat:0.0, lng:0.0, zoom:0.0}," table:formula="of:=&quot;{id:&quot;&amp;[Ciudad.A682]&amp;&quot;,name:'&quot;&amp;[Ciudad.B682]&amp;&quot;',state_id:&quot;&amp;[Ciudad.C682]&amp;&quot;,lat:0.0, lng:0.0, zoom:0.0},&quot;" table:style-name="ce1">
            <text:p>{id:47703,name:'San Zenó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07,name:'Santa Ana',state_id:47,lat:0.0, lng:0.0, zoom:0.0}," table:formula="of:=&quot;{id:&quot;&amp;[Ciudad.A683]&amp;&quot;,name:'&quot;&amp;[Ciudad.B683]&amp;&quot;',state_id:&quot;&amp;[Ciudad.C683]&amp;&quot;,lat:0.0, lng:0.0, zoom:0.0},&quot;" table:style-name="ce1">
            <text:p>{id:47707,name:'Santa An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20,name:'Santa Bárbara de Pinto',state_id:47,lat:0.0, lng:0.0, zoom:0.0}," table:formula="of:=&quot;{id:&quot;&amp;[Ciudad.A684]&amp;&quot;,name:'&quot;&amp;[Ciudad.B684]&amp;&quot;',state_id:&quot;&amp;[Ciudad.C684]&amp;&quot;,lat:0.0, lng:0.0, zoom:0.0},&quot;" table:style-name="ce1">
            <text:p>{id:47720,name:'Santa Bárbara de Pint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45,name:'Sitionuevo',state_id:47,lat:0.0, lng:0.0, zoom:0.0}," table:formula="of:=&quot;{id:&quot;&amp;[Ciudad.A685]&amp;&quot;,name:'&quot;&amp;[Ciudad.B685]&amp;&quot;',state_id:&quot;&amp;[Ciudad.C685]&amp;&quot;,lat:0.0, lng:0.0, zoom:0.0},&quot;" table:style-name="ce1">
            <text:p>{id:47745,name:'Sitionuev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98,name:'Tenerife',state_id:47,lat:0.0, lng:0.0, zoom:0.0}," table:formula="of:=&quot;{id:&quot;&amp;[Ciudad.A686]&amp;&quot;,name:'&quot;&amp;[Ciudad.B686]&amp;&quot;',state_id:&quot;&amp;[Ciudad.C686]&amp;&quot;,lat:0.0, lng:0.0, zoom:0.0},&quot;" table:style-name="ce1">
            <text:p>{id:47798,name:'Tenerife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960,name:'Zapayán',state_id:47,lat:0.0, lng:0.0, zoom:0.0}," table:formula="of:=&quot;{id:&quot;&amp;[Ciudad.A687]&amp;&quot;,name:'&quot;&amp;[Ciudad.B687]&amp;&quot;',state_id:&quot;&amp;[Ciudad.C687]&amp;&quot;,lat:0.0, lng:0.0, zoom:0.0},&quot;" table:style-name="ce1">
            <text:p>{id:47960,name:'Zapayá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980,name:'Zona Bananera',state_id:47,lat:0.0, lng:0.0, zoom:0.0}," table:formula="of:=&quot;{id:&quot;&amp;[Ciudad.A688]&amp;&quot;,name:'&quot;&amp;[Ciudad.B688]&amp;&quot;',state_id:&quot;&amp;[Ciudad.C688]&amp;&quot;,lat:0.0, lng:0.0, zoom:0.0},&quot;" table:style-name="ce1">
            <text:p>{id:47980,name:'Zona Bananer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001,name:'Villavicencio',state_id:50,lat:0.0, lng:0.0, zoom:0.0}," table:formula="of:=&quot;{id:&quot;&amp;[Ciudad.A689]&amp;&quot;,name:'&quot;&amp;[Ciudad.B689]&amp;&quot;',state_id:&quot;&amp;[Ciudad.C689]&amp;&quot;,lat:0.0, lng:0.0, zoom:0.0},&quot;" table:style-name="ce1">
            <text:p>{id:50001,name:'Villavicenci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006,name:'Acacias',state_id:50,lat:0.0, lng:0.0, zoom:0.0}," table:formula="of:=&quot;{id:&quot;&amp;[Ciudad.A690]&amp;&quot;,name:'&quot;&amp;[Ciudad.B690]&amp;&quot;',state_id:&quot;&amp;[Ciudad.C690]&amp;&quot;,lat:0.0, lng:0.0, zoom:0.0},&quot;" table:style-name="ce1">
            <text:p>{id:50006,name:'Acacias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110,name:'Barranca de Upía',state_id:50,lat:0.0, lng:0.0, zoom:0.0}," table:formula="of:=&quot;{id:&quot;&amp;[Ciudad.A691]&amp;&quot;,name:'&quot;&amp;[Ciudad.B691]&amp;&quot;',state_id:&quot;&amp;[Ciudad.C691]&amp;&quot;,lat:0.0, lng:0.0, zoom:0.0},&quot;" table:style-name="ce1">
            <text:p>{id:50110,name:'Barranca de Upí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124,name:'Cabuyaro',state_id:50,lat:0.0, lng:0.0, zoom:0.0}," table:formula="of:=&quot;{id:&quot;&amp;[Ciudad.A692]&amp;&quot;,name:'&quot;&amp;[Ciudad.B692]&amp;&quot;',state_id:&quot;&amp;[Ciudad.C692]&amp;&quot;,lat:0.0, lng:0.0, zoom:0.0},&quot;" table:style-name="ce1">
            <text:p>{id:50124,name:'Cabuyar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150,name:'Castilla la Nueva',state_id:50,lat:0.0, lng:0.0, zoom:0.0}," table:formula="of:=&quot;{id:&quot;&amp;[Ciudad.A693]&amp;&quot;,name:'&quot;&amp;[Ciudad.B693]&amp;&quot;',state_id:&quot;&amp;[Ciudad.C693]&amp;&quot;,lat:0.0, lng:0.0, zoom:0.0},&quot;" table:style-name="ce1">
            <text:p>{id:50150,name:'Castilla la Nuev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23,name:'Cubarral',state_id:50,lat:0.0, lng:0.0, zoom:0.0}," table:formula="of:=&quot;{id:&quot;&amp;[Ciudad.A694]&amp;&quot;,name:'&quot;&amp;[Ciudad.B694]&amp;&quot;',state_id:&quot;&amp;[Ciudad.C694]&amp;&quot;,lat:0.0, lng:0.0, zoom:0.0},&quot;" table:style-name="ce1">
            <text:p>{id:50223,name:'Cubarral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26,name:'Cumaral',state_id:50,lat:0.0, lng:0.0, zoom:0.0}," table:formula="of:=&quot;{id:&quot;&amp;[Ciudad.A695]&amp;&quot;,name:'&quot;&amp;[Ciudad.B695]&amp;&quot;',state_id:&quot;&amp;[Ciudad.C695]&amp;&quot;,lat:0.0, lng:0.0, zoom:0.0},&quot;" table:style-name="ce1">
            <text:p>{id:50226,name:'Cumaral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45,name:'El Calvario',state_id:50,lat:0.0, lng:0.0, zoom:0.0}," table:formula="of:=&quot;{id:&quot;&amp;[Ciudad.A696]&amp;&quot;,name:'&quot;&amp;[Ciudad.B696]&amp;&quot;',state_id:&quot;&amp;[Ciudad.C696]&amp;&quot;,lat:0.0, lng:0.0, zoom:0.0},&quot;" table:style-name="ce1">
            <text:p>{id:50245,name:'El Calvari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51,name:'El Castillo',state_id:50,lat:0.0, lng:0.0, zoom:0.0}," table:formula="of:=&quot;{id:&quot;&amp;[Ciudad.A697]&amp;&quot;,name:'&quot;&amp;[Ciudad.B697]&amp;&quot;',state_id:&quot;&amp;[Ciudad.C697]&amp;&quot;,lat:0.0, lng:0.0, zoom:0.0},&quot;" table:style-name="ce1">
            <text:p>{id:50251,name:'El Castill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70,name:'El Dorado',state_id:50,lat:0.0, lng:0.0, zoom:0.0}," table:formula="of:=&quot;{id:&quot;&amp;[Ciudad.A698]&amp;&quot;,name:'&quot;&amp;[Ciudad.B698]&amp;&quot;',state_id:&quot;&amp;[Ciudad.C698]&amp;&quot;,lat:0.0, lng:0.0, zoom:0.0},&quot;" table:style-name="ce1">
            <text:p>{id:50270,name:'El Dorad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87,name:'Fuente de Oro',state_id:50,lat:0.0, lng:0.0, zoom:0.0}," table:formula="of:=&quot;{id:&quot;&amp;[Ciudad.A699]&amp;&quot;,name:'&quot;&amp;[Ciudad.B699]&amp;&quot;',state_id:&quot;&amp;[Ciudad.C699]&amp;&quot;,lat:0.0, lng:0.0, zoom:0.0},&quot;" table:style-name="ce1">
            <text:p>{id:50287,name:'Fuente de Or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13,name:'Granada',state_id:50,lat:0.0, lng:0.0, zoom:0.0}," table:formula="of:=&quot;{id:&quot;&amp;[Ciudad.A700]&amp;&quot;,name:'&quot;&amp;[Ciudad.B700]&amp;&quot;',state_id:&quot;&amp;[Ciudad.C700]&amp;&quot;,lat:0.0, lng:0.0, zoom:0.0},&quot;" table:style-name="ce1">
            <text:p>{id:50313,name:'Granad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18,name:'Guamal',state_id:50,lat:0.0, lng:0.0, zoom:0.0}," table:formula="of:=&quot;{id:&quot;&amp;[Ciudad.A701]&amp;&quot;,name:'&quot;&amp;[Ciudad.B701]&amp;&quot;',state_id:&quot;&amp;[Ciudad.C701]&amp;&quot;,lat:0.0, lng:0.0, zoom:0.0},&quot;" table:style-name="ce1">
            <text:p>{id:50318,name:'Guamal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25,name:'Mapiripán',state_id:50,lat:0.0, lng:0.0, zoom:0.0}," table:formula="of:=&quot;{id:&quot;&amp;[Ciudad.A702]&amp;&quot;,name:'&quot;&amp;[Ciudad.B702]&amp;&quot;',state_id:&quot;&amp;[Ciudad.C702]&amp;&quot;,lat:0.0, lng:0.0, zoom:0.0},&quot;" table:style-name="ce1">
            <text:p>{id:50325,name:'Mapiripán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30,name:'Mesetas',state_id:50,lat:0.0, lng:0.0, zoom:0.0}," table:formula="of:=&quot;{id:&quot;&amp;[Ciudad.A703]&amp;&quot;,name:'&quot;&amp;[Ciudad.B703]&amp;&quot;',state_id:&quot;&amp;[Ciudad.C703]&amp;&quot;,lat:0.0, lng:0.0, zoom:0.0},&quot;" table:style-name="ce1">
            <text:p>{id:50330,name:'Mesetas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50,name:'La Macarena',state_id:50,lat:0.0, lng:0.0, zoom:0.0}," table:formula="of:=&quot;{id:&quot;&amp;[Ciudad.A704]&amp;&quot;,name:'&quot;&amp;[Ciudad.B704]&amp;&quot;',state_id:&quot;&amp;[Ciudad.C704]&amp;&quot;,lat:0.0, lng:0.0, zoom:0.0},&quot;" table:style-name="ce1">
            <text:p>{id:50350,name:'La Macaren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70,name:'Uribe',state_id:50,lat:0.0, lng:0.0, zoom:0.0}," table:formula="of:=&quot;{id:&quot;&amp;[Ciudad.A705]&amp;&quot;,name:'&quot;&amp;[Ciudad.B705]&amp;&quot;',state_id:&quot;&amp;[Ciudad.C705]&amp;&quot;,lat:0.0, lng:0.0, zoom:0.0},&quot;" table:style-name="ce1">
            <text:p>{id:50370,name:'Uribe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00,name:'Lejanías',state_id:50,lat:0.0, lng:0.0, zoom:0.0}," table:formula="of:=&quot;{id:&quot;&amp;[Ciudad.A706]&amp;&quot;,name:'&quot;&amp;[Ciudad.B706]&amp;&quot;',state_id:&quot;&amp;[Ciudad.C706]&amp;&quot;,lat:0.0, lng:0.0, zoom:0.0},&quot;" table:style-name="ce1">
            <text:p>{id:50400,name:'Lejanías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50,name:'Puerto Concordia',state_id:50,lat:0.0, lng:0.0, zoom:0.0}," table:formula="of:=&quot;{id:&quot;&amp;[Ciudad.A707]&amp;&quot;,name:'&quot;&amp;[Ciudad.B707]&amp;&quot;',state_id:&quot;&amp;[Ciudad.C707]&amp;&quot;,lat:0.0, lng:0.0, zoom:0.0},&quot;" table:style-name="ce1">
            <text:p>{id:50450,name:'Puerto Concordi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68,name:'Puerto Gaitán',state_id:50,lat:0.0, lng:0.0, zoom:0.0}," table:formula="of:=&quot;{id:&quot;&amp;[Ciudad.A708]&amp;&quot;,name:'&quot;&amp;[Ciudad.B708]&amp;&quot;',state_id:&quot;&amp;[Ciudad.C708]&amp;&quot;,lat:0.0, lng:0.0, zoom:0.0},&quot;" table:style-name="ce1">
            <text:p>{id:50568,name:'Puerto Gaitán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73,name:'Puerto López',state_id:50,lat:0.0, lng:0.0, zoom:0.0}," table:formula="of:=&quot;{id:&quot;&amp;[Ciudad.A709]&amp;&quot;,name:'&quot;&amp;[Ciudad.B709]&amp;&quot;',state_id:&quot;&amp;[Ciudad.C709]&amp;&quot;,lat:0.0, lng:0.0, zoom:0.0},&quot;" table:style-name="ce1">
            <text:p>{id:50573,name:'Puerto López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77,name:'Puerto Lleras',state_id:50,lat:0.0, lng:0.0, zoom:0.0}," table:formula="of:=&quot;{id:&quot;&amp;[Ciudad.A710]&amp;&quot;,name:'&quot;&amp;[Ciudad.B710]&amp;&quot;',state_id:&quot;&amp;[Ciudad.C710]&amp;&quot;,lat:0.0, lng:0.0, zoom:0.0},&quot;" table:style-name="ce1">
            <text:p>{id:50577,name:'Puerto Lleras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90,name:'Puerto Rico',state_id:50,lat:0.0, lng:0.0, zoom:0.0}," table:formula="of:=&quot;{id:&quot;&amp;[Ciudad.A711]&amp;&quot;,name:'&quot;&amp;[Ciudad.B711]&amp;&quot;',state_id:&quot;&amp;[Ciudad.C711]&amp;&quot;,lat:0.0, lng:0.0, zoom:0.0},&quot;" table:style-name="ce1">
            <text:p>{id:50590,name:'Puerto Ric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06,name:'Restrepo',state_id:50,lat:0.0, lng:0.0, zoom:0.0}," table:formula="of:=&quot;{id:&quot;&amp;[Ciudad.A712]&amp;&quot;,name:'&quot;&amp;[Ciudad.B712]&amp;&quot;',state_id:&quot;&amp;[Ciudad.C712]&amp;&quot;,lat:0.0, lng:0.0, zoom:0.0},&quot;" table:style-name="ce1">
            <text:p>{id:50606,name:'Restrep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80,name:'San Carlos de Guaroa',state_id:50,lat:0.0, lng:0.0, zoom:0.0}," table:formula="of:=&quot;{id:&quot;&amp;[Ciudad.A713]&amp;&quot;,name:'&quot;&amp;[Ciudad.B713]&amp;&quot;',state_id:&quot;&amp;[Ciudad.C713]&amp;&quot;,lat:0.0, lng:0.0, zoom:0.0},&quot;" table:style-name="ce1">
            <text:p>{id:50680,name:'San Carlos de Guaro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83,name:'San Juan de Arama',state_id:50,lat:0.0, lng:0.0, zoom:0.0}," table:formula="of:=&quot;{id:&quot;&amp;[Ciudad.A714]&amp;&quot;,name:'&quot;&amp;[Ciudad.B714]&amp;&quot;',state_id:&quot;&amp;[Ciudad.C714]&amp;&quot;,lat:0.0, lng:0.0, zoom:0.0},&quot;" table:style-name="ce1">
            <text:p>{id:50683,name:'San Juan de Aram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86,name:'San Juanito',state_id:50,lat:0.0, lng:0.0, zoom:0.0}," table:formula="of:=&quot;{id:&quot;&amp;[Ciudad.A715]&amp;&quot;,name:'&quot;&amp;[Ciudad.B715]&amp;&quot;',state_id:&quot;&amp;[Ciudad.C715]&amp;&quot;,lat:0.0, lng:0.0, zoom:0.0},&quot;" table:style-name="ce1">
            <text:p>{id:50686,name:'San Juanit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89,name:'San Martín',state_id:50,lat:0.0, lng:0.0, zoom:0.0}," table:formula="of:=&quot;{id:&quot;&amp;[Ciudad.A716]&amp;&quot;,name:'&quot;&amp;[Ciudad.B716]&amp;&quot;',state_id:&quot;&amp;[Ciudad.C716]&amp;&quot;,lat:0.0, lng:0.0, zoom:0.0},&quot;" table:style-name="ce1">
            <text:p>{id:50689,name:'San Martín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711,name:'Vista Hermosa',state_id:50,lat:0.0, lng:0.0, zoom:0.0}," table:formula="of:=&quot;{id:&quot;&amp;[Ciudad.A717]&amp;&quot;,name:'&quot;&amp;[Ciudad.B717]&amp;&quot;',state_id:&quot;&amp;[Ciudad.C717]&amp;&quot;,lat:0.0, lng:0.0, zoom:0.0},&quot;" table:style-name="ce1">
            <text:p>{id:50711,name:'Vista Hermos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01,name:'Pasto',state_id:52,lat:0.0, lng:0.0, zoom:0.0}," table:formula="of:=&quot;{id:&quot;&amp;[Ciudad.A718]&amp;&quot;,name:'&quot;&amp;[Ciudad.B718]&amp;&quot;',state_id:&quot;&amp;[Ciudad.C718]&amp;&quot;,lat:0.0, lng:0.0, zoom:0.0},&quot;" table:style-name="ce1">
            <text:p>{id:52001,name:'Past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19,name:'Albán',state_id:52,lat:0.0, lng:0.0, zoom:0.0}," table:formula="of:=&quot;{id:&quot;&amp;[Ciudad.A719]&amp;&quot;,name:'&quot;&amp;[Ciudad.B719]&amp;&quot;',state_id:&quot;&amp;[Ciudad.C719]&amp;&quot;,lat:0.0, lng:0.0, zoom:0.0},&quot;" table:style-name="ce1">
            <text:p>{id:52019,name:'Albá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22,name:'Aldana',state_id:52,lat:0.0, lng:0.0, zoom:0.0}," table:formula="of:=&quot;{id:&quot;&amp;[Ciudad.A720]&amp;&quot;,name:'&quot;&amp;[Ciudad.B720]&amp;&quot;',state_id:&quot;&amp;[Ciudad.C720]&amp;&quot;,lat:0.0, lng:0.0, zoom:0.0},&quot;" table:style-name="ce1">
            <text:p>{id:52022,name:'Aldan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36,name:'Ancuyá',state_id:52,lat:0.0, lng:0.0, zoom:0.0}," table:formula="of:=&quot;{id:&quot;&amp;[Ciudad.A721]&amp;&quot;,name:'&quot;&amp;[Ciudad.B721]&amp;&quot;',state_id:&quot;&amp;[Ciudad.C721]&amp;&quot;,lat:0.0, lng:0.0, zoom:0.0},&quot;" table:style-name="ce1">
            <text:p>{id:52036,name:'Ancuyá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51,name:'Arboleda',state_id:52,lat:0.0, lng:0.0, zoom:0.0}," table:formula="of:=&quot;{id:&quot;&amp;[Ciudad.A722]&amp;&quot;,name:'&quot;&amp;[Ciudad.B722]&amp;&quot;',state_id:&quot;&amp;[Ciudad.C722]&amp;&quot;,lat:0.0, lng:0.0, zoom:0.0},&quot;" table:style-name="ce1">
            <text:p>{id:52051,name:'Arboled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79,name:'Barbacoas',state_id:52,lat:0.0, lng:0.0, zoom:0.0}," table:formula="of:=&quot;{id:&quot;&amp;[Ciudad.A723]&amp;&quot;,name:'&quot;&amp;[Ciudad.B723]&amp;&quot;',state_id:&quot;&amp;[Ciudad.C723]&amp;&quot;,lat:0.0, lng:0.0, zoom:0.0},&quot;" table:style-name="ce1">
            <text:p>{id:52079,name:'Barbacoa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83,name:'Belén',state_id:52,lat:0.0, lng:0.0, zoom:0.0}," table:formula="of:=&quot;{id:&quot;&amp;[Ciudad.A724]&amp;&quot;,name:'&quot;&amp;[Ciudad.B724]&amp;&quot;',state_id:&quot;&amp;[Ciudad.C724]&amp;&quot;,lat:0.0, lng:0.0, zoom:0.0},&quot;" table:style-name="ce1">
            <text:p>{id:52083,name:'Belé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110,name:'Buesaco',state_id:52,lat:0.0, lng:0.0, zoom:0.0}," table:formula="of:=&quot;{id:&quot;&amp;[Ciudad.A725]&amp;&quot;,name:'&quot;&amp;[Ciudad.B725]&amp;&quot;',state_id:&quot;&amp;[Ciudad.C725]&amp;&quot;,lat:0.0, lng:0.0, zoom:0.0},&quot;" table:style-name="ce1">
            <text:p>{id:52110,name:'Buesac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03,name:'Colón',state_id:52,lat:0.0, lng:0.0, zoom:0.0}," table:formula="of:=&quot;{id:&quot;&amp;[Ciudad.A726]&amp;&quot;,name:'&quot;&amp;[Ciudad.B726]&amp;&quot;',state_id:&quot;&amp;[Ciudad.C726]&amp;&quot;,lat:0.0, lng:0.0, zoom:0.0},&quot;" table:style-name="ce1">
            <text:p>{id:52203,name:'Coló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07,name:'Consaca',state_id:52,lat:0.0, lng:0.0, zoom:0.0}," table:formula="of:=&quot;{id:&quot;&amp;[Ciudad.A727]&amp;&quot;,name:'&quot;&amp;[Ciudad.B727]&amp;&quot;',state_id:&quot;&amp;[Ciudad.C727]&amp;&quot;,lat:0.0, lng:0.0, zoom:0.0},&quot;" table:style-name="ce1">
            <text:p>{id:52207,name:'Consac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10,name:'Contadero',state_id:52,lat:0.0, lng:0.0, zoom:0.0}," table:formula="of:=&quot;{id:&quot;&amp;[Ciudad.A728]&amp;&quot;,name:'&quot;&amp;[Ciudad.B728]&amp;&quot;',state_id:&quot;&amp;[Ciudad.C728]&amp;&quot;,lat:0.0, lng:0.0, zoom:0.0},&quot;" table:style-name="ce1">
            <text:p>{id:52210,name:'Contader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15,name:'Córdoba',state_id:52,lat:0.0, lng:0.0, zoom:0.0}," table:formula="of:=&quot;{id:&quot;&amp;[Ciudad.A729]&amp;&quot;,name:'&quot;&amp;[Ciudad.B729]&amp;&quot;',state_id:&quot;&amp;[Ciudad.C729]&amp;&quot;,lat:0.0, lng:0.0, zoom:0.0},&quot;" table:style-name="ce1">
            <text:p>{id:52215,name:'Córdob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24,name:'Cuaspud',state_id:52,lat:0.0, lng:0.0, zoom:0.0}," table:formula="of:=&quot;{id:&quot;&amp;[Ciudad.A730]&amp;&quot;,name:'&quot;&amp;[Ciudad.B730]&amp;&quot;',state_id:&quot;&amp;[Ciudad.C730]&amp;&quot;,lat:0.0, lng:0.0, zoom:0.0},&quot;" table:style-name="ce1">
            <text:p>{id:52224,name:'Cuaspud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27,name:'Cumbal',state_id:52,lat:0.0, lng:0.0, zoom:0.0}," table:formula="of:=&quot;{id:&quot;&amp;[Ciudad.A731]&amp;&quot;,name:'&quot;&amp;[Ciudad.B731]&amp;&quot;',state_id:&quot;&amp;[Ciudad.C731]&amp;&quot;,lat:0.0, lng:0.0, zoom:0.0},&quot;" table:style-name="ce1">
            <text:p>{id:52227,name:'Cumbal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33,name:'Cumbitara',state_id:52,lat:0.0, lng:0.0, zoom:0.0}," table:formula="of:=&quot;{id:&quot;&amp;[Ciudad.A732]&amp;&quot;,name:'&quot;&amp;[Ciudad.B732]&amp;&quot;',state_id:&quot;&amp;[Ciudad.C732]&amp;&quot;,lat:0.0, lng:0.0, zoom:0.0},&quot;" table:style-name="ce1">
            <text:p>{id:52233,name:'Cumbitar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40,name:'Chachagüí',state_id:52,lat:0.0, lng:0.0, zoom:0.0}," table:formula="of:=&quot;{id:&quot;&amp;[Ciudad.A733]&amp;&quot;,name:'&quot;&amp;[Ciudad.B733]&amp;&quot;',state_id:&quot;&amp;[Ciudad.C733]&amp;&quot;,lat:0.0, lng:0.0, zoom:0.0},&quot;" table:style-name="ce1">
            <text:p>{id:52240,name:'Chachagüí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50,name:'El Charco',state_id:52,lat:0.0, lng:0.0, zoom:0.0}," table:formula="of:=&quot;{id:&quot;&amp;[Ciudad.A734]&amp;&quot;,name:'&quot;&amp;[Ciudad.B734]&amp;&quot;',state_id:&quot;&amp;[Ciudad.C734]&amp;&quot;,lat:0.0, lng:0.0, zoom:0.0},&quot;" table:style-name="ce1">
            <text:p>{id:52250,name:'El Charc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54,name:'El Peñol',state_id:52,lat:0.0, lng:0.0, zoom:0.0}," table:formula="of:=&quot;{id:&quot;&amp;[Ciudad.A735]&amp;&quot;,name:'&quot;&amp;[Ciudad.B735]&amp;&quot;',state_id:&quot;&amp;[Ciudad.C735]&amp;&quot;,lat:0.0, lng:0.0, zoom:0.0},&quot;" table:style-name="ce1">
            <text:p>{id:52254,name:'El Peñol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56,name:'El Rosario',state_id:52,lat:0.0, lng:0.0, zoom:0.0}," table:formula="of:=&quot;{id:&quot;&amp;[Ciudad.A736]&amp;&quot;,name:'&quot;&amp;[Ciudad.B736]&amp;&quot;',state_id:&quot;&amp;[Ciudad.C736]&amp;&quot;,lat:0.0, lng:0.0, zoom:0.0},&quot;" table:style-name="ce1">
            <text:p>{id:52256,name:'El Rosari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58,name:'El Tablón de Gómez',state_id:52,lat:0.0, lng:0.0, zoom:0.0}," table:formula="of:=&quot;{id:&quot;&amp;[Ciudad.A737]&amp;&quot;,name:'&quot;&amp;[Ciudad.B737]&amp;&quot;',state_id:&quot;&amp;[Ciudad.C737]&amp;&quot;,lat:0.0, lng:0.0, zoom:0.0},&quot;" table:style-name="ce1">
            <text:p>{id:52258,name:'El Tablón de Gómez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60,name:'El Tambo',state_id:52,lat:0.0, lng:0.0, zoom:0.0}," table:formula="of:=&quot;{id:&quot;&amp;[Ciudad.A738]&amp;&quot;,name:'&quot;&amp;[Ciudad.B738]&amp;&quot;',state_id:&quot;&amp;[Ciudad.C738]&amp;&quot;,lat:0.0, lng:0.0, zoom:0.0},&quot;" table:style-name="ce1">
            <text:p>{id:52260,name:'El Tamb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87,name:'Funes',state_id:52,lat:0.0, lng:0.0, zoom:0.0}," table:formula="of:=&quot;{id:&quot;&amp;[Ciudad.A739]&amp;&quot;,name:'&quot;&amp;[Ciudad.B739]&amp;&quot;',state_id:&quot;&amp;[Ciudad.C739]&amp;&quot;,lat:0.0, lng:0.0, zoom:0.0},&quot;" table:style-name="ce1">
            <text:p>{id:52287,name:'Fun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17,name:'Guachucal',state_id:52,lat:0.0, lng:0.0, zoom:0.0}," table:formula="of:=&quot;{id:&quot;&amp;[Ciudad.A740]&amp;&quot;,name:'&quot;&amp;[Ciudad.B740]&amp;&quot;',state_id:&quot;&amp;[Ciudad.C740]&amp;&quot;,lat:0.0, lng:0.0, zoom:0.0},&quot;" table:style-name="ce1">
            <text:p>{id:52317,name:'Guachucal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20,name:'Guaitarilla',state_id:52,lat:0.0, lng:0.0, zoom:0.0}," table:formula="of:=&quot;{id:&quot;&amp;[Ciudad.A741]&amp;&quot;,name:'&quot;&amp;[Ciudad.B741]&amp;&quot;',state_id:&quot;&amp;[Ciudad.C741]&amp;&quot;,lat:0.0, lng:0.0, zoom:0.0},&quot;" table:style-name="ce1">
            <text:p>{id:52320,name:'Guaitarill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23,name:'Gualmatán',state_id:52,lat:0.0, lng:0.0, zoom:0.0}," table:formula="of:=&quot;{id:&quot;&amp;[Ciudad.A742]&amp;&quot;,name:'&quot;&amp;[Ciudad.B742]&amp;&quot;',state_id:&quot;&amp;[Ciudad.C742]&amp;&quot;,lat:0.0, lng:0.0, zoom:0.0},&quot;" table:style-name="ce1">
            <text:p>{id:52323,name:'Gualmatá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52,name:'Iles',state_id:52,lat:0.0, lng:0.0, zoom:0.0}," table:formula="of:=&quot;{id:&quot;&amp;[Ciudad.A743]&amp;&quot;,name:'&quot;&amp;[Ciudad.B743]&amp;&quot;',state_id:&quot;&amp;[Ciudad.C743]&amp;&quot;,lat:0.0, lng:0.0, zoom:0.0},&quot;" table:style-name="ce1">
            <text:p>{id:52352,name:'Il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54,name:'Imués',state_id:52,lat:0.0, lng:0.0, zoom:0.0}," table:formula="of:=&quot;{id:&quot;&amp;[Ciudad.A744]&amp;&quot;,name:'&quot;&amp;[Ciudad.B744]&amp;&quot;',state_id:&quot;&amp;[Ciudad.C744]&amp;&quot;,lat:0.0, lng:0.0, zoom:0.0},&quot;" table:style-name="ce1">
            <text:p>{id:52354,name:'Imué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56,name:'Ipiales',state_id:52,lat:0.0, lng:0.0, zoom:0.0}," table:formula="of:=&quot;{id:&quot;&amp;[Ciudad.A745]&amp;&quot;,name:'&quot;&amp;[Ciudad.B745]&amp;&quot;',state_id:&quot;&amp;[Ciudad.C745]&amp;&quot;,lat:0.0, lng:0.0, zoom:0.0},&quot;" table:style-name="ce1">
            <text:p>{id:52356,name:'Ipial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78,name:'La Cruz',state_id:52,lat:0.0, lng:0.0, zoom:0.0}," table:formula="of:=&quot;{id:&quot;&amp;[Ciudad.A746]&amp;&quot;,name:'&quot;&amp;[Ciudad.B746]&amp;&quot;',state_id:&quot;&amp;[Ciudad.C746]&amp;&quot;,lat:0.0, lng:0.0, zoom:0.0},&quot;" table:style-name="ce1">
            <text:p>{id:52378,name:'La Cruz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81,name:'La Florida',state_id:52,lat:0.0, lng:0.0, zoom:0.0}," table:formula="of:=&quot;{id:&quot;&amp;[Ciudad.A747]&amp;&quot;,name:'&quot;&amp;[Ciudad.B747]&amp;&quot;',state_id:&quot;&amp;[Ciudad.C747]&amp;&quot;,lat:0.0, lng:0.0, zoom:0.0},&quot;" table:style-name="ce1">
            <text:p>{id:52381,name:'La Florid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85,name:'La Llanada',state_id:52,lat:0.0, lng:0.0, zoom:0.0}," table:formula="of:=&quot;{id:&quot;&amp;[Ciudad.A748]&amp;&quot;,name:'&quot;&amp;[Ciudad.B748]&amp;&quot;',state_id:&quot;&amp;[Ciudad.C748]&amp;&quot;,lat:0.0, lng:0.0, zoom:0.0},&quot;" table:style-name="ce1">
            <text:p>{id:52385,name:'La Llanad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90,name:'La Tola',state_id:52,lat:0.0, lng:0.0, zoom:0.0}," table:formula="of:=&quot;{id:&quot;&amp;[Ciudad.A749]&amp;&quot;,name:'&quot;&amp;[Ciudad.B749]&amp;&quot;',state_id:&quot;&amp;[Ciudad.C749]&amp;&quot;,lat:0.0, lng:0.0, zoom:0.0},&quot;" table:style-name="ce1">
            <text:p>{id:52390,name:'La Tol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99,name:'La Unión',state_id:52,lat:0.0, lng:0.0, zoom:0.0}," table:formula="of:=&quot;{id:&quot;&amp;[Ciudad.A750]&amp;&quot;,name:'&quot;&amp;[Ciudad.B750]&amp;&quot;',state_id:&quot;&amp;[Ciudad.C750]&amp;&quot;,lat:0.0, lng:0.0, zoom:0.0},&quot;" table:style-name="ce1">
            <text:p>{id:52399,name:'La Unió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05,name:'Leiva',state_id:52,lat:0.0, lng:0.0, zoom:0.0}," table:formula="of:=&quot;{id:&quot;&amp;[Ciudad.A751]&amp;&quot;,name:'&quot;&amp;[Ciudad.B751]&amp;&quot;',state_id:&quot;&amp;[Ciudad.C751]&amp;&quot;,lat:0.0, lng:0.0, zoom:0.0},&quot;" table:style-name="ce1">
            <text:p>{id:52405,name:'Leiv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11,name:'Linares',state_id:52,lat:0.0, lng:0.0, zoom:0.0}," table:formula="of:=&quot;{id:&quot;&amp;[Ciudad.A752]&amp;&quot;,name:'&quot;&amp;[Ciudad.B752]&amp;&quot;',state_id:&quot;&amp;[Ciudad.C752]&amp;&quot;,lat:0.0, lng:0.0, zoom:0.0},&quot;" table:style-name="ce1">
            <text:p>{id:52411,name:'Linar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18,name:'Los Andes',state_id:52,lat:0.0, lng:0.0, zoom:0.0}," table:formula="of:=&quot;{id:&quot;&amp;[Ciudad.A753]&amp;&quot;,name:'&quot;&amp;[Ciudad.B753]&amp;&quot;',state_id:&quot;&amp;[Ciudad.C753]&amp;&quot;,lat:0.0, lng:0.0, zoom:0.0},&quot;" table:style-name="ce1">
            <text:p>{id:52418,name:'Los And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27,name:'Magüí',state_id:52,lat:0.0, lng:0.0, zoom:0.0}," table:formula="of:=&quot;{id:&quot;&amp;[Ciudad.A754]&amp;&quot;,name:'&quot;&amp;[Ciudad.B754]&amp;&quot;',state_id:&quot;&amp;[Ciudad.C754]&amp;&quot;,lat:0.0, lng:0.0, zoom:0.0},&quot;" table:style-name="ce1">
            <text:p>{id:52427,name:'Magüí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35,name:'Mallama',state_id:52,lat:0.0, lng:0.0, zoom:0.0}," table:formula="of:=&quot;{id:&quot;&amp;[Ciudad.A755]&amp;&quot;,name:'&quot;&amp;[Ciudad.B755]&amp;&quot;',state_id:&quot;&amp;[Ciudad.C755]&amp;&quot;,lat:0.0, lng:0.0, zoom:0.0},&quot;" table:style-name="ce1">
            <text:p>{id:52435,name:'Mallam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73,name:'Mosquera',state_id:52,lat:0.0, lng:0.0, zoom:0.0}," table:formula="of:=&quot;{id:&quot;&amp;[Ciudad.A756]&amp;&quot;,name:'&quot;&amp;[Ciudad.B756]&amp;&quot;',state_id:&quot;&amp;[Ciudad.C756]&amp;&quot;,lat:0.0, lng:0.0, zoom:0.0},&quot;" table:style-name="ce1">
            <text:p>{id:52473,name:'Mosquer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80,name:'Nariño',state_id:52,lat:0.0, lng:0.0, zoom:0.0}," table:formula="of:=&quot;{id:&quot;&amp;[Ciudad.A757]&amp;&quot;,name:'&quot;&amp;[Ciudad.B757]&amp;&quot;',state_id:&quot;&amp;[Ciudad.C757]&amp;&quot;,lat:0.0, lng:0.0, zoom:0.0},&quot;" table:style-name="ce1">
            <text:p>{id:52480,name:'Nariñ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90,name:'Olaya Herrera',state_id:52,lat:0.0, lng:0.0, zoom:0.0}," table:formula="of:=&quot;{id:&quot;&amp;[Ciudad.A758]&amp;&quot;,name:'&quot;&amp;[Ciudad.B758]&amp;&quot;',state_id:&quot;&amp;[Ciudad.C758]&amp;&quot;,lat:0.0, lng:0.0, zoom:0.0},&quot;" table:style-name="ce1">
            <text:p>{id:52490,name:'Olaya Herrer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06,name:'Ospina',state_id:52,lat:0.0, lng:0.0, zoom:0.0}," table:formula="of:=&quot;{id:&quot;&amp;[Ciudad.A759]&amp;&quot;,name:'&quot;&amp;[Ciudad.B759]&amp;&quot;',state_id:&quot;&amp;[Ciudad.C759]&amp;&quot;,lat:0.0, lng:0.0, zoom:0.0},&quot;" table:style-name="ce1">
            <text:p>{id:52506,name:'Ospin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20,name:'Francisco Pizarro',state_id:52,lat:0.0, lng:0.0, zoom:0.0}," table:formula="of:=&quot;{id:&quot;&amp;[Ciudad.A760]&amp;&quot;,name:'&quot;&amp;[Ciudad.B760]&amp;&quot;',state_id:&quot;&amp;[Ciudad.C760]&amp;&quot;,lat:0.0, lng:0.0, zoom:0.0},&quot;" table:style-name="ce1">
            <text:p>{id:52520,name:'Francisco Pizarr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40,name:'Policarpa',state_id:52,lat:0.0, lng:0.0, zoom:0.0}," table:formula="of:=&quot;{id:&quot;&amp;[Ciudad.A761]&amp;&quot;,name:'&quot;&amp;[Ciudad.B761]&amp;&quot;',state_id:&quot;&amp;[Ciudad.C761]&amp;&quot;,lat:0.0, lng:0.0, zoom:0.0},&quot;" table:style-name="ce1">
            <text:p>{id:52540,name:'Policarp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60,name:'Potosí',state_id:52,lat:0.0, lng:0.0, zoom:0.0}," table:formula="of:=&quot;{id:&quot;&amp;[Ciudad.A762]&amp;&quot;,name:'&quot;&amp;[Ciudad.B762]&amp;&quot;',state_id:&quot;&amp;[Ciudad.C762]&amp;&quot;,lat:0.0, lng:0.0, zoom:0.0},&quot;" table:style-name="ce1">
            <text:p>{id:52560,name:'Potosí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65,name:'Providencia',state_id:52,lat:0.0, lng:0.0, zoom:0.0}," table:formula="of:=&quot;{id:&quot;&amp;[Ciudad.A763]&amp;&quot;,name:'&quot;&amp;[Ciudad.B763]&amp;&quot;',state_id:&quot;&amp;[Ciudad.C763]&amp;&quot;,lat:0.0, lng:0.0, zoom:0.0},&quot;" table:style-name="ce1">
            <text:p>{id:52565,name:'Providenci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73,name:'Puerres',state_id:52,lat:0.0, lng:0.0, zoom:0.0}," table:formula="of:=&quot;{id:&quot;&amp;[Ciudad.A764]&amp;&quot;,name:'&quot;&amp;[Ciudad.B764]&amp;&quot;',state_id:&quot;&amp;[Ciudad.C764]&amp;&quot;,lat:0.0, lng:0.0, zoom:0.0},&quot;" table:style-name="ce1">
            <text:p>{id:52573,name:'Puerr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85,name:'Pupiales',state_id:52,lat:0.0, lng:0.0, zoom:0.0}," table:formula="of:=&quot;{id:&quot;&amp;[Ciudad.A765]&amp;&quot;,name:'&quot;&amp;[Ciudad.B765]&amp;&quot;',state_id:&quot;&amp;[Ciudad.C765]&amp;&quot;,lat:0.0, lng:0.0, zoom:0.0},&quot;" table:style-name="ce1">
            <text:p>{id:52585,name:'Pupial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12,name:'Ricaurte',state_id:52,lat:0.0, lng:0.0, zoom:0.0}," table:formula="of:=&quot;{id:&quot;&amp;[Ciudad.A766]&amp;&quot;,name:'&quot;&amp;[Ciudad.B766]&amp;&quot;',state_id:&quot;&amp;[Ciudad.C766]&amp;&quot;,lat:0.0, lng:0.0, zoom:0.0},&quot;" table:style-name="ce1">
            <text:p>{id:52612,name:'Ricaurte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21,name:'Roberto Payán',state_id:52,lat:0.0, lng:0.0, zoom:0.0}," table:formula="of:=&quot;{id:&quot;&amp;[Ciudad.A767]&amp;&quot;,name:'&quot;&amp;[Ciudad.B767]&amp;&quot;',state_id:&quot;&amp;[Ciudad.C767]&amp;&quot;,lat:0.0, lng:0.0, zoom:0.0},&quot;" table:style-name="ce1">
            <text:p>{id:52621,name:'Roberto Payá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78,name:'Samaniego',state_id:52,lat:0.0, lng:0.0, zoom:0.0}," table:formula="of:=&quot;{id:&quot;&amp;[Ciudad.A768]&amp;&quot;,name:'&quot;&amp;[Ciudad.B768]&amp;&quot;',state_id:&quot;&amp;[Ciudad.C768]&amp;&quot;,lat:0.0, lng:0.0, zoom:0.0},&quot;" table:style-name="ce1">
            <text:p>{id:52678,name:'Samanieg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83,name:'Sandoná',state_id:52,lat:0.0, lng:0.0, zoom:0.0}," table:formula="of:=&quot;{id:&quot;&amp;[Ciudad.A769]&amp;&quot;,name:'&quot;&amp;[Ciudad.B769]&amp;&quot;',state_id:&quot;&amp;[Ciudad.C769]&amp;&quot;,lat:0.0, lng:0.0, zoom:0.0},&quot;" table:style-name="ce1">
            <text:p>{id:52683,name:'Sandoná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85,name:'San Bernardo',state_id:52,lat:0.0, lng:0.0, zoom:0.0}," table:formula="of:=&quot;{id:&quot;&amp;[Ciudad.A770]&amp;&quot;,name:'&quot;&amp;[Ciudad.B770]&amp;&quot;',state_id:&quot;&amp;[Ciudad.C770]&amp;&quot;,lat:0.0, lng:0.0, zoom:0.0},&quot;" table:style-name="ce1">
            <text:p>{id:52685,name:'San Bernard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87,name:'San Lorenzo',state_id:52,lat:0.0, lng:0.0, zoom:0.0}," table:formula="of:=&quot;{id:&quot;&amp;[Ciudad.A771]&amp;&quot;,name:'&quot;&amp;[Ciudad.B771]&amp;&quot;',state_id:&quot;&amp;[Ciudad.C771]&amp;&quot;,lat:0.0, lng:0.0, zoom:0.0},&quot;" table:style-name="ce1">
            <text:p>{id:52687,name:'San Lorenz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93,name:'San Pablo',state_id:52,lat:0.0, lng:0.0, zoom:0.0}," table:formula="of:=&quot;{id:&quot;&amp;[Ciudad.A772]&amp;&quot;,name:'&quot;&amp;[Ciudad.B772]&amp;&quot;',state_id:&quot;&amp;[Ciudad.C772]&amp;&quot;,lat:0.0, lng:0.0, zoom:0.0},&quot;" table:style-name="ce1">
            <text:p>{id:52693,name:'San Pabl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94,name:'San Pedro de Cartago',state_id:52,lat:0.0, lng:0.0, zoom:0.0}," table:formula="of:=&quot;{id:&quot;&amp;[Ciudad.A773]&amp;&quot;,name:'&quot;&amp;[Ciudad.B773]&amp;&quot;',state_id:&quot;&amp;[Ciudad.C773]&amp;&quot;,lat:0.0, lng:0.0, zoom:0.0},&quot;" table:style-name="ce1">
            <text:p>{id:52694,name:'San Pedro de Cartag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96,name:'Santa Bárbara',state_id:52,lat:0.0, lng:0.0, zoom:0.0}," table:formula="of:=&quot;{id:&quot;&amp;[Ciudad.A774]&amp;&quot;,name:'&quot;&amp;[Ciudad.B774]&amp;&quot;',state_id:&quot;&amp;[Ciudad.C774]&amp;&quot;,lat:0.0, lng:0.0, zoom:0.0},&quot;" table:style-name="ce1">
            <text:p>{id:52696,name:'Santa Bárbar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99,name:'Santacruz',state_id:52,lat:0.0, lng:0.0, zoom:0.0}," table:formula="of:=&quot;{id:&quot;&amp;[Ciudad.A775]&amp;&quot;,name:'&quot;&amp;[Ciudad.B775]&amp;&quot;',state_id:&quot;&amp;[Ciudad.C775]&amp;&quot;,lat:0.0, lng:0.0, zoom:0.0},&quot;" table:style-name="ce1">
            <text:p>{id:52699,name:'Santacruz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720,name:'Sapuyes',state_id:52,lat:0.0, lng:0.0, zoom:0.0}," table:formula="of:=&quot;{id:&quot;&amp;[Ciudad.A776]&amp;&quot;,name:'&quot;&amp;[Ciudad.B776]&amp;&quot;',state_id:&quot;&amp;[Ciudad.C776]&amp;&quot;,lat:0.0, lng:0.0, zoom:0.0},&quot;" table:style-name="ce1">
            <text:p>{id:52720,name:'Sapuy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786,name:'Taminango',state_id:52,lat:0.0, lng:0.0, zoom:0.0}," table:formula="of:=&quot;{id:&quot;&amp;[Ciudad.A777]&amp;&quot;,name:'&quot;&amp;[Ciudad.B777]&amp;&quot;',state_id:&quot;&amp;[Ciudad.C777]&amp;&quot;,lat:0.0, lng:0.0, zoom:0.0},&quot;" table:style-name="ce1">
            <text:p>{id:52786,name:'Taminang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788,name:'Tangua',state_id:52,lat:0.0, lng:0.0, zoom:0.0}," table:formula="of:=&quot;{id:&quot;&amp;[Ciudad.A778]&amp;&quot;,name:'&quot;&amp;[Ciudad.B778]&amp;&quot;',state_id:&quot;&amp;[Ciudad.C778]&amp;&quot;,lat:0.0, lng:0.0, zoom:0.0},&quot;" table:style-name="ce1">
            <text:p>{id:52788,name:'Tangu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35,name:'San Andrés de Tumaco',state_id:52,lat:0.0, lng:0.0, zoom:0.0}," table:formula="of:=&quot;{id:&quot;&amp;[Ciudad.A779]&amp;&quot;,name:'&quot;&amp;[Ciudad.B779]&amp;&quot;',state_id:&quot;&amp;[Ciudad.C779]&amp;&quot;,lat:0.0, lng:0.0, zoom:0.0},&quot;" table:style-name="ce1">
            <text:p>{id:52835,name:'San Andrés de Tumac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38,name:'Túquerres',state_id:52,lat:0.0, lng:0.0, zoom:0.0}," table:formula="of:=&quot;{id:&quot;&amp;[Ciudad.A780]&amp;&quot;,name:'&quot;&amp;[Ciudad.B780]&amp;&quot;',state_id:&quot;&amp;[Ciudad.C780]&amp;&quot;,lat:0.0, lng:0.0, zoom:0.0},&quot;" table:style-name="ce1">
            <text:p>{id:52838,name:'Túquerr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85,name:'Yacuanquer',state_id:52,lat:0.0, lng:0.0, zoom:0.0}," table:formula="of:=&quot;{id:&quot;&amp;[Ciudad.A781]&amp;&quot;,name:'&quot;&amp;[Ciudad.B781]&amp;&quot;',state_id:&quot;&amp;[Ciudad.C781]&amp;&quot;,lat:0.0, lng:0.0, zoom:0.0},&quot;" table:style-name="ce1">
            <text:p>{id:52885,name:'Yacuanquer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01,name:'Cúcuta',state_id:54,lat:0.0, lng:0.0, zoom:0.0}," table:formula="of:=&quot;{id:&quot;&amp;[Ciudad.A782]&amp;&quot;,name:'&quot;&amp;[Ciudad.B782]&amp;&quot;',state_id:&quot;&amp;[Ciudad.C782]&amp;&quot;,lat:0.0, lng:0.0, zoom:0.0},&quot;" table:style-name="ce1">
            <text:p>{id:54001,name:'Cúcu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03,name:'Abrego',state_id:54,lat:0.0, lng:0.0, zoom:0.0}," table:formula="of:=&quot;{id:&quot;&amp;[Ciudad.A783]&amp;&quot;,name:'&quot;&amp;[Ciudad.B783]&amp;&quot;',state_id:&quot;&amp;[Ciudad.C783]&amp;&quot;,lat:0.0, lng:0.0, zoom:0.0},&quot;" table:style-name="ce1">
            <text:p>{id:54003,name:'Abreg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51,name:'Arboledas',state_id:54,lat:0.0, lng:0.0, zoom:0.0}," table:formula="of:=&quot;{id:&quot;&amp;[Ciudad.A784]&amp;&quot;,name:'&quot;&amp;[Ciudad.B784]&amp;&quot;',state_id:&quot;&amp;[Ciudad.C784]&amp;&quot;,lat:0.0, lng:0.0, zoom:0.0},&quot;" table:style-name="ce1">
            <text:p>{id:54051,name:'Arboledas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99,name:'Bochalema',state_id:54,lat:0.0, lng:0.0, zoom:0.0}," table:formula="of:=&quot;{id:&quot;&amp;[Ciudad.A785]&amp;&quot;,name:'&quot;&amp;[Ciudad.B785]&amp;&quot;',state_id:&quot;&amp;[Ciudad.C785]&amp;&quot;,lat:0.0, lng:0.0, zoom:0.0},&quot;" table:style-name="ce1">
            <text:p>{id:54099,name:'Bochalem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09,name:'Bucarasica',state_id:54,lat:0.0, lng:0.0, zoom:0.0}," table:formula="of:=&quot;{id:&quot;&amp;[Ciudad.A786]&amp;&quot;,name:'&quot;&amp;[Ciudad.B786]&amp;&quot;',state_id:&quot;&amp;[Ciudad.C786]&amp;&quot;,lat:0.0, lng:0.0, zoom:0.0},&quot;" table:style-name="ce1">
            <text:p>{id:54109,name:'Bucarasic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25,name:'Cácota',state_id:54,lat:0.0, lng:0.0, zoom:0.0}," table:formula="of:=&quot;{id:&quot;&amp;[Ciudad.A787]&amp;&quot;,name:'&quot;&amp;[Ciudad.B787]&amp;&quot;',state_id:&quot;&amp;[Ciudad.C787]&amp;&quot;,lat:0.0, lng:0.0, zoom:0.0},&quot;" table:style-name="ce1">
            <text:p>{id:54125,name:'Cáco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28,name:'Cachirá',state_id:54,lat:0.0, lng:0.0, zoom:0.0}," table:formula="of:=&quot;{id:&quot;&amp;[Ciudad.A788]&amp;&quot;,name:'&quot;&amp;[Ciudad.B788]&amp;&quot;',state_id:&quot;&amp;[Ciudad.C788]&amp;&quot;,lat:0.0, lng:0.0, zoom:0.0},&quot;" table:style-name="ce1">
            <text:p>{id:54128,name:'Cachirá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72,name:'Chinácota',state_id:54,lat:0.0, lng:0.0, zoom:0.0}," table:formula="of:=&quot;{id:&quot;&amp;[Ciudad.A789]&amp;&quot;,name:'&quot;&amp;[Ciudad.B789]&amp;&quot;',state_id:&quot;&amp;[Ciudad.C789]&amp;&quot;,lat:0.0, lng:0.0, zoom:0.0},&quot;" table:style-name="ce1">
            <text:p>{id:54172,name:'Chináco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74,name:'Chitagá',state_id:54,lat:0.0, lng:0.0, zoom:0.0}," table:formula="of:=&quot;{id:&quot;&amp;[Ciudad.A790]&amp;&quot;,name:'&quot;&amp;[Ciudad.B790]&amp;&quot;',state_id:&quot;&amp;[Ciudad.C790]&amp;&quot;,lat:0.0, lng:0.0, zoom:0.0},&quot;" table:style-name="ce1">
            <text:p>{id:54174,name:'Chitagá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06,name:'Convención',state_id:54,lat:0.0, lng:0.0, zoom:0.0}," table:formula="of:=&quot;{id:&quot;&amp;[Ciudad.A791]&amp;&quot;,name:'&quot;&amp;[Ciudad.B791]&amp;&quot;',state_id:&quot;&amp;[Ciudad.C791]&amp;&quot;,lat:0.0, lng:0.0, zoom:0.0},&quot;" table:style-name="ce1">
            <text:p>{id:54206,name:'Convención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23,name:'Cucutilla',state_id:54,lat:0.0, lng:0.0, zoom:0.0}," table:formula="of:=&quot;{id:&quot;&amp;[Ciudad.A792]&amp;&quot;,name:'&quot;&amp;[Ciudad.B792]&amp;&quot;',state_id:&quot;&amp;[Ciudad.C792]&amp;&quot;,lat:0.0, lng:0.0, zoom:0.0},&quot;" table:style-name="ce1">
            <text:p>{id:54223,name:'Cucutill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39,name:'Durania',state_id:54,lat:0.0, lng:0.0, zoom:0.0}," table:formula="of:=&quot;{id:&quot;&amp;[Ciudad.A793]&amp;&quot;,name:'&quot;&amp;[Ciudad.B793]&amp;&quot;',state_id:&quot;&amp;[Ciudad.C793]&amp;&quot;,lat:0.0, lng:0.0, zoom:0.0},&quot;" table:style-name="ce1">
            <text:p>{id:54239,name:'Durani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45,name:'El Carmen',state_id:54,lat:0.0, lng:0.0, zoom:0.0}," table:formula="of:=&quot;{id:&quot;&amp;[Ciudad.A794]&amp;&quot;,name:'&quot;&amp;[Ciudad.B794]&amp;&quot;',state_id:&quot;&amp;[Ciudad.C794]&amp;&quot;,lat:0.0, lng:0.0, zoom:0.0},&quot;" table:style-name="ce1">
            <text:p>{id:54245,name:'El Carmen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50,name:'El Tarra',state_id:54,lat:0.0, lng:0.0, zoom:0.0}," table:formula="of:=&quot;{id:&quot;&amp;[Ciudad.A795]&amp;&quot;,name:'&quot;&amp;[Ciudad.B795]&amp;&quot;',state_id:&quot;&amp;[Ciudad.C795]&amp;&quot;,lat:0.0, lng:0.0, zoom:0.0},&quot;" table:style-name="ce1">
            <text:p>{id:54250,name:'El Tarr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61,name:'El Zulia',state_id:54,lat:0.0, lng:0.0, zoom:0.0}," table:formula="of:=&quot;{id:&quot;&amp;[Ciudad.A796]&amp;&quot;,name:'&quot;&amp;[Ciudad.B796]&amp;&quot;',state_id:&quot;&amp;[Ciudad.C796]&amp;&quot;,lat:0.0, lng:0.0, zoom:0.0},&quot;" table:style-name="ce1">
            <text:p>{id:54261,name:'El Zuli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13,name:'Gramalote',state_id:54,lat:0.0, lng:0.0, zoom:0.0}," table:formula="of:=&quot;{id:&quot;&amp;[Ciudad.A797]&amp;&quot;,name:'&quot;&amp;[Ciudad.B797]&amp;&quot;',state_id:&quot;&amp;[Ciudad.C797]&amp;&quot;,lat:0.0, lng:0.0, zoom:0.0},&quot;" table:style-name="ce1">
            <text:p>{id:54313,name:'Gramalote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44,name:'Hacarí',state_id:54,lat:0.0, lng:0.0, zoom:0.0}," table:formula="of:=&quot;{id:&quot;&amp;[Ciudad.A798]&amp;&quot;,name:'&quot;&amp;[Ciudad.B798]&amp;&quot;',state_id:&quot;&amp;[Ciudad.C798]&amp;&quot;,lat:0.0, lng:0.0, zoom:0.0},&quot;" table:style-name="ce1">
            <text:p>{id:54344,name:'Hacarí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47,name:'Herrán',state_id:54,lat:0.0, lng:0.0, zoom:0.0}," table:formula="of:=&quot;{id:&quot;&amp;[Ciudad.A799]&amp;&quot;,name:'&quot;&amp;[Ciudad.B799]&amp;&quot;',state_id:&quot;&amp;[Ciudad.C799]&amp;&quot;,lat:0.0, lng:0.0, zoom:0.0},&quot;" table:style-name="ce1">
            <text:p>{id:54347,name:'Herrán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77,name:'Labateca',state_id:54,lat:0.0, lng:0.0, zoom:0.0}," table:formula="of:=&quot;{id:&quot;&amp;[Ciudad.A800]&amp;&quot;,name:'&quot;&amp;[Ciudad.B800]&amp;&quot;',state_id:&quot;&amp;[Ciudad.C800]&amp;&quot;,lat:0.0, lng:0.0, zoom:0.0},&quot;" table:style-name="ce1">
            <text:p>{id:54377,name:'Labatec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85,name:'La Esperanza',state_id:54,lat:0.0, lng:0.0, zoom:0.0}," table:formula="of:=&quot;{id:&quot;&amp;[Ciudad.A801]&amp;&quot;,name:'&quot;&amp;[Ciudad.B801]&amp;&quot;',state_id:&quot;&amp;[Ciudad.C801]&amp;&quot;,lat:0.0, lng:0.0, zoom:0.0},&quot;" table:style-name="ce1">
            <text:p>{id:54385,name:'La Esperanz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98,name:'La Playa',state_id:54,lat:0.0, lng:0.0, zoom:0.0}," table:formula="of:=&quot;{id:&quot;&amp;[Ciudad.A802]&amp;&quot;,name:'&quot;&amp;[Ciudad.B802]&amp;&quot;',state_id:&quot;&amp;[Ciudad.C802]&amp;&quot;,lat:0.0, lng:0.0, zoom:0.0},&quot;" table:style-name="ce1">
            <text:p>{id:54398,name:'La Play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05,name:'Los Patios',state_id:54,lat:0.0, lng:0.0, zoom:0.0}," table:formula="of:=&quot;{id:&quot;&amp;[Ciudad.A803]&amp;&quot;,name:'&quot;&amp;[Ciudad.B803]&amp;&quot;',state_id:&quot;&amp;[Ciudad.C803]&amp;&quot;,lat:0.0, lng:0.0, zoom:0.0},&quot;" table:style-name="ce1">
            <text:p>{id:54405,name:'Los Patios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18,name:'Lourdes',state_id:54,lat:0.0, lng:0.0, zoom:0.0}," table:formula="of:=&quot;{id:&quot;&amp;[Ciudad.A804]&amp;&quot;,name:'&quot;&amp;[Ciudad.B804]&amp;&quot;',state_id:&quot;&amp;[Ciudad.C804]&amp;&quot;,lat:0.0, lng:0.0, zoom:0.0},&quot;" table:style-name="ce1">
            <text:p>{id:54418,name:'Lourdes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80,name:'Mutiscua',state_id:54,lat:0.0, lng:0.0, zoom:0.0}," table:formula="of:=&quot;{id:&quot;&amp;[Ciudad.A805]&amp;&quot;,name:'&quot;&amp;[Ciudad.B805]&amp;&quot;',state_id:&quot;&amp;[Ciudad.C805]&amp;&quot;,lat:0.0, lng:0.0, zoom:0.0},&quot;" table:style-name="ce1">
            <text:p>{id:54480,name:'Mutiscu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98,name:'Ocaña',state_id:54,lat:0.0, lng:0.0, zoom:0.0}," table:formula="of:=&quot;{id:&quot;&amp;[Ciudad.A806]&amp;&quot;,name:'&quot;&amp;[Ciudad.B806]&amp;&quot;',state_id:&quot;&amp;[Ciudad.C806]&amp;&quot;,lat:0.0, lng:0.0, zoom:0.0},&quot;" table:style-name="ce1">
            <text:p>{id:54498,name:'Ocañ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518,name:'Pamplona',state_id:54,lat:0.0, lng:0.0, zoom:0.0}," table:formula="of:=&quot;{id:&quot;&amp;[Ciudad.A807]&amp;&quot;,name:'&quot;&amp;[Ciudad.B807]&amp;&quot;',state_id:&quot;&amp;[Ciudad.C807]&amp;&quot;,lat:0.0, lng:0.0, zoom:0.0},&quot;" table:style-name="ce1">
            <text:p>{id:54518,name:'Pamplon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520,name:'Pamplonita',state_id:54,lat:0.0, lng:0.0, zoom:0.0}," table:formula="of:=&quot;{id:&quot;&amp;[Ciudad.A808]&amp;&quot;,name:'&quot;&amp;[Ciudad.B808]&amp;&quot;',state_id:&quot;&amp;[Ciudad.C808]&amp;&quot;,lat:0.0, lng:0.0, zoom:0.0},&quot;" table:style-name="ce1">
            <text:p>{id:54520,name:'Pamploni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553,name:'Puerto Santander',state_id:54,lat:0.0, lng:0.0, zoom:0.0}," table:formula="of:=&quot;{id:&quot;&amp;[Ciudad.A809]&amp;&quot;,name:'&quot;&amp;[Ciudad.B809]&amp;&quot;',state_id:&quot;&amp;[Ciudad.C809]&amp;&quot;,lat:0.0, lng:0.0, zoom:0.0},&quot;" table:style-name="ce1">
            <text:p>{id:54553,name:'Puerto Santander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599,name:'Ragonvalia',state_id:54,lat:0.0, lng:0.0, zoom:0.0}," table:formula="of:=&quot;{id:&quot;&amp;[Ciudad.A810]&amp;&quot;,name:'&quot;&amp;[Ciudad.B810]&amp;&quot;',state_id:&quot;&amp;[Ciudad.C810]&amp;&quot;,lat:0.0, lng:0.0, zoom:0.0},&quot;" table:style-name="ce1">
            <text:p>{id:54599,name:'Ragonvali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60,name:'Salazar',state_id:54,lat:0.0, lng:0.0, zoom:0.0}," table:formula="of:=&quot;{id:&quot;&amp;[Ciudad.A811]&amp;&quot;,name:'&quot;&amp;[Ciudad.B811]&amp;&quot;',state_id:&quot;&amp;[Ciudad.C811]&amp;&quot;,lat:0.0, lng:0.0, zoom:0.0},&quot;" table:style-name="ce1">
            <text:p>{id:54660,name:'Salazar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70,name:'San Calixto',state_id:54,lat:0.0, lng:0.0, zoom:0.0}," table:formula="of:=&quot;{id:&quot;&amp;[Ciudad.A812]&amp;&quot;,name:'&quot;&amp;[Ciudad.B812]&amp;&quot;',state_id:&quot;&amp;[Ciudad.C812]&amp;&quot;,lat:0.0, lng:0.0, zoom:0.0},&quot;" table:style-name="ce1">
            <text:p>{id:54670,name:'San Calixt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73,name:'San Cayetano',state_id:54,lat:0.0, lng:0.0, zoom:0.0}," table:formula="of:=&quot;{id:&quot;&amp;[Ciudad.A813]&amp;&quot;,name:'&quot;&amp;[Ciudad.B813]&amp;&quot;',state_id:&quot;&amp;[Ciudad.C813]&amp;&quot;,lat:0.0, lng:0.0, zoom:0.0},&quot;" table:style-name="ce1">
            <text:p>{id:54673,name:'San Cayetan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80,name:'Santiago',state_id:54,lat:0.0, lng:0.0, zoom:0.0}," table:formula="of:=&quot;{id:&quot;&amp;[Ciudad.A814]&amp;&quot;,name:'&quot;&amp;[Ciudad.B814]&amp;&quot;',state_id:&quot;&amp;[Ciudad.C814]&amp;&quot;,lat:0.0, lng:0.0, zoom:0.0},&quot;" table:style-name="ce1">
            <text:p>{id:54680,name:'Santiag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720,name:'Sardinata',state_id:54,lat:0.0, lng:0.0, zoom:0.0}," table:formula="of:=&quot;{id:&quot;&amp;[Ciudad.A815]&amp;&quot;,name:'&quot;&amp;[Ciudad.B815]&amp;&quot;',state_id:&quot;&amp;[Ciudad.C815]&amp;&quot;,lat:0.0, lng:0.0, zoom:0.0},&quot;" table:style-name="ce1">
            <text:p>{id:54720,name:'Sardina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743,name:'Silos',state_id:54,lat:0.0, lng:0.0, zoom:0.0}," table:formula="of:=&quot;{id:&quot;&amp;[Ciudad.A816]&amp;&quot;,name:'&quot;&amp;[Ciudad.B816]&amp;&quot;',state_id:&quot;&amp;[Ciudad.C816]&amp;&quot;,lat:0.0, lng:0.0, zoom:0.0},&quot;" table:style-name="ce1">
            <text:p>{id:54743,name:'Silos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00,name:'Teorama',state_id:54,lat:0.0, lng:0.0, zoom:0.0}," table:formula="of:=&quot;{id:&quot;&amp;[Ciudad.A817]&amp;&quot;,name:'&quot;&amp;[Ciudad.B817]&amp;&quot;',state_id:&quot;&amp;[Ciudad.C817]&amp;&quot;,lat:0.0, lng:0.0, zoom:0.0},&quot;" table:style-name="ce1">
            <text:p>{id:54800,name:'Teoram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10,name:'Tibú',state_id:54,lat:0.0, lng:0.0, zoom:0.0}," table:formula="of:=&quot;{id:&quot;&amp;[Ciudad.A818]&amp;&quot;,name:'&quot;&amp;[Ciudad.B818]&amp;&quot;',state_id:&quot;&amp;[Ciudad.C818]&amp;&quot;,lat:0.0, lng:0.0, zoom:0.0},&quot;" table:style-name="ce1">
            <text:p>{id:54810,name:'Tibú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20,name:'Toledo',state_id:54,lat:0.0, lng:0.0, zoom:0.0}," table:formula="of:=&quot;{id:&quot;&amp;[Ciudad.A819]&amp;&quot;,name:'&quot;&amp;[Ciudad.B819]&amp;&quot;',state_id:&quot;&amp;[Ciudad.C819]&amp;&quot;,lat:0.0, lng:0.0, zoom:0.0},&quot;" table:style-name="ce1">
            <text:p>{id:54820,name:'Toled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71,name:'Villa Caro',state_id:54,lat:0.0, lng:0.0, zoom:0.0}," table:formula="of:=&quot;{id:&quot;&amp;[Ciudad.A820]&amp;&quot;,name:'&quot;&amp;[Ciudad.B820]&amp;&quot;',state_id:&quot;&amp;[Ciudad.C820]&amp;&quot;,lat:0.0, lng:0.0, zoom:0.0},&quot;" table:style-name="ce1">
            <text:p>{id:54871,name:'Villa Car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74,name:'Villa del Rosario',state_id:54,lat:0.0, lng:0.0, zoom:0.0}," table:formula="of:=&quot;{id:&quot;&amp;[Ciudad.A821]&amp;&quot;,name:'&quot;&amp;[Ciudad.B821]&amp;&quot;',state_id:&quot;&amp;[Ciudad.C821]&amp;&quot;,lat:0.0, lng:0.0, zoom:0.0},&quot;" table:style-name="ce1">
            <text:p>{id:54874,name:'Villa del Rosari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001,name:'Armenia',state_id:63,lat:0.0, lng:0.0, zoom:0.0}," table:formula="of:=&quot;{id:&quot;&amp;[Ciudad.A822]&amp;&quot;,name:'&quot;&amp;[Ciudad.B822]&amp;&quot;',state_id:&quot;&amp;[Ciudad.C822]&amp;&quot;,lat:0.0, lng:0.0, zoom:0.0},&quot;" table:style-name="ce1">
            <text:p>{id:63001,name:'Armeni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111,name:'Buenavista',state_id:63,lat:0.0, lng:0.0, zoom:0.0}," table:formula="of:=&quot;{id:&quot;&amp;[Ciudad.A823]&amp;&quot;,name:'&quot;&amp;[Ciudad.B823]&amp;&quot;',state_id:&quot;&amp;[Ciudad.C823]&amp;&quot;,lat:0.0, lng:0.0, zoom:0.0},&quot;" table:style-name="ce1">
            <text:p>{id:63111,name:'Buenavist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130,name:'Calarcá',state_id:63,lat:0.0, lng:0.0, zoom:0.0}," table:formula="of:=&quot;{id:&quot;&amp;[Ciudad.A824]&amp;&quot;,name:'&quot;&amp;[Ciudad.B824]&amp;&quot;',state_id:&quot;&amp;[Ciudad.C824]&amp;&quot;,lat:0.0, lng:0.0, zoom:0.0},&quot;" table:style-name="ce1">
            <text:p>{id:63130,name:'Calarcá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190,name:'Circasia',state_id:63,lat:0.0, lng:0.0, zoom:0.0}," table:formula="of:=&quot;{id:&quot;&amp;[Ciudad.A825]&amp;&quot;,name:'&quot;&amp;[Ciudad.B825]&amp;&quot;',state_id:&quot;&amp;[Ciudad.C825]&amp;&quot;,lat:0.0, lng:0.0, zoom:0.0},&quot;" table:style-name="ce1">
            <text:p>{id:63190,name:'Circasi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212,name:'Córdoba',state_id:63,lat:0.0, lng:0.0, zoom:0.0}," table:formula="of:=&quot;{id:&quot;&amp;[Ciudad.A826]&amp;&quot;,name:'&quot;&amp;[Ciudad.B826]&amp;&quot;',state_id:&quot;&amp;[Ciudad.C826]&amp;&quot;,lat:0.0, lng:0.0, zoom:0.0},&quot;" table:style-name="ce1">
            <text:p>{id:63212,name:'Córdob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272,name:'Filandia',state_id:63,lat:0.0, lng:0.0, zoom:0.0}," table:formula="of:=&quot;{id:&quot;&amp;[Ciudad.A827]&amp;&quot;,name:'&quot;&amp;[Ciudad.B827]&amp;&quot;',state_id:&quot;&amp;[Ciudad.C827]&amp;&quot;,lat:0.0, lng:0.0, zoom:0.0},&quot;" table:style-name="ce1">
            <text:p>{id:63272,name:'Filandi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302,name:'Génova',state_id:63,lat:0.0, lng:0.0, zoom:0.0}," table:formula="of:=&quot;{id:&quot;&amp;[Ciudad.A828]&amp;&quot;,name:'&quot;&amp;[Ciudad.B828]&amp;&quot;',state_id:&quot;&amp;[Ciudad.C828]&amp;&quot;,lat:0.0, lng:0.0, zoom:0.0},&quot;" table:style-name="ce1">
            <text:p>{id:63302,name:'Génov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401,name:'La Tebaida',state_id:63,lat:0.0, lng:0.0, zoom:0.0}," table:formula="of:=&quot;{id:&quot;&amp;[Ciudad.A829]&amp;&quot;,name:'&quot;&amp;[Ciudad.B829]&amp;&quot;',state_id:&quot;&amp;[Ciudad.C829]&amp;&quot;,lat:0.0, lng:0.0, zoom:0.0},&quot;" table:style-name="ce1">
            <text:p>{id:63401,name:'La Tebaid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470,name:'Montenegro',state_id:63,lat:0.0, lng:0.0, zoom:0.0}," table:formula="of:=&quot;{id:&quot;&amp;[Ciudad.A830]&amp;&quot;,name:'&quot;&amp;[Ciudad.B830]&amp;&quot;',state_id:&quot;&amp;[Ciudad.C830]&amp;&quot;,lat:0.0, lng:0.0, zoom:0.0},&quot;" table:style-name="ce1">
            <text:p>{id:63470,name:'Montenegro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548,name:'Pijao',state_id:63,lat:0.0, lng:0.0, zoom:0.0}," table:formula="of:=&quot;{id:&quot;&amp;[Ciudad.A831]&amp;&quot;,name:'&quot;&amp;[Ciudad.B831]&amp;&quot;',state_id:&quot;&amp;[Ciudad.C831]&amp;&quot;,lat:0.0, lng:0.0, zoom:0.0},&quot;" table:style-name="ce1">
            <text:p>{id:63548,name:'Pijao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594,name:'Quimbaya',state_id:63,lat:0.0, lng:0.0, zoom:0.0}," table:formula="of:=&quot;{id:&quot;&amp;[Ciudad.A832]&amp;&quot;,name:'&quot;&amp;[Ciudad.B832]&amp;&quot;',state_id:&quot;&amp;[Ciudad.C832]&amp;&quot;,lat:0.0, lng:0.0, zoom:0.0},&quot;" table:style-name="ce1">
            <text:p>{id:63594,name:'Quimbay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690,name:'Salento',state_id:63,lat:0.0, lng:0.0, zoom:0.0}," table:formula="of:=&quot;{id:&quot;&amp;[Ciudad.A833]&amp;&quot;,name:'&quot;&amp;[Ciudad.B833]&amp;&quot;',state_id:&quot;&amp;[Ciudad.C833]&amp;&quot;,lat:0.0, lng:0.0, zoom:0.0},&quot;" table:style-name="ce1">
            <text:p>{id:63690,name:'Salento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001,name:'Pereira',state_id:66,lat:0.0, lng:0.0, zoom:0.0}," table:formula="of:=&quot;{id:&quot;&amp;[Ciudad.A834]&amp;&quot;,name:'&quot;&amp;[Ciudad.B834]&amp;&quot;',state_id:&quot;&amp;[Ciudad.C834]&amp;&quot;,lat:0.0, lng:0.0, zoom:0.0},&quot;" table:style-name="ce1">
            <text:p>{id:66001,name:'Pereir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045,name:'Apía',state_id:66,lat:0.0, lng:0.0, zoom:0.0}," table:formula="of:=&quot;{id:&quot;&amp;[Ciudad.A835]&amp;&quot;,name:'&quot;&amp;[Ciudad.B835]&amp;&quot;',state_id:&quot;&amp;[Ciudad.C835]&amp;&quot;,lat:0.0, lng:0.0, zoom:0.0},&quot;" table:style-name="ce1">
            <text:p>{id:66045,name:'Apí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075,name:'Balboa',state_id:66,lat:0.0, lng:0.0, zoom:0.0}," table:formula="of:=&quot;{id:&quot;&amp;[Ciudad.A836]&amp;&quot;,name:'&quot;&amp;[Ciudad.B836]&amp;&quot;',state_id:&quot;&amp;[Ciudad.C836]&amp;&quot;,lat:0.0, lng:0.0, zoom:0.0},&quot;" table:style-name="ce1">
            <text:p>{id:66075,name:'Balbo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088,name:'Belén de Umbría',state_id:66,lat:0.0, lng:0.0, zoom:0.0}," table:formula="of:=&quot;{id:&quot;&amp;[Ciudad.A837]&amp;&quot;,name:'&quot;&amp;[Ciudad.B837]&amp;&quot;',state_id:&quot;&amp;[Ciudad.C837]&amp;&quot;,lat:0.0, lng:0.0, zoom:0.0},&quot;" table:style-name="ce1">
            <text:p>{id:66088,name:'Belén de Umbrí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170,name:'Dosquebradas',state_id:66,lat:0.0, lng:0.0, zoom:0.0}," table:formula="of:=&quot;{id:&quot;&amp;[Ciudad.A838]&amp;&quot;,name:'&quot;&amp;[Ciudad.B838]&amp;&quot;',state_id:&quot;&amp;[Ciudad.C838]&amp;&quot;,lat:0.0, lng:0.0, zoom:0.0},&quot;" table:style-name="ce1">
            <text:p>{id:66170,name:'Dosquebradas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318,name:'Guática',state_id:66,lat:0.0, lng:0.0, zoom:0.0}," table:formula="of:=&quot;{id:&quot;&amp;[Ciudad.A839]&amp;&quot;,name:'&quot;&amp;[Ciudad.B839]&amp;&quot;',state_id:&quot;&amp;[Ciudad.C839]&amp;&quot;,lat:0.0, lng:0.0, zoom:0.0},&quot;" table:style-name="ce1">
            <text:p>{id:66318,name:'Guátic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383,name:'La Celia',state_id:66,lat:0.0, lng:0.0, zoom:0.0}," table:formula="of:=&quot;{id:&quot;&amp;[Ciudad.A840]&amp;&quot;,name:'&quot;&amp;[Ciudad.B840]&amp;&quot;',state_id:&quot;&amp;[Ciudad.C840]&amp;&quot;,lat:0.0, lng:0.0, zoom:0.0},&quot;" table:style-name="ce1">
            <text:p>{id:66383,name:'La Celi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400,name:'La Virginia',state_id:66,lat:0.0, lng:0.0, zoom:0.0}," table:formula="of:=&quot;{id:&quot;&amp;[Ciudad.A841]&amp;&quot;,name:'&quot;&amp;[Ciudad.B841]&amp;&quot;',state_id:&quot;&amp;[Ciudad.C841]&amp;&quot;,lat:0.0, lng:0.0, zoom:0.0},&quot;" table:style-name="ce1">
            <text:p>{id:66400,name:'La Virgini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440,name:'Marsella',state_id:66,lat:0.0, lng:0.0, zoom:0.0}," table:formula="of:=&quot;{id:&quot;&amp;[Ciudad.A842]&amp;&quot;,name:'&quot;&amp;[Ciudad.B842]&amp;&quot;',state_id:&quot;&amp;[Ciudad.C842]&amp;&quot;,lat:0.0, lng:0.0, zoom:0.0},&quot;" table:style-name="ce1">
            <text:p>{id:66440,name:'Marsell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456,name:'Mistrató',state_id:66,lat:0.0, lng:0.0, zoom:0.0}," table:formula="of:=&quot;{id:&quot;&amp;[Ciudad.A843]&amp;&quot;,name:'&quot;&amp;[Ciudad.B843]&amp;&quot;',state_id:&quot;&amp;[Ciudad.C843]&amp;&quot;,lat:0.0, lng:0.0, zoom:0.0},&quot;" table:style-name="ce1">
            <text:p>{id:66456,name:'Mistrató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572,name:'Pueblo Rico',state_id:66,lat:0.0, lng:0.0, zoom:0.0}," table:formula="of:=&quot;{id:&quot;&amp;[Ciudad.A844]&amp;&quot;,name:'&quot;&amp;[Ciudad.B844]&amp;&quot;',state_id:&quot;&amp;[Ciudad.C844]&amp;&quot;,lat:0.0, lng:0.0, zoom:0.0},&quot;" table:style-name="ce1">
            <text:p>{id:66572,name:'Pueblo Rico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594,name:'Quinchía',state_id:66,lat:0.0, lng:0.0, zoom:0.0}," table:formula="of:=&quot;{id:&quot;&amp;[Ciudad.A845]&amp;&quot;,name:'&quot;&amp;[Ciudad.B845]&amp;&quot;',state_id:&quot;&amp;[Ciudad.C845]&amp;&quot;,lat:0.0, lng:0.0, zoom:0.0},&quot;" table:style-name="ce1">
            <text:p>{id:66594,name:'Quinchí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682,name:'Santa Rosa de Cabal',state_id:66,lat:0.0, lng:0.0, zoom:0.0}," table:formula="of:=&quot;{id:&quot;&amp;[Ciudad.A846]&amp;&quot;,name:'&quot;&amp;[Ciudad.B846]&amp;&quot;',state_id:&quot;&amp;[Ciudad.C846]&amp;&quot;,lat:0.0, lng:0.0, zoom:0.0},&quot;" table:style-name="ce1">
            <text:p>{id:66682,name:'Santa Rosa de Cabal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687,name:'Santuario',state_id:66,lat:0.0, lng:0.0, zoom:0.0}," table:formula="of:=&quot;{id:&quot;&amp;[Ciudad.A847]&amp;&quot;,name:'&quot;&amp;[Ciudad.B847]&amp;&quot;',state_id:&quot;&amp;[Ciudad.C847]&amp;&quot;,lat:0.0, lng:0.0, zoom:0.0},&quot;" table:style-name="ce1">
            <text:p>{id:66687,name:'Santuario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01,name:'Bucaramanga',state_id:68,lat:0.0, lng:0.0, zoom:0.0}," table:formula="of:=&quot;{id:&quot;&amp;[Ciudad.A848]&amp;&quot;,name:'&quot;&amp;[Ciudad.B848]&amp;&quot;',state_id:&quot;&amp;[Ciudad.C848]&amp;&quot;,lat:0.0, lng:0.0, zoom:0.0},&quot;" table:style-name="ce1">
            <text:p>{id:68001,name:'Bucaramang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13,name:'Aguada',state_id:68,lat:0.0, lng:0.0, zoom:0.0}," table:formula="of:=&quot;{id:&quot;&amp;[Ciudad.A849]&amp;&quot;,name:'&quot;&amp;[Ciudad.B849]&amp;&quot;',state_id:&quot;&amp;[Ciudad.C849]&amp;&quot;,lat:0.0, lng:0.0, zoom:0.0},&quot;" table:style-name="ce1">
            <text:p>{id:68013,name:'Aguad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20,name:'Albania',state_id:68,lat:0.0, lng:0.0, zoom:0.0}," table:formula="of:=&quot;{id:&quot;&amp;[Ciudad.A850]&amp;&quot;,name:'&quot;&amp;[Ciudad.B850]&amp;&quot;',state_id:&quot;&amp;[Ciudad.C850]&amp;&quot;,lat:0.0, lng:0.0, zoom:0.0},&quot;" table:style-name="ce1">
            <text:p>{id:68020,name:'Albani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51,name:'Aratoca',state_id:68,lat:0.0, lng:0.0, zoom:0.0}," table:formula="of:=&quot;{id:&quot;&amp;[Ciudad.A851]&amp;&quot;,name:'&quot;&amp;[Ciudad.B851]&amp;&quot;',state_id:&quot;&amp;[Ciudad.C851]&amp;&quot;,lat:0.0, lng:0.0, zoom:0.0},&quot;" table:style-name="ce1">
            <text:p>{id:68051,name:'Aratoc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77,name:'Barbosa',state_id:68,lat:0.0, lng:0.0, zoom:0.0}," table:formula="of:=&quot;{id:&quot;&amp;[Ciudad.A852]&amp;&quot;,name:'&quot;&amp;[Ciudad.B852]&amp;&quot;',state_id:&quot;&amp;[Ciudad.C852]&amp;&quot;,lat:0.0, lng:0.0, zoom:0.0},&quot;" table:style-name="ce1">
            <text:p>{id:68077,name:'Barbos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79,name:'Barichara',state_id:68,lat:0.0, lng:0.0, zoom:0.0}," table:formula="of:=&quot;{id:&quot;&amp;[Ciudad.A853]&amp;&quot;,name:'&quot;&amp;[Ciudad.B853]&amp;&quot;',state_id:&quot;&amp;[Ciudad.C853]&amp;&quot;,lat:0.0, lng:0.0, zoom:0.0},&quot;" table:style-name="ce1">
            <text:p>{id:68079,name:'Baricha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81,name:'Barrancabermeja',state_id:68,lat:0.0, lng:0.0, zoom:0.0}," table:formula="of:=&quot;{id:&quot;&amp;[Ciudad.A854]&amp;&quot;,name:'&quot;&amp;[Ciudad.B854]&amp;&quot;',state_id:&quot;&amp;[Ciudad.C854]&amp;&quot;,lat:0.0, lng:0.0, zoom:0.0},&quot;" table:style-name="ce1">
            <text:p>{id:68081,name:'Barrancabermej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92,name:'Betulia',state_id:68,lat:0.0, lng:0.0, zoom:0.0}," table:formula="of:=&quot;{id:&quot;&amp;[Ciudad.A855]&amp;&quot;,name:'&quot;&amp;[Ciudad.B855]&amp;&quot;',state_id:&quot;&amp;[Ciudad.C855]&amp;&quot;,lat:0.0, lng:0.0, zoom:0.0},&quot;" table:style-name="ce1">
            <text:p>{id:68092,name:'Betuli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01,name:'Bolívar',state_id:68,lat:0.0, lng:0.0, zoom:0.0}," table:formula="of:=&quot;{id:&quot;&amp;[Ciudad.A856]&amp;&quot;,name:'&quot;&amp;[Ciudad.B856]&amp;&quot;',state_id:&quot;&amp;[Ciudad.C856]&amp;&quot;,lat:0.0, lng:0.0, zoom:0.0},&quot;" table:style-name="ce1">
            <text:p>{id:68101,name:'Bolívar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21,name:'Cabrera',state_id:68,lat:0.0, lng:0.0, zoom:0.0}," table:formula="of:=&quot;{id:&quot;&amp;[Ciudad.A857]&amp;&quot;,name:'&quot;&amp;[Ciudad.B857]&amp;&quot;',state_id:&quot;&amp;[Ciudad.C857]&amp;&quot;,lat:0.0, lng:0.0, zoom:0.0},&quot;" table:style-name="ce1">
            <text:p>{id:68121,name:'Cabre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32,name:'California',state_id:68,lat:0.0, lng:0.0, zoom:0.0}," table:formula="of:=&quot;{id:&quot;&amp;[Ciudad.A858]&amp;&quot;,name:'&quot;&amp;[Ciudad.B858]&amp;&quot;',state_id:&quot;&amp;[Ciudad.C858]&amp;&quot;,lat:0.0, lng:0.0, zoom:0.0},&quot;" table:style-name="ce1">
            <text:p>{id:68132,name:'Californi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47,name:'Capitanejo',state_id:68,lat:0.0, lng:0.0, zoom:0.0}," table:formula="of:=&quot;{id:&quot;&amp;[Ciudad.A859]&amp;&quot;,name:'&quot;&amp;[Ciudad.B859]&amp;&quot;',state_id:&quot;&amp;[Ciudad.C859]&amp;&quot;,lat:0.0, lng:0.0, zoom:0.0},&quot;" table:style-name="ce1">
            <text:p>{id:68147,name:'Capitanej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52,name:'Carcasí',state_id:68,lat:0.0, lng:0.0, zoom:0.0}," table:formula="of:=&quot;{id:&quot;&amp;[Ciudad.A860]&amp;&quot;,name:'&quot;&amp;[Ciudad.B860]&amp;&quot;',state_id:&quot;&amp;[Ciudad.C860]&amp;&quot;,lat:0.0, lng:0.0, zoom:0.0},&quot;" table:style-name="ce1">
            <text:p>{id:68152,name:'Carcasí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60,name:'Cepitá',state_id:68,lat:0.0, lng:0.0, zoom:0.0}," table:formula="of:=&quot;{id:&quot;&amp;[Ciudad.A861]&amp;&quot;,name:'&quot;&amp;[Ciudad.B861]&amp;&quot;',state_id:&quot;&amp;[Ciudad.C861]&amp;&quot;,lat:0.0, lng:0.0, zoom:0.0},&quot;" table:style-name="ce1">
            <text:p>{id:68160,name:'Cepi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62,name:'Cerrito',state_id:68,lat:0.0, lng:0.0, zoom:0.0}," table:formula="of:=&quot;{id:&quot;&amp;[Ciudad.A862]&amp;&quot;,name:'&quot;&amp;[Ciudad.B862]&amp;&quot;',state_id:&quot;&amp;[Ciudad.C862]&amp;&quot;,lat:0.0, lng:0.0, zoom:0.0},&quot;" table:style-name="ce1">
            <text:p>{id:68162,name:'Cerrit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67,name:'Charalá',state_id:68,lat:0.0, lng:0.0, zoom:0.0}," table:formula="of:=&quot;{id:&quot;&amp;[Ciudad.A863]&amp;&quot;,name:'&quot;&amp;[Ciudad.B863]&amp;&quot;',state_id:&quot;&amp;[Ciudad.C863]&amp;&quot;,lat:0.0, lng:0.0, zoom:0.0},&quot;" table:style-name="ce1">
            <text:p>{id:68167,name:'Charal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69,name:'Charta',state_id:68,lat:0.0, lng:0.0, zoom:0.0}," table:formula="of:=&quot;{id:&quot;&amp;[Ciudad.A864]&amp;&quot;,name:'&quot;&amp;[Ciudad.B864]&amp;&quot;',state_id:&quot;&amp;[Ciudad.C864]&amp;&quot;,lat:0.0, lng:0.0, zoom:0.0},&quot;" table:style-name="ce1">
            <text:p>{id:68169,name:'Char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76,name:'Chimá',state_id:68,lat:0.0, lng:0.0, zoom:0.0}," table:formula="of:=&quot;{id:&quot;&amp;[Ciudad.A865]&amp;&quot;,name:'&quot;&amp;[Ciudad.B865]&amp;&quot;',state_id:&quot;&amp;[Ciudad.C865]&amp;&quot;,lat:0.0, lng:0.0, zoom:0.0},&quot;" table:style-name="ce1">
            <text:p>{id:68176,name:'Chim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79,name:'Chipatá',state_id:68,lat:0.0, lng:0.0, zoom:0.0}," table:formula="of:=&quot;{id:&quot;&amp;[Ciudad.A866]&amp;&quot;,name:'&quot;&amp;[Ciudad.B866]&amp;&quot;',state_id:&quot;&amp;[Ciudad.C866]&amp;&quot;,lat:0.0, lng:0.0, zoom:0.0},&quot;" table:style-name="ce1">
            <text:p>{id:68179,name:'Chipa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90,name:'Cimitarra',state_id:68,lat:0.0, lng:0.0, zoom:0.0}," table:formula="of:=&quot;{id:&quot;&amp;[Ciudad.A867]&amp;&quot;,name:'&quot;&amp;[Ciudad.B867]&amp;&quot;',state_id:&quot;&amp;[Ciudad.C867]&amp;&quot;,lat:0.0, lng:0.0, zoom:0.0},&quot;" table:style-name="ce1">
            <text:p>{id:68190,name:'Cimitar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07,name:'Concepción',state_id:68,lat:0.0, lng:0.0, zoom:0.0}," table:formula="of:=&quot;{id:&quot;&amp;[Ciudad.A868]&amp;&quot;,name:'&quot;&amp;[Ciudad.B868]&amp;&quot;',state_id:&quot;&amp;[Ciudad.C868]&amp;&quot;,lat:0.0, lng:0.0, zoom:0.0},&quot;" table:style-name="ce1">
            <text:p>{id:68207,name:'Concepci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09,name:'Confines',state_id:68,lat:0.0, lng:0.0, zoom:0.0}," table:formula="of:=&quot;{id:&quot;&amp;[Ciudad.A869]&amp;&quot;,name:'&quot;&amp;[Ciudad.B869]&amp;&quot;',state_id:&quot;&amp;[Ciudad.C869]&amp;&quot;,lat:0.0, lng:0.0, zoom:0.0},&quot;" table:style-name="ce1">
            <text:p>{id:68209,name:'Confine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11,name:'Contratación',state_id:68,lat:0.0, lng:0.0, zoom:0.0}," table:formula="of:=&quot;{id:&quot;&amp;[Ciudad.A870]&amp;&quot;,name:'&quot;&amp;[Ciudad.B870]&amp;&quot;',state_id:&quot;&amp;[Ciudad.C870]&amp;&quot;,lat:0.0, lng:0.0, zoom:0.0},&quot;" table:style-name="ce1">
            <text:p>{id:68211,name:'Contrataci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17,name:'Coromoro',state_id:68,lat:0.0, lng:0.0, zoom:0.0}," table:formula="of:=&quot;{id:&quot;&amp;[Ciudad.A871]&amp;&quot;,name:'&quot;&amp;[Ciudad.B871]&amp;&quot;',state_id:&quot;&amp;[Ciudad.C871]&amp;&quot;,lat:0.0, lng:0.0, zoom:0.0},&quot;" table:style-name="ce1">
            <text:p>{id:68217,name:'Coromor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29,name:'Curití',state_id:68,lat:0.0, lng:0.0, zoom:0.0}," table:formula="of:=&quot;{id:&quot;&amp;[Ciudad.A872]&amp;&quot;,name:'&quot;&amp;[Ciudad.B872]&amp;&quot;',state_id:&quot;&amp;[Ciudad.C872]&amp;&quot;,lat:0.0, lng:0.0, zoom:0.0},&quot;" table:style-name="ce1">
            <text:p>{id:68229,name:'Curití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35,name:'El Carmen de Chucurí',state_id:68,lat:0.0, lng:0.0, zoom:0.0}," table:formula="of:=&quot;{id:&quot;&amp;[Ciudad.A873]&amp;&quot;,name:'&quot;&amp;[Ciudad.B873]&amp;&quot;',state_id:&quot;&amp;[Ciudad.C873]&amp;&quot;,lat:0.0, lng:0.0, zoom:0.0},&quot;" table:style-name="ce1">
            <text:p>{id:68235,name:'El Carmen de Chucurí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45,name:'El Guacamayo',state_id:68,lat:0.0, lng:0.0, zoom:0.0}," table:formula="of:=&quot;{id:&quot;&amp;[Ciudad.A874]&amp;&quot;,name:'&quot;&amp;[Ciudad.B874]&amp;&quot;',state_id:&quot;&amp;[Ciudad.C874]&amp;&quot;,lat:0.0, lng:0.0, zoom:0.0},&quot;" table:style-name="ce1">
            <text:p>{id:68245,name:'El Guacamay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50,name:'El Peñón',state_id:68,lat:0.0, lng:0.0, zoom:0.0}," table:formula="of:=&quot;{id:&quot;&amp;[Ciudad.A875]&amp;&quot;,name:'&quot;&amp;[Ciudad.B875]&amp;&quot;',state_id:&quot;&amp;[Ciudad.C875]&amp;&quot;,lat:0.0, lng:0.0, zoom:0.0},&quot;" table:style-name="ce1">
            <text:p>{id:68250,name:'El Peñ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55,name:'El Playón',state_id:68,lat:0.0, lng:0.0, zoom:0.0}," table:formula="of:=&quot;{id:&quot;&amp;[Ciudad.A876]&amp;&quot;,name:'&quot;&amp;[Ciudad.B876]&amp;&quot;',state_id:&quot;&amp;[Ciudad.C876]&amp;&quot;,lat:0.0, lng:0.0, zoom:0.0},&quot;" table:style-name="ce1">
            <text:p>{id:68255,name:'El Play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64,name:'Encino',state_id:68,lat:0.0, lng:0.0, zoom:0.0}," table:formula="of:=&quot;{id:&quot;&amp;[Ciudad.A877]&amp;&quot;,name:'&quot;&amp;[Ciudad.B877]&amp;&quot;',state_id:&quot;&amp;[Ciudad.C877]&amp;&quot;,lat:0.0, lng:0.0, zoom:0.0},&quot;" table:style-name="ce1">
            <text:p>{id:68264,name:'Encin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66,name:'Enciso',state_id:68,lat:0.0, lng:0.0, zoom:0.0}," table:formula="of:=&quot;{id:&quot;&amp;[Ciudad.A878]&amp;&quot;,name:'&quot;&amp;[Ciudad.B878]&amp;&quot;',state_id:&quot;&amp;[Ciudad.C878]&amp;&quot;,lat:0.0, lng:0.0, zoom:0.0},&quot;" table:style-name="ce1">
            <text:p>{id:68266,name:'Encis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71,name:'Florián',state_id:68,lat:0.0, lng:0.0, zoom:0.0}," table:formula="of:=&quot;{id:&quot;&amp;[Ciudad.A879]&amp;&quot;,name:'&quot;&amp;[Ciudad.B879]&amp;&quot;',state_id:&quot;&amp;[Ciudad.C879]&amp;&quot;,lat:0.0, lng:0.0, zoom:0.0},&quot;" table:style-name="ce1">
            <text:p>{id:68271,name:'Floriá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76,name:'Floridablanca',state_id:68,lat:0.0, lng:0.0, zoom:0.0}," table:formula="of:=&quot;{id:&quot;&amp;[Ciudad.A880]&amp;&quot;,name:'&quot;&amp;[Ciudad.B880]&amp;&quot;',state_id:&quot;&amp;[Ciudad.C880]&amp;&quot;,lat:0.0, lng:0.0, zoom:0.0},&quot;" table:style-name="ce1">
            <text:p>{id:68276,name:'Floridablanc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96,name:'Galán',state_id:68,lat:0.0, lng:0.0, zoom:0.0}," table:formula="of:=&quot;{id:&quot;&amp;[Ciudad.A881]&amp;&quot;,name:'&quot;&amp;[Ciudad.B881]&amp;&quot;',state_id:&quot;&amp;[Ciudad.C881]&amp;&quot;,lat:0.0, lng:0.0, zoom:0.0},&quot;" table:style-name="ce1">
            <text:p>{id:68296,name:'Galá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98,name:'Gambita',state_id:68,lat:0.0, lng:0.0, zoom:0.0}," table:formula="of:=&quot;{id:&quot;&amp;[Ciudad.A882]&amp;&quot;,name:'&quot;&amp;[Ciudad.B882]&amp;&quot;',state_id:&quot;&amp;[Ciudad.C882]&amp;&quot;,lat:0.0, lng:0.0, zoom:0.0},&quot;" table:style-name="ce1">
            <text:p>{id:68298,name:'Gambi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07,name:'Girón',state_id:68,lat:0.0, lng:0.0, zoom:0.0}," table:formula="of:=&quot;{id:&quot;&amp;[Ciudad.A883]&amp;&quot;,name:'&quot;&amp;[Ciudad.B883]&amp;&quot;',state_id:&quot;&amp;[Ciudad.C883]&amp;&quot;,lat:0.0, lng:0.0, zoom:0.0},&quot;" table:style-name="ce1">
            <text:p>{id:68307,name:'Gir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18,name:'Guaca',state_id:68,lat:0.0, lng:0.0, zoom:0.0}," table:formula="of:=&quot;{id:&quot;&amp;[Ciudad.A884]&amp;&quot;,name:'&quot;&amp;[Ciudad.B884]&amp;&quot;',state_id:&quot;&amp;[Ciudad.C884]&amp;&quot;,lat:0.0, lng:0.0, zoom:0.0},&quot;" table:style-name="ce1">
            <text:p>{id:68318,name:'Guac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20,name:'Guadalupe',state_id:68,lat:0.0, lng:0.0, zoom:0.0}," table:formula="of:=&quot;{id:&quot;&amp;[Ciudad.A885]&amp;&quot;,name:'&quot;&amp;[Ciudad.B885]&amp;&quot;',state_id:&quot;&amp;[Ciudad.C885]&amp;&quot;,lat:0.0, lng:0.0, zoom:0.0},&quot;" table:style-name="ce1">
            <text:p>{id:68320,name:'Guadalupe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22,name:'Guapotá',state_id:68,lat:0.0, lng:0.0, zoom:0.0}," table:formula="of:=&quot;{id:&quot;&amp;[Ciudad.A886]&amp;&quot;,name:'&quot;&amp;[Ciudad.B886]&amp;&quot;',state_id:&quot;&amp;[Ciudad.C886]&amp;&quot;,lat:0.0, lng:0.0, zoom:0.0},&quot;" table:style-name="ce1">
            <text:p>{id:68322,name:'Guapo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24,name:'Guavatá',state_id:68,lat:0.0, lng:0.0, zoom:0.0}," table:formula="of:=&quot;{id:&quot;&amp;[Ciudad.A887]&amp;&quot;,name:'&quot;&amp;[Ciudad.B887]&amp;&quot;',state_id:&quot;&amp;[Ciudad.C887]&amp;&quot;,lat:0.0, lng:0.0, zoom:0.0},&quot;" table:style-name="ce1">
            <text:p>{id:68324,name:'Guava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27,name:'Güepsa',state_id:68,lat:0.0, lng:0.0, zoom:0.0}," table:formula="of:=&quot;{id:&quot;&amp;[Ciudad.A888]&amp;&quot;,name:'&quot;&amp;[Ciudad.B888]&amp;&quot;',state_id:&quot;&amp;[Ciudad.C888]&amp;&quot;,lat:0.0, lng:0.0, zoom:0.0},&quot;" table:style-name="ce1">
            <text:p>{id:68327,name:'Güeps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44,name:'Hato',state_id:68,lat:0.0, lng:0.0, zoom:0.0}," table:formula="of:=&quot;{id:&quot;&amp;[Ciudad.A889]&amp;&quot;,name:'&quot;&amp;[Ciudad.B889]&amp;&quot;',state_id:&quot;&amp;[Ciudad.C889]&amp;&quot;,lat:0.0, lng:0.0, zoom:0.0},&quot;" table:style-name="ce1">
            <text:p>{id:68344,name:'Hat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68,name:'Jesús María',state_id:68,lat:0.0, lng:0.0, zoom:0.0}," table:formula="of:=&quot;{id:&quot;&amp;[Ciudad.A890]&amp;&quot;,name:'&quot;&amp;[Ciudad.B890]&amp;&quot;',state_id:&quot;&amp;[Ciudad.C890]&amp;&quot;,lat:0.0, lng:0.0, zoom:0.0},&quot;" table:style-name="ce1">
            <text:p>{id:68368,name:'Jesús Marí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70,name:'Jordán',state_id:68,lat:0.0, lng:0.0, zoom:0.0}," table:formula="of:=&quot;{id:&quot;&amp;[Ciudad.A891]&amp;&quot;,name:'&quot;&amp;[Ciudad.B891]&amp;&quot;',state_id:&quot;&amp;[Ciudad.C891]&amp;&quot;,lat:0.0, lng:0.0, zoom:0.0},&quot;" table:style-name="ce1">
            <text:p>{id:68370,name:'Jordá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77,name:'La Belleza',state_id:68,lat:0.0, lng:0.0, zoom:0.0}," table:formula="of:=&quot;{id:&quot;&amp;[Ciudad.A892]&amp;&quot;,name:'&quot;&amp;[Ciudad.B892]&amp;&quot;',state_id:&quot;&amp;[Ciudad.C892]&amp;&quot;,lat:0.0, lng:0.0, zoom:0.0},&quot;" table:style-name="ce1">
            <text:p>{id:68377,name:'La Bellez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85,name:'Landázuri',state_id:68,lat:0.0, lng:0.0, zoom:0.0}," table:formula="of:=&quot;{id:&quot;&amp;[Ciudad.A893]&amp;&quot;,name:'&quot;&amp;[Ciudad.B893]&amp;&quot;',state_id:&quot;&amp;[Ciudad.C893]&amp;&quot;,lat:0.0, lng:0.0, zoom:0.0},&quot;" table:style-name="ce1">
            <text:p>{id:68385,name:'Landázuri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97,name:'La Paz',state_id:68,lat:0.0, lng:0.0, zoom:0.0}," table:formula="of:=&quot;{id:&quot;&amp;[Ciudad.A894]&amp;&quot;,name:'&quot;&amp;[Ciudad.B894]&amp;&quot;',state_id:&quot;&amp;[Ciudad.C894]&amp;&quot;,lat:0.0, lng:0.0, zoom:0.0},&quot;" table:style-name="ce1">
            <text:p>{id:68397,name:'La Paz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06,name:'Lebríja',state_id:68,lat:0.0, lng:0.0, zoom:0.0}," table:formula="of:=&quot;{id:&quot;&amp;[Ciudad.A895]&amp;&quot;,name:'&quot;&amp;[Ciudad.B895]&amp;&quot;',state_id:&quot;&amp;[Ciudad.C895]&amp;&quot;,lat:0.0, lng:0.0, zoom:0.0},&quot;" table:style-name="ce1">
            <text:p>{id:68406,name:'Lebríj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18,name:'Los Santos',state_id:68,lat:0.0, lng:0.0, zoom:0.0}," table:formula="of:=&quot;{id:&quot;&amp;[Ciudad.A896]&amp;&quot;,name:'&quot;&amp;[Ciudad.B896]&amp;&quot;',state_id:&quot;&amp;[Ciudad.C896]&amp;&quot;,lat:0.0, lng:0.0, zoom:0.0},&quot;" table:style-name="ce1">
            <text:p>{id:68418,name:'Los Santo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25,name:'Macaravita',state_id:68,lat:0.0, lng:0.0, zoom:0.0}," table:formula="of:=&quot;{id:&quot;&amp;[Ciudad.A897]&amp;&quot;,name:'&quot;&amp;[Ciudad.B897]&amp;&quot;',state_id:&quot;&amp;[Ciudad.C897]&amp;&quot;,lat:0.0, lng:0.0, zoom:0.0},&quot;" table:style-name="ce1">
            <text:p>{id:68425,name:'Macaravi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32,name:'Málaga',state_id:68,lat:0.0, lng:0.0, zoom:0.0}," table:formula="of:=&quot;{id:&quot;&amp;[Ciudad.A898]&amp;&quot;,name:'&quot;&amp;[Ciudad.B898]&amp;&quot;',state_id:&quot;&amp;[Ciudad.C898]&amp;&quot;,lat:0.0, lng:0.0, zoom:0.0},&quot;" table:style-name="ce1">
            <text:p>{id:68432,name:'Málag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44,name:'Matanza',state_id:68,lat:0.0, lng:0.0, zoom:0.0}," table:formula="of:=&quot;{id:&quot;&amp;[Ciudad.A899]&amp;&quot;,name:'&quot;&amp;[Ciudad.B899]&amp;&quot;',state_id:&quot;&amp;[Ciudad.C899]&amp;&quot;,lat:0.0, lng:0.0, zoom:0.0},&quot;" table:style-name="ce1">
            <text:p>{id:68444,name:'Matanz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64,name:'Mogotes',state_id:68,lat:0.0, lng:0.0, zoom:0.0}," table:formula="of:=&quot;{id:&quot;&amp;[Ciudad.A900]&amp;&quot;,name:'&quot;&amp;[Ciudad.B900]&amp;&quot;',state_id:&quot;&amp;[Ciudad.C900]&amp;&quot;,lat:0.0, lng:0.0, zoom:0.0},&quot;" table:style-name="ce1">
            <text:p>{id:68464,name:'Mogote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68,name:'Molagavita',state_id:68,lat:0.0, lng:0.0, zoom:0.0}," table:formula="of:=&quot;{id:&quot;&amp;[Ciudad.A901]&amp;&quot;,name:'&quot;&amp;[Ciudad.B901]&amp;&quot;',state_id:&quot;&amp;[Ciudad.C901]&amp;&quot;,lat:0.0, lng:0.0, zoom:0.0},&quot;" table:style-name="ce1">
            <text:p>{id:68468,name:'Molagavi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98,name:'Ocamonte',state_id:68,lat:0.0, lng:0.0, zoom:0.0}," table:formula="of:=&quot;{id:&quot;&amp;[Ciudad.A902]&amp;&quot;,name:'&quot;&amp;[Ciudad.B902]&amp;&quot;',state_id:&quot;&amp;[Ciudad.C902]&amp;&quot;,lat:0.0, lng:0.0, zoom:0.0},&quot;" table:style-name="ce1">
            <text:p>{id:68498,name:'Ocamonte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00,name:'Oiba',state_id:68,lat:0.0, lng:0.0, zoom:0.0}," table:formula="of:=&quot;{id:&quot;&amp;[Ciudad.A903]&amp;&quot;,name:'&quot;&amp;[Ciudad.B903]&amp;&quot;',state_id:&quot;&amp;[Ciudad.C903]&amp;&quot;,lat:0.0, lng:0.0, zoom:0.0},&quot;" table:style-name="ce1">
            <text:p>{id:68500,name:'Oib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02,name:'Onzaga',state_id:68,lat:0.0, lng:0.0, zoom:0.0}," table:formula="of:=&quot;{id:&quot;&amp;[Ciudad.A904]&amp;&quot;,name:'&quot;&amp;[Ciudad.B904]&amp;&quot;',state_id:&quot;&amp;[Ciudad.C904]&amp;&quot;,lat:0.0, lng:0.0, zoom:0.0},&quot;" table:style-name="ce1">
            <text:p>{id:68502,name:'Onzag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22,name:'Palmar',state_id:68,lat:0.0, lng:0.0, zoom:0.0}," table:formula="of:=&quot;{id:&quot;&amp;[Ciudad.A905]&amp;&quot;,name:'&quot;&amp;[Ciudad.B905]&amp;&quot;',state_id:&quot;&amp;[Ciudad.C905]&amp;&quot;,lat:0.0, lng:0.0, zoom:0.0},&quot;" table:style-name="ce1">
            <text:p>{id:68522,name:'Palmar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24,name:'Palmas del Socorro',state_id:68,lat:0.0, lng:0.0, zoom:0.0}," table:formula="of:=&quot;{id:&quot;&amp;[Ciudad.A906]&amp;&quot;,name:'&quot;&amp;[Ciudad.B906]&amp;&quot;',state_id:&quot;&amp;[Ciudad.C906]&amp;&quot;,lat:0.0, lng:0.0, zoom:0.0},&quot;" table:style-name="ce1">
            <text:p>{id:68524,name:'Palmas del Socorr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33,name:'Páramo',state_id:68,lat:0.0, lng:0.0, zoom:0.0}," table:formula="of:=&quot;{id:&quot;&amp;[Ciudad.A907]&amp;&quot;,name:'&quot;&amp;[Ciudad.B907]&amp;&quot;',state_id:&quot;&amp;[Ciudad.C907]&amp;&quot;,lat:0.0, lng:0.0, zoom:0.0},&quot;" table:style-name="ce1">
            <text:p>{id:68533,name:'Páram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47,name:'Piedecuesta',state_id:68,lat:0.0, lng:0.0, zoom:0.0}," table:formula="of:=&quot;{id:&quot;&amp;[Ciudad.A908]&amp;&quot;,name:'&quot;&amp;[Ciudad.B908]&amp;&quot;',state_id:&quot;&amp;[Ciudad.C908]&amp;&quot;,lat:0.0, lng:0.0, zoom:0.0},&quot;" table:style-name="ce1">
            <text:p>{id:68547,name:'Piedecues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49,name:'Pinchote',state_id:68,lat:0.0, lng:0.0, zoom:0.0}," table:formula="of:=&quot;{id:&quot;&amp;[Ciudad.A909]&amp;&quot;,name:'&quot;&amp;[Ciudad.B909]&amp;&quot;',state_id:&quot;&amp;[Ciudad.C909]&amp;&quot;,lat:0.0, lng:0.0, zoom:0.0},&quot;" table:style-name="ce1">
            <text:p>{id:68549,name:'Pinchote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72,name:'Puente Nacional',state_id:68,lat:0.0, lng:0.0, zoom:0.0}," table:formula="of:=&quot;{id:&quot;&amp;[Ciudad.A910]&amp;&quot;,name:'&quot;&amp;[Ciudad.B910]&amp;&quot;',state_id:&quot;&amp;[Ciudad.C910]&amp;&quot;,lat:0.0, lng:0.0, zoom:0.0},&quot;" table:style-name="ce1">
            <text:p>{id:68572,name:'Puente Nacional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73,name:'Puerto Parra',state_id:68,lat:0.0, lng:0.0, zoom:0.0}," table:formula="of:=&quot;{id:&quot;&amp;[Ciudad.A911]&amp;&quot;,name:'&quot;&amp;[Ciudad.B911]&amp;&quot;',state_id:&quot;&amp;[Ciudad.C911]&amp;&quot;,lat:0.0, lng:0.0, zoom:0.0},&quot;" table:style-name="ce1">
            <text:p>{id:68573,name:'Puerto Par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75,name:'Puerto Wilches',state_id:68,lat:0.0, lng:0.0, zoom:0.0}," table:formula="of:=&quot;{id:&quot;&amp;[Ciudad.A912]&amp;&quot;,name:'&quot;&amp;[Ciudad.B912]&amp;&quot;',state_id:&quot;&amp;[Ciudad.C912]&amp;&quot;,lat:0.0, lng:0.0, zoom:0.0},&quot;" table:style-name="ce1">
            <text:p>{id:68575,name:'Puerto Wilche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15,name:'Rionegro',state_id:68,lat:0.0, lng:0.0, zoom:0.0}," table:formula="of:=&quot;{id:&quot;&amp;[Ciudad.A913]&amp;&quot;,name:'&quot;&amp;[Ciudad.B913]&amp;&quot;',state_id:&quot;&amp;[Ciudad.C913]&amp;&quot;,lat:0.0, lng:0.0, zoom:0.0},&quot;" table:style-name="ce1">
            <text:p>{id:68615,name:'Rionegr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55,name:'Sabana de Torres',state_id:68,lat:0.0, lng:0.0, zoom:0.0}," table:formula="of:=&quot;{id:&quot;&amp;[Ciudad.A914]&amp;&quot;,name:'&quot;&amp;[Ciudad.B914]&amp;&quot;',state_id:&quot;&amp;[Ciudad.C914]&amp;&quot;,lat:0.0, lng:0.0, zoom:0.0},&quot;" table:style-name="ce1">
            <text:p>{id:68655,name:'Sabana de Torre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69,name:'San Andrés',state_id:68,lat:0.0, lng:0.0, zoom:0.0}," table:formula="of:=&quot;{id:&quot;&amp;[Ciudad.A915]&amp;&quot;,name:'&quot;&amp;[Ciudad.B915]&amp;&quot;',state_id:&quot;&amp;[Ciudad.C915]&amp;&quot;,lat:0.0, lng:0.0, zoom:0.0},&quot;" table:style-name="ce1">
            <text:p>{id:68669,name:'San André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73,name:'San Benito',state_id:68,lat:0.0, lng:0.0, zoom:0.0}," table:formula="of:=&quot;{id:&quot;&amp;[Ciudad.A916]&amp;&quot;,name:'&quot;&amp;[Ciudad.B916]&amp;&quot;',state_id:&quot;&amp;[Ciudad.C916]&amp;&quot;,lat:0.0, lng:0.0, zoom:0.0},&quot;" table:style-name="ce1">
            <text:p>{id:68673,name:'San Benit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79,name:'San Gil',state_id:68,lat:0.0, lng:0.0, zoom:0.0}," table:formula="of:=&quot;{id:&quot;&amp;[Ciudad.A917]&amp;&quot;,name:'&quot;&amp;[Ciudad.B917]&amp;&quot;',state_id:&quot;&amp;[Ciudad.C917]&amp;&quot;,lat:0.0, lng:0.0, zoom:0.0},&quot;" table:style-name="ce1">
            <text:p>{id:68679,name:'San Gil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82,name:'San Joaquín',state_id:68,lat:0.0, lng:0.0, zoom:0.0}," table:formula="of:=&quot;{id:&quot;&amp;[Ciudad.A918]&amp;&quot;,name:'&quot;&amp;[Ciudad.B918]&amp;&quot;',state_id:&quot;&amp;[Ciudad.C918]&amp;&quot;,lat:0.0, lng:0.0, zoom:0.0},&quot;" table:style-name="ce1">
            <text:p>{id:68682,name:'San Joaquí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84,name:'San José de Miranda',state_id:68,lat:0.0, lng:0.0, zoom:0.0}," table:formula="of:=&quot;{id:&quot;&amp;[Ciudad.A919]&amp;&quot;,name:'&quot;&amp;[Ciudad.B919]&amp;&quot;',state_id:&quot;&amp;[Ciudad.C919]&amp;&quot;,lat:0.0, lng:0.0, zoom:0.0},&quot;" table:style-name="ce1">
            <text:p>{id:68684,name:'San José de Mirand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86,name:'San Miguel',state_id:68,lat:0.0, lng:0.0, zoom:0.0}," table:formula="of:=&quot;{id:&quot;&amp;[Ciudad.A920]&amp;&quot;,name:'&quot;&amp;[Ciudad.B920]&amp;&quot;',state_id:&quot;&amp;[Ciudad.C920]&amp;&quot;,lat:0.0, lng:0.0, zoom:0.0},&quot;" table:style-name="ce1">
            <text:p>{id:68686,name:'San Miguel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89,name:'San Vicente de Chucurí',state_id:68,lat:0.0, lng:0.0, zoom:0.0}," table:formula="of:=&quot;{id:&quot;&amp;[Ciudad.A921]&amp;&quot;,name:'&quot;&amp;[Ciudad.B921]&amp;&quot;',state_id:&quot;&amp;[Ciudad.C921]&amp;&quot;,lat:0.0, lng:0.0, zoom:0.0},&quot;" table:style-name="ce1">
            <text:p>{id:68689,name:'San Vicente de Chucurí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05,name:'Santa Bárbara',state_id:68,lat:0.0, lng:0.0, zoom:0.0}," table:formula="of:=&quot;{id:&quot;&amp;[Ciudad.A922]&amp;&quot;,name:'&quot;&amp;[Ciudad.B922]&amp;&quot;',state_id:&quot;&amp;[Ciudad.C922]&amp;&quot;,lat:0.0, lng:0.0, zoom:0.0},&quot;" table:style-name="ce1">
            <text:p>{id:68705,name:'Santa Bárba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20,name:'Santa Helena del Opón',state_id:68,lat:0.0, lng:0.0, zoom:0.0}," table:formula="of:=&quot;{id:&quot;&amp;[Ciudad.A923]&amp;&quot;,name:'&quot;&amp;[Ciudad.B923]&amp;&quot;',state_id:&quot;&amp;[Ciudad.C923]&amp;&quot;,lat:0.0, lng:0.0, zoom:0.0},&quot;" table:style-name="ce1">
            <text:p>{id:68720,name:'Santa Helena del Op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45,name:'Simacota',state_id:68,lat:0.0, lng:0.0, zoom:0.0}," table:formula="of:=&quot;{id:&quot;&amp;[Ciudad.A924]&amp;&quot;,name:'&quot;&amp;[Ciudad.B924]&amp;&quot;',state_id:&quot;&amp;[Ciudad.C924]&amp;&quot;,lat:0.0, lng:0.0, zoom:0.0},&quot;" table:style-name="ce1">
            <text:p>{id:68745,name:'Simaco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55,name:'Socorro',state_id:68,lat:0.0, lng:0.0, zoom:0.0}," table:formula="of:=&quot;{id:&quot;&amp;[Ciudad.A925]&amp;&quot;,name:'&quot;&amp;[Ciudad.B925]&amp;&quot;',state_id:&quot;&amp;[Ciudad.C925]&amp;&quot;,lat:0.0, lng:0.0, zoom:0.0},&quot;" table:style-name="ce1">
            <text:p>{id:68755,name:'Socorr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70,name:'Suaita',state_id:68,lat:0.0, lng:0.0, zoom:0.0}," table:formula="of:=&quot;{id:&quot;&amp;[Ciudad.A926]&amp;&quot;,name:'&quot;&amp;[Ciudad.B926]&amp;&quot;',state_id:&quot;&amp;[Ciudad.C926]&amp;&quot;,lat:0.0, lng:0.0, zoom:0.0},&quot;" table:style-name="ce1">
            <text:p>{id:68770,name:'Suai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73,name:'Sucre',state_id:68,lat:0.0, lng:0.0, zoom:0.0}," table:formula="of:=&quot;{id:&quot;&amp;[Ciudad.A927]&amp;&quot;,name:'&quot;&amp;[Ciudad.B927]&amp;&quot;',state_id:&quot;&amp;[Ciudad.C927]&amp;&quot;,lat:0.0, lng:0.0, zoom:0.0},&quot;" table:style-name="ce1">
            <text:p>{id:68773,name:'Sucre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80,name:'Suratá',state_id:68,lat:0.0, lng:0.0, zoom:0.0}," table:formula="of:=&quot;{id:&quot;&amp;[Ciudad.A928]&amp;&quot;,name:'&quot;&amp;[Ciudad.B928]&amp;&quot;',state_id:&quot;&amp;[Ciudad.C928]&amp;&quot;,lat:0.0, lng:0.0, zoom:0.0},&quot;" table:style-name="ce1">
            <text:p>{id:68780,name:'Sura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20,name:'Tona',state_id:68,lat:0.0, lng:0.0, zoom:0.0}," table:formula="of:=&quot;{id:&quot;&amp;[Ciudad.A929]&amp;&quot;,name:'&quot;&amp;[Ciudad.B929]&amp;&quot;',state_id:&quot;&amp;[Ciudad.C929]&amp;&quot;,lat:0.0, lng:0.0, zoom:0.0},&quot;" table:style-name="ce1">
            <text:p>{id:68820,name:'Ton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55,name:'Valle de San José',state_id:68,lat:0.0, lng:0.0, zoom:0.0}," table:formula="of:=&quot;{id:&quot;&amp;[Ciudad.A930]&amp;&quot;,name:'&quot;&amp;[Ciudad.B930]&amp;&quot;',state_id:&quot;&amp;[Ciudad.C930]&amp;&quot;,lat:0.0, lng:0.0, zoom:0.0},&quot;" table:style-name="ce1">
            <text:p>{id:68855,name:'Valle de San José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61,name:'Vélez',state_id:68,lat:0.0, lng:0.0, zoom:0.0}," table:formula="of:=&quot;{id:&quot;&amp;[Ciudad.A931]&amp;&quot;,name:'&quot;&amp;[Ciudad.B931]&amp;&quot;',state_id:&quot;&amp;[Ciudad.C931]&amp;&quot;,lat:0.0, lng:0.0, zoom:0.0},&quot;" table:style-name="ce1">
            <text:p>{id:68861,name:'Vélez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67,name:'Vetas',state_id:68,lat:0.0, lng:0.0, zoom:0.0}," table:formula="of:=&quot;{id:&quot;&amp;[Ciudad.A932]&amp;&quot;,name:'&quot;&amp;[Ciudad.B932]&amp;&quot;',state_id:&quot;&amp;[Ciudad.C932]&amp;&quot;,lat:0.0, lng:0.0, zoom:0.0},&quot;" table:style-name="ce1">
            <text:p>{id:68867,name:'Veta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72,name:'Villanueva',state_id:68,lat:0.0, lng:0.0, zoom:0.0}," table:formula="of:=&quot;{id:&quot;&amp;[Ciudad.A933]&amp;&quot;,name:'&quot;&amp;[Ciudad.B933]&amp;&quot;',state_id:&quot;&amp;[Ciudad.C933]&amp;&quot;,lat:0.0, lng:0.0, zoom:0.0},&quot;" table:style-name="ce1">
            <text:p>{id:68872,name:'Villanuev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95,name:'Zapatoca',state_id:68,lat:0.0, lng:0.0, zoom:0.0}," table:formula="of:=&quot;{id:&quot;&amp;[Ciudad.A934]&amp;&quot;,name:'&quot;&amp;[Ciudad.B934]&amp;&quot;',state_id:&quot;&amp;[Ciudad.C934]&amp;&quot;,lat:0.0, lng:0.0, zoom:0.0},&quot;" table:style-name="ce1">
            <text:p>{id:68895,name:'Zapatoc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001,name:'Sincelejo',state_id:70,lat:0.0, lng:0.0, zoom:0.0}," table:formula="of:=&quot;{id:&quot;&amp;[Ciudad.A935]&amp;&quot;,name:'&quot;&amp;[Ciudad.B935]&amp;&quot;',state_id:&quot;&amp;[Ciudad.C935]&amp;&quot;,lat:0.0, lng:0.0, zoom:0.0},&quot;" table:style-name="ce1">
            <text:p>{id:70001,name:'Sincelej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110,name:'Buenavista',state_id:70,lat:0.0, lng:0.0, zoom:0.0}," table:formula="of:=&quot;{id:&quot;&amp;[Ciudad.A936]&amp;&quot;,name:'&quot;&amp;[Ciudad.B936]&amp;&quot;',state_id:&quot;&amp;[Ciudad.C936]&amp;&quot;,lat:0.0, lng:0.0, zoom:0.0},&quot;" table:style-name="ce1">
            <text:p>{id:70110,name:'Buenavista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124,name:'Caimito',state_id:70,lat:0.0, lng:0.0, zoom:0.0}," table:formula="of:=&quot;{id:&quot;&amp;[Ciudad.A937]&amp;&quot;,name:'&quot;&amp;[Ciudad.B937]&amp;&quot;',state_id:&quot;&amp;[Ciudad.C937]&amp;&quot;,lat:0.0, lng:0.0, zoom:0.0},&quot;" table:style-name="ce1">
            <text:p>{id:70124,name:'Caimit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04,name:'Coloso',state_id:70,lat:0.0, lng:0.0, zoom:0.0}," table:formula="of:=&quot;{id:&quot;&amp;[Ciudad.A938]&amp;&quot;,name:'&quot;&amp;[Ciudad.B938]&amp;&quot;',state_id:&quot;&amp;[Ciudad.C938]&amp;&quot;,lat:0.0, lng:0.0, zoom:0.0},&quot;" table:style-name="ce1">
            <text:p>{id:70204,name:'Colos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15,name:'Corozal',state_id:70,lat:0.0, lng:0.0, zoom:0.0}," table:formula="of:=&quot;{id:&quot;&amp;[Ciudad.A939]&amp;&quot;,name:'&quot;&amp;[Ciudad.B939]&amp;&quot;',state_id:&quot;&amp;[Ciudad.C939]&amp;&quot;,lat:0.0, lng:0.0, zoom:0.0},&quot;" table:style-name="ce1">
            <text:p>{id:70215,name:'Corozal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21,name:'Coveñas',state_id:70,lat:0.0, lng:0.0, zoom:0.0}," table:formula="of:=&quot;{id:&quot;&amp;[Ciudad.A940]&amp;&quot;,name:'&quot;&amp;[Ciudad.B940]&amp;&quot;',state_id:&quot;&amp;[Ciudad.C940]&amp;&quot;,lat:0.0, lng:0.0, zoom:0.0},&quot;" table:style-name="ce1">
            <text:p>{id:70221,name:'Coveña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30,name:'Chalán',state_id:70,lat:0.0, lng:0.0, zoom:0.0}," table:formula="of:=&quot;{id:&quot;&amp;[Ciudad.A941]&amp;&quot;,name:'&quot;&amp;[Ciudad.B941]&amp;&quot;',state_id:&quot;&amp;[Ciudad.C941]&amp;&quot;,lat:0.0, lng:0.0, zoom:0.0},&quot;" table:style-name="ce1">
            <text:p>{id:70230,name:'Chalán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33,name:'El Roble',state_id:70,lat:0.0, lng:0.0, zoom:0.0}," table:formula="of:=&quot;{id:&quot;&amp;[Ciudad.A942]&amp;&quot;,name:'&quot;&amp;[Ciudad.B942]&amp;&quot;',state_id:&quot;&amp;[Ciudad.C942]&amp;&quot;,lat:0.0, lng:0.0, zoom:0.0},&quot;" table:style-name="ce1">
            <text:p>{id:70233,name:'El Roble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35,name:'Galeras',state_id:70,lat:0.0, lng:0.0, zoom:0.0}," table:formula="of:=&quot;{id:&quot;&amp;[Ciudad.A943]&amp;&quot;,name:'&quot;&amp;[Ciudad.B943]&amp;&quot;',state_id:&quot;&amp;[Ciudad.C943]&amp;&quot;,lat:0.0, lng:0.0, zoom:0.0},&quot;" table:style-name="ce1">
            <text:p>{id:70235,name:'Galera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65,name:'Guaranda',state_id:70,lat:0.0, lng:0.0, zoom:0.0}," table:formula="of:=&quot;{id:&quot;&amp;[Ciudad.A944]&amp;&quot;,name:'&quot;&amp;[Ciudad.B944]&amp;&quot;',state_id:&quot;&amp;[Ciudad.C944]&amp;&quot;,lat:0.0, lng:0.0, zoom:0.0},&quot;" table:style-name="ce1">
            <text:p>{id:70265,name:'Guaranda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400,name:'La Unión',state_id:70,lat:0.0, lng:0.0, zoom:0.0}," table:formula="of:=&quot;{id:&quot;&amp;[Ciudad.A945]&amp;&quot;,name:'&quot;&amp;[Ciudad.B945]&amp;&quot;',state_id:&quot;&amp;[Ciudad.C945]&amp;&quot;,lat:0.0, lng:0.0, zoom:0.0},&quot;" table:style-name="ce1">
            <text:p>{id:70400,name:'La Unión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418,name:'Los Palmitos',state_id:70,lat:0.0, lng:0.0, zoom:0.0}," table:formula="of:=&quot;{id:&quot;&amp;[Ciudad.A946]&amp;&quot;,name:'&quot;&amp;[Ciudad.B946]&amp;&quot;',state_id:&quot;&amp;[Ciudad.C946]&amp;&quot;,lat:0.0, lng:0.0, zoom:0.0},&quot;" table:style-name="ce1">
            <text:p>{id:70418,name:'Los Palmito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429,name:'Majagual',state_id:70,lat:0.0, lng:0.0, zoom:0.0}," table:formula="of:=&quot;{id:&quot;&amp;[Ciudad.A947]&amp;&quot;,name:'&quot;&amp;[Ciudad.B947]&amp;&quot;',state_id:&quot;&amp;[Ciudad.C947]&amp;&quot;,lat:0.0, lng:0.0, zoom:0.0},&quot;" table:style-name="ce1">
            <text:p>{id:70429,name:'Majagual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473,name:'Morroa',state_id:70,lat:0.0, lng:0.0, zoom:0.0}," table:formula="of:=&quot;{id:&quot;&amp;[Ciudad.A948]&amp;&quot;,name:'&quot;&amp;[Ciudad.B948]&amp;&quot;',state_id:&quot;&amp;[Ciudad.C948]&amp;&quot;,lat:0.0, lng:0.0, zoom:0.0},&quot;" table:style-name="ce1">
            <text:p>{id:70473,name:'Morroa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508,name:'Ovejas',state_id:70,lat:0.0, lng:0.0, zoom:0.0}," table:formula="of:=&quot;{id:&quot;&amp;[Ciudad.A949]&amp;&quot;,name:'&quot;&amp;[Ciudad.B949]&amp;&quot;',state_id:&quot;&amp;[Ciudad.C949]&amp;&quot;,lat:0.0, lng:0.0, zoom:0.0},&quot;" table:style-name="ce1">
            <text:p>{id:70508,name:'Oveja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523,name:'Palmito',state_id:70,lat:0.0, lng:0.0, zoom:0.0}," table:formula="of:=&quot;{id:&quot;&amp;[Ciudad.A950]&amp;&quot;,name:'&quot;&amp;[Ciudad.B950]&amp;&quot;',state_id:&quot;&amp;[Ciudad.C950]&amp;&quot;,lat:0.0, lng:0.0, zoom:0.0},&quot;" table:style-name="ce1">
            <text:p>{id:70523,name:'Palmit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670,name:'Sampués',state_id:70,lat:0.0, lng:0.0, zoom:0.0}," table:formula="of:=&quot;{id:&quot;&amp;[Ciudad.A951]&amp;&quot;,name:'&quot;&amp;[Ciudad.B951]&amp;&quot;',state_id:&quot;&amp;[Ciudad.C951]&amp;&quot;,lat:0.0, lng:0.0, zoom:0.0},&quot;" table:style-name="ce1">
            <text:p>{id:70670,name:'Sampué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678,name:'San Benito Abad',state_id:70,lat:0.0, lng:0.0, zoom:0.0}," table:formula="of:=&quot;{id:&quot;&amp;[Ciudad.A952]&amp;&quot;,name:'&quot;&amp;[Ciudad.B952]&amp;&quot;',state_id:&quot;&amp;[Ciudad.C952]&amp;&quot;,lat:0.0, lng:0.0, zoom:0.0},&quot;" table:style-name="ce1">
            <text:p>{id:70678,name:'San Benito Abad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02,name:'San Juan de Betulia',state_id:70,lat:0.0, lng:0.0, zoom:0.0}," table:formula="of:=&quot;{id:&quot;&amp;[Ciudad.A953]&amp;&quot;,name:'&quot;&amp;[Ciudad.B953]&amp;&quot;',state_id:&quot;&amp;[Ciudad.C953]&amp;&quot;,lat:0.0, lng:0.0, zoom:0.0},&quot;" table:style-name="ce1">
            <text:p>{id:70702,name:'San Juan de Betulia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08,name:'San Marcos',state_id:70,lat:0.0, lng:0.0, zoom:0.0}," table:formula="of:=&quot;{id:&quot;&amp;[Ciudad.A954]&amp;&quot;,name:'&quot;&amp;[Ciudad.B954]&amp;&quot;',state_id:&quot;&amp;[Ciudad.C954]&amp;&quot;,lat:0.0, lng:0.0, zoom:0.0},&quot;" table:style-name="ce1">
            <text:p>{id:70708,name:'San Marco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13,name:'San Onofre',state_id:70,lat:0.0, lng:0.0, zoom:0.0}," table:formula="of:=&quot;{id:&quot;&amp;[Ciudad.A955]&amp;&quot;,name:'&quot;&amp;[Ciudad.B955]&amp;&quot;',state_id:&quot;&amp;[Ciudad.C955]&amp;&quot;,lat:0.0, lng:0.0, zoom:0.0},&quot;" table:style-name="ce1">
            <text:p>{id:70713,name:'San Onofre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17,name:'San Pedro',state_id:70,lat:0.0, lng:0.0, zoom:0.0}," table:formula="of:=&quot;{id:&quot;&amp;[Ciudad.A956]&amp;&quot;,name:'&quot;&amp;[Ciudad.B956]&amp;&quot;',state_id:&quot;&amp;[Ciudad.C956]&amp;&quot;,lat:0.0, lng:0.0, zoom:0.0},&quot;" table:style-name="ce1">
            <text:p>{id:70717,name:'San Pedr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42,name:'San Luis de Sincé',state_id:70,lat:0.0, lng:0.0, zoom:0.0}," table:formula="of:=&quot;{id:&quot;&amp;[Ciudad.A957]&amp;&quot;,name:'&quot;&amp;[Ciudad.B957]&amp;&quot;',state_id:&quot;&amp;[Ciudad.C957]&amp;&quot;,lat:0.0, lng:0.0, zoom:0.0},&quot;" table:style-name="ce1">
            <text:p>{id:70742,name:'San Luis de Sincé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71,name:'Sucre',state_id:70,lat:0.0, lng:0.0, zoom:0.0}," table:formula="of:=&quot;{id:&quot;&amp;[Ciudad.A958]&amp;&quot;,name:'&quot;&amp;[Ciudad.B958]&amp;&quot;',state_id:&quot;&amp;[Ciudad.C958]&amp;&quot;,lat:0.0, lng:0.0, zoom:0.0},&quot;" table:style-name="ce1">
            <text:p>{id:70771,name:'Sucre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820,name:'Santiago de Tolú',state_id:70,lat:0.0, lng:0.0, zoom:0.0}," table:formula="of:=&quot;{id:&quot;&amp;[Ciudad.A959]&amp;&quot;,name:'&quot;&amp;[Ciudad.B959]&amp;&quot;',state_id:&quot;&amp;[Ciudad.C959]&amp;&quot;,lat:0.0, lng:0.0, zoom:0.0},&quot;" table:style-name="ce1">
            <text:p>{id:70820,name:'Santiago de Tolú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823,name:'Tolú Viejo',state_id:70,lat:0.0, lng:0.0, zoom:0.0}," table:formula="of:=&quot;{id:&quot;&amp;[Ciudad.A960]&amp;&quot;,name:'&quot;&amp;[Ciudad.B960]&amp;&quot;',state_id:&quot;&amp;[Ciudad.C960]&amp;&quot;,lat:0.0, lng:0.0, zoom:0.0},&quot;" table:style-name="ce1">
            <text:p>{id:70823,name:'Tolú Viej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01,name:'Ibagué',state_id:73,lat:0.0, lng:0.0, zoom:0.0}," table:formula="of:=&quot;{id:&quot;&amp;[Ciudad.A961]&amp;&quot;,name:'&quot;&amp;[Ciudad.B961]&amp;&quot;',state_id:&quot;&amp;[Ciudad.C961]&amp;&quot;,lat:0.0, lng:0.0, zoom:0.0},&quot;" table:style-name="ce1">
            <text:p>{id:73001,name:'Ibagué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24,name:'Alpujarra',state_id:73,lat:0.0, lng:0.0, zoom:0.0}," table:formula="of:=&quot;{id:&quot;&amp;[Ciudad.A962]&amp;&quot;,name:'&quot;&amp;[Ciudad.B962]&amp;&quot;',state_id:&quot;&amp;[Ciudad.C962]&amp;&quot;,lat:0.0, lng:0.0, zoom:0.0},&quot;" table:style-name="ce1">
            <text:p>{id:73024,name:'Alpujarr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26,name:'Alvarado',state_id:73,lat:0.0, lng:0.0, zoom:0.0}," table:formula="of:=&quot;{id:&quot;&amp;[Ciudad.A963]&amp;&quot;,name:'&quot;&amp;[Ciudad.B963]&amp;&quot;',state_id:&quot;&amp;[Ciudad.C963]&amp;&quot;,lat:0.0, lng:0.0, zoom:0.0},&quot;" table:style-name="ce1">
            <text:p>{id:73026,name:'Alvarad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30,name:'Ambalema',state_id:73,lat:0.0, lng:0.0, zoom:0.0}," table:formula="of:=&quot;{id:&quot;&amp;[Ciudad.A964]&amp;&quot;,name:'&quot;&amp;[Ciudad.B964]&amp;&quot;',state_id:&quot;&amp;[Ciudad.C964]&amp;&quot;,lat:0.0, lng:0.0, zoom:0.0},&quot;" table:style-name="ce1">
            <text:p>{id:73030,name:'Ambalem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43,name:'Anzoátegui',state_id:73,lat:0.0, lng:0.0, zoom:0.0}," table:formula="of:=&quot;{id:&quot;&amp;[Ciudad.A965]&amp;&quot;,name:'&quot;&amp;[Ciudad.B965]&amp;&quot;',state_id:&quot;&amp;[Ciudad.C965]&amp;&quot;,lat:0.0, lng:0.0, zoom:0.0},&quot;" table:style-name="ce1">
            <text:p>{id:73043,name:'Anzoátegui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55,name:'Armero',state_id:73,lat:0.0, lng:0.0, zoom:0.0}," table:formula="of:=&quot;{id:&quot;&amp;[Ciudad.A966]&amp;&quot;,name:'&quot;&amp;[Ciudad.B966]&amp;&quot;',state_id:&quot;&amp;[Ciudad.C966]&amp;&quot;,lat:0.0, lng:0.0, zoom:0.0},&quot;" table:style-name="ce1">
            <text:p>{id:73055,name:'Armer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67,name:'Ataco',state_id:73,lat:0.0, lng:0.0, zoom:0.0}," table:formula="of:=&quot;{id:&quot;&amp;[Ciudad.A967]&amp;&quot;,name:'&quot;&amp;[Ciudad.B967]&amp;&quot;',state_id:&quot;&amp;[Ciudad.C967]&amp;&quot;,lat:0.0, lng:0.0, zoom:0.0},&quot;" table:style-name="ce1">
            <text:p>{id:73067,name:'Atac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124,name:'Cajamarca',state_id:73,lat:0.0, lng:0.0, zoom:0.0}," table:formula="of:=&quot;{id:&quot;&amp;[Ciudad.A968]&amp;&quot;,name:'&quot;&amp;[Ciudad.B968]&amp;&quot;',state_id:&quot;&amp;[Ciudad.C968]&amp;&quot;,lat:0.0, lng:0.0, zoom:0.0},&quot;" table:style-name="ce1">
            <text:p>{id:73124,name:'Cajamarc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148,name:'Carmen de Apicala',state_id:73,lat:0.0, lng:0.0, zoom:0.0}," table:formula="of:=&quot;{id:&quot;&amp;[Ciudad.A969]&amp;&quot;,name:'&quot;&amp;[Ciudad.B969]&amp;&quot;',state_id:&quot;&amp;[Ciudad.C969]&amp;&quot;,lat:0.0, lng:0.0, zoom:0.0},&quot;" table:style-name="ce1">
            <text:p>{id:73148,name:'Carmen de Apical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152,name:'Casabianca',state_id:73,lat:0.0, lng:0.0, zoom:0.0}," table:formula="of:=&quot;{id:&quot;&amp;[Ciudad.A970]&amp;&quot;,name:'&quot;&amp;[Ciudad.B970]&amp;&quot;',state_id:&quot;&amp;[Ciudad.C970]&amp;&quot;,lat:0.0, lng:0.0, zoom:0.0},&quot;" table:style-name="ce1">
            <text:p>{id:73152,name:'Casabianc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168,name:'Chaparral',state_id:73,lat:0.0, lng:0.0, zoom:0.0}," table:formula="of:=&quot;{id:&quot;&amp;[Ciudad.A971]&amp;&quot;,name:'&quot;&amp;[Ciudad.B971]&amp;&quot;',state_id:&quot;&amp;[Ciudad.C971]&amp;&quot;,lat:0.0, lng:0.0, zoom:0.0},&quot;" table:style-name="ce1">
            <text:p>{id:73168,name:'Chaparral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00,name:'Coello',state_id:73,lat:0.0, lng:0.0, zoom:0.0}," table:formula="of:=&quot;{id:&quot;&amp;[Ciudad.A972]&amp;&quot;,name:'&quot;&amp;[Ciudad.B972]&amp;&quot;',state_id:&quot;&amp;[Ciudad.C972]&amp;&quot;,lat:0.0, lng:0.0, zoom:0.0},&quot;" table:style-name="ce1">
            <text:p>{id:73200,name:'Coell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17,name:'Coyaima',state_id:73,lat:0.0, lng:0.0, zoom:0.0}," table:formula="of:=&quot;{id:&quot;&amp;[Ciudad.A973]&amp;&quot;,name:'&quot;&amp;[Ciudad.B973]&amp;&quot;',state_id:&quot;&amp;[Ciudad.C973]&amp;&quot;,lat:0.0, lng:0.0, zoom:0.0},&quot;" table:style-name="ce1">
            <text:p>{id:73217,name:'Coyaim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26,name:'Cunday',state_id:73,lat:0.0, lng:0.0, zoom:0.0}," table:formula="of:=&quot;{id:&quot;&amp;[Ciudad.A974]&amp;&quot;,name:'&quot;&amp;[Ciudad.B974]&amp;&quot;',state_id:&quot;&amp;[Ciudad.C974]&amp;&quot;,lat:0.0, lng:0.0, zoom:0.0},&quot;" table:style-name="ce1">
            <text:p>{id:73226,name:'Cunday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36,name:'Dolores',state_id:73,lat:0.0, lng:0.0, zoom:0.0}," table:formula="of:=&quot;{id:&quot;&amp;[Ciudad.A975]&amp;&quot;,name:'&quot;&amp;[Ciudad.B975]&amp;&quot;',state_id:&quot;&amp;[Ciudad.C975]&amp;&quot;,lat:0.0, lng:0.0, zoom:0.0},&quot;" table:style-name="ce1">
            <text:p>{id:73236,name:'Dolore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68,name:'Espinal',state_id:73,lat:0.0, lng:0.0, zoom:0.0}," table:formula="of:=&quot;{id:&quot;&amp;[Ciudad.A976]&amp;&quot;,name:'&quot;&amp;[Ciudad.B976]&amp;&quot;',state_id:&quot;&amp;[Ciudad.C976]&amp;&quot;,lat:0.0, lng:0.0, zoom:0.0},&quot;" table:style-name="ce1">
            <text:p>{id:73268,name:'Espinal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70,name:'Falan',state_id:73,lat:0.0, lng:0.0, zoom:0.0}," table:formula="of:=&quot;{id:&quot;&amp;[Ciudad.A977]&amp;&quot;,name:'&quot;&amp;[Ciudad.B977]&amp;&quot;',state_id:&quot;&amp;[Ciudad.C977]&amp;&quot;,lat:0.0, lng:0.0, zoom:0.0},&quot;" table:style-name="ce1">
            <text:p>{id:73270,name:'Falan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75,name:'Flandes',state_id:73,lat:0.0, lng:0.0, zoom:0.0}," table:formula="of:=&quot;{id:&quot;&amp;[Ciudad.A978]&amp;&quot;,name:'&quot;&amp;[Ciudad.B978]&amp;&quot;',state_id:&quot;&amp;[Ciudad.C978]&amp;&quot;,lat:0.0, lng:0.0, zoom:0.0},&quot;" table:style-name="ce1">
            <text:p>{id:73275,name:'Flande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83,name:'Fresno',state_id:73,lat:0.0, lng:0.0, zoom:0.0}," table:formula="of:=&quot;{id:&quot;&amp;[Ciudad.A979]&amp;&quot;,name:'&quot;&amp;[Ciudad.B979]&amp;&quot;',state_id:&quot;&amp;[Ciudad.C979]&amp;&quot;,lat:0.0, lng:0.0, zoom:0.0},&quot;" table:style-name="ce1">
            <text:p>{id:73283,name:'Fresn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319,name:'Guamo',state_id:73,lat:0.0, lng:0.0, zoom:0.0}," table:formula="of:=&quot;{id:&quot;&amp;[Ciudad.A980]&amp;&quot;,name:'&quot;&amp;[Ciudad.B980]&amp;&quot;',state_id:&quot;&amp;[Ciudad.C980]&amp;&quot;,lat:0.0, lng:0.0, zoom:0.0},&quot;" table:style-name="ce1">
            <text:p>{id:73319,name:'Guam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347,name:'Herveo',state_id:73,lat:0.0, lng:0.0, zoom:0.0}," table:formula="of:=&quot;{id:&quot;&amp;[Ciudad.A981]&amp;&quot;,name:'&quot;&amp;[Ciudad.B981]&amp;&quot;',state_id:&quot;&amp;[Ciudad.C981]&amp;&quot;,lat:0.0, lng:0.0, zoom:0.0},&quot;" table:style-name="ce1">
            <text:p>{id:73347,name:'Herve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349,name:'Honda',state_id:73,lat:0.0, lng:0.0, zoom:0.0}," table:formula="of:=&quot;{id:&quot;&amp;[Ciudad.A982]&amp;&quot;,name:'&quot;&amp;[Ciudad.B982]&amp;&quot;',state_id:&quot;&amp;[Ciudad.C982]&amp;&quot;,lat:0.0, lng:0.0, zoom:0.0},&quot;" table:style-name="ce1">
            <text:p>{id:73349,name:'Hond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352,name:'Icononzo',state_id:73,lat:0.0, lng:0.0, zoom:0.0}," table:formula="of:=&quot;{id:&quot;&amp;[Ciudad.A983]&amp;&quot;,name:'&quot;&amp;[Ciudad.B983]&amp;&quot;',state_id:&quot;&amp;[Ciudad.C983]&amp;&quot;,lat:0.0, lng:0.0, zoom:0.0},&quot;" table:style-name="ce1">
            <text:p>{id:73352,name:'Icononz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08,name:'Lérida',state_id:73,lat:0.0, lng:0.0, zoom:0.0}," table:formula="of:=&quot;{id:&quot;&amp;[Ciudad.A984]&amp;&quot;,name:'&quot;&amp;[Ciudad.B984]&amp;&quot;',state_id:&quot;&amp;[Ciudad.C984]&amp;&quot;,lat:0.0, lng:0.0, zoom:0.0},&quot;" table:style-name="ce1">
            <text:p>{id:73408,name:'Lérid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11,name:'Líbano',state_id:73,lat:0.0, lng:0.0, zoom:0.0}," table:formula="of:=&quot;{id:&quot;&amp;[Ciudad.A985]&amp;&quot;,name:'&quot;&amp;[Ciudad.B985]&amp;&quot;',state_id:&quot;&amp;[Ciudad.C985]&amp;&quot;,lat:0.0, lng:0.0, zoom:0.0},&quot;" table:style-name="ce1">
            <text:p>{id:73411,name:'Líban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43,name:'Mariquita',state_id:73,lat:0.0, lng:0.0, zoom:0.0}," table:formula="of:=&quot;{id:&quot;&amp;[Ciudad.A986]&amp;&quot;,name:'&quot;&amp;[Ciudad.B986]&amp;&quot;',state_id:&quot;&amp;[Ciudad.C986]&amp;&quot;,lat:0.0, lng:0.0, zoom:0.0},&quot;" table:style-name="ce1">
            <text:p>{id:73443,name:'Mariquit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49,name:'Melgar',state_id:73,lat:0.0, lng:0.0, zoom:0.0}," table:formula="of:=&quot;{id:&quot;&amp;[Ciudad.A987]&amp;&quot;,name:'&quot;&amp;[Ciudad.B987]&amp;&quot;',state_id:&quot;&amp;[Ciudad.C987]&amp;&quot;,lat:0.0, lng:0.0, zoom:0.0},&quot;" table:style-name="ce1">
            <text:p>{id:73449,name:'Melgar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61,name:'Murillo',state_id:73,lat:0.0, lng:0.0, zoom:0.0}," table:formula="of:=&quot;{id:&quot;&amp;[Ciudad.A988]&amp;&quot;,name:'&quot;&amp;[Ciudad.B988]&amp;&quot;',state_id:&quot;&amp;[Ciudad.C988]&amp;&quot;,lat:0.0, lng:0.0, zoom:0.0},&quot;" table:style-name="ce1">
            <text:p>{id:73461,name:'Murill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83,name:'Natagaima',state_id:73,lat:0.0, lng:0.0, zoom:0.0}," table:formula="of:=&quot;{id:&quot;&amp;[Ciudad.A989]&amp;&quot;,name:'&quot;&amp;[Ciudad.B989]&amp;&quot;',state_id:&quot;&amp;[Ciudad.C989]&amp;&quot;,lat:0.0, lng:0.0, zoom:0.0},&quot;" table:style-name="ce1">
            <text:p>{id:73483,name:'Natagaim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04,name:'Ortega',state_id:73,lat:0.0, lng:0.0, zoom:0.0}," table:formula="of:=&quot;{id:&quot;&amp;[Ciudad.A990]&amp;&quot;,name:'&quot;&amp;[Ciudad.B990]&amp;&quot;',state_id:&quot;&amp;[Ciudad.C990]&amp;&quot;,lat:0.0, lng:0.0, zoom:0.0},&quot;" table:style-name="ce1">
            <text:p>{id:73504,name:'Orteg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20,name:'Palocabildo',state_id:73,lat:0.0, lng:0.0, zoom:0.0}," table:formula="of:=&quot;{id:&quot;&amp;[Ciudad.A991]&amp;&quot;,name:'&quot;&amp;[Ciudad.B991]&amp;&quot;',state_id:&quot;&amp;[Ciudad.C991]&amp;&quot;,lat:0.0, lng:0.0, zoom:0.0},&quot;" table:style-name="ce1">
            <text:p>{id:73520,name:'Palocabild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47,name:'Piedras',state_id:73,lat:0.0, lng:0.0, zoom:0.0}," table:formula="of:=&quot;{id:&quot;&amp;[Ciudad.A992]&amp;&quot;,name:'&quot;&amp;[Ciudad.B992]&amp;&quot;',state_id:&quot;&amp;[Ciudad.C992]&amp;&quot;,lat:0.0, lng:0.0, zoom:0.0},&quot;" table:style-name="ce1">
            <text:p>{id:73547,name:'Piedra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55,name:'Planadas',state_id:73,lat:0.0, lng:0.0, zoom:0.0}," table:formula="of:=&quot;{id:&quot;&amp;[Ciudad.A993]&amp;&quot;,name:'&quot;&amp;[Ciudad.B993]&amp;&quot;',state_id:&quot;&amp;[Ciudad.C993]&amp;&quot;,lat:0.0, lng:0.0, zoom:0.0},&quot;" table:style-name="ce1">
            <text:p>{id:73555,name:'Planada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63,name:'Prado',state_id:73,lat:0.0, lng:0.0, zoom:0.0}," table:formula="of:=&quot;{id:&quot;&amp;[Ciudad.A994]&amp;&quot;,name:'&quot;&amp;[Ciudad.B994]&amp;&quot;',state_id:&quot;&amp;[Ciudad.C994]&amp;&quot;,lat:0.0, lng:0.0, zoom:0.0},&quot;" table:style-name="ce1">
            <text:p>{id:73563,name:'Prad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85,name:'Purificación',state_id:73,lat:0.0, lng:0.0, zoom:0.0}," table:formula="of:=&quot;{id:&quot;&amp;[Ciudad.A995]&amp;&quot;,name:'&quot;&amp;[Ciudad.B995]&amp;&quot;',state_id:&quot;&amp;[Ciudad.C995]&amp;&quot;,lat:0.0, lng:0.0, zoom:0.0},&quot;" table:style-name="ce1">
            <text:p>{id:73585,name:'Purificación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16,name:'Rio Blanco',state_id:73,lat:0.0, lng:0.0, zoom:0.0}," table:formula="of:=&quot;{id:&quot;&amp;[Ciudad.A996]&amp;&quot;,name:'&quot;&amp;[Ciudad.B996]&amp;&quot;',state_id:&quot;&amp;[Ciudad.C996]&amp;&quot;,lat:0.0, lng:0.0, zoom:0.0},&quot;" table:style-name="ce1">
            <text:p>{id:73616,name:'Rio Blanc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22,name:'Roncesvalles',state_id:73,lat:0.0, lng:0.0, zoom:0.0}," table:formula="of:=&quot;{id:&quot;&amp;[Ciudad.A997]&amp;&quot;,name:'&quot;&amp;[Ciudad.B997]&amp;&quot;',state_id:&quot;&amp;[Ciudad.C997]&amp;&quot;,lat:0.0, lng:0.0, zoom:0.0},&quot;" table:style-name="ce1">
            <text:p>{id:73622,name:'Roncesvalle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24,name:'Rovira',state_id:73,lat:0.0, lng:0.0, zoom:0.0}," table:formula="of:=&quot;{id:&quot;&amp;[Ciudad.A998]&amp;&quot;,name:'&quot;&amp;[Ciudad.B998]&amp;&quot;',state_id:&quot;&amp;[Ciudad.C998]&amp;&quot;,lat:0.0, lng:0.0, zoom:0.0},&quot;" table:style-name="ce1">
            <text:p>{id:73624,name:'Rovir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71,name:'Saldaña',state_id:73,lat:0.0, lng:0.0, zoom:0.0}," table:formula="of:=&quot;{id:&quot;&amp;[Ciudad.A999]&amp;&quot;,name:'&quot;&amp;[Ciudad.B999]&amp;&quot;',state_id:&quot;&amp;[Ciudad.C999]&amp;&quot;,lat:0.0, lng:0.0, zoom:0.0},&quot;" table:style-name="ce1">
            <text:p>{id:73671,name:'Saldañ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75,name:'San Antonio',state_id:73,lat:0.0, lng:0.0, zoom:0.0}," table:formula="of:=&quot;{id:&quot;&amp;[Ciudad.A1000]&amp;&quot;,name:'&quot;&amp;[Ciudad.B1000]&amp;&quot;',state_id:&quot;&amp;[Ciudad.C1000]&amp;&quot;,lat:0.0, lng:0.0, zoom:0.0},&quot;" table:style-name="ce1">
            <text:p>{id:73675,name:'San Antoni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78,name:'San Luis',state_id:73,lat:0.0, lng:0.0, zoom:0.0}," table:formula="of:=&quot;{id:&quot;&amp;[Ciudad.A1001]&amp;&quot;,name:'&quot;&amp;[Ciudad.B1001]&amp;&quot;',state_id:&quot;&amp;[Ciudad.C1001]&amp;&quot;,lat:0.0, lng:0.0, zoom:0.0},&quot;" table:style-name="ce1">
            <text:p>{id:73678,name:'San Lui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86,name:'Santa Isabel',state_id:73,lat:0.0, lng:0.0, zoom:0.0}," table:formula="of:=&quot;{id:&quot;&amp;[Ciudad.A1002]&amp;&quot;,name:'&quot;&amp;[Ciudad.B1002]&amp;&quot;',state_id:&quot;&amp;[Ciudad.C1002]&amp;&quot;,lat:0.0, lng:0.0, zoom:0.0},&quot;" table:style-name="ce1">
            <text:p>{id:73686,name:'Santa Isabel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770,name:'Suárez',state_id:73,lat:0.0, lng:0.0, zoom:0.0}," table:formula="of:=&quot;{id:&quot;&amp;[Ciudad.A1003]&amp;&quot;,name:'&quot;&amp;[Ciudad.B1003]&amp;&quot;',state_id:&quot;&amp;[Ciudad.C1003]&amp;&quot;,lat:0.0, lng:0.0, zoom:0.0},&quot;" table:style-name="ce1">
            <text:p>{id:73770,name:'Suárez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854,name:'Valle de San Juan',state_id:73,lat:0.0, lng:0.0, zoom:0.0}," table:formula="of:=&quot;{id:&quot;&amp;[Ciudad.A1004]&amp;&quot;,name:'&quot;&amp;[Ciudad.B1004]&amp;&quot;',state_id:&quot;&amp;[Ciudad.C1004]&amp;&quot;,lat:0.0, lng:0.0, zoom:0.0},&quot;" table:style-name="ce1">
            <text:p>{id:73854,name:'Valle de San Juan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861,name:'Venadillo',state_id:73,lat:0.0, lng:0.0, zoom:0.0}," table:formula="of:=&quot;{id:&quot;&amp;[Ciudad.A1005]&amp;&quot;,name:'&quot;&amp;[Ciudad.B1005]&amp;&quot;',state_id:&quot;&amp;[Ciudad.C1005]&amp;&quot;,lat:0.0, lng:0.0, zoom:0.0},&quot;" table:style-name="ce1">
            <text:p>{id:73861,name:'Venadill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870,name:'Villahermosa',state_id:73,lat:0.0, lng:0.0, zoom:0.0}," table:formula="of:=&quot;{id:&quot;&amp;[Ciudad.A1006]&amp;&quot;,name:'&quot;&amp;[Ciudad.B1006]&amp;&quot;',state_id:&quot;&amp;[Ciudad.C1006]&amp;&quot;,lat:0.0, lng:0.0, zoom:0.0},&quot;" table:style-name="ce1">
            <text:p>{id:73870,name:'Villahermos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873,name:'Villarrica',state_id:73,lat:0.0, lng:0.0, zoom:0.0}," table:formula="of:=&quot;{id:&quot;&amp;[Ciudad.A1007]&amp;&quot;,name:'&quot;&amp;[Ciudad.B1007]&amp;&quot;',state_id:&quot;&amp;[Ciudad.C1007]&amp;&quot;,lat:0.0, lng:0.0, zoom:0.0},&quot;" table:style-name="ce1">
            <text:p>{id:73873,name:'Villarric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01,name:'Cali',state_id:76,lat:0.0, lng:0.0, zoom:0.0}," table:formula="of:=&quot;{id:&quot;&amp;[Ciudad.A1008]&amp;&quot;,name:'&quot;&amp;[Ciudad.B1008]&amp;&quot;',state_id:&quot;&amp;[Ciudad.C1008]&amp;&quot;,lat:0.0, lng:0.0, zoom:0.0},&quot;" table:style-name="ce1">
            <text:p>{id:76001,name:'Cali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20,name:'Alcalá',state_id:76,lat:0.0, lng:0.0, zoom:0.0}," table:formula="of:=&quot;{id:&quot;&amp;[Ciudad.A1009]&amp;&quot;,name:'&quot;&amp;[Ciudad.B1009]&amp;&quot;',state_id:&quot;&amp;[Ciudad.C1009]&amp;&quot;,lat:0.0, lng:0.0, zoom:0.0},&quot;" table:style-name="ce1">
            <text:p>{id:76020,name:'Alcalá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36,name:'Andalucía',state_id:76,lat:0.0, lng:0.0, zoom:0.0}," table:formula="of:=&quot;{id:&quot;&amp;[Ciudad.A1010]&amp;&quot;,name:'&quot;&amp;[Ciudad.B1010]&amp;&quot;',state_id:&quot;&amp;[Ciudad.C1010]&amp;&quot;,lat:0.0, lng:0.0, zoom:0.0},&quot;" table:style-name="ce1">
            <text:p>{id:76036,name:'Andalucí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41,name:'Ansermanuevo',state_id:76,lat:0.0, lng:0.0, zoom:0.0}," table:formula="of:=&quot;{id:&quot;&amp;[Ciudad.A1011]&amp;&quot;,name:'&quot;&amp;[Ciudad.B1011]&amp;&quot;',state_id:&quot;&amp;[Ciudad.C1011]&amp;&quot;,lat:0.0, lng:0.0, zoom:0.0},&quot;" table:style-name="ce1">
            <text:p>{id:76041,name:'Ansermanuev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54,name:'Argelia',state_id:76,lat:0.0, lng:0.0, zoom:0.0}," table:formula="of:=&quot;{id:&quot;&amp;[Ciudad.A1012]&amp;&quot;,name:'&quot;&amp;[Ciudad.B1012]&amp;&quot;',state_id:&quot;&amp;[Ciudad.C1012]&amp;&quot;,lat:0.0, lng:0.0, zoom:0.0},&quot;" table:style-name="ce1">
            <text:p>{id:76054,name:'Argeli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00,name:'Bolívar',state_id:76,lat:0.0, lng:0.0, zoom:0.0}," table:formula="of:=&quot;{id:&quot;&amp;[Ciudad.A1013]&amp;&quot;,name:'&quot;&amp;[Ciudad.B1013]&amp;&quot;',state_id:&quot;&amp;[Ciudad.C1013]&amp;&quot;,lat:0.0, lng:0.0, zoom:0.0},&quot;" table:style-name="ce1">
            <text:p>{id:76100,name:'Bolívar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09,name:'Buenaventura',state_id:76,lat:0.0, lng:0.0, zoom:0.0}," table:formula="of:=&quot;{id:&quot;&amp;[Ciudad.A1014]&amp;&quot;,name:'&quot;&amp;[Ciudad.B1014]&amp;&quot;',state_id:&quot;&amp;[Ciudad.C1014]&amp;&quot;,lat:0.0, lng:0.0, zoom:0.0},&quot;" table:style-name="ce1">
            <text:p>{id:76109,name:'Buenaventur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11,name:'Guadalajara de Buga',state_id:76,lat:0.0, lng:0.0, zoom:0.0}," table:formula="of:=&quot;{id:&quot;&amp;[Ciudad.A1015]&amp;&quot;,name:'&quot;&amp;[Ciudad.B1015]&amp;&quot;',state_id:&quot;&amp;[Ciudad.C1015]&amp;&quot;,lat:0.0, lng:0.0, zoom:0.0},&quot;" table:style-name="ce1">
            <text:p>{id:76111,name:'Guadalajara de Bug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13,name:'Bugalagrande',state_id:76,lat:0.0, lng:0.0, zoom:0.0}," table:formula="of:=&quot;{id:&quot;&amp;[Ciudad.A1016]&amp;&quot;,name:'&quot;&amp;[Ciudad.B1016]&amp;&quot;',state_id:&quot;&amp;[Ciudad.C1016]&amp;&quot;,lat:0.0, lng:0.0, zoom:0.0},&quot;" table:style-name="ce1">
            <text:p>{id:76113,name:'Bugalagrande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22,name:'Caicedonia',state_id:76,lat:0.0, lng:0.0, zoom:0.0}," table:formula="of:=&quot;{id:&quot;&amp;[Ciudad.A1017]&amp;&quot;,name:'&quot;&amp;[Ciudad.B1017]&amp;&quot;',state_id:&quot;&amp;[Ciudad.C1017]&amp;&quot;,lat:0.0, lng:0.0, zoom:0.0},&quot;" table:style-name="ce1">
            <text:p>{id:76122,name:'Caicedoni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26,name:'Calima',state_id:76,lat:0.0, lng:0.0, zoom:0.0}," table:formula="of:=&quot;{id:&quot;&amp;[Ciudad.A1018]&amp;&quot;,name:'&quot;&amp;[Ciudad.B1018]&amp;&quot;',state_id:&quot;&amp;[Ciudad.C1018]&amp;&quot;,lat:0.0, lng:0.0, zoom:0.0},&quot;" table:style-name="ce1">
            <text:p>{id:76126,name:'Calim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30,name:'Candelaria',state_id:76,lat:0.0, lng:0.0, zoom:0.0}," table:formula="of:=&quot;{id:&quot;&amp;[Ciudad.A1019]&amp;&quot;,name:'&quot;&amp;[Ciudad.B1019]&amp;&quot;',state_id:&quot;&amp;[Ciudad.C1019]&amp;&quot;,lat:0.0, lng:0.0, zoom:0.0},&quot;" table:style-name="ce1">
            <text:p>{id:76130,name:'Candelari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47,name:'Cartago',state_id:76,lat:0.0, lng:0.0, zoom:0.0}," table:formula="of:=&quot;{id:&quot;&amp;[Ciudad.A1020]&amp;&quot;,name:'&quot;&amp;[Ciudad.B1020]&amp;&quot;',state_id:&quot;&amp;[Ciudad.C1020]&amp;&quot;,lat:0.0, lng:0.0, zoom:0.0},&quot;" table:style-name="ce1">
            <text:p>{id:76147,name:'Cartag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33,name:'Dagua',state_id:76,lat:0.0, lng:0.0, zoom:0.0}," table:formula="of:=&quot;{id:&quot;&amp;[Ciudad.A1021]&amp;&quot;,name:'&quot;&amp;[Ciudad.B1021]&amp;&quot;',state_id:&quot;&amp;[Ciudad.C1021]&amp;&quot;,lat:0.0, lng:0.0, zoom:0.0},&quot;" table:style-name="ce1">
            <text:p>{id:76233,name:'Dagu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43,name:'El Águila',state_id:76,lat:0.0, lng:0.0, zoom:0.0}," table:formula="of:=&quot;{id:&quot;&amp;[Ciudad.A1022]&amp;&quot;,name:'&quot;&amp;[Ciudad.B1022]&amp;&quot;',state_id:&quot;&amp;[Ciudad.C1022]&amp;&quot;,lat:0.0, lng:0.0, zoom:0.0},&quot;" table:style-name="ce1">
            <text:p>{id:76243,name:'El Águil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46,name:'El Cairo',state_id:76,lat:0.0, lng:0.0, zoom:0.0}," table:formula="of:=&quot;{id:&quot;&amp;[Ciudad.A1023]&amp;&quot;,name:'&quot;&amp;[Ciudad.B1023]&amp;&quot;',state_id:&quot;&amp;[Ciudad.C1023]&amp;&quot;,lat:0.0, lng:0.0, zoom:0.0},&quot;" table:style-name="ce1">
            <text:p>{id:76246,name:'El Cair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48,name:'El Cerrito',state_id:76,lat:0.0, lng:0.0, zoom:0.0}," table:formula="of:=&quot;{id:&quot;&amp;[Ciudad.A1024]&amp;&quot;,name:'&quot;&amp;[Ciudad.B1024]&amp;&quot;',state_id:&quot;&amp;[Ciudad.C1024]&amp;&quot;,lat:0.0, lng:0.0, zoom:0.0},&quot;" table:style-name="ce1">
            <text:p>{id:76248,name:'El Cerrit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50,name:'El Dovio',state_id:76,lat:0.0, lng:0.0, zoom:0.0}," table:formula="of:=&quot;{id:&quot;&amp;[Ciudad.A1025]&amp;&quot;,name:'&quot;&amp;[Ciudad.B1025]&amp;&quot;',state_id:&quot;&amp;[Ciudad.C1025]&amp;&quot;,lat:0.0, lng:0.0, zoom:0.0},&quot;" table:style-name="ce1">
            <text:p>{id:76250,name:'El Dovi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75,name:'Florida',state_id:76,lat:0.0, lng:0.0, zoom:0.0}," table:formula="of:=&quot;{id:&quot;&amp;[Ciudad.A1026]&amp;&quot;,name:'&quot;&amp;[Ciudad.B1026]&amp;&quot;',state_id:&quot;&amp;[Ciudad.C1026]&amp;&quot;,lat:0.0, lng:0.0, zoom:0.0},&quot;" table:style-name="ce1">
            <text:p>{id:76275,name:'Florid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306,name:'Ginebra',state_id:76,lat:0.0, lng:0.0, zoom:0.0}," table:formula="of:=&quot;{id:&quot;&amp;[Ciudad.A1027]&amp;&quot;,name:'&quot;&amp;[Ciudad.B1027]&amp;&quot;',state_id:&quot;&amp;[Ciudad.C1027]&amp;&quot;,lat:0.0, lng:0.0, zoom:0.0},&quot;" table:style-name="ce1">
            <text:p>{id:76306,name:'Ginebr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318,name:'Guacarí',state_id:76,lat:0.0, lng:0.0, zoom:0.0}," table:formula="of:=&quot;{id:&quot;&amp;[Ciudad.A1028]&amp;&quot;,name:'&quot;&amp;[Ciudad.B1028]&amp;&quot;',state_id:&quot;&amp;[Ciudad.C1028]&amp;&quot;,lat:0.0, lng:0.0, zoom:0.0},&quot;" table:style-name="ce1">
            <text:p>{id:76318,name:'Guacarí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364,name:'Jamundí',state_id:76,lat:0.0, lng:0.0, zoom:0.0}," table:formula="of:=&quot;{id:&quot;&amp;[Ciudad.A1029]&amp;&quot;,name:'&quot;&amp;[Ciudad.B1029]&amp;&quot;',state_id:&quot;&amp;[Ciudad.C1029]&amp;&quot;,lat:0.0, lng:0.0, zoom:0.0},&quot;" table:style-name="ce1">
            <text:p>{id:76364,name:'Jamundí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377,name:'La Cumbre',state_id:76,lat:0.0, lng:0.0, zoom:0.0}," table:formula="of:=&quot;{id:&quot;&amp;[Ciudad.A1030]&amp;&quot;,name:'&quot;&amp;[Ciudad.B1030]&amp;&quot;',state_id:&quot;&amp;[Ciudad.C1030]&amp;&quot;,lat:0.0, lng:0.0, zoom:0.0},&quot;" table:style-name="ce1">
            <text:p>{id:76377,name:'La Cumbre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400,name:'La Unión',state_id:76,lat:0.0, lng:0.0, zoom:0.0}," table:formula="of:=&quot;{id:&quot;&amp;[Ciudad.A1031]&amp;&quot;,name:'&quot;&amp;[Ciudad.B1031]&amp;&quot;',state_id:&quot;&amp;[Ciudad.C1031]&amp;&quot;,lat:0.0, lng:0.0, zoom:0.0},&quot;" table:style-name="ce1">
            <text:p>{id:76400,name:'La Unión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403,name:'La Victoria',state_id:76,lat:0.0, lng:0.0, zoom:0.0}," table:formula="of:=&quot;{id:&quot;&amp;[Ciudad.A1032]&amp;&quot;,name:'&quot;&amp;[Ciudad.B1032]&amp;&quot;',state_id:&quot;&amp;[Ciudad.C1032]&amp;&quot;,lat:0.0, lng:0.0, zoom:0.0},&quot;" table:style-name="ce1">
            <text:p>{id:76403,name:'La Victori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497,name:'Obando',state_id:76,lat:0.0, lng:0.0, zoom:0.0}," table:formula="of:=&quot;{id:&quot;&amp;[Ciudad.A1033]&amp;&quot;,name:'&quot;&amp;[Ciudad.B1033]&amp;&quot;',state_id:&quot;&amp;[Ciudad.C1033]&amp;&quot;,lat:0.0, lng:0.0, zoom:0.0},&quot;" table:style-name="ce1">
            <text:p>{id:76497,name:'Oband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520,name:'Palmira',state_id:76,lat:0.0, lng:0.0, zoom:0.0}," table:formula="of:=&quot;{id:&quot;&amp;[Ciudad.A1034]&amp;&quot;,name:'&quot;&amp;[Ciudad.B1034]&amp;&quot;',state_id:&quot;&amp;[Ciudad.C1034]&amp;&quot;,lat:0.0, lng:0.0, zoom:0.0},&quot;" table:style-name="ce1">
            <text:p>{id:76520,name:'Palmir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563,name:'Pradera',state_id:76,lat:0.0, lng:0.0, zoom:0.0}," table:formula="of:=&quot;{id:&quot;&amp;[Ciudad.A1035]&amp;&quot;,name:'&quot;&amp;[Ciudad.B1035]&amp;&quot;',state_id:&quot;&amp;[Ciudad.C1035]&amp;&quot;,lat:0.0, lng:0.0, zoom:0.0},&quot;" table:style-name="ce1">
            <text:p>{id:76563,name:'Prader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606,name:'Restrepo',state_id:76,lat:0.0, lng:0.0, zoom:0.0}," table:formula="of:=&quot;{id:&quot;&amp;[Ciudad.A1036]&amp;&quot;,name:'&quot;&amp;[Ciudad.B1036]&amp;&quot;',state_id:&quot;&amp;[Ciudad.C1036]&amp;&quot;,lat:0.0, lng:0.0, zoom:0.0},&quot;" table:style-name="ce1">
            <text:p>{id:76606,name:'Restrep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616,name:'Riofrío',state_id:76,lat:0.0, lng:0.0, zoom:0.0}," table:formula="of:=&quot;{id:&quot;&amp;[Ciudad.A1037]&amp;&quot;,name:'&quot;&amp;[Ciudad.B1037]&amp;&quot;',state_id:&quot;&amp;[Ciudad.C1037]&amp;&quot;,lat:0.0, lng:0.0, zoom:0.0},&quot;" table:style-name="ce1">
            <text:p>{id:76616,name:'Riofrí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622,name:'Roldanillo',state_id:76,lat:0.0, lng:0.0, zoom:0.0}," table:formula="of:=&quot;{id:&quot;&amp;[Ciudad.A1038]&amp;&quot;,name:'&quot;&amp;[Ciudad.B1038]&amp;&quot;',state_id:&quot;&amp;[Ciudad.C1038]&amp;&quot;,lat:0.0, lng:0.0, zoom:0.0},&quot;" table:style-name="ce1">
            <text:p>{id:76622,name:'Roldanill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670,name:'San Pedro',state_id:76,lat:0.0, lng:0.0, zoom:0.0}," table:formula="of:=&quot;{id:&quot;&amp;[Ciudad.A1039]&amp;&quot;,name:'&quot;&amp;[Ciudad.B1039]&amp;&quot;',state_id:&quot;&amp;[Ciudad.C1039]&amp;&quot;,lat:0.0, lng:0.0, zoom:0.0},&quot;" table:style-name="ce1">
            <text:p>{id:76670,name:'San Pedr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736,name:'Sevilla',state_id:76,lat:0.0, lng:0.0, zoom:0.0}," table:formula="of:=&quot;{id:&quot;&amp;[Ciudad.A1040]&amp;&quot;,name:'&quot;&amp;[Ciudad.B1040]&amp;&quot;',state_id:&quot;&amp;[Ciudad.C1040]&amp;&quot;,lat:0.0, lng:0.0, zoom:0.0},&quot;" table:style-name="ce1">
            <text:p>{id:76736,name:'Sevill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23,name:'Toro',state_id:76,lat:0.0, lng:0.0, zoom:0.0}," table:formula="of:=&quot;{id:&quot;&amp;[Ciudad.A1041]&amp;&quot;,name:'&quot;&amp;[Ciudad.B1041]&amp;&quot;',state_id:&quot;&amp;[Ciudad.C1041]&amp;&quot;,lat:0.0, lng:0.0, zoom:0.0},&quot;" table:style-name="ce1">
            <text:p>{id:76823,name:'Tor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28,name:'Trujillo',state_id:76,lat:0.0, lng:0.0, zoom:0.0}," table:formula="of:=&quot;{id:&quot;&amp;[Ciudad.A1042]&amp;&quot;,name:'&quot;&amp;[Ciudad.B1042]&amp;&quot;',state_id:&quot;&amp;[Ciudad.C1042]&amp;&quot;,lat:0.0, lng:0.0, zoom:0.0},&quot;" table:style-name="ce1">
            <text:p>{id:76828,name:'Trujill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34,name:'Tuluá',state_id:76,lat:0.0, lng:0.0, zoom:0.0}," table:formula="of:=&quot;{id:&quot;&amp;[Ciudad.A1043]&amp;&quot;,name:'&quot;&amp;[Ciudad.B1043]&amp;&quot;',state_id:&quot;&amp;[Ciudad.C1043]&amp;&quot;,lat:0.0, lng:0.0, zoom:0.0},&quot;" table:style-name="ce1">
            <text:p>{id:76834,name:'Tuluá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45,name:'Ulloa',state_id:76,lat:0.0, lng:0.0, zoom:0.0}," table:formula="of:=&quot;{id:&quot;&amp;[Ciudad.A1044]&amp;&quot;,name:'&quot;&amp;[Ciudad.B1044]&amp;&quot;',state_id:&quot;&amp;[Ciudad.C1044]&amp;&quot;,lat:0.0, lng:0.0, zoom:0.0},&quot;" table:style-name="ce1">
            <text:p>{id:76845,name:'Ullo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63,name:'Versalles',state_id:76,lat:0.0, lng:0.0, zoom:0.0}," table:formula="of:=&quot;{id:&quot;&amp;[Ciudad.A1045]&amp;&quot;,name:'&quot;&amp;[Ciudad.B1045]&amp;&quot;',state_id:&quot;&amp;[Ciudad.C1045]&amp;&quot;,lat:0.0, lng:0.0, zoom:0.0},&quot;" table:style-name="ce1">
            <text:p>{id:76863,name:'Versalles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69,name:'Vijes',state_id:76,lat:0.0, lng:0.0, zoom:0.0}," table:formula="of:=&quot;{id:&quot;&amp;[Ciudad.A1046]&amp;&quot;,name:'&quot;&amp;[Ciudad.B1046]&amp;&quot;',state_id:&quot;&amp;[Ciudad.C1046]&amp;&quot;,lat:0.0, lng:0.0, zoom:0.0},&quot;" table:style-name="ce1">
            <text:p>{id:76869,name:'Vijes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90,name:'Yotoco',state_id:76,lat:0.0, lng:0.0, zoom:0.0}," table:formula="of:=&quot;{id:&quot;&amp;[Ciudad.A1047]&amp;&quot;,name:'&quot;&amp;[Ciudad.B1047]&amp;&quot;',state_id:&quot;&amp;[Ciudad.C1047]&amp;&quot;,lat:0.0, lng:0.0, zoom:0.0},&quot;" table:style-name="ce1">
            <text:p>{id:76890,name:'Yotoc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92,name:'Yumbo',state_id:76,lat:0.0, lng:0.0, zoom:0.0}," table:formula="of:=&quot;{id:&quot;&amp;[Ciudad.A1048]&amp;&quot;,name:'&quot;&amp;[Ciudad.B1048]&amp;&quot;',state_id:&quot;&amp;[Ciudad.C1048]&amp;&quot;,lat:0.0, lng:0.0, zoom:0.0},&quot;" table:style-name="ce1">
            <text:p>{id:76892,name:'Yumb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95,name:'Zarzal',state_id:76,lat:0.0, lng:0.0, zoom:0.0}," table:formula="of:=&quot;{id:&quot;&amp;[Ciudad.A1049]&amp;&quot;,name:'&quot;&amp;[Ciudad.B1049]&amp;&quot;',state_id:&quot;&amp;[Ciudad.C1049]&amp;&quot;,lat:0.0, lng:0.0, zoom:0.0},&quot;" table:style-name="ce1">
            <text:p>{id:76895,name:'Zarzal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001,name:'Arauca',state_id:81,lat:0.0, lng:0.0, zoom:0.0}," table:formula="of:=&quot;{id:&quot;&amp;[Ciudad.A1050]&amp;&quot;,name:'&quot;&amp;[Ciudad.B1050]&amp;&quot;',state_id:&quot;&amp;[Ciudad.C1050]&amp;&quot;,lat:0.0, lng:0.0, zoom:0.0},&quot;" table:style-name="ce1">
            <text:p>{id:81001,name:'Arauca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065,name:'Arauquita',state_id:81,lat:0.0, lng:0.0, zoom:0.0}," table:formula="of:=&quot;{id:&quot;&amp;[Ciudad.A1051]&amp;&quot;,name:'&quot;&amp;[Ciudad.B1051]&amp;&quot;',state_id:&quot;&amp;[Ciudad.C1051]&amp;&quot;,lat:0.0, lng:0.0, zoom:0.0},&quot;" table:style-name="ce1">
            <text:p>{id:81065,name:'Arauquita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220,name:'Cravo Norte',state_id:81,lat:0.0, lng:0.0, zoom:0.0}," table:formula="of:=&quot;{id:&quot;&amp;[Ciudad.A1052]&amp;&quot;,name:'&quot;&amp;[Ciudad.B1052]&amp;&quot;',state_id:&quot;&amp;[Ciudad.C1052]&amp;&quot;,lat:0.0, lng:0.0, zoom:0.0},&quot;" table:style-name="ce1">
            <text:p>{id:81220,name:'Cravo Norte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300,name:'Fortul',state_id:81,lat:0.0, lng:0.0, zoom:0.0}," table:formula="of:=&quot;{id:&quot;&amp;[Ciudad.A1053]&amp;&quot;,name:'&quot;&amp;[Ciudad.B1053]&amp;&quot;',state_id:&quot;&amp;[Ciudad.C1053]&amp;&quot;,lat:0.0, lng:0.0, zoom:0.0},&quot;" table:style-name="ce1">
            <text:p>{id:81300,name:'Fortul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591,name:'Puerto Rondón',state_id:81,lat:0.0, lng:0.0, zoom:0.0}," table:formula="of:=&quot;{id:&quot;&amp;[Ciudad.A1054]&amp;&quot;,name:'&quot;&amp;[Ciudad.B1054]&amp;&quot;',state_id:&quot;&amp;[Ciudad.C1054]&amp;&quot;,lat:0.0, lng:0.0, zoom:0.0},&quot;" table:style-name="ce1">
            <text:p>{id:81591,name:'Puerto Rondón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736,name:'Saravena',state_id:81,lat:0.0, lng:0.0, zoom:0.0}," table:formula="of:=&quot;{id:&quot;&amp;[Ciudad.A1055]&amp;&quot;,name:'&quot;&amp;[Ciudad.B1055]&amp;&quot;',state_id:&quot;&amp;[Ciudad.C1055]&amp;&quot;,lat:0.0, lng:0.0, zoom:0.0},&quot;" table:style-name="ce1">
            <text:p>{id:81736,name:'Saravena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794,name:'Tame',state_id:81,lat:0.0, lng:0.0, zoom:0.0}," table:formula="of:=&quot;{id:&quot;&amp;[Ciudad.A1056]&amp;&quot;,name:'&quot;&amp;[Ciudad.B1056]&amp;&quot;',state_id:&quot;&amp;[Ciudad.C1056]&amp;&quot;,lat:0.0, lng:0.0, zoom:0.0},&quot;" table:style-name="ce1">
            <text:p>{id:81794,name:'Tame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001,name:'Yopal',state_id:85,lat:0.0, lng:0.0, zoom:0.0}," table:formula="of:=&quot;{id:&quot;&amp;[Ciudad.A1057]&amp;&quot;,name:'&quot;&amp;[Ciudad.B1057]&amp;&quot;',state_id:&quot;&amp;[Ciudad.C1057]&amp;&quot;,lat:0.0, lng:0.0, zoom:0.0},&quot;" table:style-name="ce1">
            <text:p>{id:85001,name:'Yopal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010,name:'Aguazul',state_id:85,lat:0.0, lng:0.0, zoom:0.0}," table:formula="of:=&quot;{id:&quot;&amp;[Ciudad.A1058]&amp;&quot;,name:'&quot;&amp;[Ciudad.B1058]&amp;&quot;',state_id:&quot;&amp;[Ciudad.C1058]&amp;&quot;,lat:0.0, lng:0.0, zoom:0.0},&quot;" table:style-name="ce1">
            <text:p>{id:85010,name:'Aguazul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015,name:'Chámeza',state_id:85,lat:0.0, lng:0.0, zoom:0.0}," table:formula="of:=&quot;{id:&quot;&amp;[Ciudad.A1059]&amp;&quot;,name:'&quot;&amp;[Ciudad.B1059]&amp;&quot;',state_id:&quot;&amp;[Ciudad.C1059]&amp;&quot;,lat:0.0, lng:0.0, zoom:0.0},&quot;" table:style-name="ce1">
            <text:p>{id:85015,name:'Chámez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125,name:'Hato Corozal',state_id:85,lat:0.0, lng:0.0, zoom:0.0}," table:formula="of:=&quot;{id:&quot;&amp;[Ciudad.A1060]&amp;&quot;,name:'&quot;&amp;[Ciudad.B1060]&amp;&quot;',state_id:&quot;&amp;[Ciudad.C1060]&amp;&quot;,lat:0.0, lng:0.0, zoom:0.0},&quot;" table:style-name="ce1">
            <text:p>{id:85125,name:'Hato Corozal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136,name:'La Salina',state_id:85,lat:0.0, lng:0.0, zoom:0.0}," table:formula="of:=&quot;{id:&quot;&amp;[Ciudad.A1061]&amp;&quot;,name:'&quot;&amp;[Ciudad.B1061]&amp;&quot;',state_id:&quot;&amp;[Ciudad.C1061]&amp;&quot;,lat:0.0, lng:0.0, zoom:0.0},&quot;" table:style-name="ce1">
            <text:p>{id:85136,name:'La Salin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139,name:'Maní',state_id:85,lat:0.0, lng:0.0, zoom:0.0}," table:formula="of:=&quot;{id:&quot;&amp;[Ciudad.A1062]&amp;&quot;,name:'&quot;&amp;[Ciudad.B1062]&amp;&quot;',state_id:&quot;&amp;[Ciudad.C1062]&amp;&quot;,lat:0.0, lng:0.0, zoom:0.0},&quot;" table:style-name="ce1">
            <text:p>{id:85139,name:'Maní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162,name:'Monterrey',state_id:85,lat:0.0, lng:0.0, zoom:0.0}," table:formula="of:=&quot;{id:&quot;&amp;[Ciudad.A1063]&amp;&quot;,name:'&quot;&amp;[Ciudad.B1063]&amp;&quot;',state_id:&quot;&amp;[Ciudad.C1063]&amp;&quot;,lat:0.0, lng:0.0, zoom:0.0},&quot;" table:style-name="ce1">
            <text:p>{id:85162,name:'Monterrey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25,name:'Nunchía',state_id:85,lat:0.0, lng:0.0, zoom:0.0}," table:formula="of:=&quot;{id:&quot;&amp;[Ciudad.A1064]&amp;&quot;,name:'&quot;&amp;[Ciudad.B1064]&amp;&quot;',state_id:&quot;&amp;[Ciudad.C1064]&amp;&quot;,lat:0.0, lng:0.0, zoom:0.0},&quot;" table:style-name="ce1">
            <text:p>{id:85225,name:'Nunchí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30,name:'Orocué',state_id:85,lat:0.0, lng:0.0, zoom:0.0}," table:formula="of:=&quot;{id:&quot;&amp;[Ciudad.A1065]&amp;&quot;,name:'&quot;&amp;[Ciudad.B1065]&amp;&quot;',state_id:&quot;&amp;[Ciudad.C1065]&amp;&quot;,lat:0.0, lng:0.0, zoom:0.0},&quot;" table:style-name="ce1">
            <text:p>{id:85230,name:'Orocué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50,name:'Paz de Ariporo',state_id:85,lat:0.0, lng:0.0, zoom:0.0}," table:formula="of:=&quot;{id:&quot;&amp;[Ciudad.A1066]&amp;&quot;,name:'&quot;&amp;[Ciudad.B1066]&amp;&quot;',state_id:&quot;&amp;[Ciudad.C1066]&amp;&quot;,lat:0.0, lng:0.0, zoom:0.0},&quot;" table:style-name="ce1">
            <text:p>{id:85250,name:'Paz de Ariporo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63,name:'Pore',state_id:85,lat:0.0, lng:0.0, zoom:0.0}," table:formula="of:=&quot;{id:&quot;&amp;[Ciudad.A1067]&amp;&quot;,name:'&quot;&amp;[Ciudad.B1067]&amp;&quot;',state_id:&quot;&amp;[Ciudad.C1067]&amp;&quot;,lat:0.0, lng:0.0, zoom:0.0},&quot;" table:style-name="ce1">
            <text:p>{id:85263,name:'Pore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79,name:'Recetor',state_id:85,lat:0.0, lng:0.0, zoom:0.0}," table:formula="of:=&quot;{id:&quot;&amp;[Ciudad.A1068]&amp;&quot;,name:'&quot;&amp;[Ciudad.B1068]&amp;&quot;',state_id:&quot;&amp;[Ciudad.C1068]&amp;&quot;,lat:0.0, lng:0.0, zoom:0.0},&quot;" table:style-name="ce1">
            <text:p>{id:85279,name:'Recetor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300,name:'Sabanalarga',state_id:85,lat:0.0, lng:0.0, zoom:0.0}," table:formula="of:=&quot;{id:&quot;&amp;[Ciudad.A1069]&amp;&quot;,name:'&quot;&amp;[Ciudad.B1069]&amp;&quot;',state_id:&quot;&amp;[Ciudad.C1069]&amp;&quot;,lat:0.0, lng:0.0, zoom:0.0},&quot;" table:style-name="ce1">
            <text:p>{id:85300,name:'Sabanalarg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315,name:'Sácama',state_id:85,lat:0.0, lng:0.0, zoom:0.0}," table:formula="of:=&quot;{id:&quot;&amp;[Ciudad.A1070]&amp;&quot;,name:'&quot;&amp;[Ciudad.B1070]&amp;&quot;',state_id:&quot;&amp;[Ciudad.C1070]&amp;&quot;,lat:0.0, lng:0.0, zoom:0.0},&quot;" table:style-name="ce1">
            <text:p>{id:85315,name:'Sácam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325,name:'San Luis de Gaceno',state_id:85,lat:0.0, lng:0.0, zoom:0.0}," table:formula="of:=&quot;{id:&quot;&amp;[Ciudad.A1071]&amp;&quot;,name:'&quot;&amp;[Ciudad.B1071]&amp;&quot;',state_id:&quot;&amp;[Ciudad.C1071]&amp;&quot;,lat:0.0, lng:0.0, zoom:0.0},&quot;" table:style-name="ce1">
            <text:p>{id:85325,name:'San Luis de Gaceno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00,name:'Támara',state_id:85,lat:0.0, lng:0.0, zoom:0.0}," table:formula="of:=&quot;{id:&quot;&amp;[Ciudad.A1072]&amp;&quot;,name:'&quot;&amp;[Ciudad.B1072]&amp;&quot;',state_id:&quot;&amp;[Ciudad.C1072]&amp;&quot;,lat:0.0, lng:0.0, zoom:0.0},&quot;" table:style-name="ce1">
            <text:p>{id:85400,name:'Támar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10,name:'Tauramena',state_id:85,lat:0.0, lng:0.0, zoom:0.0}," table:formula="of:=&quot;{id:&quot;&amp;[Ciudad.A1073]&amp;&quot;,name:'&quot;&amp;[Ciudad.B1073]&amp;&quot;',state_id:&quot;&amp;[Ciudad.C1073]&amp;&quot;,lat:0.0, lng:0.0, zoom:0.0},&quot;" table:style-name="ce1">
            <text:p>{id:85410,name:'Tauramen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30,name:'Trinidad',state_id:85,lat:0.0, lng:0.0, zoom:0.0}," table:formula="of:=&quot;{id:&quot;&amp;[Ciudad.A1074]&amp;&quot;,name:'&quot;&amp;[Ciudad.B1074]&amp;&quot;',state_id:&quot;&amp;[Ciudad.C1074]&amp;&quot;,lat:0.0, lng:0.0, zoom:0.0},&quot;" table:style-name="ce1">
            <text:p>{id:85430,name:'Trinidad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40,name:'Villanueva',state_id:85,lat:0.0, lng:0.0, zoom:0.0}," table:formula="of:=&quot;{id:&quot;&amp;[Ciudad.A1075]&amp;&quot;,name:'&quot;&amp;[Ciudad.B1075]&amp;&quot;',state_id:&quot;&amp;[Ciudad.C1075]&amp;&quot;,lat:0.0, lng:0.0, zoom:0.0},&quot;" table:style-name="ce1">
            <text:p>{id:85440,name:'Villanuev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001,name:'Mocoa',state_id:86,lat:0.0, lng:0.0, zoom:0.0}," table:formula="of:=&quot;{id:&quot;&amp;[Ciudad.A1076]&amp;&quot;,name:'&quot;&amp;[Ciudad.B1076]&amp;&quot;',state_id:&quot;&amp;[Ciudad.C1076]&amp;&quot;,lat:0.0, lng:0.0, zoom:0.0},&quot;" table:style-name="ce1">
            <text:p>{id:86001,name:'Mocoa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219,name:'Colón',state_id:86,lat:0.0, lng:0.0, zoom:0.0}," table:formula="of:=&quot;{id:&quot;&amp;[Ciudad.A1077]&amp;&quot;,name:'&quot;&amp;[Ciudad.B1077]&amp;&quot;',state_id:&quot;&amp;[Ciudad.C1077]&amp;&quot;,lat:0.0, lng:0.0, zoom:0.0},&quot;" table:style-name="ce1">
            <text:p>{id:86219,name:'Colón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320,name:'Orito',state_id:86,lat:0.0, lng:0.0, zoom:0.0}," table:formula="of:=&quot;{id:&quot;&amp;[Ciudad.A1078]&amp;&quot;,name:'&quot;&amp;[Ciudad.B1078]&amp;&quot;',state_id:&quot;&amp;[Ciudad.C1078]&amp;&quot;,lat:0.0, lng:0.0, zoom:0.0},&quot;" table:style-name="ce1">
            <text:p>{id:86320,name:'Orit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568,name:'Puerto Asís',state_id:86,lat:0.0, lng:0.0, zoom:0.0}," table:formula="of:=&quot;{id:&quot;&amp;[Ciudad.A1079]&amp;&quot;,name:'&quot;&amp;[Ciudad.B1079]&amp;&quot;',state_id:&quot;&amp;[Ciudad.C1079]&amp;&quot;,lat:0.0, lng:0.0, zoom:0.0},&quot;" table:style-name="ce1">
            <text:p>{id:86568,name:'Puerto Asís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569,name:'Puerto Caicedo',state_id:86,lat:0.0, lng:0.0, zoom:0.0}," table:formula="of:=&quot;{id:&quot;&amp;[Ciudad.A1080]&amp;&quot;,name:'&quot;&amp;[Ciudad.B1080]&amp;&quot;',state_id:&quot;&amp;[Ciudad.C1080]&amp;&quot;,lat:0.0, lng:0.0, zoom:0.0},&quot;" table:style-name="ce1">
            <text:p>{id:86569,name:'Puerto Caiced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571,name:'Puerto Guzmán',state_id:86,lat:0.0, lng:0.0, zoom:0.0}," table:formula="of:=&quot;{id:&quot;&amp;[Ciudad.A1081]&amp;&quot;,name:'&quot;&amp;[Ciudad.B1081]&amp;&quot;',state_id:&quot;&amp;[Ciudad.C1081]&amp;&quot;,lat:0.0, lng:0.0, zoom:0.0},&quot;" table:style-name="ce1">
            <text:p>{id:86571,name:'Puerto Guzmán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573,name:'Leguízamo',state_id:86,lat:0.0, lng:0.0, zoom:0.0}," table:formula="of:=&quot;{id:&quot;&amp;[Ciudad.A1082]&amp;&quot;,name:'&quot;&amp;[Ciudad.B1082]&amp;&quot;',state_id:&quot;&amp;[Ciudad.C1082]&amp;&quot;,lat:0.0, lng:0.0, zoom:0.0},&quot;" table:style-name="ce1">
            <text:p>{id:86573,name:'Leguízam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49,name:'Sibundoy',state_id:86,lat:0.0, lng:0.0, zoom:0.0}," table:formula="of:=&quot;{id:&quot;&amp;[Ciudad.A1083]&amp;&quot;,name:'&quot;&amp;[Ciudad.B1083]&amp;&quot;',state_id:&quot;&amp;[Ciudad.C1083]&amp;&quot;,lat:0.0, lng:0.0, zoom:0.0},&quot;" table:style-name="ce1">
            <text:p>{id:86749,name:'Sibundoy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55,name:'San Francisco',state_id:86,lat:0.0, lng:0.0, zoom:0.0}," table:formula="of:=&quot;{id:&quot;&amp;[Ciudad.A1084]&amp;&quot;,name:'&quot;&amp;[Ciudad.B1084]&amp;&quot;',state_id:&quot;&amp;[Ciudad.C1084]&amp;&quot;,lat:0.0, lng:0.0, zoom:0.0},&quot;" table:style-name="ce1">
            <text:p>{id:86755,name:'San Francisc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57,name:'San Miguel',state_id:86,lat:0.0, lng:0.0, zoom:0.0}," table:formula="of:=&quot;{id:&quot;&amp;[Ciudad.A1085]&amp;&quot;,name:'&quot;&amp;[Ciudad.B1085]&amp;&quot;',state_id:&quot;&amp;[Ciudad.C1085]&amp;&quot;,lat:0.0, lng:0.0, zoom:0.0},&quot;" table:style-name="ce1">
            <text:p>{id:86757,name:'San Miguel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60,name:'Santiago',state_id:86,lat:0.0, lng:0.0, zoom:0.0}," table:formula="of:=&quot;{id:&quot;&amp;[Ciudad.A1086]&amp;&quot;,name:'&quot;&amp;[Ciudad.B1086]&amp;&quot;',state_id:&quot;&amp;[Ciudad.C1086]&amp;&quot;,lat:0.0, lng:0.0, zoom:0.0},&quot;" table:style-name="ce1">
            <text:p>{id:86760,name:'Santiag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865,name:'Valle de Guamez',state_id:86,lat:0.0, lng:0.0, zoom:0.0}," table:formula="of:=&quot;{id:&quot;&amp;[Ciudad.A1087]&amp;&quot;,name:'&quot;&amp;[Ciudad.B1087]&amp;&quot;',state_id:&quot;&amp;[Ciudad.C1087]&amp;&quot;,lat:0.0, lng:0.0, zoom:0.0},&quot;" table:style-name="ce1">
            <text:p>{id:86865,name:'Valle de Guamez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885,name:'Villagarzón',state_id:86,lat:0.0, lng:0.0, zoom:0.0}," table:formula="of:=&quot;{id:&quot;&amp;[Ciudad.A1088]&amp;&quot;,name:'&quot;&amp;[Ciudad.B1088]&amp;&quot;',state_id:&quot;&amp;[Ciudad.C1088]&amp;&quot;,lat:0.0, lng:0.0, zoom:0.0},&quot;" table:style-name="ce1">
            <text:p>{id:86885,name:'Villagarzón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001,name:'San Andrés',state_id:88,lat:0.0, lng:0.0, zoom:0.0}," table:formula="of:=&quot;{id:&quot;&amp;[Ciudad.A1089]&amp;&quot;,name:'&quot;&amp;[Ciudad.B1089]&amp;&quot;',state_id:&quot;&amp;[Ciudad.C1089]&amp;&quot;,lat:0.0, lng:0.0, zoom:0.0},&quot;" table:style-name="ce1">
            <text:p>{id:88001,name:'San Andrés',state_id:8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564,name:'Providencia',state_id:88,lat:0.0, lng:0.0, zoom:0.0}," table:formula="of:=&quot;{id:&quot;&amp;[Ciudad.A1090]&amp;&quot;,name:'&quot;&amp;[Ciudad.B1090]&amp;&quot;',state_id:&quot;&amp;[Ciudad.C1090]&amp;&quot;,lat:0.0, lng:0.0, zoom:0.0},&quot;" table:style-name="ce1">
            <text:p>{id:88564,name:'Providencia',state_id:8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001,name:'Leticia',state_id:91,lat:0.0, lng:0.0, zoom:0.0}," table:formula="of:=&quot;{id:&quot;&amp;[Ciudad.A1091]&amp;&quot;,name:'&quot;&amp;[Ciudad.B1091]&amp;&quot;',state_id:&quot;&amp;[Ciudad.C1091]&amp;&quot;,lat:0.0, lng:0.0, zoom:0.0},&quot;" table:style-name="ce1">
            <text:p>{id:91001,name:'Letici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263,name:'El Encanto',state_id:91,lat:0.0, lng:0.0, zoom:0.0}," table:formula="of:=&quot;{id:&quot;&amp;[Ciudad.A1092]&amp;&quot;,name:'&quot;&amp;[Ciudad.B1092]&amp;&quot;',state_id:&quot;&amp;[Ciudad.C1092]&amp;&quot;,lat:0.0, lng:0.0, zoom:0.0},&quot;" table:style-name="ce1">
            <text:p>{id:91263,name:'El Encanto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405,name:'La Chorrera',state_id:91,lat:0.0, lng:0.0, zoom:0.0}," table:formula="of:=&quot;{id:&quot;&amp;[Ciudad.A1093]&amp;&quot;,name:'&quot;&amp;[Ciudad.B1093]&amp;&quot;',state_id:&quot;&amp;[Ciudad.C1093]&amp;&quot;,lat:0.0, lng:0.0, zoom:0.0},&quot;" table:style-name="ce1">
            <text:p>{id:91405,name:'La Chorrer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407,name:'La Pedrera',state_id:91,lat:0.0, lng:0.0, zoom:0.0}," table:formula="of:=&quot;{id:&quot;&amp;[Ciudad.A1094]&amp;&quot;,name:'&quot;&amp;[Ciudad.B1094]&amp;&quot;',state_id:&quot;&amp;[Ciudad.C1094]&amp;&quot;,lat:0.0, lng:0.0, zoom:0.0},&quot;" table:style-name="ce1">
            <text:p>{id:91407,name:'La Pedrer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430,name:'La Victoria',state_id:91,lat:0.0, lng:0.0, zoom:0.0}," table:formula="of:=&quot;{id:&quot;&amp;[Ciudad.A1095]&amp;&quot;,name:'&quot;&amp;[Ciudad.B1095]&amp;&quot;',state_id:&quot;&amp;[Ciudad.C1095]&amp;&quot;,lat:0.0, lng:0.0, zoom:0.0},&quot;" table:style-name="ce1">
            <text:p>{id:91430,name:'La Victori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460,name:'Miriti Paraná',state_id:91,lat:0.0, lng:0.0, zoom:0.0}," table:formula="of:=&quot;{id:&quot;&amp;[Ciudad.A1096]&amp;&quot;,name:'&quot;&amp;[Ciudad.B1096]&amp;&quot;',state_id:&quot;&amp;[Ciudad.C1096]&amp;&quot;,lat:0.0, lng:0.0, zoom:0.0},&quot;" table:style-name="ce1">
            <text:p>{id:91460,name:'Miriti Paraná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530,name:'Puerto Alegría',state_id:91,lat:0.0, lng:0.0, zoom:0.0}," table:formula="of:=&quot;{id:&quot;&amp;[Ciudad.A1097]&amp;&quot;,name:'&quot;&amp;[Ciudad.B1097]&amp;&quot;',state_id:&quot;&amp;[Ciudad.C1097]&amp;&quot;,lat:0.0, lng:0.0, zoom:0.0},&quot;" table:style-name="ce1">
            <text:p>{id:91530,name:'Puerto Alegrí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536,name:'Puerto Arica',state_id:91,lat:0.0, lng:0.0, zoom:0.0}," table:formula="of:=&quot;{id:&quot;&amp;[Ciudad.A1098]&amp;&quot;,name:'&quot;&amp;[Ciudad.B1098]&amp;&quot;',state_id:&quot;&amp;[Ciudad.C1098]&amp;&quot;,lat:0.0, lng:0.0, zoom:0.0},&quot;" table:style-name="ce1">
            <text:p>{id:91536,name:'Puerto Aric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540,name:'Puerto Nariño',state_id:91,lat:0.0, lng:0.0, zoom:0.0}," table:formula="of:=&quot;{id:&quot;&amp;[Ciudad.A1099]&amp;&quot;,name:'&quot;&amp;[Ciudad.B1099]&amp;&quot;',state_id:&quot;&amp;[Ciudad.C1099]&amp;&quot;,lat:0.0, lng:0.0, zoom:0.0},&quot;" table:style-name="ce1">
            <text:p>{id:91540,name:'Puerto Nariño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669,name:'Puerto Santander',state_id:91,lat:0.0, lng:0.0, zoom:0.0}," table:formula="of:=&quot;{id:&quot;&amp;[Ciudad.A1100]&amp;&quot;,name:'&quot;&amp;[Ciudad.B1100]&amp;&quot;',state_id:&quot;&amp;[Ciudad.C1100]&amp;&quot;,lat:0.0, lng:0.0, zoom:0.0},&quot;" table:style-name="ce1">
            <text:p>{id:91669,name:'Puerto Santander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798,name:'Tarapacá',state_id:91,lat:0.0, lng:0.0, zoom:0.0}," table:formula="of:=&quot;{id:&quot;&amp;[Ciudad.A1101]&amp;&quot;,name:'&quot;&amp;[Ciudad.B1101]&amp;&quot;',state_id:&quot;&amp;[Ciudad.C1101]&amp;&quot;,lat:0.0, lng:0.0, zoom:0.0},&quot;" table:style-name="ce1">
            <text:p>{id:91798,name:'Tarapacá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001,name:'Inírida',state_id:94,lat:0.0, lng:0.0, zoom:0.0}," table:formula="of:=&quot;{id:&quot;&amp;[Ciudad.A1102]&amp;&quot;,name:'&quot;&amp;[Ciudad.B1102]&amp;&quot;',state_id:&quot;&amp;[Ciudad.C1102]&amp;&quot;,lat:0.0, lng:0.0, zoom:0.0},&quot;" table:style-name="ce1">
            <text:p>{id:94001,name:'Inírida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343,name:'Barranco Minas',state_id:94,lat:0.0, lng:0.0, zoom:0.0}," table:formula="of:=&quot;{id:&quot;&amp;[Ciudad.A1103]&amp;&quot;,name:'&quot;&amp;[Ciudad.B1103]&amp;&quot;',state_id:&quot;&amp;[Ciudad.C1103]&amp;&quot;,lat:0.0, lng:0.0, zoom:0.0},&quot;" table:style-name="ce1">
            <text:p>{id:94343,name:'Barranco Minas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663,name:'Mapiripana',state_id:94,lat:0.0, lng:0.0, zoom:0.0}," table:formula="of:=&quot;{id:&quot;&amp;[Ciudad.A1104]&amp;&quot;,name:'&quot;&amp;[Ciudad.B1104]&amp;&quot;',state_id:&quot;&amp;[Ciudad.C1104]&amp;&quot;,lat:0.0, lng:0.0, zoom:0.0},&quot;" table:style-name="ce1">
            <text:p>{id:94663,name:'Mapiripana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3,name:'San Felipe',state_id:94,lat:0.0, lng:0.0, zoom:0.0}," table:formula="of:=&quot;{id:&quot;&amp;[Ciudad.A1105]&amp;&quot;,name:'&quot;&amp;[Ciudad.B1105]&amp;&quot;',state_id:&quot;&amp;[Ciudad.C1105]&amp;&quot;,lat:0.0, lng:0.0, zoom:0.0},&quot;" table:style-name="ce1">
            <text:p>{id:94883,name:'San Felipe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4,name:'Puerto Colombia',state_id:94,lat:0.0, lng:0.0, zoom:0.0}," table:formula="of:=&quot;{id:&quot;&amp;[Ciudad.A1106]&amp;&quot;,name:'&quot;&amp;[Ciudad.B1106]&amp;&quot;',state_id:&quot;&amp;[Ciudad.C1106]&amp;&quot;,lat:0.0, lng:0.0, zoom:0.0},&quot;" table:style-name="ce1">
            <text:p>{id:94884,name:'Puerto Colombia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5,name:'La Guadalupe',state_id:94,lat:0.0, lng:0.0, zoom:0.0}," table:formula="of:=&quot;{id:&quot;&amp;[Ciudad.A1107]&amp;&quot;,name:'&quot;&amp;[Ciudad.B1107]&amp;&quot;',state_id:&quot;&amp;[Ciudad.C1107]&amp;&quot;,lat:0.0, lng:0.0, zoom:0.0},&quot;" table:style-name="ce1">
            <text:p>{id:94885,name:'La Guadalupe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6,name:'Cacahual',state_id:94,lat:0.0, lng:0.0, zoom:0.0}," table:formula="of:=&quot;{id:&quot;&amp;[Ciudad.A1108]&amp;&quot;,name:'&quot;&amp;[Ciudad.B1108]&amp;&quot;',state_id:&quot;&amp;[Ciudad.C1108]&amp;&quot;,lat:0.0, lng:0.0, zoom:0.0},&quot;" table:style-name="ce1">
            <text:p>{id:94886,name:'Cacahual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7,name:'Pana Pana',state_id:94,lat:0.0, lng:0.0, zoom:0.0}," table:formula="of:=&quot;{id:&quot;&amp;[Ciudad.A1109]&amp;&quot;,name:'&quot;&amp;[Ciudad.B1109]&amp;&quot;',state_id:&quot;&amp;[Ciudad.C1109]&amp;&quot;,lat:0.0, lng:0.0, zoom:0.0},&quot;" table:style-name="ce1">
            <text:p>{id:94887,name:'Pana Pana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8,name:'Morichal',state_id:94,lat:0.0, lng:0.0, zoom:0.0}," table:formula="of:=&quot;{id:&quot;&amp;[Ciudad.A1110]&amp;&quot;,name:'&quot;&amp;[Ciudad.B1110]&amp;&quot;',state_id:&quot;&amp;[Ciudad.C1110]&amp;&quot;,lat:0.0, lng:0.0, zoom:0.0},&quot;" table:style-name="ce1">
            <text:p>{id:94888,name:'Morichal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001,name:'San José del Guaviare',state_id:95,lat:0.0, lng:0.0, zoom:0.0}," table:formula="of:=&quot;{id:&quot;&amp;[Ciudad.A1111]&amp;&quot;,name:'&quot;&amp;[Ciudad.B1111]&amp;&quot;',state_id:&quot;&amp;[Ciudad.C1111]&amp;&quot;,lat:0.0, lng:0.0, zoom:0.0},&quot;" table:style-name="ce1">
            <text:p>{id:95001,name:'San José del Guaviare',state_id:9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015,name:'Calamar',state_id:95,lat:0.0, lng:0.0, zoom:0.0}," table:formula="of:=&quot;{id:&quot;&amp;[Ciudad.A1112]&amp;&quot;,name:'&quot;&amp;[Ciudad.B1112]&amp;&quot;',state_id:&quot;&amp;[Ciudad.C1112]&amp;&quot;,lat:0.0, lng:0.0, zoom:0.0},&quot;" table:style-name="ce1">
            <text:p>{id:95015,name:'Calamar',state_id:9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025,name:'El Retorno',state_id:95,lat:0.0, lng:0.0, zoom:0.0}," table:formula="of:=&quot;{id:&quot;&amp;[Ciudad.A1113]&amp;&quot;,name:'&quot;&amp;[Ciudad.B1113]&amp;&quot;',state_id:&quot;&amp;[Ciudad.C1113]&amp;&quot;,lat:0.0, lng:0.0, zoom:0.0},&quot;" table:style-name="ce1">
            <text:p>{id:95025,name:'El Retorno',state_id:9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200,name:'Miraflores',state_id:95,lat:0.0, lng:0.0, zoom:0.0}," table:formula="of:=&quot;{id:&quot;&amp;[Ciudad.A1114]&amp;&quot;,name:'&quot;&amp;[Ciudad.B1114]&amp;&quot;',state_id:&quot;&amp;[Ciudad.C1114]&amp;&quot;,lat:0.0, lng:0.0, zoom:0.0},&quot;" table:style-name="ce1">
            <text:p>{id:95200,name:'Miraflores',state_id:9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001,name:'Mitú',state_id:97,lat:0.0, lng:0.0, zoom:0.0}," table:formula="of:=&quot;{id:&quot;&amp;[Ciudad.A1115]&amp;&quot;,name:'&quot;&amp;[Ciudad.B1115]&amp;&quot;',state_id:&quot;&amp;[Ciudad.C1115]&amp;&quot;,lat:0.0, lng:0.0, zoom:0.0},&quot;" table:style-name="ce1">
            <text:p>{id:97001,name:'Mitú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161,name:'Caruru',state_id:97,lat:0.0, lng:0.0, zoom:0.0}," table:formula="of:=&quot;{id:&quot;&amp;[Ciudad.A1116]&amp;&quot;,name:'&quot;&amp;[Ciudad.B1116]&amp;&quot;',state_id:&quot;&amp;[Ciudad.C1116]&amp;&quot;,lat:0.0, lng:0.0, zoom:0.0},&quot;" table:style-name="ce1">
            <text:p>{id:97161,name:'Caruru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511,name:'Pacoa',state_id:97,lat:0.0, lng:0.0, zoom:0.0}," table:formula="of:=&quot;{id:&quot;&amp;[Ciudad.A1117]&amp;&quot;,name:'&quot;&amp;[Ciudad.B1117]&amp;&quot;',state_id:&quot;&amp;[Ciudad.C1117]&amp;&quot;,lat:0.0, lng:0.0, zoom:0.0},&quot;" table:style-name="ce1">
            <text:p>{id:97511,name:'Pacoa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666,name:'Taraira',state_id:97,lat:0.0, lng:0.0, zoom:0.0}," table:formula="of:=&quot;{id:&quot;&amp;[Ciudad.A1118]&amp;&quot;,name:'&quot;&amp;[Ciudad.B1118]&amp;&quot;',state_id:&quot;&amp;[Ciudad.C1118]&amp;&quot;,lat:0.0, lng:0.0, zoom:0.0},&quot;" table:style-name="ce1">
            <text:p>{id:97666,name:'Taraira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777,name:'Papunaua',state_id:97,lat:0.0, lng:0.0, zoom:0.0}," table:formula="of:=&quot;{id:&quot;&amp;[Ciudad.A1119]&amp;&quot;,name:'&quot;&amp;[Ciudad.B1119]&amp;&quot;',state_id:&quot;&amp;[Ciudad.C1119]&amp;&quot;,lat:0.0, lng:0.0, zoom:0.0},&quot;" table:style-name="ce1">
            <text:p>{id:97777,name:'Papunaua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889,name:'Yavaraté',state_id:97,lat:0.0, lng:0.0, zoom:0.0}," table:formula="of:=&quot;{id:&quot;&amp;[Ciudad.A1120]&amp;&quot;,name:'&quot;&amp;[Ciudad.B1120]&amp;&quot;',state_id:&quot;&amp;[Ciudad.C1120]&amp;&quot;,lat:0.0, lng:0.0, zoom:0.0},&quot;" table:style-name="ce1">
            <text:p>{id:97889,name:'Yavaraté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001,name:'Puerto Carreño',state_id:99,lat:0.0, lng:0.0, zoom:0.0}," table:formula="of:=&quot;{id:&quot;&amp;[Ciudad.A1121]&amp;&quot;,name:'&quot;&amp;[Ciudad.B1121]&amp;&quot;',state_id:&quot;&amp;[Ciudad.C1121]&amp;&quot;,lat:0.0, lng:0.0, zoom:0.0},&quot;" table:style-name="ce1">
            <text:p>{id:99001,name:'Puerto Carreño',state_id:9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524,name:'La Primavera',state_id:99,lat:0.0, lng:0.0, zoom:0.0}," table:formula="of:=&quot;{id:&quot;&amp;[Ciudad.A1122]&amp;&quot;,name:'&quot;&amp;[Ciudad.B1122]&amp;&quot;',state_id:&quot;&amp;[Ciudad.C1122]&amp;&quot;,lat:0.0, lng:0.0, zoom:0.0},&quot;" table:style-name="ce1">
            <text:p>{id:99524,name:'La Primavera',state_id:9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624,name:'Santa Rosalía',state_id:99,lat:0.0, lng:0.0, zoom:0.0}," table:formula="of:=&quot;{id:&quot;&amp;[Ciudad.A1123]&amp;&quot;,name:'&quot;&amp;[Ciudad.B1123]&amp;&quot;',state_id:&quot;&amp;[Ciudad.C1123]&amp;&quot;,lat:0.0, lng:0.0, zoom:0.0},&quot;" table:style-name="ce1">
            <text:p>{id:99624,name:'Santa Rosalía',state_id:9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773,name:'Cumaribo',state_id:99,lat:0.0, lng:0.0, zoom:0.0}," table:formula="of:=&quot;{id:&quot;&amp;[Ciudad.A1124]&amp;&quot;,name:'&quot;&amp;[Ciudad.B1124]&amp;&quot;',state_id:&quot;&amp;[Ciudad.C1124]&amp;&quot;,lat:0.0, lng:0.0, zoom:0.0},&quot;" table:style-name="ce1">
            <text:p>{id:99773,name:'Cumaribo',state_id:99,lat:0.0, lng:0.0, zoom:0.0},</text:p>
          </table:table-cell>
          <table:table-cell table:number-columns-repeated="16383"/>
        </table:table-row>
        <table:table-row table:number-rows-repeated="1047453" table:style-name="ro1">
          <table:table-cell table:number-columns-repeated="16384"/>
        </table:table-row>
      </table:table>
      <table:database-ranges>
        <table:database-range table:target-range-address="Ciudad.A1:Ciudad.F1124" table:name="__Anonymous_Sheet_DB__3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co</dc:creator>
    <dc:date>2018-11-24T05:45:38Z</dc:date>
    <meta:editing-cycles>1</meta:editing-cycles>
    <meta:editing-duration>PT143S</meta:editing-duration>
  </office:meta>
</office:document-meta>
</file>